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10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4.27pt" svg:height="255.09pt" svg:x="0pt" svg:y="64.57pt">
            <draw:object draw:notify-on-update-of-ranges="Sheet1.G1:Sheet1.G1 Sheet1.G2:Sheet1.G842 Sheet1.I1:Sheet1.I1 Sheet1.I2:Sheet1.I8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25.33pt" svg:height="255.09pt" svg:x="0pt" svg:y="338.68pt">
            <draw:object draw:notify-on-update-of-ranges="Sheet1.M1:Sheet1.M1 Sheet1.M2:Sheet1.M841 Sheet1.P1:Sheet1.P1 Sheet1.P2:Sheet1.P8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4"/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value</text:p>
          </table:table-cell>
          <table:table-cell/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major_axis</text:p>
          </table:table-cell>
          <table:table-cell office:value-type="string" calcext:value-type="string">
            <text:p>field.minor_axis</text:p>
          </table:table-cell>
          <table:table-cell office:value-type="string" calcext:value-type="string">
            <text:p>field.orientation</text:p>
          </table:table-cell>
          <table:table-cell office:value-type="string" calcext:value-type="string">
            <text:p>field.x</text:p>
          </table:table-cell>
          <table:table-cell office:value-type="string" calcext:value-type="string">
            <text:p>field.y</text:p>
          </table:table-cell>
        </table:table-row>
        <table:table-row table:style-name="ro1">
          <table:table-cell table:number-columns-repeated="4"/>
          <table:table-cell office:value-type="float" office:value="1.58313289850684E+018" calcext:value-type="float">
            <text:p>1.58313289850684E+018</text:p>
          </table:table-cell>
          <table:table-cell office:value-type="float" office:value="2511" calcext:value-type="float">
            <text:p>2511</text:p>
          </table:table-cell>
          <table:table-cell office:value-type="float" office:value="1.58313289843526E+018" calcext:value-type="float">
            <text:p>1.5831328984352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5061E+018" calcext:value-type="float">
            <text:p>1.5831328985061E+018</text:p>
          </table:table-cell>
          <table:table-cell office:value-type="float" office:value="2511" calcext:value-type="float">
            <text:p>2511</text:p>
          </table:table-cell>
          <table:table-cell office:value-type="float" office:value="1.58313289843526E+018" calcext:value-type="float">
            <text:p>1.58313289843526E+018</text:p>
          </table:table-cell>
          <table:table-cell/>
          <table:table-cell office:value-type="float" office:value="160.155334473" calcext:value-type="float">
            <text:p>160.155334473</text:p>
          </table:table-cell>
          <table:table-cell office:value-type="float" office:value="140.551345825" calcext:value-type="float">
            <text:p>140.551345825</text:p>
          </table:table-cell>
          <table:table-cell office:value-type="float" office:value="-1.53642392159" calcext:value-type="float">
            <text:p>-1.53642392159</text:p>
          </table:table-cell>
          <table:table-cell office:value-type="float" office:value="389.035125732" calcext:value-type="float">
            <text:p>389.035125732</text:p>
          </table:table-cell>
          <table:table-cell office:value-type="float" office:value="224.029602051" calcext:value-type="float">
            <text:p>224.029602051</text:p>
          </table:table-cell>
        </table:table-row>
        <table:table-row table:style-name="ro1">
          <table:table-cell table:number-columns-repeated="4"/>
          <table:table-cell office:value-type="float" office:value="1.58313289855858E+018" calcext:value-type="float">
            <text:p>1.58313289855858E+018</text:p>
          </table:table-cell>
          <table:table-cell office:value-type="float" office:value="2512" calcext:value-type="float">
            <text:p>2512</text:p>
          </table:table-cell>
          <table:table-cell office:value-type="float" office:value="1.58313289846852E+018" calcext:value-type="float">
            <text:p>1.5831328984685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55856E+018" calcext:value-type="float">
            <text:p>1.58313289855856E+018</text:p>
          </table:table-cell>
          <table:table-cell office:value-type="float" office:value="2512" calcext:value-type="float">
            <text:p>2512</text:p>
          </table:table-cell>
          <table:table-cell office:value-type="float" office:value="1.58313289846852E+018" calcext:value-type="float">
            <text:p>1.58313289846852E+018</text:p>
          </table:table-cell>
          <table:table-cell/>
          <table:table-cell office:value-type="float" office:value="160.328674316" calcext:value-type="float">
            <text:p>160.328674316</text:p>
          </table:table-cell>
          <table:table-cell office:value-type="float" office:value="142.528106689" calcext:value-type="float">
            <text:p>142.528106689</text:p>
          </table:table-cell>
          <table:table-cell office:value-type="float" office:value="-1.54291951656" calcext:value-type="float">
            <text:p>-1.54291951656</text:p>
          </table:table-cell>
          <table:table-cell office:value-type="float" office:value="389.348419189" calcext:value-type="float">
            <text:p>389.348419189</text:p>
          </table:table-cell>
          <table:table-cell office:value-type="float" office:value="224.671859741" calcext:value-type="float">
            <text:p>224.671859741</text:p>
          </table:table-cell>
        </table:table-row>
        <table:table-row table:style-name="ro1">
          <table:table-cell table:number-columns-repeated="4"/>
          <table:table-cell office:value-type="float" office:value="1.58313289858787E+018" calcext:value-type="float">
            <text:p>1.58313289858787E+018</text:p>
          </table:table-cell>
          <table:table-cell office:value-type="float" office:value="2513" calcext:value-type="float">
            <text:p>2513</text:p>
          </table:table-cell>
          <table:table-cell office:value-type="float" office:value="1.58313289850483E+018" calcext:value-type="float">
            <text:p>1.5831328985048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58704E+018" calcext:value-type="float">
            <text:p>1.58313289858704E+018</text:p>
          </table:table-cell>
          <table:table-cell office:value-type="float" office:value="2513" calcext:value-type="float">
            <text:p>2513</text:p>
          </table:table-cell>
          <table:table-cell office:value-type="float" office:value="1.58313289850483E+018" calcext:value-type="float">
            <text:p>1.58313289850483E+018</text:p>
          </table:table-cell>
          <table:table-cell/>
          <table:table-cell office:value-type="float" office:value="156.837875366" calcext:value-type="float">
            <text:p>156.837875366</text:p>
          </table:table-cell>
          <table:table-cell office:value-type="float" office:value="144.111190796" calcext:value-type="float">
            <text:p>144.111190796</text:p>
          </table:table-cell>
          <table:table-cell office:value-type="float" office:value="-1.46312940121" calcext:value-type="float">
            <text:p>-1.46312940121</text:p>
          </table:table-cell>
          <table:table-cell office:value-type="float" office:value="389.5206604" calcext:value-type="float">
            <text:p>389.5206604</text:p>
          </table:table-cell>
          <table:table-cell office:value-type="float" office:value="223.799560547" calcext:value-type="float">
            <text:p>223.799560547</text:p>
          </table:table-cell>
        </table:table-row>
        <table:table-row table:style-name="ro1">
          <table:table-cell table:number-columns-repeated="4"/>
          <table:table-cell office:value-type="float" office:value="1.58313289862278E+018" calcext:value-type="float">
            <text:p>1.58313289862278E+018</text:p>
          </table:table-cell>
          <table:table-cell office:value-type="float" office:value="2514" calcext:value-type="float">
            <text:p>2514</text:p>
          </table:table-cell>
          <table:table-cell office:value-type="float" office:value="1.583132898535E+018" calcext:value-type="float">
            <text:p>1.58313289853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61999E+018" calcext:value-type="float">
            <text:p>1.58313289861999E+018</text:p>
          </table:table-cell>
          <table:table-cell office:value-type="float" office:value="2514" calcext:value-type="float">
            <text:p>2514</text:p>
          </table:table-cell>
          <table:table-cell office:value-type="float" office:value="1.583132898535E+018" calcext:value-type="float">
            <text:p>1.583132898535E+018</text:p>
          </table:table-cell>
          <table:table-cell/>
          <table:table-cell office:value-type="float" office:value="156.51133728" calcext:value-type="float">
            <text:p>156.51133728</text:p>
          </table:table-cell>
          <table:table-cell office:value-type="float" office:value="141.969665527" calcext:value-type="float">
            <text:p>141.969665527</text:p>
          </table:table-cell>
          <table:table-cell office:value-type="float" office:value="-1.38402485847" calcext:value-type="float">
            <text:p>-1.38402485847</text:p>
          </table:table-cell>
          <table:table-cell office:value-type="float" office:value="389.132354736" calcext:value-type="float">
            <text:p>389.132354736</text:p>
          </table:table-cell>
          <table:table-cell office:value-type="float" office:value="223.393127441" calcext:value-type="float">
            <text:p>223.393127441</text:p>
          </table:table-cell>
        </table:table-row>
        <table:table-row table:style-name="ro1">
          <table:table-cell table:number-columns-repeated="4"/>
          <table:table-cell office:value-type="float" office:value="1.58313289864458E+018" calcext:value-type="float">
            <text:p>1.58313289864458E+018</text:p>
          </table:table-cell>
          <table:table-cell office:value-type="float" office:value="2515" calcext:value-type="float">
            <text:p>2515</text:p>
          </table:table-cell>
          <table:table-cell office:value-type="float" office:value="1.58313289856802E+018" calcext:value-type="float">
            <text:p>1.5831328985680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64211E+018" calcext:value-type="float">
            <text:p>1.58313289864211E+018</text:p>
          </table:table-cell>
          <table:table-cell office:value-type="float" office:value="2515" calcext:value-type="float">
            <text:p>2515</text:p>
          </table:table-cell>
          <table:table-cell office:value-type="float" office:value="1.58313289856802E+018" calcext:value-type="float">
            <text:p>1.58313289856802E+018</text:p>
          </table:table-cell>
          <table:table-cell/>
          <table:table-cell office:value-type="float" office:value="171.453430176" calcext:value-type="float">
            <text:p>171.453430176</text:p>
          </table:table-cell>
          <table:table-cell office:value-type="float" office:value="149.687026978" calcext:value-type="float">
            <text:p>149.687026978</text:p>
          </table:table-cell>
          <table:table-cell office:value-type="float" office:value="-0.772576928139" calcext:value-type="float">
            <text:p>-0.772576928139</text:p>
          </table:table-cell>
          <table:table-cell office:value-type="float" office:value="383.291503906" calcext:value-type="float">
            <text:p>383.291503906</text:p>
          </table:table-cell>
          <table:table-cell office:value-type="float" office:value="228.170333862" calcext:value-type="float">
            <text:p>228.170333862</text:p>
          </table:table-cell>
        </table:table-row>
        <table:table-row table:style-name="ro1">
          <table:table-cell table:number-columns-repeated="4"/>
          <table:table-cell office:value-type="float" office:value="1.58313289867053E+018" calcext:value-type="float">
            <text:p>1.58313289867053E+018</text:p>
          </table:table-cell>
          <table:table-cell office:value-type="float" office:value="2516" calcext:value-type="float">
            <text:p>2516</text:p>
          </table:table-cell>
          <table:table-cell office:value-type="float" office:value="1.58313289860145E+018" calcext:value-type="float">
            <text:p>1.5831328986014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67053E+018" calcext:value-type="float">
            <text:p>1.58313289867053E+018</text:p>
          </table:table-cell>
          <table:table-cell office:value-type="float" office:value="2516" calcext:value-type="float">
            <text:p>2516</text:p>
          </table:table-cell>
          <table:table-cell office:value-type="float" office:value="1.58313289860145E+018" calcext:value-type="float">
            <text:p>1.58313289860145E+018</text:p>
          </table:table-cell>
          <table:table-cell/>
          <table:table-cell office:value-type="float" office:value="154.304199219" calcext:value-type="float">
            <text:p>154.304199219</text:p>
          </table:table-cell>
          <table:table-cell office:value-type="float" office:value="142.106933594" calcext:value-type="float">
            <text:p>142.106933594</text:p>
          </table:table-cell>
          <table:table-cell office:value-type="float" office:value="-1.36969125271" calcext:value-type="float">
            <text:p>-1.36969125271</text:p>
          </table:table-cell>
          <table:table-cell office:value-type="float" office:value="388.919372559" calcext:value-type="float">
            <text:p>388.919372559</text:p>
          </table:table-cell>
          <table:table-cell office:value-type="float" office:value="222.52835083" calcext:value-type="float">
            <text:p>222.52835083</text:p>
          </table:table-cell>
        </table:table-row>
        <table:table-row table:style-name="ro1">
          <table:table-cell table:number-columns-repeated="4"/>
          <table:table-cell office:value-type="float" office:value="1.58313289871286E+018" calcext:value-type="float">
            <text:p>1.58313289871286E+018</text:p>
          </table:table-cell>
          <table:table-cell office:value-type="float" office:value="2517" calcext:value-type="float">
            <text:p>2517</text:p>
          </table:table-cell>
          <table:table-cell office:value-type="float" office:value="1.58313289863471E+018" calcext:value-type="float">
            <text:p>1.5831328986347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7126E+018" calcext:value-type="float">
            <text:p>1.5831328987126E+018</text:p>
          </table:table-cell>
          <table:table-cell office:value-type="float" office:value="2517" calcext:value-type="float">
            <text:p>2517</text:p>
          </table:table-cell>
          <table:table-cell office:value-type="float" office:value="1.58313289863471E+018" calcext:value-type="float">
            <text:p>1.58313289863471E+018</text:p>
          </table:table-cell>
          <table:table-cell/>
          <table:table-cell office:value-type="float" office:value="153.585632324" calcext:value-type="float">
            <text:p>153.585632324</text:p>
          </table:table-cell>
          <table:table-cell office:value-type="float" office:value="141.798400879" calcext:value-type="float">
            <text:p>141.798400879</text:p>
          </table:table-cell>
          <table:table-cell office:value-type="float" office:value="-1.46708238125" calcext:value-type="float">
            <text:p>-1.46708238125</text:p>
          </table:table-cell>
          <table:table-cell office:value-type="float" office:value="389.224304199" calcext:value-type="float">
            <text:p>389.224304199</text:p>
          </table:table-cell>
          <table:table-cell office:value-type="float" office:value="221.873336792" calcext:value-type="float">
            <text:p>221.873336792</text:p>
          </table:table-cell>
        </table:table-row>
        <table:table-row table:style-name="ro1">
          <table:table-cell table:number-columns-repeated="4"/>
          <table:table-cell office:value-type="float" office:value="1.58313289874922E+018" calcext:value-type="float">
            <text:p>1.58313289874922E+018</text:p>
          </table:table-cell>
          <table:table-cell office:value-type="float" office:value="2518" calcext:value-type="float">
            <text:p>2518</text:p>
          </table:table-cell>
          <table:table-cell office:value-type="float" office:value="1.5831328986686E+018" calcext:value-type="float">
            <text:p>1.583132898668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74834E+018" calcext:value-type="float">
            <text:p>1.58313289874834E+018</text:p>
          </table:table-cell>
          <table:table-cell office:value-type="float" office:value="2518" calcext:value-type="float">
            <text:p>2518</text:p>
          </table:table-cell>
          <table:table-cell office:value-type="float" office:value="1.5831328986686E+018" calcext:value-type="float">
            <text:p>1.5831328986686E+018</text:p>
          </table:table-cell>
          <table:table-cell/>
          <table:table-cell office:value-type="float" office:value="153.40486145" calcext:value-type="float">
            <text:p>153.40486145</text:p>
          </table:table-cell>
          <table:table-cell office:value-type="float" office:value="142.434158325" calcext:value-type="float">
            <text:p>142.434158325</text:p>
          </table:table-cell>
          <table:table-cell office:value-type="float" office:value="-1.44799876213" calcext:value-type="float">
            <text:p>-1.44799876213</text:p>
          </table:table-cell>
          <table:table-cell office:value-type="float" office:value="388.645690918" calcext:value-type="float">
            <text:p>388.645690918</text:p>
          </table:table-cell>
          <table:table-cell office:value-type="float" office:value="221.662384033" calcext:value-type="float">
            <text:p>221.662384033</text:p>
          </table:table-cell>
        </table:table-row>
        <table:table-row table:style-name="ro1">
          <table:table-cell table:number-columns-repeated="4"/>
          <table:table-cell office:value-type="float" office:value="1.58313289878445E+018" calcext:value-type="float">
            <text:p>1.58313289878445E+018</text:p>
          </table:table-cell>
          <table:table-cell office:value-type="float" office:value="2519" calcext:value-type="float">
            <text:p>2519</text:p>
          </table:table-cell>
          <table:table-cell office:value-type="float" office:value="1.58313289871257E+018" calcext:value-type="float">
            <text:p>1.5831328987125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77982E+018" calcext:value-type="float">
            <text:p>1.58313289877982E+018</text:p>
          </table:table-cell>
          <table:table-cell office:value-type="float" office:value="2519" calcext:value-type="float">
            <text:p>2519</text:p>
          </table:table-cell>
          <table:table-cell office:value-type="float" office:value="1.58313289871257E+018" calcext:value-type="float">
            <text:p>1.58313289871257E+018</text:p>
          </table:table-cell>
          <table:table-cell/>
          <table:table-cell office:value-type="float" office:value="157.846420288" calcext:value-type="float">
            <text:p>157.846420288</text:p>
          </table:table-cell>
          <table:table-cell office:value-type="float" office:value="141.406906128" calcext:value-type="float">
            <text:p>141.406906128</text:p>
          </table:table-cell>
          <table:table-cell office:value-type="float" office:value="1.56433868408" calcext:value-type="float">
            <text:p>1.56433868408</text:p>
          </table:table-cell>
          <table:table-cell office:value-type="float" office:value="389.053894043" calcext:value-type="float">
            <text:p>389.053894043</text:p>
          </table:table-cell>
          <table:table-cell office:value-type="float" office:value="223.11756897" calcext:value-type="float">
            <text:p>223.11756897</text:p>
          </table:table-cell>
        </table:table-row>
        <table:table-row table:style-name="ro1">
          <table:table-cell table:number-columns-repeated="4"/>
          <table:table-cell office:value-type="float" office:value="1.58313289880945E+018" calcext:value-type="float">
            <text:p>1.58313289880945E+018</text:p>
          </table:table-cell>
          <table:table-cell office:value-type="float" office:value="2520" calcext:value-type="float">
            <text:p>2520</text:p>
          </table:table-cell>
          <table:table-cell office:value-type="float" office:value="1.5831328987399E+018" calcext:value-type="float">
            <text:p>1.583132898739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8085E+018" calcext:value-type="float">
            <text:p>1.5831328988085E+018</text:p>
          </table:table-cell>
          <table:table-cell office:value-type="float" office:value="2520" calcext:value-type="float">
            <text:p>2520</text:p>
          </table:table-cell>
          <table:table-cell office:value-type="float" office:value="1.5831328987399E+018" calcext:value-type="float">
            <text:p>1.5831328987399E+018</text:p>
          </table:table-cell>
          <table:table-cell/>
          <table:table-cell office:value-type="float" office:value="157.143432617" calcext:value-type="float">
            <text:p>157.143432617</text:p>
          </table:table-cell>
          <table:table-cell office:value-type="float" office:value="144.254455566" calcext:value-type="float">
            <text:p>144.254455566</text:p>
          </table:table-cell>
          <table:table-cell office:value-type="float" office:value="-1.5104868412" calcext:value-type="float">
            <text:p>-1.5104868412</text:p>
          </table:table-cell>
          <table:table-cell office:value-type="float" office:value="388.710266113" calcext:value-type="float">
            <text:p>388.710266113</text:p>
          </table:table-cell>
          <table:table-cell office:value-type="float" office:value="223.407699585" calcext:value-type="float">
            <text:p>223.407699585</text:p>
          </table:table-cell>
        </table:table-row>
        <table:table-row table:style-name="ro1">
          <table:table-cell table:number-columns-repeated="4"/>
          <table:table-cell office:value-type="float" office:value="1.58313289884934E+018" calcext:value-type="float">
            <text:p>1.58313289884934E+018</text:p>
          </table:table-cell>
          <table:table-cell office:value-type="float" office:value="2521" calcext:value-type="float">
            <text:p>2521</text:p>
          </table:table-cell>
          <table:table-cell office:value-type="float" office:value="1.58313289876866E+018" calcext:value-type="float">
            <text:p>1.5831328987686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84822E+018" calcext:value-type="float">
            <text:p>1.58313289884822E+018</text:p>
          </table:table-cell>
          <table:table-cell office:value-type="float" office:value="2521" calcext:value-type="float">
            <text:p>2521</text:p>
          </table:table-cell>
          <table:table-cell office:value-type="float" office:value="1.58313289876866E+018" calcext:value-type="float">
            <text:p>1.58313289876866E+018</text:p>
          </table:table-cell>
          <table:table-cell/>
          <table:table-cell office:value-type="float" office:value="153.840545654" calcext:value-type="float">
            <text:p>153.840545654</text:p>
          </table:table-cell>
          <table:table-cell office:value-type="float" office:value="143.167739868" calcext:value-type="float">
            <text:p>143.167739868</text:p>
          </table:table-cell>
          <table:table-cell office:value-type="float" office:value="1.49201917648" calcext:value-type="float">
            <text:p>1.49201917648</text:p>
          </table:table-cell>
          <table:table-cell office:value-type="float" office:value="389.104431152" calcext:value-type="float">
            <text:p>389.104431152</text:p>
          </table:table-cell>
          <table:table-cell office:value-type="float" office:value="221.928955078" calcext:value-type="float">
            <text:p>221.928955078</text:p>
          </table:table-cell>
        </table:table-row>
        <table:table-row table:style-name="ro1">
          <table:table-cell table:number-columns-repeated="4"/>
          <table:table-cell office:value-type="float" office:value="1.58313289887035E+018" calcext:value-type="float">
            <text:p>1.58313289887035E+018</text:p>
          </table:table-cell>
          <table:table-cell office:value-type="float" office:value="2522" calcext:value-type="float">
            <text:p>2522</text:p>
          </table:table-cell>
          <table:table-cell office:value-type="float" office:value="1.58313289880444E+018" calcext:value-type="float">
            <text:p>1.5831328988044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8693E+018" calcext:value-type="float">
            <text:p>1.5831328988693E+018</text:p>
          </table:table-cell>
          <table:table-cell office:value-type="float" office:value="2522" calcext:value-type="float">
            <text:p>2522</text:p>
          </table:table-cell>
          <table:table-cell office:value-type="float" office:value="1.58313289880444E+018" calcext:value-type="float">
            <text:p>1.58313289880444E+018</text:p>
          </table:table-cell>
          <table:table-cell/>
          <table:table-cell office:value-type="float" office:value="158.425109863" calcext:value-type="float">
            <text:p>158.425109863</text:p>
          </table:table-cell>
          <table:table-cell office:value-type="float" office:value="141.212051392" calcext:value-type="float">
            <text:p>141.212051392</text:p>
          </table:table-cell>
          <table:table-cell office:value-type="float" office:value="-1.56594920158" calcext:value-type="float">
            <text:p>-1.56594920158</text:p>
          </table:table-cell>
          <table:table-cell office:value-type="float" office:value="388.970336914" calcext:value-type="float">
            <text:p>388.970336914</text:p>
          </table:table-cell>
          <table:table-cell office:value-type="float" office:value="223.493515015" calcext:value-type="float">
            <text:p>223.493515015</text:p>
          </table:table-cell>
        </table:table-row>
        <table:table-row table:style-name="ro1">
          <table:table-cell table:number-columns-repeated="4"/>
          <table:table-cell office:value-type="float" office:value="1.58313289888724E+018" calcext:value-type="float">
            <text:p>1.58313289888724E+018</text:p>
          </table:table-cell>
          <table:table-cell office:value-type="float" office:value="2523" calcext:value-type="float">
            <text:p>2523</text:p>
          </table:table-cell>
          <table:table-cell office:value-type="float" office:value="1.58313289884597E+018" calcext:value-type="float">
            <text:p>1.5831328988459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88739E+018" calcext:value-type="float">
            <text:p>1.58313289888739E+018</text:p>
          </table:table-cell>
          <table:table-cell office:value-type="float" office:value="2523" calcext:value-type="float">
            <text:p>2523</text:p>
          </table:table-cell>
          <table:table-cell office:value-type="float" office:value="1.58313289884597E+018" calcext:value-type="float">
            <text:p>1.58313289884597E+018</text:p>
          </table:table-cell>
          <table:table-cell/>
          <table:table-cell office:value-type="float" office:value="160.978210449" calcext:value-type="float">
            <text:p>160.978210449</text:p>
          </table:table-cell>
          <table:table-cell office:value-type="float" office:value="141.998413086" calcext:value-type="float">
            <text:p>141.998413086</text:p>
          </table:table-cell>
          <table:table-cell office:value-type="float" office:value="-1.42138886452" calcext:value-type="float">
            <text:p>-1.42138886452</text:p>
          </table:table-cell>
          <table:table-cell office:value-type="float" office:value="388.034820557" calcext:value-type="float">
            <text:p>388.034820557</text:p>
          </table:table-cell>
          <table:table-cell office:value-type="float" office:value="224.195846558" calcext:value-type="float">
            <text:p>224.195846558</text:p>
          </table:table-cell>
        </table:table-row>
        <table:table-row table:style-name="ro1">
          <table:table-cell table:number-columns-repeated="4"/>
          <table:table-cell office:value-type="float" office:value="1.58313289892429E+018" calcext:value-type="float">
            <text:p>1.58313289892429E+018</text:p>
          </table:table-cell>
          <table:table-cell office:value-type="float" office:value="2524" calcext:value-type="float">
            <text:p>2524</text:p>
          </table:table-cell>
          <table:table-cell office:value-type="float" office:value="1.58313289887775E+018" calcext:value-type="float">
            <text:p>1.5831328988777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92228E+018" calcext:value-type="float">
            <text:p>1.58313289892228E+018</text:p>
          </table:table-cell>
          <table:table-cell office:value-type="float" office:value="2524" calcext:value-type="float">
            <text:p>2524</text:p>
          </table:table-cell>
          <table:table-cell office:value-type="float" office:value="1.58313289887775E+018" calcext:value-type="float">
            <text:p>1.58313289887775E+018</text:p>
          </table:table-cell>
          <table:table-cell/>
          <table:table-cell office:value-type="float" office:value="157.32913208" calcext:value-type="float">
            <text:p>157.32913208</text:p>
          </table:table-cell>
          <table:table-cell office:value-type="float" office:value="142.399353027" calcext:value-type="float">
            <text:p>142.399353027</text:p>
          </table:table-cell>
          <table:table-cell office:value-type="float" office:value="-1.54182624817" calcext:value-type="float">
            <text:p>-1.54182624817</text:p>
          </table:table-cell>
          <table:table-cell office:value-type="float" office:value="388.819946289" calcext:value-type="float">
            <text:p>388.819946289</text:p>
          </table:table-cell>
          <table:table-cell office:value-type="float" office:value="223.115112305" calcext:value-type="float">
            <text:p>223.115112305</text:p>
          </table:table-cell>
        </table:table-row>
        <table:table-row table:style-name="ro1">
          <table:table-cell table:number-columns-repeated="4"/>
          <table:table-cell office:value-type="float" office:value="1.58313289894378E+018" calcext:value-type="float">
            <text:p>1.58313289894378E+018</text:p>
          </table:table-cell>
          <table:table-cell office:value-type="float" office:value="2525" calcext:value-type="float">
            <text:p>2525</text:p>
          </table:table-cell>
          <table:table-cell office:value-type="float" office:value="1.58313289890313E+018" calcext:value-type="float">
            <text:p>1.5831328989031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94556E+018" calcext:value-type="float">
            <text:p>1.58313289894556E+018</text:p>
          </table:table-cell>
          <table:table-cell office:value-type="float" office:value="2525" calcext:value-type="float">
            <text:p>2525</text:p>
          </table:table-cell>
          <table:table-cell office:value-type="float" office:value="1.58313289890313E+018" calcext:value-type="float">
            <text:p>1.58313289890313E+018</text:p>
          </table:table-cell>
          <table:table-cell/>
          <table:table-cell office:value-type="float" office:value="155.745407104" calcext:value-type="float">
            <text:p>155.745407104</text:p>
          </table:table-cell>
          <table:table-cell office:value-type="float" office:value="141.053344727" calcext:value-type="float">
            <text:p>141.053344727</text:p>
          </table:table-cell>
          <table:table-cell office:value-type="float" office:value="1.55736303329" calcext:value-type="float">
            <text:p>1.55736303329</text:p>
          </table:table-cell>
          <table:table-cell office:value-type="float" office:value="389.847991943" calcext:value-type="float">
            <text:p>389.847991943</text:p>
          </table:table-cell>
          <table:table-cell office:value-type="float" office:value="222.758300781" calcext:value-type="float">
            <text:p>222.758300781</text:p>
          </table:table-cell>
        </table:table-row>
        <table:table-row table:style-name="ro1">
          <table:table-cell table:number-columns-repeated="4"/>
          <table:table-cell office:value-type="float" office:value="1.58313289897809E+018" calcext:value-type="float">
            <text:p>1.58313289897809E+018</text:p>
          </table:table-cell>
          <table:table-cell office:value-type="float" office:value="2526" calcext:value-type="float">
            <text:p>2526</text:p>
          </table:table-cell>
          <table:table-cell office:value-type="float" office:value="1.58313289893731E+018" calcext:value-type="float">
            <text:p>1.5831328989373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897308E+018" calcext:value-type="float">
            <text:p>1.58313289897308E+018</text:p>
          </table:table-cell>
          <table:table-cell office:value-type="float" office:value="2526" calcext:value-type="float">
            <text:p>2526</text:p>
          </table:table-cell>
          <table:table-cell office:value-type="float" office:value="1.58313289893731E+018" calcext:value-type="float">
            <text:p>1.58313289893731E+018</text:p>
          </table:table-cell>
          <table:table-cell/>
          <table:table-cell office:value-type="float" office:value="154.624694824" calcext:value-type="float">
            <text:p>154.624694824</text:p>
          </table:table-cell>
          <table:table-cell office:value-type="float" office:value="143.092330933" calcext:value-type="float">
            <text:p>143.092330933</text:p>
          </table:table-cell>
          <table:table-cell office:value-type="float" office:value="1.51651072502" calcext:value-type="float">
            <text:p>1.51651072502</text:p>
          </table:table-cell>
          <table:table-cell office:value-type="float" office:value="389.766448975" calcext:value-type="float">
            <text:p>389.766448975</text:p>
          </table:table-cell>
          <table:table-cell office:value-type="float" office:value="222.618988037" calcext:value-type="float">
            <text:p>222.618988037</text:p>
          </table:table-cell>
        </table:table-row>
        <table:table-row table:style-name="ro1">
          <table:table-cell table:number-columns-repeated="4"/>
          <table:table-cell office:value-type="float" office:value="1.58313289900205E+018" calcext:value-type="float">
            <text:p>1.58313289900205E+018</text:p>
          </table:table-cell>
          <table:table-cell office:value-type="float" office:value="2527" calcext:value-type="float">
            <text:p>2527</text:p>
          </table:table-cell>
          <table:table-cell office:value-type="float" office:value="1.58313289896928E+018" calcext:value-type="float">
            <text:p>1.5831328989692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00722E+018" calcext:value-type="float">
            <text:p>1.58313289900722E+018</text:p>
          </table:table-cell>
          <table:table-cell office:value-type="float" office:value="2527" calcext:value-type="float">
            <text:p>2527</text:p>
          </table:table-cell>
          <table:table-cell office:value-type="float" office:value="1.58313289896928E+018" calcext:value-type="float">
            <text:p>1.58313289896928E+018</text:p>
          </table:table-cell>
          <table:table-cell/>
          <table:table-cell office:value-type="float" office:value="154.489273071" calcext:value-type="float">
            <text:p>154.489273071</text:p>
          </table:table-cell>
          <table:table-cell office:value-type="float" office:value="142.39201355" calcext:value-type="float">
            <text:p>142.39201355</text:p>
          </table:table-cell>
          <table:table-cell office:value-type="float" office:value="1.56530356407" calcext:value-type="float">
            <text:p>1.56530356407</text:p>
          </table:table-cell>
          <table:table-cell office:value-type="float" office:value="389.343841553" calcext:value-type="float">
            <text:p>389.343841553</text:p>
          </table:table-cell>
          <table:table-cell office:value-type="float" office:value="222.250595093" calcext:value-type="float">
            <text:p>222.250595093</text:p>
          </table:table-cell>
        </table:table-row>
        <table:table-row table:style-name="ro1">
          <table:table-cell table:number-columns-repeated="4"/>
          <table:table-cell office:value-type="float" office:value="1.58313289905009E+018" calcext:value-type="float">
            <text:p>1.58313289905009E+018</text:p>
          </table:table-cell>
          <table:table-cell office:value-type="float" office:value="2528" calcext:value-type="float">
            <text:p>2528</text:p>
          </table:table-cell>
          <table:table-cell office:value-type="float" office:value="1.58313289900321E+018" calcext:value-type="float">
            <text:p>1.5831328990032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04235E+018" calcext:value-type="float">
            <text:p>1.58313289904235E+018</text:p>
          </table:table-cell>
          <table:table-cell office:value-type="float" office:value="2528" calcext:value-type="float">
            <text:p>2528</text:p>
          </table:table-cell>
          <table:table-cell office:value-type="float" office:value="1.58313289900321E+018" calcext:value-type="float">
            <text:p>1.58313289900321E+018</text:p>
          </table:table-cell>
          <table:table-cell/>
          <table:table-cell office:value-type="float" office:value="157.098754883" calcext:value-type="float">
            <text:p>157.098754883</text:p>
          </table:table-cell>
          <table:table-cell office:value-type="float" office:value="143.306655884" calcext:value-type="float">
            <text:p>143.306655884</text:p>
          </table:table-cell>
          <table:table-cell office:value-type="float" office:value="1.51686859131" calcext:value-type="float">
            <text:p>1.51686859131</text:p>
          </table:table-cell>
          <table:table-cell office:value-type="float" office:value="390.063995361" calcext:value-type="float">
            <text:p>390.063995361</text:p>
          </table:table-cell>
          <table:table-cell office:value-type="float" office:value="223.495681763" calcext:value-type="float">
            <text:p>223.495681763</text:p>
          </table:table-cell>
        </table:table-row>
        <table:table-row table:style-name="ro1">
          <table:table-cell table:number-columns-repeated="4"/>
          <table:table-cell office:value-type="float" office:value="1.58313289908031E+018" calcext:value-type="float">
            <text:p>1.58313289908031E+018</text:p>
          </table:table-cell>
          <table:table-cell office:value-type="float" office:value="2529" calcext:value-type="float">
            <text:p>2529</text:p>
          </table:table-cell>
          <table:table-cell office:value-type="float" office:value="1.5831328990365E+018" calcext:value-type="float">
            <text:p>1.583132899036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07755E+018" calcext:value-type="float">
            <text:p>1.58313289907755E+018</text:p>
          </table:table-cell>
          <table:table-cell office:value-type="float" office:value="2529" calcext:value-type="float">
            <text:p>2529</text:p>
          </table:table-cell>
          <table:table-cell office:value-type="float" office:value="1.5831328990365E+018" calcext:value-type="float">
            <text:p>1.5831328990365E+018</text:p>
          </table:table-cell>
          <table:table-cell/>
          <table:table-cell office:value-type="float" office:value="155.24861145" calcext:value-type="float">
            <text:p>155.24861145</text:p>
          </table:table-cell>
          <table:table-cell office:value-type="float" office:value="142.9087677" calcext:value-type="float">
            <text:p>142.9087677</text:p>
          </table:table-cell>
          <table:table-cell office:value-type="float" office:value="-1.54757916927" calcext:value-type="float">
            <text:p>-1.54757916927</text:p>
          </table:table-cell>
          <table:table-cell office:value-type="float" office:value="389.524505615" calcext:value-type="float">
            <text:p>389.524505615</text:p>
          </table:table-cell>
          <table:table-cell office:value-type="float" office:value="223.008575439" calcext:value-type="float">
            <text:p>223.008575439</text:p>
          </table:table-cell>
        </table:table-row>
        <table:table-row table:style-name="ro1">
          <table:table-cell table:number-columns-repeated="4"/>
          <table:table-cell office:value-type="float" office:value="1.58313289911003E+018" calcext:value-type="float">
            <text:p>1.58313289911003E+018</text:p>
          </table:table-cell>
          <table:table-cell office:value-type="float" office:value="2530" calcext:value-type="float">
            <text:p>2530</text:p>
          </table:table-cell>
          <table:table-cell office:value-type="float" office:value="1.58313289907396E+018" calcext:value-type="float">
            <text:p>1.5831328990739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10841E+018" calcext:value-type="float">
            <text:p>1.58313289910841E+018</text:p>
          </table:table-cell>
          <table:table-cell office:value-type="float" office:value="2530" calcext:value-type="float">
            <text:p>2530</text:p>
          </table:table-cell>
          <table:table-cell office:value-type="float" office:value="1.58313289907396E+018" calcext:value-type="float">
            <text:p>1.58313289907396E+018</text:p>
          </table:table-cell>
          <table:table-cell/>
          <table:table-cell office:value-type="float" office:value="157.578964233" calcext:value-type="float">
            <text:p>157.578964233</text:p>
          </table:table-cell>
          <table:table-cell office:value-type="float" office:value="142.796173096" calcext:value-type="float">
            <text:p>142.796173096</text:p>
          </table:table-cell>
          <table:table-cell office:value-type="float" office:value="1.47387886047" calcext:value-type="float">
            <text:p>1.47387886047</text:p>
          </table:table-cell>
          <table:table-cell office:value-type="float" office:value="389.939605713" calcext:value-type="float">
            <text:p>389.939605713</text:p>
          </table:table-cell>
          <table:table-cell office:value-type="float" office:value="223.864608765" calcext:value-type="float">
            <text:p>223.864608765</text:p>
          </table:table-cell>
        </table:table-row>
        <table:table-row table:style-name="ro1">
          <table:table-cell table:number-columns-repeated="4"/>
          <table:table-cell office:value-type="float" office:value="1.58313289913028E+018" calcext:value-type="float">
            <text:p>1.58313289913028E+018</text:p>
          </table:table-cell>
          <table:table-cell office:value-type="float" office:value="2531" calcext:value-type="float">
            <text:p>2531</text:p>
          </table:table-cell>
          <table:table-cell office:value-type="float" office:value="1.58313289910627E+018" calcext:value-type="float">
            <text:p>1.5831328991062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12563E+018" calcext:value-type="float">
            <text:p>1.58313289912563E+018</text:p>
          </table:table-cell>
          <table:table-cell office:value-type="float" office:value="2531" calcext:value-type="float">
            <text:p>2531</text:p>
          </table:table-cell>
          <table:table-cell office:value-type="float" office:value="1.58313289910627E+018" calcext:value-type="float">
            <text:p>1.58313289910627E+018</text:p>
          </table:table-cell>
          <table:table-cell/>
          <table:table-cell office:value-type="float" office:value="157.951400757" calcext:value-type="float">
            <text:p>157.951400757</text:p>
          </table:table-cell>
          <table:table-cell office:value-type="float" office:value="142.273696899" calcext:value-type="float">
            <text:p>142.273696899</text:p>
          </table:table-cell>
          <table:table-cell office:value-type="float" office:value="-1.56827056408" calcext:value-type="float">
            <text:p>-1.56827056408</text:p>
          </table:table-cell>
          <table:table-cell office:value-type="float" office:value="389.452789307" calcext:value-type="float">
            <text:p>389.452789307</text:p>
          </table:table-cell>
          <table:table-cell office:value-type="float" office:value="223.680709839" calcext:value-type="float">
            <text:p>223.680709839</text:p>
          </table:table-cell>
        </table:table-row>
        <table:table-row table:style-name="ro1">
          <table:table-cell table:number-columns-repeated="4"/>
          <table:table-cell office:value-type="float" office:value="1.58313289918189E+018" calcext:value-type="float">
            <text:p>1.58313289918189E+018</text:p>
          </table:table-cell>
          <table:table-cell office:value-type="float" office:value="2532" calcext:value-type="float">
            <text:p>2532</text:p>
          </table:table-cell>
          <table:table-cell office:value-type="float" office:value="1.5831328991432E+018" calcext:value-type="float">
            <text:p>1.583132899143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17948E+018" calcext:value-type="float">
            <text:p>1.58313289917948E+018</text:p>
          </table:table-cell>
          <table:table-cell office:value-type="float" office:value="2532" calcext:value-type="float">
            <text:p>2532</text:p>
          </table:table-cell>
          <table:table-cell office:value-type="float" office:value="1.5831328991432E+018" calcext:value-type="float">
            <text:p>1.5831328991432E+018</text:p>
          </table:table-cell>
          <table:table-cell/>
          <table:table-cell office:value-type="float" office:value="158.551528931" calcext:value-type="float">
            <text:p>158.551528931</text:p>
          </table:table-cell>
          <table:table-cell office:value-type="float" office:value="141.914154053" calcext:value-type="float">
            <text:p>141.914154053</text:p>
          </table:table-cell>
          <table:table-cell office:value-type="float" office:value="-1.50848174095" calcext:value-type="float">
            <text:p>-1.50848174095</text:p>
          </table:table-cell>
          <table:table-cell office:value-type="float" office:value="389.244567871" calcext:value-type="float">
            <text:p>389.244567871</text:p>
          </table:table-cell>
          <table:table-cell office:value-type="float" office:value="223.788452148" calcext:value-type="float">
            <text:p>223.788452148</text:p>
          </table:table-cell>
        </table:table-row>
        <table:table-row table:style-name="ro1">
          <table:table-cell table:number-columns-repeated="4"/>
          <table:table-cell office:value-type="float" office:value="1.58313289922025E+018" calcext:value-type="float">
            <text:p>1.58313289922025E+018</text:p>
          </table:table-cell>
          <table:table-cell office:value-type="float" office:value="2533" calcext:value-type="float">
            <text:p>2533</text:p>
          </table:table-cell>
          <table:table-cell office:value-type="float" office:value="1.58313289918071E+018" calcext:value-type="float">
            <text:p>1.5831328991807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21773E+018" calcext:value-type="float">
            <text:p>1.58313289921773E+018</text:p>
          </table:table-cell>
          <table:table-cell office:value-type="float" office:value="2533" calcext:value-type="float">
            <text:p>2533</text:p>
          </table:table-cell>
          <table:table-cell office:value-type="float" office:value="1.58313289918071E+018" calcext:value-type="float">
            <text:p>1.58313289918071E+018</text:p>
          </table:table-cell>
          <table:table-cell/>
          <table:table-cell office:value-type="float" office:value="158.801895142" calcext:value-type="float">
            <text:p>158.801895142</text:p>
          </table:table-cell>
          <table:table-cell office:value-type="float" office:value="141.817504883" calcext:value-type="float">
            <text:p>141.817504883</text:p>
          </table:table-cell>
          <table:table-cell office:value-type="float" office:value="-1.51089429855" calcext:value-type="float">
            <text:p>-1.51089429855</text:p>
          </table:table-cell>
          <table:table-cell office:value-type="float" office:value="388.956726074" calcext:value-type="float">
            <text:p>388.956726074</text:p>
          </table:table-cell>
          <table:table-cell office:value-type="float" office:value="223.654907227" calcext:value-type="float">
            <text:p>223.654907227</text:p>
          </table:table-cell>
        </table:table-row>
        <table:table-row table:style-name="ro1">
          <table:table-cell table:number-columns-repeated="4"/>
          <table:table-cell office:value-type="float" office:value="1.58313289927623E+018" calcext:value-type="float">
            <text:p>1.58313289927623E+018</text:p>
          </table:table-cell>
          <table:table-cell office:value-type="float" office:value="2534" calcext:value-type="float">
            <text:p>2534</text:p>
          </table:table-cell>
          <table:table-cell office:value-type="float" office:value="1.58313289921542E+018" calcext:value-type="float">
            <text:p>1.5831328992154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26989E+018" calcext:value-type="float">
            <text:p>1.58313289926989E+018</text:p>
          </table:table-cell>
          <table:table-cell office:value-type="float" office:value="2534" calcext:value-type="float">
            <text:p>2534</text:p>
          </table:table-cell>
          <table:table-cell office:value-type="float" office:value="1.58313289921542E+018" calcext:value-type="float">
            <text:p>1.58313289921542E+018</text:p>
          </table:table-cell>
          <table:table-cell/>
          <table:table-cell office:value-type="float" office:value="159.684448242" calcext:value-type="float">
            <text:p>159.684448242</text:p>
          </table:table-cell>
          <table:table-cell office:value-type="float" office:value="142.128952026" calcext:value-type="float">
            <text:p>142.128952026</text:p>
          </table:table-cell>
          <table:table-cell office:value-type="float" office:value="-1.56723749638" calcext:value-type="float">
            <text:p>-1.56723749638</text:p>
          </table:table-cell>
          <table:table-cell office:value-type="float" office:value="389.595855713" calcext:value-type="float">
            <text:p>389.595855713</text:p>
          </table:table-cell>
          <table:table-cell office:value-type="float" office:value="224.246353149" calcext:value-type="float">
            <text:p>224.246353149</text:p>
          </table:table-cell>
        </table:table-row>
        <table:table-row table:style-name="ro1">
          <table:table-cell table:number-columns-repeated="4"/>
          <table:table-cell office:value-type="float" office:value="1.58313289930902E+018" calcext:value-type="float">
            <text:p>1.58313289930902E+018</text:p>
          </table:table-cell>
          <table:table-cell office:value-type="float" office:value="2535" calcext:value-type="float">
            <text:p>2535</text:p>
          </table:table-cell>
          <table:table-cell office:value-type="float" office:value="1.58313289924522E+018" calcext:value-type="float">
            <text:p>1.5831328992452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30374E+018" calcext:value-type="float">
            <text:p>1.58313289930374E+018</text:p>
          </table:table-cell>
          <table:table-cell office:value-type="float" office:value="2535" calcext:value-type="float">
            <text:p>2535</text:p>
          </table:table-cell>
          <table:table-cell office:value-type="float" office:value="1.58313289924522E+018" calcext:value-type="float">
            <text:p>1.58313289924522E+018</text:p>
          </table:table-cell>
          <table:table-cell/>
          <table:table-cell office:value-type="float" office:value="157.627227783" calcext:value-type="float">
            <text:p>157.627227783</text:p>
          </table:table-cell>
          <table:table-cell office:value-type="float" office:value="143.527862549" calcext:value-type="float">
            <text:p>143.527862549</text:p>
          </table:table-cell>
          <table:table-cell office:value-type="float" office:value="1.52718997002" calcext:value-type="float">
            <text:p>1.52718997002</text:p>
          </table:table-cell>
          <table:table-cell office:value-type="float" office:value="389.152801514" calcext:value-type="float">
            <text:p>389.152801514</text:p>
          </table:table-cell>
          <table:table-cell office:value-type="float" office:value="223.599105835" calcext:value-type="float">
            <text:p>223.599105835</text:p>
          </table:table-cell>
        </table:table-row>
        <table:table-row table:style-name="ro1">
          <table:table-cell table:number-columns-repeated="4"/>
          <table:table-cell office:value-type="float" office:value="1.58313289934533E+018" calcext:value-type="float">
            <text:p>1.58313289934533E+018</text:p>
          </table:table-cell>
          <table:table-cell office:value-type="float" office:value="2536" calcext:value-type="float">
            <text:p>2536</text:p>
          </table:table-cell>
          <table:table-cell office:value-type="float" office:value="1.58313289926825E+018" calcext:value-type="float">
            <text:p>1.5831328992682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34157E+018" calcext:value-type="float">
            <text:p>1.58313289934157E+018</text:p>
          </table:table-cell>
          <table:table-cell office:value-type="float" office:value="2536" calcext:value-type="float">
            <text:p>2536</text:p>
          </table:table-cell>
          <table:table-cell office:value-type="float" office:value="1.58313289926825E+018" calcext:value-type="float">
            <text:p>1.58313289926825E+018</text:p>
          </table:table-cell>
          <table:table-cell/>
          <table:table-cell office:value-type="float" office:value="159.742141724" calcext:value-type="float">
            <text:p>159.742141724</text:p>
          </table:table-cell>
          <table:table-cell office:value-type="float" office:value="142.731292725" calcext:value-type="float">
            <text:p>142.731292725</text:p>
          </table:table-cell>
          <table:table-cell office:value-type="float" office:value="1.56529343128" calcext:value-type="float">
            <text:p>1.56529343128</text:p>
          </table:table-cell>
          <table:table-cell office:value-type="float" office:value="389.108551025" calcext:value-type="float">
            <text:p>389.108551025</text:p>
          </table:table-cell>
          <table:table-cell office:value-type="float" office:value="224.207366943" calcext:value-type="float">
            <text:p>224.207366943</text:p>
          </table:table-cell>
        </table:table-row>
        <table:table-row table:style-name="ro1">
          <table:table-cell table:number-columns-repeated="4"/>
          <table:table-cell office:value-type="float" office:value="1.58313289937055E+018" calcext:value-type="float">
            <text:p>1.58313289937055E+018</text:p>
          </table:table-cell>
          <table:table-cell office:value-type="float" office:value="2537" calcext:value-type="float">
            <text:p>2537</text:p>
          </table:table-cell>
          <table:table-cell office:value-type="float" office:value="1.58313289930184E+018" calcext:value-type="float">
            <text:p>1.5831328993018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36564E+018" calcext:value-type="float">
            <text:p>1.58313289936564E+018</text:p>
          </table:table-cell>
          <table:table-cell office:value-type="float" office:value="2537" calcext:value-type="float">
            <text:p>2537</text:p>
          </table:table-cell>
          <table:table-cell office:value-type="float" office:value="1.58313289930184E+018" calcext:value-type="float">
            <text:p>1.58313289930184E+018</text:p>
          </table:table-cell>
          <table:table-cell/>
          <table:table-cell office:value-type="float" office:value="156.401062012" calcext:value-type="float">
            <text:p>156.401062012</text:p>
          </table:table-cell>
          <table:table-cell office:value-type="float" office:value="143.346343994" calcext:value-type="float">
            <text:p>143.346343994</text:p>
          </table:table-cell>
          <table:table-cell office:value-type="float" office:value="1.56189525127" calcext:value-type="float">
            <text:p>1.56189525127</text:p>
          </table:table-cell>
          <table:table-cell office:value-type="float" office:value="389.245574951" calcext:value-type="float">
            <text:p>389.245574951</text:p>
          </table:table-cell>
          <table:table-cell office:value-type="float" office:value="223.484329224" calcext:value-type="float">
            <text:p>223.484329224</text:p>
          </table:table-cell>
        </table:table-row>
        <table:table-row table:style-name="ro1">
          <table:table-cell table:number-columns-repeated="4"/>
          <table:table-cell office:value-type="float" office:value="1.58313289939549E+018" calcext:value-type="float">
            <text:p>1.58313289939549E+018</text:p>
          </table:table-cell>
          <table:table-cell office:value-type="float" office:value="2538" calcext:value-type="float">
            <text:p>2538</text:p>
          </table:table-cell>
          <table:table-cell office:value-type="float" office:value="1.5831328993353E+018" calcext:value-type="float">
            <text:p>1.583132899335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39267E+018" calcext:value-type="float">
            <text:p>1.58313289939267E+018</text:p>
          </table:table-cell>
          <table:table-cell office:value-type="float" office:value="2538" calcext:value-type="float">
            <text:p>2538</text:p>
          </table:table-cell>
          <table:table-cell office:value-type="float" office:value="1.5831328993353E+018" calcext:value-type="float">
            <text:p>1.5831328993353E+018</text:p>
          </table:table-cell>
          <table:table-cell/>
          <table:table-cell office:value-type="float" office:value="157.807342529" calcext:value-type="float">
            <text:p>157.807342529</text:p>
          </table:table-cell>
          <table:table-cell office:value-type="float" office:value="144.021209717" calcext:value-type="float">
            <text:p>144.021209717</text:p>
          </table:table-cell>
          <table:table-cell office:value-type="float" office:value="-1.45577979088" calcext:value-type="float">
            <text:p>-1.45577979088</text:p>
          </table:table-cell>
          <table:table-cell office:value-type="float" office:value="388.792572021" calcext:value-type="float">
            <text:p>388.792572021</text:p>
          </table:table-cell>
          <table:table-cell office:value-type="float" office:value="223.859985352" calcext:value-type="float">
            <text:p>223.859985352</text:p>
          </table:table-cell>
        </table:table-row>
        <table:table-row table:style-name="ro1">
          <table:table-cell table:number-columns-repeated="4"/>
          <table:table-cell office:value-type="float" office:value="1.58313289941838E+018" calcext:value-type="float">
            <text:p>1.58313289941838E+018</text:p>
          </table:table-cell>
          <table:table-cell office:value-type="float" office:value="2539" calcext:value-type="float">
            <text:p>2539</text:p>
          </table:table-cell>
          <table:table-cell office:value-type="float" office:value="1.58313289938591E+018" calcext:value-type="float">
            <text:p>1.5831328993859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41456E+018" calcext:value-type="float">
            <text:p>1.58313289941456E+018</text:p>
          </table:table-cell>
          <table:table-cell office:value-type="float" office:value="2539" calcext:value-type="float">
            <text:p>2539</text:p>
          </table:table-cell>
          <table:table-cell office:value-type="float" office:value="1.58313289938591E+018" calcext:value-type="float">
            <text:p>1.58313289938591E+018</text:p>
          </table:table-cell>
          <table:table-cell/>
          <table:table-cell office:value-type="float" office:value="160.767608643" calcext:value-type="float">
            <text:p>160.767608643</text:p>
          </table:table-cell>
          <table:table-cell office:value-type="float" office:value="142.940765381" calcext:value-type="float">
            <text:p>142.940765381</text:p>
          </table:table-cell>
          <table:table-cell office:value-type="float" office:value="-1.51080346107" calcext:value-type="float">
            <text:p>-1.51080346107</text:p>
          </table:table-cell>
          <table:table-cell office:value-type="float" office:value="389.182312012" calcext:value-type="float">
            <text:p>389.182312012</text:p>
          </table:table-cell>
          <table:table-cell office:value-type="float" office:value="224.574157715" calcext:value-type="float">
            <text:p>224.574157715</text:p>
          </table:table-cell>
        </table:table-row>
        <table:table-row table:style-name="ro1">
          <table:table-cell table:number-columns-repeated="4"/>
          <table:table-cell office:value-type="float" office:value="1.58313289947171E+018" calcext:value-type="float">
            <text:p>1.58313289947171E+018</text:p>
          </table:table-cell>
          <table:table-cell office:value-type="float" office:value="2540" calcext:value-type="float">
            <text:p>2540</text:p>
          </table:table-cell>
          <table:table-cell office:value-type="float" office:value="1.58313289940747E+018" calcext:value-type="float">
            <text:p>1.5831328994074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47069E+018" calcext:value-type="float">
            <text:p>1.58313289947069E+018</text:p>
          </table:table-cell>
          <table:table-cell office:value-type="float" office:value="2540" calcext:value-type="float">
            <text:p>2540</text:p>
          </table:table-cell>
          <table:table-cell office:value-type="float" office:value="1.58313289940747E+018" calcext:value-type="float">
            <text:p>1.58313289940747E+018</text:p>
          </table:table-cell>
          <table:table-cell/>
          <table:table-cell office:value-type="float" office:value="158.153549194" calcext:value-type="float">
            <text:p>158.153549194</text:p>
          </table:table-cell>
          <table:table-cell office:value-type="float" office:value="143.492736816" calcext:value-type="float">
            <text:p>143.492736816</text:p>
          </table:table-cell>
          <table:table-cell office:value-type="float" office:value="1.54575943947" calcext:value-type="float">
            <text:p>1.54575943947</text:p>
          </table:table-cell>
          <table:table-cell office:value-type="float" office:value="389.286499023" calcext:value-type="float">
            <text:p>389.286499023</text:p>
          </table:table-cell>
          <table:table-cell office:value-type="float" office:value="223.902435303" calcext:value-type="float">
            <text:p>223.902435303</text:p>
          </table:table-cell>
        </table:table-row>
        <table:table-row table:style-name="ro1">
          <table:table-cell table:number-columns-repeated="4"/>
          <table:table-cell office:value-type="float" office:value="1.58313289950567E+018" calcext:value-type="float">
            <text:p>1.58313289950567E+018</text:p>
          </table:table-cell>
          <table:table-cell office:value-type="float" office:value="2541" calcext:value-type="float">
            <text:p>2541</text:p>
          </table:table-cell>
          <table:table-cell office:value-type="float" office:value="1.58313289943723E+018" calcext:value-type="float">
            <text:p>1.5831328994372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50596E+018" calcext:value-type="float">
            <text:p>1.58313289950596E+018</text:p>
          </table:table-cell>
          <table:table-cell office:value-type="float" office:value="2541" calcext:value-type="float">
            <text:p>2541</text:p>
          </table:table-cell>
          <table:table-cell office:value-type="float" office:value="1.58313289943723E+018" calcext:value-type="float">
            <text:p>1.58313289943723E+018</text:p>
          </table:table-cell>
          <table:table-cell/>
          <table:table-cell office:value-type="float" office:value="157.872146606" calcext:value-type="float">
            <text:p>157.872146606</text:p>
          </table:table-cell>
          <table:table-cell office:value-type="float" office:value="143.188919067" calcext:value-type="float">
            <text:p>143.188919067</text:p>
          </table:table-cell>
          <table:table-cell office:value-type="float" office:value="1.54727363586" calcext:value-type="float">
            <text:p>1.54727363586</text:p>
          </table:table-cell>
          <table:table-cell office:value-type="float" office:value="389.394317627" calcext:value-type="float">
            <text:p>389.394317627</text:p>
          </table:table-cell>
          <table:table-cell office:value-type="float" office:value="223.49005127" calcext:value-type="float">
            <text:p>223.49005127</text:p>
          </table:table-cell>
        </table:table-row>
        <table:table-row table:style-name="ro1">
          <table:table-cell table:number-columns-repeated="4"/>
          <table:table-cell office:value-type="float" office:value="1.5831328995277E+018" calcext:value-type="float">
            <text:p>1.5831328995277E+018</text:p>
          </table:table-cell>
          <table:table-cell office:value-type="float" office:value="2542" calcext:value-type="float">
            <text:p>2542</text:p>
          </table:table-cell>
          <table:table-cell office:value-type="float" office:value="1.58313289947395E+018" calcext:value-type="float">
            <text:p>1.5831328994739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52736E+018" calcext:value-type="float">
            <text:p>1.58313289952736E+018</text:p>
          </table:table-cell>
          <table:table-cell office:value-type="float" office:value="2542" calcext:value-type="float">
            <text:p>2542</text:p>
          </table:table-cell>
          <table:table-cell office:value-type="float" office:value="1.58313289947395E+018" calcext:value-type="float">
            <text:p>1.58313289947395E+018</text:p>
          </table:table-cell>
          <table:table-cell/>
          <table:table-cell office:value-type="float" office:value="161.393447876" calcext:value-type="float">
            <text:p>161.393447876</text:p>
          </table:table-cell>
          <table:table-cell office:value-type="float" office:value="141.929656982" calcext:value-type="float">
            <text:p>141.929656982</text:p>
          </table:table-cell>
          <table:table-cell office:value-type="float" office:value="-1.49109327793" calcext:value-type="float">
            <text:p>-1.49109327793</text:p>
          </table:table-cell>
          <table:table-cell office:value-type="float" office:value="388.906341553" calcext:value-type="float">
            <text:p>388.906341553</text:p>
          </table:table-cell>
          <table:table-cell office:value-type="float" office:value="224.674942017" calcext:value-type="float">
            <text:p>224.674942017</text:p>
          </table:table-cell>
        </table:table-row>
        <table:table-row table:style-name="ro1">
          <table:table-cell table:number-columns-repeated="4"/>
          <table:table-cell office:value-type="float" office:value="1.5831328995566E+018" calcext:value-type="float">
            <text:p>1.5831328995566E+018</text:p>
          </table:table-cell>
          <table:table-cell office:value-type="float" office:value="2543" calcext:value-type="float">
            <text:p>2543</text:p>
          </table:table-cell>
          <table:table-cell office:value-type="float" office:value="1.583132899505E+018" calcext:value-type="float">
            <text:p>1.58313289950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5495E+018" calcext:value-type="float">
            <text:p>1.5831328995495E+018</text:p>
          </table:table-cell>
          <table:table-cell office:value-type="float" office:value="2543" calcext:value-type="float">
            <text:p>2543</text:p>
          </table:table-cell>
          <table:table-cell office:value-type="float" office:value="1.583132899505E+018" calcext:value-type="float">
            <text:p>1.583132899505E+018</text:p>
          </table:table-cell>
          <table:table-cell/>
          <table:table-cell office:value-type="float" office:value="161.517532349" calcext:value-type="float">
            <text:p>161.517532349</text:p>
          </table:table-cell>
          <table:table-cell office:value-type="float" office:value="144.053863525" calcext:value-type="float">
            <text:p>144.053863525</text:p>
          </table:table-cell>
          <table:table-cell office:value-type="float" office:value="-1.46569955349" calcext:value-type="float">
            <text:p>-1.46569955349</text:p>
          </table:table-cell>
          <table:table-cell office:value-type="float" office:value="388.934051514" calcext:value-type="float">
            <text:p>388.934051514</text:p>
          </table:table-cell>
          <table:table-cell office:value-type="float" office:value="225.378067017" calcext:value-type="float">
            <text:p>225.378067017</text:p>
          </table:table-cell>
        </table:table-row>
        <table:table-row table:style-name="ro1">
          <table:table-cell table:number-columns-repeated="4"/>
          <table:table-cell office:value-type="float" office:value="1.58313289958114E+018" calcext:value-type="float">
            <text:p>1.58313289958114E+018</text:p>
          </table:table-cell>
          <table:table-cell office:value-type="float" office:value="2544" calcext:value-type="float">
            <text:p>2544</text:p>
          </table:table-cell>
          <table:table-cell office:value-type="float" office:value="1.58313289954546E+018" calcext:value-type="float">
            <text:p>1.5831328995454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57908E+018" calcext:value-type="float">
            <text:p>1.58313289957908E+018</text:p>
          </table:table-cell>
          <table:table-cell office:value-type="float" office:value="2544" calcext:value-type="float">
            <text:p>2544</text:p>
          </table:table-cell>
          <table:table-cell office:value-type="float" office:value="1.58313289954546E+018" calcext:value-type="float">
            <text:p>1.58313289954546E+018</text:p>
          </table:table-cell>
          <table:table-cell/>
          <table:table-cell office:value-type="float" office:value="159.659255981" calcext:value-type="float">
            <text:p>159.659255981</text:p>
          </table:table-cell>
          <table:table-cell office:value-type="float" office:value="143.984481812" calcext:value-type="float">
            <text:p>143.984481812</text:p>
          </table:table-cell>
          <table:table-cell office:value-type="float" office:value="-1.49363994598" calcext:value-type="float">
            <text:p>-1.49363994598</text:p>
          </table:table-cell>
          <table:table-cell office:value-type="float" office:value="388.971038818" calcext:value-type="float">
            <text:p>388.971038818</text:p>
          </table:table-cell>
          <table:table-cell office:value-type="float" office:value="224.720413208" calcext:value-type="float">
            <text:p>224.720413208</text:p>
          </table:table-cell>
        </table:table-row>
        <table:table-row table:style-name="ro1">
          <table:table-cell table:number-columns-repeated="4"/>
          <table:table-cell office:value-type="float" office:value="1.58313289962145E+018" calcext:value-type="float">
            <text:p>1.58313289962145E+018</text:p>
          </table:table-cell>
          <table:table-cell office:value-type="float" office:value="2545" calcext:value-type="float">
            <text:p>2545</text:p>
          </table:table-cell>
          <table:table-cell office:value-type="float" office:value="1.58313289957733E+018" calcext:value-type="float">
            <text:p>1.5831328995773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61335E+018" calcext:value-type="float">
            <text:p>1.58313289961335E+018</text:p>
          </table:table-cell>
          <table:table-cell office:value-type="float" office:value="2545" calcext:value-type="float">
            <text:p>2545</text:p>
          </table:table-cell>
          <table:table-cell office:value-type="float" office:value="1.58313289957733E+018" calcext:value-type="float">
            <text:p>1.58313289957733E+018</text:p>
          </table:table-cell>
          <table:table-cell/>
          <table:table-cell office:value-type="float" office:value="158.864273071" calcext:value-type="float">
            <text:p>158.864273071</text:p>
          </table:table-cell>
          <table:table-cell office:value-type="float" office:value="145.052047729" calcext:value-type="float">
            <text:p>145.052047729</text:p>
          </table:table-cell>
          <table:table-cell office:value-type="float" office:value="-1.52390229702" calcext:value-type="float">
            <text:p>-1.52390229702</text:p>
          </table:table-cell>
          <table:table-cell office:value-type="float" office:value="389.228668213" calcext:value-type="float">
            <text:p>389.228668213</text:p>
          </table:table-cell>
          <table:table-cell office:value-type="float" office:value="224.387405396" calcext:value-type="float">
            <text:p>224.387405396</text:p>
          </table:table-cell>
        </table:table-row>
        <table:table-row table:style-name="ro1">
          <table:table-cell table:number-columns-repeated="4"/>
          <table:table-cell office:value-type="float" office:value="1.58313289965568E+018" calcext:value-type="float">
            <text:p>1.58313289965568E+018</text:p>
          </table:table-cell>
          <table:table-cell office:value-type="float" office:value="2546" calcext:value-type="float">
            <text:p>2546</text:p>
          </table:table-cell>
          <table:table-cell office:value-type="float" office:value="1.58313289960771E+018" calcext:value-type="float">
            <text:p>1.5831328996077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6529E+018" calcext:value-type="float">
            <text:p>1.5831328996529E+018</text:p>
          </table:table-cell>
          <table:table-cell office:value-type="float" office:value="2546" calcext:value-type="float">
            <text:p>2546</text:p>
          </table:table-cell>
          <table:table-cell office:value-type="float" office:value="1.58313289960771E+018" calcext:value-type="float">
            <text:p>1.58313289960771E+018</text:p>
          </table:table-cell>
          <table:table-cell/>
          <table:table-cell office:value-type="float" office:value="158.458450317" calcext:value-type="float">
            <text:p>158.458450317</text:p>
          </table:table-cell>
          <table:table-cell office:value-type="float" office:value="143.503372192" calcext:value-type="float">
            <text:p>143.503372192</text:p>
          </table:table-cell>
          <table:table-cell office:value-type="float" office:value="-1.47012019157" calcext:value-type="float">
            <text:p>-1.47012019157</text:p>
          </table:table-cell>
          <table:table-cell office:value-type="float" office:value="389.445678711" calcext:value-type="float">
            <text:p>389.445678711</text:p>
          </table:table-cell>
          <table:table-cell office:value-type="float" office:value="223.709640503" calcext:value-type="float">
            <text:p>223.709640503</text:p>
          </table:table-cell>
        </table:table-row>
        <table:table-row table:style-name="ro1">
          <table:table-cell table:number-columns-repeated="4"/>
          <table:table-cell office:value-type="float" office:value="1.58313289968257E+018" calcext:value-type="float">
            <text:p>1.58313289968257E+018</text:p>
          </table:table-cell>
          <table:table-cell office:value-type="float" office:value="2547" calcext:value-type="float">
            <text:p>2547</text:p>
          </table:table-cell>
          <table:table-cell office:value-type="float" office:value="1.58313289965084E+018" calcext:value-type="float">
            <text:p>1.5831328996508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68318E+018" calcext:value-type="float">
            <text:p>1.58313289968318E+018</text:p>
          </table:table-cell>
          <table:table-cell office:value-type="float" office:value="2547" calcext:value-type="float">
            <text:p>2547</text:p>
          </table:table-cell>
          <table:table-cell office:value-type="float" office:value="1.58313289965084E+018" calcext:value-type="float">
            <text:p>1.58313289965084E+018</text:p>
          </table:table-cell>
          <table:table-cell/>
          <table:table-cell office:value-type="float" office:value="156.977493286" calcext:value-type="float">
            <text:p>156.977493286</text:p>
          </table:table-cell>
          <table:table-cell office:value-type="float" office:value="144.581039429" calcext:value-type="float">
            <text:p>144.581039429</text:p>
          </table:table-cell>
          <table:table-cell office:value-type="float" office:value="-1.55706214905" calcext:value-type="float">
            <text:p>-1.55706214905</text:p>
          </table:table-cell>
          <table:table-cell office:value-type="float" office:value="389.27355957" calcext:value-type="float">
            <text:p>389.27355957</text:p>
          </table:table-cell>
          <table:table-cell office:value-type="float" office:value="223.403656006" calcext:value-type="float">
            <text:p>223.403656006</text:p>
          </table:table-cell>
        </table:table-row>
        <table:table-row table:style-name="ro1">
          <table:table-cell table:number-columns-repeated="4"/>
          <table:table-cell office:value-type="float" office:value="1.58313289972178E+018" calcext:value-type="float">
            <text:p>1.58313289972178E+018</text:p>
          </table:table-cell>
          <table:table-cell office:value-type="float" office:value="2548" calcext:value-type="float">
            <text:p>2548</text:p>
          </table:table-cell>
          <table:table-cell office:value-type="float" office:value="1.58313289966861E+018" calcext:value-type="float">
            <text:p>1.5831328996686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71841E+018" calcext:value-type="float">
            <text:p>1.58313289971841E+018</text:p>
          </table:table-cell>
          <table:table-cell office:value-type="float" office:value="2548" calcext:value-type="float">
            <text:p>2548</text:p>
          </table:table-cell>
          <table:table-cell office:value-type="float" office:value="1.58313289966861E+018" calcext:value-type="float">
            <text:p>1.58313289966861E+018</text:p>
          </table:table-cell>
          <table:table-cell/>
          <table:table-cell office:value-type="float" office:value="157.124786377" calcext:value-type="float">
            <text:p>157.124786377</text:p>
          </table:table-cell>
          <table:table-cell office:value-type="float" office:value="142.984420776" calcext:value-type="float">
            <text:p>142.984420776</text:p>
          </table:table-cell>
          <table:table-cell office:value-type="float" office:value="-1.49992275238" calcext:value-type="float">
            <text:p>-1.49992275238</text:p>
          </table:table-cell>
          <table:table-cell office:value-type="float" office:value="389.208709717" calcext:value-type="float">
            <text:p>389.208709717</text:p>
          </table:table-cell>
          <table:table-cell office:value-type="float" office:value="223.079650879" calcext:value-type="float">
            <text:p>223.079650879</text:p>
          </table:table-cell>
        </table:table-row>
        <table:table-row table:style-name="ro1">
          <table:table-cell table:number-columns-repeated="4"/>
          <table:table-cell office:value-type="float" office:value="1.58313289975031E+018" calcext:value-type="float">
            <text:p>1.58313289975031E+018</text:p>
          </table:table-cell>
          <table:table-cell office:value-type="float" office:value="2549" calcext:value-type="float">
            <text:p>2549</text:p>
          </table:table-cell>
          <table:table-cell office:value-type="float" office:value="1.58313289970203E+018" calcext:value-type="float">
            <text:p>1.5831328997020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74559E+018" calcext:value-type="float">
            <text:p>1.58313289974559E+018</text:p>
          </table:table-cell>
          <table:table-cell office:value-type="float" office:value="2549" calcext:value-type="float">
            <text:p>2549</text:p>
          </table:table-cell>
          <table:table-cell office:value-type="float" office:value="1.58313289970203E+018" calcext:value-type="float">
            <text:p>1.58313289970203E+018</text:p>
          </table:table-cell>
          <table:table-cell/>
          <table:table-cell office:value-type="float" office:value="156.221374512" calcext:value-type="float">
            <text:p>156.221374512</text:p>
          </table:table-cell>
          <table:table-cell office:value-type="float" office:value="143.44821167" calcext:value-type="float">
            <text:p>143.44821167</text:p>
          </table:table-cell>
          <table:table-cell office:value-type="float" office:value="1.54721033573" calcext:value-type="float">
            <text:p>1.54721033573</text:p>
          </table:table-cell>
          <table:table-cell office:value-type="float" office:value="389.357818604" calcext:value-type="float">
            <text:p>389.357818604</text:p>
          </table:table-cell>
          <table:table-cell office:value-type="float" office:value="222.888717651" calcext:value-type="float">
            <text:p>222.888717651</text:p>
          </table:table-cell>
        </table:table-row>
        <table:table-row table:style-name="ro1">
          <table:table-cell table:number-columns-repeated="4"/>
          <table:table-cell office:value-type="float" office:value="1.58313289976821E+018" calcext:value-type="float">
            <text:p>1.58313289976821E+018</text:p>
          </table:table-cell>
          <table:table-cell office:value-type="float" office:value="2550" calcext:value-type="float">
            <text:p>2550</text:p>
          </table:table-cell>
          <table:table-cell office:value-type="float" office:value="1.58313289973471E+018" calcext:value-type="float">
            <text:p>1.5831328997347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76539E+018" calcext:value-type="float">
            <text:p>1.58313289976539E+018</text:p>
          </table:table-cell>
          <table:table-cell office:value-type="float" office:value="2550" calcext:value-type="float">
            <text:p>2550</text:p>
          </table:table-cell>
          <table:table-cell office:value-type="float" office:value="1.58313289973471E+018" calcext:value-type="float">
            <text:p>1.58313289973471E+018</text:p>
          </table:table-cell>
          <table:table-cell/>
          <table:table-cell office:value-type="float" office:value="155.775970459" calcext:value-type="float">
            <text:p>155.775970459</text:p>
          </table:table-cell>
          <table:table-cell office:value-type="float" office:value="142.858642578" calcext:value-type="float">
            <text:p>142.858642578</text:p>
          </table:table-cell>
          <table:table-cell office:value-type="float" office:value="-1.56723940372" calcext:value-type="float">
            <text:p>-1.56723940372</text:p>
          </table:table-cell>
          <table:table-cell office:value-type="float" office:value="389.348968506" calcext:value-type="float">
            <text:p>389.348968506</text:p>
          </table:table-cell>
          <table:table-cell office:value-type="float" office:value="222.620651245" calcext:value-type="float">
            <text:p>222.620651245</text:p>
          </table:table-cell>
        </table:table-row>
        <table:table-row table:style-name="ro1">
          <table:table-cell table:number-columns-repeated="4"/>
          <table:table-cell office:value-type="float" office:value="1.58313289979612E+018" calcext:value-type="float">
            <text:p>1.58313289979612E+018</text:p>
          </table:table-cell>
          <table:table-cell office:value-type="float" office:value="2551" calcext:value-type="float">
            <text:p>2551</text:p>
          </table:table-cell>
          <table:table-cell office:value-type="float" office:value="1.58313289977073E+018" calcext:value-type="float">
            <text:p>1.5831328997707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79078E+018" calcext:value-type="float">
            <text:p>1.58313289979078E+018</text:p>
          </table:table-cell>
          <table:table-cell office:value-type="float" office:value="2551" calcext:value-type="float">
            <text:p>2551</text:p>
          </table:table-cell>
          <table:table-cell office:value-type="float" office:value="1.58313289977073E+018" calcext:value-type="float">
            <text:p>1.58313289977073E+018</text:p>
          </table:table-cell>
          <table:table-cell/>
          <table:table-cell office:value-type="float" office:value="154.984115601" calcext:value-type="float">
            <text:p>154.984115601</text:p>
          </table:table-cell>
          <table:table-cell office:value-type="float" office:value="144.840209961" calcext:value-type="float">
            <text:p>144.840209961</text:p>
          </table:table-cell>
          <table:table-cell office:value-type="float" office:value="1.42815959454" calcext:value-type="float">
            <text:p>1.42815959454</text:p>
          </table:table-cell>
          <table:table-cell office:value-type="float" office:value="389.491943359" calcext:value-type="float">
            <text:p>389.491943359</text:p>
          </table:table-cell>
          <table:table-cell office:value-type="float" office:value="222.655639648" calcext:value-type="float">
            <text:p>222.655639648</text:p>
          </table:table-cell>
        </table:table-row>
        <table:table-row table:style-name="ro1">
          <table:table-cell table:number-columns-repeated="4"/>
          <table:table-cell office:value-type="float" office:value="1.58313289982936E+018" calcext:value-type="float">
            <text:p>1.58313289982936E+018</text:p>
          </table:table-cell>
          <table:table-cell office:value-type="float" office:value="2552" calcext:value-type="float">
            <text:p>2552</text:p>
          </table:table-cell>
          <table:table-cell office:value-type="float" office:value="1.58313289980677E+018" calcext:value-type="float">
            <text:p>1.5831328998067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83199E+018" calcext:value-type="float">
            <text:p>1.58313289983199E+018</text:p>
          </table:table-cell>
          <table:table-cell office:value-type="float" office:value="2552" calcext:value-type="float">
            <text:p>2552</text:p>
          </table:table-cell>
          <table:table-cell office:value-type="float" office:value="1.58313289980677E+018" calcext:value-type="float">
            <text:p>1.58313289980677E+018</text:p>
          </table:table-cell>
          <table:table-cell/>
          <table:table-cell office:value-type="float" office:value="155.631286621" calcext:value-type="float">
            <text:p>155.631286621</text:p>
          </table:table-cell>
          <table:table-cell office:value-type="float" office:value="142.34022522" calcext:value-type="float">
            <text:p>142.34022522</text:p>
          </table:table-cell>
          <table:table-cell office:value-type="float" office:value="1.48725104332" calcext:value-type="float">
            <text:p>1.48725104332</text:p>
          </table:table-cell>
          <table:table-cell office:value-type="float" office:value="389.404266357" calcext:value-type="float">
            <text:p>389.404266357</text:p>
          </table:table-cell>
          <table:table-cell office:value-type="float" office:value="222.573425293" calcext:value-type="float">
            <text:p>222.573425293</text:p>
          </table:table-cell>
        </table:table-row>
        <table:table-row table:style-name="ro1">
          <table:table-cell table:number-columns-repeated="4"/>
          <table:table-cell office:value-type="float" office:value="1.58313289986804E+018" calcext:value-type="float">
            <text:p>1.58313289986804E+018</text:p>
          </table:table-cell>
          <table:table-cell office:value-type="float" office:value="2553" calcext:value-type="float">
            <text:p>2553</text:p>
          </table:table-cell>
          <table:table-cell office:value-type="float" office:value="1.58313289983952E+018" calcext:value-type="float">
            <text:p>1.5831328998395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86528E+018" calcext:value-type="float">
            <text:p>1.58313289986528E+018</text:p>
          </table:table-cell>
          <table:table-cell office:value-type="float" office:value="2553" calcext:value-type="float">
            <text:p>2553</text:p>
          </table:table-cell>
          <table:table-cell office:value-type="float" office:value="1.58313289983952E+018" calcext:value-type="float">
            <text:p>1.58313289983952E+018</text:p>
          </table:table-cell>
          <table:table-cell/>
          <table:table-cell office:value-type="float" office:value="158.636795044" calcext:value-type="float">
            <text:p>158.636795044</text:p>
          </table:table-cell>
          <table:table-cell office:value-type="float" office:value="142.841766357" calcext:value-type="float">
            <text:p>142.841766357</text:p>
          </table:table-cell>
          <table:table-cell office:value-type="float" office:value="1.55350208282" calcext:value-type="float">
            <text:p>1.55350208282</text:p>
          </table:table-cell>
          <table:table-cell office:value-type="float" office:value="389.29977417" calcext:value-type="float">
            <text:p>389.29977417</text:p>
          </table:table-cell>
          <table:table-cell office:value-type="float" office:value="223.228118896" calcext:value-type="float">
            <text:p>223.228118896</text:p>
          </table:table-cell>
        </table:table-row>
        <table:table-row table:style-name="ro1">
          <table:table-cell table:number-columns-repeated="4"/>
          <table:table-cell office:value-type="float" office:value="1.58313289991154E+018" calcext:value-type="float">
            <text:p>1.58313289991154E+018</text:p>
          </table:table-cell>
          <table:table-cell office:value-type="float" office:value="2554" calcext:value-type="float">
            <text:p>2554</text:p>
          </table:table-cell>
          <table:table-cell office:value-type="float" office:value="1.58313289988867E+018" calcext:value-type="float">
            <text:p>1.5831328998886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90984E+018" calcext:value-type="float">
            <text:p>1.58313289990984E+018</text:p>
          </table:table-cell>
          <table:table-cell office:value-type="float" office:value="2554" calcext:value-type="float">
            <text:p>2554</text:p>
          </table:table-cell>
          <table:table-cell office:value-type="float" office:value="1.58313289988867E+018" calcext:value-type="float">
            <text:p>1.58313289988867E+018</text:p>
          </table:table-cell>
          <table:table-cell/>
          <table:table-cell office:value-type="float" office:value="156.164932251" calcext:value-type="float">
            <text:p>156.164932251</text:p>
          </table:table-cell>
          <table:table-cell office:value-type="float" office:value="141.844512939" calcext:value-type="float">
            <text:p>141.844512939</text:p>
          </table:table-cell>
          <table:table-cell office:value-type="float" office:value="1.54365289211" calcext:value-type="float">
            <text:p>1.54365289211</text:p>
          </table:table-cell>
          <table:table-cell office:value-type="float" office:value="389.200531006" calcext:value-type="float">
            <text:p>389.200531006</text:p>
          </table:table-cell>
          <table:table-cell office:value-type="float" office:value="223.028991699" calcext:value-type="float">
            <text:p>223.028991699</text:p>
          </table:table-cell>
        </table:table-row>
        <table:table-row table:style-name="ro1">
          <table:table-cell table:number-columns-repeated="4"/>
          <table:table-cell office:value-type="float" office:value="1.58313289995865E+018" calcext:value-type="float">
            <text:p>1.58313289995865E+018</text:p>
          </table:table-cell>
          <table:table-cell office:value-type="float" office:value="2555" calcext:value-type="float">
            <text:p>2555</text:p>
          </table:table-cell>
          <table:table-cell office:value-type="float" office:value="1.58313289992973E+018" calcext:value-type="float">
            <text:p>1.5831328999297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95592E+018" calcext:value-type="float">
            <text:p>1.58313289995592E+018</text:p>
          </table:table-cell>
          <table:table-cell office:value-type="float" office:value="2555" calcext:value-type="float">
            <text:p>2555</text:p>
          </table:table-cell>
          <table:table-cell office:value-type="float" office:value="1.58313289992973E+018" calcext:value-type="float">
            <text:p>1.58313289992973E+018</text:p>
          </table:table-cell>
          <table:table-cell/>
          <table:table-cell office:value-type="float" office:value="157.2293396" calcext:value-type="float">
            <text:p>157.2293396</text:p>
          </table:table-cell>
          <table:table-cell office:value-type="float" office:value="141.605117798" calcext:value-type="float">
            <text:p>141.605117798</text:p>
          </table:table-cell>
          <table:table-cell office:value-type="float" office:value="1.50377523899" calcext:value-type="float">
            <text:p>1.50377523899</text:p>
          </table:table-cell>
          <table:table-cell office:value-type="float" office:value="389.341491699" calcext:value-type="float">
            <text:p>389.341491699</text:p>
          </table:table-cell>
          <table:table-cell office:value-type="float" office:value="223.015274048" calcext:value-type="float">
            <text:p>223.015274048</text:p>
          </table:table-cell>
        </table:table-row>
        <table:table-row table:style-name="ro1">
          <table:table-cell table:number-columns-repeated="4"/>
          <table:table-cell office:value-type="float" office:value="1.58313289997602E+018" calcext:value-type="float">
            <text:p>1.58313289997602E+018</text:p>
          </table:table-cell>
          <table:table-cell office:value-type="float" office:value="2556" calcext:value-type="float">
            <text:p>2556</text:p>
          </table:table-cell>
          <table:table-cell office:value-type="float" office:value="1.58313289995206E+018" calcext:value-type="float">
            <text:p>1.5831328999520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89997245E+018" calcext:value-type="float">
            <text:p>1.58313289997245E+018</text:p>
          </table:table-cell>
          <table:table-cell office:value-type="float" office:value="2556" calcext:value-type="float">
            <text:p>2556</text:p>
          </table:table-cell>
          <table:table-cell office:value-type="float" office:value="1.58313289995206E+018" calcext:value-type="float">
            <text:p>1.58313289995206E+018</text:p>
          </table:table-cell>
          <table:table-cell/>
          <table:table-cell office:value-type="float" office:value="158.575866699" calcext:value-type="float">
            <text:p>158.575866699</text:p>
          </table:table-cell>
          <table:table-cell office:value-type="float" office:value="141.701843262" calcext:value-type="float">
            <text:p>141.701843262</text:p>
          </table:table-cell>
          <table:table-cell office:value-type="float" office:value="1.54794347286" calcext:value-type="float">
            <text:p>1.54794347286</text:p>
          </table:table-cell>
          <table:table-cell office:value-type="float" office:value="389.221160889" calcext:value-type="float">
            <text:p>389.221160889</text:p>
          </table:table-cell>
          <table:table-cell office:value-type="float" office:value="223.600250244" calcext:value-type="float">
            <text:p>223.600250244</text:p>
          </table:table-cell>
        </table:table-row>
        <table:table-row table:style-name="ro1">
          <table:table-cell table:number-columns-repeated="4"/>
          <table:table-cell office:value-type="float" office:value="1.5831329000104E+018" calcext:value-type="float">
            <text:p>1.5831329000104E+018</text:p>
          </table:table-cell>
          <table:table-cell office:value-type="float" office:value="2557" calcext:value-type="float">
            <text:p>2557</text:p>
          </table:table-cell>
          <table:table-cell office:value-type="float" office:value="1.58313289998535E+018" calcext:value-type="float">
            <text:p>1.5831328999853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00954E+018" calcext:value-type="float">
            <text:p>1.58313290000954E+018</text:p>
          </table:table-cell>
          <table:table-cell office:value-type="float" office:value="2557" calcext:value-type="float">
            <text:p>2557</text:p>
          </table:table-cell>
          <table:table-cell office:value-type="float" office:value="1.58313289998535E+018" calcext:value-type="float">
            <text:p>1.58313289998535E+018</text:p>
          </table:table-cell>
          <table:table-cell/>
          <table:table-cell office:value-type="float" office:value="156.567123413" calcext:value-type="float">
            <text:p>156.567123413</text:p>
          </table:table-cell>
          <table:table-cell office:value-type="float" office:value="143.40284729" calcext:value-type="float">
            <text:p>143.40284729</text:p>
          </table:table-cell>
          <table:table-cell office:value-type="float" office:value="1.56706392765" calcext:value-type="float">
            <text:p>1.56706392765</text:p>
          </table:table-cell>
          <table:table-cell office:value-type="float" office:value="389.368164062" calcext:value-type="float">
            <text:p>389.368164062</text:p>
          </table:table-cell>
          <table:table-cell office:value-type="float" office:value="222.994247437" calcext:value-type="float">
            <text:p>222.994247437</text:p>
          </table:table-cell>
        </table:table-row>
        <table:table-row table:style-name="ro1">
          <table:table-cell table:number-columns-repeated="4"/>
          <table:table-cell office:value-type="float" office:value="1.58313290004382E+018" calcext:value-type="float">
            <text:p>1.58313290004382E+018</text:p>
          </table:table-cell>
          <table:table-cell office:value-type="float" office:value="2558" calcext:value-type="float">
            <text:p>2558</text:p>
          </table:table-cell>
          <table:table-cell office:value-type="float" office:value="1.58313290001682E+018" calcext:value-type="float">
            <text:p>1.5831329000168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04537E+018" calcext:value-type="float">
            <text:p>1.58313290004537E+018</text:p>
          </table:table-cell>
          <table:table-cell office:value-type="float" office:value="2558" calcext:value-type="float">
            <text:p>2558</text:p>
          </table:table-cell>
          <table:table-cell office:value-type="float" office:value="1.58313290001682E+018" calcext:value-type="float">
            <text:p>1.58313290001682E+018</text:p>
          </table:table-cell>
          <table:table-cell/>
          <table:table-cell office:value-type="float" office:value="155.769302368" calcext:value-type="float">
            <text:p>155.769302368</text:p>
          </table:table-cell>
          <table:table-cell office:value-type="float" office:value="143.887512207" calcext:value-type="float">
            <text:p>143.887512207</text:p>
          </table:table-cell>
          <table:table-cell office:value-type="float" office:value="1.53332197666" calcext:value-type="float">
            <text:p>1.53332197666</text:p>
          </table:table-cell>
          <table:table-cell office:value-type="float" office:value="389.140960693" calcext:value-type="float">
            <text:p>389.140960693</text:p>
          </table:table-cell>
          <table:table-cell office:value-type="float" office:value="222.899291992" calcext:value-type="float">
            <text:p>222.899291992</text:p>
          </table:table-cell>
        </table:table-row>
        <table:table-row table:style-name="ro1">
          <table:table-cell table:number-columns-repeated="4"/>
          <table:table-cell office:value-type="float" office:value="1.58313290011628E+018" calcext:value-type="float">
            <text:p>1.58313290011628E+018</text:p>
          </table:table-cell>
          <table:table-cell office:value-type="float" office:value="2559" calcext:value-type="float">
            <text:p>2559</text:p>
          </table:table-cell>
          <table:table-cell office:value-type="float" office:value="1.58313290008927E+018" calcext:value-type="float">
            <text:p>1.5831329000892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11374E+018" calcext:value-type="float">
            <text:p>1.58313290011374E+018</text:p>
          </table:table-cell>
          <table:table-cell office:value-type="float" office:value="2559" calcext:value-type="float">
            <text:p>2559</text:p>
          </table:table-cell>
          <table:table-cell office:value-type="float" office:value="1.58313290008927E+018" calcext:value-type="float">
            <text:p>1.58313290008927E+018</text:p>
          </table:table-cell>
          <table:table-cell/>
          <table:table-cell office:value-type="float" office:value="157.494094849" calcext:value-type="float">
            <text:p>157.494094849</text:p>
          </table:table-cell>
          <table:table-cell office:value-type="float" office:value="143.206192017" calcext:value-type="float">
            <text:p>143.206192017</text:p>
          </table:table-cell>
          <table:table-cell office:value-type="float" office:value="-1.55814802647" calcext:value-type="float">
            <text:p>-1.55814802647</text:p>
          </table:table-cell>
          <table:table-cell office:value-type="float" office:value="389.087432861" calcext:value-type="float">
            <text:p>389.087432861</text:p>
          </table:table-cell>
          <table:table-cell office:value-type="float" office:value="223.219802856" calcext:value-type="float">
            <text:p>223.219802856</text:p>
          </table:table-cell>
        </table:table-row>
        <table:table-row table:style-name="ro1">
          <table:table-cell table:number-columns-repeated="4"/>
          <table:table-cell office:value-type="float" office:value="1.58313290015136E+018" calcext:value-type="float">
            <text:p>1.58313290015136E+018</text:p>
          </table:table-cell>
          <table:table-cell office:value-type="float" office:value="2560" calcext:value-type="float">
            <text:p>2560</text:p>
          </table:table-cell>
          <table:table-cell office:value-type="float" office:value="1.5831329001263E+018" calcext:value-type="float">
            <text:p>1.583132900126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1484E+018" calcext:value-type="float">
            <text:p>1.5831329001484E+018</text:p>
          </table:table-cell>
          <table:table-cell office:value-type="float" office:value="2560" calcext:value-type="float">
            <text:p>2560</text:p>
          </table:table-cell>
          <table:table-cell office:value-type="float" office:value="1.5831329001263E+018" calcext:value-type="float">
            <text:p>1.5831329001263E+018</text:p>
          </table:table-cell>
          <table:table-cell/>
          <table:table-cell office:value-type="float" office:value="156.756790161" calcext:value-type="float">
            <text:p>156.756790161</text:p>
          </table:table-cell>
          <table:table-cell office:value-type="float" office:value="143.388504028" calcext:value-type="float">
            <text:p>143.388504028</text:p>
          </table:table-cell>
          <table:table-cell office:value-type="float" office:value="1.53642845154" calcext:value-type="float">
            <text:p>1.53642845154</text:p>
          </table:table-cell>
          <table:table-cell office:value-type="float" office:value="389.717193604" calcext:value-type="float">
            <text:p>389.717193604</text:p>
          </table:table-cell>
          <table:table-cell office:value-type="float" office:value="223.132904053" calcext:value-type="float">
            <text:p>223.132904053</text:p>
          </table:table-cell>
        </table:table-row>
        <table:table-row table:style-name="ro1">
          <table:table-cell table:number-columns-repeated="4"/>
          <table:table-cell office:value-type="float" office:value="1.58313290017498E+018" calcext:value-type="float">
            <text:p>1.58313290017498E+018</text:p>
          </table:table-cell>
          <table:table-cell office:value-type="float" office:value="2561" calcext:value-type="float">
            <text:p>2561</text:p>
          </table:table-cell>
          <table:table-cell office:value-type="float" office:value="1.58313290013759E+018" calcext:value-type="float">
            <text:p>1.5831329001375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17393E+018" calcext:value-type="float">
            <text:p>1.58313290017393E+018</text:p>
          </table:table-cell>
          <table:table-cell office:value-type="float" office:value="2561" calcext:value-type="float">
            <text:p>2561</text:p>
          </table:table-cell>
          <table:table-cell office:value-type="float" office:value="1.58313290013759E+018" calcext:value-type="float">
            <text:p>1.58313290013759E+018</text:p>
          </table:table-cell>
          <table:table-cell/>
          <table:table-cell office:value-type="float" office:value="157.611801147" calcext:value-type="float">
            <text:p>157.611801147</text:p>
          </table:table-cell>
          <table:table-cell office:value-type="float" office:value="143.132476807" calcext:value-type="float">
            <text:p>143.132476807</text:p>
          </table:table-cell>
          <table:table-cell office:value-type="float" office:value="-1.56406569481" calcext:value-type="float">
            <text:p>-1.56406569481</text:p>
          </table:table-cell>
          <table:table-cell office:value-type="float" office:value="389.281677246" calcext:value-type="float">
            <text:p>389.281677246</text:p>
          </table:table-cell>
          <table:table-cell office:value-type="float" office:value="223.257247925" calcext:value-type="float">
            <text:p>223.257247925</text:p>
          </table:table-cell>
        </table:table-row>
        <table:table-row table:style-name="ro1">
          <table:table-cell table:number-columns-repeated="4"/>
          <table:table-cell office:value-type="float" office:value="1.58313290019842E+018" calcext:value-type="float">
            <text:p>1.58313290019842E+018</text:p>
          </table:table-cell>
          <table:table-cell office:value-type="float" office:value="2562" calcext:value-type="float">
            <text:p>2562</text:p>
          </table:table-cell>
          <table:table-cell office:value-type="float" office:value="1.58313290016717E+018" calcext:value-type="float">
            <text:p>1.5831329001671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19787E+018" calcext:value-type="float">
            <text:p>1.58313290019787E+018</text:p>
          </table:table-cell>
          <table:table-cell office:value-type="float" office:value="2562" calcext:value-type="float">
            <text:p>2562</text:p>
          </table:table-cell>
          <table:table-cell office:value-type="float" office:value="1.58313290016717E+018" calcext:value-type="float">
            <text:p>1.58313290016717E+018</text:p>
          </table:table-cell>
          <table:table-cell/>
          <table:table-cell office:value-type="float" office:value="157.871200562" calcext:value-type="float">
            <text:p>157.871200562</text:p>
          </table:table-cell>
          <table:table-cell office:value-type="float" office:value="143.325134277" calcext:value-type="float">
            <text:p>143.325134277</text:p>
          </table:table-cell>
          <table:table-cell office:value-type="float" office:value="-1.49209403992" calcext:value-type="float">
            <text:p>-1.49209403992</text:p>
          </table:table-cell>
          <table:table-cell office:value-type="float" office:value="388.937835693" calcext:value-type="float">
            <text:p>388.937835693</text:p>
          </table:table-cell>
          <table:table-cell office:value-type="float" office:value="223.376373291" calcext:value-type="float">
            <text:p>223.376373291</text:p>
          </table:table-cell>
        </table:table-row>
        <table:table-row table:style-name="ro1">
          <table:table-cell table:number-columns-repeated="4"/>
          <table:table-cell office:value-type="float" office:value="1.58313290023121E+018" calcext:value-type="float">
            <text:p>1.58313290023121E+018</text:p>
          </table:table-cell>
          <table:table-cell office:value-type="float" office:value="2563" calcext:value-type="float">
            <text:p>2563</text:p>
          </table:table-cell>
          <table:table-cell office:value-type="float" office:value="1.58313290020084E+018" calcext:value-type="float">
            <text:p>1.5831329002008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22828E+018" calcext:value-type="float">
            <text:p>1.58313290022828E+018</text:p>
          </table:table-cell>
          <table:table-cell office:value-type="float" office:value="2563" calcext:value-type="float">
            <text:p>2563</text:p>
          </table:table-cell>
          <table:table-cell office:value-type="float" office:value="1.58313290020084E+018" calcext:value-type="float">
            <text:p>1.58313290020084E+018</text:p>
          </table:table-cell>
          <table:table-cell/>
          <table:table-cell office:value-type="float" office:value="156.533843994" calcext:value-type="float">
            <text:p>156.533843994</text:p>
          </table:table-cell>
          <table:table-cell office:value-type="float" office:value="143.887420654" calcext:value-type="float">
            <text:p>143.887420654</text:p>
          </table:table-cell>
          <table:table-cell office:value-type="float" office:value="1.50987648964" calcext:value-type="float">
            <text:p>1.50987648964</text:p>
          </table:table-cell>
          <table:table-cell office:value-type="float" office:value="389.918670654" calcext:value-type="float">
            <text:p>389.918670654</text:p>
          </table:table-cell>
          <table:table-cell office:value-type="float" office:value="222.933547974" calcext:value-type="float">
            <text:p>222.933547974</text:p>
          </table:table-cell>
        </table:table-row>
        <table:table-row table:style-name="ro1">
          <table:table-cell table:number-columns-repeated="4"/>
          <table:table-cell office:value-type="float" office:value="1.58313290027276E+018" calcext:value-type="float">
            <text:p>1.58313290027276E+018</text:p>
          </table:table-cell>
          <table:table-cell office:value-type="float" office:value="2564" calcext:value-type="float">
            <text:p>2564</text:p>
          </table:table-cell>
          <table:table-cell office:value-type="float" office:value="1.58313290023386E+018" calcext:value-type="float">
            <text:p>1.5831329002338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26889E+018" calcext:value-type="float">
            <text:p>1.58313290026889E+018</text:p>
          </table:table-cell>
          <table:table-cell office:value-type="float" office:value="2564" calcext:value-type="float">
            <text:p>2564</text:p>
          </table:table-cell>
          <table:table-cell office:value-type="float" office:value="1.58313290023386E+018" calcext:value-type="float">
            <text:p>1.58313290023386E+018</text:p>
          </table:table-cell>
          <table:table-cell/>
          <table:table-cell office:value-type="float" office:value="155.686935425" calcext:value-type="float">
            <text:p>155.686935425</text:p>
          </table:table-cell>
          <table:table-cell office:value-type="float" office:value="144.096298218" calcext:value-type="float">
            <text:p>144.096298218</text:p>
          </table:table-cell>
          <table:table-cell office:value-type="float" office:value="1.50628423691" calcext:value-type="float">
            <text:p>1.50628423691</text:p>
          </table:table-cell>
          <table:table-cell office:value-type="float" office:value="389.440673828" calcext:value-type="float">
            <text:p>389.440673828</text:p>
          </table:table-cell>
          <table:table-cell office:value-type="float" office:value="222.499160767" calcext:value-type="float">
            <text:p>222.499160767</text:p>
          </table:table-cell>
        </table:table-row>
        <table:table-row table:style-name="ro1">
          <table:table-cell table:number-columns-repeated="4"/>
          <table:table-cell office:value-type="float" office:value="1.58313290030046E+018" calcext:value-type="float">
            <text:p>1.58313290030046E+018</text:p>
          </table:table-cell>
          <table:table-cell office:value-type="float" office:value="2565" calcext:value-type="float">
            <text:p>2565</text:p>
          </table:table-cell>
          <table:table-cell office:value-type="float" office:value="1.58313290026732E+018" calcext:value-type="float">
            <text:p>1.5831329002673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29351E+018" calcext:value-type="float">
            <text:p>1.58313290029351E+018</text:p>
          </table:table-cell>
          <table:table-cell office:value-type="float" office:value="2565" calcext:value-type="float">
            <text:p>2565</text:p>
          </table:table-cell>
          <table:table-cell office:value-type="float" office:value="1.58313290026732E+018" calcext:value-type="float">
            <text:p>1.58313290026732E+018</text:p>
          </table:table-cell>
          <table:table-cell/>
          <table:table-cell office:value-type="float" office:value="155.583267212" calcext:value-type="float">
            <text:p>155.583267212</text:p>
          </table:table-cell>
          <table:table-cell office:value-type="float" office:value="143.993850708" calcext:value-type="float">
            <text:p>143.993850708</text:p>
          </table:table-cell>
          <table:table-cell office:value-type="float" office:value="1.50407111645" calcext:value-type="float">
            <text:p>1.50407111645</text:p>
          </table:table-cell>
          <table:table-cell office:value-type="float" office:value="389.531311035" calcext:value-type="float">
            <text:p>389.531311035</text:p>
          </table:table-cell>
          <table:table-cell office:value-type="float" office:value="222.62538147" calcext:value-type="float">
            <text:p>222.62538147</text:p>
          </table:table-cell>
        </table:table-row>
        <table:table-row table:style-name="ro1">
          <table:table-cell table:number-columns-repeated="4"/>
          <table:table-cell office:value-type="float" office:value="1.58313290033804E+018" calcext:value-type="float">
            <text:p>1.58313290033804E+018</text:p>
          </table:table-cell>
          <table:table-cell office:value-type="float" office:value="2566" calcext:value-type="float">
            <text:p>2566</text:p>
          </table:table-cell>
          <table:table-cell office:value-type="float" office:value="1.58313290030051E+018" calcext:value-type="float">
            <text:p>1.5831329003005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31972E+018" calcext:value-type="float">
            <text:p>1.58313290031972E+018</text:p>
          </table:table-cell>
          <table:table-cell office:value-type="float" office:value="2566" calcext:value-type="float">
            <text:p>2566</text:p>
          </table:table-cell>
          <table:table-cell office:value-type="float" office:value="1.58313290030051E+018" calcext:value-type="float">
            <text:p>1.58313290030051E+018</text:p>
          </table:table-cell>
          <table:table-cell/>
          <table:table-cell office:value-type="float" office:value="155.055755615" calcext:value-type="float">
            <text:p>155.055755615</text:p>
          </table:table-cell>
          <table:table-cell office:value-type="float" office:value="144.866226196" calcext:value-type="float">
            <text:p>144.866226196</text:p>
          </table:table-cell>
          <table:table-cell office:value-type="float" office:value="1.5052729845" calcext:value-type="float">
            <text:p>1.5052729845</text:p>
          </table:table-cell>
          <table:table-cell office:value-type="float" office:value="389.081085205" calcext:value-type="float">
            <text:p>389.081085205</text:p>
          </table:table-cell>
          <table:table-cell office:value-type="float" office:value="222.697052002" calcext:value-type="float">
            <text:p>222.697052002</text:p>
          </table:table-cell>
        </table:table-row>
        <table:table-row table:style-name="ro1">
          <table:table-cell table:number-columns-repeated="4"/>
          <table:table-cell office:value-type="float" office:value="1.58313290036225E+018" calcext:value-type="float">
            <text:p>1.58313290036225E+018</text:p>
          </table:table-cell>
          <table:table-cell office:value-type="float" office:value="2567" calcext:value-type="float">
            <text:p>2567</text:p>
          </table:table-cell>
          <table:table-cell office:value-type="float" office:value="1.58313290033839E+018" calcext:value-type="float">
            <text:p>1.5831329003383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35847E+018" calcext:value-type="float">
            <text:p>1.58313290035847E+018</text:p>
          </table:table-cell>
          <table:table-cell office:value-type="float" office:value="2567" calcext:value-type="float">
            <text:p>2567</text:p>
          </table:table-cell>
          <table:table-cell office:value-type="float" office:value="1.58313290033839E+018" calcext:value-type="float">
            <text:p>1.58313290033839E+018</text:p>
          </table:table-cell>
          <table:table-cell/>
          <table:table-cell office:value-type="float" office:value="155.329483032" calcext:value-type="float">
            <text:p>155.329483032</text:p>
          </table:table-cell>
          <table:table-cell office:value-type="float" office:value="143.977874756" calcext:value-type="float">
            <text:p>143.977874756</text:p>
          </table:table-cell>
          <table:table-cell office:value-type="float" office:value="1.28992092609" calcext:value-type="float">
            <text:p>1.28992092609</text:p>
          </table:table-cell>
          <table:table-cell office:value-type="float" office:value="385.059936523" calcext:value-type="float">
            <text:p>385.059936523</text:p>
          </table:table-cell>
          <table:table-cell office:value-type="float" office:value="223.525436401" calcext:value-type="float">
            <text:p>223.525436401</text:p>
          </table:table-cell>
        </table:table-row>
        <table:table-row table:style-name="ro1">
          <table:table-cell table:number-columns-repeated="4"/>
          <table:table-cell office:value-type="float" office:value="1.58313290039068E+018" calcext:value-type="float">
            <text:p>1.58313290039068E+018</text:p>
          </table:table-cell>
          <table:table-cell office:value-type="float" office:value="2568" calcext:value-type="float">
            <text:p>2568</text:p>
          </table:table-cell>
          <table:table-cell office:value-type="float" office:value="1.58313290036926E+018" calcext:value-type="float">
            <text:p>1.5831329003692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38806E+018" calcext:value-type="float">
            <text:p>1.58313290038806E+018</text:p>
          </table:table-cell>
          <table:table-cell office:value-type="float" office:value="2568" calcext:value-type="float">
            <text:p>2568</text:p>
          </table:table-cell>
          <table:table-cell office:value-type="float" office:value="1.58313290036926E+018" calcext:value-type="float">
            <text:p>1.58313290036926E+018</text:p>
          </table:table-cell>
          <table:table-cell/>
          <table:table-cell office:value-type="float" office:value="156.387908936" calcext:value-type="float">
            <text:p>156.387908936</text:p>
          </table:table-cell>
          <table:table-cell office:value-type="float" office:value="144.467254639" calcext:value-type="float">
            <text:p>144.467254639</text:p>
          </table:table-cell>
          <table:table-cell office:value-type="float" office:value="1.3032399416" calcext:value-type="float">
            <text:p>1.3032399416</text:p>
          </table:table-cell>
          <table:table-cell office:value-type="float" office:value="384.222961426" calcext:value-type="float">
            <text:p>384.222961426</text:p>
          </table:table-cell>
          <table:table-cell office:value-type="float" office:value="224.534912109" calcext:value-type="float">
            <text:p>224.534912109</text:p>
          </table:table-cell>
        </table:table-row>
        <table:table-row table:style-name="ro1">
          <table:table-cell table:number-columns-repeated="4"/>
          <table:table-cell office:value-type="float" office:value="1.58313290043723E+018" calcext:value-type="float">
            <text:p>1.58313290043723E+018</text:p>
          </table:table-cell>
          <table:table-cell office:value-type="float" office:value="2569" calcext:value-type="float">
            <text:p>2569</text:p>
          </table:table-cell>
          <table:table-cell office:value-type="float" office:value="1.58313290040424E+018" calcext:value-type="float">
            <text:p>1.5831329004042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43283E+018" calcext:value-type="float">
            <text:p>1.58313290043283E+018</text:p>
          </table:table-cell>
          <table:table-cell office:value-type="float" office:value="2569" calcext:value-type="float">
            <text:p>2569</text:p>
          </table:table-cell>
          <table:table-cell office:value-type="float" office:value="1.58313290040424E+018" calcext:value-type="float">
            <text:p>1.58313290040424E+018</text:p>
          </table:table-cell>
          <table:table-cell/>
          <table:table-cell office:value-type="float" office:value="159.396942139" calcext:value-type="float">
            <text:p>159.396942139</text:p>
          </table:table-cell>
          <table:table-cell office:value-type="float" office:value="147.940841675" calcext:value-type="float">
            <text:p>147.940841675</text:p>
          </table:table-cell>
          <table:table-cell office:value-type="float" office:value="0.945682883263" calcext:value-type="float">
            <text:p>0.945682883263</text:p>
          </table:table-cell>
          <table:table-cell office:value-type="float" office:value="377.781738281" calcext:value-type="float">
            <text:p>377.781738281</text:p>
          </table:table-cell>
          <table:table-cell office:value-type="float" office:value="229.560333252" calcext:value-type="float">
            <text:p>229.560333252</text:p>
          </table:table-cell>
        </table:table-row>
        <table:table-row table:style-name="ro1">
          <table:table-cell table:number-columns-repeated="4"/>
          <table:table-cell office:value-type="float" office:value="1.58313290048134E+018" calcext:value-type="float">
            <text:p>1.58313290048134E+018</text:p>
          </table:table-cell>
          <table:table-cell office:value-type="float" office:value="2570" calcext:value-type="float">
            <text:p>2570</text:p>
          </table:table-cell>
          <table:table-cell office:value-type="float" office:value="1.58313290043727E+018" calcext:value-type="float">
            <text:p>1.5831329004372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47849E+018" calcext:value-type="float">
            <text:p>1.58313290047849E+018</text:p>
          </table:table-cell>
          <table:table-cell office:value-type="float" office:value="2570" calcext:value-type="float">
            <text:p>2570</text:p>
          </table:table-cell>
          <table:table-cell office:value-type="float" office:value="1.58313290043727E+018" calcext:value-type="float">
            <text:p>1.58313290043727E+018</text:p>
          </table:table-cell>
          <table:table-cell/>
          <table:table-cell office:value-type="float" office:value="165.228317261" calcext:value-type="float">
            <text:p>165.228317261</text:p>
          </table:table-cell>
          <table:table-cell office:value-type="float" office:value="151.913070679" calcext:value-type="float">
            <text:p>151.913070679</text:p>
          </table:table-cell>
          <table:table-cell office:value-type="float" office:value="0.424727976322" calcext:value-type="float">
            <text:p>0.424727976322</text:p>
          </table:table-cell>
          <table:table-cell office:value-type="float" office:value="372.880981445" calcext:value-type="float">
            <text:p>372.880981445</text:p>
          </table:table-cell>
          <table:table-cell office:value-type="float" office:value="233.124023438" calcext:value-type="float">
            <text:p>233.124023438</text:p>
          </table:table-cell>
        </table:table-row>
        <table:table-row table:style-name="ro1">
          <table:table-cell table:number-columns-repeated="4"/>
          <table:table-cell office:value-type="float" office:value="1.58313290053006E+018" calcext:value-type="float">
            <text:p>1.58313290053006E+018</text:p>
          </table:table-cell>
          <table:table-cell office:value-type="float" office:value="2571" calcext:value-type="float">
            <text:p>2571</text:p>
          </table:table-cell>
          <table:table-cell office:value-type="float" office:value="1.58313290048653E+018" calcext:value-type="float">
            <text:p>1.5831329004865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52339E+018" calcext:value-type="float">
            <text:p>1.58313290052339E+018</text:p>
          </table:table-cell>
          <table:table-cell office:value-type="float" office:value="2571" calcext:value-type="float">
            <text:p>2571</text:p>
          </table:table-cell>
          <table:table-cell office:value-type="float" office:value="1.58313290048653E+018" calcext:value-type="float">
            <text:p>1.58313290048653E+018</text:p>
          </table:table-cell>
          <table:table-cell/>
          <table:table-cell office:value-type="float" office:value="166.442016602" calcext:value-type="float">
            <text:p>166.442016602</text:p>
          </table:table-cell>
          <table:table-cell office:value-type="float" office:value="152.055343628" calcext:value-type="float">
            <text:p>152.055343628</text:p>
          </table:table-cell>
          <table:table-cell office:value-type="float" office:value="0.199113100767" calcext:value-type="float">
            <text:p>0.199113100767</text:p>
          </table:table-cell>
          <table:table-cell office:value-type="float" office:value="368.916717529" calcext:value-type="float">
            <text:p>368.916717529</text:p>
          </table:table-cell>
          <table:table-cell office:value-type="float" office:value="234.895309448" calcext:value-type="float">
            <text:p>234.895309448</text:p>
          </table:table-cell>
        </table:table-row>
        <table:table-row table:style-name="ro1">
          <table:table-cell table:number-columns-repeated="4"/>
          <table:table-cell office:value-type="float" office:value="1.58313290058594E+018" calcext:value-type="float">
            <text:p>1.58313290058594E+018</text:p>
          </table:table-cell>
          <table:table-cell office:value-type="float" office:value="2572" calcext:value-type="float">
            <text:p>2572</text:p>
          </table:table-cell>
          <table:table-cell office:value-type="float" office:value="1.58313290050782E+018" calcext:value-type="float">
            <text:p>1.5831329005078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58401E+018" calcext:value-type="float">
            <text:p>1.58313290058401E+018</text:p>
          </table:table-cell>
          <table:table-cell office:value-type="float" office:value="2572" calcext:value-type="float">
            <text:p>2572</text:p>
          </table:table-cell>
          <table:table-cell office:value-type="float" office:value="1.58313290050782E+018" calcext:value-type="float">
            <text:p>1.58313290050782E+018</text:p>
          </table:table-cell>
          <table:table-cell/>
          <table:table-cell office:value-type="float" office:value="169.733764648" calcext:value-type="float">
            <text:p>169.733764648</text:p>
          </table:table-cell>
          <table:table-cell office:value-type="float" office:value="150.228256226" calcext:value-type="float">
            <text:p>150.228256226</text:p>
          </table:table-cell>
          <table:table-cell office:value-type="float" office:value="-0.0503087118268" calcext:value-type="float">
            <text:p>-0.0503087118268</text:p>
          </table:table-cell>
          <table:table-cell office:value-type="float" office:value="365.773956299" calcext:value-type="float">
            <text:p>365.773956299</text:p>
          </table:table-cell>
          <table:table-cell office:value-type="float" office:value="238.532836914" calcext:value-type="float">
            <text:p>238.532836914</text:p>
          </table:table-cell>
        </table:table-row>
        <table:table-row table:style-name="ro1">
          <table:table-cell table:number-columns-repeated="4"/>
          <table:table-cell office:value-type="float" office:value="1.58313290062882E+018" calcext:value-type="float">
            <text:p>1.58313290062882E+018</text:p>
          </table:table-cell>
          <table:table-cell office:value-type="float" office:value="2573" calcext:value-type="float">
            <text:p>2573</text:p>
          </table:table-cell>
          <table:table-cell office:value-type="float" office:value="1.58313290053634E+018" calcext:value-type="float">
            <text:p>1.5831329005363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61468E+018" calcext:value-type="float">
            <text:p>1.58313290061468E+018</text:p>
          </table:table-cell>
          <table:table-cell office:value-type="float" office:value="2573" calcext:value-type="float">
            <text:p>2573</text:p>
          </table:table-cell>
          <table:table-cell office:value-type="float" office:value="1.58313290053634E+018" calcext:value-type="float">
            <text:p>1.58313290053634E+018</text:p>
          </table:table-cell>
          <table:table-cell/>
          <table:table-cell office:value-type="float" office:value="172.765533447" calcext:value-type="float">
            <text:p>172.765533447</text:p>
          </table:table-cell>
          <table:table-cell office:value-type="float" office:value="147.46257019" calcext:value-type="float">
            <text:p>147.46257019</text:p>
          </table:table-cell>
          <table:table-cell office:value-type="float" office:value="-0.190933600068" calcext:value-type="float">
            <text:p>-0.190933600068</text:p>
          </table:table-cell>
          <table:table-cell office:value-type="float" office:value="364.2628479" calcext:value-type="float">
            <text:p>364.2628479</text:p>
          </table:table-cell>
          <table:table-cell office:value-type="float" office:value="240.9347229" calcext:value-type="float">
            <text:p>240.9347229</text:p>
          </table:table-cell>
        </table:table-row>
        <table:table-row table:style-name="ro1">
          <table:table-cell table:number-columns-repeated="4"/>
          <table:table-cell office:value-type="float" office:value="1.58313290066118E+018" calcext:value-type="float">
            <text:p>1.58313290066118E+018</text:p>
          </table:table-cell>
          <table:table-cell office:value-type="float" office:value="2574" calcext:value-type="float">
            <text:p>2574</text:p>
          </table:table-cell>
          <table:table-cell office:value-type="float" office:value="1.58313290057051E+018" calcext:value-type="float">
            <text:p>1.5831329005705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65671E+018" calcext:value-type="float">
            <text:p>1.58313290065671E+018</text:p>
          </table:table-cell>
          <table:table-cell office:value-type="float" office:value="2574" calcext:value-type="float">
            <text:p>2574</text:p>
          </table:table-cell>
          <table:table-cell office:value-type="float" office:value="1.58313290057051E+018" calcext:value-type="float">
            <text:p>1.58313290057051E+018</text:p>
          </table:table-cell>
          <table:table-cell/>
          <table:table-cell office:value-type="float" office:value="174.604888916" calcext:value-type="float">
            <text:p>174.604888916</text:p>
          </table:table-cell>
          <table:table-cell office:value-type="float" office:value="144.659606934" calcext:value-type="float">
            <text:p>144.659606934</text:p>
          </table:table-cell>
          <table:table-cell office:value-type="float" office:value="-0.206964507699" calcext:value-type="float">
            <text:p>-0.206964507699</text:p>
          </table:table-cell>
          <table:table-cell office:value-type="float" office:value="364.33795166" calcext:value-type="float">
            <text:p>364.33795166</text:p>
          </table:table-cell>
          <table:table-cell office:value-type="float" office:value="241.977279663" calcext:value-type="float">
            <text:p>241.977279663</text:p>
          </table:table-cell>
        </table:table-row>
        <table:table-row table:style-name="ro1">
          <table:table-cell table:number-columns-repeated="4"/>
          <table:table-cell office:value-type="float" office:value="1.58313290070992E+018" calcext:value-type="float">
            <text:p>1.58313290070992E+018</text:p>
          </table:table-cell>
          <table:table-cell office:value-type="float" office:value="2575" calcext:value-type="float">
            <text:p>2575</text:p>
          </table:table-cell>
          <table:table-cell office:value-type="float" office:value="1.58313290060403E+018" calcext:value-type="float">
            <text:p>1.5831329006040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70503E+018" calcext:value-type="float">
            <text:p>1.58313290070503E+018</text:p>
          </table:table-cell>
          <table:table-cell office:value-type="float" office:value="2575" calcext:value-type="float">
            <text:p>2575</text:p>
          </table:table-cell>
          <table:table-cell office:value-type="float" office:value="1.58313290060403E+018" calcext:value-type="float">
            <text:p>1.58313290060403E+018</text:p>
          </table:table-cell>
          <table:table-cell/>
          <table:table-cell office:value-type="float" office:value="180.0990448" calcext:value-type="float">
            <text:p>180.0990448</text:p>
          </table:table-cell>
          <table:table-cell office:value-type="float" office:value="147.202880859" calcext:value-type="float">
            <text:p>147.202880859</text:p>
          </table:table-cell>
          <table:table-cell office:value-type="float" office:value="-0.210737273097" calcext:value-type="float">
            <text:p>-0.210737273097</text:p>
          </table:table-cell>
          <table:table-cell office:value-type="float" office:value="366.54309082" calcext:value-type="float">
            <text:p>366.54309082</text:p>
          </table:table-cell>
          <table:table-cell office:value-type="float" office:value="242.942092896" calcext:value-type="float">
            <text:p>242.942092896</text:p>
          </table:table-cell>
        </table:table-row>
        <table:table-row table:style-name="ro1">
          <table:table-cell table:number-columns-repeated="4"/>
          <table:table-cell office:value-type="float" office:value="1.58313290072483E+018" calcext:value-type="float">
            <text:p>1.58313290072483E+018</text:p>
          </table:table-cell>
          <table:table-cell office:value-type="float" office:value="2576" calcext:value-type="float">
            <text:p>2576</text:p>
          </table:table-cell>
          <table:table-cell office:value-type="float" office:value="1.58313290063804E+018" calcext:value-type="float">
            <text:p>1.5831329006380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724E+018" calcext:value-type="float">
            <text:p>1.583132900724E+018</text:p>
          </table:table-cell>
          <table:table-cell office:value-type="float" office:value="2576" calcext:value-type="float">
            <text:p>2576</text:p>
          </table:table-cell>
          <table:table-cell office:value-type="float" office:value="1.58313290063804E+018" calcext:value-type="float">
            <text:p>1.58313290063804E+018</text:p>
          </table:table-cell>
          <table:table-cell/>
          <table:table-cell office:value-type="float" office:value="177.33442688" calcext:value-type="float">
            <text:p>177.33442688</text:p>
          </table:table-cell>
          <table:table-cell office:value-type="float" office:value="143.95463562" calcext:value-type="float">
            <text:p>143.95463562</text:p>
          </table:table-cell>
          <table:table-cell office:value-type="float" office:value="-0.222873032093" calcext:value-type="float">
            <text:p>-0.222873032093</text:p>
          </table:table-cell>
          <table:table-cell office:value-type="float" office:value="365.215576172" calcext:value-type="float">
            <text:p>365.215576172</text:p>
          </table:table-cell>
          <table:table-cell office:value-type="float" office:value="242.853881836" calcext:value-type="float">
            <text:p>242.853881836</text:p>
          </table:table-cell>
        </table:table-row>
        <table:table-row table:style-name="ro1">
          <table:table-cell table:number-columns-repeated="4"/>
          <table:table-cell office:value-type="float" office:value="1.58313290078412E+018" calcext:value-type="float">
            <text:p>1.58313290078412E+018</text:p>
          </table:table-cell>
          <table:table-cell office:value-type="float" office:value="2577" calcext:value-type="float">
            <text:p>2577</text:p>
          </table:table-cell>
          <table:table-cell office:value-type="float" office:value="1.58313290066719E+018" calcext:value-type="float">
            <text:p>1.5831329006671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78774E+018" calcext:value-type="float">
            <text:p>1.58313290078774E+018</text:p>
          </table:table-cell>
          <table:table-cell office:value-type="float" office:value="2577" calcext:value-type="float">
            <text:p>2577</text:p>
          </table:table-cell>
          <table:table-cell office:value-type="float" office:value="1.58313290066719E+018" calcext:value-type="float">
            <text:p>1.58313290066719E+018</text:p>
          </table:table-cell>
          <table:table-cell/>
          <table:table-cell office:value-type="float" office:value="173.650909424" calcext:value-type="float">
            <text:p>173.650909424</text:p>
          </table:table-cell>
          <table:table-cell office:value-type="float" office:value="143.965789795" calcext:value-type="float">
            <text:p>143.965789795</text:p>
          </table:table-cell>
          <table:table-cell office:value-type="float" office:value="-0.212039291859" calcext:value-type="float">
            <text:p>-0.212039291859</text:p>
          </table:table-cell>
          <table:table-cell office:value-type="float" office:value="365.094696045" calcext:value-type="float">
            <text:p>365.094696045</text:p>
          </table:table-cell>
          <table:table-cell office:value-type="float" office:value="241.839691162" calcext:value-type="float">
            <text:p>241.839691162</text:p>
          </table:table-cell>
        </table:table-row>
        <table:table-row table:style-name="ro1">
          <table:table-cell table:number-columns-repeated="4"/>
          <table:table-cell office:value-type="float" office:value="1.58313290080934E+018" calcext:value-type="float">
            <text:p>1.58313290080934E+018</text:p>
          </table:table-cell>
          <table:table-cell office:value-type="float" office:value="2578" calcext:value-type="float">
            <text:p>2578</text:p>
          </table:table-cell>
          <table:table-cell office:value-type="float" office:value="1.58313290070616E+018" calcext:value-type="float">
            <text:p>1.5831329007061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80378E+018" calcext:value-type="float">
            <text:p>1.58313290080378E+018</text:p>
          </table:table-cell>
          <table:table-cell office:value-type="float" office:value="2578" calcext:value-type="float">
            <text:p>2578</text:p>
          </table:table-cell>
          <table:table-cell office:value-type="float" office:value="1.58313290070616E+018" calcext:value-type="float">
            <text:p>1.58313290070616E+018</text:p>
          </table:table-cell>
          <table:table-cell/>
          <table:table-cell office:value-type="float" office:value="176.60206604" calcext:value-type="float">
            <text:p>176.60206604</text:p>
          </table:table-cell>
          <table:table-cell office:value-type="float" office:value="140.994262695" calcext:value-type="float">
            <text:p>140.994262695</text:p>
          </table:table-cell>
          <table:table-cell office:value-type="float" office:value="-0.170110478997" calcext:value-type="float">
            <text:p>-0.170110478997</text:p>
          </table:table-cell>
          <table:table-cell office:value-type="float" office:value="365.29800415" calcext:value-type="float">
            <text:p>365.29800415</text:p>
          </table:table-cell>
          <table:table-cell office:value-type="float" office:value="241.832183838" calcext:value-type="float">
            <text:p>241.832183838</text:p>
          </table:table-cell>
        </table:table-row>
        <table:table-row table:style-name="ro1">
          <table:table-cell table:number-columns-repeated="4"/>
          <table:table-cell office:value-type="float" office:value="1.58313290084126E+018" calcext:value-type="float">
            <text:p>1.58313290084126E+018</text:p>
          </table:table-cell>
          <table:table-cell office:value-type="float" office:value="2579" calcext:value-type="float">
            <text:p>2579</text:p>
          </table:table-cell>
          <table:table-cell office:value-type="float" office:value="1.58313290074005E+018" calcext:value-type="float">
            <text:p>1.5831329007400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83382E+018" calcext:value-type="float">
            <text:p>1.58313290083382E+018</text:p>
          </table:table-cell>
          <table:table-cell office:value-type="float" office:value="2579" calcext:value-type="float">
            <text:p>2579</text:p>
          </table:table-cell>
          <table:table-cell office:value-type="float" office:value="1.58313290074005E+018" calcext:value-type="float">
            <text:p>1.58313290074005E+018</text:p>
          </table:table-cell>
          <table:table-cell/>
          <table:table-cell office:value-type="float" office:value="174.69821167" calcext:value-type="float">
            <text:p>174.69821167</text:p>
          </table:table-cell>
          <table:table-cell office:value-type="float" office:value="141.559448242" calcext:value-type="float">
            <text:p>141.559448242</text:p>
          </table:table-cell>
          <table:table-cell office:value-type="float" office:value="-0.168121099472" calcext:value-type="float">
            <text:p>-0.168121099472</text:p>
          </table:table-cell>
          <table:table-cell office:value-type="float" office:value="364.68850708" calcext:value-type="float">
            <text:p>364.68850708</text:p>
          </table:table-cell>
          <table:table-cell office:value-type="float" office:value="242.336929321" calcext:value-type="float">
            <text:p>242.336929321</text:p>
          </table:table-cell>
        </table:table-row>
        <table:table-row table:style-name="ro1">
          <table:table-cell table:number-columns-repeated="4"/>
          <table:table-cell office:value-type="float" office:value="1.58313290086448E+018" calcext:value-type="float">
            <text:p>1.58313290086448E+018</text:p>
          </table:table-cell>
          <table:table-cell office:value-type="float" office:value="2580" calcext:value-type="float">
            <text:p>2580</text:p>
          </table:table-cell>
          <table:table-cell office:value-type="float" office:value="1.58313290076834E+018" calcext:value-type="float">
            <text:p>1.5831329007683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87397E+018" calcext:value-type="float">
            <text:p>1.58313290087397E+018</text:p>
          </table:table-cell>
          <table:table-cell office:value-type="float" office:value="2580" calcext:value-type="float">
            <text:p>2580</text:p>
          </table:table-cell>
          <table:table-cell office:value-type="float" office:value="1.58313290076834E+018" calcext:value-type="float">
            <text:p>1.58313290076834E+018</text:p>
          </table:table-cell>
          <table:table-cell/>
          <table:table-cell office:value-type="float" office:value="176.40196228" calcext:value-type="float">
            <text:p>176.40196228</text:p>
          </table:table-cell>
          <table:table-cell office:value-type="float" office:value="141.1355896" calcext:value-type="float">
            <text:p>141.1355896</text:p>
          </table:table-cell>
          <table:table-cell office:value-type="float" office:value="-0.184802472591" calcext:value-type="float">
            <text:p>-0.184802472591</text:p>
          </table:table-cell>
          <table:table-cell office:value-type="float" office:value="365.093200684" calcext:value-type="float">
            <text:p>365.093200684</text:p>
          </table:table-cell>
          <table:table-cell office:value-type="float" office:value="242.406570435" calcext:value-type="float">
            <text:p>242.406570435</text:p>
          </table:table-cell>
        </table:table-row>
        <table:table-row table:style-name="ro1">
          <table:table-cell table:number-columns-repeated="4"/>
          <table:table-cell office:value-type="float" office:value="1.58313290091552E+018" calcext:value-type="float">
            <text:p>1.58313290091552E+018</text:p>
          </table:table-cell>
          <table:table-cell office:value-type="float" office:value="2581" calcext:value-type="float">
            <text:p>2581</text:p>
          </table:table-cell>
          <table:table-cell office:value-type="float" office:value="1.58313290080162E+018" calcext:value-type="float">
            <text:p>1.5831329008016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90951E+018" calcext:value-type="float">
            <text:p>1.58313290090951E+018</text:p>
          </table:table-cell>
          <table:table-cell office:value-type="float" office:value="2581" calcext:value-type="float">
            <text:p>2581</text:p>
          </table:table-cell>
          <table:table-cell office:value-type="float" office:value="1.58313290080162E+018" calcext:value-type="float">
            <text:p>1.58313290080162E+018</text:p>
          </table:table-cell>
          <table:table-cell/>
          <table:table-cell office:value-type="float" office:value="174.920028687" calcext:value-type="float">
            <text:p>174.920028687</text:p>
          </table:table-cell>
          <table:table-cell office:value-type="float" office:value="142.280609131" calcext:value-type="float">
            <text:p>142.280609131</text:p>
          </table:table-cell>
          <table:table-cell office:value-type="float" office:value="-0.169042944908" calcext:value-type="float">
            <text:p>-0.169042944908</text:p>
          </table:table-cell>
          <table:table-cell office:value-type="float" office:value="364.720306396" calcext:value-type="float">
            <text:p>364.720306396</text:p>
          </table:table-cell>
          <table:table-cell office:value-type="float" office:value="243.096664429" calcext:value-type="float">
            <text:p>243.096664429</text:p>
          </table:table-cell>
        </table:table-row>
        <table:table-row table:style-name="ro1">
          <table:table-cell table:number-columns-repeated="4"/>
          <table:table-cell office:value-type="float" office:value="1.58313290095305E+018" calcext:value-type="float">
            <text:p>1.58313290095305E+018</text:p>
          </table:table-cell>
          <table:table-cell office:value-type="float" office:value="2582" calcext:value-type="float">
            <text:p>2582</text:p>
          </table:table-cell>
          <table:table-cell office:value-type="float" office:value="1.58313290083667E+018" calcext:value-type="float">
            <text:p>1.5831329008366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94507E+018" calcext:value-type="float">
            <text:p>1.58313290094507E+018</text:p>
          </table:table-cell>
          <table:table-cell office:value-type="float" office:value="2582" calcext:value-type="float">
            <text:p>2582</text:p>
          </table:table-cell>
          <table:table-cell office:value-type="float" office:value="1.58313290083667E+018" calcext:value-type="float">
            <text:p>1.58313290083667E+018</text:p>
          </table:table-cell>
          <table:table-cell/>
          <table:table-cell office:value-type="float" office:value="177.791885376" calcext:value-type="float">
            <text:p>177.791885376</text:p>
          </table:table-cell>
          <table:table-cell office:value-type="float" office:value="141.461090088" calcext:value-type="float">
            <text:p>141.461090088</text:p>
          </table:table-cell>
          <table:table-cell office:value-type="float" office:value="-0.173046082258" calcext:value-type="float">
            <text:p>-0.173046082258</text:p>
          </table:table-cell>
          <table:table-cell office:value-type="float" office:value="365.898071289" calcext:value-type="float">
            <text:p>365.898071289</text:p>
          </table:table-cell>
          <table:table-cell office:value-type="float" office:value="242.637023926" calcext:value-type="float">
            <text:p>242.637023926</text:p>
          </table:table-cell>
        </table:table-row>
        <table:table-row table:style-name="ro1">
          <table:table-cell table:number-columns-repeated="4"/>
          <table:table-cell office:value-type="float" office:value="1.58313290097811E+018" calcext:value-type="float">
            <text:p>1.58313290097811E+018</text:p>
          </table:table-cell>
          <table:table-cell office:value-type="float" office:value="2583" calcext:value-type="float">
            <text:p>2583</text:p>
          </table:table-cell>
          <table:table-cell office:value-type="float" office:value="1.58313290087198E+018" calcext:value-type="float">
            <text:p>1.5831329008719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097487E+018" calcext:value-type="float">
            <text:p>1.58313290097487E+018</text:p>
          </table:table-cell>
          <table:table-cell office:value-type="float" office:value="2583" calcext:value-type="float">
            <text:p>2583</text:p>
          </table:table-cell>
          <table:table-cell office:value-type="float" office:value="1.58313290087198E+018" calcext:value-type="float">
            <text:p>1.58313290087198E+018</text:p>
          </table:table-cell>
          <table:table-cell/>
          <table:table-cell office:value-type="float" office:value="175.945327759" calcext:value-type="float">
            <text:p>175.945327759</text:p>
          </table:table-cell>
          <table:table-cell office:value-type="float" office:value="141.388137817" calcext:value-type="float">
            <text:p>141.388137817</text:p>
          </table:table-cell>
          <table:table-cell office:value-type="float" office:value="-0.163872689009" calcext:value-type="float">
            <text:p>-0.163872689009</text:p>
          </table:table-cell>
          <table:table-cell office:value-type="float" office:value="365.320495605" calcext:value-type="float">
            <text:p>365.320495605</text:p>
          </table:table-cell>
          <table:table-cell office:value-type="float" office:value="242.683227539" calcext:value-type="float">
            <text:p>242.683227539</text:p>
          </table:table-cell>
        </table:table-row>
        <table:table-row table:style-name="ro1">
          <table:table-cell table:number-columns-repeated="4"/>
          <table:table-cell office:value-type="float" office:value="1.58313290102337E+018" calcext:value-type="float">
            <text:p>1.58313290102337E+018</text:p>
          </table:table-cell>
          <table:table-cell office:value-type="float" office:value="2584" calcext:value-type="float">
            <text:p>2584</text:p>
          </table:table-cell>
          <table:table-cell office:value-type="float" office:value="1.58313290090643E+018" calcext:value-type="float">
            <text:p>1.5831329009064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00576E+018" calcext:value-type="float">
            <text:p>1.58313290100576E+018</text:p>
          </table:table-cell>
          <table:table-cell office:value-type="float" office:value="2584" calcext:value-type="float">
            <text:p>2584</text:p>
          </table:table-cell>
          <table:table-cell office:value-type="float" office:value="1.58313290090643E+018" calcext:value-type="float">
            <text:p>1.58313290090643E+018</text:p>
          </table:table-cell>
          <table:table-cell/>
          <table:table-cell office:value-type="float" office:value="176.51524353" calcext:value-type="float">
            <text:p>176.51524353</text:p>
          </table:table-cell>
          <table:table-cell office:value-type="float" office:value="143.060836792" calcext:value-type="float">
            <text:p>143.060836792</text:p>
          </table:table-cell>
          <table:table-cell office:value-type="float" office:value="-0.145154923201" calcext:value-type="float">
            <text:p>-0.145154923201</text:p>
          </table:table-cell>
          <table:table-cell office:value-type="float" office:value="366.002410889" calcext:value-type="float">
            <text:p>366.002410889</text:p>
          </table:table-cell>
          <table:table-cell office:value-type="float" office:value="243.58114624" calcext:value-type="float">
            <text:p>243.58114624</text:p>
          </table:table-cell>
        </table:table-row>
        <table:table-row table:style-name="ro1">
          <table:table-cell table:number-columns-repeated="4"/>
          <table:table-cell office:value-type="float" office:value="1.58313290104231E+018" calcext:value-type="float">
            <text:p>1.58313290104231E+018</text:p>
          </table:table-cell>
          <table:table-cell office:value-type="float" office:value="2585" calcext:value-type="float">
            <text:p>2585</text:p>
          </table:table-cell>
          <table:table-cell office:value-type="float" office:value="1.58313290093727E+018" calcext:value-type="float">
            <text:p>1.5831329009372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0442E+018" calcext:value-type="float">
            <text:p>1.5831329010442E+018</text:p>
          </table:table-cell>
          <table:table-cell office:value-type="float" office:value="2585" calcext:value-type="float">
            <text:p>2585</text:p>
          </table:table-cell>
          <table:table-cell office:value-type="float" office:value="1.58313290093727E+018" calcext:value-type="float">
            <text:p>1.58313290093727E+018</text:p>
          </table:table-cell>
          <table:table-cell/>
          <table:table-cell office:value-type="float" office:value="174.82875061" calcext:value-type="float">
            <text:p>174.82875061</text:p>
          </table:table-cell>
          <table:table-cell office:value-type="float" office:value="141.715667725" calcext:value-type="float">
            <text:p>141.715667725</text:p>
          </table:table-cell>
          <table:table-cell office:value-type="float" office:value="-0.161841496825" calcext:value-type="float">
            <text:p>-0.161841496825</text:p>
          </table:table-cell>
          <table:table-cell office:value-type="float" office:value="365.550231934" calcext:value-type="float">
            <text:p>365.550231934</text:p>
          </table:table-cell>
          <table:table-cell office:value-type="float" office:value="242.83454895" calcext:value-type="float">
            <text:p>242.83454895</text:p>
          </table:table-cell>
        </table:table-row>
        <table:table-row table:style-name="ro1">
          <table:table-cell table:number-columns-repeated="4"/>
          <table:table-cell office:value-type="float" office:value="1.58313290107483E+018" calcext:value-type="float">
            <text:p>1.58313290107483E+018</text:p>
          </table:table-cell>
          <table:table-cell office:value-type="float" office:value="2586" calcext:value-type="float">
            <text:p>2586</text:p>
          </table:table-cell>
          <table:table-cell office:value-type="float" office:value="1.58313290097527E+018" calcext:value-type="float">
            <text:p>1.5831329009752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07326E+018" calcext:value-type="float">
            <text:p>1.58313290107326E+018</text:p>
          </table:table-cell>
          <table:table-cell office:value-type="float" office:value="2586" calcext:value-type="float">
            <text:p>2586</text:p>
          </table:table-cell>
          <table:table-cell office:value-type="float" office:value="1.58313290097527E+018" calcext:value-type="float">
            <text:p>1.58313290097527E+018</text:p>
          </table:table-cell>
          <table:table-cell/>
          <table:table-cell office:value-type="float" office:value="176.359039307" calcext:value-type="float">
            <text:p>176.359039307</text:p>
          </table:table-cell>
          <table:table-cell office:value-type="float" office:value="142.236129761" calcext:value-type="float">
            <text:p>142.236129761</text:p>
          </table:table-cell>
          <table:table-cell office:value-type="float" office:value="-0.147740319371" calcext:value-type="float">
            <text:p>-0.147740319371</text:p>
          </table:table-cell>
          <table:table-cell office:value-type="float" office:value="365.937652588" calcext:value-type="float">
            <text:p>365.937652588</text:p>
          </table:table-cell>
          <table:table-cell office:value-type="float" office:value="243.199066162" calcext:value-type="float">
            <text:p>243.199066162</text:p>
          </table:table-cell>
        </table:table-row>
        <table:table-row table:style-name="ro1">
          <table:table-cell table:number-columns-repeated="4"/>
          <table:table-cell office:value-type="float" office:value="1.58313290110247E+018" calcext:value-type="float">
            <text:p>1.58313290110247E+018</text:p>
          </table:table-cell>
          <table:table-cell office:value-type="float" office:value="2587" calcext:value-type="float">
            <text:p>2587</text:p>
          </table:table-cell>
          <table:table-cell office:value-type="float" office:value="1.58313290100391E+018" calcext:value-type="float">
            <text:p>1.5831329010039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10372E+018" calcext:value-type="float">
            <text:p>1.58313290110372E+018</text:p>
          </table:table-cell>
          <table:table-cell office:value-type="float" office:value="2587" calcext:value-type="float">
            <text:p>2587</text:p>
          </table:table-cell>
          <table:table-cell office:value-type="float" office:value="1.58313290100391E+018" calcext:value-type="float">
            <text:p>1.58313290100391E+018</text:p>
          </table:table-cell>
          <table:table-cell/>
          <table:table-cell office:value-type="float" office:value="177.649246216" calcext:value-type="float">
            <text:p>177.649246216</text:p>
          </table:table-cell>
          <table:table-cell office:value-type="float" office:value="147.679168701" calcext:value-type="float">
            <text:p>147.679168701</text:p>
          </table:table-cell>
          <table:table-cell office:value-type="float" office:value="-0.0827544033527" calcext:value-type="float">
            <text:p>-0.0827544033527</text:p>
          </table:table-cell>
          <table:table-cell office:value-type="float" office:value="367.633453369" calcext:value-type="float">
            <text:p>367.633453369</text:p>
          </table:table-cell>
          <table:table-cell office:value-type="float" office:value="244.775405884" calcext:value-type="float">
            <text:p>244.775405884</text:p>
          </table:table-cell>
        </table:table-row>
        <table:table-row table:style-name="ro1">
          <table:table-cell table:number-columns-repeated="4"/>
          <table:table-cell office:value-type="float" office:value="1.5831329011436E+018" calcext:value-type="float">
            <text:p>1.5831329011436E+018</text:p>
          </table:table-cell>
          <table:table-cell office:value-type="float" office:value="2588" calcext:value-type="float">
            <text:p>2588</text:p>
          </table:table-cell>
          <table:table-cell office:value-type="float" office:value="1.583132901036E+018" calcext:value-type="float">
            <text:p>1.58313290103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831329011299E+018" calcext:value-type="float">
            <text:p>1.5831329011299E+018</text:p>
          </table:table-cell>
          <table:table-cell office:value-type="float" office:value="2588" calcext:value-type="float">
            <text:p>2588</text:p>
          </table:table-cell>
          <table:table-cell office:value-type="float" office:value="1.583132901036E+018" calcext:value-type="float">
            <text:p>1.583132901036E+018</text:p>
          </table:table-cell>
          <table:table-cell/>
          <table:table-cell office:value-type="float" office:value="218.359436035" calcext:value-type="float">
            <text:p>218.359436035</text:p>
          </table:table-cell>
          <table:table-cell office:value-type="float" office:value="183.507888794" calcext:value-type="float">
            <text:p>183.507888794</text:p>
          </table:table-cell>
          <table:table-cell office:value-type="float" office:value="1.01122462749" calcext:value-type="float">
            <text:p>1.01122462749</text:p>
          </table:table-cell>
          <table:table-cell office:value-type="float" office:value="379.218505859" calcext:value-type="float">
            <text:p>379.218505859</text:p>
          </table:table-cell>
          <table:table-cell office:value-type="float" office:value="261.645141602" calcext:value-type="float">
            <text:p>261.645141602</text:p>
          </table:table-cell>
        </table:table-row>
        <table:table-row table:style-name="ro1">
          <table:table-cell table:number-columns-repeated="4"/>
          <table:table-cell office:value-type="float" office:value="1.58313290115963E+018" calcext:value-type="float">
            <text:p>1.58313290115963E+018</text:p>
          </table:table-cell>
          <table:table-cell office:value-type="float" office:value="2589" calcext:value-type="float">
            <text:p>2589</text:p>
          </table:table-cell>
          <table:table-cell office:value-type="float" office:value="1.58313290107097E+018" calcext:value-type="float">
            <text:p>1.5831329010709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15264E+018" calcext:value-type="float">
            <text:p>1.58313290115264E+018</text:p>
          </table:table-cell>
          <table:table-cell office:value-type="float" office:value="2589" calcext:value-type="float">
            <text:p>2589</text:p>
          </table:table-cell>
          <table:table-cell office:value-type="float" office:value="1.58313290107097E+018" calcext:value-type="float">
            <text:p>1.58313290107097E+018</text:p>
          </table:table-cell>
          <table:table-cell/>
          <table:table-cell office:value-type="float" office:value="181.554031372" calcext:value-type="float">
            <text:p>181.554031372</text:p>
          </table:table-cell>
          <table:table-cell office:value-type="float" office:value="173.770767212" calcext:value-type="float">
            <text:p>173.770767212</text:p>
          </table:table-cell>
          <table:table-cell office:value-type="float" office:value="0.762886703014" calcext:value-type="float">
            <text:p>0.762886703014</text:p>
          </table:table-cell>
          <table:table-cell office:value-type="float" office:value="371.991333008" calcext:value-type="float">
            <text:p>371.991333008</text:p>
          </table:table-cell>
          <table:table-cell office:value-type="float" office:value="246.365066528" calcext:value-type="float">
            <text:p>246.365066528</text:p>
          </table:table-cell>
        </table:table-row>
        <table:table-row table:style-name="ro1">
          <table:table-cell table:number-columns-repeated="4"/>
          <table:table-cell office:value-type="float" office:value="1.58313290118563E+018" calcext:value-type="float">
            <text:p>1.58313290118563E+018</text:p>
          </table:table-cell>
          <table:table-cell office:value-type="float" office:value="2590" calcext:value-type="float">
            <text:p>2590</text:p>
          </table:table-cell>
          <table:table-cell office:value-type="float" office:value="1.58313290110175E+018" calcext:value-type="float">
            <text:p>1.5831329011017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18183E+018" calcext:value-type="float">
            <text:p>1.58313290118183E+018</text:p>
          </table:table-cell>
          <table:table-cell office:value-type="float" office:value="2590" calcext:value-type="float">
            <text:p>2590</text:p>
          </table:table-cell>
          <table:table-cell office:value-type="float" office:value="1.58313290110175E+018" calcext:value-type="float">
            <text:p>1.58313290110175E+018</text:p>
          </table:table-cell>
          <table:table-cell/>
          <table:table-cell office:value-type="float" office:value="159.602523804" calcext:value-type="float">
            <text:p>159.602523804</text:p>
          </table:table-cell>
          <table:table-cell office:value-type="float" office:value="158.979751587" calcext:value-type="float">
            <text:p>158.979751587</text:p>
          </table:table-cell>
          <table:table-cell office:value-type="float" office:value="-0.674830317497" calcext:value-type="float">
            <text:p>-0.674830317497</text:p>
          </table:table-cell>
          <table:table-cell office:value-type="float" office:value="377.121246338" calcext:value-type="float">
            <text:p>377.121246338</text:p>
          </table:table-cell>
          <table:table-cell office:value-type="float" office:value="246.612075806" calcext:value-type="float">
            <text:p>246.612075806</text:p>
          </table:table-cell>
        </table:table-row>
        <table:table-row table:style-name="ro1">
          <table:table-cell table:number-columns-repeated="4"/>
          <table:table-cell office:value-type="float" office:value="1.58313290123334E+018" calcext:value-type="float">
            <text:p>1.58313290123334E+018</text:p>
          </table:table-cell>
          <table:table-cell office:value-type="float" office:value="2591" calcext:value-type="float">
            <text:p>2591</text:p>
          </table:table-cell>
          <table:table-cell office:value-type="float" office:value="1.58313290113931E+018" calcext:value-type="float">
            <text:p>1.5831329011393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22696E+018" calcext:value-type="float">
            <text:p>1.58313290122696E+018</text:p>
          </table:table-cell>
          <table:table-cell office:value-type="float" office:value="2591" calcext:value-type="float">
            <text:p>2591</text:p>
          </table:table-cell>
          <table:table-cell office:value-type="float" office:value="1.58313290113931E+018" calcext:value-type="float">
            <text:p>1.58313290113931E+018</text:p>
          </table:table-cell>
          <table:table-cell/>
          <table:table-cell office:value-type="float" office:value="161.7396698" calcext:value-type="float">
            <text:p>161.7396698</text:p>
          </table:table-cell>
          <table:table-cell office:value-type="float" office:value="154.969284058" calcext:value-type="float">
            <text:p>154.969284058</text:p>
          </table:table-cell>
          <table:table-cell office:value-type="float" office:value="-1.19250512123" calcext:value-type="float">
            <text:p>-1.19250512123</text:p>
          </table:table-cell>
          <table:table-cell office:value-type="float" office:value="377.176177979" calcext:value-type="float">
            <text:p>377.176177979</text:p>
          </table:table-cell>
          <table:table-cell office:value-type="float" office:value="244.698120117" calcext:value-type="float">
            <text:p>244.698120117</text:p>
          </table:table-cell>
        </table:table-row>
        <table:table-row table:style-name="ro1">
          <table:table-cell table:number-columns-repeated="4"/>
          <table:table-cell office:value-type="float" office:value="1.58313290127793E+018" calcext:value-type="float">
            <text:p>1.58313290127793E+018</text:p>
          </table:table-cell>
          <table:table-cell office:value-type="float" office:value="2592" calcext:value-type="float">
            <text:p>2592</text:p>
          </table:table-cell>
          <table:table-cell office:value-type="float" office:value="1.58313290117008E+018" calcext:value-type="float">
            <text:p>1.5831329011700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2701E+018" calcext:value-type="float">
            <text:p>1.5831329012701E+018</text:p>
          </table:table-cell>
          <table:table-cell office:value-type="float" office:value="2592" calcext:value-type="float">
            <text:p>2592</text:p>
          </table:table-cell>
          <table:table-cell office:value-type="float" office:value="1.58313290117008E+018" calcext:value-type="float">
            <text:p>1.58313290117008E+018</text:p>
          </table:table-cell>
          <table:table-cell/>
          <table:table-cell office:value-type="float" office:value="158.94644165" calcext:value-type="float">
            <text:p>158.94644165</text:p>
          </table:table-cell>
          <table:table-cell office:value-type="float" office:value="152.731262207" calcext:value-type="float">
            <text:p>152.731262207</text:p>
          </table:table-cell>
          <table:table-cell office:value-type="float" office:value="1.28636300564" calcext:value-type="float">
            <text:p>1.28636300564</text:p>
          </table:table-cell>
          <table:table-cell office:value-type="float" office:value="378.822021484" calcext:value-type="float">
            <text:p>378.822021484</text:p>
          </table:table-cell>
          <table:table-cell office:value-type="float" office:value="241.650009155" calcext:value-type="float">
            <text:p>241.650009155</text:p>
          </table:table-cell>
        </table:table-row>
        <table:table-row table:style-name="ro1">
          <table:table-cell table:number-columns-repeated="4"/>
          <table:table-cell office:value-type="float" office:value="1.5831329013142E+018" calcext:value-type="float">
            <text:p>1.5831329013142E+018</text:p>
          </table:table-cell>
          <table:table-cell office:value-type="float" office:value="2593" calcext:value-type="float">
            <text:p>2593</text:p>
          </table:table-cell>
          <table:table-cell office:value-type="float" office:value="1.58313290121231E+018" calcext:value-type="float">
            <text:p>1.5831329012123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31254E+018" calcext:value-type="float">
            <text:p>1.58313290131254E+018</text:p>
          </table:table-cell>
          <table:table-cell office:value-type="float" office:value="2593" calcext:value-type="float">
            <text:p>2593</text:p>
          </table:table-cell>
          <table:table-cell office:value-type="float" office:value="1.58313290121231E+018" calcext:value-type="float">
            <text:p>1.58313290121231E+018</text:p>
          </table:table-cell>
          <table:table-cell/>
          <table:table-cell office:value-type="float" office:value="161.756317139" calcext:value-type="float">
            <text:p>161.756317139</text:p>
          </table:table-cell>
          <table:table-cell office:value-type="float" office:value="149.924560547" calcext:value-type="float">
            <text:p>149.924560547</text:p>
          </table:table-cell>
          <table:table-cell office:value-type="float" office:value="0.927855968475" calcext:value-type="float">
            <text:p>0.927855968475</text:p>
          </table:table-cell>
          <table:table-cell office:value-type="float" office:value="381.15713501" calcext:value-type="float">
            <text:p>381.15713501</text:p>
          </table:table-cell>
          <table:table-cell office:value-type="float" office:value="242.818572998" calcext:value-type="float">
            <text:p>242.818572998</text:p>
          </table:table-cell>
        </table:table-row>
        <table:table-row table:style-name="ro1">
          <table:table-cell table:number-columns-repeated="4"/>
          <table:table-cell office:value-type="float" office:value="1.58313290135285E+018" calcext:value-type="float">
            <text:p>1.58313290135285E+018</text:p>
          </table:table-cell>
          <table:table-cell office:value-type="float" office:value="2594" calcext:value-type="float">
            <text:p>2594</text:p>
          </table:table-cell>
          <table:table-cell office:value-type="float" office:value="1.58313290124111E+018" calcext:value-type="float">
            <text:p>1.5831329012411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35008E+018" calcext:value-type="float">
            <text:p>1.58313290135008E+018</text:p>
          </table:table-cell>
          <table:table-cell office:value-type="float" office:value="2594" calcext:value-type="float">
            <text:p>2594</text:p>
          </table:table-cell>
          <table:table-cell office:value-type="float" office:value="1.58313290124111E+018" calcext:value-type="float">
            <text:p>1.58313290124111E+018</text:p>
          </table:table-cell>
          <table:table-cell/>
          <table:table-cell office:value-type="float" office:value="159.595458984" calcext:value-type="float">
            <text:p>159.595458984</text:p>
          </table:table-cell>
          <table:table-cell office:value-type="float" office:value="152.115020752" calcext:value-type="float">
            <text:p>152.115020752</text:p>
          </table:table-cell>
          <table:table-cell office:value-type="float" office:value="0.922928035259" calcext:value-type="float">
            <text:p>0.922928035259</text:p>
          </table:table-cell>
          <table:table-cell office:value-type="float" office:value="378.692047119" calcext:value-type="float">
            <text:p>378.692047119</text:p>
          </table:table-cell>
          <table:table-cell office:value-type="float" office:value="242.382949829" calcext:value-type="float">
            <text:p>242.382949829</text:p>
          </table:table-cell>
        </table:table-row>
        <table:table-row table:style-name="ro1">
          <table:table-cell table:number-columns-repeated="4"/>
          <table:table-cell office:value-type="float" office:value="1.58313290137381E+018" calcext:value-type="float">
            <text:p>1.58313290137381E+018</text:p>
          </table:table-cell>
          <table:table-cell office:value-type="float" office:value="2595" calcext:value-type="float">
            <text:p>2595</text:p>
          </table:table-cell>
          <table:table-cell office:value-type="float" office:value="1.58313290127439E+018" calcext:value-type="float">
            <text:p>1.5831329012743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3682E+018" calcext:value-type="float">
            <text:p>1.5831329013682E+018</text:p>
          </table:table-cell>
          <table:table-cell office:value-type="float" office:value="2595" calcext:value-type="float">
            <text:p>2595</text:p>
          </table:table-cell>
          <table:table-cell office:value-type="float" office:value="1.58313290127439E+018" calcext:value-type="float">
            <text:p>1.58313290127439E+018</text:p>
          </table:table-cell>
          <table:table-cell/>
          <table:table-cell office:value-type="float" office:value="160.867080688" calcext:value-type="float">
            <text:p>160.867080688</text:p>
          </table:table-cell>
          <table:table-cell office:value-type="float" office:value="144.752426147" calcext:value-type="float">
            <text:p>144.752426147</text:p>
          </table:table-cell>
          <table:table-cell office:value-type="float" office:value="1.21428453922" calcext:value-type="float">
            <text:p>1.21428453922</text:p>
          </table:table-cell>
          <table:table-cell office:value-type="float" office:value="381.041625977" calcext:value-type="float">
            <text:p>381.041625977</text:p>
          </table:table-cell>
          <table:table-cell office:value-type="float" office:value="242.183731079" calcext:value-type="float">
            <text:p>242.183731079</text:p>
          </table:table-cell>
        </table:table-row>
        <table:table-row table:style-name="ro1">
          <table:table-cell table:number-columns-repeated="4"/>
          <table:table-cell office:value-type="float" office:value="1.58313290141711E+018" calcext:value-type="float">
            <text:p>1.58313290141711E+018</text:p>
          </table:table-cell>
          <table:table-cell office:value-type="float" office:value="2596" calcext:value-type="float">
            <text:p>2596</text:p>
          </table:table-cell>
          <table:table-cell office:value-type="float" office:value="1.58313290130405E+018" calcext:value-type="float">
            <text:p>1.5831329013040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41363E+018" calcext:value-type="float">
            <text:p>1.58313290141363E+018</text:p>
          </table:table-cell>
          <table:table-cell office:value-type="float" office:value="2596" calcext:value-type="float">
            <text:p>2596</text:p>
          </table:table-cell>
          <table:table-cell office:value-type="float" office:value="1.58313290130405E+018" calcext:value-type="float">
            <text:p>1.58313290130405E+018</text:p>
          </table:table-cell>
          <table:table-cell/>
          <table:table-cell office:value-type="float" office:value="149.395629883" calcext:value-type="float">
            <text:p>149.395629883</text:p>
          </table:table-cell>
          <table:table-cell office:value-type="float" office:value="137.508331299" calcext:value-type="float">
            <text:p>137.508331299</text:p>
          </table:table-cell>
          <table:table-cell office:value-type="float" office:value="1.47855591774" calcext:value-type="float">
            <text:p>1.47855591774</text:p>
          </table:table-cell>
          <table:table-cell office:value-type="float" office:value="384.731811523" calcext:value-type="float">
            <text:p>384.731811523</text:p>
          </table:table-cell>
          <table:table-cell office:value-type="float" office:value="242.622589111" calcext:value-type="float">
            <text:p>242.622589111</text:p>
          </table:table-cell>
        </table:table-row>
        <table:table-row table:style-name="ro1">
          <table:table-cell table:number-columns-repeated="4"/>
          <table:table-cell office:value-type="float" office:value="1.58313290146124E+018" calcext:value-type="float">
            <text:p>1.58313290146124E+018</text:p>
          </table:table-cell>
          <table:table-cell office:value-type="float" office:value="2597" calcext:value-type="float">
            <text:p>2597</text:p>
          </table:table-cell>
          <table:table-cell office:value-type="float" office:value="1.58313290133622E+018" calcext:value-type="float">
            <text:p>1.5831329013362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45846E+018" calcext:value-type="float">
            <text:p>1.58313290145846E+018</text:p>
          </table:table-cell>
          <table:table-cell office:value-type="float" office:value="2597" calcext:value-type="float">
            <text:p>2597</text:p>
          </table:table-cell>
          <table:table-cell office:value-type="float" office:value="1.58313290133622E+018" calcext:value-type="float">
            <text:p>1.58313290133622E+018</text:p>
          </table:table-cell>
          <table:table-cell/>
          <table:table-cell office:value-type="float" office:value="10.948589325" calcext:value-type="float">
            <text:p>10.948589325</text:p>
          </table:table-cell>
          <table:table-cell office:value-type="float" office:value="7.81674337387" calcext:value-type="float">
            <text:p>7.81674337387</text:p>
          </table:table-cell>
          <table:table-cell office:value-type="float" office:value="-0.957629144192" calcext:value-type="float">
            <text:p>-0.957629144192</text:p>
          </table:table-cell>
          <table:table-cell office:value-type="float" office:value="315.619262695" calcext:value-type="float">
            <text:p>315.619262695</text:p>
          </table:table-cell>
          <table:table-cell office:value-type="float" office:value="242.133728027" calcext:value-type="float">
            <text:p>242.133728027</text:p>
          </table:table-cell>
        </table:table-row>
        <table:table-row table:style-name="ro1">
          <table:table-cell table:number-columns-repeated="4"/>
          <table:table-cell office:value-type="float" office:value="1.58313290147947E+018" calcext:value-type="float">
            <text:p>1.58313290147947E+018</text:p>
          </table:table-cell>
          <table:table-cell office:value-type="float" office:value="2598" calcext:value-type="float">
            <text:p>2598</text:p>
          </table:table-cell>
          <table:table-cell office:value-type="float" office:value="1.58313290137478E+018" calcext:value-type="float">
            <text:p>1.5831329013747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47531E+018" calcext:value-type="float">
            <text:p>1.58313290147531E+018</text:p>
          </table:table-cell>
          <table:table-cell office:value-type="float" office:value="2598" calcext:value-type="float">
            <text:p>2598</text:p>
          </table:table-cell>
          <table:table-cell office:value-type="float" office:value="1.58313290137478E+018" calcext:value-type="float">
            <text:p>1.58313290137478E+018</text:p>
          </table:table-cell>
          <table:table-cell/>
          <table:table-cell office:value-type="float" office:value="43.5536880493" calcext:value-type="float">
            <text:p>43.5536880493</text:p>
          </table:table-cell>
          <table:table-cell office:value-type="float" office:value="38.0105476379" calcext:value-type="float">
            <text:p>38.0105476379</text:p>
          </table:table-cell>
          <table:table-cell office:value-type="float" office:value="-0.602069675922" calcext:value-type="float">
            <text:p>-0.602069675922</text:p>
          </table:table-cell>
          <table:table-cell office:value-type="float" office:value="302.266601562" calcext:value-type="float">
            <text:p>302.266601562</text:p>
          </table:table-cell>
          <table:table-cell office:value-type="float" office:value="231.925704956" calcext:value-type="float">
            <text:p>231.925704956</text:p>
          </table:table-cell>
        </table:table-row>
        <table:table-row table:style-name="ro1">
          <table:table-cell table:number-columns-repeated="4"/>
          <table:table-cell office:value-type="float" office:value="1.58313290151876E+018" calcext:value-type="float">
            <text:p>1.58313290151876E+018</text:p>
          </table:table-cell>
          <table:table-cell office:value-type="float" office:value="2599" calcext:value-type="float">
            <text:p>2599</text:p>
          </table:table-cell>
          <table:table-cell office:value-type="float" office:value="1.58313290140628E+018" calcext:value-type="float">
            <text:p>1.5831329014062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8313290151964E+018" calcext:value-type="float">
            <text:p>1.58313290151964E+018</text:p>
          </table:table-cell>
          <table:table-cell office:value-type="float" office:value="2599" calcext:value-type="float">
            <text:p>2599</text:p>
          </table:table-cell>
          <table:table-cell office:value-type="float" office:value="1.58313290140628E+018" calcext:value-type="float">
            <text:p>1.58313290140628E+018</text:p>
          </table:table-cell>
          <table:table-cell/>
          <table:table-cell office:value-type="float" office:value="218.265609741" calcext:value-type="float">
            <text:p>218.265609741</text:p>
          </table:table-cell>
          <table:table-cell office:value-type="float" office:value="213.394180298" calcext:value-type="float">
            <text:p>213.394180298</text:p>
          </table:table-cell>
          <table:table-cell office:value-type="float" office:value="1.41285324097" calcext:value-type="float">
            <text:p>1.41285324097</text:p>
          </table:table-cell>
          <table:table-cell office:value-type="float" office:value="389.888305664" calcext:value-type="float">
            <text:p>389.888305664</text:p>
          </table:table-cell>
          <table:table-cell office:value-type="float" office:value="257.462127686" calcext:value-type="float">
            <text:p>257.462127686</text:p>
          </table:table-cell>
        </table:table-row>
        <table:table-row table:style-name="ro1">
          <table:table-cell table:number-columns-repeated="4"/>
          <table:table-cell office:value-type="float" office:value="1.58313290154697E+018" calcext:value-type="float">
            <text:p>1.58313290154697E+018</text:p>
          </table:table-cell>
          <table:table-cell office:value-type="float" office:value="2600" calcext:value-type="float">
            <text:p>2600</text:p>
          </table:table-cell>
          <table:table-cell office:value-type="float" office:value="1.58313290143397E+018" calcext:value-type="float">
            <text:p>1.5831329014339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5445E+018" calcext:value-type="float">
            <text:p>1.5831329015445E+018</text:p>
          </table:table-cell>
          <table:table-cell office:value-type="float" office:value="2600" calcext:value-type="float">
            <text:p>2600</text:p>
          </table:table-cell>
          <table:table-cell office:value-type="float" office:value="1.58313290143397E+018" calcext:value-type="float">
            <text:p>1.58313290143397E+018</text:p>
          </table:table-cell>
          <table:table-cell/>
          <table:table-cell office:value-type="float" office:value="171.225875854" calcext:value-type="float">
            <text:p>171.225875854</text:p>
          </table:table-cell>
          <table:table-cell office:value-type="float" office:value="148.303634644" calcext:value-type="float">
            <text:p>148.303634644</text:p>
          </table:table-cell>
          <table:table-cell office:value-type="float" office:value="0.00724952388555" calcext:value-type="float">
            <text:p>0.00724952388555</text:p>
          </table:table-cell>
          <table:table-cell office:value-type="float" office:value="376.201202393" calcext:value-type="float">
            <text:p>376.201202393</text:p>
          </table:table-cell>
          <table:table-cell office:value-type="float" office:value="244.944702148" calcext:value-type="float">
            <text:p>244.944702148</text:p>
          </table:table-cell>
        </table:table-row>
        <table:table-row table:style-name="ro1">
          <table:table-cell table:number-columns-repeated="4"/>
          <table:table-cell office:value-type="float" office:value="1.5831329015767E+018" calcext:value-type="float">
            <text:p>1.5831329015767E+018</text:p>
          </table:table-cell>
          <table:table-cell office:value-type="float" office:value="2601" calcext:value-type="float">
            <text:p>2601</text:p>
          </table:table-cell>
          <table:table-cell office:value-type="float" office:value="1.58313290146931E+018" calcext:value-type="float">
            <text:p>1.5831329014693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57118E+018" calcext:value-type="float">
            <text:p>1.58313290157118E+018</text:p>
          </table:table-cell>
          <table:table-cell office:value-type="float" office:value="2601" calcext:value-type="float">
            <text:p>2601</text:p>
          </table:table-cell>
          <table:table-cell office:value-type="float" office:value="1.58313290146931E+018" calcext:value-type="float">
            <text:p>1.58313290146931E+018</text:p>
          </table:table-cell>
          <table:table-cell/>
          <table:table-cell office:value-type="float" office:value="172.407669067" calcext:value-type="float">
            <text:p>172.407669067</text:p>
          </table:table-cell>
          <table:table-cell office:value-type="float" office:value="148.445404053" calcext:value-type="float">
            <text:p>148.445404053</text:p>
          </table:table-cell>
          <table:table-cell office:value-type="float" office:value="0.0344015173614" calcext:value-type="float">
            <text:p>0.0344015173614</text:p>
          </table:table-cell>
          <table:table-cell office:value-type="float" office:value="375.194030762" calcext:value-type="float">
            <text:p>375.194030762</text:p>
          </table:table-cell>
          <table:table-cell office:value-type="float" office:value="244.079925537" calcext:value-type="float">
            <text:p>244.079925537</text:p>
          </table:table-cell>
        </table:table-row>
        <table:table-row table:style-name="ro1">
          <table:table-cell table:number-columns-repeated="4"/>
          <table:table-cell office:value-type="float" office:value="1.58313290159321E+018" calcext:value-type="float">
            <text:p>1.58313290159321E+018</text:p>
          </table:table-cell>
          <table:table-cell office:value-type="float" office:value="2602" calcext:value-type="float">
            <text:p>2602</text:p>
          </table:table-cell>
          <table:table-cell office:value-type="float" office:value="1.5831329015029E+018" calcext:value-type="float">
            <text:p>1.583132901502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59432E+018" calcext:value-type="float">
            <text:p>1.58313290159432E+018</text:p>
          </table:table-cell>
          <table:table-cell office:value-type="float" office:value="2602" calcext:value-type="float">
            <text:p>2602</text:p>
          </table:table-cell>
          <table:table-cell office:value-type="float" office:value="1.5831329015029E+018" calcext:value-type="float">
            <text:p>1.5831329015029E+018</text:p>
          </table:table-cell>
          <table:table-cell/>
          <table:table-cell office:value-type="float" office:value="157.314224243" calcext:value-type="float">
            <text:p>157.314224243</text:p>
          </table:table-cell>
          <table:table-cell office:value-type="float" office:value="152.685394287" calcext:value-type="float">
            <text:p>152.685394287</text:p>
          </table:table-cell>
          <table:table-cell office:value-type="float" office:value="0.809010267258" calcext:value-type="float">
            <text:p>0.809010267258</text:p>
          </table:table-cell>
          <table:table-cell office:value-type="float" office:value="380.237976074" calcext:value-type="float">
            <text:p>380.237976074</text:p>
          </table:table-cell>
          <table:table-cell office:value-type="float" office:value="242.543563843" calcext:value-type="float">
            <text:p>242.543563843</text:p>
          </table:table-cell>
        </table:table-row>
        <table:table-row table:style-name="ro1">
          <table:table-cell table:number-columns-repeated="4"/>
          <table:table-cell office:value-type="float" office:value="1.58313290162314E+018" calcext:value-type="float">
            <text:p>1.58313290162314E+018</text:p>
          </table:table-cell>
          <table:table-cell office:value-type="float" office:value="2603" calcext:value-type="float">
            <text:p>2603</text:p>
          </table:table-cell>
          <table:table-cell office:value-type="float" office:value="1.58313290154364E+018" calcext:value-type="float">
            <text:p>1.5831329015436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62585E+018" calcext:value-type="float">
            <text:p>1.58313290162585E+018</text:p>
          </table:table-cell>
          <table:table-cell office:value-type="float" office:value="2603" calcext:value-type="float">
            <text:p>2603</text:p>
          </table:table-cell>
          <table:table-cell office:value-type="float" office:value="1.58313290154364E+018" calcext:value-type="float">
            <text:p>1.58313290154364E+018</text:p>
          </table:table-cell>
          <table:table-cell/>
          <table:table-cell office:value-type="float" office:value="159.960510254" calcext:value-type="float">
            <text:p>159.960510254</text:p>
          </table:table-cell>
          <table:table-cell office:value-type="float" office:value="147.563339233" calcext:value-type="float">
            <text:p>147.563339233</text:p>
          </table:table-cell>
          <table:table-cell office:value-type="float" office:value="1.06784820557" calcext:value-type="float">
            <text:p>1.06784820557</text:p>
          </table:table-cell>
          <table:table-cell office:value-type="float" office:value="381.59967041" calcext:value-type="float">
            <text:p>381.59967041</text:p>
          </table:table-cell>
          <table:table-cell office:value-type="float" office:value="241.238861084" calcext:value-type="float">
            <text:p>241.238861084</text:p>
          </table:table-cell>
        </table:table-row>
        <table:table-row table:style-name="ro1">
          <table:table-cell table:number-columns-repeated="4"/>
          <table:table-cell office:value-type="float" office:value="1.58313290163772E+018" calcext:value-type="float">
            <text:p>1.58313290163772E+018</text:p>
          </table:table-cell>
          <table:table-cell office:value-type="float" office:value="2604" calcext:value-type="float">
            <text:p>2604</text:p>
          </table:table-cell>
          <table:table-cell office:value-type="float" office:value="1.58313290156825E+018" calcext:value-type="float">
            <text:p>1.5831329015682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64327E+018" calcext:value-type="float">
            <text:p>1.58313290164327E+018</text:p>
          </table:table-cell>
          <table:table-cell office:value-type="float" office:value="2604" calcext:value-type="float">
            <text:p>2604</text:p>
          </table:table-cell>
          <table:table-cell office:value-type="float" office:value="1.58313290156825E+018" calcext:value-type="float">
            <text:p>1.58313290156825E+018</text:p>
          </table:table-cell>
          <table:table-cell/>
          <table:table-cell office:value-type="float" office:value="160.953170776" calcext:value-type="float">
            <text:p>160.953170776</text:p>
          </table:table-cell>
          <table:table-cell office:value-type="float" office:value="149.704589844" calcext:value-type="float">
            <text:p>149.704589844</text:p>
          </table:table-cell>
          <table:table-cell office:value-type="float" office:value="0.939864695072" calcext:value-type="float">
            <text:p>0.939864695072</text:p>
          </table:table-cell>
          <table:table-cell office:value-type="float" office:value="380.368560791" calcext:value-type="float">
            <text:p>380.368560791</text:p>
          </table:table-cell>
          <table:table-cell office:value-type="float" office:value="241.274627686" calcext:value-type="float">
            <text:p>241.274627686</text:p>
          </table:table-cell>
        </table:table-row>
        <table:table-row table:style-name="ro1">
          <table:table-cell table:number-columns-repeated="4"/>
          <table:table-cell office:value-type="float" office:value="1.58313290167062E+018" calcext:value-type="float">
            <text:p>1.58313290167062E+018</text:p>
          </table:table-cell>
          <table:table-cell office:value-type="float" office:value="2605" calcext:value-type="float">
            <text:p>2605</text:p>
          </table:table-cell>
          <table:table-cell office:value-type="float" office:value="1.58313290160215E+018" calcext:value-type="float">
            <text:p>1.5831329016021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67053E+018" calcext:value-type="float">
            <text:p>1.58313290167053E+018</text:p>
          </table:table-cell>
          <table:table-cell office:value-type="float" office:value="2605" calcext:value-type="float">
            <text:p>2605</text:p>
          </table:table-cell>
          <table:table-cell office:value-type="float" office:value="1.58313290160215E+018" calcext:value-type="float">
            <text:p>1.58313290160215E+018</text:p>
          </table:table-cell>
          <table:table-cell/>
          <table:table-cell office:value-type="float" office:value="164.079376221" calcext:value-type="float">
            <text:p>164.079376221</text:p>
          </table:table-cell>
          <table:table-cell office:value-type="float" office:value="151.464981079" calcext:value-type="float">
            <text:p>151.464981079</text:p>
          </table:table-cell>
          <table:table-cell office:value-type="float" office:value="0.78911036253" calcext:value-type="float">
            <text:p>0.78911036253</text:p>
          </table:table-cell>
          <table:table-cell office:value-type="float" office:value="379.373809814" calcext:value-type="float">
            <text:p>379.373809814</text:p>
          </table:table-cell>
          <table:table-cell office:value-type="float" office:value="240.389328003" calcext:value-type="float">
            <text:p>240.389328003</text:p>
          </table:table-cell>
        </table:table-row>
        <table:table-row table:style-name="ro1">
          <table:table-cell table:number-columns-repeated="4"/>
          <table:table-cell office:value-type="float" office:value="1.58313290170372E+018" calcext:value-type="float">
            <text:p>1.58313290170372E+018</text:p>
          </table:table-cell>
          <table:table-cell office:value-type="float" office:value="2606" calcext:value-type="float">
            <text:p>2606</text:p>
          </table:table-cell>
          <table:table-cell office:value-type="float" office:value="1.58313290163625E+018" calcext:value-type="float">
            <text:p>1.5831329016362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69605E+018" calcext:value-type="float">
            <text:p>1.58313290169605E+018</text:p>
          </table:table-cell>
          <table:table-cell office:value-type="float" office:value="2606" calcext:value-type="float">
            <text:p>2606</text:p>
          </table:table-cell>
          <table:table-cell office:value-type="float" office:value="1.58313290163625E+018" calcext:value-type="float">
            <text:p>1.58313290163625E+018</text:p>
          </table:table-cell>
          <table:table-cell/>
          <table:table-cell office:value-type="float" office:value="162.62878418" calcext:value-type="float">
            <text:p>162.62878418</text:p>
          </table:table-cell>
          <table:table-cell office:value-type="float" office:value="147.52973938" calcext:value-type="float">
            <text:p>147.52973938</text:p>
          </table:table-cell>
          <table:table-cell office:value-type="float" office:value="0.765374362469" calcext:value-type="float">
            <text:p>0.765374362469</text:p>
          </table:table-cell>
          <table:table-cell office:value-type="float" office:value="381.071990967" calcext:value-type="float">
            <text:p>381.071990967</text:p>
          </table:table-cell>
          <table:table-cell office:value-type="float" office:value="239.05178833" calcext:value-type="float">
            <text:p>239.05178833</text:p>
          </table:table-cell>
        </table:table-row>
        <table:table-row table:style-name="ro1">
          <table:table-cell table:number-columns-repeated="4"/>
          <table:table-cell office:value-type="float" office:value="1.58313290175273E+018" calcext:value-type="float">
            <text:p>1.58313290175273E+018</text:p>
          </table:table-cell>
          <table:table-cell office:value-type="float" office:value="2607" calcext:value-type="float">
            <text:p>2607</text:p>
          </table:table-cell>
          <table:table-cell office:value-type="float" office:value="1.5831329016705E+018" calcext:value-type="float">
            <text:p>1.583132901670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75097E+018" calcext:value-type="float">
            <text:p>1.58313290175097E+018</text:p>
          </table:table-cell>
          <table:table-cell office:value-type="float" office:value="2607" calcext:value-type="float">
            <text:p>2607</text:p>
          </table:table-cell>
          <table:table-cell office:value-type="float" office:value="1.5831329016705E+018" calcext:value-type="float">
            <text:p>1.5831329016705E+018</text:p>
          </table:table-cell>
          <table:table-cell/>
          <table:table-cell office:value-type="float" office:value="162.992492676" calcext:value-type="float">
            <text:p>162.992492676</text:p>
          </table:table-cell>
          <table:table-cell office:value-type="float" office:value="143.620620728" calcext:value-type="float">
            <text:p>143.620620728</text:p>
          </table:table-cell>
          <table:table-cell office:value-type="float" office:value="0.918910980225" calcext:value-type="float">
            <text:p>0.918910980225</text:p>
          </table:table-cell>
          <table:table-cell office:value-type="float" office:value="381.825042725" calcext:value-type="float">
            <text:p>381.825042725</text:p>
          </table:table-cell>
          <table:table-cell office:value-type="float" office:value="239.305633545" calcext:value-type="float">
            <text:p>239.305633545</text:p>
          </table:table-cell>
        </table:table-row>
        <table:table-row table:style-name="ro1">
          <table:table-cell table:number-columns-repeated="4"/>
          <table:table-cell office:value-type="float" office:value="1.58313290178078E+018" calcext:value-type="float">
            <text:p>1.58313290178078E+018</text:p>
          </table:table-cell>
          <table:table-cell office:value-type="float" office:value="2608" calcext:value-type="float">
            <text:p>2608</text:p>
          </table:table-cell>
          <table:table-cell office:value-type="float" office:value="1.5831329017006E+018" calcext:value-type="float">
            <text:p>1.583132901700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77894E+018" calcext:value-type="float">
            <text:p>1.58313290177894E+018</text:p>
          </table:table-cell>
          <table:table-cell office:value-type="float" office:value="2608" calcext:value-type="float">
            <text:p>2608</text:p>
          </table:table-cell>
          <table:table-cell office:value-type="float" office:value="1.5831329017006E+018" calcext:value-type="float">
            <text:p>1.5831329017006E+018</text:p>
          </table:table-cell>
          <table:table-cell/>
          <table:table-cell office:value-type="float" office:value="162.316268921" calcext:value-type="float">
            <text:p>162.316268921</text:p>
          </table:table-cell>
          <table:table-cell office:value-type="float" office:value="149.099380493" calcext:value-type="float">
            <text:p>149.099380493</text:p>
          </table:table-cell>
          <table:table-cell office:value-type="float" office:value="0.793819606304" calcext:value-type="float">
            <text:p>0.793819606304</text:p>
          </table:table-cell>
          <table:table-cell office:value-type="float" office:value="378.892822266" calcext:value-type="float">
            <text:p>378.892822266</text:p>
          </table:table-cell>
          <table:table-cell office:value-type="float" office:value="240.236526489" calcext:value-type="float">
            <text:p>240.236526489</text:p>
          </table:table-cell>
        </table:table-row>
        <table:table-row table:style-name="ro1">
          <table:table-cell table:number-columns-repeated="4"/>
          <table:table-cell office:value-type="float" office:value="1.58313290180819E+018" calcext:value-type="float">
            <text:p>1.58313290180819E+018</text:p>
          </table:table-cell>
          <table:table-cell office:value-type="float" office:value="2609" calcext:value-type="float">
            <text:p>2609</text:p>
          </table:table-cell>
          <table:table-cell office:value-type="float" office:value="1.58313290173851E+018" calcext:value-type="float">
            <text:p>1.5831329017385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80845E+018" calcext:value-type="float">
            <text:p>1.58313290180845E+018</text:p>
          </table:table-cell>
          <table:table-cell office:value-type="float" office:value="2609" calcext:value-type="float">
            <text:p>2609</text:p>
          </table:table-cell>
          <table:table-cell office:value-type="float" office:value="1.58313290173851E+018" calcext:value-type="float">
            <text:p>1.58313290173851E+018</text:p>
          </table:table-cell>
          <table:table-cell/>
          <table:table-cell office:value-type="float" office:value="159.290008545" calcext:value-type="float">
            <text:p>159.290008545</text:p>
          </table:table-cell>
          <table:table-cell office:value-type="float" office:value="148.298660278" calcext:value-type="float">
            <text:p>148.298660278</text:p>
          </table:table-cell>
          <table:table-cell office:value-type="float" office:value="0.813916862011" calcext:value-type="float">
            <text:p>0.813916862011</text:p>
          </table:table-cell>
          <table:table-cell office:value-type="float" office:value="378.645568848" calcext:value-type="float">
            <text:p>378.645568848</text:p>
          </table:table-cell>
          <table:table-cell office:value-type="float" office:value="240.746917725" calcext:value-type="float">
            <text:p>240.746917725</text:p>
          </table:table-cell>
        </table:table-row>
        <table:table-row table:style-name="ro1">
          <table:table-cell table:number-columns-repeated="4"/>
          <table:table-cell office:value-type="float" office:value="1.58313290183443E+018" calcext:value-type="float">
            <text:p>1.58313290183443E+018</text:p>
          </table:table-cell>
          <table:table-cell office:value-type="float" office:value="2610" calcext:value-type="float">
            <text:p>2610</text:p>
          </table:table-cell>
          <table:table-cell office:value-type="float" office:value="1.58313290178336E+018" calcext:value-type="float">
            <text:p>1.5831329017833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82979E+018" calcext:value-type="float">
            <text:p>1.58313290182979E+018</text:p>
          </table:table-cell>
          <table:table-cell office:value-type="float" office:value="2610" calcext:value-type="float">
            <text:p>2610</text:p>
          </table:table-cell>
          <table:table-cell office:value-type="float" office:value="1.58313290178336E+018" calcext:value-type="float">
            <text:p>1.58313290178336E+018</text:p>
          </table:table-cell>
          <table:table-cell/>
          <table:table-cell office:value-type="float" office:value="158.559860229" calcext:value-type="float">
            <text:p>158.559860229</text:p>
          </table:table-cell>
          <table:table-cell office:value-type="float" office:value="146.636627197" calcext:value-type="float">
            <text:p>146.636627197</text:p>
          </table:table-cell>
          <table:table-cell office:value-type="float" office:value="0.746363401413" calcext:value-type="float">
            <text:p>0.746363401413</text:p>
          </table:table-cell>
          <table:table-cell office:value-type="float" office:value="379.104492188" calcext:value-type="float">
            <text:p>379.104492188</text:p>
          </table:table-cell>
          <table:table-cell office:value-type="float" office:value="240.449905396" calcext:value-type="float">
            <text:p>240.449905396</text:p>
          </table:table-cell>
        </table:table-row>
        <table:table-row table:style-name="ro1">
          <table:table-cell table:number-columns-repeated="4"/>
          <table:table-cell office:value-type="float" office:value="1.58313290187127E+018" calcext:value-type="float">
            <text:p>1.58313290187127E+018</text:p>
          </table:table-cell>
          <table:table-cell office:value-type="float" office:value="2611" calcext:value-type="float">
            <text:p>2611</text:p>
          </table:table-cell>
          <table:table-cell office:value-type="float" office:value="1.58313290181444E+018" calcext:value-type="float">
            <text:p>1.5831329018144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87303E+018" calcext:value-type="float">
            <text:p>1.58313290187303E+018</text:p>
          </table:table-cell>
          <table:table-cell office:value-type="float" office:value="2611" calcext:value-type="float">
            <text:p>2611</text:p>
          </table:table-cell>
          <table:table-cell office:value-type="float" office:value="1.58313290181444E+018" calcext:value-type="float">
            <text:p>1.58313290181444E+018</text:p>
          </table:table-cell>
          <table:table-cell/>
          <table:table-cell office:value-type="float" office:value="156.351287842" calcext:value-type="float">
            <text:p>156.351287842</text:p>
          </table:table-cell>
          <table:table-cell office:value-type="float" office:value="146.296340942" calcext:value-type="float">
            <text:p>146.296340942</text:p>
          </table:table-cell>
          <table:table-cell office:value-type="float" office:value="0.869114875793" calcext:value-type="float">
            <text:p>0.869114875793</text:p>
          </table:table-cell>
          <table:table-cell office:value-type="float" office:value="378.2862854" calcext:value-type="float">
            <text:p>378.2862854</text:p>
          </table:table-cell>
          <table:table-cell office:value-type="float" office:value="239.898422241" calcext:value-type="float">
            <text:p>239.898422241</text:p>
          </table:table-cell>
        </table:table-row>
        <table:table-row table:style-name="ro1">
          <table:table-cell table:number-columns-repeated="4"/>
          <table:table-cell office:value-type="float" office:value="1.58313290191193E+018" calcext:value-type="float">
            <text:p>1.58313290191193E+018</text:p>
          </table:table-cell>
          <table:table-cell office:value-type="float" office:value="2612" calcext:value-type="float">
            <text:p>2612</text:p>
          </table:table-cell>
          <table:table-cell office:value-type="float" office:value="1.58313290184625E+018" calcext:value-type="float">
            <text:p>1.5831329018462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91188E+018" calcext:value-type="float">
            <text:p>1.58313290191188E+018</text:p>
          </table:table-cell>
          <table:table-cell office:value-type="float" office:value="2612" calcext:value-type="float">
            <text:p>2612</text:p>
          </table:table-cell>
          <table:table-cell office:value-type="float" office:value="1.58313290184625E+018" calcext:value-type="float">
            <text:p>1.58313290184625E+018</text:p>
          </table:table-cell>
          <table:table-cell/>
          <table:table-cell office:value-type="float" office:value="159.193481445" calcext:value-type="float">
            <text:p>159.193481445</text:p>
          </table:table-cell>
          <table:table-cell office:value-type="float" office:value="149.114379883" calcext:value-type="float">
            <text:p>149.114379883</text:p>
          </table:table-cell>
          <table:table-cell office:value-type="float" office:value="0.614765703678" calcext:value-type="float">
            <text:p>0.614765703678</text:p>
          </table:table-cell>
          <table:table-cell office:value-type="float" office:value="374.614776611" calcext:value-type="float">
            <text:p>374.614776611</text:p>
          </table:table-cell>
          <table:table-cell office:value-type="float" office:value="240.088623047" calcext:value-type="float">
            <text:p>240.088623047</text:p>
          </table:table-cell>
        </table:table-row>
        <table:table-row table:style-name="ro1">
          <table:table-cell table:number-columns-repeated="4"/>
          <table:table-cell office:value-type="float" office:value="1.58313290195616E+018" calcext:value-type="float">
            <text:p>1.58313290195616E+018</text:p>
          </table:table-cell>
          <table:table-cell office:value-type="float" office:value="2613" calcext:value-type="float">
            <text:p>2613</text:p>
          </table:table-cell>
          <table:table-cell office:value-type="float" office:value="1.58313290186893E+018" calcext:value-type="float">
            <text:p>1.5831329018689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94828E+018" calcext:value-type="float">
            <text:p>1.58313290194828E+018</text:p>
          </table:table-cell>
          <table:table-cell office:value-type="float" office:value="2613" calcext:value-type="float">
            <text:p>2613</text:p>
          </table:table-cell>
          <table:table-cell office:value-type="float" office:value="1.58313290186893E+018" calcext:value-type="float">
            <text:p>1.58313290186893E+018</text:p>
          </table:table-cell>
          <table:table-cell/>
          <table:table-cell office:value-type="float" office:value="160.897735596" calcext:value-type="float">
            <text:p>160.897735596</text:p>
          </table:table-cell>
          <table:table-cell office:value-type="float" office:value="148.228607178" calcext:value-type="float">
            <text:p>148.228607178</text:p>
          </table:table-cell>
          <table:table-cell office:value-type="float" office:value="0.243887096643" calcext:value-type="float">
            <text:p>0.243887096643</text:p>
          </table:table-cell>
          <table:table-cell office:value-type="float" office:value="371.958343506" calcext:value-type="float">
            <text:p>371.958343506</text:p>
          </table:table-cell>
          <table:table-cell office:value-type="float" office:value="240.412063599" calcext:value-type="float">
            <text:p>240.412063599</text:p>
          </table:table-cell>
        </table:table-row>
        <table:table-row table:style-name="ro1">
          <table:table-cell table:number-columns-repeated="4"/>
          <table:table-cell office:value-type="float" office:value="1.58313290198657E+018" calcext:value-type="float">
            <text:p>1.58313290198657E+018</text:p>
          </table:table-cell>
          <table:table-cell office:value-type="float" office:value="2614" calcext:value-type="float">
            <text:p>2614</text:p>
          </table:table-cell>
          <table:table-cell office:value-type="float" office:value="1.58313290190167E+018" calcext:value-type="float">
            <text:p>1.5831329019016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198358E+018" calcext:value-type="float">
            <text:p>1.58313290198358E+018</text:p>
          </table:table-cell>
          <table:table-cell office:value-type="float" office:value="2614" calcext:value-type="float">
            <text:p>2614</text:p>
          </table:table-cell>
          <table:table-cell office:value-type="float" office:value="1.58313290190167E+018" calcext:value-type="float">
            <text:p>1.58313290190167E+018</text:p>
          </table:table-cell>
          <table:table-cell/>
          <table:table-cell office:value-type="float" office:value="171.139251709" calcext:value-type="float">
            <text:p>171.139251709</text:p>
          </table:table-cell>
          <table:table-cell office:value-type="float" office:value="141.70489502" calcext:value-type="float">
            <text:p>141.70489502</text:p>
          </table:table-cell>
          <table:table-cell office:value-type="float" office:value="0.0649707466364" calcext:value-type="float">
            <text:p>0.0649707466364</text:p>
          </table:table-cell>
          <table:table-cell office:value-type="float" office:value="368.493804932" calcext:value-type="float">
            <text:p>368.493804932</text:p>
          </table:table-cell>
          <table:table-cell office:value-type="float" office:value="240.200256348" calcext:value-type="float">
            <text:p>240.200256348</text:p>
          </table:table-cell>
        </table:table-row>
        <table:table-row table:style-name="ro1">
          <table:table-cell table:number-columns-repeated="4"/>
          <table:table-cell office:value-type="float" office:value="1.58313290201677E+018" calcext:value-type="float">
            <text:p>1.58313290201677E+018</text:p>
          </table:table-cell>
          <table:table-cell office:value-type="float" office:value="2615" calcext:value-type="float">
            <text:p>2615</text:p>
          </table:table-cell>
          <table:table-cell office:value-type="float" office:value="1.58313290193684E+018" calcext:value-type="float">
            <text:p>1.5831329019368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01376E+018" calcext:value-type="float">
            <text:p>1.58313290201376E+018</text:p>
          </table:table-cell>
          <table:table-cell office:value-type="float" office:value="2615" calcext:value-type="float">
            <text:p>2615</text:p>
          </table:table-cell>
          <table:table-cell office:value-type="float" office:value="1.58313290193684E+018" calcext:value-type="float">
            <text:p>1.58313290193684E+018</text:p>
          </table:table-cell>
          <table:table-cell/>
          <table:table-cell office:value-type="float" office:value="173.30809021" calcext:value-type="float">
            <text:p>173.30809021</text:p>
          </table:table-cell>
          <table:table-cell office:value-type="float" office:value="140.558609009" calcext:value-type="float">
            <text:p>140.558609009</text:p>
          </table:table-cell>
          <table:table-cell office:value-type="float" office:value="-0.00494921859354" calcext:value-type="float">
            <text:p>-0.00494921859354</text:p>
          </table:table-cell>
          <table:table-cell office:value-type="float" office:value="367.900634766" calcext:value-type="float">
            <text:p>367.900634766</text:p>
          </table:table-cell>
          <table:table-cell office:value-type="float" office:value="240.432434082" calcext:value-type="float">
            <text:p>240.432434082</text:p>
          </table:table-cell>
        </table:table-row>
        <table:table-row table:style-name="ro1">
          <table:table-cell table:number-columns-repeated="4"/>
          <table:table-cell office:value-type="float" office:value="1.58313290204668E+018" calcext:value-type="float">
            <text:p>1.58313290204668E+018</text:p>
          </table:table-cell>
          <table:table-cell office:value-type="float" office:value="2616" calcext:value-type="float">
            <text:p>2616</text:p>
          </table:table-cell>
          <table:table-cell office:value-type="float" office:value="1.58313290196755E+018" calcext:value-type="float">
            <text:p>1.5831329019675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03965E+018" calcext:value-type="float">
            <text:p>1.58313290203965E+018</text:p>
          </table:table-cell>
          <table:table-cell office:value-type="float" office:value="2616" calcext:value-type="float">
            <text:p>2616</text:p>
          </table:table-cell>
          <table:table-cell office:value-type="float" office:value="1.58313290196755E+018" calcext:value-type="float">
            <text:p>1.58313290196755E+018</text:p>
          </table:table-cell>
          <table:table-cell/>
          <table:table-cell office:value-type="float" office:value="174.284545898" calcext:value-type="float">
            <text:p>174.284545898</text:p>
          </table:table-cell>
          <table:table-cell office:value-type="float" office:value="140.406600952" calcext:value-type="float">
            <text:p>140.406600952</text:p>
          </table:table-cell>
          <table:table-cell office:value-type="float" office:value="-0.0538822747767" calcext:value-type="float">
            <text:p>-0.0538822747767</text:p>
          </table:table-cell>
          <table:table-cell office:value-type="float" office:value="367.837463379" calcext:value-type="float">
            <text:p>367.837463379</text:p>
          </table:table-cell>
          <table:table-cell office:value-type="float" office:value="240.490371704" calcext:value-type="float">
            <text:p>240.490371704</text:p>
          </table:table-cell>
        </table:table-row>
        <table:table-row table:style-name="ro1">
          <table:table-cell table:number-columns-repeated="4"/>
          <table:table-cell office:value-type="float" office:value="1.58313290206398E+018" calcext:value-type="float">
            <text:p>1.58313290206398E+018</text:p>
          </table:table-cell>
          <table:table-cell office:value-type="float" office:value="2617" calcext:value-type="float">
            <text:p>2617</text:p>
          </table:table-cell>
          <table:table-cell office:value-type="float" office:value="1.58313290200436E+018" calcext:value-type="float">
            <text:p>1.5831329020043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06145E+018" calcext:value-type="float">
            <text:p>1.58313290206145E+018</text:p>
          </table:table-cell>
          <table:table-cell office:value-type="float" office:value="2617" calcext:value-type="float">
            <text:p>2617</text:p>
          </table:table-cell>
          <table:table-cell office:value-type="float" office:value="1.58313290200436E+018" calcext:value-type="float">
            <text:p>1.58313290200436E+018</text:p>
          </table:table-cell>
          <table:table-cell/>
          <table:table-cell office:value-type="float" office:value="174.246337891" calcext:value-type="float">
            <text:p>174.246337891</text:p>
          </table:table-cell>
          <table:table-cell office:value-type="float" office:value="141.789962769" calcext:value-type="float">
            <text:p>141.789962769</text:p>
          </table:table-cell>
          <table:table-cell office:value-type="float" office:value="-0.100614756346" calcext:value-type="float">
            <text:p>-0.100614756346</text:p>
          </table:table-cell>
          <table:table-cell office:value-type="float" office:value="366.49407959" calcext:value-type="float">
            <text:p>366.49407959</text:p>
          </table:table-cell>
          <table:table-cell office:value-type="float" office:value="241.556488037" calcext:value-type="float">
            <text:p>241.556488037</text:p>
          </table:table-cell>
        </table:table-row>
        <table:table-row table:style-name="ro1">
          <table:table-cell table:number-columns-repeated="4"/>
          <table:table-cell office:value-type="float" office:value="1.58313290208565E+018" calcext:value-type="float">
            <text:p>1.58313290208565E+018</text:p>
          </table:table-cell>
          <table:table-cell office:value-type="float" office:value="2618" calcext:value-type="float">
            <text:p>2618</text:p>
          </table:table-cell>
          <table:table-cell office:value-type="float" office:value="1.58313290203647E+018" calcext:value-type="float">
            <text:p>1.5831329020364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08215E+018" calcext:value-type="float">
            <text:p>1.58313290208215E+018</text:p>
          </table:table-cell>
          <table:table-cell office:value-type="float" office:value="2618" calcext:value-type="float">
            <text:p>2618</text:p>
          </table:table-cell>
          <table:table-cell office:value-type="float" office:value="1.58313290203647E+018" calcext:value-type="float">
            <text:p>1.58313290203647E+018</text:p>
          </table:table-cell>
          <table:table-cell/>
          <table:table-cell office:value-type="float" office:value="176.289031982" calcext:value-type="float">
            <text:p>176.289031982</text:p>
          </table:table-cell>
          <table:table-cell office:value-type="float" office:value="142.570236206" calcext:value-type="float">
            <text:p>142.570236206</text:p>
          </table:table-cell>
          <table:table-cell office:value-type="float" office:value="-0.154934182763" calcext:value-type="float">
            <text:p>-0.154934182763</text:p>
          </table:table-cell>
          <table:table-cell office:value-type="float" office:value="366.067840576" calcext:value-type="float">
            <text:p>366.067840576</text:p>
          </table:table-cell>
          <table:table-cell office:value-type="float" office:value="242.317337036" calcext:value-type="float">
            <text:p>242.317337036</text:p>
          </table:table-cell>
        </table:table-row>
        <table:table-row table:style-name="ro1">
          <table:table-cell table:number-columns-repeated="4"/>
          <table:table-cell office:value-type="float" office:value="1.58313290213101E+018" calcext:value-type="float">
            <text:p>1.58313290213101E+018</text:p>
          </table:table-cell>
          <table:table-cell office:value-type="float" office:value="2619" calcext:value-type="float">
            <text:p>2619</text:p>
          </table:table-cell>
          <table:table-cell office:value-type="float" office:value="1.58313290207204E+018" calcext:value-type="float">
            <text:p>1.5831329020720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12895E+018" calcext:value-type="float">
            <text:p>1.58313290212895E+018</text:p>
          </table:table-cell>
          <table:table-cell office:value-type="float" office:value="2619" calcext:value-type="float">
            <text:p>2619</text:p>
          </table:table-cell>
          <table:table-cell office:value-type="float" office:value="1.58313290207204E+018" calcext:value-type="float">
            <text:p>1.58313290207204E+018</text:p>
          </table:table-cell>
          <table:table-cell/>
          <table:table-cell office:value-type="float" office:value="176.91960144" calcext:value-type="float">
            <text:p>176.91960144</text:p>
          </table:table-cell>
          <table:table-cell office:value-type="float" office:value="142.944168091" calcext:value-type="float">
            <text:p>142.944168091</text:p>
          </table:table-cell>
          <table:table-cell office:value-type="float" office:value="-0.159155160189" calcext:value-type="float">
            <text:p>-0.159155160189</text:p>
          </table:table-cell>
          <table:table-cell office:value-type="float" office:value="366.295623779" calcext:value-type="float">
            <text:p>366.295623779</text:p>
          </table:table-cell>
          <table:table-cell office:value-type="float" office:value="242.377288818" calcext:value-type="float">
            <text:p>242.377288818</text:p>
          </table:table-cell>
        </table:table-row>
        <table:table-row table:style-name="ro1">
          <table:table-cell table:number-columns-repeated="4"/>
          <table:table-cell office:value-type="float" office:value="1.58313290218684E+018" calcext:value-type="float">
            <text:p>1.58313290218684E+018</text:p>
          </table:table-cell>
          <table:table-cell office:value-type="float" office:value="2620" calcext:value-type="float">
            <text:p>2620</text:p>
          </table:table-cell>
          <table:table-cell office:value-type="float" office:value="1.583132902113E+018" calcext:value-type="float">
            <text:p>1.58313290211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18787E+018" calcext:value-type="float">
            <text:p>1.58313290218787E+018</text:p>
          </table:table-cell>
          <table:table-cell office:value-type="float" office:value="2620" calcext:value-type="float">
            <text:p>2620</text:p>
          </table:table-cell>
          <table:table-cell office:value-type="float" office:value="1.583132902113E+018" calcext:value-type="float">
            <text:p>1.583132902113E+018</text:p>
          </table:table-cell>
          <table:table-cell/>
          <table:table-cell office:value-type="float" office:value="177.413513184" calcext:value-type="float">
            <text:p>177.413513184</text:p>
          </table:table-cell>
          <table:table-cell office:value-type="float" office:value="142.566833496" calcext:value-type="float">
            <text:p>142.566833496</text:p>
          </table:table-cell>
          <table:table-cell office:value-type="float" office:value="-0.157187491655" calcext:value-type="float">
            <text:p>-0.157187491655</text:p>
          </table:table-cell>
          <table:table-cell office:value-type="float" office:value="366.353210449" calcext:value-type="float">
            <text:p>366.353210449</text:p>
          </table:table-cell>
          <table:table-cell office:value-type="float" office:value="242.254669189" calcext:value-type="float">
            <text:p>242.254669189</text:p>
          </table:table-cell>
        </table:table-row>
        <table:table-row table:style-name="ro1">
          <table:table-cell table:number-columns-repeated="4"/>
          <table:table-cell office:value-type="float" office:value="1.58313290221396E+018" calcext:value-type="float">
            <text:p>1.58313290221396E+018</text:p>
          </table:table-cell>
          <table:table-cell office:value-type="float" office:value="2621" calcext:value-type="float">
            <text:p>2621</text:p>
          </table:table-cell>
          <table:table-cell office:value-type="float" office:value="1.58313290215562E+018" calcext:value-type="float">
            <text:p>1.5831329021556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20716E+018" calcext:value-type="float">
            <text:p>1.58313290220716E+018</text:p>
          </table:table-cell>
          <table:table-cell office:value-type="float" office:value="2621" calcext:value-type="float">
            <text:p>2621</text:p>
          </table:table-cell>
          <table:table-cell office:value-type="float" office:value="1.58313290215562E+018" calcext:value-type="float">
            <text:p>1.58313290215562E+018</text:p>
          </table:table-cell>
          <table:table-cell/>
          <table:table-cell office:value-type="float" office:value="176.159896851" calcext:value-type="float">
            <text:p>176.159896851</text:p>
          </table:table-cell>
          <table:table-cell office:value-type="float" office:value="142.242416382" calcext:value-type="float">
            <text:p>142.242416382</text:p>
          </table:table-cell>
          <table:table-cell office:value-type="float" office:value="-0.16351981461" calcext:value-type="float">
            <text:p>-0.16351981461</text:p>
          </table:table-cell>
          <table:table-cell office:value-type="float" office:value="366.238739014" calcext:value-type="float">
            <text:p>366.238739014</text:p>
          </table:table-cell>
          <table:table-cell office:value-type="float" office:value="242.051147461" calcext:value-type="float">
            <text:p>242.051147461</text:p>
          </table:table-cell>
        </table:table-row>
        <table:table-row table:style-name="ro1">
          <table:table-cell table:number-columns-repeated="4"/>
          <table:table-cell office:value-type="float" office:value="1.58313290225822E+018" calcext:value-type="float">
            <text:p>1.58313290225822E+018</text:p>
          </table:table-cell>
          <table:table-cell office:value-type="float" office:value="2622" calcext:value-type="float">
            <text:p>2622</text:p>
          </table:table-cell>
          <table:table-cell office:value-type="float" office:value="1.58313290218478E+018" calcext:value-type="float">
            <text:p>1.5831329021847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25311E+018" calcext:value-type="float">
            <text:p>1.58313290225311E+018</text:p>
          </table:table-cell>
          <table:table-cell office:value-type="float" office:value="2622" calcext:value-type="float">
            <text:p>2622</text:p>
          </table:table-cell>
          <table:table-cell office:value-type="float" office:value="1.58313290218478E+018" calcext:value-type="float">
            <text:p>1.58313290218478E+018</text:p>
          </table:table-cell>
          <table:table-cell/>
          <table:table-cell office:value-type="float" office:value="176.406066895" calcext:value-type="float">
            <text:p>176.406066895</text:p>
          </table:table-cell>
          <table:table-cell office:value-type="float" office:value="142.244979858" calcext:value-type="float">
            <text:p>142.244979858</text:p>
          </table:table-cell>
          <table:table-cell office:value-type="float" office:value="-0.183594331145" calcext:value-type="float">
            <text:p>-0.183594331145</text:p>
          </table:table-cell>
          <table:table-cell office:value-type="float" office:value="365.804748535" calcext:value-type="float">
            <text:p>365.804748535</text:p>
          </table:table-cell>
          <table:table-cell office:value-type="float" office:value="242.142166138" calcext:value-type="float">
            <text:p>242.142166138</text:p>
          </table:table-cell>
        </table:table-row>
        <table:table-row table:style-name="ro1">
          <table:table-cell table:number-columns-repeated="4"/>
          <table:table-cell office:value-type="float" office:value="1.58313290228866E+018" calcext:value-type="float">
            <text:p>1.58313290228866E+018</text:p>
          </table:table-cell>
          <table:table-cell office:value-type="float" office:value="2623" calcext:value-type="float">
            <text:p>2623</text:p>
          </table:table-cell>
          <table:table-cell office:value-type="float" office:value="1.58313290221359E+018" calcext:value-type="float">
            <text:p>1.5831329022135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28864E+018" calcext:value-type="float">
            <text:p>1.58313290228864E+018</text:p>
          </table:table-cell>
          <table:table-cell office:value-type="float" office:value="2623" calcext:value-type="float">
            <text:p>2623</text:p>
          </table:table-cell>
          <table:table-cell office:value-type="float" office:value="1.58313290221359E+018" calcext:value-type="float">
            <text:p>1.58313290221359E+018</text:p>
          </table:table-cell>
          <table:table-cell/>
          <table:table-cell office:value-type="float" office:value="176.435546875" calcext:value-type="float">
            <text:p>176.435546875</text:p>
          </table:table-cell>
          <table:table-cell office:value-type="float" office:value="147.777618408" calcext:value-type="float">
            <text:p>147.777618408</text:p>
          </table:table-cell>
          <table:table-cell office:value-type="float" office:value="-0.0545948036015" calcext:value-type="float">
            <text:p>-0.0545948036015</text:p>
          </table:table-cell>
          <table:table-cell office:value-type="float" office:value="367.184265137" calcext:value-type="float">
            <text:p>367.184265137</text:p>
          </table:table-cell>
          <table:table-cell office:value-type="float" office:value="244.388504028" calcext:value-type="float">
            <text:p>244.388504028</text:p>
          </table:table-cell>
        </table:table-row>
        <table:table-row table:style-name="ro1">
          <table:table-cell table:number-columns-repeated="4"/>
          <table:table-cell office:value-type="float" office:value="1.583132902336E+018" calcext:value-type="float">
            <text:p>1.583132902336E+018</text:p>
          </table:table-cell>
          <table:table-cell office:value-type="float" office:value="2624" calcext:value-type="float">
            <text:p>2624</text:p>
          </table:table-cell>
          <table:table-cell office:value-type="float" office:value="1.58313290224988E+018" calcext:value-type="float">
            <text:p>1.5831329022498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32982E+018" calcext:value-type="float">
            <text:p>1.58313290232982E+018</text:p>
          </table:table-cell>
          <table:table-cell office:value-type="float" office:value="2624" calcext:value-type="float">
            <text:p>2624</text:p>
          </table:table-cell>
          <table:table-cell office:value-type="float" office:value="1.58313290224988E+018" calcext:value-type="float">
            <text:p>1.58313290224988E+018</text:p>
          </table:table-cell>
          <table:table-cell/>
          <table:table-cell office:value-type="float" office:value="174.995407104" calcext:value-type="float">
            <text:p>174.995407104</text:p>
          </table:table-cell>
          <table:table-cell office:value-type="float" office:value="146.295196533" calcext:value-type="float">
            <text:p>146.295196533</text:p>
          </table:table-cell>
          <table:table-cell office:value-type="float" office:value="-0.136455714703" calcext:value-type="float">
            <text:p>-0.136455714703</text:p>
          </table:table-cell>
          <table:table-cell office:value-type="float" office:value="366.04095459" calcext:value-type="float">
            <text:p>366.04095459</text:p>
          </table:table-cell>
          <table:table-cell office:value-type="float" office:value="243.230697632" calcext:value-type="float">
            <text:p>243.230697632</text:p>
          </table:table-cell>
        </table:table-row>
        <table:table-row table:style-name="ro1">
          <table:table-cell table:number-columns-repeated="4"/>
          <table:table-cell office:value-type="float" office:value="1.58313290237736E+018" calcext:value-type="float">
            <text:p>1.58313290237736E+018</text:p>
          </table:table-cell>
          <table:table-cell office:value-type="float" office:value="2625" calcext:value-type="float">
            <text:p>2625</text:p>
          </table:table-cell>
          <table:table-cell office:value-type="float" office:value="1.5831329022803E+018" calcext:value-type="float">
            <text:p>1.583132902280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38039E+018" calcext:value-type="float">
            <text:p>1.58313290238039E+018</text:p>
          </table:table-cell>
          <table:table-cell office:value-type="float" office:value="2625" calcext:value-type="float">
            <text:p>2625</text:p>
          </table:table-cell>
          <table:table-cell office:value-type="float" office:value="1.5831329022803E+018" calcext:value-type="float">
            <text:p>1.5831329022803E+018</text:p>
          </table:table-cell>
          <table:table-cell/>
          <table:table-cell office:value-type="float" office:value="176.065124512" calcext:value-type="float">
            <text:p>176.065124512</text:p>
          </table:table-cell>
          <table:table-cell office:value-type="float" office:value="145.584960938" calcext:value-type="float">
            <text:p>145.584960938</text:p>
          </table:table-cell>
          <table:table-cell office:value-type="float" office:value="-0.143656238914" calcext:value-type="float">
            <text:p>-0.143656238914</text:p>
          </table:table-cell>
          <table:table-cell office:value-type="float" office:value="366.083526611" calcext:value-type="float">
            <text:p>366.083526611</text:p>
          </table:table-cell>
          <table:table-cell office:value-type="float" office:value="242.767120361" calcext:value-type="float">
            <text:p>242.767120361</text:p>
          </table:table-cell>
        </table:table-row>
        <table:table-row table:style-name="ro1">
          <table:table-cell table:number-columns-repeated="4"/>
          <table:table-cell office:value-type="float" office:value="1.58313290242333E+018" calcext:value-type="float">
            <text:p>1.58313290242333E+018</text:p>
          </table:table-cell>
          <table:table-cell office:value-type="float" office:value="2626" calcext:value-type="float">
            <text:p>2626</text:p>
          </table:table-cell>
          <table:table-cell office:value-type="float" office:value="1.58313290230658E+018" calcext:value-type="float">
            <text:p>1.5831329023065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42187E+018" calcext:value-type="float">
            <text:p>1.58313290242187E+018</text:p>
          </table:table-cell>
          <table:table-cell office:value-type="float" office:value="2626" calcext:value-type="float">
            <text:p>2626</text:p>
          </table:table-cell>
          <table:table-cell office:value-type="float" office:value="1.58313290230658E+018" calcext:value-type="float">
            <text:p>1.58313290230658E+018</text:p>
          </table:table-cell>
          <table:table-cell/>
          <table:table-cell office:value-type="float" office:value="177.034194946" calcext:value-type="float">
            <text:p>177.034194946</text:p>
          </table:table-cell>
          <table:table-cell office:value-type="float" office:value="142.280990601" calcext:value-type="float">
            <text:p>142.280990601</text:p>
          </table:table-cell>
          <table:table-cell office:value-type="float" office:value="-0.138362675905" calcext:value-type="float">
            <text:p>-0.138362675905</text:p>
          </table:table-cell>
          <table:table-cell office:value-type="float" office:value="365.954559326" calcext:value-type="float">
            <text:p>365.954559326</text:p>
          </table:table-cell>
          <table:table-cell office:value-type="float" office:value="242.147750854" calcext:value-type="float">
            <text:p>242.147750854</text:p>
          </table:table-cell>
        </table:table-row>
        <table:table-row table:style-name="ro1">
          <table:table-cell table:number-columns-repeated="4"/>
          <table:table-cell office:value-type="float" office:value="1.58313290246586E+018" calcext:value-type="float">
            <text:p>1.58313290246586E+018</text:p>
          </table:table-cell>
          <table:table-cell office:value-type="float" office:value="2627" calcext:value-type="float">
            <text:p>2627</text:p>
          </table:table-cell>
          <table:table-cell office:value-type="float" office:value="1.58313290234406E+018" calcext:value-type="float">
            <text:p>1.5831329023440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46383E+018" calcext:value-type="float">
            <text:p>1.58313290246383E+018</text:p>
          </table:table-cell>
          <table:table-cell office:value-type="float" office:value="2627" calcext:value-type="float">
            <text:p>2627</text:p>
          </table:table-cell>
          <table:table-cell office:value-type="float" office:value="1.58313290234406E+018" calcext:value-type="float">
            <text:p>1.58313290234406E+018</text:p>
          </table:table-cell>
          <table:table-cell/>
          <table:table-cell office:value-type="float" office:value="177.416183472" calcext:value-type="float">
            <text:p>177.416183472</text:p>
          </table:table-cell>
          <table:table-cell office:value-type="float" office:value="140.690032959" calcext:value-type="float">
            <text:p>140.690032959</text:p>
          </table:table-cell>
          <table:table-cell office:value-type="float" office:value="-0.0832055434585" calcext:value-type="float">
            <text:p>-0.0832055434585</text:p>
          </table:table-cell>
          <table:table-cell office:value-type="float" office:value="367.135650635" calcext:value-type="float">
            <text:p>367.135650635</text:p>
          </table:table-cell>
          <table:table-cell office:value-type="float" office:value="241.59664917" calcext:value-type="float">
            <text:p>241.59664917</text:p>
          </table:table-cell>
        </table:table-row>
        <table:table-row table:style-name="ro1">
          <table:table-cell table:number-columns-repeated="4"/>
          <table:table-cell office:value-type="float" office:value="1.58313290249797E+018" calcext:value-type="float">
            <text:p>1.58313290249797E+018</text:p>
          </table:table-cell>
          <table:table-cell office:value-type="float" office:value="2628" calcext:value-type="float">
            <text:p>2628</text:p>
          </table:table-cell>
          <table:table-cell office:value-type="float" office:value="1.58313290237285E+018" calcext:value-type="float">
            <text:p>1.5831329023728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49308E+018" calcext:value-type="float">
            <text:p>1.58313290249308E+018</text:p>
          </table:table-cell>
          <table:table-cell office:value-type="float" office:value="2628" calcext:value-type="float">
            <text:p>2628</text:p>
          </table:table-cell>
          <table:table-cell office:value-type="float" office:value="1.58313290237285E+018" calcext:value-type="float">
            <text:p>1.58313290237285E+018</text:p>
          </table:table-cell>
          <table:table-cell/>
          <table:table-cell office:value-type="float" office:value="174.758255005" calcext:value-type="float">
            <text:p>174.758255005</text:p>
          </table:table-cell>
          <table:table-cell office:value-type="float" office:value="141.448745728" calcext:value-type="float">
            <text:p>141.448745728</text:p>
          </table:table-cell>
          <table:table-cell office:value-type="float" office:value="-0.0966660901904" calcext:value-type="float">
            <text:p>-0.0966660901904</text:p>
          </table:table-cell>
          <table:table-cell office:value-type="float" office:value="366.562255859" calcext:value-type="float">
            <text:p>366.562255859</text:p>
          </table:table-cell>
          <table:table-cell office:value-type="float" office:value="241.509994507" calcext:value-type="float">
            <text:p>241.509994507</text:p>
          </table:table-cell>
        </table:table-row>
        <table:table-row table:style-name="ro1">
          <table:table-cell table:number-columns-repeated="4"/>
          <table:table-cell office:value-type="float" office:value="1.58313290251566E+018" calcext:value-type="float">
            <text:p>1.58313290251566E+018</text:p>
          </table:table-cell>
          <table:table-cell office:value-type="float" office:value="2629" calcext:value-type="float">
            <text:p>2629</text:p>
          </table:table-cell>
          <table:table-cell office:value-type="float" office:value="1.58313290241181E+018" calcext:value-type="float">
            <text:p>1.5831329024118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51569E+018" calcext:value-type="float">
            <text:p>1.58313290251569E+018</text:p>
          </table:table-cell>
          <table:table-cell office:value-type="float" office:value="2629" calcext:value-type="float">
            <text:p>2629</text:p>
          </table:table-cell>
          <table:table-cell office:value-type="float" office:value="1.58313290241181E+018" calcext:value-type="float">
            <text:p>1.58313290241181E+018</text:p>
          </table:table-cell>
          <table:table-cell/>
          <table:table-cell office:value-type="float" office:value="174.716949463" calcext:value-type="float">
            <text:p>174.716949463</text:p>
          </table:table-cell>
          <table:table-cell office:value-type="float" office:value="142.806686401" calcext:value-type="float">
            <text:p>142.806686401</text:p>
          </table:table-cell>
          <table:table-cell office:value-type="float" office:value="-0.168935224414" calcext:value-type="float">
            <text:p>-0.168935224414</text:p>
          </table:table-cell>
          <table:table-cell office:value-type="float" office:value="365.458618164" calcext:value-type="float">
            <text:p>365.458618164</text:p>
          </table:table-cell>
          <table:table-cell office:value-type="float" office:value="241.661437988" calcext:value-type="float">
            <text:p>241.661437988</text:p>
          </table:table-cell>
        </table:table-row>
        <table:table-row table:style-name="ro1">
          <table:table-cell table:number-columns-repeated="4"/>
          <table:table-cell office:value-type="float" office:value="1.58313290254428E+018" calcext:value-type="float">
            <text:p>1.58313290254428E+018</text:p>
          </table:table-cell>
          <table:table-cell office:value-type="float" office:value="2630" calcext:value-type="float">
            <text:p>2630</text:p>
          </table:table-cell>
          <table:table-cell office:value-type="float" office:value="1.58313290243774E+018" calcext:value-type="float">
            <text:p>1.5831329024377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54453E+018" calcext:value-type="float">
            <text:p>1.58313290254453E+018</text:p>
          </table:table-cell>
          <table:table-cell office:value-type="float" office:value="2630" calcext:value-type="float">
            <text:p>2630</text:p>
          </table:table-cell>
          <table:table-cell office:value-type="float" office:value="1.58313290243774E+018" calcext:value-type="float">
            <text:p>1.58313290243774E+018</text:p>
          </table:table-cell>
          <table:table-cell/>
          <table:table-cell office:value-type="float" office:value="175.308746338" calcext:value-type="float">
            <text:p>175.308746338</text:p>
          </table:table-cell>
          <table:table-cell office:value-type="float" office:value="142.804550171" calcext:value-type="float">
            <text:p>142.804550171</text:p>
          </table:table-cell>
          <table:table-cell office:value-type="float" office:value="-0.182798847556" calcext:value-type="float">
            <text:p>-0.182798847556</text:p>
          </table:table-cell>
          <table:table-cell office:value-type="float" office:value="365.816070557" calcext:value-type="float">
            <text:p>365.816070557</text:p>
          </table:table-cell>
          <table:table-cell office:value-type="float" office:value="241.878814697" calcext:value-type="float">
            <text:p>241.878814697</text:p>
          </table:table-cell>
        </table:table-row>
        <table:table-row table:style-name="ro1">
          <table:table-cell table:number-columns-repeated="4"/>
          <table:table-cell office:value-type="float" office:value="1.58313290256384E+018" calcext:value-type="float">
            <text:p>1.58313290256384E+018</text:p>
          </table:table-cell>
          <table:table-cell office:value-type="float" office:value="2631" calcext:value-type="float">
            <text:p>2631</text:p>
          </table:table-cell>
          <table:table-cell office:value-type="float" office:value="1.58313290247249E+018" calcext:value-type="float">
            <text:p>1.5831329024724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56692E+018" calcext:value-type="float">
            <text:p>1.58313290256692E+018</text:p>
          </table:table-cell>
          <table:table-cell office:value-type="float" office:value="2631" calcext:value-type="float">
            <text:p>2631</text:p>
          </table:table-cell>
          <table:table-cell office:value-type="float" office:value="1.58313290247249E+018" calcext:value-type="float">
            <text:p>1.58313290247249E+018</text:p>
          </table:table-cell>
          <table:table-cell/>
          <table:table-cell office:value-type="float" office:value="173.491729736" calcext:value-type="float">
            <text:p>173.491729736</text:p>
          </table:table-cell>
          <table:table-cell office:value-type="float" office:value="142.092529297" calcext:value-type="float">
            <text:p>142.092529297</text:p>
          </table:table-cell>
          <table:table-cell office:value-type="float" office:value="-0.175475552678" calcext:value-type="float">
            <text:p>-0.175475552678</text:p>
          </table:table-cell>
          <table:table-cell office:value-type="float" office:value="365.008239746" calcext:value-type="float">
            <text:p>365.008239746</text:p>
          </table:table-cell>
          <table:table-cell office:value-type="float" office:value="242.051498413" calcext:value-type="float">
            <text:p>242.051498413</text:p>
          </table:table-cell>
        </table:table-row>
        <table:table-row table:style-name="ro1">
          <table:table-cell table:number-columns-repeated="4"/>
          <table:table-cell office:value-type="float" office:value="1.58313290259336E+018" calcext:value-type="float">
            <text:p>1.58313290259336E+018</text:p>
          </table:table-cell>
          <table:table-cell office:value-type="float" office:value="2632" calcext:value-type="float">
            <text:p>2632</text:p>
          </table:table-cell>
          <table:table-cell office:value-type="float" office:value="1.58313290251143E+018" calcext:value-type="float">
            <text:p>1.5831329025114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59087E+018" calcext:value-type="float">
            <text:p>1.58313290259087E+018</text:p>
          </table:table-cell>
          <table:table-cell office:value-type="float" office:value="2632" calcext:value-type="float">
            <text:p>2632</text:p>
          </table:table-cell>
          <table:table-cell office:value-type="float" office:value="1.58313290251143E+018" calcext:value-type="float">
            <text:p>1.58313290251143E+018</text:p>
          </table:table-cell>
          <table:table-cell/>
          <table:table-cell office:value-type="float" office:value="174.99786377" calcext:value-type="float">
            <text:p>174.99786377</text:p>
          </table:table-cell>
          <table:table-cell office:value-type="float" office:value="140.920181274" calcext:value-type="float">
            <text:p>140.920181274</text:p>
          </table:table-cell>
          <table:table-cell office:value-type="float" office:value="-0.143720418215" calcext:value-type="float">
            <text:p>-0.143720418215</text:p>
          </table:table-cell>
          <table:table-cell office:value-type="float" office:value="365.160003662" calcext:value-type="float">
            <text:p>365.160003662</text:p>
          </table:table-cell>
          <table:table-cell office:value-type="float" office:value="241.953857422" calcext:value-type="float">
            <text:p>241.953857422</text:p>
          </table:table-cell>
        </table:table-row>
        <table:table-row table:style-name="ro1">
          <table:table-cell table:number-columns-repeated="4"/>
          <table:table-cell office:value-type="float" office:value="1.58313290263098E+018" calcext:value-type="float">
            <text:p>1.58313290263098E+018</text:p>
          </table:table-cell>
          <table:table-cell office:value-type="float" office:value="2633" calcext:value-type="float">
            <text:p>2633</text:p>
          </table:table-cell>
          <table:table-cell office:value-type="float" office:value="1.58313290254955E+018" calcext:value-type="float">
            <text:p>1.5831329025495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62905E+018" calcext:value-type="float">
            <text:p>1.58313290262905E+018</text:p>
          </table:table-cell>
          <table:table-cell office:value-type="float" office:value="2633" calcext:value-type="float">
            <text:p>2633</text:p>
          </table:table-cell>
          <table:table-cell office:value-type="float" office:value="1.58313290254955E+018" calcext:value-type="float">
            <text:p>1.58313290254955E+018</text:p>
          </table:table-cell>
          <table:table-cell/>
          <table:table-cell office:value-type="float" office:value="175.113235474" calcext:value-type="float">
            <text:p>175.113235474</text:p>
          </table:table-cell>
          <table:table-cell office:value-type="float" office:value="140.945022583" calcext:value-type="float">
            <text:p>140.945022583</text:p>
          </table:table-cell>
          <table:table-cell office:value-type="float" office:value="-0.147597044706" calcext:value-type="float">
            <text:p>-0.147597044706</text:p>
          </table:table-cell>
          <table:table-cell office:value-type="float" office:value="365.577423096" calcext:value-type="float">
            <text:p>365.577423096</text:p>
          </table:table-cell>
          <table:table-cell office:value-type="float" office:value="242.175888062" calcext:value-type="float">
            <text:p>242.175888062</text:p>
          </table:table-cell>
        </table:table-row>
        <table:table-row table:style-name="ro1">
          <table:table-cell table:number-columns-repeated="4"/>
          <table:table-cell office:value-type="float" office:value="1.58313290265988E+018" calcext:value-type="float">
            <text:p>1.58313290265988E+018</text:p>
          </table:table-cell>
          <table:table-cell office:value-type="float" office:value="2634" calcext:value-type="float">
            <text:p>2634</text:p>
          </table:table-cell>
          <table:table-cell office:value-type="float" office:value="1.58313290258322E+018" calcext:value-type="float">
            <text:p>1.5831329025832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66427E+018" calcext:value-type="float">
            <text:p>1.58313290266427E+018</text:p>
          </table:table-cell>
          <table:table-cell office:value-type="float" office:value="2634" calcext:value-type="float">
            <text:p>2634</text:p>
          </table:table-cell>
          <table:table-cell office:value-type="float" office:value="1.58313290258322E+018" calcext:value-type="float">
            <text:p>1.58313290258322E+018</text:p>
          </table:table-cell>
          <table:table-cell/>
          <table:table-cell office:value-type="float" office:value="177.728256226" calcext:value-type="float">
            <text:p>177.728256226</text:p>
          </table:table-cell>
          <table:table-cell office:value-type="float" office:value="141.237854004" calcext:value-type="float">
            <text:p>141.237854004</text:p>
          </table:table-cell>
          <table:table-cell office:value-type="float" office:value="-0.126168727875" calcext:value-type="float">
            <text:p>-0.126168727875</text:p>
          </table:table-cell>
          <table:table-cell office:value-type="float" office:value="366.313995361" calcext:value-type="float">
            <text:p>366.313995361</text:p>
          </table:table-cell>
          <table:table-cell office:value-type="float" office:value="242.293884277" calcext:value-type="float">
            <text:p>242.293884277</text:p>
          </table:table-cell>
        </table:table-row>
        <table:table-row table:style-name="ro1">
          <table:table-cell table:number-columns-repeated="4"/>
          <table:table-cell office:value-type="float" office:value="1.58313290268413E+018" calcext:value-type="float">
            <text:p>1.58313290268413E+018</text:p>
          </table:table-cell>
          <table:table-cell office:value-type="float" office:value="2635" calcext:value-type="float">
            <text:p>2635</text:p>
          </table:table-cell>
          <table:table-cell office:value-type="float" office:value="1.58313290260652E+018" calcext:value-type="float">
            <text:p>1.5831329026065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68746E+018" calcext:value-type="float">
            <text:p>1.58313290268746E+018</text:p>
          </table:table-cell>
          <table:table-cell office:value-type="float" office:value="2635" calcext:value-type="float">
            <text:p>2635</text:p>
          </table:table-cell>
          <table:table-cell office:value-type="float" office:value="1.58313290260652E+018" calcext:value-type="float">
            <text:p>1.58313290260652E+018</text:p>
          </table:table-cell>
          <table:table-cell/>
          <table:table-cell office:value-type="float" office:value="179.78918457" calcext:value-type="float">
            <text:p>179.78918457</text:p>
          </table:table-cell>
          <table:table-cell office:value-type="float" office:value="140.492324829" calcext:value-type="float">
            <text:p>140.492324829</text:p>
          </table:table-cell>
          <table:table-cell office:value-type="float" office:value="-0.109839148819" calcext:value-type="float">
            <text:p>-0.109839148819</text:p>
          </table:table-cell>
          <table:table-cell office:value-type="float" office:value="366.937469482" calcext:value-type="float">
            <text:p>366.937469482</text:p>
          </table:table-cell>
          <table:table-cell office:value-type="float" office:value="242.102554321" calcext:value-type="float">
            <text:p>242.102554321</text:p>
          </table:table-cell>
        </table:table-row>
        <table:table-row table:style-name="ro1">
          <table:table-cell table:number-columns-repeated="4"/>
          <table:table-cell office:value-type="float" office:value="1.58313290271213E+018" calcext:value-type="float">
            <text:p>1.58313290271213E+018</text:p>
          </table:table-cell>
          <table:table-cell office:value-type="float" office:value="2636" calcext:value-type="float">
            <text:p>2636</text:p>
          </table:table-cell>
          <table:table-cell office:value-type="float" office:value="1.58313290264847E+018" calcext:value-type="float">
            <text:p>1.5831329026484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71018E+018" calcext:value-type="float">
            <text:p>1.58313290271018E+018</text:p>
          </table:table-cell>
          <table:table-cell office:value-type="float" office:value="2636" calcext:value-type="float">
            <text:p>2636</text:p>
          </table:table-cell>
          <table:table-cell office:value-type="float" office:value="1.58313290264847E+018" calcext:value-type="float">
            <text:p>1.58313290264847E+018</text:p>
          </table:table-cell>
          <table:table-cell/>
          <table:table-cell office:value-type="float" office:value="175.626220703" calcext:value-type="float">
            <text:p>175.626220703</text:p>
          </table:table-cell>
          <table:table-cell office:value-type="float" office:value="141.848297119" calcext:value-type="float">
            <text:p>141.848297119</text:p>
          </table:table-cell>
          <table:table-cell office:value-type="float" office:value="-0.163162693381" calcext:value-type="float">
            <text:p>-0.163162693381</text:p>
          </table:table-cell>
          <table:table-cell office:value-type="float" office:value="365.654876709" calcext:value-type="float">
            <text:p>365.654876709</text:p>
          </table:table-cell>
          <table:table-cell office:value-type="float" office:value="242.070663452" calcext:value-type="float">
            <text:p>242.070663452</text:p>
          </table:table-cell>
        </table:table-row>
        <table:table-row table:style-name="ro1">
          <table:table-cell table:number-columns-repeated="4"/>
          <table:table-cell office:value-type="float" office:value="1.58313290272933E+018" calcext:value-type="float">
            <text:p>1.58313290272933E+018</text:p>
          </table:table-cell>
          <table:table-cell office:value-type="float" office:value="2637" calcext:value-type="float">
            <text:p>2637</text:p>
          </table:table-cell>
          <table:table-cell office:value-type="float" office:value="1.58313290268481E+018" calcext:value-type="float">
            <text:p>1.5831329026848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72961E+018" calcext:value-type="float">
            <text:p>1.58313290272961E+018</text:p>
          </table:table-cell>
          <table:table-cell office:value-type="float" office:value="2637" calcext:value-type="float">
            <text:p>2637</text:p>
          </table:table-cell>
          <table:table-cell office:value-type="float" office:value="1.58313290268481E+018" calcext:value-type="float">
            <text:p>1.58313290268481E+018</text:p>
          </table:table-cell>
          <table:table-cell/>
          <table:table-cell office:value-type="float" office:value="176.362503052" calcext:value-type="float">
            <text:p>176.362503052</text:p>
          </table:table-cell>
          <table:table-cell office:value-type="float" office:value="142.472900391" calcext:value-type="float">
            <text:p>142.472900391</text:p>
          </table:table-cell>
          <table:table-cell office:value-type="float" office:value="-0.197437047958" calcext:value-type="float">
            <text:p>-0.197437047958</text:p>
          </table:table-cell>
          <table:table-cell office:value-type="float" office:value="365.723480225" calcext:value-type="float">
            <text:p>365.723480225</text:p>
          </table:table-cell>
          <table:table-cell office:value-type="float" office:value="242.210525513" calcext:value-type="float">
            <text:p>242.210525513</text:p>
          </table:table-cell>
        </table:table-row>
        <table:table-row table:style-name="ro1">
          <table:table-cell table:number-columns-repeated="4"/>
          <table:table-cell office:value-type="float" office:value="1.58313290276398E+018" calcext:value-type="float">
            <text:p>1.58313290276398E+018</text:p>
          </table:table-cell>
          <table:table-cell office:value-type="float" office:value="2638" calcext:value-type="float">
            <text:p>2638</text:p>
          </table:table-cell>
          <table:table-cell office:value-type="float" office:value="1.58313290269976E+018" calcext:value-type="float">
            <text:p>1.5831329026997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76437E+018" calcext:value-type="float">
            <text:p>1.58313290276437E+018</text:p>
          </table:table-cell>
          <table:table-cell office:value-type="float" office:value="2638" calcext:value-type="float">
            <text:p>2638</text:p>
          </table:table-cell>
          <table:table-cell office:value-type="float" office:value="1.58313290269976E+018" calcext:value-type="float">
            <text:p>1.58313290269976E+018</text:p>
          </table:table-cell>
          <table:table-cell/>
          <table:table-cell office:value-type="float" office:value="176.397750854" calcext:value-type="float">
            <text:p>176.397750854</text:p>
          </table:table-cell>
          <table:table-cell office:value-type="float" office:value="142.189743042" calcext:value-type="float">
            <text:p>142.189743042</text:p>
          </table:table-cell>
          <table:table-cell office:value-type="float" office:value="-0.162388771772" calcext:value-type="float">
            <text:p>-0.162388771772</text:p>
          </table:table-cell>
          <table:table-cell office:value-type="float" office:value="365.718139648" calcext:value-type="float">
            <text:p>365.718139648</text:p>
          </table:table-cell>
          <table:table-cell office:value-type="float" office:value="242.335830688" calcext:value-type="float">
            <text:p>242.335830688</text:p>
          </table:table-cell>
        </table:table-row>
        <table:table-row table:style-name="ro1">
          <table:table-cell table:number-columns-repeated="4"/>
          <table:table-cell office:value-type="float" office:value="1.58313290278307E+018" calcext:value-type="float">
            <text:p>1.58313290278307E+018</text:p>
          </table:table-cell>
          <table:table-cell office:value-type="float" office:value="2639" calcext:value-type="float">
            <text:p>2639</text:p>
          </table:table-cell>
          <table:table-cell office:value-type="float" office:value="1.58313290274322E+018" calcext:value-type="float">
            <text:p>1.5831329027432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78396E+018" calcext:value-type="float">
            <text:p>1.58313290278396E+018</text:p>
          </table:table-cell>
          <table:table-cell office:value-type="float" office:value="2639" calcext:value-type="float">
            <text:p>2639</text:p>
          </table:table-cell>
          <table:table-cell office:value-type="float" office:value="1.58313290274322E+018" calcext:value-type="float">
            <text:p>1.58313290274322E+018</text:p>
          </table:table-cell>
          <table:table-cell/>
          <table:table-cell office:value-type="float" office:value="177.241271973" calcext:value-type="float">
            <text:p>177.241271973</text:p>
          </table:table-cell>
          <table:table-cell office:value-type="float" office:value="141.972732544" calcext:value-type="float">
            <text:p>141.972732544</text:p>
          </table:table-cell>
          <table:table-cell office:value-type="float" office:value="-0.148776561022" calcext:value-type="float">
            <text:p>-0.148776561022</text:p>
          </table:table-cell>
          <table:table-cell office:value-type="float" office:value="366.151000977" calcext:value-type="float">
            <text:p>366.151000977</text:p>
          </table:table-cell>
          <table:table-cell office:value-type="float" office:value="242.36100769" calcext:value-type="float">
            <text:p>242.36100769</text:p>
          </table:table-cell>
        </table:table-row>
        <table:table-row table:style-name="ro1">
          <table:table-cell table:number-columns-repeated="4"/>
          <table:table-cell office:value-type="float" office:value="1.58313290280802E+018" calcext:value-type="float">
            <text:p>1.58313290280802E+018</text:p>
          </table:table-cell>
          <table:table-cell office:value-type="float" office:value="2640" calcext:value-type="float">
            <text:p>2640</text:p>
          </table:table-cell>
          <table:table-cell office:value-type="float" office:value="1.5831329027714E+018" calcext:value-type="float">
            <text:p>1.583132902771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80838E+018" calcext:value-type="float">
            <text:p>1.58313290280838E+018</text:p>
          </table:table-cell>
          <table:table-cell office:value-type="float" office:value="2640" calcext:value-type="float">
            <text:p>2640</text:p>
          </table:table-cell>
          <table:table-cell office:value-type="float" office:value="1.5831329027714E+018" calcext:value-type="float">
            <text:p>1.5831329027714E+018</text:p>
          </table:table-cell>
          <table:table-cell/>
          <table:table-cell office:value-type="float" office:value="176.532531738" calcext:value-type="float">
            <text:p>176.532531738</text:p>
          </table:table-cell>
          <table:table-cell office:value-type="float" office:value="142.219558716" calcext:value-type="float">
            <text:p>142.219558716</text:p>
          </table:table-cell>
          <table:table-cell office:value-type="float" office:value="-0.152442932129" calcext:value-type="float">
            <text:p>-0.152442932129</text:p>
          </table:table-cell>
          <table:table-cell office:value-type="float" office:value="365.976165771" calcext:value-type="float">
            <text:p>365.976165771</text:p>
          </table:table-cell>
          <table:table-cell office:value-type="float" office:value="242.047637939" calcext:value-type="float">
            <text:p>242.047637939</text:p>
          </table:table-cell>
        </table:table-row>
        <table:table-row table:style-name="ro1">
          <table:table-cell table:number-columns-repeated="4"/>
          <table:table-cell office:value-type="float" office:value="1.58313290282943E+018" calcext:value-type="float">
            <text:p>1.58313290282943E+018</text:p>
          </table:table-cell>
          <table:table-cell office:value-type="float" office:value="2641" calcext:value-type="float">
            <text:p>2641</text:p>
          </table:table-cell>
          <table:table-cell office:value-type="float" office:value="1.58313290280143E+018" calcext:value-type="float">
            <text:p>1.5831329028014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82643E+018" calcext:value-type="float">
            <text:p>1.58313290282643E+018</text:p>
          </table:table-cell>
          <table:table-cell office:value-type="float" office:value="2641" calcext:value-type="float">
            <text:p>2641</text:p>
          </table:table-cell>
          <table:table-cell office:value-type="float" office:value="1.58313290280143E+018" calcext:value-type="float">
            <text:p>1.58313290280143E+018</text:p>
          </table:table-cell>
          <table:table-cell/>
          <table:table-cell office:value-type="float" office:value="177.407363892" calcext:value-type="float">
            <text:p>177.407363892</text:p>
          </table:table-cell>
          <table:table-cell office:value-type="float" office:value="141.636306763" calcext:value-type="float">
            <text:p>141.636306763</text:p>
          </table:table-cell>
          <table:table-cell office:value-type="float" office:value="-0.135432526469" calcext:value-type="float">
            <text:p>-0.135432526469</text:p>
          </table:table-cell>
          <table:table-cell office:value-type="float" office:value="366.506134033" calcext:value-type="float">
            <text:p>366.506134033</text:p>
          </table:table-cell>
          <table:table-cell office:value-type="float" office:value="242.022094727" calcext:value-type="float">
            <text:p>242.022094727</text:p>
          </table:table-cell>
        </table:table-row>
        <table:table-row table:style-name="ro1">
          <table:table-cell table:number-columns-repeated="4"/>
          <table:table-cell office:value-type="float" office:value="1.58313290286764E+018" calcext:value-type="float">
            <text:p>1.58313290286764E+018</text:p>
          </table:table-cell>
          <table:table-cell office:value-type="float" office:value="2642" calcext:value-type="float">
            <text:p>2642</text:p>
          </table:table-cell>
          <table:table-cell office:value-type="float" office:value="1.58313290283541E+018" calcext:value-type="float">
            <text:p>1.5831329028354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86487E+018" calcext:value-type="float">
            <text:p>1.58313290286487E+018</text:p>
          </table:table-cell>
          <table:table-cell office:value-type="float" office:value="2642" calcext:value-type="float">
            <text:p>2642</text:p>
          </table:table-cell>
          <table:table-cell office:value-type="float" office:value="1.58313290283541E+018" calcext:value-type="float">
            <text:p>1.58313290283541E+018</text:p>
          </table:table-cell>
          <table:table-cell/>
          <table:table-cell office:value-type="float" office:value="178.101409912" calcext:value-type="float">
            <text:p>178.101409912</text:p>
          </table:table-cell>
          <table:table-cell office:value-type="float" office:value="141.536636353" calcext:value-type="float">
            <text:p>141.536636353</text:p>
          </table:table-cell>
          <table:table-cell office:value-type="float" office:value="-0.147932067513" calcext:value-type="float">
            <text:p>-0.147932067513</text:p>
          </table:table-cell>
          <table:table-cell office:value-type="float" office:value="366.279663086" calcext:value-type="float">
            <text:p>366.279663086</text:p>
          </table:table-cell>
          <table:table-cell office:value-type="float" office:value="241.867340088" calcext:value-type="float">
            <text:p>241.867340088</text:p>
          </table:table-cell>
        </table:table-row>
        <table:table-row table:style-name="ro1">
          <table:table-cell table:number-columns-repeated="4"/>
          <table:table-cell office:value-type="float" office:value="1.58313290289285E+018" calcext:value-type="float">
            <text:p>1.58313290289285E+018</text:p>
          </table:table-cell>
          <table:table-cell office:value-type="float" office:value="2643" calcext:value-type="float">
            <text:p>2643</text:p>
          </table:table-cell>
          <table:table-cell office:value-type="float" office:value="1.583132902869E+018" calcext:value-type="float">
            <text:p>1.58313290286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88591E+018" calcext:value-type="float">
            <text:p>1.58313290288591E+018</text:p>
          </table:table-cell>
          <table:table-cell office:value-type="float" office:value="2643" calcext:value-type="float">
            <text:p>2643</text:p>
          </table:table-cell>
          <table:table-cell office:value-type="float" office:value="1.583132902869E+018" calcext:value-type="float">
            <text:p>1.583132902869E+018</text:p>
          </table:table-cell>
          <table:table-cell/>
          <table:table-cell office:value-type="float" office:value="176.881912231" calcext:value-type="float">
            <text:p>176.881912231</text:p>
          </table:table-cell>
          <table:table-cell office:value-type="float" office:value="141.920303345" calcext:value-type="float">
            <text:p>141.920303345</text:p>
          </table:table-cell>
          <table:table-cell office:value-type="float" office:value="-0.162475734949" calcext:value-type="float">
            <text:p>-0.162475734949</text:p>
          </table:table-cell>
          <table:table-cell office:value-type="float" office:value="365.930206299" calcext:value-type="float">
            <text:p>365.930206299</text:p>
          </table:table-cell>
          <table:table-cell office:value-type="float" office:value="242.116775513" calcext:value-type="float">
            <text:p>242.116775513</text:p>
          </table:table-cell>
        </table:table-row>
        <table:table-row table:style-name="ro1">
          <table:table-cell table:number-columns-repeated="4"/>
          <table:table-cell office:value-type="float" office:value="1.58313290292914E+018" calcext:value-type="float">
            <text:p>1.58313290292914E+018</text:p>
          </table:table-cell>
          <table:table-cell office:value-type="float" office:value="2644" calcext:value-type="float">
            <text:p>2644</text:p>
          </table:table-cell>
          <table:table-cell office:value-type="float" office:value="1.58313290290275E+018" calcext:value-type="float">
            <text:p>1.5831329029027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92969E+018" calcext:value-type="float">
            <text:p>1.58313290292969E+018</text:p>
          </table:table-cell>
          <table:table-cell office:value-type="float" office:value="2644" calcext:value-type="float">
            <text:p>2644</text:p>
          </table:table-cell>
          <table:table-cell office:value-type="float" office:value="1.58313290290275E+018" calcext:value-type="float">
            <text:p>1.58313290290275E+018</text:p>
          </table:table-cell>
          <table:table-cell/>
          <table:table-cell office:value-type="float" office:value="176.445892334" calcext:value-type="float">
            <text:p>176.445892334</text:p>
          </table:table-cell>
          <table:table-cell office:value-type="float" office:value="142.360092163" calcext:value-type="float">
            <text:p>142.360092163</text:p>
          </table:table-cell>
          <table:table-cell office:value-type="float" office:value="-0.191690206528" calcext:value-type="float">
            <text:p>-0.191690206528</text:p>
          </table:table-cell>
          <table:table-cell office:value-type="float" office:value="365.648101807" calcext:value-type="float">
            <text:p>365.648101807</text:p>
          </table:table-cell>
          <table:table-cell office:value-type="float" office:value="242.210861206" calcext:value-type="float">
            <text:p>242.210861206</text:p>
          </table:table-cell>
        </table:table-row>
        <table:table-row table:style-name="ro1">
          <table:table-cell table:number-columns-repeated="4"/>
          <table:table-cell office:value-type="float" office:value="1.58313290296059E+018" calcext:value-type="float">
            <text:p>1.58313290296059E+018</text:p>
          </table:table-cell>
          <table:table-cell office:value-type="float" office:value="2645" calcext:value-type="float">
            <text:p>2645</text:p>
          </table:table-cell>
          <table:table-cell office:value-type="float" office:value="1.58313290293588E+018" calcext:value-type="float">
            <text:p>1.5831329029358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295647E+018" calcext:value-type="float">
            <text:p>1.58313290295647E+018</text:p>
          </table:table-cell>
          <table:table-cell office:value-type="float" office:value="2645" calcext:value-type="float">
            <text:p>2645</text:p>
          </table:table-cell>
          <table:table-cell office:value-type="float" office:value="1.58313290293588E+018" calcext:value-type="float">
            <text:p>1.58313290293588E+018</text:p>
          </table:table-cell>
          <table:table-cell/>
          <table:table-cell office:value-type="float" office:value="178.409118652" calcext:value-type="float">
            <text:p>178.409118652</text:p>
          </table:table-cell>
          <table:table-cell office:value-type="float" office:value="141.921722412" calcext:value-type="float">
            <text:p>141.921722412</text:p>
          </table:table-cell>
          <table:table-cell office:value-type="float" office:value="-0.194309160113" calcext:value-type="float">
            <text:p>-0.194309160113</text:p>
          </table:table-cell>
          <table:table-cell office:value-type="float" office:value="365.989837646" calcext:value-type="float">
            <text:p>365.989837646</text:p>
          </table:table-cell>
          <table:table-cell office:value-type="float" office:value="242.226226807" calcext:value-type="float">
            <text:p>242.226226807</text:p>
          </table:table-cell>
        </table:table-row>
        <table:table-row table:style-name="ro1">
          <table:table-cell table:number-columns-repeated="4"/>
          <table:table-cell office:value-type="float" office:value="1.58313290301468E+018" calcext:value-type="float">
            <text:p>1.58313290301468E+018</text:p>
          </table:table-cell>
          <table:table-cell office:value-type="float" office:value="2646" calcext:value-type="float">
            <text:p>2646</text:p>
          </table:table-cell>
          <table:table-cell office:value-type="float" office:value="1.58313290297229E+018" calcext:value-type="float">
            <text:p>1.5831329029722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00672E+018" calcext:value-type="float">
            <text:p>1.58313290300672E+018</text:p>
          </table:table-cell>
          <table:table-cell office:value-type="float" office:value="2646" calcext:value-type="float">
            <text:p>2646</text:p>
          </table:table-cell>
          <table:table-cell office:value-type="float" office:value="1.58313290297229E+018" calcext:value-type="float">
            <text:p>1.58313290297229E+018</text:p>
          </table:table-cell>
          <table:table-cell/>
          <table:table-cell office:value-type="float" office:value="178.090087891" calcext:value-type="float">
            <text:p>178.090087891</text:p>
          </table:table-cell>
          <table:table-cell office:value-type="float" office:value="143.765640259" calcext:value-type="float">
            <text:p>143.765640259</text:p>
          </table:table-cell>
          <table:table-cell office:value-type="float" office:value="-0.198510035872" calcext:value-type="float">
            <text:p>-0.198510035872</text:p>
          </table:table-cell>
          <table:table-cell office:value-type="float" office:value="366.010437012" calcext:value-type="float">
            <text:p>366.010437012</text:p>
          </table:table-cell>
          <table:table-cell office:value-type="float" office:value="242.042388916" calcext:value-type="float">
            <text:p>242.042388916</text:p>
          </table:table-cell>
        </table:table-row>
        <table:table-row table:style-name="ro1">
          <table:table-cell table:number-columns-repeated="4"/>
          <table:table-cell office:value-type="float" office:value="1.5831329030312E+018" calcext:value-type="float">
            <text:p>1.5831329030312E+018</text:p>
          </table:table-cell>
          <table:table-cell office:value-type="float" office:value="2647" calcext:value-type="float">
            <text:p>2647</text:p>
          </table:table-cell>
          <table:table-cell office:value-type="float" office:value="1.58313290300482E+018" calcext:value-type="float">
            <text:p>1.5831329030048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02984E+018" calcext:value-type="float">
            <text:p>1.58313290302984E+018</text:p>
          </table:table-cell>
          <table:table-cell office:value-type="float" office:value="2647" calcext:value-type="float">
            <text:p>2647</text:p>
          </table:table-cell>
          <table:table-cell office:value-type="float" office:value="1.58313290300482E+018" calcext:value-type="float">
            <text:p>1.58313290300482E+018</text:p>
          </table:table-cell>
          <table:table-cell/>
          <table:table-cell office:value-type="float" office:value="178.133743286" calcext:value-type="float">
            <text:p>178.133743286</text:p>
          </table:table-cell>
          <table:table-cell office:value-type="float" office:value="143.168701172" calcext:value-type="float">
            <text:p>143.168701172</text:p>
          </table:table-cell>
          <table:table-cell office:value-type="float" office:value="-0.164972707629" calcext:value-type="float">
            <text:p>-0.164972707629</text:p>
          </table:table-cell>
          <table:table-cell office:value-type="float" office:value="366.793365479" calcext:value-type="float">
            <text:p>366.793365479</text:p>
          </table:table-cell>
          <table:table-cell office:value-type="float" office:value="242.10333252" calcext:value-type="float">
            <text:p>242.10333252</text:p>
          </table:table-cell>
        </table:table-row>
        <table:table-row table:style-name="ro1">
          <table:table-cell table:number-columns-repeated="4"/>
          <table:table-cell office:value-type="float" office:value="1.5831329030763E+018" calcext:value-type="float">
            <text:p>1.5831329030763E+018</text:p>
          </table:table-cell>
          <table:table-cell office:value-type="float" office:value="2648" calcext:value-type="float">
            <text:p>2648</text:p>
          </table:table-cell>
          <table:table-cell office:value-type="float" office:value="1.58313290305133E+018" calcext:value-type="float">
            <text:p>1.5831329030513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07018E+018" calcext:value-type="float">
            <text:p>1.58313290307018E+018</text:p>
          </table:table-cell>
          <table:table-cell office:value-type="float" office:value="2648" calcext:value-type="float">
            <text:p>2648</text:p>
          </table:table-cell>
          <table:table-cell office:value-type="float" office:value="1.58313290305133E+018" calcext:value-type="float">
            <text:p>1.58313290305133E+018</text:p>
          </table:table-cell>
          <table:table-cell/>
          <table:table-cell office:value-type="float" office:value="177.183822632" calcext:value-type="float">
            <text:p>177.183822632</text:p>
          </table:table-cell>
          <table:table-cell office:value-type="float" office:value="142.2162323" calcext:value-type="float">
            <text:p>142.2162323</text:p>
          </table:table-cell>
          <table:table-cell office:value-type="float" office:value="-0.18644271791" calcext:value-type="float">
            <text:p>-0.18644271791</text:p>
          </table:table-cell>
          <table:table-cell office:value-type="float" office:value="365.997131348" calcext:value-type="float">
            <text:p>365.997131348</text:p>
          </table:table-cell>
          <table:table-cell office:value-type="float" office:value="241.817062378" calcext:value-type="float">
            <text:p>241.817062378</text:p>
          </table:table-cell>
        </table:table-row>
        <table:table-row table:style-name="ro1">
          <table:table-cell table:number-columns-repeated="4"/>
          <table:table-cell office:value-type="float" office:value="1.58313290310289E+018" calcext:value-type="float">
            <text:p>1.58313290310289E+018</text:p>
          </table:table-cell>
          <table:table-cell office:value-type="float" office:value="2649" calcext:value-type="float">
            <text:p>2649</text:p>
          </table:table-cell>
          <table:table-cell office:value-type="float" office:value="1.58313290306964E+018" calcext:value-type="float">
            <text:p>1.5831329030696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09927E+018" calcext:value-type="float">
            <text:p>1.58313290309927E+018</text:p>
          </table:table-cell>
          <table:table-cell office:value-type="float" office:value="2649" calcext:value-type="float">
            <text:p>2649</text:p>
          </table:table-cell>
          <table:table-cell office:value-type="float" office:value="1.58313290306964E+018" calcext:value-type="float">
            <text:p>1.58313290306964E+018</text:p>
          </table:table-cell>
          <table:table-cell/>
          <table:table-cell office:value-type="float" office:value="179.252578735" calcext:value-type="float">
            <text:p>179.252578735</text:p>
          </table:table-cell>
          <table:table-cell office:value-type="float" office:value="144.046707153" calcext:value-type="float">
            <text:p>144.046707153</text:p>
          </table:table-cell>
          <table:table-cell office:value-type="float" office:value="-0.189550623298" calcext:value-type="float">
            <text:p>-0.189550623298</text:p>
          </table:table-cell>
          <table:table-cell office:value-type="float" office:value="367.224914551" calcext:value-type="float">
            <text:p>367.224914551</text:p>
          </table:table-cell>
          <table:table-cell office:value-type="float" office:value="242.303710938" calcext:value-type="float">
            <text:p>242.303710938</text:p>
          </table:table-cell>
        </table:table-row>
        <table:table-row table:style-name="ro1">
          <table:table-cell table:number-columns-repeated="4"/>
          <table:table-cell office:value-type="float" office:value="1.58313290314171E+018" calcext:value-type="float">
            <text:p>1.58313290314171E+018</text:p>
          </table:table-cell>
          <table:table-cell office:value-type="float" office:value="2650" calcext:value-type="float">
            <text:p>2650</text:p>
          </table:table-cell>
          <table:table-cell office:value-type="float" office:value="1.58313290310847E+018" calcext:value-type="float">
            <text:p>1.5831329031084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13954E+018" calcext:value-type="float">
            <text:p>1.58313290313954E+018</text:p>
          </table:table-cell>
          <table:table-cell office:value-type="float" office:value="2650" calcext:value-type="float">
            <text:p>2650</text:p>
          </table:table-cell>
          <table:table-cell office:value-type="float" office:value="1.58313290310847E+018" calcext:value-type="float">
            <text:p>1.58313290310847E+018</text:p>
          </table:table-cell>
          <table:table-cell/>
          <table:table-cell office:value-type="float" office:value="176.843688965" calcext:value-type="float">
            <text:p>176.843688965</text:p>
          </table:table-cell>
          <table:table-cell office:value-type="float" office:value="142.840087891" calcext:value-type="float">
            <text:p>142.840087891</text:p>
          </table:table-cell>
          <table:table-cell office:value-type="float" office:value="-0.187378808856" calcext:value-type="float">
            <text:p>-0.187378808856</text:p>
          </table:table-cell>
          <table:table-cell office:value-type="float" office:value="366.015686035" calcext:value-type="float">
            <text:p>366.015686035</text:p>
          </table:table-cell>
          <table:table-cell office:value-type="float" office:value="242.244049072" calcext:value-type="float">
            <text:p>242.244049072</text:p>
          </table:table-cell>
        </table:table-row>
        <table:table-row table:style-name="ro1">
          <table:table-cell table:number-columns-repeated="4"/>
          <table:table-cell office:value-type="float" office:value="1.58313290318122E+018" calcext:value-type="float">
            <text:p>1.58313290318122E+018</text:p>
          </table:table-cell>
          <table:table-cell office:value-type="float" office:value="2651" calcext:value-type="float">
            <text:p>2651</text:p>
          </table:table-cell>
          <table:table-cell office:value-type="float" office:value="1.58313290314542E+018" calcext:value-type="float">
            <text:p>1.5831329031454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17549E+018" calcext:value-type="float">
            <text:p>1.58313290317549E+018</text:p>
          </table:table-cell>
          <table:table-cell office:value-type="float" office:value="2651" calcext:value-type="float">
            <text:p>2651</text:p>
          </table:table-cell>
          <table:table-cell office:value-type="float" office:value="1.58313290314542E+018" calcext:value-type="float">
            <text:p>1.58313290314542E+018</text:p>
          </table:table-cell>
          <table:table-cell/>
          <table:table-cell office:value-type="float" office:value="177.324462891" calcext:value-type="float">
            <text:p>177.324462891</text:p>
          </table:table-cell>
          <table:table-cell office:value-type="float" office:value="141.368927002" calcext:value-type="float">
            <text:p>141.368927002</text:p>
          </table:table-cell>
          <table:table-cell office:value-type="float" office:value="-0.168949201703" calcext:value-type="float">
            <text:p>-0.168949201703</text:p>
          </table:table-cell>
          <table:table-cell office:value-type="float" office:value="366.586242676" calcext:value-type="float">
            <text:p>366.586242676</text:p>
          </table:table-cell>
          <table:table-cell office:value-type="float" office:value="241.358154297" calcext:value-type="float">
            <text:p>241.358154297</text:p>
          </table:table-cell>
        </table:table-row>
        <table:table-row table:style-name="ro1">
          <table:table-cell table:number-columns-repeated="4"/>
          <table:table-cell office:value-type="float" office:value="1.58313290320297E+018" calcext:value-type="float">
            <text:p>1.58313290320297E+018</text:p>
          </table:table-cell>
          <table:table-cell office:value-type="float" office:value="2652" calcext:value-type="float">
            <text:p>2652</text:p>
          </table:table-cell>
          <table:table-cell office:value-type="float" office:value="1.5831329031696E+018" calcext:value-type="float">
            <text:p>1.583132903169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204E+018" calcext:value-type="float">
            <text:p>1.583132903204E+018</text:p>
          </table:table-cell>
          <table:table-cell office:value-type="float" office:value="2652" calcext:value-type="float">
            <text:p>2652</text:p>
          </table:table-cell>
          <table:table-cell office:value-type="float" office:value="1.5831329031696E+018" calcext:value-type="float">
            <text:p>1.5831329031696E+018</text:p>
          </table:table-cell>
          <table:table-cell/>
          <table:table-cell office:value-type="float" office:value="176.511550903" calcext:value-type="float">
            <text:p>176.511550903</text:p>
          </table:table-cell>
          <table:table-cell office:value-type="float" office:value="142.113067627" calcext:value-type="float">
            <text:p>142.113067627</text:p>
          </table:table-cell>
          <table:table-cell office:value-type="float" office:value="-0.173836246133" calcext:value-type="float">
            <text:p>-0.173836246133</text:p>
          </table:table-cell>
          <table:table-cell office:value-type="float" office:value="366.264953613" calcext:value-type="float">
            <text:p>366.264953613</text:p>
          </table:table-cell>
          <table:table-cell office:value-type="float" office:value="241.37322998" calcext:value-type="float">
            <text:p>241.37322998</text:p>
          </table:table-cell>
        </table:table-row>
        <table:table-row table:style-name="ro1">
          <table:table-cell table:number-columns-repeated="4"/>
          <table:table-cell office:value-type="float" office:value="1.58313290323787E+018" calcext:value-type="float">
            <text:p>1.58313290323787E+018</text:p>
          </table:table-cell>
          <table:table-cell office:value-type="float" office:value="2653" calcext:value-type="float">
            <text:p>2653</text:p>
          </table:table-cell>
          <table:table-cell office:value-type="float" office:value="1.5831329032111E+018" calcext:value-type="float">
            <text:p>1.583132903211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23399E+018" calcext:value-type="float">
            <text:p>1.58313290323399E+018</text:p>
          </table:table-cell>
          <table:table-cell office:value-type="float" office:value="2653" calcext:value-type="float">
            <text:p>2653</text:p>
          </table:table-cell>
          <table:table-cell office:value-type="float" office:value="1.5831329032111E+018" calcext:value-type="float">
            <text:p>1.5831329032111E+018</text:p>
          </table:table-cell>
          <table:table-cell/>
          <table:table-cell office:value-type="float" office:value="176.226486206" calcext:value-type="float">
            <text:p>176.226486206</text:p>
          </table:table-cell>
          <table:table-cell office:value-type="float" office:value="142.815734863" calcext:value-type="float">
            <text:p>142.815734863</text:p>
          </table:table-cell>
          <table:table-cell office:value-type="float" office:value="-0.19187489152" calcext:value-type="float">
            <text:p>-0.19187489152</text:p>
          </table:table-cell>
          <table:table-cell office:value-type="float" office:value="365.785858154" calcext:value-type="float">
            <text:p>365.785858154</text:p>
          </table:table-cell>
          <table:table-cell office:value-type="float" office:value="241.416564941" calcext:value-type="float">
            <text:p>241.416564941</text:p>
          </table:table-cell>
        </table:table-row>
        <table:table-row table:style-name="ro1">
          <table:table-cell table:number-columns-repeated="4"/>
          <table:table-cell office:value-type="float" office:value="1.58313290328036E+018" calcext:value-type="float">
            <text:p>1.58313290328036E+018</text:p>
          </table:table-cell>
          <table:table-cell office:value-type="float" office:value="2654" calcext:value-type="float">
            <text:p>2654</text:p>
          </table:table-cell>
          <table:table-cell office:value-type="float" office:value="1.58313290324929E+018" calcext:value-type="float">
            <text:p>1.5831329032492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27578E+018" calcext:value-type="float">
            <text:p>1.58313290327578E+018</text:p>
          </table:table-cell>
          <table:table-cell office:value-type="float" office:value="2654" calcext:value-type="float">
            <text:p>2654</text:p>
          </table:table-cell>
          <table:table-cell office:value-type="float" office:value="1.58313290324929E+018" calcext:value-type="float">
            <text:p>1.58313290324929E+018</text:p>
          </table:table-cell>
          <table:table-cell/>
          <table:table-cell office:value-type="float" office:value="176.156066895" calcext:value-type="float">
            <text:p>176.156066895</text:p>
          </table:table-cell>
          <table:table-cell office:value-type="float" office:value="140.737960815" calcext:value-type="float">
            <text:p>140.737960815</text:p>
          </table:table-cell>
          <table:table-cell office:value-type="float" office:value="-0.156635954976" calcext:value-type="float">
            <text:p>-0.156635954976</text:p>
          </table:table-cell>
          <table:table-cell office:value-type="float" office:value="365.841278076" calcext:value-type="float">
            <text:p>365.841278076</text:p>
          </table:table-cell>
          <table:table-cell office:value-type="float" office:value="241.866226196" calcext:value-type="float">
            <text:p>241.866226196</text:p>
          </table:table-cell>
        </table:table-row>
        <table:table-row table:style-name="ro1">
          <table:table-cell table:number-columns-repeated="4"/>
          <table:table-cell office:value-type="float" office:value="1.58313290329838E+018" calcext:value-type="float">
            <text:p>1.58313290329838E+018</text:p>
          </table:table-cell>
          <table:table-cell office:value-type="float" office:value="2655" calcext:value-type="float">
            <text:p>2655</text:p>
          </table:table-cell>
          <table:table-cell office:value-type="float" office:value="1.58313290327148E+018" calcext:value-type="float">
            <text:p>1.5831329032714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29732E+018" calcext:value-type="float">
            <text:p>1.58313290329732E+018</text:p>
          </table:table-cell>
          <table:table-cell office:value-type="float" office:value="2655" calcext:value-type="float">
            <text:p>2655</text:p>
          </table:table-cell>
          <table:table-cell office:value-type="float" office:value="1.58313290327148E+018" calcext:value-type="float">
            <text:p>1.58313290327148E+018</text:p>
          </table:table-cell>
          <table:table-cell/>
          <table:table-cell office:value-type="float" office:value="177.345153809" calcext:value-type="float">
            <text:p>177.345153809</text:p>
          </table:table-cell>
          <table:table-cell office:value-type="float" office:value="142.342926025" calcext:value-type="float">
            <text:p>142.342926025</text:p>
          </table:table-cell>
          <table:table-cell office:value-type="float" office:value="-0.197888851166" calcext:value-type="float">
            <text:p>-0.197888851166</text:p>
          </table:table-cell>
          <table:table-cell office:value-type="float" office:value="366.468933105" calcext:value-type="float">
            <text:p>366.468933105</text:p>
          </table:table-cell>
          <table:table-cell office:value-type="float" office:value="241.114120483" calcext:value-type="float">
            <text:p>241.114120483</text:p>
          </table:table-cell>
        </table:table-row>
        <table:table-row table:style-name="ro1">
          <table:table-cell table:number-columns-repeated="4"/>
          <table:table-cell office:value-type="float" office:value="1.58313290333334E+018" calcext:value-type="float">
            <text:p>1.58313290333334E+018</text:p>
          </table:table-cell>
          <table:table-cell office:value-type="float" office:value="2656" calcext:value-type="float">
            <text:p>2656</text:p>
          </table:table-cell>
          <table:table-cell office:value-type="float" office:value="1.58313290330109E+018" calcext:value-type="float">
            <text:p>1.5831329033010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32952E+018" calcext:value-type="float">
            <text:p>1.58313290332952E+018</text:p>
          </table:table-cell>
          <table:table-cell office:value-type="float" office:value="2656" calcext:value-type="float">
            <text:p>2656</text:p>
          </table:table-cell>
          <table:table-cell office:value-type="float" office:value="1.58313290330109E+018" calcext:value-type="float">
            <text:p>1.58313290330109E+018</text:p>
          </table:table-cell>
          <table:table-cell/>
          <table:table-cell office:value-type="float" office:value="176.425689697" calcext:value-type="float">
            <text:p>176.425689697</text:p>
          </table:table-cell>
          <table:table-cell office:value-type="float" office:value="142.984039307" calcext:value-type="float">
            <text:p>142.984039307</text:p>
          </table:table-cell>
          <table:table-cell office:value-type="float" office:value="-0.193071186543" calcext:value-type="float">
            <text:p>-0.193071186543</text:p>
          </table:table-cell>
          <table:table-cell office:value-type="float" office:value="365.826049805" calcext:value-type="float">
            <text:p>365.826049805</text:p>
          </table:table-cell>
          <table:table-cell office:value-type="float" office:value="241.498718262" calcext:value-type="float">
            <text:p>241.498718262</text:p>
          </table:table-cell>
        </table:table-row>
        <table:table-row table:style-name="ro1">
          <table:table-cell table:number-columns-repeated="4"/>
          <table:table-cell office:value-type="float" office:value="1.58313290337613E+018" calcext:value-type="float">
            <text:p>1.58313290337613E+018</text:p>
          </table:table-cell>
          <table:table-cell office:value-type="float" office:value="2657" calcext:value-type="float">
            <text:p>2657</text:p>
          </table:table-cell>
          <table:table-cell office:value-type="float" office:value="1.58313290333536E+018" calcext:value-type="float">
            <text:p>1.5831329033353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37411E+018" calcext:value-type="float">
            <text:p>1.58313290337411E+018</text:p>
          </table:table-cell>
          <table:table-cell office:value-type="float" office:value="2657" calcext:value-type="float">
            <text:p>2657</text:p>
          </table:table-cell>
          <table:table-cell office:value-type="float" office:value="1.58313290333536E+018" calcext:value-type="float">
            <text:p>1.58313290333536E+018</text:p>
          </table:table-cell>
          <table:table-cell/>
          <table:table-cell office:value-type="float" office:value="178.458267212" calcext:value-type="float">
            <text:p>178.458267212</text:p>
          </table:table-cell>
          <table:table-cell office:value-type="float" office:value="142.285919189" calcext:value-type="float">
            <text:p>142.285919189</text:p>
          </table:table-cell>
          <table:table-cell office:value-type="float" office:value="-0.151641458273" calcext:value-type="float">
            <text:p>-0.151641458273</text:p>
          </table:table-cell>
          <table:table-cell office:value-type="float" office:value="366.110198975" calcext:value-type="float">
            <text:p>366.110198975</text:p>
          </table:table-cell>
          <table:table-cell office:value-type="float" office:value="242.040237427" calcext:value-type="float">
            <text:p>242.040237427</text:p>
          </table:table-cell>
        </table:table-row>
        <table:table-row table:style-name="ro1">
          <table:table-cell table:number-columns-repeated="4"/>
          <table:table-cell office:value-type="float" office:value="1.58313290339766E+018" calcext:value-type="float">
            <text:p>1.58313290339766E+018</text:p>
          </table:table-cell>
          <table:table-cell office:value-type="float" office:value="2658" calcext:value-type="float">
            <text:p>2658</text:p>
          </table:table-cell>
          <table:table-cell office:value-type="float" office:value="1.58313290336774E+018" calcext:value-type="float">
            <text:p>1.5831329033677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39221E+018" calcext:value-type="float">
            <text:p>1.58313290339221E+018</text:p>
          </table:table-cell>
          <table:table-cell office:value-type="float" office:value="2658" calcext:value-type="float">
            <text:p>2658</text:p>
          </table:table-cell>
          <table:table-cell office:value-type="float" office:value="1.58313290336774E+018" calcext:value-type="float">
            <text:p>1.58313290336774E+018</text:p>
          </table:table-cell>
          <table:table-cell/>
          <table:table-cell office:value-type="float" office:value="177.834838867" calcext:value-type="float">
            <text:p>177.834838867</text:p>
          </table:table-cell>
          <table:table-cell office:value-type="float" office:value="142.387435913" calcext:value-type="float">
            <text:p>142.387435913</text:p>
          </table:table-cell>
          <table:table-cell office:value-type="float" office:value="-0.160127490759" calcext:value-type="float">
            <text:p>-0.160127490759</text:p>
          </table:table-cell>
          <table:table-cell office:value-type="float" office:value="365.89050293" calcext:value-type="float">
            <text:p>365.89050293</text:p>
          </table:table-cell>
          <table:table-cell office:value-type="float" office:value="242.186889648" calcext:value-type="float">
            <text:p>242.186889648</text:p>
          </table:table-cell>
        </table:table-row>
        <table:table-row table:style-name="ro1">
          <table:table-cell table:number-columns-repeated="4"/>
          <table:table-cell office:value-type="float" office:value="1.58313290343461E+018" calcext:value-type="float">
            <text:p>1.58313290343461E+018</text:p>
          </table:table-cell>
          <table:table-cell office:value-type="float" office:value="2659" calcext:value-type="float">
            <text:p>2659</text:p>
          </table:table-cell>
          <table:table-cell office:value-type="float" office:value="1.5831329034129E+018" calcext:value-type="float">
            <text:p>1.583132903412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42937E+018" calcext:value-type="float">
            <text:p>1.58313290342937E+018</text:p>
          </table:table-cell>
          <table:table-cell office:value-type="float" office:value="2659" calcext:value-type="float">
            <text:p>2659</text:p>
          </table:table-cell>
          <table:table-cell office:value-type="float" office:value="1.5831329034129E+018" calcext:value-type="float">
            <text:p>1.5831329034129E+018</text:p>
          </table:table-cell>
          <table:table-cell/>
          <table:table-cell office:value-type="float" office:value="176.837402344" calcext:value-type="float">
            <text:p>176.837402344</text:p>
          </table:table-cell>
          <table:table-cell office:value-type="float" office:value="143.429382324" calcext:value-type="float">
            <text:p>143.429382324</text:p>
          </table:table-cell>
          <table:table-cell office:value-type="float" office:value="-0.161879450083" calcext:value-type="float">
            <text:p>-0.161879450083</text:p>
          </table:table-cell>
          <table:table-cell office:value-type="float" office:value="365.794250488" calcext:value-type="float">
            <text:p>365.794250488</text:p>
          </table:table-cell>
          <table:table-cell office:value-type="float" office:value="242.108612061" calcext:value-type="float">
            <text:p>242.108612061</text:p>
          </table:table-cell>
        </table:table-row>
        <table:table-row table:style-name="ro1">
          <table:table-cell table:number-columns-repeated="4"/>
          <table:table-cell office:value-type="float" office:value="1.58313290347294E+018" calcext:value-type="float">
            <text:p>1.58313290347294E+018</text:p>
          </table:table-cell>
          <table:table-cell office:value-type="float" office:value="2660" calcext:value-type="float">
            <text:p>2660</text:p>
          </table:table-cell>
          <table:table-cell office:value-type="float" office:value="1.58313290344395E+018" calcext:value-type="float">
            <text:p>1.5831329034439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47164E+018" calcext:value-type="float">
            <text:p>1.58313290347164E+018</text:p>
          </table:table-cell>
          <table:table-cell office:value-type="float" office:value="2660" calcext:value-type="float">
            <text:p>2660</text:p>
          </table:table-cell>
          <table:table-cell office:value-type="float" office:value="1.58313290344395E+018" calcext:value-type="float">
            <text:p>1.58313290344395E+018</text:p>
          </table:table-cell>
          <table:table-cell/>
          <table:table-cell office:value-type="float" office:value="177.933425903" calcext:value-type="float">
            <text:p>177.933425903</text:p>
          </table:table-cell>
          <table:table-cell office:value-type="float" office:value="142.524795532" calcext:value-type="float">
            <text:p>142.524795532</text:p>
          </table:table-cell>
          <table:table-cell office:value-type="float" office:value="-0.166912019253" calcext:value-type="float">
            <text:p>-0.166912019253</text:p>
          </table:table-cell>
          <table:table-cell office:value-type="float" office:value="366.334228516" calcext:value-type="float">
            <text:p>366.334228516</text:p>
          </table:table-cell>
          <table:table-cell office:value-type="float" office:value="241.777786255" calcext:value-type="float">
            <text:p>241.777786255</text:p>
          </table:table-cell>
        </table:table-row>
        <table:table-row table:style-name="ro1">
          <table:table-cell table:number-columns-repeated="4"/>
          <table:table-cell office:value-type="float" office:value="1.5831329035289E+018" calcext:value-type="float">
            <text:p>1.5831329035289E+018</text:p>
          </table:table-cell>
          <table:table-cell office:value-type="float" office:value="2661" calcext:value-type="float">
            <text:p>2661</text:p>
          </table:table-cell>
          <table:table-cell office:value-type="float" office:value="1.58313290347531E+018" calcext:value-type="float">
            <text:p>1.5831329034753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52968E+018" calcext:value-type="float">
            <text:p>1.58313290352968E+018</text:p>
          </table:table-cell>
          <table:table-cell office:value-type="float" office:value="2661" calcext:value-type="float">
            <text:p>2661</text:p>
          </table:table-cell>
          <table:table-cell office:value-type="float" office:value="1.58313290347531E+018" calcext:value-type="float">
            <text:p>1.58313290347531E+018</text:p>
          </table:table-cell>
          <table:table-cell/>
          <table:table-cell office:value-type="float" office:value="177.398178101" calcext:value-type="float">
            <text:p>177.398178101</text:p>
          </table:table-cell>
          <table:table-cell office:value-type="float" office:value="142.321289062" calcext:value-type="float">
            <text:p>142.321289062</text:p>
          </table:table-cell>
          <table:table-cell office:value-type="float" office:value="-0.172680035233" calcext:value-type="float">
            <text:p>-0.172680035233</text:p>
          </table:table-cell>
          <table:table-cell office:value-type="float" office:value="366.200012207" calcext:value-type="float">
            <text:p>366.200012207</text:p>
          </table:table-cell>
          <table:table-cell office:value-type="float" office:value="241.951187134" calcext:value-type="float">
            <text:p>241.951187134</text:p>
          </table:table-cell>
        </table:table-row>
        <table:table-row table:style-name="ro1">
          <table:table-cell table:number-columns-repeated="4"/>
          <table:table-cell office:value-type="float" office:value="1.58313290356771E+018" calcext:value-type="float">
            <text:p>1.58313290356771E+018</text:p>
          </table:table-cell>
          <table:table-cell office:value-type="float" office:value="2662" calcext:value-type="float">
            <text:p>2662</text:p>
          </table:table-cell>
          <table:table-cell office:value-type="float" office:value="1.58313290350945E+018" calcext:value-type="float">
            <text:p>1.5831329035094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56616E+018" calcext:value-type="float">
            <text:p>1.58313290356616E+018</text:p>
          </table:table-cell>
          <table:table-cell office:value-type="float" office:value="2662" calcext:value-type="float">
            <text:p>2662</text:p>
          </table:table-cell>
          <table:table-cell office:value-type="float" office:value="1.58313290350945E+018" calcext:value-type="float">
            <text:p>1.58313290350945E+018</text:p>
          </table:table-cell>
          <table:table-cell/>
          <table:table-cell office:value-type="float" office:value="179.291519165" calcext:value-type="float">
            <text:p>179.291519165</text:p>
          </table:table-cell>
          <table:table-cell office:value-type="float" office:value="142.283126831" calcext:value-type="float">
            <text:p>142.283126831</text:p>
          </table:table-cell>
          <table:table-cell office:value-type="float" office:value="-0.229585930705" calcext:value-type="float">
            <text:p>-0.229585930705</text:p>
          </table:table-cell>
          <table:table-cell office:value-type="float" office:value="366.991394043" calcext:value-type="float">
            <text:p>366.991394043</text:p>
          </table:table-cell>
          <table:table-cell office:value-type="float" office:value="240.998825073" calcext:value-type="float">
            <text:p>240.998825073</text:p>
          </table:table-cell>
        </table:table-row>
        <table:table-row table:style-name="ro1">
          <table:table-cell table:number-columns-repeated="4"/>
          <table:table-cell office:value-type="float" office:value="1.58313290360148E+018" calcext:value-type="float">
            <text:p>1.58313290360148E+018</text:p>
          </table:table-cell>
          <table:table-cell office:value-type="float" office:value="2663" calcext:value-type="float">
            <text:p>2663</text:p>
          </table:table-cell>
          <table:table-cell office:value-type="float" office:value="1.58313290354372E+018" calcext:value-type="float">
            <text:p>1.5831329035437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59788E+018" calcext:value-type="float">
            <text:p>1.58313290359788E+018</text:p>
          </table:table-cell>
          <table:table-cell office:value-type="float" office:value="2663" calcext:value-type="float">
            <text:p>2663</text:p>
          </table:table-cell>
          <table:table-cell office:value-type="float" office:value="1.58313290354372E+018" calcext:value-type="float">
            <text:p>1.58313290354372E+018</text:p>
          </table:table-cell>
          <table:table-cell/>
          <table:table-cell office:value-type="float" office:value="176.351928711" calcext:value-type="float">
            <text:p>176.351928711</text:p>
          </table:table-cell>
          <table:table-cell office:value-type="float" office:value="141.064102173" calcext:value-type="float">
            <text:p>141.064102173</text:p>
          </table:table-cell>
          <table:table-cell office:value-type="float" office:value="-0.165407598019" calcext:value-type="float">
            <text:p>-0.165407598019</text:p>
          </table:table-cell>
          <table:table-cell office:value-type="float" office:value="366.206604004" calcext:value-type="float">
            <text:p>366.206604004</text:p>
          </table:table-cell>
          <table:table-cell office:value-type="float" office:value="241.636260986" calcext:value-type="float">
            <text:p>241.636260986</text:p>
          </table:table-cell>
        </table:table-row>
        <table:table-row table:style-name="ro1">
          <table:table-cell table:number-columns-repeated="4"/>
          <table:table-cell office:value-type="float" office:value="1.58313290363293E+018" calcext:value-type="float">
            <text:p>1.58313290363293E+018</text:p>
          </table:table-cell>
          <table:table-cell office:value-type="float" office:value="2664" calcext:value-type="float">
            <text:p>2664</text:p>
          </table:table-cell>
          <table:table-cell office:value-type="float" office:value="1.5831329035759E+018" calcext:value-type="float">
            <text:p>1.583132903575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62922E+018" calcext:value-type="float">
            <text:p>1.58313290362922E+018</text:p>
          </table:table-cell>
          <table:table-cell office:value-type="float" office:value="2664" calcext:value-type="float">
            <text:p>2664</text:p>
          </table:table-cell>
          <table:table-cell office:value-type="float" office:value="1.5831329035759E+018" calcext:value-type="float">
            <text:p>1.5831329035759E+018</text:p>
          </table:table-cell>
          <table:table-cell/>
          <table:table-cell office:value-type="float" office:value="178.209259033" calcext:value-type="float">
            <text:p>178.209259033</text:p>
          </table:table-cell>
          <table:table-cell office:value-type="float" office:value="140.977081299" calcext:value-type="float">
            <text:p>140.977081299</text:p>
          </table:table-cell>
          <table:table-cell office:value-type="float" office:value="-0.134125843644" calcext:value-type="float">
            <text:p>-0.134125843644</text:p>
          </table:table-cell>
          <table:table-cell office:value-type="float" office:value="367.202392578" calcext:value-type="float">
            <text:p>367.202392578</text:p>
          </table:table-cell>
          <table:table-cell office:value-type="float" office:value="241.259674072" calcext:value-type="float">
            <text:p>241.259674072</text:p>
          </table:table-cell>
        </table:table-row>
        <table:table-row table:style-name="ro1">
          <table:table-cell table:number-columns-repeated="4"/>
          <table:table-cell office:value-type="float" office:value="1.5831329036541E+018" calcext:value-type="float">
            <text:p>1.5831329036541E+018</text:p>
          </table:table-cell>
          <table:table-cell office:value-type="float" office:value="2665" calcext:value-type="float">
            <text:p>2665</text:p>
          </table:table-cell>
          <table:table-cell office:value-type="float" office:value="1.58313290360789E+018" calcext:value-type="float">
            <text:p>1.5831329036078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65152E+018" calcext:value-type="float">
            <text:p>1.58313290365152E+018</text:p>
          </table:table-cell>
          <table:table-cell office:value-type="float" office:value="2665" calcext:value-type="float">
            <text:p>2665</text:p>
          </table:table-cell>
          <table:table-cell office:value-type="float" office:value="1.58313290360789E+018" calcext:value-type="float">
            <text:p>1.58313290360789E+018</text:p>
          </table:table-cell>
          <table:table-cell/>
          <table:table-cell office:value-type="float" office:value="177.884338379" calcext:value-type="float">
            <text:p>177.884338379</text:p>
          </table:table-cell>
          <table:table-cell office:value-type="float" office:value="140.628814697" calcext:value-type="float">
            <text:p>140.628814697</text:p>
          </table:table-cell>
          <table:table-cell office:value-type="float" office:value="-0.138732850552" calcext:value-type="float">
            <text:p>-0.138732850552</text:p>
          </table:table-cell>
          <table:table-cell office:value-type="float" office:value="366.581939697" calcext:value-type="float">
            <text:p>366.581939697</text:p>
          </table:table-cell>
          <table:table-cell office:value-type="float" office:value="241.494979858" calcext:value-type="float">
            <text:p>241.494979858</text:p>
          </table:table-cell>
        </table:table-row>
        <table:table-row table:style-name="ro1">
          <table:table-cell table:number-columns-repeated="4"/>
          <table:table-cell office:value-type="float" office:value="1.5831329036869E+018" calcext:value-type="float">
            <text:p>1.5831329036869E+018</text:p>
          </table:table-cell>
          <table:table-cell office:value-type="float" office:value="2666" calcext:value-type="float">
            <text:p>2666</text:p>
          </table:table-cell>
          <table:table-cell office:value-type="float" office:value="1.58313290364059E+018" calcext:value-type="float">
            <text:p>1.5831329036405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69092E+018" calcext:value-type="float">
            <text:p>1.58313290369092E+018</text:p>
          </table:table-cell>
          <table:table-cell office:value-type="float" office:value="2666" calcext:value-type="float">
            <text:p>2666</text:p>
          </table:table-cell>
          <table:table-cell office:value-type="float" office:value="1.58313290364059E+018" calcext:value-type="float">
            <text:p>1.58313290364059E+018</text:p>
          </table:table-cell>
          <table:table-cell/>
          <table:table-cell office:value-type="float" office:value="178.405975342" calcext:value-type="float">
            <text:p>178.405975342</text:p>
          </table:table-cell>
          <table:table-cell office:value-type="float" office:value="140.112930298" calcext:value-type="float">
            <text:p>140.112930298</text:p>
          </table:table-cell>
          <table:table-cell office:value-type="float" office:value="-0.156664580107" calcext:value-type="float">
            <text:p>-0.156664580107</text:p>
          </table:table-cell>
          <table:table-cell office:value-type="float" office:value="366.38470459" calcext:value-type="float">
            <text:p>366.38470459</text:p>
          </table:table-cell>
          <table:table-cell office:value-type="float" office:value="241.532623291" calcext:value-type="float">
            <text:p>241.532623291</text:p>
          </table:table-cell>
        </table:table-row>
        <table:table-row table:style-name="ro1">
          <table:table-cell table:number-columns-repeated="4"/>
          <table:table-cell office:value-type="float" office:value="1.58313290372563E+018" calcext:value-type="float">
            <text:p>1.58313290372563E+018</text:p>
          </table:table-cell>
          <table:table-cell office:value-type="float" office:value="2667" calcext:value-type="float">
            <text:p>2667</text:p>
          </table:table-cell>
          <table:table-cell office:value-type="float" office:value="1.58313290368234E+018" calcext:value-type="float">
            <text:p>1.5831329036823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72117E+018" calcext:value-type="float">
            <text:p>1.58313290372117E+018</text:p>
          </table:table-cell>
          <table:table-cell office:value-type="float" office:value="2667" calcext:value-type="float">
            <text:p>2667</text:p>
          </table:table-cell>
          <table:table-cell office:value-type="float" office:value="1.58313290368234E+018" calcext:value-type="float">
            <text:p>1.58313290368234E+018</text:p>
          </table:table-cell>
          <table:table-cell/>
          <table:table-cell office:value-type="float" office:value="178.793579102" calcext:value-type="float">
            <text:p>178.793579102</text:p>
          </table:table-cell>
          <table:table-cell office:value-type="float" office:value="141.059661865" calcext:value-type="float">
            <text:p>141.059661865</text:p>
          </table:table-cell>
          <table:table-cell office:value-type="float" office:value="-0.18805205822" calcext:value-type="float">
            <text:p>-0.18805205822</text:p>
          </table:table-cell>
          <table:table-cell office:value-type="float" office:value="367.215332031" calcext:value-type="float">
            <text:p>367.215332031</text:p>
          </table:table-cell>
          <table:table-cell office:value-type="float" office:value="245.314453125" calcext:value-type="float">
            <text:p>245.314453125</text:p>
          </table:table-cell>
        </table:table-row>
        <table:table-row table:style-name="ro1">
          <table:table-cell table:number-columns-repeated="4"/>
          <table:table-cell office:value-type="float" office:value="1.58313290374534E+018" calcext:value-type="float">
            <text:p>1.58313290374534E+018</text:p>
          </table:table-cell>
          <table:table-cell office:value-type="float" office:value="2668" calcext:value-type="float">
            <text:p>2668</text:p>
          </table:table-cell>
          <table:table-cell office:value-type="float" office:value="1.58313290371126E+018" calcext:value-type="float">
            <text:p>1.5831329037112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74516E+018" calcext:value-type="float">
            <text:p>1.58313290374516E+018</text:p>
          </table:table-cell>
          <table:table-cell office:value-type="float" office:value="2668" calcext:value-type="float">
            <text:p>2668</text:p>
          </table:table-cell>
          <table:table-cell office:value-type="float" office:value="1.58313290371126E+018" calcext:value-type="float">
            <text:p>1.58313290371126E+018</text:p>
          </table:table-cell>
          <table:table-cell/>
          <table:table-cell office:value-type="float" office:value="179.36541748" calcext:value-type="float">
            <text:p>179.36541748</text:p>
          </table:table-cell>
          <table:table-cell office:value-type="float" office:value="141.797134399" calcext:value-type="float">
            <text:p>141.797134399</text:p>
          </table:table-cell>
          <table:table-cell office:value-type="float" office:value="-0.267256081104" calcext:value-type="float">
            <text:p>-0.267256081104</text:p>
          </table:table-cell>
          <table:table-cell office:value-type="float" office:value="369.126953125" calcext:value-type="float">
            <text:p>369.126953125</text:p>
          </table:table-cell>
          <table:table-cell office:value-type="float" office:value="248.106491089" calcext:value-type="float">
            <text:p>248.106491089</text:p>
          </table:table-cell>
        </table:table-row>
        <table:table-row table:style-name="ro1">
          <table:table-cell table:number-columns-repeated="4"/>
          <table:table-cell office:value-type="float" office:value="1.58313290377358E+018" calcext:value-type="float">
            <text:p>1.58313290377358E+018</text:p>
          </table:table-cell>
          <table:table-cell office:value-type="float" office:value="2669" calcext:value-type="float">
            <text:p>2669</text:p>
          </table:table-cell>
          <table:table-cell office:value-type="float" office:value="1.5831329037371E+018" calcext:value-type="float">
            <text:p>1.583132903737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77096E+018" calcext:value-type="float">
            <text:p>1.58313290377096E+018</text:p>
          </table:table-cell>
          <table:table-cell office:value-type="float" office:value="2669" calcext:value-type="float">
            <text:p>2669</text:p>
          </table:table-cell>
          <table:table-cell office:value-type="float" office:value="1.5831329037371E+018" calcext:value-type="float">
            <text:p>1.5831329037371E+018</text:p>
          </table:table-cell>
          <table:table-cell/>
          <table:table-cell office:value-type="float" office:value="183.631515503" calcext:value-type="float">
            <text:p>183.631515503</text:p>
          </table:table-cell>
          <table:table-cell office:value-type="float" office:value="146.284957886" calcext:value-type="float">
            <text:p>146.284957886</text:p>
          </table:table-cell>
          <table:table-cell office:value-type="float" office:value="-0.476747184992" calcext:value-type="float">
            <text:p>-0.476747184992</text:p>
          </table:table-cell>
          <table:table-cell office:value-type="float" office:value="373.615844727" calcext:value-type="float">
            <text:p>373.615844727</text:p>
          </table:table-cell>
          <table:table-cell office:value-type="float" office:value="255.905685425" calcext:value-type="float">
            <text:p>255.905685425</text:p>
          </table:table-cell>
        </table:table-row>
        <table:table-row table:style-name="ro1">
          <table:table-cell table:number-columns-repeated="4"/>
          <table:table-cell office:value-type="float" office:value="1.58313290379573E+018" calcext:value-type="float">
            <text:p>1.58313290379573E+018</text:p>
          </table:table-cell>
          <table:table-cell office:value-type="float" office:value="2670" calcext:value-type="float">
            <text:p>2670</text:p>
          </table:table-cell>
          <table:table-cell office:value-type="float" office:value="1.58313290377619E+018" calcext:value-type="float">
            <text:p>1.5831329037761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79435E+018" calcext:value-type="float">
            <text:p>1.58313290379435E+018</text:p>
          </table:table-cell>
          <table:table-cell office:value-type="float" office:value="2670" calcext:value-type="float">
            <text:p>2670</text:p>
          </table:table-cell>
          <table:table-cell office:value-type="float" office:value="1.58313290377619E+018" calcext:value-type="float">
            <text:p>1.58313290377619E+018</text:p>
          </table:table-cell>
          <table:table-cell/>
          <table:table-cell office:value-type="float" office:value="189.823104858" calcext:value-type="float">
            <text:p>189.823104858</text:p>
          </table:table-cell>
          <table:table-cell office:value-type="float" office:value="149.873428345" calcext:value-type="float">
            <text:p>149.873428345</text:p>
          </table:table-cell>
          <table:table-cell office:value-type="float" office:value="-0.882256805897" calcext:value-type="float">
            <text:p>-0.882256805897</text:p>
          </table:table-cell>
          <table:table-cell office:value-type="float" office:value="376.805328369" calcext:value-type="float">
            <text:p>376.805328369</text:p>
          </table:table-cell>
          <table:table-cell office:value-type="float" office:value="268.023132324" calcext:value-type="float">
            <text:p>268.023132324</text:p>
          </table:table-cell>
        </table:table-row>
        <table:table-row table:style-name="ro1">
          <table:table-cell table:number-columns-repeated="4"/>
          <table:table-cell office:value-type="float" office:value="1.5831329038463E+018" calcext:value-type="float">
            <text:p>1.5831329038463E+018</text:p>
          </table:table-cell>
          <table:table-cell office:value-type="float" office:value="2671" calcext:value-type="float">
            <text:p>2671</text:p>
          </table:table-cell>
          <table:table-cell office:value-type="float" office:value="1.58313290380582E+018" calcext:value-type="float">
            <text:p>1.5831329038058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84881E+018" calcext:value-type="float">
            <text:p>1.58313290384881E+018</text:p>
          </table:table-cell>
          <table:table-cell office:value-type="float" office:value="2671" calcext:value-type="float">
            <text:p>2671</text:p>
          </table:table-cell>
          <table:table-cell office:value-type="float" office:value="1.58313290380582E+018" calcext:value-type="float">
            <text:p>1.58313290380582E+018</text:p>
          </table:table-cell>
          <table:table-cell/>
          <table:table-cell office:value-type="float" office:value="189.612930298" calcext:value-type="float">
            <text:p>189.612930298</text:p>
          </table:table-cell>
          <table:table-cell office:value-type="float" office:value="151.431533813" calcext:value-type="float">
            <text:p>151.431533813</text:p>
          </table:table-cell>
          <table:table-cell office:value-type="float" office:value="-0.98574090004" calcext:value-type="float">
            <text:p>-0.98574090004</text:p>
          </table:table-cell>
          <table:table-cell office:value-type="float" office:value="379.589752197" calcext:value-type="float">
            <text:p>379.589752197</text:p>
          </table:table-cell>
          <table:table-cell office:value-type="float" office:value="270.448181152" calcext:value-type="float">
            <text:p>270.448181152</text:p>
          </table:table-cell>
        </table:table-row>
        <table:table-row table:style-name="ro1">
          <table:table-cell table:number-columns-repeated="4"/>
          <table:table-cell office:value-type="float" office:value="1.58313290388077E+018" calcext:value-type="float">
            <text:p>1.58313290388077E+018</text:p>
          </table:table-cell>
          <table:table-cell office:value-type="float" office:value="2672" calcext:value-type="float">
            <text:p>2672</text:p>
          </table:table-cell>
          <table:table-cell office:value-type="float" office:value="1.58313290385086E+018" calcext:value-type="float">
            <text:p>1.5831329038508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8776E+018" calcext:value-type="float">
            <text:p>1.5831329038776E+018</text:p>
          </table:table-cell>
          <table:table-cell office:value-type="float" office:value="2672" calcext:value-type="float">
            <text:p>2672</text:p>
          </table:table-cell>
          <table:table-cell office:value-type="float" office:value="1.58313290385086E+018" calcext:value-type="float">
            <text:p>1.58313290385086E+018</text:p>
          </table:table-cell>
          <table:table-cell/>
          <table:table-cell office:value-type="float" office:value="191.626541138" calcext:value-type="float">
            <text:p>191.626541138</text:p>
          </table:table-cell>
          <table:table-cell office:value-type="float" office:value="155.450698853" calcext:value-type="float">
            <text:p>155.450698853</text:p>
          </table:table-cell>
          <table:table-cell office:value-type="float" office:value="-1.35933423042" calcext:value-type="float">
            <text:p>-1.35933423042</text:p>
          </table:table-cell>
          <table:table-cell office:value-type="float" office:value="383.86126709" calcext:value-type="float">
            <text:p>383.86126709</text:p>
          </table:table-cell>
          <table:table-cell office:value-type="float" office:value="273.880126953" calcext:value-type="float">
            <text:p>273.880126953</text:p>
          </table:table-cell>
        </table:table-row>
        <table:table-row table:style-name="ro1">
          <table:table-cell table:number-columns-repeated="4"/>
          <table:table-cell office:value-type="float" office:value="1.58313290391079E+018" calcext:value-type="float">
            <text:p>1.58313290391079E+018</text:p>
          </table:table-cell>
          <table:table-cell office:value-type="float" office:value="2673" calcext:value-type="float">
            <text:p>2673</text:p>
          </table:table-cell>
          <table:table-cell office:value-type="float" office:value="1.58313290387926E+018" calcext:value-type="float">
            <text:p>1.5831329038792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90736E+018" calcext:value-type="float">
            <text:p>1.58313290390736E+018</text:p>
          </table:table-cell>
          <table:table-cell office:value-type="float" office:value="2673" calcext:value-type="float">
            <text:p>2673</text:p>
          </table:table-cell>
          <table:table-cell office:value-type="float" office:value="1.58313290387926E+018" calcext:value-type="float">
            <text:p>1.58313290387926E+018</text:p>
          </table:table-cell>
          <table:table-cell/>
          <table:table-cell office:value-type="float" office:value="189.157531738" calcext:value-type="float">
            <text:p>189.157531738</text:p>
          </table:table-cell>
          <table:table-cell office:value-type="float" office:value="151.018554688" calcext:value-type="float">
            <text:p>151.018554688</text:p>
          </table:table-cell>
          <table:table-cell office:value-type="float" office:value="-1.21013450623" calcext:value-type="float">
            <text:p>-1.21013450623</text:p>
          </table:table-cell>
          <table:table-cell office:value-type="float" office:value="383.731384277" calcext:value-type="float">
            <text:p>383.731384277</text:p>
          </table:table-cell>
          <table:table-cell office:value-type="float" office:value="271.662719727" calcext:value-type="float">
            <text:p>271.662719727</text:p>
          </table:table-cell>
        </table:table-row>
        <table:table-row table:style-name="ro1">
          <table:table-cell table:number-columns-repeated="4"/>
          <table:table-cell office:value-type="float" office:value="1.58313290395147E+018" calcext:value-type="float">
            <text:p>1.58313290395147E+018</text:p>
          </table:table-cell>
          <table:table-cell office:value-type="float" office:value="2674" calcext:value-type="float">
            <text:p>2674</text:p>
          </table:table-cell>
          <table:table-cell office:value-type="float" office:value="1.58313290390973E+018" calcext:value-type="float">
            <text:p>1.5831329039097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9476E+018" calcext:value-type="float">
            <text:p>1.5831329039476E+018</text:p>
          </table:table-cell>
          <table:table-cell office:value-type="float" office:value="2674" calcext:value-type="float">
            <text:p>2674</text:p>
          </table:table-cell>
          <table:table-cell office:value-type="float" office:value="1.58313290390973E+018" calcext:value-type="float">
            <text:p>1.58313290390973E+018</text:p>
          </table:table-cell>
          <table:table-cell/>
          <table:table-cell office:value-type="float" office:value="193.942993164" calcext:value-type="float">
            <text:p>193.942993164</text:p>
          </table:table-cell>
          <table:table-cell office:value-type="float" office:value="153.069213867" calcext:value-type="float">
            <text:p>153.069213867</text:p>
          </table:table-cell>
          <table:table-cell office:value-type="float" office:value="-1.38512909412" calcext:value-type="float">
            <text:p>-1.38512909412</text:p>
          </table:table-cell>
          <table:table-cell office:value-type="float" office:value="385.491394043" calcext:value-type="float">
            <text:p>385.491394043</text:p>
          </table:table-cell>
          <table:table-cell office:value-type="float" office:value="273.847412109" calcext:value-type="float">
            <text:p>273.847412109</text:p>
          </table:table-cell>
        </table:table-row>
        <table:table-row table:style-name="ro1">
          <table:table-cell table:number-columns-repeated="4"/>
          <table:table-cell office:value-type="float" office:value="1.58313290396448E+018" calcext:value-type="float">
            <text:p>1.58313290396448E+018</text:p>
          </table:table-cell>
          <table:table-cell office:value-type="float" office:value="2675" calcext:value-type="float">
            <text:p>2675</text:p>
          </table:table-cell>
          <table:table-cell office:value-type="float" office:value="1.58313290393503E+018" calcext:value-type="float">
            <text:p>1.5831329039350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96295E+018" calcext:value-type="float">
            <text:p>1.58313290396295E+018</text:p>
          </table:table-cell>
          <table:table-cell office:value-type="float" office:value="2675" calcext:value-type="float">
            <text:p>2675</text:p>
          </table:table-cell>
          <table:table-cell office:value-type="float" office:value="1.58313290393503E+018" calcext:value-type="float">
            <text:p>1.58313290393503E+018</text:p>
          </table:table-cell>
          <table:table-cell/>
          <table:table-cell office:value-type="float" office:value="191.121887207" calcext:value-type="float">
            <text:p>191.121887207</text:p>
          </table:table-cell>
          <table:table-cell office:value-type="float" office:value="153.35017395" calcext:value-type="float">
            <text:p>153.35017395</text:p>
          </table:table-cell>
          <table:table-cell office:value-type="float" office:value="-1.39172899723" calcext:value-type="float">
            <text:p>-1.39172899723</text:p>
          </table:table-cell>
          <table:table-cell office:value-type="float" office:value="386.025939941" calcext:value-type="float">
            <text:p>386.025939941</text:p>
          </table:table-cell>
          <table:table-cell office:value-type="float" office:value="273.810638428" calcext:value-type="float">
            <text:p>273.810638428</text:p>
          </table:table-cell>
        </table:table-row>
        <table:table-row table:style-name="ro1">
          <table:table-cell table:number-columns-repeated="4"/>
          <table:table-cell office:value-type="float" office:value="1.58313290399042E+018" calcext:value-type="float">
            <text:p>1.58313290399042E+018</text:p>
          </table:table-cell>
          <table:table-cell office:value-type="float" office:value="2676" calcext:value-type="float">
            <text:p>2676</text:p>
          </table:table-cell>
          <table:table-cell office:value-type="float" office:value="1.58313290396853E+018" calcext:value-type="float">
            <text:p>1.5831329039685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398786E+018" calcext:value-type="float">
            <text:p>1.58313290398786E+018</text:p>
          </table:table-cell>
          <table:table-cell office:value-type="float" office:value="2676" calcext:value-type="float">
            <text:p>2676</text:p>
          </table:table-cell>
          <table:table-cell office:value-type="float" office:value="1.58313290396853E+018" calcext:value-type="float">
            <text:p>1.58313290396853E+018</text:p>
          </table:table-cell>
          <table:table-cell/>
          <table:table-cell office:value-type="float" office:value="193.609344482" calcext:value-type="float">
            <text:p>193.609344482</text:p>
          </table:table-cell>
          <table:table-cell office:value-type="float" office:value="149.368621826" calcext:value-type="float">
            <text:p>149.368621826</text:p>
          </table:table-cell>
          <table:table-cell office:value-type="float" office:value="-1.40685260296" calcext:value-type="float">
            <text:p>-1.40685260296</text:p>
          </table:table-cell>
          <table:table-cell office:value-type="float" office:value="387.27645874" calcext:value-type="float">
            <text:p>387.27645874</text:p>
          </table:table-cell>
          <table:table-cell office:value-type="float" office:value="273.32989502" calcext:value-type="float">
            <text:p>273.32989502</text:p>
          </table:table-cell>
        </table:table-row>
        <table:table-row table:style-name="ro1">
          <table:table-cell table:number-columns-repeated="4"/>
          <table:table-cell office:value-type="float" office:value="1.58313290402299E+018" calcext:value-type="float">
            <text:p>1.58313290402299E+018</text:p>
          </table:table-cell>
          <table:table-cell office:value-type="float" office:value="2677" calcext:value-type="float">
            <text:p>2677</text:p>
          </table:table-cell>
          <table:table-cell office:value-type="float" office:value="1.58313290400208E+018" calcext:value-type="float">
            <text:p>1.5831329040020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02018E+018" calcext:value-type="float">
            <text:p>1.58313290402018E+018</text:p>
          </table:table-cell>
          <table:table-cell office:value-type="float" office:value="2677" calcext:value-type="float">
            <text:p>2677</text:p>
          </table:table-cell>
          <table:table-cell office:value-type="float" office:value="1.58313290400208E+018" calcext:value-type="float">
            <text:p>1.58313290400208E+018</text:p>
          </table:table-cell>
          <table:table-cell/>
          <table:table-cell office:value-type="float" office:value="192.495529175" calcext:value-type="float">
            <text:p>192.495529175</text:p>
          </table:table-cell>
          <table:table-cell office:value-type="float" office:value="149.777526855" calcext:value-type="float">
            <text:p>149.777526855</text:p>
          </table:table-cell>
          <table:table-cell office:value-type="float" office:value="-1.40208649635" calcext:value-type="float">
            <text:p>-1.40208649635</text:p>
          </table:table-cell>
          <table:table-cell office:value-type="float" office:value="387.303771973" calcext:value-type="float">
            <text:p>387.303771973</text:p>
          </table:table-cell>
          <table:table-cell office:value-type="float" office:value="273.9609375" calcext:value-type="float">
            <text:p>273.9609375</text:p>
          </table:table-cell>
        </table:table-row>
        <table:table-row table:style-name="ro1">
          <table:table-cell table:number-columns-repeated="4"/>
          <table:table-cell office:value-type="float" office:value="1.58313290406115E+018" calcext:value-type="float">
            <text:p>1.58313290406115E+018</text:p>
          </table:table-cell>
          <table:table-cell office:value-type="float" office:value="2678" calcext:value-type="float">
            <text:p>2678</text:p>
          </table:table-cell>
          <table:table-cell office:value-type="float" office:value="1.58313290403574E+018" calcext:value-type="float">
            <text:p>1.5831329040357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06378E+018" calcext:value-type="float">
            <text:p>1.58313290406378E+018</text:p>
          </table:table-cell>
          <table:table-cell office:value-type="float" office:value="2678" calcext:value-type="float">
            <text:p>2678</text:p>
          </table:table-cell>
          <table:table-cell office:value-type="float" office:value="1.58313290403574E+018" calcext:value-type="float">
            <text:p>1.58313290403574E+018</text:p>
          </table:table-cell>
          <table:table-cell/>
          <table:table-cell office:value-type="float" office:value="194.130187988" calcext:value-type="float">
            <text:p>194.130187988</text:p>
          </table:table-cell>
          <table:table-cell office:value-type="float" office:value="149.030944824" calcext:value-type="float">
            <text:p>149.030944824</text:p>
          </table:table-cell>
          <table:table-cell office:value-type="float" office:value="-1.41237592697" calcext:value-type="float">
            <text:p>-1.41237592697</text:p>
          </table:table-cell>
          <table:table-cell office:value-type="float" office:value="387.384399414" calcext:value-type="float">
            <text:p>387.384399414</text:p>
          </table:table-cell>
          <table:table-cell office:value-type="float" office:value="273.020812988" calcext:value-type="float">
            <text:p>273.020812988</text:p>
          </table:table-cell>
        </table:table-row>
        <table:table-row table:style-name="ro1">
          <table:table-cell table:number-columns-repeated="4"/>
          <table:table-cell office:value-type="float" office:value="1.58313290409785E+018" calcext:value-type="float">
            <text:p>1.58313290409785E+018</text:p>
          </table:table-cell>
          <table:table-cell office:value-type="float" office:value="2679" calcext:value-type="float">
            <text:p>2679</text:p>
          </table:table-cell>
          <table:table-cell office:value-type="float" office:value="1.58313290407639E+018" calcext:value-type="float">
            <text:p>1.5831329040763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09969E+018" calcext:value-type="float">
            <text:p>1.58313290409969E+018</text:p>
          </table:table-cell>
          <table:table-cell office:value-type="float" office:value="2679" calcext:value-type="float">
            <text:p>2679</text:p>
          </table:table-cell>
          <table:table-cell office:value-type="float" office:value="1.58313290407639E+018" calcext:value-type="float">
            <text:p>1.58313290407639E+018</text:p>
          </table:table-cell>
          <table:table-cell/>
          <table:table-cell office:value-type="float" office:value="192.612304688" calcext:value-type="float">
            <text:p>192.612304688</text:p>
          </table:table-cell>
          <table:table-cell office:value-type="float" office:value="150.079452515" calcext:value-type="float">
            <text:p>150.079452515</text:p>
          </table:table-cell>
          <table:table-cell office:value-type="float" office:value="-1.41682076454" calcext:value-type="float">
            <text:p>-1.41682076454</text:p>
          </table:table-cell>
          <table:table-cell office:value-type="float" office:value="387.347625732" calcext:value-type="float">
            <text:p>387.347625732</text:p>
          </table:table-cell>
          <table:table-cell office:value-type="float" office:value="273.040527344" calcext:value-type="float">
            <text:p>273.040527344</text:p>
          </table:table-cell>
        </table:table-row>
        <table:table-row table:style-name="ro1">
          <table:table-cell table:number-columns-repeated="4"/>
          <table:table-cell office:value-type="float" office:value="1.58313290413564E+018" calcext:value-type="float">
            <text:p>1.58313290413564E+018</text:p>
          </table:table-cell>
          <table:table-cell office:value-type="float" office:value="2680" calcext:value-type="float">
            <text:p>2680</text:p>
          </table:table-cell>
          <table:table-cell office:value-type="float" office:value="1.58313290410758E+018" calcext:value-type="float">
            <text:p>1.5831329041075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13351E+018" calcext:value-type="float">
            <text:p>1.58313290413351E+018</text:p>
          </table:table-cell>
          <table:table-cell office:value-type="float" office:value="2680" calcext:value-type="float">
            <text:p>2680</text:p>
          </table:table-cell>
          <table:table-cell office:value-type="float" office:value="1.58313290410758E+018" calcext:value-type="float">
            <text:p>1.58313290410758E+018</text:p>
          </table:table-cell>
          <table:table-cell/>
          <table:table-cell office:value-type="float" office:value="192.657211304" calcext:value-type="float">
            <text:p>192.657211304</text:p>
          </table:table-cell>
          <table:table-cell office:value-type="float" office:value="149.030822754" calcext:value-type="float">
            <text:p>149.030822754</text:p>
          </table:table-cell>
          <table:table-cell office:value-type="float" office:value="-1.40385806561" calcext:value-type="float">
            <text:p>-1.40385806561</text:p>
          </table:table-cell>
          <table:table-cell office:value-type="float" office:value="387.364105225" calcext:value-type="float">
            <text:p>387.364105225</text:p>
          </table:table-cell>
          <table:table-cell office:value-type="float" office:value="273.163146973" calcext:value-type="float">
            <text:p>273.163146973</text:p>
          </table:table-cell>
        </table:table-row>
        <table:table-row table:style-name="ro1">
          <table:table-cell table:number-columns-repeated="4"/>
          <table:table-cell office:value-type="float" office:value="1.58313290417481E+018" calcext:value-type="float">
            <text:p>1.58313290417481E+018</text:p>
          </table:table-cell>
          <table:table-cell office:value-type="float" office:value="2681" calcext:value-type="float">
            <text:p>2681</text:p>
          </table:table-cell>
          <table:table-cell office:value-type="float" office:value="1.58313290413735E+018" calcext:value-type="float">
            <text:p>1.5831329041373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17345E+018" calcext:value-type="float">
            <text:p>1.58313290417345E+018</text:p>
          </table:table-cell>
          <table:table-cell office:value-type="float" office:value="2681" calcext:value-type="float">
            <text:p>2681</text:p>
          </table:table-cell>
          <table:table-cell office:value-type="float" office:value="1.58313290413735E+018" calcext:value-type="float">
            <text:p>1.58313290413735E+018</text:p>
          </table:table-cell>
          <table:table-cell/>
          <table:table-cell office:value-type="float" office:value="193.493637085" calcext:value-type="float">
            <text:p>193.493637085</text:p>
          </table:table-cell>
          <table:table-cell office:value-type="float" office:value="147.007247925" calcext:value-type="float">
            <text:p>147.007247925</text:p>
          </table:table-cell>
          <table:table-cell office:value-type="float" office:value="-1.42908132076" calcext:value-type="float">
            <text:p>-1.42908132076</text:p>
          </table:table-cell>
          <table:table-cell office:value-type="float" office:value="387.633850098" calcext:value-type="float">
            <text:p>387.633850098</text:p>
          </table:table-cell>
          <table:table-cell office:value-type="float" office:value="273.385925293" calcext:value-type="float">
            <text:p>273.385925293</text:p>
          </table:table-cell>
        </table:table-row>
        <table:table-row table:style-name="ro1">
          <table:table-cell table:number-columns-repeated="4"/>
          <table:table-cell office:value-type="float" office:value="1.58313290419807E+018" calcext:value-type="float">
            <text:p>1.58313290419807E+018</text:p>
          </table:table-cell>
          <table:table-cell office:value-type="float" office:value="2682" calcext:value-type="float">
            <text:p>2682</text:p>
          </table:table-cell>
          <table:table-cell office:value-type="float" office:value="1.58313290416875E+018" calcext:value-type="float">
            <text:p>1.5831329041687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20556E+018" calcext:value-type="float">
            <text:p>1.58313290420556E+018</text:p>
          </table:table-cell>
          <table:table-cell office:value-type="float" office:value="2682" calcext:value-type="float">
            <text:p>2682</text:p>
          </table:table-cell>
          <table:table-cell office:value-type="float" office:value="1.58313290416875E+018" calcext:value-type="float">
            <text:p>1.58313290416875E+018</text:p>
          </table:table-cell>
          <table:table-cell/>
          <table:table-cell office:value-type="float" office:value="193.240386963" calcext:value-type="float">
            <text:p>193.240386963</text:p>
          </table:table-cell>
          <table:table-cell office:value-type="float" office:value="149.1746521" calcext:value-type="float">
            <text:p>149.1746521</text:p>
          </table:table-cell>
          <table:table-cell office:value-type="float" office:value="-1.47172868252" calcext:value-type="float">
            <text:p>-1.47172868252</text:p>
          </table:table-cell>
          <table:table-cell office:value-type="float" office:value="386.90411377" calcext:value-type="float">
            <text:p>386.90411377</text:p>
          </table:table-cell>
          <table:table-cell office:value-type="float" office:value="272.358520508" calcext:value-type="float">
            <text:p>272.358520508</text:p>
          </table:table-cell>
        </table:table-row>
        <table:table-row table:style-name="ro1">
          <table:table-cell table:number-columns-repeated="4"/>
          <table:table-cell office:value-type="float" office:value="1.58313290422235E+018" calcext:value-type="float">
            <text:p>1.58313290422235E+018</text:p>
          </table:table-cell>
          <table:table-cell office:value-type="float" office:value="2683" calcext:value-type="float">
            <text:p>2683</text:p>
          </table:table-cell>
          <table:table-cell office:value-type="float" office:value="1.58313290420213E+018" calcext:value-type="float">
            <text:p>1.5831329042021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22046E+018" calcext:value-type="float">
            <text:p>1.58313290422046E+018</text:p>
          </table:table-cell>
          <table:table-cell office:value-type="float" office:value="2683" calcext:value-type="float">
            <text:p>2683</text:p>
          </table:table-cell>
          <table:table-cell office:value-type="float" office:value="1.58313290420213E+018" calcext:value-type="float">
            <text:p>1.58313290420213E+018</text:p>
          </table:table-cell>
          <table:table-cell/>
          <table:table-cell office:value-type="float" office:value="192.337493896" calcext:value-type="float">
            <text:p>192.337493896</text:p>
          </table:table-cell>
          <table:table-cell office:value-type="float" office:value="148.386779785" calcext:value-type="float">
            <text:p>148.386779785</text:p>
          </table:table-cell>
          <table:table-cell office:value-type="float" office:value="-1.46984934807" calcext:value-type="float">
            <text:p>-1.46984934807</text:p>
          </table:table-cell>
          <table:table-cell office:value-type="float" office:value="387.63067627" calcext:value-type="float">
            <text:p>387.63067627</text:p>
          </table:table-cell>
          <table:table-cell office:value-type="float" office:value="273.372192383" calcext:value-type="float">
            <text:p>273.372192383</text:p>
          </table:table-cell>
        </table:table-row>
        <table:table-row table:style-name="ro1">
          <table:table-cell table:number-columns-repeated="4"/>
          <table:table-cell office:value-type="float" office:value="1.58313290426879E+018" calcext:value-type="float">
            <text:p>1.58313290426879E+018</text:p>
          </table:table-cell>
          <table:table-cell office:value-type="float" office:value="2684" calcext:value-type="float">
            <text:p>2684</text:p>
          </table:table-cell>
          <table:table-cell office:value-type="float" office:value="1.58313290423948E+018" calcext:value-type="float">
            <text:p>1.5831329042394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26687E+018" calcext:value-type="float">
            <text:p>1.58313290426687E+018</text:p>
          </table:table-cell>
          <table:table-cell office:value-type="float" office:value="2684" calcext:value-type="float">
            <text:p>2684</text:p>
          </table:table-cell>
          <table:table-cell office:value-type="float" office:value="1.58313290423948E+018" calcext:value-type="float">
            <text:p>1.58313290423948E+018</text:p>
          </table:table-cell>
          <table:table-cell/>
          <table:table-cell office:value-type="float" office:value="193.449462891" calcext:value-type="float">
            <text:p>193.449462891</text:p>
          </table:table-cell>
          <table:table-cell office:value-type="float" office:value="147.838775635" calcext:value-type="float">
            <text:p>147.838775635</text:p>
          </table:table-cell>
          <table:table-cell office:value-type="float" office:value="-1.42472612858" calcext:value-type="float">
            <text:p>-1.42472612858</text:p>
          </table:table-cell>
          <table:table-cell office:value-type="float" office:value="388.037109375" calcext:value-type="float">
            <text:p>388.037109375</text:p>
          </table:table-cell>
          <table:table-cell office:value-type="float" office:value="273.166168213" calcext:value-type="float">
            <text:p>273.166168213</text:p>
          </table:table-cell>
        </table:table-row>
        <table:table-row table:style-name="ro1">
          <table:table-cell table:number-columns-repeated="4"/>
          <table:table-cell office:value-type="float" office:value="1.583132904323E+018" calcext:value-type="float">
            <text:p>1.583132904323E+018</text:p>
          </table:table-cell>
          <table:table-cell office:value-type="float" office:value="2685" calcext:value-type="float">
            <text:p>2685</text:p>
          </table:table-cell>
          <table:table-cell office:value-type="float" office:value="1.5831329042737E+018" calcext:value-type="float">
            <text:p>1.583132904273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3179E+018" calcext:value-type="float">
            <text:p>1.5831329043179E+018</text:p>
          </table:table-cell>
          <table:table-cell office:value-type="float" office:value="2685" calcext:value-type="float">
            <text:p>2685</text:p>
          </table:table-cell>
          <table:table-cell office:value-type="float" office:value="1.5831329042737E+018" calcext:value-type="float">
            <text:p>1.5831329042737E+018</text:p>
          </table:table-cell>
          <table:table-cell/>
          <table:table-cell office:value-type="float" office:value="188.636016846" calcext:value-type="float">
            <text:p>188.636016846</text:p>
          </table:table-cell>
          <table:table-cell office:value-type="float" office:value="149.128433228" calcext:value-type="float">
            <text:p>149.128433228</text:p>
          </table:table-cell>
          <table:table-cell office:value-type="float" office:value="-1.42430150509" calcext:value-type="float">
            <text:p>-1.42430150509</text:p>
          </table:table-cell>
          <table:table-cell office:value-type="float" office:value="388.136322021" calcext:value-type="float">
            <text:p>388.136322021</text:p>
          </table:table-cell>
          <table:table-cell office:value-type="float" office:value="273.092193604" calcext:value-type="float">
            <text:p>273.092193604</text:p>
          </table:table-cell>
        </table:table-row>
        <table:table-row table:style-name="ro1">
          <table:table-cell table:number-columns-repeated="4"/>
          <table:table-cell office:value-type="float" office:value="1.58313290435327E+018" calcext:value-type="float">
            <text:p>1.58313290435327E+018</text:p>
          </table:table-cell>
          <table:table-cell office:value-type="float" office:value="2686" calcext:value-type="float">
            <text:p>2686</text:p>
          </table:table-cell>
          <table:table-cell office:value-type="float" office:value="1.58313290430085E+018" calcext:value-type="float">
            <text:p>1.5831329043008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34924E+018" calcext:value-type="float">
            <text:p>1.58313290434924E+018</text:p>
          </table:table-cell>
          <table:table-cell office:value-type="float" office:value="2686" calcext:value-type="float">
            <text:p>2686</text:p>
          </table:table-cell>
          <table:table-cell office:value-type="float" office:value="1.58313290430085E+018" calcext:value-type="float">
            <text:p>1.58313290430085E+018</text:p>
          </table:table-cell>
          <table:table-cell/>
          <table:table-cell office:value-type="float" office:value="188.904281616" calcext:value-type="float">
            <text:p>188.904281616</text:p>
          </table:table-cell>
          <table:table-cell office:value-type="float" office:value="149.883056641" calcext:value-type="float">
            <text:p>149.883056641</text:p>
          </table:table-cell>
          <table:table-cell office:value-type="float" office:value="-1.4172590971" calcext:value-type="float">
            <text:p>-1.4172590971</text:p>
          </table:table-cell>
          <table:table-cell office:value-type="float" office:value="387.809967041" calcext:value-type="float">
            <text:p>387.809967041</text:p>
          </table:table-cell>
          <table:table-cell office:value-type="float" office:value="273.33203125" calcext:value-type="float">
            <text:p>273.33203125</text:p>
          </table:table-cell>
        </table:table-row>
        <table:table-row table:style-name="ro1">
          <table:table-cell table:number-columns-repeated="4"/>
          <table:table-cell office:value-type="float" office:value="1.58313290438784E+018" calcext:value-type="float">
            <text:p>1.58313290438784E+018</text:p>
          </table:table-cell>
          <table:table-cell office:value-type="float" office:value="2687" calcext:value-type="float">
            <text:p>2687</text:p>
          </table:table-cell>
          <table:table-cell office:value-type="float" office:value="1.58313290433753E+018" calcext:value-type="float">
            <text:p>1.5831329043375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38605E+018" calcext:value-type="float">
            <text:p>1.58313290438605E+018</text:p>
          </table:table-cell>
          <table:table-cell office:value-type="float" office:value="2687" calcext:value-type="float">
            <text:p>2687</text:p>
          </table:table-cell>
          <table:table-cell office:value-type="float" office:value="1.58313290433753E+018" calcext:value-type="float">
            <text:p>1.58313290433753E+018</text:p>
          </table:table-cell>
          <table:table-cell/>
          <table:table-cell office:value-type="float" office:value="192.70123291" calcext:value-type="float">
            <text:p>192.70123291</text:p>
          </table:table-cell>
          <table:table-cell office:value-type="float" office:value="149.640914917" calcext:value-type="float">
            <text:p>149.640914917</text:p>
          </table:table-cell>
          <table:table-cell office:value-type="float" office:value="-1.44977891445" calcext:value-type="float">
            <text:p>-1.44977891445</text:p>
          </table:table-cell>
          <table:table-cell office:value-type="float" office:value="386.676269531" calcext:value-type="float">
            <text:p>386.676269531</text:p>
          </table:table-cell>
          <table:table-cell office:value-type="float" office:value="272.335418701" calcext:value-type="float">
            <text:p>272.335418701</text:p>
          </table:table-cell>
        </table:table-row>
        <table:table-row table:style-name="ro1">
          <table:table-cell table:number-columns-repeated="4"/>
          <table:table-cell office:value-type="float" office:value="1.58313290441118E+018" calcext:value-type="float">
            <text:p>1.58313290441118E+018</text:p>
          </table:table-cell>
          <table:table-cell office:value-type="float" office:value="2688" calcext:value-type="float">
            <text:p>2688</text:p>
          </table:table-cell>
          <table:table-cell office:value-type="float" office:value="1.58313290438267E+018" calcext:value-type="float">
            <text:p>1.5831329043826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40906E+018" calcext:value-type="float">
            <text:p>1.58313290440906E+018</text:p>
          </table:table-cell>
          <table:table-cell office:value-type="float" office:value="2688" calcext:value-type="float">
            <text:p>2688</text:p>
          </table:table-cell>
          <table:table-cell office:value-type="float" office:value="1.58313290438267E+018" calcext:value-type="float">
            <text:p>1.58313290438267E+018</text:p>
          </table:table-cell>
          <table:table-cell/>
          <table:table-cell office:value-type="float" office:value="191.455703735" calcext:value-type="float">
            <text:p>191.455703735</text:p>
          </table:table-cell>
          <table:table-cell office:value-type="float" office:value="148.732391357" calcext:value-type="float">
            <text:p>148.732391357</text:p>
          </table:table-cell>
          <table:table-cell office:value-type="float" office:value="-1.44581198692" calcext:value-type="float">
            <text:p>-1.44581198692</text:p>
          </table:table-cell>
          <table:table-cell office:value-type="float" office:value="387.270050049" calcext:value-type="float">
            <text:p>387.270050049</text:p>
          </table:table-cell>
          <table:table-cell office:value-type="float" office:value="272.602539062" calcext:value-type="float">
            <text:p>272.602539062</text:p>
          </table:table-cell>
        </table:table-row>
        <table:table-row table:style-name="ro1">
          <table:table-cell table:number-columns-repeated="4"/>
          <table:table-cell office:value-type="float" office:value="1.58313290444479E+018" calcext:value-type="float">
            <text:p>1.58313290444479E+018</text:p>
          </table:table-cell>
          <table:table-cell office:value-type="float" office:value="2689" calcext:value-type="float">
            <text:p>2689</text:p>
          </table:table-cell>
          <table:table-cell office:value-type="float" office:value="1.58313290440254E+018" calcext:value-type="float">
            <text:p>1.5831329044025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44292E+018" calcext:value-type="float">
            <text:p>1.58313290444292E+018</text:p>
          </table:table-cell>
          <table:table-cell office:value-type="float" office:value="2689" calcext:value-type="float">
            <text:p>2689</text:p>
          </table:table-cell>
          <table:table-cell office:value-type="float" office:value="1.58313290440254E+018" calcext:value-type="float">
            <text:p>1.58313290440254E+018</text:p>
          </table:table-cell>
          <table:table-cell/>
          <table:table-cell office:value-type="float" office:value="189.933029175" calcext:value-type="float">
            <text:p>189.933029175</text:p>
          </table:table-cell>
          <table:table-cell office:value-type="float" office:value="151.066375732" calcext:value-type="float">
            <text:p>151.066375732</text:p>
          </table:table-cell>
          <table:table-cell office:value-type="float" office:value="-1.47572994232" calcext:value-type="float">
            <text:p>-1.47572994232</text:p>
          </table:table-cell>
          <table:table-cell office:value-type="float" office:value="386.872955322" calcext:value-type="float">
            <text:p>386.872955322</text:p>
          </table:table-cell>
          <table:table-cell office:value-type="float" office:value="272.69921875" calcext:value-type="float">
            <text:p>272.69921875</text:p>
          </table:table-cell>
        </table:table-row>
        <table:table-row table:style-name="ro1">
          <table:table-cell table:number-columns-repeated="4"/>
          <table:table-cell office:value-type="float" office:value="1.58313290448104E+018" calcext:value-type="float">
            <text:p>1.58313290448104E+018</text:p>
          </table:table-cell>
          <table:table-cell office:value-type="float" office:value="2690" calcext:value-type="float">
            <text:p>2690</text:p>
          </table:table-cell>
          <table:table-cell office:value-type="float" office:value="1.58313290444398E+018" calcext:value-type="float">
            <text:p>1.5831329044439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4767E+018" calcext:value-type="float">
            <text:p>1.5831329044767E+018</text:p>
          </table:table-cell>
          <table:table-cell office:value-type="float" office:value="2690" calcext:value-type="float">
            <text:p>2690</text:p>
          </table:table-cell>
          <table:table-cell office:value-type="float" office:value="1.58313290444398E+018" calcext:value-type="float">
            <text:p>1.58313290444398E+018</text:p>
          </table:table-cell>
          <table:table-cell/>
          <table:table-cell office:value-type="float" office:value="193.056228638" calcext:value-type="float">
            <text:p>193.056228638</text:p>
          </table:table-cell>
          <table:table-cell office:value-type="float" office:value="149.058776855" calcext:value-type="float">
            <text:p>149.058776855</text:p>
          </table:table-cell>
          <table:table-cell office:value-type="float" office:value="-1.43522322178" calcext:value-type="float">
            <text:p>-1.43522322178</text:p>
          </table:table-cell>
          <table:table-cell office:value-type="float" office:value="387.175964355" calcext:value-type="float">
            <text:p>387.175964355</text:p>
          </table:table-cell>
          <table:table-cell office:value-type="float" office:value="272.413574219" calcext:value-type="float">
            <text:p>272.413574219</text:p>
          </table:table-cell>
        </table:table-row>
        <table:table-row table:style-name="ro1">
          <table:table-cell table:number-columns-repeated="4"/>
          <table:table-cell office:value-type="float" office:value="1.58313290451103E+018" calcext:value-type="float">
            <text:p>1.58313290451103E+018</text:p>
          </table:table-cell>
          <table:table-cell office:value-type="float" office:value="2691" calcext:value-type="float">
            <text:p>2691</text:p>
          </table:table-cell>
          <table:table-cell office:value-type="float" office:value="1.58313290446768E+018" calcext:value-type="float">
            <text:p>1.5831329044676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50905E+018" calcext:value-type="float">
            <text:p>1.58313290450905E+018</text:p>
          </table:table-cell>
          <table:table-cell office:value-type="float" office:value="2691" calcext:value-type="float">
            <text:p>2691</text:p>
          </table:table-cell>
          <table:table-cell office:value-type="float" office:value="1.58313290446768E+018" calcext:value-type="float">
            <text:p>1.58313290446768E+018</text:p>
          </table:table-cell>
          <table:table-cell/>
          <table:table-cell office:value-type="float" office:value="191.852935791" calcext:value-type="float">
            <text:p>191.852935791</text:p>
          </table:table-cell>
          <table:table-cell office:value-type="float" office:value="147.148849487" calcext:value-type="float">
            <text:p>147.148849487</text:p>
          </table:table-cell>
          <table:table-cell office:value-type="float" office:value="-1.43443250656" calcext:value-type="float">
            <text:p>-1.43443250656</text:p>
          </table:table-cell>
          <table:table-cell office:value-type="float" office:value="387.850799561" calcext:value-type="float">
            <text:p>387.850799561</text:p>
          </table:table-cell>
          <table:table-cell office:value-type="float" office:value="273.658996582" calcext:value-type="float">
            <text:p>273.658996582</text:p>
          </table:table-cell>
        </table:table-row>
        <table:table-row table:style-name="ro1">
          <table:table-cell table:number-columns-repeated="4"/>
          <table:table-cell office:value-type="float" office:value="1.58313290453853E+018" calcext:value-type="float">
            <text:p>1.58313290453853E+018</text:p>
          </table:table-cell>
          <table:table-cell office:value-type="float" office:value="2692" calcext:value-type="float">
            <text:p>2692</text:p>
          </table:table-cell>
          <table:table-cell office:value-type="float" office:value="1.58313290450154E+018" calcext:value-type="float">
            <text:p>1.5831329045015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53616E+018" calcext:value-type="float">
            <text:p>1.58313290453616E+018</text:p>
          </table:table-cell>
          <table:table-cell office:value-type="float" office:value="2692" calcext:value-type="float">
            <text:p>2692</text:p>
          </table:table-cell>
          <table:table-cell office:value-type="float" office:value="1.58313290450154E+018" calcext:value-type="float">
            <text:p>1.58313290450154E+018</text:p>
          </table:table-cell>
          <table:table-cell/>
          <table:table-cell office:value-type="float" office:value="192.726470947" calcext:value-type="float">
            <text:p>192.726470947</text:p>
          </table:table-cell>
          <table:table-cell office:value-type="float" office:value="148.139770508" calcext:value-type="float">
            <text:p>148.139770508</text:p>
          </table:table-cell>
          <table:table-cell office:value-type="float" office:value="-1.41518378258" calcext:value-type="float">
            <text:p>-1.41518378258</text:p>
          </table:table-cell>
          <table:table-cell office:value-type="float" office:value="388.33392334" calcext:value-type="float">
            <text:p>388.33392334</text:p>
          </table:table-cell>
          <table:table-cell office:value-type="float" office:value="272.867584229" calcext:value-type="float">
            <text:p>272.867584229</text:p>
          </table:table-cell>
        </table:table-row>
        <table:table-row table:style-name="ro1">
          <table:table-cell table:number-columns-repeated="4"/>
          <table:table-cell office:value-type="float" office:value="1.5831329045815E+018" calcext:value-type="float">
            <text:p>1.5831329045815E+018</text:p>
          </table:table-cell>
          <table:table-cell office:value-type="float" office:value="2693" calcext:value-type="float">
            <text:p>2693</text:p>
          </table:table-cell>
          <table:table-cell office:value-type="float" office:value="1.5831329045329E+018" calcext:value-type="float">
            <text:p>1.583132904532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57787E+018" calcext:value-type="float">
            <text:p>1.58313290457787E+018</text:p>
          </table:table-cell>
          <table:table-cell office:value-type="float" office:value="2693" calcext:value-type="float">
            <text:p>2693</text:p>
          </table:table-cell>
          <table:table-cell office:value-type="float" office:value="1.5831329045329E+018" calcext:value-type="float">
            <text:p>1.5831329045329E+018</text:p>
          </table:table-cell>
          <table:table-cell/>
          <table:table-cell office:value-type="float" office:value="192.396759033" calcext:value-type="float">
            <text:p>192.396759033</text:p>
          </table:table-cell>
          <table:table-cell office:value-type="float" office:value="146.399414062" calcext:value-type="float">
            <text:p>146.399414062</text:p>
          </table:table-cell>
          <table:table-cell office:value-type="float" office:value="-1.38624000549" calcext:value-type="float">
            <text:p>-1.38624000549</text:p>
          </table:table-cell>
          <table:table-cell office:value-type="float" office:value="388.203216553" calcext:value-type="float">
            <text:p>388.203216553</text:p>
          </table:table-cell>
          <table:table-cell office:value-type="float" office:value="272.560424805" calcext:value-type="float">
            <text:p>272.560424805</text:p>
          </table:table-cell>
        </table:table-row>
        <table:table-row table:style-name="ro1">
          <table:table-cell table:number-columns-repeated="4"/>
          <table:table-cell office:value-type="float" office:value="1.58313290461729E+018" calcext:value-type="float">
            <text:p>1.58313290461729E+018</text:p>
          </table:table-cell>
          <table:table-cell office:value-type="float" office:value="2694" calcext:value-type="float">
            <text:p>2694</text:p>
          </table:table-cell>
          <table:table-cell office:value-type="float" office:value="1.58313290456682E+018" calcext:value-type="float">
            <text:p>1.5831329045668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61863E+018" calcext:value-type="float">
            <text:p>1.58313290461863E+018</text:p>
          </table:table-cell>
          <table:table-cell office:value-type="float" office:value="2694" calcext:value-type="float">
            <text:p>2694</text:p>
          </table:table-cell>
          <table:table-cell office:value-type="float" office:value="1.58313290456682E+018" calcext:value-type="float">
            <text:p>1.58313290456682E+018</text:p>
          </table:table-cell>
          <table:table-cell/>
          <table:table-cell office:value-type="float" office:value="191.062744141" calcext:value-type="float">
            <text:p>191.062744141</text:p>
          </table:table-cell>
          <table:table-cell office:value-type="float" office:value="147.059539795" calcext:value-type="float">
            <text:p>147.059539795</text:p>
          </table:table-cell>
          <table:table-cell office:value-type="float" office:value="-1.40857255459" calcext:value-type="float">
            <text:p>-1.40857255459</text:p>
          </table:table-cell>
          <table:table-cell office:value-type="float" office:value="388.027313232" calcext:value-type="float">
            <text:p>388.027313232</text:p>
          </table:table-cell>
          <table:table-cell office:value-type="float" office:value="273.424041748" calcext:value-type="float">
            <text:p>273.424041748</text:p>
          </table:table-cell>
        </table:table-row>
        <table:table-row table:style-name="ro1">
          <table:table-cell table:number-columns-repeated="4"/>
          <table:table-cell office:value-type="float" office:value="1.58313290465695E+018" calcext:value-type="float">
            <text:p>1.58313290465695E+018</text:p>
          </table:table-cell>
          <table:table-cell office:value-type="float" office:value="2695" calcext:value-type="float">
            <text:p>2695</text:p>
          </table:table-cell>
          <table:table-cell office:value-type="float" office:value="1.58313290459896E+018" calcext:value-type="float">
            <text:p>1.5831329045989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65615E+018" calcext:value-type="float">
            <text:p>1.58313290465615E+018</text:p>
          </table:table-cell>
          <table:table-cell office:value-type="float" office:value="2695" calcext:value-type="float">
            <text:p>2695</text:p>
          </table:table-cell>
          <table:table-cell office:value-type="float" office:value="1.58313290459896E+018" calcext:value-type="float">
            <text:p>1.58313290459896E+018</text:p>
          </table:table-cell>
          <table:table-cell/>
          <table:table-cell office:value-type="float" office:value="190.852935791" calcext:value-type="float">
            <text:p>190.852935791</text:p>
          </table:table-cell>
          <table:table-cell office:value-type="float" office:value="147.242767334" calcext:value-type="float">
            <text:p>147.242767334</text:p>
          </table:table-cell>
          <table:table-cell office:value-type="float" office:value="-1.42161631584" calcext:value-type="float">
            <text:p>-1.42161631584</text:p>
          </table:table-cell>
          <table:table-cell office:value-type="float" office:value="387.741271973" calcext:value-type="float">
            <text:p>387.741271973</text:p>
          </table:table-cell>
          <table:table-cell office:value-type="float" office:value="273.473052979" calcext:value-type="float">
            <text:p>273.473052979</text:p>
          </table:table-cell>
        </table:table-row>
        <table:table-row table:style-name="ro1">
          <table:table-cell table:number-columns-repeated="4"/>
          <table:table-cell office:value-type="float" office:value="1.58313290467923E+018" calcext:value-type="float">
            <text:p>1.58313290467923E+018</text:p>
          </table:table-cell>
          <table:table-cell office:value-type="float" office:value="2696" calcext:value-type="float">
            <text:p>2696</text:p>
          </table:table-cell>
          <table:table-cell office:value-type="float" office:value="1.58313290463317E+018" calcext:value-type="float">
            <text:p>1.5831329046331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67832E+018" calcext:value-type="float">
            <text:p>1.58313290467832E+018</text:p>
          </table:table-cell>
          <table:table-cell office:value-type="float" office:value="2696" calcext:value-type="float">
            <text:p>2696</text:p>
          </table:table-cell>
          <table:table-cell office:value-type="float" office:value="1.58313290463317E+018" calcext:value-type="float">
            <text:p>1.58313290463317E+018</text:p>
          </table:table-cell>
          <table:table-cell/>
          <table:table-cell office:value-type="float" office:value="191.393844604" calcext:value-type="float">
            <text:p>191.393844604</text:p>
          </table:table-cell>
          <table:table-cell office:value-type="float" office:value="148.319137573" calcext:value-type="float">
            <text:p>148.319137573</text:p>
          </table:table-cell>
          <table:table-cell office:value-type="float" office:value="-1.44674360752" calcext:value-type="float">
            <text:p>-1.44674360752</text:p>
          </table:table-cell>
          <table:table-cell office:value-type="float" office:value="387.703582764" calcext:value-type="float">
            <text:p>387.703582764</text:p>
          </table:table-cell>
          <table:table-cell office:value-type="float" office:value="273.648529053" calcext:value-type="float">
            <text:p>273.648529053</text:p>
          </table:table-cell>
        </table:table-row>
        <table:table-row table:style-name="ro1">
          <table:table-cell table:number-columns-repeated="4"/>
          <table:table-cell office:value-type="float" office:value="1.58313290471595E+018" calcext:value-type="float">
            <text:p>1.58313290471595E+018</text:p>
          </table:table-cell>
          <table:table-cell office:value-type="float" office:value="2697" calcext:value-type="float">
            <text:p>2697</text:p>
          </table:table-cell>
          <table:table-cell office:value-type="float" office:value="1.58313290466665E+018" calcext:value-type="float">
            <text:p>1.5831329046666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71543E+018" calcext:value-type="float">
            <text:p>1.58313290471543E+018</text:p>
          </table:table-cell>
          <table:table-cell office:value-type="float" office:value="2697" calcext:value-type="float">
            <text:p>2697</text:p>
          </table:table-cell>
          <table:table-cell office:value-type="float" office:value="1.58313290466665E+018" calcext:value-type="float">
            <text:p>1.58313290466665E+018</text:p>
          </table:table-cell>
          <table:table-cell/>
          <table:table-cell office:value-type="float" office:value="189.73588562" calcext:value-type="float">
            <text:p>189.73588562</text:p>
          </table:table-cell>
          <table:table-cell office:value-type="float" office:value="148.804229736" calcext:value-type="float">
            <text:p>148.804229736</text:p>
          </table:table-cell>
          <table:table-cell office:value-type="float" office:value="-1.42824947834" calcext:value-type="float">
            <text:p>-1.42824947834</text:p>
          </table:table-cell>
          <table:table-cell office:value-type="float" office:value="387.506164551" calcext:value-type="float">
            <text:p>387.506164551</text:p>
          </table:table-cell>
          <table:table-cell office:value-type="float" office:value="273.737030029" calcext:value-type="float">
            <text:p>273.737030029</text:p>
          </table:table-cell>
        </table:table-row>
        <table:table-row table:style-name="ro1">
          <table:table-cell table:number-columns-repeated="4"/>
          <table:table-cell office:value-type="float" office:value="1.58313290474663E+018" calcext:value-type="float">
            <text:p>1.58313290474663E+018</text:p>
          </table:table-cell>
          <table:table-cell office:value-type="float" office:value="2698" calcext:value-type="float">
            <text:p>2698</text:p>
          </table:table-cell>
          <table:table-cell office:value-type="float" office:value="1.58313290470189E+018" calcext:value-type="float">
            <text:p>1.5831329047018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74065E+018" calcext:value-type="float">
            <text:p>1.58313290474065E+018</text:p>
          </table:table-cell>
          <table:table-cell office:value-type="float" office:value="2698" calcext:value-type="float">
            <text:p>2698</text:p>
          </table:table-cell>
          <table:table-cell office:value-type="float" office:value="1.58313290470189E+018" calcext:value-type="float">
            <text:p>1.58313290470189E+018</text:p>
          </table:table-cell>
          <table:table-cell/>
          <table:table-cell office:value-type="float" office:value="191.858444214" calcext:value-type="float">
            <text:p>191.858444214</text:p>
          </table:table-cell>
          <table:table-cell office:value-type="float" office:value="147.023284912" calcext:value-type="float">
            <text:p>147.023284912</text:p>
          </table:table-cell>
          <table:table-cell office:value-type="float" office:value="-1.41533792019" calcext:value-type="float">
            <text:p>-1.41533792019</text:p>
          </table:table-cell>
          <table:table-cell office:value-type="float" office:value="387.202880859" calcext:value-type="float">
            <text:p>387.202880859</text:p>
          </table:table-cell>
          <table:table-cell office:value-type="float" office:value="272.909454346" calcext:value-type="float">
            <text:p>272.909454346</text:p>
          </table:table-cell>
        </table:table-row>
        <table:table-row table:style-name="ro1">
          <table:table-cell table:number-columns-repeated="4"/>
          <table:table-cell office:value-type="float" office:value="1.58313290476379E+018" calcext:value-type="float">
            <text:p>1.58313290476379E+018</text:p>
          </table:table-cell>
          <table:table-cell office:value-type="float" office:value="2699" calcext:value-type="float">
            <text:p>2699</text:p>
          </table:table-cell>
          <table:table-cell office:value-type="float" office:value="1.58313290474051E+018" calcext:value-type="float">
            <text:p>1.5831329047405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75938E+018" calcext:value-type="float">
            <text:p>1.58313290475938E+018</text:p>
          </table:table-cell>
          <table:table-cell office:value-type="float" office:value="2699" calcext:value-type="float">
            <text:p>2699</text:p>
          </table:table-cell>
          <table:table-cell office:value-type="float" office:value="1.58313290474051E+018" calcext:value-type="float">
            <text:p>1.58313290474051E+018</text:p>
          </table:table-cell>
          <table:table-cell/>
          <table:table-cell office:value-type="float" office:value="192.23664856" calcext:value-type="float">
            <text:p>192.23664856</text:p>
          </table:table-cell>
          <table:table-cell office:value-type="float" office:value="148.357025146" calcext:value-type="float">
            <text:p>148.357025146</text:p>
          </table:table-cell>
          <table:table-cell office:value-type="float" office:value="-1.42978954315" calcext:value-type="float">
            <text:p>-1.42978954315</text:p>
          </table:table-cell>
          <table:table-cell office:value-type="float" office:value="387.406158447" calcext:value-type="float">
            <text:p>387.406158447</text:p>
          </table:table-cell>
          <table:table-cell office:value-type="float" office:value="272.871398926" calcext:value-type="float">
            <text:p>272.871398926</text:p>
          </table:table-cell>
        </table:table-row>
        <table:table-row table:style-name="ro1">
          <table:table-cell table:number-columns-repeated="4"/>
          <table:table-cell office:value-type="float" office:value="1.5831329048144E+018" calcext:value-type="float">
            <text:p>1.5831329048144E+018</text:p>
          </table:table-cell>
          <table:table-cell office:value-type="float" office:value="2700" calcext:value-type="float">
            <text:p>2700</text:p>
          </table:table-cell>
          <table:table-cell office:value-type="float" office:value="1.5831329047725E+018" calcext:value-type="float">
            <text:p>1.583132904772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81173E+018" calcext:value-type="float">
            <text:p>1.58313290481173E+018</text:p>
          </table:table-cell>
          <table:table-cell office:value-type="float" office:value="2700" calcext:value-type="float">
            <text:p>2700</text:p>
          </table:table-cell>
          <table:table-cell office:value-type="float" office:value="1.5831329047725E+018" calcext:value-type="float">
            <text:p>1.5831329047725E+018</text:p>
          </table:table-cell>
          <table:table-cell/>
          <table:table-cell office:value-type="float" office:value="191.05178833" calcext:value-type="float">
            <text:p>191.05178833</text:p>
          </table:table-cell>
          <table:table-cell office:value-type="float" office:value="150.303329468" calcext:value-type="float">
            <text:p>150.303329468</text:p>
          </table:table-cell>
          <table:table-cell office:value-type="float" office:value="-1.45257556438" calcext:value-type="float">
            <text:p>-1.45257556438</text:p>
          </table:table-cell>
          <table:table-cell office:value-type="float" office:value="386.745605469" calcext:value-type="float">
            <text:p>386.745605469</text:p>
          </table:table-cell>
          <table:table-cell office:value-type="float" office:value="272.760650635" calcext:value-type="float">
            <text:p>272.760650635</text:p>
          </table:table-cell>
        </table:table-row>
        <table:table-row table:style-name="ro1">
          <table:table-cell table:number-columns-repeated="4"/>
          <table:table-cell office:value-type="float" office:value="1.58313290484107E+018" calcext:value-type="float">
            <text:p>1.58313290484107E+018</text:p>
          </table:table-cell>
          <table:table-cell office:value-type="float" office:value="2701" calcext:value-type="float">
            <text:p>2701</text:p>
          </table:table-cell>
          <table:table-cell office:value-type="float" office:value="1.58313290480947E+018" calcext:value-type="float">
            <text:p>1.5831329048094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8382E+018" calcext:value-type="float">
            <text:p>1.5831329048382E+018</text:p>
          </table:table-cell>
          <table:table-cell office:value-type="float" office:value="2701" calcext:value-type="float">
            <text:p>2701</text:p>
          </table:table-cell>
          <table:table-cell office:value-type="float" office:value="1.58313290480947E+018" calcext:value-type="float">
            <text:p>1.58313290480947E+018</text:p>
          </table:table-cell>
          <table:table-cell/>
          <table:table-cell office:value-type="float" office:value="191.537307739" calcext:value-type="float">
            <text:p>191.537307739</text:p>
          </table:table-cell>
          <table:table-cell office:value-type="float" office:value="148.743362427" calcext:value-type="float">
            <text:p>148.743362427</text:p>
          </table:table-cell>
          <table:table-cell office:value-type="float" office:value="-1.44923663139" calcext:value-type="float">
            <text:p>-1.44923663139</text:p>
          </table:table-cell>
          <table:table-cell office:value-type="float" office:value="386.866973877" calcext:value-type="float">
            <text:p>386.866973877</text:p>
          </table:table-cell>
          <table:table-cell office:value-type="float" office:value="273.540771484" calcext:value-type="float">
            <text:p>273.540771484</text:p>
          </table:table-cell>
        </table:table-row>
        <table:table-row table:style-name="ro1">
          <table:table-cell table:number-columns-repeated="4"/>
          <table:table-cell office:value-type="float" office:value="1.583132904866E+018" calcext:value-type="float">
            <text:p>1.583132904866E+018</text:p>
          </table:table-cell>
          <table:table-cell office:value-type="float" office:value="2702" calcext:value-type="float">
            <text:p>2702</text:p>
          </table:table-cell>
          <table:table-cell office:value-type="float" office:value="1.58313290484214E+018" calcext:value-type="float">
            <text:p>1.5831329048421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8641E+018" calcext:value-type="float">
            <text:p>1.5831329048641E+018</text:p>
          </table:table-cell>
          <table:table-cell office:value-type="float" office:value="2702" calcext:value-type="float">
            <text:p>2702</text:p>
          </table:table-cell>
          <table:table-cell office:value-type="float" office:value="1.58313290484214E+018" calcext:value-type="float">
            <text:p>1.58313290484214E+018</text:p>
          </table:table-cell>
          <table:table-cell/>
          <table:table-cell office:value-type="float" office:value="192.923690796" calcext:value-type="float">
            <text:p>192.923690796</text:p>
          </table:table-cell>
          <table:table-cell office:value-type="float" office:value="148.160690308" calcext:value-type="float">
            <text:p>148.160690308</text:p>
          </table:table-cell>
          <table:table-cell office:value-type="float" office:value="-1.44424104691" calcext:value-type="float">
            <text:p>-1.44424104691</text:p>
          </table:table-cell>
          <table:table-cell office:value-type="float" office:value="387.099639893" calcext:value-type="float">
            <text:p>387.099639893</text:p>
          </table:table-cell>
          <table:table-cell office:value-type="float" office:value="272.468475342" calcext:value-type="float">
            <text:p>272.468475342</text:p>
          </table:table-cell>
        </table:table-row>
        <table:table-row table:style-name="ro1">
          <table:table-cell table:number-columns-repeated="4"/>
          <table:table-cell office:value-type="float" office:value="1.58313290489847E+018" calcext:value-type="float">
            <text:p>1.58313290489847E+018</text:p>
          </table:table-cell>
          <table:table-cell office:value-type="float" office:value="2703" calcext:value-type="float">
            <text:p>2703</text:p>
          </table:table-cell>
          <table:table-cell office:value-type="float" office:value="1.58313290487247E+018" calcext:value-type="float">
            <text:p>1.5831329048724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89768E+018" calcext:value-type="float">
            <text:p>1.58313290489768E+018</text:p>
          </table:table-cell>
          <table:table-cell office:value-type="float" office:value="2703" calcext:value-type="float">
            <text:p>2703</text:p>
          </table:table-cell>
          <table:table-cell office:value-type="float" office:value="1.58313290487247E+018" calcext:value-type="float">
            <text:p>1.58313290487247E+018</text:p>
          </table:table-cell>
          <table:table-cell/>
          <table:table-cell office:value-type="float" office:value="192.379623413" calcext:value-type="float">
            <text:p>192.379623413</text:p>
          </table:table-cell>
          <table:table-cell office:value-type="float" office:value="148.737716675" calcext:value-type="float">
            <text:p>148.737716675</text:p>
          </table:table-cell>
          <table:table-cell office:value-type="float" office:value="-1.44848489761" calcext:value-type="float">
            <text:p>-1.44848489761</text:p>
          </table:table-cell>
          <table:table-cell office:value-type="float" office:value="386.762176514" calcext:value-type="float">
            <text:p>386.762176514</text:p>
          </table:table-cell>
          <table:table-cell office:value-type="float" office:value="273.179870605" calcext:value-type="float">
            <text:p>273.179870605</text:p>
          </table:table-cell>
        </table:table-row>
        <table:table-row table:style-name="ro1">
          <table:table-cell table:number-columns-repeated="4"/>
          <table:table-cell office:value-type="float" office:value="1.58313290493002E+018" calcext:value-type="float">
            <text:p>1.58313290493002E+018</text:p>
          </table:table-cell>
          <table:table-cell office:value-type="float" office:value="2704" calcext:value-type="float">
            <text:p>2704</text:p>
          </table:table-cell>
          <table:table-cell office:value-type="float" office:value="1.58313290490515E+018" calcext:value-type="float">
            <text:p>1.5831329049051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92686E+018" calcext:value-type="float">
            <text:p>1.58313290492686E+018</text:p>
          </table:table-cell>
          <table:table-cell office:value-type="float" office:value="2704" calcext:value-type="float">
            <text:p>2704</text:p>
          </table:table-cell>
          <table:table-cell office:value-type="float" office:value="1.58313290490515E+018" calcext:value-type="float">
            <text:p>1.58313290490515E+018</text:p>
          </table:table-cell>
          <table:table-cell/>
          <table:table-cell office:value-type="float" office:value="196.267227173" calcext:value-type="float">
            <text:p>196.267227173</text:p>
          </table:table-cell>
          <table:table-cell office:value-type="float" office:value="146.581039429" calcext:value-type="float">
            <text:p>146.581039429</text:p>
          </table:table-cell>
          <table:table-cell office:value-type="float" office:value="-1.48110806942" calcext:value-type="float">
            <text:p>-1.48110806942</text:p>
          </table:table-cell>
          <table:table-cell office:value-type="float" office:value="386.758300781" calcext:value-type="float">
            <text:p>386.758300781</text:p>
          </table:table-cell>
          <table:table-cell office:value-type="float" office:value="272.223266602" calcext:value-type="float">
            <text:p>272.223266602</text:p>
          </table:table-cell>
        </table:table-row>
        <table:table-row table:style-name="ro1">
          <table:table-cell table:number-columns-repeated="4"/>
          <table:table-cell office:value-type="float" office:value="1.58313290497557E+018" calcext:value-type="float">
            <text:p>1.58313290497557E+018</text:p>
          </table:table-cell>
          <table:table-cell office:value-type="float" office:value="2705" calcext:value-type="float">
            <text:p>2705</text:p>
          </table:table-cell>
          <table:table-cell office:value-type="float" office:value="1.5831329049348E+018" calcext:value-type="float">
            <text:p>1.583132904934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497559E+018" calcext:value-type="float">
            <text:p>1.58313290497559E+018</text:p>
          </table:table-cell>
          <table:table-cell office:value-type="float" office:value="2705" calcext:value-type="float">
            <text:p>2705</text:p>
          </table:table-cell>
          <table:table-cell office:value-type="float" office:value="1.5831329049348E+018" calcext:value-type="float">
            <text:p>1.5831329049348E+018</text:p>
          </table:table-cell>
          <table:table-cell/>
          <table:table-cell office:value-type="float" office:value="189.119430542" calcext:value-type="float">
            <text:p>189.119430542</text:p>
          </table:table-cell>
          <table:table-cell office:value-type="float" office:value="147.817901611" calcext:value-type="float">
            <text:p>147.817901611</text:p>
          </table:table-cell>
          <table:table-cell office:value-type="float" office:value="-1.41959428787" calcext:value-type="float">
            <text:p>-1.41959428787</text:p>
          </table:table-cell>
          <table:table-cell office:value-type="float" office:value="387.619689941" calcext:value-type="float">
            <text:p>387.619689941</text:p>
          </table:table-cell>
          <table:table-cell office:value-type="float" office:value="274.13659668" calcext:value-type="float">
            <text:p>274.13659668</text:p>
          </table:table-cell>
        </table:table-row>
        <table:table-row table:style-name="ro1">
          <table:table-cell table:number-columns-repeated="4"/>
          <table:table-cell office:value-type="float" office:value="1.58313290499771E+018" calcext:value-type="float">
            <text:p>1.58313290499771E+018</text:p>
          </table:table-cell>
          <table:table-cell office:value-type="float" office:value="2706" calcext:value-type="float">
            <text:p>2706</text:p>
          </table:table-cell>
          <table:table-cell office:value-type="float" office:value="1.58313290496703E+018" calcext:value-type="float">
            <text:p>1.5831329049670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00342E+018" calcext:value-type="float">
            <text:p>1.58313290500342E+018</text:p>
          </table:table-cell>
          <table:table-cell office:value-type="float" office:value="2706" calcext:value-type="float">
            <text:p>2706</text:p>
          </table:table-cell>
          <table:table-cell office:value-type="float" office:value="1.58313290496703E+018" calcext:value-type="float">
            <text:p>1.58313290496703E+018</text:p>
          </table:table-cell>
          <table:table-cell/>
          <table:table-cell office:value-type="float" office:value="191.542358398" calcext:value-type="float">
            <text:p>191.542358398</text:p>
          </table:table-cell>
          <table:table-cell office:value-type="float" office:value="148.908508301" calcext:value-type="float">
            <text:p>148.908508301</text:p>
          </table:table-cell>
          <table:table-cell office:value-type="float" office:value="-1.4257196188" calcext:value-type="float">
            <text:p>-1.4257196188</text:p>
          </table:table-cell>
          <table:table-cell office:value-type="float" office:value="387.564453125" calcext:value-type="float">
            <text:p>387.564453125</text:p>
          </table:table-cell>
          <table:table-cell office:value-type="float" office:value="273.35369873" calcext:value-type="float">
            <text:p>273.35369873</text:p>
          </table:table-cell>
        </table:table-row>
        <table:table-row table:style-name="ro1">
          <table:table-cell table:number-columns-repeated="4"/>
          <table:table-cell office:value-type="float" office:value="1.58313290503016E+018" calcext:value-type="float">
            <text:p>1.58313290503016E+018</text:p>
          </table:table-cell>
          <table:table-cell office:value-type="float" office:value="2707" calcext:value-type="float">
            <text:p>2707</text:p>
          </table:table-cell>
          <table:table-cell office:value-type="float" office:value="1.58313290500521E+018" calcext:value-type="float">
            <text:p>1.5831329050052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02788E+018" calcext:value-type="float">
            <text:p>1.58313290502788E+018</text:p>
          </table:table-cell>
          <table:table-cell office:value-type="float" office:value="2707" calcext:value-type="float">
            <text:p>2707</text:p>
          </table:table-cell>
          <table:table-cell office:value-type="float" office:value="1.58313290500521E+018" calcext:value-type="float">
            <text:p>1.58313290500521E+018</text:p>
          </table:table-cell>
          <table:table-cell/>
          <table:table-cell office:value-type="float" office:value="190.880264282" calcext:value-type="float">
            <text:p>190.880264282</text:p>
          </table:table-cell>
          <table:table-cell office:value-type="float" office:value="147.366668701" calcext:value-type="float">
            <text:p>147.366668701</text:p>
          </table:table-cell>
          <table:table-cell office:value-type="float" office:value="-1.42256438732" calcext:value-type="float">
            <text:p>-1.42256438732</text:p>
          </table:table-cell>
          <table:table-cell office:value-type="float" office:value="387.605102539" calcext:value-type="float">
            <text:p>387.605102539</text:p>
          </table:table-cell>
          <table:table-cell office:value-type="float" office:value="273.520599365" calcext:value-type="float">
            <text:p>273.520599365</text:p>
          </table:table-cell>
        </table:table-row>
        <table:table-row table:style-name="ro1">
          <table:table-cell table:number-columns-repeated="4"/>
          <table:table-cell office:value-type="float" office:value="1.58313290506733E+018" calcext:value-type="float">
            <text:p>1.58313290506733E+018</text:p>
          </table:table-cell>
          <table:table-cell office:value-type="float" office:value="2708" calcext:value-type="float">
            <text:p>2708</text:p>
          </table:table-cell>
          <table:table-cell office:value-type="float" office:value="1.58313290503937E+018" calcext:value-type="float">
            <text:p>1.5831329050393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06509E+018" calcext:value-type="float">
            <text:p>1.58313290506509E+018</text:p>
          </table:table-cell>
          <table:table-cell office:value-type="float" office:value="2708" calcext:value-type="float">
            <text:p>2708</text:p>
          </table:table-cell>
          <table:table-cell office:value-type="float" office:value="1.58313290503937E+018" calcext:value-type="float">
            <text:p>1.58313290503937E+018</text:p>
          </table:table-cell>
          <table:table-cell/>
          <table:table-cell office:value-type="float" office:value="191.577041626" calcext:value-type="float">
            <text:p>191.577041626</text:p>
          </table:table-cell>
          <table:table-cell office:value-type="float" office:value="148.759353638" calcext:value-type="float">
            <text:p>148.759353638</text:p>
          </table:table-cell>
          <table:table-cell office:value-type="float" office:value="-1.45220994949" calcext:value-type="float">
            <text:p>-1.45220994949</text:p>
          </table:table-cell>
          <table:table-cell office:value-type="float" office:value="387.677520752" calcext:value-type="float">
            <text:p>387.677520752</text:p>
          </table:table-cell>
          <table:table-cell office:value-type="float" office:value="273.355621338" calcext:value-type="float">
            <text:p>273.355621338</text:p>
          </table:table-cell>
        </table:table-row>
        <table:table-row table:style-name="ro1">
          <table:table-cell table:number-columns-repeated="4"/>
          <table:table-cell office:value-type="float" office:value="1.58313290512286E+018" calcext:value-type="float">
            <text:p>1.58313290512286E+018</text:p>
          </table:table-cell>
          <table:table-cell office:value-type="float" office:value="2709" calcext:value-type="float">
            <text:p>2709</text:p>
          </table:table-cell>
          <table:table-cell office:value-type="float" office:value="1.58313290508197E+018" calcext:value-type="float">
            <text:p>1.5831329050819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12334E+018" calcext:value-type="float">
            <text:p>1.58313290512334E+018</text:p>
          </table:table-cell>
          <table:table-cell office:value-type="float" office:value="2709" calcext:value-type="float">
            <text:p>2709</text:p>
          </table:table-cell>
          <table:table-cell office:value-type="float" office:value="1.58313290508197E+018" calcext:value-type="float">
            <text:p>1.58313290508197E+018</text:p>
          </table:table-cell>
          <table:table-cell/>
          <table:table-cell office:value-type="float" office:value="190.806503296" calcext:value-type="float">
            <text:p>190.806503296</text:p>
          </table:table-cell>
          <table:table-cell office:value-type="float" office:value="146.412399292" calcext:value-type="float">
            <text:p>146.412399292</text:p>
          </table:table-cell>
          <table:table-cell office:value-type="float" office:value="-1.42680990696" calcext:value-type="float">
            <text:p>-1.42680990696</text:p>
          </table:table-cell>
          <table:table-cell office:value-type="float" office:value="387.786804199" calcext:value-type="float">
            <text:p>387.786804199</text:p>
          </table:table-cell>
          <table:table-cell office:value-type="float" office:value="273.657775879" calcext:value-type="float">
            <text:p>273.657775879</text:p>
          </table:table-cell>
        </table:table-row>
        <table:table-row table:style-name="ro1">
          <table:table-cell table:number-columns-repeated="4"/>
          <table:table-cell office:value-type="float" office:value="1.58313290514858E+018" calcext:value-type="float">
            <text:p>1.58313290514858E+018</text:p>
          </table:table-cell>
          <table:table-cell office:value-type="float" office:value="2710" calcext:value-type="float">
            <text:p>2710</text:p>
          </table:table-cell>
          <table:table-cell office:value-type="float" office:value="1.58313290510737E+018" calcext:value-type="float">
            <text:p>1.5831329051073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1463E+018" calcext:value-type="float">
            <text:p>1.5831329051463E+018</text:p>
          </table:table-cell>
          <table:table-cell office:value-type="float" office:value="2710" calcext:value-type="float">
            <text:p>2710</text:p>
          </table:table-cell>
          <table:table-cell office:value-type="float" office:value="1.58313290510737E+018" calcext:value-type="float">
            <text:p>1.58313290510737E+018</text:p>
          </table:table-cell>
          <table:table-cell/>
          <table:table-cell office:value-type="float" office:value="193.747375488" calcext:value-type="float">
            <text:p>193.747375488</text:p>
          </table:table-cell>
          <table:table-cell office:value-type="float" office:value="146.613449097" calcext:value-type="float">
            <text:p>146.613449097</text:p>
          </table:table-cell>
          <table:table-cell office:value-type="float" office:value="-1.45572912693" calcext:value-type="float">
            <text:p>-1.45572912693</text:p>
          </table:table-cell>
          <table:table-cell office:value-type="float" office:value="387.642944336" calcext:value-type="float">
            <text:p>387.642944336</text:p>
          </table:table-cell>
          <table:table-cell office:value-type="float" office:value="272.434875488" calcext:value-type="float">
            <text:p>272.434875488</text:p>
          </table:table-cell>
        </table:table-row>
        <table:table-row table:style-name="ro1">
          <table:table-cell table:number-columns-repeated="4"/>
          <table:table-cell office:value-type="float" office:value="1.58313290518438E+018" calcext:value-type="float">
            <text:p>1.58313290518438E+018</text:p>
          </table:table-cell>
          <table:table-cell office:value-type="float" office:value="2711" calcext:value-type="float">
            <text:p>2711</text:p>
          </table:table-cell>
          <table:table-cell office:value-type="float" office:value="1.58313290514175E+018" calcext:value-type="float">
            <text:p>1.5831329051417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18484E+018" calcext:value-type="float">
            <text:p>1.58313290518484E+018</text:p>
          </table:table-cell>
          <table:table-cell office:value-type="float" office:value="2711" calcext:value-type="float">
            <text:p>2711</text:p>
          </table:table-cell>
          <table:table-cell office:value-type="float" office:value="1.58313290514175E+018" calcext:value-type="float">
            <text:p>1.58313290514175E+018</text:p>
          </table:table-cell>
          <table:table-cell/>
          <table:table-cell office:value-type="float" office:value="191.509078979" calcext:value-type="float">
            <text:p>191.509078979</text:p>
          </table:table-cell>
          <table:table-cell office:value-type="float" office:value="146.831069946" calcext:value-type="float">
            <text:p>146.831069946</text:p>
          </table:table-cell>
          <table:table-cell office:value-type="float" office:value="-1.42874014378" calcext:value-type="float">
            <text:p>-1.42874014378</text:p>
          </table:table-cell>
          <table:table-cell office:value-type="float" office:value="387.972991943" calcext:value-type="float">
            <text:p>387.972991943</text:p>
          </table:table-cell>
          <table:table-cell office:value-type="float" office:value="273.384918213" calcext:value-type="float">
            <text:p>273.384918213</text:p>
          </table:table-cell>
        </table:table-row>
        <table:table-row table:style-name="ro1">
          <table:table-cell table:number-columns-repeated="4"/>
          <table:table-cell office:value-type="float" office:value="1.58313290521721E+018" calcext:value-type="float">
            <text:p>1.58313290521721E+018</text:p>
          </table:table-cell>
          <table:table-cell office:value-type="float" office:value="2712" calcext:value-type="float">
            <text:p>2712</text:p>
          </table:table-cell>
          <table:table-cell office:value-type="float" office:value="1.58313290517822E+018" calcext:value-type="float">
            <text:p>1.5831329051782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21088E+018" calcext:value-type="float">
            <text:p>1.58313290521088E+018</text:p>
          </table:table-cell>
          <table:table-cell office:value-type="float" office:value="2712" calcext:value-type="float">
            <text:p>2712</text:p>
          </table:table-cell>
          <table:table-cell office:value-type="float" office:value="1.58313290517822E+018" calcext:value-type="float">
            <text:p>1.58313290517822E+018</text:p>
          </table:table-cell>
          <table:table-cell/>
          <table:table-cell office:value-type="float" office:value="191.638549805" calcext:value-type="float">
            <text:p>191.638549805</text:p>
          </table:table-cell>
          <table:table-cell office:value-type="float" office:value="148.588302612" calcext:value-type="float">
            <text:p>148.588302612</text:p>
          </table:table-cell>
          <table:table-cell office:value-type="float" office:value="-1.4480035305" calcext:value-type="float">
            <text:p>-1.4480035305</text:p>
          </table:table-cell>
          <table:table-cell office:value-type="float" office:value="387.999450684" calcext:value-type="float">
            <text:p>387.999450684</text:p>
          </table:table-cell>
          <table:table-cell office:value-type="float" office:value="273.026763916" calcext:value-type="float">
            <text:p>273.026763916</text:p>
          </table:table-cell>
        </table:table-row>
        <table:table-row table:style-name="ro1">
          <table:table-cell table:number-columns-repeated="4"/>
          <table:table-cell office:value-type="float" office:value="1.58313290524998E+018" calcext:value-type="float">
            <text:p>1.58313290524998E+018</text:p>
          </table:table-cell>
          <table:table-cell office:value-type="float" office:value="2713" calcext:value-type="float">
            <text:p>2713</text:p>
          </table:table-cell>
          <table:table-cell office:value-type="float" office:value="1.58313290521173E+018" calcext:value-type="float">
            <text:p>1.5831329052117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25038E+018" calcext:value-type="float">
            <text:p>1.58313290525038E+018</text:p>
          </table:table-cell>
          <table:table-cell office:value-type="float" office:value="2713" calcext:value-type="float">
            <text:p>2713</text:p>
          </table:table-cell>
          <table:table-cell office:value-type="float" office:value="1.58313290521173E+018" calcext:value-type="float">
            <text:p>1.58313290521173E+018</text:p>
          </table:table-cell>
          <table:table-cell/>
          <table:table-cell office:value-type="float" office:value="192.185974121" calcext:value-type="float">
            <text:p>192.185974121</text:p>
          </table:table-cell>
          <table:table-cell office:value-type="float" office:value="148.195175171" calcext:value-type="float">
            <text:p>148.195175171</text:p>
          </table:table-cell>
          <table:table-cell office:value-type="float" office:value="-1.45838165283" calcext:value-type="float">
            <text:p>-1.45838165283</text:p>
          </table:table-cell>
          <table:table-cell office:value-type="float" office:value="387.826660156" calcext:value-type="float">
            <text:p>387.826660156</text:p>
          </table:table-cell>
          <table:table-cell office:value-type="float" office:value="272.912841797" calcext:value-type="float">
            <text:p>272.912841797</text:p>
          </table:table-cell>
        </table:table-row>
        <table:table-row table:style-name="ro1">
          <table:table-cell table:number-columns-repeated="4"/>
          <table:table-cell office:value-type="float" office:value="1.58313290529183E+018" calcext:value-type="float">
            <text:p>1.58313290529183E+018</text:p>
          </table:table-cell>
          <table:table-cell office:value-type="float" office:value="2714" calcext:value-type="float">
            <text:p>2714</text:p>
          </table:table-cell>
          <table:table-cell office:value-type="float" office:value="1.58313290524179E+018" calcext:value-type="float">
            <text:p>1.5831329052417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2888E+018" calcext:value-type="float">
            <text:p>1.5831329052888E+018</text:p>
          </table:table-cell>
          <table:table-cell office:value-type="float" office:value="2714" calcext:value-type="float">
            <text:p>2714</text:p>
          </table:table-cell>
          <table:table-cell office:value-type="float" office:value="1.58313290524179E+018" calcext:value-type="float">
            <text:p>1.58313290524179E+018</text:p>
          </table:table-cell>
          <table:table-cell/>
          <table:table-cell office:value-type="float" office:value="191.971191406" calcext:value-type="float">
            <text:p>191.971191406</text:p>
          </table:table-cell>
          <table:table-cell office:value-type="float" office:value="149.401763916" calcext:value-type="float">
            <text:p>149.401763916</text:p>
          </table:table-cell>
          <table:table-cell office:value-type="float" office:value="-1.45273423195" calcext:value-type="float">
            <text:p>-1.45273423195</text:p>
          </table:table-cell>
          <table:table-cell office:value-type="float" office:value="387.333190918" calcext:value-type="float">
            <text:p>387.333190918</text:p>
          </table:table-cell>
          <table:table-cell office:value-type="float" office:value="272.804779053" calcext:value-type="float">
            <text:p>272.804779053</text:p>
          </table:table-cell>
        </table:table-row>
        <table:table-row table:style-name="ro1">
          <table:table-cell table:number-columns-repeated="4"/>
          <table:table-cell office:value-type="float" office:value="1.58313290532099E+018" calcext:value-type="float">
            <text:p>1.58313290532099E+018</text:p>
          </table:table-cell>
          <table:table-cell office:value-type="float" office:value="2715" calcext:value-type="float">
            <text:p>2715</text:p>
          </table:table-cell>
          <table:table-cell office:value-type="float" office:value="1.58313290527814E+018" calcext:value-type="float">
            <text:p>1.5831329052781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31324E+018" calcext:value-type="float">
            <text:p>1.58313290531324E+018</text:p>
          </table:table-cell>
          <table:table-cell office:value-type="float" office:value="2715" calcext:value-type="float">
            <text:p>2715</text:p>
          </table:table-cell>
          <table:table-cell office:value-type="float" office:value="1.58313290527814E+018" calcext:value-type="float">
            <text:p>1.58313290527814E+018</text:p>
          </table:table-cell>
          <table:table-cell/>
          <table:table-cell office:value-type="float" office:value="190.737838745" calcext:value-type="float">
            <text:p>190.737838745</text:p>
          </table:table-cell>
          <table:table-cell office:value-type="float" office:value="148.884399414" calcext:value-type="float">
            <text:p>148.884399414</text:p>
          </table:table-cell>
          <table:table-cell office:value-type="float" office:value="-1.44796657562" calcext:value-type="float">
            <text:p>-1.44796657562</text:p>
          </table:table-cell>
          <table:table-cell office:value-type="float" office:value="387.549560547" calcext:value-type="float">
            <text:p>387.549560547</text:p>
          </table:table-cell>
          <table:table-cell office:value-type="float" office:value="273.306335449" calcext:value-type="float">
            <text:p>273.306335449</text:p>
          </table:table-cell>
        </table:table-row>
        <table:table-row table:style-name="ro1">
          <table:table-cell table:number-columns-repeated="4"/>
          <table:table-cell office:value-type="float" office:value="1.58313290535512E+018" calcext:value-type="float">
            <text:p>1.58313290535512E+018</text:p>
          </table:table-cell>
          <table:table-cell office:value-type="float" office:value="2716" calcext:value-type="float">
            <text:p>2716</text:p>
          </table:table-cell>
          <table:table-cell office:value-type="float" office:value="1.58313290530793E+018" calcext:value-type="float">
            <text:p>1.5831329053079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35224E+018" calcext:value-type="float">
            <text:p>1.58313290535224E+018</text:p>
          </table:table-cell>
          <table:table-cell office:value-type="float" office:value="2716" calcext:value-type="float">
            <text:p>2716</text:p>
          </table:table-cell>
          <table:table-cell office:value-type="float" office:value="1.58313290530793E+018" calcext:value-type="float">
            <text:p>1.58313290530793E+018</text:p>
          </table:table-cell>
          <table:table-cell/>
          <table:table-cell office:value-type="float" office:value="190.634613037" calcext:value-type="float">
            <text:p>190.634613037</text:p>
          </table:table-cell>
          <table:table-cell office:value-type="float" office:value="147.971908569" calcext:value-type="float">
            <text:p>147.971908569</text:p>
          </table:table-cell>
          <table:table-cell office:value-type="float" office:value="-1.42028772831" calcext:value-type="float">
            <text:p>-1.42028772831</text:p>
          </table:table-cell>
          <table:table-cell office:value-type="float" office:value="388.152648926" calcext:value-type="float">
            <text:p>388.152648926</text:p>
          </table:table-cell>
          <table:table-cell office:value-type="float" office:value="273.517730713" calcext:value-type="float">
            <text:p>273.517730713</text:p>
          </table:table-cell>
        </table:table-row>
        <table:table-row table:style-name="ro1">
          <table:table-cell table:number-columns-repeated="4"/>
          <table:table-cell office:value-type="float" office:value="1.58313290537259E+018" calcext:value-type="float">
            <text:p>1.58313290537259E+018</text:p>
          </table:table-cell>
          <table:table-cell office:value-type="float" office:value="2717" calcext:value-type="float">
            <text:p>2717</text:p>
          </table:table-cell>
          <table:table-cell office:value-type="float" office:value="1.58313290534165E+018" calcext:value-type="float">
            <text:p>1.5831329053416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3829E+018" calcext:value-type="float">
            <text:p>1.5831329053829E+018</text:p>
          </table:table-cell>
          <table:table-cell office:value-type="float" office:value="2717" calcext:value-type="float">
            <text:p>2717</text:p>
          </table:table-cell>
          <table:table-cell office:value-type="float" office:value="1.58313290534165E+018" calcext:value-type="float">
            <text:p>1.58313290534165E+018</text:p>
          </table:table-cell>
          <table:table-cell/>
          <table:table-cell office:value-type="float" office:value="192.697097778" calcext:value-type="float">
            <text:p>192.697097778</text:p>
          </table:table-cell>
          <table:table-cell office:value-type="float" office:value="150.090484619" calcext:value-type="float">
            <text:p>150.090484619</text:p>
          </table:table-cell>
          <table:table-cell office:value-type="float" office:value="-1.46130681038" calcext:value-type="float">
            <text:p>-1.46130681038</text:p>
          </table:table-cell>
          <table:table-cell office:value-type="float" office:value="387.143737793" calcext:value-type="float">
            <text:p>387.143737793</text:p>
          </table:table-cell>
          <table:table-cell office:value-type="float" office:value="272.619995117" calcext:value-type="float">
            <text:p>272.619995117</text:p>
          </table:table-cell>
        </table:table-row>
        <table:table-row table:style-name="ro1">
          <table:table-cell table:number-columns-repeated="4"/>
          <table:table-cell office:value-type="float" office:value="1.583132905407E+018" calcext:value-type="float">
            <text:p>1.583132905407E+018</text:p>
          </table:table-cell>
          <table:table-cell office:value-type="float" office:value="2718" calcext:value-type="float">
            <text:p>2718</text:p>
          </table:table-cell>
          <table:table-cell office:value-type="float" office:value="1.58313290537293E+018" calcext:value-type="float">
            <text:p>1.5831329053729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40295E+018" calcext:value-type="float">
            <text:p>1.58313290540295E+018</text:p>
          </table:table-cell>
          <table:table-cell office:value-type="float" office:value="2718" calcext:value-type="float">
            <text:p>2718</text:p>
          </table:table-cell>
          <table:table-cell office:value-type="float" office:value="1.58313290537293E+018" calcext:value-type="float">
            <text:p>1.58313290537293E+018</text:p>
          </table:table-cell>
          <table:table-cell/>
          <table:table-cell office:value-type="float" office:value="192.653945923" calcext:value-type="float">
            <text:p>192.653945923</text:p>
          </table:table-cell>
          <table:table-cell office:value-type="float" office:value="155.363708496" calcext:value-type="float">
            <text:p>155.363708496</text:p>
          </table:table-cell>
          <table:table-cell office:value-type="float" office:value="-1.53693258762" calcext:value-type="float">
            <text:p>-1.53693258762</text:p>
          </table:table-cell>
          <table:table-cell office:value-type="float" office:value="385.559753418" calcext:value-type="float">
            <text:p>385.559753418</text:p>
          </table:table-cell>
          <table:table-cell office:value-type="float" office:value="271.468475342" calcext:value-type="float">
            <text:p>271.468475342</text:p>
          </table:table-cell>
        </table:table-row>
        <table:table-row table:style-name="ro1">
          <table:table-cell table:number-columns-repeated="4"/>
          <table:table-cell office:value-type="float" office:value="1.58313290542494E+018" calcext:value-type="float">
            <text:p>1.58313290542494E+018</text:p>
          </table:table-cell>
          <table:table-cell office:value-type="float" office:value="2719" calcext:value-type="float">
            <text:p>2719</text:p>
          </table:table-cell>
          <table:table-cell office:value-type="float" office:value="1.58313290540285E+018" calcext:value-type="float">
            <text:p>1.5831329054028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42481E+018" calcext:value-type="float">
            <text:p>1.58313290542481E+018</text:p>
          </table:table-cell>
          <table:table-cell office:value-type="float" office:value="2719" calcext:value-type="float">
            <text:p>2719</text:p>
          </table:table-cell>
          <table:table-cell office:value-type="float" office:value="1.58313290540285E+018" calcext:value-type="float">
            <text:p>1.58313290540285E+018</text:p>
          </table:table-cell>
          <table:table-cell/>
          <table:table-cell office:value-type="float" office:value="192.646636963" calcext:value-type="float">
            <text:p>192.646636963</text:p>
          </table:table-cell>
          <table:table-cell office:value-type="float" office:value="155.203231812" calcext:value-type="float">
            <text:p>155.203231812</text:p>
          </table:table-cell>
          <table:table-cell office:value-type="float" office:value="-1.53593158722" calcext:value-type="float">
            <text:p>-1.53593158722</text:p>
          </table:table-cell>
          <table:table-cell office:value-type="float" office:value="385.413299561" calcext:value-type="float">
            <text:p>385.413299561</text:p>
          </table:table-cell>
          <table:table-cell office:value-type="float" office:value="271.109588623" calcext:value-type="float">
            <text:p>271.109588623</text:p>
          </table:table-cell>
        </table:table-row>
        <table:table-row table:style-name="ro1">
          <table:table-cell table:number-columns-repeated="4"/>
          <table:table-cell office:value-type="float" office:value="1.58313290547558E+018" calcext:value-type="float">
            <text:p>1.58313290547558E+018</text:p>
          </table:table-cell>
          <table:table-cell office:value-type="float" office:value="2720" calcext:value-type="float">
            <text:p>2720</text:p>
          </table:table-cell>
          <table:table-cell office:value-type="float" office:value="1.58313290543752E+018" calcext:value-type="float">
            <text:p>1.5831329054375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47307E+018" calcext:value-type="float">
            <text:p>1.58313290547307E+018</text:p>
          </table:table-cell>
          <table:table-cell office:value-type="float" office:value="2720" calcext:value-type="float">
            <text:p>2720</text:p>
          </table:table-cell>
          <table:table-cell office:value-type="float" office:value="1.58313290543752E+018" calcext:value-type="float">
            <text:p>1.58313290543752E+018</text:p>
          </table:table-cell>
          <table:table-cell/>
          <table:table-cell office:value-type="float" office:value="193.863494873" calcext:value-type="float">
            <text:p>193.863494873</text:p>
          </table:table-cell>
          <table:table-cell office:value-type="float" office:value="152.936294556" calcext:value-type="float">
            <text:p>152.936294556</text:p>
          </table:table-cell>
          <table:table-cell office:value-type="float" office:value="-1.54228901863" calcext:value-type="float">
            <text:p>-1.54228901863</text:p>
          </table:table-cell>
          <table:table-cell office:value-type="float" office:value="385.518890381" calcext:value-type="float">
            <text:p>385.518890381</text:p>
          </table:table-cell>
          <table:table-cell office:value-type="float" office:value="270.463592529" calcext:value-type="float">
            <text:p>270.463592529</text:p>
          </table:table-cell>
        </table:table-row>
        <table:table-row table:style-name="ro1">
          <table:table-cell table:number-columns-repeated="4"/>
          <table:table-cell office:value-type="float" office:value="1.58313290551693E+018" calcext:value-type="float">
            <text:p>1.58313290551693E+018</text:p>
          </table:table-cell>
          <table:table-cell office:value-type="float" office:value="2721" calcext:value-type="float">
            <text:p>2721</text:p>
          </table:table-cell>
          <table:table-cell office:value-type="float" office:value="1.58313290547358E+018" calcext:value-type="float">
            <text:p>1.5831329054735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51689E+018" calcext:value-type="float">
            <text:p>1.58313290551689E+018</text:p>
          </table:table-cell>
          <table:table-cell office:value-type="float" office:value="2721" calcext:value-type="float">
            <text:p>2721</text:p>
          </table:table-cell>
          <table:table-cell office:value-type="float" office:value="1.58313290547358E+018" calcext:value-type="float">
            <text:p>1.58313290547358E+018</text:p>
          </table:table-cell>
          <table:table-cell/>
          <table:table-cell office:value-type="float" office:value="190.778396606" calcext:value-type="float">
            <text:p>190.778396606</text:p>
          </table:table-cell>
          <table:table-cell office:value-type="float" office:value="149.186416626" calcext:value-type="float">
            <text:p>149.186416626</text:p>
          </table:table-cell>
          <table:table-cell office:value-type="float" office:value="-1.350030303" calcext:value-type="float">
            <text:p>-1.350030303</text:p>
          </table:table-cell>
          <table:table-cell office:value-type="float" office:value="386.265930176" calcext:value-type="float">
            <text:p>386.265930176</text:p>
          </table:table-cell>
          <table:table-cell office:value-type="float" office:value="269.14175415" calcext:value-type="float">
            <text:p>269.14175415</text:p>
          </table:table-cell>
        </table:table-row>
        <table:table-row table:style-name="ro1">
          <table:table-cell table:number-columns-repeated="4"/>
          <table:table-cell office:value-type="float" office:value="1.58313290555685E+018" calcext:value-type="float">
            <text:p>1.58313290555685E+018</text:p>
          </table:table-cell>
          <table:table-cell office:value-type="float" office:value="2722" calcext:value-type="float">
            <text:p>2722</text:p>
          </table:table-cell>
          <table:table-cell office:value-type="float" office:value="1.58313290550829E+018" calcext:value-type="float">
            <text:p>1.5831329055082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55307E+018" calcext:value-type="float">
            <text:p>1.58313290555307E+018</text:p>
          </table:table-cell>
          <table:table-cell office:value-type="float" office:value="2722" calcext:value-type="float">
            <text:p>2722</text:p>
          </table:table-cell>
          <table:table-cell office:value-type="float" office:value="1.58313290550829E+018" calcext:value-type="float">
            <text:p>1.58313290550829E+018</text:p>
          </table:table-cell>
          <table:table-cell/>
          <table:table-cell office:value-type="float" office:value="192.626296997" calcext:value-type="float">
            <text:p>192.626296997</text:p>
          </table:table-cell>
          <table:table-cell office:value-type="float" office:value="151.298171997" calcext:value-type="float">
            <text:p>151.298171997</text:p>
          </table:table-cell>
          <table:table-cell office:value-type="float" office:value="-1.43282008171" calcext:value-type="float">
            <text:p>-1.43282008171</text:p>
          </table:table-cell>
          <table:table-cell office:value-type="float" office:value="387.824829102" calcext:value-type="float">
            <text:p>387.824829102</text:p>
          </table:table-cell>
          <table:table-cell office:value-type="float" office:value="272.129608154" calcext:value-type="float">
            <text:p>272.129608154</text:p>
          </table:table-cell>
        </table:table-row>
        <table:table-row table:style-name="ro1">
          <table:table-cell table:number-columns-repeated="4"/>
          <table:table-cell office:value-type="float" office:value="1.58313290558073E+018" calcext:value-type="float">
            <text:p>1.58313290558073E+018</text:p>
          </table:table-cell>
          <table:table-cell office:value-type="float" office:value="2723" calcext:value-type="float">
            <text:p>2723</text:p>
          </table:table-cell>
          <table:table-cell office:value-type="float" office:value="1.58313290553647E+018" calcext:value-type="float">
            <text:p>1.5831329055364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57834E+018" calcext:value-type="float">
            <text:p>1.58313290557834E+018</text:p>
          </table:table-cell>
          <table:table-cell office:value-type="float" office:value="2723" calcext:value-type="float">
            <text:p>2723</text:p>
          </table:table-cell>
          <table:table-cell office:value-type="float" office:value="1.58313290553647E+018" calcext:value-type="float">
            <text:p>1.58313290553647E+018</text:p>
          </table:table-cell>
          <table:table-cell/>
          <table:table-cell office:value-type="float" office:value="192.760971069" calcext:value-type="float">
            <text:p>192.760971069</text:p>
          </table:table-cell>
          <table:table-cell office:value-type="float" office:value="148.399002075" calcext:value-type="float">
            <text:p>148.399002075</text:p>
          </table:table-cell>
          <table:table-cell office:value-type="float" office:value="-1.43896758556" calcext:value-type="float">
            <text:p>-1.43896758556</text:p>
          </table:table-cell>
          <table:table-cell office:value-type="float" office:value="387.505462646" calcext:value-type="float">
            <text:p>387.505462646</text:p>
          </table:table-cell>
          <table:table-cell office:value-type="float" office:value="272.51373291" calcext:value-type="float">
            <text:p>272.51373291</text:p>
          </table:table-cell>
        </table:table-row>
        <table:table-row table:style-name="ro1">
          <table:table-cell table:number-columns-repeated="4"/>
          <table:table-cell office:value-type="float" office:value="1.58313290560683E+018" calcext:value-type="float">
            <text:p>1.58313290560683E+018</text:p>
          </table:table-cell>
          <table:table-cell office:value-type="float" office:value="2724" calcext:value-type="float">
            <text:p>2724</text:p>
          </table:table-cell>
          <table:table-cell office:value-type="float" office:value="1.58313290557701E+018" calcext:value-type="float">
            <text:p>1.5831329055770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60458E+018" calcext:value-type="float">
            <text:p>1.58313290560458E+018</text:p>
          </table:table-cell>
          <table:table-cell office:value-type="float" office:value="2724" calcext:value-type="float">
            <text:p>2724</text:p>
          </table:table-cell>
          <table:table-cell office:value-type="float" office:value="1.58313290557701E+018" calcext:value-type="float">
            <text:p>1.58313290557701E+018</text:p>
          </table:table-cell>
          <table:table-cell/>
          <table:table-cell office:value-type="float" office:value="194.6927948" calcext:value-type="float">
            <text:p>194.6927948</text:p>
          </table:table-cell>
          <table:table-cell office:value-type="float" office:value="148.043655396" calcext:value-type="float">
            <text:p>148.043655396</text:p>
          </table:table-cell>
          <table:table-cell office:value-type="float" office:value="-1.4246878624" calcext:value-type="float">
            <text:p>-1.4246878624</text:p>
          </table:table-cell>
          <table:table-cell office:value-type="float" office:value="387.819610596" calcext:value-type="float">
            <text:p>387.819610596</text:p>
          </table:table-cell>
          <table:table-cell office:value-type="float" office:value="272.178192139" calcext:value-type="float">
            <text:p>272.178192139</text:p>
          </table:table-cell>
        </table:table-row>
        <table:table-row table:style-name="ro1">
          <table:table-cell table:number-columns-repeated="4"/>
          <table:table-cell office:value-type="float" office:value="1.58313290565954E+018" calcext:value-type="float">
            <text:p>1.58313290565954E+018</text:p>
          </table:table-cell>
          <table:table-cell office:value-type="float" office:value="2725" calcext:value-type="float">
            <text:p>2725</text:p>
          </table:table-cell>
          <table:table-cell office:value-type="float" office:value="1.58313290562095E+018" calcext:value-type="float">
            <text:p>1.5831329056209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65746E+018" calcext:value-type="float">
            <text:p>1.58313290565746E+018</text:p>
          </table:table-cell>
          <table:table-cell office:value-type="float" office:value="2725" calcext:value-type="float">
            <text:p>2725</text:p>
          </table:table-cell>
          <table:table-cell office:value-type="float" office:value="1.58313290562095E+018" calcext:value-type="float">
            <text:p>1.58313290562095E+018</text:p>
          </table:table-cell>
          <table:table-cell/>
          <table:table-cell office:value-type="float" office:value="192.289886475" calcext:value-type="float">
            <text:p>192.289886475</text:p>
          </table:table-cell>
          <table:table-cell office:value-type="float" office:value="148.599197388" calcext:value-type="float">
            <text:p>148.599197388</text:p>
          </table:table-cell>
          <table:table-cell office:value-type="float" office:value="-1.42232584953" calcext:value-type="float">
            <text:p>-1.42232584953</text:p>
          </table:table-cell>
          <table:table-cell office:value-type="float" office:value="387.687988281" calcext:value-type="float">
            <text:p>387.687988281</text:p>
          </table:table-cell>
          <table:table-cell office:value-type="float" office:value="272.296875" calcext:value-type="float">
            <text:p>272.296875</text:p>
          </table:table-cell>
        </table:table-row>
        <table:table-row table:style-name="ro1">
          <table:table-cell table:number-columns-repeated="4"/>
          <table:table-cell office:value-type="float" office:value="1.58313290570164E+018" calcext:value-type="float">
            <text:p>1.58313290570164E+018</text:p>
          </table:table-cell>
          <table:table-cell office:value-type="float" office:value="2726" calcext:value-type="float">
            <text:p>2726</text:p>
          </table:table-cell>
          <table:table-cell office:value-type="float" office:value="1.58313290564801E+018" calcext:value-type="float">
            <text:p>1.5831329056480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69897E+018" calcext:value-type="float">
            <text:p>1.58313290569897E+018</text:p>
          </table:table-cell>
          <table:table-cell office:value-type="float" office:value="2726" calcext:value-type="float">
            <text:p>2726</text:p>
          </table:table-cell>
          <table:table-cell office:value-type="float" office:value="1.58313290564801E+018" calcext:value-type="float">
            <text:p>1.58313290564801E+018</text:p>
          </table:table-cell>
          <table:table-cell/>
          <table:table-cell office:value-type="float" office:value="194.870819092" calcext:value-type="float">
            <text:p>194.870819092</text:p>
          </table:table-cell>
          <table:table-cell office:value-type="float" office:value="150.842803955" calcext:value-type="float">
            <text:p>150.842803955</text:p>
          </table:table-cell>
          <table:table-cell office:value-type="float" office:value="-1.46977722645" calcext:value-type="float">
            <text:p>-1.46977722645</text:p>
          </table:table-cell>
          <table:table-cell office:value-type="float" office:value="386.505432129" calcext:value-type="float">
            <text:p>386.505432129</text:p>
          </table:table-cell>
          <table:table-cell office:value-type="float" office:value="270.430664062" calcext:value-type="float">
            <text:p>270.430664062</text:p>
          </table:table-cell>
        </table:table-row>
        <table:table-row table:style-name="ro1">
          <table:table-cell table:number-columns-repeated="4"/>
          <table:table-cell office:value-type="float" office:value="1.58313290573219E+018" calcext:value-type="float">
            <text:p>1.58313290573219E+018</text:p>
          </table:table-cell>
          <table:table-cell office:value-type="float" office:value="2727" calcext:value-type="float">
            <text:p>2727</text:p>
          </table:table-cell>
          <table:table-cell office:value-type="float" office:value="1.58313290567572E+018" calcext:value-type="float">
            <text:p>1.5831329056757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72541E+018" calcext:value-type="float">
            <text:p>1.58313290572541E+018</text:p>
          </table:table-cell>
          <table:table-cell office:value-type="float" office:value="2727" calcext:value-type="float">
            <text:p>2727</text:p>
          </table:table-cell>
          <table:table-cell office:value-type="float" office:value="1.58313290567572E+018" calcext:value-type="float">
            <text:p>1.58313290567572E+018</text:p>
          </table:table-cell>
          <table:table-cell/>
          <table:table-cell office:value-type="float" office:value="193.909744263" calcext:value-type="float">
            <text:p>193.909744263</text:p>
          </table:table-cell>
          <table:table-cell office:value-type="float" office:value="145.588027954" calcext:value-type="float">
            <text:p>145.588027954</text:p>
          </table:table-cell>
          <table:table-cell office:value-type="float" office:value="-1.3496607542" calcext:value-type="float">
            <text:p>-1.3496607542</text:p>
          </table:table-cell>
          <table:table-cell office:value-type="float" office:value="386.568695068" calcext:value-type="float">
            <text:p>386.568695068</text:p>
          </table:table-cell>
          <table:table-cell office:value-type="float" office:value="269.59197998" calcext:value-type="float">
            <text:p>269.59197998</text:p>
          </table:table-cell>
        </table:table-row>
        <table:table-row table:style-name="ro1">
          <table:table-cell table:number-columns-repeated="4"/>
          <table:table-cell office:value-type="float" office:value="1.58313290575606E+018" calcext:value-type="float">
            <text:p>1.58313290575606E+018</text:p>
          </table:table-cell>
          <table:table-cell office:value-type="float" office:value="2728" calcext:value-type="float">
            <text:p>2728</text:p>
          </table:table-cell>
          <table:table-cell office:value-type="float" office:value="1.5831329057088E+018" calcext:value-type="float">
            <text:p>1.583132905708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75485E+018" calcext:value-type="float">
            <text:p>1.58313290575485E+018</text:p>
          </table:table-cell>
          <table:table-cell office:value-type="float" office:value="2728" calcext:value-type="float">
            <text:p>2728</text:p>
          </table:table-cell>
          <table:table-cell office:value-type="float" office:value="1.5831329057088E+018" calcext:value-type="float">
            <text:p>1.5831329057088E+018</text:p>
          </table:table-cell>
          <table:table-cell/>
          <table:table-cell office:value-type="float" office:value="191.853897095" calcext:value-type="float">
            <text:p>191.853897095</text:p>
          </table:table-cell>
          <table:table-cell office:value-type="float" office:value="146.055938721" calcext:value-type="float">
            <text:p>146.055938721</text:p>
          </table:table-cell>
          <table:table-cell office:value-type="float" office:value="-1.33271420002" calcext:value-type="float">
            <text:p>-1.33271420002</text:p>
          </table:table-cell>
          <table:table-cell office:value-type="float" office:value="386.274993896" calcext:value-type="float">
            <text:p>386.274993896</text:p>
          </table:table-cell>
          <table:table-cell office:value-type="float" office:value="270.499572754" calcext:value-type="float">
            <text:p>270.499572754</text:p>
          </table:table-cell>
        </table:table-row>
        <table:table-row table:style-name="ro1">
          <table:table-cell table:number-columns-repeated="4"/>
          <table:table-cell office:value-type="float" office:value="1.58313290578138E+018" calcext:value-type="float">
            <text:p>1.58313290578138E+018</text:p>
          </table:table-cell>
          <table:table-cell office:value-type="float" office:value="2729" calcext:value-type="float">
            <text:p>2729</text:p>
          </table:table-cell>
          <table:table-cell office:value-type="float" office:value="1.58313290574325E+018" calcext:value-type="float">
            <text:p>1.5831329057432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78197E+018" calcext:value-type="float">
            <text:p>1.58313290578197E+018</text:p>
          </table:table-cell>
          <table:table-cell office:value-type="float" office:value="2729" calcext:value-type="float">
            <text:p>2729</text:p>
          </table:table-cell>
          <table:table-cell office:value-type="float" office:value="1.58313290574325E+018" calcext:value-type="float">
            <text:p>1.58313290574325E+018</text:p>
          </table:table-cell>
          <table:table-cell/>
          <table:table-cell office:value-type="float" office:value="193.262573242" calcext:value-type="float">
            <text:p>193.262573242</text:p>
          </table:table-cell>
          <table:table-cell office:value-type="float" office:value="149.209869385" calcext:value-type="float">
            <text:p>149.209869385</text:p>
          </table:table-cell>
          <table:table-cell office:value-type="float" office:value="-1.47173035145" calcext:value-type="float">
            <text:p>-1.47173035145</text:p>
          </table:table-cell>
          <table:table-cell office:value-type="float" office:value="386.980316162" calcext:value-type="float">
            <text:p>386.980316162</text:p>
          </table:table-cell>
          <table:table-cell office:value-type="float" office:value="272.282745361" calcext:value-type="float">
            <text:p>272.282745361</text:p>
          </table:table-cell>
        </table:table-row>
        <table:table-row table:style-name="ro1">
          <table:table-cell table:number-columns-repeated="4"/>
          <table:table-cell office:value-type="float" office:value="1.58313290580257E+018" calcext:value-type="float">
            <text:p>1.58313290580257E+018</text:p>
          </table:table-cell>
          <table:table-cell office:value-type="float" office:value="2730" calcext:value-type="float">
            <text:p>2730</text:p>
          </table:table-cell>
          <table:table-cell office:value-type="float" office:value="1.58313290576857E+018" calcext:value-type="float">
            <text:p>1.5831329057685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79854E+018" calcext:value-type="float">
            <text:p>1.58313290579854E+018</text:p>
          </table:table-cell>
          <table:table-cell office:value-type="float" office:value="2730" calcext:value-type="float">
            <text:p>2730</text:p>
          </table:table-cell>
          <table:table-cell office:value-type="float" office:value="1.58313290576857E+018" calcext:value-type="float">
            <text:p>1.58313290576857E+018</text:p>
          </table:table-cell>
          <table:table-cell/>
          <table:table-cell office:value-type="float" office:value="190.406295776" calcext:value-type="float">
            <text:p>190.406295776</text:p>
          </table:table-cell>
          <table:table-cell office:value-type="float" office:value="145.04473877" calcext:value-type="float">
            <text:p>145.04473877</text:p>
          </table:table-cell>
          <table:table-cell office:value-type="float" office:value="-1.367826581" calcext:value-type="float">
            <text:p>-1.367826581</text:p>
          </table:table-cell>
          <table:table-cell office:value-type="float" office:value="387.268096924" calcext:value-type="float">
            <text:p>387.268096924</text:p>
          </table:table-cell>
          <table:table-cell office:value-type="float" office:value="271.001861572" calcext:value-type="float">
            <text:p>271.001861572</text:p>
          </table:table-cell>
        </table:table-row>
        <table:table-row table:style-name="ro1">
          <table:table-cell table:number-columns-repeated="4"/>
          <table:table-cell office:value-type="float" office:value="1.58313290585854E+018" calcext:value-type="float">
            <text:p>1.58313290585854E+018</text:p>
          </table:table-cell>
          <table:table-cell office:value-type="float" office:value="2731" calcext:value-type="float">
            <text:p>2731</text:p>
          </table:table-cell>
          <table:table-cell office:value-type="float" office:value="1.58313290580421E+018" calcext:value-type="float">
            <text:p>1.5831329058042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85847E+018" calcext:value-type="float">
            <text:p>1.58313290585847E+018</text:p>
          </table:table-cell>
          <table:table-cell office:value-type="float" office:value="2731" calcext:value-type="float">
            <text:p>2731</text:p>
          </table:table-cell>
          <table:table-cell office:value-type="float" office:value="1.58313290580421E+018" calcext:value-type="float">
            <text:p>1.58313290580421E+018</text:p>
          </table:table-cell>
          <table:table-cell/>
          <table:table-cell office:value-type="float" office:value="192.775878906" calcext:value-type="float">
            <text:p>192.775878906</text:p>
          </table:table-cell>
          <table:table-cell office:value-type="float" office:value="148.78868103" calcext:value-type="float">
            <text:p>148.78868103</text:p>
          </table:table-cell>
          <table:table-cell office:value-type="float" office:value="-1.44531023502" calcext:value-type="float">
            <text:p>-1.44531023502</text:p>
          </table:table-cell>
          <table:table-cell office:value-type="float" office:value="387.920654297" calcext:value-type="float">
            <text:p>387.920654297</text:p>
          </table:table-cell>
          <table:table-cell office:value-type="float" office:value="272.049163818" calcext:value-type="float">
            <text:p>272.049163818</text:p>
          </table:table-cell>
        </table:table-row>
        <table:table-row table:style-name="ro1">
          <table:table-cell table:number-columns-repeated="4"/>
          <table:table-cell office:value-type="float" office:value="1.58313290588557E+018" calcext:value-type="float">
            <text:p>1.58313290588557E+018</text:p>
          </table:table-cell>
          <table:table-cell office:value-type="float" office:value="2732" calcext:value-type="float">
            <text:p>2732</text:p>
          </table:table-cell>
          <table:table-cell office:value-type="float" office:value="1.58313290583535E+018" calcext:value-type="float">
            <text:p>1.5831329058353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88356E+018" calcext:value-type="float">
            <text:p>1.58313290588356E+018</text:p>
          </table:table-cell>
          <table:table-cell office:value-type="float" office:value="2732" calcext:value-type="float">
            <text:p>2732</text:p>
          </table:table-cell>
          <table:table-cell office:value-type="float" office:value="1.58313290583535E+018" calcext:value-type="float">
            <text:p>1.58313290583535E+018</text:p>
          </table:table-cell>
          <table:table-cell/>
          <table:table-cell office:value-type="float" office:value="191.445571899" calcext:value-type="float">
            <text:p>191.445571899</text:p>
          </table:table-cell>
          <table:table-cell office:value-type="float" office:value="146.116973877" calcext:value-type="float">
            <text:p>146.116973877</text:p>
          </table:table-cell>
          <table:table-cell office:value-type="float" office:value="-1.37134432793" calcext:value-type="float">
            <text:p>-1.37134432793</text:p>
          </table:table-cell>
          <table:table-cell office:value-type="float" office:value="386.161621094" calcext:value-type="float">
            <text:p>386.161621094</text:p>
          </table:table-cell>
          <table:table-cell office:value-type="float" office:value="270.576538086" calcext:value-type="float">
            <text:p>270.576538086</text:p>
          </table:table-cell>
        </table:table-row>
        <table:table-row table:style-name="ro1">
          <table:table-cell table:number-columns-repeated="4"/>
          <table:table-cell office:value-type="float" office:value="1.58313290592672E+018" calcext:value-type="float">
            <text:p>1.58313290592672E+018</text:p>
          </table:table-cell>
          <table:table-cell office:value-type="float" office:value="2733" calcext:value-type="float">
            <text:p>2733</text:p>
          </table:table-cell>
          <table:table-cell office:value-type="float" office:value="1.58313290586776E+018" calcext:value-type="float">
            <text:p>1.5831329058677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92275E+018" calcext:value-type="float">
            <text:p>1.58313290592275E+018</text:p>
          </table:table-cell>
          <table:table-cell office:value-type="float" office:value="2733" calcext:value-type="float">
            <text:p>2733</text:p>
          </table:table-cell>
          <table:table-cell office:value-type="float" office:value="1.58313290586776E+018" calcext:value-type="float">
            <text:p>1.58313290586776E+018</text:p>
          </table:table-cell>
          <table:table-cell/>
          <table:table-cell office:value-type="float" office:value="194.679855347" calcext:value-type="float">
            <text:p>194.679855347</text:p>
          </table:table-cell>
          <table:table-cell office:value-type="float" office:value="149.357849121" calcext:value-type="float">
            <text:p>149.357849121</text:p>
          </table:table-cell>
          <table:table-cell office:value-type="float" office:value="-1.45070183277" calcext:value-type="float">
            <text:p>-1.45070183277</text:p>
          </table:table-cell>
          <table:table-cell office:value-type="float" office:value="387.499145508" calcext:value-type="float">
            <text:p>387.499145508</text:p>
          </table:table-cell>
          <table:table-cell office:value-type="float" office:value="270.882904053" calcext:value-type="float">
            <text:p>270.882904053</text:p>
          </table:table-cell>
        </table:table-row>
        <table:table-row table:style-name="ro1">
          <table:table-cell table:number-columns-repeated="4"/>
          <table:table-cell office:value-type="float" office:value="1.58313290598157E+018" calcext:value-type="float">
            <text:p>1.58313290598157E+018</text:p>
          </table:table-cell>
          <table:table-cell office:value-type="float" office:value="2734" calcext:value-type="float">
            <text:p>2734</text:p>
          </table:table-cell>
          <table:table-cell office:value-type="float" office:value="1.58313290590212E+018" calcext:value-type="float">
            <text:p>1.5831329059021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59668E+018" calcext:value-type="float">
            <text:p>1.5831329059668E+018</text:p>
          </table:table-cell>
          <table:table-cell office:value-type="float" office:value="2734" calcext:value-type="float">
            <text:p>2734</text:p>
          </table:table-cell>
          <table:table-cell office:value-type="float" office:value="1.58313290590212E+018" calcext:value-type="float">
            <text:p>1.58313290590212E+018</text:p>
          </table:table-cell>
          <table:table-cell/>
          <table:table-cell office:value-type="float" office:value="192.309677124" calcext:value-type="float">
            <text:p>192.309677124</text:p>
          </table:table-cell>
          <table:table-cell office:value-type="float" office:value="146.41418457" calcext:value-type="float">
            <text:p>146.41418457</text:p>
          </table:table-cell>
          <table:table-cell office:value-type="float" office:value="-1.37414109707" calcext:value-type="float">
            <text:p>-1.37414109707</text:p>
          </table:table-cell>
          <table:table-cell office:value-type="float" office:value="386.363372803" calcext:value-type="float">
            <text:p>386.363372803</text:p>
          </table:table-cell>
          <table:table-cell office:value-type="float" office:value="269.980285645" calcext:value-type="float">
            <text:p>269.980285645</text:p>
          </table:table-cell>
        </table:table-row>
        <table:table-row table:style-name="ro1">
          <table:table-cell table:number-columns-repeated="4"/>
          <table:table-cell office:value-type="float" office:value="1.58313290602313E+018" calcext:value-type="float">
            <text:p>1.58313290602313E+018</text:p>
          </table:table-cell>
          <table:table-cell office:value-type="float" office:value="2735" calcext:value-type="float">
            <text:p>2735</text:p>
          </table:table-cell>
          <table:table-cell office:value-type="float" office:value="1.5831329059521E+018" calcext:value-type="float">
            <text:p>1.583132905952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02069E+018" calcext:value-type="float">
            <text:p>1.58313290602069E+018</text:p>
          </table:table-cell>
          <table:table-cell office:value-type="float" office:value="2735" calcext:value-type="float">
            <text:p>2735</text:p>
          </table:table-cell>
          <table:table-cell office:value-type="float" office:value="1.5831329059521E+018" calcext:value-type="float">
            <text:p>1.5831329059521E+018</text:p>
          </table:table-cell>
          <table:table-cell/>
          <table:table-cell office:value-type="float" office:value="194.018188477" calcext:value-type="float">
            <text:p>194.018188477</text:p>
          </table:table-cell>
          <table:table-cell office:value-type="float" office:value="148.469268799" calcext:value-type="float">
            <text:p>148.469268799</text:p>
          </table:table-cell>
          <table:table-cell office:value-type="float" office:value="-1.44258213043" calcext:value-type="float">
            <text:p>-1.44258213043</text:p>
          </table:table-cell>
          <table:table-cell office:value-type="float" office:value="387.642913818" calcext:value-type="float">
            <text:p>387.642913818</text:p>
          </table:table-cell>
          <table:table-cell office:value-type="float" office:value="272.132568359" calcext:value-type="float">
            <text:p>272.132568359</text:p>
          </table:table-cell>
        </table:table-row>
        <table:table-row table:style-name="ro1">
          <table:table-cell table:number-columns-repeated="4"/>
          <table:table-cell office:value-type="float" office:value="1.58313290609066E+018" calcext:value-type="float">
            <text:p>1.58313290609066E+018</text:p>
          </table:table-cell>
          <table:table-cell office:value-type="float" office:value="2736" calcext:value-type="float">
            <text:p>2736</text:p>
          </table:table-cell>
          <table:table-cell office:value-type="float" office:value="1.5831329059776E+018" calcext:value-type="float">
            <text:p>1.583132905977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08723E+018" calcext:value-type="float">
            <text:p>1.58313290608723E+018</text:p>
          </table:table-cell>
          <table:table-cell office:value-type="float" office:value="2736" calcext:value-type="float">
            <text:p>2736</text:p>
          </table:table-cell>
          <table:table-cell office:value-type="float" office:value="1.5831329059776E+018" calcext:value-type="float">
            <text:p>1.5831329059776E+018</text:p>
          </table:table-cell>
          <table:table-cell/>
          <table:table-cell office:value-type="float" office:value="193.754318237" calcext:value-type="float">
            <text:p>193.754318237</text:p>
          </table:table-cell>
          <table:table-cell office:value-type="float" office:value="148.655151367" calcext:value-type="float">
            <text:p>148.655151367</text:p>
          </table:table-cell>
          <table:table-cell office:value-type="float" office:value="-1.46892035007" calcext:value-type="float">
            <text:p>-1.46892035007</text:p>
          </table:table-cell>
          <table:table-cell office:value-type="float" office:value="387.223144531" calcext:value-type="float">
            <text:p>387.223144531</text:p>
          </table:table-cell>
          <table:table-cell office:value-type="float" office:value="272.042114258" calcext:value-type="float">
            <text:p>272.042114258</text:p>
          </table:table-cell>
        </table:table-row>
        <table:table-row table:style-name="ro1">
          <table:table-cell table:number-columns-repeated="4"/>
          <table:table-cell office:value-type="float" office:value="1.58313290611587E+018" calcext:value-type="float">
            <text:p>1.58313290611587E+018</text:p>
          </table:table-cell>
          <table:table-cell office:value-type="float" office:value="2737" calcext:value-type="float">
            <text:p>2737</text:p>
          </table:table-cell>
          <table:table-cell office:value-type="float" office:value="1.58313290600163E+018" calcext:value-type="float">
            <text:p>1.5831329060016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11244E+018" calcext:value-type="float">
            <text:p>1.58313290611244E+018</text:p>
          </table:table-cell>
          <table:table-cell office:value-type="float" office:value="2737" calcext:value-type="float">
            <text:p>2737</text:p>
          </table:table-cell>
          <table:table-cell office:value-type="float" office:value="1.58313290600163E+018" calcext:value-type="float">
            <text:p>1.58313290600163E+018</text:p>
          </table:table-cell>
          <table:table-cell/>
          <table:table-cell office:value-type="float" office:value="179.530517578" calcext:value-type="float">
            <text:p>179.530517578</text:p>
          </table:table-cell>
          <table:table-cell office:value-type="float" office:value="139.472961426" calcext:value-type="float">
            <text:p>139.472961426</text:p>
          </table:table-cell>
          <table:table-cell office:value-type="float" office:value="1.52348017693" calcext:value-type="float">
            <text:p>1.52348017693</text:p>
          </table:table-cell>
          <table:table-cell office:value-type="float" office:value="390.751373291" calcext:value-type="float">
            <text:p>390.751373291</text:p>
          </table:table-cell>
          <table:table-cell office:value-type="float" office:value="264.396392822" calcext:value-type="float">
            <text:p>264.396392822</text:p>
          </table:table-cell>
        </table:table-row>
        <table:table-row table:style-name="ro1">
          <table:table-cell table:number-columns-repeated="4"/>
          <table:table-cell office:value-type="float" office:value="1.58313290614299E+018" calcext:value-type="float">
            <text:p>1.58313290614299E+018</text:p>
          </table:table-cell>
          <table:table-cell office:value-type="float" office:value="2738" calcext:value-type="float">
            <text:p>2738</text:p>
          </table:table-cell>
          <table:table-cell office:value-type="float" office:value="1.58313290603406E+018" calcext:value-type="float">
            <text:p>1.5831329060340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14198E+018" calcext:value-type="float">
            <text:p>1.58313290614198E+018</text:p>
          </table:table-cell>
          <table:table-cell office:value-type="float" office:value="2738" calcext:value-type="float">
            <text:p>2738</text:p>
          </table:table-cell>
          <table:table-cell office:value-type="float" office:value="1.58313290603406E+018" calcext:value-type="float">
            <text:p>1.58313290603406E+018</text:p>
          </table:table-cell>
          <table:table-cell/>
          <table:table-cell office:value-type="float" office:value="194.7552948" calcext:value-type="float">
            <text:p>194.7552948</text:p>
          </table:table-cell>
          <table:table-cell office:value-type="float" office:value="148.414352417" calcext:value-type="float">
            <text:p>148.414352417</text:p>
          </table:table-cell>
          <table:table-cell office:value-type="float" office:value="-1.44554674625" calcext:value-type="float">
            <text:p>-1.44554674625</text:p>
          </table:table-cell>
          <table:table-cell office:value-type="float" office:value="387.86895752" calcext:value-type="float">
            <text:p>387.86895752</text:p>
          </table:table-cell>
          <table:table-cell office:value-type="float" office:value="272.124267578" calcext:value-type="float">
            <text:p>272.124267578</text:p>
          </table:table-cell>
        </table:table-row>
        <table:table-row table:style-name="ro1">
          <table:table-cell table:number-columns-repeated="4"/>
          <table:table-cell office:value-type="float" office:value="1.58313290617479E+018" calcext:value-type="float">
            <text:p>1.58313290617479E+018</text:p>
          </table:table-cell>
          <table:table-cell office:value-type="float" office:value="2739" calcext:value-type="float">
            <text:p>2739</text:p>
          </table:table-cell>
          <table:table-cell office:value-type="float" office:value="1.58313290608247E+018" calcext:value-type="float">
            <text:p>1.5831329060824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16661E+018" calcext:value-type="float">
            <text:p>1.58313290616661E+018</text:p>
          </table:table-cell>
          <table:table-cell office:value-type="float" office:value="2739" calcext:value-type="float">
            <text:p>2739</text:p>
          </table:table-cell>
          <table:table-cell office:value-type="float" office:value="1.58313290608247E+018" calcext:value-type="float">
            <text:p>1.58313290608247E+018</text:p>
          </table:table-cell>
          <table:table-cell/>
          <table:table-cell office:value-type="float" office:value="178.978912354" calcext:value-type="float">
            <text:p>178.978912354</text:p>
          </table:table-cell>
          <table:table-cell office:value-type="float" office:value="140.401016235" calcext:value-type="float">
            <text:p>140.401016235</text:p>
          </table:table-cell>
          <table:table-cell office:value-type="float" office:value="1.51327204704" calcext:value-type="float">
            <text:p>1.51327204704</text:p>
          </table:table-cell>
          <table:table-cell office:value-type="float" office:value="391.857757568" calcext:value-type="float">
            <text:p>391.857757568</text:p>
          </table:table-cell>
          <table:table-cell office:value-type="float" office:value="264.726928711" calcext:value-type="float">
            <text:p>264.726928711</text:p>
          </table:table-cell>
        </table:table-row>
        <table:table-row table:style-name="ro1">
          <table:table-cell table:number-columns-repeated="4"/>
          <table:table-cell office:value-type="float" office:value="1.58313290619014E+018" calcext:value-type="float">
            <text:p>1.58313290619014E+018</text:p>
          </table:table-cell>
          <table:table-cell office:value-type="float" office:value="2740" calcext:value-type="float">
            <text:p>2740</text:p>
          </table:table-cell>
          <table:table-cell office:value-type="float" office:value="1.58313290611648E+018" calcext:value-type="float">
            <text:p>1.5831329061164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19318E+018" calcext:value-type="float">
            <text:p>1.58313290619318E+018</text:p>
          </table:table-cell>
          <table:table-cell office:value-type="float" office:value="2740" calcext:value-type="float">
            <text:p>2740</text:p>
          </table:table-cell>
          <table:table-cell office:value-type="float" office:value="1.58313290611648E+018" calcext:value-type="float">
            <text:p>1.58313290611648E+018</text:p>
          </table:table-cell>
          <table:table-cell/>
          <table:table-cell office:value-type="float" office:value="193.929275513" calcext:value-type="float">
            <text:p>193.929275513</text:p>
          </table:table-cell>
          <table:table-cell office:value-type="float" office:value="144.582107544" calcext:value-type="float">
            <text:p>144.582107544</text:p>
          </table:table-cell>
          <table:table-cell office:value-type="float" office:value="-1.37350404263" calcext:value-type="float">
            <text:p>-1.37350404263</text:p>
          </table:table-cell>
          <table:table-cell office:value-type="float" office:value="386.925842285" calcext:value-type="float">
            <text:p>386.925842285</text:p>
          </table:table-cell>
          <table:table-cell office:value-type="float" office:value="269.418426514" calcext:value-type="float">
            <text:p>269.418426514</text:p>
          </table:table-cell>
        </table:table-row>
        <table:table-row table:style-name="ro1">
          <table:table-cell table:number-columns-repeated="4"/>
          <table:table-cell office:value-type="float" office:value="1.58313290621996E+018" calcext:value-type="float">
            <text:p>1.58313290621996E+018</text:p>
          </table:table-cell>
          <table:table-cell office:value-type="float" office:value="2741" calcext:value-type="float">
            <text:p>2741</text:p>
          </table:table-cell>
          <table:table-cell office:value-type="float" office:value="1.58313290614594E+018" calcext:value-type="float">
            <text:p>1.5831329061459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2198E+018" calcext:value-type="float">
            <text:p>1.5831329062198E+018</text:p>
          </table:table-cell>
          <table:table-cell office:value-type="float" office:value="2741" calcext:value-type="float">
            <text:p>2741</text:p>
          </table:table-cell>
          <table:table-cell office:value-type="float" office:value="1.58313290614594E+018" calcext:value-type="float">
            <text:p>1.58313290614594E+018</text:p>
          </table:table-cell>
          <table:table-cell/>
          <table:table-cell office:value-type="float" office:value="192.330734253" calcext:value-type="float">
            <text:p>192.330734253</text:p>
          </table:table-cell>
          <table:table-cell office:value-type="float" office:value="145.95703125" calcext:value-type="float">
            <text:p>145.95703125</text:p>
          </table:table-cell>
          <table:table-cell office:value-type="float" office:value="-1.34797465801" calcext:value-type="float">
            <text:p>-1.34797465801</text:p>
          </table:table-cell>
          <table:table-cell office:value-type="float" office:value="386.541534424" calcext:value-type="float">
            <text:p>386.541534424</text:p>
          </table:table-cell>
          <table:table-cell office:value-type="float" office:value="269.632446289" calcext:value-type="float">
            <text:p>269.632446289</text:p>
          </table:table-cell>
        </table:table-row>
        <table:table-row table:style-name="ro1">
          <table:table-cell table:number-columns-repeated="4"/>
          <table:table-cell office:value-type="float" office:value="1.58313290625138E+018" calcext:value-type="float">
            <text:p>1.58313290625138E+018</text:p>
          </table:table-cell>
          <table:table-cell office:value-type="float" office:value="2742" calcext:value-type="float">
            <text:p>2742</text:p>
          </table:table-cell>
          <table:table-cell office:value-type="float" office:value="1.58313290617875E+018" calcext:value-type="float">
            <text:p>1.5831329061787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25159E+018" calcext:value-type="float">
            <text:p>1.58313290625159E+018</text:p>
          </table:table-cell>
          <table:table-cell office:value-type="float" office:value="2742" calcext:value-type="float">
            <text:p>2742</text:p>
          </table:table-cell>
          <table:table-cell office:value-type="float" office:value="1.58313290617875E+018" calcext:value-type="float">
            <text:p>1.58313290617875E+018</text:p>
          </table:table-cell>
          <table:table-cell/>
          <table:table-cell office:value-type="float" office:value="191.297866821" calcext:value-type="float">
            <text:p>191.297866821</text:p>
          </table:table-cell>
          <table:table-cell office:value-type="float" office:value="146.093307495" calcext:value-type="float">
            <text:p>146.093307495</text:p>
          </table:table-cell>
          <table:table-cell office:value-type="float" office:value="-1.37394070625" calcext:value-type="float">
            <text:p>-1.37394070625</text:p>
          </table:table-cell>
          <table:table-cell office:value-type="float" office:value="385.806213379" calcext:value-type="float">
            <text:p>385.806213379</text:p>
          </table:table-cell>
          <table:table-cell office:value-type="float" office:value="269.969512939" calcext:value-type="float">
            <text:p>269.969512939</text:p>
          </table:table-cell>
        </table:table-row>
        <table:table-row table:style-name="ro1">
          <table:table-cell table:number-columns-repeated="4"/>
          <table:table-cell office:value-type="float" office:value="1.58313290628161E+018" calcext:value-type="float">
            <text:p>1.58313290628161E+018</text:p>
          </table:table-cell>
          <table:table-cell office:value-type="float" office:value="2743" calcext:value-type="float">
            <text:p>2743</text:p>
          </table:table-cell>
          <table:table-cell office:value-type="float" office:value="1.58313290620309E+018" calcext:value-type="float">
            <text:p>1.5831329062030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27714E+018" calcext:value-type="float">
            <text:p>1.58313290627714E+018</text:p>
          </table:table-cell>
          <table:table-cell office:value-type="float" office:value="2743" calcext:value-type="float">
            <text:p>2743</text:p>
          </table:table-cell>
          <table:table-cell office:value-type="float" office:value="1.58313290620309E+018" calcext:value-type="float">
            <text:p>1.58313290620309E+018</text:p>
          </table:table-cell>
          <table:table-cell/>
          <table:table-cell office:value-type="float" office:value="189.052536011" calcext:value-type="float">
            <text:p>189.052536011</text:p>
          </table:table-cell>
          <table:table-cell office:value-type="float" office:value="143.059783936" calcext:value-type="float">
            <text:p>143.059783936</text:p>
          </table:table-cell>
          <table:table-cell office:value-type="float" office:value="-1.33649361134" calcext:value-type="float">
            <text:p>-1.33649361134</text:p>
          </table:table-cell>
          <table:table-cell office:value-type="float" office:value="386.838104248" calcext:value-type="float">
            <text:p>386.838104248</text:p>
          </table:table-cell>
          <table:table-cell office:value-type="float" office:value="271.596618652" calcext:value-type="float">
            <text:p>271.596618652</text:p>
          </table:table-cell>
        </table:table-row>
        <table:table-row table:style-name="ro1">
          <table:table-cell table:number-columns-repeated="4"/>
          <table:table-cell office:value-type="float" office:value="1.58313290630245E+018" calcext:value-type="float">
            <text:p>1.58313290630245E+018</text:p>
          </table:table-cell>
          <table:table-cell office:value-type="float" office:value="2744" calcext:value-type="float">
            <text:p>2744</text:p>
          </table:table-cell>
          <table:table-cell office:value-type="float" office:value="1.5831329062383E+018" calcext:value-type="float">
            <text:p>1.583132906238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30325E+018" calcext:value-type="float">
            <text:p>1.58313290630325E+018</text:p>
          </table:table-cell>
          <table:table-cell office:value-type="float" office:value="2744" calcext:value-type="float">
            <text:p>2744</text:p>
          </table:table-cell>
          <table:table-cell office:value-type="float" office:value="1.5831329062383E+018" calcext:value-type="float">
            <text:p>1.5831329062383E+018</text:p>
          </table:table-cell>
          <table:table-cell/>
          <table:table-cell office:value-type="float" office:value="192.473632812" calcext:value-type="float">
            <text:p>192.473632812</text:p>
          </table:table-cell>
          <table:table-cell office:value-type="float" office:value="146.551254272" calcext:value-type="float">
            <text:p>146.551254272</text:p>
          </table:table-cell>
          <table:table-cell office:value-type="float" office:value="-1.42677819729" calcext:value-type="float">
            <text:p>-1.42677819729</text:p>
          </table:table-cell>
          <table:table-cell office:value-type="float" office:value="387.467834473" calcext:value-type="float">
            <text:p>387.467834473</text:p>
          </table:table-cell>
          <table:table-cell office:value-type="float" office:value="273.574493408" calcext:value-type="float">
            <text:p>273.574493408</text:p>
          </table:table-cell>
        </table:table-row>
        <table:table-row table:style-name="ro1">
          <table:table-cell table:number-columns-repeated="4"/>
          <table:table-cell office:value-type="float" office:value="1.58313290632771E+018" calcext:value-type="float">
            <text:p>1.58313290632771E+018</text:p>
          </table:table-cell>
          <table:table-cell office:value-type="float" office:value="2745" calcext:value-type="float">
            <text:p>2745</text:p>
          </table:table-cell>
          <table:table-cell office:value-type="float" office:value="1.5831329062715E+018" calcext:value-type="float">
            <text:p>1.583132906271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31887E+018" calcext:value-type="float">
            <text:p>1.58313290631887E+018</text:p>
          </table:table-cell>
          <table:table-cell office:value-type="float" office:value="2745" calcext:value-type="float">
            <text:p>2745</text:p>
          </table:table-cell>
          <table:table-cell office:value-type="float" office:value="1.5831329062715E+018" calcext:value-type="float">
            <text:p>1.5831329062715E+018</text:p>
          </table:table-cell>
          <table:table-cell/>
          <table:table-cell office:value-type="float" office:value="193.128890991" calcext:value-type="float">
            <text:p>193.128890991</text:p>
          </table:table-cell>
          <table:table-cell office:value-type="float" office:value="146.755004883" calcext:value-type="float">
            <text:p>146.755004883</text:p>
          </table:table-cell>
          <table:table-cell office:value-type="float" office:value="-1.44990074635" calcext:value-type="float">
            <text:p>-1.44990074635</text:p>
          </table:table-cell>
          <table:table-cell office:value-type="float" office:value="387.100128174" calcext:value-type="float">
            <text:p>387.100128174</text:p>
          </table:table-cell>
          <table:table-cell office:value-type="float" office:value="272.834686279" calcext:value-type="float">
            <text:p>272.834686279</text:p>
          </table:table-cell>
        </table:table-row>
        <table:table-row table:style-name="ro1">
          <table:table-cell table:number-columns-repeated="4"/>
          <table:table-cell office:value-type="float" office:value="1.58313290634993E+018" calcext:value-type="float">
            <text:p>1.58313290634993E+018</text:p>
          </table:table-cell>
          <table:table-cell office:value-type="float" office:value="2746" calcext:value-type="float">
            <text:p>2746</text:p>
          </table:table-cell>
          <table:table-cell office:value-type="float" office:value="1.58313290630538E+018" calcext:value-type="float">
            <text:p>1.5831329063053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34704E+018" calcext:value-type="float">
            <text:p>1.58313290634704E+018</text:p>
          </table:table-cell>
          <table:table-cell office:value-type="float" office:value="2746" calcext:value-type="float">
            <text:p>2746</text:p>
          </table:table-cell>
          <table:table-cell office:value-type="float" office:value="1.58313290630538E+018" calcext:value-type="float">
            <text:p>1.58313290630538E+018</text:p>
          </table:table-cell>
          <table:table-cell/>
          <table:table-cell office:value-type="float" office:value="194.619491577" calcext:value-type="float">
            <text:p>194.619491577</text:p>
          </table:table-cell>
          <table:table-cell office:value-type="float" office:value="147.997283936" calcext:value-type="float">
            <text:p>147.997283936</text:p>
          </table:table-cell>
          <table:table-cell office:value-type="float" office:value="-1.47386968136" calcext:value-type="float">
            <text:p>-1.47386968136</text:p>
          </table:table-cell>
          <table:table-cell office:value-type="float" office:value="386.885131836" calcext:value-type="float">
            <text:p>386.885131836</text:p>
          </table:table-cell>
          <table:table-cell office:value-type="float" office:value="271.715393066" calcext:value-type="float">
            <text:p>271.715393066</text:p>
          </table:table-cell>
        </table:table-row>
        <table:table-row table:style-name="ro1">
          <table:table-cell table:number-columns-repeated="4"/>
          <table:table-cell office:value-type="float" office:value="1.5831329063714E+018" calcext:value-type="float">
            <text:p>1.5831329063714E+018</text:p>
          </table:table-cell>
          <table:table-cell office:value-type="float" office:value="2747" calcext:value-type="float">
            <text:p>2747</text:p>
          </table:table-cell>
          <table:table-cell office:value-type="float" office:value="1.58313290633689E+018" calcext:value-type="float">
            <text:p>1.5831329063368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37146E+018" calcext:value-type="float">
            <text:p>1.58313290637146E+018</text:p>
          </table:table-cell>
          <table:table-cell office:value-type="float" office:value="2747" calcext:value-type="float">
            <text:p>2747</text:p>
          </table:table-cell>
          <table:table-cell office:value-type="float" office:value="1.58313290633689E+018" calcext:value-type="float">
            <text:p>1.58313290633689E+018</text:p>
          </table:table-cell>
          <table:table-cell/>
          <table:table-cell office:value-type="float" office:value="191.552429199" calcext:value-type="float">
            <text:p>191.552429199</text:p>
          </table:table-cell>
          <table:table-cell office:value-type="float" office:value="148.426177979" calcext:value-type="float">
            <text:p>148.426177979</text:p>
          </table:table-cell>
          <table:table-cell office:value-type="float" office:value="-1.43088400364" calcext:value-type="float">
            <text:p>-1.43088400364</text:p>
          </table:table-cell>
          <table:table-cell office:value-type="float" office:value="387.773284912" calcext:value-type="float">
            <text:p>387.773284912</text:p>
          </table:table-cell>
          <table:table-cell office:value-type="float" office:value="272.173370361" calcext:value-type="float">
            <text:p>272.173370361</text:p>
          </table:table-cell>
        </table:table-row>
        <table:table-row table:style-name="ro1">
          <table:table-cell table:number-columns-repeated="4"/>
          <table:table-cell office:value-type="float" office:value="1.5831329063927E+018" calcext:value-type="float">
            <text:p>1.5831329063927E+018</text:p>
          </table:table-cell>
          <table:table-cell office:value-type="float" office:value="2748" calcext:value-type="float">
            <text:p>2748</text:p>
          </table:table-cell>
          <table:table-cell office:value-type="float" office:value="1.58313290637175E+018" calcext:value-type="float">
            <text:p>1.5831329063717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39093E+018" calcext:value-type="float">
            <text:p>1.58313290639093E+018</text:p>
          </table:table-cell>
          <table:table-cell office:value-type="float" office:value="2748" calcext:value-type="float">
            <text:p>2748</text:p>
          </table:table-cell>
          <table:table-cell office:value-type="float" office:value="1.58313290637175E+018" calcext:value-type="float">
            <text:p>1.58313290637175E+018</text:p>
          </table:table-cell>
          <table:table-cell/>
          <table:table-cell office:value-type="float" office:value="177.879577637" calcext:value-type="float">
            <text:p>177.879577637</text:p>
          </table:table-cell>
          <table:table-cell office:value-type="float" office:value="140.878051758" calcext:value-type="float">
            <text:p>140.878051758</text:p>
          </table:table-cell>
          <table:table-cell office:value-type="float" office:value="1.54154634476" calcext:value-type="float">
            <text:p>1.54154634476</text:p>
          </table:table-cell>
          <table:table-cell office:value-type="float" office:value="391.265777588" calcext:value-type="float">
            <text:p>391.265777588</text:p>
          </table:table-cell>
          <table:table-cell office:value-type="float" office:value="263.58706665" calcext:value-type="float">
            <text:p>263.58706665</text:p>
          </table:table-cell>
        </table:table-row>
        <table:table-row table:style-name="ro1">
          <table:table-cell table:number-columns-repeated="4"/>
          <table:table-cell office:value-type="float" office:value="1.58313290644316E+018" calcext:value-type="float">
            <text:p>1.58313290644316E+018</text:p>
          </table:table-cell>
          <table:table-cell office:value-type="float" office:value="2749" calcext:value-type="float">
            <text:p>2749</text:p>
          </table:table-cell>
          <table:table-cell office:value-type="float" office:value="1.58313290640389E+018" calcext:value-type="float">
            <text:p>1.5831329064038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44318E+018" calcext:value-type="float">
            <text:p>1.58313290644318E+018</text:p>
          </table:table-cell>
          <table:table-cell office:value-type="float" office:value="2749" calcext:value-type="float">
            <text:p>2749</text:p>
          </table:table-cell>
          <table:table-cell office:value-type="float" office:value="1.58313290640389E+018" calcext:value-type="float">
            <text:p>1.58313290640389E+018</text:p>
          </table:table-cell>
          <table:table-cell/>
          <table:table-cell office:value-type="float" office:value="190.346496582" calcext:value-type="float">
            <text:p>190.346496582</text:p>
          </table:table-cell>
          <table:table-cell office:value-type="float" office:value="147.770507812" calcext:value-type="float">
            <text:p>147.770507812</text:p>
          </table:table-cell>
          <table:table-cell office:value-type="float" office:value="-1.3701325655" calcext:value-type="float">
            <text:p>-1.3701325655</text:p>
          </table:table-cell>
          <table:table-cell office:value-type="float" office:value="386.096008301" calcext:value-type="float">
            <text:p>386.096008301</text:p>
          </table:table-cell>
          <table:table-cell office:value-type="float" office:value="270.258605957" calcext:value-type="float">
            <text:p>270.258605957</text:p>
          </table:table-cell>
        </table:table-row>
        <table:table-row table:style-name="ro1">
          <table:table-cell table:number-columns-repeated="4"/>
          <table:table-cell office:value-type="float" office:value="1.5831329064871E+018" calcext:value-type="float">
            <text:p>1.5831329064871E+018</text:p>
          </table:table-cell>
          <table:table-cell office:value-type="float" office:value="2750" calcext:value-type="float">
            <text:p>2750</text:p>
          </table:table-cell>
          <table:table-cell office:value-type="float" office:value="1.58313290644712E+018" calcext:value-type="float">
            <text:p>1.5831329064471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48643E+018" calcext:value-type="float">
            <text:p>1.58313290648643E+018</text:p>
          </table:table-cell>
          <table:table-cell office:value-type="float" office:value="2750" calcext:value-type="float">
            <text:p>2750</text:p>
          </table:table-cell>
          <table:table-cell office:value-type="float" office:value="1.58313290644712E+018" calcext:value-type="float">
            <text:p>1.58313290644712E+018</text:p>
          </table:table-cell>
          <table:table-cell/>
          <table:table-cell office:value-type="float" office:value="188.047149658" calcext:value-type="float">
            <text:p>188.047149658</text:p>
          </table:table-cell>
          <table:table-cell office:value-type="float" office:value="145.934677124" calcext:value-type="float">
            <text:p>145.934677124</text:p>
          </table:table-cell>
          <table:table-cell office:value-type="float" office:value="-1.30514121056" calcext:value-type="float">
            <text:p>-1.30514121056</text:p>
          </table:table-cell>
          <table:table-cell office:value-type="float" office:value="386.43649292" calcext:value-type="float">
            <text:p>386.43649292</text:p>
          </table:table-cell>
          <table:table-cell office:value-type="float" office:value="271.16116333" calcext:value-type="float">
            <text:p>271.16116333</text:p>
          </table:table-cell>
        </table:table-row>
        <table:table-row table:style-name="ro1">
          <table:table-cell table:number-columns-repeated="4"/>
          <table:table-cell office:value-type="float" office:value="1.58313290651694E+018" calcext:value-type="float">
            <text:p>1.58313290651694E+018</text:p>
          </table:table-cell>
          <table:table-cell office:value-type="float" office:value="2751" calcext:value-type="float">
            <text:p>2751</text:p>
          </table:table-cell>
          <table:table-cell office:value-type="float" office:value="1.58313290646921E+018" calcext:value-type="float">
            <text:p>1.5831329064692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51518E+018" calcext:value-type="float">
            <text:p>1.58313290651518E+018</text:p>
          </table:table-cell>
          <table:table-cell office:value-type="float" office:value="2751" calcext:value-type="float">
            <text:p>2751</text:p>
          </table:table-cell>
          <table:table-cell office:value-type="float" office:value="1.58313290646921E+018" calcext:value-type="float">
            <text:p>1.58313290646921E+018</text:p>
          </table:table-cell>
          <table:table-cell/>
          <table:table-cell office:value-type="float" office:value="191.022369385" calcext:value-type="float">
            <text:p>191.022369385</text:p>
          </table:table-cell>
          <table:table-cell office:value-type="float" office:value="144.903533936" calcext:value-type="float">
            <text:p>144.903533936</text:p>
          </table:table-cell>
          <table:table-cell office:value-type="float" office:value="-1.32220983505" calcext:value-type="float">
            <text:p>-1.32220983505</text:p>
          </table:table-cell>
          <table:table-cell office:value-type="float" office:value="386.698272705" calcext:value-type="float">
            <text:p>386.698272705</text:p>
          </table:table-cell>
          <table:table-cell office:value-type="float" office:value="270.452423096" calcext:value-type="float">
            <text:p>270.452423096</text:p>
          </table:table-cell>
        </table:table-row>
        <table:table-row table:style-name="ro1">
          <table:table-cell table:number-columns-repeated="4"/>
          <table:table-cell office:value-type="float" office:value="1.58313290653984E+018" calcext:value-type="float">
            <text:p>1.58313290653984E+018</text:p>
          </table:table-cell>
          <table:table-cell office:value-type="float" office:value="2752" calcext:value-type="float">
            <text:p>2752</text:p>
          </table:table-cell>
          <table:table-cell office:value-type="float" office:value="1.58313290650855E+018" calcext:value-type="float">
            <text:p>1.5831329065085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54175E+018" calcext:value-type="float">
            <text:p>1.58313290654175E+018</text:p>
          </table:table-cell>
          <table:table-cell office:value-type="float" office:value="2752" calcext:value-type="float">
            <text:p>2752</text:p>
          </table:table-cell>
          <table:table-cell office:value-type="float" office:value="1.58313290650855E+018" calcext:value-type="float">
            <text:p>1.58313290650855E+018</text:p>
          </table:table-cell>
          <table:table-cell/>
          <table:table-cell office:value-type="float" office:value="189.46887207" calcext:value-type="float">
            <text:p>189.46887207</text:p>
          </table:table-cell>
          <table:table-cell office:value-type="float" office:value="144.638626099" calcext:value-type="float">
            <text:p>144.638626099</text:p>
          </table:table-cell>
          <table:table-cell office:value-type="float" office:value="-1.31521308422" calcext:value-type="float">
            <text:p>-1.31521308422</text:p>
          </table:table-cell>
          <table:table-cell office:value-type="float" office:value="387.172088623" calcext:value-type="float">
            <text:p>387.172088623</text:p>
          </table:table-cell>
          <table:table-cell office:value-type="float" office:value="270.694061279" calcext:value-type="float">
            <text:p>270.694061279</text:p>
          </table:table-cell>
        </table:table-row>
        <table:table-row table:style-name="ro1">
          <table:table-cell table:number-columns-repeated="4"/>
          <table:table-cell office:value-type="float" office:value="1.58313290656693E+018" calcext:value-type="float">
            <text:p>1.58313290656693E+018</text:p>
          </table:table-cell>
          <table:table-cell office:value-type="float" office:value="2753" calcext:value-type="float">
            <text:p>2753</text:p>
          </table:table-cell>
          <table:table-cell office:value-type="float" office:value="1.58313290653621E+018" calcext:value-type="float">
            <text:p>1.5831329065362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56699E+018" calcext:value-type="float">
            <text:p>1.58313290656699E+018</text:p>
          </table:table-cell>
          <table:table-cell office:value-type="float" office:value="2753" calcext:value-type="float">
            <text:p>2753</text:p>
          </table:table-cell>
          <table:table-cell office:value-type="float" office:value="1.58313290653621E+018" calcext:value-type="float">
            <text:p>1.58313290653621E+018</text:p>
          </table:table-cell>
          <table:table-cell/>
          <table:table-cell office:value-type="float" office:value="191.903076172" calcext:value-type="float">
            <text:p>191.903076172</text:p>
          </table:table-cell>
          <table:table-cell office:value-type="float" office:value="151.216278076" calcext:value-type="float">
            <text:p>151.216278076</text:p>
          </table:table-cell>
          <table:table-cell office:value-type="float" office:value="-1.48241901398" calcext:value-type="float">
            <text:p>-1.48241901398</text:p>
          </table:table-cell>
          <table:table-cell office:value-type="float" office:value="386.812530518" calcext:value-type="float">
            <text:p>386.812530518</text:p>
          </table:table-cell>
          <table:table-cell office:value-type="float" office:value="272.196228027" calcext:value-type="float">
            <text:p>272.196228027</text:p>
          </table:table-cell>
        </table:table-row>
        <table:table-row table:style-name="ro1">
          <table:table-cell table:number-columns-repeated="4"/>
          <table:table-cell office:value-type="float" office:value="1.58313290661373E+018" calcext:value-type="float">
            <text:p>1.58313290661373E+018</text:p>
          </table:table-cell>
          <table:table-cell office:value-type="float" office:value="2754" calcext:value-type="float">
            <text:p>2754</text:p>
          </table:table-cell>
          <table:table-cell office:value-type="float" office:value="1.58313290657082E+018" calcext:value-type="float">
            <text:p>1.5831329065708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60292E+018" calcext:value-type="float">
            <text:p>1.58313290660292E+018</text:p>
          </table:table-cell>
          <table:table-cell office:value-type="float" office:value="2754" calcext:value-type="float">
            <text:p>2754</text:p>
          </table:table-cell>
          <table:table-cell office:value-type="float" office:value="1.58313290657082E+018" calcext:value-type="float">
            <text:p>1.58313290657082E+018</text:p>
          </table:table-cell>
          <table:table-cell/>
          <table:table-cell office:value-type="float" office:value="187.203689575" calcext:value-type="float">
            <text:p>187.203689575</text:p>
          </table:table-cell>
          <table:table-cell office:value-type="float" office:value="146.821578979" calcext:value-type="float">
            <text:p>146.821578979</text:p>
          </table:table-cell>
          <table:table-cell office:value-type="float" office:value="-1.31642186642" calcext:value-type="float">
            <text:p>-1.31642186642</text:p>
          </table:table-cell>
          <table:table-cell office:value-type="float" office:value="386.291473389" calcext:value-type="float">
            <text:p>386.291473389</text:p>
          </table:table-cell>
          <table:table-cell office:value-type="float" office:value="269.890655518" calcext:value-type="float">
            <text:p>269.890655518</text:p>
          </table:table-cell>
        </table:table-row>
        <table:table-row table:style-name="ro1">
          <table:table-cell table:number-columns-repeated="4"/>
          <table:table-cell office:value-type="float" office:value="1.58313290662711E+018" calcext:value-type="float">
            <text:p>1.58313290662711E+018</text:p>
          </table:table-cell>
          <table:table-cell office:value-type="float" office:value="2755" calcext:value-type="float">
            <text:p>2755</text:p>
          </table:table-cell>
          <table:table-cell office:value-type="float" office:value="1.58313290660247E+018" calcext:value-type="float">
            <text:p>1.5831329066024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62308E+018" calcext:value-type="float">
            <text:p>1.58313290662308E+018</text:p>
          </table:table-cell>
          <table:table-cell office:value-type="float" office:value="2755" calcext:value-type="float">
            <text:p>2755</text:p>
          </table:table-cell>
          <table:table-cell office:value-type="float" office:value="1.58313290660247E+018" calcext:value-type="float">
            <text:p>1.58313290660247E+018</text:p>
          </table:table-cell>
          <table:table-cell/>
          <table:table-cell office:value-type="float" office:value="187.234695435" calcext:value-type="float">
            <text:p>187.234695435</text:p>
          </table:table-cell>
          <table:table-cell office:value-type="float" office:value="146.668746948" calcext:value-type="float">
            <text:p>146.668746948</text:p>
          </table:table-cell>
          <table:table-cell office:value-type="float" office:value="-1.31684017181" calcext:value-type="float">
            <text:p>-1.31684017181</text:p>
          </table:table-cell>
          <table:table-cell office:value-type="float" office:value="386.792694092" calcext:value-type="float">
            <text:p>386.792694092</text:p>
          </table:table-cell>
          <table:table-cell office:value-type="float" office:value="271.671234131" calcext:value-type="float">
            <text:p>271.671234131</text:p>
          </table:table-cell>
        </table:table-row>
        <table:table-row table:style-name="ro1">
          <table:table-cell table:number-columns-repeated="4"/>
          <table:table-cell office:value-type="float" office:value="1.58313290666428E+018" calcext:value-type="float">
            <text:p>1.58313290666428E+018</text:p>
          </table:table-cell>
          <table:table-cell office:value-type="float" office:value="2756" calcext:value-type="float">
            <text:p>2756</text:p>
          </table:table-cell>
          <table:table-cell office:value-type="float" office:value="1.58313290663639E+018" calcext:value-type="float">
            <text:p>1.5831329066363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65492E+018" calcext:value-type="float">
            <text:p>1.58313290665492E+018</text:p>
          </table:table-cell>
          <table:table-cell office:value-type="float" office:value="2756" calcext:value-type="float">
            <text:p>2756</text:p>
          </table:table-cell>
          <table:table-cell office:value-type="float" office:value="1.58313290663639E+018" calcext:value-type="float">
            <text:p>1.58313290663639E+018</text:p>
          </table:table-cell>
          <table:table-cell/>
          <table:table-cell office:value-type="float" office:value="189.280609131" calcext:value-type="float">
            <text:p>189.280609131</text:p>
          </table:table-cell>
          <table:table-cell office:value-type="float" office:value="145.00138855" calcext:value-type="float">
            <text:p>145.00138855</text:p>
          </table:table-cell>
          <table:table-cell office:value-type="float" office:value="-1.31935358047" calcext:value-type="float">
            <text:p>-1.31935358047</text:p>
          </table:table-cell>
          <table:table-cell office:value-type="float" office:value="386.921020508" calcext:value-type="float">
            <text:p>386.921020508</text:p>
          </table:table-cell>
          <table:table-cell office:value-type="float" office:value="271.222167969" calcext:value-type="float">
            <text:p>271.222167969</text:p>
          </table:table-cell>
        </table:table-row>
        <table:table-row table:style-name="ro1">
          <table:table-cell table:number-columns-repeated="4"/>
          <table:table-cell office:value-type="float" office:value="1.58313290669637E+018" calcext:value-type="float">
            <text:p>1.58313290669637E+018</text:p>
          </table:table-cell>
          <table:table-cell office:value-type="float" office:value="2757" calcext:value-type="float">
            <text:p>2757</text:p>
          </table:table-cell>
          <table:table-cell office:value-type="float" office:value="1.58313290667219E+018" calcext:value-type="float">
            <text:p>1.5831329066721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70037E+018" calcext:value-type="float">
            <text:p>1.58313290670037E+018</text:p>
          </table:table-cell>
          <table:table-cell office:value-type="float" office:value="2757" calcext:value-type="float">
            <text:p>2757</text:p>
          </table:table-cell>
          <table:table-cell office:value-type="float" office:value="1.58313290667219E+018" calcext:value-type="float">
            <text:p>1.58313290667219E+018</text:p>
          </table:table-cell>
          <table:table-cell/>
          <table:table-cell office:value-type="float" office:value="193.587020874" calcext:value-type="float">
            <text:p>193.587020874</text:p>
          </table:table-cell>
          <table:table-cell office:value-type="float" office:value="147.568450928" calcext:value-type="float">
            <text:p>147.568450928</text:p>
          </table:table-cell>
          <table:table-cell office:value-type="float" office:value="-1.49479413033" calcext:value-type="float">
            <text:p>-1.49479413033</text:p>
          </table:table-cell>
          <table:table-cell office:value-type="float" office:value="386.842956543" calcext:value-type="float">
            <text:p>386.842956543</text:p>
          </table:table-cell>
          <table:table-cell office:value-type="float" office:value="271.808380127" calcext:value-type="float">
            <text:p>271.808380127</text:p>
          </table:table-cell>
        </table:table-row>
        <table:table-row table:style-name="ro1">
          <table:table-cell table:number-columns-repeated="4"/>
          <table:table-cell office:value-type="float" office:value="1.58313290672912E+018" calcext:value-type="float">
            <text:p>1.58313290672912E+018</text:p>
          </table:table-cell>
          <table:table-cell office:value-type="float" office:value="2758" calcext:value-type="float">
            <text:p>2758</text:p>
          </table:table-cell>
          <table:table-cell office:value-type="float" office:value="1.58313290670551E+018" calcext:value-type="float">
            <text:p>1.5831329067055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72653E+018" calcext:value-type="float">
            <text:p>1.58313290672653E+018</text:p>
          </table:table-cell>
          <table:table-cell office:value-type="float" office:value="2758" calcext:value-type="float">
            <text:p>2758</text:p>
          </table:table-cell>
          <table:table-cell office:value-type="float" office:value="1.58313290670551E+018" calcext:value-type="float">
            <text:p>1.58313290670551E+018</text:p>
          </table:table-cell>
          <table:table-cell/>
          <table:table-cell office:value-type="float" office:value="191.822296143" calcext:value-type="float">
            <text:p>191.822296143</text:p>
          </table:table-cell>
          <table:table-cell office:value-type="float" office:value="149.027404785" calcext:value-type="float">
            <text:p>149.027404785</text:p>
          </table:table-cell>
          <table:table-cell office:value-type="float" office:value="-1.50699269772" calcext:value-type="float">
            <text:p>-1.50699269772</text:p>
          </table:table-cell>
          <table:table-cell office:value-type="float" office:value="386.317596436" calcext:value-type="float">
            <text:p>386.317596436</text:p>
          </table:table-cell>
          <table:table-cell office:value-type="float" office:value="271.914794922" calcext:value-type="float">
            <text:p>271.914794922</text:p>
          </table:table-cell>
        </table:table-row>
        <table:table-row table:style-name="ro1">
          <table:table-cell table:number-columns-repeated="4"/>
          <table:table-cell office:value-type="float" office:value="1.5831329067835E+018" calcext:value-type="float">
            <text:p>1.5831329067835E+018</text:p>
          </table:table-cell>
          <table:table-cell office:value-type="float" office:value="2759" calcext:value-type="float">
            <text:p>2759</text:p>
          </table:table-cell>
          <table:table-cell office:value-type="float" office:value="1.58313290675299E+018" calcext:value-type="float">
            <text:p>1.5831329067529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78044E+018" calcext:value-type="float">
            <text:p>1.58313290678044E+018</text:p>
          </table:table-cell>
          <table:table-cell office:value-type="float" office:value="2759" calcext:value-type="float">
            <text:p>2759</text:p>
          </table:table-cell>
          <table:table-cell office:value-type="float" office:value="1.58313290675299E+018" calcext:value-type="float">
            <text:p>1.58313290675299E+018</text:p>
          </table:table-cell>
          <table:table-cell/>
          <table:table-cell office:value-type="float" office:value="192.67276001" calcext:value-type="float">
            <text:p>192.67276001</text:p>
          </table:table-cell>
          <table:table-cell office:value-type="float" office:value="150.289855957" calcext:value-type="float">
            <text:p>150.289855957</text:p>
          </table:table-cell>
          <table:table-cell office:value-type="float" office:value="-1.47786331177" calcext:value-type="float">
            <text:p>-1.47786331177</text:p>
          </table:table-cell>
          <table:table-cell office:value-type="float" office:value="386.520568848" calcext:value-type="float">
            <text:p>386.520568848</text:p>
          </table:table-cell>
          <table:table-cell office:value-type="float" office:value="271.964935303" calcext:value-type="float">
            <text:p>271.964935303</text:p>
          </table:table-cell>
        </table:table-row>
        <table:table-row table:style-name="ro1">
          <table:table-cell table:number-columns-repeated="4"/>
          <table:table-cell office:value-type="float" office:value="1.58313290681514E+018" calcext:value-type="float">
            <text:p>1.58313290681514E+018</text:p>
          </table:table-cell>
          <table:table-cell office:value-type="float" office:value="2760" calcext:value-type="float">
            <text:p>2760</text:p>
          </table:table-cell>
          <table:table-cell office:value-type="float" office:value="1.5831329067769E+018" calcext:value-type="float">
            <text:p>1.583132906776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81507E+018" calcext:value-type="float">
            <text:p>1.58313290681507E+018</text:p>
          </table:table-cell>
          <table:table-cell office:value-type="float" office:value="2760" calcext:value-type="float">
            <text:p>2760</text:p>
          </table:table-cell>
          <table:table-cell office:value-type="float" office:value="1.5831329067769E+018" calcext:value-type="float">
            <text:p>1.5831329067769E+018</text:p>
          </table:table-cell>
          <table:table-cell/>
          <table:table-cell office:value-type="float" office:value="190.793624878" calcext:value-type="float">
            <text:p>190.793624878</text:p>
          </table:table-cell>
          <table:table-cell office:value-type="float" office:value="148.759735107" calcext:value-type="float">
            <text:p>148.759735107</text:p>
          </table:table-cell>
          <table:table-cell office:value-type="float" office:value="-1.45378303528" calcext:value-type="float">
            <text:p>-1.45378303528</text:p>
          </table:table-cell>
          <table:table-cell office:value-type="float" office:value="387.097106934" calcext:value-type="float">
            <text:p>387.097106934</text:p>
          </table:table-cell>
          <table:table-cell office:value-type="float" office:value="273.330657959" calcext:value-type="float">
            <text:p>273.330657959</text:p>
          </table:table-cell>
        </table:table-row>
        <table:table-row table:style-name="ro1">
          <table:table-cell table:number-columns-repeated="4"/>
          <table:table-cell office:value-type="float" office:value="1.58313290684488E+018" calcext:value-type="float">
            <text:p>1.58313290684488E+018</text:p>
          </table:table-cell>
          <table:table-cell office:value-type="float" office:value="2761" calcext:value-type="float">
            <text:p>2761</text:p>
          </table:table-cell>
          <table:table-cell office:value-type="float" office:value="1.58313290679951E+018" calcext:value-type="float">
            <text:p>1.5831329067995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84859E+018" calcext:value-type="float">
            <text:p>1.58313290684859E+018</text:p>
          </table:table-cell>
          <table:table-cell office:value-type="float" office:value="2761" calcext:value-type="float">
            <text:p>2761</text:p>
          </table:table-cell>
          <table:table-cell office:value-type="float" office:value="1.58313290679951E+018" calcext:value-type="float">
            <text:p>1.58313290679951E+018</text:p>
          </table:table-cell>
          <table:table-cell/>
          <table:table-cell office:value-type="float" office:value="189.751907349" calcext:value-type="float">
            <text:p>189.751907349</text:p>
          </table:table-cell>
          <table:table-cell office:value-type="float" office:value="148.299499512" calcext:value-type="float">
            <text:p>148.299499512</text:p>
          </table:table-cell>
          <table:table-cell office:value-type="float" office:value="-1.4384342432" calcext:value-type="float">
            <text:p>-1.4384342432</text:p>
          </table:table-cell>
          <table:table-cell office:value-type="float" office:value="386.908691406" calcext:value-type="float">
            <text:p>386.908691406</text:p>
          </table:table-cell>
          <table:table-cell office:value-type="float" office:value="273.797790527" calcext:value-type="float">
            <text:p>273.797790527</text:p>
          </table:table-cell>
        </table:table-row>
        <table:table-row table:style-name="ro1">
          <table:table-cell table:number-columns-repeated="4"/>
          <table:table-cell office:value-type="float" office:value="1.58313290688533E+018" calcext:value-type="float">
            <text:p>1.58313290688533E+018</text:p>
          </table:table-cell>
          <table:table-cell office:value-type="float" office:value="2762" calcext:value-type="float">
            <text:p>2762</text:p>
          </table:table-cell>
          <table:table-cell office:value-type="float" office:value="1.58313290684687E+018" calcext:value-type="float">
            <text:p>1.5831329068468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88985E+018" calcext:value-type="float">
            <text:p>1.58313290688985E+018</text:p>
          </table:table-cell>
          <table:table-cell office:value-type="float" office:value="2762" calcext:value-type="float">
            <text:p>2762</text:p>
          </table:table-cell>
          <table:table-cell office:value-type="float" office:value="1.58313290684687E+018" calcext:value-type="float">
            <text:p>1.58313290684687E+018</text:p>
          </table:table-cell>
          <table:table-cell/>
          <table:table-cell office:value-type="float" office:value="193.271057129" calcext:value-type="float">
            <text:p>193.271057129</text:p>
          </table:table-cell>
          <table:table-cell office:value-type="float" office:value="154.932022095" calcext:value-type="float">
            <text:p>154.932022095</text:p>
          </table:table-cell>
          <table:table-cell office:value-type="float" office:value="-1.47145390511" calcext:value-type="float">
            <text:p>-1.47145390511</text:p>
          </table:table-cell>
          <table:table-cell office:value-type="float" office:value="387.066436768" calcext:value-type="float">
            <text:p>387.066436768</text:p>
          </table:table-cell>
          <table:table-cell office:value-type="float" office:value="271.087615967" calcext:value-type="float">
            <text:p>271.087615967</text:p>
          </table:table-cell>
        </table:table-row>
        <table:table-row table:style-name="ro1">
          <table:table-cell table:number-columns-repeated="4"/>
          <table:table-cell office:value-type="float" office:value="1.5831329069165E+018" calcext:value-type="float">
            <text:p>1.5831329069165E+018</text:p>
          </table:table-cell>
          <table:table-cell office:value-type="float" office:value="2763" calcext:value-type="float">
            <text:p>2763</text:p>
          </table:table-cell>
          <table:table-cell office:value-type="float" office:value="1.58313290687855E+018" calcext:value-type="float">
            <text:p>1.5831329068785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91515E+018" calcext:value-type="float">
            <text:p>1.58313290691515E+018</text:p>
          </table:table-cell>
          <table:table-cell office:value-type="float" office:value="2763" calcext:value-type="float">
            <text:p>2763</text:p>
          </table:table-cell>
          <table:table-cell office:value-type="float" office:value="1.58313290687855E+018" calcext:value-type="float">
            <text:p>1.58313290687855E+018</text:p>
          </table:table-cell>
          <table:table-cell/>
          <table:table-cell office:value-type="float" office:value="177.574890137" calcext:value-type="float">
            <text:p>177.574890137</text:p>
          </table:table-cell>
          <table:table-cell office:value-type="float" office:value="144.390426636" calcext:value-type="float">
            <text:p>144.390426636</text:p>
          </table:table-cell>
          <table:table-cell office:value-type="float" office:value="1.38931441307" calcext:value-type="float">
            <text:p>1.38931441307</text:p>
          </table:table-cell>
          <table:table-cell office:value-type="float" office:value="387.260437012" calcext:value-type="float">
            <text:p>387.260437012</text:p>
          </table:table-cell>
          <table:table-cell office:value-type="float" office:value="262.039306641" calcext:value-type="float">
            <text:p>262.039306641</text:p>
          </table:table-cell>
        </table:table-row>
        <table:table-row table:style-name="ro1">
          <table:table-cell table:number-columns-repeated="4"/>
          <table:table-cell office:value-type="float" office:value="1.58313290692996E+018" calcext:value-type="float">
            <text:p>1.58313290692996E+018</text:p>
          </table:table-cell>
          <table:table-cell office:value-type="float" office:value="2764" calcext:value-type="float">
            <text:p>2764</text:p>
          </table:table-cell>
          <table:table-cell office:value-type="float" office:value="1.58313290690939E+018" calcext:value-type="float">
            <text:p>1.5831329069093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93016E+018" calcext:value-type="float">
            <text:p>1.58313290693016E+018</text:p>
          </table:table-cell>
          <table:table-cell office:value-type="float" office:value="2764" calcext:value-type="float">
            <text:p>2764</text:p>
          </table:table-cell>
          <table:table-cell office:value-type="float" office:value="1.58313290690939E+018" calcext:value-type="float">
            <text:p>1.58313290690939E+018</text:p>
          </table:table-cell>
          <table:table-cell/>
          <table:table-cell office:value-type="float" office:value="175.668014526" calcext:value-type="float">
            <text:p>175.668014526</text:p>
          </table:table-cell>
          <table:table-cell office:value-type="float" office:value="152.574081421" calcext:value-type="float">
            <text:p>152.574081421</text:p>
          </table:table-cell>
          <table:table-cell office:value-type="float" office:value="1.21734476089" calcext:value-type="float">
            <text:p>1.21734476089</text:p>
          </table:table-cell>
          <table:table-cell office:value-type="float" office:value="385.358337402" calcext:value-type="float">
            <text:p>385.358337402</text:p>
          </table:table-cell>
          <table:table-cell office:value-type="float" office:value="261.83013916" calcext:value-type="float">
            <text:p>261.83013916</text:p>
          </table:table-cell>
        </table:table-row>
        <table:table-row table:style-name="ro1">
          <table:table-cell table:number-columns-repeated="4"/>
          <table:table-cell office:value-type="float" office:value="1.58313290698047E+018" calcext:value-type="float">
            <text:p>1.58313290698047E+018</text:p>
          </table:table-cell>
          <table:table-cell office:value-type="float" office:value="2765" calcext:value-type="float">
            <text:p>2765</text:p>
          </table:table-cell>
          <table:table-cell office:value-type="float" office:value="1.58313290694368E+018" calcext:value-type="float">
            <text:p>1.5831329069436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698366E+018" calcext:value-type="float">
            <text:p>1.58313290698366E+018</text:p>
          </table:table-cell>
          <table:table-cell office:value-type="float" office:value="2765" calcext:value-type="float">
            <text:p>2765</text:p>
          </table:table-cell>
          <table:table-cell office:value-type="float" office:value="1.58313290694368E+018" calcext:value-type="float">
            <text:p>1.58313290694368E+018</text:p>
          </table:table-cell>
          <table:table-cell/>
          <table:table-cell office:value-type="float" office:value="189.849700928" calcext:value-type="float">
            <text:p>189.849700928</text:p>
          </table:table-cell>
          <table:table-cell office:value-type="float" office:value="144.017318726" calcext:value-type="float">
            <text:p>144.017318726</text:p>
          </table:table-cell>
          <table:table-cell office:value-type="float" office:value="-1.33288145065" calcext:value-type="float">
            <text:p>-1.33288145065</text:p>
          </table:table-cell>
          <table:table-cell office:value-type="float" office:value="387.221618652" calcext:value-type="float">
            <text:p>387.221618652</text:p>
          </table:table-cell>
          <table:table-cell office:value-type="float" office:value="270.401275635" calcext:value-type="float">
            <text:p>270.401275635</text:p>
          </table:table-cell>
        </table:table-row>
        <table:table-row table:style-name="ro1">
          <table:table-cell table:number-columns-repeated="4"/>
          <table:table-cell office:value-type="float" office:value="1.58313290702161E+018" calcext:value-type="float">
            <text:p>1.58313290702161E+018</text:p>
          </table:table-cell>
          <table:table-cell office:value-type="float" office:value="2766" calcext:value-type="float">
            <text:p>2766</text:p>
          </table:table-cell>
          <table:table-cell office:value-type="float" office:value="1.5831329069777E+018" calcext:value-type="float">
            <text:p>1.583132906977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01902E+018" calcext:value-type="float">
            <text:p>1.58313290701902E+018</text:p>
          </table:table-cell>
          <table:table-cell office:value-type="float" office:value="2766" calcext:value-type="float">
            <text:p>2766</text:p>
          </table:table-cell>
          <table:table-cell office:value-type="float" office:value="1.5831329069777E+018" calcext:value-type="float">
            <text:p>1.5831329069777E+018</text:p>
          </table:table-cell>
          <table:table-cell/>
          <table:table-cell office:value-type="float" office:value="188.765930176" calcext:value-type="float">
            <text:p>188.765930176</text:p>
          </table:table-cell>
          <table:table-cell office:value-type="float" office:value="146.386871338" calcext:value-type="float">
            <text:p>146.386871338</text:p>
          </table:table-cell>
          <table:table-cell office:value-type="float" office:value="-1.35995304585" calcext:value-type="float">
            <text:p>-1.35995304585</text:p>
          </table:table-cell>
          <table:table-cell office:value-type="float" office:value="385.954711914" calcext:value-type="float">
            <text:p>385.954711914</text:p>
          </table:table-cell>
          <table:table-cell office:value-type="float" office:value="270.89666748" calcext:value-type="float">
            <text:p>270.89666748</text:p>
          </table:table-cell>
        </table:table-row>
        <table:table-row table:style-name="ro1">
          <table:table-cell table:number-columns-repeated="4"/>
          <table:table-cell office:value-type="float" office:value="1.58313290704085E+018" calcext:value-type="float">
            <text:p>1.58313290704085E+018</text:p>
          </table:table-cell>
          <table:table-cell office:value-type="float" office:value="2767" calcext:value-type="float">
            <text:p>2767</text:p>
          </table:table-cell>
          <table:table-cell office:value-type="float" office:value="1.58313290700697E+018" calcext:value-type="float">
            <text:p>1.5831329070069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04031E+018" calcext:value-type="float">
            <text:p>1.58313290704031E+018</text:p>
          </table:table-cell>
          <table:table-cell office:value-type="float" office:value="2767" calcext:value-type="float">
            <text:p>2767</text:p>
          </table:table-cell>
          <table:table-cell office:value-type="float" office:value="1.58313290700697E+018" calcext:value-type="float">
            <text:p>1.58313290700697E+018</text:p>
          </table:table-cell>
          <table:table-cell/>
          <table:table-cell office:value-type="float" office:value="190.279678345" calcext:value-type="float">
            <text:p>190.279678345</text:p>
          </table:table-cell>
          <table:table-cell office:value-type="float" office:value="144.178070068" calcext:value-type="float">
            <text:p>144.178070068</text:p>
          </table:table-cell>
          <table:table-cell office:value-type="float" office:value="-1.35628056526" calcext:value-type="float">
            <text:p>-1.35628056526</text:p>
          </table:table-cell>
          <table:table-cell office:value-type="float" office:value="386.704925537" calcext:value-type="float">
            <text:p>386.704925537</text:p>
          </table:table-cell>
          <table:table-cell office:value-type="float" office:value="270.645782471" calcext:value-type="float">
            <text:p>270.645782471</text:p>
          </table:table-cell>
        </table:table-row>
        <table:table-row table:style-name="ro1">
          <table:table-cell table:number-columns-repeated="4"/>
          <table:table-cell office:value-type="float" office:value="1.58313290706297E+018" calcext:value-type="float">
            <text:p>1.58313290706297E+018</text:p>
          </table:table-cell>
          <table:table-cell office:value-type="float" office:value="2768" calcext:value-type="float">
            <text:p>2768</text:p>
          </table:table-cell>
          <table:table-cell office:value-type="float" office:value="1.58313290703486E+018" calcext:value-type="float">
            <text:p>1.5831329070348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06239E+018" calcext:value-type="float">
            <text:p>1.58313290706239E+018</text:p>
          </table:table-cell>
          <table:table-cell office:value-type="float" office:value="2768" calcext:value-type="float">
            <text:p>2768</text:p>
          </table:table-cell>
          <table:table-cell office:value-type="float" office:value="1.58313290703486E+018" calcext:value-type="float">
            <text:p>1.58313290703486E+018</text:p>
          </table:table-cell>
          <table:table-cell/>
          <table:table-cell office:value-type="float" office:value="174.182052612" calcext:value-type="float">
            <text:p>174.182052612</text:p>
          </table:table-cell>
          <table:table-cell office:value-type="float" office:value="137.925933838" calcext:value-type="float">
            <text:p>137.925933838</text:p>
          </table:table-cell>
          <table:table-cell office:value-type="float" office:value="1.52578675747" calcext:value-type="float">
            <text:p>1.52578675747</text:p>
          </table:table-cell>
          <table:table-cell office:value-type="float" office:value="391.668518066" calcext:value-type="float">
            <text:p>391.668518066</text:p>
          </table:table-cell>
          <table:table-cell office:value-type="float" office:value="264.886199951" calcext:value-type="float">
            <text:p>264.886199951</text:p>
          </table:table-cell>
        </table:table-row>
        <table:table-row table:style-name="ro1">
          <table:table-cell table:number-columns-repeated="4"/>
          <table:table-cell office:value-type="float" office:value="1.58313290709038E+018" calcext:value-type="float">
            <text:p>1.58313290709038E+018</text:p>
          </table:table-cell>
          <table:table-cell office:value-type="float" office:value="2769" calcext:value-type="float">
            <text:p>2769</text:p>
          </table:table-cell>
          <table:table-cell office:value-type="float" office:value="1.58313290706656E+018" calcext:value-type="float">
            <text:p>1.5831329070665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08931E+018" calcext:value-type="float">
            <text:p>1.58313290708931E+018</text:p>
          </table:table-cell>
          <table:table-cell office:value-type="float" office:value="2769" calcext:value-type="float">
            <text:p>2769</text:p>
          </table:table-cell>
          <table:table-cell office:value-type="float" office:value="1.58313290706656E+018" calcext:value-type="float">
            <text:p>1.58313290706656E+018</text:p>
          </table:table-cell>
          <table:table-cell/>
          <table:table-cell office:value-type="float" office:value="190.31072998" calcext:value-type="float">
            <text:p>190.31072998</text:p>
          </table:table-cell>
          <table:table-cell office:value-type="float" office:value="143.537765503" calcext:value-type="float">
            <text:p>143.537765503</text:p>
          </table:table-cell>
          <table:table-cell office:value-type="float" office:value="-1.35343515873" calcext:value-type="float">
            <text:p>-1.35343515873</text:p>
          </table:table-cell>
          <table:table-cell office:value-type="float" office:value="386.201934814" calcext:value-type="float">
            <text:p>386.201934814</text:p>
          </table:table-cell>
          <table:table-cell office:value-type="float" office:value="270.727661133" calcext:value-type="float">
            <text:p>270.727661133</text:p>
          </table:table-cell>
        </table:table-row>
        <table:table-row table:style-name="ro1">
          <table:table-cell table:number-columns-repeated="4"/>
          <table:table-cell office:value-type="float" office:value="1.58313290713699E+018" calcext:value-type="float">
            <text:p>1.58313290713699E+018</text:p>
          </table:table-cell>
          <table:table-cell office:value-type="float" office:value="2770" calcext:value-type="float">
            <text:p>2770</text:p>
          </table:table-cell>
          <table:table-cell office:value-type="float" office:value="1.58313290710156E+018" calcext:value-type="float">
            <text:p>1.5831329071015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12979E+018" calcext:value-type="float">
            <text:p>1.58313290712979E+018</text:p>
          </table:table-cell>
          <table:table-cell office:value-type="float" office:value="2770" calcext:value-type="float">
            <text:p>2770</text:p>
          </table:table-cell>
          <table:table-cell office:value-type="float" office:value="1.58313290710156E+018" calcext:value-type="float">
            <text:p>1.58313290710156E+018</text:p>
          </table:table-cell>
          <table:table-cell/>
          <table:table-cell office:value-type="float" office:value="188.980758667" calcext:value-type="float">
            <text:p>188.980758667</text:p>
          </table:table-cell>
          <table:table-cell office:value-type="float" office:value="147.081176758" calcext:value-type="float">
            <text:p>147.081176758</text:p>
          </table:table-cell>
          <table:table-cell office:value-type="float" office:value="-1.34215295315" calcext:value-type="float">
            <text:p>-1.34215295315</text:p>
          </table:table-cell>
          <table:table-cell office:value-type="float" office:value="386.209259033" calcext:value-type="float">
            <text:p>386.209259033</text:p>
          </table:table-cell>
          <table:table-cell office:value-type="float" office:value="270.588623047" calcext:value-type="float">
            <text:p>270.588623047</text:p>
          </table:table-cell>
        </table:table-row>
        <table:table-row table:style-name="ro1">
          <table:table-cell table:number-columns-repeated="4"/>
          <table:table-cell office:value-type="float" office:value="1.58313290715608E+018" calcext:value-type="float">
            <text:p>1.58313290715608E+018</text:p>
          </table:table-cell>
          <table:table-cell office:value-type="float" office:value="2771" calcext:value-type="float">
            <text:p>2771</text:p>
          </table:table-cell>
          <table:table-cell office:value-type="float" office:value="1.58313290713477E+018" calcext:value-type="float">
            <text:p>1.5831329071347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15376E+018" calcext:value-type="float">
            <text:p>1.58313290715376E+018</text:p>
          </table:table-cell>
          <table:table-cell office:value-type="float" office:value="2771" calcext:value-type="float">
            <text:p>2771</text:p>
          </table:table-cell>
          <table:table-cell office:value-type="float" office:value="1.58313290713477E+018" calcext:value-type="float">
            <text:p>1.58313290713477E+018</text:p>
          </table:table-cell>
          <table:table-cell/>
          <table:table-cell office:value-type="float" office:value="188.651535034" calcext:value-type="float">
            <text:p>188.651535034</text:p>
          </table:table-cell>
          <table:table-cell office:value-type="float" office:value="142.852096558" calcext:value-type="float">
            <text:p>142.852096558</text:p>
          </table:table-cell>
          <table:table-cell office:value-type="float" office:value="-1.29529356956" calcext:value-type="float">
            <text:p>-1.29529356956</text:p>
          </table:table-cell>
          <table:table-cell office:value-type="float" office:value="387.39239502" calcext:value-type="float">
            <text:p>387.39239502</text:p>
          </table:table-cell>
          <table:table-cell office:value-type="float" office:value="270.898895264" calcext:value-type="float">
            <text:p>270.898895264</text:p>
          </table:table-cell>
        </table:table-row>
        <table:table-row table:style-name="ro1">
          <table:table-cell table:number-columns-repeated="4"/>
          <table:table-cell office:value-type="float" office:value="1.58313290719329E+018" calcext:value-type="float">
            <text:p>1.58313290719329E+018</text:p>
          </table:table-cell>
          <table:table-cell office:value-type="float" office:value="2772" calcext:value-type="float">
            <text:p>2772</text:p>
          </table:table-cell>
          <table:table-cell office:value-type="float" office:value="1.58313290717252E+018" calcext:value-type="float">
            <text:p>1.5831329071725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18934E+018" calcext:value-type="float">
            <text:p>1.58313290718934E+018</text:p>
          </table:table-cell>
          <table:table-cell office:value-type="float" office:value="2772" calcext:value-type="float">
            <text:p>2772</text:p>
          </table:table-cell>
          <table:table-cell office:value-type="float" office:value="1.58313290717252E+018" calcext:value-type="float">
            <text:p>1.58313290717252E+018</text:p>
          </table:table-cell>
          <table:table-cell/>
          <table:table-cell office:value-type="float" office:value="191.024475098" calcext:value-type="float">
            <text:p>191.024475098</text:p>
          </table:table-cell>
          <table:table-cell office:value-type="float" office:value="142.380310059" calcext:value-type="float">
            <text:p>142.380310059</text:p>
          </table:table-cell>
          <table:table-cell office:value-type="float" office:value="-1.32806539536" calcext:value-type="float">
            <text:p>-1.32806539536</text:p>
          </table:table-cell>
          <table:table-cell office:value-type="float" office:value="386.48550415" calcext:value-type="float">
            <text:p>386.48550415</text:p>
          </table:table-cell>
          <table:table-cell office:value-type="float" office:value="270.301055908" calcext:value-type="float">
            <text:p>270.301055908</text:p>
          </table:table-cell>
        </table:table-row>
        <table:table-row table:style-name="ro1">
          <table:table-cell table:number-columns-repeated="4"/>
          <table:table-cell office:value-type="float" office:value="1.58313290725254E+018" calcext:value-type="float">
            <text:p>1.58313290725254E+018</text:p>
          </table:table-cell>
          <table:table-cell office:value-type="float" office:value="2773" calcext:value-type="float">
            <text:p>2773</text:p>
          </table:table-cell>
          <table:table-cell office:value-type="float" office:value="1.58313290720618E+018" calcext:value-type="float">
            <text:p>1.5831329072061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24723E+018" calcext:value-type="float">
            <text:p>1.58313290724723E+018</text:p>
          </table:table-cell>
          <table:table-cell office:value-type="float" office:value="2773" calcext:value-type="float">
            <text:p>2773</text:p>
          </table:table-cell>
          <table:table-cell office:value-type="float" office:value="1.58313290720618E+018" calcext:value-type="float">
            <text:p>1.58313290720618E+018</text:p>
          </table:table-cell>
          <table:table-cell/>
          <table:table-cell office:value-type="float" office:value="188.417266846" calcext:value-type="float">
            <text:p>188.417266846</text:p>
          </table:table-cell>
          <table:table-cell office:value-type="float" office:value="141.73979187" calcext:value-type="float">
            <text:p>141.73979187</text:p>
          </table:table-cell>
          <table:table-cell office:value-type="float" office:value="-1.29406666756" calcext:value-type="float">
            <text:p>-1.29406666756</text:p>
          </table:table-cell>
          <table:table-cell office:value-type="float" office:value="386.409851074" calcext:value-type="float">
            <text:p>386.409851074</text:p>
          </table:table-cell>
          <table:table-cell office:value-type="float" office:value="271.672332764" calcext:value-type="float">
            <text:p>271.672332764</text:p>
          </table:table-cell>
        </table:table-row>
        <table:table-row table:style-name="ro1">
          <table:table-cell table:number-columns-repeated="4"/>
          <table:table-cell office:value-type="float" office:value="1.58313290728175E+018" calcext:value-type="float">
            <text:p>1.58313290728175E+018</text:p>
          </table:table-cell>
          <table:table-cell office:value-type="float" office:value="2774" calcext:value-type="float">
            <text:p>2774</text:p>
          </table:table-cell>
          <table:table-cell office:value-type="float" office:value="1.58313290724148E+018" calcext:value-type="float">
            <text:p>1.5831329072414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27903E+018" calcext:value-type="float">
            <text:p>1.58313290727903E+018</text:p>
          </table:table-cell>
          <table:table-cell office:value-type="float" office:value="2774" calcext:value-type="float">
            <text:p>2774</text:p>
          </table:table-cell>
          <table:table-cell office:value-type="float" office:value="1.58313290724148E+018" calcext:value-type="float">
            <text:p>1.58313290724148E+018</text:p>
          </table:table-cell>
          <table:table-cell/>
          <table:table-cell office:value-type="float" office:value="176.447784424" calcext:value-type="float">
            <text:p>176.447784424</text:p>
          </table:table-cell>
          <table:table-cell office:value-type="float" office:value="137.142990112" calcext:value-type="float">
            <text:p>137.142990112</text:p>
          </table:table-cell>
          <table:table-cell office:value-type="float" office:value="-1.55052423477" calcext:value-type="float">
            <text:p>-1.55052423477</text:p>
          </table:table-cell>
          <table:table-cell office:value-type="float" office:value="391.144317627" calcext:value-type="float">
            <text:p>391.144317627</text:p>
          </table:table-cell>
          <table:table-cell office:value-type="float" office:value="264.98449707" calcext:value-type="float">
            <text:p>264.98449707</text:p>
          </table:table-cell>
        </table:table-row>
        <table:table-row table:style-name="ro1">
          <table:table-cell table:number-columns-repeated="4"/>
          <table:table-cell office:value-type="float" office:value="1.58313290730624E+018" calcext:value-type="float">
            <text:p>1.58313290730624E+018</text:p>
          </table:table-cell>
          <table:table-cell office:value-type="float" office:value="2775" calcext:value-type="float">
            <text:p>2775</text:p>
          </table:table-cell>
          <table:table-cell office:value-type="float" office:value="1.58313290726936E+018" calcext:value-type="float">
            <text:p>1.5831329072693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29416E+018" calcext:value-type="float">
            <text:p>1.58313290729416E+018</text:p>
          </table:table-cell>
          <table:table-cell office:value-type="float" office:value="2775" calcext:value-type="float">
            <text:p>2775</text:p>
          </table:table-cell>
          <table:table-cell office:value-type="float" office:value="1.58313290726936E+018" calcext:value-type="float">
            <text:p>1.58313290726936E+018</text:p>
          </table:table-cell>
          <table:table-cell/>
          <table:table-cell office:value-type="float" office:value="191.501800537" calcext:value-type="float">
            <text:p>191.501800537</text:p>
          </table:table-cell>
          <table:table-cell office:value-type="float" office:value="143.208847046" calcext:value-type="float">
            <text:p>143.208847046</text:p>
          </table:table-cell>
          <table:table-cell office:value-type="float" office:value="-1.29615867138" calcext:value-type="float">
            <text:p>-1.29615867138</text:p>
          </table:table-cell>
          <table:table-cell office:value-type="float" office:value="387.450073242" calcext:value-type="float">
            <text:p>387.450073242</text:p>
          </table:table-cell>
          <table:table-cell office:value-type="float" office:value="270.366882324" calcext:value-type="float">
            <text:p>270.366882324</text:p>
          </table:table-cell>
        </table:table-row>
        <table:table-row table:style-name="ro1">
          <table:table-cell table:number-columns-repeated="4"/>
          <table:table-cell office:value-type="float" office:value="1.58313290732909E+018" calcext:value-type="float">
            <text:p>1.58313290732909E+018</text:p>
          </table:table-cell>
          <table:table-cell office:value-type="float" office:value="2776" calcext:value-type="float">
            <text:p>2776</text:p>
          </table:table-cell>
          <table:table-cell office:value-type="float" office:value="1.58313290730174E+018" calcext:value-type="float">
            <text:p>1.5831329073017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32807E+018" calcext:value-type="float">
            <text:p>1.58313290732807E+018</text:p>
          </table:table-cell>
          <table:table-cell office:value-type="float" office:value="2776" calcext:value-type="float">
            <text:p>2776</text:p>
          </table:table-cell>
          <table:table-cell office:value-type="float" office:value="1.58313290730174E+018" calcext:value-type="float">
            <text:p>1.58313290730174E+018</text:p>
          </table:table-cell>
          <table:table-cell/>
          <table:table-cell office:value-type="float" office:value="178.272994995" calcext:value-type="float">
            <text:p>178.272994995</text:p>
          </table:table-cell>
          <table:table-cell office:value-type="float" office:value="137.22883606" calcext:value-type="float">
            <text:p>137.22883606</text:p>
          </table:table-cell>
          <table:table-cell office:value-type="float" office:value="-1.53898465633" calcext:value-type="float">
            <text:p>-1.53898465633</text:p>
          </table:table-cell>
          <table:table-cell office:value-type="float" office:value="391.874023438" calcext:value-type="float">
            <text:p>391.874023438</text:p>
          </table:table-cell>
          <table:table-cell office:value-type="float" office:value="263.525726318" calcext:value-type="float">
            <text:p>263.525726318</text:p>
          </table:table-cell>
        </table:table-row>
        <table:table-row table:style-name="ro1">
          <table:table-cell table:number-columns-repeated="4"/>
          <table:table-cell office:value-type="float" office:value="1.58313290737701E+018" calcext:value-type="float">
            <text:p>1.58313290737701E+018</text:p>
          </table:table-cell>
          <table:table-cell office:value-type="float" office:value="2777" calcext:value-type="float">
            <text:p>2777</text:p>
          </table:table-cell>
          <table:table-cell office:value-type="float" office:value="1.58313290733641E+018" calcext:value-type="float">
            <text:p>1.5831329073364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37123E+018" calcext:value-type="float">
            <text:p>1.58313290737123E+018</text:p>
          </table:table-cell>
          <table:table-cell office:value-type="float" office:value="2777" calcext:value-type="float">
            <text:p>2777</text:p>
          </table:table-cell>
          <table:table-cell office:value-type="float" office:value="1.58313290733641E+018" calcext:value-type="float">
            <text:p>1.58313290733641E+018</text:p>
          </table:table-cell>
          <table:table-cell/>
          <table:table-cell office:value-type="float" office:value="176.422653198" calcext:value-type="float">
            <text:p>176.422653198</text:p>
          </table:table-cell>
          <table:table-cell office:value-type="float" office:value="137.148223877" calcext:value-type="float">
            <text:p>137.148223877</text:p>
          </table:table-cell>
          <table:table-cell office:value-type="float" office:value="1.54598712921" calcext:value-type="float">
            <text:p>1.54598712921</text:p>
          </table:table-cell>
          <table:table-cell office:value-type="float" office:value="391.711029053" calcext:value-type="float">
            <text:p>391.711029053</text:p>
          </table:table-cell>
          <table:table-cell office:value-type="float" office:value="264.117492676" calcext:value-type="float">
            <text:p>264.117492676</text:p>
          </table:table-cell>
        </table:table-row>
        <table:table-row table:style-name="ro1">
          <table:table-cell table:number-columns-repeated="4"/>
          <table:table-cell office:value-type="float" office:value="1.58313290741558E+018" calcext:value-type="float">
            <text:p>1.58313290741558E+018</text:p>
          </table:table-cell>
          <table:table-cell office:value-type="float" office:value="2778" calcext:value-type="float">
            <text:p>2778</text:p>
          </table:table-cell>
          <table:table-cell office:value-type="float" office:value="1.58313290737029E+018" calcext:value-type="float">
            <text:p>1.5831329073702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40509E+018" calcext:value-type="float">
            <text:p>1.58313290740509E+018</text:p>
          </table:table-cell>
          <table:table-cell office:value-type="float" office:value="2778" calcext:value-type="float">
            <text:p>2778</text:p>
          </table:table-cell>
          <table:table-cell office:value-type="float" office:value="1.58313290737029E+018" calcext:value-type="float">
            <text:p>1.58313290737029E+018</text:p>
          </table:table-cell>
          <table:table-cell/>
          <table:table-cell office:value-type="float" office:value="175.223220825" calcext:value-type="float">
            <text:p>175.223220825</text:p>
          </table:table-cell>
          <table:table-cell office:value-type="float" office:value="138.687454224" calcext:value-type="float">
            <text:p>138.687454224</text:p>
          </table:table-cell>
          <table:table-cell office:value-type="float" office:value="1.52690827847" calcext:value-type="float">
            <text:p>1.52690827847</text:p>
          </table:table-cell>
          <table:table-cell office:value-type="float" office:value="391.090332031" calcext:value-type="float">
            <text:p>391.090332031</text:p>
          </table:table-cell>
          <table:table-cell office:value-type="float" office:value="263.479309082" calcext:value-type="float">
            <text:p>263.479309082</text:p>
          </table:table-cell>
        </table:table-row>
        <table:table-row table:style-name="ro1">
          <table:table-cell table:number-columns-repeated="4"/>
          <table:table-cell office:value-type="float" office:value="1.58313290744464E+018" calcext:value-type="float">
            <text:p>1.58313290744464E+018</text:p>
          </table:table-cell>
          <table:table-cell office:value-type="float" office:value="2779" calcext:value-type="float">
            <text:p>2779</text:p>
          </table:table-cell>
          <table:table-cell office:value-type="float" office:value="1.58313290740314E+018" calcext:value-type="float">
            <text:p>1.5831329074031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44443E+018" calcext:value-type="float">
            <text:p>1.58313290744443E+018</text:p>
          </table:table-cell>
          <table:table-cell office:value-type="float" office:value="2779" calcext:value-type="float">
            <text:p>2779</text:p>
          </table:table-cell>
          <table:table-cell office:value-type="float" office:value="1.58313290740314E+018" calcext:value-type="float">
            <text:p>1.58313290740314E+018</text:p>
          </table:table-cell>
          <table:table-cell/>
          <table:table-cell office:value-type="float" office:value="179.245407104" calcext:value-type="float">
            <text:p>179.245407104</text:p>
          </table:table-cell>
          <table:table-cell office:value-type="float" office:value="138.745727539" calcext:value-type="float">
            <text:p>138.745727539</text:p>
          </table:table-cell>
          <table:table-cell office:value-type="float" office:value="1.52120959759" calcext:value-type="float">
            <text:p>1.52120959759</text:p>
          </table:table-cell>
          <table:table-cell office:value-type="float" office:value="390.412780762" calcext:value-type="float">
            <text:p>390.412780762</text:p>
          </table:table-cell>
          <table:table-cell office:value-type="float" office:value="263.247589111" calcext:value-type="float">
            <text:p>263.247589111</text:p>
          </table:table-cell>
        </table:table-row>
        <table:table-row table:style-name="ro1">
          <table:table-cell table:number-columns-repeated="4"/>
          <table:table-cell office:value-type="float" office:value="1.58313290747541E+018" calcext:value-type="float">
            <text:p>1.58313290747541E+018</text:p>
          </table:table-cell>
          <table:table-cell office:value-type="float" office:value="2780" calcext:value-type="float">
            <text:p>2780</text:p>
          </table:table-cell>
          <table:table-cell office:value-type="float" office:value="1.58313290743836E+018" calcext:value-type="float">
            <text:p>1.5831329074383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47158E+018" calcext:value-type="float">
            <text:p>1.58313290747158E+018</text:p>
          </table:table-cell>
          <table:table-cell office:value-type="float" office:value="2780" calcext:value-type="float">
            <text:p>2780</text:p>
          </table:table-cell>
          <table:table-cell office:value-type="float" office:value="1.58313290743836E+018" calcext:value-type="float">
            <text:p>1.58313290743836E+018</text:p>
          </table:table-cell>
          <table:table-cell/>
          <table:table-cell office:value-type="float" office:value="178.546478271" calcext:value-type="float">
            <text:p>178.546478271</text:p>
          </table:table-cell>
          <table:table-cell office:value-type="float" office:value="139.09677124" calcext:value-type="float">
            <text:p>139.09677124</text:p>
          </table:table-cell>
          <table:table-cell office:value-type="float" office:value="-1.57068431377" calcext:value-type="float">
            <text:p>-1.57068431377</text:p>
          </table:table-cell>
          <table:table-cell office:value-type="float" office:value="391.638702393" calcext:value-type="float">
            <text:p>391.638702393</text:p>
          </table:table-cell>
          <table:table-cell office:value-type="float" office:value="263.108001709" calcext:value-type="float">
            <text:p>263.108001709</text:p>
          </table:table-cell>
        </table:table-row>
        <table:table-row table:style-name="ro1">
          <table:table-cell table:number-columns-repeated="4"/>
          <table:table-cell office:value-type="float" office:value="1.58313290750557E+018" calcext:value-type="float">
            <text:p>1.58313290750557E+018</text:p>
          </table:table-cell>
          <table:table-cell office:value-type="float" office:value="2781" calcext:value-type="float">
            <text:p>2781</text:p>
          </table:table-cell>
          <table:table-cell office:value-type="float" office:value="1.58313290746935E+018" calcext:value-type="float">
            <text:p>1.5831329074693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50171E+018" calcext:value-type="float">
            <text:p>1.58313290750171E+018</text:p>
          </table:table-cell>
          <table:table-cell office:value-type="float" office:value="2781" calcext:value-type="float">
            <text:p>2781</text:p>
          </table:table-cell>
          <table:table-cell office:value-type="float" office:value="1.58313290746935E+018" calcext:value-type="float">
            <text:p>1.58313290746935E+018</text:p>
          </table:table-cell>
          <table:table-cell/>
          <table:table-cell office:value-type="float" office:value="175.005859375" calcext:value-type="float">
            <text:p>175.005859375</text:p>
          </table:table-cell>
          <table:table-cell office:value-type="float" office:value="137.7472229" calcext:value-type="float">
            <text:p>137.7472229</text:p>
          </table:table-cell>
          <table:table-cell office:value-type="float" office:value="1.55417132378" calcext:value-type="float">
            <text:p>1.55417132378</text:p>
          </table:table-cell>
          <table:table-cell office:value-type="float" office:value="391.605712891" calcext:value-type="float">
            <text:p>391.605712891</text:p>
          </table:table-cell>
          <table:table-cell office:value-type="float" office:value="263.27633667" calcext:value-type="float">
            <text:p>263.27633667</text:p>
          </table:table-cell>
        </table:table-row>
        <table:table-row table:style-name="ro1">
          <table:table-cell table:number-columns-repeated="4"/>
          <table:table-cell office:value-type="float" office:value="1.58313290754351E+018" calcext:value-type="float">
            <text:p>1.58313290754351E+018</text:p>
          </table:table-cell>
          <table:table-cell office:value-type="float" office:value="2782" calcext:value-type="float">
            <text:p>2782</text:p>
          </table:table-cell>
          <table:table-cell office:value-type="float" office:value="1.58313290750387E+018" calcext:value-type="float">
            <text:p>1.5831329075038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5378E+018" calcext:value-type="float">
            <text:p>1.5831329075378E+018</text:p>
          </table:table-cell>
          <table:table-cell office:value-type="float" office:value="2782" calcext:value-type="float">
            <text:p>2782</text:p>
          </table:table-cell>
          <table:table-cell office:value-type="float" office:value="1.58313290750387E+018" calcext:value-type="float">
            <text:p>1.58313290750387E+018</text:p>
          </table:table-cell>
          <table:table-cell/>
          <table:table-cell office:value-type="float" office:value="176.240142822" calcext:value-type="float">
            <text:p>176.240142822</text:p>
          </table:table-cell>
          <table:table-cell office:value-type="float" office:value="137.602493286" calcext:value-type="float">
            <text:p>137.602493286</text:p>
          </table:table-cell>
          <table:table-cell office:value-type="float" office:value="1.56325662136" calcext:value-type="float">
            <text:p>1.56325662136</text:p>
          </table:table-cell>
          <table:table-cell office:value-type="float" office:value="391.515960693" calcext:value-type="float">
            <text:p>391.515960693</text:p>
          </table:table-cell>
          <table:table-cell office:value-type="float" office:value="263.407226562" calcext:value-type="float">
            <text:p>263.407226562</text:p>
          </table:table-cell>
        </table:table-row>
        <table:table-row table:style-name="ro1">
          <table:table-cell table:number-columns-repeated="4"/>
          <table:table-cell office:value-type="float" office:value="1.58313290757337E+018" calcext:value-type="float">
            <text:p>1.58313290757337E+018</text:p>
          </table:table-cell>
          <table:table-cell office:value-type="float" office:value="2783" calcext:value-type="float">
            <text:p>2783</text:p>
          </table:table-cell>
          <table:table-cell office:value-type="float" office:value="1.58313290753715E+018" calcext:value-type="float">
            <text:p>1.5831329075371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56594E+018" calcext:value-type="float">
            <text:p>1.58313290756594E+018</text:p>
          </table:table-cell>
          <table:table-cell office:value-type="float" office:value="2783" calcext:value-type="float">
            <text:p>2783</text:p>
          </table:table-cell>
          <table:table-cell office:value-type="float" office:value="1.58313290753715E+018" calcext:value-type="float">
            <text:p>1.58313290753715E+018</text:p>
          </table:table-cell>
          <table:table-cell/>
          <table:table-cell office:value-type="float" office:value="176.782470703" calcext:value-type="float">
            <text:p>176.782470703</text:p>
          </table:table-cell>
          <table:table-cell office:value-type="float" office:value="137.860534668" calcext:value-type="float">
            <text:p>137.860534668</text:p>
          </table:table-cell>
          <table:table-cell office:value-type="float" office:value="1.53417515755" calcext:value-type="float">
            <text:p>1.53417515755</text:p>
          </table:table-cell>
          <table:table-cell office:value-type="float" office:value="391.191833496" calcext:value-type="float">
            <text:p>391.191833496</text:p>
          </table:table-cell>
          <table:table-cell office:value-type="float" office:value="263.20513916" calcext:value-type="float">
            <text:p>263.20513916</text:p>
          </table:table-cell>
        </table:table-row>
        <table:table-row table:style-name="ro1">
          <table:table-cell table:number-columns-repeated="4"/>
          <table:table-cell office:value-type="float" office:value="1.58313290761422E+018" calcext:value-type="float">
            <text:p>1.58313290761422E+018</text:p>
          </table:table-cell>
          <table:table-cell office:value-type="float" office:value="2784" calcext:value-type="float">
            <text:p>2784</text:p>
          </table:table-cell>
          <table:table-cell office:value-type="float" office:value="1.58313290757672E+018" calcext:value-type="float">
            <text:p>1.5831329075767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61166E+018" calcext:value-type="float">
            <text:p>1.58313290761166E+018</text:p>
          </table:table-cell>
          <table:table-cell office:value-type="float" office:value="2784" calcext:value-type="float">
            <text:p>2784</text:p>
          </table:table-cell>
          <table:table-cell office:value-type="float" office:value="1.58313290757672E+018" calcext:value-type="float">
            <text:p>1.58313290757672E+018</text:p>
          </table:table-cell>
          <table:table-cell/>
          <table:table-cell office:value-type="float" office:value="185.018127441" calcext:value-type="float">
            <text:p>185.018127441</text:p>
          </table:table-cell>
          <table:table-cell office:value-type="float" office:value="137.333908081" calcext:value-type="float">
            <text:p>137.333908081</text:p>
          </table:table-cell>
          <table:table-cell office:value-type="float" office:value="1.54332685471" calcext:value-type="float">
            <text:p>1.54332685471</text:p>
          </table:table-cell>
          <table:table-cell office:value-type="float" office:value="391.21307373" calcext:value-type="float">
            <text:p>391.21307373</text:p>
          </table:table-cell>
          <table:table-cell office:value-type="float" office:value="261.067382812" calcext:value-type="float">
            <text:p>261.067382812</text:p>
          </table:table-cell>
        </table:table-row>
        <table:table-row table:style-name="ro1">
          <table:table-cell table:number-columns-repeated="4"/>
          <table:table-cell office:value-type="float" office:value="1.58313290764868E+018" calcext:value-type="float">
            <text:p>1.58313290764868E+018</text:p>
          </table:table-cell>
          <table:table-cell office:value-type="float" office:value="2785" calcext:value-type="float">
            <text:p>2785</text:p>
          </table:table-cell>
          <table:table-cell office:value-type="float" office:value="1.58313290760137E+018" calcext:value-type="float">
            <text:p>1.5831329076013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64723E+018" calcext:value-type="float">
            <text:p>1.58313290764723E+018</text:p>
          </table:table-cell>
          <table:table-cell office:value-type="float" office:value="2785" calcext:value-type="float">
            <text:p>2785</text:p>
          </table:table-cell>
          <table:table-cell office:value-type="float" office:value="1.58313290760137E+018" calcext:value-type="float">
            <text:p>1.58313290760137E+018</text:p>
          </table:table-cell>
          <table:table-cell/>
          <table:table-cell office:value-type="float" office:value="220.907516479" calcext:value-type="float">
            <text:p>220.907516479</text:p>
          </table:table-cell>
          <table:table-cell office:value-type="float" office:value="177.064483643" calcext:value-type="float">
            <text:p>177.064483643</text:p>
          </table:table-cell>
          <table:table-cell office:value-type="float" office:value="1.51291382313" calcext:value-type="float">
            <text:p>1.51291382313</text:p>
          </table:table-cell>
          <table:table-cell office:value-type="float" office:value="391.211425781" calcext:value-type="float">
            <text:p>391.211425781</text:p>
          </table:table-cell>
          <table:table-cell office:value-type="float" office:value="260.000366211" calcext:value-type="float">
            <text:p>260.000366211</text:p>
          </table:table-cell>
        </table:table-row>
        <table:table-row table:style-name="ro1">
          <table:table-cell table:number-columns-repeated="4"/>
          <table:table-cell office:value-type="float" office:value="1.58313290767925E+018" calcext:value-type="float">
            <text:p>1.58313290767925E+018</text:p>
          </table:table-cell>
          <table:table-cell office:value-type="float" office:value="2786" calcext:value-type="float">
            <text:p>2786</text:p>
          </table:table-cell>
          <table:table-cell office:value-type="float" office:value="1.58313290763427E+018" calcext:value-type="float">
            <text:p>1.5831329076342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67378E+018" calcext:value-type="float">
            <text:p>1.58313290767378E+018</text:p>
          </table:table-cell>
          <table:table-cell office:value-type="float" office:value="2786" calcext:value-type="float">
            <text:p>2786</text:p>
          </table:table-cell>
          <table:table-cell office:value-type="float" office:value="1.58313290763427E+018" calcext:value-type="float">
            <text:p>1.58313290763427E+018</text:p>
          </table:table-cell>
          <table:table-cell/>
          <table:table-cell office:value-type="float" office:value="183.417297363" calcext:value-type="float">
            <text:p>183.417297363</text:p>
          </table:table-cell>
          <table:table-cell office:value-type="float" office:value="174.547225952" calcext:value-type="float">
            <text:p>174.547225952</text:p>
          </table:table-cell>
          <table:table-cell office:value-type="float" office:value="1.21145701408" calcext:value-type="float">
            <text:p>1.21145701408</text:p>
          </table:table-cell>
          <table:table-cell office:value-type="float" office:value="386.463562012" calcext:value-type="float">
            <text:p>386.463562012</text:p>
          </table:table-cell>
          <table:table-cell office:value-type="float" office:value="237.863571167" calcext:value-type="float">
            <text:p>237.863571167</text:p>
          </table:table-cell>
        </table:table-row>
        <table:table-row table:style-name="ro1">
          <table:table-cell table:number-columns-repeated="4"/>
          <table:table-cell office:value-type="float" office:value="1.58313290769811E+018" calcext:value-type="float">
            <text:p>1.58313290769811E+018</text:p>
          </table:table-cell>
          <table:table-cell office:value-type="float" office:value="2787" calcext:value-type="float">
            <text:p>2787</text:p>
          </table:table-cell>
          <table:table-cell office:value-type="float" office:value="1.58313290766846E+018" calcext:value-type="float">
            <text:p>1.5831329076684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8313290769486E+018" calcext:value-type="float">
            <text:p>1.58313290769486E+018</text:p>
          </table:table-cell>
          <table:table-cell office:value-type="float" office:value="2787" calcext:value-type="float">
            <text:p>2787</text:p>
          </table:table-cell>
          <table:table-cell office:value-type="float" office:value="1.58313290766846E+018" calcext:value-type="float">
            <text:p>1.58313290766846E+018</text:p>
          </table:table-cell>
          <table:table-cell/>
          <table:table-cell office:value-type="float" office:value="215.423950195" calcext:value-type="float">
            <text:p>215.423950195</text:p>
          </table:table-cell>
          <table:table-cell office:value-type="float" office:value="185.328414917" calcext:value-type="float">
            <text:p>185.328414917</text:p>
          </table:table-cell>
          <table:table-cell office:value-type="float" office:value="1.21827793121" calcext:value-type="float">
            <text:p>1.21827793121</text:p>
          </table:table-cell>
          <table:table-cell office:value-type="float" office:value="389.439849854" calcext:value-type="float">
            <text:p>389.439849854</text:p>
          </table:table-cell>
          <table:table-cell office:value-type="float" office:value="262.248596191" calcext:value-type="float">
            <text:p>262.248596191</text:p>
          </table:table-cell>
        </table:table-row>
        <table:table-row table:style-name="ro1">
          <table:table-cell table:number-columns-repeated="4"/>
          <table:table-cell office:value-type="float" office:value="1.58313290775656E+018" calcext:value-type="float">
            <text:p>1.58313290775656E+018</text:p>
          </table:table-cell>
          <table:table-cell office:value-type="float" office:value="2788" calcext:value-type="float">
            <text:p>2788</text:p>
          </table:table-cell>
          <table:table-cell office:value-type="float" office:value="1.58313290770234E+018" calcext:value-type="float">
            <text:p>1.5831329077023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74676E+018" calcext:value-type="float">
            <text:p>1.58313290774676E+018</text:p>
          </table:table-cell>
          <table:table-cell office:value-type="float" office:value="2788" calcext:value-type="float">
            <text:p>2788</text:p>
          </table:table-cell>
          <table:table-cell office:value-type="float" office:value="1.58313290770234E+018" calcext:value-type="float">
            <text:p>1.58313290770234E+018</text:p>
          </table:table-cell>
          <table:table-cell/>
          <table:table-cell office:value-type="float" office:value="200.875656128" calcext:value-type="float">
            <text:p>200.875656128</text:p>
          </table:table-cell>
          <table:table-cell office:value-type="float" office:value="160.462356567" calcext:value-type="float">
            <text:p>160.462356567</text:p>
          </table:table-cell>
          <table:table-cell office:value-type="float" office:value="0.791371107101" calcext:value-type="float">
            <text:p>0.791371107101</text:p>
          </table:table-cell>
          <table:table-cell office:value-type="float" office:value="395.86730957" calcext:value-type="float">
            <text:p>395.86730957</text:p>
          </table:table-cell>
          <table:table-cell office:value-type="float" office:value="257.540130615" calcext:value-type="float">
            <text:p>257.540130615</text:p>
          </table:table-cell>
        </table:table-row>
        <table:table-row table:style-name="ro1">
          <table:table-cell table:number-columns-repeated="4"/>
          <table:table-cell office:value-type="float" office:value="1.5831329077863E+018" calcext:value-type="float">
            <text:p>1.5831329077863E+018</text:p>
          </table:table-cell>
          <table:table-cell office:value-type="float" office:value="2789" calcext:value-type="float">
            <text:p>2789</text:p>
          </table:table-cell>
          <table:table-cell office:value-type="float" office:value="1.58313290773665E+018" calcext:value-type="float">
            <text:p>1.5831329077366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78357E+018" calcext:value-type="float">
            <text:p>1.58313290778357E+018</text:p>
          </table:table-cell>
          <table:table-cell office:value-type="float" office:value="2789" calcext:value-type="float">
            <text:p>2789</text:p>
          </table:table-cell>
          <table:table-cell office:value-type="float" office:value="1.58313290773665E+018" calcext:value-type="float">
            <text:p>1.58313290773665E+018</text:p>
          </table:table-cell>
          <table:table-cell/>
          <table:table-cell office:value-type="float" office:value="168.937103271" calcext:value-type="float">
            <text:p>168.937103271</text:p>
          </table:table-cell>
          <table:table-cell office:value-type="float" office:value="140.618560791" calcext:value-type="float">
            <text:p>140.618560791</text:p>
          </table:table-cell>
          <table:table-cell office:value-type="float" office:value="1.44864916801" calcext:value-type="float">
            <text:p>1.44864916801</text:p>
          </table:table-cell>
          <table:table-cell office:value-type="float" office:value="382.36605835" calcext:value-type="float">
            <text:p>382.36605835</text:p>
          </table:table-cell>
          <table:table-cell office:value-type="float" office:value="247.646331787" calcext:value-type="float">
            <text:p>247.646331787</text:p>
          </table:table-cell>
        </table:table-row>
        <table:table-row table:style-name="ro1">
          <table:table-cell table:number-columns-repeated="4"/>
          <table:table-cell office:value-type="float" office:value="1.58313290781406E+018" calcext:value-type="float">
            <text:p>1.58313290781406E+018</text:p>
          </table:table-cell>
          <table:table-cell office:value-type="float" office:value="2790" calcext:value-type="float">
            <text:p>2790</text:p>
          </table:table-cell>
          <table:table-cell office:value-type="float" office:value="1.5831329077714E+018" calcext:value-type="float">
            <text:p>1.583132907771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80679E+018" calcext:value-type="float">
            <text:p>1.58313290780679E+018</text:p>
          </table:table-cell>
          <table:table-cell office:value-type="float" office:value="2790" calcext:value-type="float">
            <text:p>2790</text:p>
          </table:table-cell>
          <table:table-cell office:value-type="float" office:value="1.5831329077714E+018" calcext:value-type="float">
            <text:p>1.5831329077714E+018</text:p>
          </table:table-cell>
          <table:table-cell/>
          <table:table-cell office:value-type="float" office:value="156.062164307" calcext:value-type="float">
            <text:p>156.062164307</text:p>
          </table:table-cell>
          <table:table-cell office:value-type="float" office:value="147.974731445" calcext:value-type="float">
            <text:p>147.974731445</text:p>
          </table:table-cell>
          <table:table-cell office:value-type="float" office:value="0.687998116016" calcext:value-type="float">
            <text:p>0.687998116016</text:p>
          </table:table-cell>
          <table:table-cell office:value-type="float" office:value="381.190490723" calcext:value-type="float">
            <text:p>381.190490723</text:p>
          </table:table-cell>
          <table:table-cell office:value-type="float" office:value="246.06578064" calcext:value-type="float">
            <text:p>246.06578064</text:p>
          </table:table-cell>
        </table:table-row>
        <table:table-row table:style-name="ro1">
          <table:table-cell table:number-columns-repeated="4"/>
          <table:table-cell office:value-type="float" office:value="1.58313290783494E+018" calcext:value-type="float">
            <text:p>1.58313290783494E+018</text:p>
          </table:table-cell>
          <table:table-cell office:value-type="float" office:value="2791" calcext:value-type="float">
            <text:p>2791</text:p>
          </table:table-cell>
          <table:table-cell office:value-type="float" office:value="1.58313290780503E+018" calcext:value-type="float">
            <text:p>1.5831329078050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83241E+018" calcext:value-type="float">
            <text:p>1.58313290783241E+018</text:p>
          </table:table-cell>
          <table:table-cell office:value-type="float" office:value="2791" calcext:value-type="float">
            <text:p>2791</text:p>
          </table:table-cell>
          <table:table-cell office:value-type="float" office:value="1.58313290780503E+018" calcext:value-type="float">
            <text:p>1.58313290780503E+018</text:p>
          </table:table-cell>
          <table:table-cell/>
          <table:table-cell office:value-type="float" office:value="156.721954346" calcext:value-type="float">
            <text:p>156.721954346</text:p>
          </table:table-cell>
          <table:table-cell office:value-type="float" office:value="147.933746338" calcext:value-type="float">
            <text:p>147.933746338</text:p>
          </table:table-cell>
          <table:table-cell office:value-type="float" office:value="0.40695643425" calcext:value-type="float">
            <text:p>0.40695643425</text:p>
          </table:table-cell>
          <table:table-cell office:value-type="float" office:value="381.467437744" calcext:value-type="float">
            <text:p>381.467437744</text:p>
          </table:table-cell>
          <table:table-cell office:value-type="float" office:value="248.485397339" calcext:value-type="float">
            <text:p>248.485397339</text:p>
          </table:table-cell>
        </table:table-row>
        <table:table-row table:style-name="ro1">
          <table:table-cell table:number-columns-repeated="4"/>
          <table:table-cell office:value-type="float" office:value="1.58313290786431E+018" calcext:value-type="float">
            <text:p>1.58313290786431E+018</text:p>
          </table:table-cell>
          <table:table-cell office:value-type="float" office:value="2792" calcext:value-type="float">
            <text:p>2792</text:p>
          </table:table-cell>
          <table:table-cell office:value-type="float" office:value="1.58313290783555E+018" calcext:value-type="float">
            <text:p>1.5831329078355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86458E+018" calcext:value-type="float">
            <text:p>1.58313290786458E+018</text:p>
          </table:table-cell>
          <table:table-cell office:value-type="float" office:value="2792" calcext:value-type="float">
            <text:p>2792</text:p>
          </table:table-cell>
          <table:table-cell office:value-type="float" office:value="1.58313290783555E+018" calcext:value-type="float">
            <text:p>1.58313290783555E+018</text:p>
          </table:table-cell>
          <table:table-cell/>
          <table:table-cell office:value-type="float" office:value="206.605178833" calcext:value-type="float">
            <text:p>206.605178833</text:p>
          </table:table-cell>
          <table:table-cell office:value-type="float" office:value="168.67175293" calcext:value-type="float">
            <text:p>168.67175293</text:p>
          </table:table-cell>
          <table:table-cell office:value-type="float" office:value="0.817505478859" calcext:value-type="float">
            <text:p>0.817505478859</text:p>
          </table:table-cell>
          <table:table-cell office:value-type="float" office:value="395.865264893" calcext:value-type="float">
            <text:p>395.865264893</text:p>
          </table:table-cell>
          <table:table-cell office:value-type="float" office:value="254.082702637" calcext:value-type="float">
            <text:p>254.082702637</text:p>
          </table:table-cell>
        </table:table-row>
        <table:table-row table:style-name="ro1">
          <table:table-cell table:number-columns-repeated="4"/>
          <table:table-cell office:value-type="float" office:value="1.58313290789229E+018" calcext:value-type="float">
            <text:p>1.58313290789229E+018</text:p>
          </table:table-cell>
          <table:table-cell office:value-type="float" office:value="2793" calcext:value-type="float">
            <text:p>2793</text:p>
          </table:table-cell>
          <table:table-cell office:value-type="float" office:value="1.58313290786938E+018" calcext:value-type="float">
            <text:p>1.5831329078693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88921E+018" calcext:value-type="float">
            <text:p>1.58313290788921E+018</text:p>
          </table:table-cell>
          <table:table-cell office:value-type="float" office:value="2793" calcext:value-type="float">
            <text:p>2793</text:p>
          </table:table-cell>
          <table:table-cell office:value-type="float" office:value="1.58313290786938E+018" calcext:value-type="float">
            <text:p>1.58313290786938E+018</text:p>
          </table:table-cell>
          <table:table-cell/>
          <table:table-cell office:value-type="float" office:value="164.784286499" calcext:value-type="float">
            <text:p>164.784286499</text:p>
          </table:table-cell>
          <table:table-cell office:value-type="float" office:value="152.666503906" calcext:value-type="float">
            <text:p>152.666503906</text:p>
          </table:table-cell>
          <table:table-cell office:value-type="float" office:value="0.208318978548" calcext:value-type="float">
            <text:p>0.208318978548</text:p>
          </table:table-cell>
          <table:table-cell office:value-type="float" office:value="385.215576172" calcext:value-type="float">
            <text:p>385.215576172</text:p>
          </table:table-cell>
          <table:table-cell office:value-type="float" office:value="243.13583374" calcext:value-type="float">
            <text:p>243.13583374</text:p>
          </table:table-cell>
        </table:table-row>
        <table:table-row table:style-name="ro1">
          <table:table-cell table:number-columns-repeated="4"/>
          <table:table-cell office:value-type="float" office:value="1.58313290793043E+018" calcext:value-type="float">
            <text:p>1.58313290793043E+018</text:p>
          </table:table-cell>
          <table:table-cell office:value-type="float" office:value="2794" calcext:value-type="float">
            <text:p>2794</text:p>
          </table:table-cell>
          <table:table-cell office:value-type="float" office:value="1.58313290790067E+018" calcext:value-type="float">
            <text:p>1.5831329079006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92419E+018" calcext:value-type="float">
            <text:p>1.58313290792419E+018</text:p>
          </table:table-cell>
          <table:table-cell office:value-type="float" office:value="2794" calcext:value-type="float">
            <text:p>2794</text:p>
          </table:table-cell>
          <table:table-cell office:value-type="float" office:value="1.58313290790067E+018" calcext:value-type="float">
            <text:p>1.58313290790067E+018</text:p>
          </table:table-cell>
          <table:table-cell/>
          <table:table-cell office:value-type="float" office:value="162.822860718" calcext:value-type="float">
            <text:p>162.822860718</text:p>
          </table:table-cell>
          <table:table-cell office:value-type="float" office:value="151.337982178" calcext:value-type="float">
            <text:p>151.337982178</text:p>
          </table:table-cell>
          <table:table-cell office:value-type="float" office:value="0.083417929709" calcext:value-type="float">
            <text:p>0.083417929709</text:p>
          </table:table-cell>
          <table:table-cell office:value-type="float" office:value="383.935974121" calcext:value-type="float">
            <text:p>383.935974121</text:p>
          </table:table-cell>
          <table:table-cell office:value-type="float" office:value="241.916503906" calcext:value-type="float">
            <text:p>241.916503906</text:p>
          </table:table-cell>
        </table:table-row>
        <table:table-row table:style-name="ro1">
          <table:table-cell table:number-columns-repeated="4"/>
          <table:table-cell office:value-type="float" office:value="1.58313290796567E+018" calcext:value-type="float">
            <text:p>1.58313290796567E+018</text:p>
          </table:table-cell>
          <table:table-cell office:value-type="float" office:value="2795" calcext:value-type="float">
            <text:p>2795</text:p>
          </table:table-cell>
          <table:table-cell office:value-type="float" office:value="1.58313290793818E+018" calcext:value-type="float">
            <text:p>1.5831329079381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796385E+018" calcext:value-type="float">
            <text:p>1.58313290796385E+018</text:p>
          </table:table-cell>
          <table:table-cell office:value-type="float" office:value="2795" calcext:value-type="float">
            <text:p>2795</text:p>
          </table:table-cell>
          <table:table-cell office:value-type="float" office:value="1.58313290793818E+018" calcext:value-type="float">
            <text:p>1.58313290793818E+018</text:p>
          </table:table-cell>
          <table:table-cell/>
          <table:table-cell office:value-type="float" office:value="154.235076904" calcext:value-type="float">
            <text:p>154.235076904</text:p>
          </table:table-cell>
          <table:table-cell office:value-type="float" office:value="141.131835938" calcext:value-type="float">
            <text:p>141.131835938</text:p>
          </table:table-cell>
          <table:table-cell office:value-type="float" office:value="0.570234060287" calcext:value-type="float">
            <text:p>0.570234060287</text:p>
          </table:table-cell>
          <table:table-cell office:value-type="float" office:value="385.066772461" calcext:value-type="float">
            <text:p>385.066772461</text:p>
          </table:table-cell>
          <table:table-cell office:value-type="float" office:value="240.313156128" calcext:value-type="float">
            <text:p>240.313156128</text:p>
          </table:table-cell>
        </table:table-row>
        <table:table-row table:style-name="ro1">
          <table:table-cell table:number-columns-repeated="4"/>
          <table:table-cell office:value-type="float" office:value="1.58313290800404E+018" calcext:value-type="float">
            <text:p>1.58313290800404E+018</text:p>
          </table:table-cell>
          <table:table-cell office:value-type="float" office:value="2796" calcext:value-type="float">
            <text:p>2796</text:p>
          </table:table-cell>
          <table:table-cell office:value-type="float" office:value="1.58313290796753E+018" calcext:value-type="float">
            <text:p>1.5831329079675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00796E+018" calcext:value-type="float">
            <text:p>1.58313290800796E+018</text:p>
          </table:table-cell>
          <table:table-cell office:value-type="float" office:value="2796" calcext:value-type="float">
            <text:p>2796</text:p>
          </table:table-cell>
          <table:table-cell office:value-type="float" office:value="1.58313290796753E+018" calcext:value-type="float">
            <text:p>1.58313290796753E+018</text:p>
          </table:table-cell>
          <table:table-cell/>
          <table:table-cell office:value-type="float" office:value="161.597290039" calcext:value-type="float">
            <text:p>161.597290039</text:p>
          </table:table-cell>
          <table:table-cell office:value-type="float" office:value="146.743301392" calcext:value-type="float">
            <text:p>146.743301392</text:p>
          </table:table-cell>
          <table:table-cell office:value-type="float" office:value="0.173717468977" calcext:value-type="float">
            <text:p>0.173717468977</text:p>
          </table:table-cell>
          <table:table-cell office:value-type="float" office:value="383.960235596" calcext:value-type="float">
            <text:p>383.960235596</text:p>
          </table:table-cell>
          <table:table-cell office:value-type="float" office:value="243.878295898" calcext:value-type="float">
            <text:p>243.878295898</text:p>
          </table:table-cell>
        </table:table-row>
        <table:table-row table:style-name="ro1">
          <table:table-cell table:number-columns-repeated="4"/>
          <table:table-cell office:value-type="float" office:value="1.5831329080288E+018" calcext:value-type="float">
            <text:p>1.5831329080288E+018</text:p>
          </table:table-cell>
          <table:table-cell office:value-type="float" office:value="2797" calcext:value-type="float">
            <text:p>2797</text:p>
          </table:table-cell>
          <table:table-cell office:value-type="float" office:value="1.58313290800142E+018" calcext:value-type="float">
            <text:p>1.5831329080014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02641E+018" calcext:value-type="float">
            <text:p>1.58313290802641E+018</text:p>
          </table:table-cell>
          <table:table-cell office:value-type="float" office:value="2797" calcext:value-type="float">
            <text:p>2797</text:p>
          </table:table-cell>
          <table:table-cell office:value-type="float" office:value="1.58313290800142E+018" calcext:value-type="float">
            <text:p>1.58313290800142E+018</text:p>
          </table:table-cell>
          <table:table-cell/>
          <table:table-cell office:value-type="float" office:value="181.369018555" calcext:value-type="float">
            <text:p>181.369018555</text:p>
          </table:table-cell>
          <table:table-cell office:value-type="float" office:value="147.367385864" calcext:value-type="float">
            <text:p>147.367385864</text:p>
          </table:table-cell>
          <table:table-cell office:value-type="float" office:value="0.310035228729" calcext:value-type="float">
            <text:p>0.310035228729</text:p>
          </table:table-cell>
          <table:table-cell office:value-type="float" office:value="388.089782715" calcext:value-type="float">
            <text:p>388.089782715</text:p>
          </table:table-cell>
          <table:table-cell office:value-type="float" office:value="245.175521851" calcext:value-type="float">
            <text:p>245.175521851</text:p>
          </table:table-cell>
        </table:table-row>
        <table:table-row table:style-name="ro1">
          <table:table-cell table:number-columns-repeated="4"/>
          <table:table-cell office:value-type="float" office:value="1.58313290807422E+018" calcext:value-type="float">
            <text:p>1.58313290807422E+018</text:p>
          </table:table-cell>
          <table:table-cell office:value-type="float" office:value="2798" calcext:value-type="float">
            <text:p>2798</text:p>
          </table:table-cell>
          <table:table-cell office:value-type="float" office:value="1.58313290804666E+018" calcext:value-type="float">
            <text:p>1.5831329080466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0726E+018" calcext:value-type="float">
            <text:p>1.5831329080726E+018</text:p>
          </table:table-cell>
          <table:table-cell office:value-type="float" office:value="2798" calcext:value-type="float">
            <text:p>2798</text:p>
          </table:table-cell>
          <table:table-cell office:value-type="float" office:value="1.58313290804666E+018" calcext:value-type="float">
            <text:p>1.58313290804666E+018</text:p>
          </table:table-cell>
          <table:table-cell/>
          <table:table-cell office:value-type="float" office:value="169.723266602" calcext:value-type="float">
            <text:p>169.723266602</text:p>
          </table:table-cell>
          <table:table-cell office:value-type="float" office:value="147.947677612" calcext:value-type="float">
            <text:p>147.947677612</text:p>
          </table:table-cell>
          <table:table-cell office:value-type="float" office:value="0.402843058109" calcext:value-type="float">
            <text:p>0.402843058109</text:p>
          </table:table-cell>
          <table:table-cell office:value-type="float" office:value="386.773162842" calcext:value-type="float">
            <text:p>386.773162842</text:p>
          </table:table-cell>
          <table:table-cell office:value-type="float" office:value="246.27923584" calcext:value-type="float">
            <text:p>246.27923584</text:p>
          </table:table-cell>
        </table:table-row>
        <table:table-row table:style-name="ro1">
          <table:table-cell table:number-columns-repeated="4"/>
          <table:table-cell office:value-type="float" office:value="1.58313290810907E+018" calcext:value-type="float">
            <text:p>1.58313290810907E+018</text:p>
          </table:table-cell>
          <table:table-cell office:value-type="float" office:value="2799" calcext:value-type="float">
            <text:p>2799</text:p>
          </table:table-cell>
          <table:table-cell office:value-type="float" office:value="1.58313290807828E+018" calcext:value-type="float">
            <text:p>1.5831329080782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10353E+018" calcext:value-type="float">
            <text:p>1.58313290810353E+018</text:p>
          </table:table-cell>
          <table:table-cell office:value-type="float" office:value="2799" calcext:value-type="float">
            <text:p>2799</text:p>
          </table:table-cell>
          <table:table-cell office:value-type="float" office:value="1.58313290807828E+018" calcext:value-type="float">
            <text:p>1.58313290807828E+018</text:p>
          </table:table-cell>
          <table:table-cell/>
          <table:table-cell office:value-type="float" office:value="159.092819214" calcext:value-type="float">
            <text:p>159.092819214</text:p>
          </table:table-cell>
          <table:table-cell office:value-type="float" office:value="149.265045166" calcext:value-type="float">
            <text:p>149.265045166</text:p>
          </table:table-cell>
          <table:table-cell office:value-type="float" office:value="0.126466989517" calcext:value-type="float">
            <text:p>0.126466989517</text:p>
          </table:table-cell>
          <table:table-cell office:value-type="float" office:value="385.297271729" calcext:value-type="float">
            <text:p>385.297271729</text:p>
          </table:table-cell>
          <table:table-cell office:value-type="float" office:value="245.28074646" calcext:value-type="float">
            <text:p>245.28074646</text:p>
          </table:table-cell>
        </table:table-row>
        <table:table-row table:style-name="ro1">
          <table:table-cell table:number-columns-repeated="4"/>
          <table:table-cell office:value-type="float" office:value="1.58313290814378E+018" calcext:value-type="float">
            <text:p>1.58313290814378E+018</text:p>
          </table:table-cell>
          <table:table-cell office:value-type="float" office:value="2800" calcext:value-type="float">
            <text:p>2800</text:p>
          </table:table-cell>
          <table:table-cell office:value-type="float" office:value="1.58313290810241E+018" calcext:value-type="float">
            <text:p>1.5831329081024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12664E+018" calcext:value-type="float">
            <text:p>1.58313290812664E+018</text:p>
          </table:table-cell>
          <table:table-cell office:value-type="float" office:value="2800" calcext:value-type="float">
            <text:p>2800</text:p>
          </table:table-cell>
          <table:table-cell office:value-type="float" office:value="1.58313290810241E+018" calcext:value-type="float">
            <text:p>1.58313290810241E+018</text:p>
          </table:table-cell>
          <table:table-cell/>
          <table:table-cell office:value-type="float" office:value="160.967727661" calcext:value-type="float">
            <text:p>160.967727661</text:p>
          </table:table-cell>
          <table:table-cell office:value-type="float" office:value="148.986862183" calcext:value-type="float">
            <text:p>148.986862183</text:p>
          </table:table-cell>
          <table:table-cell office:value-type="float" office:value="0.162276521325" calcext:value-type="float">
            <text:p>0.162276521325</text:p>
          </table:table-cell>
          <table:table-cell office:value-type="float" office:value="384.614318848" calcext:value-type="float">
            <text:p>384.614318848</text:p>
          </table:table-cell>
          <table:table-cell office:value-type="float" office:value="244.465286255" calcext:value-type="float">
            <text:p>244.465286255</text:p>
          </table:table-cell>
        </table:table-row>
        <table:table-row table:style-name="ro1">
          <table:table-cell table:number-columns-repeated="4"/>
          <table:table-cell office:value-type="float" office:value="1.58313290817674E+018" calcext:value-type="float">
            <text:p>1.58313290817674E+018</text:p>
          </table:table-cell>
          <table:table-cell office:value-type="float" office:value="2801" calcext:value-type="float">
            <text:p>2801</text:p>
          </table:table-cell>
          <table:table-cell office:value-type="float" office:value="1.58313290813593E+018" calcext:value-type="float">
            <text:p>1.5831329081359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15918E+018" calcext:value-type="float">
            <text:p>1.58313290815918E+018</text:p>
          </table:table-cell>
          <table:table-cell office:value-type="float" office:value="2801" calcext:value-type="float">
            <text:p>2801</text:p>
          </table:table-cell>
          <table:table-cell office:value-type="float" office:value="1.58313290813593E+018" calcext:value-type="float">
            <text:p>1.58313290813593E+018</text:p>
          </table:table-cell>
          <table:table-cell/>
          <table:table-cell office:value-type="float" office:value="161.069656372" calcext:value-type="float">
            <text:p>161.069656372</text:p>
          </table:table-cell>
          <table:table-cell office:value-type="float" office:value="148.295822144" calcext:value-type="float">
            <text:p>148.295822144</text:p>
          </table:table-cell>
          <table:table-cell office:value-type="float" office:value="0.149038344622" calcext:value-type="float">
            <text:p>0.149038344622</text:p>
          </table:table-cell>
          <table:table-cell office:value-type="float" office:value="384.371154785" calcext:value-type="float">
            <text:p>384.371154785</text:p>
          </table:table-cell>
          <table:table-cell office:value-type="float" office:value="243.760314941" calcext:value-type="float">
            <text:p>243.760314941</text:p>
          </table:table-cell>
        </table:table-row>
        <table:table-row table:style-name="ro1">
          <table:table-cell table:number-columns-repeated="4"/>
          <table:table-cell office:value-type="float" office:value="1.58313290820259E+018" calcext:value-type="float">
            <text:p>1.58313290820259E+018</text:p>
          </table:table-cell>
          <table:table-cell office:value-type="float" office:value="2802" calcext:value-type="float">
            <text:p>2802</text:p>
          </table:table-cell>
          <table:table-cell office:value-type="float" office:value="1.58313290816877E+018" calcext:value-type="float">
            <text:p>1.5831329081687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19419E+018" calcext:value-type="float">
            <text:p>1.58313290819419E+018</text:p>
          </table:table-cell>
          <table:table-cell office:value-type="float" office:value="2802" calcext:value-type="float">
            <text:p>2802</text:p>
          </table:table-cell>
          <table:table-cell office:value-type="float" office:value="1.58313290816877E+018" calcext:value-type="float">
            <text:p>1.58313290816877E+018</text:p>
          </table:table-cell>
          <table:table-cell/>
          <table:table-cell office:value-type="float" office:value="163.93119812" calcext:value-type="float">
            <text:p>163.93119812</text:p>
          </table:table-cell>
          <table:table-cell office:value-type="float" office:value="146.464233398" calcext:value-type="float">
            <text:p>146.464233398</text:p>
          </table:table-cell>
          <table:table-cell office:value-type="float" office:value="0.0134909078479" calcext:value-type="float">
            <text:p>0.0134909078479</text:p>
          </table:table-cell>
          <table:table-cell office:value-type="float" office:value="386.817840576" calcext:value-type="float">
            <text:p>386.817840576</text:p>
          </table:table-cell>
          <table:table-cell office:value-type="float" office:value="244.533508301" calcext:value-type="float">
            <text:p>244.533508301</text:p>
          </table:table-cell>
        </table:table-row>
        <table:table-row table:style-name="ro1">
          <table:table-cell table:number-columns-repeated="4"/>
          <table:table-cell office:value-type="float" office:value="1.58313290824595E+018" calcext:value-type="float">
            <text:p>1.58313290824595E+018</text:p>
          </table:table-cell>
          <table:table-cell office:value-type="float" office:value="2803" calcext:value-type="float">
            <text:p>2803</text:p>
          </table:table-cell>
          <table:table-cell office:value-type="float" office:value="1.58313290820869E+018" calcext:value-type="float">
            <text:p>1.5831329082086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24485E+018" calcext:value-type="float">
            <text:p>1.58313290824485E+018</text:p>
          </table:table-cell>
          <table:table-cell office:value-type="float" office:value="2803" calcext:value-type="float">
            <text:p>2803</text:p>
          </table:table-cell>
          <table:table-cell office:value-type="float" office:value="1.58313290820869E+018" calcext:value-type="float">
            <text:p>1.58313290820869E+018</text:p>
          </table:table-cell>
          <table:table-cell/>
          <table:table-cell office:value-type="float" office:value="159.995483398" calcext:value-type="float">
            <text:p>159.995483398</text:p>
          </table:table-cell>
          <table:table-cell office:value-type="float" office:value="144.817016602" calcext:value-type="float">
            <text:p>144.817016602</text:p>
          </table:table-cell>
          <table:table-cell office:value-type="float" office:value="-0.1635864079" calcext:value-type="float">
            <text:p>-0.1635864079</text:p>
          </table:table-cell>
          <table:table-cell office:value-type="float" office:value="386.582641602" calcext:value-type="float">
            <text:p>386.582641602</text:p>
          </table:table-cell>
          <table:table-cell office:value-type="float" office:value="246.977264404" calcext:value-type="float">
            <text:p>246.977264404</text:p>
          </table:table-cell>
        </table:table-row>
        <table:table-row table:style-name="ro1">
          <table:table-cell table:number-columns-repeated="4"/>
          <table:table-cell office:value-type="float" office:value="1.5831329082743E+018" calcext:value-type="float">
            <text:p>1.5831329082743E+018</text:p>
          </table:table-cell>
          <table:table-cell office:value-type="float" office:value="2804" calcext:value-type="float">
            <text:p>2804</text:p>
          </table:table-cell>
          <table:table-cell office:value-type="float" office:value="1.58313290824669E+018" calcext:value-type="float">
            <text:p>1.5831329082466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27135E+018" calcext:value-type="float">
            <text:p>1.58313290827135E+018</text:p>
          </table:table-cell>
          <table:table-cell office:value-type="float" office:value="2804" calcext:value-type="float">
            <text:p>2804</text:p>
          </table:table-cell>
          <table:table-cell office:value-type="float" office:value="1.58313290824669E+018" calcext:value-type="float">
            <text:p>1.58313290824669E+018</text:p>
          </table:table-cell>
          <table:table-cell/>
          <table:table-cell office:value-type="float" office:value="153.098434448" calcext:value-type="float">
            <text:p>153.098434448</text:p>
          </table:table-cell>
          <table:table-cell office:value-type="float" office:value="135.825546265" calcext:value-type="float">
            <text:p>135.825546265</text:p>
          </table:table-cell>
          <table:table-cell office:value-type="float" office:value="0.25927951932" calcext:value-type="float">
            <text:p>0.25927951932</text:p>
          </table:table-cell>
          <table:table-cell office:value-type="float" office:value="386.699432373" calcext:value-type="float">
            <text:p>386.699432373</text:p>
          </table:table-cell>
          <table:table-cell office:value-type="float" office:value="242.866989136" calcext:value-type="float">
            <text:p>242.866989136</text:p>
          </table:table-cell>
        </table:table-row>
        <table:table-row table:style-name="ro1">
          <table:table-cell table:number-columns-repeated="4"/>
          <table:table-cell office:value-type="float" office:value="1.58313290830135E+018" calcext:value-type="float">
            <text:p>1.58313290830135E+018</text:p>
          </table:table-cell>
          <table:table-cell office:value-type="float" office:value="2805" calcext:value-type="float">
            <text:p>2805</text:p>
          </table:table-cell>
          <table:table-cell office:value-type="float" office:value="1.58313290827775E+018" calcext:value-type="float">
            <text:p>1.5831329082777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30481E+018" calcext:value-type="float">
            <text:p>1.58313290830481E+018</text:p>
          </table:table-cell>
          <table:table-cell office:value-type="float" office:value="2805" calcext:value-type="float">
            <text:p>2805</text:p>
          </table:table-cell>
          <table:table-cell office:value-type="float" office:value="1.58313290827775E+018" calcext:value-type="float">
            <text:p>1.58313290827775E+018</text:p>
          </table:table-cell>
          <table:table-cell/>
          <table:table-cell office:value-type="float" office:value="153.694747925" calcext:value-type="float">
            <text:p>153.694747925</text:p>
          </table:table-cell>
          <table:table-cell office:value-type="float" office:value="141.332046509" calcext:value-type="float">
            <text:p>141.332046509</text:p>
          </table:table-cell>
          <table:table-cell office:value-type="float" office:value="0.0398715175688" calcext:value-type="float">
            <text:p>0.0398715175688</text:p>
          </table:table-cell>
          <table:table-cell office:value-type="float" office:value="385.181365967" calcext:value-type="float">
            <text:p>385.181365967</text:p>
          </table:table-cell>
          <table:table-cell office:value-type="float" office:value="243.206008911" calcext:value-type="float">
            <text:p>243.206008911</text:p>
          </table:table-cell>
        </table:table-row>
        <table:table-row table:style-name="ro1">
          <table:table-cell table:number-columns-repeated="4"/>
          <table:table-cell office:value-type="float" office:value="1.58313290833679E+018" calcext:value-type="float">
            <text:p>1.58313290833679E+018</text:p>
          </table:table-cell>
          <table:table-cell office:value-type="float" office:value="2806" calcext:value-type="float">
            <text:p>2806</text:p>
          </table:table-cell>
          <table:table-cell office:value-type="float" office:value="1.58313290830791E+018" calcext:value-type="float">
            <text:p>1.5831329083079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32982E+018" calcext:value-type="float">
            <text:p>1.58313290832982E+018</text:p>
          </table:table-cell>
          <table:table-cell office:value-type="float" office:value="2806" calcext:value-type="float">
            <text:p>2806</text:p>
          </table:table-cell>
          <table:table-cell office:value-type="float" office:value="1.58313290830791E+018" calcext:value-type="float">
            <text:p>1.58313290830791E+018</text:p>
          </table:table-cell>
          <table:table-cell/>
          <table:table-cell office:value-type="float" office:value="155.092041016" calcext:value-type="float">
            <text:p>155.092041016</text:p>
          </table:table-cell>
          <table:table-cell office:value-type="float" office:value="138.53477478" calcext:value-type="float">
            <text:p>138.53477478</text:p>
          </table:table-cell>
          <table:table-cell office:value-type="float" office:value="-0.355198591948" calcext:value-type="float">
            <text:p>-0.355198591948</text:p>
          </table:table-cell>
          <table:table-cell office:value-type="float" office:value="382.620025635" calcext:value-type="float">
            <text:p>382.620025635</text:p>
          </table:table-cell>
          <table:table-cell office:value-type="float" office:value="243.219818115" calcext:value-type="float">
            <text:p>243.219818115</text:p>
          </table:table-cell>
        </table:table-row>
        <table:table-row table:style-name="ro1">
          <table:table-cell table:number-columns-repeated="4"/>
          <table:table-cell office:value-type="float" office:value="1.58313290835671E+018" calcext:value-type="float">
            <text:p>1.58313290835671E+018</text:p>
          </table:table-cell>
          <table:table-cell office:value-type="float" office:value="2807" calcext:value-type="float">
            <text:p>2807</text:p>
          </table:table-cell>
          <table:table-cell office:value-type="float" office:value="1.58313290833677E+018" calcext:value-type="float">
            <text:p>1.5831329083367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35561E+018" calcext:value-type="float">
            <text:p>1.58313290835561E+018</text:p>
          </table:table-cell>
          <table:table-cell office:value-type="float" office:value="2807" calcext:value-type="float">
            <text:p>2807</text:p>
          </table:table-cell>
          <table:table-cell office:value-type="float" office:value="1.58313290833677E+018" calcext:value-type="float">
            <text:p>1.58313290833677E+018</text:p>
          </table:table-cell>
          <table:table-cell/>
          <table:table-cell office:value-type="float" office:value="161.74432373" calcext:value-type="float">
            <text:p>161.74432373</text:p>
          </table:table-cell>
          <table:table-cell office:value-type="float" office:value="143.333587646" calcext:value-type="float">
            <text:p>143.333587646</text:p>
          </table:table-cell>
          <table:table-cell office:value-type="float" office:value="-0.0292163416743" calcext:value-type="float">
            <text:p>-0.0292163416743</text:p>
          </table:table-cell>
          <table:table-cell office:value-type="float" office:value="386.22064209" calcext:value-type="float">
            <text:p>386.22064209</text:p>
          </table:table-cell>
          <table:table-cell office:value-type="float" office:value="240.933609009" calcext:value-type="float">
            <text:p>240.933609009</text:p>
          </table:table-cell>
        </table:table-row>
        <table:table-row table:style-name="ro1">
          <table:table-cell table:number-columns-repeated="4"/>
          <table:table-cell office:value-type="float" office:value="1.58313290838945E+018" calcext:value-type="float">
            <text:p>1.58313290838945E+018</text:p>
          </table:table-cell>
          <table:table-cell office:value-type="float" office:value="2808" calcext:value-type="float">
            <text:p>2808</text:p>
          </table:table-cell>
          <table:table-cell office:value-type="float" office:value="1.58313290836775E+018" calcext:value-type="float">
            <text:p>1.5831329083677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38938E+018" calcext:value-type="float">
            <text:p>1.58313290838938E+018</text:p>
          </table:table-cell>
          <table:table-cell office:value-type="float" office:value="2808" calcext:value-type="float">
            <text:p>2808</text:p>
          </table:table-cell>
          <table:table-cell office:value-type="float" office:value="1.58313290836775E+018" calcext:value-type="float">
            <text:p>1.58313290836775E+018</text:p>
          </table:table-cell>
          <table:table-cell/>
          <table:table-cell office:value-type="float" office:value="164.036895752" calcext:value-type="float">
            <text:p>164.036895752</text:p>
          </table:table-cell>
          <table:table-cell office:value-type="float" office:value="143.143081665" calcext:value-type="float">
            <text:p>143.143081665</text:p>
          </table:table-cell>
          <table:table-cell office:value-type="float" office:value="0.0296781342477" calcext:value-type="float">
            <text:p>0.0296781342477</text:p>
          </table:table-cell>
          <table:table-cell office:value-type="float" office:value="387.552978516" calcext:value-type="float">
            <text:p>387.552978516</text:p>
          </table:table-cell>
          <table:table-cell office:value-type="float" office:value="241.231643677" calcext:value-type="float">
            <text:p>241.231643677</text:p>
          </table:table-cell>
        </table:table-row>
        <table:table-row table:style-name="ro1">
          <table:table-cell table:number-columns-repeated="4"/>
          <table:table-cell office:value-type="float" office:value="1.58313290843165E+018" calcext:value-type="float">
            <text:p>1.58313290843165E+018</text:p>
          </table:table-cell>
          <table:table-cell office:value-type="float" office:value="2809" calcext:value-type="float">
            <text:p>2809</text:p>
          </table:table-cell>
          <table:table-cell office:value-type="float" office:value="1.58313290840288E+018" calcext:value-type="float">
            <text:p>1.5831329084028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42697E+018" calcext:value-type="float">
            <text:p>1.58313290842697E+018</text:p>
          </table:table-cell>
          <table:table-cell office:value-type="float" office:value="2809" calcext:value-type="float">
            <text:p>2809</text:p>
          </table:table-cell>
          <table:table-cell office:value-type="float" office:value="1.58313290840288E+018" calcext:value-type="float">
            <text:p>1.58313290840288E+018</text:p>
          </table:table-cell>
          <table:table-cell/>
          <table:table-cell office:value-type="float" office:value="159.430267334" calcext:value-type="float">
            <text:p>159.430267334</text:p>
          </table:table-cell>
          <table:table-cell office:value-type="float" office:value="141.47869873" calcext:value-type="float">
            <text:p>141.47869873</text:p>
          </table:table-cell>
          <table:table-cell office:value-type="float" office:value="0.453581869602" calcext:value-type="float">
            <text:p>0.453581869602</text:p>
          </table:table-cell>
          <table:table-cell office:value-type="float" office:value="392.61126709" calcext:value-type="float">
            <text:p>392.61126709</text:p>
          </table:table-cell>
          <table:table-cell office:value-type="float" office:value="237.305206299" calcext:value-type="float">
            <text:p>237.305206299</text:p>
          </table:table-cell>
        </table:table-row>
        <table:table-row table:style-name="ro1">
          <table:table-cell table:number-columns-repeated="4"/>
          <table:table-cell office:value-type="float" office:value="1.58313290846438E+018" calcext:value-type="float">
            <text:p>1.58313290846438E+018</text:p>
          </table:table-cell>
          <table:table-cell office:value-type="float" office:value="2810" calcext:value-type="float">
            <text:p>2810</text:p>
          </table:table-cell>
          <table:table-cell office:value-type="float" office:value="1.58313290843917E+018" calcext:value-type="float">
            <text:p>1.5831329084391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45823E+018" calcext:value-type="float">
            <text:p>1.58313290845823E+018</text:p>
          </table:table-cell>
          <table:table-cell office:value-type="float" office:value="2810" calcext:value-type="float">
            <text:p>2810</text:p>
          </table:table-cell>
          <table:table-cell office:value-type="float" office:value="1.58313290843917E+018" calcext:value-type="float">
            <text:p>1.58313290843917E+018</text:p>
          </table:table-cell>
          <table:table-cell/>
          <table:table-cell office:value-type="float" office:value="171.484481812" calcext:value-type="float">
            <text:p>171.484481812</text:p>
          </table:table-cell>
          <table:table-cell office:value-type="float" office:value="146.191436768" calcext:value-type="float">
            <text:p>146.191436768</text:p>
          </table:table-cell>
          <table:table-cell office:value-type="float" office:value="0.310931921005" calcext:value-type="float">
            <text:p>0.310931921005</text:p>
          </table:table-cell>
          <table:table-cell office:value-type="float" office:value="394.182098389" calcext:value-type="float">
            <text:p>394.182098389</text:p>
          </table:table-cell>
          <table:table-cell office:value-type="float" office:value="236.451156616" calcext:value-type="float">
            <text:p>236.451156616</text:p>
          </table:table-cell>
        </table:table-row>
        <table:table-row table:style-name="ro1">
          <table:table-cell table:number-columns-repeated="4"/>
          <table:table-cell office:value-type="float" office:value="1.58313290849525E+018" calcext:value-type="float">
            <text:p>1.58313290849525E+018</text:p>
          </table:table-cell>
          <table:table-cell office:value-type="float" office:value="2811" calcext:value-type="float">
            <text:p>2811</text:p>
          </table:table-cell>
          <table:table-cell office:value-type="float" office:value="1.58313290847085E+018" calcext:value-type="float">
            <text:p>1.5831329084708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49029E+018" calcext:value-type="float">
            <text:p>1.58313290849029E+018</text:p>
          </table:table-cell>
          <table:table-cell office:value-type="float" office:value="2811" calcext:value-type="float">
            <text:p>2811</text:p>
          </table:table-cell>
          <table:table-cell office:value-type="float" office:value="1.58313290847085E+018" calcext:value-type="float">
            <text:p>1.58313290847085E+018</text:p>
          </table:table-cell>
          <table:table-cell/>
          <table:table-cell office:value-type="float" office:value="154.569839478" calcext:value-type="float">
            <text:p>154.569839478</text:p>
          </table:table-cell>
          <table:table-cell office:value-type="float" office:value="144.242294312" calcext:value-type="float">
            <text:p>144.242294312</text:p>
          </table:table-cell>
          <table:table-cell office:value-type="float" office:value="0.420111805201" calcext:value-type="float">
            <text:p>0.420111805201</text:p>
          </table:table-cell>
          <table:table-cell office:value-type="float" office:value="400.017791748" calcext:value-type="float">
            <text:p>400.017791748</text:p>
          </table:table-cell>
          <table:table-cell office:value-type="float" office:value="235.769378662" calcext:value-type="float">
            <text:p>235.769378662</text:p>
          </table:table-cell>
        </table:table-row>
        <table:table-row table:style-name="ro1">
          <table:table-cell table:number-columns-repeated="4"/>
          <table:table-cell office:value-type="float" office:value="1.58313290853633E+018" calcext:value-type="float">
            <text:p>1.58313290853633E+018</text:p>
          </table:table-cell>
          <table:table-cell office:value-type="float" office:value="2812" calcext:value-type="float">
            <text:p>2812</text:p>
          </table:table-cell>
          <table:table-cell office:value-type="float" office:value="1.5831329085052E+018" calcext:value-type="float">
            <text:p>1.583132908505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53903E+018" calcext:value-type="float">
            <text:p>1.58313290853903E+018</text:p>
          </table:table-cell>
          <table:table-cell office:value-type="float" office:value="2812" calcext:value-type="float">
            <text:p>2812</text:p>
          </table:table-cell>
          <table:table-cell office:value-type="float" office:value="1.5831329085052E+018" calcext:value-type="float">
            <text:p>1.5831329085052E+018</text:p>
          </table:table-cell>
          <table:table-cell/>
          <table:table-cell office:value-type="float" office:value="159.122680664" calcext:value-type="float">
            <text:p>159.122680664</text:p>
          </table:table-cell>
          <table:table-cell office:value-type="float" office:value="142.007354736" calcext:value-type="float">
            <text:p>142.007354736</text:p>
          </table:table-cell>
          <table:table-cell office:value-type="float" office:value="0.330035448074" calcext:value-type="float">
            <text:p>0.330035448074</text:p>
          </table:table-cell>
          <table:table-cell office:value-type="float" office:value="398.775756836" calcext:value-type="float">
            <text:p>398.775756836</text:p>
          </table:table-cell>
          <table:table-cell office:value-type="float" office:value="235.284545898" calcext:value-type="float">
            <text:p>235.284545898</text:p>
          </table:table-cell>
        </table:table-row>
        <table:table-row table:style-name="ro1">
          <table:table-cell table:number-columns-repeated="4"/>
          <table:table-cell office:value-type="float" office:value="1.583132908563E+018" calcext:value-type="float">
            <text:p>1.583132908563E+018</text:p>
          </table:table-cell>
          <table:table-cell office:value-type="float" office:value="2813" calcext:value-type="float">
            <text:p>2813</text:p>
          </table:table-cell>
          <table:table-cell office:value-type="float" office:value="1.58313290853943E+018" calcext:value-type="float">
            <text:p>1.5831329085394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56489E+018" calcext:value-type="float">
            <text:p>1.58313290856489E+018</text:p>
          </table:table-cell>
          <table:table-cell office:value-type="float" office:value="2813" calcext:value-type="float">
            <text:p>2813</text:p>
          </table:table-cell>
          <table:table-cell office:value-type="float" office:value="1.58313290853943E+018" calcext:value-type="float">
            <text:p>1.58313290853943E+018</text:p>
          </table:table-cell>
          <table:table-cell/>
          <table:table-cell office:value-type="float" office:value="155.614395142" calcext:value-type="float">
            <text:p>155.614395142</text:p>
          </table:table-cell>
          <table:table-cell office:value-type="float" office:value="139.190048218" calcext:value-type="float">
            <text:p>139.190048218</text:p>
          </table:table-cell>
          <table:table-cell office:value-type="float" office:value="0.436792105436" calcext:value-type="float">
            <text:p>0.436792105436</text:p>
          </table:table-cell>
          <table:table-cell office:value-type="float" office:value="395.816314697" calcext:value-type="float">
            <text:p>395.816314697</text:p>
          </table:table-cell>
          <table:table-cell office:value-type="float" office:value="236.892364502" calcext:value-type="float">
            <text:p>236.892364502</text:p>
          </table:table-cell>
        </table:table-row>
        <table:table-row table:style-name="ro1">
          <table:table-cell table:number-columns-repeated="4"/>
          <table:table-cell office:value-type="float" office:value="1.58313290859245E+018" calcext:value-type="float">
            <text:p>1.58313290859245E+018</text:p>
          </table:table-cell>
          <table:table-cell office:value-type="float" office:value="2814" calcext:value-type="float">
            <text:p>2814</text:p>
          </table:table-cell>
          <table:table-cell office:value-type="float" office:value="1.58313290856864E+018" calcext:value-type="float">
            <text:p>1.5831329085686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58982E+018" calcext:value-type="float">
            <text:p>1.58313290858982E+018</text:p>
          </table:table-cell>
          <table:table-cell office:value-type="float" office:value="2814" calcext:value-type="float">
            <text:p>2814</text:p>
          </table:table-cell>
          <table:table-cell office:value-type="float" office:value="1.58313290856864E+018" calcext:value-type="float">
            <text:p>1.58313290856864E+018</text:p>
          </table:table-cell>
          <table:table-cell/>
          <table:table-cell office:value-type="float" office:value="152.654678345" calcext:value-type="float">
            <text:p>152.654678345</text:p>
          </table:table-cell>
          <table:table-cell office:value-type="float" office:value="140.626800537" calcext:value-type="float">
            <text:p>140.626800537</text:p>
          </table:table-cell>
          <table:table-cell office:value-type="float" office:value="0.482685565948" calcext:value-type="float">
            <text:p>0.482685565948</text:p>
          </table:table-cell>
          <table:table-cell office:value-type="float" office:value="401.367492676" calcext:value-type="float">
            <text:p>401.367492676</text:p>
          </table:table-cell>
          <table:table-cell office:value-type="float" office:value="237.063201904" calcext:value-type="float">
            <text:p>237.063201904</text:p>
          </table:table-cell>
        </table:table-row>
        <table:table-row table:style-name="ro1">
          <table:table-cell table:number-columns-repeated="4"/>
          <table:table-cell office:value-type="float" office:value="1.58313290863078E+018" calcext:value-type="float">
            <text:p>1.58313290863078E+018</text:p>
          </table:table-cell>
          <table:table-cell office:value-type="float" office:value="2815" calcext:value-type="float">
            <text:p>2815</text:p>
          </table:table-cell>
          <table:table-cell office:value-type="float" office:value="1.5831329086029E+018" calcext:value-type="float">
            <text:p>1.583132908602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62952E+018" calcext:value-type="float">
            <text:p>1.58313290862952E+018</text:p>
          </table:table-cell>
          <table:table-cell office:value-type="float" office:value="2815" calcext:value-type="float">
            <text:p>2815</text:p>
          </table:table-cell>
          <table:table-cell office:value-type="float" office:value="1.5831329086029E+018" calcext:value-type="float">
            <text:p>1.5831329086029E+018</text:p>
          </table:table-cell>
          <table:table-cell/>
          <table:table-cell office:value-type="float" office:value="192.852325439" calcext:value-type="float">
            <text:p>192.852325439</text:p>
          </table:table-cell>
          <table:table-cell office:value-type="float" office:value="154.027313232" calcext:value-type="float">
            <text:p>154.027313232</text:p>
          </table:table-cell>
          <table:table-cell office:value-type="float" office:value="-0.0515050031245" calcext:value-type="float">
            <text:p>-0.0515050031245</text:p>
          </table:table-cell>
          <table:table-cell office:value-type="float" office:value="402.932525635" calcext:value-type="float">
            <text:p>402.932525635</text:p>
          </table:table-cell>
          <table:table-cell office:value-type="float" office:value="239.792510986" calcext:value-type="float">
            <text:p>239.792510986</text:p>
          </table:table-cell>
        </table:table-row>
        <table:table-row table:style-name="ro1">
          <table:table-cell table:number-columns-repeated="4"/>
          <table:table-cell office:value-type="float" office:value="1.58313290867042E+018" calcext:value-type="float">
            <text:p>1.58313290867042E+018</text:p>
          </table:table-cell>
          <table:table-cell office:value-type="float" office:value="2816" calcext:value-type="float">
            <text:p>2816</text:p>
          </table:table-cell>
          <table:table-cell office:value-type="float" office:value="1.58313290863751E+018" calcext:value-type="float">
            <text:p>1.5831329086375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66495E+018" calcext:value-type="float">
            <text:p>1.58313290866495E+018</text:p>
          </table:table-cell>
          <table:table-cell office:value-type="float" office:value="2816" calcext:value-type="float">
            <text:p>2816</text:p>
          </table:table-cell>
          <table:table-cell office:value-type="float" office:value="1.58313290863751E+018" calcext:value-type="float">
            <text:p>1.58313290863751E+018</text:p>
          </table:table-cell>
          <table:table-cell/>
          <table:table-cell office:value-type="float" office:value="166.141815186" calcext:value-type="float">
            <text:p>166.141815186</text:p>
          </table:table-cell>
          <table:table-cell office:value-type="float" office:value="143.013946533" calcext:value-type="float">
            <text:p>143.013946533</text:p>
          </table:table-cell>
          <table:table-cell office:value-type="float" office:value="-0.0386270210147" calcext:value-type="float">
            <text:p>-0.0386270210147</text:p>
          </table:table-cell>
          <table:table-cell office:value-type="float" office:value="412.800750732" calcext:value-type="float">
            <text:p>412.800750732</text:p>
          </table:table-cell>
          <table:table-cell office:value-type="float" office:value="238.267745972" calcext:value-type="float">
            <text:p>238.267745972</text:p>
          </table:table-cell>
        </table:table-row>
        <table:table-row table:style-name="ro1">
          <table:table-cell table:number-columns-repeated="4"/>
          <table:table-cell office:value-type="float" office:value="1.58313290871191E+018" calcext:value-type="float">
            <text:p>1.58313290871191E+018</text:p>
          </table:table-cell>
          <table:table-cell office:value-type="float" office:value="2817" calcext:value-type="float">
            <text:p>2817</text:p>
          </table:table-cell>
          <table:table-cell office:value-type="float" office:value="1.58313290867414E+018" calcext:value-type="float">
            <text:p>1.5831329086741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70798E+018" calcext:value-type="float">
            <text:p>1.58313290870798E+018</text:p>
          </table:table-cell>
          <table:table-cell office:value-type="float" office:value="2817" calcext:value-type="float">
            <text:p>2817</text:p>
          </table:table-cell>
          <table:table-cell office:value-type="float" office:value="1.58313290867414E+018" calcext:value-type="float">
            <text:p>1.58313290867414E+018</text:p>
          </table:table-cell>
          <table:table-cell/>
          <table:table-cell office:value-type="float" office:value="167.801116943" calcext:value-type="float">
            <text:p>167.801116943</text:p>
          </table:table-cell>
          <table:table-cell office:value-type="float" office:value="138.830978394" calcext:value-type="float">
            <text:p>138.830978394</text:p>
          </table:table-cell>
          <table:table-cell office:value-type="float" office:value="-0.0562515556812" calcext:value-type="float">
            <text:p>-0.0562515556812</text:p>
          </table:table-cell>
          <table:table-cell office:value-type="float" office:value="413.917175293" calcext:value-type="float">
            <text:p>413.917175293</text:p>
          </table:table-cell>
          <table:table-cell office:value-type="float" office:value="238.089111328" calcext:value-type="float">
            <text:p>238.089111328</text:p>
          </table:table-cell>
        </table:table-row>
        <table:table-row table:style-name="ro1">
          <table:table-cell table:number-columns-repeated="4"/>
          <table:table-cell office:value-type="float" office:value="1.58313290874173E+018" calcext:value-type="float">
            <text:p>1.58313290874173E+018</text:p>
          </table:table-cell>
          <table:table-cell office:value-type="float" office:value="2818" calcext:value-type="float">
            <text:p>2818</text:p>
          </table:table-cell>
          <table:table-cell office:value-type="float" office:value="1.58313290870701E+018" calcext:value-type="float">
            <text:p>1.5831329087070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73385E+018" calcext:value-type="float">
            <text:p>1.58313290873385E+018</text:p>
          </table:table-cell>
          <table:table-cell office:value-type="float" office:value="2818" calcext:value-type="float">
            <text:p>2818</text:p>
          </table:table-cell>
          <table:table-cell office:value-type="float" office:value="1.58313290870701E+018" calcext:value-type="float">
            <text:p>1.58313290870701E+018</text:p>
          </table:table-cell>
          <table:table-cell/>
          <table:table-cell office:value-type="float" office:value="167.090545654" calcext:value-type="float">
            <text:p>167.090545654</text:p>
          </table:table-cell>
          <table:table-cell office:value-type="float" office:value="139.244628906" calcext:value-type="float">
            <text:p>139.244628906</text:p>
          </table:table-cell>
          <table:table-cell office:value-type="float" office:value="0.0609718747437" calcext:value-type="float">
            <text:p>0.0609718747437</text:p>
          </table:table-cell>
          <table:table-cell office:value-type="float" office:value="411.863433838" calcext:value-type="float">
            <text:p>411.863433838</text:p>
          </table:table-cell>
          <table:table-cell office:value-type="float" office:value="239.381896973" calcext:value-type="float">
            <text:p>239.381896973</text:p>
          </table:table-cell>
        </table:table-row>
        <table:table-row table:style-name="ro1">
          <table:table-cell table:number-columns-repeated="4"/>
          <table:table-cell office:value-type="float" office:value="1.58313290877882E+018" calcext:value-type="float">
            <text:p>1.58313290877882E+018</text:p>
          </table:table-cell>
          <table:table-cell office:value-type="float" office:value="2819" calcext:value-type="float">
            <text:p>2819</text:p>
          </table:table-cell>
          <table:table-cell office:value-type="float" office:value="1.58313290874101E+018" calcext:value-type="float">
            <text:p>1.5831329087410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77916E+018" calcext:value-type="float">
            <text:p>1.58313290877916E+018</text:p>
          </table:table-cell>
          <table:table-cell office:value-type="float" office:value="2819" calcext:value-type="float">
            <text:p>2819</text:p>
          </table:table-cell>
          <table:table-cell office:value-type="float" office:value="1.58313290874101E+018" calcext:value-type="float">
            <text:p>1.58313290874101E+018</text:p>
          </table:table-cell>
          <table:table-cell/>
          <table:table-cell office:value-type="float" office:value="164.795211792" calcext:value-type="float">
            <text:p>164.795211792</text:p>
          </table:table-cell>
          <table:table-cell office:value-type="float" office:value="139.734313965" calcext:value-type="float">
            <text:p>139.734313965</text:p>
          </table:table-cell>
          <table:table-cell office:value-type="float" office:value="-0.16051697731" calcext:value-type="float">
            <text:p>-0.16051697731</text:p>
          </table:table-cell>
          <table:table-cell office:value-type="float" office:value="412.180603027" calcext:value-type="float">
            <text:p>412.180603027</text:p>
          </table:table-cell>
          <table:table-cell office:value-type="float" office:value="237.696395874" calcext:value-type="float">
            <text:p>237.696395874</text:p>
          </table:table-cell>
        </table:table-row>
        <table:table-row table:style-name="ro1">
          <table:table-cell table:number-columns-repeated="4"/>
          <table:table-cell office:value-type="float" office:value="1.58313290880957E+018" calcext:value-type="float">
            <text:p>1.58313290880957E+018</text:p>
          </table:table-cell>
          <table:table-cell office:value-type="float" office:value="2820" calcext:value-type="float">
            <text:p>2820</text:p>
          </table:table-cell>
          <table:table-cell office:value-type="float" office:value="1.58313290877454E+018" calcext:value-type="float">
            <text:p>1.5831329087745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80441E+018" calcext:value-type="float">
            <text:p>1.58313290880441E+018</text:p>
          </table:table-cell>
          <table:table-cell office:value-type="float" office:value="2820" calcext:value-type="float">
            <text:p>2820</text:p>
          </table:table-cell>
          <table:table-cell office:value-type="float" office:value="1.58313290877454E+018" calcext:value-type="float">
            <text:p>1.58313290877454E+018</text:p>
          </table:table-cell>
          <table:table-cell/>
          <table:table-cell office:value-type="float" office:value="164.115447998" calcext:value-type="float">
            <text:p>164.115447998</text:p>
          </table:table-cell>
          <table:table-cell office:value-type="float" office:value="137.912811279" calcext:value-type="float">
            <text:p>137.912811279</text:p>
          </table:table-cell>
          <table:table-cell office:value-type="float" office:value="-0.108836069703" calcext:value-type="float">
            <text:p>-0.108836069703</text:p>
          </table:table-cell>
          <table:table-cell office:value-type="float" office:value="412.382720947" calcext:value-type="float">
            <text:p>412.382720947</text:p>
          </table:table-cell>
          <table:table-cell office:value-type="float" office:value="237.751296997" calcext:value-type="float">
            <text:p>237.751296997</text:p>
          </table:table-cell>
        </table:table-row>
        <table:table-row table:style-name="ro1">
          <table:table-cell table:number-columns-repeated="4"/>
          <table:table-cell office:value-type="float" office:value="1.58313290883855E+018" calcext:value-type="float">
            <text:p>1.58313290883855E+018</text:p>
          </table:table-cell>
          <table:table-cell office:value-type="float" office:value="2821" calcext:value-type="float">
            <text:p>2821</text:p>
          </table:table-cell>
          <table:table-cell office:value-type="float" office:value="1.58313290880635E+018" calcext:value-type="float">
            <text:p>1.5831329088063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83355E+018" calcext:value-type="float">
            <text:p>1.58313290883355E+018</text:p>
          </table:table-cell>
          <table:table-cell office:value-type="float" office:value="2821" calcext:value-type="float">
            <text:p>2821</text:p>
          </table:table-cell>
          <table:table-cell office:value-type="float" office:value="1.58313290880635E+018" calcext:value-type="float">
            <text:p>1.58313290880635E+018</text:p>
          </table:table-cell>
          <table:table-cell/>
          <table:table-cell office:value-type="float" office:value="171.326431274" calcext:value-type="float">
            <text:p>171.326431274</text:p>
          </table:table-cell>
          <table:table-cell office:value-type="float" office:value="138.290298462" calcext:value-type="float">
            <text:p>138.290298462</text:p>
          </table:table-cell>
          <table:table-cell office:value-type="float" office:value="0.033852506429" calcext:value-type="float">
            <text:p>0.033852506429</text:p>
          </table:table-cell>
          <table:table-cell office:value-type="float" office:value="413.911468506" calcext:value-type="float">
            <text:p>413.911468506</text:p>
          </table:table-cell>
          <table:table-cell office:value-type="float" office:value="239.494659424" calcext:value-type="float">
            <text:p>239.494659424</text:p>
          </table:table-cell>
        </table:table-row>
        <table:table-row table:style-name="ro1">
          <table:table-cell table:number-columns-repeated="4"/>
          <table:table-cell office:value-type="float" office:value="1.58313290885939E+018" calcext:value-type="float">
            <text:p>1.58313290885939E+018</text:p>
          </table:table-cell>
          <table:table-cell office:value-type="float" office:value="2822" calcext:value-type="float">
            <text:p>2822</text:p>
          </table:table-cell>
          <table:table-cell office:value-type="float" office:value="1.58313290883897E+018" calcext:value-type="float">
            <text:p>1.5831329088389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85853E+018" calcext:value-type="float">
            <text:p>1.58313290885853E+018</text:p>
          </table:table-cell>
          <table:table-cell office:value-type="float" office:value="2822" calcext:value-type="float">
            <text:p>2822</text:p>
          </table:table-cell>
          <table:table-cell office:value-type="float" office:value="1.58313290883897E+018" calcext:value-type="float">
            <text:p>1.58313290883897E+018</text:p>
          </table:table-cell>
          <table:table-cell/>
          <table:table-cell office:value-type="float" office:value="172.282440186" calcext:value-type="float">
            <text:p>172.282440186</text:p>
          </table:table-cell>
          <table:table-cell office:value-type="float" office:value="137.699798584" calcext:value-type="float">
            <text:p>137.699798584</text:p>
          </table:table-cell>
          <table:table-cell office:value-type="float" office:value="0.0317191816866" calcext:value-type="float">
            <text:p>0.0317191816866</text:p>
          </table:table-cell>
          <table:table-cell office:value-type="float" office:value="413.557037354" calcext:value-type="float">
            <text:p>413.557037354</text:p>
          </table:table-cell>
          <table:table-cell office:value-type="float" office:value="239.76864624" calcext:value-type="float">
            <text:p>239.76864624</text:p>
          </table:table-cell>
        </table:table-row>
        <table:table-row table:style-name="ro1">
          <table:table-cell table:number-columns-repeated="4"/>
          <table:table-cell office:value-type="float" office:value="1.58313290889482E+018" calcext:value-type="float">
            <text:p>1.58313290889482E+018</text:p>
          </table:table-cell>
          <table:table-cell office:value-type="float" office:value="2823" calcext:value-type="float">
            <text:p>2823</text:p>
          </table:table-cell>
          <table:table-cell office:value-type="float" office:value="1.58313290887158E+018" calcext:value-type="float">
            <text:p>1.5831329088715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89411E+018" calcext:value-type="float">
            <text:p>1.58313290889411E+018</text:p>
          </table:table-cell>
          <table:table-cell office:value-type="float" office:value="2823" calcext:value-type="float">
            <text:p>2823</text:p>
          </table:table-cell>
          <table:table-cell office:value-type="float" office:value="1.58313290887158E+018" calcext:value-type="float">
            <text:p>1.58313290887158E+018</text:p>
          </table:table-cell>
          <table:table-cell/>
          <table:table-cell office:value-type="float" office:value="175.65838623" calcext:value-type="float">
            <text:p>175.65838623</text:p>
          </table:table-cell>
          <table:table-cell office:value-type="float" office:value="135.665206909" calcext:value-type="float">
            <text:p>135.665206909</text:p>
          </table:table-cell>
          <table:table-cell office:value-type="float" office:value="0.0577289424837" calcext:value-type="float">
            <text:p>0.0577289424837</text:p>
          </table:table-cell>
          <table:table-cell office:value-type="float" office:value="412.533111572" calcext:value-type="float">
            <text:p>412.533111572</text:p>
          </table:table-cell>
          <table:table-cell office:value-type="float" office:value="239.270172119" calcext:value-type="float">
            <text:p>239.270172119</text:p>
          </table:table-cell>
        </table:table-row>
        <table:table-row table:style-name="ro1">
          <table:table-cell table:number-columns-repeated="4"/>
          <table:table-cell office:value-type="float" office:value="1.58313290892773E+018" calcext:value-type="float">
            <text:p>1.58313290892773E+018</text:p>
          </table:table-cell>
          <table:table-cell office:value-type="float" office:value="2824" calcext:value-type="float">
            <text:p>2824</text:p>
          </table:table-cell>
          <table:table-cell office:value-type="float" office:value="1.5831329089052E+018" calcext:value-type="float">
            <text:p>1.583132908905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92815E+018" calcext:value-type="float">
            <text:p>1.58313290892815E+018</text:p>
          </table:table-cell>
          <table:table-cell office:value-type="float" office:value="2824" calcext:value-type="float">
            <text:p>2824</text:p>
          </table:table-cell>
          <table:table-cell office:value-type="float" office:value="1.5831329089052E+018" calcext:value-type="float">
            <text:p>1.5831329089052E+018</text:p>
          </table:table-cell>
          <table:table-cell/>
          <table:table-cell office:value-type="float" office:value="192.699920654" calcext:value-type="float">
            <text:p>192.699920654</text:p>
          </table:table-cell>
          <table:table-cell office:value-type="float" office:value="136.323165894" calcext:value-type="float">
            <text:p>136.323165894</text:p>
          </table:table-cell>
          <table:table-cell office:value-type="float" office:value="0.054027415812" calcext:value-type="float">
            <text:p>0.054027415812</text:p>
          </table:table-cell>
          <table:table-cell office:value-type="float" office:value="407.098724365" calcext:value-type="float">
            <text:p>407.098724365</text:p>
          </table:table-cell>
          <table:table-cell office:value-type="float" office:value="239.256378174" calcext:value-type="float">
            <text:p>239.256378174</text:p>
          </table:table-cell>
        </table:table-row>
        <table:table-row table:style-name="ro1">
          <table:table-cell table:number-columns-repeated="4"/>
          <table:table-cell office:value-type="float" office:value="1.58313290896167E+018" calcext:value-type="float">
            <text:p>1.58313290896167E+018</text:p>
          </table:table-cell>
          <table:table-cell office:value-type="float" office:value="2825" calcext:value-type="float">
            <text:p>2825</text:p>
          </table:table-cell>
          <table:table-cell office:value-type="float" office:value="1.58313290893857E+018" calcext:value-type="float">
            <text:p>1.5831329089385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896099E+018" calcext:value-type="float">
            <text:p>1.58313290896099E+018</text:p>
          </table:table-cell>
          <table:table-cell office:value-type="float" office:value="2825" calcext:value-type="float">
            <text:p>2825</text:p>
          </table:table-cell>
          <table:table-cell office:value-type="float" office:value="1.58313290893857E+018" calcext:value-type="float">
            <text:p>1.58313290893857E+018</text:p>
          </table:table-cell>
          <table:table-cell/>
          <table:table-cell office:value-type="float" office:value="171.656845093" calcext:value-type="float">
            <text:p>171.656845093</text:p>
          </table:table-cell>
          <table:table-cell office:value-type="float" office:value="139.667282104" calcext:value-type="float">
            <text:p>139.667282104</text:p>
          </table:table-cell>
          <table:table-cell office:value-type="float" office:value="0.0799651369452" calcext:value-type="float">
            <text:p>0.0799651369452</text:p>
          </table:table-cell>
          <table:table-cell office:value-type="float" office:value="414.360656738" calcext:value-type="float">
            <text:p>414.360656738</text:p>
          </table:table-cell>
          <table:table-cell office:value-type="float" office:value="240.590774536" calcext:value-type="float">
            <text:p>240.590774536</text:p>
          </table:table-cell>
        </table:table-row>
        <table:table-row table:style-name="ro1">
          <table:table-cell table:number-columns-repeated="4"/>
          <table:table-cell office:value-type="float" office:value="1.58313290901676E+018" calcext:value-type="float">
            <text:p>1.58313290901676E+018</text:p>
          </table:table-cell>
          <table:table-cell office:value-type="float" office:value="2826" calcext:value-type="float">
            <text:p>2826</text:p>
          </table:table-cell>
          <table:table-cell office:value-type="float" office:value="1.58313290898671E+018" calcext:value-type="float">
            <text:p>1.5831329089867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0156E+018" calcext:value-type="float">
            <text:p>1.5831329090156E+018</text:p>
          </table:table-cell>
          <table:table-cell office:value-type="float" office:value="2826" calcext:value-type="float">
            <text:p>2826</text:p>
          </table:table-cell>
          <table:table-cell office:value-type="float" office:value="1.58313290898671E+018" calcext:value-type="float">
            <text:p>1.58313290898671E+018</text:p>
          </table:table-cell>
          <table:table-cell/>
          <table:table-cell office:value-type="float" office:value="168.220916748" calcext:value-type="float">
            <text:p>168.220916748</text:p>
          </table:table-cell>
          <table:table-cell office:value-type="float" office:value="137.713653564" calcext:value-type="float">
            <text:p>137.713653564</text:p>
          </table:table-cell>
          <table:table-cell office:value-type="float" office:value="0.0246709920466" calcext:value-type="float">
            <text:p>0.0246709920466</text:p>
          </table:table-cell>
          <table:table-cell office:value-type="float" office:value="413.754852295" calcext:value-type="float">
            <text:p>413.754852295</text:p>
          </table:table-cell>
          <table:table-cell office:value-type="float" office:value="239.470489502" calcext:value-type="float">
            <text:p>239.470489502</text:p>
          </table:table-cell>
        </table:table-row>
        <table:table-row table:style-name="ro1">
          <table:table-cell table:number-columns-repeated="4"/>
          <table:table-cell office:value-type="float" office:value="1.58313290903562E+018" calcext:value-type="float">
            <text:p>1.58313290903562E+018</text:p>
          </table:table-cell>
          <table:table-cell office:value-type="float" office:value="2827" calcext:value-type="float">
            <text:p>2827</text:p>
          </table:table-cell>
          <table:table-cell office:value-type="float" office:value="1.58313290900631E+018" calcext:value-type="float">
            <text:p>1.5831329090063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03593E+018" calcext:value-type="float">
            <text:p>1.58313290903593E+018</text:p>
          </table:table-cell>
          <table:table-cell office:value-type="float" office:value="2827" calcext:value-type="float">
            <text:p>2827</text:p>
          </table:table-cell>
          <table:table-cell office:value-type="float" office:value="1.58313290900631E+018" calcext:value-type="float">
            <text:p>1.58313290900631E+018</text:p>
          </table:table-cell>
          <table:table-cell/>
          <table:table-cell office:value-type="float" office:value="168.74067688" calcext:value-type="float">
            <text:p>168.74067688</text:p>
          </table:table-cell>
          <table:table-cell office:value-type="float" office:value="137.651351929" calcext:value-type="float">
            <text:p>137.651351929</text:p>
          </table:table-cell>
          <table:table-cell office:value-type="float" office:value="0.0421314761043" calcext:value-type="float">
            <text:p>0.0421314761043</text:p>
          </table:table-cell>
          <table:table-cell office:value-type="float" office:value="414.557189941" calcext:value-type="float">
            <text:p>414.557189941</text:p>
          </table:table-cell>
          <table:table-cell office:value-type="float" office:value="239.830123901" calcext:value-type="float">
            <text:p>239.830123901</text:p>
          </table:table-cell>
        </table:table-row>
        <table:table-row table:style-name="ro1">
          <table:table-cell table:number-columns-repeated="4"/>
          <table:table-cell office:value-type="float" office:value="1.58313290907777E+018" calcext:value-type="float">
            <text:p>1.58313290907777E+018</text:p>
          </table:table-cell>
          <table:table-cell office:value-type="float" office:value="2828" calcext:value-type="float">
            <text:p>2828</text:p>
          </table:table-cell>
          <table:table-cell office:value-type="float" office:value="1.58313290903868E+018" calcext:value-type="float">
            <text:p>1.5831329090386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07635E+018" calcext:value-type="float">
            <text:p>1.58313290907635E+018</text:p>
          </table:table-cell>
          <table:table-cell office:value-type="float" office:value="2828" calcext:value-type="float">
            <text:p>2828</text:p>
          </table:table-cell>
          <table:table-cell office:value-type="float" office:value="1.58313290903868E+018" calcext:value-type="float">
            <text:p>1.58313290903868E+018</text:p>
          </table:table-cell>
          <table:table-cell/>
          <table:table-cell office:value-type="float" office:value="170.172225952" calcext:value-type="float">
            <text:p>170.172225952</text:p>
          </table:table-cell>
          <table:table-cell office:value-type="float" office:value="137.358154297" calcext:value-type="float">
            <text:p>137.358154297</text:p>
          </table:table-cell>
          <table:table-cell office:value-type="float" office:value="0.0528981015086" calcext:value-type="float">
            <text:p>0.0528981015086</text:p>
          </table:table-cell>
          <table:table-cell office:value-type="float" office:value="414.38092041" calcext:value-type="float">
            <text:p>414.38092041</text:p>
          </table:table-cell>
          <table:table-cell office:value-type="float" office:value="240.017532349" calcext:value-type="float">
            <text:p>240.017532349</text:p>
          </table:table-cell>
        </table:table-row>
        <table:table-row table:style-name="ro1">
          <table:table-cell table:number-columns-repeated="4"/>
          <table:table-cell office:value-type="float" office:value="1.58313290912078E+018" calcext:value-type="float">
            <text:p>1.58313290912078E+018</text:p>
          </table:table-cell>
          <table:table-cell office:value-type="float" office:value="2829" calcext:value-type="float">
            <text:p>2829</text:p>
          </table:table-cell>
          <table:table-cell office:value-type="float" office:value="1.58313290907575E+018" calcext:value-type="float">
            <text:p>1.5831329090757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12097E+018" calcext:value-type="float">
            <text:p>1.58313290912097E+018</text:p>
          </table:table-cell>
          <table:table-cell office:value-type="float" office:value="2829" calcext:value-type="float">
            <text:p>2829</text:p>
          </table:table-cell>
          <table:table-cell office:value-type="float" office:value="1.58313290907575E+018" calcext:value-type="float">
            <text:p>1.58313290907575E+018</text:p>
          </table:table-cell>
          <table:table-cell/>
          <table:table-cell office:value-type="float" office:value="194.654052734" calcext:value-type="float">
            <text:p>194.654052734</text:p>
          </table:table-cell>
          <table:table-cell office:value-type="float" office:value="133.990753174" calcext:value-type="float">
            <text:p>133.990753174</text:p>
          </table:table-cell>
          <table:table-cell office:value-type="float" office:value="0.144983291626" calcext:value-type="float">
            <text:p>0.144983291626</text:p>
          </table:table-cell>
          <table:table-cell office:value-type="float" office:value="406.87902832" calcext:value-type="float">
            <text:p>406.87902832</text:p>
          </table:table-cell>
          <table:table-cell office:value-type="float" office:value="237.256790161" calcext:value-type="float">
            <text:p>237.256790161</text:p>
          </table:table-cell>
        </table:table-row>
        <table:table-row table:style-name="ro1">
          <table:table-cell table:number-columns-repeated="4"/>
          <table:table-cell office:value-type="float" office:value="1.58313290916335E+018" calcext:value-type="float">
            <text:p>1.58313290916335E+018</text:p>
          </table:table-cell>
          <table:table-cell office:value-type="float" office:value="2830" calcext:value-type="float">
            <text:p>2830</text:p>
          </table:table-cell>
          <table:table-cell office:value-type="float" office:value="1.58313290910836E+018" calcext:value-type="float">
            <text:p>1.5831329091083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16116E+018" calcext:value-type="float">
            <text:p>1.58313290916116E+018</text:p>
          </table:table-cell>
          <table:table-cell office:value-type="float" office:value="2830" calcext:value-type="float">
            <text:p>2830</text:p>
          </table:table-cell>
          <table:table-cell office:value-type="float" office:value="1.58313290910836E+018" calcext:value-type="float">
            <text:p>1.58313290910836E+018</text:p>
          </table:table-cell>
          <table:table-cell/>
          <table:table-cell office:value-type="float" office:value="210.197647095" calcext:value-type="float">
            <text:p>210.197647095</text:p>
          </table:table-cell>
          <table:table-cell office:value-type="float" office:value="148.047897339" calcext:value-type="float">
            <text:p>148.047897339</text:p>
          </table:table-cell>
          <table:table-cell office:value-type="float" office:value="0.210977226496" calcext:value-type="float">
            <text:p>0.210977226496</text:p>
          </table:table-cell>
          <table:table-cell office:value-type="float" office:value="397.413543701" calcext:value-type="float">
            <text:p>397.413543701</text:p>
          </table:table-cell>
          <table:table-cell office:value-type="float" office:value="234.835113525" calcext:value-type="float">
            <text:p>234.835113525</text:p>
          </table:table-cell>
        </table:table-row>
        <table:table-row table:style-name="ro1">
          <table:table-cell table:number-columns-repeated="4"/>
          <table:table-cell office:value-type="float" office:value="1.58313290920499E+018" calcext:value-type="float">
            <text:p>1.58313290920499E+018</text:p>
          </table:table-cell>
          <table:table-cell office:value-type="float" office:value="2831" calcext:value-type="float">
            <text:p>2831</text:p>
          </table:table-cell>
          <table:table-cell office:value-type="float" office:value="1.58313290914861E+018" calcext:value-type="float">
            <text:p>1.5831329091486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20414E+018" calcext:value-type="float">
            <text:p>1.58313290920414E+018</text:p>
          </table:table-cell>
          <table:table-cell office:value-type="float" office:value="2831" calcext:value-type="float">
            <text:p>2831</text:p>
          </table:table-cell>
          <table:table-cell office:value-type="float" office:value="1.58313290914861E+018" calcext:value-type="float">
            <text:p>1.58313290914861E+018</text:p>
          </table:table-cell>
          <table:table-cell/>
          <table:table-cell office:value-type="float" office:value="190.700653076" calcext:value-type="float">
            <text:p>190.700653076</text:p>
          </table:table-cell>
          <table:table-cell office:value-type="float" office:value="149.704101562" calcext:value-type="float">
            <text:p>149.704101562</text:p>
          </table:table-cell>
          <table:table-cell office:value-type="float" office:value="-0.185306608677" calcext:value-type="float">
            <text:p>-0.185306608677</text:p>
          </table:table-cell>
          <table:table-cell office:value-type="float" office:value="391.857849121" calcext:value-type="float">
            <text:p>391.857849121</text:p>
          </table:table-cell>
          <table:table-cell office:value-type="float" office:value="237.575927734" calcext:value-type="float">
            <text:p>237.575927734</text:p>
          </table:table-cell>
        </table:table-row>
        <table:table-row table:style-name="ro1">
          <table:table-cell table:number-columns-repeated="4"/>
          <table:table-cell office:value-type="float" office:value="1.58313290924685E+018" calcext:value-type="float">
            <text:p>1.58313290924685E+018</text:p>
          </table:table-cell>
          <table:table-cell office:value-type="float" office:value="2832" calcext:value-type="float">
            <text:p>2832</text:p>
          </table:table-cell>
          <table:table-cell office:value-type="float" office:value="1.58313290917266E+018" calcext:value-type="float">
            <text:p>1.5831329091726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2434E+018" calcext:value-type="float">
            <text:p>1.5831329092434E+018</text:p>
          </table:table-cell>
          <table:table-cell office:value-type="float" office:value="2832" calcext:value-type="float">
            <text:p>2832</text:p>
          </table:table-cell>
          <table:table-cell office:value-type="float" office:value="1.58313290917266E+018" calcext:value-type="float">
            <text:p>1.58313290917266E+018</text:p>
          </table:table-cell>
          <table:table-cell/>
          <table:table-cell office:value-type="float" office:value="187.36730957" calcext:value-type="float">
            <text:p>187.36730957</text:p>
          </table:table-cell>
          <table:table-cell office:value-type="float" office:value="158.141815186" calcext:value-type="float">
            <text:p>158.141815186</text:p>
          </table:table-cell>
          <table:table-cell office:value-type="float" office:value="0.00343547784723" calcext:value-type="float">
            <text:p>0.00343547784723</text:p>
          </table:table-cell>
          <table:table-cell office:value-type="float" office:value="389.412658691" calcext:value-type="float">
            <text:p>389.412658691</text:p>
          </table:table-cell>
          <table:table-cell office:value-type="float" office:value="239.065246582" calcext:value-type="float">
            <text:p>239.065246582</text:p>
          </table:table-cell>
        </table:table-row>
        <table:table-row table:style-name="ro1">
          <table:table-cell table:number-columns-repeated="4"/>
          <table:table-cell office:value-type="float" office:value="1.58313290928024E+018" calcext:value-type="float">
            <text:p>1.58313290928024E+018</text:p>
          </table:table-cell>
          <table:table-cell office:value-type="float" office:value="2833" calcext:value-type="float">
            <text:p>2833</text:p>
          </table:table-cell>
          <table:table-cell office:value-type="float" office:value="1.58313290920299E+018" calcext:value-type="float">
            <text:p>1.5831329092029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28058E+018" calcext:value-type="float">
            <text:p>1.58313290928058E+018</text:p>
          </table:table-cell>
          <table:table-cell office:value-type="float" office:value="2833" calcext:value-type="float">
            <text:p>2833</text:p>
          </table:table-cell>
          <table:table-cell office:value-type="float" office:value="1.58313290920299E+018" calcext:value-type="float">
            <text:p>1.58313290920299E+018</text:p>
          </table:table-cell>
          <table:table-cell/>
          <table:table-cell office:value-type="float" office:value="178.20916748" calcext:value-type="float">
            <text:p>178.20916748</text:p>
          </table:table-cell>
          <table:table-cell office:value-type="float" office:value="151.756622314" calcext:value-type="float">
            <text:p>151.756622314</text:p>
          </table:table-cell>
          <table:table-cell office:value-type="float" office:value="-0.274535566568" calcext:value-type="float">
            <text:p>-0.274535566568</text:p>
          </table:table-cell>
          <table:table-cell office:value-type="float" office:value="387.965209961" calcext:value-type="float">
            <text:p>387.965209961</text:p>
          </table:table-cell>
          <table:table-cell office:value-type="float" office:value="241.236129761" calcext:value-type="float">
            <text:p>241.236129761</text:p>
          </table:table-cell>
        </table:table-row>
        <table:table-row table:style-name="ro1">
          <table:table-cell table:number-columns-repeated="4"/>
          <table:table-cell office:value-type="float" office:value="1.58313290929564E+018" calcext:value-type="float">
            <text:p>1.58313290929564E+018</text:p>
          </table:table-cell>
          <table:table-cell office:value-type="float" office:value="2834" calcext:value-type="float">
            <text:p>2834</text:p>
          </table:table-cell>
          <table:table-cell office:value-type="float" office:value="1.58313290923958E+018" calcext:value-type="float">
            <text:p>1.5831329092395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29516E+018" calcext:value-type="float">
            <text:p>1.58313290929516E+018</text:p>
          </table:table-cell>
          <table:table-cell office:value-type="float" office:value="2834" calcext:value-type="float">
            <text:p>2834</text:p>
          </table:table-cell>
          <table:table-cell office:value-type="float" office:value="1.58313290923958E+018" calcext:value-type="float">
            <text:p>1.58313290923958E+018</text:p>
          </table:table-cell>
          <table:table-cell/>
          <table:table-cell office:value-type="float" office:value="168.073608398" calcext:value-type="float">
            <text:p>168.073608398</text:p>
          </table:table-cell>
          <table:table-cell office:value-type="float" office:value="138.336181641" calcext:value-type="float">
            <text:p>138.336181641</text:p>
          </table:table-cell>
          <table:table-cell office:value-type="float" office:value="-0.34353685379" calcext:value-type="float">
            <text:p>-0.34353685379</text:p>
          </table:table-cell>
          <table:table-cell office:value-type="float" office:value="388.813232422" calcext:value-type="float">
            <text:p>388.813232422</text:p>
          </table:table-cell>
          <table:table-cell office:value-type="float" office:value="242.253005981" calcext:value-type="float">
            <text:p>242.253005981</text:p>
          </table:table-cell>
        </table:table-row>
        <table:table-row table:style-name="ro1">
          <table:table-cell table:number-columns-repeated="4"/>
          <table:table-cell office:value-type="float" office:value="1.58313290932268E+018" calcext:value-type="float">
            <text:p>1.58313290932268E+018</text:p>
          </table:table-cell>
          <table:table-cell office:value-type="float" office:value="2835" calcext:value-type="float">
            <text:p>2835</text:p>
          </table:table-cell>
          <table:table-cell office:value-type="float" office:value="1.58313290926923E+018" calcext:value-type="float">
            <text:p>1.5831329092692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3271E+018" calcext:value-type="float">
            <text:p>1.5831329093271E+018</text:p>
          </table:table-cell>
          <table:table-cell office:value-type="float" office:value="2835" calcext:value-type="float">
            <text:p>2835</text:p>
          </table:table-cell>
          <table:table-cell office:value-type="float" office:value="1.58313290926923E+018" calcext:value-type="float">
            <text:p>1.58313290926923E+018</text:p>
          </table:table-cell>
          <table:table-cell/>
          <table:table-cell office:value-type="float" office:value="203.498214722" calcext:value-type="float">
            <text:p>203.498214722</text:p>
          </table:table-cell>
          <table:table-cell office:value-type="float" office:value="149.063766479" calcext:value-type="float">
            <text:p>149.063766479</text:p>
          </table:table-cell>
          <table:table-cell office:value-type="float" office:value="-0.0858925357461" calcext:value-type="float">
            <text:p>-0.0858925357461</text:p>
          </table:table-cell>
          <table:table-cell office:value-type="float" office:value="397.473236084" calcext:value-type="float">
            <text:p>397.473236084</text:p>
          </table:table-cell>
          <table:table-cell office:value-type="float" office:value="243.392059326" calcext:value-type="float">
            <text:p>243.392059326</text:p>
          </table:table-cell>
        </table:table-row>
        <table:table-row table:style-name="ro1">
          <table:table-cell table:number-columns-repeated="4"/>
          <table:table-cell office:value-type="float" office:value="1.58313290934286E+018" calcext:value-type="float">
            <text:p>1.58313290934286E+018</text:p>
          </table:table-cell>
          <table:table-cell office:value-type="float" office:value="2836" calcext:value-type="float">
            <text:p>2836</text:p>
          </table:table-cell>
          <table:table-cell office:value-type="float" office:value="1.58313290930205E+018" calcext:value-type="float">
            <text:p>1.5831329093020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34483E+018" calcext:value-type="float">
            <text:p>1.58313290934483E+018</text:p>
          </table:table-cell>
          <table:table-cell office:value-type="float" office:value="2836" calcext:value-type="float">
            <text:p>2836</text:p>
          </table:table-cell>
          <table:table-cell office:value-type="float" office:value="1.58313290930205E+018" calcext:value-type="float">
            <text:p>1.58313290930205E+018</text:p>
          </table:table-cell>
          <table:table-cell/>
          <table:table-cell office:value-type="float" office:value="201.639480591" calcext:value-type="float">
            <text:p>201.639480591</text:p>
          </table:table-cell>
          <table:table-cell office:value-type="float" office:value="143.317779541" calcext:value-type="float">
            <text:p>143.317779541</text:p>
          </table:table-cell>
          <table:table-cell office:value-type="float" office:value="0.0345181636512" calcext:value-type="float">
            <text:p>0.0345181636512</text:p>
          </table:table-cell>
          <table:table-cell office:value-type="float" office:value="400.05758667" calcext:value-type="float">
            <text:p>400.05758667</text:p>
          </table:table-cell>
          <table:table-cell office:value-type="float" office:value="242.184188843" calcext:value-type="float">
            <text:p>242.184188843</text:p>
          </table:table-cell>
        </table:table-row>
        <table:table-row table:style-name="ro1">
          <table:table-cell table:number-columns-repeated="4"/>
          <table:table-cell office:value-type="float" office:value="1.58313290937358E+018" calcext:value-type="float">
            <text:p>1.58313290937358E+018</text:p>
          </table:table-cell>
          <table:table-cell office:value-type="float" office:value="2837" calcext:value-type="float">
            <text:p>2837</text:p>
          </table:table-cell>
          <table:table-cell office:value-type="float" office:value="1.58313290933586E+018" calcext:value-type="float">
            <text:p>1.5831329093358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37016E+018" calcext:value-type="float">
            <text:p>1.58313290937016E+018</text:p>
          </table:table-cell>
          <table:table-cell office:value-type="float" office:value="2837" calcext:value-type="float">
            <text:p>2837</text:p>
          </table:table-cell>
          <table:table-cell office:value-type="float" office:value="1.58313290933586E+018" calcext:value-type="float">
            <text:p>1.58313290933586E+018</text:p>
          </table:table-cell>
          <table:table-cell/>
          <table:table-cell office:value-type="float" office:value="194.402130127" calcext:value-type="float">
            <text:p>194.402130127</text:p>
          </table:table-cell>
          <table:table-cell office:value-type="float" office:value="143.794937134" calcext:value-type="float">
            <text:p>143.794937134</text:p>
          </table:table-cell>
          <table:table-cell office:value-type="float" office:value="0.164118230343" calcext:value-type="float">
            <text:p>0.164118230343</text:p>
          </table:table-cell>
          <table:table-cell office:value-type="float" office:value="395.156341553" calcext:value-type="float">
            <text:p>395.156341553</text:p>
          </table:table-cell>
          <table:table-cell office:value-type="float" office:value="248.72013855" calcext:value-type="float">
            <text:p>248.72013855</text:p>
          </table:table-cell>
        </table:table-row>
        <table:table-row table:style-name="ro1">
          <table:table-cell table:number-columns-repeated="4"/>
          <table:table-cell office:value-type="float" office:value="1.58313290940112E+018" calcext:value-type="float">
            <text:p>1.58313290940112E+018</text:p>
          </table:table-cell>
          <table:table-cell office:value-type="float" office:value="2838" calcext:value-type="float">
            <text:p>2838</text:p>
          </table:table-cell>
          <table:table-cell office:value-type="float" office:value="1.58313290936837E+018" calcext:value-type="float">
            <text:p>1.5831329093683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39863E+018" calcext:value-type="float">
            <text:p>1.58313290939863E+018</text:p>
          </table:table-cell>
          <table:table-cell office:value-type="float" office:value="2838" calcext:value-type="float">
            <text:p>2838</text:p>
          </table:table-cell>
          <table:table-cell office:value-type="float" office:value="1.58313290936837E+018" calcext:value-type="float">
            <text:p>1.58313290936837E+018</text:p>
          </table:table-cell>
          <table:table-cell/>
          <table:table-cell office:value-type="float" office:value="164.540725708" calcext:value-type="float">
            <text:p>164.540725708</text:p>
          </table:table-cell>
          <table:table-cell office:value-type="float" office:value="140.27722168" calcext:value-type="float">
            <text:p>140.27722168</text:p>
          </table:table-cell>
          <table:table-cell office:value-type="float" office:value="0.128567963839" calcext:value-type="float">
            <text:p>0.128567963839</text:p>
          </table:table-cell>
          <table:table-cell office:value-type="float" office:value="386.676055908" calcext:value-type="float">
            <text:p>386.676055908</text:p>
          </table:table-cell>
          <table:table-cell office:value-type="float" office:value="249.889053345" calcext:value-type="float">
            <text:p>249.889053345</text:p>
          </table:table-cell>
        </table:table-row>
        <table:table-row table:style-name="ro1">
          <table:table-cell table:number-columns-repeated="4"/>
          <table:table-cell office:value-type="float" office:value="1.58313290944374E+018" calcext:value-type="float">
            <text:p>1.58313290944374E+018</text:p>
          </table:table-cell>
          <table:table-cell office:value-type="float" office:value="2839" calcext:value-type="float">
            <text:p>2839</text:p>
          </table:table-cell>
          <table:table-cell office:value-type="float" office:value="1.58313290940175E+018" calcext:value-type="float">
            <text:p>1.5831329094017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44487E+018" calcext:value-type="float">
            <text:p>1.58313290944487E+018</text:p>
          </table:table-cell>
          <table:table-cell office:value-type="float" office:value="2839" calcext:value-type="float">
            <text:p>2839</text:p>
          </table:table-cell>
          <table:table-cell office:value-type="float" office:value="1.58313290940175E+018" calcext:value-type="float">
            <text:p>1.58313290940175E+018</text:p>
          </table:table-cell>
          <table:table-cell/>
          <table:table-cell office:value-type="float" office:value="167.034378052" calcext:value-type="float">
            <text:p>167.034378052</text:p>
          </table:table-cell>
          <table:table-cell office:value-type="float" office:value="139.998977661" calcext:value-type="float">
            <text:p>139.998977661</text:p>
          </table:table-cell>
          <table:table-cell office:value-type="float" office:value="0.0297275353223" calcext:value-type="float">
            <text:p>0.0297275353223</text:p>
          </table:table-cell>
          <table:table-cell office:value-type="float" office:value="385.893463135" calcext:value-type="float">
            <text:p>385.893463135</text:p>
          </table:table-cell>
          <table:table-cell office:value-type="float" office:value="247.711990356" calcext:value-type="float">
            <text:p>247.711990356</text:p>
          </table:table-cell>
        </table:table-row>
        <table:table-row table:style-name="ro1">
          <table:table-cell table:number-columns-repeated="4"/>
          <table:table-cell office:value-type="float" office:value="1.58313290948935E+018" calcext:value-type="float">
            <text:p>1.58313290948935E+018</text:p>
          </table:table-cell>
          <table:table-cell office:value-type="float" office:value="2840" calcext:value-type="float">
            <text:p>2840</text:p>
          </table:table-cell>
          <table:table-cell office:value-type="float" office:value="1.58313290943513E+018" calcext:value-type="float">
            <text:p>1.5831329094351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48431E+018" calcext:value-type="float">
            <text:p>1.58313290948431E+018</text:p>
          </table:table-cell>
          <table:table-cell office:value-type="float" office:value="2840" calcext:value-type="float">
            <text:p>2840</text:p>
          </table:table-cell>
          <table:table-cell office:value-type="float" office:value="1.58313290943513E+018" calcext:value-type="float">
            <text:p>1.58313290943513E+018</text:p>
          </table:table-cell>
          <table:table-cell/>
          <table:table-cell office:value-type="float" office:value="207.629760742" calcext:value-type="float">
            <text:p>207.629760742</text:p>
          </table:table-cell>
          <table:table-cell office:value-type="float" office:value="164.774307251" calcext:value-type="float">
            <text:p>164.774307251</text:p>
          </table:table-cell>
          <table:table-cell office:value-type="float" office:value="0.627594411373" calcext:value-type="float">
            <text:p>0.627594411373</text:p>
          </table:table-cell>
          <table:table-cell office:value-type="float" office:value="398.254394531" calcext:value-type="float">
            <text:p>398.254394531</text:p>
          </table:table-cell>
          <table:table-cell office:value-type="float" office:value="258.135223389" calcext:value-type="float">
            <text:p>258.135223389</text:p>
          </table:table-cell>
        </table:table-row>
        <table:table-row table:style-name="ro1">
          <table:table-cell table:number-columns-repeated="4"/>
          <table:table-cell office:value-type="float" office:value="1.58313290954439E+018" calcext:value-type="float">
            <text:p>1.58313290954439E+018</text:p>
          </table:table-cell>
          <table:table-cell office:value-type="float" office:value="2841" calcext:value-type="float">
            <text:p>2841</text:p>
          </table:table-cell>
          <table:table-cell office:value-type="float" office:value="1.5831329094803E+018" calcext:value-type="float">
            <text:p>1.583132909480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8313290954334E+018" calcext:value-type="float">
            <text:p>1.58313290954334E+018</text:p>
          </table:table-cell>
          <table:table-cell office:value-type="float" office:value="2841" calcext:value-type="float">
            <text:p>2841</text:p>
          </table:table-cell>
          <table:table-cell office:value-type="float" office:value="1.5831329094803E+018" calcext:value-type="float">
            <text:p>1.5831329094803E+018</text:p>
          </table:table-cell>
          <table:table-cell/>
          <table:table-cell office:value-type="float" office:value="214.702941895" calcext:value-type="float">
            <text:p>214.702941895</text:p>
          </table:table-cell>
          <table:table-cell office:value-type="float" office:value="181.36177063" calcext:value-type="float">
            <text:p>181.36177063</text:p>
          </table:table-cell>
          <table:table-cell office:value-type="float" office:value="0.520083248615" calcext:value-type="float">
            <text:p>0.520083248615</text:p>
          </table:table-cell>
          <table:table-cell office:value-type="float" office:value="397.131713867" calcext:value-type="float">
            <text:p>397.131713867</text:p>
          </table:table-cell>
          <table:table-cell office:value-type="float" office:value="257.459625244" calcext:value-type="float">
            <text:p>257.459625244</text:p>
          </table:table-cell>
        </table:table-row>
        <table:table-row table:style-name="ro1">
          <table:table-cell table:number-columns-repeated="4"/>
          <table:table-cell office:value-type="float" office:value="1.58313290959017E+018" calcext:value-type="float">
            <text:p>1.58313290959017E+018</text:p>
          </table:table-cell>
          <table:table-cell office:value-type="float" office:value="2842" calcext:value-type="float">
            <text:p>2842</text:p>
          </table:table-cell>
          <table:table-cell office:value-type="float" office:value="1.58313290952141E+018" calcext:value-type="float">
            <text:p>1.5831329095214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831329095848E+018" calcext:value-type="float">
            <text:p>1.5831329095848E+018</text:p>
          </table:table-cell>
          <table:table-cell office:value-type="float" office:value="2842" calcext:value-type="float">
            <text:p>2842</text:p>
          </table:table-cell>
          <table:table-cell office:value-type="float" office:value="1.58313290952141E+018" calcext:value-type="float">
            <text:p>1.58313290952141E+018</text:p>
          </table:table-cell>
          <table:table-cell/>
          <table:table-cell office:value-type="float" office:value="216.661331177" calcext:value-type="float">
            <text:p>216.661331177</text:p>
          </table:table-cell>
          <table:table-cell office:value-type="float" office:value="183.953018188" calcext:value-type="float">
            <text:p>183.953018188</text:p>
          </table:table-cell>
          <table:table-cell office:value-type="float" office:value="0.559409618378" calcext:value-type="float">
            <text:p>0.559409618378</text:p>
          </table:table-cell>
          <table:table-cell office:value-type="float" office:value="396.697387695" calcext:value-type="float">
            <text:p>396.697387695</text:p>
          </table:table-cell>
          <table:table-cell office:value-type="float" office:value="254.552642822" calcext:value-type="float">
            <text:p>254.552642822</text:p>
          </table:table-cell>
        </table:table-row>
        <table:table-row table:style-name="ro1">
          <table:table-cell table:number-columns-repeated="4"/>
          <table:table-cell office:value-type="float" office:value="1.5831329096184E+018" calcext:value-type="float">
            <text:p>1.5831329096184E+018</text:p>
          </table:table-cell>
          <table:table-cell office:value-type="float" office:value="2843" calcext:value-type="float">
            <text:p>2843</text:p>
          </table:table-cell>
          <table:table-cell office:value-type="float" office:value="1.58313290955133E+018" calcext:value-type="float">
            <text:p>1.5831329095513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8313290961309E+018" calcext:value-type="float">
            <text:p>1.58313290961309E+018</text:p>
          </table:table-cell>
          <table:table-cell office:value-type="float" office:value="2843" calcext:value-type="float">
            <text:p>2843</text:p>
          </table:table-cell>
          <table:table-cell office:value-type="float" office:value="1.58313290955133E+018" calcext:value-type="float">
            <text:p>1.58313290955133E+018</text:p>
          </table:table-cell>
          <table:table-cell/>
          <table:table-cell office:value-type="float" office:value="196.668640137" calcext:value-type="float">
            <text:p>196.668640137</text:p>
          </table:table-cell>
          <table:table-cell office:value-type="float" office:value="182.480773926" calcext:value-type="float">
            <text:p>182.480773926</text:p>
          </table:table-cell>
          <table:table-cell office:value-type="float" office:value="0.998522400856" calcext:value-type="float">
            <text:p>0.998522400856</text:p>
          </table:table-cell>
          <table:table-cell office:value-type="float" office:value="397.483337402" calcext:value-type="float">
            <text:p>397.483337402</text:p>
          </table:table-cell>
          <table:table-cell office:value-type="float" office:value="258.276062012" calcext:value-type="float">
            <text:p>258.276062012</text:p>
          </table:table-cell>
        </table:table-row>
        <table:table-row table:style-name="ro1">
          <table:table-cell table:number-columns-repeated="4"/>
          <table:table-cell office:value-type="float" office:value="1.58313290964863E+018" calcext:value-type="float">
            <text:p>1.58313290964863E+018</text:p>
          </table:table-cell>
          <table:table-cell office:value-type="float" office:value="2844" calcext:value-type="float">
            <text:p>2844</text:p>
          </table:table-cell>
          <table:table-cell office:value-type="float" office:value="1.58313290958573E+018" calcext:value-type="float">
            <text:p>1.5831329095857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65397E+018" calcext:value-type="float">
            <text:p>1.58313290965397E+018</text:p>
          </table:table-cell>
          <table:table-cell office:value-type="float" office:value="2844" calcext:value-type="float">
            <text:p>2844</text:p>
          </table:table-cell>
          <table:table-cell office:value-type="float" office:value="1.58313290958573E+018" calcext:value-type="float">
            <text:p>1.58313290958573E+018</text:p>
          </table:table-cell>
          <table:table-cell/>
          <table:table-cell office:value-type="float" office:value="166.904586792" calcext:value-type="float">
            <text:p>166.904586792</text:p>
          </table:table-cell>
          <table:table-cell office:value-type="float" office:value="162.661880493" calcext:value-type="float">
            <text:p>162.661880493</text:p>
          </table:table-cell>
          <table:table-cell office:value-type="float" office:value="0.307073265314" calcext:value-type="float">
            <text:p>0.307073265314</text:p>
          </table:table-cell>
          <table:table-cell office:value-type="float" office:value="384.727783203" calcext:value-type="float">
            <text:p>384.727783203</text:p>
          </table:table-cell>
          <table:table-cell office:value-type="float" office:value="252.268539429" calcext:value-type="float">
            <text:p>252.268539429</text:p>
          </table:table-cell>
        </table:table-row>
        <table:table-row table:style-name="ro1">
          <table:table-cell table:number-columns-repeated="4"/>
          <table:table-cell office:value-type="float" office:value="1.5831329096708E+018" calcext:value-type="float">
            <text:p>1.5831329096708E+018</text:p>
          </table:table-cell>
          <table:table-cell office:value-type="float" office:value="2845" calcext:value-type="float">
            <text:p>2845</text:p>
          </table:table-cell>
          <table:table-cell office:value-type="float" office:value="1.58313290960575E+018" calcext:value-type="float">
            <text:p>1.5831329096057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67018E+018" calcext:value-type="float">
            <text:p>1.58313290967018E+018</text:p>
          </table:table-cell>
          <table:table-cell office:value-type="float" office:value="2845" calcext:value-type="float">
            <text:p>2845</text:p>
          </table:table-cell>
          <table:table-cell office:value-type="float" office:value="1.58313290960575E+018" calcext:value-type="float">
            <text:p>1.58313290960575E+018</text:p>
          </table:table-cell>
          <table:table-cell/>
          <table:table-cell office:value-type="float" office:value="170.27394104" calcext:value-type="float">
            <text:p>170.27394104</text:p>
          </table:table-cell>
          <table:table-cell office:value-type="float" office:value="159.189468384" calcext:value-type="float">
            <text:p>159.189468384</text:p>
          </table:table-cell>
          <table:table-cell office:value-type="float" office:value="0.344892263412" calcext:value-type="float">
            <text:p>0.344892263412</text:p>
          </table:table-cell>
          <table:table-cell office:value-type="float" office:value="385.057403564" calcext:value-type="float">
            <text:p>385.057403564</text:p>
          </table:table-cell>
          <table:table-cell office:value-type="float" office:value="251.180633545" calcext:value-type="float">
            <text:p>251.180633545</text:p>
          </table:table-cell>
        </table:table-row>
        <table:table-row table:style-name="ro1">
          <table:table-cell table:number-columns-repeated="4"/>
          <table:table-cell office:value-type="float" office:value="1.58313290971785E+018" calcext:value-type="float">
            <text:p>1.58313290971785E+018</text:p>
          </table:table-cell>
          <table:table-cell office:value-type="float" office:value="2846" calcext:value-type="float">
            <text:p>2846</text:p>
          </table:table-cell>
          <table:table-cell office:value-type="float" office:value="1.58313290963871E+018" calcext:value-type="float">
            <text:p>1.5831329096387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71448E+018" calcext:value-type="float">
            <text:p>1.58313290971448E+018</text:p>
          </table:table-cell>
          <table:table-cell office:value-type="float" office:value="2846" calcext:value-type="float">
            <text:p>2846</text:p>
          </table:table-cell>
          <table:table-cell office:value-type="float" office:value="1.58313290963871E+018" calcext:value-type="float">
            <text:p>1.58313290963871E+018</text:p>
          </table:table-cell>
          <table:table-cell/>
          <table:table-cell office:value-type="float" office:value="156.200546265" calcext:value-type="float">
            <text:p>156.200546265</text:p>
          </table:table-cell>
          <table:table-cell office:value-type="float" office:value="137.697311401" calcext:value-type="float">
            <text:p>137.697311401</text:p>
          </table:table-cell>
          <table:table-cell office:value-type="float" office:value="1.47072696686" calcext:value-type="float">
            <text:p>1.47072696686</text:p>
          </table:table-cell>
          <table:table-cell office:value-type="float" office:value="383.862579346" calcext:value-type="float">
            <text:p>383.862579346</text:p>
          </table:table-cell>
          <table:table-cell office:value-type="float" office:value="248.55645752" calcext:value-type="float">
            <text:p>248.55645752</text:p>
          </table:table-cell>
        </table:table-row>
        <table:table-row table:style-name="ro1">
          <table:table-cell table:number-columns-repeated="4"/>
          <table:table-cell office:value-type="float" office:value="1.58313290975697E+018" calcext:value-type="float">
            <text:p>1.58313290975697E+018</text:p>
          </table:table-cell>
          <table:table-cell office:value-type="float" office:value="2847" calcext:value-type="float">
            <text:p>2847</text:p>
          </table:table-cell>
          <table:table-cell office:value-type="float" office:value="1.58313290968838E+018" calcext:value-type="float">
            <text:p>1.5831329096883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75393E+018" calcext:value-type="float">
            <text:p>1.58313290975393E+018</text:p>
          </table:table-cell>
          <table:table-cell office:value-type="float" office:value="2847" calcext:value-type="float">
            <text:p>2847</text:p>
          </table:table-cell>
          <table:table-cell office:value-type="float" office:value="1.58313290968838E+018" calcext:value-type="float">
            <text:p>1.58313290968838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0980488E+018" calcext:value-type="float">
            <text:p>1.58313290980488E+018</text:p>
          </table:table-cell>
          <table:table-cell office:value-type="float" office:value="2848" calcext:value-type="float">
            <text:p>2848</text:p>
          </table:table-cell>
          <table:table-cell office:value-type="float" office:value="1.58313290970436E+018" calcext:value-type="float">
            <text:p>1.5831329097043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80552E+018" calcext:value-type="float">
            <text:p>1.58313290980552E+018</text:p>
          </table:table-cell>
          <table:table-cell office:value-type="float" office:value="2848" calcext:value-type="float">
            <text:p>2848</text:p>
          </table:table-cell>
          <table:table-cell office:value-type="float" office:value="1.58313290970436E+018" calcext:value-type="float">
            <text:p>1.58313290970436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0983398E+018" calcext:value-type="float">
            <text:p>1.58313290983398E+018</text:p>
          </table:table-cell>
          <table:table-cell office:value-type="float" office:value="2849" calcext:value-type="float">
            <text:p>2849</text:p>
          </table:table-cell>
          <table:table-cell office:value-type="float" office:value="1.58313290973626E+018" calcext:value-type="float">
            <text:p>1.5831329097362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83081E+018" calcext:value-type="float">
            <text:p>1.58313290983081E+018</text:p>
          </table:table-cell>
          <table:table-cell office:value-type="float" office:value="2849" calcext:value-type="float">
            <text:p>2849</text:p>
          </table:table-cell>
          <table:table-cell office:value-type="float" office:value="1.58313290973626E+018" calcext:value-type="float">
            <text:p>1.58313290973626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0985793E+018" calcext:value-type="float">
            <text:p>1.58313290985793E+018</text:p>
          </table:table-cell>
          <table:table-cell office:value-type="float" office:value="2850" calcext:value-type="float">
            <text:p>2850</text:p>
          </table:table-cell>
          <table:table-cell office:value-type="float" office:value="1.58313290977863E+018" calcext:value-type="float">
            <text:p>1.5831329097786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85707E+018" calcext:value-type="float">
            <text:p>1.58313290985707E+018</text:p>
          </table:table-cell>
          <table:table-cell office:value-type="float" office:value="2850" calcext:value-type="float">
            <text:p>2850</text:p>
          </table:table-cell>
          <table:table-cell office:value-type="float" office:value="1.58313290977863E+018" calcext:value-type="float">
            <text:p>1.58313290977863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0987571E+018" calcext:value-type="float">
            <text:p>1.58313290987571E+018</text:p>
          </table:table-cell>
          <table:table-cell office:value-type="float" office:value="2851" calcext:value-type="float">
            <text:p>2851</text:p>
          </table:table-cell>
          <table:table-cell office:value-type="float" office:value="1.58313290981487E+018" calcext:value-type="float">
            <text:p>1.5831329098148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87614E+018" calcext:value-type="float">
            <text:p>1.58313290987614E+018</text:p>
          </table:table-cell>
          <table:table-cell office:value-type="float" office:value="2851" calcext:value-type="float">
            <text:p>2851</text:p>
          </table:table-cell>
          <table:table-cell office:value-type="float" office:value="1.58313290981487E+018" calcext:value-type="float">
            <text:p>1.58313290981487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0990716E+018" calcext:value-type="float">
            <text:p>1.58313290990716E+018</text:p>
          </table:table-cell>
          <table:table-cell office:value-type="float" office:value="2852" calcext:value-type="float">
            <text:p>2852</text:p>
          </table:table-cell>
          <table:table-cell office:value-type="float" office:value="1.58313290983966E+018" calcext:value-type="float">
            <text:p>1.5831329098396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90367E+018" calcext:value-type="float">
            <text:p>1.58313290990367E+018</text:p>
          </table:table-cell>
          <table:table-cell office:value-type="float" office:value="2852" calcext:value-type="float">
            <text:p>2852</text:p>
          </table:table-cell>
          <table:table-cell office:value-type="float" office:value="1.58313290983966E+018" calcext:value-type="float">
            <text:p>1.58313290983966E+018</text:p>
          </table:table-cell>
          <table:table-cell/>
          <table:table-cell office:value-type="float" office:value="157.094055176" calcext:value-type="float">
            <text:p>157.094055176</text:p>
          </table:table-cell>
          <table:table-cell office:value-type="float" office:value="118.013198853" calcext:value-type="float">
            <text:p>118.013198853</text:p>
          </table:table-cell>
          <table:table-cell office:value-type="float" office:value="-1.17404830456" calcext:value-type="float">
            <text:p>-1.17404830456</text:p>
          </table:table-cell>
          <table:table-cell office:value-type="float" office:value="374.2762146" calcext:value-type="float">
            <text:p>374.2762146</text:p>
          </table:table-cell>
          <table:table-cell office:value-type="float" office:value="254.405731201" calcext:value-type="float">
            <text:p>254.405731201</text:p>
          </table:table-cell>
        </table:table-row>
        <table:table-row table:style-name="ro1">
          <table:table-cell table:number-columns-repeated="4"/>
          <table:table-cell office:value-type="float" office:value="1.58313290992238E+018" calcext:value-type="float">
            <text:p>1.58313290992238E+018</text:p>
          </table:table-cell>
          <table:table-cell office:value-type="float" office:value="2853" calcext:value-type="float">
            <text:p>2853</text:p>
          </table:table-cell>
          <table:table-cell office:value-type="float" office:value="1.58313290987807E+018" calcext:value-type="float">
            <text:p>1.5831329098780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93174E+018" calcext:value-type="float">
            <text:p>1.58313290993174E+018</text:p>
          </table:table-cell>
          <table:table-cell office:value-type="float" office:value="2853" calcext:value-type="float">
            <text:p>2853</text:p>
          </table:table-cell>
          <table:table-cell office:value-type="float" office:value="1.58313290987807E+018" calcext:value-type="float">
            <text:p>1.58313290987807E+018</text:p>
          </table:table-cell>
          <table:table-cell/>
          <table:table-cell office:value-type="float" office:value="175.960861206" calcext:value-type="float">
            <text:p>175.960861206</text:p>
          </table:table-cell>
          <table:table-cell office:value-type="float" office:value="160.921417236" calcext:value-type="float">
            <text:p>160.921417236</text:p>
          </table:table-cell>
          <table:table-cell office:value-type="float" office:value="-0.505882382393" calcext:value-type="float">
            <text:p>-0.505882382393</text:p>
          </table:table-cell>
          <table:table-cell office:value-type="float" office:value="384.80166626" calcext:value-type="float">
            <text:p>384.80166626</text:p>
          </table:table-cell>
          <table:table-cell office:value-type="float" office:value="236.599227905" calcext:value-type="float">
            <text:p>236.599227905</text:p>
          </table:table-cell>
        </table:table-row>
        <table:table-row table:style-name="ro1">
          <table:table-cell table:number-columns-repeated="4"/>
          <table:table-cell office:value-type="float" office:value="1.58313290995387E+018" calcext:value-type="float">
            <text:p>1.58313290995387E+018</text:p>
          </table:table-cell>
          <table:table-cell office:value-type="float" office:value="2854" calcext:value-type="float">
            <text:p>2854</text:p>
          </table:table-cell>
          <table:table-cell office:value-type="float" office:value="1.5831329099159E+018" calcext:value-type="float">
            <text:p>1.583132909915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95405E+018" calcext:value-type="float">
            <text:p>1.58313290995405E+018</text:p>
          </table:table-cell>
          <table:table-cell office:value-type="float" office:value="2854" calcext:value-type="float">
            <text:p>2854</text:p>
          </table:table-cell>
          <table:table-cell office:value-type="float" office:value="1.5831329099159E+018" calcext:value-type="float">
            <text:p>1.5831329099159E+018</text:p>
          </table:table-cell>
          <table:table-cell/>
          <table:table-cell office:value-type="float" office:value="178.025299072" calcext:value-type="float">
            <text:p>178.025299072</text:p>
          </table:table-cell>
          <table:table-cell office:value-type="float" office:value="143.765838623" calcext:value-type="float">
            <text:p>143.765838623</text:p>
          </table:table-cell>
          <table:table-cell office:value-type="float" office:value="-0.149535566568" calcext:value-type="float">
            <text:p>-0.149535566568</text:p>
          </table:table-cell>
          <table:table-cell office:value-type="float" office:value="385.955535889" calcext:value-type="float">
            <text:p>385.955535889</text:p>
          </table:table-cell>
          <table:table-cell office:value-type="float" office:value="244.150405884" calcext:value-type="float">
            <text:p>244.150405884</text:p>
          </table:table-cell>
        </table:table-row>
        <table:table-row table:style-name="ro1">
          <table:table-cell table:number-columns-repeated="4"/>
          <table:table-cell office:value-type="float" office:value="1.58313290997826E+018" calcext:value-type="float">
            <text:p>1.58313290997826E+018</text:p>
          </table:table-cell>
          <table:table-cell office:value-type="float" office:value="2855" calcext:value-type="float">
            <text:p>2855</text:p>
          </table:table-cell>
          <table:table-cell office:value-type="float" office:value="1.58313290994104E+018" calcext:value-type="float">
            <text:p>1.5831329099410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0997646E+018" calcext:value-type="float">
            <text:p>1.58313290997646E+018</text:p>
          </table:table-cell>
          <table:table-cell office:value-type="float" office:value="2855" calcext:value-type="float">
            <text:p>2855</text:p>
          </table:table-cell>
          <table:table-cell office:value-type="float" office:value="1.58313290994104E+018" calcext:value-type="float">
            <text:p>1.58313290994104E+018</text:p>
          </table:table-cell>
          <table:table-cell/>
          <table:table-cell office:value-type="float" office:value="165.509552002" calcext:value-type="float">
            <text:p>165.509552002</text:p>
          </table:table-cell>
          <table:table-cell office:value-type="float" office:value="147.62677002" calcext:value-type="float">
            <text:p>147.62677002</text:p>
          </table:table-cell>
          <table:table-cell office:value-type="float" office:value="-0.151816427708" calcext:value-type="float">
            <text:p>-0.151816427708</text:p>
          </table:table-cell>
          <table:table-cell office:value-type="float" office:value="381.735595703" calcext:value-type="float">
            <text:p>381.735595703</text:p>
          </table:table-cell>
          <table:table-cell office:value-type="float" office:value="245.990219116" calcext:value-type="float">
            <text:p>245.990219116</text:p>
          </table:table-cell>
        </table:table-row>
        <table:table-row table:style-name="ro1">
          <table:table-cell table:number-columns-repeated="4"/>
          <table:table-cell office:value-type="float" office:value="1.58313291002863E+018" calcext:value-type="float">
            <text:p>1.58313291002863E+018</text:p>
          </table:table-cell>
          <table:table-cell office:value-type="float" office:value="2856" calcext:value-type="float">
            <text:p>2856</text:p>
          </table:table-cell>
          <table:table-cell office:value-type="float" office:value="1.58313290998604E+018" calcext:value-type="float">
            <text:p>1.5831329099860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02535E+018" calcext:value-type="float">
            <text:p>1.58313291002535E+018</text:p>
          </table:table-cell>
          <table:table-cell office:value-type="float" office:value="2856" calcext:value-type="float">
            <text:p>2856</text:p>
          </table:table-cell>
          <table:table-cell office:value-type="float" office:value="1.58313290998604E+018" calcext:value-type="float">
            <text:p>1.58313290998604E+018</text:p>
          </table:table-cell>
          <table:table-cell/>
          <table:table-cell office:value-type="float" office:value="163.288085938" calcext:value-type="float">
            <text:p>163.288085938</text:p>
          </table:table-cell>
          <table:table-cell office:value-type="float" office:value="150.73664856" calcext:value-type="float">
            <text:p>150.73664856</text:p>
          </table:table-cell>
          <table:table-cell office:value-type="float" office:value="0.103859551251" calcext:value-type="float">
            <text:p>0.103859551251</text:p>
          </table:table-cell>
          <table:table-cell office:value-type="float" office:value="381.036773682" calcext:value-type="float">
            <text:p>381.036773682</text:p>
          </table:table-cell>
          <table:table-cell office:value-type="float" office:value="248.706771851" calcext:value-type="float">
            <text:p>248.706771851</text:p>
          </table:table-cell>
        </table:table-row>
        <table:table-row table:style-name="ro1">
          <table:table-cell table:number-columns-repeated="4"/>
          <table:table-cell office:value-type="float" office:value="1.58313291007373E+018" calcext:value-type="float">
            <text:p>1.58313291007373E+018</text:p>
          </table:table-cell>
          <table:table-cell office:value-type="float" office:value="2857" calcext:value-type="float">
            <text:p>2857</text:p>
          </table:table-cell>
          <table:table-cell office:value-type="float" office:value="1.58313291002416E+018" calcext:value-type="float">
            <text:p>1.5831329100241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06848E+018" calcext:value-type="float">
            <text:p>1.58313291006848E+018</text:p>
          </table:table-cell>
          <table:table-cell office:value-type="float" office:value="2857" calcext:value-type="float">
            <text:p>2857</text:p>
          </table:table-cell>
          <table:table-cell office:value-type="float" office:value="1.58313291002416E+018" calcext:value-type="float">
            <text:p>1.58313291002416E+018</text:p>
          </table:table-cell>
          <table:table-cell/>
          <table:table-cell office:value-type="float" office:value="164.705047607" calcext:value-type="float">
            <text:p>164.705047607</text:p>
          </table:table-cell>
          <table:table-cell office:value-type="float" office:value="151.66645813" calcext:value-type="float">
            <text:p>151.66645813</text:p>
          </table:table-cell>
          <table:table-cell office:value-type="float" office:value="0.0695864036679" calcext:value-type="float">
            <text:p>0.0695864036679</text:p>
          </table:table-cell>
          <table:table-cell office:value-type="float" office:value="382.360565186" calcext:value-type="float">
            <text:p>382.360565186</text:p>
          </table:table-cell>
          <table:table-cell office:value-type="float" office:value="247.945602417" calcext:value-type="float">
            <text:p>247.945602417</text:p>
          </table:table-cell>
        </table:table-row>
        <table:table-row table:style-name="ro1">
          <table:table-cell table:number-columns-repeated="4"/>
          <table:table-cell office:value-type="float" office:value="1.58313291009657E+018" calcext:value-type="float">
            <text:p>1.58313291009657E+018</text:p>
          </table:table-cell>
          <table:table-cell office:value-type="float" office:value="2858" calcext:value-type="float">
            <text:p>2858</text:p>
          </table:table-cell>
          <table:table-cell office:value-type="float" office:value="1.58313291004795E+018" calcext:value-type="float">
            <text:p>1.5831329100479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09834E+018" calcext:value-type="float">
            <text:p>1.58313291009834E+018</text:p>
          </table:table-cell>
          <table:table-cell office:value-type="float" office:value="2858" calcext:value-type="float">
            <text:p>2858</text:p>
          </table:table-cell>
          <table:table-cell office:value-type="float" office:value="1.58313291004795E+018" calcext:value-type="float">
            <text:p>1.58313291004795E+018</text:p>
          </table:table-cell>
          <table:table-cell/>
          <table:table-cell office:value-type="float" office:value="170.895477295" calcext:value-type="float">
            <text:p>170.895477295</text:p>
          </table:table-cell>
          <table:table-cell office:value-type="float" office:value="152.777557373" calcext:value-type="float">
            <text:p>152.777557373</text:p>
          </table:table-cell>
          <table:table-cell office:value-type="float" office:value="0.176582098007" calcext:value-type="float">
            <text:p>0.176582098007</text:p>
          </table:table-cell>
          <table:table-cell office:value-type="float" office:value="384.188873291" calcext:value-type="float">
            <text:p>384.188873291</text:p>
          </table:table-cell>
          <table:table-cell office:value-type="float" office:value="248.501602173" calcext:value-type="float">
            <text:p>248.501602173</text:p>
          </table:table-cell>
        </table:table-row>
        <table:table-row table:style-name="ro1">
          <table:table-cell table:number-columns-repeated="4"/>
          <table:table-cell office:value-type="float" office:value="1.58313291011619E+018" calcext:value-type="float">
            <text:p>1.58313291011619E+018</text:p>
          </table:table-cell>
          <table:table-cell office:value-type="float" office:value="2859" calcext:value-type="float">
            <text:p>2859</text:p>
          </table:table-cell>
          <table:table-cell office:value-type="float" office:value="1.58313291008538E+018" calcext:value-type="float">
            <text:p>1.5831329100853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11618E+018" calcext:value-type="float">
            <text:p>1.58313291011618E+018</text:p>
          </table:table-cell>
          <table:table-cell office:value-type="float" office:value="2859" calcext:value-type="float">
            <text:p>2859</text:p>
          </table:table-cell>
          <table:table-cell office:value-type="float" office:value="1.58313291008538E+018" calcext:value-type="float">
            <text:p>1.58313291008538E+018</text:p>
          </table:table-cell>
          <table:table-cell/>
          <table:table-cell office:value-type="float" office:value="163.895446777" calcext:value-type="float">
            <text:p>163.895446777</text:p>
          </table:table-cell>
          <table:table-cell office:value-type="float" office:value="153.204986572" calcext:value-type="float">
            <text:p>153.204986572</text:p>
          </table:table-cell>
          <table:table-cell office:value-type="float" office:value="0.109212771058" calcext:value-type="float">
            <text:p>0.109212771058</text:p>
          </table:table-cell>
          <table:table-cell office:value-type="float" office:value="382.218200684" calcext:value-type="float">
            <text:p>382.218200684</text:p>
          </table:table-cell>
          <table:table-cell office:value-type="float" office:value="247.776473999" calcext:value-type="float">
            <text:p>247.776473999</text:p>
          </table:table-cell>
        </table:table-row>
        <table:table-row table:style-name="ro1">
          <table:table-cell table:number-columns-repeated="4"/>
          <table:table-cell office:value-type="float" office:value="1.58313291013735E+018" calcext:value-type="float">
            <text:p>1.58313291013735E+018</text:p>
          </table:table-cell>
          <table:table-cell office:value-type="float" office:value="2860" calcext:value-type="float">
            <text:p>2860</text:p>
          </table:table-cell>
          <table:table-cell office:value-type="float" office:value="1.58313291010663E+018" calcext:value-type="float">
            <text:p>1.5831329101066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13535E+018" calcext:value-type="float">
            <text:p>1.58313291013535E+018</text:p>
          </table:table-cell>
          <table:table-cell office:value-type="float" office:value="2860" calcext:value-type="float">
            <text:p>2860</text:p>
          </table:table-cell>
          <table:table-cell office:value-type="float" office:value="1.58313291010663E+018" calcext:value-type="float">
            <text:p>1.58313291010663E+018</text:p>
          </table:table-cell>
          <table:table-cell/>
          <table:table-cell office:value-type="float" office:value="160.824172974" calcext:value-type="float">
            <text:p>160.824172974</text:p>
          </table:table-cell>
          <table:table-cell office:value-type="float" office:value="148.174285889" calcext:value-type="float">
            <text:p>148.174285889</text:p>
          </table:table-cell>
          <table:table-cell office:value-type="float" office:value="0.290974587202" calcext:value-type="float">
            <text:p>0.290974587202</text:p>
          </table:table-cell>
          <table:table-cell office:value-type="float" office:value="385.264831543" calcext:value-type="float">
            <text:p>385.264831543</text:p>
          </table:table-cell>
          <table:table-cell office:value-type="float" office:value="246.680862427" calcext:value-type="float">
            <text:p>246.680862427</text:p>
          </table:table-cell>
        </table:table-row>
        <table:table-row table:style-name="ro1">
          <table:table-cell table:number-columns-repeated="4"/>
          <table:table-cell office:value-type="float" office:value="1.58313291016047E+018" calcext:value-type="float">
            <text:p>1.58313291016047E+018</text:p>
          </table:table-cell>
          <table:table-cell office:value-type="float" office:value="2861" calcext:value-type="float">
            <text:p>2861</text:p>
          </table:table-cell>
          <table:table-cell office:value-type="float" office:value="1.58313291013991E+018" calcext:value-type="float">
            <text:p>1.5831329101399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15803E+018" calcext:value-type="float">
            <text:p>1.58313291015803E+018</text:p>
          </table:table-cell>
          <table:table-cell office:value-type="float" office:value="2861" calcext:value-type="float">
            <text:p>2861</text:p>
          </table:table-cell>
          <table:table-cell office:value-type="float" office:value="1.58313291013991E+018" calcext:value-type="float">
            <text:p>1.58313291013991E+018</text:p>
          </table:table-cell>
          <table:table-cell/>
          <table:table-cell office:value-type="float" office:value="164.054397583" calcext:value-type="float">
            <text:p>164.054397583</text:p>
          </table:table-cell>
          <table:table-cell office:value-type="float" office:value="151.721984863" calcext:value-type="float">
            <text:p>151.721984863</text:p>
          </table:table-cell>
          <table:table-cell office:value-type="float" office:value="0.196379631758" calcext:value-type="float">
            <text:p>0.196379631758</text:p>
          </table:table-cell>
          <table:table-cell office:value-type="float" office:value="382.177520752" calcext:value-type="float">
            <text:p>382.177520752</text:p>
          </table:table-cell>
          <table:table-cell office:value-type="float" office:value="248.069702148" calcext:value-type="float">
            <text:p>248.069702148</text:p>
          </table:table-cell>
        </table:table-row>
        <table:table-row table:style-name="ro1">
          <table:table-cell table:number-columns-repeated="4"/>
          <table:table-cell office:value-type="float" office:value="1.58313291020042E+018" calcext:value-type="float">
            <text:p>1.58313291020042E+018</text:p>
          </table:table-cell>
          <table:table-cell office:value-type="float" office:value="2862" calcext:value-type="float">
            <text:p>2862</text:p>
          </table:table-cell>
          <table:table-cell office:value-type="float" office:value="1.58313291017213E+018" calcext:value-type="float">
            <text:p>1.5831329101721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19781E+018" calcext:value-type="float">
            <text:p>1.58313291019781E+018</text:p>
          </table:table-cell>
          <table:table-cell office:value-type="float" office:value="2862" calcext:value-type="float">
            <text:p>2862</text:p>
          </table:table-cell>
          <table:table-cell office:value-type="float" office:value="1.58313291017213E+018" calcext:value-type="float">
            <text:p>1.58313291017213E+018</text:p>
          </table:table-cell>
          <table:table-cell/>
          <table:table-cell office:value-type="float" office:value="168.562484741" calcext:value-type="float">
            <text:p>168.562484741</text:p>
          </table:table-cell>
          <table:table-cell office:value-type="float" office:value="148.45451355" calcext:value-type="float">
            <text:p>148.45451355</text:p>
          </table:table-cell>
          <table:table-cell office:value-type="float" office:value="-0.0149167645723" calcext:value-type="float">
            <text:p>-0.0149167645723</text:p>
          </table:table-cell>
          <table:table-cell office:value-type="float" office:value="384.103363037" calcext:value-type="float">
            <text:p>384.103363037</text:p>
          </table:table-cell>
          <table:table-cell office:value-type="float" office:value="247.921203613" calcext:value-type="float">
            <text:p>247.921203613</text:p>
          </table:table-cell>
        </table:table-row>
        <table:table-row table:style-name="ro1">
          <table:table-cell table:number-columns-repeated="4"/>
          <table:table-cell office:value-type="float" office:value="1.58313291023998E+018" calcext:value-type="float">
            <text:p>1.58313291023998E+018</text:p>
          </table:table-cell>
          <table:table-cell office:value-type="float" office:value="2863" calcext:value-type="float">
            <text:p>2863</text:p>
          </table:table-cell>
          <table:table-cell office:value-type="float" office:value="1.58313291020391E+018" calcext:value-type="float">
            <text:p>1.5831329102039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23895E+018" calcext:value-type="float">
            <text:p>1.58313291023895E+018</text:p>
          </table:table-cell>
          <table:table-cell office:value-type="float" office:value="2863" calcext:value-type="float">
            <text:p>2863</text:p>
          </table:table-cell>
          <table:table-cell office:value-type="float" office:value="1.58313291020391E+018" calcext:value-type="float">
            <text:p>1.58313291020391E+018</text:p>
          </table:table-cell>
          <table:table-cell/>
          <table:table-cell office:value-type="float" office:value="162.552886963" calcext:value-type="float">
            <text:p>162.552886963</text:p>
          </table:table-cell>
          <table:table-cell office:value-type="float" office:value="149.542312622" calcext:value-type="float">
            <text:p>149.542312622</text:p>
          </table:table-cell>
          <table:table-cell office:value-type="float" office:value="-0.105673968792" calcext:value-type="float">
            <text:p>-0.105673968792</text:p>
          </table:table-cell>
          <table:table-cell office:value-type="float" office:value="382.17199707" calcext:value-type="float">
            <text:p>382.17199707</text:p>
          </table:table-cell>
          <table:table-cell office:value-type="float" office:value="248.409469604" calcext:value-type="float">
            <text:p>248.409469604</text:p>
          </table:table-cell>
        </table:table-row>
        <table:table-row table:style-name="ro1">
          <table:table-cell table:number-columns-repeated="4"/>
          <table:table-cell office:value-type="float" office:value="1.58313291027181E+018" calcext:value-type="float">
            <text:p>1.58313291027181E+018</text:p>
          </table:table-cell>
          <table:table-cell office:value-type="float" office:value="2864" calcext:value-type="float">
            <text:p>2864</text:p>
          </table:table-cell>
          <table:table-cell office:value-type="float" office:value="1.58313291024054E+018" calcext:value-type="float">
            <text:p>1.5831329102405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2637E+018" calcext:value-type="float">
            <text:p>1.5831329102637E+018</text:p>
          </table:table-cell>
          <table:table-cell office:value-type="float" office:value="2864" calcext:value-type="float">
            <text:p>2864</text:p>
          </table:table-cell>
          <table:table-cell office:value-type="float" office:value="1.58313291024054E+018" calcext:value-type="float">
            <text:p>1.58313291024054E+018</text:p>
          </table:table-cell>
          <table:table-cell/>
          <table:table-cell office:value-type="float" office:value="164.907577515" calcext:value-type="float">
            <text:p>164.907577515</text:p>
          </table:table-cell>
          <table:table-cell office:value-type="float" office:value="145.64692688" calcext:value-type="float">
            <text:p>145.64692688</text:p>
          </table:table-cell>
          <table:table-cell office:value-type="float" office:value="0.0223252791911" calcext:value-type="float">
            <text:p>0.0223252791911</text:p>
          </table:table-cell>
          <table:table-cell office:value-type="float" office:value="383.319274902" calcext:value-type="float">
            <text:p>383.319274902</text:p>
          </table:table-cell>
          <table:table-cell office:value-type="float" office:value="249.155075073" calcext:value-type="float">
            <text:p>249.155075073</text:p>
          </table:table-cell>
        </table:table-row>
        <table:table-row table:style-name="ro1">
          <table:table-cell table:number-columns-repeated="4"/>
          <table:table-cell office:value-type="float" office:value="1.58313291029543E+018" calcext:value-type="float">
            <text:p>1.58313291029543E+018</text:p>
          </table:table-cell>
          <table:table-cell office:value-type="float" office:value="2865" calcext:value-type="float">
            <text:p>2865</text:p>
          </table:table-cell>
          <table:table-cell office:value-type="float" office:value="1.58313291027567E+018" calcext:value-type="float">
            <text:p>1.5831329102756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29218E+018" calcext:value-type="float">
            <text:p>1.58313291029218E+018</text:p>
          </table:table-cell>
          <table:table-cell office:value-type="float" office:value="2865" calcext:value-type="float">
            <text:p>2865</text:p>
          </table:table-cell>
          <table:table-cell office:value-type="float" office:value="1.58313291027567E+018" calcext:value-type="float">
            <text:p>1.58313291027567E+018</text:p>
          </table:table-cell>
          <table:table-cell/>
          <table:table-cell office:value-type="float" office:value="152.592544556" calcext:value-type="float">
            <text:p>152.592544556</text:p>
          </table:table-cell>
          <table:table-cell office:value-type="float" office:value="140.713989258" calcext:value-type="float">
            <text:p>140.713989258</text:p>
          </table:table-cell>
          <table:table-cell office:value-type="float" office:value="0.713058173656" calcext:value-type="float">
            <text:p>0.713058173656</text:p>
          </table:table-cell>
          <table:table-cell office:value-type="float" office:value="382.414794922" calcext:value-type="float">
            <text:p>382.414794922</text:p>
          </table:table-cell>
          <table:table-cell office:value-type="float" office:value="247.320022583" calcext:value-type="float">
            <text:p>247.320022583</text:p>
          </table:table-cell>
        </table:table-row>
        <table:table-row table:style-name="ro1">
          <table:table-cell table:number-columns-repeated="4"/>
          <table:table-cell office:value-type="float" office:value="1.58313291033359E+018" calcext:value-type="float">
            <text:p>1.58313291033359E+018</text:p>
          </table:table-cell>
          <table:table-cell office:value-type="float" office:value="2866" calcext:value-type="float">
            <text:p>2866</text:p>
          </table:table-cell>
          <table:table-cell office:value-type="float" office:value="1.5831329103078E+018" calcext:value-type="float">
            <text:p>1.583132910307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33089E+018" calcext:value-type="float">
            <text:p>1.58313291033089E+018</text:p>
          </table:table-cell>
          <table:table-cell office:value-type="float" office:value="2866" calcext:value-type="float">
            <text:p>2866</text:p>
          </table:table-cell>
          <table:table-cell office:value-type="float" office:value="1.5831329103078E+018" calcext:value-type="float">
            <text:p>1.5831329103078E+018</text:p>
          </table:table-cell>
          <table:table-cell/>
          <table:table-cell office:value-type="float" office:value="150.909881592" calcext:value-type="float">
            <text:p>150.909881592</text:p>
          </table:table-cell>
          <table:table-cell office:value-type="float" office:value="144.24571228" calcext:value-type="float">
            <text:p>144.24571228</text:p>
          </table:table-cell>
          <table:table-cell office:value-type="float" office:value="0.681272804737" calcext:value-type="float">
            <text:p>0.681272804737</text:p>
          </table:table-cell>
          <table:table-cell office:value-type="float" office:value="381.391357422" calcext:value-type="float">
            <text:p>381.391357422</text:p>
          </table:table-cell>
          <table:table-cell office:value-type="float" office:value="245.335708618" calcext:value-type="float">
            <text:p>245.335708618</text:p>
          </table:table-cell>
        </table:table-row>
        <table:table-row table:style-name="ro1">
          <table:table-cell table:number-columns-repeated="4"/>
          <table:table-cell office:value-type="float" office:value="1.58313291037294E+018" calcext:value-type="float">
            <text:p>1.58313291037294E+018</text:p>
          </table:table-cell>
          <table:table-cell office:value-type="float" office:value="2867" calcext:value-type="float">
            <text:p>2867</text:p>
          </table:table-cell>
          <table:table-cell office:value-type="float" office:value="1.58313291033606E+018" calcext:value-type="float">
            <text:p>1.5831329103360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37359E+018" calcext:value-type="float">
            <text:p>1.58313291037359E+018</text:p>
          </table:table-cell>
          <table:table-cell office:value-type="float" office:value="2867" calcext:value-type="float">
            <text:p>2867</text:p>
          </table:table-cell>
          <table:table-cell office:value-type="float" office:value="1.58313291033606E+018" calcext:value-type="float">
            <text:p>1.58313291033606E+018</text:p>
          </table:table-cell>
          <table:table-cell/>
          <table:table-cell office:value-type="float" office:value="152.50692749" calcext:value-type="float">
            <text:p>152.50692749</text:p>
          </table:table-cell>
          <table:table-cell office:value-type="float" office:value="138.651397705" calcext:value-type="float">
            <text:p>138.651397705</text:p>
          </table:table-cell>
          <table:table-cell office:value-type="float" office:value="0.904578626156" calcext:value-type="float">
            <text:p>0.904578626156</text:p>
          </table:table-cell>
          <table:table-cell office:value-type="float" office:value="384.1277771" calcext:value-type="float">
            <text:p>384.1277771</text:p>
          </table:table-cell>
          <table:table-cell office:value-type="float" office:value="246.305267334" calcext:value-type="float">
            <text:p>246.305267334</text:p>
          </table:table-cell>
        </table:table-row>
        <table:table-row table:style-name="ro1">
          <table:table-cell table:number-columns-repeated="4"/>
          <table:table-cell office:value-type="float" office:value="1.58313291040102E+018" calcext:value-type="float">
            <text:p>1.58313291040102E+018</text:p>
          </table:table-cell>
          <table:table-cell office:value-type="float" office:value="2868" calcext:value-type="float">
            <text:p>2868</text:p>
          </table:table-cell>
          <table:table-cell office:value-type="float" office:value="1.58313291036775E+018" calcext:value-type="float">
            <text:p>1.5831329103677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39953E+018" calcext:value-type="float">
            <text:p>1.58313291039953E+018</text:p>
          </table:table-cell>
          <table:table-cell office:value-type="float" office:value="2868" calcext:value-type="float">
            <text:p>2868</text:p>
          </table:table-cell>
          <table:table-cell office:value-type="float" office:value="1.58313291036775E+018" calcext:value-type="float">
            <text:p>1.58313291036775E+018</text:p>
          </table:table-cell>
          <table:table-cell/>
          <table:table-cell office:value-type="float" office:value="151.407562256" calcext:value-type="float">
            <text:p>151.407562256</text:p>
          </table:table-cell>
          <table:table-cell office:value-type="float" office:value="145.481002808" calcext:value-type="float">
            <text:p>145.481002808</text:p>
          </table:table-cell>
          <table:table-cell office:value-type="float" office:value="1.05846810341" calcext:value-type="float">
            <text:p>1.05846810341</text:p>
          </table:table-cell>
          <table:table-cell office:value-type="float" office:value="382.652893066" calcext:value-type="float">
            <text:p>382.652893066</text:p>
          </table:table-cell>
          <table:table-cell office:value-type="float" office:value="245.967208862" calcext:value-type="float">
            <text:p>245.967208862</text:p>
          </table:table-cell>
        </table:table-row>
        <table:table-row table:style-name="ro1">
          <table:table-cell table:number-columns-repeated="4"/>
          <table:table-cell office:value-type="float" office:value="1.58313291044747E+018" calcext:value-type="float">
            <text:p>1.58313291044747E+018</text:p>
          </table:table-cell>
          <table:table-cell office:value-type="float" office:value="2869" calcext:value-type="float">
            <text:p>2869</text:p>
          </table:table-cell>
          <table:table-cell office:value-type="float" office:value="1.58313291041196E+018" calcext:value-type="float">
            <text:p>1.5831329104119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44411E+018" calcext:value-type="float">
            <text:p>1.58313291044411E+018</text:p>
          </table:table-cell>
          <table:table-cell office:value-type="float" office:value="2869" calcext:value-type="float">
            <text:p>2869</text:p>
          </table:table-cell>
          <table:table-cell office:value-type="float" office:value="1.58313291041196E+018" calcext:value-type="float">
            <text:p>1.58313291041196E+018</text:p>
          </table:table-cell>
          <table:table-cell/>
          <table:table-cell office:value-type="float" office:value="153.2265625" calcext:value-type="float">
            <text:p>153.2265625</text:p>
          </table:table-cell>
          <table:table-cell office:value-type="float" office:value="148.100494385" calcext:value-type="float">
            <text:p>148.100494385</text:p>
          </table:table-cell>
          <table:table-cell office:value-type="float" office:value="0.782143235207" calcext:value-type="float">
            <text:p>0.782143235207</text:p>
          </table:table-cell>
          <table:table-cell office:value-type="float" office:value="384.44442749" calcext:value-type="float">
            <text:p>384.44442749</text:p>
          </table:table-cell>
          <table:table-cell office:value-type="float" office:value="243.838867188" calcext:value-type="float">
            <text:p>243.838867188</text:p>
          </table:table-cell>
        </table:table-row>
        <table:table-row table:style-name="ro1">
          <table:table-cell table:number-columns-repeated="4"/>
          <table:table-cell office:value-type="float" office:value="1.58313291047965E+018" calcext:value-type="float">
            <text:p>1.58313291047965E+018</text:p>
          </table:table-cell>
          <table:table-cell office:value-type="float" office:value="2870" calcext:value-type="float">
            <text:p>2870</text:p>
          </table:table-cell>
          <table:table-cell office:value-type="float" office:value="1.58313291043822E+018" calcext:value-type="float">
            <text:p>1.5831329104382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47346E+018" calcext:value-type="float">
            <text:p>1.58313291047346E+018</text:p>
          </table:table-cell>
          <table:table-cell office:value-type="float" office:value="2870" calcext:value-type="float">
            <text:p>2870</text:p>
          </table:table-cell>
          <table:table-cell office:value-type="float" office:value="1.58313291043822E+018" calcext:value-type="float">
            <text:p>1.58313291043822E+018</text:p>
          </table:table-cell>
          <table:table-cell/>
          <table:table-cell office:value-type="float" office:value="152.917282104" calcext:value-type="float">
            <text:p>152.917282104</text:p>
          </table:table-cell>
          <table:table-cell office:value-type="float" office:value="148.695068359" calcext:value-type="float">
            <text:p>148.695068359</text:p>
          </table:table-cell>
          <table:table-cell office:value-type="float" office:value="1.00600886345" calcext:value-type="float">
            <text:p>1.00600886345</text:p>
          </table:table-cell>
          <table:table-cell office:value-type="float" office:value="386.613128662" calcext:value-type="float">
            <text:p>386.613128662</text:p>
          </table:table-cell>
          <table:table-cell office:value-type="float" office:value="243.822479248" calcext:value-type="float">
            <text:p>243.822479248</text:p>
          </table:table-cell>
        </table:table-row>
        <table:table-row table:style-name="ro1">
          <table:table-cell table:number-columns-repeated="4"/>
          <table:table-cell office:value-type="float" office:value="1.58313291050968E+018" calcext:value-type="float">
            <text:p>1.58313291050968E+018</text:p>
          </table:table-cell>
          <table:table-cell office:value-type="float" office:value="2871" calcext:value-type="float">
            <text:p>2871</text:p>
          </table:table-cell>
          <table:table-cell office:value-type="float" office:value="1.58313291047481E+018" calcext:value-type="float">
            <text:p>1.5831329104748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50708E+018" calcext:value-type="float">
            <text:p>1.58313291050708E+018</text:p>
          </table:table-cell>
          <table:table-cell office:value-type="float" office:value="2871" calcext:value-type="float">
            <text:p>2871</text:p>
          </table:table-cell>
          <table:table-cell office:value-type="float" office:value="1.58313291047481E+018" calcext:value-type="float">
            <text:p>1.58313291047481E+018</text:p>
          </table:table-cell>
          <table:table-cell/>
          <table:table-cell office:value-type="float" office:value="152.624008179" calcext:value-type="float">
            <text:p>152.624008179</text:p>
          </table:table-cell>
          <table:table-cell office:value-type="float" office:value="151.784988403" calcext:value-type="float">
            <text:p>151.784988403</text:p>
          </table:table-cell>
          <table:table-cell office:value-type="float" office:value="-0.188859134912" calcext:value-type="float">
            <text:p>-0.188859134912</text:p>
          </table:table-cell>
          <table:table-cell office:value-type="float" office:value="382.281341553" calcext:value-type="float">
            <text:p>382.281341553</text:p>
          </table:table-cell>
          <table:table-cell office:value-type="float" office:value="245.82723999" calcext:value-type="float">
            <text:p>245.82723999</text:p>
          </table:table-cell>
        </table:table-row>
        <table:table-row table:style-name="ro1">
          <table:table-cell table:number-columns-repeated="4"/>
          <table:table-cell office:value-type="float" office:value="1.58313291054383E+018" calcext:value-type="float">
            <text:p>1.58313291054383E+018</text:p>
          </table:table-cell>
          <table:table-cell office:value-type="float" office:value="2872" calcext:value-type="float">
            <text:p>2872</text:p>
          </table:table-cell>
          <table:table-cell office:value-type="float" office:value="1.58313291050289E+018" calcext:value-type="float">
            <text:p>1.5831329105028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5417E+018" calcext:value-type="float">
            <text:p>1.5831329105417E+018</text:p>
          </table:table-cell>
          <table:table-cell office:value-type="float" office:value="2872" calcext:value-type="float">
            <text:p>2872</text:p>
          </table:table-cell>
          <table:table-cell office:value-type="float" office:value="1.58313291050289E+018" calcext:value-type="float">
            <text:p>1.58313291050289E+018</text:p>
          </table:table-cell>
          <table:table-cell/>
          <table:table-cell office:value-type="float" office:value="154.39414978" calcext:value-type="float">
            <text:p>154.39414978</text:p>
          </table:table-cell>
          <table:table-cell office:value-type="float" office:value="150.371948242" calcext:value-type="float">
            <text:p>150.371948242</text:p>
          </table:table-cell>
          <table:table-cell office:value-type="float" office:value="0.498122185469" calcext:value-type="float">
            <text:p>0.498122185469</text:p>
          </table:table-cell>
          <table:table-cell office:value-type="float" office:value="388.504058838" calcext:value-type="float">
            <text:p>388.504058838</text:p>
          </table:table-cell>
          <table:table-cell office:value-type="float" office:value="244.437866211" calcext:value-type="float">
            <text:p>244.437866211</text:p>
          </table:table-cell>
        </table:table-row>
        <table:table-row table:style-name="ro1">
          <table:table-cell table:number-columns-repeated="4"/>
          <table:table-cell office:value-type="float" office:value="1.5831329105708E+018" calcext:value-type="float">
            <text:p>1.5831329105708E+018</text:p>
          </table:table-cell>
          <table:table-cell office:value-type="float" office:value="2873" calcext:value-type="float">
            <text:p>2873</text:p>
          </table:table-cell>
          <table:table-cell office:value-type="float" office:value="1.58313291053587E+018" calcext:value-type="float">
            <text:p>1.5831329105358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56739E+018" calcext:value-type="float">
            <text:p>1.58313291056739E+018</text:p>
          </table:table-cell>
          <table:table-cell office:value-type="float" office:value="2873" calcext:value-type="float">
            <text:p>2873</text:p>
          </table:table-cell>
          <table:table-cell office:value-type="float" office:value="1.58313291053587E+018" calcext:value-type="float">
            <text:p>1.58313291053587E+018</text:p>
          </table:table-cell>
          <table:table-cell/>
          <table:table-cell office:value-type="float" office:value="158.589981079" calcext:value-type="float">
            <text:p>158.589981079</text:p>
          </table:table-cell>
          <table:table-cell office:value-type="float" office:value="143.215042114" calcext:value-type="float">
            <text:p>143.215042114</text:p>
          </table:table-cell>
          <table:table-cell office:value-type="float" office:value="0.236433446407" calcext:value-type="float">
            <text:p>0.236433446407</text:p>
          </table:table-cell>
          <table:table-cell office:value-type="float" office:value="389.655853271" calcext:value-type="float">
            <text:p>389.655853271</text:p>
          </table:table-cell>
          <table:table-cell office:value-type="float" office:value="242.039596558" calcext:value-type="float">
            <text:p>242.039596558</text:p>
          </table:table-cell>
        </table:table-row>
        <table:table-row table:style-name="ro1">
          <table:table-cell table:number-columns-repeated="4"/>
          <table:table-cell office:value-type="float" office:value="1.58313291059181E+018" calcext:value-type="float">
            <text:p>1.58313291059181E+018</text:p>
          </table:table-cell>
          <table:table-cell office:value-type="float" office:value="2874" calcext:value-type="float">
            <text:p>2874</text:p>
          </table:table-cell>
          <table:table-cell office:value-type="float" office:value="1.58313291056733E+018" calcext:value-type="float">
            <text:p>1.5831329105673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58915E+018" calcext:value-type="float">
            <text:p>1.58313291058915E+018</text:p>
          </table:table-cell>
          <table:table-cell office:value-type="float" office:value="2874" calcext:value-type="float">
            <text:p>2874</text:p>
          </table:table-cell>
          <table:table-cell office:value-type="float" office:value="1.58313291056733E+018" calcext:value-type="float">
            <text:p>1.58313291056733E+018</text:p>
          </table:table-cell>
          <table:table-cell/>
          <table:table-cell office:value-type="float" office:value="163.717498779" calcext:value-type="float">
            <text:p>163.717498779</text:p>
          </table:table-cell>
          <table:table-cell office:value-type="float" office:value="139.571105957" calcext:value-type="float">
            <text:p>139.571105957</text:p>
          </table:table-cell>
          <table:table-cell office:value-type="float" office:value="0.255649894476" calcext:value-type="float">
            <text:p>0.255649894476</text:p>
          </table:table-cell>
          <table:table-cell office:value-type="float" office:value="393.730285645" calcext:value-type="float">
            <text:p>393.730285645</text:p>
          </table:table-cell>
          <table:table-cell office:value-type="float" office:value="240.357849121" calcext:value-type="float">
            <text:p>240.357849121</text:p>
          </table:table-cell>
        </table:table-row>
        <table:table-row table:style-name="ro1">
          <table:table-cell table:number-columns-repeated="4"/>
          <table:table-cell office:value-type="float" office:value="1.58313291062613E+018" calcext:value-type="float">
            <text:p>1.58313291062613E+018</text:p>
          </table:table-cell>
          <table:table-cell office:value-type="float" office:value="2875" calcext:value-type="float">
            <text:p>2875</text:p>
          </table:table-cell>
          <table:table-cell office:value-type="float" office:value="1.58313291060026E+018" calcext:value-type="float">
            <text:p>1.5831329106002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62827E+018" calcext:value-type="float">
            <text:p>1.58313291062827E+018</text:p>
          </table:table-cell>
          <table:table-cell office:value-type="float" office:value="2875" calcext:value-type="float">
            <text:p>2875</text:p>
          </table:table-cell>
          <table:table-cell office:value-type="float" office:value="1.58313291060026E+018" calcext:value-type="float">
            <text:p>1.58313291060026E+018</text:p>
          </table:table-cell>
          <table:table-cell/>
          <table:table-cell office:value-type="float" office:value="159.019744873" calcext:value-type="float">
            <text:p>159.019744873</text:p>
          </table:table-cell>
          <table:table-cell office:value-type="float" office:value="147.73576355" calcext:value-type="float">
            <text:p>147.73576355</text:p>
          </table:table-cell>
          <table:table-cell office:value-type="float" office:value="0.124763503671" calcext:value-type="float">
            <text:p>0.124763503671</text:p>
          </table:table-cell>
          <table:table-cell office:value-type="float" office:value="392.408660889" calcext:value-type="float">
            <text:p>392.408660889</text:p>
          </table:table-cell>
          <table:table-cell office:value-type="float" office:value="242.489990234" calcext:value-type="float">
            <text:p>242.489990234</text:p>
          </table:table-cell>
        </table:table-row>
        <table:table-row table:style-name="ro1">
          <table:table-cell table:number-columns-repeated="4"/>
          <table:table-cell office:value-type="float" office:value="1.58313291065341E+018" calcext:value-type="float">
            <text:p>1.58313291065341E+018</text:p>
          </table:table-cell>
          <table:table-cell office:value-type="float" office:value="2876" calcext:value-type="float">
            <text:p>2876</text:p>
          </table:table-cell>
          <table:table-cell office:value-type="float" office:value="1.5831329106345E+018" calcext:value-type="float">
            <text:p>1.583132910634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65432E+018" calcext:value-type="float">
            <text:p>1.58313291065432E+018</text:p>
          </table:table-cell>
          <table:table-cell office:value-type="float" office:value="2876" calcext:value-type="float">
            <text:p>2876</text:p>
          </table:table-cell>
          <table:table-cell office:value-type="float" office:value="1.5831329106345E+018" calcext:value-type="float">
            <text:p>1.5831329106345E+018</text:p>
          </table:table-cell>
          <table:table-cell/>
          <table:table-cell office:value-type="float" office:value="155.731796265" calcext:value-type="float">
            <text:p>155.731796265</text:p>
          </table:table-cell>
          <table:table-cell office:value-type="float" office:value="148.017913818" calcext:value-type="float">
            <text:p>148.017913818</text:p>
          </table:table-cell>
          <table:table-cell office:value-type="float" office:value="-0.735048949718" calcext:value-type="float">
            <text:p>-0.735048949718</text:p>
          </table:table-cell>
          <table:table-cell office:value-type="float" office:value="397.50994873" calcext:value-type="float">
            <text:p>397.50994873</text:p>
          </table:table-cell>
          <table:table-cell office:value-type="float" office:value="243.275909424" calcext:value-type="float">
            <text:p>243.275909424</text:p>
          </table:table-cell>
        </table:table-row>
        <table:table-row table:style-name="ro1">
          <table:table-cell table:number-columns-repeated="4"/>
          <table:table-cell office:value-type="float" office:value="1.58313291070671E+018" calcext:value-type="float">
            <text:p>1.58313291070671E+018</text:p>
          </table:table-cell>
          <table:table-cell office:value-type="float" office:value="2877" calcext:value-type="float">
            <text:p>2877</text:p>
          </table:table-cell>
          <table:table-cell office:value-type="float" office:value="1.58313291066801E+018" calcext:value-type="float">
            <text:p>1.5831329106680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70436E+018" calcext:value-type="float">
            <text:p>1.58313291070436E+018</text:p>
          </table:table-cell>
          <table:table-cell office:value-type="float" office:value="2877" calcext:value-type="float">
            <text:p>2877</text:p>
          </table:table-cell>
          <table:table-cell office:value-type="float" office:value="1.58313291066801E+018" calcext:value-type="float">
            <text:p>1.58313291066801E+018</text:p>
          </table:table-cell>
          <table:table-cell/>
          <table:table-cell office:value-type="float" office:value="150.878646851" calcext:value-type="float">
            <text:p>150.878646851</text:p>
          </table:table-cell>
          <table:table-cell office:value-type="float" office:value="147.948303223" calcext:value-type="float">
            <text:p>147.948303223</text:p>
          </table:table-cell>
          <table:table-cell office:value-type="float" office:value="-0.839748620987" calcext:value-type="float">
            <text:p>-0.839748620987</text:p>
          </table:table-cell>
          <table:table-cell office:value-type="float" office:value="399.045898438" calcext:value-type="float">
            <text:p>399.045898438</text:p>
          </table:table-cell>
          <table:table-cell office:value-type="float" office:value="243.846908569" calcext:value-type="float">
            <text:p>243.846908569</text:p>
          </table:table-cell>
        </table:table-row>
        <table:table-row table:style-name="ro1">
          <table:table-cell table:number-columns-repeated="4"/>
          <table:table-cell office:value-type="float" office:value="1.58313291072548E+018" calcext:value-type="float">
            <text:p>1.58313291072548E+018</text:p>
          </table:table-cell>
          <table:table-cell office:value-type="float" office:value="2878" calcext:value-type="float">
            <text:p>2878</text:p>
          </table:table-cell>
          <table:table-cell office:value-type="float" office:value="1.58313291070577E+018" calcext:value-type="float">
            <text:p>1.5831329107057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72315E+018" calcext:value-type="float">
            <text:p>1.58313291072315E+018</text:p>
          </table:table-cell>
          <table:table-cell office:value-type="float" office:value="2878" calcext:value-type="float">
            <text:p>2878</text:p>
          </table:table-cell>
          <table:table-cell office:value-type="float" office:value="1.58313291070577E+018" calcext:value-type="float">
            <text:p>1.58313291070577E+018</text:p>
          </table:table-cell>
          <table:table-cell/>
          <table:table-cell office:value-type="float" office:value="156.637573242" calcext:value-type="float">
            <text:p>156.637573242</text:p>
          </table:table-cell>
          <table:table-cell office:value-type="float" office:value="147.385131836" calcext:value-type="float">
            <text:p>147.385131836</text:p>
          </table:table-cell>
          <table:table-cell office:value-type="float" office:value="-0.0709695145488" calcext:value-type="float">
            <text:p>-0.0709695145488</text:p>
          </table:table-cell>
          <table:table-cell office:value-type="float" office:value="400.057189941" calcext:value-type="float">
            <text:p>400.057189941</text:p>
          </table:table-cell>
          <table:table-cell office:value-type="float" office:value="244.946380615" calcext:value-type="float">
            <text:p>244.946380615</text:p>
          </table:table-cell>
        </table:table-row>
        <table:table-row table:style-name="ro1">
          <table:table-cell table:number-columns-repeated="4"/>
          <table:table-cell office:value-type="float" office:value="1.58313291076993E+018" calcext:value-type="float">
            <text:p>1.58313291076993E+018</text:p>
          </table:table-cell>
          <table:table-cell office:value-type="float" office:value="2879" calcext:value-type="float">
            <text:p>2879</text:p>
          </table:table-cell>
          <table:table-cell office:value-type="float" office:value="1.5831329107479E+018" calcext:value-type="float">
            <text:p>1.583132910747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76767E+018" calcext:value-type="float">
            <text:p>1.58313291076767E+018</text:p>
          </table:table-cell>
          <table:table-cell office:value-type="float" office:value="2879" calcext:value-type="float">
            <text:p>2879</text:p>
          </table:table-cell>
          <table:table-cell office:value-type="float" office:value="1.5831329107479E+018" calcext:value-type="float">
            <text:p>1.5831329107479E+018</text:p>
          </table:table-cell>
          <table:table-cell/>
          <table:table-cell office:value-type="float" office:value="154.232727051" calcext:value-type="float">
            <text:p>154.232727051</text:p>
          </table:table-cell>
          <table:table-cell office:value-type="float" office:value="148.913040161" calcext:value-type="float">
            <text:p>148.913040161</text:p>
          </table:table-cell>
          <table:table-cell office:value-type="float" office:value="0.49828517437" calcext:value-type="float">
            <text:p>0.49828517437</text:p>
          </table:table-cell>
          <table:table-cell office:value-type="float" office:value="399.632293701" calcext:value-type="float">
            <text:p>399.632293701</text:p>
          </table:table-cell>
          <table:table-cell office:value-type="float" office:value="243.876754761" calcext:value-type="float">
            <text:p>243.876754761</text:p>
          </table:table-cell>
        </table:table-row>
        <table:table-row table:style-name="ro1">
          <table:table-cell table:number-columns-repeated="4"/>
          <table:table-cell office:value-type="float" office:value="1.58313291080565E+018" calcext:value-type="float">
            <text:p>1.58313291080565E+018</text:p>
          </table:table-cell>
          <table:table-cell office:value-type="float" office:value="2880" calcext:value-type="float">
            <text:p>2880</text:p>
          </table:table-cell>
          <table:table-cell office:value-type="float" office:value="1.58313291078029E+018" calcext:value-type="float">
            <text:p>1.5831329107802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80752E+018" calcext:value-type="float">
            <text:p>1.58313291080752E+018</text:p>
          </table:table-cell>
          <table:table-cell office:value-type="float" office:value="2880" calcext:value-type="float">
            <text:p>2880</text:p>
          </table:table-cell>
          <table:table-cell office:value-type="float" office:value="1.58313291078029E+018" calcext:value-type="float">
            <text:p>1.58313291078029E+018</text:p>
          </table:table-cell>
          <table:table-cell/>
          <table:table-cell office:value-type="float" office:value="164.970031738" calcext:value-type="float">
            <text:p>164.970031738</text:p>
          </table:table-cell>
          <table:table-cell office:value-type="float" office:value="146.113800049" calcext:value-type="float">
            <text:p>146.113800049</text:p>
          </table:table-cell>
          <table:table-cell office:value-type="float" office:value="-0.0409994982183" calcext:value-type="float">
            <text:p>-0.0409994982183</text:p>
          </table:table-cell>
          <table:table-cell office:value-type="float" office:value="402.187072754" calcext:value-type="float">
            <text:p>402.187072754</text:p>
          </table:table-cell>
          <table:table-cell office:value-type="float" office:value="241.869613647" calcext:value-type="float">
            <text:p>241.869613647</text:p>
          </table:table-cell>
        </table:table-row>
        <table:table-row table:style-name="ro1">
          <table:table-cell table:number-columns-repeated="4"/>
          <table:table-cell office:value-type="float" office:value="1.58313291087039E+018" calcext:value-type="float">
            <text:p>1.58313291087039E+018</text:p>
          </table:table-cell>
          <table:table-cell office:value-type="float" office:value="2881" calcext:value-type="float">
            <text:p>2881</text:p>
          </table:table-cell>
          <table:table-cell office:value-type="float" office:value="1.58313291081288E+018" calcext:value-type="float">
            <text:p>1.5831329108128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86986E+018" calcext:value-type="float">
            <text:p>1.58313291086986E+018</text:p>
          </table:table-cell>
          <table:table-cell office:value-type="float" office:value="2881" calcext:value-type="float">
            <text:p>2881</text:p>
          </table:table-cell>
          <table:table-cell office:value-type="float" office:value="1.58313291081288E+018" calcext:value-type="float">
            <text:p>1.58313291081288E+018</text:p>
          </table:table-cell>
          <table:table-cell/>
          <table:table-cell office:value-type="float" office:value="186.980529785" calcext:value-type="float">
            <text:p>186.980529785</text:p>
          </table:table-cell>
          <table:table-cell office:value-type="float" office:value="143.707824707" calcext:value-type="float">
            <text:p>143.707824707</text:p>
          </table:table-cell>
          <table:table-cell office:value-type="float" office:value="-0.197811886668" calcext:value-type="float">
            <text:p>-0.197811886668</text:p>
          </table:table-cell>
          <table:table-cell office:value-type="float" office:value="393.680450439" calcext:value-type="float">
            <text:p>393.680450439</text:p>
          </table:table-cell>
          <table:table-cell office:value-type="float" office:value="242.322341919" calcext:value-type="float">
            <text:p>242.322341919</text:p>
          </table:table-cell>
        </table:table-row>
        <table:table-row table:style-name="ro1">
          <table:table-cell table:number-columns-repeated="4"/>
          <table:table-cell office:value-type="float" office:value="1.58313291089324E+018" calcext:value-type="float">
            <text:p>1.58313291089324E+018</text:p>
          </table:table-cell>
          <table:table-cell office:value-type="float" office:value="2882" calcext:value-type="float">
            <text:p>2882</text:p>
          </table:table-cell>
          <table:table-cell office:value-type="float" office:value="1.58313291085644E+018" calcext:value-type="float">
            <text:p>1.5831329108564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89262E+018" calcext:value-type="float">
            <text:p>1.58313291089262E+018</text:p>
          </table:table-cell>
          <table:table-cell office:value-type="float" office:value="2882" calcext:value-type="float">
            <text:p>2882</text:p>
          </table:table-cell>
          <table:table-cell office:value-type="float" office:value="1.58313291085644E+018" calcext:value-type="float">
            <text:p>1.58313291085644E+018</text:p>
          </table:table-cell>
          <table:table-cell/>
          <table:table-cell office:value-type="float" office:value="177.940917969" calcext:value-type="float">
            <text:p>177.940917969</text:p>
          </table:table-cell>
          <table:table-cell office:value-type="float" office:value="146.613021851" calcext:value-type="float">
            <text:p>146.613021851</text:p>
          </table:table-cell>
          <table:table-cell office:value-type="float" office:value="-0.161448940635" calcext:value-type="float">
            <text:p>-0.161448940635</text:p>
          </table:table-cell>
          <table:table-cell office:value-type="float" office:value="390.53302002" calcext:value-type="float">
            <text:p>390.53302002</text:p>
          </table:table-cell>
          <table:table-cell office:value-type="float" office:value="243.675704956" calcext:value-type="float">
            <text:p>243.675704956</text:p>
          </table:table-cell>
        </table:table-row>
        <table:table-row table:style-name="ro1">
          <table:table-cell table:number-columns-repeated="4"/>
          <table:table-cell office:value-type="float" office:value="1.58313291093436E+018" calcext:value-type="float">
            <text:p>1.58313291093436E+018</text:p>
          </table:table-cell>
          <table:table-cell office:value-type="float" office:value="2883" calcext:value-type="float">
            <text:p>2883</text:p>
          </table:table-cell>
          <table:table-cell office:value-type="float" office:value="1.58313291086928E+018" calcext:value-type="float">
            <text:p>1.5831329108692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92813E+018" calcext:value-type="float">
            <text:p>1.58313291092813E+018</text:p>
          </table:table-cell>
          <table:table-cell office:value-type="float" office:value="2883" calcext:value-type="float">
            <text:p>2883</text:p>
          </table:table-cell>
          <table:table-cell office:value-type="float" office:value="1.58313291086928E+018" calcext:value-type="float">
            <text:p>1.58313291086928E+018</text:p>
          </table:table-cell>
          <table:table-cell/>
          <table:table-cell office:value-type="float" office:value="175.12437439" calcext:value-type="float">
            <text:p>175.12437439</text:p>
          </table:table-cell>
          <table:table-cell office:value-type="float" office:value="142.687011719" calcext:value-type="float">
            <text:p>142.687011719</text:p>
          </table:table-cell>
          <table:table-cell office:value-type="float" office:value="-0.0910801067948" calcext:value-type="float">
            <text:p>-0.0910801067948</text:p>
          </table:table-cell>
          <table:table-cell office:value-type="float" office:value="392.614959717" calcext:value-type="float">
            <text:p>392.614959717</text:p>
          </table:table-cell>
          <table:table-cell office:value-type="float" office:value="238.623596191" calcext:value-type="float">
            <text:p>238.623596191</text:p>
          </table:table-cell>
        </table:table-row>
        <table:table-row table:style-name="ro1">
          <table:table-cell table:number-columns-repeated="4"/>
          <table:table-cell office:value-type="float" office:value="1.5831329109561E+018" calcext:value-type="float">
            <text:p>1.5831329109561E+018</text:p>
          </table:table-cell>
          <table:table-cell office:value-type="float" office:value="2884" calcext:value-type="float">
            <text:p>2884</text:p>
          </table:table-cell>
          <table:table-cell office:value-type="float" office:value="1.58313291090134E+018" calcext:value-type="float">
            <text:p>1.5831329109013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95596E+018" calcext:value-type="float">
            <text:p>1.58313291095596E+018</text:p>
          </table:table-cell>
          <table:table-cell office:value-type="float" office:value="2884" calcext:value-type="float">
            <text:p>2884</text:p>
          </table:table-cell>
          <table:table-cell office:value-type="float" office:value="1.58313291090134E+018" calcext:value-type="float">
            <text:p>1.58313291090134E+018</text:p>
          </table:table-cell>
          <table:table-cell/>
          <table:table-cell office:value-type="float" office:value="167.754180908" calcext:value-type="float">
            <text:p>167.754180908</text:p>
          </table:table-cell>
          <table:table-cell office:value-type="float" office:value="137.349594116" calcext:value-type="float">
            <text:p>137.349594116</text:p>
          </table:table-cell>
          <table:table-cell office:value-type="float" office:value="0.152278080583" calcext:value-type="float">
            <text:p>0.152278080583</text:p>
          </table:table-cell>
          <table:table-cell office:value-type="float" office:value="392.346008301" calcext:value-type="float">
            <text:p>392.346008301</text:p>
          </table:table-cell>
          <table:table-cell office:value-type="float" office:value="237.970581055" calcext:value-type="float">
            <text:p>237.970581055</text:p>
          </table:table-cell>
        </table:table-row>
        <table:table-row table:style-name="ro1">
          <table:table-cell table:number-columns-repeated="4"/>
          <table:table-cell office:value-type="float" office:value="1.58313291097613E+018" calcext:value-type="float">
            <text:p>1.58313291097613E+018</text:p>
          </table:table-cell>
          <table:table-cell office:value-type="float" office:value="2885" calcext:value-type="float">
            <text:p>2885</text:p>
          </table:table-cell>
          <table:table-cell office:value-type="float" office:value="1.58313291093676E+018" calcext:value-type="float">
            <text:p>1.5831329109367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097495E+018" calcext:value-type="float">
            <text:p>1.58313291097495E+018</text:p>
          </table:table-cell>
          <table:table-cell office:value-type="float" office:value="2885" calcext:value-type="float">
            <text:p>2885</text:p>
          </table:table-cell>
          <table:table-cell office:value-type="float" office:value="1.58313291093676E+018" calcext:value-type="float">
            <text:p>1.58313291093676E+018</text:p>
          </table:table-cell>
          <table:table-cell/>
          <table:table-cell office:value-type="float" office:value="168.956787109" calcext:value-type="float">
            <text:p>168.956787109</text:p>
          </table:table-cell>
          <table:table-cell office:value-type="float" office:value="136.073577881" calcext:value-type="float">
            <text:p>136.073577881</text:p>
          </table:table-cell>
          <table:table-cell office:value-type="float" office:value="0.0749763771892" calcext:value-type="float">
            <text:p>0.0749763771892</text:p>
          </table:table-cell>
          <table:table-cell office:value-type="float" office:value="391.402160645" calcext:value-type="float">
            <text:p>391.402160645</text:p>
          </table:table-cell>
          <table:table-cell office:value-type="float" office:value="237.672729492" calcext:value-type="float">
            <text:p>237.672729492</text:p>
          </table:table-cell>
        </table:table-row>
        <table:table-row table:style-name="ro1">
          <table:table-cell table:number-columns-repeated="4"/>
          <table:table-cell office:value-type="float" office:value="1.58313291101517E+018" calcext:value-type="float">
            <text:p>1.58313291101517E+018</text:p>
          </table:table-cell>
          <table:table-cell office:value-type="float" office:value="2886" calcext:value-type="float">
            <text:p>2886</text:p>
          </table:table-cell>
          <table:table-cell office:value-type="float" office:value="1.58313291096774E+018" calcext:value-type="float">
            <text:p>1.5831329109677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01177E+018" calcext:value-type="float">
            <text:p>1.58313291101177E+018</text:p>
          </table:table-cell>
          <table:table-cell office:value-type="float" office:value="2886" calcext:value-type="float">
            <text:p>2886</text:p>
          </table:table-cell>
          <table:table-cell office:value-type="float" office:value="1.58313291096774E+018" calcext:value-type="float">
            <text:p>1.58313291096774E+018</text:p>
          </table:table-cell>
          <table:table-cell/>
          <table:table-cell office:value-type="float" office:value="167.529342651" calcext:value-type="float">
            <text:p>167.529342651</text:p>
          </table:table-cell>
          <table:table-cell office:value-type="float" office:value="139.312484741" calcext:value-type="float">
            <text:p>139.312484741</text:p>
          </table:table-cell>
          <table:table-cell office:value-type="float" office:value="-0.0496145561337" calcext:value-type="float">
            <text:p>-0.0496145561337</text:p>
          </table:table-cell>
          <table:table-cell office:value-type="float" office:value="388.690460205" calcext:value-type="float">
            <text:p>388.690460205</text:p>
          </table:table-cell>
          <table:table-cell office:value-type="float" office:value="234.982788086" calcext:value-type="float">
            <text:p>234.982788086</text:p>
          </table:table-cell>
        </table:table-row>
        <table:table-row table:style-name="ro1">
          <table:table-cell table:number-columns-repeated="4"/>
          <table:table-cell office:value-type="float" office:value="1.58313291103243E+018" calcext:value-type="float">
            <text:p>1.58313291103243E+018</text:p>
          </table:table-cell>
          <table:table-cell office:value-type="float" office:value="2887" calcext:value-type="float">
            <text:p>2887</text:p>
          </table:table-cell>
          <table:table-cell office:value-type="float" office:value="1.58313291100183E+018" calcext:value-type="float">
            <text:p>1.5831329110018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03245E+018" calcext:value-type="float">
            <text:p>1.58313291103245E+018</text:p>
          </table:table-cell>
          <table:table-cell office:value-type="float" office:value="2887" calcext:value-type="float">
            <text:p>2887</text:p>
          </table:table-cell>
          <table:table-cell office:value-type="float" office:value="1.58313291100183E+018" calcext:value-type="float">
            <text:p>1.58313291100183E+018</text:p>
          </table:table-cell>
          <table:table-cell/>
          <table:table-cell office:value-type="float" office:value="174.591598511" calcext:value-type="float">
            <text:p>174.591598511</text:p>
          </table:table-cell>
          <table:table-cell office:value-type="float" office:value="140.425704956" calcext:value-type="float">
            <text:p>140.425704956</text:p>
          </table:table-cell>
          <table:table-cell office:value-type="float" office:value="-0.13188226521" calcext:value-type="float">
            <text:p>-0.13188226521</text:p>
          </table:table-cell>
          <table:table-cell office:value-type="float" office:value="386.946380615" calcext:value-type="float">
            <text:p>386.946380615</text:p>
          </table:table-cell>
          <table:table-cell office:value-type="float" office:value="233.925033569" calcext:value-type="float">
            <text:p>233.925033569</text:p>
          </table:table-cell>
        </table:table-row>
        <table:table-row table:style-name="ro1">
          <table:table-cell table:number-columns-repeated="4"/>
          <table:table-cell office:value-type="float" office:value="1.58313291106015E+018" calcext:value-type="float">
            <text:p>1.58313291106015E+018</text:p>
          </table:table-cell>
          <table:table-cell office:value-type="float" office:value="2888" calcext:value-type="float">
            <text:p>2888</text:p>
          </table:table-cell>
          <table:table-cell office:value-type="float" office:value="1.5831329110353E+018" calcext:value-type="float">
            <text:p>1.583132911035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06138E+018" calcext:value-type="float">
            <text:p>1.58313291106138E+018</text:p>
          </table:table-cell>
          <table:table-cell office:value-type="float" office:value="2888" calcext:value-type="float">
            <text:p>2888</text:p>
          </table:table-cell>
          <table:table-cell office:value-type="float" office:value="1.5831329110353E+018" calcext:value-type="float">
            <text:p>1.5831329110353E+018</text:p>
          </table:table-cell>
          <table:table-cell/>
          <table:table-cell office:value-type="float" office:value="171.435821533" calcext:value-type="float">
            <text:p>171.435821533</text:p>
          </table:table-cell>
          <table:table-cell office:value-type="float" office:value="139.105300903" calcext:value-type="float">
            <text:p>139.105300903</text:p>
          </table:table-cell>
          <table:table-cell office:value-type="float" office:value="-0.199451461434" calcext:value-type="float">
            <text:p>-0.199451461434</text:p>
          </table:table-cell>
          <table:table-cell office:value-type="float" office:value="388.710876465" calcext:value-type="float">
            <text:p>388.710876465</text:p>
          </table:table-cell>
          <table:table-cell office:value-type="float" office:value="234.285446167" calcext:value-type="float">
            <text:p>234.285446167</text:p>
          </table:table-cell>
        </table:table-row>
        <table:table-row table:style-name="ro1">
          <table:table-cell table:number-columns-repeated="4"/>
          <table:table-cell office:value-type="float" office:value="1.58313291110013E+018" calcext:value-type="float">
            <text:p>1.58313291110013E+018</text:p>
          </table:table-cell>
          <table:table-cell office:value-type="float" office:value="2889" calcext:value-type="float">
            <text:p>2889</text:p>
          </table:table-cell>
          <table:table-cell office:value-type="float" office:value="1.58313291106823E+018" calcext:value-type="float">
            <text:p>1.5831329110682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09845E+018" calcext:value-type="float">
            <text:p>1.58313291109845E+018</text:p>
          </table:table-cell>
          <table:table-cell office:value-type="float" office:value="2889" calcext:value-type="float">
            <text:p>2889</text:p>
          </table:table-cell>
          <table:table-cell office:value-type="float" office:value="1.58313291106823E+018" calcext:value-type="float">
            <text:p>1.58313291106823E+018</text:p>
          </table:table-cell>
          <table:table-cell/>
          <table:table-cell office:value-type="float" office:value="171.423706055" calcext:value-type="float">
            <text:p>171.423706055</text:p>
          </table:table-cell>
          <table:table-cell office:value-type="float" office:value="133.151535034" calcext:value-type="float">
            <text:p>133.151535034</text:p>
          </table:table-cell>
          <table:table-cell office:value-type="float" office:value="-0.127208814025" calcext:value-type="float">
            <text:p>-0.127208814025</text:p>
          </table:table-cell>
          <table:table-cell office:value-type="float" office:value="379.657501221" calcext:value-type="float">
            <text:p>379.657501221</text:p>
          </table:table-cell>
          <table:table-cell office:value-type="float" office:value="237.546920776" calcext:value-type="float">
            <text:p>237.546920776</text:p>
          </table:table-cell>
        </table:table-row>
        <table:table-row table:style-name="ro1">
          <table:table-cell table:number-columns-repeated="4"/>
          <table:table-cell office:value-type="float" office:value="1.58313291115695E+018" calcext:value-type="float">
            <text:p>1.58313291115695E+018</text:p>
          </table:table-cell>
          <table:table-cell office:value-type="float" office:value="2890" calcext:value-type="float">
            <text:p>2890</text:p>
          </table:table-cell>
          <table:table-cell office:value-type="float" office:value="1.58313291110516E+018" calcext:value-type="float">
            <text:p>1.5831329111051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15546E+018" calcext:value-type="float">
            <text:p>1.58313291115546E+018</text:p>
          </table:table-cell>
          <table:table-cell office:value-type="float" office:value="2890" calcext:value-type="float">
            <text:p>2890</text:p>
          </table:table-cell>
          <table:table-cell office:value-type="float" office:value="1.58313291110516E+018" calcext:value-type="float">
            <text:p>1.58313291110516E+018</text:p>
          </table:table-cell>
          <table:table-cell/>
          <table:table-cell office:value-type="float" office:value="182.901428223" calcext:value-type="float">
            <text:p>182.901428223</text:p>
          </table:table-cell>
          <table:table-cell office:value-type="float" office:value="139.832839966" calcext:value-type="float">
            <text:p>139.832839966</text:p>
          </table:table-cell>
          <table:table-cell office:value-type="float" office:value="-0.295267999172" calcext:value-type="float">
            <text:p>-0.295267999172</text:p>
          </table:table-cell>
          <table:table-cell office:value-type="float" office:value="378.349700928" calcext:value-type="float">
            <text:p>378.349700928</text:p>
          </table:table-cell>
          <table:table-cell office:value-type="float" office:value="235.501541138" calcext:value-type="float">
            <text:p>235.501541138</text:p>
          </table:table-cell>
        </table:table-row>
        <table:table-row table:style-name="ro1">
          <table:table-cell table:number-columns-repeated="4"/>
          <table:table-cell office:value-type="float" office:value="1.58313291119417E+018" calcext:value-type="float">
            <text:p>1.58313291119417E+018</text:p>
          </table:table-cell>
          <table:table-cell office:value-type="float" office:value="2891" calcext:value-type="float">
            <text:p>2891</text:p>
          </table:table-cell>
          <table:table-cell office:value-type="float" office:value="1.58313291113458E+018" calcext:value-type="float">
            <text:p>1.5831329111345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20365E+018" calcext:value-type="float">
            <text:p>1.58313291120365E+018</text:p>
          </table:table-cell>
          <table:table-cell office:value-type="float" office:value="2891" calcext:value-type="float">
            <text:p>2891</text:p>
          </table:table-cell>
          <table:table-cell office:value-type="float" office:value="1.58313291113458E+018" calcext:value-type="float">
            <text:p>1.58313291113458E+018</text:p>
          </table:table-cell>
          <table:table-cell/>
          <table:table-cell office:value-type="float" office:value="179.224487305" calcext:value-type="float">
            <text:p>179.224487305</text:p>
          </table:table-cell>
          <table:table-cell office:value-type="float" office:value="149.015869141" calcext:value-type="float">
            <text:p>149.015869141</text:p>
          </table:table-cell>
          <table:table-cell office:value-type="float" office:value="-0.449238926172" calcext:value-type="float">
            <text:p>-0.449238926172</text:p>
          </table:table-cell>
          <table:table-cell office:value-type="float" office:value="377.565429688" calcext:value-type="float">
            <text:p>377.565429688</text:p>
          </table:table-cell>
          <table:table-cell office:value-type="float" office:value="236.175720215" calcext:value-type="float">
            <text:p>236.175720215</text:p>
          </table:table-cell>
        </table:table-row>
        <table:table-row table:style-name="ro1">
          <table:table-cell table:number-columns-repeated="4"/>
          <table:table-cell office:value-type="float" office:value="1.58313291121665E+018" calcext:value-type="float">
            <text:p>1.58313291121665E+018</text:p>
          </table:table-cell>
          <table:table-cell office:value-type="float" office:value="2892" calcext:value-type="float">
            <text:p>2892</text:p>
          </table:table-cell>
          <table:table-cell office:value-type="float" office:value="1.58313291116629E+018" calcext:value-type="float">
            <text:p>1.5831329111662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21657E+018" calcext:value-type="float">
            <text:p>1.58313291121657E+018</text:p>
          </table:table-cell>
          <table:table-cell office:value-type="float" office:value="2892" calcext:value-type="float">
            <text:p>2892</text:p>
          </table:table-cell>
          <table:table-cell office:value-type="float" office:value="1.58313291116629E+018" calcext:value-type="float">
            <text:p>1.58313291116629E+018</text:p>
          </table:table-cell>
          <table:table-cell/>
          <table:table-cell office:value-type="float" office:value="167.682495117" calcext:value-type="float">
            <text:p>167.682495117</text:p>
          </table:table-cell>
          <table:table-cell office:value-type="float" office:value="143.475479126" calcext:value-type="float">
            <text:p>143.475479126</text:p>
          </table:table-cell>
          <table:table-cell office:value-type="float" office:value="-0.210633665323" calcext:value-type="float">
            <text:p>-0.210633665323</text:p>
          </table:table-cell>
          <table:table-cell office:value-type="float" office:value="372.563262939" calcext:value-type="float">
            <text:p>372.563262939</text:p>
          </table:table-cell>
          <table:table-cell office:value-type="float" office:value="238.881103516" calcext:value-type="float">
            <text:p>238.881103516</text:p>
          </table:table-cell>
        </table:table-row>
        <table:table-row table:style-name="ro1">
          <table:table-cell table:number-columns-repeated="4"/>
          <table:table-cell office:value-type="float" office:value="1.58313291125116E+018" calcext:value-type="float">
            <text:p>1.58313291125116E+018</text:p>
          </table:table-cell>
          <table:table-cell office:value-type="float" office:value="2893" calcext:value-type="float">
            <text:p>2893</text:p>
          </table:table-cell>
          <table:table-cell office:value-type="float" office:value="1.58313291120518E+018" calcext:value-type="float">
            <text:p>1.5831329112051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24934E+018" calcext:value-type="float">
            <text:p>1.58313291124934E+018</text:p>
          </table:table-cell>
          <table:table-cell office:value-type="float" office:value="2893" calcext:value-type="float">
            <text:p>2893</text:p>
          </table:table-cell>
          <table:table-cell office:value-type="float" office:value="1.58313291120518E+018" calcext:value-type="float">
            <text:p>1.58313291120518E+018</text:p>
          </table:table-cell>
          <table:table-cell/>
          <table:table-cell office:value-type="float" office:value="172.661422729" calcext:value-type="float">
            <text:p>172.661422729</text:p>
          </table:table-cell>
          <table:table-cell office:value-type="float" office:value="139.76109314" calcext:value-type="float">
            <text:p>139.76109314</text:p>
          </table:table-cell>
          <table:table-cell office:value-type="float" office:value="-0.34024053812" calcext:value-type="float">
            <text:p>-0.34024053812</text:p>
          </table:table-cell>
          <table:table-cell office:value-type="float" office:value="374.108856201" calcext:value-type="float">
            <text:p>374.108856201</text:p>
          </table:table-cell>
          <table:table-cell office:value-type="float" office:value="232.009307861" calcext:value-type="float">
            <text:p>232.009307861</text:p>
          </table:table-cell>
        </table:table-row>
        <table:table-row table:style-name="ro1">
          <table:table-cell table:number-columns-repeated="4"/>
          <table:table-cell office:value-type="float" office:value="1.58313291130901E+018" calcext:value-type="float">
            <text:p>1.58313291130901E+018</text:p>
          </table:table-cell>
          <table:table-cell office:value-type="float" office:value="2894" calcext:value-type="float">
            <text:p>2894</text:p>
          </table:table-cell>
          <table:table-cell office:value-type="float" office:value="1.58313291124236E+018" calcext:value-type="float">
            <text:p>1.5831329112423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3089E+018" calcext:value-type="float">
            <text:p>1.5831329113089E+018</text:p>
          </table:table-cell>
          <table:table-cell office:value-type="float" office:value="2894" calcext:value-type="float">
            <text:p>2894</text:p>
          </table:table-cell>
          <table:table-cell office:value-type="float" office:value="1.58313291124236E+018" calcext:value-type="float">
            <text:p>1.58313291124236E+018</text:p>
          </table:table-cell>
          <table:table-cell/>
          <table:table-cell office:value-type="float" office:value="173.690216064" calcext:value-type="float">
            <text:p>173.690216064</text:p>
          </table:table-cell>
          <table:table-cell office:value-type="float" office:value="139.32661438" calcext:value-type="float">
            <text:p>139.32661438</text:p>
          </table:table-cell>
          <table:table-cell office:value-type="float" office:value="-0.344749391079" calcext:value-type="float">
            <text:p>-0.344749391079</text:p>
          </table:table-cell>
          <table:table-cell office:value-type="float" office:value="372.779968262" calcext:value-type="float">
            <text:p>372.779968262</text:p>
          </table:table-cell>
          <table:table-cell office:value-type="float" office:value="232.510986328" calcext:value-type="float">
            <text:p>232.510986328</text:p>
          </table:table-cell>
        </table:table-row>
        <table:table-row table:style-name="ro1">
          <table:table-cell table:number-columns-repeated="4"/>
          <table:table-cell office:value-type="float" office:value="1.58313291134127E+018" calcext:value-type="float">
            <text:p>1.58313291134127E+018</text:p>
          </table:table-cell>
          <table:table-cell office:value-type="float" office:value="2895" calcext:value-type="float">
            <text:p>2895</text:p>
          </table:table-cell>
          <table:table-cell office:value-type="float" office:value="1.58313291126786E+018" calcext:value-type="float">
            <text:p>1.5831329112678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34002E+018" calcext:value-type="float">
            <text:p>1.58313291134002E+018</text:p>
          </table:table-cell>
          <table:table-cell office:value-type="float" office:value="2895" calcext:value-type="float">
            <text:p>2895</text:p>
          </table:table-cell>
          <table:table-cell office:value-type="float" office:value="1.58313291126786E+018" calcext:value-type="float">
            <text:p>1.58313291126786E+018</text:p>
          </table:table-cell>
          <table:table-cell/>
          <table:table-cell office:value-type="float" office:value="169.945175171" calcext:value-type="float">
            <text:p>169.945175171</text:p>
          </table:table-cell>
          <table:table-cell office:value-type="float" office:value="142.970031738" calcext:value-type="float">
            <text:p>142.970031738</text:p>
          </table:table-cell>
          <table:table-cell office:value-type="float" office:value="-0.271403133869" calcext:value-type="float">
            <text:p>-0.271403133869</text:p>
          </table:table-cell>
          <table:table-cell office:value-type="float" office:value="371.932189941" calcext:value-type="float">
            <text:p>371.932189941</text:p>
          </table:table-cell>
          <table:table-cell office:value-type="float" office:value="234.603500366" calcext:value-type="float">
            <text:p>234.603500366</text:p>
          </table:table-cell>
        </table:table-row>
        <table:table-row table:style-name="ro1">
          <table:table-cell table:number-columns-repeated="4"/>
          <table:table-cell office:value-type="float" office:value="1.5831329113815E+018" calcext:value-type="float">
            <text:p>1.5831329113815E+018</text:p>
          </table:table-cell>
          <table:table-cell office:value-type="float" office:value="2896" calcext:value-type="float">
            <text:p>2896</text:p>
          </table:table-cell>
          <table:table-cell office:value-type="float" office:value="1.58313291130137E+018" calcext:value-type="float">
            <text:p>1.5831329113013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38131E+018" calcext:value-type="float">
            <text:p>1.58313291138131E+018</text:p>
          </table:table-cell>
          <table:table-cell office:value-type="float" office:value="2896" calcext:value-type="float">
            <text:p>2896</text:p>
          </table:table-cell>
          <table:table-cell office:value-type="float" office:value="1.58313291130137E+018" calcext:value-type="float">
            <text:p>1.58313291130137E+018</text:p>
          </table:table-cell>
          <table:table-cell/>
          <table:table-cell office:value-type="float" office:value="174.66293335" calcext:value-type="float">
            <text:p>174.66293335</text:p>
          </table:table-cell>
          <table:table-cell office:value-type="float" office:value="135.779663086" calcext:value-type="float">
            <text:p>135.779663086</text:p>
          </table:table-cell>
          <table:table-cell office:value-type="float" office:value="-0.252249419689" calcext:value-type="float">
            <text:p>-0.252249419689</text:p>
          </table:table-cell>
          <table:table-cell office:value-type="float" office:value="374.234802246" calcext:value-type="float">
            <text:p>374.234802246</text:p>
          </table:table-cell>
          <table:table-cell office:value-type="float" office:value="236.555587769" calcext:value-type="float">
            <text:p>236.555587769</text:p>
          </table:table-cell>
        </table:table-row>
        <table:table-row table:style-name="ro1">
          <table:table-cell table:number-columns-repeated="4"/>
          <table:table-cell office:value-type="float" office:value="1.58313291141745E+018" calcext:value-type="float">
            <text:p>1.58313291141745E+018</text:p>
          </table:table-cell>
          <table:table-cell office:value-type="float" office:value="2897" calcext:value-type="float">
            <text:p>2897</text:p>
          </table:table-cell>
          <table:table-cell office:value-type="float" office:value="1.58313291133854E+018" calcext:value-type="float">
            <text:p>1.5831329113385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41403E+018" calcext:value-type="float">
            <text:p>1.58313291141403E+018</text:p>
          </table:table-cell>
          <table:table-cell office:value-type="float" office:value="2897" calcext:value-type="float">
            <text:p>2897</text:p>
          </table:table-cell>
          <table:table-cell office:value-type="float" office:value="1.58313291133854E+018" calcext:value-type="float">
            <text:p>1.58313291133854E+018</text:p>
          </table:table-cell>
          <table:table-cell/>
          <table:table-cell office:value-type="float" office:value="171.7943573" calcext:value-type="float">
            <text:p>171.7943573</text:p>
          </table:table-cell>
          <table:table-cell office:value-type="float" office:value="130.739990234" calcext:value-type="float">
            <text:p>130.739990234</text:p>
          </table:table-cell>
          <table:table-cell office:value-type="float" office:value="-0.117840617895" calcext:value-type="float">
            <text:p>-0.117840617895</text:p>
          </table:table-cell>
          <table:table-cell office:value-type="float" office:value="373.908172607" calcext:value-type="float">
            <text:p>373.908172607</text:p>
          </table:table-cell>
          <table:table-cell office:value-type="float" office:value="235.395782471" calcext:value-type="float">
            <text:p>235.395782471</text:p>
          </table:table-cell>
        </table:table-row>
        <table:table-row table:style-name="ro1">
          <table:table-cell table:number-columns-repeated="4"/>
          <table:table-cell office:value-type="float" office:value="1.58313291146277E+018" calcext:value-type="float">
            <text:p>1.58313291146277E+018</text:p>
          </table:table-cell>
          <table:table-cell office:value-type="float" office:value="2898" calcext:value-type="float">
            <text:p>2898</text:p>
          </table:table-cell>
          <table:table-cell office:value-type="float" office:value="1.5831329113671E+018" calcext:value-type="float">
            <text:p>1.583132911367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47128E+018" calcext:value-type="float">
            <text:p>1.58313291147128E+018</text:p>
          </table:table-cell>
          <table:table-cell office:value-type="float" office:value="2898" calcext:value-type="float">
            <text:p>2898</text:p>
          </table:table-cell>
          <table:table-cell office:value-type="float" office:value="1.5831329113671E+018" calcext:value-type="float">
            <text:p>1.5831329113671E+018</text:p>
          </table:table-cell>
          <table:table-cell/>
          <table:table-cell office:value-type="float" office:value="171.765289307" calcext:value-type="float">
            <text:p>171.765289307</text:p>
          </table:table-cell>
          <table:table-cell office:value-type="float" office:value="137.112487793" calcext:value-type="float">
            <text:p>137.112487793</text:p>
          </table:table-cell>
          <table:table-cell office:value-type="float" office:value="-0.326815664768" calcext:value-type="float">
            <text:p>-0.326815664768</text:p>
          </table:table-cell>
          <table:table-cell office:value-type="float" office:value="376.974761963" calcext:value-type="float">
            <text:p>376.974761963</text:p>
          </table:table-cell>
          <table:table-cell office:value-type="float" office:value="231.983200073" calcext:value-type="float">
            <text:p>231.983200073</text:p>
          </table:table-cell>
        </table:table-row>
        <table:table-row table:style-name="ro1">
          <table:table-cell table:number-columns-repeated="4"/>
          <table:table-cell office:value-type="float" office:value="1.58313291149973E+018" calcext:value-type="float">
            <text:p>1.58313291149973E+018</text:p>
          </table:table-cell>
          <table:table-cell office:value-type="float" office:value="2899" calcext:value-type="float">
            <text:p>2899</text:p>
          </table:table-cell>
          <table:table-cell office:value-type="float" office:value="1.58313291141184E+018" calcext:value-type="float">
            <text:p>1.5831329114118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49538E+018" calcext:value-type="float">
            <text:p>1.58313291149538E+018</text:p>
          </table:table-cell>
          <table:table-cell office:value-type="float" office:value="2899" calcext:value-type="float">
            <text:p>2899</text:p>
          </table:table-cell>
          <table:table-cell office:value-type="float" office:value="1.58313291141184E+018" calcext:value-type="float">
            <text:p>1.58313291141184E+018</text:p>
          </table:table-cell>
          <table:table-cell/>
          <table:table-cell office:value-type="float" office:value="176.179397583" calcext:value-type="float">
            <text:p>176.179397583</text:p>
          </table:table-cell>
          <table:table-cell office:value-type="float" office:value="147.192382812" calcext:value-type="float">
            <text:p>147.192382812</text:p>
          </table:table-cell>
          <table:table-cell office:value-type="float" office:value="-0.561918497086" calcext:value-type="float">
            <text:p>-0.561918497086</text:p>
          </table:table-cell>
          <table:table-cell office:value-type="float" office:value="379.191589355" calcext:value-type="float">
            <text:p>379.191589355</text:p>
          </table:table-cell>
          <table:table-cell office:value-type="float" office:value="229.971206665" calcext:value-type="float">
            <text:p>229.971206665</text:p>
          </table:table-cell>
        </table:table-row>
        <table:table-row table:style-name="ro1">
          <table:table-cell table:number-columns-repeated="4"/>
          <table:table-cell office:value-type="float" office:value="1.58313291153494E+018" calcext:value-type="float">
            <text:p>1.58313291153494E+018</text:p>
          </table:table-cell>
          <table:table-cell office:value-type="float" office:value="2900" calcext:value-type="float">
            <text:p>2900</text:p>
          </table:table-cell>
          <table:table-cell office:value-type="float" office:value="1.58313291145948E+018" calcext:value-type="float">
            <text:p>1.5831329114594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53994E+018" calcext:value-type="float">
            <text:p>1.58313291153994E+018</text:p>
          </table:table-cell>
          <table:table-cell office:value-type="float" office:value="2900" calcext:value-type="float">
            <text:p>2900</text:p>
          </table:table-cell>
          <table:table-cell office:value-type="float" office:value="1.58313291145948E+018" calcext:value-type="float">
            <text:p>1.58313291145948E+018</text:p>
          </table:table-cell>
          <table:table-cell/>
          <table:table-cell office:value-type="float" office:value="176.222290039" calcext:value-type="float">
            <text:p>176.222290039</text:p>
          </table:table-cell>
          <table:table-cell office:value-type="float" office:value="138.270889282" calcext:value-type="float">
            <text:p>138.270889282</text:p>
          </table:table-cell>
          <table:table-cell office:value-type="float" office:value="-0.319866806269" calcext:value-type="float">
            <text:p>-0.319866806269</text:p>
          </table:table-cell>
          <table:table-cell office:value-type="float" office:value="379.459533691" calcext:value-type="float">
            <text:p>379.459533691</text:p>
          </table:table-cell>
          <table:table-cell office:value-type="float" office:value="230.082504272" calcext:value-type="float">
            <text:p>230.082504272</text:p>
          </table:table-cell>
        </table:table-row>
        <table:table-row table:style-name="ro1">
          <table:table-cell table:number-columns-repeated="4"/>
          <table:table-cell office:value-type="float" office:value="1.58313291157158E+018" calcext:value-type="float">
            <text:p>1.58313291157158E+018</text:p>
          </table:table-cell>
          <table:table-cell office:value-type="float" office:value="2901" calcext:value-type="float">
            <text:p>2901</text:p>
          </table:table-cell>
          <table:table-cell office:value-type="float" office:value="1.58313291148932E+018" calcext:value-type="float">
            <text:p>1.5831329114893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57005E+018" calcext:value-type="float">
            <text:p>1.58313291157005E+018</text:p>
          </table:table-cell>
          <table:table-cell office:value-type="float" office:value="2901" calcext:value-type="float">
            <text:p>2901</text:p>
          </table:table-cell>
          <table:table-cell office:value-type="float" office:value="1.58313291148932E+018" calcext:value-type="float">
            <text:p>1.58313291148932E+018</text:p>
          </table:table-cell>
          <table:table-cell/>
          <table:table-cell office:value-type="float" office:value="176.286529541" calcext:value-type="float">
            <text:p>176.286529541</text:p>
          </table:table-cell>
          <table:table-cell office:value-type="float" office:value="139.336105347" calcext:value-type="float">
            <text:p>139.336105347</text:p>
          </table:table-cell>
          <table:table-cell office:value-type="float" office:value="-0.29675963521" calcext:value-type="float">
            <text:p>-0.29675963521</text:p>
          </table:table-cell>
          <table:table-cell office:value-type="float" office:value="378.942687988" calcext:value-type="float">
            <text:p>378.942687988</text:p>
          </table:table-cell>
          <table:table-cell office:value-type="float" office:value="228.36819458" calcext:value-type="float">
            <text:p>228.36819458</text:p>
          </table:table-cell>
        </table:table-row>
        <table:table-row table:style-name="ro1">
          <table:table-cell table:number-columns-repeated="4"/>
          <table:table-cell office:value-type="float" office:value="1.58313291160096E+018" calcext:value-type="float">
            <text:p>1.58313291160096E+018</text:p>
          </table:table-cell>
          <table:table-cell office:value-type="float" office:value="2902" calcext:value-type="float">
            <text:p>2902</text:p>
          </table:table-cell>
          <table:table-cell office:value-type="float" office:value="1.58313291151348E+018" calcext:value-type="float">
            <text:p>1.5831329115134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60111E+018" calcext:value-type="float">
            <text:p>1.58313291160111E+018</text:p>
          </table:table-cell>
          <table:table-cell office:value-type="float" office:value="2902" calcext:value-type="float">
            <text:p>2902</text:p>
          </table:table-cell>
          <table:table-cell office:value-type="float" office:value="1.58313291151348E+018" calcext:value-type="float">
            <text:p>1.58313291151348E+018</text:p>
          </table:table-cell>
          <table:table-cell/>
          <table:table-cell office:value-type="float" office:value="153.951034546" calcext:value-type="float">
            <text:p>153.951034546</text:p>
          </table:table-cell>
          <table:table-cell office:value-type="float" office:value="144.131103516" calcext:value-type="float">
            <text:p>144.131103516</text:p>
          </table:table-cell>
          <table:table-cell office:value-type="float" office:value="-0.120354108512" calcext:value-type="float">
            <text:p>-0.120354108512</text:p>
          </table:table-cell>
          <table:table-cell office:value-type="float" office:value="385.391448975" calcext:value-type="float">
            <text:p>385.391448975</text:p>
          </table:table-cell>
          <table:table-cell office:value-type="float" office:value="225.320739746" calcext:value-type="float">
            <text:p>225.320739746</text:p>
          </table:table-cell>
        </table:table-row>
        <table:table-row table:style-name="ro1">
          <table:table-cell table:number-columns-repeated="4"/>
          <table:table-cell office:value-type="float" office:value="1.58313291163301E+018" calcext:value-type="float">
            <text:p>1.58313291163301E+018</text:p>
          </table:table-cell>
          <table:table-cell office:value-type="float" office:value="2903" calcext:value-type="float">
            <text:p>2903</text:p>
          </table:table-cell>
          <table:table-cell office:value-type="float" office:value="1.58313291153405E+018" calcext:value-type="float">
            <text:p>1.5831329115340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62522E+018" calcext:value-type="float">
            <text:p>1.58313291162522E+018</text:p>
          </table:table-cell>
          <table:table-cell office:value-type="float" office:value="2903" calcext:value-type="float">
            <text:p>2903</text:p>
          </table:table-cell>
          <table:table-cell office:value-type="float" office:value="1.58313291153405E+018" calcext:value-type="float">
            <text:p>1.58313291153405E+018</text:p>
          </table:table-cell>
          <table:table-cell/>
          <table:table-cell office:value-type="float" office:value="155.262252808" calcext:value-type="float">
            <text:p>155.262252808</text:p>
          </table:table-cell>
          <table:table-cell office:value-type="float" office:value="142.142288208" calcext:value-type="float">
            <text:p>142.142288208</text:p>
          </table:table-cell>
          <table:table-cell office:value-type="float" office:value="0.00746031338349" calcext:value-type="float">
            <text:p>0.00746031338349</text:p>
          </table:table-cell>
          <table:table-cell office:value-type="float" office:value="386.47366333" calcext:value-type="float">
            <text:p>386.47366333</text:p>
          </table:table-cell>
          <table:table-cell office:value-type="float" office:value="226.032333374" calcext:value-type="float">
            <text:p>226.032333374</text:p>
          </table:table-cell>
        </table:table-row>
        <table:table-row table:style-name="ro1">
          <table:table-cell table:number-columns-repeated="4"/>
          <table:table-cell office:value-type="float" office:value="1.58313291164595E+018" calcext:value-type="float">
            <text:p>1.58313291164595E+018</text:p>
          </table:table-cell>
          <table:table-cell office:value-type="float" office:value="2904" calcext:value-type="float">
            <text:p>2904</text:p>
          </table:table-cell>
          <table:table-cell office:value-type="float" office:value="1.58313291156879E+018" calcext:value-type="float">
            <text:p>1.5831329115687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64504E+018" calcext:value-type="float">
            <text:p>1.58313291164504E+018</text:p>
          </table:table-cell>
          <table:table-cell office:value-type="float" office:value="2904" calcext:value-type="float">
            <text:p>2904</text:p>
          </table:table-cell>
          <table:table-cell office:value-type="float" office:value="1.58313291156879E+018" calcext:value-type="float">
            <text:p>1.58313291156879E+018</text:p>
          </table:table-cell>
          <table:table-cell/>
          <table:table-cell office:value-type="float" office:value="154.35395813" calcext:value-type="float">
            <text:p>154.35395813</text:p>
          </table:table-cell>
          <table:table-cell office:value-type="float" office:value="148.168426514" calcext:value-type="float">
            <text:p>148.168426514</text:p>
          </table:table-cell>
          <table:table-cell office:value-type="float" office:value="1.28309345245" calcext:value-type="float">
            <text:p>1.28309345245</text:p>
          </table:table-cell>
          <table:table-cell office:value-type="float" office:value="388.276611328" calcext:value-type="float">
            <text:p>388.276611328</text:p>
          </table:table-cell>
          <table:table-cell office:value-type="float" office:value="222.481155396" calcext:value-type="float">
            <text:p>222.481155396</text:p>
          </table:table-cell>
        </table:table-row>
        <table:table-row table:style-name="ro1">
          <table:table-cell table:number-columns-repeated="4"/>
          <table:table-cell office:value-type="float" office:value="1.58313291167871E+018" calcext:value-type="float">
            <text:p>1.58313291167871E+018</text:p>
          </table:table-cell>
          <table:table-cell office:value-type="float" office:value="2905" calcext:value-type="float">
            <text:p>2905</text:p>
          </table:table-cell>
          <table:table-cell office:value-type="float" office:value="1.58313291160355E+018" calcext:value-type="float">
            <text:p>1.58313291160355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67396E+018" calcext:value-type="float">
            <text:p>1.58313291167396E+018</text:p>
          </table:table-cell>
          <table:table-cell office:value-type="float" office:value="2905" calcext:value-type="float">
            <text:p>2905</text:p>
          </table:table-cell>
          <table:table-cell office:value-type="float" office:value="1.58313291160355E+018" calcext:value-type="float">
            <text:p>1.58313291160355E+018</text:p>
          </table:table-cell>
          <table:table-cell/>
          <table:table-cell office:value-type="float" office:value="157.647247314" calcext:value-type="float">
            <text:p>157.647247314</text:p>
          </table:table-cell>
          <table:table-cell office:value-type="float" office:value="143.744430542" calcext:value-type="float">
            <text:p>143.744430542</text:p>
          </table:table-cell>
          <table:table-cell office:value-type="float" office:value="1.55324923992" calcext:value-type="float">
            <text:p>1.55324923992</text:p>
          </table:table-cell>
          <table:table-cell office:value-type="float" office:value="389.459442139" calcext:value-type="float">
            <text:p>389.459442139</text:p>
          </table:table-cell>
          <table:table-cell office:value-type="float" office:value="223.958847046" calcext:value-type="float">
            <text:p>223.958847046</text:p>
          </table:table-cell>
        </table:table-row>
        <table:table-row table:style-name="ro1">
          <table:table-cell table:number-columns-repeated="4"/>
          <table:table-cell office:value-type="float" office:value="1.58313291170715E+018" calcext:value-type="float">
            <text:p>1.58313291170715E+018</text:p>
          </table:table-cell>
          <table:table-cell office:value-type="float" office:value="2906" calcext:value-type="float">
            <text:p>2906</text:p>
          </table:table-cell>
          <table:table-cell office:value-type="float" office:value="1.58313291163426E+018" calcext:value-type="float">
            <text:p>1.5831329116342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70679E+018" calcext:value-type="float">
            <text:p>1.58313291170679E+018</text:p>
          </table:table-cell>
          <table:table-cell office:value-type="float" office:value="2906" calcext:value-type="float">
            <text:p>2906</text:p>
          </table:table-cell>
          <table:table-cell office:value-type="float" office:value="1.58313291163426E+018" calcext:value-type="float">
            <text:p>1.58313291163426E+018</text:p>
          </table:table-cell>
          <table:table-cell/>
          <table:table-cell office:value-type="float" office:value="158.565765381" calcext:value-type="float">
            <text:p>158.565765381</text:p>
          </table:table-cell>
          <table:table-cell office:value-type="float" office:value="143.184585571" calcext:value-type="float">
            <text:p>143.184585571</text:p>
          </table:table-cell>
          <table:table-cell office:value-type="float" office:value="1.54814612865" calcext:value-type="float">
            <text:p>1.54814612865</text:p>
          </table:table-cell>
          <table:table-cell office:value-type="float" office:value="389.460968018" calcext:value-type="float">
            <text:p>389.460968018</text:p>
          </table:table-cell>
          <table:table-cell office:value-type="float" office:value="224.149246216" calcext:value-type="float">
            <text:p>224.149246216</text:p>
          </table:table-cell>
        </table:table-row>
        <table:table-row table:style-name="ro1">
          <table:table-cell table:number-columns-repeated="4"/>
          <table:table-cell office:value-type="float" office:value="1.58313291174373E+018" calcext:value-type="float">
            <text:p>1.58313291174373E+018</text:p>
          </table:table-cell>
          <table:table-cell office:value-type="float" office:value="2907" calcext:value-type="float">
            <text:p>2907</text:p>
          </table:table-cell>
          <table:table-cell office:value-type="float" office:value="1.58313291166841E+018" calcext:value-type="float">
            <text:p>1.5831329116684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73788E+018" calcext:value-type="float">
            <text:p>1.58313291173788E+018</text:p>
          </table:table-cell>
          <table:table-cell office:value-type="float" office:value="2907" calcext:value-type="float">
            <text:p>2907</text:p>
          </table:table-cell>
          <table:table-cell office:value-type="float" office:value="1.58313291166841E+018" calcext:value-type="float">
            <text:p>1.58313291166841E+018</text:p>
          </table:table-cell>
          <table:table-cell/>
          <table:table-cell office:value-type="float" office:value="159.316543579" calcext:value-type="float">
            <text:p>159.316543579</text:p>
          </table:table-cell>
          <table:table-cell office:value-type="float" office:value="144.524047852" calcext:value-type="float">
            <text:p>144.524047852</text:p>
          </table:table-cell>
          <table:table-cell office:value-type="float" office:value="1.48761999607" calcext:value-type="float">
            <text:p>1.48761999607</text:p>
          </table:table-cell>
          <table:table-cell office:value-type="float" office:value="389.604980469" calcext:value-type="float">
            <text:p>389.604980469</text:p>
          </table:table-cell>
          <table:table-cell office:value-type="float" office:value="224.5206604" calcext:value-type="float">
            <text:p>224.5206604</text:p>
          </table:table-cell>
        </table:table-row>
        <table:table-row table:style-name="ro1">
          <table:table-cell table:number-columns-repeated="4"/>
          <table:table-cell office:value-type="float" office:value="1.58313291177558E+018" calcext:value-type="float">
            <text:p>1.58313291177558E+018</text:p>
          </table:table-cell>
          <table:table-cell office:value-type="float" office:value="2908" calcext:value-type="float">
            <text:p>2908</text:p>
          </table:table-cell>
          <table:table-cell office:value-type="float" office:value="1.58313291169986E+018" calcext:value-type="float">
            <text:p>1.5831329116998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76483E+018" calcext:value-type="float">
            <text:p>1.58313291176483E+018</text:p>
          </table:table-cell>
          <table:table-cell office:value-type="float" office:value="2908" calcext:value-type="float">
            <text:p>2908</text:p>
          </table:table-cell>
          <table:table-cell office:value-type="float" office:value="1.58313291169986E+018" calcext:value-type="float">
            <text:p>1.58313291169986E+018</text:p>
          </table:table-cell>
          <table:table-cell/>
          <table:table-cell office:value-type="float" office:value="158.803909302" calcext:value-type="float">
            <text:p>158.803909302</text:p>
          </table:table-cell>
          <table:table-cell office:value-type="float" office:value="143.256484985" calcext:value-type="float">
            <text:p>143.256484985</text:p>
          </table:table-cell>
          <table:table-cell office:value-type="float" office:value="-1.53411602974" calcext:value-type="float">
            <text:p>-1.53411602974</text:p>
          </table:table-cell>
          <table:table-cell office:value-type="float" office:value="389.009429932" calcext:value-type="float">
            <text:p>389.009429932</text:p>
          </table:table-cell>
          <table:table-cell office:value-type="float" office:value="223.930267334" calcext:value-type="float">
            <text:p>223.930267334</text:p>
          </table:table-cell>
        </table:table-row>
        <table:table-row table:style-name="ro1">
          <table:table-cell table:number-columns-repeated="4"/>
          <table:table-cell office:value-type="float" office:value="1.58313291180391E+018" calcext:value-type="float">
            <text:p>1.58313291180391E+018</text:p>
          </table:table-cell>
          <table:table-cell office:value-type="float" office:value="2909" calcext:value-type="float">
            <text:p>2909</text:p>
          </table:table-cell>
          <table:table-cell office:value-type="float" office:value="1.58313291173524E+018" calcext:value-type="float">
            <text:p>1.5831329117352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79871E+018" calcext:value-type="float">
            <text:p>1.58313291179871E+018</text:p>
          </table:table-cell>
          <table:table-cell office:value-type="float" office:value="2909" calcext:value-type="float">
            <text:p>2909</text:p>
          </table:table-cell>
          <table:table-cell office:value-type="float" office:value="1.58313291173524E+018" calcext:value-type="float">
            <text:p>1.58313291173524E+018</text:p>
          </table:table-cell>
          <table:table-cell/>
          <table:table-cell office:value-type="float" office:value="158.884902954" calcext:value-type="float">
            <text:p>158.884902954</text:p>
          </table:table-cell>
          <table:table-cell office:value-type="float" office:value="143.431564331" calcext:value-type="float">
            <text:p>143.431564331</text:p>
          </table:table-cell>
          <table:table-cell office:value-type="float" office:value="-1.56574308872" calcext:value-type="float">
            <text:p>-1.56574308872</text:p>
          </table:table-cell>
          <table:table-cell office:value-type="float" office:value="389.106933594" calcext:value-type="float">
            <text:p>389.106933594</text:p>
          </table:table-cell>
          <table:table-cell office:value-type="float" office:value="223.972747803" calcext:value-type="float">
            <text:p>223.972747803</text:p>
          </table:table-cell>
        </table:table-row>
        <table:table-row table:style-name="ro1">
          <table:table-cell table:number-columns-repeated="4"/>
          <table:table-cell office:value-type="float" office:value="1.5831329118225E+018" calcext:value-type="float">
            <text:p>1.5831329118225E+018</text:p>
          </table:table-cell>
          <table:table-cell office:value-type="float" office:value="2910" calcext:value-type="float">
            <text:p>2910</text:p>
          </table:table-cell>
          <table:table-cell office:value-type="float" office:value="1.58313291177813E+018" calcext:value-type="float">
            <text:p>1.5831329117781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8183E+018" calcext:value-type="float">
            <text:p>1.5831329118183E+018</text:p>
          </table:table-cell>
          <table:table-cell office:value-type="float" office:value="2910" calcext:value-type="float">
            <text:p>2910</text:p>
          </table:table-cell>
          <table:table-cell office:value-type="float" office:value="1.58313291177813E+018" calcext:value-type="float">
            <text:p>1.58313291177813E+018</text:p>
          </table:table-cell>
          <table:table-cell/>
          <table:table-cell office:value-type="float" office:value="160.08140564" calcext:value-type="float">
            <text:p>160.08140564</text:p>
          </table:table-cell>
          <table:table-cell office:value-type="float" office:value="142.391418457" calcext:value-type="float">
            <text:p>142.391418457</text:p>
          </table:table-cell>
          <table:table-cell office:value-type="float" office:value="-1.56628763676" calcext:value-type="float">
            <text:p>-1.56628763676</text:p>
          </table:table-cell>
          <table:table-cell office:value-type="float" office:value="389.082214355" calcext:value-type="float">
            <text:p>389.082214355</text:p>
          </table:table-cell>
          <table:table-cell office:value-type="float" office:value="224.515014648" calcext:value-type="float">
            <text:p>224.515014648</text:p>
          </table:table-cell>
        </table:table-row>
        <table:table-row table:style-name="ro1">
          <table:table-cell table:number-columns-repeated="4"/>
          <table:table-cell office:value-type="float" office:value="1.58313291184646E+018" calcext:value-type="float">
            <text:p>1.58313291184646E+018</text:p>
          </table:table-cell>
          <table:table-cell office:value-type="float" office:value="2911" calcext:value-type="float">
            <text:p>2911</text:p>
          </table:table-cell>
          <table:table-cell office:value-type="float" office:value="1.58313291179957E+018" calcext:value-type="float">
            <text:p>1.5831329117995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84638E+018" calcext:value-type="float">
            <text:p>1.58313291184638E+018</text:p>
          </table:table-cell>
          <table:table-cell office:value-type="float" office:value="2911" calcext:value-type="float">
            <text:p>2911</text:p>
          </table:table-cell>
          <table:table-cell office:value-type="float" office:value="1.58313291179957E+018" calcext:value-type="float">
            <text:p>1.58313291179957E+018</text:p>
          </table:table-cell>
          <table:table-cell/>
          <table:table-cell office:value-type="float" office:value="158.590545654" calcext:value-type="float">
            <text:p>158.590545654</text:p>
          </table:table-cell>
          <table:table-cell office:value-type="float" office:value="144.582366943" calcext:value-type="float">
            <text:p>144.582366943</text:p>
          </table:table-cell>
          <table:table-cell office:value-type="float" office:value="1.54597353935" calcext:value-type="float">
            <text:p>1.54597353935</text:p>
          </table:table-cell>
          <table:table-cell office:value-type="float" office:value="389.345825195" calcext:value-type="float">
            <text:p>389.345825195</text:p>
          </table:table-cell>
          <table:table-cell office:value-type="float" office:value="224.272674561" calcext:value-type="float">
            <text:p>224.272674561</text:p>
          </table:table-cell>
        </table:table-row>
        <table:table-row table:style-name="ro1">
          <table:table-cell table:number-columns-repeated="4"/>
          <table:table-cell office:value-type="float" office:value="1.58313291186504E+018" calcext:value-type="float">
            <text:p>1.58313291186504E+018</text:p>
          </table:table-cell>
          <table:table-cell office:value-type="float" office:value="2912" calcext:value-type="float">
            <text:p>2912</text:p>
          </table:table-cell>
          <table:table-cell office:value-type="float" office:value="1.58313291183608E+018" calcext:value-type="float">
            <text:p>1.5831329118360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86419E+018" calcext:value-type="float">
            <text:p>1.58313291186419E+018</text:p>
          </table:table-cell>
          <table:table-cell office:value-type="float" office:value="2912" calcext:value-type="float">
            <text:p>2912</text:p>
          </table:table-cell>
          <table:table-cell office:value-type="float" office:value="1.58313291183608E+018" calcext:value-type="float">
            <text:p>1.58313291183608E+018</text:p>
          </table:table-cell>
          <table:table-cell/>
          <table:table-cell office:value-type="float" office:value="158.666610718" calcext:value-type="float">
            <text:p>158.666610718</text:p>
          </table:table-cell>
          <table:table-cell office:value-type="float" office:value="144.679962158" calcext:value-type="float">
            <text:p>144.679962158</text:p>
          </table:table-cell>
          <table:table-cell office:value-type="float" office:value="1.54990565777" calcext:value-type="float">
            <text:p>1.54990565777</text:p>
          </table:table-cell>
          <table:table-cell office:value-type="float" office:value="389.46484375" calcext:value-type="float">
            <text:p>389.46484375</text:p>
          </table:table-cell>
          <table:table-cell office:value-type="float" office:value="224.318725586" calcext:value-type="float">
            <text:p>224.318725586</text:p>
          </table:table-cell>
        </table:table-row>
        <table:table-row table:style-name="ro1">
          <table:table-cell table:number-columns-repeated="4"/>
          <table:table-cell office:value-type="float" office:value="1.58313291190022E+018" calcext:value-type="float">
            <text:p>1.58313291190022E+018</text:p>
          </table:table-cell>
          <table:table-cell office:value-type="float" office:value="2913" calcext:value-type="float">
            <text:p>2913</text:p>
          </table:table-cell>
          <table:table-cell office:value-type="float" office:value="1.58313291187024E+018" calcext:value-type="float">
            <text:p>1.5831329118702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8985E+018" calcext:value-type="float">
            <text:p>1.5831329118985E+018</text:p>
          </table:table-cell>
          <table:table-cell office:value-type="float" office:value="2913" calcext:value-type="float">
            <text:p>2913</text:p>
          </table:table-cell>
          <table:table-cell office:value-type="float" office:value="1.58313291187024E+018" calcext:value-type="float">
            <text:p>1.58313291187024E+018</text:p>
          </table:table-cell>
          <table:table-cell/>
          <table:table-cell office:value-type="float" office:value="158.914108276" calcext:value-type="float">
            <text:p>158.914108276</text:p>
          </table:table-cell>
          <table:table-cell office:value-type="float" office:value="143.871658325" calcext:value-type="float">
            <text:p>143.871658325</text:p>
          </table:table-cell>
          <table:table-cell office:value-type="float" office:value="1.55913197994" calcext:value-type="float">
            <text:p>1.55913197994</text:p>
          </table:table-cell>
          <table:table-cell office:value-type="float" office:value="389.061279297" calcext:value-type="float">
            <text:p>389.061279297</text:p>
          </table:table-cell>
          <table:table-cell office:value-type="float" office:value="224.043136597" calcext:value-type="float">
            <text:p>224.043136597</text:p>
          </table:table-cell>
        </table:table-row>
        <table:table-row table:style-name="ro1">
          <table:table-cell table:number-columns-repeated="4"/>
          <table:table-cell office:value-type="float" office:value="1.58313291192339E+018" calcext:value-type="float">
            <text:p>1.58313291192339E+018</text:p>
          </table:table-cell>
          <table:table-cell office:value-type="float" office:value="2914" calcext:value-type="float">
            <text:p>2914</text:p>
          </table:table-cell>
          <table:table-cell office:value-type="float" office:value="1.58313291190567E+018" calcext:value-type="float">
            <text:p>1.5831329119056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92452E+018" calcext:value-type="float">
            <text:p>1.58313291192452E+018</text:p>
          </table:table-cell>
          <table:table-cell office:value-type="float" office:value="2914" calcext:value-type="float">
            <text:p>2914</text:p>
          </table:table-cell>
          <table:table-cell office:value-type="float" office:value="1.58313291190567E+018" calcext:value-type="float">
            <text:p>1.58313291190567E+018</text:p>
          </table:table-cell>
          <table:table-cell/>
          <table:table-cell office:value-type="float" office:value="160.223403931" calcext:value-type="float">
            <text:p>160.223403931</text:p>
          </table:table-cell>
          <table:table-cell office:value-type="float" office:value="144.062042236" calcext:value-type="float">
            <text:p>144.062042236</text:p>
          </table:table-cell>
          <table:table-cell office:value-type="float" office:value="-1.5584154129" calcext:value-type="float">
            <text:p>-1.5584154129</text:p>
          </table:table-cell>
          <table:table-cell office:value-type="float" office:value="388.32522583" calcext:value-type="float">
            <text:p>388.32522583</text:p>
          </table:table-cell>
          <table:table-cell office:value-type="float" office:value="224.827606201" calcext:value-type="float">
            <text:p>224.827606201</text:p>
          </table:table-cell>
        </table:table-row>
        <table:table-row table:style-name="ro1">
          <table:table-cell table:number-columns-repeated="4"/>
          <table:table-cell office:value-type="float" office:value="1.58313291197052E+018" calcext:value-type="float">
            <text:p>1.58313291197052E+018</text:p>
          </table:table-cell>
          <table:table-cell office:value-type="float" office:value="2915" calcext:value-type="float">
            <text:p>2915</text:p>
          </table:table-cell>
          <table:table-cell office:value-type="float" office:value="1.58313291194354E+018" calcext:value-type="float">
            <text:p>1.5831329119435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196888E+018" calcext:value-type="float">
            <text:p>1.58313291196888E+018</text:p>
          </table:table-cell>
          <table:table-cell office:value-type="float" office:value="2915" calcext:value-type="float">
            <text:p>2915</text:p>
          </table:table-cell>
          <table:table-cell office:value-type="float" office:value="1.58313291194354E+018" calcext:value-type="float">
            <text:p>1.58313291194354E+018</text:p>
          </table:table-cell>
          <table:table-cell/>
          <table:table-cell office:value-type="float" office:value="159.496734619" calcext:value-type="float">
            <text:p>159.496734619</text:p>
          </table:table-cell>
          <table:table-cell office:value-type="float" office:value="144.597381592" calcext:value-type="float">
            <text:p>144.597381592</text:p>
          </table:table-cell>
          <table:table-cell office:value-type="float" office:value="1.55416297913" calcext:value-type="float">
            <text:p>1.55416297913</text:p>
          </table:table-cell>
          <table:table-cell office:value-type="float" office:value="388.518188477" calcext:value-type="float">
            <text:p>388.518188477</text:p>
          </table:table-cell>
          <table:table-cell office:value-type="float" office:value="224.676071167" calcext:value-type="float">
            <text:p>224.676071167</text:p>
          </table:table-cell>
        </table:table-row>
        <table:table-row table:style-name="ro1">
          <table:table-cell table:number-columns-repeated="4"/>
          <table:table-cell office:value-type="float" office:value="1.58313291201361E+018" calcext:value-type="float">
            <text:p>1.58313291201361E+018</text:p>
          </table:table-cell>
          <table:table-cell office:value-type="float" office:value="2916" calcext:value-type="float">
            <text:p>2916</text:p>
          </table:table-cell>
          <table:table-cell office:value-type="float" office:value="1.58313291197077E+018" calcext:value-type="float">
            <text:p>1.58313291197077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01692E+018" calcext:value-type="float">
            <text:p>1.58313291201692E+018</text:p>
          </table:table-cell>
          <table:table-cell office:value-type="float" office:value="2916" calcext:value-type="float">
            <text:p>2916</text:p>
          </table:table-cell>
          <table:table-cell office:value-type="float" office:value="1.58313291197077E+018" calcext:value-type="float">
            <text:p>1.58313291197077E+018</text:p>
          </table:table-cell>
          <table:table-cell/>
          <table:table-cell office:value-type="float" office:value="160.397689819" calcext:value-type="float">
            <text:p>160.397689819</text:p>
          </table:table-cell>
          <table:table-cell office:value-type="float" office:value="142.398361206" calcext:value-type="float">
            <text:p>142.398361206</text:p>
          </table:table-cell>
          <table:table-cell office:value-type="float" office:value="-1.56775152683" calcext:value-type="float">
            <text:p>-1.56775152683</text:p>
          </table:table-cell>
          <table:table-cell office:value-type="float" office:value="388.932006836" calcext:value-type="float">
            <text:p>388.932006836</text:p>
          </table:table-cell>
          <table:table-cell office:value-type="float" office:value="224.615234375" calcext:value-type="float">
            <text:p>224.615234375</text:p>
          </table:table-cell>
        </table:table-row>
        <table:table-row table:style-name="ro1">
          <table:table-cell table:number-columns-repeated="4"/>
          <table:table-cell office:value-type="float" office:value="1.58313291204537E+018" calcext:value-type="float">
            <text:p>1.58313291204537E+018</text:p>
          </table:table-cell>
          <table:table-cell office:value-type="float" office:value="2917" calcext:value-type="float">
            <text:p>2917</text:p>
          </table:table-cell>
          <table:table-cell office:value-type="float" office:value="1.58313291201004E+018" calcext:value-type="float">
            <text:p>1.5831329120100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04272E+018" calcext:value-type="float">
            <text:p>1.58313291204272E+018</text:p>
          </table:table-cell>
          <table:table-cell office:value-type="float" office:value="2917" calcext:value-type="float">
            <text:p>2917</text:p>
          </table:table-cell>
          <table:table-cell office:value-type="float" office:value="1.58313291201004E+018" calcext:value-type="float">
            <text:p>1.58313291201004E+018</text:p>
          </table:table-cell>
          <table:table-cell/>
          <table:table-cell office:value-type="float" office:value="159.833389282" calcext:value-type="float">
            <text:p>159.833389282</text:p>
          </table:table-cell>
          <table:table-cell office:value-type="float" office:value="143.699401855" calcext:value-type="float">
            <text:p>143.699401855</text:p>
          </table:table-cell>
          <table:table-cell office:value-type="float" office:value="-1.5676189661" calcext:value-type="float">
            <text:p>-1.5676189661</text:p>
          </table:table-cell>
          <table:table-cell office:value-type="float" office:value="388.925964355" calcext:value-type="float">
            <text:p>388.925964355</text:p>
          </table:table-cell>
          <table:table-cell office:value-type="float" office:value="224.342330933" calcext:value-type="float">
            <text:p>224.342330933</text:p>
          </table:table-cell>
        </table:table-row>
        <table:table-row table:style-name="ro1">
          <table:table-cell table:number-columns-repeated="4"/>
          <table:table-cell office:value-type="float" office:value="1.58313291206445E+018" calcext:value-type="float">
            <text:p>1.58313291206445E+018</text:p>
          </table:table-cell>
          <table:table-cell office:value-type="float" office:value="2918" calcext:value-type="float">
            <text:p>2918</text:p>
          </table:table-cell>
          <table:table-cell office:value-type="float" office:value="1.58313291203863E+018" calcext:value-type="float">
            <text:p>1.5831329120386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06155E+018" calcext:value-type="float">
            <text:p>1.58313291206155E+018</text:p>
          </table:table-cell>
          <table:table-cell office:value-type="float" office:value="2918" calcext:value-type="float">
            <text:p>2918</text:p>
          </table:table-cell>
          <table:table-cell office:value-type="float" office:value="1.58313291203863E+018" calcext:value-type="float">
            <text:p>1.58313291203863E+018</text:p>
          </table:table-cell>
          <table:table-cell/>
          <table:table-cell office:value-type="float" office:value="159.909576416" calcext:value-type="float">
            <text:p>159.909576416</text:p>
          </table:table-cell>
          <table:table-cell office:value-type="float" office:value="143.878860474" calcext:value-type="float">
            <text:p>143.878860474</text:p>
          </table:table-cell>
          <table:table-cell office:value-type="float" office:value="-1.56372511387" calcext:value-type="float">
            <text:p>-1.56372511387</text:p>
          </table:table-cell>
          <table:table-cell office:value-type="float" office:value="388.96685791" calcext:value-type="float">
            <text:p>388.96685791</text:p>
          </table:table-cell>
          <table:table-cell office:value-type="float" office:value="224.437179565" calcext:value-type="float">
            <text:p>224.437179565</text:p>
          </table:table-cell>
        </table:table-row>
        <table:table-row table:style-name="ro1">
          <table:table-cell table:number-columns-repeated="4"/>
          <table:table-cell office:value-type="float" office:value="1.58313291209261E+018" calcext:value-type="float">
            <text:p>1.58313291209261E+018</text:p>
          </table:table-cell>
          <table:table-cell office:value-type="float" office:value="2919" calcext:value-type="float">
            <text:p>2919</text:p>
          </table:table-cell>
          <table:table-cell office:value-type="float" office:value="1.58313291207044E+018" calcext:value-type="float">
            <text:p>1.5831329120704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09063E+018" calcext:value-type="float">
            <text:p>1.58313291209063E+018</text:p>
          </table:table-cell>
          <table:table-cell office:value-type="float" office:value="2919" calcext:value-type="float">
            <text:p>2919</text:p>
          </table:table-cell>
          <table:table-cell office:value-type="float" office:value="1.58313291207044E+018" calcext:value-type="float">
            <text:p>1.58313291207044E+018</text:p>
          </table:table-cell>
          <table:table-cell/>
          <table:table-cell office:value-type="float" office:value="160.362442017" calcext:value-type="float">
            <text:p>160.362442017</text:p>
          </table:table-cell>
          <table:table-cell office:value-type="float" office:value="142.196136475" calcext:value-type="float">
            <text:p>142.196136475</text:p>
          </table:table-cell>
          <table:table-cell office:value-type="float" office:value="-1.56073999405" calcext:value-type="float">
            <text:p>-1.56073999405</text:p>
          </table:table-cell>
          <table:table-cell office:value-type="float" office:value="388.98236084" calcext:value-type="float">
            <text:p>388.98236084</text:p>
          </table:table-cell>
          <table:table-cell office:value-type="float" office:value="224.365844727" calcext:value-type="float">
            <text:p>224.365844727</text:p>
          </table:table-cell>
        </table:table-row>
        <table:table-row table:style-name="ro1">
          <table:table-cell table:number-columns-repeated="4"/>
          <table:table-cell office:value-type="float" office:value="1.58313291214116E+018" calcext:value-type="float">
            <text:p>1.58313291214116E+018</text:p>
          </table:table-cell>
          <table:table-cell office:value-type="float" office:value="2920" calcext:value-type="float">
            <text:p>2920</text:p>
          </table:table-cell>
          <table:table-cell office:value-type="float" office:value="1.58313291211498E+018" calcext:value-type="float">
            <text:p>1.5831329121149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14016E+018" calcext:value-type="float">
            <text:p>1.58313291214016E+018</text:p>
          </table:table-cell>
          <table:table-cell office:value-type="float" office:value="2920" calcext:value-type="float">
            <text:p>2920</text:p>
          </table:table-cell>
          <table:table-cell office:value-type="float" office:value="1.58313291211498E+018" calcext:value-type="float">
            <text:p>1.58313291211498E+018</text:p>
          </table:table-cell>
          <table:table-cell/>
          <table:table-cell office:value-type="float" office:value="158.398300171" calcext:value-type="float">
            <text:p>158.398300171</text:p>
          </table:table-cell>
          <table:table-cell office:value-type="float" office:value="143.912734985" calcext:value-type="float">
            <text:p>143.912734985</text:p>
          </table:table-cell>
          <table:table-cell office:value-type="float" office:value="-1.56938028336" calcext:value-type="float">
            <text:p>-1.56938028336</text:p>
          </table:table-cell>
          <table:table-cell office:value-type="float" office:value="388.55657959" calcext:value-type="float">
            <text:p>388.55657959</text:p>
          </table:table-cell>
          <table:table-cell office:value-type="float" office:value="223.936904907" calcext:value-type="float">
            <text:p>223.936904907</text:p>
          </table:table-cell>
        </table:table-row>
        <table:table-row table:style-name="ro1">
          <table:table-cell table:number-columns-repeated="4"/>
          <table:table-cell office:value-type="float" office:value="1.58313291220305E+018" calcext:value-type="float">
            <text:p>1.58313291220305E+018</text:p>
          </table:table-cell>
          <table:table-cell office:value-type="float" office:value="2921" calcext:value-type="float">
            <text:p>2921</text:p>
          </table:table-cell>
          <table:table-cell office:value-type="float" office:value="1.58313291214564E+018" calcext:value-type="float">
            <text:p>1.5831329121456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19216E+018" calcext:value-type="float">
            <text:p>1.58313291219216E+018</text:p>
          </table:table-cell>
          <table:table-cell office:value-type="float" office:value="2921" calcext:value-type="float">
            <text:p>2921</text:p>
          </table:table-cell>
          <table:table-cell office:value-type="float" office:value="1.58313291214564E+018" calcext:value-type="float">
            <text:p>1.58313291214564E+018</text:p>
          </table:table-cell>
          <table:table-cell/>
          <table:table-cell office:value-type="float" office:value="158.061431885" calcext:value-type="float">
            <text:p>158.061431885</text:p>
          </table:table-cell>
          <table:table-cell office:value-type="float" office:value="143.934585571" calcext:value-type="float">
            <text:p>143.934585571</text:p>
          </table:table-cell>
          <table:table-cell office:value-type="float" office:value="1.52909469604" calcext:value-type="float">
            <text:p>1.52909469604</text:p>
          </table:table-cell>
          <table:table-cell office:value-type="float" office:value="389.054473877" calcext:value-type="float">
            <text:p>389.054473877</text:p>
          </table:table-cell>
          <table:table-cell office:value-type="float" office:value="223.793899536" calcext:value-type="float">
            <text:p>223.793899536</text:p>
          </table:table-cell>
        </table:table-row>
        <table:table-row table:style-name="ro1">
          <table:table-cell table:number-columns-repeated="4"/>
          <table:table-cell office:value-type="float" office:value="1.58313291221948E+018" calcext:value-type="float">
            <text:p>1.58313291221948E+018</text:p>
          </table:table-cell>
          <table:table-cell office:value-type="float" office:value="2922" calcext:value-type="float">
            <text:p>2922</text:p>
          </table:table-cell>
          <table:table-cell office:value-type="float" office:value="1.58313291218394E+018" calcext:value-type="float">
            <text:p>1.5831329121839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22005E+018" calcext:value-type="float">
            <text:p>1.58313291222005E+018</text:p>
          </table:table-cell>
          <table:table-cell office:value-type="float" office:value="2922" calcext:value-type="float">
            <text:p>2922</text:p>
          </table:table-cell>
          <table:table-cell office:value-type="float" office:value="1.58313291218394E+018" calcext:value-type="float">
            <text:p>1.58313291218394E+018</text:p>
          </table:table-cell>
          <table:table-cell/>
          <table:table-cell office:value-type="float" office:value="158.424499512" calcext:value-type="float">
            <text:p>158.424499512</text:p>
          </table:table-cell>
          <table:table-cell office:value-type="float" office:value="143.790084839" calcext:value-type="float">
            <text:p>143.790084839</text:p>
          </table:table-cell>
          <table:table-cell office:value-type="float" office:value="1.54182112217" calcext:value-type="float">
            <text:p>1.54182112217</text:p>
          </table:table-cell>
          <table:table-cell office:value-type="float" office:value="388.347686768" calcext:value-type="float">
            <text:p>388.347686768</text:p>
          </table:table-cell>
          <table:table-cell office:value-type="float" office:value="224.13571167" calcext:value-type="float">
            <text:p>224.13571167</text:p>
          </table:table-cell>
        </table:table-row>
        <table:table-row table:style-name="ro1">
          <table:table-cell table:number-columns-repeated="4"/>
          <table:table-cell office:value-type="float" office:value="1.58313291225002E+018" calcext:value-type="float">
            <text:p>1.58313291225002E+018</text:p>
          </table:table-cell>
          <table:table-cell office:value-type="float" office:value="2923" calcext:value-type="float">
            <text:p>2923</text:p>
          </table:table-cell>
          <table:table-cell office:value-type="float" office:value="1.58313291221241E+018" calcext:value-type="float">
            <text:p>1.5831329122124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25055E+018" calcext:value-type="float">
            <text:p>1.58313291225055E+018</text:p>
          </table:table-cell>
          <table:table-cell office:value-type="float" office:value="2923" calcext:value-type="float">
            <text:p>2923</text:p>
          </table:table-cell>
          <table:table-cell office:value-type="float" office:value="1.58313291221241E+018" calcext:value-type="float">
            <text:p>1.58313291221241E+018</text:p>
          </table:table-cell>
          <table:table-cell/>
          <table:table-cell office:value-type="float" office:value="157.725753784" calcext:value-type="float">
            <text:p>157.725753784</text:p>
          </table:table-cell>
          <table:table-cell office:value-type="float" office:value="144.823867798" calcext:value-type="float">
            <text:p>144.823867798</text:p>
          </table:table-cell>
          <table:table-cell office:value-type="float" office:value="1.53473472595" calcext:value-type="float">
            <text:p>1.53473472595</text:p>
          </table:table-cell>
          <table:table-cell office:value-type="float" office:value="388.765899658" calcext:value-type="float">
            <text:p>388.765899658</text:p>
          </table:table-cell>
          <table:table-cell office:value-type="float" office:value="223.795059204" calcext:value-type="float">
            <text:p>223.795059204</text:p>
          </table:table-cell>
        </table:table-row>
        <table:table-row table:style-name="ro1">
          <table:table-cell table:number-columns-repeated="4"/>
          <table:table-cell office:value-type="float" office:value="1.5831329122974E+018" calcext:value-type="float">
            <text:p>1.5831329122974E+018</text:p>
          </table:table-cell>
          <table:table-cell office:value-type="float" office:value="2924" calcext:value-type="float">
            <text:p>2924</text:p>
          </table:table-cell>
          <table:table-cell office:value-type="float" office:value="1.58313291223971E+018" calcext:value-type="float">
            <text:p>1.5831329122397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29204E+018" calcext:value-type="float">
            <text:p>1.58313291229204E+018</text:p>
          </table:table-cell>
          <table:table-cell office:value-type="float" office:value="2924" calcext:value-type="float">
            <text:p>2924</text:p>
          </table:table-cell>
          <table:table-cell office:value-type="float" office:value="1.58313291223971E+018" calcext:value-type="float">
            <text:p>1.58313291223971E+018</text:p>
          </table:table-cell>
          <table:table-cell/>
          <table:table-cell office:value-type="float" office:value="157.861480713" calcext:value-type="float">
            <text:p>157.861480713</text:p>
          </table:table-cell>
          <table:table-cell office:value-type="float" office:value="144.682647705" calcext:value-type="float">
            <text:p>144.682647705</text:p>
          </table:table-cell>
          <table:table-cell office:value-type="float" office:value="1.55234730244" calcext:value-type="float">
            <text:p>1.55234730244</text:p>
          </table:table-cell>
          <table:table-cell office:value-type="float" office:value="388.705718994" calcext:value-type="float">
            <text:p>388.705718994</text:p>
          </table:table-cell>
          <table:table-cell office:value-type="float" office:value="223.81312561" calcext:value-type="float">
            <text:p>223.81312561</text:p>
          </table:table-cell>
        </table:table-row>
        <table:table-row table:style-name="ro1">
          <table:table-cell table:number-columns-repeated="4"/>
          <table:table-cell office:value-type="float" office:value="1.58313291232278E+018" calcext:value-type="float">
            <text:p>1.58313291232278E+018</text:p>
          </table:table-cell>
          <table:table-cell office:value-type="float" office:value="2925" calcext:value-type="float">
            <text:p>2925</text:p>
          </table:table-cell>
          <table:table-cell office:value-type="float" office:value="1.58313291227389E+018" calcext:value-type="float">
            <text:p>1.5831329122738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3153E+018" calcext:value-type="float">
            <text:p>1.5831329123153E+018</text:p>
          </table:table-cell>
          <table:table-cell office:value-type="float" office:value="2925" calcext:value-type="float">
            <text:p>2925</text:p>
          </table:table-cell>
          <table:table-cell office:value-type="float" office:value="1.58313291227389E+018" calcext:value-type="float">
            <text:p>1.58313291227389E+018</text:p>
          </table:table-cell>
          <table:table-cell/>
          <table:table-cell office:value-type="float" office:value="157.433105469" calcext:value-type="float">
            <text:p>157.433105469</text:p>
          </table:table-cell>
          <table:table-cell office:value-type="float" office:value="143.523345947" calcext:value-type="float">
            <text:p>143.523345947</text:p>
          </table:table-cell>
          <table:table-cell office:value-type="float" office:value="1.51400279999" calcext:value-type="float">
            <text:p>1.51400279999</text:p>
          </table:table-cell>
          <table:table-cell office:value-type="float" office:value="388.828948975" calcext:value-type="float">
            <text:p>388.828948975</text:p>
          </table:table-cell>
          <table:table-cell office:value-type="float" office:value="223.742721558" calcext:value-type="float">
            <text:p>223.742721558</text:p>
          </table:table-cell>
        </table:table-row>
        <table:table-row table:style-name="ro1">
          <table:table-cell table:number-columns-repeated="4"/>
          <table:table-cell office:value-type="float" office:value="1.58313291234058E+018" calcext:value-type="float">
            <text:p>1.58313291234058E+018</text:p>
          </table:table-cell>
          <table:table-cell office:value-type="float" office:value="2926" calcext:value-type="float">
            <text:p>2926</text:p>
          </table:table-cell>
          <table:table-cell office:value-type="float" office:value="1.58313291230964E+018" calcext:value-type="float">
            <text:p>1.5831329123096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34179E+018" calcext:value-type="float">
            <text:p>1.58313291234179E+018</text:p>
          </table:table-cell>
          <table:table-cell office:value-type="float" office:value="2926" calcext:value-type="float">
            <text:p>2926</text:p>
          </table:table-cell>
          <table:table-cell office:value-type="float" office:value="1.58313291230964E+018" calcext:value-type="float">
            <text:p>1.58313291230964E+018</text:p>
          </table:table-cell>
          <table:table-cell/>
          <table:table-cell office:value-type="float" office:value="158.135757446" calcext:value-type="float">
            <text:p>158.135757446</text:p>
          </table:table-cell>
          <table:table-cell office:value-type="float" office:value="143.898544312" calcext:value-type="float">
            <text:p>143.898544312</text:p>
          </table:table-cell>
          <table:table-cell office:value-type="float" office:value="1.5253663063" calcext:value-type="float">
            <text:p>1.5253663063</text:p>
          </table:table-cell>
          <table:table-cell office:value-type="float" office:value="388.977264404" calcext:value-type="float">
            <text:p>388.977264404</text:p>
          </table:table-cell>
          <table:table-cell office:value-type="float" office:value="223.907775879" calcext:value-type="float">
            <text:p>223.907775879</text:p>
          </table:table-cell>
        </table:table-row>
        <table:table-row table:style-name="ro1">
          <table:table-cell table:number-columns-repeated="4"/>
          <table:table-cell office:value-type="float" office:value="1.58313291237771E+018" calcext:value-type="float">
            <text:p>1.58313291237771E+018</text:p>
          </table:table-cell>
          <table:table-cell office:value-type="float" office:value="2927" calcext:value-type="float">
            <text:p>2927</text:p>
          </table:table-cell>
          <table:table-cell office:value-type="float" office:value="1.58313291233822E+018" calcext:value-type="float">
            <text:p>1.58313291233822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37469E+018" calcext:value-type="float">
            <text:p>1.58313291237469E+018</text:p>
          </table:table-cell>
          <table:table-cell office:value-type="float" office:value="2927" calcext:value-type="float">
            <text:p>2927</text:p>
          </table:table-cell>
          <table:table-cell office:value-type="float" office:value="1.58313291233822E+018" calcext:value-type="float">
            <text:p>1.58313291233822E+018</text:p>
          </table:table-cell>
          <table:table-cell/>
          <table:table-cell office:value-type="float" office:value="158.1693573" calcext:value-type="float">
            <text:p>158.1693573</text:p>
          </table:table-cell>
          <table:table-cell office:value-type="float" office:value="143.765838623" calcext:value-type="float">
            <text:p>143.765838623</text:p>
          </table:table-cell>
          <table:table-cell office:value-type="float" office:value="1.52937459946" calcext:value-type="float">
            <text:p>1.52937459946</text:p>
          </table:table-cell>
          <table:table-cell office:value-type="float" office:value="388.721099854" calcext:value-type="float">
            <text:p>388.721099854</text:p>
          </table:table-cell>
          <table:table-cell office:value-type="float" office:value="223.999969482" calcext:value-type="float">
            <text:p>223.999969482</text:p>
          </table:table-cell>
        </table:table-row>
        <table:table-row table:style-name="ro1">
          <table:table-cell table:number-columns-repeated="4"/>
          <table:table-cell office:value-type="float" office:value="1.58313291240844E+018" calcext:value-type="float">
            <text:p>1.58313291240844E+018</text:p>
          </table:table-cell>
          <table:table-cell office:value-type="float" office:value="2928" calcext:value-type="float">
            <text:p>2928</text:p>
          </table:table-cell>
          <table:table-cell office:value-type="float" office:value="1.58313291236971E+018" calcext:value-type="float">
            <text:p>1.5831329123697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40652E+018" calcext:value-type="float">
            <text:p>1.58313291240652E+018</text:p>
          </table:table-cell>
          <table:table-cell office:value-type="float" office:value="2928" calcext:value-type="float">
            <text:p>2928</text:p>
          </table:table-cell>
          <table:table-cell office:value-type="float" office:value="1.58313291236971E+018" calcext:value-type="float">
            <text:p>1.58313291236971E+018</text:p>
          </table:table-cell>
          <table:table-cell/>
          <table:table-cell office:value-type="float" office:value="157.923706055" calcext:value-type="float">
            <text:p>157.923706055</text:p>
          </table:table-cell>
          <table:table-cell office:value-type="float" office:value="143.398178101" calcext:value-type="float">
            <text:p>143.398178101</text:p>
          </table:table-cell>
          <table:table-cell office:value-type="float" office:value="1.53296637535" calcext:value-type="float">
            <text:p>1.53296637535</text:p>
          </table:table-cell>
          <table:table-cell office:value-type="float" office:value="388.744842529" calcext:value-type="float">
            <text:p>388.744842529</text:p>
          </table:table-cell>
          <table:table-cell office:value-type="float" office:value="223.912750244" calcext:value-type="float">
            <text:p>223.912750244</text:p>
          </table:table-cell>
        </table:table-row>
        <table:table-row table:style-name="ro1">
          <table:table-cell table:number-columns-repeated="4"/>
          <table:table-cell office:value-type="float" office:value="1.58313291243513E+018" calcext:value-type="float">
            <text:p>1.58313291243513E+018</text:p>
          </table:table-cell>
          <table:table-cell office:value-type="float" office:value="2929" calcext:value-type="float">
            <text:p>2929</text:p>
          </table:table-cell>
          <table:table-cell office:value-type="float" office:value="1.58313291240501E+018" calcext:value-type="float">
            <text:p>1.58313291240501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4327E+018" calcext:value-type="float">
            <text:p>1.5831329124327E+018</text:p>
          </table:table-cell>
          <table:table-cell office:value-type="float" office:value="2929" calcext:value-type="float">
            <text:p>2929</text:p>
          </table:table-cell>
          <table:table-cell office:value-type="float" office:value="1.58313291240501E+018" calcext:value-type="float">
            <text:p>1.58313291240501E+018</text:p>
          </table:table-cell>
          <table:table-cell/>
          <table:table-cell office:value-type="float" office:value="159.023757935" calcext:value-type="float">
            <text:p>159.023757935</text:p>
          </table:table-cell>
          <table:table-cell office:value-type="float" office:value="143.284179688" calcext:value-type="float">
            <text:p>143.284179688</text:p>
          </table:table-cell>
          <table:table-cell office:value-type="float" office:value="1.5199546814" calcext:value-type="float">
            <text:p>1.5199546814</text:p>
          </table:table-cell>
          <table:table-cell office:value-type="float" office:value="388.614227295" calcext:value-type="float">
            <text:p>388.614227295</text:p>
          </table:table-cell>
          <table:table-cell office:value-type="float" office:value="224.07093811" calcext:value-type="float">
            <text:p>224.07093811</text:p>
          </table:table-cell>
        </table:table-row>
        <table:table-row table:style-name="ro1">
          <table:table-cell table:number-columns-repeated="4"/>
          <table:table-cell office:value-type="float" office:value="1.58313291247625E+018" calcext:value-type="float">
            <text:p>1.58313291247625E+018</text:p>
          </table:table-cell>
          <table:table-cell office:value-type="float" office:value="2930" calcext:value-type="float">
            <text:p>2930</text:p>
          </table:table-cell>
          <table:table-cell office:value-type="float" office:value="1.58313291244398E+018" calcext:value-type="float">
            <text:p>1.5831329124439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47209E+018" calcext:value-type="float">
            <text:p>1.58313291247209E+018</text:p>
          </table:table-cell>
          <table:table-cell office:value-type="float" office:value="2930" calcext:value-type="float">
            <text:p>2930</text:p>
          </table:table-cell>
          <table:table-cell office:value-type="float" office:value="1.58313291244398E+018" calcext:value-type="float">
            <text:p>1.58313291244398E+018</text:p>
          </table:table-cell>
          <table:table-cell/>
          <table:table-cell office:value-type="float" office:value="160.393295288" calcext:value-type="float">
            <text:p>160.393295288</text:p>
          </table:table-cell>
          <table:table-cell office:value-type="float" office:value="143.486450195" calcext:value-type="float">
            <text:p>143.486450195</text:p>
          </table:table-cell>
          <table:table-cell office:value-type="float" office:value="1.56052076817" calcext:value-type="float">
            <text:p>1.56052076817</text:p>
          </table:table-cell>
          <table:table-cell office:value-type="float" office:value="388.094482422" calcext:value-type="float">
            <text:p>388.094482422</text:p>
          </table:table-cell>
          <table:table-cell office:value-type="float" office:value="224.541625977" calcext:value-type="float">
            <text:p>224.541625977</text:p>
          </table:table-cell>
        </table:table-row>
        <table:table-row table:style-name="ro1">
          <table:table-cell table:number-columns-repeated="4"/>
          <table:table-cell office:value-type="float" office:value="1.5831329125064E+018" calcext:value-type="float">
            <text:p>1.5831329125064E+018</text:p>
          </table:table-cell>
          <table:table-cell office:value-type="float" office:value="2931" calcext:value-type="float">
            <text:p>2931</text:p>
          </table:table-cell>
          <table:table-cell office:value-type="float" office:value="1.58313291247513E+018" calcext:value-type="float">
            <text:p>1.58313291247513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50623E+018" calcext:value-type="float">
            <text:p>1.58313291250623E+018</text:p>
          </table:table-cell>
          <table:table-cell office:value-type="float" office:value="2931" calcext:value-type="float">
            <text:p>2931</text:p>
          </table:table-cell>
          <table:table-cell office:value-type="float" office:value="1.58313291247513E+018" calcext:value-type="float">
            <text:p>1.58313291247513E+018</text:p>
          </table:table-cell>
          <table:table-cell/>
          <table:table-cell office:value-type="float" office:value="162.496505737" calcext:value-type="float">
            <text:p>162.496505737</text:p>
          </table:table-cell>
          <table:table-cell office:value-type="float" office:value="143.280685425" calcext:value-type="float">
            <text:p>143.280685425</text:p>
          </table:table-cell>
          <table:table-cell office:value-type="float" office:value="1.5564455986" calcext:value-type="float">
            <text:p>1.5564455986</text:p>
          </table:table-cell>
          <table:table-cell office:value-type="float" office:value="388.243408203" calcext:value-type="float">
            <text:p>388.243408203</text:p>
          </table:table-cell>
          <table:table-cell office:value-type="float" office:value="225.073318481" calcext:value-type="float">
            <text:p>225.073318481</text:p>
          </table:table-cell>
        </table:table-row>
        <table:table-row table:style-name="ro1">
          <table:table-cell table:number-columns-repeated="4"/>
          <table:table-cell office:value-type="float" office:value="1.58313291254397E+018" calcext:value-type="float">
            <text:p>1.58313291254397E+018</text:p>
          </table:table-cell>
          <table:table-cell office:value-type="float" office:value="2932" calcext:value-type="float">
            <text:p>2932</text:p>
          </table:table-cell>
          <table:table-cell office:value-type="float" office:value="1.58313291251488E+018" calcext:value-type="float">
            <text:p>1.58313291251488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54305E+018" calcext:value-type="float">
            <text:p>1.58313291254305E+018</text:p>
          </table:table-cell>
          <table:table-cell office:value-type="float" office:value="2932" calcext:value-type="float">
            <text:p>2932</text:p>
          </table:table-cell>
          <table:table-cell office:value-type="float" office:value="1.58313291251488E+018" calcext:value-type="float">
            <text:p>1.58313291251488E+018</text:p>
          </table:table-cell>
          <table:table-cell/>
          <table:table-cell office:value-type="float" office:value="164.292755127" calcext:value-type="float">
            <text:p>164.292755127</text:p>
          </table:table-cell>
          <table:table-cell office:value-type="float" office:value="143.192886353" calcext:value-type="float">
            <text:p>143.192886353</text:p>
          </table:table-cell>
          <table:table-cell office:value-type="float" office:value="-1.48202908039" calcext:value-type="float">
            <text:p>-1.48202908039</text:p>
          </table:table-cell>
          <table:table-cell office:value-type="float" office:value="387.981536865" calcext:value-type="float">
            <text:p>387.981536865</text:p>
          </table:table-cell>
          <table:table-cell office:value-type="float" office:value="226.171783447" calcext:value-type="float">
            <text:p>226.171783447</text:p>
          </table:table-cell>
        </table:table-row>
        <table:table-row table:style-name="ro1">
          <table:table-cell table:number-columns-repeated="4"/>
          <table:table-cell office:value-type="float" office:value="1.58313291256488E+018" calcext:value-type="float">
            <text:p>1.58313291256488E+018</text:p>
          </table:table-cell>
          <table:table-cell office:value-type="float" office:value="2933" calcext:value-type="float">
            <text:p>2933</text:p>
          </table:table-cell>
          <table:table-cell office:value-type="float" office:value="1.58313291254054E+018" calcext:value-type="float">
            <text:p>1.58313291254054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56208E+018" calcext:value-type="float">
            <text:p>1.58313291256208E+018</text:p>
          </table:table-cell>
          <table:table-cell office:value-type="float" office:value="2933" calcext:value-type="float">
            <text:p>2933</text:p>
          </table:table-cell>
          <table:table-cell office:value-type="float" office:value="1.58313291254054E+018" calcext:value-type="float">
            <text:p>1.58313291254054E+018</text:p>
          </table:table-cell>
          <table:table-cell/>
          <table:table-cell office:value-type="float" office:value="165.268829346" calcext:value-type="float">
            <text:p>165.268829346</text:p>
          </table:table-cell>
          <table:table-cell office:value-type="float" office:value="142.647018433" calcext:value-type="float">
            <text:p>142.647018433</text:p>
          </table:table-cell>
          <table:table-cell office:value-type="float" office:value="-1.45413732529" calcext:value-type="float">
            <text:p>-1.45413732529</text:p>
          </table:table-cell>
          <table:table-cell office:value-type="float" office:value="387.797943115" calcext:value-type="float">
            <text:p>387.797943115</text:p>
          </table:table-cell>
          <table:table-cell office:value-type="float" office:value="226.193847656" calcext:value-type="float">
            <text:p>226.193847656</text:p>
          </table:table-cell>
        </table:table-row>
        <table:table-row table:style-name="ro1">
          <table:table-cell table:number-columns-repeated="4"/>
          <table:table-cell office:value-type="float" office:value="1.58313291260215E+018" calcext:value-type="float">
            <text:p>1.58313291260215E+018</text:p>
          </table:table-cell>
          <table:table-cell office:value-type="float" office:value="2934" calcext:value-type="float">
            <text:p>2934</text:p>
          </table:table-cell>
          <table:table-cell office:value-type="float" office:value="1.58313291257049E+018" calcext:value-type="float">
            <text:p>1.58313291257049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60023E+018" calcext:value-type="float">
            <text:p>1.58313291260023E+018</text:p>
          </table:table-cell>
          <table:table-cell office:value-type="float" office:value="2934" calcext:value-type="float">
            <text:p>2934</text:p>
          </table:table-cell>
          <table:table-cell office:value-type="float" office:value="1.58313291257049E+018" calcext:value-type="float">
            <text:p>1.58313291257049E+018</text:p>
          </table:table-cell>
          <table:table-cell/>
          <table:table-cell office:value-type="float" office:value="161.137908936" calcext:value-type="float">
            <text:p>161.137908936</text:p>
          </table:table-cell>
          <table:table-cell office:value-type="float" office:value="143.969482422" calcext:value-type="float">
            <text:p>143.969482422</text:p>
          </table:table-cell>
          <table:table-cell office:value-type="float" office:value="-1.54328215122" calcext:value-type="float">
            <text:p>-1.54328215122</text:p>
          </table:table-cell>
          <table:table-cell office:value-type="float" office:value="388.809631348" calcext:value-type="float">
            <text:p>388.809631348</text:p>
          </table:table-cell>
          <table:table-cell office:value-type="float" office:value="224.803344727" calcext:value-type="float">
            <text:p>224.803344727</text:p>
          </table:table-cell>
        </table:table-row>
        <table:table-row table:style-name="ro1">
          <table:table-cell table:number-columns-repeated="4"/>
          <table:table-cell office:value-type="float" office:value="1.58313291265101E+018" calcext:value-type="float">
            <text:p>1.58313291265101E+018</text:p>
          </table:table-cell>
          <table:table-cell office:value-type="float" office:value="2935" calcext:value-type="float">
            <text:p>2935</text:p>
          </table:table-cell>
          <table:table-cell office:value-type="float" office:value="1.58313291260456E+018" calcext:value-type="float">
            <text:p>1.5831329126045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64905E+018" calcext:value-type="float">
            <text:p>1.58313291264905E+018</text:p>
          </table:table-cell>
          <table:table-cell office:value-type="float" office:value="2935" calcext:value-type="float">
            <text:p>2935</text:p>
          </table:table-cell>
          <table:table-cell office:value-type="float" office:value="1.58313291260456E+018" calcext:value-type="float">
            <text:p>1.58313291260456E+018</text:p>
          </table:table-cell>
          <table:table-cell/>
          <table:table-cell office:value-type="float" office:value="160.794204712" calcext:value-type="float">
            <text:p>160.794204712</text:p>
          </table:table-cell>
          <table:table-cell office:value-type="float" office:value="143.77532959" calcext:value-type="float">
            <text:p>143.77532959</text:p>
          </table:table-cell>
          <table:table-cell office:value-type="float" office:value="-1.51274013519" calcext:value-type="float">
            <text:p>-1.51274013519</text:p>
          </table:table-cell>
          <table:table-cell office:value-type="float" office:value="388.43762207" calcext:value-type="float">
            <text:p>388.43762207</text:p>
          </table:table-cell>
          <table:table-cell office:value-type="float" office:value="224.740463257" calcext:value-type="float">
            <text:p>224.740463257</text:p>
          </table:table-cell>
        </table:table-row>
        <table:table-row table:style-name="ro1">
          <table:table-cell table:number-columns-repeated="4"/>
          <table:table-cell office:value-type="float" office:value="1.58313291268661E+018" calcext:value-type="float">
            <text:p>1.58313291268661E+018</text:p>
          </table:table-cell>
          <table:table-cell office:value-type="float" office:value="2936" calcext:value-type="float">
            <text:p>2936</text:p>
          </table:table-cell>
          <table:table-cell office:value-type="float" office:value="1.58313291264996E+018" calcext:value-type="float">
            <text:p>1.58313291264996E+0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8313291268659E+018" calcext:value-type="float">
            <text:p>1.58313291268659E+018</text:p>
          </table:table-cell>
          <table:table-cell office:value-type="float" office:value="2936" calcext:value-type="float">
            <text:p>2936</text:p>
          </table:table-cell>
          <table:table-cell office:value-type="float" office:value="1.58313291264996E+018" calcext:value-type="float">
            <text:p>1.58313291264996E+018</text:p>
          </table:table-cell>
          <table:table-cell/>
          <table:table-cell office:value-type="float" office:value="158.79296875" calcext:value-type="float">
            <text:p>158.79296875</text:p>
          </table:table-cell>
          <table:table-cell office:value-type="float" office:value="143.644012451" calcext:value-type="float">
            <text:p>143.644012451</text:p>
          </table:table-cell>
          <table:table-cell office:value-type="float" office:value="1.54755115509" calcext:value-type="float">
            <text:p>1.54755115509</text:p>
          </table:table-cell>
          <table:table-cell office:value-type="float" office:value="388.785583496" calcext:value-type="float">
            <text:p>388.785583496</text:p>
          </table:table-cell>
          <table:table-cell office:value-type="float" office:value="223.999176025" calcext:value-type="float">
            <text:p>223.999176025</text:p>
          </table:table-cell>
        </table:table-row>
        <table:table-row table:style-name="ro1">
          <table:table-cell table:number-columns-repeated="4"/>
          <table:table-cell office:value-type="float" office:value="1.58313291270879E+018" calcext:value-type="float">
            <text:p>1.58313291270879E+018</text:p>
          </table:table-cell>
          <table:table-cell office:value-type="float" office:value="2937" calcext:value-type="float">
            <text:p>2937</text:p>
          </table:table-cell>
          <table:table-cell office:value-type="float" office:value="1.5831329126746E+018" calcext:value-type="float">
            <text:p>1.583132912674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270218E+018" calcext:value-type="float">
            <text:p>1.58313291270218E+018</text:p>
          </table:table-cell>
          <table:table-cell office:value-type="float" office:value="2937" calcext:value-type="float">
            <text:p>2937</text:p>
          </table:table-cell>
          <table:table-cell office:value-type="float" office:value="1.5831329126746E+018" calcext:value-type="float">
            <text:p>1.5831329126746E+018</text:p>
          </table:table-cell>
          <table:table-cell/>
          <table:table-cell office:value-type="float" office:value="158.603897095" calcext:value-type="float">
            <text:p>158.603897095</text:p>
          </table:table-cell>
          <table:table-cell office:value-type="float" office:value="145.048187256" calcext:value-type="float">
            <text:p>145.048187256</text:p>
          </table:table-cell>
          <table:table-cell office:value-type="float" office:value="-1.56803143024" calcext:value-type="float">
            <text:p>-1.56803143024</text:p>
          </table:table-cell>
          <table:table-cell office:value-type="float" office:value="388.611755371" calcext:value-type="float">
            <text:p>388.611755371</text:p>
          </table:table-cell>
          <table:table-cell office:value-type="float" office:value="224.338226318" calcext:value-type="float">
            <text:p>224.338226318</text:p>
          </table:table-cell>
        </table:table-row>
        <table:table-row table:style-name="ro1">
          <table:table-cell table:number-columns-repeated="4"/>
          <table:table-cell office:value-type="float" office:value="1.58313291274758E+018" calcext:value-type="float">
            <text:p>1.58313291274758E+018</text:p>
          </table:table-cell>
          <table:table-cell office:value-type="float" office:value="2938" calcext:value-type="float">
            <text:p>2938</text:p>
          </table:table-cell>
          <table:table-cell office:value-type="float" office:value="1.58313291271708E+018" calcext:value-type="float">
            <text:p>1.5831329127170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274076E+018" calcext:value-type="float">
            <text:p>1.58313291274076E+018</text:p>
          </table:table-cell>
          <table:table-cell office:value-type="float" office:value="2938" calcext:value-type="float">
            <text:p>2938</text:p>
          </table:table-cell>
          <table:table-cell office:value-type="float" office:value="1.58313291271708E+018" calcext:value-type="float">
            <text:p>1.58313291271708E+018</text:p>
          </table:table-cell>
          <table:table-cell/>
          <table:table-cell office:value-type="float" office:value="156.830917358" calcext:value-type="float">
            <text:p>156.830917358</text:p>
          </table:table-cell>
          <table:table-cell office:value-type="float" office:value="149.645721436" calcext:value-type="float">
            <text:p>149.645721436</text:p>
          </table:table-cell>
          <table:table-cell office:value-type="float" office:value="1.44895803928" calcext:value-type="float">
            <text:p>1.44895803928</text:p>
          </table:table-cell>
          <table:table-cell office:value-type="float" office:value="389.758117676" calcext:value-type="float">
            <text:p>389.758117676</text:p>
          </table:table-cell>
          <table:table-cell office:value-type="float" office:value="224.435150146" calcext:value-type="float">
            <text:p>224.435150146</text:p>
          </table:table-cell>
        </table:table-row>
        <table:table-row table:style-name="ro1">
          <table:table-cell table:number-columns-repeated="4"/>
          <table:table-cell office:value-type="float" office:value="1.5831329127607E+018" calcext:value-type="float">
            <text:p>1.5831329127607E+018</text:p>
          </table:table-cell>
          <table:table-cell office:value-type="float" office:value="2939" calcext:value-type="float">
            <text:p>2939</text:p>
          </table:table-cell>
          <table:table-cell office:value-type="float" office:value="1.58313291273822E+018" calcext:value-type="float">
            <text:p>1.58313291273822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275657E+018" calcext:value-type="float">
            <text:p>1.58313291275657E+018</text:p>
          </table:table-cell>
          <table:table-cell office:value-type="float" office:value="2939" calcext:value-type="float">
            <text:p>2939</text:p>
          </table:table-cell>
          <table:table-cell office:value-type="float" office:value="1.58313291273822E+018" calcext:value-type="float">
            <text:p>1.58313291273822E+018</text:p>
          </table:table-cell>
          <table:table-cell/>
          <table:table-cell office:value-type="float" office:value="155.498382568" calcext:value-type="float">
            <text:p>155.498382568</text:p>
          </table:table-cell>
          <table:table-cell office:value-type="float" office:value="151.690536499" calcext:value-type="float">
            <text:p>151.690536499</text:p>
          </table:table-cell>
          <table:table-cell office:value-type="float" office:value="1.52778732777" calcext:value-type="float">
            <text:p>1.52778732777</text:p>
          </table:table-cell>
          <table:table-cell office:value-type="float" office:value="390.111206055" calcext:value-type="float">
            <text:p>390.111206055</text:p>
          </table:table-cell>
          <table:table-cell office:value-type="float" office:value="224.359848022" calcext:value-type="float">
            <text:p>224.359848022</text:p>
          </table:table-cell>
        </table:table-row>
        <table:table-row table:style-name="ro1">
          <table:table-cell table:number-columns-repeated="4"/>
          <table:table-cell office:value-type="float" office:value="1.58313291281141E+018" calcext:value-type="float">
            <text:p>1.58313291281141E+018</text:p>
          </table:table-cell>
          <table:table-cell office:value-type="float" office:value="2940" calcext:value-type="float">
            <text:p>2940</text:p>
          </table:table-cell>
          <table:table-cell office:value-type="float" office:value="1.58313291278653E+018" calcext:value-type="float">
            <text:p>1.58313291278653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281195E+018" calcext:value-type="float">
            <text:p>1.58313291281195E+018</text:p>
          </table:table-cell>
          <table:table-cell office:value-type="float" office:value="2940" calcext:value-type="float">
            <text:p>2940</text:p>
          </table:table-cell>
          <table:table-cell office:value-type="float" office:value="1.58313291278653E+018" calcext:value-type="float">
            <text:p>1.58313291278653E+018</text:p>
          </table:table-cell>
          <table:table-cell/>
          <table:table-cell office:value-type="float" office:value="158.161361694" calcext:value-type="float">
            <text:p>158.161361694</text:p>
          </table:table-cell>
          <table:table-cell office:value-type="float" office:value="145.904876709" calcext:value-type="float">
            <text:p>145.904876709</text:p>
          </table:table-cell>
          <table:table-cell office:value-type="float" office:value="1.56050562859" calcext:value-type="float">
            <text:p>1.56050562859</text:p>
          </table:table-cell>
          <table:table-cell office:value-type="float" office:value="388.938751221" calcext:value-type="float">
            <text:p>388.938751221</text:p>
          </table:table-cell>
          <table:table-cell office:value-type="float" office:value="224.102050781" calcext:value-type="float">
            <text:p>224.102050781</text:p>
          </table:table-cell>
        </table:table-row>
        <table:table-row table:style-name="ro1">
          <table:table-cell table:number-columns-repeated="4"/>
          <table:table-cell office:value-type="float" office:value="1.58313291284239E+018" calcext:value-type="float">
            <text:p>1.58313291284239E+018</text:p>
          </table:table-cell>
          <table:table-cell office:value-type="float" office:value="2941" calcext:value-type="float">
            <text:p>2941</text:p>
          </table:table-cell>
          <table:table-cell office:value-type="float" office:value="1.58313291281728E+018" calcext:value-type="float">
            <text:p>1.5831329128172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283786E+018" calcext:value-type="float">
            <text:p>1.58313291283786E+018</text:p>
          </table:table-cell>
          <table:table-cell office:value-type="float" office:value="2941" calcext:value-type="float">
            <text:p>2941</text:p>
          </table:table-cell>
          <table:table-cell office:value-type="float" office:value="1.58313291281728E+018" calcext:value-type="float">
            <text:p>1.58313291281728E+018</text:p>
          </table:table-cell>
          <table:table-cell/>
          <table:table-cell office:value-type="float" office:value="159.723342896" calcext:value-type="float">
            <text:p>159.723342896</text:p>
          </table:table-cell>
          <table:table-cell office:value-type="float" office:value="145.286972046" calcext:value-type="float">
            <text:p>145.286972046</text:p>
          </table:table-cell>
          <table:table-cell office:value-type="float" office:value="-1.54900085926" calcext:value-type="float">
            <text:p>-1.54900085926</text:p>
          </table:table-cell>
          <table:table-cell office:value-type="float" office:value="388.775604248" calcext:value-type="float">
            <text:p>388.775604248</text:p>
          </table:table-cell>
          <table:table-cell office:value-type="float" office:value="224.304641724" calcext:value-type="float">
            <text:p>224.304641724</text:p>
          </table:table-cell>
        </table:table-row>
        <table:table-row table:style-name="ro1">
          <table:table-cell table:number-columns-repeated="4"/>
          <table:table-cell office:value-type="float" office:value="1.58313291286597E+018" calcext:value-type="float">
            <text:p>1.58313291286597E+018</text:p>
          </table:table-cell>
          <table:table-cell office:value-type="float" office:value="2942" calcext:value-type="float">
            <text:p>2942</text:p>
          </table:table-cell>
          <table:table-cell office:value-type="float" office:value="1.58313291283495E+018" calcext:value-type="float">
            <text:p>1.58313291283495E+018</text:p>
          </table:table-cell>
          <table:table-cell/>
          <table:table-cell office:value-type="float" office:value="4.1434431076" calcext:value-type="float">
            <text:p>4.1434431076</text:p>
          </table:table-cell>
          <table:table-cell/>
          <table:table-cell office:value-type="float" office:value="1.58313291286596E+018" calcext:value-type="float">
            <text:p>1.58313291286596E+018</text:p>
          </table:table-cell>
          <table:table-cell office:value-type="float" office:value="2942" calcext:value-type="float">
            <text:p>2942</text:p>
          </table:table-cell>
          <table:table-cell office:value-type="float" office:value="1.58313291283495E+018" calcext:value-type="float">
            <text:p>1.58313291283495E+018</text:p>
          </table:table-cell>
          <table:table-cell/>
          <table:table-cell office:value-type="float" office:value="158.263031006" calcext:value-type="float">
            <text:p>158.263031006</text:p>
          </table:table-cell>
          <table:table-cell office:value-type="float" office:value="145.852539062" calcext:value-type="float">
            <text:p>145.852539062</text:p>
          </table:table-cell>
          <table:table-cell office:value-type="float" office:value="1.5584744215" calcext:value-type="float">
            <text:p>1.5584744215</text:p>
          </table:table-cell>
          <table:table-cell office:value-type="float" office:value="389.022460938" calcext:value-type="float">
            <text:p>389.022460938</text:p>
          </table:table-cell>
          <table:table-cell office:value-type="float" office:value="223.935348511" calcext:value-type="float">
            <text:p>223.935348511</text:p>
          </table:table-cell>
        </table:table-row>
        <table:table-row table:style-name="ro1">
          <table:table-cell table:number-columns-repeated="4"/>
          <table:table-cell office:value-type="float" office:value="1.58313291289554E+018" calcext:value-type="float">
            <text:p>1.58313291289554E+018</text:p>
          </table:table-cell>
          <table:table-cell office:value-type="float" office:value="2943" calcext:value-type="float">
            <text:p>2943</text:p>
          </table:table-cell>
          <table:table-cell office:value-type="float" office:value="1.5831329128688E+018" calcext:value-type="float">
            <text:p>1.5831329128688E+018</text:p>
          </table:table-cell>
          <table:table-cell/>
          <table:table-cell office:value-type="float" office:value="4.09955883026" calcext:value-type="float">
            <text:p>4.09955883026</text:p>
          </table:table-cell>
          <table:table-cell/>
          <table:table-cell office:value-type="float" office:value="1.58313291290304E+018" calcext:value-type="float">
            <text:p>1.58313291290304E+018</text:p>
          </table:table-cell>
          <table:table-cell office:value-type="float" office:value="2943" calcext:value-type="float">
            <text:p>2943</text:p>
          </table:table-cell>
          <table:table-cell office:value-type="float" office:value="1.5831329128688E+018" calcext:value-type="float">
            <text:p>1.5831329128688E+018</text:p>
          </table:table-cell>
          <table:table-cell/>
          <table:table-cell office:value-type="float" office:value="158.860794067" calcext:value-type="float">
            <text:p>158.860794067</text:p>
          </table:table-cell>
          <table:table-cell office:value-type="float" office:value="146.291381836" calcext:value-type="float">
            <text:p>146.291381836</text:p>
          </table:table-cell>
          <table:table-cell office:value-type="float" office:value="1.53177440166" calcext:value-type="float">
            <text:p>1.53177440166</text:p>
          </table:table-cell>
          <table:table-cell office:value-type="float" office:value="388.310943604" calcext:value-type="float">
            <text:p>388.310943604</text:p>
          </table:table-cell>
          <table:table-cell office:value-type="float" office:value="224.365386963" calcext:value-type="float">
            <text:p>224.365386963</text:p>
          </table:table-cell>
        </table:table-row>
        <table:table-row table:style-name="ro1">
          <table:table-cell table:number-columns-repeated="4"/>
          <table:table-cell office:value-type="float" office:value="1.58313291293362E+018" calcext:value-type="float">
            <text:p>1.58313291293362E+018</text:p>
          </table:table-cell>
          <table:table-cell office:value-type="float" office:value="2944" calcext:value-type="float">
            <text:p>2944</text:p>
          </table:table-cell>
          <table:table-cell office:value-type="float" office:value="1.58313291290106E+018" calcext:value-type="float">
            <text:p>1.58313291290106E+018</text:p>
          </table:table-cell>
          <table:table-cell/>
          <table:table-cell office:value-type="float" office:value="4.03501272202" calcext:value-type="float">
            <text:p>4.03501272202</text:p>
          </table:table-cell>
          <table:table-cell/>
          <table:table-cell office:value-type="float" office:value="1.58313291292921E+018" calcext:value-type="float">
            <text:p>1.58313291292921E+018</text:p>
          </table:table-cell>
          <table:table-cell office:value-type="float" office:value="2944" calcext:value-type="float">
            <text:p>2944</text:p>
          </table:table-cell>
          <table:table-cell office:value-type="float" office:value="1.58313291290106E+018" calcext:value-type="float">
            <text:p>1.58313291290106E+018</text:p>
          </table:table-cell>
          <table:table-cell/>
          <table:table-cell office:value-type="float" office:value="160.153305054" calcext:value-type="float">
            <text:p>160.153305054</text:p>
          </table:table-cell>
          <table:table-cell office:value-type="float" office:value="146.936843872" calcext:value-type="float">
            <text:p>146.936843872</text:p>
          </table:table-cell>
          <table:table-cell office:value-type="float" office:value="1.54024243355" calcext:value-type="float">
            <text:p>1.54024243355</text:p>
          </table:table-cell>
          <table:table-cell office:value-type="float" office:value="388.58203125" calcext:value-type="float">
            <text:p>388.58203125</text:p>
          </table:table-cell>
          <table:table-cell office:value-type="float" office:value="224.926559448" calcext:value-type="float">
            <text:p>224.926559448</text:p>
          </table:table-cell>
        </table:table-row>
        <table:table-row table:style-name="ro1">
          <table:table-cell table:number-columns-repeated="4"/>
          <table:table-cell office:value-type="float" office:value="1.58313291296655E+018" calcext:value-type="float">
            <text:p>1.58313291296655E+018</text:p>
          </table:table-cell>
          <table:table-cell office:value-type="float" office:value="2945" calcext:value-type="float">
            <text:p>2945</text:p>
          </table:table-cell>
          <table:table-cell office:value-type="float" office:value="1.5831329129361E+018" calcext:value-type="float">
            <text:p>1.5831329129361E+018</text:p>
          </table:table-cell>
          <table:table-cell/>
          <table:table-cell office:value-type="float" office:value="4.04917287827" calcext:value-type="float">
            <text:p>4.04917287827</text:p>
          </table:table-cell>
          <table:table-cell/>
          <table:table-cell office:value-type="float" office:value="1.5831329129646E+018" calcext:value-type="float">
            <text:p>1.5831329129646E+018</text:p>
          </table:table-cell>
          <table:table-cell office:value-type="float" office:value="2945" calcext:value-type="float">
            <text:p>2945</text:p>
          </table:table-cell>
          <table:table-cell office:value-type="float" office:value="1.5831329129361E+018" calcext:value-type="float">
            <text:p>1.5831329129361E+018</text:p>
          </table:table-cell>
          <table:table-cell/>
          <table:table-cell office:value-type="float" office:value="157.910720825" calcext:value-type="float">
            <text:p>157.910720825</text:p>
          </table:table-cell>
          <table:table-cell office:value-type="float" office:value="146.79524231" calcext:value-type="float">
            <text:p>146.79524231</text:p>
          </table:table-cell>
          <table:table-cell office:value-type="float" office:value="1.51047706604" calcext:value-type="float">
            <text:p>1.51047706604</text:p>
          </table:table-cell>
          <table:table-cell office:value-type="float" office:value="388.649353027" calcext:value-type="float">
            <text:p>388.649353027</text:p>
          </table:table-cell>
          <table:table-cell office:value-type="float" office:value="223.90524292" calcext:value-type="float">
            <text:p>223.90524292</text:p>
          </table:table-cell>
        </table:table-row>
        <table:table-row table:style-name="ro1">
          <table:table-cell table:number-columns-repeated="4"/>
          <table:table-cell office:value-type="float" office:value="1.58313291300971E+018" calcext:value-type="float">
            <text:p>1.58313291300971E+018</text:p>
          </table:table-cell>
          <table:table-cell office:value-type="float" office:value="2946" calcext:value-type="float">
            <text:p>2946</text:p>
          </table:table-cell>
          <table:table-cell office:value-type="float" office:value="1.58313291297336E+018" calcext:value-type="float">
            <text:p>1.58313291297336E+018</text:p>
          </table:table-cell>
          <table:table-cell/>
          <table:table-cell office:value-type="float" office:value="3.94399118423" calcext:value-type="float">
            <text:p>3.94399118423</text:p>
          </table:table-cell>
          <table:table-cell/>
          <table:table-cell office:value-type="float" office:value="1.58313291300659E+018" calcext:value-type="float">
            <text:p>1.58313291300659E+018</text:p>
          </table:table-cell>
          <table:table-cell office:value-type="float" office:value="2946" calcext:value-type="float">
            <text:p>2946</text:p>
          </table:table-cell>
          <table:table-cell office:value-type="float" office:value="1.58313291297336E+018" calcext:value-type="float">
            <text:p>1.58313291297336E+018</text:p>
          </table:table-cell>
          <table:table-cell/>
          <table:table-cell office:value-type="float" office:value="157.87348938" calcext:value-type="float">
            <text:p>157.87348938</text:p>
          </table:table-cell>
          <table:table-cell office:value-type="float" office:value="147.847061157" calcext:value-type="float">
            <text:p>147.847061157</text:p>
          </table:table-cell>
          <table:table-cell office:value-type="float" office:value="1.4447978735" calcext:value-type="float">
            <text:p>1.4447978735</text:p>
          </table:table-cell>
          <table:table-cell office:value-type="float" office:value="388.595245361" calcext:value-type="float">
            <text:p>388.595245361</text:p>
          </table:table-cell>
          <table:table-cell office:value-type="float" office:value="224.260757446" calcext:value-type="float">
            <text:p>224.260757446</text:p>
          </table:table-cell>
        </table:table-row>
        <table:table-row table:style-name="ro1">
          <table:table-cell table:number-columns-repeated="4"/>
          <table:table-cell office:value-type="float" office:value="1.58313291304572E+018" calcext:value-type="float">
            <text:p>1.58313291304572E+018</text:p>
          </table:table-cell>
          <table:table-cell office:value-type="float" office:value="2947" calcext:value-type="float">
            <text:p>2947</text:p>
          </table:table-cell>
          <table:table-cell office:value-type="float" office:value="1.58313291300155E+018" calcext:value-type="float">
            <text:p>1.58313291300155E+018</text:p>
          </table:table-cell>
          <table:table-cell/>
          <table:table-cell office:value-type="float" office:value="4.07188129425" calcext:value-type="float">
            <text:p>4.07188129425</text:p>
          </table:table-cell>
          <table:table-cell/>
          <table:table-cell office:value-type="float" office:value="1.58313291304484E+018" calcext:value-type="float">
            <text:p>1.58313291304484E+018</text:p>
          </table:table-cell>
          <table:table-cell office:value-type="float" office:value="2947" calcext:value-type="float">
            <text:p>2947</text:p>
          </table:table-cell>
          <table:table-cell office:value-type="float" office:value="1.58313291300155E+018" calcext:value-type="float">
            <text:p>1.58313291300155E+018</text:p>
          </table:table-cell>
          <table:table-cell/>
          <table:table-cell office:value-type="float" office:value="161.191696167" calcext:value-type="float">
            <text:p>161.191696167</text:p>
          </table:table-cell>
          <table:table-cell office:value-type="float" office:value="146.568161011" calcext:value-type="float">
            <text:p>146.568161011</text:p>
          </table:table-cell>
          <table:table-cell office:value-type="float" office:value="-1.554915905" calcext:value-type="float">
            <text:p>-1.554915905</text:p>
          </table:table-cell>
          <table:table-cell office:value-type="float" office:value="388.381744385" calcext:value-type="float">
            <text:p>388.381744385</text:p>
          </table:table-cell>
          <table:table-cell office:value-type="float" office:value="225.317901611" calcext:value-type="float">
            <text:p>225.317901611</text:p>
          </table:table-cell>
        </table:table-row>
        <table:table-row table:style-name="ro1">
          <table:table-cell table:number-columns-repeated="4"/>
          <table:table-cell office:value-type="float" office:value="1.58313291307814E+018" calcext:value-type="float">
            <text:p>1.58313291307814E+018</text:p>
          </table:table-cell>
          <table:table-cell office:value-type="float" office:value="2948" calcext:value-type="float">
            <text:p>2948</text:p>
          </table:table-cell>
          <table:table-cell office:value-type="float" office:value="1.58313291303839E+018" calcext:value-type="float">
            <text:p>1.58313291303839E+018</text:p>
          </table:table-cell>
          <table:table-cell/>
          <table:table-cell office:value-type="float" office:value="4.16248321533" calcext:value-type="float">
            <text:p>4.16248321533</text:p>
          </table:table-cell>
          <table:table-cell/>
          <table:table-cell office:value-type="float" office:value="1.58313291308159E+018" calcext:value-type="float">
            <text:p>1.58313291308159E+018</text:p>
          </table:table-cell>
          <table:table-cell office:value-type="float" office:value="2948" calcext:value-type="float">
            <text:p>2948</text:p>
          </table:table-cell>
          <table:table-cell office:value-type="float" office:value="1.58313291303839E+018" calcext:value-type="float">
            <text:p>1.58313291303839E+018</text:p>
          </table:table-cell>
          <table:table-cell/>
          <table:table-cell office:value-type="float" office:value="159.840698242" calcext:value-type="float">
            <text:p>159.840698242</text:p>
          </table:table-cell>
          <table:table-cell office:value-type="float" office:value="145.662139893" calcext:value-type="float">
            <text:p>145.662139893</text:p>
          </table:table-cell>
          <table:table-cell office:value-type="float" office:value="1.55896043777" calcext:value-type="float">
            <text:p>1.55896043777</text:p>
          </table:table-cell>
          <table:table-cell office:value-type="float" office:value="389.090270996" calcext:value-type="float">
            <text:p>389.090270996</text:p>
          </table:table-cell>
          <table:table-cell office:value-type="float" office:value="224.713851929" calcext:value-type="float">
            <text:p>224.713851929</text:p>
          </table:table-cell>
        </table:table-row>
        <table:table-row table:style-name="ro1">
          <table:table-cell table:number-columns-repeated="4"/>
          <table:table-cell office:value-type="float" office:value="1.58313291310855E+018" calcext:value-type="float">
            <text:p>1.58313291310855E+018</text:p>
          </table:table-cell>
          <table:table-cell office:value-type="float" office:value="2949" calcext:value-type="float">
            <text:p>2949</text:p>
          </table:table-cell>
          <table:table-cell office:value-type="float" office:value="1.58313291306845E+018" calcext:value-type="float">
            <text:p>1.58313291306845E+018</text:p>
          </table:table-cell>
          <table:table-cell/>
          <table:table-cell office:value-type="float" office:value="4.16273975372" calcext:value-type="float">
            <text:p>4.16273975372</text:p>
          </table:table-cell>
          <table:table-cell/>
          <table:table-cell office:value-type="float" office:value="1.58313291310963E+018" calcext:value-type="float">
            <text:p>1.58313291310963E+018</text:p>
          </table:table-cell>
          <table:table-cell office:value-type="float" office:value="2949" calcext:value-type="float">
            <text:p>2949</text:p>
          </table:table-cell>
          <table:table-cell office:value-type="float" office:value="1.58313291306845E+018" calcext:value-type="float">
            <text:p>1.58313291306845E+018</text:p>
          </table:table-cell>
          <table:table-cell/>
          <table:table-cell office:value-type="float" office:value="158.804199219" calcext:value-type="float">
            <text:p>158.804199219</text:p>
          </table:table-cell>
          <table:table-cell office:value-type="float" office:value="145.659576416" calcext:value-type="float">
            <text:p>145.659576416</text:p>
          </table:table-cell>
          <table:table-cell office:value-type="float" office:value="1.52403652668" calcext:value-type="float">
            <text:p>1.52403652668</text:p>
          </table:table-cell>
          <table:table-cell office:value-type="float" office:value="389.202545166" calcext:value-type="float">
            <text:p>389.202545166</text:p>
          </table:table-cell>
          <table:table-cell office:value-type="float" office:value="224.168655396" calcext:value-type="float">
            <text:p>224.168655396</text:p>
          </table:table-cell>
        </table:table-row>
        <table:table-row table:style-name="ro1">
          <table:table-cell table:number-columns-repeated="4"/>
          <table:table-cell office:value-type="float" office:value="1.58313291316079E+018" calcext:value-type="float">
            <text:p>1.58313291316079E+018</text:p>
          </table:table-cell>
          <table:table-cell office:value-type="float" office:value="2950" calcext:value-type="float">
            <text:p>2950</text:p>
          </table:table-cell>
          <table:table-cell office:value-type="float" office:value="1.5831329131141E+018" calcext:value-type="float">
            <text:p>1.5831329131141E+018</text:p>
          </table:table-cell>
          <table:table-cell/>
          <table:table-cell office:value-type="float" office:value="4.10640239716" calcext:value-type="float">
            <text:p>4.10640239716</text:p>
          </table:table-cell>
          <table:table-cell/>
          <table:table-cell office:value-type="float" office:value="1.5831329131652E+018" calcext:value-type="float">
            <text:p>1.5831329131652E+018</text:p>
          </table:table-cell>
          <table:table-cell office:value-type="float" office:value="2950" calcext:value-type="float">
            <text:p>2950</text:p>
          </table:table-cell>
          <table:table-cell office:value-type="float" office:value="1.5831329131141E+018" calcext:value-type="float">
            <text:p>1.5831329131141E+018</text:p>
          </table:table-cell>
          <table:table-cell/>
          <table:table-cell office:value-type="float" office:value="159.116500854" calcext:value-type="float">
            <text:p>159.116500854</text:p>
          </table:table-cell>
          <table:table-cell office:value-type="float" office:value="146.222946167" calcext:value-type="float">
            <text:p>146.222946167</text:p>
          </table:table-cell>
          <table:table-cell office:value-type="float" office:value="-1.53818047047" calcext:value-type="float">
            <text:p>-1.53818047047</text:p>
          </table:table-cell>
          <table:table-cell office:value-type="float" office:value="388.847167969" calcext:value-type="float">
            <text:p>388.847167969</text:p>
          </table:table-cell>
          <table:table-cell office:value-type="float" office:value="224.418121338" calcext:value-type="float">
            <text:p>224.418121338</text:p>
          </table:table-cell>
        </table:table-row>
        <table:table-row table:style-name="ro1">
          <table:table-cell table:number-columns-repeated="4"/>
          <table:table-cell office:value-type="float" office:value="1.58313291317867E+018" calcext:value-type="float">
            <text:p>1.58313291317867E+018</text:p>
          </table:table-cell>
          <table:table-cell office:value-type="float" office:value="2951" calcext:value-type="float">
            <text:p>2951</text:p>
          </table:table-cell>
          <table:table-cell office:value-type="float" office:value="1.58313291314648E+018" calcext:value-type="float">
            <text:p>1.58313291314648E+018</text:p>
          </table:table-cell>
          <table:table-cell/>
          <table:table-cell office:value-type="float" office:value="4.07362985611" calcext:value-type="float">
            <text:p>4.07362985611</text:p>
          </table:table-cell>
          <table:table-cell/>
          <table:table-cell office:value-type="float" office:value="1.5831329131782E+018" calcext:value-type="float">
            <text:p>1.5831329131782E+018</text:p>
          </table:table-cell>
          <table:table-cell office:value-type="float" office:value="2951" calcext:value-type="float">
            <text:p>2951</text:p>
          </table:table-cell>
          <table:table-cell office:value-type="float" office:value="1.58313291314648E+018" calcext:value-type="float">
            <text:p>1.58313291314648E+018</text:p>
          </table:table-cell>
          <table:table-cell/>
          <table:table-cell office:value-type="float" office:value="158.866134644" calcext:value-type="float">
            <text:p>158.866134644</text:p>
          </table:table-cell>
          <table:table-cell office:value-type="float" office:value="146.550674438" calcext:value-type="float">
            <text:p>146.550674438</text:p>
          </table:table-cell>
          <table:table-cell office:value-type="float" office:value="-1.5499765873" calcext:value-type="float">
            <text:p>-1.5499765873</text:p>
          </table:table-cell>
          <table:table-cell office:value-type="float" office:value="388.72756958" calcext:value-type="float">
            <text:p>388.72756958</text:p>
          </table:table-cell>
          <table:table-cell office:value-type="float" office:value="224.277374268" calcext:value-type="float">
            <text:p>224.277374268</text:p>
          </table:table-cell>
        </table:table-row>
        <table:table-row table:style-name="ro1">
          <table:table-cell table:number-columns-repeated="4"/>
          <table:table-cell office:value-type="float" office:value="1.58313291322892E+018" calcext:value-type="float">
            <text:p>1.58313291322892E+018</text:p>
          </table:table-cell>
          <table:table-cell office:value-type="float" office:value="2952" calcext:value-type="float">
            <text:p>2952</text:p>
          </table:table-cell>
          <table:table-cell office:value-type="float" office:value="1.58313291317755E+018" calcext:value-type="float">
            <text:p>1.58313291317755E+018</text:p>
          </table:table-cell>
          <table:table-cell/>
          <table:table-cell office:value-type="float" office:value="4.06716012955" calcext:value-type="float">
            <text:p>4.06716012955</text:p>
          </table:table-cell>
          <table:table-cell/>
          <table:table-cell office:value-type="float" office:value="1.58313291322884E+018" calcext:value-type="float">
            <text:p>1.58313291322884E+018</text:p>
          </table:table-cell>
          <table:table-cell office:value-type="float" office:value="2952" calcext:value-type="float">
            <text:p>2952</text:p>
          </table:table-cell>
          <table:table-cell office:value-type="float" office:value="1.58313291317755E+018" calcext:value-type="float">
            <text:p>1.58313291317755E+018</text:p>
          </table:table-cell>
          <table:table-cell/>
          <table:table-cell office:value-type="float" office:value="160.259780884" calcext:value-type="float">
            <text:p>160.259780884</text:p>
          </table:table-cell>
          <table:table-cell office:value-type="float" office:value="146.615371704" calcext:value-type="float">
            <text:p>146.615371704</text:p>
          </table:table-cell>
          <table:table-cell office:value-type="float" office:value="1.5484713316" calcext:value-type="float">
            <text:p>1.5484713316</text:p>
          </table:table-cell>
          <table:table-cell office:value-type="float" office:value="388.577362061" calcext:value-type="float">
            <text:p>388.577362061</text:p>
          </table:table-cell>
          <table:table-cell office:value-type="float" office:value="224.53302002" calcext:value-type="float">
            <text:p>224.53302002</text:p>
          </table:table-cell>
        </table:table-row>
        <table:table-row table:style-name="ro1">
          <table:table-cell table:number-columns-repeated="4"/>
          <table:table-cell office:value-type="float" office:value="1.58313291327148E+018" calcext:value-type="float">
            <text:p>1.58313291327148E+018</text:p>
          </table:table-cell>
          <table:table-cell office:value-type="float" office:value="2953" calcext:value-type="float">
            <text:p>2953</text:p>
          </table:table-cell>
          <table:table-cell office:value-type="float" office:value="1.58313291320601E+018" calcext:value-type="float">
            <text:p>1.58313291320601E+018</text:p>
          </table:table-cell>
          <table:table-cell/>
          <table:table-cell office:value-type="float" office:value="4.02335977554" calcext:value-type="float">
            <text:p>4.02335977554</text:p>
          </table:table-cell>
          <table:table-cell/>
          <table:table-cell office:value-type="float" office:value="1.58313291326505E+018" calcext:value-type="float">
            <text:p>1.58313291326505E+018</text:p>
          </table:table-cell>
          <table:table-cell office:value-type="float" office:value="2953" calcext:value-type="float">
            <text:p>2953</text:p>
          </table:table-cell>
          <table:table-cell office:value-type="float" office:value="1.58313291320601E+018" calcext:value-type="float">
            <text:p>1.58313291320601E+018</text:p>
          </table:table-cell>
          <table:table-cell/>
          <table:table-cell office:value-type="float" office:value="159.984344482" calcext:value-type="float">
            <text:p>159.984344482</text:p>
          </table:table-cell>
          <table:table-cell office:value-type="float" office:value="147.053375244" calcext:value-type="float">
            <text:p>147.053375244</text:p>
          </table:table-cell>
          <table:table-cell office:value-type="float" office:value="1.57025301456" calcext:value-type="float">
            <text:p>1.57025301456</text:p>
          </table:table-cell>
          <table:table-cell office:value-type="float" office:value="388.875579834" calcext:value-type="float">
            <text:p>388.875579834</text:p>
          </table:table-cell>
          <table:table-cell office:value-type="float" office:value="225.054504395" calcext:value-type="float">
            <text:p>225.054504395</text:p>
          </table:table-cell>
        </table:table-row>
        <table:table-row table:style-name="ro1">
          <table:table-cell table:number-columns-repeated="4"/>
          <table:table-cell office:value-type="float" office:value="1.58313291329818E+018" calcext:value-type="float">
            <text:p>1.58313291329818E+018</text:p>
          </table:table-cell>
          <table:table-cell office:value-type="float" office:value="2954" calcext:value-type="float">
            <text:p>2954</text:p>
          </table:table-cell>
          <table:table-cell office:value-type="float" office:value="1.58313291323763E+018" calcext:value-type="float">
            <text:p>1.58313291323763E+018</text:p>
          </table:table-cell>
          <table:table-cell/>
          <table:table-cell office:value-type="float" office:value="3.96856689453" calcext:value-type="float">
            <text:p>3.96856689453</text:p>
          </table:table-cell>
          <table:table-cell/>
          <table:table-cell office:value-type="float" office:value="1.58313291329155E+018" calcext:value-type="float">
            <text:p>1.58313291329155E+018</text:p>
          </table:table-cell>
          <table:table-cell office:value-type="float" office:value="2954" calcext:value-type="float">
            <text:p>2954</text:p>
          </table:table-cell>
          <table:table-cell office:value-type="float" office:value="1.58313291323763E+018" calcext:value-type="float">
            <text:p>1.58313291323763E+018</text:p>
          </table:table-cell>
          <table:table-cell/>
          <table:table-cell office:value-type="float" office:value="159.785293579" calcext:value-type="float">
            <text:p>159.785293579</text:p>
          </table:table-cell>
          <table:table-cell office:value-type="float" office:value="147.601303101" calcext:value-type="float">
            <text:p>147.601303101</text:p>
          </table:table-cell>
          <table:table-cell office:value-type="float" office:value="-1.57014274597" calcext:value-type="float">
            <text:p>-1.57014274597</text:p>
          </table:table-cell>
          <table:table-cell office:value-type="float" office:value="388.942596436" calcext:value-type="float">
            <text:p>388.942596436</text:p>
          </table:table-cell>
          <table:table-cell office:value-type="float" office:value="225.194747925" calcext:value-type="float">
            <text:p>225.194747925</text:p>
          </table:table-cell>
        </table:table-row>
        <table:table-row table:style-name="ro1">
          <table:table-cell table:number-columns-repeated="4"/>
          <table:table-cell office:value-type="float" office:value="1.58313291331725E+018" calcext:value-type="float">
            <text:p>1.58313291331725E+018</text:p>
          </table:table-cell>
          <table:table-cell office:value-type="float" office:value="2955" calcext:value-type="float">
            <text:p>2955</text:p>
          </table:table-cell>
          <table:table-cell office:value-type="float" office:value="1.58313291326935E+018" calcext:value-type="float">
            <text:p>1.58313291326935E+018</text:p>
          </table:table-cell>
          <table:table-cell/>
          <table:table-cell office:value-type="float" office:value="3.96472477913" calcext:value-type="float">
            <text:p>3.96472477913</text:p>
          </table:table-cell>
          <table:table-cell/>
          <table:table-cell office:value-type="float" office:value="1.58313291331253E+018" calcext:value-type="float">
            <text:p>1.58313291331253E+018</text:p>
          </table:table-cell>
          <table:table-cell office:value-type="float" office:value="2955" calcext:value-type="float">
            <text:p>2955</text:p>
          </table:table-cell>
          <table:table-cell office:value-type="float" office:value="1.58313291326935E+018" calcext:value-type="float">
            <text:p>1.58313291326935E+018</text:p>
          </table:table-cell>
          <table:table-cell/>
          <table:table-cell office:value-type="float" office:value="159.273529053" calcext:value-type="float">
            <text:p>159.273529053</text:p>
          </table:table-cell>
          <table:table-cell office:value-type="float" office:value="147.639724731" calcext:value-type="float">
            <text:p>147.639724731</text:p>
          </table:table-cell>
          <table:table-cell office:value-type="float" office:value="-1.55318415165" calcext:value-type="float">
            <text:p>-1.55318415165</text:p>
          </table:table-cell>
          <table:table-cell office:value-type="float" office:value="389.439331055" calcext:value-type="float">
            <text:p>389.439331055</text:p>
          </table:table-cell>
          <table:table-cell office:value-type="float" office:value="224.986877441" calcext:value-type="float">
            <text:p>224.986877441</text:p>
          </table:table-cell>
        </table:table-row>
        <table:table-row table:style-name="ro1">
          <table:table-cell table:number-columns-repeated="4"/>
          <table:table-cell office:value-type="float" office:value="1.58313291335651E+018" calcext:value-type="float">
            <text:p>1.58313291335651E+018</text:p>
          </table:table-cell>
          <table:table-cell office:value-type="float" office:value="2956" calcext:value-type="float">
            <text:p>2956</text:p>
          </table:table-cell>
          <table:table-cell office:value-type="float" office:value="1.58313291331075E+018" calcext:value-type="float">
            <text:p>1.58313291331075E+018</text:p>
          </table:table-cell>
          <table:table-cell/>
          <table:table-cell office:value-type="float" office:value="3.98995828629" calcext:value-type="float">
            <text:p>3.98995828629</text:p>
          </table:table-cell>
          <table:table-cell/>
          <table:table-cell office:value-type="float" office:value="1.58313291335499E+018" calcext:value-type="float">
            <text:p>1.58313291335499E+018</text:p>
          </table:table-cell>
          <table:table-cell office:value-type="float" office:value="2956" calcext:value-type="float">
            <text:p>2956</text:p>
          </table:table-cell>
          <table:table-cell office:value-type="float" office:value="1.58313291331075E+018" calcext:value-type="float">
            <text:p>1.58313291331075E+018</text:p>
          </table:table-cell>
          <table:table-cell/>
          <table:table-cell office:value-type="float" office:value="159.625350952" calcext:value-type="float">
            <text:p>159.625350952</text:p>
          </table:table-cell>
          <table:table-cell office:value-type="float" office:value="147.387390137" calcext:value-type="float">
            <text:p>147.387390137</text:p>
          </table:table-cell>
          <table:table-cell office:value-type="float" office:value="-1.56129145622" calcext:value-type="float">
            <text:p>-1.56129145622</text:p>
          </table:table-cell>
          <table:table-cell office:value-type="float" office:value="388.995025635" calcext:value-type="float">
            <text:p>388.995025635</text:p>
          </table:table-cell>
          <table:table-cell office:value-type="float" office:value="224.899459839" calcext:value-type="float">
            <text:p>224.899459839</text:p>
          </table:table-cell>
        </table:table-row>
        <table:table-row table:style-name="ro1">
          <table:table-cell table:number-columns-repeated="4"/>
          <table:table-cell office:value-type="float" office:value="1.58313291340201E+018" calcext:value-type="float">
            <text:p>1.58313291340201E+018</text:p>
          </table:table-cell>
          <table:table-cell office:value-type="float" office:value="2957" calcext:value-type="float">
            <text:p>2957</text:p>
          </table:table-cell>
          <table:table-cell office:value-type="float" office:value="1.58313291335094E+018" calcext:value-type="float">
            <text:p>1.58313291335094E+018</text:p>
          </table:table-cell>
          <table:table-cell/>
          <table:table-cell office:value-type="float" office:value="4.0877366066" calcext:value-type="float">
            <text:p>4.0877366066</text:p>
          </table:table-cell>
          <table:table-cell/>
          <table:table-cell office:value-type="float" office:value="1.5831329134018E+018" calcext:value-type="float">
            <text:p>1.5831329134018E+018</text:p>
          </table:table-cell>
          <table:table-cell office:value-type="float" office:value="2957" calcext:value-type="float">
            <text:p>2957</text:p>
          </table:table-cell>
          <table:table-cell office:value-type="float" office:value="1.58313291335094E+018" calcext:value-type="float">
            <text:p>1.58313291335094E+018</text:p>
          </table:table-cell>
          <table:table-cell/>
          <table:table-cell office:value-type="float" office:value="161.624023438" calcext:value-type="float">
            <text:p>161.624023438</text:p>
          </table:table-cell>
          <table:table-cell office:value-type="float" office:value="146.409606934" calcext:value-type="float">
            <text:p>146.409606934</text:p>
          </table:table-cell>
          <table:table-cell office:value-type="float" office:value="-1.52733707428" calcext:value-type="float">
            <text:p>-1.52733707428</text:p>
          </table:table-cell>
          <table:table-cell office:value-type="float" office:value="389.030944824" calcext:value-type="float">
            <text:p>389.030944824</text:p>
          </table:table-cell>
          <table:table-cell office:value-type="float" office:value="225.301147461" calcext:value-type="float">
            <text:p>225.301147461</text:p>
          </table:table-cell>
        </table:table-row>
        <table:table-row table:style-name="ro1">
          <table:table-cell table:number-columns-repeated="4"/>
          <table:table-cell office:value-type="float" office:value="1.58313291343001E+018" calcext:value-type="float">
            <text:p>1.58313291343001E+018</text:p>
          </table:table-cell>
          <table:table-cell office:value-type="float" office:value="2958" calcext:value-type="float">
            <text:p>2958</text:p>
          </table:table-cell>
          <table:table-cell office:value-type="float" office:value="1.58313291337995E+018" calcext:value-type="float">
            <text:p>1.58313291337995E+018</text:p>
          </table:table-cell>
          <table:table-cell/>
          <table:table-cell office:value-type="float" office:value="4.16024637222" calcext:value-type="float">
            <text:p>4.16024637222</text:p>
          </table:table-cell>
          <table:table-cell/>
          <table:table-cell office:value-type="float" office:value="1.58313291342199E+018" calcext:value-type="float">
            <text:p>1.58313291342199E+018</text:p>
          </table:table-cell>
          <table:table-cell office:value-type="float" office:value="2958" calcext:value-type="float">
            <text:p>2958</text:p>
          </table:table-cell>
          <table:table-cell office:value-type="float" office:value="1.58313291337995E+018" calcext:value-type="float">
            <text:p>1.58313291337995E+018</text:p>
          </table:table-cell>
          <table:table-cell/>
          <table:table-cell office:value-type="float" office:value="162.566238403" calcext:value-type="float">
            <text:p>162.566238403</text:p>
          </table:table-cell>
          <table:table-cell office:value-type="float" office:value="145.684509277" calcext:value-type="float">
            <text:p>145.684509277</text:p>
          </table:table-cell>
          <table:table-cell office:value-type="float" office:value="-1.52412569523" calcext:value-type="float">
            <text:p>-1.52412569523</text:p>
          </table:table-cell>
          <table:table-cell office:value-type="float" office:value="389.08026123" calcext:value-type="float">
            <text:p>389.08026123</text:p>
          </table:table-cell>
          <table:table-cell office:value-type="float" office:value="225.538513184" calcext:value-type="float">
            <text:p>225.538513184</text:p>
          </table:table-cell>
        </table:table-row>
        <table:table-row table:style-name="ro1">
          <table:table-cell table:number-columns-repeated="4"/>
          <table:table-cell office:value-type="float" office:value="1.58313291345451E+018" calcext:value-type="float">
            <text:p>1.58313291345451E+018</text:p>
          </table:table-cell>
          <table:table-cell office:value-type="float" office:value="2959" calcext:value-type="float">
            <text:p>2959</text:p>
          </table:table-cell>
          <table:table-cell office:value-type="float" office:value="1.58313291341321E+018" calcext:value-type="float">
            <text:p>1.58313291341321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345924E+018" calcext:value-type="float">
            <text:p>1.58313291345924E+018</text:p>
          </table:table-cell>
          <table:table-cell office:value-type="float" office:value="2959" calcext:value-type="float">
            <text:p>2959</text:p>
          </table:table-cell>
          <table:table-cell office:value-type="float" office:value="1.58313291341321E+018" calcext:value-type="float">
            <text:p>1.58313291341321E+018</text:p>
          </table:table-cell>
          <table:table-cell/>
          <table:table-cell office:value-type="float" office:value="161.003768921" calcext:value-type="float">
            <text:p>161.003768921</text:p>
          </table:table-cell>
          <table:table-cell office:value-type="float" office:value="145.10597229" calcext:value-type="float">
            <text:p>145.10597229</text:p>
          </table:table-cell>
          <table:table-cell office:value-type="float" office:value="-1.48456418514" calcext:value-type="float">
            <text:p>-1.48456418514</text:p>
          </table:table-cell>
          <table:table-cell office:value-type="float" office:value="389.03704834" calcext:value-type="float">
            <text:p>389.03704834</text:p>
          </table:table-cell>
          <table:table-cell office:value-type="float" office:value="224.950942993" calcext:value-type="float">
            <text:p>224.950942993</text:p>
          </table:table-cell>
        </table:table-row>
        <table:table-row table:style-name="ro1">
          <table:table-cell table:number-columns-repeated="4"/>
          <table:table-cell office:value-type="float" office:value="1.58313291349258E+018" calcext:value-type="float">
            <text:p>1.58313291349258E+018</text:p>
          </table:table-cell>
          <table:table-cell office:value-type="float" office:value="2960" calcext:value-type="float">
            <text:p>2960</text:p>
          </table:table-cell>
          <table:table-cell office:value-type="float" office:value="1.5831329134351E+018" calcext:value-type="float">
            <text:p>1.5831329134351E+018</text:p>
          </table:table-cell>
          <table:table-cell/>
          <table:table-cell office:value-type="float" office:value="3.9918320179" calcext:value-type="float">
            <text:p>3.9918320179</text:p>
          </table:table-cell>
          <table:table-cell/>
          <table:table-cell office:value-type="float" office:value="1.58313291349072E+018" calcext:value-type="float">
            <text:p>1.58313291349072E+018</text:p>
          </table:table-cell>
          <table:table-cell office:value-type="float" office:value="2960" calcext:value-type="float">
            <text:p>2960</text:p>
          </table:table-cell>
          <table:table-cell office:value-type="float" office:value="1.5831329134351E+018" calcext:value-type="float">
            <text:p>1.5831329134351E+018</text:p>
          </table:table-cell>
          <table:table-cell/>
          <table:table-cell office:value-type="float" office:value="160.188613892" calcext:value-type="float">
            <text:p>160.188613892</text:p>
          </table:table-cell>
          <table:table-cell office:value-type="float" office:value="147.187652588" calcext:value-type="float">
            <text:p>147.187652588</text:p>
          </table:table-cell>
          <table:table-cell office:value-type="float" office:value="-1.51401126385" calcext:value-type="float">
            <text:p>-1.51401126385</text:p>
          </table:table-cell>
          <table:table-cell office:value-type="float" office:value="389.027130127" calcext:value-type="float">
            <text:p>389.027130127</text:p>
          </table:table-cell>
          <table:table-cell office:value-type="float" office:value="224.930541992" calcext:value-type="float">
            <text:p>224.930541992</text:p>
          </table:table-cell>
        </table:table-row>
        <table:table-row table:style-name="ro1">
          <table:table-cell table:number-columns-repeated="4"/>
          <table:table-cell office:value-type="float" office:value="1.58313291352795E+018" calcext:value-type="float">
            <text:p>1.58313291352795E+018</text:p>
          </table:table-cell>
          <table:table-cell office:value-type="float" office:value="2961" calcext:value-type="float">
            <text:p>2961</text:p>
          </table:table-cell>
          <table:table-cell office:value-type="float" office:value="1.58313291347343E+018" calcext:value-type="float">
            <text:p>1.58313291347343E+018</text:p>
          </table:table-cell>
          <table:table-cell/>
          <table:table-cell office:value-type="float" office:value="4.174700737" calcext:value-type="float">
            <text:p>4.174700737</text:p>
          </table:table-cell>
          <table:table-cell/>
          <table:table-cell office:value-type="float" office:value="1.58313291353114E+018" calcext:value-type="float">
            <text:p>1.58313291353114E+018</text:p>
          </table:table-cell>
          <table:table-cell office:value-type="float" office:value="2961" calcext:value-type="float">
            <text:p>2961</text:p>
          </table:table-cell>
          <table:table-cell office:value-type="float" office:value="1.58313291347343E+018" calcext:value-type="float">
            <text:p>1.58313291347343E+018</text:p>
          </table:table-cell>
          <table:table-cell/>
          <table:table-cell office:value-type="float" office:value="162.119049072" calcext:value-type="float">
            <text:p>162.119049072</text:p>
          </table:table-cell>
          <table:table-cell office:value-type="float" office:value="145.358963013" calcext:value-type="float">
            <text:p>145.358963013</text:p>
          </table:table-cell>
          <table:table-cell office:value-type="float" office:value="-1.55610275269" calcext:value-type="float">
            <text:p>-1.55610275269</text:p>
          </table:table-cell>
          <table:table-cell office:value-type="float" office:value="388.577758789" calcext:value-type="float">
            <text:p>388.577758789</text:p>
          </table:table-cell>
          <table:table-cell office:value-type="float" office:value="225.371902466" calcext:value-type="float">
            <text:p>225.371902466</text:p>
          </table:table-cell>
        </table:table-row>
        <table:table-row table:style-name="ro1">
          <table:table-cell table:number-columns-repeated="4"/>
          <table:table-cell office:value-type="float" office:value="1.58313291355892E+018" calcext:value-type="float">
            <text:p>1.58313291355892E+018</text:p>
          </table:table-cell>
          <table:table-cell office:value-type="float" office:value="2962" calcext:value-type="float">
            <text:p>2962</text:p>
          </table:table-cell>
          <table:table-cell office:value-type="float" office:value="1.58313291350744E+018" calcext:value-type="float">
            <text:p>1.58313291350744E+018</text:p>
          </table:table-cell>
          <table:table-cell/>
          <table:table-cell office:value-type="float" office:value="4.14480304718" calcext:value-type="float">
            <text:p>4.14480304718</text:p>
          </table:table-cell>
          <table:table-cell/>
          <table:table-cell office:value-type="float" office:value="1.58313291356406E+018" calcext:value-type="float">
            <text:p>1.58313291356406E+018</text:p>
          </table:table-cell>
          <table:table-cell office:value-type="float" office:value="2962" calcext:value-type="float">
            <text:p>2962</text:p>
          </table:table-cell>
          <table:table-cell office:value-type="float" office:value="1.58313291350744E+018" calcext:value-type="float">
            <text:p>1.58313291350744E+018</text:p>
          </table:table-cell>
          <table:table-cell/>
          <table:table-cell office:value-type="float" office:value="161.131011963" calcext:value-type="float">
            <text:p>161.131011963</text:p>
          </table:table-cell>
          <table:table-cell office:value-type="float" office:value="145.657943726" calcext:value-type="float">
            <text:p>145.657943726</text:p>
          </table:table-cell>
          <table:table-cell office:value-type="float" office:value="-1.52566218376" calcext:value-type="float">
            <text:p>-1.52566218376</text:p>
          </table:table-cell>
          <table:table-cell office:value-type="float" office:value="388.90020752" calcext:value-type="float">
            <text:p>388.90020752</text:p>
          </table:table-cell>
          <table:table-cell office:value-type="float" office:value="225.151199341" calcext:value-type="float">
            <text:p>225.151199341</text:p>
          </table:table-cell>
        </table:table-row>
        <table:table-row table:style-name="ro1">
          <table:table-cell table:number-columns-repeated="4"/>
          <table:table-cell office:value-type="float" office:value="1.58313291359749E+018" calcext:value-type="float">
            <text:p>1.58313291359749E+018</text:p>
          </table:table-cell>
          <table:table-cell office:value-type="float" office:value="2963" calcext:value-type="float">
            <text:p>2963</text:p>
          </table:table-cell>
          <table:table-cell office:value-type="float" office:value="1.58313291353351E+018" calcext:value-type="float">
            <text:p>1.58313291353351E+018</text:p>
          </table:table-cell>
          <table:table-cell/>
          <table:table-cell office:value-type="float" office:value="4.0515871048" calcext:value-type="float">
            <text:p>4.0515871048</text:p>
          </table:table-cell>
          <table:table-cell/>
          <table:table-cell office:value-type="float" office:value="1.58313291359731E+018" calcext:value-type="float">
            <text:p>1.58313291359731E+018</text:p>
          </table:table-cell>
          <table:table-cell office:value-type="float" office:value="2963" calcext:value-type="float">
            <text:p>2963</text:p>
          </table:table-cell>
          <table:table-cell office:value-type="float" office:value="1.58313291353351E+018" calcext:value-type="float">
            <text:p>1.58313291353351E+018</text:p>
          </table:table-cell>
          <table:table-cell/>
          <table:table-cell office:value-type="float" office:value="161.609390259" calcext:value-type="float">
            <text:p>161.609390259</text:p>
          </table:table-cell>
          <table:table-cell office:value-type="float" office:value="146.590103149" calcext:value-type="float">
            <text:p>146.590103149</text:p>
          </table:table-cell>
          <table:table-cell office:value-type="float" office:value="-1.50961863995" calcext:value-type="float">
            <text:p>-1.50961863995</text:p>
          </table:table-cell>
          <table:table-cell office:value-type="float" office:value="388.719970703" calcext:value-type="float">
            <text:p>388.719970703</text:p>
          </table:table-cell>
          <table:table-cell office:value-type="float" office:value="225.676116943" calcext:value-type="float">
            <text:p>225.676116943</text:p>
          </table:table-cell>
        </table:table-row>
        <table:table-row table:style-name="ro1">
          <table:table-cell table:number-columns-repeated="4"/>
          <table:table-cell office:value-type="float" office:value="1.5831329136409E+018" calcext:value-type="float">
            <text:p>1.5831329136409E+018</text:p>
          </table:table-cell>
          <table:table-cell office:value-type="float" office:value="2964" calcext:value-type="float">
            <text:p>2964</text:p>
          </table:table-cell>
          <table:table-cell office:value-type="float" office:value="1.58313291356845E+018" calcext:value-type="float">
            <text:p>1.58313291356845E+018</text:p>
          </table:table-cell>
          <table:table-cell/>
          <table:table-cell office:value-type="float" office:value="3.92935490608" calcext:value-type="float">
            <text:p>3.92935490608</text:p>
          </table:table-cell>
          <table:table-cell/>
          <table:table-cell office:value-type="float" office:value="1.58313291363419E+018" calcext:value-type="float">
            <text:p>1.58313291363419E+018</text:p>
          </table:table-cell>
          <table:table-cell office:value-type="float" office:value="2964" calcext:value-type="float">
            <text:p>2964</text:p>
          </table:table-cell>
          <table:table-cell office:value-type="float" office:value="1.58313291356845E+018" calcext:value-type="float">
            <text:p>1.58313291356845E+018</text:p>
          </table:table-cell>
          <table:table-cell/>
          <table:table-cell office:value-type="float" office:value="160.329986572" calcext:value-type="float">
            <text:p>160.329986572</text:p>
          </table:table-cell>
          <table:table-cell office:value-type="float" office:value="147.812423706" calcext:value-type="float">
            <text:p>147.812423706</text:p>
          </table:table-cell>
          <table:table-cell office:value-type="float" office:value="-1.52104663849" calcext:value-type="float">
            <text:p>-1.52104663849</text:p>
          </table:table-cell>
          <table:table-cell office:value-type="float" office:value="388.431854248" calcext:value-type="float">
            <text:p>388.431854248</text:p>
          </table:table-cell>
          <table:table-cell office:value-type="float" office:value="225.443634033" calcext:value-type="float">
            <text:p>225.443634033</text:p>
          </table:table-cell>
        </table:table-row>
        <table:table-row table:style-name="ro1">
          <table:table-cell table:number-columns-repeated="4"/>
          <table:table-cell office:value-type="float" office:value="1.58313291367086E+018" calcext:value-type="float">
            <text:p>1.58313291367086E+018</text:p>
          </table:table-cell>
          <table:table-cell office:value-type="float" office:value="2965" calcext:value-type="float">
            <text:p>2965</text:p>
          </table:table-cell>
          <table:table-cell office:value-type="float" office:value="1.58313291360275E+018" calcext:value-type="float">
            <text:p>1.58313291360275E+018</text:p>
          </table:table-cell>
          <table:table-cell/>
          <table:table-cell office:value-type="float" office:value="4.05035114288" calcext:value-type="float">
            <text:p>4.05035114288</text:p>
          </table:table-cell>
          <table:table-cell/>
          <table:table-cell office:value-type="float" office:value="1.58313291367084E+018" calcext:value-type="float">
            <text:p>1.58313291367084E+018</text:p>
          </table:table-cell>
          <table:table-cell office:value-type="float" office:value="2965" calcext:value-type="float">
            <text:p>2965</text:p>
          </table:table-cell>
          <table:table-cell office:value-type="float" office:value="1.58313291360275E+018" calcext:value-type="float">
            <text:p>1.58313291360275E+018</text:p>
          </table:table-cell>
          <table:table-cell/>
          <table:table-cell office:value-type="float" office:value="160.890472412" calcext:value-type="float">
            <text:p>160.890472412</text:p>
          </table:table-cell>
          <table:table-cell office:value-type="float" office:value="146.602462769" calcext:value-type="float">
            <text:p>146.602462769</text:p>
          </table:table-cell>
          <table:table-cell office:value-type="float" office:value="1.55554175377" calcext:value-type="float">
            <text:p>1.55554175377</text:p>
          </table:table-cell>
          <table:table-cell office:value-type="float" office:value="389.211669922" calcext:value-type="float">
            <text:p>389.211669922</text:p>
          </table:table-cell>
          <table:table-cell office:value-type="float" office:value="225.388809204" calcext:value-type="float">
            <text:p>225.388809204</text:p>
          </table:table-cell>
        </table:table-row>
        <table:table-row table:style-name="ro1">
          <table:table-cell table:number-columns-repeated="4"/>
          <table:table-cell office:value-type="float" office:value="1.58313291369057E+018" calcext:value-type="float">
            <text:p>1.58313291369057E+018</text:p>
          </table:table-cell>
          <table:table-cell office:value-type="float" office:value="2966" calcext:value-type="float">
            <text:p>2966</text:p>
          </table:table-cell>
          <table:table-cell office:value-type="float" office:value="1.58313291364607E+018" calcext:value-type="float">
            <text:p>1.58313291364607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368628E+018" calcext:value-type="float">
            <text:p>1.58313291368628E+018</text:p>
          </table:table-cell>
          <table:table-cell office:value-type="float" office:value="2966" calcext:value-type="float">
            <text:p>2966</text:p>
          </table:table-cell>
          <table:table-cell office:value-type="float" office:value="1.58313291364607E+018" calcext:value-type="float">
            <text:p>1.58313291364607E+018</text:p>
          </table:table-cell>
          <table:table-cell/>
          <table:table-cell office:value-type="float" office:value="160.820236206" calcext:value-type="float">
            <text:p>160.820236206</text:p>
          </table:table-cell>
          <table:table-cell office:value-type="float" office:value="149.817947388" calcext:value-type="float">
            <text:p>149.817947388</text:p>
          </table:table-cell>
          <table:table-cell office:value-type="float" office:value="1.39838862419" calcext:value-type="float">
            <text:p>1.39838862419</text:p>
          </table:table-cell>
          <table:table-cell office:value-type="float" office:value="390.200897217" calcext:value-type="float">
            <text:p>390.200897217</text:p>
          </table:table-cell>
          <table:table-cell office:value-type="float" office:value="225.821746826" calcext:value-type="float">
            <text:p>225.821746826</text:p>
          </table:table-cell>
        </table:table-row>
        <table:table-row table:style-name="ro1">
          <table:table-cell table:number-columns-repeated="4"/>
          <table:table-cell office:value-type="float" office:value="1.58313291371495E+018" calcext:value-type="float">
            <text:p>1.58313291371495E+018</text:p>
          </table:table-cell>
          <table:table-cell office:value-type="float" office:value="2967" calcext:value-type="float">
            <text:p>2967</text:p>
          </table:table-cell>
          <table:table-cell office:value-type="float" office:value="1.58313291366718E+018" calcext:value-type="float">
            <text:p>1.5831329136671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372122E+018" calcext:value-type="float">
            <text:p>1.58313291372122E+018</text:p>
          </table:table-cell>
          <table:table-cell office:value-type="float" office:value="2967" calcext:value-type="float">
            <text:p>2967</text:p>
          </table:table-cell>
          <table:table-cell office:value-type="float" office:value="1.58313291366718E+018" calcext:value-type="float">
            <text:p>1.58313291366718E+018</text:p>
          </table:table-cell>
          <table:table-cell/>
          <table:table-cell office:value-type="float" office:value="162.78527832" calcext:value-type="float">
            <text:p>162.78527832</text:p>
          </table:table-cell>
          <table:table-cell office:value-type="float" office:value="145.574005127" calcext:value-type="float">
            <text:p>145.574005127</text:p>
          </table:table-cell>
          <table:table-cell office:value-type="float" office:value="-1.51695668697" calcext:value-type="float">
            <text:p>-1.51695668697</text:p>
          </table:table-cell>
          <table:table-cell office:value-type="float" office:value="389.218933105" calcext:value-type="float">
            <text:p>389.218933105</text:p>
          </table:table-cell>
          <table:table-cell office:value-type="float" office:value="225.705123901" calcext:value-type="float">
            <text:p>225.705123901</text:p>
          </table:table-cell>
        </table:table-row>
        <table:table-row table:style-name="ro1">
          <table:table-cell table:number-columns-repeated="4"/>
          <table:table-cell office:value-type="float" office:value="1.58313291374292E+018" calcext:value-type="float">
            <text:p>1.58313291374292E+018</text:p>
          </table:table-cell>
          <table:table-cell office:value-type="float" office:value="2968" calcext:value-type="float">
            <text:p>2968</text:p>
          </table:table-cell>
          <table:table-cell office:value-type="float" office:value="1.58313291370074E+018" calcext:value-type="float">
            <text:p>1.58313291370074E+018</text:p>
          </table:table-cell>
          <table:table-cell/>
          <table:table-cell office:value-type="float" office:value="4.02890014648" calcext:value-type="float">
            <text:p>4.02890014648</text:p>
          </table:table-cell>
          <table:table-cell/>
          <table:table-cell office:value-type="float" office:value="1.58313291374285E+018" calcext:value-type="float">
            <text:p>1.58313291374285E+018</text:p>
          </table:table-cell>
          <table:table-cell office:value-type="float" office:value="2968" calcext:value-type="float">
            <text:p>2968</text:p>
          </table:table-cell>
          <table:table-cell office:value-type="float" office:value="1.58313291370074E+018" calcext:value-type="float">
            <text:p>1.58313291370074E+018</text:p>
          </table:table-cell>
          <table:table-cell/>
          <table:table-cell office:value-type="float" office:value="160.631774902" calcext:value-type="float">
            <text:p>160.631774902</text:p>
          </table:table-cell>
          <table:table-cell office:value-type="float" office:value="147.285003662" calcext:value-type="float">
            <text:p>147.285003662</text:p>
          </table:table-cell>
          <table:table-cell office:value-type="float" office:value="-1.54175174236" calcext:value-type="float">
            <text:p>-1.54175174236</text:p>
          </table:table-cell>
          <table:table-cell office:value-type="float" office:value="388.818359375" calcext:value-type="float">
            <text:p>388.818359375</text:p>
          </table:table-cell>
          <table:table-cell office:value-type="float" office:value="225.105819702" calcext:value-type="float">
            <text:p>225.105819702</text:p>
          </table:table-cell>
        </table:table-row>
        <table:table-row table:style-name="ro1">
          <table:table-cell table:number-columns-repeated="4"/>
          <table:table-cell office:value-type="float" office:value="1.58313291375849E+018" calcext:value-type="float">
            <text:p>1.58313291375849E+018</text:p>
          </table:table-cell>
          <table:table-cell office:value-type="float" office:value="2969" calcext:value-type="float">
            <text:p>2969</text:p>
          </table:table-cell>
          <table:table-cell office:value-type="float" office:value="1.58313291373739E+018" calcext:value-type="float">
            <text:p>1.58313291373739E+018</text:p>
          </table:table-cell>
          <table:table-cell/>
          <table:table-cell office:value-type="float" office:value="4.02740335464" calcext:value-type="float">
            <text:p>4.02740335464</text:p>
          </table:table-cell>
          <table:table-cell/>
          <table:table-cell office:value-type="float" office:value="1.58313291375558E+018" calcext:value-type="float">
            <text:p>1.58313291375558E+018</text:p>
          </table:table-cell>
          <table:table-cell office:value-type="float" office:value="2969" calcext:value-type="float">
            <text:p>2969</text:p>
          </table:table-cell>
          <table:table-cell office:value-type="float" office:value="1.58313291373739E+018" calcext:value-type="float">
            <text:p>1.58313291373739E+018</text:p>
          </table:table-cell>
          <table:table-cell/>
          <table:table-cell office:value-type="float" office:value="160.146743774" calcext:value-type="float">
            <text:p>160.146743774</text:p>
          </table:table-cell>
          <table:table-cell office:value-type="float" office:value="147.299972534" calcext:value-type="float">
            <text:p>147.299972534</text:p>
          </table:table-cell>
          <table:table-cell office:value-type="float" office:value="-1.56105446815" calcext:value-type="float">
            <text:p>-1.56105446815</text:p>
          </table:table-cell>
          <table:table-cell office:value-type="float" office:value="388.980194092" calcext:value-type="float">
            <text:p>388.980194092</text:p>
          </table:table-cell>
          <table:table-cell office:value-type="float" office:value="225.14453125" calcext:value-type="float">
            <text:p>225.14453125</text:p>
          </table:table-cell>
        </table:table-row>
        <table:table-row table:style-name="ro1">
          <table:table-cell table:number-columns-repeated="4"/>
          <table:table-cell office:value-type="float" office:value="1.58313291379862E+018" calcext:value-type="float">
            <text:p>1.58313291379862E+018</text:p>
          </table:table-cell>
          <table:table-cell office:value-type="float" office:value="2970" calcext:value-type="float">
            <text:p>2970</text:p>
          </table:table-cell>
          <table:table-cell office:value-type="float" office:value="1.58313291377346E+018" calcext:value-type="float">
            <text:p>1.58313291377346E+018</text:p>
          </table:table-cell>
          <table:table-cell/>
          <table:table-cell office:value-type="float" office:value="4.19738149643" calcext:value-type="float">
            <text:p>4.19738149643</text:p>
          </table:table-cell>
          <table:table-cell/>
          <table:table-cell office:value-type="float" office:value="1.5831329137986E+018" calcext:value-type="float">
            <text:p>1.5831329137986E+018</text:p>
          </table:table-cell>
          <table:table-cell office:value-type="float" office:value="2970" calcext:value-type="float">
            <text:p>2970</text:p>
          </table:table-cell>
          <table:table-cell office:value-type="float" office:value="1.58313291377346E+018" calcext:value-type="float">
            <text:p>1.58313291377346E+018</text:p>
          </table:table-cell>
          <table:table-cell/>
          <table:table-cell office:value-type="float" office:value="163.783340454" calcext:value-type="float">
            <text:p>163.783340454</text:p>
          </table:table-cell>
          <table:table-cell office:value-type="float" office:value="145.600189209" calcext:value-type="float">
            <text:p>145.600189209</text:p>
          </table:table-cell>
          <table:table-cell office:value-type="float" office:value="-1.5601426363" calcext:value-type="float">
            <text:p>-1.5601426363</text:p>
          </table:table-cell>
          <table:table-cell office:value-type="float" office:value="388.867950439" calcext:value-type="float">
            <text:p>388.867950439</text:p>
          </table:table-cell>
          <table:table-cell office:value-type="float" office:value="226.098739624" calcext:value-type="float">
            <text:p>226.098739624</text:p>
          </table:table-cell>
        </table:table-row>
        <table:table-row table:style-name="ro1">
          <table:table-cell table:number-columns-repeated="4"/>
          <table:table-cell office:value-type="float" office:value="1.58313291383107E+018" calcext:value-type="float">
            <text:p>1.58313291383107E+018</text:p>
          </table:table-cell>
          <table:table-cell office:value-type="float" office:value="2971" calcext:value-type="float">
            <text:p>2971</text:p>
          </table:table-cell>
          <table:table-cell office:value-type="float" office:value="1.58313291380461E+018" calcext:value-type="float">
            <text:p>1.58313291380461E+018</text:p>
          </table:table-cell>
          <table:table-cell/>
          <table:table-cell office:value-type="float" office:value="4.09078359604" calcext:value-type="float">
            <text:p>4.09078359604</text:p>
          </table:table-cell>
          <table:table-cell/>
          <table:table-cell office:value-type="float" office:value="1.58313291382562E+018" calcext:value-type="float">
            <text:p>1.58313291382562E+018</text:p>
          </table:table-cell>
          <table:table-cell office:value-type="float" office:value="2971" calcext:value-type="float">
            <text:p>2971</text:p>
          </table:table-cell>
          <table:table-cell office:value-type="float" office:value="1.58313291380461E+018" calcext:value-type="float">
            <text:p>1.58313291380461E+018</text:p>
          </table:table-cell>
          <table:table-cell/>
          <table:table-cell office:value-type="float" office:value="161.083084106" calcext:value-type="float">
            <text:p>161.083084106</text:p>
          </table:table-cell>
          <table:table-cell office:value-type="float" office:value="146.666168213" calcext:value-type="float">
            <text:p>146.666168213</text:p>
          </table:table-cell>
          <table:table-cell office:value-type="float" office:value="-1.52712500095" calcext:value-type="float">
            <text:p>-1.52712500095</text:p>
          </table:table-cell>
          <table:table-cell office:value-type="float" office:value="388.578704834" calcext:value-type="float">
            <text:p>388.578704834</text:p>
          </table:table-cell>
          <table:table-cell office:value-type="float" office:value="225.494995117" calcext:value-type="float">
            <text:p>225.494995117</text:p>
          </table:table-cell>
        </table:table-row>
        <table:table-row table:style-name="ro1">
          <table:table-cell table:number-columns-repeated="4"/>
          <table:table-cell office:value-type="float" office:value="1.58313291386069E+018" calcext:value-type="float">
            <text:p>1.58313291386069E+018</text:p>
          </table:table-cell>
          <table:table-cell office:value-type="float" office:value="2972" calcext:value-type="float">
            <text:p>2972</text:p>
          </table:table-cell>
          <table:table-cell office:value-type="float" office:value="1.58313291384216E+018" calcext:value-type="float">
            <text:p>1.58313291384216E+018</text:p>
          </table:table-cell>
          <table:table-cell/>
          <table:table-cell office:value-type="float" office:value="4.05507946014" calcext:value-type="float">
            <text:p>4.05507946014</text:p>
          </table:table-cell>
          <table:table-cell/>
          <table:table-cell office:value-type="float" office:value="1.58313291386227E+018" calcext:value-type="float">
            <text:p>1.58313291386227E+018</text:p>
          </table:table-cell>
          <table:table-cell office:value-type="float" office:value="2972" calcext:value-type="float">
            <text:p>2972</text:p>
          </table:table-cell>
          <table:table-cell office:value-type="float" office:value="1.58313291384216E+018" calcext:value-type="float">
            <text:p>1.58313291384216E+018</text:p>
          </table:table-cell>
          <table:table-cell/>
          <table:table-cell office:value-type="float" office:value="161.174957275" calcext:value-type="float">
            <text:p>161.174957275</text:p>
          </table:table-cell>
          <table:table-cell office:value-type="float" office:value="147.023208618" calcext:value-type="float">
            <text:p>147.023208618</text:p>
          </table:table-cell>
          <table:table-cell office:value-type="float" office:value="-1.54997420311" calcext:value-type="float">
            <text:p>-1.54997420311</text:p>
          </table:table-cell>
          <table:table-cell office:value-type="float" office:value="389.141296387" calcext:value-type="float">
            <text:p>389.141296387</text:p>
          </table:table-cell>
          <table:table-cell office:value-type="float" office:value="225.480026245" calcext:value-type="float">
            <text:p>225.480026245</text:p>
          </table:table-cell>
        </table:table-row>
        <table:table-row table:style-name="ro1">
          <table:table-cell table:number-columns-repeated="4"/>
          <table:table-cell office:value-type="float" office:value="1.5831329139062E+018" calcext:value-type="float">
            <text:p>1.5831329139062E+018</text:p>
          </table:table-cell>
          <table:table-cell office:value-type="float" office:value="2973" calcext:value-type="float">
            <text:p>2973</text:p>
          </table:table-cell>
          <table:table-cell office:value-type="float" office:value="1.5831329138741E+018" calcext:value-type="float">
            <text:p>1.5831329138741E+018</text:p>
          </table:table-cell>
          <table:table-cell/>
          <table:table-cell office:value-type="float" office:value="4.15937328339" calcext:value-type="float">
            <text:p>4.15937328339</text:p>
          </table:table-cell>
          <table:table-cell/>
          <table:table-cell office:value-type="float" office:value="1.58313291390518E+018" calcext:value-type="float">
            <text:p>1.58313291390518E+018</text:p>
          </table:table-cell>
          <table:table-cell office:value-type="float" office:value="2973" calcext:value-type="float">
            <text:p>2973</text:p>
          </table:table-cell>
          <table:table-cell office:value-type="float" office:value="1.5831329138741E+018" calcext:value-type="float">
            <text:p>1.5831329138741E+018</text:p>
          </table:table-cell>
          <table:table-cell/>
          <table:table-cell office:value-type="float" office:value="163.007324219" calcext:value-type="float">
            <text:p>163.007324219</text:p>
          </table:table-cell>
          <table:table-cell office:value-type="float" office:value="145.980270386" calcext:value-type="float">
            <text:p>145.980270386</text:p>
          </table:table-cell>
          <table:table-cell office:value-type="float" office:value="-1.48774039745" calcext:value-type="float">
            <text:p>-1.48774039745</text:p>
          </table:table-cell>
          <table:table-cell office:value-type="float" office:value="388.722564697" calcext:value-type="float">
            <text:p>388.722564697</text:p>
          </table:table-cell>
          <table:table-cell office:value-type="float" office:value="225.729919434" calcext:value-type="float">
            <text:p>225.729919434</text:p>
          </table:table-cell>
        </table:table-row>
        <table:table-row table:style-name="ro1">
          <table:table-cell table:number-columns-repeated="4"/>
          <table:table-cell office:value-type="float" office:value="1.58313291394525E+018" calcext:value-type="float">
            <text:p>1.58313291394525E+018</text:p>
          </table:table-cell>
          <table:table-cell office:value-type="float" office:value="2974" calcext:value-type="float">
            <text:p>2974</text:p>
          </table:table-cell>
          <table:table-cell office:value-type="float" office:value="1.583132913902E+018" calcext:value-type="float">
            <text:p>1.583132913902E+018</text:p>
          </table:table-cell>
          <table:table-cell/>
          <table:table-cell office:value-type="float" office:value="4.10939645767" calcext:value-type="float">
            <text:p>4.10939645767</text:p>
          </table:table-cell>
          <table:table-cell/>
          <table:table-cell office:value-type="float" office:value="1.58313291394049E+018" calcext:value-type="float">
            <text:p>1.58313291394049E+018</text:p>
          </table:table-cell>
          <table:table-cell office:value-type="float" office:value="2974" calcext:value-type="float">
            <text:p>2974</text:p>
          </table:table-cell>
          <table:table-cell office:value-type="float" office:value="1.583132913902E+018" calcext:value-type="float">
            <text:p>1.583132913902E+018</text:p>
          </table:table-cell>
          <table:table-cell/>
          <table:table-cell office:value-type="float" office:value="163.135940552" calcext:value-type="float">
            <text:p>163.135940552</text:p>
          </table:table-cell>
          <table:table-cell office:value-type="float" office:value="146.480041504" calcext:value-type="float">
            <text:p>146.480041504</text:p>
          </table:table-cell>
          <table:table-cell office:value-type="float" office:value="-1.49249100685" calcext:value-type="float">
            <text:p>-1.49249100685</text:p>
          </table:table-cell>
          <table:table-cell office:value-type="float" office:value="388.822967529" calcext:value-type="float">
            <text:p>388.822967529</text:p>
          </table:table-cell>
          <table:table-cell office:value-type="float" office:value="225.888473511" calcext:value-type="float">
            <text:p>225.888473511</text:p>
          </table:table-cell>
        </table:table-row>
        <table:table-row table:style-name="ro1">
          <table:table-cell table:number-columns-repeated="4"/>
          <table:table-cell office:value-type="float" office:value="1.58313291396891E+018" calcext:value-type="float">
            <text:p>1.58313291396891E+018</text:p>
          </table:table-cell>
          <table:table-cell office:value-type="float" office:value="2975" calcext:value-type="float">
            <text:p>2975</text:p>
          </table:table-cell>
          <table:table-cell office:value-type="float" office:value="1.58313291393659E+018" calcext:value-type="float">
            <text:p>1.58313291393659E+018</text:p>
          </table:table-cell>
          <table:table-cell/>
          <table:table-cell office:value-type="float" office:value="4.13650512695" calcext:value-type="float">
            <text:p>4.13650512695</text:p>
          </table:table-cell>
          <table:table-cell/>
          <table:table-cell office:value-type="float" office:value="1.58313291395616E+018" calcext:value-type="float">
            <text:p>1.58313291395616E+018</text:p>
          </table:table-cell>
          <table:table-cell office:value-type="float" office:value="2975" calcext:value-type="float">
            <text:p>2975</text:p>
          </table:table-cell>
          <table:table-cell office:value-type="float" office:value="1.58313291393659E+018" calcext:value-type="float">
            <text:p>1.58313291393659E+018</text:p>
          </table:table-cell>
          <table:table-cell/>
          <table:table-cell office:value-type="float" office:value="162.061721802" calcext:value-type="float">
            <text:p>162.061721802</text:p>
          </table:table-cell>
          <table:table-cell office:value-type="float" office:value="146.208953857" calcext:value-type="float">
            <text:p>146.208953857</text:p>
          </table:table-cell>
          <table:table-cell office:value-type="float" office:value="-1.5592199564" calcext:value-type="float">
            <text:p>-1.5592199564</text:p>
          </table:table-cell>
          <table:table-cell office:value-type="float" office:value="388.968017578" calcext:value-type="float">
            <text:p>388.968017578</text:p>
          </table:table-cell>
          <table:table-cell office:value-type="float" office:value="225.667221069" calcext:value-type="float">
            <text:p>225.667221069</text:p>
          </table:table-cell>
        </table:table-row>
        <table:table-row table:style-name="ro1">
          <table:table-cell table:number-columns-repeated="4"/>
          <table:table-cell office:value-type="float" office:value="1.58313291400802E+018" calcext:value-type="float">
            <text:p>1.58313291400802E+018</text:p>
          </table:table-cell>
          <table:table-cell office:value-type="float" office:value="2976" calcext:value-type="float">
            <text:p>2976</text:p>
          </table:table-cell>
          <table:table-cell office:value-type="float" office:value="1.58313291398671E+018" calcext:value-type="float">
            <text:p>1.58313291398671E+018</text:p>
          </table:table-cell>
          <table:table-cell/>
          <table:table-cell office:value-type="float" office:value="4.03660869598" calcext:value-type="float">
            <text:p>4.03660869598</text:p>
          </table:table-cell>
          <table:table-cell/>
          <table:table-cell office:value-type="float" office:value="1.58313291400612E+018" calcext:value-type="float">
            <text:p>1.58313291400612E+018</text:p>
          </table:table-cell>
          <table:table-cell office:value-type="float" office:value="2976" calcext:value-type="float">
            <text:p>2976</text:p>
          </table:table-cell>
          <table:table-cell office:value-type="float" office:value="1.58313291398671E+018" calcext:value-type="float">
            <text:p>1.58313291398671E+018</text:p>
          </table:table-cell>
          <table:table-cell/>
          <table:table-cell office:value-type="float" office:value="162.793533325" calcext:value-type="float">
            <text:p>162.793533325</text:p>
          </table:table-cell>
          <table:table-cell office:value-type="float" office:value="147.20791626" calcext:value-type="float">
            <text:p>147.20791626</text:p>
          </table:table-cell>
          <table:table-cell office:value-type="float" office:value="1.53055810928" calcext:value-type="float">
            <text:p>1.53055810928</text:p>
          </table:table-cell>
          <table:table-cell office:value-type="float" office:value="389.014373779" calcext:value-type="float">
            <text:p>389.014373779</text:p>
          </table:table-cell>
          <table:table-cell office:value-type="float" office:value="225.749191284" calcext:value-type="float">
            <text:p>225.749191284</text:p>
          </table:table-cell>
        </table:table-row>
        <table:table-row table:style-name="ro1">
          <table:table-cell table:number-columns-repeated="4"/>
          <table:table-cell office:value-type="float" office:value="1.58313291404591E+018" calcext:value-type="float">
            <text:p>1.58313291404591E+018</text:p>
          </table:table-cell>
          <table:table-cell office:value-type="float" office:value="2977" calcext:value-type="float">
            <text:p>2977</text:p>
          </table:table-cell>
          <table:table-cell office:value-type="float" office:value="1.58313291402308E+018" calcext:value-type="float">
            <text:p>1.58313291402308E+018</text:p>
          </table:table-cell>
          <table:table-cell/>
          <table:table-cell office:value-type="float" office:value="3.88354635239" calcext:value-type="float">
            <text:p>3.88354635239</text:p>
          </table:table-cell>
          <table:table-cell/>
          <table:table-cell office:value-type="float" office:value="1.58313291404456E+018" calcext:value-type="float">
            <text:p>1.58313291404456E+018</text:p>
          </table:table-cell>
          <table:table-cell office:value-type="float" office:value="2977" calcext:value-type="float">
            <text:p>2977</text:p>
          </table:table-cell>
          <table:table-cell office:value-type="float" office:value="1.58313291402308E+018" calcext:value-type="float">
            <text:p>1.58313291402308E+018</text:p>
          </table:table-cell>
          <table:table-cell/>
          <table:table-cell office:value-type="float" office:value="160.307189941" calcext:value-type="float">
            <text:p>160.307189941</text:p>
          </table:table-cell>
          <table:table-cell office:value-type="float" office:value="148.738540649" calcext:value-type="float">
            <text:p>148.738540649</text:p>
          </table:table-cell>
          <table:table-cell office:value-type="float" office:value="1.56724441051" calcext:value-type="float">
            <text:p>1.56724441051</text:p>
          </table:table-cell>
          <table:table-cell office:value-type="float" office:value="388.586395264" calcext:value-type="float">
            <text:p>388.586395264</text:p>
          </table:table-cell>
          <table:table-cell office:value-type="float" office:value="225.400970459" calcext:value-type="float">
            <text:p>225.400970459</text:p>
          </table:table-cell>
        </table:table-row>
        <table:table-row table:style-name="ro1">
          <table:table-cell table:number-columns-repeated="4"/>
          <table:table-cell office:value-type="float" office:value="1.58313291407268E+018" calcext:value-type="float">
            <text:p>1.58313291407268E+018</text:p>
          </table:table-cell>
          <table:table-cell office:value-type="float" office:value="2978" calcext:value-type="float">
            <text:p>2978</text:p>
          </table:table-cell>
          <table:table-cell office:value-type="float" office:value="1.58313291404515E+018" calcext:value-type="float">
            <text:p>1.58313291404515E+018</text:p>
          </table:table-cell>
          <table:table-cell/>
          <table:table-cell office:value-type="float" office:value="3.86295175552" calcext:value-type="float">
            <text:p>3.86295175552</text:p>
          </table:table-cell>
          <table:table-cell/>
          <table:table-cell office:value-type="float" office:value="1.58313291406953E+018" calcext:value-type="float">
            <text:p>1.58313291406953E+018</text:p>
          </table:table-cell>
          <table:table-cell office:value-type="float" office:value="2978" calcext:value-type="float">
            <text:p>2978</text:p>
          </table:table-cell>
          <table:table-cell office:value-type="float" office:value="1.58313291404515E+018" calcext:value-type="float">
            <text:p>1.58313291404515E+018</text:p>
          </table:table-cell>
          <table:table-cell/>
          <table:table-cell office:value-type="float" office:value="161.101913452" calcext:value-type="float">
            <text:p>161.101913452</text:p>
          </table:table-cell>
          <table:table-cell office:value-type="float" office:value="148.944488525" calcext:value-type="float">
            <text:p>148.944488525</text:p>
          </table:table-cell>
          <table:table-cell office:value-type="float" office:value="-1.54083275795" calcext:value-type="float">
            <text:p>-1.54083275795</text:p>
          </table:table-cell>
          <table:table-cell office:value-type="float" office:value="388.328796387" calcext:value-type="float">
            <text:p>388.328796387</text:p>
          </table:table-cell>
          <table:table-cell office:value-type="float" office:value="225.672180176" calcext:value-type="float">
            <text:p>225.672180176</text:p>
          </table:table-cell>
        </table:table-row>
        <table:table-row table:style-name="ro1">
          <table:table-cell table:number-columns-repeated="4"/>
          <table:table-cell office:value-type="float" office:value="1.58313291413662E+018" calcext:value-type="float">
            <text:p>1.58313291413662E+018</text:p>
          </table:table-cell>
          <table:table-cell office:value-type="float" office:value="2979" calcext:value-type="float">
            <text:p>2979</text:p>
          </table:table-cell>
          <table:table-cell office:value-type="float" office:value="1.58313291407479E+018" calcext:value-type="float">
            <text:p>1.58313291407479E+018</text:p>
          </table:table-cell>
          <table:table-cell/>
          <table:table-cell office:value-type="float" office:value="3.85819101334" calcext:value-type="float">
            <text:p>3.85819101334</text:p>
          </table:table-cell>
          <table:table-cell/>
          <table:table-cell office:value-type="float" office:value="1.58313291413661E+018" calcext:value-type="float">
            <text:p>1.58313291413661E+018</text:p>
          </table:table-cell>
          <table:table-cell office:value-type="float" office:value="2979" calcext:value-type="float">
            <text:p>2979</text:p>
          </table:table-cell>
          <table:table-cell office:value-type="float" office:value="1.58313291407479E+018" calcext:value-type="float">
            <text:p>1.58313291407479E+018</text:p>
          </table:table-cell>
          <table:table-cell/>
          <table:table-cell office:value-type="float" office:value="159.735046387" calcext:value-type="float">
            <text:p>159.735046387</text:p>
          </table:table-cell>
          <table:table-cell office:value-type="float" office:value="148.992095947" calcext:value-type="float">
            <text:p>148.992095947</text:p>
          </table:table-cell>
          <table:table-cell office:value-type="float" office:value="-1.53966522217" calcext:value-type="float">
            <text:p>-1.53966522217</text:p>
          </table:table-cell>
          <table:table-cell office:value-type="float" office:value="388.701782227" calcext:value-type="float">
            <text:p>388.701782227</text:p>
          </table:table-cell>
          <table:table-cell office:value-type="float" office:value="225.045196533" calcext:value-type="float">
            <text:p>225.045196533</text:p>
          </table:table-cell>
        </table:table-row>
        <table:table-row table:style-name="ro1">
          <table:table-cell table:number-columns-repeated="4"/>
          <table:table-cell office:value-type="float" office:value="1.58313291416689E+018" calcext:value-type="float">
            <text:p>1.58313291416689E+018</text:p>
          </table:table-cell>
          <table:table-cell office:value-type="float" office:value="2980" calcext:value-type="float">
            <text:p>2980</text:p>
          </table:table-cell>
          <table:table-cell office:value-type="float" office:value="1.58313291411679E+018" calcext:value-type="float">
            <text:p>1.58313291411679E+018</text:p>
          </table:table-cell>
          <table:table-cell/>
          <table:table-cell office:value-type="float" office:value="3.83558964729" calcext:value-type="float">
            <text:p>3.83558964729</text:p>
          </table:table-cell>
          <table:table-cell/>
          <table:table-cell office:value-type="float" office:value="1.58313291415387E+018" calcext:value-type="float">
            <text:p>1.58313291415387E+018</text:p>
          </table:table-cell>
          <table:table-cell office:value-type="float" office:value="2980" calcext:value-type="float">
            <text:p>2980</text:p>
          </table:table-cell>
          <table:table-cell office:value-type="float" office:value="1.58313291411679E+018" calcext:value-type="float">
            <text:p>1.58313291411679E+018</text:p>
          </table:table-cell>
          <table:table-cell/>
          <table:table-cell office:value-type="float" office:value="159.776321411" calcext:value-type="float">
            <text:p>159.776321411</text:p>
          </table:table-cell>
          <table:table-cell office:value-type="float" office:value="149.218109131" calcext:value-type="float">
            <text:p>149.218109131</text:p>
          </table:table-cell>
          <table:table-cell office:value-type="float" office:value="-1.5627720356" calcext:value-type="float">
            <text:p>-1.5627720356</text:p>
          </table:table-cell>
          <table:table-cell office:value-type="float" office:value="388.979614258" calcext:value-type="float">
            <text:p>388.979614258</text:p>
          </table:table-cell>
          <table:table-cell office:value-type="float" office:value="225.00982666" calcext:value-type="float">
            <text:p>225.00982666</text:p>
          </table:table-cell>
        </table:table-row>
        <table:table-row table:style-name="ro1">
          <table:table-cell table:number-columns-repeated="4"/>
          <table:table-cell office:value-type="float" office:value="1.58313291418812E+018" calcext:value-type="float">
            <text:p>1.58313291418812E+018</text:p>
          </table:table-cell>
          <table:table-cell office:value-type="float" office:value="2981" calcext:value-type="float">
            <text:p>2981</text:p>
          </table:table-cell>
          <table:table-cell office:value-type="float" office:value="1.58313291414079E+018" calcext:value-type="float">
            <text:p>1.58313291414079E+018</text:p>
          </table:table-cell>
          <table:table-cell/>
          <table:table-cell office:value-type="float" office:value="3.82996678352" calcext:value-type="float">
            <text:p>3.82996678352</text:p>
          </table:table-cell>
          <table:table-cell/>
          <table:table-cell office:value-type="float" office:value="1.58313291418224E+018" calcext:value-type="float">
            <text:p>1.58313291418224E+018</text:p>
          </table:table-cell>
          <table:table-cell office:value-type="float" office:value="2981" calcext:value-type="float">
            <text:p>2981</text:p>
          </table:table-cell>
          <table:table-cell office:value-type="float" office:value="1.58313291414079E+018" calcext:value-type="float">
            <text:p>1.58313291414079E+018</text:p>
          </table:table-cell>
          <table:table-cell/>
          <table:table-cell office:value-type="float" office:value="159.244628906" calcext:value-type="float">
            <text:p>159.244628906</text:p>
          </table:table-cell>
          <table:table-cell office:value-type="float" office:value="149.274337769" calcext:value-type="float">
            <text:p>149.274337769</text:p>
          </table:table-cell>
          <table:table-cell office:value-type="float" office:value="1.52607679367" calcext:value-type="float">
            <text:p>1.52607679367</text:p>
          </table:table-cell>
          <table:table-cell office:value-type="float" office:value="389.238586426" calcext:value-type="float">
            <text:p>389.238586426</text:p>
          </table:table-cell>
          <table:table-cell office:value-type="float" office:value="224.814559937" calcext:value-type="float">
            <text:p>224.814559937</text:p>
          </table:table-cell>
        </table:table-row>
        <table:table-row table:style-name="ro1">
          <table:table-cell table:number-columns-repeated="4"/>
          <table:table-cell office:value-type="float" office:value="1.58313291423063E+018" calcext:value-type="float">
            <text:p>1.58313291423063E+018</text:p>
          </table:table-cell>
          <table:table-cell office:value-type="float" office:value="2982" calcext:value-type="float">
            <text:p>2982</text:p>
          </table:table-cell>
          <table:table-cell office:value-type="float" office:value="1.58313291417533E+018" calcext:value-type="float">
            <text:p>1.58313291417533E+018</text:p>
          </table:table-cell>
          <table:table-cell/>
          <table:table-cell office:value-type="float" office:value="3.89320683479" calcext:value-type="float">
            <text:p>3.89320683479</text:p>
          </table:table-cell>
          <table:table-cell/>
          <table:table-cell office:value-type="float" office:value="1.58313291421837E+018" calcext:value-type="float">
            <text:p>1.58313291421837E+018</text:p>
          </table:table-cell>
          <table:table-cell office:value-type="float" office:value="2982" calcext:value-type="float">
            <text:p>2982</text:p>
          </table:table-cell>
          <table:table-cell office:value-type="float" office:value="1.58313291417533E+018" calcext:value-type="float">
            <text:p>1.58313291417533E+018</text:p>
          </table:table-cell>
          <table:table-cell/>
          <table:table-cell office:value-type="float" office:value="160.202789307" calcext:value-type="float">
            <text:p>160.202789307</text:p>
          </table:table-cell>
          <table:table-cell office:value-type="float" office:value="148.641937256" calcext:value-type="float">
            <text:p>148.641937256</text:p>
          </table:table-cell>
          <table:table-cell office:value-type="float" office:value="-1.53737354279" calcext:value-type="float">
            <text:p>-1.53737354279</text:p>
          </table:table-cell>
          <table:table-cell office:value-type="float" office:value="388.956970215" calcext:value-type="float">
            <text:p>388.956970215</text:p>
          </table:table-cell>
          <table:table-cell office:value-type="float" office:value="225.073806763" calcext:value-type="float">
            <text:p>225.073806763</text:p>
          </table:table-cell>
        </table:table-row>
        <table:table-row table:style-name="ro1">
          <table:table-cell table:number-columns-repeated="4"/>
          <table:table-cell office:value-type="float" office:value="1.58313291425487E+018" calcext:value-type="float">
            <text:p>1.58313291425487E+018</text:p>
          </table:table-cell>
          <table:table-cell office:value-type="float" office:value="2983" calcext:value-type="float">
            <text:p>2983</text:p>
          </table:table-cell>
          <table:table-cell office:value-type="float" office:value="1.58313291420418E+018" calcext:value-type="float">
            <text:p>1.58313291420418E+018</text:p>
          </table:table-cell>
          <table:table-cell/>
          <table:table-cell office:value-type="float" office:value="3.93707132339" calcext:value-type="float">
            <text:p>3.93707132339</text:p>
          </table:table-cell>
          <table:table-cell/>
          <table:table-cell office:value-type="float" office:value="1.58313291425034E+018" calcext:value-type="float">
            <text:p>1.58313291425034E+018</text:p>
          </table:table-cell>
          <table:table-cell office:value-type="float" office:value="2983" calcext:value-type="float">
            <text:p>2983</text:p>
          </table:table-cell>
          <table:table-cell office:value-type="float" office:value="1.58313291420418E+018" calcext:value-type="float">
            <text:p>1.58313291420418E+018</text:p>
          </table:table-cell>
          <table:table-cell/>
          <table:table-cell office:value-type="float" office:value="160.12538147" calcext:value-type="float">
            <text:p>160.12538147</text:p>
          </table:table-cell>
          <table:table-cell office:value-type="float" office:value="148.203292847" calcext:value-type="float">
            <text:p>148.203292847</text:p>
          </table:table-cell>
          <table:table-cell office:value-type="float" office:value="-1.53139328957" calcext:value-type="float">
            <text:p>-1.53139328957</text:p>
          </table:table-cell>
          <table:table-cell office:value-type="float" office:value="388.884796143" calcext:value-type="float">
            <text:p>388.884796143</text:p>
          </table:table-cell>
          <table:table-cell office:value-type="float" office:value="224.968093872" calcext:value-type="float">
            <text:p>224.968093872</text:p>
          </table:table-cell>
        </table:table-row>
        <table:table-row table:style-name="ro1">
          <table:table-cell table:number-columns-repeated="4"/>
          <table:table-cell office:value-type="float" office:value="1.58313291428026E+018" calcext:value-type="float">
            <text:p>1.58313291428026E+018</text:p>
          </table:table-cell>
          <table:table-cell office:value-type="float" office:value="2984" calcext:value-type="float">
            <text:p>2984</text:p>
          </table:table-cell>
          <table:table-cell office:value-type="float" office:value="1.58313291423951E+018" calcext:value-type="float">
            <text:p>1.58313291423951E+018</text:p>
          </table:table-cell>
          <table:table-cell/>
          <table:table-cell office:value-type="float" office:value="3.98061060905" calcext:value-type="float">
            <text:p>3.98061060905</text:p>
          </table:table-cell>
          <table:table-cell/>
          <table:table-cell office:value-type="float" office:value="1.58313291427528E+018" calcext:value-type="float">
            <text:p>1.58313291427528E+018</text:p>
          </table:table-cell>
          <table:table-cell office:value-type="float" office:value="2984" calcext:value-type="float">
            <text:p>2984</text:p>
          </table:table-cell>
          <table:table-cell office:value-type="float" office:value="1.58313291423951E+018" calcext:value-type="float">
            <text:p>1.58313291423951E+018</text:p>
          </table:table-cell>
          <table:table-cell/>
          <table:table-cell office:value-type="float" office:value="159.780380249" calcext:value-type="float">
            <text:p>159.780380249</text:p>
          </table:table-cell>
          <table:table-cell office:value-type="float" office:value="147.76789856" calcext:value-type="float">
            <text:p>147.76789856</text:p>
          </table:table-cell>
          <table:table-cell office:value-type="float" office:value="-1.55756521225" calcext:value-type="float">
            <text:p>-1.55756521225</text:p>
          </table:table-cell>
          <table:table-cell office:value-type="float" office:value="388.98059082" calcext:value-type="float">
            <text:p>388.98059082</text:p>
          </table:table-cell>
          <table:table-cell office:value-type="float" office:value="224.817199707" calcext:value-type="float">
            <text:p>224.817199707</text:p>
          </table:table-cell>
        </table:table-row>
        <table:table-row table:style-name="ro1">
          <table:table-cell table:number-columns-repeated="4"/>
          <table:table-cell office:value-type="float" office:value="1.58313291430653E+018" calcext:value-type="float">
            <text:p>1.58313291430653E+018</text:p>
          </table:table-cell>
          <table:table-cell office:value-type="float" office:value="2985" calcext:value-type="float">
            <text:p>2985</text:p>
          </table:table-cell>
          <table:table-cell office:value-type="float" office:value="1.58313291428173E+018" calcext:value-type="float">
            <text:p>1.58313291428173E+018</text:p>
          </table:table-cell>
          <table:table-cell/>
          <table:table-cell office:value-type="float" office:value="4.19748830795" calcext:value-type="float">
            <text:p>4.19748830795</text:p>
          </table:table-cell>
          <table:table-cell/>
          <table:table-cell office:value-type="float" office:value="1.58313291430257E+018" calcext:value-type="float">
            <text:p>1.58313291430257E+018</text:p>
          </table:table-cell>
          <table:table-cell office:value-type="float" office:value="2985" calcext:value-type="float">
            <text:p>2985</text:p>
          </table:table-cell>
          <table:table-cell office:value-type="float" office:value="1.58313291428173E+018" calcext:value-type="float">
            <text:p>1.58313291428173E+018</text:p>
          </table:table-cell>
          <table:table-cell/>
          <table:table-cell office:value-type="float" office:value="165.033096313" calcext:value-type="float">
            <text:p>165.033096313</text:p>
          </table:table-cell>
          <table:table-cell office:value-type="float" office:value="145.599121094" calcext:value-type="float">
            <text:p>145.599121094</text:p>
          </table:table-cell>
          <table:table-cell office:value-type="float" office:value="-1.5643928051" calcext:value-type="float">
            <text:p>-1.5643928051</text:p>
          </table:table-cell>
          <table:table-cell office:value-type="float" office:value="388.89666748" calcext:value-type="float">
            <text:p>388.89666748</text:p>
          </table:table-cell>
          <table:table-cell office:value-type="float" office:value="226.339447021" calcext:value-type="float">
            <text:p>226.339447021</text:p>
          </table:table-cell>
        </table:table-row>
        <table:table-row table:style-name="ro1">
          <table:table-cell table:number-columns-repeated="4"/>
          <table:table-cell office:value-type="float" office:value="1.58313291432522E+018" calcext:value-type="float">
            <text:p>1.58313291432522E+018</text:p>
          </table:table-cell>
          <table:table-cell office:value-type="float" office:value="2986" calcext:value-type="float">
            <text:p>2986</text:p>
          </table:table-cell>
          <table:table-cell office:value-type="float" office:value="1.58313291430349E+018" calcext:value-type="float">
            <text:p>1.58313291430349E+018</text:p>
          </table:table-cell>
          <table:table-cell/>
          <table:table-cell office:value-type="float" office:value="4.14036417007" calcext:value-type="float">
            <text:p>4.14036417007</text:p>
          </table:table-cell>
          <table:table-cell/>
          <table:table-cell office:value-type="float" office:value="1.58313291432118E+018" calcext:value-type="float">
            <text:p>1.58313291432118E+018</text:p>
          </table:table-cell>
          <table:table-cell office:value-type="float" office:value="2986" calcext:value-type="float">
            <text:p>2986</text:p>
          </table:table-cell>
          <table:table-cell office:value-type="float" office:value="1.58313291430349E+018" calcext:value-type="float">
            <text:p>1.58313291430349E+018</text:p>
          </table:table-cell>
          <table:table-cell/>
          <table:table-cell office:value-type="float" office:value="167.615600586" calcext:value-type="float">
            <text:p>167.615600586</text:p>
          </table:table-cell>
          <table:table-cell office:value-type="float" office:value="146.17036438" calcext:value-type="float">
            <text:p>146.17036438</text:p>
          </table:table-cell>
          <table:table-cell office:value-type="float" office:value="-1.4889768362" calcext:value-type="float">
            <text:p>-1.4889768362</text:p>
          </table:table-cell>
          <table:table-cell office:value-type="float" office:value="388.396514893" calcext:value-type="float">
            <text:p>388.396514893</text:p>
          </table:table-cell>
          <table:table-cell office:value-type="float" office:value="227.41986084" calcext:value-type="float">
            <text:p>227.41986084</text:p>
          </table:table-cell>
        </table:table-row>
        <table:table-row table:style-name="ro1">
          <table:table-cell table:number-columns-repeated="4"/>
          <table:table-cell office:value-type="float" office:value="1.58313291435751E+018" calcext:value-type="float">
            <text:p>1.58313291435751E+018</text:p>
          </table:table-cell>
          <table:table-cell office:value-type="float" office:value="2987" calcext:value-type="float">
            <text:p>2987</text:p>
          </table:table-cell>
          <table:table-cell office:value-type="float" office:value="1.58313291433805E+018" calcext:value-type="float">
            <text:p>1.5831329143380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435545E+018" calcext:value-type="float">
            <text:p>1.58313291435545E+018</text:p>
          </table:table-cell>
          <table:table-cell office:value-type="float" office:value="2987" calcext:value-type="float">
            <text:p>2987</text:p>
          </table:table-cell>
          <table:table-cell office:value-type="float" office:value="1.58313291433805E+018" calcext:value-type="float">
            <text:p>1.58313291433805E+018</text:p>
          </table:table-cell>
          <table:table-cell/>
          <table:table-cell office:value-type="float" office:value="167.513916016" calcext:value-type="float">
            <text:p>167.513916016</text:p>
          </table:table-cell>
          <table:table-cell office:value-type="float" office:value="145.462554932" calcext:value-type="float">
            <text:p>145.462554932</text:p>
          </table:table-cell>
          <table:table-cell office:value-type="float" office:value="-1.55465269089" calcext:value-type="float">
            <text:p>-1.55465269089</text:p>
          </table:table-cell>
          <table:table-cell office:value-type="float" office:value="388.908294678" calcext:value-type="float">
            <text:p>388.908294678</text:p>
          </table:table-cell>
          <table:table-cell office:value-type="float" office:value="227.125427246" calcext:value-type="float">
            <text:p>227.125427246</text:p>
          </table:table-cell>
        </table:table-row>
        <table:table-row table:style-name="ro1">
          <table:table-cell table:number-columns-repeated="4"/>
          <table:table-cell office:value-type="float" office:value="1.58313291438952E+018" calcext:value-type="float">
            <text:p>1.58313291438952E+018</text:p>
          </table:table-cell>
          <table:table-cell office:value-type="float" office:value="2988" calcext:value-type="float">
            <text:p>2988</text:p>
          </table:table-cell>
          <table:table-cell office:value-type="float" office:value="1.58313291436907E+018" calcext:value-type="float">
            <text:p>1.58313291436907E+018</text:p>
          </table:table-cell>
          <table:table-cell/>
          <table:table-cell office:value-type="float" office:value="4.12271404266" calcext:value-type="float">
            <text:p>4.12271404266</text:p>
          </table:table-cell>
          <table:table-cell/>
          <table:table-cell office:value-type="float" office:value="1.58313291438669E+018" calcext:value-type="float">
            <text:p>1.58313291438669E+018</text:p>
          </table:table-cell>
          <table:table-cell office:value-type="float" office:value="2988" calcext:value-type="float">
            <text:p>2988</text:p>
          </table:table-cell>
          <table:table-cell office:value-type="float" office:value="1.58313291436907E+018" calcext:value-type="float">
            <text:p>1.58313291436907E+018</text:p>
          </table:table-cell>
          <table:table-cell/>
          <table:table-cell office:value-type="float" office:value="166.9009552" calcext:value-type="float">
            <text:p>166.9009552</text:p>
          </table:table-cell>
          <table:table-cell office:value-type="float" office:value="146.235412598" calcext:value-type="float">
            <text:p>146.235412598</text:p>
          </table:table-cell>
          <table:table-cell office:value-type="float" office:value="1.5381462574" calcext:value-type="float">
            <text:p>1.5381462574</text:p>
          </table:table-cell>
          <table:table-cell office:value-type="float" office:value="389.530517578" calcext:value-type="float">
            <text:p>389.530517578</text:p>
          </table:table-cell>
          <table:table-cell office:value-type="float" office:value="227.322006226" calcext:value-type="float">
            <text:p>227.322006226</text:p>
          </table:table-cell>
        </table:table-row>
        <table:table-row table:style-name="ro1">
          <table:table-cell table:number-columns-repeated="4"/>
          <table:table-cell office:value-type="float" office:value="1.58313291442636E+018" calcext:value-type="float">
            <text:p>1.58313291442636E+018</text:p>
          </table:table-cell>
          <table:table-cell office:value-type="float" office:value="2989" calcext:value-type="float">
            <text:p>2989</text:p>
          </table:table-cell>
          <table:table-cell office:value-type="float" office:value="1.58313291440361E+018" calcext:value-type="float">
            <text:p>1.58313291440361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442193E+018" calcext:value-type="float">
            <text:p>1.58313291442193E+018</text:p>
          </table:table-cell>
          <table:table-cell office:value-type="float" office:value="2989" calcext:value-type="float">
            <text:p>2989</text:p>
          </table:table-cell>
          <table:table-cell office:value-type="float" office:value="1.58313291440361E+018" calcext:value-type="float">
            <text:p>1.58313291440361E+018</text:p>
          </table:table-cell>
          <table:table-cell/>
          <table:table-cell office:value-type="float" office:value="168.598083496" calcext:value-type="float">
            <text:p>168.598083496</text:p>
          </table:table-cell>
          <table:table-cell office:value-type="float" office:value="144.74357605" calcext:value-type="float">
            <text:p>144.74357605</text:p>
          </table:table-cell>
          <table:table-cell office:value-type="float" office:value="-1.53730881214" calcext:value-type="float">
            <text:p>-1.53730881214</text:p>
          </table:table-cell>
          <table:table-cell office:value-type="float" office:value="389.070800781" calcext:value-type="float">
            <text:p>389.070800781</text:p>
          </table:table-cell>
          <table:table-cell office:value-type="float" office:value="227.593688965" calcext:value-type="float">
            <text:p>227.593688965</text:p>
          </table:table-cell>
        </table:table-row>
        <table:table-row table:style-name="ro1">
          <table:table-cell table:number-columns-repeated="4"/>
          <table:table-cell office:value-type="float" office:value="1.58313291446843E+018" calcext:value-type="float">
            <text:p>1.58313291446843E+018</text:p>
          </table:table-cell>
          <table:table-cell office:value-type="float" office:value="2990" calcext:value-type="float">
            <text:p>2990</text:p>
          </table:table-cell>
          <table:table-cell office:value-type="float" office:value="1.58313291443504E+018" calcext:value-type="float">
            <text:p>1.58313291443504E+018</text:p>
          </table:table-cell>
          <table:table-cell/>
          <table:table-cell office:value-type="float" office:value="4.1728348732" calcext:value-type="float">
            <text:p>4.1728348732</text:p>
          </table:table-cell>
          <table:table-cell/>
          <table:table-cell office:value-type="float" office:value="1.5831329144653E+018" calcext:value-type="float">
            <text:p>1.5831329144653E+018</text:p>
          </table:table-cell>
          <table:table-cell office:value-type="float" office:value="2990" calcext:value-type="float">
            <text:p>2990</text:p>
          </table:table-cell>
          <table:table-cell office:value-type="float" office:value="1.58313291443504E+018" calcext:value-type="float">
            <text:p>1.58313291443504E+018</text:p>
          </table:table-cell>
          <table:table-cell/>
          <table:table-cell office:value-type="float" office:value="168.398422241" calcext:value-type="float">
            <text:p>168.398422241</text:p>
          </table:table-cell>
          <table:table-cell office:value-type="float" office:value="145.015228271" calcext:value-type="float">
            <text:p>145.015228271</text:p>
          </table:table-cell>
          <table:table-cell office:value-type="float" office:value="-1.54413580894" calcext:value-type="float">
            <text:p>-1.54413580894</text:p>
          </table:table-cell>
          <table:table-cell office:value-type="float" office:value="389.351959229" calcext:value-type="float">
            <text:p>389.351959229</text:p>
          </table:table-cell>
          <table:table-cell office:value-type="float" office:value="227.427505493" calcext:value-type="float">
            <text:p>227.427505493</text:p>
          </table:table-cell>
        </table:table-row>
        <table:table-row table:style-name="ro1">
          <table:table-cell table:number-columns-repeated="4"/>
          <table:table-cell office:value-type="float" office:value="1.58313291451134E+018" calcext:value-type="float">
            <text:p>1.58313291451134E+018</text:p>
          </table:table-cell>
          <table:table-cell office:value-type="float" office:value="2991" calcext:value-type="float">
            <text:p>2991</text:p>
          </table:table-cell>
          <table:table-cell office:value-type="float" office:value="1.58313291446924E+018" calcext:value-type="float">
            <text:p>1.58313291446924E+018</text:p>
          </table:table-cell>
          <table:table-cell/>
          <table:table-cell office:value-type="float" office:value="4.00577402115" calcext:value-type="float">
            <text:p>4.00577402115</text:p>
          </table:table-cell>
          <table:table-cell/>
          <table:table-cell office:value-type="float" office:value="1.58313291450853E+018" calcext:value-type="float">
            <text:p>1.58313291450853E+018</text:p>
          </table:table-cell>
          <table:table-cell office:value-type="float" office:value="2991" calcext:value-type="float">
            <text:p>2991</text:p>
          </table:table-cell>
          <table:table-cell office:value-type="float" office:value="1.58313291446924E+018" calcext:value-type="float">
            <text:p>1.58313291446924E+018</text:p>
          </table:table-cell>
          <table:table-cell/>
          <table:table-cell office:value-type="float" office:value="168.501251221" calcext:value-type="float">
            <text:p>168.501251221</text:p>
          </table:table-cell>
          <table:table-cell office:value-type="float" office:value="146.685836792" calcext:value-type="float">
            <text:p>146.685836792</text:p>
          </table:table-cell>
          <table:table-cell office:value-type="float" office:value="1.53827619553" calcext:value-type="float">
            <text:p>1.53827619553</text:p>
          </table:table-cell>
          <table:table-cell office:value-type="float" office:value="389.366577148" calcext:value-type="float">
            <text:p>389.366577148</text:p>
          </table:table-cell>
          <table:table-cell office:value-type="float" office:value="227.906600952" calcext:value-type="float">
            <text:p>227.906600952</text:p>
          </table:table-cell>
        </table:table-row>
        <table:table-row table:style-name="ro1">
          <table:table-cell table:number-columns-repeated="4"/>
          <table:table-cell office:value-type="float" office:value="1.58313291455643E+018" calcext:value-type="float">
            <text:p>1.58313291455643E+018</text:p>
          </table:table-cell>
          <table:table-cell office:value-type="float" office:value="2992" calcext:value-type="float">
            <text:p>2992</text:p>
          </table:table-cell>
          <table:table-cell office:value-type="float" office:value="1.58313291451109E+018" calcext:value-type="float">
            <text:p>1.58313291451109E+018</text:p>
          </table:table-cell>
          <table:table-cell/>
          <table:table-cell office:value-type="float" office:value="3.9504699707" calcext:value-type="float">
            <text:p>3.9504699707</text:p>
          </table:table-cell>
          <table:table-cell/>
          <table:table-cell office:value-type="float" office:value="1.58313291455693E+018" calcext:value-type="float">
            <text:p>1.58313291455693E+018</text:p>
          </table:table-cell>
          <table:table-cell office:value-type="float" office:value="2992" calcext:value-type="float">
            <text:p>2992</text:p>
          </table:table-cell>
          <table:table-cell office:value-type="float" office:value="1.58313291451109E+018" calcext:value-type="float">
            <text:p>1.58313291451109E+018</text:p>
          </table:table-cell>
          <table:table-cell/>
          <table:table-cell office:value-type="float" office:value="164.927841187" calcext:value-type="float">
            <text:p>164.927841187</text:p>
          </table:table-cell>
          <table:table-cell office:value-type="float" office:value="147.238876343" calcext:value-type="float">
            <text:p>147.238876343</text:p>
          </table:table-cell>
          <table:table-cell office:value-type="float" office:value="-1.53488612175" calcext:value-type="float">
            <text:p>-1.53488612175</text:p>
          </table:table-cell>
          <table:table-cell office:value-type="float" office:value="388.555084229" calcext:value-type="float">
            <text:p>388.555084229</text:p>
          </table:table-cell>
          <table:table-cell office:value-type="float" office:value="226.883255005" calcext:value-type="float">
            <text:p>226.883255005</text:p>
          </table:table-cell>
        </table:table-row>
        <table:table-row table:style-name="ro1">
          <table:table-cell table:number-columns-repeated="4"/>
          <table:table-cell office:value-type="float" office:value="1.58313291458816E+018" calcext:value-type="float">
            <text:p>1.58313291458816E+018</text:p>
          </table:table-cell>
          <table:table-cell office:value-type="float" office:value="2993" calcext:value-type="float">
            <text:p>2993</text:p>
          </table:table-cell>
          <table:table-cell office:value-type="float" office:value="1.58313291454491E+018" calcext:value-type="float">
            <text:p>1.58313291454491E+018</text:p>
          </table:table-cell>
          <table:table-cell/>
          <table:table-cell office:value-type="float" office:value="3.89492797852" calcext:value-type="float">
            <text:p>3.89492797852</text:p>
          </table:table-cell>
          <table:table-cell/>
          <table:table-cell office:value-type="float" office:value="1.58313291458026E+018" calcext:value-type="float">
            <text:p>1.58313291458026E+018</text:p>
          </table:table-cell>
          <table:table-cell office:value-type="float" office:value="2993" calcext:value-type="float">
            <text:p>2993</text:p>
          </table:table-cell>
          <table:table-cell office:value-type="float" office:value="1.58313291454491E+018" calcext:value-type="float">
            <text:p>1.58313291454491E+018</text:p>
          </table:table-cell>
          <table:table-cell/>
          <table:table-cell office:value-type="float" office:value="164.097000122" calcext:value-type="float">
            <text:p>164.097000122</text:p>
          </table:table-cell>
          <table:table-cell office:value-type="float" office:value="147.794296265" calcext:value-type="float">
            <text:p>147.794296265</text:p>
          </table:table-cell>
          <table:table-cell office:value-type="float" office:value="-1.49361658096" calcext:value-type="float">
            <text:p>-1.49361658096</text:p>
          </table:table-cell>
          <table:table-cell office:value-type="float" office:value="388.385772705" calcext:value-type="float">
            <text:p>388.385772705</text:p>
          </table:table-cell>
          <table:table-cell office:value-type="float" office:value="226.402236938" calcext:value-type="float">
            <text:p>226.402236938</text:p>
          </table:table-cell>
        </table:table-row>
        <table:table-row table:style-name="ro1">
          <table:table-cell table:number-columns-repeated="4"/>
          <table:table-cell office:value-type="float" office:value="1.58313291460718E+018" calcext:value-type="float">
            <text:p>1.58313291460718E+018</text:p>
          </table:table-cell>
          <table:table-cell office:value-type="float" office:value="2994" calcext:value-type="float">
            <text:p>2994</text:p>
          </table:table-cell>
          <table:table-cell office:value-type="float" office:value="1.58313291456882E+018" calcext:value-type="float">
            <text:p>1.58313291456882E+018</text:p>
          </table:table-cell>
          <table:table-cell/>
          <table:table-cell office:value-type="float" office:value="3.87019968033" calcext:value-type="float">
            <text:p>3.87019968033</text:p>
          </table:table-cell>
          <table:table-cell/>
          <table:table-cell office:value-type="float" office:value="1.58313291460042E+018" calcext:value-type="float">
            <text:p>1.58313291460042E+018</text:p>
          </table:table-cell>
          <table:table-cell office:value-type="float" office:value="2994" calcext:value-type="float">
            <text:p>2994</text:p>
          </table:table-cell>
          <table:table-cell office:value-type="float" office:value="1.58313291456882E+018" calcext:value-type="float">
            <text:p>1.58313291456882E+018</text:p>
          </table:table-cell>
          <table:table-cell/>
          <table:table-cell office:value-type="float" office:value="163.012817383" calcext:value-type="float">
            <text:p>163.012817383</text:p>
          </table:table-cell>
          <table:table-cell office:value-type="float" office:value="148.0415802" calcext:value-type="float">
            <text:p>148.0415802</text:p>
          </table:table-cell>
          <table:table-cell office:value-type="float" office:value="-1.51581990719" calcext:value-type="float">
            <text:p>-1.51581990719</text:p>
          </table:table-cell>
          <table:table-cell office:value-type="float" office:value="388.595855713" calcext:value-type="float">
            <text:p>388.595855713</text:p>
          </table:table-cell>
          <table:table-cell office:value-type="float" office:value="225.975204468" calcext:value-type="float">
            <text:p>225.975204468</text:p>
          </table:table-cell>
        </table:table-row>
        <table:table-row table:style-name="ro1">
          <table:table-cell table:number-columns-repeated="4"/>
          <table:table-cell office:value-type="float" office:value="1.58313291462608E+018" calcext:value-type="float">
            <text:p>1.58313291462608E+018</text:p>
          </table:table-cell>
          <table:table-cell office:value-type="float" office:value="2995" calcext:value-type="float">
            <text:p>2995</text:p>
          </table:table-cell>
          <table:table-cell office:value-type="float" office:value="1.58313291460607E+018" calcext:value-type="float">
            <text:p>1.58313291460607E+018</text:p>
          </table:table-cell>
          <table:table-cell/>
          <table:table-cell office:value-type="float" office:value="3.91979980469" calcext:value-type="float">
            <text:p>3.91979980469</text:p>
          </table:table-cell>
          <table:table-cell/>
          <table:table-cell office:value-type="float" office:value="1.583132914638E+018" calcext:value-type="float">
            <text:p>1.583132914638E+018</text:p>
          </table:table-cell>
          <table:table-cell office:value-type="float" office:value="2995" calcext:value-type="float">
            <text:p>2995</text:p>
          </table:table-cell>
          <table:table-cell office:value-type="float" office:value="1.58313291460607E+018" calcext:value-type="float">
            <text:p>1.58313291460607E+018</text:p>
          </table:table-cell>
          <table:table-cell/>
          <table:table-cell office:value-type="float" office:value="161.429733276" calcext:value-type="float">
            <text:p>161.429733276</text:p>
          </table:table-cell>
          <table:table-cell office:value-type="float" office:value="147.545578003" calcext:value-type="float">
            <text:p>147.545578003</text:p>
          </table:table-cell>
          <table:table-cell office:value-type="float" office:value="-1.51180517673" calcext:value-type="float">
            <text:p>-1.51180517673</text:p>
          </table:table-cell>
          <table:table-cell office:value-type="float" office:value="388.793334961" calcext:value-type="float">
            <text:p>388.793334961</text:p>
          </table:table-cell>
          <table:table-cell office:value-type="float" office:value="225.432662964" calcext:value-type="float">
            <text:p>225.432662964</text:p>
          </table:table-cell>
        </table:table-row>
        <table:table-row table:style-name="ro1">
          <table:table-cell table:number-columns-repeated="4"/>
          <table:table-cell office:value-type="float" office:value="1.58313291466741E+018" calcext:value-type="float">
            <text:p>1.58313291466741E+018</text:p>
          </table:table-cell>
          <table:table-cell office:value-type="float" office:value="2996" calcext:value-type="float">
            <text:p>2996</text:p>
          </table:table-cell>
          <table:table-cell office:value-type="float" office:value="1.5831329146447E+018" calcext:value-type="float">
            <text:p>1.5831329146447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466297E+018" calcext:value-type="float">
            <text:p>1.58313291466297E+018</text:p>
          </table:table-cell>
          <table:table-cell office:value-type="float" office:value="2996" calcext:value-type="float">
            <text:p>2996</text:p>
          </table:table-cell>
          <table:table-cell office:value-type="float" office:value="1.5831329146447E+018" calcext:value-type="float">
            <text:p>1.5831329146447E+018</text:p>
          </table:table-cell>
          <table:table-cell/>
          <table:table-cell office:value-type="float" office:value="160.083282471" calcext:value-type="float">
            <text:p>160.083282471</text:p>
          </table:table-cell>
          <table:table-cell office:value-type="float" office:value="149.815338135" calcext:value-type="float">
            <text:p>149.815338135</text:p>
          </table:table-cell>
          <table:table-cell office:value-type="float" office:value="-1.49516403675" calcext:value-type="float">
            <text:p>-1.49516403675</text:p>
          </table:table-cell>
          <table:table-cell office:value-type="float" office:value="388.591003418" calcext:value-type="float">
            <text:p>388.591003418</text:p>
          </table:table-cell>
          <table:table-cell office:value-type="float" office:value="225.366363525" calcext:value-type="float">
            <text:p>225.366363525</text:p>
          </table:table-cell>
        </table:table-row>
        <table:table-row table:style-name="ro1">
          <table:table-cell table:number-columns-repeated="4"/>
          <table:table-cell office:value-type="float" office:value="1.58313291471049E+018" calcext:value-type="float">
            <text:p>1.58313291471049E+018</text:p>
          </table:table-cell>
          <table:table-cell office:value-type="float" office:value="2997" calcext:value-type="float">
            <text:p>2997</text:p>
          </table:table-cell>
          <table:table-cell office:value-type="float" office:value="1.58313291467896E+018" calcext:value-type="float">
            <text:p>1.58313291467896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470661E+018" calcext:value-type="float">
            <text:p>1.58313291470661E+018</text:p>
          </table:table-cell>
          <table:table-cell office:value-type="float" office:value="2997" calcext:value-type="float">
            <text:p>2997</text:p>
          </table:table-cell>
          <table:table-cell office:value-type="float" office:value="1.58313291467896E+018" calcext:value-type="float">
            <text:p>1.58313291467896E+018</text:p>
          </table:table-cell>
          <table:table-cell/>
          <table:table-cell office:value-type="float" office:value="159.404266357" calcext:value-type="float">
            <text:p>159.404266357</text:p>
          </table:table-cell>
          <table:table-cell office:value-type="float" office:value="149.997711182" calcext:value-type="float">
            <text:p>149.997711182</text:p>
          </table:table-cell>
          <table:table-cell office:value-type="float" office:value="-1.52560865879" calcext:value-type="float">
            <text:p>-1.52560865879</text:p>
          </table:table-cell>
          <table:table-cell office:value-type="float" office:value="388.899353027" calcext:value-type="float">
            <text:p>388.899353027</text:p>
          </table:table-cell>
          <table:table-cell office:value-type="float" office:value="225.101409912" calcext:value-type="float">
            <text:p>225.101409912</text:p>
          </table:table-cell>
        </table:table-row>
        <table:table-row table:style-name="ro1">
          <table:table-cell table:number-columns-repeated="4"/>
          <table:table-cell office:value-type="float" office:value="1.58313291476363E+018" calcext:value-type="float">
            <text:p>1.58313291476363E+018</text:p>
          </table:table-cell>
          <table:table-cell office:value-type="float" office:value="2998" calcext:value-type="float">
            <text:p>2998</text:p>
          </table:table-cell>
          <table:table-cell office:value-type="float" office:value="1.58313291472545E+018" calcext:value-type="float">
            <text:p>1.58313291472545E+018</text:p>
          </table:table-cell>
          <table:table-cell/>
          <table:table-cell office:value-type="float" office:value="3.90517878532" calcext:value-type="float">
            <text:p>3.90517878532</text:p>
          </table:table-cell>
          <table:table-cell/>
          <table:table-cell office:value-type="float" office:value="1.58313291475628E+018" calcext:value-type="float">
            <text:p>1.58313291475628E+018</text:p>
          </table:table-cell>
          <table:table-cell office:value-type="float" office:value="2998" calcext:value-type="float">
            <text:p>2998</text:p>
          </table:table-cell>
          <table:table-cell office:value-type="float" office:value="1.58313291472545E+018" calcext:value-type="float">
            <text:p>1.58313291472545E+018</text:p>
          </table:table-cell>
          <table:table-cell/>
          <table:table-cell office:value-type="float" office:value="158.542175293" calcext:value-type="float">
            <text:p>158.542175293</text:p>
          </table:table-cell>
          <table:table-cell office:value-type="float" office:value="148.945922852" calcext:value-type="float">
            <text:p>148.945922852</text:p>
          </table:table-cell>
          <table:table-cell office:value-type="float" office:value="-1.57038843632" calcext:value-type="float">
            <text:p>-1.57038843632</text:p>
          </table:table-cell>
          <table:table-cell office:value-type="float" office:value="389.117858887" calcext:value-type="float">
            <text:p>389.117858887</text:p>
          </table:table-cell>
          <table:table-cell office:value-type="float" office:value="224.551712036" calcext:value-type="float">
            <text:p>224.551712036</text:p>
          </table:table-cell>
        </table:table-row>
        <table:table-row table:style-name="ro1">
          <table:table-cell table:number-columns-repeated="4"/>
          <table:table-cell office:value-type="float" office:value="1.58313291478792E+018" calcext:value-type="float">
            <text:p>1.58313291478792E+018</text:p>
          </table:table-cell>
          <table:table-cell office:value-type="float" office:value="2999" calcext:value-type="float">
            <text:p>2999</text:p>
          </table:table-cell>
          <table:table-cell office:value-type="float" office:value="1.58313291475307E+018" calcext:value-type="float">
            <text:p>1.58313291475307E+018</text:p>
          </table:table-cell>
          <table:table-cell/>
          <table:table-cell office:value-type="float" office:value="3.86389613152" calcext:value-type="float">
            <text:p>3.86389613152</text:p>
          </table:table-cell>
          <table:table-cell/>
          <table:table-cell office:value-type="float" office:value="1.58313291478511E+018" calcext:value-type="float">
            <text:p>1.58313291478511E+018</text:p>
          </table:table-cell>
          <table:table-cell office:value-type="float" office:value="2999" calcext:value-type="float">
            <text:p>2999</text:p>
          </table:table-cell>
          <table:table-cell office:value-type="float" office:value="1.58313291475307E+018" calcext:value-type="float">
            <text:p>1.58313291475307E+018</text:p>
          </table:table-cell>
          <table:table-cell/>
          <table:table-cell office:value-type="float" office:value="157.655044556" calcext:value-type="float">
            <text:p>157.655044556</text:p>
          </table:table-cell>
          <table:table-cell office:value-type="float" office:value="149.35874939" calcext:value-type="float">
            <text:p>149.35874939</text:p>
          </table:table-cell>
          <table:table-cell office:value-type="float" office:value="1.53830313683" calcext:value-type="float">
            <text:p>1.53830313683</text:p>
          </table:table-cell>
          <table:table-cell office:value-type="float" office:value="389.273193359" calcext:value-type="float">
            <text:p>389.273193359</text:p>
          </table:table-cell>
          <table:table-cell office:value-type="float" office:value="224.127319336" calcext:value-type="float">
            <text:p>224.127319336</text:p>
          </table:table-cell>
        </table:table-row>
        <table:table-row table:style-name="ro1">
          <table:table-cell table:number-columns-repeated="4"/>
          <table:table-cell office:value-type="float" office:value="1.58313291480831E+018" calcext:value-type="float">
            <text:p>1.58313291480831E+018</text:p>
          </table:table-cell>
          <table:table-cell office:value-type="float" office:value="3000" calcext:value-type="float">
            <text:p>3000</text:p>
          </table:table-cell>
          <table:table-cell office:value-type="float" office:value="1.58313291477872E+018" calcext:value-type="float">
            <text:p>1.58313291477872E+018</text:p>
          </table:table-cell>
          <table:table-cell/>
          <table:table-cell office:value-type="float" office:value="3.9716629982" calcext:value-type="float">
            <text:p>3.9716629982</text:p>
          </table:table-cell>
          <table:table-cell/>
          <table:table-cell office:value-type="float" office:value="1.58313291480849E+018" calcext:value-type="float">
            <text:p>1.58313291480849E+018</text:p>
          </table:table-cell>
          <table:table-cell office:value-type="float" office:value="3000" calcext:value-type="float">
            <text:p>3000</text:p>
          </table:table-cell>
          <table:table-cell office:value-type="float" office:value="1.58313291477872E+018" calcext:value-type="float">
            <text:p>1.58313291477872E+018</text:p>
          </table:table-cell>
          <table:table-cell/>
          <table:table-cell office:value-type="float" office:value="157.623596191" calcext:value-type="float">
            <text:p>157.623596191</text:p>
          </table:table-cell>
          <table:table-cell office:value-type="float" office:value="148.281082153" calcext:value-type="float">
            <text:p>148.281082153</text:p>
          </table:table-cell>
          <table:table-cell office:value-type="float" office:value="1.50659120083" calcext:value-type="float">
            <text:p>1.50659120083</text:p>
          </table:table-cell>
          <table:table-cell office:value-type="float" office:value="388.772949219" calcext:value-type="float">
            <text:p>388.772949219</text:p>
          </table:table-cell>
          <table:table-cell office:value-type="float" office:value="223.999328613" calcext:value-type="float">
            <text:p>223.999328613</text:p>
          </table:table-cell>
        </table:table-row>
        <table:table-row table:style-name="ro1">
          <table:table-cell table:number-columns-repeated="4"/>
          <table:table-cell office:value-type="float" office:value="1.58313291483797E+018" calcext:value-type="float">
            <text:p>1.58313291483797E+018</text:p>
          </table:table-cell>
          <table:table-cell office:value-type="float" office:value="3001" calcext:value-type="float">
            <text:p>3001</text:p>
          </table:table-cell>
          <table:table-cell office:value-type="float" office:value="1.58313291480232E+018" calcext:value-type="float">
            <text:p>1.58313291480232E+018</text:p>
          </table:table-cell>
          <table:table-cell/>
          <table:table-cell office:value-type="float" office:value="4.07865142822" calcext:value-type="float">
            <text:p>4.07865142822</text:p>
          </table:table-cell>
          <table:table-cell/>
          <table:table-cell office:value-type="float" office:value="1.58313291483951E+018" calcext:value-type="float">
            <text:p>1.58313291483951E+018</text:p>
          </table:table-cell>
          <table:table-cell office:value-type="float" office:value="3001" calcext:value-type="float">
            <text:p>3001</text:p>
          </table:table-cell>
          <table:table-cell office:value-type="float" office:value="1.58313291480232E+018" calcext:value-type="float">
            <text:p>1.58313291480232E+018</text:p>
          </table:table-cell>
          <table:table-cell/>
          <table:table-cell office:value-type="float" office:value="160.813873291" calcext:value-type="float">
            <text:p>160.813873291</text:p>
          </table:table-cell>
          <table:table-cell office:value-type="float" office:value="147.211196899" calcext:value-type="float">
            <text:p>147.211196899</text:p>
          </table:table-cell>
          <table:table-cell office:value-type="float" office:value="-1.56739926338" calcext:value-type="float">
            <text:p>-1.56739926338</text:p>
          </table:table-cell>
          <table:table-cell office:value-type="float" office:value="388.85647583" calcext:value-type="float">
            <text:p>388.85647583</text:p>
          </table:table-cell>
          <table:table-cell office:value-type="float" office:value="225.123672485" calcext:value-type="float">
            <text:p>225.123672485</text:p>
          </table:table-cell>
        </table:table-row>
        <table:table-row table:style-name="ro1">
          <table:table-cell table:number-columns-repeated="4"/>
          <table:table-cell office:value-type="float" office:value="1.58313291485708E+018" calcext:value-type="float">
            <text:p>1.58313291485708E+018</text:p>
          </table:table-cell>
          <table:table-cell office:value-type="float" office:value="3002" calcext:value-type="float">
            <text:p>3002</text:p>
          </table:table-cell>
          <table:table-cell office:value-type="float" office:value="1.58313291483377E+018" calcext:value-type="float">
            <text:p>1.58313291483377E+018</text:p>
          </table:table-cell>
          <table:table-cell/>
          <table:table-cell office:value-type="float" office:value="3.90986323357" calcext:value-type="float">
            <text:p>3.90986323357</text:p>
          </table:table-cell>
          <table:table-cell/>
          <table:table-cell office:value-type="float" office:value="1.58313291485351E+018" calcext:value-type="float">
            <text:p>1.58313291485351E+018</text:p>
          </table:table-cell>
          <table:table-cell office:value-type="float" office:value="3002" calcext:value-type="float">
            <text:p>3002</text:p>
          </table:table-cell>
          <table:table-cell office:value-type="float" office:value="1.58313291483377E+018" calcext:value-type="float">
            <text:p>1.58313291483377E+018</text:p>
          </table:table-cell>
          <table:table-cell/>
          <table:table-cell office:value-type="float" office:value="161.113143921" calcext:value-type="float">
            <text:p>161.113143921</text:p>
          </table:table-cell>
          <table:table-cell office:value-type="float" office:value="148.899078369" calcext:value-type="float">
            <text:p>148.899078369</text:p>
          </table:table-cell>
          <table:table-cell office:value-type="float" office:value="1.56732487679" calcext:value-type="float">
            <text:p>1.56732487679</text:p>
          </table:table-cell>
          <table:table-cell office:value-type="float" office:value="388.88470459" calcext:value-type="float">
            <text:p>388.88470459</text:p>
          </table:table-cell>
          <table:table-cell office:value-type="float" office:value="225.366424561" calcext:value-type="float">
            <text:p>225.366424561</text:p>
          </table:table-cell>
        </table:table-row>
        <table:table-row table:style-name="ro1">
          <table:table-cell table:number-columns-repeated="4"/>
          <table:table-cell office:value-type="float" office:value="1.58313291490184E+018" calcext:value-type="float">
            <text:p>1.58313291490184E+018</text:p>
          </table:table-cell>
          <table:table-cell office:value-type="float" office:value="3003" calcext:value-type="float">
            <text:p>3003</text:p>
          </table:table-cell>
          <table:table-cell office:value-type="float" office:value="1.58313291486785E+018" calcext:value-type="float">
            <text:p>1.58313291486785E+018</text:p>
          </table:table-cell>
          <table:table-cell/>
          <table:table-cell office:value-type="float" office:value="3.91160583496" calcext:value-type="float">
            <text:p>3.91160583496</text:p>
          </table:table-cell>
          <table:table-cell/>
          <table:table-cell office:value-type="float" office:value="1.58313291489918E+018" calcext:value-type="float">
            <text:p>1.58313291489918E+018</text:p>
          </table:table-cell>
          <table:table-cell office:value-type="float" office:value="3003" calcext:value-type="float">
            <text:p>3003</text:p>
          </table:table-cell>
          <table:table-cell office:value-type="float" office:value="1.58313291486785E+018" calcext:value-type="float">
            <text:p>1.58313291486785E+018</text:p>
          </table:table-cell>
          <table:table-cell/>
          <table:table-cell office:value-type="float" office:value="159.195785522" calcext:value-type="float">
            <text:p>159.195785522</text:p>
          </table:table-cell>
          <table:table-cell office:value-type="float" office:value="148.881652832" calcext:value-type="float">
            <text:p>148.881652832</text:p>
          </table:table-cell>
          <table:table-cell office:value-type="float" office:value="1.53253865242" calcext:value-type="float">
            <text:p>1.53253865242</text:p>
          </table:table-cell>
          <table:table-cell office:value-type="float" office:value="389.275970459" calcext:value-type="float">
            <text:p>389.275970459</text:p>
          </table:table-cell>
          <table:table-cell office:value-type="float" office:value="224.824005127" calcext:value-type="float">
            <text:p>224.824005127</text:p>
          </table:table-cell>
        </table:table-row>
        <table:table-row table:style-name="ro1">
          <table:table-cell table:number-columns-repeated="4"/>
          <table:table-cell office:value-type="float" office:value="1.58313291494879E+018" calcext:value-type="float">
            <text:p>1.58313291494879E+018</text:p>
          </table:table-cell>
          <table:table-cell office:value-type="float" office:value="3004" calcext:value-type="float">
            <text:p>3004</text:p>
          </table:table-cell>
          <table:table-cell office:value-type="float" office:value="1.58313291490596E+018" calcext:value-type="float">
            <text:p>1.5831329149059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494776E+018" calcext:value-type="float">
            <text:p>1.58313291494776E+018</text:p>
          </table:table-cell>
          <table:table-cell office:value-type="float" office:value="3004" calcext:value-type="float">
            <text:p>3004</text:p>
          </table:table-cell>
          <table:table-cell office:value-type="float" office:value="1.58313291490596E+018" calcext:value-type="float">
            <text:p>1.58313291490596E+018</text:p>
          </table:table-cell>
          <table:table-cell/>
          <table:table-cell office:value-type="float" office:value="162.670089722" calcext:value-type="float">
            <text:p>162.670089722</text:p>
          </table:table-cell>
          <table:table-cell office:value-type="float" office:value="145.248657227" calcext:value-type="float">
            <text:p>145.248657227</text:p>
          </table:table-cell>
          <table:table-cell office:value-type="float" office:value="1.53535366058" calcext:value-type="float">
            <text:p>1.53535366058</text:p>
          </table:table-cell>
          <table:table-cell office:value-type="float" office:value="389.685394287" calcext:value-type="float">
            <text:p>389.685394287</text:p>
          </table:table-cell>
          <table:table-cell office:value-type="float" office:value="225.464691162" calcext:value-type="float">
            <text:p>225.464691162</text:p>
          </table:table-cell>
        </table:table-row>
        <table:table-row table:style-name="ro1">
          <table:table-cell table:number-columns-repeated="4"/>
          <table:table-cell office:value-type="float" office:value="1.58313291496438E+018" calcext:value-type="float">
            <text:p>1.58313291496438E+018</text:p>
          </table:table-cell>
          <table:table-cell office:value-type="float" office:value="3005" calcext:value-type="float">
            <text:p>3005</text:p>
          </table:table-cell>
          <table:table-cell office:value-type="float" office:value="1.58313291493611E+018" calcext:value-type="float">
            <text:p>1.58313291493611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496139E+018" calcext:value-type="float">
            <text:p>1.58313291496139E+018</text:p>
          </table:table-cell>
          <table:table-cell office:value-type="float" office:value="3005" calcext:value-type="float">
            <text:p>3005</text:p>
          </table:table-cell>
          <table:table-cell office:value-type="float" office:value="1.58313291493611E+018" calcext:value-type="float">
            <text:p>1.58313291493611E+018</text:p>
          </table:table-cell>
          <table:table-cell/>
          <table:table-cell office:value-type="float" office:value="165.572525024" calcext:value-type="float">
            <text:p>165.572525024</text:p>
          </table:table-cell>
          <table:table-cell office:value-type="float" office:value="144.892730713" calcext:value-type="float">
            <text:p>144.892730713</text:p>
          </table:table-cell>
          <table:table-cell office:value-type="float" office:value="1.56741547585" calcext:value-type="float">
            <text:p>1.56741547585</text:p>
          </table:table-cell>
          <table:table-cell office:value-type="float" office:value="389.0703125" calcext:value-type="float">
            <text:p>389.0703125</text:p>
          </table:table-cell>
          <table:table-cell office:value-type="float" office:value="226.447998047" calcext:value-type="float">
            <text:p>226.447998047</text:p>
          </table:table-cell>
        </table:table-row>
        <table:table-row table:style-name="ro1">
          <table:table-cell table:number-columns-repeated="4"/>
          <table:table-cell office:value-type="float" office:value="1.58313291499081E+018" calcext:value-type="float">
            <text:p>1.58313291499081E+018</text:p>
          </table:table-cell>
          <table:table-cell office:value-type="float" office:value="3006" calcext:value-type="float">
            <text:p>3006</text:p>
          </table:table-cell>
          <table:table-cell office:value-type="float" office:value="1.58313291497148E+018" calcext:value-type="float">
            <text:p>1.58313291497148E+018</text:p>
          </table:table-cell>
          <table:table-cell/>
          <table:table-cell office:value-type="float" office:value="3.97212076187" calcext:value-type="float">
            <text:p>3.97212076187</text:p>
          </table:table-cell>
          <table:table-cell/>
          <table:table-cell office:value-type="float" office:value="1.58313291498834E+018" calcext:value-type="float">
            <text:p>1.58313291498834E+018</text:p>
          </table:table-cell>
          <table:table-cell office:value-type="float" office:value="3006" calcext:value-type="float">
            <text:p>3006</text:p>
          </table:table-cell>
          <table:table-cell office:value-type="float" office:value="1.58313291497148E+018" calcext:value-type="float">
            <text:p>1.58313291497148E+018</text:p>
          </table:table-cell>
          <table:table-cell/>
          <table:table-cell office:value-type="float" office:value="168.767105103" calcext:value-type="float">
            <text:p>168.767105103</text:p>
          </table:table-cell>
          <table:table-cell office:value-type="float" office:value="147.171524048" calcext:value-type="float">
            <text:p>147.171524048</text:p>
          </table:table-cell>
          <table:table-cell office:value-type="float" office:value="-1.50655078888" calcext:value-type="float">
            <text:p>-1.50655078888</text:p>
          </table:table-cell>
          <table:table-cell office:value-type="float" office:value="388.439056396" calcext:value-type="float">
            <text:p>388.439056396</text:p>
          </table:table-cell>
          <table:table-cell office:value-type="float" office:value="228.356613159" calcext:value-type="float">
            <text:p>228.356613159</text:p>
          </table:table-cell>
        </table:table-row>
        <table:table-row table:style-name="ro1">
          <table:table-cell table:number-columns-repeated="4"/>
          <table:table-cell office:value-type="float" office:value="1.58313291502146E+018" calcext:value-type="float">
            <text:p>1.58313291502146E+018</text:p>
          </table:table-cell>
          <table:table-cell office:value-type="float" office:value="3007" calcext:value-type="float">
            <text:p>3007</text:p>
          </table:table-cell>
          <table:table-cell office:value-type="float" office:value="1.58313291500282E+018" calcext:value-type="float">
            <text:p>1.58313291500282E+018</text:p>
          </table:table-cell>
          <table:table-cell/>
          <table:table-cell office:value-type="float" office:value="4.07696676254" calcext:value-type="float">
            <text:p>4.07696676254</text:p>
          </table:table-cell>
          <table:table-cell/>
          <table:table-cell office:value-type="float" office:value="1.5831329150179E+018" calcext:value-type="float">
            <text:p>1.5831329150179E+018</text:p>
          </table:table-cell>
          <table:table-cell office:value-type="float" office:value="3007" calcext:value-type="float">
            <text:p>3007</text:p>
          </table:table-cell>
          <table:table-cell office:value-type="float" office:value="1.58313291500282E+018" calcext:value-type="float">
            <text:p>1.58313291500282E+018</text:p>
          </table:table-cell>
          <table:table-cell/>
          <table:table-cell office:value-type="float" office:value="164.50088501" calcext:value-type="float">
            <text:p>164.50088501</text:p>
          </table:table-cell>
          <table:table-cell office:value-type="float" office:value="146.123062134" calcext:value-type="float">
            <text:p>146.123062134</text:p>
          </table:table-cell>
          <table:table-cell office:value-type="float" office:value="1.52898871899" calcext:value-type="float">
            <text:p>1.52898871899</text:p>
          </table:table-cell>
          <table:table-cell office:value-type="float" office:value="388.861724854" calcext:value-type="float">
            <text:p>388.861724854</text:p>
          </table:table-cell>
          <table:table-cell office:value-type="float" office:value="226.535705566" calcext:value-type="float">
            <text:p>226.535705566</text:p>
          </table:table-cell>
        </table:table-row>
        <table:table-row table:style-name="ro1">
          <table:table-cell table:number-columns-repeated="4"/>
          <table:table-cell office:value-type="float" office:value="1.58313291505717E+018" calcext:value-type="float">
            <text:p>1.58313291505717E+018</text:p>
          </table:table-cell>
          <table:table-cell office:value-type="float" office:value="3008" calcext:value-type="float">
            <text:p>3008</text:p>
          </table:table-cell>
          <table:table-cell office:value-type="float" office:value="1.58313291503629E+018" calcext:value-type="float">
            <text:p>1.58313291503629E+018</text:p>
          </table:table-cell>
          <table:table-cell/>
          <table:table-cell office:value-type="float" office:value="4.01576519012" calcext:value-type="float">
            <text:p>4.01576519012</text:p>
          </table:table-cell>
          <table:table-cell/>
          <table:table-cell office:value-type="float" office:value="1.5831329150555E+018" calcext:value-type="float">
            <text:p>1.5831329150555E+018</text:p>
          </table:table-cell>
          <table:table-cell office:value-type="float" office:value="3008" calcext:value-type="float">
            <text:p>3008</text:p>
          </table:table-cell>
          <table:table-cell office:value-type="float" office:value="1.58313291503629E+018" calcext:value-type="float">
            <text:p>1.58313291503629E+018</text:p>
          </table:table-cell>
          <table:table-cell/>
          <table:table-cell office:value-type="float" office:value="161.833099365" calcext:value-type="float">
            <text:p>161.833099365</text:p>
          </table:table-cell>
          <table:table-cell office:value-type="float" office:value="146.735076904" calcext:value-type="float">
            <text:p>146.735076904</text:p>
          </table:table-cell>
          <table:table-cell office:value-type="float" office:value="1.48913526535" calcext:value-type="float">
            <text:p>1.48913526535</text:p>
          </table:table-cell>
          <table:table-cell office:value-type="float" office:value="389.202575684" calcext:value-type="float">
            <text:p>389.202575684</text:p>
          </table:table-cell>
          <table:table-cell office:value-type="float" office:value="225.74420166" calcext:value-type="float">
            <text:p>225.74420166</text:p>
          </table:table-cell>
        </table:table-row>
        <table:table-row table:style-name="ro1">
          <table:table-cell table:number-columns-repeated="4"/>
          <table:table-cell office:value-type="float" office:value="1.58313291509986E+018" calcext:value-type="float">
            <text:p>1.58313291509986E+018</text:p>
          </table:table-cell>
          <table:table-cell office:value-type="float" office:value="3009" calcext:value-type="float">
            <text:p>3009</text:p>
          </table:table-cell>
          <table:table-cell office:value-type="float" office:value="1.58313291507248E+018" calcext:value-type="float">
            <text:p>1.58313291507248E+018</text:p>
          </table:table-cell>
          <table:table-cell/>
          <table:table-cell office:value-type="float" office:value="3.94197702408" calcext:value-type="float">
            <text:p>3.94197702408</text:p>
          </table:table-cell>
          <table:table-cell/>
          <table:table-cell office:value-type="float" office:value="1.58313291509759E+018" calcext:value-type="float">
            <text:p>1.58313291509759E+018</text:p>
          </table:table-cell>
          <table:table-cell office:value-type="float" office:value="3009" calcext:value-type="float">
            <text:p>3009</text:p>
          </table:table-cell>
          <table:table-cell office:value-type="float" office:value="1.58313291507248E+018" calcext:value-type="float">
            <text:p>1.58313291507248E+018</text:p>
          </table:table-cell>
          <table:table-cell/>
          <table:table-cell office:value-type="float" office:value="158.182785034" calcext:value-type="float">
            <text:p>158.182785034</text:p>
          </table:table-cell>
          <table:table-cell office:value-type="float" office:value="147.472961426" calcext:value-type="float">
            <text:p>147.472961426</text:p>
          </table:table-cell>
          <table:table-cell office:value-type="float" office:value="1.29032337666" calcext:value-type="float">
            <text:p>1.29032337666</text:p>
          </table:table-cell>
          <table:table-cell office:value-type="float" office:value="387.164276123" calcext:value-type="float">
            <text:p>387.164276123</text:p>
          </table:table-cell>
          <table:table-cell office:value-type="float" office:value="224.775588989" calcext:value-type="float">
            <text:p>224.775588989</text:p>
          </table:table-cell>
        </table:table-row>
        <table:table-row table:style-name="ro1">
          <table:table-cell table:number-columns-repeated="4"/>
          <table:table-cell office:value-type="float" office:value="1.58313291515011E+018" calcext:value-type="float">
            <text:p>1.58313291515011E+018</text:p>
          </table:table-cell>
          <table:table-cell office:value-type="float" office:value="3010" calcext:value-type="float">
            <text:p>3010</text:p>
          </table:table-cell>
          <table:table-cell office:value-type="float" office:value="1.58313291510848E+018" calcext:value-type="float">
            <text:p>1.5831329151084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514494E+018" calcext:value-type="float">
            <text:p>1.58313291514494E+018</text:p>
          </table:table-cell>
          <table:table-cell office:value-type="float" office:value="3010" calcext:value-type="float">
            <text:p>3010</text:p>
          </table:table-cell>
          <table:table-cell office:value-type="float" office:value="1.58313291510848E+018" calcext:value-type="float">
            <text:p>1.58313291510848E+018</text:p>
          </table:table-cell>
          <table:table-cell/>
          <table:table-cell office:value-type="float" office:value="163.778366089" calcext:value-type="float">
            <text:p>163.778366089</text:p>
          </table:table-cell>
          <table:table-cell office:value-type="float" office:value="154.245498657" calcext:value-type="float">
            <text:p>154.245498657</text:p>
          </table:table-cell>
          <table:table-cell office:value-type="float" office:value="1.17140316963" calcext:value-type="float">
            <text:p>1.17140316963</text:p>
          </table:table-cell>
          <table:table-cell office:value-type="float" office:value="383.832946777" calcext:value-type="float">
            <text:p>383.832946777</text:p>
          </table:table-cell>
          <table:table-cell office:value-type="float" office:value="228.818618774" calcext:value-type="float">
            <text:p>228.818618774</text:p>
          </table:table-cell>
        </table:table-row>
        <table:table-row table:style-name="ro1">
          <table:table-cell table:number-columns-repeated="4"/>
          <table:table-cell office:value-type="float" office:value="1.58313291517566E+018" calcext:value-type="float">
            <text:p>1.58313291517566E+018</text:p>
          </table:table-cell>
          <table:table-cell office:value-type="float" office:value="3011" calcext:value-type="float">
            <text:p>3011</text:p>
          </table:table-cell>
          <table:table-cell office:value-type="float" office:value="1.58313291514051E+018" calcext:value-type="float">
            <text:p>1.58313291514051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517558E+018" calcext:value-type="float">
            <text:p>1.58313291517558E+018</text:p>
          </table:table-cell>
          <table:table-cell office:value-type="float" office:value="3011" calcext:value-type="float">
            <text:p>3011</text:p>
          </table:table-cell>
          <table:table-cell office:value-type="float" office:value="1.58313291514051E+018" calcext:value-type="float">
            <text:p>1.58313291514051E+018</text:p>
          </table:table-cell>
          <table:table-cell/>
          <table:table-cell office:value-type="float" office:value="164.583114624" calcext:value-type="float">
            <text:p>164.583114624</text:p>
          </table:table-cell>
          <table:table-cell office:value-type="float" office:value="155.46395874" calcext:value-type="float">
            <text:p>155.46395874</text:p>
          </table:table-cell>
          <table:table-cell office:value-type="float" office:value="0.787667989731" calcext:value-type="float">
            <text:p>0.787667989731</text:p>
          </table:table-cell>
          <table:table-cell office:value-type="float" office:value="379.259857178" calcext:value-type="float">
            <text:p>379.259857178</text:p>
          </table:table-cell>
          <table:table-cell office:value-type="float" office:value="230.614120483" calcext:value-type="float">
            <text:p>230.614120483</text:p>
          </table:table-cell>
        </table:table-row>
        <table:table-row table:style-name="ro1">
          <table:table-cell table:number-columns-repeated="4"/>
          <table:table-cell office:value-type="float" office:value="1.58313291520288E+018" calcext:value-type="float">
            <text:p>1.58313291520288E+018</text:p>
          </table:table-cell>
          <table:table-cell office:value-type="float" office:value="3012" calcext:value-type="float">
            <text:p>3012</text:p>
          </table:table-cell>
          <table:table-cell office:value-type="float" office:value="1.58313291517399E+018" calcext:value-type="float">
            <text:p>1.5831329151739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520185E+018" calcext:value-type="float">
            <text:p>1.58313291520185E+018</text:p>
          </table:table-cell>
          <table:table-cell office:value-type="float" office:value="3012" calcext:value-type="float">
            <text:p>3012</text:p>
          </table:table-cell>
          <table:table-cell office:value-type="float" office:value="1.58313291517399E+018" calcext:value-type="float">
            <text:p>1.58313291517399E+018</text:p>
          </table:table-cell>
          <table:table-cell/>
          <table:table-cell office:value-type="float" office:value="169.978988647" calcext:value-type="float">
            <text:p>169.978988647</text:p>
          </table:table-cell>
          <table:table-cell office:value-type="float" office:value="155.812271118" calcext:value-type="float">
            <text:p>155.812271118</text:p>
          </table:table-cell>
          <table:table-cell office:value-type="float" office:value="0.147469475865" calcext:value-type="float">
            <text:p>0.147469475865</text:p>
          </table:table-cell>
          <table:table-cell office:value-type="float" office:value="372.796203613" calcext:value-type="float">
            <text:p>372.796203613</text:p>
          </table:table-cell>
          <table:table-cell office:value-type="float" office:value="233.117538452" calcext:value-type="float">
            <text:p>233.117538452</text:p>
          </table:table-cell>
        </table:table-row>
        <table:table-row table:style-name="ro1">
          <table:table-cell table:number-columns-repeated="4"/>
          <table:table-cell office:value-type="float" office:value="1.58313291523903E+018" calcext:value-type="float">
            <text:p>1.58313291523903E+018</text:p>
          </table:table-cell>
          <table:table-cell office:value-type="float" office:value="3013" calcext:value-type="float">
            <text:p>3013</text:p>
          </table:table-cell>
          <table:table-cell office:value-type="float" office:value="1.58313291520433E+018" calcext:value-type="float">
            <text:p>1.58313291520433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523654E+018" calcext:value-type="float">
            <text:p>1.58313291523654E+018</text:p>
          </table:table-cell>
          <table:table-cell office:value-type="float" office:value="3013" calcext:value-type="float">
            <text:p>3013</text:p>
          </table:table-cell>
          <table:table-cell office:value-type="float" office:value="1.58313291520433E+018" calcext:value-type="float">
            <text:p>1.58313291520433E+018</text:p>
          </table:table-cell>
          <table:table-cell/>
          <table:table-cell office:value-type="float" office:value="172.646453857" calcext:value-type="float">
            <text:p>172.646453857</text:p>
          </table:table-cell>
          <table:table-cell office:value-type="float" office:value="156.254730225" calcext:value-type="float">
            <text:p>156.254730225</text:p>
          </table:table-cell>
          <table:table-cell office:value-type="float" office:value="-0.115927666426" calcext:value-type="float">
            <text:p>-0.115927666426</text:p>
          </table:table-cell>
          <table:table-cell office:value-type="float" office:value="368.556762695" calcext:value-type="float">
            <text:p>368.556762695</text:p>
          </table:table-cell>
          <table:table-cell office:value-type="float" office:value="237.112503052" calcext:value-type="float">
            <text:p>237.112503052</text:p>
          </table:table-cell>
        </table:table-row>
        <table:table-row table:style-name="ro1">
          <table:table-cell table:number-columns-repeated="4"/>
          <table:table-cell office:value-type="float" office:value="1.58313291527225E+018" calcext:value-type="float">
            <text:p>1.58313291527225E+018</text:p>
          </table:table-cell>
          <table:table-cell office:value-type="float" office:value="3014" calcext:value-type="float">
            <text:p>3014</text:p>
          </table:table-cell>
          <table:table-cell office:value-type="float" office:value="1.58313291524313E+018" calcext:value-type="float">
            <text:p>1.58313291524313E+018</text:p>
          </table:table-cell>
          <table:table-cell/>
          <table:table-cell office:value-type="float" office:value="3.83192300797" calcext:value-type="float">
            <text:p>3.83192300797</text:p>
          </table:table-cell>
          <table:table-cell/>
          <table:table-cell office:value-type="float" office:value="1.58313291527188E+018" calcext:value-type="float">
            <text:p>1.58313291527188E+018</text:p>
          </table:table-cell>
          <table:table-cell office:value-type="float" office:value="3014" calcext:value-type="float">
            <text:p>3014</text:p>
          </table:table-cell>
          <table:table-cell office:value-type="float" office:value="1.58313291524313E+018" calcext:value-type="float">
            <text:p>1.58313291524313E+018</text:p>
          </table:table-cell>
          <table:table-cell/>
          <table:table-cell office:value-type="float" office:value="175.098312378" calcext:value-type="float">
            <text:p>175.098312378</text:p>
          </table:table-cell>
          <table:table-cell office:value-type="float" office:value="155.935501099" calcext:value-type="float">
            <text:p>155.935501099</text:p>
          </table:table-cell>
          <table:table-cell office:value-type="float" office:value="-0.227884024382" calcext:value-type="float">
            <text:p>-0.227884024382</text:p>
          </table:table-cell>
          <table:table-cell office:value-type="float" office:value="366.776000977" calcext:value-type="float">
            <text:p>366.776000977</text:p>
          </table:table-cell>
          <table:table-cell office:value-type="float" office:value="239.182739258" calcext:value-type="float">
            <text:p>239.182739258</text:p>
          </table:table-cell>
        </table:table-row>
        <table:table-row table:style-name="ro1">
          <table:table-cell table:number-columns-repeated="4"/>
          <table:table-cell office:value-type="float" office:value="1.58313291530792E+018" calcext:value-type="float">
            <text:p>1.58313291530792E+018</text:p>
          </table:table-cell>
          <table:table-cell office:value-type="float" office:value="3015" calcext:value-type="float">
            <text:p>3015</text:p>
          </table:table-cell>
          <table:table-cell office:value-type="float" office:value="1.58313291527639E+018" calcext:value-type="float">
            <text:p>1.58313291527639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530383E+018" calcext:value-type="float">
            <text:p>1.58313291530383E+018</text:p>
          </table:table-cell>
          <table:table-cell office:value-type="float" office:value="3015" calcext:value-type="float">
            <text:p>3015</text:p>
          </table:table-cell>
          <table:table-cell office:value-type="float" office:value="1.58313291527639E+018" calcext:value-type="float">
            <text:p>1.58313291527639E+018</text:p>
          </table:table-cell>
          <table:table-cell/>
          <table:table-cell office:value-type="float" office:value="177.813064575" calcext:value-type="float">
            <text:p>177.813064575</text:p>
          </table:table-cell>
          <table:table-cell office:value-type="float" office:value="151.427062988" calcext:value-type="float">
            <text:p>151.427062988</text:p>
          </table:table-cell>
          <table:table-cell office:value-type="float" office:value="-0.258994668722" calcext:value-type="float">
            <text:p>-0.258994668722</text:p>
          </table:table-cell>
          <table:table-cell office:value-type="float" office:value="365.100280762" calcext:value-type="float">
            <text:p>365.100280762</text:p>
          </table:table-cell>
          <table:table-cell office:value-type="float" office:value="241.164672852" calcext:value-type="float">
            <text:p>241.164672852</text:p>
          </table:table-cell>
        </table:table-row>
        <table:table-row table:style-name="ro1">
          <table:table-cell table:number-columns-repeated="4"/>
          <table:table-cell office:value-type="float" office:value="1.58313291534056E+018" calcext:value-type="float">
            <text:p>1.58313291534056E+018</text:p>
          </table:table-cell>
          <table:table-cell office:value-type="float" office:value="3016" calcext:value-type="float">
            <text:p>3016</text:p>
          </table:table-cell>
          <table:table-cell office:value-type="float" office:value="1.58313291531168E+018" calcext:value-type="float">
            <text:p>1.5831329153116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533896E+018" calcext:value-type="float">
            <text:p>1.58313291533896E+018</text:p>
          </table:table-cell>
          <table:table-cell office:value-type="float" office:value="3016" calcext:value-type="float">
            <text:p>3016</text:p>
          </table:table-cell>
          <table:table-cell office:value-type="float" office:value="1.58313291531168E+018" calcext:value-type="float">
            <text:p>1.58313291531168E+018</text:p>
          </table:table-cell>
          <table:table-cell/>
          <table:table-cell office:value-type="float" office:value="180.066680908" calcext:value-type="float">
            <text:p>180.066680908</text:p>
          </table:table-cell>
          <table:table-cell office:value-type="float" office:value="150.163757324" calcext:value-type="float">
            <text:p>150.163757324</text:p>
          </table:table-cell>
          <table:table-cell office:value-type="float" office:value="-0.341612190008" calcext:value-type="float">
            <text:p>-0.341612190008</text:p>
          </table:table-cell>
          <table:table-cell office:value-type="float" office:value="364.657745361" calcext:value-type="float">
            <text:p>364.657745361</text:p>
          </table:table-cell>
          <table:table-cell office:value-type="float" office:value="244.235519409" calcext:value-type="float">
            <text:p>244.235519409</text:p>
          </table:table-cell>
        </table:table-row>
        <table:table-row table:style-name="ro1">
          <table:table-cell table:number-columns-repeated="4"/>
          <table:table-cell office:value-type="float" office:value="1.58313291539762E+018" calcext:value-type="float">
            <text:p>1.58313291539762E+018</text:p>
          </table:table-cell>
          <table:table-cell office:value-type="float" office:value="3017" calcext:value-type="float">
            <text:p>3017</text:p>
          </table:table-cell>
          <table:table-cell office:value-type="float" office:value="1.58313291534873E+018" calcext:value-type="float">
            <text:p>1.58313291534873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539384E+018" calcext:value-type="float">
            <text:p>1.58313291539384E+018</text:p>
          </table:table-cell>
          <table:table-cell office:value-type="float" office:value="3017" calcext:value-type="float">
            <text:p>3017</text:p>
          </table:table-cell>
          <table:table-cell office:value-type="float" office:value="1.58313291534873E+018" calcext:value-type="float">
            <text:p>1.58313291534873E+018</text:p>
          </table:table-cell>
          <table:table-cell/>
          <table:table-cell office:value-type="float" office:value="181.59967041" calcext:value-type="float">
            <text:p>181.59967041</text:p>
          </table:table-cell>
          <table:table-cell office:value-type="float" office:value="148.843856812" calcext:value-type="float">
            <text:p>148.843856812</text:p>
          </table:table-cell>
          <table:table-cell office:value-type="float" office:value="-0.317823499441" calcext:value-type="float">
            <text:p>-0.317823499441</text:p>
          </table:table-cell>
          <table:table-cell office:value-type="float" office:value="365.203033447" calcext:value-type="float">
            <text:p>365.203033447</text:p>
          </table:table-cell>
          <table:table-cell office:value-type="float" office:value="244.195358276" calcext:value-type="float">
            <text:p>244.195358276</text:p>
          </table:table-cell>
        </table:table-row>
        <table:table-row table:style-name="ro1">
          <table:table-cell table:number-columns-repeated="4"/>
          <table:table-cell office:value-type="float" office:value="1.58313291542984E+018" calcext:value-type="float">
            <text:p>1.58313291542984E+018</text:p>
          </table:table-cell>
          <table:table-cell office:value-type="float" office:value="3018" calcext:value-type="float">
            <text:p>3018</text:p>
          </table:table-cell>
          <table:table-cell office:value-type="float" office:value="1.58313291536903E+018" calcext:value-type="float">
            <text:p>1.58313291536903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542611E+018" calcext:value-type="float">
            <text:p>1.58313291542611E+018</text:p>
          </table:table-cell>
          <table:table-cell office:value-type="float" office:value="3018" calcext:value-type="float">
            <text:p>3018</text:p>
          </table:table-cell>
          <table:table-cell office:value-type="float" office:value="1.58313291536903E+018" calcext:value-type="float">
            <text:p>1.58313291536903E+018</text:p>
          </table:table-cell>
          <table:table-cell/>
          <table:table-cell office:value-type="float" office:value="180.689239502" calcext:value-type="float">
            <text:p>180.689239502</text:p>
          </table:table-cell>
          <table:table-cell office:value-type="float" office:value="147.414306641" calcext:value-type="float">
            <text:p>147.414306641</text:p>
          </table:table-cell>
          <table:table-cell office:value-type="float" office:value="-0.278075039387" calcext:value-type="float">
            <text:p>-0.278075039387</text:p>
          </table:table-cell>
          <table:table-cell office:value-type="float" office:value="365.663909912" calcext:value-type="float">
            <text:p>365.663909912</text:p>
          </table:table-cell>
          <table:table-cell office:value-type="float" office:value="244.097198486" calcext:value-type="float">
            <text:p>244.097198486</text:p>
          </table:table-cell>
        </table:table-row>
        <table:table-row table:style-name="ro1">
          <table:table-cell table:number-columns-repeated="4"/>
          <table:table-cell office:value-type="float" office:value="1.58313291545279E+018" calcext:value-type="float">
            <text:p>1.58313291545279E+018</text:p>
          </table:table-cell>
          <table:table-cell office:value-type="float" office:value="3019" calcext:value-type="float">
            <text:p>3019</text:p>
          </table:table-cell>
          <table:table-cell office:value-type="float" office:value="1.58313291541143E+018" calcext:value-type="float">
            <text:p>1.58313291541143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544988E+018" calcext:value-type="float">
            <text:p>1.58313291544988E+018</text:p>
          </table:table-cell>
          <table:table-cell office:value-type="float" office:value="3019" calcext:value-type="float">
            <text:p>3019</text:p>
          </table:table-cell>
          <table:table-cell office:value-type="float" office:value="1.58313291541143E+018" calcext:value-type="float">
            <text:p>1.58313291541143E+018</text:p>
          </table:table-cell>
          <table:table-cell/>
          <table:table-cell office:value-type="float" office:value="183.727615356" calcext:value-type="float">
            <text:p>183.727615356</text:p>
          </table:table-cell>
          <table:table-cell office:value-type="float" office:value="146.856292725" calcext:value-type="float">
            <text:p>146.856292725</text:p>
          </table:table-cell>
          <table:table-cell office:value-type="float" office:value="-0.262177944183" calcext:value-type="float">
            <text:p>-0.262177944183</text:p>
          </table:table-cell>
          <table:table-cell office:value-type="float" office:value="366.659973145" calcext:value-type="float">
            <text:p>366.659973145</text:p>
          </table:table-cell>
          <table:table-cell office:value-type="float" office:value="243.026382446" calcext:value-type="float">
            <text:p>243.026382446</text:p>
          </table:table-cell>
        </table:table-row>
        <table:table-row table:style-name="ro1">
          <table:table-cell table:number-columns-repeated="4"/>
          <table:table-cell office:value-type="float" office:value="1.58313291548373E+018" calcext:value-type="float">
            <text:p>1.58313291548373E+018</text:p>
          </table:table-cell>
          <table:table-cell office:value-type="float" office:value="3020" calcext:value-type="float">
            <text:p>3020</text:p>
          </table:table-cell>
          <table:table-cell office:value-type="float" office:value="1.58313291543539E+018" calcext:value-type="float">
            <text:p>1.58313291543539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547915E+018" calcext:value-type="float">
            <text:p>1.58313291547915E+018</text:p>
          </table:table-cell>
          <table:table-cell office:value-type="float" office:value="3020" calcext:value-type="float">
            <text:p>3020</text:p>
          </table:table-cell>
          <table:table-cell office:value-type="float" office:value="1.58313291543539E+018" calcext:value-type="float">
            <text:p>1.58313291543539E+018</text:p>
          </table:table-cell>
          <table:table-cell/>
          <table:table-cell office:value-type="float" office:value="198.245452881" calcext:value-type="float">
            <text:p>198.245452881</text:p>
          </table:table-cell>
          <table:table-cell office:value-type="float" office:value="144.661468506" calcext:value-type="float">
            <text:p>144.661468506</text:p>
          </table:table-cell>
          <table:table-cell office:value-type="float" office:value="-0.185263201594" calcext:value-type="float">
            <text:p>-0.185263201594</text:p>
          </table:table-cell>
          <table:table-cell office:value-type="float" office:value="371.503479004" calcext:value-type="float">
            <text:p>371.503479004</text:p>
          </table:table-cell>
          <table:table-cell office:value-type="float" office:value="242.295623779" calcext:value-type="float">
            <text:p>242.295623779</text:p>
          </table:table-cell>
        </table:table-row>
        <table:table-row table:style-name="ro1">
          <table:table-cell table:number-columns-repeated="4"/>
          <table:table-cell office:value-type="float" office:value="1.58313291549871E+018" calcext:value-type="float">
            <text:p>1.58313291549871E+018</text:p>
          </table:table-cell>
          <table:table-cell office:value-type="float" office:value="3021" calcext:value-type="float">
            <text:p>3021</text:p>
          </table:table-cell>
          <table:table-cell office:value-type="float" office:value="1.58313291546951E+018" calcext:value-type="float">
            <text:p>1.58313291546951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549047E+018" calcext:value-type="float">
            <text:p>1.58313291549047E+018</text:p>
          </table:table-cell>
          <table:table-cell office:value-type="float" office:value="3021" calcext:value-type="float">
            <text:p>3021</text:p>
          </table:table-cell>
          <table:table-cell office:value-type="float" office:value="1.58313291546951E+018" calcext:value-type="float">
            <text:p>1.58313291546951E+018</text:p>
          </table:table-cell>
          <table:table-cell/>
          <table:table-cell office:value-type="float" office:value="188.075866699" calcext:value-type="float">
            <text:p>188.075866699</text:p>
          </table:table-cell>
          <table:table-cell office:value-type="float" office:value="144.093933105" calcext:value-type="float">
            <text:p>144.093933105</text:p>
          </table:table-cell>
          <table:table-cell office:value-type="float" office:value="-0.0587987340987" calcext:value-type="float">
            <text:p>-0.0587987340987</text:p>
          </table:table-cell>
          <table:table-cell office:value-type="float" office:value="378.456970215" calcext:value-type="float">
            <text:p>378.456970215</text:p>
          </table:table-cell>
          <table:table-cell office:value-type="float" office:value="239.592285156" calcext:value-type="float">
            <text:p>239.592285156</text:p>
          </table:table-cell>
        </table:table-row>
        <table:table-row table:style-name="ro1">
          <table:table-cell table:number-columns-repeated="4"/>
          <table:table-cell office:value-type="float" office:value="1.58313291553203E+018" calcext:value-type="float">
            <text:p>1.58313291553203E+018</text:p>
          </table:table-cell>
          <table:table-cell office:value-type="float" office:value="3022" calcext:value-type="float">
            <text:p>3022</text:p>
          </table:table-cell>
          <table:table-cell office:value-type="float" office:value="1.58313291550404E+018" calcext:value-type="float">
            <text:p>1.58313291550404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553195E+018" calcext:value-type="float">
            <text:p>1.58313291553195E+018</text:p>
          </table:table-cell>
          <table:table-cell office:value-type="float" office:value="3022" calcext:value-type="float">
            <text:p>3022</text:p>
          </table:table-cell>
          <table:table-cell office:value-type="float" office:value="1.58313291550404E+018" calcext:value-type="float">
            <text:p>1.58313291550404E+018</text:p>
          </table:table-cell>
          <table:table-cell/>
          <table:table-cell office:value-type="float" office:value="172.081893921" calcext:value-type="float">
            <text:p>172.081893921</text:p>
          </table:table-cell>
          <table:table-cell office:value-type="float" office:value="143.62147522" calcext:value-type="float">
            <text:p>143.62147522</text:p>
          </table:table-cell>
          <table:table-cell office:value-type="float" office:value="0.261496841908" calcext:value-type="float">
            <text:p>0.261496841908</text:p>
          </table:table-cell>
          <table:table-cell office:value-type="float" office:value="383.945892334" calcext:value-type="float">
            <text:p>383.945892334</text:p>
          </table:table-cell>
          <table:table-cell office:value-type="float" office:value="237.830444336" calcext:value-type="float">
            <text:p>237.830444336</text:p>
          </table:table-cell>
        </table:table-row>
        <table:table-row table:style-name="ro1">
          <table:table-cell table:number-columns-repeated="4"/>
          <table:table-cell office:value-type="float" office:value="1.5831329155576E+018" calcext:value-type="float">
            <text:p>1.5831329155576E+018</text:p>
          </table:table-cell>
          <table:table-cell office:value-type="float" office:value="3023" calcext:value-type="float">
            <text:p>3023</text:p>
          </table:table-cell>
          <table:table-cell office:value-type="float" office:value="1.58313291553606E+018" calcext:value-type="float">
            <text:p>1.58313291553606E+018</text:p>
          </table:table-cell>
          <table:table-cell/>
          <table:table-cell office:value-type="float" office:value="3.8483581543" calcext:value-type="float">
            <text:p>3.8483581543</text:p>
          </table:table-cell>
          <table:table-cell/>
          <table:table-cell office:value-type="float" office:value="1.58313291555361E+018" calcext:value-type="float">
            <text:p>1.58313291555361E+018</text:p>
          </table:table-cell>
          <table:table-cell office:value-type="float" office:value="3023" calcext:value-type="float">
            <text:p>3023</text:p>
          </table:table-cell>
          <table:table-cell office:value-type="float" office:value="1.58313291553606E+018" calcext:value-type="float">
            <text:p>1.58313291553606E+018</text:p>
          </table:table-cell>
          <table:table-cell/>
          <table:table-cell office:value-type="float" office:value="165.088729858" calcext:value-type="float">
            <text:p>165.088729858</text:p>
          </table:table-cell>
          <table:table-cell office:value-type="float" office:value="147.137893677" calcext:value-type="float">
            <text:p>147.137893677</text:p>
          </table:table-cell>
          <table:table-cell office:value-type="float" office:value="0.357027381659" calcext:value-type="float">
            <text:p>0.357027381659</text:p>
          </table:table-cell>
          <table:table-cell office:value-type="float" office:value="384.66986084" calcext:value-type="float">
            <text:p>384.66986084</text:p>
          </table:table-cell>
          <table:table-cell office:value-type="float" office:value="238.603775024" calcext:value-type="float">
            <text:p>238.603775024</text:p>
          </table:table-cell>
        </table:table-row>
        <table:table-row table:style-name="ro1">
          <table:table-cell table:number-columns-repeated="4"/>
          <table:table-cell office:value-type="float" office:value="1.58313291563058E+018" calcext:value-type="float">
            <text:p>1.58313291563058E+018</text:p>
          </table:table-cell>
          <table:table-cell office:value-type="float" office:value="3024" calcext:value-type="float">
            <text:p>3024</text:p>
          </table:table-cell>
          <table:table-cell office:value-type="float" office:value="1.58313291559927E+018" calcext:value-type="float">
            <text:p>1.58313291559927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562711E+018" calcext:value-type="float">
            <text:p>1.58313291562711E+018</text:p>
          </table:table-cell>
          <table:table-cell office:value-type="float" office:value="3024" calcext:value-type="float">
            <text:p>3024</text:p>
          </table:table-cell>
          <table:table-cell office:value-type="float" office:value="1.58313291559927E+018" calcext:value-type="float">
            <text:p>1.58313291559927E+018</text:p>
          </table:table-cell>
          <table:table-cell/>
          <table:table-cell office:value-type="float" office:value="159.036865234" calcext:value-type="float">
            <text:p>159.036865234</text:p>
          </table:table-cell>
          <table:table-cell office:value-type="float" office:value="143.203369141" calcext:value-type="float">
            <text:p>143.203369141</text:p>
          </table:table-cell>
          <table:table-cell office:value-type="float" office:value="0.979203045368" calcext:value-type="float">
            <text:p>0.979203045368</text:p>
          </table:table-cell>
          <table:table-cell office:value-type="float" office:value="385.880432129" calcext:value-type="float">
            <text:p>385.880432129</text:p>
          </table:table-cell>
          <table:table-cell office:value-type="float" office:value="239.448043823" calcext:value-type="float">
            <text:p>239.448043823</text:p>
          </table:table-cell>
        </table:table-row>
        <table:table-row table:style-name="ro1">
          <table:table-cell table:number-columns-repeated="4"/>
          <table:table-cell office:value-type="float" office:value="1.58313291566457E+018" calcext:value-type="float">
            <text:p>1.58313291566457E+018</text:p>
          </table:table-cell>
          <table:table-cell office:value-type="float" office:value="3025" calcext:value-type="float">
            <text:p>3025</text:p>
          </table:table-cell>
          <table:table-cell office:value-type="float" office:value="1.58313291563478E+018" calcext:value-type="float">
            <text:p>1.58313291563478E+018</text:p>
          </table:table-cell>
          <table:table-cell/>
          <table:table-cell office:value-type="float" office:value="4.03610515594" calcext:value-type="float">
            <text:p>4.03610515594</text:p>
          </table:table-cell>
          <table:table-cell/>
          <table:table-cell office:value-type="float" office:value="1.58313291566408E+018" calcext:value-type="float">
            <text:p>1.58313291566408E+018</text:p>
          </table:table-cell>
          <table:table-cell office:value-type="float" office:value="3025" calcext:value-type="float">
            <text:p>3025</text:p>
          </table:table-cell>
          <table:table-cell office:value-type="float" office:value="1.58313291563478E+018" calcext:value-type="float">
            <text:p>1.58313291563478E+018</text:p>
          </table:table-cell>
          <table:table-cell/>
          <table:table-cell office:value-type="float" office:value="160.228942871" calcext:value-type="float">
            <text:p>160.228942871</text:p>
          </table:table-cell>
          <table:table-cell office:value-type="float" office:value="144.842315674" calcext:value-type="float">
            <text:p>144.842315674</text:p>
          </table:table-cell>
          <table:table-cell office:value-type="float" office:value="0.985552310944" calcext:value-type="float">
            <text:p>0.985552310944</text:p>
          </table:table-cell>
          <table:table-cell office:value-type="float" office:value="385.434265137" calcext:value-type="float">
            <text:p>385.434265137</text:p>
          </table:table-cell>
          <table:table-cell office:value-type="float" office:value="239.265823364" calcext:value-type="float">
            <text:p>239.265823364</text:p>
          </table:table-cell>
        </table:table-row>
        <table:table-row table:style-name="ro1">
          <table:table-cell table:number-columns-repeated="4"/>
          <table:table-cell office:value-type="float" office:value="1.58313291569957E+018" calcext:value-type="float">
            <text:p>1.58313291569957E+018</text:p>
          </table:table-cell>
          <table:table-cell office:value-type="float" office:value="3026" calcext:value-type="float">
            <text:p>3026</text:p>
          </table:table-cell>
          <table:table-cell office:value-type="float" office:value="1.58313291566826E+018" calcext:value-type="float">
            <text:p>1.58313291566826E+018</text:p>
          </table:table-cell>
          <table:table-cell/>
          <table:table-cell office:value-type="float" office:value="3.96439981461" calcext:value-type="float">
            <text:p>3.96439981461</text:p>
          </table:table-cell>
          <table:table-cell/>
          <table:table-cell office:value-type="float" office:value="1.58313291569504E+018" calcext:value-type="float">
            <text:p>1.58313291569504E+018</text:p>
          </table:table-cell>
          <table:table-cell office:value-type="float" office:value="3026" calcext:value-type="float">
            <text:p>3026</text:p>
          </table:table-cell>
          <table:table-cell office:value-type="float" office:value="1.58313291566826E+018" calcext:value-type="float">
            <text:p>1.58313291566826E+018</text:p>
          </table:table-cell>
          <table:table-cell/>
          <table:table-cell office:value-type="float" office:value="161.652557373" calcext:value-type="float">
            <text:p>161.652557373</text:p>
          </table:table-cell>
          <table:table-cell office:value-type="float" office:value="145.559371948" calcext:value-type="float">
            <text:p>145.559371948</text:p>
          </table:table-cell>
          <table:table-cell office:value-type="float" office:value="1.1692019701" calcext:value-type="float">
            <text:p>1.1692019701</text:p>
          </table:table-cell>
          <table:table-cell office:value-type="float" office:value="385.264984131" calcext:value-type="float">
            <text:p>385.264984131</text:p>
          </table:table-cell>
          <table:table-cell office:value-type="float" office:value="238.919036865" calcext:value-type="float">
            <text:p>238.919036865</text:p>
          </table:table-cell>
        </table:table-row>
        <table:table-row table:style-name="ro1">
          <table:table-cell table:number-columns-repeated="4"/>
          <table:table-cell office:value-type="float" office:value="1.58313291573898E+018" calcext:value-type="float">
            <text:p>1.58313291573898E+018</text:p>
          </table:table-cell>
          <table:table-cell office:value-type="float" office:value="3027" calcext:value-type="float">
            <text:p>3027</text:p>
          </table:table-cell>
          <table:table-cell office:value-type="float" office:value="1.58313291568579E+018" calcext:value-type="float">
            <text:p>1.58313291568579E+018</text:p>
          </table:table-cell>
          <table:table-cell/>
          <table:table-cell office:value-type="float" office:value="4.04973125458" calcext:value-type="float">
            <text:p>4.04973125458</text:p>
          </table:table-cell>
          <table:table-cell/>
          <table:table-cell office:value-type="float" office:value="1.58313291573747E+018" calcext:value-type="float">
            <text:p>1.58313291573747E+018</text:p>
          </table:table-cell>
          <table:table-cell office:value-type="float" office:value="3027" calcext:value-type="float">
            <text:p>3027</text:p>
          </table:table-cell>
          <table:table-cell office:value-type="float" office:value="1.58313291568579E+018" calcext:value-type="float">
            <text:p>1.58313291568579E+018</text:p>
          </table:table-cell>
          <table:table-cell/>
          <table:table-cell office:value-type="float" office:value="166.800048828" calcext:value-type="float">
            <text:p>166.800048828</text:p>
          </table:table-cell>
          <table:table-cell office:value-type="float" office:value="144.706054688" calcext:value-type="float">
            <text:p>144.706054688</text:p>
          </table:table-cell>
          <table:table-cell office:value-type="float" office:value="1.21112203598" calcext:value-type="float">
            <text:p>1.21112203598</text:p>
          </table:table-cell>
          <table:table-cell office:value-type="float" office:value="384.278717041" calcext:value-type="float">
            <text:p>384.278717041</text:p>
          </table:table-cell>
          <table:table-cell office:value-type="float" office:value="240.233978271" calcext:value-type="float">
            <text:p>240.233978271</text:p>
          </table:table-cell>
        </table:table-row>
        <table:table-row table:style-name="ro1">
          <table:table-cell table:number-columns-repeated="4"/>
          <table:table-cell office:value-type="float" office:value="1.58313291577599E+018" calcext:value-type="float">
            <text:p>1.58313291577599E+018</text:p>
          </table:table-cell>
          <table:table-cell office:value-type="float" office:value="3028" calcext:value-type="float">
            <text:p>3028</text:p>
          </table:table-cell>
          <table:table-cell office:value-type="float" office:value="1.58313291571922E+018" calcext:value-type="float">
            <text:p>1.58313291571922E+018</text:p>
          </table:table-cell>
          <table:table-cell/>
          <table:table-cell office:value-type="float" office:value="3.87915802002" calcext:value-type="float">
            <text:p>3.87915802002</text:p>
          </table:table-cell>
          <table:table-cell/>
          <table:table-cell office:value-type="float" office:value="1.58313291577471E+018" calcext:value-type="float">
            <text:p>1.58313291577471E+018</text:p>
          </table:table-cell>
          <table:table-cell office:value-type="float" office:value="3028" calcext:value-type="float">
            <text:p>3028</text:p>
          </table:table-cell>
          <table:table-cell office:value-type="float" office:value="1.58313291571922E+018" calcext:value-type="float">
            <text:p>1.58313291571922E+018</text:p>
          </table:table-cell>
          <table:table-cell/>
          <table:table-cell office:value-type="float" office:value="175.253646851" calcext:value-type="float">
            <text:p>175.253646851</text:p>
          </table:table-cell>
          <table:table-cell office:value-type="float" office:value="146.41178894" calcext:value-type="float">
            <text:p>146.41178894</text:p>
          </table:table-cell>
          <table:table-cell office:value-type="float" office:value="1.24491786957" calcext:value-type="float">
            <text:p>1.24491786957</text:p>
          </table:table-cell>
          <table:table-cell office:value-type="float" office:value="383.998626709" calcext:value-type="float">
            <text:p>383.998626709</text:p>
          </table:table-cell>
          <table:table-cell office:value-type="float" office:value="244.15411377" calcext:value-type="float">
            <text:p>244.15411377</text:p>
          </table:table-cell>
        </table:table-row>
        <table:table-row table:style-name="ro1">
          <table:table-cell table:number-columns-repeated="4"/>
          <table:table-cell office:value-type="float" office:value="1.58313291580329E+018" calcext:value-type="float">
            <text:p>1.58313291580329E+018</text:p>
          </table:table-cell>
          <table:table-cell office:value-type="float" office:value="3029" calcext:value-type="float">
            <text:p>3029</text:p>
          </table:table-cell>
          <table:table-cell office:value-type="float" office:value="1.58313291575519E+018" calcext:value-type="float">
            <text:p>1.58313291575519E+018</text:p>
          </table:table-cell>
          <table:table-cell/>
          <table:table-cell office:value-type="float" office:value="4.08194255829" calcext:value-type="float">
            <text:p>4.08194255829</text:p>
          </table:table-cell>
          <table:table-cell/>
          <table:table-cell office:value-type="float" office:value="1.58313291580039E+018" calcext:value-type="float">
            <text:p>1.58313291580039E+018</text:p>
          </table:table-cell>
          <table:table-cell office:value-type="float" office:value="3029" calcext:value-type="float">
            <text:p>3029</text:p>
          </table:table-cell>
          <table:table-cell office:value-type="float" office:value="1.58313291575519E+018" calcext:value-type="float">
            <text:p>1.58313291575519E+018</text:p>
          </table:table-cell>
          <table:table-cell/>
          <table:table-cell office:value-type="float" office:value="177.135543823" calcext:value-type="float">
            <text:p>177.135543823</text:p>
          </table:table-cell>
          <table:table-cell office:value-type="float" office:value="144.38394165" calcext:value-type="float">
            <text:p>144.38394165</text:p>
          </table:table-cell>
          <table:table-cell office:value-type="float" office:value="1.26871347427" calcext:value-type="float">
            <text:p>1.26871347427</text:p>
          </table:table-cell>
          <table:table-cell office:value-type="float" office:value="384.331756592" calcext:value-type="float">
            <text:p>384.331756592</text:p>
          </table:table-cell>
          <table:table-cell office:value-type="float" office:value="242.324264526" calcext:value-type="float">
            <text:p>242.324264526</text:p>
          </table:table-cell>
        </table:table-row>
        <table:table-row table:style-name="ro1">
          <table:table-cell table:number-columns-repeated="4"/>
          <table:table-cell office:value-type="float" office:value="1.5831329158402E+018" calcext:value-type="float">
            <text:p>1.5831329158402E+018</text:p>
          </table:table-cell>
          <table:table-cell office:value-type="float" office:value="3030" calcext:value-type="float">
            <text:p>3030</text:p>
          </table:table-cell>
          <table:table-cell office:value-type="float" office:value="1.58313291577724E+018" calcext:value-type="float">
            <text:p>1.58313291577724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583915E+018" calcext:value-type="float">
            <text:p>1.58313291583915E+018</text:p>
          </table:table-cell>
          <table:table-cell office:value-type="float" office:value="3030" calcext:value-type="float">
            <text:p>3030</text:p>
          </table:table-cell>
          <table:table-cell office:value-type="float" office:value="1.58313291577724E+018" calcext:value-type="float">
            <text:p>1.58313291577724E+018</text:p>
          </table:table-cell>
          <table:table-cell/>
          <table:table-cell office:value-type="float" office:value="172.77053833" calcext:value-type="float">
            <text:p>172.77053833</text:p>
          </table:table-cell>
          <table:table-cell office:value-type="float" office:value="150.51512146" calcext:value-type="float">
            <text:p>150.51512146</text:p>
          </table:table-cell>
          <table:table-cell office:value-type="float" office:value="1.16399335861" calcext:value-type="float">
            <text:p>1.16399335861</text:p>
          </table:table-cell>
          <table:table-cell office:value-type="float" office:value="382.361602783" calcext:value-type="float">
            <text:p>382.361602783</text:p>
          </table:table-cell>
          <table:table-cell office:value-type="float" office:value="241.570892334" calcext:value-type="float">
            <text:p>241.570892334</text:p>
          </table:table-cell>
        </table:table-row>
        <table:table-row table:style-name="ro1">
          <table:table-cell table:number-columns-repeated="4"/>
          <table:table-cell office:value-type="float" office:value="1.58313291585947E+018" calcext:value-type="float">
            <text:p>1.58313291585947E+018</text:p>
          </table:table-cell>
          <table:table-cell office:value-type="float" office:value="3031" calcext:value-type="float">
            <text:p>3031</text:p>
          </table:table-cell>
          <table:table-cell office:value-type="float" office:value="1.58313291581928E+018" calcext:value-type="float">
            <text:p>1.58313291581928E+018</text:p>
          </table:table-cell>
          <table:table-cell/>
          <table:table-cell office:value-type="float" office:value="3.91264653206" calcext:value-type="float">
            <text:p>3.91264653206</text:p>
          </table:table-cell>
          <table:table-cell/>
          <table:table-cell office:value-type="float" office:value="1.58313291585822E+018" calcext:value-type="float">
            <text:p>1.58313291585822E+018</text:p>
          </table:table-cell>
          <table:table-cell office:value-type="float" office:value="3031" calcext:value-type="float">
            <text:p>3031</text:p>
          </table:table-cell>
          <table:table-cell office:value-type="float" office:value="1.58313291581928E+018" calcext:value-type="float">
            <text:p>1.58313291581928E+018</text:p>
          </table:table-cell>
          <table:table-cell/>
          <table:table-cell office:value-type="float" office:value="170.046432495" calcext:value-type="float">
            <text:p>170.046432495</text:p>
          </table:table-cell>
          <table:table-cell office:value-type="float" office:value="149.388656616" calcext:value-type="float">
            <text:p>149.388656616</text:p>
          </table:table-cell>
          <table:table-cell office:value-type="float" office:value="1.45216214657" calcext:value-type="float">
            <text:p>1.45216214657</text:p>
          </table:table-cell>
          <table:table-cell office:value-type="float" office:value="380.881652832" calcext:value-type="float">
            <text:p>380.881652832</text:p>
          </table:table-cell>
          <table:table-cell office:value-type="float" office:value="241.92149353" calcext:value-type="float">
            <text:p>241.92149353</text:p>
          </table:table-cell>
        </table:table-row>
        <table:table-row table:style-name="ro1">
          <table:table-cell table:number-columns-repeated="4"/>
          <table:table-cell office:value-type="float" office:value="1.58313291587435E+018" calcext:value-type="float">
            <text:p>1.58313291587435E+018</text:p>
          </table:table-cell>
          <table:table-cell office:value-type="float" office:value="3032" calcext:value-type="float">
            <text:p>3032</text:p>
          </table:table-cell>
          <table:table-cell office:value-type="float" office:value="1.58313291584545E+018" calcext:value-type="float">
            <text:p>1.58313291584545E+018</text:p>
          </table:table-cell>
          <table:table-cell/>
          <table:table-cell office:value-type="float" office:value="4.04066181183" calcext:value-type="float">
            <text:p>4.04066181183</text:p>
          </table:table-cell>
          <table:table-cell/>
          <table:table-cell office:value-type="float" office:value="1.58313291587697E+018" calcext:value-type="float">
            <text:p>1.58313291587697E+018</text:p>
          </table:table-cell>
          <table:table-cell office:value-type="float" office:value="3032" calcext:value-type="float">
            <text:p>3032</text:p>
          </table:table-cell>
          <table:table-cell office:value-type="float" office:value="1.58313291584545E+018" calcext:value-type="float">
            <text:p>1.58313291584545E+018</text:p>
          </table:table-cell>
          <table:table-cell/>
          <table:table-cell office:value-type="float" office:value="167.473800659" calcext:value-type="float">
            <text:p>167.473800659</text:p>
          </table:table-cell>
          <table:table-cell office:value-type="float" office:value="148.108505249" calcext:value-type="float">
            <text:p>148.108505249</text:p>
          </table:table-cell>
          <table:table-cell office:value-type="float" office:value="1.47170114517" calcext:value-type="float">
            <text:p>1.47170114517</text:p>
          </table:table-cell>
          <table:table-cell office:value-type="float" office:value="380.796325684" calcext:value-type="float">
            <text:p>380.796325684</text:p>
          </table:table-cell>
          <table:table-cell office:value-type="float" office:value="241.790969849" calcext:value-type="float">
            <text:p>241.790969849</text:p>
          </table:table-cell>
        </table:table-row>
        <table:table-row table:style-name="ro1">
          <table:table-cell table:number-columns-repeated="4"/>
          <table:table-cell office:value-type="float" office:value="1.58313291592159E+018" calcext:value-type="float">
            <text:p>1.58313291592159E+018</text:p>
          </table:table-cell>
          <table:table-cell office:value-type="float" office:value="3033" calcext:value-type="float">
            <text:p>3033</text:p>
          </table:table-cell>
          <table:table-cell office:value-type="float" office:value="1.58313291587805E+018" calcext:value-type="float">
            <text:p>1.58313291587805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592351E+018" calcext:value-type="float">
            <text:p>1.58313291592351E+018</text:p>
          </table:table-cell>
          <table:table-cell office:value-type="float" office:value="3033" calcext:value-type="float">
            <text:p>3033</text:p>
          </table:table-cell>
          <table:table-cell office:value-type="float" office:value="1.58313291587805E+018" calcext:value-type="float">
            <text:p>1.58313291587805E+018</text:p>
          </table:table-cell>
          <table:table-cell/>
          <table:table-cell office:value-type="float" office:value="159.684997559" calcext:value-type="float">
            <text:p>159.684997559</text:p>
          </table:table-cell>
          <table:table-cell office:value-type="float" office:value="155.854736328" calcext:value-type="float">
            <text:p>155.854736328</text:p>
          </table:table-cell>
          <table:table-cell office:value-type="float" office:value="0.742320179939" calcext:value-type="float">
            <text:p>0.742320179939</text:p>
          </table:table-cell>
          <table:table-cell office:value-type="float" office:value="381.507202148" calcext:value-type="float">
            <text:p>381.507202148</text:p>
          </table:table-cell>
          <table:table-cell office:value-type="float" office:value="240.180709839" calcext:value-type="float">
            <text:p>240.180709839</text:p>
          </table:table-cell>
        </table:table-row>
        <table:table-row table:style-name="ro1">
          <table:table-cell table:number-columns-repeated="4"/>
          <table:table-cell office:value-type="float" office:value="1.58313291597319E+018" calcext:value-type="float">
            <text:p>1.58313291597319E+018</text:p>
          </table:table-cell>
          <table:table-cell office:value-type="float" office:value="3034" calcext:value-type="float">
            <text:p>3034</text:p>
          </table:table-cell>
          <table:table-cell office:value-type="float" office:value="1.58313291590779E+018" calcext:value-type="float">
            <text:p>1.5831329159077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598628E+018" calcext:value-type="float">
            <text:p>1.58313291598628E+018</text:p>
          </table:table-cell>
          <table:table-cell office:value-type="float" office:value="3034" calcext:value-type="float">
            <text:p>3034</text:p>
          </table:table-cell>
          <table:table-cell office:value-type="float" office:value="1.58313291590779E+018" calcext:value-type="float">
            <text:p>1.58313291590779E+018</text:p>
          </table:table-cell>
          <table:table-cell/>
          <table:table-cell office:value-type="float" office:value="189.376327515" calcext:value-type="float">
            <text:p>189.376327515</text:p>
          </table:table-cell>
          <table:table-cell office:value-type="float" office:value="166.951141357" calcext:value-type="float">
            <text:p>166.951141357</text:p>
          </table:table-cell>
          <table:table-cell office:value-type="float" office:value="-0.182729065418" calcext:value-type="float">
            <text:p>-0.182729065418</text:p>
          </table:table-cell>
          <table:table-cell office:value-type="float" office:value="384.916564941" calcext:value-type="float">
            <text:p>384.916564941</text:p>
          </table:table-cell>
          <table:table-cell office:value-type="float" office:value="237.486740112" calcext:value-type="float">
            <text:p>237.486740112</text:p>
          </table:table-cell>
        </table:table-row>
        <table:table-row table:style-name="ro1">
          <table:table-cell table:number-columns-repeated="4"/>
          <table:table-cell office:value-type="float" office:value="1.58313291601728E+018" calcext:value-type="float">
            <text:p>1.58313291601728E+018</text:p>
          </table:table-cell>
          <table:table-cell office:value-type="float" office:value="3035" calcext:value-type="float">
            <text:p>3035</text:p>
          </table:table-cell>
          <table:table-cell office:value-type="float" office:value="1.58313291594354E+018" calcext:value-type="float">
            <text:p>1.58313291594354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601749E+018" calcext:value-type="float">
            <text:p>1.58313291601749E+018</text:p>
          </table:table-cell>
          <table:table-cell office:value-type="float" office:value="3035" calcext:value-type="float">
            <text:p>3035</text:p>
          </table:table-cell>
          <table:table-cell office:value-type="float" office:value="1.58313291594354E+018" calcext:value-type="float">
            <text:p>1.58313291594354E+018</text:p>
          </table:table-cell>
          <table:table-cell/>
          <table:table-cell office:value-type="float" office:value="176.734024048" calcext:value-type="float">
            <text:p>176.734024048</text:p>
          </table:table-cell>
          <table:table-cell office:value-type="float" office:value="162.875045776" calcext:value-type="float">
            <text:p>162.875045776</text:p>
          </table:table-cell>
          <table:table-cell office:value-type="float" office:value="-0.292367696762" calcext:value-type="float">
            <text:p>-0.292367696762</text:p>
          </table:table-cell>
          <table:table-cell office:value-type="float" office:value="381.761810303" calcext:value-type="float">
            <text:p>381.761810303</text:p>
          </table:table-cell>
          <table:table-cell office:value-type="float" office:value="241.935592651" calcext:value-type="float">
            <text:p>241.935592651</text:p>
          </table:table-cell>
        </table:table-row>
        <table:table-row table:style-name="ro1">
          <table:table-cell table:number-columns-repeated="4"/>
          <table:table-cell office:value-type="float" office:value="1.58313291606237E+018" calcext:value-type="float">
            <text:p>1.58313291606237E+018</text:p>
          </table:table-cell>
          <table:table-cell office:value-type="float" office:value="3036" calcext:value-type="float">
            <text:p>3036</text:p>
          </table:table-cell>
          <table:table-cell office:value-type="float" office:value="1.5831329159842E+018" calcext:value-type="float">
            <text:p>1.5831329159842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605986E+018" calcext:value-type="float">
            <text:p>1.58313291605986E+018</text:p>
          </table:table-cell>
          <table:table-cell office:value-type="float" office:value="3036" calcext:value-type="float">
            <text:p>3036</text:p>
          </table:table-cell>
          <table:table-cell office:value-type="float" office:value="1.5831329159842E+018" calcext:value-type="float">
            <text:p>1.5831329159842E+018</text:p>
          </table:table-cell>
          <table:table-cell/>
          <table:table-cell office:value-type="float" office:value="164.031661987" calcext:value-type="float">
            <text:p>164.031661987</text:p>
          </table:table-cell>
          <table:table-cell office:value-type="float" office:value="154.006271362" calcext:value-type="float">
            <text:p>154.006271362</text:p>
          </table:table-cell>
          <table:table-cell office:value-type="float" office:value="1.49545896053" calcext:value-type="float">
            <text:p>1.49545896053</text:p>
          </table:table-cell>
          <table:table-cell office:value-type="float" office:value="383.07321167" calcext:value-type="float">
            <text:p>383.07321167</text:p>
          </table:table-cell>
          <table:table-cell office:value-type="float" office:value="240.4400177" calcext:value-type="float">
            <text:p>240.4400177</text:p>
          </table:table-cell>
        </table:table-row>
        <table:table-row table:style-name="ro1">
          <table:table-cell table:number-columns-repeated="4"/>
          <table:table-cell office:value-type="float" office:value="1.58313291609593E+018" calcext:value-type="float">
            <text:p>1.58313291609593E+018</text:p>
          </table:table-cell>
          <table:table-cell office:value-type="float" office:value="3037" calcext:value-type="float">
            <text:p>3037</text:p>
          </table:table-cell>
          <table:table-cell office:value-type="float" office:value="1.5831329160097E+018" calcext:value-type="float">
            <text:p>1.5831329160097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608898E+018" calcext:value-type="float">
            <text:p>1.58313291608898E+018</text:p>
          </table:table-cell>
          <table:table-cell office:value-type="float" office:value="3037" calcext:value-type="float">
            <text:p>3037</text:p>
          </table:table-cell>
          <table:table-cell office:value-type="float" office:value="1.5831329160097E+018" calcext:value-type="float">
            <text:p>1.5831329160097E+018</text:p>
          </table:table-cell>
          <table:table-cell/>
          <table:table-cell office:value-type="float" office:value="158.806991577" calcext:value-type="float">
            <text:p>158.806991577</text:p>
          </table:table-cell>
          <table:table-cell office:value-type="float" office:value="152.583206177" calcext:value-type="float">
            <text:p>152.583206177</text:p>
          </table:table-cell>
          <table:table-cell office:value-type="float" office:value="1.13185942173" calcext:value-type="float">
            <text:p>1.13185942173</text:p>
          </table:table-cell>
          <table:table-cell office:value-type="float" office:value="382.561187744" calcext:value-type="float">
            <text:p>382.561187744</text:p>
          </table:table-cell>
          <table:table-cell office:value-type="float" office:value="238.637390137" calcext:value-type="float">
            <text:p>238.637390137</text:p>
          </table:table-cell>
        </table:table-row>
        <table:table-row table:style-name="ro1">
          <table:table-cell table:number-columns-repeated="4"/>
          <table:table-cell office:value-type="float" office:value="1.58313291612559E+018" calcext:value-type="float">
            <text:p>1.58313291612559E+018</text:p>
          </table:table-cell>
          <table:table-cell office:value-type="float" office:value="3038" calcext:value-type="float">
            <text:p>3038</text:p>
          </table:table-cell>
          <table:table-cell office:value-type="float" office:value="1.58313291605713E+018" calcext:value-type="float">
            <text:p>1.58313291605713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612204E+018" calcext:value-type="float">
            <text:p>1.58313291612204E+018</text:p>
          </table:table-cell>
          <table:table-cell office:value-type="float" office:value="3038" calcext:value-type="float">
            <text:p>3038</text:p>
          </table:table-cell>
          <table:table-cell office:value-type="float" office:value="1.58313291605713E+018" calcext:value-type="float">
            <text:p>1.58313291605713E+018</text:p>
          </table:table-cell>
          <table:table-cell/>
          <table:table-cell office:value-type="float" office:value="159.764129639" calcext:value-type="float">
            <text:p>159.764129639</text:p>
          </table:table-cell>
          <table:table-cell office:value-type="float" office:value="146.038650513" calcext:value-type="float">
            <text:p>146.038650513</text:p>
          </table:table-cell>
          <table:table-cell office:value-type="float" office:value="1.54969370365" calcext:value-type="float">
            <text:p>1.54969370365</text:p>
          </table:table-cell>
          <table:table-cell office:value-type="float" office:value="384.404052734" calcext:value-type="float">
            <text:p>384.404052734</text:p>
          </table:table-cell>
          <table:table-cell office:value-type="float" office:value="239.821578979" calcext:value-type="float">
            <text:p>239.821578979</text:p>
          </table:table-cell>
        </table:table-row>
        <table:table-row table:style-name="ro1">
          <table:table-cell table:number-columns-repeated="4"/>
          <table:table-cell office:value-type="float" office:value="1.58313291616306E+018" calcext:value-type="float">
            <text:p>1.58313291616306E+018</text:p>
          </table:table-cell>
          <table:table-cell office:value-type="float" office:value="3039" calcext:value-type="float">
            <text:p>3039</text:p>
          </table:table-cell>
          <table:table-cell office:value-type="float" office:value="1.58313291608322E+018" calcext:value-type="float">
            <text:p>1.58313291608322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616146E+018" calcext:value-type="float">
            <text:p>1.58313291616146E+018</text:p>
          </table:table-cell>
          <table:table-cell office:value-type="float" office:value="3039" calcext:value-type="float">
            <text:p>3039</text:p>
          </table:table-cell>
          <table:table-cell office:value-type="float" office:value="1.58313291608322E+018" calcext:value-type="float">
            <text:p>1.58313291608322E+018</text:p>
          </table:table-cell>
          <table:table-cell/>
          <table:table-cell office:value-type="float" office:value="162.992050171" calcext:value-type="float">
            <text:p>162.992050171</text:p>
          </table:table-cell>
          <table:table-cell office:value-type="float" office:value="138.7837677" calcext:value-type="float">
            <text:p>138.7837677</text:p>
          </table:table-cell>
          <table:table-cell office:value-type="float" office:value="1.35612046719" calcext:value-type="float">
            <text:p>1.35612046719</text:p>
          </table:table-cell>
          <table:table-cell office:value-type="float" office:value="384.031982422" calcext:value-type="float">
            <text:p>384.031982422</text:p>
          </table:table-cell>
          <table:table-cell office:value-type="float" office:value="239.159378052" calcext:value-type="float">
            <text:p>239.159378052</text:p>
          </table:table-cell>
        </table:table-row>
        <table:table-row table:style-name="ro1">
          <table:table-cell table:number-columns-repeated="4"/>
          <table:table-cell office:value-type="float" office:value="1.58313291619399E+018" calcext:value-type="float">
            <text:p>1.58313291619399E+018</text:p>
          </table:table-cell>
          <table:table-cell office:value-type="float" office:value="3040" calcext:value-type="float">
            <text:p>3040</text:p>
          </table:table-cell>
          <table:table-cell office:value-type="float" office:value="1.58313291613637E+018" calcext:value-type="float">
            <text:p>1.58313291613637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619008E+018" calcext:value-type="float">
            <text:p>1.58313291619008E+018</text:p>
          </table:table-cell>
          <table:table-cell office:value-type="float" office:value="3040" calcext:value-type="float">
            <text:p>3040</text:p>
          </table:table-cell>
          <table:table-cell office:value-type="float" office:value="1.58313291613637E+018" calcext:value-type="float">
            <text:p>1.58313291613637E+018</text:p>
          </table:table-cell>
          <table:table-cell/>
          <table:table-cell office:value-type="float" office:value="163.004943848" calcext:value-type="float">
            <text:p>163.004943848</text:p>
          </table:table-cell>
          <table:table-cell office:value-type="float" office:value="144.234603882" calcext:value-type="float">
            <text:p>144.234603882</text:p>
          </table:table-cell>
          <table:table-cell office:value-type="float" office:value="1.44765281677" calcext:value-type="float">
            <text:p>1.44765281677</text:p>
          </table:table-cell>
          <table:table-cell office:value-type="float" office:value="380.428100586" calcext:value-type="float">
            <text:p>380.428100586</text:p>
          </table:table-cell>
          <table:table-cell office:value-type="float" office:value="240.436065674" calcext:value-type="float">
            <text:p>240.436065674</text:p>
          </table:table-cell>
        </table:table-row>
        <table:table-row table:style-name="ro1">
          <table:table-cell table:number-columns-repeated="4"/>
          <table:table-cell office:value-type="float" office:value="1.58313291622141E+018" calcext:value-type="float">
            <text:p>1.58313291622141E+018</text:p>
          </table:table-cell>
          <table:table-cell office:value-type="float" office:value="3041" calcext:value-type="float">
            <text:p>3041</text:p>
          </table:table-cell>
          <table:table-cell office:value-type="float" office:value="1.58313291615651E+018" calcext:value-type="float">
            <text:p>1.58313291615651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621559E+018" calcext:value-type="float">
            <text:p>1.58313291621559E+018</text:p>
          </table:table-cell>
          <table:table-cell office:value-type="float" office:value="3041" calcext:value-type="float">
            <text:p>3041</text:p>
          </table:table-cell>
          <table:table-cell office:value-type="float" office:value="1.58313291615651E+018" calcext:value-type="float">
            <text:p>1.58313291615651E+018</text:p>
          </table:table-cell>
          <table:table-cell/>
          <table:table-cell office:value-type="float" office:value="159.917984009" calcext:value-type="float">
            <text:p>159.917984009</text:p>
          </table:table-cell>
          <table:table-cell office:value-type="float" office:value="146.370834351" calcext:value-type="float">
            <text:p>146.370834351</text:p>
          </table:table-cell>
          <table:table-cell office:value-type="float" office:value="1.55006766319" calcext:value-type="float">
            <text:p>1.55006766319</text:p>
          </table:table-cell>
          <table:table-cell office:value-type="float" office:value="379.679107666" calcext:value-type="float">
            <text:p>379.679107666</text:p>
          </table:table-cell>
          <table:table-cell office:value-type="float" office:value="241.408187866" calcext:value-type="float">
            <text:p>241.408187866</text:p>
          </table:table-cell>
        </table:table-row>
        <table:table-row table:style-name="ro1">
          <table:table-cell table:number-columns-repeated="4"/>
          <table:table-cell office:value-type="float" office:value="1.58313291623862E+018" calcext:value-type="float">
            <text:p>1.58313291623862E+018</text:p>
          </table:table-cell>
          <table:table-cell office:value-type="float" office:value="3042" calcext:value-type="float">
            <text:p>3042</text:p>
          </table:table-cell>
          <table:table-cell office:value-type="float" office:value="1.58313291618742E+018" calcext:value-type="float">
            <text:p>1.58313291618742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623714E+018" calcext:value-type="float">
            <text:p>1.58313291623714E+018</text:p>
          </table:table-cell>
          <table:table-cell office:value-type="float" office:value="3042" calcext:value-type="float">
            <text:p>3042</text:p>
          </table:table-cell>
          <table:table-cell office:value-type="float" office:value="1.58313291618742E+018" calcext:value-type="float">
            <text:p>1.58313291618742E+018</text:p>
          </table:table-cell>
          <table:table-cell/>
          <table:table-cell office:value-type="float" office:value="162.059020996" calcext:value-type="float">
            <text:p>162.059020996</text:p>
          </table:table-cell>
          <table:table-cell office:value-type="float" office:value="150.679855347" calcext:value-type="float">
            <text:p>150.679855347</text:p>
          </table:table-cell>
          <table:table-cell office:value-type="float" office:value="-1.53637290001" calcext:value-type="float">
            <text:p>-1.53637290001</text:p>
          </table:table-cell>
          <table:table-cell office:value-type="float" office:value="379.117492676" calcext:value-type="float">
            <text:p>379.117492676</text:p>
          </table:table-cell>
          <table:table-cell office:value-type="float" office:value="242.018875122" calcext:value-type="float">
            <text:p>242.018875122</text:p>
          </table:table-cell>
        </table:table-row>
        <table:table-row table:style-name="ro1">
          <table:table-cell table:number-columns-repeated="4"/>
          <table:table-cell office:value-type="float" office:value="1.58313291625491E+018" calcext:value-type="float">
            <text:p>1.58313291625491E+018</text:p>
          </table:table-cell>
          <table:table-cell office:value-type="float" office:value="3043" calcext:value-type="float">
            <text:p>3043</text:p>
          </table:table-cell>
          <table:table-cell office:value-type="float" office:value="1.58313291621389E+018" calcext:value-type="float">
            <text:p>1.58313291621389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625058E+018" calcext:value-type="float">
            <text:p>1.58313291625058E+018</text:p>
          </table:table-cell>
          <table:table-cell office:value-type="float" office:value="3043" calcext:value-type="float">
            <text:p>3043</text:p>
          </table:table-cell>
          <table:table-cell office:value-type="float" office:value="1.58313291621389E+018" calcext:value-type="float">
            <text:p>1.58313291621389E+018</text:p>
          </table:table-cell>
          <table:table-cell/>
          <table:table-cell office:value-type="float" office:value="159.823287964" calcext:value-type="float">
            <text:p>159.823287964</text:p>
          </table:table-cell>
          <table:table-cell office:value-type="float" office:value="146.023178101" calcext:value-type="float">
            <text:p>146.023178101</text:p>
          </table:table-cell>
          <table:table-cell office:value-type="float" office:value="1.4788184166" calcext:value-type="float">
            <text:p>1.4788184166</text:p>
          </table:table-cell>
          <table:table-cell office:value-type="float" office:value="380.443817139" calcext:value-type="float">
            <text:p>380.443817139</text:p>
          </table:table-cell>
          <table:table-cell office:value-type="float" office:value="241.833114624" calcext:value-type="float">
            <text:p>241.833114624</text:p>
          </table:table-cell>
        </table:table-row>
        <table:table-row table:style-name="ro1">
          <table:table-cell table:number-columns-repeated="4"/>
          <table:table-cell office:value-type="float" office:value="1.58313291628582E+018" calcext:value-type="float">
            <text:p>1.58313291628582E+018</text:p>
          </table:table-cell>
          <table:table-cell office:value-type="float" office:value="3044" calcext:value-type="float">
            <text:p>3044</text:p>
          </table:table-cell>
          <table:table-cell office:value-type="float" office:value="1.58313291624278E+018" calcext:value-type="float">
            <text:p>1.58313291624278E+018</text:p>
          </table:table-cell>
          <table:table-cell/>
          <table:table-cell office:value-type="float" office:value="4.18657207489" calcext:value-type="float">
            <text:p>4.18657207489</text:p>
          </table:table-cell>
          <table:table-cell/>
          <table:table-cell office:value-type="float" office:value="1.5831329162859E+018" calcext:value-type="float">
            <text:p>1.5831329162859E+018</text:p>
          </table:table-cell>
          <table:table-cell office:value-type="float" office:value="3044" calcext:value-type="float">
            <text:p>3044</text:p>
          </table:table-cell>
          <table:table-cell office:value-type="float" office:value="1.58313291624278E+018" calcext:value-type="float">
            <text:p>1.58313291624278E+018</text:p>
          </table:table-cell>
          <table:table-cell/>
          <table:table-cell office:value-type="float" office:value="165.563613892" calcext:value-type="float">
            <text:p>165.563613892</text:p>
          </table:table-cell>
          <table:table-cell office:value-type="float" office:value="146.157455444" calcext:value-type="float">
            <text:p>146.157455444</text:p>
          </table:table-cell>
          <table:table-cell office:value-type="float" office:value="1.32155823708" calcext:value-type="float">
            <text:p>1.32155823708</text:p>
          </table:table-cell>
          <table:table-cell office:value-type="float" office:value="379.975860596" calcext:value-type="float">
            <text:p>379.975860596</text:p>
          </table:table-cell>
          <table:table-cell office:value-type="float" office:value="241.803817749" calcext:value-type="float">
            <text:p>241.803817749</text:p>
          </table:table-cell>
        </table:table-row>
        <table:table-row table:style-name="ro1">
          <table:table-cell table:number-columns-repeated="4"/>
          <table:table-cell office:value-type="float" office:value="1.58313291631332E+018" calcext:value-type="float">
            <text:p>1.58313291631332E+018</text:p>
          </table:table-cell>
          <table:table-cell office:value-type="float" office:value="3045" calcext:value-type="float">
            <text:p>3045</text:p>
          </table:table-cell>
          <table:table-cell office:value-type="float" office:value="1.58313291627218E+018" calcext:value-type="float">
            <text:p>1.5831329162721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632291E+018" calcext:value-type="float">
            <text:p>1.58313291632291E+018</text:p>
          </table:table-cell>
          <table:table-cell office:value-type="float" office:value="3045" calcext:value-type="float">
            <text:p>3045</text:p>
          </table:table-cell>
          <table:table-cell office:value-type="float" office:value="1.58313291627218E+018" calcext:value-type="float">
            <text:p>1.58313291627218E+018</text:p>
          </table:table-cell>
          <table:table-cell/>
          <table:table-cell office:value-type="float" office:value="162.063644409" calcext:value-type="float">
            <text:p>162.063644409</text:p>
          </table:table-cell>
          <table:table-cell office:value-type="float" office:value="150.341583252" calcext:value-type="float">
            <text:p>150.341583252</text:p>
          </table:table-cell>
          <table:table-cell office:value-type="float" office:value="1.40389144421" calcext:value-type="float">
            <text:p>1.40389144421</text:p>
          </table:table-cell>
          <table:table-cell office:value-type="float" office:value="378.319458008" calcext:value-type="float">
            <text:p>378.319458008</text:p>
          </table:table-cell>
          <table:table-cell office:value-type="float" office:value="241.864471436" calcext:value-type="float">
            <text:p>241.864471436</text:p>
          </table:table-cell>
        </table:table-row>
        <table:table-row table:style-name="ro1">
          <table:table-cell table:number-columns-repeated="4"/>
          <table:table-cell office:value-type="float" office:value="1.58313291636533E+018" calcext:value-type="float">
            <text:p>1.58313291636533E+018</text:p>
          </table:table-cell>
          <table:table-cell office:value-type="float" office:value="3046" calcext:value-type="float">
            <text:p>3046</text:p>
          </table:table-cell>
          <table:table-cell office:value-type="float" office:value="1.58313291630092E+018" calcext:value-type="float">
            <text:p>1.58313291630092E+018</text:p>
          </table:table-cell>
          <table:table-cell/>
          <table:table-cell office:value-type="float" office:value="3.91866159439" calcext:value-type="float">
            <text:p>3.91866159439</text:p>
          </table:table-cell>
          <table:table-cell/>
          <table:table-cell office:value-type="float" office:value="1.58313291636528E+018" calcext:value-type="float">
            <text:p>1.58313291636528E+018</text:p>
          </table:table-cell>
          <table:table-cell office:value-type="float" office:value="3046" calcext:value-type="float">
            <text:p>3046</text:p>
          </table:table-cell>
          <table:table-cell office:value-type="float" office:value="1.58313291630092E+018" calcext:value-type="float">
            <text:p>1.58313291630092E+018</text:p>
          </table:table-cell>
          <table:table-cell/>
          <table:table-cell office:value-type="float" office:value="163.101333618" calcext:value-type="float">
            <text:p>163.101333618</text:p>
          </table:table-cell>
          <table:table-cell office:value-type="float" office:value="149.154968262" calcext:value-type="float">
            <text:p>149.154968262</text:p>
          </table:table-cell>
          <table:table-cell office:value-type="float" office:value="1.29807507992" calcext:value-type="float">
            <text:p>1.29807507992</text:p>
          </table:table-cell>
          <table:table-cell office:value-type="float" office:value="378.181091309" calcext:value-type="float">
            <text:p>378.181091309</text:p>
          </table:table-cell>
          <table:table-cell office:value-type="float" office:value="241.472625732" calcext:value-type="float">
            <text:p>241.472625732</text:p>
          </table:table-cell>
        </table:table-row>
        <table:table-row table:style-name="ro1">
          <table:table-cell table:number-columns-repeated="4"/>
          <table:table-cell office:value-type="float" office:value="1.5831329163846E+018" calcext:value-type="float">
            <text:p>1.5831329163846E+018</text:p>
          </table:table-cell>
          <table:table-cell office:value-type="float" office:value="3047" calcext:value-type="float">
            <text:p>3047</text:p>
          </table:table-cell>
          <table:table-cell office:value-type="float" office:value="1.58313291634479E+018" calcext:value-type="float">
            <text:p>1.5831329163447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63768E+018" calcext:value-type="float">
            <text:p>1.5831329163768E+018</text:p>
          </table:table-cell>
          <table:table-cell office:value-type="float" office:value="3047" calcext:value-type="float">
            <text:p>3047</text:p>
          </table:table-cell>
          <table:table-cell office:value-type="float" office:value="1.58313291634479E+018" calcext:value-type="float">
            <text:p>1.58313291634479E+018</text:p>
          </table:table-cell>
          <table:table-cell/>
          <table:table-cell office:value-type="float" office:value="159.689575195" calcext:value-type="float">
            <text:p>159.689575195</text:p>
          </table:table-cell>
          <table:table-cell office:value-type="float" office:value="152.679870605" calcext:value-type="float">
            <text:p>152.679870605</text:p>
          </table:table-cell>
          <table:table-cell office:value-type="float" office:value="1.42701220512" calcext:value-type="float">
            <text:p>1.42701220512</text:p>
          </table:table-cell>
          <table:table-cell office:value-type="float" office:value="377.426757812" calcext:value-type="float">
            <text:p>377.426757812</text:p>
          </table:table-cell>
          <table:table-cell office:value-type="float" office:value="241.719116211" calcext:value-type="float">
            <text:p>241.719116211</text:p>
          </table:table-cell>
        </table:table-row>
        <table:table-row table:style-name="ro1">
          <table:table-cell table:number-columns-repeated="4"/>
          <table:table-cell office:value-type="float" office:value="1.58313291640229E+018" calcext:value-type="float">
            <text:p>1.58313291640229E+018</text:p>
          </table:table-cell>
          <table:table-cell office:value-type="float" office:value="3048" calcext:value-type="float">
            <text:p>3048</text:p>
          </table:table-cell>
          <table:table-cell office:value-type="float" office:value="1.58313291637604E+018" calcext:value-type="float">
            <text:p>1.58313291637604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640244E+018" calcext:value-type="float">
            <text:p>1.58313291640244E+018</text:p>
          </table:table-cell>
          <table:table-cell office:value-type="float" office:value="3048" calcext:value-type="float">
            <text:p>3048</text:p>
          </table:table-cell>
          <table:table-cell office:value-type="float" office:value="1.58313291637604E+018" calcext:value-type="float">
            <text:p>1.58313291637604E+018</text:p>
          </table:table-cell>
          <table:table-cell/>
          <table:table-cell office:value-type="float" office:value="161.456710815" calcext:value-type="float">
            <text:p>161.456710815</text:p>
          </table:table-cell>
          <table:table-cell office:value-type="float" office:value="147.119644165" calcext:value-type="float">
            <text:p>147.119644165</text:p>
          </table:table-cell>
          <table:table-cell office:value-type="float" office:value="0.881238698959" calcext:value-type="float">
            <text:p>0.881238698959</text:p>
          </table:table-cell>
          <table:table-cell office:value-type="float" office:value="377.474700928" calcext:value-type="float">
            <text:p>377.474700928</text:p>
          </table:table-cell>
          <table:table-cell office:value-type="float" office:value="238.152160645" calcext:value-type="float">
            <text:p>238.152160645</text:p>
          </table:table-cell>
        </table:table-row>
        <table:table-row table:style-name="ro1">
          <table:table-cell table:number-columns-repeated="4"/>
          <table:table-cell office:value-type="float" office:value="1.58313291643888E+018" calcext:value-type="float">
            <text:p>1.58313291643888E+018</text:p>
          </table:table-cell>
          <table:table-cell office:value-type="float" office:value="3049" calcext:value-type="float">
            <text:p>3049</text:p>
          </table:table-cell>
          <table:table-cell office:value-type="float" office:value="1.58313291641837E+018" calcext:value-type="float">
            <text:p>1.58313291641837E+018</text:p>
          </table:table-cell>
          <table:table-cell/>
          <table:table-cell office:value-type="float" office:value="3.93626856804" calcext:value-type="float">
            <text:p>3.93626856804</text:p>
          </table:table-cell>
          <table:table-cell/>
          <table:table-cell office:value-type="float" office:value="1.58313291643612E+018" calcext:value-type="float">
            <text:p>1.58313291643612E+018</text:p>
          </table:table-cell>
          <table:table-cell office:value-type="float" office:value="3049" calcext:value-type="float">
            <text:p>3049</text:p>
          </table:table-cell>
          <table:table-cell office:value-type="float" office:value="1.58313291641837E+018" calcext:value-type="float">
            <text:p>1.58313291641837E+018</text:p>
          </table:table-cell>
          <table:table-cell/>
          <table:table-cell office:value-type="float" office:value="156.404586792" calcext:value-type="float">
            <text:p>156.404586792</text:p>
          </table:table-cell>
          <table:table-cell office:value-type="float" office:value="149.756958008" calcext:value-type="float">
            <text:p>149.756958008</text:p>
          </table:table-cell>
          <table:table-cell office:value-type="float" office:value="0.842641472816" calcext:value-type="float">
            <text:p>0.842641472816</text:p>
          </table:table-cell>
          <table:table-cell office:value-type="float" office:value="376.571960449" calcext:value-type="float">
            <text:p>376.571960449</text:p>
          </table:table-cell>
          <table:table-cell office:value-type="float" office:value="239.690429688" calcext:value-type="float">
            <text:p>239.690429688</text:p>
          </table:table-cell>
        </table:table-row>
        <table:table-row table:style-name="ro1">
          <table:table-cell table:number-columns-repeated="4"/>
          <table:table-cell office:value-type="float" office:value="1.58313291646908E+018" calcext:value-type="float">
            <text:p>1.58313291646908E+018</text:p>
          </table:table-cell>
          <table:table-cell office:value-type="float" office:value="3050" calcext:value-type="float">
            <text:p>3050</text:p>
          </table:table-cell>
          <table:table-cell office:value-type="float" office:value="1.58313291644724E+018" calcext:value-type="float">
            <text:p>1.58313291644724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646583E+018" calcext:value-type="float">
            <text:p>1.58313291646583E+018</text:p>
          </table:table-cell>
          <table:table-cell office:value-type="float" office:value="3050" calcext:value-type="float">
            <text:p>3050</text:p>
          </table:table-cell>
          <table:table-cell office:value-type="float" office:value="1.58313291644724E+018" calcext:value-type="float">
            <text:p>1.58313291644724E+018</text:p>
          </table:table-cell>
          <table:table-cell/>
          <table:table-cell office:value-type="float" office:value="162.014541626" calcext:value-type="float">
            <text:p>162.014541626</text:p>
          </table:table-cell>
          <table:table-cell office:value-type="float" office:value="155.008071899" calcext:value-type="float">
            <text:p>155.008071899</text:p>
          </table:table-cell>
          <table:table-cell office:value-type="float" office:value="0.273369371891" calcext:value-type="float">
            <text:p>0.273369371891</text:p>
          </table:table-cell>
          <table:table-cell office:value-type="float" office:value="373.075500488" calcext:value-type="float">
            <text:p>373.075500488</text:p>
          </table:table-cell>
          <table:table-cell office:value-type="float" office:value="240.851531982" calcext:value-type="float">
            <text:p>240.851531982</text:p>
          </table:table-cell>
        </table:table-row>
        <table:table-row table:style-name="ro1">
          <table:table-cell table:number-columns-repeated="4"/>
          <table:table-cell office:value-type="float" office:value="1.58313291649969E+018" calcext:value-type="float">
            <text:p>1.58313291649969E+018</text:p>
          </table:table-cell>
          <table:table-cell office:value-type="float" office:value="3051" calcext:value-type="float">
            <text:p>3051</text:p>
          </table:table-cell>
          <table:table-cell office:value-type="float" office:value="1.58313291647704E+018" calcext:value-type="float">
            <text:p>1.58313291647704E+018</text:p>
          </table:table-cell>
          <table:table-cell/>
          <table:table-cell office:value-type="float" office:value="4.19391775131" calcext:value-type="float">
            <text:p>4.19391775131</text:p>
          </table:table-cell>
          <table:table-cell/>
          <table:table-cell office:value-type="float" office:value="1.583132916499E+018" calcext:value-type="float">
            <text:p>1.583132916499E+018</text:p>
          </table:table-cell>
          <table:table-cell office:value-type="float" office:value="3051" calcext:value-type="float">
            <text:p>3051</text:p>
          </table:table-cell>
          <table:table-cell office:value-type="float" office:value="1.58313291647704E+018" calcext:value-type="float">
            <text:p>1.58313291647704E+018</text:p>
          </table:table-cell>
          <table:table-cell/>
          <table:table-cell office:value-type="float" office:value="159.198486328" calcext:value-type="float">
            <text:p>159.198486328</text:p>
          </table:table-cell>
          <table:table-cell office:value-type="float" office:value="151.068893433" calcext:value-type="float">
            <text:p>151.068893433</text:p>
          </table:table-cell>
          <table:table-cell office:value-type="float" office:value="0.50704908371" calcext:value-type="float">
            <text:p>0.50704908371</text:p>
          </table:table-cell>
          <table:table-cell office:value-type="float" office:value="374.00958252" calcext:value-type="float">
            <text:p>374.00958252</text:p>
          </table:table-cell>
          <table:table-cell office:value-type="float" office:value="239.568084717" calcext:value-type="float">
            <text:p>239.568084717</text:p>
          </table:table-cell>
        </table:table-row>
        <table:table-row table:style-name="ro1">
          <table:table-cell table:number-columns-repeated="4"/>
          <table:table-cell office:value-type="float" office:value="1.58313291654495E+018" calcext:value-type="float">
            <text:p>1.58313291654495E+018</text:p>
          </table:table-cell>
          <table:table-cell office:value-type="float" office:value="3052" calcext:value-type="float">
            <text:p>3052</text:p>
          </table:table-cell>
          <table:table-cell office:value-type="float" office:value="1.58313291651347E+018" calcext:value-type="float">
            <text:p>1.58313291651347E+018</text:p>
          </table:table-cell>
          <table:table-cell/>
          <table:table-cell office:value-type="float" office:value="4.01533222198" calcext:value-type="float">
            <text:p>4.01533222198</text:p>
          </table:table-cell>
          <table:table-cell/>
          <table:table-cell office:value-type="float" office:value="1.58313291654275E+018" calcext:value-type="float">
            <text:p>1.58313291654275E+018</text:p>
          </table:table-cell>
          <table:table-cell office:value-type="float" office:value="3052" calcext:value-type="float">
            <text:p>3052</text:p>
          </table:table-cell>
          <table:table-cell office:value-type="float" office:value="1.58313291651347E+018" calcext:value-type="float">
            <text:p>1.58313291651347E+018</text:p>
          </table:table-cell>
          <table:table-cell/>
          <table:table-cell office:value-type="float" office:value="158.117797852" calcext:value-type="float">
            <text:p>158.117797852</text:p>
          </table:table-cell>
          <table:table-cell office:value-type="float" office:value="152.854751587" calcext:value-type="float">
            <text:p>152.854751587</text:p>
          </table:table-cell>
          <table:table-cell office:value-type="float" office:value="0.473426550627" calcext:value-type="float">
            <text:p>0.473426550627</text:p>
          </table:table-cell>
          <table:table-cell office:value-type="float" office:value="372.916503906" calcext:value-type="float">
            <text:p>372.916503906</text:p>
          </table:table-cell>
          <table:table-cell office:value-type="float" office:value="240.578979492" calcext:value-type="float">
            <text:p>240.578979492</text:p>
          </table:table-cell>
        </table:table-row>
        <table:table-row table:style-name="ro1">
          <table:table-cell table:number-columns-repeated="4"/>
          <table:table-cell office:value-type="float" office:value="1.5831329165674E+018" calcext:value-type="float">
            <text:p>1.5831329165674E+018</text:p>
          </table:table-cell>
          <table:table-cell office:value-type="float" office:value="3053" calcext:value-type="float">
            <text:p>3053</text:p>
          </table:table-cell>
          <table:table-cell office:value-type="float" office:value="1.58313291654419E+018" calcext:value-type="float">
            <text:p>1.58313291654419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656352E+018" calcext:value-type="float">
            <text:p>1.58313291656352E+018</text:p>
          </table:table-cell>
          <table:table-cell office:value-type="float" office:value="3053" calcext:value-type="float">
            <text:p>3053</text:p>
          </table:table-cell>
          <table:table-cell office:value-type="float" office:value="1.58313291654419E+018" calcext:value-type="float">
            <text:p>1.58313291654419E+018</text:p>
          </table:table-cell>
          <table:table-cell/>
          <table:table-cell office:value-type="float" office:value="160.149581909" calcext:value-type="float">
            <text:p>160.149581909</text:p>
          </table:table-cell>
          <table:table-cell office:value-type="float" office:value="151.003005981" calcext:value-type="float">
            <text:p>151.003005981</text:p>
          </table:table-cell>
          <table:table-cell office:value-type="float" office:value="0.324157983065" calcext:value-type="float">
            <text:p>0.324157983065</text:p>
          </table:table-cell>
          <table:table-cell office:value-type="float" office:value="373.002563477" calcext:value-type="float">
            <text:p>373.002563477</text:p>
          </table:table-cell>
          <table:table-cell office:value-type="float" office:value="240.438415527" calcext:value-type="float">
            <text:p>240.438415527</text:p>
          </table:table-cell>
        </table:table-row>
        <table:table-row table:style-name="ro1">
          <table:table-cell table:number-columns-repeated="4"/>
          <table:table-cell office:value-type="float" office:value="1.58313291660694E+018" calcext:value-type="float">
            <text:p>1.58313291660694E+018</text:p>
          </table:table-cell>
          <table:table-cell office:value-type="float" office:value="3054" calcext:value-type="float">
            <text:p>3054</text:p>
          </table:table-cell>
          <table:table-cell office:value-type="float" office:value="1.58313291658101E+018" calcext:value-type="float">
            <text:p>1.58313291658101E+018</text:p>
          </table:table-cell>
          <table:table-cell/>
          <table:table-cell office:value-type="float" office:value="3.82806396484" calcext:value-type="float">
            <text:p>3.82806396484</text:p>
          </table:table-cell>
          <table:table-cell/>
          <table:table-cell office:value-type="float" office:value="1.58313291660876E+018" calcext:value-type="float">
            <text:p>1.58313291660876E+018</text:p>
          </table:table-cell>
          <table:table-cell office:value-type="float" office:value="3054" calcext:value-type="float">
            <text:p>3054</text:p>
          </table:table-cell>
          <table:table-cell office:value-type="float" office:value="1.58313291658101E+018" calcext:value-type="float">
            <text:p>1.58313291658101E+018</text:p>
          </table:table-cell>
          <table:table-cell/>
          <table:table-cell office:value-type="float" office:value="169.000442505" calcext:value-type="float">
            <text:p>169.000442505</text:p>
          </table:table-cell>
          <table:table-cell office:value-type="float" office:value="154.722366333" calcext:value-type="float">
            <text:p>154.722366333</text:p>
          </table:table-cell>
          <table:table-cell office:value-type="float" office:value="0.126563131809" calcext:value-type="float">
            <text:p>0.126563131809</text:p>
          </table:table-cell>
          <table:table-cell office:value-type="float" office:value="371.747650146" calcext:value-type="float">
            <text:p>371.747650146</text:p>
          </table:table-cell>
          <table:table-cell office:value-type="float" office:value="241.69078064" calcext:value-type="float">
            <text:p>241.69078064</text:p>
          </table:table-cell>
        </table:table-row>
        <table:table-row table:style-name="ro1">
          <table:table-cell table:number-columns-repeated="4"/>
          <table:table-cell office:value-type="float" office:value="1.58313291663889E+018" calcext:value-type="float">
            <text:p>1.58313291663889E+018</text:p>
          </table:table-cell>
          <table:table-cell office:value-type="float" office:value="3055" calcext:value-type="float">
            <text:p>3055</text:p>
          </table:table-cell>
          <table:table-cell office:value-type="float" office:value="1.58313291661817E+018" calcext:value-type="float">
            <text:p>1.58313291661817E+018</text:p>
          </table:table-cell>
          <table:table-cell/>
          <table:table-cell office:value-type="float" office:value="4.13638162613" calcext:value-type="float">
            <text:p>4.13638162613</text:p>
          </table:table-cell>
          <table:table-cell/>
          <table:table-cell office:value-type="float" office:value="1.58313291664124E+018" calcext:value-type="float">
            <text:p>1.58313291664124E+018</text:p>
          </table:table-cell>
          <table:table-cell office:value-type="float" office:value="3055" calcext:value-type="float">
            <text:p>3055</text:p>
          </table:table-cell>
          <table:table-cell office:value-type="float" office:value="1.58313291661817E+018" calcext:value-type="float">
            <text:p>1.58313291661817E+018</text:p>
          </table:table-cell>
          <table:table-cell/>
          <table:table-cell office:value-type="float" office:value="169.509506226" calcext:value-type="float">
            <text:p>169.509506226</text:p>
          </table:table-cell>
          <table:table-cell office:value-type="float" office:value="151.639190674" calcext:value-type="float">
            <text:p>151.639190674</text:p>
          </table:table-cell>
          <table:table-cell office:value-type="float" office:value="-0.0248382389545" calcext:value-type="float">
            <text:p>-0.0248382389545</text:p>
          </table:table-cell>
          <table:table-cell office:value-type="float" office:value="370.429138184" calcext:value-type="float">
            <text:p>370.429138184</text:p>
          </table:table-cell>
          <table:table-cell office:value-type="float" office:value="241.574493408" calcext:value-type="float">
            <text:p>241.574493408</text:p>
          </table:table-cell>
        </table:table-row>
        <table:table-row table:style-name="ro1">
          <table:table-cell table:number-columns-repeated="4"/>
          <table:table-cell office:value-type="float" office:value="1.58313291666479E+018" calcext:value-type="float">
            <text:p>1.58313291666479E+018</text:p>
          </table:table-cell>
          <table:table-cell office:value-type="float" office:value="3056" calcext:value-type="float">
            <text:p>3056</text:p>
          </table:table-cell>
          <table:table-cell office:value-type="float" office:value="1.58313291664333E+018" calcext:value-type="float">
            <text:p>1.58313291664333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666584E+018" calcext:value-type="float">
            <text:p>1.58313291666584E+018</text:p>
          </table:table-cell>
          <table:table-cell office:value-type="float" office:value="3056" calcext:value-type="float">
            <text:p>3056</text:p>
          </table:table-cell>
          <table:table-cell office:value-type="float" office:value="1.58313291664333E+018" calcext:value-type="float">
            <text:p>1.58313291664333E+018</text:p>
          </table:table-cell>
          <table:table-cell/>
          <table:table-cell office:value-type="float" office:value="172.088516235" calcext:value-type="float">
            <text:p>172.088516235</text:p>
          </table:table-cell>
          <table:table-cell office:value-type="float" office:value="147.502990723" calcext:value-type="float">
            <text:p>147.502990723</text:p>
          </table:table-cell>
          <table:table-cell office:value-type="float" office:value="0.0141420513391" calcext:value-type="float">
            <text:p>0.0141420513391</text:p>
          </table:table-cell>
          <table:table-cell office:value-type="float" office:value="369.793151855" calcext:value-type="float">
            <text:p>369.793151855</text:p>
          </table:table-cell>
          <table:table-cell office:value-type="float" office:value="240.716705322" calcext:value-type="float">
            <text:p>240.716705322</text:p>
          </table:table-cell>
        </table:table-row>
        <table:table-row table:style-name="ro1">
          <table:table-cell table:number-columns-repeated="4"/>
          <table:table-cell office:value-type="float" office:value="1.58313291670444E+018" calcext:value-type="float">
            <text:p>1.58313291670444E+018</text:p>
          </table:table-cell>
          <table:table-cell office:value-type="float" office:value="3057" calcext:value-type="float">
            <text:p>3057</text:p>
          </table:table-cell>
          <table:table-cell office:value-type="float" office:value="1.58313291667565E+018" calcext:value-type="float">
            <text:p>1.5831329166756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670225E+018" calcext:value-type="float">
            <text:p>1.58313291670225E+018</text:p>
          </table:table-cell>
          <table:table-cell office:value-type="float" office:value="3057" calcext:value-type="float">
            <text:p>3057</text:p>
          </table:table-cell>
          <table:table-cell office:value-type="float" office:value="1.58313291667565E+018" calcext:value-type="float">
            <text:p>1.58313291667565E+018</text:p>
          </table:table-cell>
          <table:table-cell/>
          <table:table-cell office:value-type="float" office:value="174.7840271" calcext:value-type="float">
            <text:p>174.7840271</text:p>
          </table:table-cell>
          <table:table-cell office:value-type="float" office:value="145.451461792" calcext:value-type="float">
            <text:p>145.451461792</text:p>
          </table:table-cell>
          <table:table-cell office:value-type="float" office:value="-0.0706996023655" calcext:value-type="float">
            <text:p>-0.0706996023655</text:p>
          </table:table-cell>
          <table:table-cell office:value-type="float" office:value="368.660095215" calcext:value-type="float">
            <text:p>368.660095215</text:p>
          </table:table-cell>
          <table:table-cell office:value-type="float" office:value="241.267181396" calcext:value-type="float">
            <text:p>241.267181396</text:p>
          </table:table-cell>
        </table:table-row>
        <table:table-row table:style-name="ro1">
          <table:table-cell table:number-columns-repeated="4"/>
          <table:table-cell office:value-type="float" office:value="1.58313291674813E+018" calcext:value-type="float">
            <text:p>1.58313291674813E+018</text:p>
          </table:table-cell>
          <table:table-cell office:value-type="float" office:value="3058" calcext:value-type="float">
            <text:p>3058</text:p>
          </table:table-cell>
          <table:table-cell office:value-type="float" office:value="1.58313291671485E+018" calcext:value-type="float">
            <text:p>1.58313291671485E+018</text:p>
          </table:table-cell>
          <table:table-cell/>
          <table:table-cell office:value-type="float" office:value="3.95694589615" calcext:value-type="float">
            <text:p>3.95694589615</text:p>
          </table:table-cell>
          <table:table-cell/>
          <table:table-cell office:value-type="float" office:value="1.58313291674284E+018" calcext:value-type="float">
            <text:p>1.58313291674284E+018</text:p>
          </table:table-cell>
          <table:table-cell office:value-type="float" office:value="3058" calcext:value-type="float">
            <text:p>3058</text:p>
          </table:table-cell>
          <table:table-cell office:value-type="float" office:value="1.58313291671485E+018" calcext:value-type="float">
            <text:p>1.58313291671485E+018</text:p>
          </table:table-cell>
          <table:table-cell/>
          <table:table-cell office:value-type="float" office:value="181.928527832" calcext:value-type="float">
            <text:p>181.928527832</text:p>
          </table:table-cell>
          <table:table-cell office:value-type="float" office:value="147.882003784" calcext:value-type="float">
            <text:p>147.882003784</text:p>
          </table:table-cell>
          <table:table-cell office:value-type="float" office:value="-0.165940895677" calcext:value-type="float">
            <text:p>-0.165940895677</text:p>
          </table:table-cell>
          <table:table-cell office:value-type="float" office:value="369.156890869" calcext:value-type="float">
            <text:p>369.156890869</text:p>
          </table:table-cell>
          <table:table-cell office:value-type="float" office:value="241.979400635" calcext:value-type="float">
            <text:p>241.979400635</text:p>
          </table:table-cell>
        </table:table-row>
        <table:table-row table:style-name="ro1">
          <table:table-cell table:number-columns-repeated="4"/>
          <table:table-cell office:value-type="float" office:value="1.5831329167711E+018" calcext:value-type="float">
            <text:p>1.5831329167711E+018</text:p>
          </table:table-cell>
          <table:table-cell office:value-type="float" office:value="3059" calcext:value-type="float">
            <text:p>3059</text:p>
          </table:table-cell>
          <table:table-cell office:value-type="float" office:value="1.58313291673228E+018" calcext:value-type="float">
            <text:p>1.58313291673228E+018</text:p>
          </table:table-cell>
          <table:table-cell/>
          <table:table-cell office:value-type="float" office:value="4.01200389862" calcext:value-type="float">
            <text:p>4.01200389862</text:p>
          </table:table-cell>
          <table:table-cell/>
          <table:table-cell office:value-type="float" office:value="1.5831329167683E+018" calcext:value-type="float">
            <text:p>1.5831329167683E+018</text:p>
          </table:table-cell>
          <table:table-cell office:value-type="float" office:value="3059" calcext:value-type="float">
            <text:p>3059</text:p>
          </table:table-cell>
          <table:table-cell office:value-type="float" office:value="1.58313291673228E+018" calcext:value-type="float">
            <text:p>1.58313291673228E+018</text:p>
          </table:table-cell>
          <table:table-cell/>
          <table:table-cell office:value-type="float" office:value="180.732208252" calcext:value-type="float">
            <text:p>180.732208252</text:p>
          </table:table-cell>
          <table:table-cell office:value-type="float" office:value="147.331420898" calcext:value-type="float">
            <text:p>147.331420898</text:p>
          </table:table-cell>
          <table:table-cell office:value-type="float" office:value="-0.204678446054" calcext:value-type="float">
            <text:p>-0.204678446054</text:p>
          </table:table-cell>
          <table:table-cell office:value-type="float" office:value="368.303833008" calcext:value-type="float">
            <text:p>368.303833008</text:p>
          </table:table-cell>
          <table:table-cell office:value-type="float" office:value="241.749526978" calcext:value-type="float">
            <text:p>241.749526978</text:p>
          </table:table-cell>
        </table:table-row>
        <table:table-row table:style-name="ro1">
          <table:table-cell table:number-columns-repeated="4"/>
          <table:table-cell office:value-type="float" office:value="1.58313291680429E+018" calcext:value-type="float">
            <text:p>1.58313291680429E+018</text:p>
          </table:table-cell>
          <table:table-cell office:value-type="float" office:value="3060" calcext:value-type="float">
            <text:p>3060</text:p>
          </table:table-cell>
          <table:table-cell office:value-type="float" office:value="1.58313291676916E+018" calcext:value-type="float">
            <text:p>1.58313291676916E+018</text:p>
          </table:table-cell>
          <table:table-cell/>
          <table:table-cell office:value-type="float" office:value="4.0899977684" calcext:value-type="float">
            <text:p>4.0899977684</text:p>
          </table:table-cell>
          <table:table-cell/>
          <table:table-cell office:value-type="float" office:value="1.58313291680283E+018" calcext:value-type="float">
            <text:p>1.58313291680283E+018</text:p>
          </table:table-cell>
          <table:table-cell office:value-type="float" office:value="3060" calcext:value-type="float">
            <text:p>3060</text:p>
          </table:table-cell>
          <table:table-cell office:value-type="float" office:value="1.58313291676916E+018" calcext:value-type="float">
            <text:p>1.58313291676916E+018</text:p>
          </table:table-cell>
          <table:table-cell/>
          <table:table-cell office:value-type="float" office:value="181.838729858" calcext:value-type="float">
            <text:p>181.838729858</text:p>
          </table:table-cell>
          <table:table-cell office:value-type="float" office:value="146.551483154" calcext:value-type="float">
            <text:p>146.551483154</text:p>
          </table:table-cell>
          <table:table-cell office:value-type="float" office:value="-0.196952477098" calcext:value-type="float">
            <text:p>-0.196952477098</text:p>
          </table:table-cell>
          <table:table-cell office:value-type="float" office:value="368.263244629" calcext:value-type="float">
            <text:p>368.263244629</text:p>
          </table:table-cell>
          <table:table-cell office:value-type="float" office:value="241.998519897" calcext:value-type="float">
            <text:p>241.998519897</text:p>
          </table:table-cell>
        </table:table-row>
        <table:table-row table:style-name="ro1">
          <table:table-cell table:number-columns-repeated="4"/>
          <table:table-cell office:value-type="float" office:value="1.5831329168339E+018" calcext:value-type="float">
            <text:p>1.5831329168339E+018</text:p>
          </table:table-cell>
          <table:table-cell office:value-type="float" office:value="3061" calcext:value-type="float">
            <text:p>3061</text:p>
          </table:table-cell>
          <table:table-cell office:value-type="float" office:value="1.58313291679886E+018" calcext:value-type="float">
            <text:p>1.58313291679886E+018</text:p>
          </table:table-cell>
          <table:table-cell/>
          <table:table-cell office:value-type="float" office:value="3.99470663071" calcext:value-type="float">
            <text:p>3.99470663071</text:p>
          </table:table-cell>
          <table:table-cell/>
          <table:table-cell office:value-type="float" office:value="1.58313291683132E+018" calcext:value-type="float">
            <text:p>1.58313291683132E+018</text:p>
          </table:table-cell>
          <table:table-cell office:value-type="float" office:value="3061" calcext:value-type="float">
            <text:p>3061</text:p>
          </table:table-cell>
          <table:table-cell office:value-type="float" office:value="1.58313291679886E+018" calcext:value-type="float">
            <text:p>1.58313291679886E+018</text:p>
          </table:table-cell>
          <table:table-cell/>
          <table:table-cell office:value-type="float" office:value="180.599090576" calcext:value-type="float">
            <text:p>180.599090576</text:p>
          </table:table-cell>
          <table:table-cell office:value-type="float" office:value="147.504394531" calcext:value-type="float">
            <text:p>147.504394531</text:p>
          </table:table-cell>
          <table:table-cell office:value-type="float" office:value="-0.237692192197" calcext:value-type="float">
            <text:p>-0.237692192197</text:p>
          </table:table-cell>
          <table:table-cell office:value-type="float" office:value="367.160064697" calcext:value-type="float">
            <text:p>367.160064697</text:p>
          </table:table-cell>
          <table:table-cell office:value-type="float" office:value="242.648803711" calcext:value-type="float">
            <text:p>242.648803711</text:p>
          </table:table-cell>
        </table:table-row>
        <table:table-row table:style-name="ro1">
          <table:table-cell table:number-columns-repeated="4"/>
          <table:table-cell office:value-type="float" office:value="1.58313291687041E+018" calcext:value-type="float">
            <text:p>1.58313291687041E+018</text:p>
          </table:table-cell>
          <table:table-cell office:value-type="float" office:value="3062" calcext:value-type="float">
            <text:p>3062</text:p>
          </table:table-cell>
          <table:table-cell office:value-type="float" office:value="1.58313291684177E+018" calcext:value-type="float">
            <text:p>1.58313291684177E+018</text:p>
          </table:table-cell>
          <table:table-cell/>
          <table:table-cell office:value-type="float" office:value="3.91634225845" calcext:value-type="float">
            <text:p>3.91634225845</text:p>
          </table:table-cell>
          <table:table-cell/>
          <table:table-cell office:value-type="float" office:value="1.58313291687056E+018" calcext:value-type="float">
            <text:p>1.58313291687056E+018</text:p>
          </table:table-cell>
          <table:table-cell office:value-type="float" office:value="3062" calcext:value-type="float">
            <text:p>3062</text:p>
          </table:table-cell>
          <table:table-cell office:value-type="float" office:value="1.58313291684177E+018" calcext:value-type="float">
            <text:p>1.58313291684177E+018</text:p>
          </table:table-cell>
          <table:table-cell/>
          <table:table-cell office:value-type="float" office:value="183.35484314" calcext:value-type="float">
            <text:p>183.35484314</text:p>
          </table:table-cell>
          <table:table-cell office:value-type="float" office:value="148.288040161" calcext:value-type="float">
            <text:p>148.288040161</text:p>
          </table:table-cell>
          <table:table-cell office:value-type="float" office:value="-0.223751336336" calcext:value-type="float">
            <text:p>-0.223751336336</text:p>
          </table:table-cell>
          <table:table-cell office:value-type="float" office:value="367.915496826" calcext:value-type="float">
            <text:p>367.915496826</text:p>
          </table:table-cell>
          <table:table-cell office:value-type="float" office:value="243.029373169" calcext:value-type="float">
            <text:p>243.029373169</text:p>
          </table:table-cell>
        </table:table-row>
        <table:table-row table:style-name="ro1">
          <table:table-cell table:number-columns-repeated="4"/>
          <table:table-cell office:value-type="float" office:value="1.5831329169135E+018" calcext:value-type="float">
            <text:p>1.5831329169135E+018</text:p>
          </table:table-cell>
          <table:table-cell office:value-type="float" office:value="3063" calcext:value-type="float">
            <text:p>3063</text:p>
          </table:table-cell>
          <table:table-cell office:value-type="float" office:value="1.58313291688206E+018" calcext:value-type="float">
            <text:p>1.58313291688206E+018</text:p>
          </table:table-cell>
          <table:table-cell/>
          <table:table-cell office:value-type="float" office:value="3.90236353874" calcext:value-type="float">
            <text:p>3.90236353874</text:p>
          </table:table-cell>
          <table:table-cell/>
          <table:table-cell office:value-type="float" office:value="1.58313291691151E+018" calcext:value-type="float">
            <text:p>1.58313291691151E+018</text:p>
          </table:table-cell>
          <table:table-cell office:value-type="float" office:value="3063" calcext:value-type="float">
            <text:p>3063</text:p>
          </table:table-cell>
          <table:table-cell office:value-type="float" office:value="1.58313291688206E+018" calcext:value-type="float">
            <text:p>1.58313291688206E+018</text:p>
          </table:table-cell>
          <table:table-cell/>
          <table:table-cell office:value-type="float" office:value="186.475082397" calcext:value-type="float">
            <text:p>186.475082397</text:p>
          </table:table-cell>
          <table:table-cell office:value-type="float" office:value="148.427825928" calcext:value-type="float">
            <text:p>148.427825928</text:p>
          </table:table-cell>
          <table:table-cell office:value-type="float" office:value="-0.218922898173" calcext:value-type="float">
            <text:p>-0.218922898173</text:p>
          </table:table-cell>
          <table:table-cell office:value-type="float" office:value="368.125396729" calcext:value-type="float">
            <text:p>368.125396729</text:p>
          </table:table-cell>
          <table:table-cell office:value-type="float" office:value="243.624084473" calcext:value-type="float">
            <text:p>243.624084473</text:p>
          </table:table-cell>
        </table:table-row>
        <table:table-row table:style-name="ro1">
          <table:table-cell table:number-columns-repeated="4"/>
          <table:table-cell office:value-type="float" office:value="1.58313291694726E+018" calcext:value-type="float">
            <text:p>1.58313291694726E+018</text:p>
          </table:table-cell>
          <table:table-cell office:value-type="float" office:value="3064" calcext:value-type="float">
            <text:p>3064</text:p>
          </table:table-cell>
          <table:table-cell office:value-type="float" office:value="1.58313291691726E+018" calcext:value-type="float">
            <text:p>1.58313291691726E+018</text:p>
          </table:table-cell>
          <table:table-cell/>
          <table:table-cell office:value-type="float" office:value="3.95649862289" calcext:value-type="float">
            <text:p>3.95649862289</text:p>
          </table:table-cell>
          <table:table-cell/>
          <table:table-cell office:value-type="float" office:value="1.58313291694376E+018" calcext:value-type="float">
            <text:p>1.58313291694376E+018</text:p>
          </table:table-cell>
          <table:table-cell office:value-type="float" office:value="3064" calcext:value-type="float">
            <text:p>3064</text:p>
          </table:table-cell>
          <table:table-cell office:value-type="float" office:value="1.58313291691726E+018" calcext:value-type="float">
            <text:p>1.58313291691726E+018</text:p>
          </table:table-cell>
          <table:table-cell/>
          <table:table-cell office:value-type="float" office:value="182.17086792" calcext:value-type="float">
            <text:p>182.17086792</text:p>
          </table:table-cell>
          <table:table-cell office:value-type="float" office:value="147.886474609" calcext:value-type="float">
            <text:p>147.886474609</text:p>
          </table:table-cell>
          <table:table-cell office:value-type="float" office:value="-0.260828793049" calcext:value-type="float">
            <text:p>-0.260828793049</text:p>
          </table:table-cell>
          <table:table-cell office:value-type="float" office:value="366.435791016" calcext:value-type="float">
            <text:p>366.435791016</text:p>
          </table:table-cell>
          <table:table-cell office:value-type="float" office:value="243.816665649" calcext:value-type="float">
            <text:p>243.816665649</text:p>
          </table:table-cell>
        </table:table-row>
        <table:table-row table:style-name="ro1">
          <table:table-cell table:number-columns-repeated="4"/>
          <table:table-cell office:value-type="float" office:value="1.5831329169723E+018" calcext:value-type="float">
            <text:p>1.5831329169723E+018</text:p>
          </table:table-cell>
          <table:table-cell office:value-type="float" office:value="3065" calcext:value-type="float">
            <text:p>3065</text:p>
          </table:table-cell>
          <table:table-cell office:value-type="float" office:value="1.58313291694277E+018" calcext:value-type="float">
            <text:p>1.58313291694277E+018</text:p>
          </table:table-cell>
          <table:table-cell/>
          <table:table-cell office:value-type="float" office:value="4.02962207794" calcext:value-type="float">
            <text:p>4.02962207794</text:p>
          </table:table-cell>
          <table:table-cell/>
          <table:table-cell office:value-type="float" office:value="1.58313291697145E+018" calcext:value-type="float">
            <text:p>1.58313291697145E+018</text:p>
          </table:table-cell>
          <table:table-cell office:value-type="float" office:value="3065" calcext:value-type="float">
            <text:p>3065</text:p>
          </table:table-cell>
          <table:table-cell office:value-type="float" office:value="1.58313291694277E+018" calcext:value-type="float">
            <text:p>1.58313291694277E+018</text:p>
          </table:table-cell>
          <table:table-cell/>
          <table:table-cell office:value-type="float" office:value="176.408508301" calcext:value-type="float">
            <text:p>176.408508301</text:p>
          </table:table-cell>
          <table:table-cell office:value-type="float" office:value="147.15524292" calcext:value-type="float">
            <text:p>147.15524292</text:p>
          </table:table-cell>
          <table:table-cell office:value-type="float" office:value="-0.163980409503" calcext:value-type="float">
            <text:p>-0.163980409503</text:p>
          </table:table-cell>
          <table:table-cell office:value-type="float" office:value="368.314086914" calcext:value-type="float">
            <text:p>368.314086914</text:p>
          </table:table-cell>
          <table:table-cell office:value-type="float" office:value="242.098770142" calcext:value-type="float">
            <text:p>242.098770142</text:p>
          </table:table-cell>
        </table:table-row>
        <table:table-row table:style-name="ro1">
          <table:table-cell table:number-columns-repeated="4"/>
          <table:table-cell office:value-type="float" office:value="1.58313291699244E+018" calcext:value-type="float">
            <text:p>1.58313291699244E+018</text:p>
          </table:table-cell>
          <table:table-cell office:value-type="float" office:value="3066" calcext:value-type="float">
            <text:p>3066</text:p>
          </table:table-cell>
          <table:table-cell office:value-type="float" office:value="1.58313291696855E+018" calcext:value-type="float">
            <text:p>1.58313291696855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698974E+018" calcext:value-type="float">
            <text:p>1.58313291698974E+018</text:p>
          </table:table-cell>
          <table:table-cell office:value-type="float" office:value="3066" calcext:value-type="float">
            <text:p>3066</text:p>
          </table:table-cell>
          <table:table-cell office:value-type="float" office:value="1.58313291696855E+018" calcext:value-type="float">
            <text:p>1.58313291696855E+018</text:p>
          </table:table-cell>
          <table:table-cell/>
          <table:table-cell office:value-type="float" office:value="178.885406494" calcext:value-type="float">
            <text:p>178.885406494</text:p>
          </table:table-cell>
          <table:table-cell office:value-type="float" office:value="151.987197876" calcext:value-type="float">
            <text:p>151.987197876</text:p>
          </table:table-cell>
          <table:table-cell office:value-type="float" office:value="-0.273379355669" calcext:value-type="float">
            <text:p>-0.273379355669</text:p>
          </table:table-cell>
          <table:table-cell office:value-type="float" office:value="367.274108887" calcext:value-type="float">
            <text:p>367.274108887</text:p>
          </table:table-cell>
          <table:table-cell office:value-type="float" office:value="244.222045898" calcext:value-type="float">
            <text:p>244.222045898</text:p>
          </table:table-cell>
        </table:table-row>
        <table:table-row table:style-name="ro1">
          <table:table-cell table:number-columns-repeated="4"/>
          <table:table-cell office:value-type="float" office:value="1.58313291703941E+018" calcext:value-type="float">
            <text:p>1.58313291703941E+018</text:p>
          </table:table-cell>
          <table:table-cell office:value-type="float" office:value="3067" calcext:value-type="float">
            <text:p>3067</text:p>
          </table:table-cell>
          <table:table-cell office:value-type="float" office:value="1.58313291700097E+018" calcext:value-type="float">
            <text:p>1.58313291700097E+018</text:p>
          </table:table-cell>
          <table:table-cell/>
          <table:table-cell office:value-type="float" office:value="4.08709859848" calcext:value-type="float">
            <text:p>4.08709859848</text:p>
          </table:table-cell>
          <table:table-cell/>
          <table:table-cell office:value-type="float" office:value="1.58313291703479E+018" calcext:value-type="float">
            <text:p>1.58313291703479E+018</text:p>
          </table:table-cell>
          <table:table-cell office:value-type="float" office:value="3067" calcext:value-type="float">
            <text:p>3067</text:p>
          </table:table-cell>
          <table:table-cell office:value-type="float" office:value="1.58313291700097E+018" calcext:value-type="float">
            <text:p>1.58313291700097E+018</text:p>
          </table:table-cell>
          <table:table-cell/>
          <table:table-cell office:value-type="float" office:value="182.464874268" calcext:value-type="float">
            <text:p>182.464874268</text:p>
          </table:table-cell>
          <table:table-cell office:value-type="float" office:value="149.116210938" calcext:value-type="float">
            <text:p>149.116210938</text:p>
          </table:table-cell>
          <table:table-cell office:value-type="float" office:value="-0.244507744908" calcext:value-type="float">
            <text:p>-0.244507744908</text:p>
          </table:table-cell>
          <table:table-cell office:value-type="float" office:value="366.556518555" calcext:value-type="float">
            <text:p>366.556518555</text:p>
          </table:table-cell>
          <table:table-cell office:value-type="float" office:value="244.091720581" calcext:value-type="float">
            <text:p>244.091720581</text:p>
          </table:table-cell>
        </table:table-row>
        <table:table-row table:style-name="ro1">
          <table:table-cell table:number-columns-repeated="4"/>
          <table:table-cell office:value-type="float" office:value="1.58313291706307E+018" calcext:value-type="float">
            <text:p>1.58313291706307E+018</text:p>
          </table:table-cell>
          <table:table-cell office:value-type="float" office:value="3068" calcext:value-type="float">
            <text:p>3068</text:p>
          </table:table-cell>
          <table:table-cell office:value-type="float" office:value="1.58313291703346E+018" calcext:value-type="float">
            <text:p>1.58313291703346E+018</text:p>
          </table:table-cell>
          <table:table-cell/>
          <table:table-cell office:value-type="float" office:value="4.05761861801" calcext:value-type="float">
            <text:p>4.05761861801</text:p>
          </table:table-cell>
          <table:table-cell/>
          <table:table-cell office:value-type="float" office:value="1.5831329170603E+018" calcext:value-type="float">
            <text:p>1.5831329170603E+018</text:p>
          </table:table-cell>
          <table:table-cell office:value-type="float" office:value="3068" calcext:value-type="float">
            <text:p>3068</text:p>
          </table:table-cell>
          <table:table-cell office:value-type="float" office:value="1.58313291703346E+018" calcext:value-type="float">
            <text:p>1.58313291703346E+018</text:p>
          </table:table-cell>
          <table:table-cell/>
          <table:table-cell office:value-type="float" office:value="178.202713013" calcext:value-type="float">
            <text:p>178.202713013</text:p>
          </table:table-cell>
          <table:table-cell office:value-type="float" office:value="149.411010742" calcext:value-type="float">
            <text:p>149.411010742</text:p>
          </table:table-cell>
          <table:table-cell office:value-type="float" office:value="-0.239646419883" calcext:value-type="float">
            <text:p>-0.239646419883</text:p>
          </table:table-cell>
          <table:table-cell office:value-type="float" office:value="367.119232178" calcext:value-type="float">
            <text:p>367.119232178</text:p>
          </table:table-cell>
          <table:table-cell office:value-type="float" office:value="243.513183594" calcext:value-type="float">
            <text:p>243.513183594</text:p>
          </table:table-cell>
        </table:table-row>
        <table:table-row table:style-name="ro1">
          <table:table-cell table:number-columns-repeated="4"/>
          <table:table-cell office:value-type="float" office:value="1.58313291710516E+018" calcext:value-type="float">
            <text:p>1.58313291710516E+018</text:p>
          </table:table-cell>
          <table:table-cell office:value-type="float" office:value="3069" calcext:value-type="float">
            <text:p>3069</text:p>
          </table:table-cell>
          <table:table-cell office:value-type="float" office:value="1.58313291706798E+018" calcext:value-type="float">
            <text:p>1.58313291706798E+018</text:p>
          </table:table-cell>
          <table:table-cell/>
          <table:table-cell office:value-type="float" office:value="4.12198352814" calcext:value-type="float">
            <text:p>4.12198352814</text:p>
          </table:table-cell>
          <table:table-cell/>
          <table:table-cell office:value-type="float" office:value="1.58313291709982E+018" calcext:value-type="float">
            <text:p>1.58313291709982E+018</text:p>
          </table:table-cell>
          <table:table-cell office:value-type="float" office:value="3069" calcext:value-type="float">
            <text:p>3069</text:p>
          </table:table-cell>
          <table:table-cell office:value-type="float" office:value="1.58313291706798E+018" calcext:value-type="float">
            <text:p>1.58313291706798E+018</text:p>
          </table:table-cell>
          <table:table-cell/>
          <table:table-cell office:value-type="float" office:value="179.617889404" calcext:value-type="float">
            <text:p>179.617889404</text:p>
          </table:table-cell>
          <table:table-cell office:value-type="float" office:value="148.767364502" calcext:value-type="float">
            <text:p>148.767364502</text:p>
          </table:table-cell>
          <table:table-cell office:value-type="float" office:value="-0.277077943087" calcext:value-type="float">
            <text:p>-0.277077943087</text:p>
          </table:table-cell>
          <table:table-cell office:value-type="float" office:value="365.897338867" calcext:value-type="float">
            <text:p>365.897338867</text:p>
          </table:table-cell>
          <table:table-cell office:value-type="float" office:value="243.793014526" calcext:value-type="float">
            <text:p>243.793014526</text:p>
          </table:table-cell>
        </table:table-row>
        <table:table-row table:style-name="ro1">
          <table:table-cell table:number-columns-repeated="4"/>
          <table:table-cell office:value-type="float" office:value="1.58313291714205E+018" calcext:value-type="float">
            <text:p>1.58313291714205E+018</text:p>
          </table:table-cell>
          <table:table-cell office:value-type="float" office:value="3070" calcext:value-type="float">
            <text:p>3070</text:p>
          </table:table-cell>
          <table:table-cell office:value-type="float" office:value="1.58313291710748E+018" calcext:value-type="float">
            <text:p>1.5831329171074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714086E+018" calcext:value-type="float">
            <text:p>1.58313291714086E+018</text:p>
          </table:table-cell>
          <table:table-cell office:value-type="float" office:value="3070" calcext:value-type="float">
            <text:p>3070</text:p>
          </table:table-cell>
          <table:table-cell office:value-type="float" office:value="1.58313291710748E+018" calcext:value-type="float">
            <text:p>1.58313291710748E+018</text:p>
          </table:table-cell>
          <table:table-cell/>
          <table:table-cell office:value-type="float" office:value="181.296340942" calcext:value-type="float">
            <text:p>181.296340942</text:p>
          </table:table-cell>
          <table:table-cell office:value-type="float" office:value="146.187973022" calcext:value-type="float">
            <text:p>146.187973022</text:p>
          </table:table-cell>
          <table:table-cell office:value-type="float" office:value="-0.196495220065" calcext:value-type="float">
            <text:p>-0.196495220065</text:p>
          </table:table-cell>
          <table:table-cell office:value-type="float" office:value="367.32598877" calcext:value-type="float">
            <text:p>367.32598877</text:p>
          </table:table-cell>
          <table:table-cell office:value-type="float" office:value="242.460006714" calcext:value-type="float">
            <text:p>242.460006714</text:p>
          </table:table-cell>
        </table:table-row>
        <table:table-row table:style-name="ro1">
          <table:table-cell table:number-columns-repeated="4"/>
          <table:table-cell office:value-type="float" office:value="1.58313291717484E+018" calcext:value-type="float">
            <text:p>1.58313291717484E+018</text:p>
          </table:table-cell>
          <table:table-cell office:value-type="float" office:value="3071" calcext:value-type="float">
            <text:p>3071</text:p>
          </table:table-cell>
          <table:table-cell office:value-type="float" office:value="1.58313291713762E+018" calcext:value-type="float">
            <text:p>1.58313291713762E+018</text:p>
          </table:table-cell>
          <table:table-cell/>
          <table:table-cell office:value-type="float" office:value="4.13866138458" calcext:value-type="float">
            <text:p>4.13866138458</text:p>
          </table:table-cell>
          <table:table-cell/>
          <table:table-cell office:value-type="float" office:value="1.58313291717396E+018" calcext:value-type="float">
            <text:p>1.58313291717396E+018</text:p>
          </table:table-cell>
          <table:table-cell office:value-type="float" office:value="3071" calcext:value-type="float">
            <text:p>3071</text:p>
          </table:table-cell>
          <table:table-cell office:value-type="float" office:value="1.58313291713762E+018" calcext:value-type="float">
            <text:p>1.58313291713762E+018</text:p>
          </table:table-cell>
          <table:table-cell/>
          <table:table-cell office:value-type="float" office:value="181.777664185" calcext:value-type="float">
            <text:p>181.777664185</text:p>
          </table:table-cell>
          <table:table-cell office:value-type="float" office:value="146.801361084" calcext:value-type="float">
            <text:p>146.801361084</text:p>
          </table:table-cell>
          <table:table-cell office:value-type="float" office:value="-0.208169311285" calcext:value-type="float">
            <text:p>-0.208169311285</text:p>
          </table:table-cell>
          <table:table-cell office:value-type="float" office:value="367.536346436" calcext:value-type="float">
            <text:p>367.536346436</text:p>
          </table:table-cell>
          <table:table-cell office:value-type="float" office:value="242.595169067" calcext:value-type="float">
            <text:p>242.595169067</text:p>
          </table:table-cell>
        </table:table-row>
        <table:table-row table:style-name="ro1">
          <table:table-cell table:number-columns-repeated="4"/>
          <table:table-cell office:value-type="float" office:value="1.58313291721162E+018" calcext:value-type="float">
            <text:p>1.58313291721162E+018</text:p>
          </table:table-cell>
          <table:table-cell office:value-type="float" office:value="3072" calcext:value-type="float">
            <text:p>3072</text:p>
          </table:table-cell>
          <table:table-cell office:value-type="float" office:value="1.58313291717063E+018" calcext:value-type="float">
            <text:p>1.58313291717063E+018</text:p>
          </table:table-cell>
          <table:table-cell/>
          <table:table-cell office:value-type="float" office:value="4.17796945572" calcext:value-type="float">
            <text:p>4.17796945572</text:p>
          </table:table-cell>
          <table:table-cell/>
          <table:table-cell office:value-type="float" office:value="1.58313291720769E+018" calcext:value-type="float">
            <text:p>1.58313291720769E+018</text:p>
          </table:table-cell>
          <table:table-cell office:value-type="float" office:value="3072" calcext:value-type="float">
            <text:p>3072</text:p>
          </table:table-cell>
          <table:table-cell office:value-type="float" office:value="1.58313291717063E+018" calcext:value-type="float">
            <text:p>1.58313291717063E+018</text:p>
          </table:table-cell>
          <table:table-cell/>
          <table:table-cell office:value-type="float" office:value="182.494415283" calcext:value-type="float">
            <text:p>182.494415283</text:p>
          </table:table-cell>
          <table:table-cell office:value-type="float" office:value="146.408279419" calcext:value-type="float">
            <text:p>146.408279419</text:p>
          </table:table-cell>
          <table:table-cell office:value-type="float" office:value="-0.177437230945" calcext:value-type="float">
            <text:p>-0.177437230945</text:p>
          </table:table-cell>
          <table:table-cell office:value-type="float" office:value="368.408630371" calcext:value-type="float">
            <text:p>368.408630371</text:p>
          </table:table-cell>
          <table:table-cell office:value-type="float" office:value="241.874206543" calcext:value-type="float">
            <text:p>241.874206543</text:p>
          </table:table-cell>
        </table:table-row>
        <table:table-row table:style-name="ro1">
          <table:table-cell table:number-columns-repeated="4"/>
          <table:table-cell office:value-type="float" office:value="1.58313291725122E+018" calcext:value-type="float">
            <text:p>1.58313291725122E+018</text:p>
          </table:table-cell>
          <table:table-cell office:value-type="float" office:value="3073" calcext:value-type="float">
            <text:p>3073</text:p>
          </table:table-cell>
          <table:table-cell office:value-type="float" office:value="1.58313291720708E+018" calcext:value-type="float">
            <text:p>1.58313291720708E+018</text:p>
          </table:table-cell>
          <table:table-cell/>
          <table:table-cell office:value-type="float" office:value="3.99856710434" calcext:value-type="float">
            <text:p>3.99856710434</text:p>
          </table:table-cell>
          <table:table-cell/>
          <table:table-cell office:value-type="float" office:value="1.5831329172472E+018" calcext:value-type="float">
            <text:p>1.5831329172472E+018</text:p>
          </table:table-cell>
          <table:table-cell office:value-type="float" office:value="3073" calcext:value-type="float">
            <text:p>3073</text:p>
          </table:table-cell>
          <table:table-cell office:value-type="float" office:value="1.58313291720708E+018" calcext:value-type="float">
            <text:p>1.58313291720708E+018</text:p>
          </table:table-cell>
          <table:table-cell/>
          <table:table-cell office:value-type="float" office:value="182.799102783" calcext:value-type="float">
            <text:p>182.799102783</text:p>
          </table:table-cell>
          <table:table-cell office:value-type="float" office:value="148.202301025" calcext:value-type="float">
            <text:p>148.202301025</text:p>
          </table:table-cell>
          <table:table-cell office:value-type="float" office:value="-0.174029588699" calcext:value-type="float">
            <text:p>-0.174029588699</text:p>
          </table:table-cell>
          <table:table-cell office:value-type="float" office:value="368.561218262" calcext:value-type="float">
            <text:p>368.561218262</text:p>
          </table:table-cell>
          <table:table-cell office:value-type="float" office:value="242.484619141" calcext:value-type="float">
            <text:p>242.484619141</text:p>
          </table:table-cell>
        </table:table-row>
        <table:table-row table:style-name="ro1">
          <table:table-cell table:number-columns-repeated="4"/>
          <table:table-cell office:value-type="float" office:value="1.58313291729121E+018" calcext:value-type="float">
            <text:p>1.58313291729121E+018</text:p>
          </table:table-cell>
          <table:table-cell office:value-type="float" office:value="3074" calcext:value-type="float">
            <text:p>3074</text:p>
          </table:table-cell>
          <table:table-cell office:value-type="float" office:value="1.58313291723963E+018" calcext:value-type="float">
            <text:p>1.58313291723963E+018</text:p>
          </table:table-cell>
          <table:table-cell/>
          <table:table-cell office:value-type="float" office:value="4.12627887726" calcext:value-type="float">
            <text:p>4.12627887726</text:p>
          </table:table-cell>
          <table:table-cell/>
          <table:table-cell office:value-type="float" office:value="1.58313291728497E+018" calcext:value-type="float">
            <text:p>1.58313291728497E+018</text:p>
          </table:table-cell>
          <table:table-cell office:value-type="float" office:value="3074" calcext:value-type="float">
            <text:p>3074</text:p>
          </table:table-cell>
          <table:table-cell office:value-type="float" office:value="1.58313291723963E+018" calcext:value-type="float">
            <text:p>1.58313291723963E+018</text:p>
          </table:table-cell>
          <table:table-cell/>
          <table:table-cell office:value-type="float" office:value="184.974639893" calcext:value-type="float">
            <text:p>184.974639893</text:p>
          </table:table-cell>
          <table:table-cell office:value-type="float" office:value="146.925186157" calcext:value-type="float">
            <text:p>146.925186157</text:p>
          </table:table-cell>
          <table:table-cell office:value-type="float" office:value="-0.169069051743" calcext:value-type="float">
            <text:p>-0.169069051743</text:p>
          </table:table-cell>
          <table:table-cell office:value-type="float" office:value="369.042388916" calcext:value-type="float">
            <text:p>369.042388916</text:p>
          </table:table-cell>
          <table:table-cell office:value-type="float" office:value="242.386367798" calcext:value-type="float">
            <text:p>242.386367798</text:p>
          </table:table-cell>
        </table:table-row>
        <table:table-row table:style-name="ro1">
          <table:table-cell table:number-columns-repeated="4"/>
          <table:table-cell office:value-type="float" office:value="1.58313291730793E+018" calcext:value-type="float">
            <text:p>1.58313291730793E+018</text:p>
          </table:table-cell>
          <table:table-cell office:value-type="float" office:value="3075" calcext:value-type="float">
            <text:p>3075</text:p>
          </table:table-cell>
          <table:table-cell office:value-type="float" office:value="1.58313291728422E+018" calcext:value-type="float">
            <text:p>1.58313291728422E+018</text:p>
          </table:table-cell>
          <table:table-cell/>
          <table:table-cell office:value-type="float" office:value="4.13915395737" calcext:value-type="float">
            <text:p>4.13915395737</text:p>
          </table:table-cell>
          <table:table-cell/>
          <table:table-cell office:value-type="float" office:value="1.5831329173055E+018" calcext:value-type="float">
            <text:p>1.5831329173055E+018</text:p>
          </table:table-cell>
          <table:table-cell office:value-type="float" office:value="3075" calcext:value-type="float">
            <text:p>3075</text:p>
          </table:table-cell>
          <table:table-cell office:value-type="float" office:value="1.58313291728422E+018" calcext:value-type="float">
            <text:p>1.58313291728422E+018</text:p>
          </table:table-cell>
          <table:table-cell/>
          <table:table-cell office:value-type="float" office:value="184.385467529" calcext:value-type="float">
            <text:p>184.385467529</text:p>
          </table:table-cell>
          <table:table-cell office:value-type="float" office:value="146.796432495" calcext:value-type="float">
            <text:p>146.796432495</text:p>
          </table:table-cell>
          <table:table-cell office:value-type="float" office:value="-0.189241424203" calcext:value-type="float">
            <text:p>-0.189241424203</text:p>
          </table:table-cell>
          <table:table-cell office:value-type="float" office:value="368.511779785" calcext:value-type="float">
            <text:p>368.511779785</text:p>
          </table:table-cell>
          <table:table-cell office:value-type="float" office:value="242.218887329" calcext:value-type="float">
            <text:p>242.218887329</text:p>
          </table:table-cell>
        </table:table-row>
        <table:table-row table:style-name="ro1">
          <table:table-cell table:number-columns-repeated="4"/>
          <table:table-cell office:value-type="float" office:value="1.58313291733473E+018" calcext:value-type="float">
            <text:p>1.58313291733473E+018</text:p>
          </table:table-cell>
          <table:table-cell office:value-type="float" office:value="3076" calcext:value-type="float">
            <text:p>3076</text:p>
          </table:table-cell>
          <table:table-cell office:value-type="float" office:value="1.58313291731033E+018" calcext:value-type="float">
            <text:p>1.58313291731033E+018</text:p>
          </table:table-cell>
          <table:table-cell/>
          <table:table-cell office:value-type="float" office:value="4.06272888184" calcext:value-type="float">
            <text:p>4.06272888184</text:p>
          </table:table-cell>
          <table:table-cell/>
          <table:table-cell office:value-type="float" office:value="1.58313291733352E+018" calcext:value-type="float">
            <text:p>1.58313291733352E+018</text:p>
          </table:table-cell>
          <table:table-cell office:value-type="float" office:value="3076" calcext:value-type="float">
            <text:p>3076</text:p>
          </table:table-cell>
          <table:table-cell office:value-type="float" office:value="1.58313291731033E+018" calcext:value-type="float">
            <text:p>1.58313291731033E+018</text:p>
          </table:table-cell>
          <table:table-cell/>
          <table:table-cell office:value-type="float" office:value="182.166763306" calcext:value-type="float">
            <text:p>182.166763306</text:p>
          </table:table-cell>
          <table:table-cell office:value-type="float" office:value="147.560684204" calcext:value-type="float">
            <text:p>147.560684204</text:p>
          </table:table-cell>
          <table:table-cell office:value-type="float" office:value="-0.233862563968" calcext:value-type="float">
            <text:p>-0.233862563968</text:p>
          </table:table-cell>
          <table:table-cell office:value-type="float" office:value="367.702819824" calcext:value-type="float">
            <text:p>367.702819824</text:p>
          </table:table-cell>
          <table:table-cell office:value-type="float" office:value="242.154754639" calcext:value-type="float">
            <text:p>242.154754639</text:p>
          </table:table-cell>
        </table:table-row>
        <table:table-row table:style-name="ro1">
          <table:table-cell table:number-columns-repeated="4"/>
          <table:table-cell office:value-type="float" office:value="1.58313291735826E+018" calcext:value-type="float">
            <text:p>1.58313291735826E+018</text:p>
          </table:table-cell>
          <table:table-cell office:value-type="float" office:value="3077" calcext:value-type="float">
            <text:p>3077</text:p>
          </table:table-cell>
          <table:table-cell office:value-type="float" office:value="1.58313291733908E+018" calcext:value-type="float">
            <text:p>1.58313291733908E+018</text:p>
          </table:table-cell>
          <table:table-cell/>
          <table:table-cell office:value-type="float" office:value="4.03351593018" calcext:value-type="float">
            <text:p>4.03351593018</text:p>
          </table:table-cell>
          <table:table-cell/>
          <table:table-cell office:value-type="float" office:value="1.58313291735627E+018" calcext:value-type="float">
            <text:p>1.58313291735627E+018</text:p>
          </table:table-cell>
          <table:table-cell office:value-type="float" office:value="3077" calcext:value-type="float">
            <text:p>3077</text:p>
          </table:table-cell>
          <table:table-cell office:value-type="float" office:value="1.58313291733908E+018" calcext:value-type="float">
            <text:p>1.58313291733908E+018</text:p>
          </table:table-cell>
          <table:table-cell/>
          <table:table-cell office:value-type="float" office:value="181.150543213" calcext:value-type="float">
            <text:p>181.150543213</text:p>
          </table:table-cell>
          <table:table-cell office:value-type="float" office:value="147.852813721" calcext:value-type="float">
            <text:p>147.852813721</text:p>
          </table:table-cell>
          <table:table-cell office:value-type="float" office:value="-0.20311024785" calcext:value-type="float">
            <text:p>-0.20311024785</text:p>
          </table:table-cell>
          <table:table-cell office:value-type="float" office:value="367.967010498" calcext:value-type="float">
            <text:p>367.967010498</text:p>
          </table:table-cell>
          <table:table-cell office:value-type="float" office:value="242.148696899" calcext:value-type="float">
            <text:p>242.148696899</text:p>
          </table:table-cell>
        </table:table-row>
        <table:table-row table:style-name="ro1">
          <table:table-cell table:number-columns-repeated="4"/>
          <table:table-cell office:value-type="float" office:value="1.58313291739556E+018" calcext:value-type="float">
            <text:p>1.58313291739556E+018</text:p>
          </table:table-cell>
          <table:table-cell office:value-type="float" office:value="3078" calcext:value-type="float">
            <text:p>3078</text:p>
          </table:table-cell>
          <table:table-cell office:value-type="float" office:value="1.58313291737451E+018" calcext:value-type="float">
            <text:p>1.58313291737451E+018</text:p>
          </table:table-cell>
          <table:table-cell/>
          <table:table-cell office:value-type="float" office:value="3.86251211166" calcext:value-type="float">
            <text:p>3.86251211166</text:p>
          </table:table-cell>
          <table:table-cell/>
          <table:table-cell office:value-type="float" office:value="1.58313291739605E+018" calcext:value-type="float">
            <text:p>1.58313291739605E+018</text:p>
          </table:table-cell>
          <table:table-cell office:value-type="float" office:value="3078" calcext:value-type="float">
            <text:p>3078</text:p>
          </table:table-cell>
          <table:table-cell office:value-type="float" office:value="1.58313291737451E+018" calcext:value-type="float">
            <text:p>1.58313291737451E+018</text:p>
          </table:table-cell>
          <table:table-cell/>
          <table:table-cell office:value-type="float" office:value="180.819442749" calcext:value-type="float">
            <text:p>180.819442749</text:p>
          </table:table-cell>
          <table:table-cell office:value-type="float" office:value="149.562850952" calcext:value-type="float">
            <text:p>149.562850952</text:p>
          </table:table-cell>
          <table:table-cell office:value-type="float" office:value="-0.205930799246" calcext:value-type="float">
            <text:p>-0.205930799246</text:p>
          </table:table-cell>
          <table:table-cell office:value-type="float" office:value="367.807525635" calcext:value-type="float">
            <text:p>367.807525635</text:p>
          </table:table-cell>
          <table:table-cell office:value-type="float" office:value="243.260406494" calcext:value-type="float">
            <text:p>243.260406494</text:p>
          </table:table-cell>
        </table:table-row>
        <table:table-row table:style-name="ro1">
          <table:table-cell table:number-columns-repeated="4"/>
          <table:table-cell office:value-type="float" office:value="1.58313291743821E+018" calcext:value-type="float">
            <text:p>1.58313291743821E+018</text:p>
          </table:table-cell>
          <table:table-cell office:value-type="float" office:value="3079" calcext:value-type="float">
            <text:p>3079</text:p>
          </table:table-cell>
          <table:table-cell office:value-type="float" office:value="1.58313291740731E+018" calcext:value-type="float">
            <text:p>1.58313291740731E+018</text:p>
          </table:table-cell>
          <table:table-cell/>
          <table:table-cell office:value-type="float" office:value="3.83925938606" calcext:value-type="float">
            <text:p>3.83925938606</text:p>
          </table:table-cell>
          <table:table-cell/>
          <table:table-cell office:value-type="float" office:value="1.58313291743833E+018" calcext:value-type="float">
            <text:p>1.58313291743833E+018</text:p>
          </table:table-cell>
          <table:table-cell office:value-type="float" office:value="3079" calcext:value-type="float">
            <text:p>3079</text:p>
          </table:table-cell>
          <table:table-cell office:value-type="float" office:value="1.58313291740731E+018" calcext:value-type="float">
            <text:p>1.58313291740731E+018</text:p>
          </table:table-cell>
          <table:table-cell/>
          <table:table-cell office:value-type="float" office:value="181.235870361" calcext:value-type="float">
            <text:p>181.235870361</text:p>
          </table:table-cell>
          <table:table-cell office:value-type="float" office:value="149.795379639" calcext:value-type="float">
            <text:p>149.795379639</text:p>
          </table:table-cell>
          <table:table-cell office:value-type="float" office:value="-0.238547459245" calcext:value-type="float">
            <text:p>-0.238547459245</text:p>
          </table:table-cell>
          <table:table-cell office:value-type="float" office:value="367.524108887" calcext:value-type="float">
            <text:p>367.524108887</text:p>
          </table:table-cell>
          <table:table-cell office:value-type="float" office:value="243.09437561" calcext:value-type="float">
            <text:p>243.09437561</text:p>
          </table:table-cell>
        </table:table-row>
        <table:table-row table:style-name="ro1">
          <table:table-cell table:number-columns-repeated="4"/>
          <table:table-cell office:value-type="float" office:value="1.58313291748709E+018" calcext:value-type="float">
            <text:p>1.58313291748709E+018</text:p>
          </table:table-cell>
          <table:table-cell office:value-type="float" office:value="3080" calcext:value-type="float">
            <text:p>3080</text:p>
          </table:table-cell>
          <table:table-cell office:value-type="float" office:value="1.58313291744207E+018" calcext:value-type="float">
            <text:p>1.58313291744207E+018</text:p>
          </table:table-cell>
          <table:table-cell/>
          <table:table-cell office:value-type="float" office:value="3.81973719597" calcext:value-type="float">
            <text:p>3.81973719597</text:p>
          </table:table-cell>
          <table:table-cell/>
          <table:table-cell office:value-type="float" office:value="1.58313291748237E+018" calcext:value-type="float">
            <text:p>1.58313291748237E+018</text:p>
          </table:table-cell>
          <table:table-cell office:value-type="float" office:value="3080" calcext:value-type="float">
            <text:p>3080</text:p>
          </table:table-cell>
          <table:table-cell office:value-type="float" office:value="1.58313291744207E+018" calcext:value-type="float">
            <text:p>1.58313291744207E+018</text:p>
          </table:table-cell>
          <table:table-cell/>
          <table:table-cell office:value-type="float" office:value="180.126220703" calcext:value-type="float">
            <text:p>180.126220703</text:p>
          </table:table-cell>
          <table:table-cell office:value-type="float" office:value="149.990600586" calcext:value-type="float">
            <text:p>149.990600586</text:p>
          </table:table-cell>
          <table:table-cell office:value-type="float" office:value="-0.235552608967" calcext:value-type="float">
            <text:p>-0.235552608967</text:p>
          </table:table-cell>
          <table:table-cell office:value-type="float" office:value="367.32119751" calcext:value-type="float">
            <text:p>367.32119751</text:p>
          </table:table-cell>
          <table:table-cell office:value-type="float" office:value="243.323760986" calcext:value-type="float">
            <text:p>243.323760986</text:p>
          </table:table-cell>
        </table:table-row>
        <table:table-row table:style-name="ro1">
          <table:table-cell table:number-columns-repeated="4"/>
          <table:table-cell office:value-type="float" office:value="1.58313291751379E+018" calcext:value-type="float">
            <text:p>1.58313291751379E+018</text:p>
          </table:table-cell>
          <table:table-cell office:value-type="float" office:value="3081" calcext:value-type="float">
            <text:p>3081</text:p>
          </table:table-cell>
          <table:table-cell office:value-type="float" office:value="1.58313291747504E+018" calcext:value-type="float">
            <text:p>1.58313291747504E+018</text:p>
          </table:table-cell>
          <table:table-cell/>
          <table:table-cell office:value-type="float" office:value="3.86091470718" calcext:value-type="float">
            <text:p>3.86091470718</text:p>
          </table:table-cell>
          <table:table-cell/>
          <table:table-cell office:value-type="float" office:value="1.58313291750746E+018" calcext:value-type="float">
            <text:p>1.58313291750746E+018</text:p>
          </table:table-cell>
          <table:table-cell office:value-type="float" office:value="3081" calcext:value-type="float">
            <text:p>3081</text:p>
          </table:table-cell>
          <table:table-cell office:value-type="float" office:value="1.58313291747504E+018" calcext:value-type="float">
            <text:p>1.58313291747504E+018</text:p>
          </table:table-cell>
          <table:table-cell/>
          <table:table-cell office:value-type="float" office:value="182.82824707" calcext:value-type="float">
            <text:p>182.82824707</text:p>
          </table:table-cell>
          <table:table-cell office:value-type="float" office:value="149.578826904" calcext:value-type="float">
            <text:p>149.578826904</text:p>
          </table:table-cell>
          <table:table-cell office:value-type="float" office:value="-0.265429794788" calcext:value-type="float">
            <text:p>-0.265429794788</text:p>
          </table:table-cell>
          <table:table-cell office:value-type="float" office:value="367.203765869" calcext:value-type="float">
            <text:p>367.203765869</text:p>
          </table:table-cell>
          <table:table-cell office:value-type="float" office:value="243.636032104" calcext:value-type="float">
            <text:p>243.636032104</text:p>
          </table:table-cell>
        </table:table-row>
        <table:table-row table:style-name="ro1">
          <table:table-cell table:number-columns-repeated="4"/>
          <table:table-cell office:value-type="float" office:value="1.58313291753008E+018" calcext:value-type="float">
            <text:p>1.58313291753008E+018</text:p>
          </table:table-cell>
          <table:table-cell office:value-type="float" office:value="3082" calcext:value-type="float">
            <text:p>3082</text:p>
          </table:table-cell>
          <table:table-cell office:value-type="float" office:value="1.58313291750441E+018" calcext:value-type="float">
            <text:p>1.58313291750441E+018</text:p>
          </table:table-cell>
          <table:table-cell/>
          <table:table-cell office:value-type="float" office:value="3.95139455795" calcext:value-type="float">
            <text:p>3.95139455795</text:p>
          </table:table-cell>
          <table:table-cell/>
          <table:table-cell office:value-type="float" office:value="1.58313291752841E+018" calcext:value-type="float">
            <text:p>1.58313291752841E+018</text:p>
          </table:table-cell>
          <table:table-cell office:value-type="float" office:value="3082" calcext:value-type="float">
            <text:p>3082</text:p>
          </table:table-cell>
          <table:table-cell office:value-type="float" office:value="1.58313291750441E+018" calcext:value-type="float">
            <text:p>1.58313291750441E+018</text:p>
          </table:table-cell>
          <table:table-cell/>
          <table:table-cell office:value-type="float" office:value="185.670028687" calcext:value-type="float">
            <text:p>185.670028687</text:p>
          </table:table-cell>
          <table:table-cell office:value-type="float" office:value="148.674026489" calcext:value-type="float">
            <text:p>148.674026489</text:p>
          </table:table-cell>
          <table:table-cell office:value-type="float" office:value="-0.210615962744" calcext:value-type="float">
            <text:p>-0.210615962744</text:p>
          </table:table-cell>
          <table:table-cell office:value-type="float" office:value="368.580932617" calcext:value-type="float">
            <text:p>368.580932617</text:p>
          </table:table-cell>
          <table:table-cell office:value-type="float" office:value="243.414291382" calcext:value-type="float">
            <text:p>243.414291382</text:p>
          </table:table-cell>
        </table:table-row>
        <table:table-row table:style-name="ro1">
          <table:table-cell table:number-columns-repeated="4"/>
          <table:table-cell office:value-type="float" office:value="1.58313291757166E+018" calcext:value-type="float">
            <text:p>1.58313291757166E+018</text:p>
          </table:table-cell>
          <table:table-cell office:value-type="float" office:value="3083" calcext:value-type="float">
            <text:p>3083</text:p>
          </table:table-cell>
          <table:table-cell office:value-type="float" office:value="1.58313291754256E+018" calcext:value-type="float">
            <text:p>1.58313291754256E+018</text:p>
          </table:table-cell>
          <table:table-cell/>
          <table:table-cell office:value-type="float" office:value="4.10058450699" calcext:value-type="float">
            <text:p>4.10058450699</text:p>
          </table:table-cell>
          <table:table-cell/>
          <table:table-cell office:value-type="float" office:value="1.58313291756871E+018" calcext:value-type="float">
            <text:p>1.58313291756871E+018</text:p>
          </table:table-cell>
          <table:table-cell office:value-type="float" office:value="3083" calcext:value-type="float">
            <text:p>3083</text:p>
          </table:table-cell>
          <table:table-cell office:value-type="float" office:value="1.58313291754256E+018" calcext:value-type="float">
            <text:p>1.58313291754256E+018</text:p>
          </table:table-cell>
          <table:table-cell/>
          <table:table-cell office:value-type="float" office:value="185.543838501" calcext:value-type="float">
            <text:p>185.543838501</text:p>
          </table:table-cell>
          <table:table-cell office:value-type="float" office:value="147.182128906" calcext:value-type="float">
            <text:p>147.182128906</text:p>
          </table:table-cell>
          <table:table-cell office:value-type="float" office:value="-0.228761672974" calcext:value-type="float">
            <text:p>-0.228761672974</text:p>
          </table:table-cell>
          <table:table-cell office:value-type="float" office:value="368.076080322" calcext:value-type="float">
            <text:p>368.076080322</text:p>
          </table:table-cell>
          <table:table-cell office:value-type="float" office:value="243.007232666" calcext:value-type="float">
            <text:p>243.007232666</text:p>
          </table:table-cell>
        </table:table-row>
        <table:table-row table:style-name="ro1">
          <table:table-cell table:number-columns-repeated="4"/>
          <table:table-cell office:value-type="float" office:value="1.58313291761016E+018" calcext:value-type="float">
            <text:p>1.58313291761016E+018</text:p>
          </table:table-cell>
          <table:table-cell office:value-type="float" office:value="3084" calcext:value-type="float">
            <text:p>3084</text:p>
          </table:table-cell>
          <table:table-cell office:value-type="float" office:value="1.58313291757126E+018" calcext:value-type="float">
            <text:p>1.58313291757126E+018</text:p>
          </table:table-cell>
          <table:table-cell/>
          <table:table-cell office:value-type="float" office:value="4.14188671112" calcext:value-type="float">
            <text:p>4.14188671112</text:p>
          </table:table-cell>
          <table:table-cell/>
          <table:table-cell office:value-type="float" office:value="1.58313291760247E+018" calcext:value-type="float">
            <text:p>1.58313291760247E+018</text:p>
          </table:table-cell>
          <table:table-cell office:value-type="float" office:value="3084" calcext:value-type="float">
            <text:p>3084</text:p>
          </table:table-cell>
          <table:table-cell office:value-type="float" office:value="1.58313291757126E+018" calcext:value-type="float">
            <text:p>1.58313291757126E+018</text:p>
          </table:table-cell>
          <table:table-cell/>
          <table:table-cell office:value-type="float" office:value="181.500213623" calcext:value-type="float">
            <text:p>181.500213623</text:p>
          </table:table-cell>
          <table:table-cell office:value-type="float" office:value="146.769104004" calcext:value-type="float">
            <text:p>146.769104004</text:p>
          </table:table-cell>
          <table:table-cell office:value-type="float" office:value="-0.221371009946" calcext:value-type="float">
            <text:p>-0.221371009946</text:p>
          </table:table-cell>
          <table:table-cell office:value-type="float" office:value="367.104736328" calcext:value-type="float">
            <text:p>367.104736328</text:p>
          </table:table-cell>
          <table:table-cell office:value-type="float" office:value="242.650344849" calcext:value-type="float">
            <text:p>242.650344849</text:p>
          </table:table-cell>
        </table:table-row>
        <table:table-row table:style-name="ro1">
          <table:table-cell table:number-columns-repeated="4"/>
          <table:table-cell office:value-type="float" office:value="1.5831329176443E+018" calcext:value-type="float">
            <text:p>1.5831329176443E+018</text:p>
          </table:table-cell>
          <table:table-cell office:value-type="float" office:value="3085" calcext:value-type="float">
            <text:p>3085</text:p>
          </table:table-cell>
          <table:table-cell office:value-type="float" office:value="1.58313291760463E+018" calcext:value-type="float">
            <text:p>1.58313291760463E+018</text:p>
          </table:table-cell>
          <table:table-cell/>
          <table:table-cell office:value-type="float" office:value="4.14571666718" calcext:value-type="float">
            <text:p>4.14571666718</text:p>
          </table:table-cell>
          <table:table-cell/>
          <table:table-cell office:value-type="float" office:value="1.58313291763972E+018" calcext:value-type="float">
            <text:p>1.58313291763972E+018</text:p>
          </table:table-cell>
          <table:table-cell office:value-type="float" office:value="3085" calcext:value-type="float">
            <text:p>3085</text:p>
          </table:table-cell>
          <table:table-cell office:value-type="float" office:value="1.58313291760463E+018" calcext:value-type="float">
            <text:p>1.58313291760463E+018</text:p>
          </table:table-cell>
          <table:table-cell/>
          <table:table-cell office:value-type="float" office:value="183.893722534" calcext:value-type="float">
            <text:p>183.893722534</text:p>
          </table:table-cell>
          <table:table-cell office:value-type="float" office:value="146.730804443" calcext:value-type="float">
            <text:p>146.730804443</text:p>
          </table:table-cell>
          <table:table-cell office:value-type="float" office:value="-0.24358509481" calcext:value-type="float">
            <text:p>-0.24358509481</text:p>
          </table:table-cell>
          <table:table-cell office:value-type="float" office:value="367.526245117" calcext:value-type="float">
            <text:p>367.526245117</text:p>
          </table:table-cell>
          <table:table-cell office:value-type="float" office:value="242.585617065" calcext:value-type="float">
            <text:p>242.585617065</text:p>
          </table:table-cell>
        </table:table-row>
        <table:table-row table:style-name="ro1">
          <table:table-cell table:number-columns-repeated="4"/>
          <table:table-cell office:value-type="float" office:value="1.58313291768182E+018" calcext:value-type="float">
            <text:p>1.58313291768182E+018</text:p>
          </table:table-cell>
          <table:table-cell office:value-type="float" office:value="3086" calcext:value-type="float">
            <text:p>3086</text:p>
          </table:table-cell>
          <table:table-cell office:value-type="float" office:value="1.58313291763918E+018" calcext:value-type="float">
            <text:p>1.58313291763918E+018</text:p>
          </table:table-cell>
          <table:table-cell/>
          <table:table-cell office:value-type="float" office:value="4.15772724152" calcext:value-type="float">
            <text:p>4.15772724152</text:p>
          </table:table-cell>
          <table:table-cell/>
          <table:table-cell office:value-type="float" office:value="1.58313291768176E+018" calcext:value-type="float">
            <text:p>1.58313291768176E+018</text:p>
          </table:table-cell>
          <table:table-cell office:value-type="float" office:value="3086" calcext:value-type="float">
            <text:p>3086</text:p>
          </table:table-cell>
          <table:table-cell office:value-type="float" office:value="1.58313291763918E+018" calcext:value-type="float">
            <text:p>1.58313291763918E+018</text:p>
          </table:table-cell>
          <table:table-cell/>
          <table:table-cell office:value-type="float" office:value="184.740585327" calcext:value-type="float">
            <text:p>184.740585327</text:p>
          </table:table-cell>
          <table:table-cell office:value-type="float" office:value="146.610702515" calcext:value-type="float">
            <text:p>146.610702515</text:p>
          </table:table-cell>
          <table:table-cell office:value-type="float" office:value="-0.21797041595" calcext:value-type="float">
            <text:p>-0.21797041595</text:p>
          </table:table-cell>
          <table:table-cell office:value-type="float" office:value="368.217498779" calcext:value-type="float">
            <text:p>368.217498779</text:p>
          </table:table-cell>
          <table:table-cell office:value-type="float" office:value="242.637130737" calcext:value-type="float">
            <text:p>242.637130737</text:p>
          </table:table-cell>
        </table:table-row>
        <table:table-row table:style-name="ro1">
          <table:table-cell table:number-columns-repeated="4"/>
          <table:table-cell office:value-type="float" office:value="1.58313291770245E+018" calcext:value-type="float">
            <text:p>1.58313291770245E+018</text:p>
          </table:table-cell>
          <table:table-cell office:value-type="float" office:value="3087" calcext:value-type="float">
            <text:p>3087</text:p>
          </table:table-cell>
          <table:table-cell office:value-type="float" office:value="1.58313291766936E+018" calcext:value-type="float">
            <text:p>1.58313291766936E+018</text:p>
          </table:table-cell>
          <table:table-cell/>
          <table:table-cell office:value-type="float" office:value="4.15685129166" calcext:value-type="float">
            <text:p>4.15685129166</text:p>
          </table:table-cell>
          <table:table-cell/>
          <table:table-cell office:value-type="float" office:value="1.58313291770998E+018" calcext:value-type="float">
            <text:p>1.58313291770998E+018</text:p>
          </table:table-cell>
          <table:table-cell office:value-type="float" office:value="3087" calcext:value-type="float">
            <text:p>3087</text:p>
          </table:table-cell>
          <table:table-cell office:value-type="float" office:value="1.58313291766936E+018" calcext:value-type="float">
            <text:p>1.58313291766936E+018</text:p>
          </table:table-cell>
          <table:table-cell/>
          <table:table-cell office:value-type="float" office:value="185.271224976" calcext:value-type="float">
            <text:p>185.271224976</text:p>
          </table:table-cell>
          <table:table-cell office:value-type="float" office:value="146.61946106" calcext:value-type="float">
            <text:p>146.61946106</text:p>
          </table:table-cell>
          <table:table-cell office:value-type="float" office:value="-0.209207549691" calcext:value-type="float">
            <text:p>-0.209207549691</text:p>
          </table:table-cell>
          <table:table-cell office:value-type="float" office:value="368.354217529" calcext:value-type="float">
            <text:p>368.354217529</text:p>
          </table:table-cell>
          <table:table-cell office:value-type="float" office:value="242.511779785" calcext:value-type="float">
            <text:p>242.511779785</text:p>
          </table:table-cell>
        </table:table-row>
        <table:table-row table:style-name="ro1">
          <table:table-cell table:number-columns-repeated="4"/>
          <table:table-cell office:value-type="float" office:value="1.58313291773574E+018" calcext:value-type="float">
            <text:p>1.58313291773574E+018</text:p>
          </table:table-cell>
          <table:table-cell office:value-type="float" office:value="3088" calcext:value-type="float">
            <text:p>3088</text:p>
          </table:table-cell>
          <table:table-cell office:value-type="float" office:value="1.58313291771065E+018" calcext:value-type="float">
            <text:p>1.58313291771065E+018</text:p>
          </table:table-cell>
          <table:table-cell/>
          <table:table-cell office:value-type="float" office:value="3.94192361832" calcext:value-type="float">
            <text:p>3.94192361832</text:p>
          </table:table-cell>
          <table:table-cell/>
          <table:table-cell office:value-type="float" office:value="1.5831329177337E+018" calcext:value-type="float">
            <text:p>1.5831329177337E+018</text:p>
          </table:table-cell>
          <table:table-cell office:value-type="float" office:value="3088" calcext:value-type="float">
            <text:p>3088</text:p>
          </table:table-cell>
          <table:table-cell office:value-type="float" office:value="1.58313291771065E+018" calcext:value-type="float">
            <text:p>1.58313291771065E+018</text:p>
          </table:table-cell>
          <table:table-cell/>
          <table:table-cell office:value-type="float" office:value="183.31401062" calcext:value-type="float">
            <text:p>183.31401062</text:p>
          </table:table-cell>
          <table:table-cell office:value-type="float" office:value="148.768737793" calcext:value-type="float">
            <text:p>148.768737793</text:p>
          </table:table-cell>
          <table:table-cell office:value-type="float" office:value="-0.207659050822" calcext:value-type="float">
            <text:p>-0.207659050822</text:p>
          </table:table-cell>
          <table:table-cell office:value-type="float" office:value="368.301757812" calcext:value-type="float">
            <text:p>368.301757812</text:p>
          </table:table-cell>
          <table:table-cell office:value-type="float" office:value="242.994140625" calcext:value-type="float">
            <text:p>242.994140625</text:p>
          </table:table-cell>
        </table:table-row>
        <table:table-row table:style-name="ro1">
          <table:table-cell table:number-columns-repeated="4"/>
          <table:table-cell office:value-type="float" office:value="1.58313291777614E+018" calcext:value-type="float">
            <text:p>1.58313291777614E+018</text:p>
          </table:table-cell>
          <table:table-cell office:value-type="float" office:value="3089" calcext:value-type="float">
            <text:p>3089</text:p>
          </table:table-cell>
          <table:table-cell office:value-type="float" office:value="1.58313291773909E+018" calcext:value-type="float">
            <text:p>1.58313291773909E+018</text:p>
          </table:table-cell>
          <table:table-cell/>
          <table:table-cell office:value-type="float" office:value="4.02533245087" calcext:value-type="float">
            <text:p>4.02533245087</text:p>
          </table:table-cell>
          <table:table-cell/>
          <table:table-cell office:value-type="float" office:value="1.58313291777428E+018" calcext:value-type="float">
            <text:p>1.58313291777428E+018</text:p>
          </table:table-cell>
          <table:table-cell office:value-type="float" office:value="3089" calcext:value-type="float">
            <text:p>3089</text:p>
          </table:table-cell>
          <table:table-cell office:value-type="float" office:value="1.58313291773909E+018" calcext:value-type="float">
            <text:p>1.58313291773909E+018</text:p>
          </table:table-cell>
          <table:table-cell/>
          <table:table-cell office:value-type="float" office:value="184.24609375" calcext:value-type="float">
            <text:p>184.24609375</text:p>
          </table:table-cell>
          <table:table-cell office:value-type="float" office:value="147.934646606" calcext:value-type="float">
            <text:p>147.934646606</text:p>
          </table:table-cell>
          <table:table-cell office:value-type="float" office:value="-0.208435758948" calcext:value-type="float">
            <text:p>-0.208435758948</text:p>
          </table:table-cell>
          <table:table-cell office:value-type="float" office:value="368.74786377" calcext:value-type="float">
            <text:p>368.74786377</text:p>
          </table:table-cell>
          <table:table-cell office:value-type="float" office:value="242.330612183" calcext:value-type="float">
            <text:p>242.330612183</text:p>
          </table:table-cell>
        </table:table-row>
        <table:table-row table:style-name="ro1">
          <table:table-cell table:number-columns-repeated="4"/>
          <table:table-cell office:value-type="float" office:value="1.58313291779691E+018" calcext:value-type="float">
            <text:p>1.58313291779691E+018</text:p>
          </table:table-cell>
          <table:table-cell office:value-type="float" office:value="3090" calcext:value-type="float">
            <text:p>3090</text:p>
          </table:table-cell>
          <table:table-cell office:value-type="float" office:value="1.58313291777399E+018" calcext:value-type="float">
            <text:p>1.58313291777399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779618E+018" calcext:value-type="float">
            <text:p>1.58313291779618E+018</text:p>
          </table:table-cell>
          <table:table-cell office:value-type="float" office:value="3090" calcext:value-type="float">
            <text:p>3090</text:p>
          </table:table-cell>
          <table:table-cell office:value-type="float" office:value="1.58313291777399E+018" calcext:value-type="float">
            <text:p>1.58313291777399E+018</text:p>
          </table:table-cell>
          <table:table-cell/>
          <table:table-cell office:value-type="float" office:value="187.373168945" calcext:value-type="float">
            <text:p>187.373168945</text:p>
          </table:table-cell>
          <table:table-cell office:value-type="float" office:value="145.983001709" calcext:value-type="float">
            <text:p>145.983001709</text:p>
          </table:table-cell>
          <table:table-cell office:value-type="float" office:value="-0.181942373514" calcext:value-type="float">
            <text:p>-0.181942373514</text:p>
          </table:table-cell>
          <table:table-cell office:value-type="float" office:value="369.958618164" calcext:value-type="float">
            <text:p>369.958618164</text:p>
          </table:table-cell>
          <table:table-cell office:value-type="float" office:value="241.449905396" calcext:value-type="float">
            <text:p>241.449905396</text:p>
          </table:table-cell>
        </table:table-row>
        <table:table-row table:style-name="ro1">
          <table:table-cell table:number-columns-repeated="4"/>
          <table:table-cell office:value-type="float" office:value="1.58313291783192E+018" calcext:value-type="float">
            <text:p>1.58313291783192E+018</text:p>
          </table:table-cell>
          <table:table-cell office:value-type="float" office:value="3091" calcext:value-type="float">
            <text:p>3091</text:p>
          </table:table-cell>
          <table:table-cell office:value-type="float" office:value="1.58313291780682E+018" calcext:value-type="float">
            <text:p>1.58313291780682E+018</text:p>
          </table:table-cell>
          <table:table-cell/>
          <table:table-cell office:value-type="float" office:value="4.14923095703" calcext:value-type="float">
            <text:p>4.14923095703</text:p>
          </table:table-cell>
          <table:table-cell/>
          <table:table-cell office:value-type="float" office:value="1.58313291783116E+018" calcext:value-type="float">
            <text:p>1.58313291783116E+018</text:p>
          </table:table-cell>
          <table:table-cell office:value-type="float" office:value="3091" calcext:value-type="float">
            <text:p>3091</text:p>
          </table:table-cell>
          <table:table-cell office:value-type="float" office:value="1.58313291780682E+018" calcext:value-type="float">
            <text:p>1.58313291780682E+018</text:p>
          </table:table-cell>
          <table:table-cell/>
          <table:table-cell office:value-type="float" office:value="185.745056152" calcext:value-type="float">
            <text:p>185.745056152</text:p>
          </table:table-cell>
          <table:table-cell office:value-type="float" office:value="146.490692139" calcext:value-type="float">
            <text:p>146.490692139</text:p>
          </table:table-cell>
          <table:table-cell office:value-type="float" office:value="-0.136854916811" calcext:value-type="float">
            <text:p>-0.136854916811</text:p>
          </table:table-cell>
          <table:table-cell office:value-type="float" office:value="369.420776367" calcext:value-type="float">
            <text:p>369.420776367</text:p>
          </table:table-cell>
          <table:table-cell office:value-type="float" office:value="242.395736694" calcext:value-type="float">
            <text:p>242.395736694</text:p>
          </table:table-cell>
        </table:table-row>
        <table:table-row table:style-name="ro1">
          <table:table-cell table:number-columns-repeated="4"/>
          <table:table-cell office:value-type="float" office:value="1.58313291788154E+018" calcext:value-type="float">
            <text:p>1.58313291788154E+018</text:p>
          </table:table-cell>
          <table:table-cell office:value-type="float" office:value="3092" calcext:value-type="float">
            <text:p>3092</text:p>
          </table:table-cell>
          <table:table-cell office:value-type="float" office:value="1.58313291783668E+018" calcext:value-type="float">
            <text:p>1.58313291783668E+018</text:p>
          </table:table-cell>
          <table:table-cell/>
          <table:table-cell office:value-type="float" office:value="4.1190032959" calcext:value-type="float">
            <text:p>4.1190032959</text:p>
          </table:table-cell>
          <table:table-cell/>
          <table:table-cell office:value-type="float" office:value="1.58313291787917E+018" calcext:value-type="float">
            <text:p>1.58313291787917E+018</text:p>
          </table:table-cell>
          <table:table-cell office:value-type="float" office:value="3092" calcext:value-type="float">
            <text:p>3092</text:p>
          </table:table-cell>
          <table:table-cell office:value-type="float" office:value="1.58313291783668E+018" calcext:value-type="float">
            <text:p>1.58313291783668E+018</text:p>
          </table:table-cell>
          <table:table-cell/>
          <table:table-cell office:value-type="float" office:value="184.032180786" calcext:value-type="float">
            <text:p>184.032180786</text:p>
          </table:table-cell>
          <table:table-cell office:value-type="float" office:value="146.79296875" calcext:value-type="float">
            <text:p>146.79296875</text:p>
          </table:table-cell>
          <table:table-cell office:value-type="float" office:value="-0.170848578215" calcext:value-type="float">
            <text:p>-0.170848578215</text:p>
          </table:table-cell>
          <table:table-cell office:value-type="float" office:value="368.564544678" calcext:value-type="float">
            <text:p>368.564544678</text:p>
          </table:table-cell>
          <table:table-cell office:value-type="float" office:value="242.224121094" calcext:value-type="float">
            <text:p>242.224121094</text:p>
          </table:table-cell>
        </table:table-row>
        <table:table-row table:style-name="ro1">
          <table:table-cell table:number-columns-repeated="4"/>
          <table:table-cell office:value-type="float" office:value="1.58313291789536E+018" calcext:value-type="float">
            <text:p>1.58313291789536E+018</text:p>
          </table:table-cell>
          <table:table-cell office:value-type="float" office:value="3093" calcext:value-type="float">
            <text:p>3093</text:p>
          </table:table-cell>
          <table:table-cell office:value-type="float" office:value="1.58313291786994E+018" calcext:value-type="float">
            <text:p>1.58313291786994E+018</text:p>
          </table:table-cell>
          <table:table-cell/>
          <table:table-cell office:value-type="float" office:value="4.02264547348" calcext:value-type="float">
            <text:p>4.02264547348</text:p>
          </table:table-cell>
          <table:table-cell/>
          <table:table-cell office:value-type="float" office:value="1.58313291789317E+018" calcext:value-type="float">
            <text:p>1.58313291789317E+018</text:p>
          </table:table-cell>
          <table:table-cell office:value-type="float" office:value="3093" calcext:value-type="float">
            <text:p>3093</text:p>
          </table:table-cell>
          <table:table-cell office:value-type="float" office:value="1.58313291786994E+018" calcext:value-type="float">
            <text:p>1.58313291786994E+018</text:p>
          </table:table-cell>
          <table:table-cell/>
          <table:table-cell office:value-type="float" office:value="185.374282837" calcext:value-type="float">
            <text:p>185.374282837</text:p>
          </table:table-cell>
          <table:table-cell office:value-type="float" office:value="147.756546021" calcext:value-type="float">
            <text:p>147.756546021</text:p>
          </table:table-cell>
          <table:table-cell office:value-type="float" office:value="-0.152805253863" calcext:value-type="float">
            <text:p>-0.152805253863</text:p>
          </table:table-cell>
          <table:table-cell office:value-type="float" office:value="369.30178833" calcext:value-type="float">
            <text:p>369.30178833</text:p>
          </table:table-cell>
          <table:table-cell office:value-type="float" office:value="242.414428711" calcext:value-type="float">
            <text:p>242.414428711</text:p>
          </table:table-cell>
        </table:table-row>
        <table:table-row table:style-name="ro1">
          <table:table-cell table:number-columns-repeated="4"/>
          <table:table-cell office:value-type="float" office:value="1.58313291794894E+018" calcext:value-type="float">
            <text:p>1.58313291794894E+018</text:p>
          </table:table-cell>
          <table:table-cell office:value-type="float" office:value="3094" calcext:value-type="float">
            <text:p>3094</text:p>
          </table:table-cell>
          <table:table-cell office:value-type="float" office:value="1.58313291790723E+018" calcext:value-type="float">
            <text:p>1.58313291790723E+018</text:p>
          </table:table-cell>
          <table:table-cell/>
          <table:table-cell office:value-type="float" office:value="4.00759601593" calcext:value-type="float">
            <text:p>4.00759601593</text:p>
          </table:table-cell>
          <table:table-cell/>
          <table:table-cell office:value-type="float" office:value="1.583132917942E+018" calcext:value-type="float">
            <text:p>1.583132917942E+018</text:p>
          </table:table-cell>
          <table:table-cell office:value-type="float" office:value="3094" calcext:value-type="float">
            <text:p>3094</text:p>
          </table:table-cell>
          <table:table-cell office:value-type="float" office:value="1.58313291790723E+018" calcext:value-type="float">
            <text:p>1.58313291790723E+018</text:p>
          </table:table-cell>
          <table:table-cell/>
          <table:table-cell office:value-type="float" office:value="182.356964111" calcext:value-type="float">
            <text:p>182.356964111</text:p>
          </table:table-cell>
          <table:table-cell office:value-type="float" office:value="147.907043457" calcext:value-type="float">
            <text:p>147.907043457</text:p>
          </table:table-cell>
          <table:table-cell office:value-type="float" office:value="-0.218861907721" calcext:value-type="float">
            <text:p>-0.218861907721</text:p>
          </table:table-cell>
          <table:table-cell office:value-type="float" office:value="367.529083252" calcext:value-type="float">
            <text:p>367.529083252</text:p>
          </table:table-cell>
          <table:table-cell office:value-type="float" office:value="242.412246704" calcext:value-type="float">
            <text:p>242.412246704</text:p>
          </table:table-cell>
        </table:table-row>
        <table:table-row table:style-name="ro1">
          <table:table-cell table:number-columns-repeated="4"/>
          <table:table-cell office:value-type="float" office:value="1.58313291796536E+018" calcext:value-type="float">
            <text:p>1.58313291796536E+018</text:p>
          </table:table-cell>
          <table:table-cell office:value-type="float" office:value="3095" calcext:value-type="float">
            <text:p>3095</text:p>
          </table:table-cell>
          <table:table-cell office:value-type="float" office:value="1.58313291793852E+018" calcext:value-type="float">
            <text:p>1.58313291793852E+018</text:p>
          </table:table-cell>
          <table:table-cell/>
          <table:table-cell office:value-type="float" office:value="3.93851613998" calcext:value-type="float">
            <text:p>3.93851613998</text:p>
          </table:table-cell>
          <table:table-cell/>
          <table:table-cell office:value-type="float" office:value="1.58313291796501E+018" calcext:value-type="float">
            <text:p>1.58313291796501E+018</text:p>
          </table:table-cell>
          <table:table-cell office:value-type="float" office:value="3095" calcext:value-type="float">
            <text:p>3095</text:p>
          </table:table-cell>
          <table:table-cell office:value-type="float" office:value="1.58313291793852E+018" calcext:value-type="float">
            <text:p>1.58313291793852E+018</text:p>
          </table:table-cell>
          <table:table-cell/>
          <table:table-cell office:value-type="float" office:value="179.937362671" calcext:value-type="float">
            <text:p>179.937362671</text:p>
          </table:table-cell>
          <table:table-cell office:value-type="float" office:value="148.597839355" calcext:value-type="float">
            <text:p>148.597839355</text:p>
          </table:table-cell>
          <table:table-cell office:value-type="float" office:value="-0.239425107837" calcext:value-type="float">
            <text:p>-0.239425107837</text:p>
          </table:table-cell>
          <table:table-cell office:value-type="float" office:value="367.026153564" calcext:value-type="float">
            <text:p>367.026153564</text:p>
          </table:table-cell>
          <table:table-cell office:value-type="float" office:value="242.544937134" calcext:value-type="float">
            <text:p>242.544937134</text:p>
          </table:table-cell>
        </table:table-row>
        <table:table-row table:style-name="ro1">
          <table:table-cell table:number-columns-repeated="4"/>
          <table:table-cell office:value-type="float" office:value="1.58313291799742E+018" calcext:value-type="float">
            <text:p>1.58313291799742E+018</text:p>
          </table:table-cell>
          <table:table-cell office:value-type="float" office:value="3096" calcext:value-type="float">
            <text:p>3096</text:p>
          </table:table-cell>
          <table:table-cell office:value-type="float" office:value="1.58313291797583E+018" calcext:value-type="float">
            <text:p>1.58313291797583E+018</text:p>
          </table:table-cell>
          <table:table-cell/>
          <table:table-cell office:value-type="float" office:value="4.03510141373" calcext:value-type="float">
            <text:p>4.03510141373</text:p>
          </table:table-cell>
          <table:table-cell/>
          <table:table-cell office:value-type="float" office:value="1.58313291799324E+018" calcext:value-type="float">
            <text:p>1.58313291799324E+018</text:p>
          </table:table-cell>
          <table:table-cell office:value-type="float" office:value="3096" calcext:value-type="float">
            <text:p>3096</text:p>
          </table:table-cell>
          <table:table-cell office:value-type="float" office:value="1.58313291797583E+018" calcext:value-type="float">
            <text:p>1.58313291797583E+018</text:p>
          </table:table-cell>
          <table:table-cell/>
          <table:table-cell office:value-type="float" office:value="181.368637085" calcext:value-type="float">
            <text:p>181.368637085</text:p>
          </table:table-cell>
          <table:table-cell office:value-type="float" office:value="147.631988525" calcext:value-type="float">
            <text:p>147.631988525</text:p>
          </table:table-cell>
          <table:table-cell office:value-type="float" office:value="-0.255945891142" calcext:value-type="float">
            <text:p>-0.255945891142</text:p>
          </table:table-cell>
          <table:table-cell office:value-type="float" office:value="366.557159424" calcext:value-type="float">
            <text:p>366.557159424</text:p>
          </table:table-cell>
          <table:table-cell office:value-type="float" office:value="242.475494385" calcext:value-type="float">
            <text:p>242.475494385</text:p>
          </table:table-cell>
        </table:table-row>
        <table:table-row table:style-name="ro1">
          <table:table-cell table:number-columns-repeated="4"/>
          <table:table-cell office:value-type="float" office:value="1.58313291803897E+018" calcext:value-type="float">
            <text:p>1.58313291803897E+018</text:p>
          </table:table-cell>
          <table:table-cell office:value-type="float" office:value="3097" calcext:value-type="float">
            <text:p>3097</text:p>
          </table:table-cell>
          <table:table-cell office:value-type="float" office:value="1.58313291800668E+018" calcext:value-type="float">
            <text:p>1.5831329180066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803177E+018" calcext:value-type="float">
            <text:p>1.58313291803177E+018</text:p>
          </table:table-cell>
          <table:table-cell office:value-type="float" office:value="3097" calcext:value-type="float">
            <text:p>3097</text:p>
          </table:table-cell>
          <table:table-cell office:value-type="float" office:value="1.58313291800668E+018" calcext:value-type="float">
            <text:p>1.58313291800668E+018</text:p>
          </table:table-cell>
          <table:table-cell/>
          <table:table-cell office:value-type="float" office:value="179.958953857" calcext:value-type="float">
            <text:p>179.958953857</text:p>
          </table:table-cell>
          <table:table-cell office:value-type="float" office:value="150.328170776" calcext:value-type="float">
            <text:p>150.328170776</text:p>
          </table:table-cell>
          <table:table-cell office:value-type="float" office:value="-0.279890626669" calcext:value-type="float">
            <text:p>-0.279890626669</text:p>
          </table:table-cell>
          <table:table-cell office:value-type="float" office:value="366.377593994" calcext:value-type="float">
            <text:p>366.377593994</text:p>
          </table:table-cell>
          <table:table-cell office:value-type="float" office:value="243.253036499" calcext:value-type="float">
            <text:p>243.253036499</text:p>
          </table:table-cell>
        </table:table-row>
        <table:table-row table:style-name="ro1">
          <table:table-cell table:number-columns-repeated="4"/>
          <table:table-cell office:value-type="float" office:value="1.58313291807705E+018" calcext:value-type="float">
            <text:p>1.58313291807705E+018</text:p>
          </table:table-cell>
          <table:table-cell office:value-type="float" office:value="3098" calcext:value-type="float">
            <text:p>3098</text:p>
          </table:table-cell>
          <table:table-cell office:value-type="float" office:value="1.58313291805261E+018" calcext:value-type="float">
            <text:p>1.58313291805261E+018</text:p>
          </table:table-cell>
          <table:table-cell/>
          <table:table-cell office:value-type="float" office:value="3.81587219238" calcext:value-type="float">
            <text:p>3.81587219238</text:p>
          </table:table-cell>
          <table:table-cell/>
          <table:table-cell office:value-type="float" office:value="1.5831329180729E+018" calcext:value-type="float">
            <text:p>1.5831329180729E+018</text:p>
          </table:table-cell>
          <table:table-cell office:value-type="float" office:value="3098" calcext:value-type="float">
            <text:p>3098</text:p>
          </table:table-cell>
          <table:table-cell office:value-type="float" office:value="1.58313291805261E+018" calcext:value-type="float">
            <text:p>1.58313291805261E+018</text:p>
          </table:table-cell>
          <table:table-cell/>
          <table:table-cell office:value-type="float" office:value="179.883056641" calcext:value-type="float">
            <text:p>179.883056641</text:p>
          </table:table-cell>
          <table:table-cell office:value-type="float" office:value="150.169448853" calcext:value-type="float">
            <text:p>150.169448853</text:p>
          </table:table-cell>
          <table:table-cell office:value-type="float" office:value="-0.25870385766" calcext:value-type="float">
            <text:p>-0.25870385766</text:p>
          </table:table-cell>
          <table:table-cell office:value-type="float" office:value="366.523895264" calcext:value-type="float">
            <text:p>366.523895264</text:p>
          </table:table-cell>
          <table:table-cell office:value-type="float" office:value="243.298538208" calcext:value-type="float">
            <text:p>243.298538208</text:p>
          </table:table-cell>
        </table:table-row>
        <table:table-row table:style-name="ro1">
          <table:table-cell table:number-columns-repeated="4"/>
          <table:table-cell office:value-type="float" office:value="1.58313291811858E+018" calcext:value-type="float">
            <text:p>1.58313291811858E+018</text:p>
          </table:table-cell>
          <table:table-cell office:value-type="float" office:value="3099" calcext:value-type="float">
            <text:p>3099</text:p>
          </table:table-cell>
          <table:table-cell office:value-type="float" office:value="1.58313291808453E+018" calcext:value-type="float">
            <text:p>1.58313291808453E+018</text:p>
          </table:table-cell>
          <table:table-cell/>
          <table:table-cell office:value-type="float" office:value="3.81853175163" calcext:value-type="float">
            <text:p>3.81853175163</text:p>
          </table:table-cell>
          <table:table-cell/>
          <table:table-cell office:value-type="float" office:value="1.58313291811403E+018" calcext:value-type="float">
            <text:p>1.58313291811403E+018</text:p>
          </table:table-cell>
          <table:table-cell office:value-type="float" office:value="3099" calcext:value-type="float">
            <text:p>3099</text:p>
          </table:table-cell>
          <table:table-cell office:value-type="float" office:value="1.58313291808453E+018" calcext:value-type="float">
            <text:p>1.58313291808453E+018</text:p>
          </table:table-cell>
          <table:table-cell/>
          <table:table-cell office:value-type="float" office:value="180.151229858" calcext:value-type="float">
            <text:p>180.151229858</text:p>
          </table:table-cell>
          <table:table-cell office:value-type="float" office:value="150.142852783" calcext:value-type="float">
            <text:p>150.142852783</text:p>
          </table:table-cell>
          <table:table-cell office:value-type="float" office:value="-0.26750215888" calcext:value-type="float">
            <text:p>-0.26750215888</text:p>
          </table:table-cell>
          <table:table-cell office:value-type="float" office:value="366.984771729" calcext:value-type="float">
            <text:p>366.984771729</text:p>
          </table:table-cell>
          <table:table-cell office:value-type="float" office:value="243.033950806" calcext:value-type="float">
            <text:p>243.033950806</text:p>
          </table:table-cell>
        </table:table-row>
        <table:table-row table:style-name="ro1">
          <table:table-cell table:number-columns-repeated="4"/>
          <table:table-cell office:value-type="float" office:value="1.58313291814827E+018" calcext:value-type="float">
            <text:p>1.58313291814827E+018</text:p>
          </table:table-cell>
          <table:table-cell office:value-type="float" office:value="3100" calcext:value-type="float">
            <text:p>3100</text:p>
          </table:table-cell>
          <table:table-cell office:value-type="float" office:value="1.58313291810862E+018" calcext:value-type="float">
            <text:p>1.58313291810862E+018</text:p>
          </table:table-cell>
          <table:table-cell/>
          <table:table-cell office:value-type="float" office:value="3.87259054184" calcext:value-type="float">
            <text:p>3.87259054184</text:p>
          </table:table-cell>
          <table:table-cell/>
          <table:table-cell office:value-type="float" office:value="1.58313291814603E+018" calcext:value-type="float">
            <text:p>1.58313291814603E+018</text:p>
          </table:table-cell>
          <table:table-cell office:value-type="float" office:value="3100" calcext:value-type="float">
            <text:p>3100</text:p>
          </table:table-cell>
          <table:table-cell office:value-type="float" office:value="1.58313291810862E+018" calcext:value-type="float">
            <text:p>1.58313291810862E+018</text:p>
          </table:table-cell>
          <table:table-cell/>
          <table:table-cell office:value-type="float" office:value="181.108047485" calcext:value-type="float">
            <text:p>181.108047485</text:p>
          </table:table-cell>
          <table:table-cell office:value-type="float" office:value="149.602264404" calcext:value-type="float">
            <text:p>149.602264404</text:p>
          </table:table-cell>
          <table:table-cell office:value-type="float" office:value="-0.300361692905" calcext:value-type="float">
            <text:p>-0.300361692905</text:p>
          </table:table-cell>
          <table:table-cell office:value-type="float" office:value="366.761322021" calcext:value-type="float">
            <text:p>366.761322021</text:p>
          </table:table-cell>
          <table:table-cell office:value-type="float" office:value="242.823638916" calcext:value-type="float">
            <text:p>242.823638916</text:p>
          </table:table-cell>
        </table:table-row>
        <table:table-row table:style-name="ro1">
          <table:table-cell table:number-columns-repeated="4"/>
          <table:table-cell office:value-type="float" office:value="1.58313291816643E+018" calcext:value-type="float">
            <text:p>1.58313291816643E+018</text:p>
          </table:table-cell>
          <table:table-cell office:value-type="float" office:value="3101" calcext:value-type="float">
            <text:p>3101</text:p>
          </table:table-cell>
          <table:table-cell office:value-type="float" office:value="1.58313291813343E+018" calcext:value-type="float">
            <text:p>1.58313291813343E+018</text:p>
          </table:table-cell>
          <table:table-cell/>
          <table:table-cell office:value-type="float" office:value="4.02975749969" calcext:value-type="float">
            <text:p>4.02975749969</text:p>
          </table:table-cell>
          <table:table-cell/>
          <table:table-cell office:value-type="float" office:value="1.58313291816204E+018" calcext:value-type="float">
            <text:p>1.58313291816204E+018</text:p>
          </table:table-cell>
          <table:table-cell office:value-type="float" office:value="3101" calcext:value-type="float">
            <text:p>3101</text:p>
          </table:table-cell>
          <table:table-cell office:value-type="float" office:value="1.58313291813343E+018" calcext:value-type="float">
            <text:p>1.58313291813343E+018</text:p>
          </table:table-cell>
          <table:table-cell/>
          <table:table-cell office:value-type="float" office:value="182.6925354" calcext:value-type="float">
            <text:p>182.6925354</text:p>
          </table:table-cell>
          <table:table-cell office:value-type="float" office:value="148.030593872" calcext:value-type="float">
            <text:p>148.030593872</text:p>
          </table:table-cell>
          <table:table-cell office:value-type="float" office:value="-0.275920808315" calcext:value-type="float">
            <text:p>-0.275920808315</text:p>
          </table:table-cell>
          <table:table-cell office:value-type="float" office:value="367.256408691" calcext:value-type="float">
            <text:p>367.256408691</text:p>
          </table:table-cell>
          <table:table-cell office:value-type="float" office:value="242.429397583" calcext:value-type="float">
            <text:p>242.429397583</text:p>
          </table:table-cell>
        </table:table-row>
        <table:table-row table:style-name="ro1">
          <table:table-cell table:number-columns-repeated="4"/>
          <table:table-cell office:value-type="float" office:value="1.58313291819041E+018" calcext:value-type="float">
            <text:p>1.58313291819041E+018</text:p>
          </table:table-cell>
          <table:table-cell office:value-type="float" office:value="3102" calcext:value-type="float">
            <text:p>3102</text:p>
          </table:table-cell>
          <table:table-cell office:value-type="float" office:value="1.58313291816779E+018" calcext:value-type="float">
            <text:p>1.58313291816779E+018</text:p>
          </table:table-cell>
          <table:table-cell/>
          <table:table-cell office:value-type="float" office:value="4.06640005112" calcext:value-type="float">
            <text:p>4.06640005112</text:p>
          </table:table-cell>
          <table:table-cell/>
          <table:table-cell office:value-type="float" office:value="1.58313291818783E+018" calcext:value-type="float">
            <text:p>1.58313291818783E+018</text:p>
          </table:table-cell>
          <table:table-cell office:value-type="float" office:value="3102" calcext:value-type="float">
            <text:p>3102</text:p>
          </table:table-cell>
          <table:table-cell office:value-type="float" office:value="1.58313291816779E+018" calcext:value-type="float">
            <text:p>1.58313291816779E+018</text:p>
          </table:table-cell>
          <table:table-cell/>
          <table:table-cell office:value-type="float" office:value="184.273757935" calcext:value-type="float">
            <text:p>184.273757935</text:p>
          </table:table-cell>
          <table:table-cell office:value-type="float" office:value="147.664169312" calcext:value-type="float">
            <text:p>147.664169312</text:p>
          </table:table-cell>
          <table:table-cell office:value-type="float" office:value="-0.266229301691" calcext:value-type="float">
            <text:p>-0.266229301691</text:p>
          </table:table-cell>
          <table:table-cell office:value-type="float" office:value="367.932159424" calcext:value-type="float">
            <text:p>367.932159424</text:p>
          </table:table-cell>
          <table:table-cell office:value-type="float" office:value="241.729156494" calcext:value-type="float">
            <text:p>241.729156494</text:p>
          </table:table-cell>
        </table:table-row>
        <table:table-row table:style-name="ro1">
          <table:table-cell table:number-columns-repeated="4"/>
          <table:table-cell office:value-type="float" office:value="1.58313291822322E+018" calcext:value-type="float">
            <text:p>1.58313291822322E+018</text:p>
          </table:table-cell>
          <table:table-cell office:value-type="float" office:value="3103" calcext:value-type="float">
            <text:p>3103</text:p>
          </table:table-cell>
          <table:table-cell office:value-type="float" office:value="1.58313291820082E+018" calcext:value-type="float">
            <text:p>1.58313291820082E+018</text:p>
          </table:table-cell>
          <table:table-cell/>
          <table:table-cell office:value-type="float" office:value="4.19149017334" calcext:value-type="float">
            <text:p>4.19149017334</text:p>
          </table:table-cell>
          <table:table-cell/>
          <table:table-cell office:value-type="float" office:value="1.58313291821918E+018" calcext:value-type="float">
            <text:p>1.58313291821918E+018</text:p>
          </table:table-cell>
          <table:table-cell office:value-type="float" office:value="3103" calcext:value-type="float">
            <text:p>3103</text:p>
          </table:table-cell>
          <table:table-cell office:value-type="float" office:value="1.58313291820082E+018" calcext:value-type="float">
            <text:p>1.58313291820082E+018</text:p>
          </table:table-cell>
          <table:table-cell/>
          <table:table-cell office:value-type="float" office:value="185.165252686" calcext:value-type="float">
            <text:p>185.165252686</text:p>
          </table:table-cell>
          <table:table-cell office:value-type="float" office:value="146.413269043" calcext:value-type="float">
            <text:p>146.413269043</text:p>
          </table:table-cell>
          <table:table-cell office:value-type="float" office:value="-0.227818250656" calcext:value-type="float">
            <text:p>-0.227818250656</text:p>
          </table:table-cell>
          <table:table-cell office:value-type="float" office:value="368.505462646" calcext:value-type="float">
            <text:p>368.505462646</text:p>
          </table:table-cell>
          <table:table-cell office:value-type="float" office:value="241.65536499" calcext:value-type="float">
            <text:p>241.65536499</text:p>
          </table:table-cell>
        </table:table-row>
        <table:table-row table:style-name="ro1">
          <table:table-cell table:number-columns-repeated="4"/>
          <table:table-cell office:value-type="float" office:value="1.58313291825621E+018" calcext:value-type="float">
            <text:p>1.58313291825621E+018</text:p>
          </table:table-cell>
          <table:table-cell office:value-type="float" office:value="3104" calcext:value-type="float">
            <text:p>3104</text:p>
          </table:table-cell>
          <table:table-cell office:value-type="float" office:value="1.58313291823414E+018" calcext:value-type="float">
            <text:p>1.58313291823414E+018</text:p>
          </table:table-cell>
          <table:table-cell/>
          <table:table-cell office:value-type="float" office:value="4.16559314728" calcext:value-type="float">
            <text:p>4.16559314728</text:p>
          </table:table-cell>
          <table:table-cell/>
          <table:table-cell office:value-type="float" office:value="1.58313291825208E+018" calcext:value-type="float">
            <text:p>1.58313291825208E+018</text:p>
          </table:table-cell>
          <table:table-cell office:value-type="float" office:value="3104" calcext:value-type="float">
            <text:p>3104</text:p>
          </table:table-cell>
          <table:table-cell office:value-type="float" office:value="1.58313291823414E+018" calcext:value-type="float">
            <text:p>1.58313291823414E+018</text:p>
          </table:table-cell>
          <table:table-cell/>
          <table:table-cell office:value-type="float" office:value="187.149551392" calcext:value-type="float">
            <text:p>187.149551392</text:p>
          </table:table-cell>
          <table:table-cell office:value-type="float" office:value="146.672241211" calcext:value-type="float">
            <text:p>146.672241211</text:p>
          </table:table-cell>
          <table:table-cell office:value-type="float" office:value="-0.200873583555" calcext:value-type="float">
            <text:p>-0.200873583555</text:p>
          </table:table-cell>
          <table:table-cell office:value-type="float" office:value="369.160614014" calcext:value-type="float">
            <text:p>369.160614014</text:p>
          </table:table-cell>
          <table:table-cell office:value-type="float" office:value="241.886627197" calcext:value-type="float">
            <text:p>241.886627197</text:p>
          </table:table-cell>
        </table:table-row>
        <table:table-row table:style-name="ro1">
          <table:table-cell table:number-columns-repeated="4"/>
          <table:table-cell office:value-type="float" office:value="1.58313291831429E+018" calcext:value-type="float">
            <text:p>1.58313291831429E+018</text:p>
          </table:table-cell>
          <table:table-cell office:value-type="float" office:value="3105" calcext:value-type="float">
            <text:p>3105</text:p>
          </table:table-cell>
          <table:table-cell office:value-type="float" office:value="1.58313291826839E+018" calcext:value-type="float">
            <text:p>1.58313291826839E+018</text:p>
          </table:table-cell>
          <table:table-cell/>
          <table:table-cell office:value-type="float" office:value="4.09360790253" calcext:value-type="float">
            <text:p>4.09360790253</text:p>
          </table:table-cell>
          <table:table-cell/>
          <table:table-cell office:value-type="float" office:value="1.58313291831129E+018" calcext:value-type="float">
            <text:p>1.58313291831129E+018</text:p>
          </table:table-cell>
          <table:table-cell office:value-type="float" office:value="3105" calcext:value-type="float">
            <text:p>3105</text:p>
          </table:table-cell>
          <table:table-cell office:value-type="float" office:value="1.58313291826839E+018" calcext:value-type="float">
            <text:p>1.58313291826839E+018</text:p>
          </table:table-cell>
          <table:table-cell/>
          <table:table-cell office:value-type="float" office:value="187.378967285" calcext:value-type="float">
            <text:p>187.378967285</text:p>
          </table:table-cell>
          <table:table-cell office:value-type="float" office:value="147.392089844" calcext:value-type="float">
            <text:p>147.392089844</text:p>
          </table:table-cell>
          <table:table-cell office:value-type="float" office:value="-0.247058257461" calcext:value-type="float">
            <text:p>-0.247058257461</text:p>
          </table:table-cell>
          <table:table-cell office:value-type="float" office:value="369.133911133" calcext:value-type="float">
            <text:p>369.133911133</text:p>
          </table:table-cell>
          <table:table-cell office:value-type="float" office:value="241.797592163" calcext:value-type="float">
            <text:p>241.797592163</text:p>
          </table:table-cell>
        </table:table-row>
        <table:table-row table:style-name="ro1">
          <table:table-cell table:number-columns-repeated="4"/>
          <table:table-cell office:value-type="float" office:value="1.58313291833234E+018" calcext:value-type="float">
            <text:p>1.58313291833234E+018</text:p>
          </table:table-cell>
          <table:table-cell office:value-type="float" office:value="3106" calcext:value-type="float">
            <text:p>3106</text:p>
          </table:table-cell>
          <table:table-cell office:value-type="float" office:value="1.5831329183011E+018" calcext:value-type="float">
            <text:p>1.5831329183011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832903E+018" calcext:value-type="float">
            <text:p>1.58313291832903E+018</text:p>
          </table:table-cell>
          <table:table-cell office:value-type="float" office:value="3106" calcext:value-type="float">
            <text:p>3106</text:p>
          </table:table-cell>
          <table:table-cell office:value-type="float" office:value="1.5831329183011E+018" calcext:value-type="float">
            <text:p>1.5831329183011E+018</text:p>
          </table:table-cell>
          <table:table-cell/>
          <table:table-cell office:value-type="float" office:value="187.495605469" calcext:value-type="float">
            <text:p>187.495605469</text:p>
          </table:table-cell>
          <table:table-cell office:value-type="float" office:value="145.421722412" calcext:value-type="float">
            <text:p>145.421722412</text:p>
          </table:table-cell>
          <table:table-cell office:value-type="float" office:value="-0.203821435571" calcext:value-type="float">
            <text:p>-0.203821435571</text:p>
          </table:table-cell>
          <table:table-cell office:value-type="float" office:value="368.865081787" calcext:value-type="float">
            <text:p>368.865081787</text:p>
          </table:table-cell>
          <table:table-cell office:value-type="float" office:value="242.174255371" calcext:value-type="float">
            <text:p>242.174255371</text:p>
          </table:table-cell>
        </table:table-row>
        <table:table-row table:style-name="ro1">
          <table:table-cell table:number-columns-repeated="4"/>
          <table:table-cell office:value-type="float" office:value="1.58313291836228E+018" calcext:value-type="float">
            <text:p>1.58313291836228E+018</text:p>
          </table:table-cell>
          <table:table-cell office:value-type="float" office:value="3107" calcext:value-type="float">
            <text:p>3107</text:p>
          </table:table-cell>
          <table:table-cell office:value-type="float" office:value="1.5831329183355E+018" calcext:value-type="float">
            <text:p>1.5831329183355E+018</text:p>
          </table:table-cell>
          <table:table-cell/>
          <table:table-cell office:value-type="float" office:value="4.13355255127" calcext:value-type="float">
            <text:p>4.13355255127</text:p>
          </table:table-cell>
          <table:table-cell/>
          <table:table-cell office:value-type="float" office:value="1.58313291835816E+018" calcext:value-type="float">
            <text:p>1.58313291835816E+018</text:p>
          </table:table-cell>
          <table:table-cell office:value-type="float" office:value="3107" calcext:value-type="float">
            <text:p>3107</text:p>
          </table:table-cell>
          <table:table-cell office:value-type="float" office:value="1.5831329183355E+018" calcext:value-type="float">
            <text:p>1.5831329183355E+018</text:p>
          </table:table-cell>
          <table:table-cell/>
          <table:table-cell office:value-type="float" office:value="188.241455078" calcext:value-type="float">
            <text:p>188.241455078</text:p>
          </table:table-cell>
          <table:table-cell office:value-type="float" office:value="146.086196899" calcext:value-type="float">
            <text:p>146.086196899</text:p>
          </table:table-cell>
          <table:table-cell office:value-type="float" office:value="-0.245975285769" calcext:value-type="float">
            <text:p>-0.245975285769</text:p>
          </table:table-cell>
          <table:table-cell office:value-type="float" office:value="368.565948486" calcext:value-type="float">
            <text:p>368.565948486</text:p>
          </table:table-cell>
          <table:table-cell office:value-type="float" office:value="242.278778076" calcext:value-type="float">
            <text:p>242.278778076</text:p>
          </table:table-cell>
        </table:table-row>
        <table:table-row table:style-name="ro1">
          <table:table-cell table:number-columns-repeated="4"/>
          <table:table-cell office:value-type="float" office:value="1.58313291839208E+018" calcext:value-type="float">
            <text:p>1.58313291839208E+018</text:p>
          </table:table-cell>
          <table:table-cell office:value-type="float" office:value="3108" calcext:value-type="float">
            <text:p>3108</text:p>
          </table:table-cell>
          <table:table-cell office:value-type="float" office:value="1.58313291836846E+018" calcext:value-type="float">
            <text:p>1.58313291836846E+018</text:p>
          </table:table-cell>
          <table:table-cell/>
          <table:table-cell office:value-type="float" office:value="3.93384242058" calcext:value-type="float">
            <text:p>3.93384242058</text:p>
          </table:table-cell>
          <table:table-cell/>
          <table:table-cell office:value-type="float" office:value="1.58313291838964E+018" calcext:value-type="float">
            <text:p>1.58313291838964E+018</text:p>
          </table:table-cell>
          <table:table-cell office:value-type="float" office:value="3108" calcext:value-type="float">
            <text:p>3108</text:p>
          </table:table-cell>
          <table:table-cell office:value-type="float" office:value="1.58313291836846E+018" calcext:value-type="float">
            <text:p>1.58313291836846E+018</text:p>
          </table:table-cell>
          <table:table-cell/>
          <table:table-cell office:value-type="float" office:value="182.257339478" calcext:value-type="float">
            <text:p>182.257339478</text:p>
          </table:table-cell>
          <table:table-cell office:value-type="float" office:value="148.083297729" calcext:value-type="float">
            <text:p>148.083297729</text:p>
          </table:table-cell>
          <table:table-cell office:value-type="float" office:value="-0.271409273148" calcext:value-type="float">
            <text:p>-0.271409273148</text:p>
          </table:table-cell>
          <table:table-cell office:value-type="float" office:value="367.581695557" calcext:value-type="float">
            <text:p>367.581695557</text:p>
          </table:table-cell>
          <table:table-cell office:value-type="float" office:value="242.181793213" calcext:value-type="float">
            <text:p>242.181793213</text:p>
          </table:table-cell>
        </table:table-row>
        <table:table-row table:style-name="ro1">
          <table:table-cell table:number-columns-repeated="4"/>
          <table:table-cell office:value-type="float" office:value="1.58313291842605E+018" calcext:value-type="float">
            <text:p>1.58313291842605E+018</text:p>
          </table:table-cell>
          <table:table-cell office:value-type="float" office:value="3109" calcext:value-type="float">
            <text:p>3109</text:p>
          </table:table-cell>
          <table:table-cell office:value-type="float" office:value="1.58313291840167E+018" calcext:value-type="float">
            <text:p>1.58313291840167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842393E+018" calcext:value-type="float">
            <text:p>1.58313291842393E+018</text:p>
          </table:table-cell>
          <table:table-cell office:value-type="float" office:value="3109" calcext:value-type="float">
            <text:p>3109</text:p>
          </table:table-cell>
          <table:table-cell office:value-type="float" office:value="1.58313291840167E+018" calcext:value-type="float">
            <text:p>1.58313291840167E+018</text:p>
          </table:table-cell>
          <table:table-cell/>
          <table:table-cell office:value-type="float" office:value="186.150299072" calcext:value-type="float">
            <text:p>186.150299072</text:p>
          </table:table-cell>
          <table:table-cell office:value-type="float" office:value="151.011444092" calcext:value-type="float">
            <text:p>151.011444092</text:p>
          </table:table-cell>
          <table:table-cell office:value-type="float" office:value="-0.372075170279" calcext:value-type="float">
            <text:p>-0.372075170279</text:p>
          </table:table-cell>
          <table:table-cell office:value-type="float" office:value="368.313110352" calcext:value-type="float">
            <text:p>368.313110352</text:p>
          </table:table-cell>
          <table:table-cell office:value-type="float" office:value="243.610183716" calcext:value-type="float">
            <text:p>243.610183716</text:p>
          </table:table-cell>
        </table:table-row>
        <table:table-row table:style-name="ro1">
          <table:table-cell table:number-columns-repeated="4"/>
          <table:table-cell office:value-type="float" office:value="1.58313291848346E+018" calcext:value-type="float">
            <text:p>1.58313291848346E+018</text:p>
          </table:table-cell>
          <table:table-cell office:value-type="float" office:value="3110" calcext:value-type="float">
            <text:p>3110</text:p>
          </table:table-cell>
          <table:table-cell office:value-type="float" office:value="1.58313291843554E+018" calcext:value-type="float">
            <text:p>1.58313291843554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847558E+018" calcext:value-type="float">
            <text:p>1.58313291847558E+018</text:p>
          </table:table-cell>
          <table:table-cell office:value-type="float" office:value="3110" calcext:value-type="float">
            <text:p>3110</text:p>
          </table:table-cell>
          <table:table-cell office:value-type="float" office:value="1.58313291843554E+018" calcext:value-type="float">
            <text:p>1.58313291843554E+018</text:p>
          </table:table-cell>
          <table:table-cell/>
          <table:table-cell office:value-type="float" office:value="186.859741211" calcext:value-type="float">
            <text:p>186.859741211</text:p>
          </table:table-cell>
          <table:table-cell office:value-type="float" office:value="152.662063599" calcext:value-type="float">
            <text:p>152.662063599</text:p>
          </table:table-cell>
          <table:table-cell office:value-type="float" office:value="-0.387640684843" calcext:value-type="float">
            <text:p>-0.387640684843</text:p>
          </table:table-cell>
          <table:table-cell office:value-type="float" office:value="369.529815674" calcext:value-type="float">
            <text:p>369.529815674</text:p>
          </table:table-cell>
          <table:table-cell office:value-type="float" office:value="245.610031128" calcext:value-type="float">
            <text:p>245.610031128</text:p>
          </table:table-cell>
        </table:table-row>
        <table:table-row table:style-name="ro1">
          <table:table-cell table:number-columns-repeated="4"/>
          <table:table-cell office:value-type="float" office:value="1.58313291851465E+018" calcext:value-type="float">
            <text:p>1.58313291851465E+018</text:p>
          </table:table-cell>
          <table:table-cell office:value-type="float" office:value="3111" calcext:value-type="float">
            <text:p>3111</text:p>
          </table:table-cell>
          <table:table-cell office:value-type="float" office:value="1.58313291846805E+018" calcext:value-type="float">
            <text:p>1.58313291846805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850779E+018" calcext:value-type="float">
            <text:p>1.58313291850779E+018</text:p>
          </table:table-cell>
          <table:table-cell office:value-type="float" office:value="3111" calcext:value-type="float">
            <text:p>3111</text:p>
          </table:table-cell>
          <table:table-cell office:value-type="float" office:value="1.58313291846805E+018" calcext:value-type="float">
            <text:p>1.58313291846805E+018</text:p>
          </table:table-cell>
          <table:table-cell/>
          <table:table-cell office:value-type="float" office:value="188.739273071" calcext:value-type="float">
            <text:p>188.739273071</text:p>
          </table:table-cell>
          <table:table-cell office:value-type="float" office:value="156.186126709" calcext:value-type="float">
            <text:p>156.186126709</text:p>
          </table:table-cell>
          <table:table-cell office:value-type="float" office:value="-0.521021544933" calcext:value-type="float">
            <text:p>-0.521021544933</text:p>
          </table:table-cell>
          <table:table-cell office:value-type="float" office:value="371.513916016" calcext:value-type="float">
            <text:p>371.513916016</text:p>
          </table:table-cell>
          <table:table-cell office:value-type="float" office:value="253.833618164" calcext:value-type="float">
            <text:p>253.833618164</text:p>
          </table:table-cell>
        </table:table-row>
        <table:table-row table:style-name="ro1">
          <table:table-cell table:number-columns-repeated="4"/>
          <table:table-cell office:value-type="float" office:value="1.5831329185284E+018" calcext:value-type="float">
            <text:p>1.5831329185284E+018</text:p>
          </table:table-cell>
          <table:table-cell office:value-type="float" office:value="3112" calcext:value-type="float">
            <text:p>3112</text:p>
          </table:table-cell>
          <table:table-cell office:value-type="float" office:value="1.5831329185035E+018" calcext:value-type="float">
            <text:p>1.5831329185035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852572E+018" calcext:value-type="float">
            <text:p>1.58313291852572E+018</text:p>
          </table:table-cell>
          <table:table-cell office:value-type="float" office:value="3112" calcext:value-type="float">
            <text:p>3112</text:p>
          </table:table-cell>
          <table:table-cell office:value-type="float" office:value="1.5831329185035E+018" calcext:value-type="float">
            <text:p>1.5831329185035E+018</text:p>
          </table:table-cell>
          <table:table-cell/>
          <table:table-cell office:value-type="float" office:value="193.242050171" calcext:value-type="float">
            <text:p>193.242050171</text:p>
          </table:table-cell>
          <table:table-cell office:value-type="float" office:value="161.882614136" calcext:value-type="float">
            <text:p>161.882614136</text:p>
          </table:table-cell>
          <table:table-cell office:value-type="float" office:value="-0.917675495148" calcext:value-type="float">
            <text:p>-0.917675495148</text:p>
          </table:table-cell>
          <table:table-cell office:value-type="float" office:value="375.430877686" calcext:value-type="float">
            <text:p>375.430877686</text:p>
          </table:table-cell>
          <table:table-cell office:value-type="float" office:value="263.103271484" calcext:value-type="float">
            <text:p>263.103271484</text:p>
          </table:table-cell>
        </table:table-row>
        <table:table-row table:style-name="ro1">
          <table:table-cell table:number-columns-repeated="4"/>
          <table:table-cell office:value-type="float" office:value="1.58313291858907E+018" calcext:value-type="float">
            <text:p>1.58313291858907E+018</text:p>
          </table:table-cell>
          <table:table-cell office:value-type="float" office:value="3113" calcext:value-type="float">
            <text:p>3113</text:p>
          </table:table-cell>
          <table:table-cell office:value-type="float" office:value="1.58313291853883E+018" calcext:value-type="float">
            <text:p>1.58313291853883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85835E+018" calcext:value-type="float">
            <text:p>1.5831329185835E+018</text:p>
          </table:table-cell>
          <table:table-cell office:value-type="float" office:value="3113" calcext:value-type="float">
            <text:p>3113</text:p>
          </table:table-cell>
          <table:table-cell office:value-type="float" office:value="1.58313291853883E+018" calcext:value-type="float">
            <text:p>1.58313291853883E+018</text:p>
          </table:table-cell>
          <table:table-cell/>
          <table:table-cell office:value-type="float" office:value="194.077377319" calcext:value-type="float">
            <text:p>194.077377319</text:p>
          </table:table-cell>
          <table:table-cell office:value-type="float" office:value="175.134963989" calcext:value-type="float">
            <text:p>175.134963989</text:p>
          </table:table-cell>
          <table:table-cell office:value-type="float" office:value="1.56750035286" calcext:value-type="float">
            <text:p>1.56750035286</text:p>
          </table:table-cell>
          <table:table-cell office:value-type="float" office:value="384.038513184" calcext:value-type="float">
            <text:p>384.038513184</text:p>
          </table:table-cell>
          <table:table-cell office:value-type="float" office:value="270.752929688" calcext:value-type="float">
            <text:p>270.752929688</text:p>
          </table:table-cell>
        </table:table-row>
        <table:table-row table:style-name="ro1">
          <table:table-cell table:number-columns-repeated="4"/>
          <table:table-cell office:value-type="float" office:value="1.58313291864016E+018" calcext:value-type="float">
            <text:p>1.58313291864016E+018</text:p>
          </table:table-cell>
          <table:table-cell office:value-type="float" office:value="3114" calcext:value-type="float">
            <text:p>3114</text:p>
          </table:table-cell>
          <table:table-cell office:value-type="float" office:value="1.58313291856909E+018" calcext:value-type="float">
            <text:p>1.58313291856909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863089E+018" calcext:value-type="float">
            <text:p>1.58313291863089E+018</text:p>
          </table:table-cell>
          <table:table-cell office:value-type="float" office:value="3114" calcext:value-type="float">
            <text:p>3114</text:p>
          </table:table-cell>
          <table:table-cell office:value-type="float" office:value="1.58313291856909E+018" calcext:value-type="float">
            <text:p>1.58313291856909E+018</text:p>
          </table:table-cell>
          <table:table-cell/>
          <table:table-cell office:value-type="float" office:value="182.638275146" calcext:value-type="float">
            <text:p>182.638275146</text:p>
          </table:table-cell>
          <table:table-cell office:value-type="float" office:value="156.494750977" calcext:value-type="float">
            <text:p>156.494750977</text:p>
          </table:table-cell>
          <table:table-cell office:value-type="float" office:value="-1.44634616375" calcext:value-type="float">
            <text:p>-1.44634616375</text:p>
          </table:table-cell>
          <table:table-cell office:value-type="float" office:value="385.734680176" calcext:value-type="float">
            <text:p>385.734680176</text:p>
          </table:table-cell>
          <table:table-cell office:value-type="float" office:value="266.313354492" calcext:value-type="float">
            <text:p>266.313354492</text:p>
          </table:table-cell>
        </table:table-row>
        <table:table-row table:style-name="ro1">
          <table:table-cell table:number-columns-repeated="4"/>
          <table:table-cell office:value-type="float" office:value="1.58313291867275E+018" calcext:value-type="float">
            <text:p>1.58313291867275E+018</text:p>
          </table:table-cell>
          <table:table-cell office:value-type="float" office:value="3115" calcext:value-type="float">
            <text:p>3115</text:p>
          </table:table-cell>
          <table:table-cell office:value-type="float" office:value="1.58313291860122E+018" calcext:value-type="float">
            <text:p>1.58313291860122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867023E+018" calcext:value-type="float">
            <text:p>1.58313291867023E+018</text:p>
          </table:table-cell>
          <table:table-cell office:value-type="float" office:value="3115" calcext:value-type="float">
            <text:p>3115</text:p>
          </table:table-cell>
          <table:table-cell office:value-type="float" office:value="1.58313291860122E+018" calcext:value-type="float">
            <text:p>1.58313291860122E+018</text:p>
          </table:table-cell>
          <table:table-cell/>
          <table:table-cell office:value-type="float" office:value="186.744812012" calcext:value-type="float">
            <text:p>186.744812012</text:p>
          </table:table-cell>
          <table:table-cell office:value-type="float" office:value="170.991821289" calcext:value-type="float">
            <text:p>170.991821289</text:p>
          </table:table-cell>
          <table:table-cell office:value-type="float" office:value="1.31855368614" calcext:value-type="float">
            <text:p>1.31855368614</text:p>
          </table:table-cell>
          <table:table-cell office:value-type="float" office:value="389.349975586" calcext:value-type="float">
            <text:p>389.349975586</text:p>
          </table:table-cell>
          <table:table-cell office:value-type="float" office:value="270.455688477" calcext:value-type="float">
            <text:p>270.455688477</text:p>
          </table:table-cell>
        </table:table-row>
        <table:table-row table:style-name="ro1">
          <table:table-cell table:number-columns-repeated="4"/>
          <table:table-cell office:value-type="float" office:value="1.58313291870321E+018" calcext:value-type="float">
            <text:p>1.58313291870321E+018</text:p>
          </table:table-cell>
          <table:table-cell office:value-type="float" office:value="3116" calcext:value-type="float">
            <text:p>3116</text:p>
          </table:table-cell>
          <table:table-cell office:value-type="float" office:value="1.58313291863483E+018" calcext:value-type="float">
            <text:p>1.58313291863483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869917E+018" calcext:value-type="float">
            <text:p>1.58313291869917E+018</text:p>
          </table:table-cell>
          <table:table-cell office:value-type="float" office:value="3116" calcext:value-type="float">
            <text:p>3116</text:p>
          </table:table-cell>
          <table:table-cell office:value-type="float" office:value="1.58313291863483E+018" calcext:value-type="float">
            <text:p>1.58313291863483E+018</text:p>
          </table:table-cell>
          <table:table-cell/>
          <table:table-cell office:value-type="float" office:value="189.397567749" calcext:value-type="float">
            <text:p>189.397567749</text:p>
          </table:table-cell>
          <table:table-cell office:value-type="float" office:value="162.13168335" calcext:value-type="float">
            <text:p>162.13168335</text:p>
          </table:table-cell>
          <table:table-cell office:value-type="float" office:value="1.34944903851" calcext:value-type="float">
            <text:p>1.34944903851</text:p>
          </table:table-cell>
          <table:table-cell office:value-type="float" office:value="390.977874756" calcext:value-type="float">
            <text:p>390.977874756</text:p>
          </table:table-cell>
          <table:table-cell office:value-type="float" office:value="269.670654297" calcext:value-type="float">
            <text:p>269.670654297</text:p>
          </table:table-cell>
        </table:table-row>
        <table:table-row table:style-name="ro1">
          <table:table-cell table:number-columns-repeated="4"/>
          <table:table-cell office:value-type="float" office:value="1.5831329187449E+018" calcext:value-type="float">
            <text:p>1.5831329187449E+018</text:p>
          </table:table-cell>
          <table:table-cell office:value-type="float" office:value="3117" calcext:value-type="float">
            <text:p>3117</text:p>
          </table:table-cell>
          <table:table-cell office:value-type="float" office:value="1.58313291866954E+018" calcext:value-type="float">
            <text:p>1.58313291866954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876352E+018" calcext:value-type="float">
            <text:p>1.58313291876352E+018</text:p>
          </table:table-cell>
          <table:table-cell office:value-type="float" office:value="3117" calcext:value-type="float">
            <text:p>3117</text:p>
          </table:table-cell>
          <table:table-cell office:value-type="float" office:value="1.58313291866954E+018" calcext:value-type="float">
            <text:p>1.58313291866954E+018</text:p>
          </table:table-cell>
          <table:table-cell/>
          <table:table-cell office:value-type="float" office:value="185.101196289" calcext:value-type="float">
            <text:p>185.101196289</text:p>
          </table:table-cell>
          <table:table-cell office:value-type="float" office:value="161.015380859" calcext:value-type="float">
            <text:p>161.015380859</text:p>
          </table:table-cell>
          <table:table-cell office:value-type="float" office:value="-1.31767225266" calcext:value-type="float">
            <text:p>-1.31767225266</text:p>
          </table:table-cell>
          <table:table-cell office:value-type="float" office:value="387.527801514" calcext:value-type="float">
            <text:p>387.527801514</text:p>
          </table:table-cell>
          <table:table-cell office:value-type="float" office:value="266.494995117" calcext:value-type="float">
            <text:p>266.494995117</text:p>
          </table:table-cell>
        </table:table-row>
        <table:table-row table:style-name="ro1">
          <table:table-cell table:number-columns-repeated="4"/>
          <table:table-cell office:value-type="float" office:value="1.58313291878671E+018" calcext:value-type="float">
            <text:p>1.58313291878671E+018</text:p>
          </table:table-cell>
          <table:table-cell office:value-type="float" office:value="3118" calcext:value-type="float">
            <text:p>3118</text:p>
          </table:table-cell>
          <table:table-cell office:value-type="float" office:value="1.58313291870228E+018" calcext:value-type="float">
            <text:p>1.5831329187022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878673E+018" calcext:value-type="float">
            <text:p>1.58313291878673E+018</text:p>
          </table:table-cell>
          <table:table-cell office:value-type="float" office:value="3118" calcext:value-type="float">
            <text:p>3118</text:p>
          </table:table-cell>
          <table:table-cell office:value-type="float" office:value="1.58313291870228E+018" calcext:value-type="float">
            <text:p>1.58313291870228E+018</text:p>
          </table:table-cell>
          <table:table-cell/>
          <table:table-cell office:value-type="float" office:value="181.955200195" calcext:value-type="float">
            <text:p>181.955200195</text:p>
          </table:table-cell>
          <table:table-cell office:value-type="float" office:value="152.378875732" calcext:value-type="float">
            <text:p>152.378875732</text:p>
          </table:table-cell>
          <table:table-cell office:value-type="float" office:value="-1.5274130106" calcext:value-type="float">
            <text:p>-1.5274130106</text:p>
          </table:table-cell>
          <table:table-cell office:value-type="float" office:value="390.291320801" calcext:value-type="float">
            <text:p>390.291320801</text:p>
          </table:table-cell>
          <table:table-cell office:value-type="float" office:value="261.705505371" calcext:value-type="float">
            <text:p>261.705505371</text:p>
          </table:table-cell>
        </table:table-row>
        <table:table-row table:style-name="ro1">
          <table:table-cell table:number-columns-repeated="4"/>
          <table:table-cell office:value-type="float" office:value="1.58313291881252E+018" calcext:value-type="float">
            <text:p>1.58313291881252E+018</text:p>
          </table:table-cell>
          <table:table-cell office:value-type="float" office:value="3119" calcext:value-type="float">
            <text:p>3119</text:p>
          </table:table-cell>
          <table:table-cell office:value-type="float" office:value="1.58313291875909E+018" calcext:value-type="float">
            <text:p>1.58313291875909E+018</text:p>
          </table:table-cell>
          <table:table-cell/>
          <table:table-cell office:value-type="float" office:value="4.0268907547" calcext:value-type="float">
            <text:p>4.0268907547</text:p>
          </table:table-cell>
          <table:table-cell/>
          <table:table-cell office:value-type="float" office:value="1.58313291880638E+018" calcext:value-type="float">
            <text:p>1.58313291880638E+018</text:p>
          </table:table-cell>
          <table:table-cell office:value-type="float" office:value="3119" calcext:value-type="float">
            <text:p>3119</text:p>
          </table:table-cell>
          <table:table-cell office:value-type="float" office:value="1.58313291875909E+018" calcext:value-type="float">
            <text:p>1.58313291875909E+018</text:p>
          </table:table-cell>
          <table:table-cell/>
          <table:table-cell office:value-type="float" office:value="196.147247314" calcext:value-type="float">
            <text:p>196.147247314</text:p>
          </table:table-cell>
          <table:table-cell office:value-type="float" office:value="154.109970093" calcext:value-type="float">
            <text:p>154.109970093</text:p>
          </table:table-cell>
          <table:table-cell office:value-type="float" office:value="-1.33515512943" calcext:value-type="float">
            <text:p>-1.33515512943</text:p>
          </table:table-cell>
          <table:table-cell office:value-type="float" office:value="386.597625732" calcext:value-type="float">
            <text:p>386.597625732</text:p>
          </table:table-cell>
          <table:table-cell office:value-type="float" office:value="266.163299561" calcext:value-type="float">
            <text:p>266.163299561</text:p>
          </table:table-cell>
        </table:table-row>
        <table:table-row table:style-name="ro1">
          <table:table-cell table:number-columns-repeated="4"/>
          <table:table-cell office:value-type="float" office:value="1.58313291883261E+018" calcext:value-type="float">
            <text:p>1.58313291883261E+018</text:p>
          </table:table-cell>
          <table:table-cell office:value-type="float" office:value="3120" calcext:value-type="float">
            <text:p>3120</text:p>
          </table:table-cell>
          <table:table-cell office:value-type="float" office:value="1.58313291878447E+018" calcext:value-type="float">
            <text:p>1.58313291878447E+018</text:p>
          </table:table-cell>
          <table:table-cell/>
          <table:table-cell office:value-type="float" office:value="4.17940235138" calcext:value-type="float">
            <text:p>4.17940235138</text:p>
          </table:table-cell>
          <table:table-cell/>
          <table:table-cell office:value-type="float" office:value="1.58313291883327E+018" calcext:value-type="float">
            <text:p>1.58313291883327E+018</text:p>
          </table:table-cell>
          <table:table-cell office:value-type="float" office:value="3120" calcext:value-type="float">
            <text:p>3120</text:p>
          </table:table-cell>
          <table:table-cell office:value-type="float" office:value="1.58313291878447E+018" calcext:value-type="float">
            <text:p>1.58313291878447E+018</text:p>
          </table:table-cell>
          <table:table-cell/>
          <table:table-cell office:value-type="float" office:value="182.98765564" calcext:value-type="float">
            <text:p>182.98765564</text:p>
          </table:table-cell>
          <table:table-cell office:value-type="float" office:value="152.584854126" calcext:value-type="float">
            <text:p>152.584854126</text:p>
          </table:table-cell>
          <table:table-cell office:value-type="float" office:value="-1.56811213493" calcext:value-type="float">
            <text:p>-1.56811213493</text:p>
          </table:table-cell>
          <table:table-cell office:value-type="float" office:value="389.814880371" calcext:value-type="float">
            <text:p>389.814880371</text:p>
          </table:table-cell>
          <table:table-cell office:value-type="float" office:value="260.533721924" calcext:value-type="float">
            <text:p>260.533721924</text:p>
          </table:table-cell>
        </table:table-row>
        <table:table-row table:style-name="ro1">
          <table:table-cell table:number-columns-repeated="4"/>
          <table:table-cell office:value-type="float" office:value="1.58313291888091E+018" calcext:value-type="float">
            <text:p>1.58313291888091E+018</text:p>
          </table:table-cell>
          <table:table-cell office:value-type="float" office:value="3121" calcext:value-type="float">
            <text:p>3121</text:p>
          </table:table-cell>
          <table:table-cell office:value-type="float" office:value="1.58313291880259E+018" calcext:value-type="float">
            <text:p>1.58313291880259E+018</text:p>
          </table:table-cell>
          <table:table-cell/>
          <table:table-cell office:value-type="float" office:value="4.04368877411" calcext:value-type="float">
            <text:p>4.04368877411</text:p>
          </table:table-cell>
          <table:table-cell/>
          <table:table-cell office:value-type="float" office:value="1.58313291887966E+018" calcext:value-type="float">
            <text:p>1.58313291887966E+018</text:p>
          </table:table-cell>
          <table:table-cell office:value-type="float" office:value="3121" calcext:value-type="float">
            <text:p>3121</text:p>
          </table:table-cell>
          <table:table-cell office:value-type="float" office:value="1.58313291880259E+018" calcext:value-type="float">
            <text:p>1.58313291880259E+018</text:p>
          </table:table-cell>
          <table:table-cell/>
          <table:table-cell office:value-type="float" office:value="193.820678711" calcext:value-type="float">
            <text:p>193.820678711</text:p>
          </table:table-cell>
          <table:table-cell office:value-type="float" office:value="153.941986084" calcext:value-type="float">
            <text:p>153.941986084</text:p>
          </table:table-cell>
          <table:table-cell office:value-type="float" office:value="-1.27194666862" calcext:value-type="float">
            <text:p>-1.27194666862</text:p>
          </table:table-cell>
          <table:table-cell office:value-type="float" office:value="385.836486816" calcext:value-type="float">
            <text:p>385.836486816</text:p>
          </table:table-cell>
          <table:table-cell office:value-type="float" office:value="264.841888428" calcext:value-type="float">
            <text:p>264.841888428</text:p>
          </table:table-cell>
        </table:table-row>
        <table:table-row table:style-name="ro1">
          <table:table-cell table:number-columns-repeated="4"/>
          <table:table-cell office:value-type="float" office:value="1.58313291890296E+018" calcext:value-type="float">
            <text:p>1.58313291890296E+018</text:p>
          </table:table-cell>
          <table:table-cell office:value-type="float" office:value="3122" calcext:value-type="float">
            <text:p>3122</text:p>
          </table:table-cell>
          <table:table-cell office:value-type="float" office:value="1.58313291884785E+018" calcext:value-type="float">
            <text:p>1.58313291884785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890144E+018" calcext:value-type="float">
            <text:p>1.58313291890144E+018</text:p>
          </table:table-cell>
          <table:table-cell office:value-type="float" office:value="3122" calcext:value-type="float">
            <text:p>3122</text:p>
          </table:table-cell>
          <table:table-cell office:value-type="float" office:value="1.58313291884785E+018" calcext:value-type="float">
            <text:p>1.58313291884785E+018</text:p>
          </table:table-cell>
          <table:table-cell/>
          <table:table-cell office:value-type="float" office:value="193.244888306" calcext:value-type="float">
            <text:p>193.244888306</text:p>
          </table:table-cell>
          <table:table-cell office:value-type="float" office:value="157.149139404" calcext:value-type="float">
            <text:p>157.149139404</text:p>
          </table:table-cell>
          <table:table-cell office:value-type="float" office:value="-1.35935533047" calcext:value-type="float">
            <text:p>-1.35935533047</text:p>
          </table:table-cell>
          <table:table-cell office:value-type="float" office:value="385.754089355" calcext:value-type="float">
            <text:p>385.754089355</text:p>
          </table:table-cell>
          <table:table-cell office:value-type="float" office:value="266.667236328" calcext:value-type="float">
            <text:p>266.667236328</text:p>
          </table:table-cell>
        </table:table-row>
        <table:table-row table:style-name="ro1">
          <table:table-cell table:number-columns-repeated="4"/>
          <table:table-cell office:value-type="float" office:value="1.58313291893134E+018" calcext:value-type="float">
            <text:p>1.58313291893134E+018</text:p>
          </table:table-cell>
          <table:table-cell office:value-type="float" office:value="3123" calcext:value-type="float">
            <text:p>3123</text:p>
          </table:table-cell>
          <table:table-cell office:value-type="float" office:value="1.5831329188819E+018" calcext:value-type="float">
            <text:p>1.5831329188819E+018</text:p>
          </table:table-cell>
          <table:table-cell/>
          <table:table-cell office:value-type="float" office:value="3.82928323746" calcext:value-type="float">
            <text:p>3.82928323746</text:p>
          </table:table-cell>
          <table:table-cell/>
          <table:table-cell office:value-type="float" office:value="1.58313291892971E+018" calcext:value-type="float">
            <text:p>1.58313291892971E+018</text:p>
          </table:table-cell>
          <table:table-cell office:value-type="float" office:value="3123" calcext:value-type="float">
            <text:p>3123</text:p>
          </table:table-cell>
          <table:table-cell office:value-type="float" office:value="1.5831329188819E+018" calcext:value-type="float">
            <text:p>1.5831329188819E+018</text:p>
          </table:table-cell>
          <table:table-cell/>
          <table:table-cell office:value-type="float" office:value="190.293640137" calcext:value-type="float">
            <text:p>190.293640137</text:p>
          </table:table-cell>
          <table:table-cell office:value-type="float" office:value="156.856307983" calcext:value-type="float">
            <text:p>156.856307983</text:p>
          </table:table-cell>
          <table:table-cell office:value-type="float" office:value="-1.29988253117" calcext:value-type="float">
            <text:p>-1.29988253117</text:p>
          </table:table-cell>
          <table:table-cell office:value-type="float" office:value="386.077270508" calcext:value-type="float">
            <text:p>386.077270508</text:p>
          </table:table-cell>
          <table:table-cell office:value-type="float" office:value="266.557678223" calcext:value-type="float">
            <text:p>266.557678223</text:p>
          </table:table-cell>
        </table:table-row>
        <table:table-row table:style-name="ro1">
          <table:table-cell table:number-columns-repeated="4"/>
          <table:table-cell office:value-type="float" office:value="1.58313291895996E+018" calcext:value-type="float">
            <text:p>1.58313291895996E+018</text:p>
          </table:table-cell>
          <table:table-cell office:value-type="float" office:value="3124" calcext:value-type="float">
            <text:p>3124</text:p>
          </table:table-cell>
          <table:table-cell office:value-type="float" office:value="1.58313291891179E+018" calcext:value-type="float">
            <text:p>1.5831329189117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89654E+018" calcext:value-type="float">
            <text:p>1.5831329189654E+018</text:p>
          </table:table-cell>
          <table:table-cell office:value-type="float" office:value="3124" calcext:value-type="float">
            <text:p>3124</text:p>
          </table:table-cell>
          <table:table-cell office:value-type="float" office:value="1.58313291891179E+018" calcext:value-type="float">
            <text:p>1.58313291891179E+018</text:p>
          </table:table-cell>
          <table:table-cell/>
          <table:table-cell office:value-type="float" office:value="195.81463623" calcext:value-type="float">
            <text:p>195.81463623</text:p>
          </table:table-cell>
          <table:table-cell office:value-type="float" office:value="163.811401367" calcext:value-type="float">
            <text:p>163.811401367</text:p>
          </table:table-cell>
          <table:table-cell office:value-type="float" office:value="-1.56601083279" calcext:value-type="float">
            <text:p>-1.56601083279</text:p>
          </table:table-cell>
          <table:table-cell office:value-type="float" office:value="388.263397217" calcext:value-type="float">
            <text:p>388.263397217</text:p>
          </table:table-cell>
          <table:table-cell office:value-type="float" office:value="269.322570801" calcext:value-type="float">
            <text:p>269.322570801</text:p>
          </table:table-cell>
        </table:table-row>
        <table:table-row table:style-name="ro1">
          <table:table-cell table:number-columns-repeated="4"/>
          <table:table-cell office:value-type="float" office:value="1.58313291899043E+018" calcext:value-type="float">
            <text:p>1.58313291899043E+018</text:p>
          </table:table-cell>
          <table:table-cell office:value-type="float" office:value="3125" calcext:value-type="float">
            <text:p>3125</text:p>
          </table:table-cell>
          <table:table-cell office:value-type="float" office:value="1.58313291893859E+018" calcext:value-type="float">
            <text:p>1.58313291893859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898992E+018" calcext:value-type="float">
            <text:p>1.58313291898992E+018</text:p>
          </table:table-cell>
          <table:table-cell office:value-type="float" office:value="3125" calcext:value-type="float">
            <text:p>3125</text:p>
          </table:table-cell>
          <table:table-cell office:value-type="float" office:value="1.58313291893859E+018" calcext:value-type="float">
            <text:p>1.58313291893859E+018</text:p>
          </table:table-cell>
          <table:table-cell/>
          <table:table-cell office:value-type="float" office:value="174.666992188" calcext:value-type="float">
            <text:p>174.666992188</text:p>
          </table:table-cell>
          <table:table-cell office:value-type="float" office:value="152.424621582" calcext:value-type="float">
            <text:p>152.424621582</text:p>
          </table:table-cell>
          <table:table-cell office:value-type="float" office:value="-1.34163475037" calcext:value-type="float">
            <text:p>-1.34163475037</text:p>
          </table:table-cell>
          <table:table-cell office:value-type="float" office:value="388.396911621" calcext:value-type="float">
            <text:p>388.396911621</text:p>
          </table:table-cell>
          <table:table-cell office:value-type="float" office:value="256.911560059" calcext:value-type="float">
            <text:p>256.911560059</text:p>
          </table:table-cell>
        </table:table-row>
        <table:table-row table:style-name="ro1">
          <table:table-cell table:number-columns-repeated="4"/>
          <table:table-cell office:value-type="float" office:value="1.58313291902327E+018" calcext:value-type="float">
            <text:p>1.58313291902327E+018</text:p>
          </table:table-cell>
          <table:table-cell office:value-type="float" office:value="3126" calcext:value-type="float">
            <text:p>3126</text:p>
          </table:table-cell>
          <table:table-cell office:value-type="float" office:value="1.58313291897802E+018" calcext:value-type="float">
            <text:p>1.58313291897802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902051E+018" calcext:value-type="float">
            <text:p>1.58313291902051E+018</text:p>
          </table:table-cell>
          <table:table-cell office:value-type="float" office:value="3126" calcext:value-type="float">
            <text:p>3126</text:p>
          </table:table-cell>
          <table:table-cell office:value-type="float" office:value="1.58313291897802E+018" calcext:value-type="float">
            <text:p>1.58313291897802E+018</text:p>
          </table:table-cell>
          <table:table-cell/>
          <table:table-cell office:value-type="float" office:value="172.85899353" calcext:value-type="float">
            <text:p>172.85899353</text:p>
          </table:table-cell>
          <table:table-cell office:value-type="float" office:value="150.357391357" calcext:value-type="float">
            <text:p>150.357391357</text:p>
          </table:table-cell>
          <table:table-cell office:value-type="float" office:value="-1.25873661041" calcext:value-type="float">
            <text:p>-1.25873661041</text:p>
          </table:table-cell>
          <table:table-cell office:value-type="float" office:value="387.848388672" calcext:value-type="float">
            <text:p>387.848388672</text:p>
          </table:table-cell>
          <table:table-cell office:value-type="float" office:value="256.763885498" calcext:value-type="float">
            <text:p>256.763885498</text:p>
          </table:table-cell>
        </table:table-row>
        <table:table-row table:style-name="ro1">
          <table:table-cell table:number-columns-repeated="4"/>
          <table:table-cell office:value-type="float" office:value="1.58313291904751E+018" calcext:value-type="float">
            <text:p>1.58313291904751E+018</text:p>
          </table:table-cell>
          <table:table-cell office:value-type="float" office:value="3127" calcext:value-type="float">
            <text:p>3127</text:p>
          </table:table-cell>
          <table:table-cell office:value-type="float" office:value="1.58313291900429E+018" calcext:value-type="float">
            <text:p>1.58313291900429E+018</text:p>
          </table:table-cell>
          <table:table-cell/>
          <table:table-cell office:value-type="float" office:value="3.87174367905" calcext:value-type="float">
            <text:p>3.87174367905</text:p>
          </table:table-cell>
          <table:table-cell/>
          <table:table-cell office:value-type="float" office:value="1.58313291904147E+018" calcext:value-type="float">
            <text:p>1.58313291904147E+018</text:p>
          </table:table-cell>
          <table:table-cell office:value-type="float" office:value="3127" calcext:value-type="float">
            <text:p>3127</text:p>
          </table:table-cell>
          <table:table-cell office:value-type="float" office:value="1.58313291900429E+018" calcext:value-type="float">
            <text:p>1.58313291900429E+018</text:p>
          </table:table-cell>
          <table:table-cell/>
          <table:table-cell office:value-type="float" office:value="169.918411255" calcext:value-type="float">
            <text:p>169.918411255</text:p>
          </table:table-cell>
          <table:table-cell office:value-type="float" office:value="153.639953613" calcext:value-type="float">
            <text:p>153.639953613</text:p>
          </table:table-cell>
          <table:table-cell office:value-type="float" office:value="-1.26526045799" calcext:value-type="float">
            <text:p>-1.26526045799</text:p>
          </table:table-cell>
          <table:table-cell office:value-type="float" office:value="387.303222656" calcext:value-type="float">
            <text:p>387.303222656</text:p>
          </table:table-cell>
          <table:table-cell office:value-type="float" office:value="256.290649414" calcext:value-type="float">
            <text:p>256.290649414</text:p>
          </table:table-cell>
        </table:table-row>
        <table:table-row table:style-name="ro1">
          <table:table-cell table:number-columns-repeated="4"/>
          <table:table-cell office:value-type="float" office:value="1.58313291907129E+018" calcext:value-type="float">
            <text:p>1.58313291907129E+018</text:p>
          </table:table-cell>
          <table:table-cell office:value-type="float" office:value="3128" calcext:value-type="float">
            <text:p>3128</text:p>
          </table:table-cell>
          <table:table-cell office:value-type="float" office:value="1.58313291903838E+018" calcext:value-type="float">
            <text:p>1.5831329190383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907081E+018" calcext:value-type="float">
            <text:p>1.58313291907081E+018</text:p>
          </table:table-cell>
          <table:table-cell office:value-type="float" office:value="3128" calcext:value-type="float">
            <text:p>3128</text:p>
          </table:table-cell>
          <table:table-cell office:value-type="float" office:value="1.58313291903838E+018" calcext:value-type="float">
            <text:p>1.58313291903838E+018</text:p>
          </table:table-cell>
          <table:table-cell/>
          <table:table-cell office:value-type="float" office:value="170.983154297" calcext:value-type="float">
            <text:p>170.983154297</text:p>
          </table:table-cell>
          <table:table-cell office:value-type="float" office:value="155.975036621" calcext:value-type="float">
            <text:p>155.975036621</text:p>
          </table:table-cell>
          <table:table-cell office:value-type="float" office:value="-1.5138052702" calcext:value-type="float">
            <text:p>-1.5138052702</text:p>
          </table:table-cell>
          <table:table-cell office:value-type="float" office:value="389.502471924" calcext:value-type="float">
            <text:p>389.502471924</text:p>
          </table:table-cell>
          <table:table-cell office:value-type="float" office:value="258.15145874" calcext:value-type="float">
            <text:p>258.15145874</text:p>
          </table:table-cell>
        </table:table-row>
        <table:table-row table:style-name="ro1">
          <table:table-cell table:number-columns-repeated="4"/>
          <table:table-cell office:value-type="float" office:value="1.58313291910976E+018" calcext:value-type="float">
            <text:p>1.58313291910976E+018</text:p>
          </table:table-cell>
          <table:table-cell office:value-type="float" office:value="3129" calcext:value-type="float">
            <text:p>3129</text:p>
          </table:table-cell>
          <table:table-cell office:value-type="float" office:value="1.58313291907097E+018" calcext:value-type="float">
            <text:p>1.58313291907097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910975E+018" calcext:value-type="float">
            <text:p>1.58313291910975E+018</text:p>
          </table:table-cell>
          <table:table-cell office:value-type="float" office:value="3129" calcext:value-type="float">
            <text:p>3129</text:p>
          </table:table-cell>
          <table:table-cell office:value-type="float" office:value="1.58313291907097E+018" calcext:value-type="float">
            <text:p>1.58313291907097E+018</text:p>
          </table:table-cell>
          <table:table-cell/>
          <table:table-cell office:value-type="float" office:value="171.488220215" calcext:value-type="float">
            <text:p>171.488220215</text:p>
          </table:table-cell>
          <table:table-cell office:value-type="float" office:value="150.512710571" calcext:value-type="float">
            <text:p>150.512710571</text:p>
          </table:table-cell>
          <table:table-cell office:value-type="float" office:value="-1.32201707363" calcext:value-type="float">
            <text:p>-1.32201707363</text:p>
          </table:table-cell>
          <table:table-cell office:value-type="float" office:value="388.039764404" calcext:value-type="float">
            <text:p>388.039764404</text:p>
          </table:table-cell>
          <table:table-cell office:value-type="float" office:value="258.496673584" calcext:value-type="float">
            <text:p>258.496673584</text:p>
          </table:table-cell>
        </table:table-row>
        <table:table-row table:style-name="ro1">
          <table:table-cell table:number-columns-repeated="4"/>
          <table:table-cell office:value-type="float" office:value="1.5831329191376E+018" calcext:value-type="float">
            <text:p>1.5831329191376E+018</text:p>
          </table:table-cell>
          <table:table-cell office:value-type="float" office:value="3130" calcext:value-type="float">
            <text:p>3130</text:p>
          </table:table-cell>
          <table:table-cell office:value-type="float" office:value="1.58313291910698E+018" calcext:value-type="float">
            <text:p>1.5831329191069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913904E+018" calcext:value-type="float">
            <text:p>1.58313291913904E+018</text:p>
          </table:table-cell>
          <table:table-cell office:value-type="float" office:value="3130" calcext:value-type="float">
            <text:p>3130</text:p>
          </table:table-cell>
          <table:table-cell office:value-type="float" office:value="1.58313291910698E+018" calcext:value-type="float">
            <text:p>1.58313291910698E+018</text:p>
          </table:table-cell>
          <table:table-cell/>
          <table:table-cell office:value-type="float" office:value="189.132736206" calcext:value-type="float">
            <text:p>189.132736206</text:p>
          </table:table-cell>
          <table:table-cell office:value-type="float" office:value="155.952697754" calcext:value-type="float">
            <text:p>155.952697754</text:p>
          </table:table-cell>
          <table:table-cell office:value-type="float" office:value="-1.25109994411" calcext:value-type="float">
            <text:p>-1.25109994411</text:p>
          </table:table-cell>
          <table:table-cell office:value-type="float" office:value="386.065948486" calcext:value-type="float">
            <text:p>386.065948486</text:p>
          </table:table-cell>
          <table:table-cell office:value-type="float" office:value="265.886108398" calcext:value-type="float">
            <text:p>265.886108398</text:p>
          </table:table-cell>
        </table:table-row>
        <table:table-row table:style-name="ro1">
          <table:table-cell table:number-columns-repeated="4"/>
          <table:table-cell office:value-type="float" office:value="1.58313291918862E+018" calcext:value-type="float">
            <text:p>1.58313291918862E+018</text:p>
          </table:table-cell>
          <table:table-cell office:value-type="float" office:value="3131" calcext:value-type="float">
            <text:p>3131</text:p>
          </table:table-cell>
          <table:table-cell office:value-type="float" office:value="1.5831329191386E+018" calcext:value-type="float">
            <text:p>1.5831329191386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918802E+018" calcext:value-type="float">
            <text:p>1.58313291918802E+018</text:p>
          </table:table-cell>
          <table:table-cell office:value-type="float" office:value="3131" calcext:value-type="float">
            <text:p>3131</text:p>
          </table:table-cell>
          <table:table-cell office:value-type="float" office:value="1.5831329191386E+018" calcext:value-type="float">
            <text:p>1.5831329191386E+018</text:p>
          </table:table-cell>
          <table:table-cell/>
          <table:table-cell office:value-type="float" office:value="198.121276855" calcext:value-type="float">
            <text:p>198.121276855</text:p>
          </table:table-cell>
          <table:table-cell office:value-type="float" office:value="163.613342285" calcext:value-type="float">
            <text:p>163.613342285</text:p>
          </table:table-cell>
          <table:table-cell office:value-type="float" office:value="-1.55060136318" calcext:value-type="float">
            <text:p>-1.55060136318</text:p>
          </table:table-cell>
          <table:table-cell office:value-type="float" office:value="389.067871094" calcext:value-type="float">
            <text:p>389.067871094</text:p>
          </table:table-cell>
          <table:table-cell office:value-type="float" office:value="270.300628662" calcext:value-type="float">
            <text:p>270.300628662</text:p>
          </table:table-cell>
        </table:table-row>
        <table:table-row table:style-name="ro1">
          <table:table-cell table:number-columns-repeated="4"/>
          <table:table-cell office:value-type="float" office:value="1.58313291923367E+018" calcext:value-type="float">
            <text:p>1.58313291923367E+018</text:p>
          </table:table-cell>
          <table:table-cell office:value-type="float" office:value="3132" calcext:value-type="float">
            <text:p>3132</text:p>
          </table:table-cell>
          <table:table-cell office:value-type="float" office:value="1.5831329192016E+018" calcext:value-type="float">
            <text:p>1.5831329192016E+018</text:p>
          </table:table-cell>
          <table:table-cell/>
          <table:table-cell office:value-type="float" office:value="3.82154846191" calcext:value-type="float">
            <text:p>3.82154846191</text:p>
          </table:table-cell>
          <table:table-cell/>
          <table:table-cell office:value-type="float" office:value="1.58313291923302E+018" calcext:value-type="float">
            <text:p>1.58313291923302E+018</text:p>
          </table:table-cell>
          <table:table-cell office:value-type="float" office:value="3132" calcext:value-type="float">
            <text:p>3132</text:p>
          </table:table-cell>
          <table:table-cell office:value-type="float" office:value="1.5831329192016E+018" calcext:value-type="float">
            <text:p>1.5831329192016E+018</text:p>
          </table:table-cell>
          <table:table-cell/>
          <table:table-cell office:value-type="float" office:value="199.453277588" calcext:value-type="float">
            <text:p>199.453277588</text:p>
          </table:table-cell>
          <table:table-cell office:value-type="float" office:value="163.397857666" calcext:value-type="float">
            <text:p>163.397857666</text:p>
          </table:table-cell>
          <table:table-cell office:value-type="float" office:value="-1.56450951099" calcext:value-type="float">
            <text:p>-1.56450951099</text:p>
          </table:table-cell>
          <table:table-cell office:value-type="float" office:value="388.249237061" calcext:value-type="float">
            <text:p>388.249237061</text:p>
          </table:table-cell>
          <table:table-cell office:value-type="float" office:value="269.675079346" calcext:value-type="float">
            <text:p>269.675079346</text:p>
          </table:table-cell>
        </table:table-row>
        <table:table-row table:style-name="ro1">
          <table:table-cell table:number-columns-repeated="4"/>
          <table:table-cell office:value-type="float" office:value="1.58313291926897E+018" calcext:value-type="float">
            <text:p>1.58313291926897E+018</text:p>
          </table:table-cell>
          <table:table-cell office:value-type="float" office:value="3133" calcext:value-type="float">
            <text:p>3133</text:p>
          </table:table-cell>
          <table:table-cell office:value-type="float" office:value="1.58313291921746E+018" calcext:value-type="float">
            <text:p>1.5831329192174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92688E+018" calcext:value-type="float">
            <text:p>1.5831329192688E+018</text:p>
          </table:table-cell>
          <table:table-cell office:value-type="float" office:value="3133" calcext:value-type="float">
            <text:p>3133</text:p>
          </table:table-cell>
          <table:table-cell office:value-type="float" office:value="1.58313291921746E+018" calcext:value-type="float">
            <text:p>1.58313291921746E+018</text:p>
          </table:table-cell>
          <table:table-cell/>
          <table:table-cell office:value-type="float" office:value="175.393005371" calcext:value-type="float">
            <text:p>175.393005371</text:p>
          </table:table-cell>
          <table:table-cell office:value-type="float" office:value="150.947998047" calcext:value-type="float">
            <text:p>150.947998047</text:p>
          </table:table-cell>
          <table:table-cell office:value-type="float" office:value="-1.41560173035" calcext:value-type="float">
            <text:p>-1.41560173035</text:p>
          </table:table-cell>
          <table:table-cell office:value-type="float" office:value="388.606384277" calcext:value-type="float">
            <text:p>388.606384277</text:p>
          </table:table-cell>
          <table:table-cell office:value-type="float" office:value="258.586669922" calcext:value-type="float">
            <text:p>258.586669922</text:p>
          </table:table-cell>
        </table:table-row>
        <table:table-row table:style-name="ro1">
          <table:table-cell table:number-columns-repeated="4"/>
          <table:table-cell office:value-type="float" office:value="1.58313291929434E+018" calcext:value-type="float">
            <text:p>1.58313291929434E+018</text:p>
          </table:table-cell>
          <table:table-cell office:value-type="float" office:value="3134" calcext:value-type="float">
            <text:p>3134</text:p>
          </table:table-cell>
          <table:table-cell office:value-type="float" office:value="1.58313291925702E+018" calcext:value-type="float">
            <text:p>1.58313291925702E+018</text:p>
          </table:table-cell>
          <table:table-cell/>
          <table:table-cell office:value-type="float" office:value="3.90560913086" calcext:value-type="float">
            <text:p>3.90560913086</text:p>
          </table:table-cell>
          <table:table-cell/>
          <table:table-cell office:value-type="float" office:value="1.58313291929868E+018" calcext:value-type="float">
            <text:p>1.58313291929868E+018</text:p>
          </table:table-cell>
          <table:table-cell office:value-type="float" office:value="3134" calcext:value-type="float">
            <text:p>3134</text:p>
          </table:table-cell>
          <table:table-cell office:value-type="float" office:value="1.58313291925702E+018" calcext:value-type="float">
            <text:p>1.58313291925702E+018</text:p>
          </table:table-cell>
          <table:table-cell/>
          <table:table-cell office:value-type="float" office:value="190.892379761" calcext:value-type="float">
            <text:p>190.892379761</text:p>
          </table:table-cell>
          <table:table-cell office:value-type="float" office:value="153.891906738" calcext:value-type="float">
            <text:p>153.891906738</text:p>
          </table:table-cell>
          <table:table-cell office:value-type="float" office:value="-1.27414226532" calcext:value-type="float">
            <text:p>-1.27414226532</text:p>
          </table:table-cell>
          <table:table-cell office:value-type="float" office:value="386.158782959" calcext:value-type="float">
            <text:p>386.158782959</text:p>
          </table:table-cell>
          <table:table-cell office:value-type="float" office:value="265.676300049" calcext:value-type="float">
            <text:p>265.676300049</text:p>
          </table:table-cell>
        </table:table-row>
        <table:table-row table:style-name="ro1">
          <table:table-cell table:number-columns-repeated="4"/>
          <table:table-cell office:value-type="float" office:value="1.5831329193379E+018" calcext:value-type="float">
            <text:p>1.5831329193379E+018</text:p>
          </table:table-cell>
          <table:table-cell office:value-type="float" office:value="3135" calcext:value-type="float">
            <text:p>3135</text:p>
          </table:table-cell>
          <table:table-cell office:value-type="float" office:value="1.58313291927997E+018" calcext:value-type="float">
            <text:p>1.58313291927997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93362E+018" calcext:value-type="float">
            <text:p>1.5831329193362E+018</text:p>
          </table:table-cell>
          <table:table-cell office:value-type="float" office:value="3135" calcext:value-type="float">
            <text:p>3135</text:p>
          </table:table-cell>
          <table:table-cell office:value-type="float" office:value="1.58313291927997E+018" calcext:value-type="float">
            <text:p>1.58313291927997E+018</text:p>
          </table:table-cell>
          <table:table-cell/>
          <table:table-cell office:value-type="float" office:value="192.941879272" calcext:value-type="float">
            <text:p>192.941879272</text:p>
          </table:table-cell>
          <table:table-cell office:value-type="float" office:value="155.741073608" calcext:value-type="float">
            <text:p>155.741073608</text:p>
          </table:table-cell>
          <table:table-cell office:value-type="float" office:value="-1.32316887379" calcext:value-type="float">
            <text:p>-1.32316887379</text:p>
          </table:table-cell>
          <table:table-cell office:value-type="float" office:value="386.90411377" calcext:value-type="float">
            <text:p>386.90411377</text:p>
          </table:table-cell>
          <table:table-cell office:value-type="float" office:value="267.045928955" calcext:value-type="float">
            <text:p>267.045928955</text:p>
          </table:table-cell>
        </table:table-row>
        <table:table-row table:style-name="ro1">
          <table:table-cell table:number-columns-repeated="4"/>
          <table:table-cell office:value-type="float" office:value="1.58313291935481E+018" calcext:value-type="float">
            <text:p>1.58313291935481E+018</text:p>
          </table:table-cell>
          <table:table-cell office:value-type="float" office:value="3136" calcext:value-type="float">
            <text:p>3136</text:p>
          </table:table-cell>
          <table:table-cell office:value-type="float" office:value="1.58313291930009E+018" calcext:value-type="float">
            <text:p>1.5831329193000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935364E+018" calcext:value-type="float">
            <text:p>1.58313291935364E+018</text:p>
          </table:table-cell>
          <table:table-cell office:value-type="float" office:value="3136" calcext:value-type="float">
            <text:p>3136</text:p>
          </table:table-cell>
          <table:table-cell office:value-type="float" office:value="1.58313291930009E+018" calcext:value-type="float">
            <text:p>1.58313291930009E+018</text:p>
          </table:table-cell>
          <table:table-cell/>
          <table:table-cell office:value-type="float" office:value="195.195983887" calcext:value-type="float">
            <text:p>195.195983887</text:p>
          </table:table-cell>
          <table:table-cell office:value-type="float" office:value="160.875045776" calcext:value-type="float">
            <text:p>160.875045776</text:p>
          </table:table-cell>
          <table:table-cell office:value-type="float" office:value="-1.52039253712" calcext:value-type="float">
            <text:p>-1.52039253712</text:p>
          </table:table-cell>
          <table:table-cell office:value-type="float" office:value="388.148193359" calcext:value-type="float">
            <text:p>388.148193359</text:p>
          </table:table-cell>
          <table:table-cell office:value-type="float" office:value="270.620605469" calcext:value-type="float">
            <text:p>270.620605469</text:p>
          </table:table-cell>
        </table:table-row>
        <table:table-row table:style-name="ro1">
          <table:table-cell table:number-columns-repeated="4"/>
          <table:table-cell office:value-type="float" office:value="1.58313291938019E+018" calcext:value-type="float">
            <text:p>1.58313291938019E+018</text:p>
          </table:table-cell>
          <table:table-cell office:value-type="float" office:value="3137" calcext:value-type="float">
            <text:p>3137</text:p>
          </table:table-cell>
          <table:table-cell office:value-type="float" office:value="1.58313291933908E+018" calcext:value-type="float">
            <text:p>1.5831329193390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937677E+018" calcext:value-type="float">
            <text:p>1.58313291937677E+018</text:p>
          </table:table-cell>
          <table:table-cell office:value-type="float" office:value="3137" calcext:value-type="float">
            <text:p>3137</text:p>
          </table:table-cell>
          <table:table-cell office:value-type="float" office:value="1.58313291933908E+018" calcext:value-type="float">
            <text:p>1.58313291933908E+018</text:p>
          </table:table-cell>
          <table:table-cell/>
          <table:table-cell office:value-type="float" office:value="194.501251221" calcext:value-type="float">
            <text:p>194.501251221</text:p>
          </table:table-cell>
          <table:table-cell office:value-type="float" office:value="154.612960815" calcext:value-type="float">
            <text:p>154.612960815</text:p>
          </table:table-cell>
          <table:table-cell office:value-type="float" office:value="-1.31684434414" calcext:value-type="float">
            <text:p>-1.31684434414</text:p>
          </table:table-cell>
          <table:table-cell office:value-type="float" office:value="386.154144287" calcext:value-type="float">
            <text:p>386.154144287</text:p>
          </table:table-cell>
          <table:table-cell office:value-type="float" office:value="265.937988281" calcext:value-type="float">
            <text:p>265.937988281</text:p>
          </table:table-cell>
        </table:table-row>
        <table:table-row table:style-name="ro1">
          <table:table-cell table:number-columns-repeated="4"/>
          <table:table-cell office:value-type="float" office:value="1.58313291940713E+018" calcext:value-type="float">
            <text:p>1.58313291940713E+018</text:p>
          </table:table-cell>
          <table:table-cell office:value-type="float" office:value="3138" calcext:value-type="float">
            <text:p>3138</text:p>
          </table:table-cell>
          <table:table-cell office:value-type="float" office:value="1.58313291937064E+018" calcext:value-type="float">
            <text:p>1.58313291937064E+018</text:p>
          </table:table-cell>
          <table:table-cell/>
          <table:table-cell office:value-type="float" office:value="3.82689666748" calcext:value-type="float">
            <text:p>3.82689666748</text:p>
          </table:table-cell>
          <table:table-cell/>
          <table:table-cell office:value-type="float" office:value="1.58313291940525E+018" calcext:value-type="float">
            <text:p>1.58313291940525E+018</text:p>
          </table:table-cell>
          <table:table-cell office:value-type="float" office:value="3138" calcext:value-type="float">
            <text:p>3138</text:p>
          </table:table-cell>
          <table:table-cell office:value-type="float" office:value="1.58313291937064E+018" calcext:value-type="float">
            <text:p>1.58313291937064E+018</text:p>
          </table:table-cell>
          <table:table-cell/>
          <table:table-cell office:value-type="float" office:value="198.249160767" calcext:value-type="float">
            <text:p>198.249160767</text:p>
          </table:table-cell>
          <table:table-cell office:value-type="float" office:value="158.343994141" calcext:value-type="float">
            <text:p>158.343994141</text:p>
          </table:table-cell>
          <table:table-cell office:value-type="float" office:value="-1.49315071106" calcext:value-type="float">
            <text:p>-1.49315071106</text:p>
          </table:table-cell>
          <table:table-cell office:value-type="float" office:value="388.19619751" calcext:value-type="float">
            <text:p>388.19619751</text:p>
          </table:table-cell>
          <table:table-cell office:value-type="float" office:value="269.4453125" calcext:value-type="float">
            <text:p>269.4453125</text:p>
          </table:table-cell>
        </table:table-row>
        <table:table-row table:style-name="ro1">
          <table:table-cell table:number-columns-repeated="4"/>
          <table:table-cell office:value-type="float" office:value="1.58313291943002E+018" calcext:value-type="float">
            <text:p>1.58313291943002E+018</text:p>
          </table:table-cell>
          <table:table-cell office:value-type="float" office:value="3139" calcext:value-type="float">
            <text:p>3139</text:p>
          </table:table-cell>
          <table:table-cell office:value-type="float" office:value="1.58313291940216E+018" calcext:value-type="float">
            <text:p>1.58313291940216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942754E+018" calcext:value-type="float">
            <text:p>1.58313291942754E+018</text:p>
          </table:table-cell>
          <table:table-cell office:value-type="float" office:value="3139" calcext:value-type="float">
            <text:p>3139</text:p>
          </table:table-cell>
          <table:table-cell office:value-type="float" office:value="1.58313291940216E+018" calcext:value-type="float">
            <text:p>1.58313291940216E+018</text:p>
          </table:table-cell>
          <table:table-cell/>
          <table:table-cell office:value-type="float" office:value="198.174438477" calcext:value-type="float">
            <text:p>198.174438477</text:p>
          </table:table-cell>
          <table:table-cell office:value-type="float" office:value="161.810836792" calcext:value-type="float">
            <text:p>161.810836792</text:p>
          </table:table-cell>
          <table:table-cell office:value-type="float" office:value="1.54551017284" calcext:value-type="float">
            <text:p>1.54551017284</text:p>
          </table:table-cell>
          <table:table-cell office:value-type="float" office:value="388.335571289" calcext:value-type="float">
            <text:p>388.335571289</text:p>
          </table:table-cell>
          <table:table-cell office:value-type="float" office:value="270.908905029" calcext:value-type="float">
            <text:p>270.908905029</text:p>
          </table:table-cell>
        </table:table-row>
        <table:table-row table:style-name="ro1">
          <table:table-cell table:number-columns-repeated="4"/>
          <table:table-cell office:value-type="float" office:value="1.58313291947285E+018" calcext:value-type="float">
            <text:p>1.58313291947285E+018</text:p>
          </table:table-cell>
          <table:table-cell office:value-type="float" office:value="3140" calcext:value-type="float">
            <text:p>3140</text:p>
          </table:table-cell>
          <table:table-cell office:value-type="float" office:value="1.58313291943643E+018" calcext:value-type="float">
            <text:p>1.58313291943643E+018</text:p>
          </table:table-cell>
          <table:table-cell/>
          <table:table-cell office:value-type="float" office:value="3.93934488297" calcext:value-type="float">
            <text:p>3.93934488297</text:p>
          </table:table-cell>
          <table:table-cell/>
          <table:table-cell office:value-type="float" office:value="1.58313291947054E+018" calcext:value-type="float">
            <text:p>1.58313291947054E+018</text:p>
          </table:table-cell>
          <table:table-cell office:value-type="float" office:value="3140" calcext:value-type="float">
            <text:p>3140</text:p>
          </table:table-cell>
          <table:table-cell office:value-type="float" office:value="1.58313291943643E+018" calcext:value-type="float">
            <text:p>1.58313291943643E+018</text:p>
          </table:table-cell>
          <table:table-cell/>
          <table:table-cell office:value-type="float" office:value="195.746582031" calcext:value-type="float">
            <text:p>195.746582031</text:p>
          </table:table-cell>
          <table:table-cell office:value-type="float" office:value="160.417388916" calcext:value-type="float">
            <text:p>160.417388916</text:p>
          </table:table-cell>
          <table:table-cell office:value-type="float" office:value="-1.52586138248" calcext:value-type="float">
            <text:p>-1.52586138248</text:p>
          </table:table-cell>
          <table:table-cell office:value-type="float" office:value="388.809906006" calcext:value-type="float">
            <text:p>388.809906006</text:p>
          </table:table-cell>
          <table:table-cell office:value-type="float" office:value="270.779754639" calcext:value-type="float">
            <text:p>270.779754639</text:p>
          </table:table-cell>
        </table:table-row>
        <table:table-row table:style-name="ro1">
          <table:table-cell table:number-columns-repeated="4"/>
          <table:table-cell office:value-type="float" office:value="1.58313291951003E+018" calcext:value-type="float">
            <text:p>1.58313291951003E+018</text:p>
          </table:table-cell>
          <table:table-cell office:value-type="float" office:value="3141" calcext:value-type="float">
            <text:p>3141</text:p>
          </table:table-cell>
          <table:table-cell office:value-type="float" office:value="1.58313291946933E+018" calcext:value-type="float">
            <text:p>1.58313291946933E+018</text:p>
          </table:table-cell>
          <table:table-cell/>
          <table:table-cell office:value-type="float" office:value="3.84611368179" calcext:value-type="float">
            <text:p>3.84611368179</text:p>
          </table:table-cell>
          <table:table-cell/>
          <table:table-cell office:value-type="float" office:value="1.58313291950698E+018" calcext:value-type="float">
            <text:p>1.58313291950698E+018</text:p>
          </table:table-cell>
          <table:table-cell office:value-type="float" office:value="3141" calcext:value-type="float">
            <text:p>3141</text:p>
          </table:table-cell>
          <table:table-cell office:value-type="float" office:value="1.58313291946933E+018" calcext:value-type="float">
            <text:p>1.58313291946933E+018</text:p>
          </table:table-cell>
          <table:table-cell/>
          <table:table-cell office:value-type="float" office:value="198.273788452" calcext:value-type="float">
            <text:p>198.273788452</text:p>
          </table:table-cell>
          <table:table-cell office:value-type="float" office:value="161.349700928" calcext:value-type="float">
            <text:p>161.349700928</text:p>
          </table:table-cell>
          <table:table-cell office:value-type="float" office:value="1.56612253189" calcext:value-type="float">
            <text:p>1.56612253189</text:p>
          </table:table-cell>
          <table:table-cell office:value-type="float" office:value="388.815673828" calcext:value-type="float">
            <text:p>388.815673828</text:p>
          </table:table-cell>
          <table:table-cell office:value-type="float" office:value="271.569244385" calcext:value-type="float">
            <text:p>271.569244385</text:p>
          </table:table-cell>
        </table:table-row>
        <table:table-row table:style-name="ro1">
          <table:table-cell table:number-columns-repeated="4"/>
          <table:table-cell office:value-type="float" office:value="1.58313291954222E+018" calcext:value-type="float">
            <text:p>1.58313291954222E+018</text:p>
          </table:table-cell>
          <table:table-cell office:value-type="float" office:value="3142" calcext:value-type="float">
            <text:p>3142</text:p>
          </table:table-cell>
          <table:table-cell office:value-type="float" office:value="1.58313291950409E+018" calcext:value-type="float">
            <text:p>1.58313291950409E+018</text:p>
          </table:table-cell>
          <table:table-cell/>
          <table:table-cell office:value-type="float" office:value="3.86958312988" calcext:value-type="float">
            <text:p>3.86958312988</text:p>
          </table:table-cell>
          <table:table-cell/>
          <table:table-cell office:value-type="float" office:value="1.58313291953413E+018" calcext:value-type="float">
            <text:p>1.58313291953413E+018</text:p>
          </table:table-cell>
          <table:table-cell office:value-type="float" office:value="3142" calcext:value-type="float">
            <text:p>3142</text:p>
          </table:table-cell>
          <table:table-cell office:value-type="float" office:value="1.58313291950409E+018" calcext:value-type="float">
            <text:p>1.58313291950409E+018</text:p>
          </table:table-cell>
          <table:table-cell/>
          <table:table-cell office:value-type="float" office:value="196.928207397" calcext:value-type="float">
            <text:p>196.928207397</text:p>
          </table:table-cell>
          <table:table-cell office:value-type="float" office:value="161.115005493" calcext:value-type="float">
            <text:p>161.115005493</text:p>
          </table:table-cell>
          <table:table-cell office:value-type="float" office:value="-1.47595441341" calcext:value-type="float">
            <text:p>-1.47595441341</text:p>
          </table:table-cell>
          <table:table-cell office:value-type="float" office:value="388.761413574" calcext:value-type="float">
            <text:p>388.761413574</text:p>
          </table:table-cell>
          <table:table-cell office:value-type="float" office:value="269.350921631" calcext:value-type="float">
            <text:p>269.350921631</text:p>
          </table:table-cell>
        </table:table-row>
        <table:table-row table:style-name="ro1">
          <table:table-cell table:number-columns-repeated="4"/>
          <table:table-cell office:value-type="float" office:value="1.58313291958464E+018" calcext:value-type="float">
            <text:p>1.58313291958464E+018</text:p>
          </table:table-cell>
          <table:table-cell office:value-type="float" office:value="3143" calcext:value-type="float">
            <text:p>3143</text:p>
          </table:table-cell>
          <table:table-cell office:value-type="float" office:value="1.58313291954287E+018" calcext:value-type="float">
            <text:p>1.58313291954287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958588E+018" calcext:value-type="float">
            <text:p>1.58313291958588E+018</text:p>
          </table:table-cell>
          <table:table-cell office:value-type="float" office:value="3143" calcext:value-type="float">
            <text:p>3143</text:p>
          </table:table-cell>
          <table:table-cell office:value-type="float" office:value="1.58313291954287E+018" calcext:value-type="float">
            <text:p>1.58313291954287E+018</text:p>
          </table:table-cell>
          <table:table-cell/>
          <table:table-cell office:value-type="float" office:value="192.937255859" calcext:value-type="float">
            <text:p>192.937255859</text:p>
          </table:table-cell>
          <table:table-cell office:value-type="float" office:value="151.484832764" calcext:value-type="float">
            <text:p>151.484832764</text:p>
          </table:table-cell>
          <table:table-cell office:value-type="float" office:value="1.37504088879" calcext:value-type="float">
            <text:p>1.37504088879</text:p>
          </table:table-cell>
          <table:table-cell office:value-type="float" office:value="392.880981445" calcext:value-type="float">
            <text:p>392.880981445</text:p>
          </table:table-cell>
          <table:table-cell office:value-type="float" office:value="265.498779297" calcext:value-type="float">
            <text:p>265.498779297</text:p>
          </table:table-cell>
        </table:table-row>
        <table:table-row table:style-name="ro1">
          <table:table-cell table:number-columns-repeated="4"/>
          <table:table-cell office:value-type="float" office:value="1.58313291962943E+018" calcext:value-type="float">
            <text:p>1.58313291962943E+018</text:p>
          </table:table-cell>
          <table:table-cell office:value-type="float" office:value="3144" calcext:value-type="float">
            <text:p>3144</text:p>
          </table:table-cell>
          <table:table-cell office:value-type="float" office:value="1.58313291957309E+018" calcext:value-type="float">
            <text:p>1.5831329195730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96283E+018" calcext:value-type="float">
            <text:p>1.5831329196283E+018</text:p>
          </table:table-cell>
          <table:table-cell office:value-type="float" office:value="3144" calcext:value-type="float">
            <text:p>3144</text:p>
          </table:table-cell>
          <table:table-cell office:value-type="float" office:value="1.58313291957309E+018" calcext:value-type="float">
            <text:p>1.58313291957309E+018</text:p>
          </table:table-cell>
          <table:table-cell/>
          <table:table-cell office:value-type="float" office:value="191.279602051" calcext:value-type="float">
            <text:p>191.279602051</text:p>
          </table:table-cell>
          <table:table-cell office:value-type="float" office:value="161.51612854" calcext:value-type="float">
            <text:p>161.51612854</text:p>
          </table:table-cell>
          <table:table-cell office:value-type="float" office:value="-1.50033760071" calcext:value-type="float">
            <text:p>-1.50033760071</text:p>
          </table:table-cell>
          <table:table-cell office:value-type="float" office:value="388.869659424" calcext:value-type="float">
            <text:p>388.869659424</text:p>
          </table:table-cell>
          <table:table-cell office:value-type="float" office:value="269.551086426" calcext:value-type="float">
            <text:p>269.551086426</text:p>
          </table:table-cell>
        </table:table-row>
        <table:table-row table:style-name="ro1">
          <table:table-cell table:number-columns-repeated="4"/>
          <table:table-cell office:value-type="float" office:value="1.58313291964957E+018" calcext:value-type="float">
            <text:p>1.58313291964957E+018</text:p>
          </table:table-cell>
          <table:table-cell office:value-type="float" office:value="3145" calcext:value-type="float">
            <text:p>3145</text:p>
          </table:table-cell>
          <table:table-cell office:value-type="float" office:value="1.58313291960632E+018" calcext:value-type="float">
            <text:p>1.58313291960632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964955E+018" calcext:value-type="float">
            <text:p>1.58313291964955E+018</text:p>
          </table:table-cell>
          <table:table-cell office:value-type="float" office:value="3145" calcext:value-type="float">
            <text:p>3145</text:p>
          </table:table-cell>
          <table:table-cell office:value-type="float" office:value="1.58313291960632E+018" calcext:value-type="float">
            <text:p>1.58313291960632E+018</text:p>
          </table:table-cell>
          <table:table-cell/>
          <table:table-cell office:value-type="float" office:value="196.211486816" calcext:value-type="float">
            <text:p>196.211486816</text:p>
          </table:table-cell>
          <table:table-cell office:value-type="float" office:value="162.787368774" calcext:value-type="float">
            <text:p>162.787368774</text:p>
          </table:table-cell>
          <table:table-cell office:value-type="float" office:value="1.56649291515" calcext:value-type="float">
            <text:p>1.56649291515</text:p>
          </table:table-cell>
          <table:table-cell office:value-type="float" office:value="388.98550415" calcext:value-type="float">
            <text:p>388.98550415</text:p>
          </table:table-cell>
          <table:table-cell office:value-type="float" office:value="272.109008789" calcext:value-type="float">
            <text:p>272.109008789</text:p>
          </table:table-cell>
        </table:table-row>
        <table:table-row table:style-name="ro1">
          <table:table-cell table:number-columns-repeated="4"/>
          <table:table-cell office:value-type="float" office:value="1.58313291969011E+018" calcext:value-type="float">
            <text:p>1.58313291969011E+018</text:p>
          </table:table-cell>
          <table:table-cell office:value-type="float" office:value="3146" calcext:value-type="float">
            <text:p>3146</text:p>
          </table:table-cell>
          <table:table-cell office:value-type="float" office:value="1.58313291963629E+018" calcext:value-type="float">
            <text:p>1.5831329196362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196856E+018" calcext:value-type="float">
            <text:p>1.5831329196856E+018</text:p>
          </table:table-cell>
          <table:table-cell office:value-type="float" office:value="3146" calcext:value-type="float">
            <text:p>3146</text:p>
          </table:table-cell>
          <table:table-cell office:value-type="float" office:value="1.58313291963629E+018" calcext:value-type="float">
            <text:p>1.58313291963629E+018</text:p>
          </table:table-cell>
          <table:table-cell/>
          <table:table-cell office:value-type="float" office:value="190.783004761" calcext:value-type="float">
            <text:p>190.783004761</text:p>
          </table:table-cell>
          <table:table-cell office:value-type="float" office:value="163.242141724" calcext:value-type="float">
            <text:p>163.242141724</text:p>
          </table:table-cell>
          <table:table-cell office:value-type="float" office:value="-1.54232895374" calcext:value-type="float">
            <text:p>-1.54232895374</text:p>
          </table:table-cell>
          <table:table-cell office:value-type="float" office:value="388.754974365" calcext:value-type="float">
            <text:p>388.754974365</text:p>
          </table:table-cell>
          <table:table-cell office:value-type="float" office:value="270.40411377" calcext:value-type="float">
            <text:p>270.40411377</text:p>
          </table:table-cell>
        </table:table-row>
        <table:table-row table:style-name="ro1">
          <table:table-cell table:number-columns-repeated="4"/>
          <table:table-cell office:value-type="float" office:value="1.58313291972535E+018" calcext:value-type="float">
            <text:p>1.58313291972535E+018</text:p>
          </table:table-cell>
          <table:table-cell office:value-type="float" office:value="3147" calcext:value-type="float">
            <text:p>3147</text:p>
          </table:table-cell>
          <table:table-cell office:value-type="float" office:value="1.58313291967037E+018" calcext:value-type="float">
            <text:p>1.58313291967037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972493E+018" calcext:value-type="float">
            <text:p>1.58313291972493E+018</text:p>
          </table:table-cell>
          <table:table-cell office:value-type="float" office:value="3147" calcext:value-type="float">
            <text:p>3147</text:p>
          </table:table-cell>
          <table:table-cell office:value-type="float" office:value="1.58313291967037E+018" calcext:value-type="float">
            <text:p>1.58313291967037E+018</text:p>
          </table:table-cell>
          <table:table-cell/>
          <table:table-cell office:value-type="float" office:value="188.349121094" calcext:value-type="float">
            <text:p>188.349121094</text:p>
          </table:table-cell>
          <table:table-cell office:value-type="float" office:value="157.147994995" calcext:value-type="float">
            <text:p>157.147994995</text:p>
          </table:table-cell>
          <table:table-cell office:value-type="float" office:value="-1.25792729855" calcext:value-type="float">
            <text:p>-1.25792729855</text:p>
          </table:table-cell>
          <table:table-cell office:value-type="float" office:value="385.246124268" calcext:value-type="float">
            <text:p>385.246124268</text:p>
          </table:table-cell>
          <table:table-cell office:value-type="float" office:value="266.571380615" calcext:value-type="float">
            <text:p>266.571380615</text:p>
          </table:table-cell>
        </table:table-row>
        <table:table-row table:style-name="ro1">
          <table:table-cell table:number-columns-repeated="4"/>
          <table:table-cell office:value-type="float" office:value="1.58313291975422E+018" calcext:value-type="float">
            <text:p>1.58313291975422E+018</text:p>
          </table:table-cell>
          <table:table-cell office:value-type="float" office:value="3148" calcext:value-type="float">
            <text:p>3148</text:p>
          </table:table-cell>
          <table:table-cell office:value-type="float" office:value="1.58313291970399E+018" calcext:value-type="float">
            <text:p>1.58313291970399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975597E+018" calcext:value-type="float">
            <text:p>1.58313291975597E+018</text:p>
          </table:table-cell>
          <table:table-cell office:value-type="float" office:value="3148" calcext:value-type="float">
            <text:p>3148</text:p>
          </table:table-cell>
          <table:table-cell office:value-type="float" office:value="1.58313291970399E+018" calcext:value-type="float">
            <text:p>1.58313291970399E+018</text:p>
          </table:table-cell>
          <table:table-cell/>
          <table:table-cell office:value-type="float" office:value="191.20022583" calcext:value-type="float">
            <text:p>191.20022583</text:p>
          </table:table-cell>
          <table:table-cell office:value-type="float" office:value="156.346832275" calcext:value-type="float">
            <text:p>156.346832275</text:p>
          </table:table-cell>
          <table:table-cell office:value-type="float" office:value="-1.26634454727" calcext:value-type="float">
            <text:p>-1.26634454727</text:p>
          </table:table-cell>
          <table:table-cell office:value-type="float" office:value="386.321472168" calcext:value-type="float">
            <text:p>386.321472168</text:p>
          </table:table-cell>
          <table:table-cell office:value-type="float" office:value="265.536865234" calcext:value-type="float">
            <text:p>265.536865234</text:p>
          </table:table-cell>
        </table:table-row>
        <table:table-row table:style-name="ro1">
          <table:table-cell table:number-columns-repeated="4"/>
          <table:table-cell office:value-type="float" office:value="1.58313291980143E+018" calcext:value-type="float">
            <text:p>1.58313291980143E+018</text:p>
          </table:table-cell>
          <table:table-cell office:value-type="float" office:value="3149" calcext:value-type="float">
            <text:p>3149</text:p>
          </table:table-cell>
          <table:table-cell office:value-type="float" office:value="1.58313291973639E+018" calcext:value-type="float">
            <text:p>1.58313291973639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979661E+018" calcext:value-type="float">
            <text:p>1.58313291979661E+018</text:p>
          </table:table-cell>
          <table:table-cell office:value-type="float" office:value="3149" calcext:value-type="float">
            <text:p>3149</text:p>
          </table:table-cell>
          <table:table-cell office:value-type="float" office:value="1.58313291973639E+018" calcext:value-type="float">
            <text:p>1.58313291973639E+018</text:p>
          </table:table-cell>
          <table:table-cell/>
          <table:table-cell office:value-type="float" office:value="191.826782227" calcext:value-type="float">
            <text:p>191.826782227</text:p>
          </table:table-cell>
          <table:table-cell office:value-type="float" office:value="152.391326904" calcext:value-type="float">
            <text:p>152.391326904</text:p>
          </table:table-cell>
          <table:table-cell office:value-type="float" office:value="-1.2290443182" calcext:value-type="float">
            <text:p>-1.2290443182</text:p>
          </table:table-cell>
          <table:table-cell office:value-type="float" office:value="384.585693359" calcext:value-type="float">
            <text:p>384.585693359</text:p>
          </table:table-cell>
          <table:table-cell office:value-type="float" office:value="263.760986328" calcext:value-type="float">
            <text:p>263.760986328</text:p>
          </table:table-cell>
        </table:table-row>
        <table:table-row table:style-name="ro1">
          <table:table-cell table:number-columns-repeated="4"/>
          <table:table-cell office:value-type="float" office:value="1.58313291982797E+018" calcext:value-type="float">
            <text:p>1.58313291982797E+018</text:p>
          </table:table-cell>
          <table:table-cell office:value-type="float" office:value="3150" calcext:value-type="float">
            <text:p>3150</text:p>
          </table:table-cell>
          <table:table-cell office:value-type="float" office:value="1.58313291977815E+018" calcext:value-type="float">
            <text:p>1.5831329197781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982613E+018" calcext:value-type="float">
            <text:p>1.58313291982613E+018</text:p>
          </table:table-cell>
          <table:table-cell office:value-type="float" office:value="3150" calcext:value-type="float">
            <text:p>3150</text:p>
          </table:table-cell>
          <table:table-cell office:value-type="float" office:value="1.58313291977815E+018" calcext:value-type="float">
            <text:p>1.58313291977815E+018</text:p>
          </table:table-cell>
          <table:table-cell/>
          <table:table-cell office:value-type="float" office:value="177.399246216" calcext:value-type="float">
            <text:p>177.399246216</text:p>
          </table:table-cell>
          <table:table-cell office:value-type="float" office:value="151.061752319" calcext:value-type="float">
            <text:p>151.061752319</text:p>
          </table:table-cell>
          <table:table-cell office:value-type="float" office:value="1.51728415489" calcext:value-type="float">
            <text:p>1.51728415489</text:p>
          </table:table-cell>
          <table:table-cell office:value-type="float" office:value="389.387695312" calcext:value-type="float">
            <text:p>389.387695312</text:p>
          </table:table-cell>
          <table:table-cell office:value-type="float" office:value="259.585723877" calcext:value-type="float">
            <text:p>259.585723877</text:p>
          </table:table-cell>
        </table:table-row>
        <table:table-row table:style-name="ro1">
          <table:table-cell table:number-columns-repeated="4"/>
          <table:table-cell office:value-type="float" office:value="1.58313291987386E+018" calcext:value-type="float">
            <text:p>1.58313291987386E+018</text:p>
          </table:table-cell>
          <table:table-cell office:value-type="float" office:value="3151" calcext:value-type="float">
            <text:p>3151</text:p>
          </table:table-cell>
          <table:table-cell office:value-type="float" office:value="1.58313291980447E+018" calcext:value-type="float">
            <text:p>1.58313291980447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1987394E+018" calcext:value-type="float">
            <text:p>1.58313291987394E+018</text:p>
          </table:table-cell>
          <table:table-cell office:value-type="float" office:value="3151" calcext:value-type="float">
            <text:p>3151</text:p>
          </table:table-cell>
          <table:table-cell office:value-type="float" office:value="1.58313291980447E+018" calcext:value-type="float">
            <text:p>1.58313291980447E+018</text:p>
          </table:table-cell>
          <table:table-cell/>
          <table:table-cell office:value-type="float" office:value="190.734771729" calcext:value-type="float">
            <text:p>190.734771729</text:p>
          </table:table-cell>
          <table:table-cell office:value-type="float" office:value="148.415267944" calcext:value-type="float">
            <text:p>148.415267944</text:p>
          </table:table-cell>
          <table:table-cell office:value-type="float" office:value="-1.19694149494" calcext:value-type="float">
            <text:p>-1.19694149494</text:p>
          </table:table-cell>
          <table:table-cell office:value-type="float" office:value="383.76663208" calcext:value-type="float">
            <text:p>383.76663208</text:p>
          </table:table-cell>
          <table:table-cell office:value-type="float" office:value="263.794006348" calcext:value-type="float">
            <text:p>263.794006348</text:p>
          </table:table-cell>
        </table:table-row>
        <table:table-row table:style-name="ro1">
          <table:table-cell table:number-columns-repeated="4"/>
          <table:table-cell office:value-type="float" office:value="1.58313291990626E+018" calcext:value-type="float">
            <text:p>1.58313291990626E+018</text:p>
          </table:table-cell>
          <table:table-cell office:value-type="float" office:value="3152" calcext:value-type="float">
            <text:p>3152</text:p>
          </table:table-cell>
          <table:table-cell office:value-type="float" office:value="1.58313291984199E+018" calcext:value-type="float">
            <text:p>1.58313291984199E+018</text:p>
          </table:table-cell>
          <table:table-cell/>
          <table:table-cell office:value-type="float" office:value="3.93695688248" calcext:value-type="float">
            <text:p>3.93695688248</text:p>
          </table:table-cell>
          <table:table-cell/>
          <table:table-cell office:value-type="float" office:value="1.58313291990216E+018" calcext:value-type="float">
            <text:p>1.58313291990216E+018</text:p>
          </table:table-cell>
          <table:table-cell office:value-type="float" office:value="3152" calcext:value-type="float">
            <text:p>3152</text:p>
          </table:table-cell>
          <table:table-cell office:value-type="float" office:value="1.58313291984199E+018" calcext:value-type="float">
            <text:p>1.58313291984199E+018</text:p>
          </table:table-cell>
          <table:table-cell/>
          <table:table-cell office:value-type="float" office:value="178.44871521" calcext:value-type="float">
            <text:p>178.44871521</text:p>
          </table:table-cell>
          <table:table-cell office:value-type="float" office:value="151.045700073" calcext:value-type="float">
            <text:p>151.045700073</text:p>
          </table:table-cell>
          <table:table-cell office:value-type="float" office:value="1.54806303978" calcext:value-type="float">
            <text:p>1.54806303978</text:p>
          </table:table-cell>
          <table:table-cell office:value-type="float" office:value="389.95526123" calcext:value-type="float">
            <text:p>389.95526123</text:p>
          </table:table-cell>
          <table:table-cell office:value-type="float" office:value="258.734222412" calcext:value-type="float">
            <text:p>258.734222412</text:p>
          </table:table-cell>
        </table:table-row>
        <table:table-row table:style-name="ro1">
          <table:table-cell table:number-columns-repeated="4"/>
          <table:table-cell office:value-type="float" office:value="1.58313291993814E+018" calcext:value-type="float">
            <text:p>1.58313291993814E+018</text:p>
          </table:table-cell>
          <table:table-cell office:value-type="float" office:value="3153" calcext:value-type="float">
            <text:p>3153</text:p>
          </table:table-cell>
          <table:table-cell office:value-type="float" office:value="1.58313291987467E+018" calcext:value-type="float">
            <text:p>1.58313291987467E+018</text:p>
          </table:table-cell>
          <table:table-cell/>
          <table:table-cell office:value-type="float" office:value="3.80799412727" calcext:value-type="float">
            <text:p>3.80799412727</text:p>
          </table:table-cell>
          <table:table-cell/>
          <table:table-cell office:value-type="float" office:value="1.58313291992689E+018" calcext:value-type="float">
            <text:p>1.58313291992689E+018</text:p>
          </table:table-cell>
          <table:table-cell office:value-type="float" office:value="3153" calcext:value-type="float">
            <text:p>3153</text:p>
          </table:table-cell>
          <table:table-cell office:value-type="float" office:value="1.58313291987467E+018" calcext:value-type="float">
            <text:p>1.58313291987467E+018</text:p>
          </table:table-cell>
          <table:table-cell/>
          <table:table-cell office:value-type="float" office:value="179.818786621" calcext:value-type="float">
            <text:p>179.818786621</text:p>
          </table:table-cell>
          <table:table-cell office:value-type="float" office:value="152.335327148" calcext:value-type="float">
            <text:p>152.335327148</text:p>
          </table:table-cell>
          <table:table-cell office:value-type="float" office:value="-1.56264221668" calcext:value-type="float">
            <text:p>-1.56264221668</text:p>
          </table:table-cell>
          <table:table-cell office:value-type="float" office:value="389.548248291" calcext:value-type="float">
            <text:p>389.548248291</text:p>
          </table:table-cell>
          <table:table-cell office:value-type="float" office:value="259.370941162" calcext:value-type="float">
            <text:p>259.370941162</text:p>
          </table:table-cell>
        </table:table-row>
        <table:table-row table:style-name="ro1">
          <table:table-cell table:number-columns-repeated="4"/>
          <table:table-cell office:value-type="float" office:value="1.58313291995129E+018" calcext:value-type="float">
            <text:p>1.58313291995129E+018</text:p>
          </table:table-cell>
          <table:table-cell office:value-type="float" office:value="3154" calcext:value-type="float">
            <text:p>3154</text:p>
          </table:table-cell>
          <table:table-cell office:value-type="float" office:value="1.5831329199043E+018" calcext:value-type="float">
            <text:p>1.5831329199043E+018</text:p>
          </table:table-cell>
          <table:table-cell/>
          <table:table-cell office:value-type="float" office:value="4.07251262665" calcext:value-type="float">
            <text:p>4.07251262665</text:p>
          </table:table-cell>
          <table:table-cell/>
          <table:table-cell office:value-type="float" office:value="1.58313291994829E+018" calcext:value-type="float">
            <text:p>1.58313291994829E+018</text:p>
          </table:table-cell>
          <table:table-cell office:value-type="float" office:value="3154" calcext:value-type="float">
            <text:p>3154</text:p>
          </table:table-cell>
          <table:table-cell office:value-type="float" office:value="1.5831329199043E+018" calcext:value-type="float">
            <text:p>1.5831329199043E+018</text:p>
          </table:table-cell>
          <table:table-cell/>
          <table:table-cell office:value-type="float" office:value="188.899276733" calcext:value-type="float">
            <text:p>188.899276733</text:p>
          </table:table-cell>
          <table:table-cell office:value-type="float" office:value="149.690139771" calcext:value-type="float">
            <text:p>149.690139771</text:p>
          </table:table-cell>
          <table:table-cell office:value-type="float" office:value="-1.15951669216" calcext:value-type="float">
            <text:p>-1.15951669216</text:p>
          </table:table-cell>
          <table:table-cell office:value-type="float" office:value="384.46661377" calcext:value-type="float">
            <text:p>384.46661377</text:p>
          </table:table-cell>
          <table:table-cell office:value-type="float" office:value="263.328491211" calcext:value-type="float">
            <text:p>263.328491211</text:p>
          </table:table-cell>
        </table:table-row>
        <table:table-row table:style-name="ro1">
          <table:table-cell table:number-columns-repeated="4"/>
          <table:table-cell office:value-type="float" office:value="1.58313291997351E+018" calcext:value-type="float">
            <text:p>1.58313291997351E+018</text:p>
          </table:table-cell>
          <table:table-cell office:value-type="float" office:value="3155" calcext:value-type="float">
            <text:p>3155</text:p>
          </table:table-cell>
          <table:table-cell office:value-type="float" office:value="1.58313291993661E+018" calcext:value-type="float">
            <text:p>1.58313291993661E+018</text:p>
          </table:table-cell>
          <table:table-cell/>
          <table:table-cell office:value-type="float" office:value="4.15528249741" calcext:value-type="float">
            <text:p>4.15528249741</text:p>
          </table:table-cell>
          <table:table-cell/>
          <table:table-cell office:value-type="float" office:value="1.58313291997112E+018" calcext:value-type="float">
            <text:p>1.58313291997112E+018</text:p>
          </table:table-cell>
          <table:table-cell office:value-type="float" office:value="3155" calcext:value-type="float">
            <text:p>3155</text:p>
          </table:table-cell>
          <table:table-cell office:value-type="float" office:value="1.58313291993661E+018" calcext:value-type="float">
            <text:p>1.58313291993661E+018</text:p>
          </table:table-cell>
          <table:table-cell/>
          <table:table-cell office:value-type="float" office:value="176.459976196" calcext:value-type="float">
            <text:p>176.459976196</text:p>
          </table:table-cell>
          <table:table-cell office:value-type="float" office:value="148.862442017" calcext:value-type="float">
            <text:p>148.862442017</text:p>
          </table:table-cell>
          <table:table-cell office:value-type="float" office:value="-1.4000685215" calcext:value-type="float">
            <text:p>-1.4000685215</text:p>
          </table:table-cell>
          <table:table-cell office:value-type="float" office:value="388.516906738" calcext:value-type="float">
            <text:p>388.516906738</text:p>
          </table:table-cell>
          <table:table-cell office:value-type="float" office:value="257.605285645" calcext:value-type="float">
            <text:p>257.605285645</text:p>
          </table:table-cell>
        </table:table-row>
        <table:table-row table:style-name="ro1">
          <table:table-cell table:number-columns-repeated="4"/>
          <table:table-cell office:value-type="float" office:value="1.58313292000247E+018" calcext:value-type="float">
            <text:p>1.58313292000247E+018</text:p>
          </table:table-cell>
          <table:table-cell office:value-type="float" office:value="3156" calcext:value-type="float">
            <text:p>3156</text:p>
          </table:table-cell>
          <table:table-cell office:value-type="float" office:value="1.5831329199752E+018" calcext:value-type="float">
            <text:p>1.5831329199752E+018</text:p>
          </table:table-cell>
          <table:table-cell/>
          <table:table-cell office:value-type="float" office:value="4.12305164337" calcext:value-type="float">
            <text:p>4.12305164337</text:p>
          </table:table-cell>
          <table:table-cell/>
          <table:table-cell office:value-type="float" office:value="1.58313291999984E+018" calcext:value-type="float">
            <text:p>1.58313291999984E+018</text:p>
          </table:table-cell>
          <table:table-cell office:value-type="float" office:value="3156" calcext:value-type="float">
            <text:p>3156</text:p>
          </table:table-cell>
          <table:table-cell office:value-type="float" office:value="1.5831329199752E+018" calcext:value-type="float">
            <text:p>1.5831329199752E+018</text:p>
          </table:table-cell>
          <table:table-cell/>
          <table:table-cell office:value-type="float" office:value="174.519332886" calcext:value-type="float">
            <text:p>174.519332886</text:p>
          </table:table-cell>
          <table:table-cell office:value-type="float" office:value="149.184753418" calcext:value-type="float">
            <text:p>149.184753418</text:p>
          </table:table-cell>
          <table:table-cell office:value-type="float" office:value="-1.28088057041" calcext:value-type="float">
            <text:p>-1.28088057041</text:p>
          </table:table-cell>
          <table:table-cell office:value-type="float" office:value="388.597839355" calcext:value-type="float">
            <text:p>388.597839355</text:p>
          </table:table-cell>
          <table:table-cell office:value-type="float" office:value="256.335021973" calcext:value-type="float">
            <text:p>256.335021973</text:p>
          </table:table-cell>
        </table:table-row>
        <table:table-row table:style-name="ro1">
          <table:table-cell table:number-columns-repeated="4"/>
          <table:table-cell office:value-type="float" office:value="1.58313292002761E+018" calcext:value-type="float">
            <text:p>1.58313292002761E+018</text:p>
          </table:table-cell>
          <table:table-cell office:value-type="float" office:value="3157" calcext:value-type="float">
            <text:p>3157</text:p>
          </table:table-cell>
          <table:table-cell office:value-type="float" office:value="1.58313292000306E+018" calcext:value-type="float">
            <text:p>1.58313292000306E+018</text:p>
          </table:table-cell>
          <table:table-cell/>
          <table:table-cell office:value-type="float" office:value="3.92400503159" calcext:value-type="float">
            <text:p>3.92400503159</text:p>
          </table:table-cell>
          <table:table-cell/>
          <table:table-cell office:value-type="float" office:value="1.58313292002114E+018" calcext:value-type="float">
            <text:p>1.58313292002114E+018</text:p>
          </table:table-cell>
          <table:table-cell office:value-type="float" office:value="3157" calcext:value-type="float">
            <text:p>3157</text:p>
          </table:table-cell>
          <table:table-cell office:value-type="float" office:value="1.58313292000306E+018" calcext:value-type="float">
            <text:p>1.58313292000306E+018</text:p>
          </table:table-cell>
          <table:table-cell/>
          <table:table-cell office:value-type="float" office:value="166.550048828" calcext:value-type="float">
            <text:p>166.550048828</text:p>
          </table:table-cell>
          <table:table-cell office:value-type="float" office:value="151.175216675" calcext:value-type="float">
            <text:p>151.175216675</text:p>
          </table:table-cell>
          <table:table-cell office:value-type="float" office:value="-1.35887813568" calcext:value-type="float">
            <text:p>-1.35887813568</text:p>
          </table:table-cell>
          <table:table-cell office:value-type="float" office:value="388.058502197" calcext:value-type="float">
            <text:p>388.058502197</text:p>
          </table:table-cell>
          <table:table-cell office:value-type="float" office:value="255.677902222" calcext:value-type="float">
            <text:p>255.677902222</text:p>
          </table:table-cell>
        </table:table-row>
        <table:table-row table:style-name="ro1">
          <table:table-cell table:number-columns-repeated="4"/>
          <table:table-cell office:value-type="float" office:value="1.58313292008556E+018" calcext:value-type="float">
            <text:p>1.58313292008556E+018</text:p>
          </table:table-cell>
          <table:table-cell office:value-type="float" office:value="3158" calcext:value-type="float">
            <text:p>3158</text:p>
          </table:table-cell>
          <table:table-cell office:value-type="float" office:value="1.58313292003606E+018" calcext:value-type="float">
            <text:p>1.58313292003606E+018</text:p>
          </table:table-cell>
          <table:table-cell/>
          <table:table-cell office:value-type="float" office:value="3.97363901138" calcext:value-type="float">
            <text:p>3.97363901138</text:p>
          </table:table-cell>
          <table:table-cell/>
          <table:table-cell office:value-type="float" office:value="1.58313292007952E+018" calcext:value-type="float">
            <text:p>1.58313292007952E+018</text:p>
          </table:table-cell>
          <table:table-cell office:value-type="float" office:value="3158" calcext:value-type="float">
            <text:p>3158</text:p>
          </table:table-cell>
          <table:table-cell office:value-type="float" office:value="1.58313292003606E+018" calcext:value-type="float">
            <text:p>1.58313292003606E+018</text:p>
          </table:table-cell>
          <table:table-cell/>
          <table:table-cell office:value-type="float" office:value="172.93661499" calcext:value-type="float">
            <text:p>172.93661499</text:p>
          </table:table-cell>
          <table:table-cell office:value-type="float" office:value="150.678878784" calcext:value-type="float">
            <text:p>150.678878784</text:p>
          </table:table-cell>
          <table:table-cell office:value-type="float" office:value="-1.38295423985" calcext:value-type="float">
            <text:p>-1.38295423985</text:p>
          </table:table-cell>
          <table:table-cell office:value-type="float" office:value="387.865020752" calcext:value-type="float">
            <text:p>387.865020752</text:p>
          </table:table-cell>
          <table:table-cell office:value-type="float" office:value="257.418457031" calcext:value-type="float">
            <text:p>257.418457031</text:p>
          </table:table-cell>
        </table:table-row>
        <table:table-row table:style-name="ro1">
          <table:table-cell table:number-columns-repeated="4"/>
          <table:table-cell office:value-type="float" office:value="1.58313292012275E+018" calcext:value-type="float">
            <text:p>1.58313292012275E+018</text:p>
          </table:table-cell>
          <table:table-cell office:value-type="float" office:value="3159" calcext:value-type="float">
            <text:p>3159</text:p>
          </table:table-cell>
          <table:table-cell office:value-type="float" office:value="1.58313292006971E+018" calcext:value-type="float">
            <text:p>1.58313292006971E+018</text:p>
          </table:table-cell>
          <table:table-cell/>
          <table:table-cell office:value-type="float" office:value="3.94247579575" calcext:value-type="float">
            <text:p>3.94247579575</text:p>
          </table:table-cell>
          <table:table-cell/>
          <table:table-cell office:value-type="float" office:value="1.58313292012048E+018" calcext:value-type="float">
            <text:p>1.58313292012048E+018</text:p>
          </table:table-cell>
          <table:table-cell office:value-type="float" office:value="3159" calcext:value-type="float">
            <text:p>3159</text:p>
          </table:table-cell>
          <table:table-cell office:value-type="float" office:value="1.58313292006971E+018" calcext:value-type="float">
            <text:p>1.58313292006971E+018</text:p>
          </table:table-cell>
          <table:table-cell/>
          <table:table-cell office:value-type="float" office:value="173.529220581" calcext:value-type="float">
            <text:p>173.529220581</text:p>
          </table:table-cell>
          <table:table-cell office:value-type="float" office:value="150.990509033" calcext:value-type="float">
            <text:p>150.990509033</text:p>
          </table:table-cell>
          <table:table-cell office:value-type="float" office:value="-1.34056019783" calcext:value-type="float">
            <text:p>-1.34056019783</text:p>
          </table:table-cell>
          <table:table-cell office:value-type="float" office:value="387.019165039" calcext:value-type="float">
            <text:p>387.019165039</text:p>
          </table:table-cell>
          <table:table-cell office:value-type="float" office:value="257.257110596" calcext:value-type="float">
            <text:p>257.257110596</text:p>
          </table:table-cell>
        </table:table-row>
        <table:table-row table:style-name="ro1">
          <table:table-cell table:number-columns-repeated="4"/>
          <table:table-cell office:value-type="float" office:value="1.58313292015556E+018" calcext:value-type="float">
            <text:p>1.58313292015556E+018</text:p>
          </table:table-cell>
          <table:table-cell office:value-type="float" office:value="3160" calcext:value-type="float">
            <text:p>3160</text:p>
          </table:table-cell>
          <table:table-cell office:value-type="float" office:value="1.58313292010213E+018" calcext:value-type="float">
            <text:p>1.58313292010213E+018</text:p>
          </table:table-cell>
          <table:table-cell/>
          <table:table-cell office:value-type="float" office:value="4.13731098175" calcext:value-type="float">
            <text:p>4.13731098175</text:p>
          </table:table-cell>
          <table:table-cell/>
          <table:table-cell office:value-type="float" office:value="1.58313292015306E+018" calcext:value-type="float">
            <text:p>1.58313292015306E+018</text:p>
          </table:table-cell>
          <table:table-cell office:value-type="float" office:value="3160" calcext:value-type="float">
            <text:p>3160</text:p>
          </table:table-cell>
          <table:table-cell office:value-type="float" office:value="1.58313292010213E+018" calcext:value-type="float">
            <text:p>1.58313292010213E+018</text:p>
          </table:table-cell>
          <table:table-cell/>
          <table:table-cell office:value-type="float" office:value="171.787200928" calcext:value-type="float">
            <text:p>171.787200928</text:p>
          </table:table-cell>
          <table:table-cell office:value-type="float" office:value="149.042160034" calcext:value-type="float">
            <text:p>149.042160034</text:p>
          </table:table-cell>
          <table:table-cell office:value-type="float" office:value="-1.28626716137" calcext:value-type="float">
            <text:p>-1.28626716137</text:p>
          </table:table-cell>
          <table:table-cell office:value-type="float" office:value="387.207244873" calcext:value-type="float">
            <text:p>387.207244873</text:p>
          </table:table-cell>
          <table:table-cell office:value-type="float" office:value="256.488922119" calcext:value-type="float">
            <text:p>256.488922119</text:p>
          </table:table-cell>
        </table:table-row>
        <table:table-row table:style-name="ro1">
          <table:table-cell table:number-columns-repeated="4"/>
          <table:table-cell office:value-type="float" office:value="1.58313292019046E+018" calcext:value-type="float">
            <text:p>1.58313292019046E+018</text:p>
          </table:table-cell>
          <table:table-cell office:value-type="float" office:value="3161" calcext:value-type="float">
            <text:p>3161</text:p>
          </table:table-cell>
          <table:table-cell office:value-type="float" office:value="1.58313292013725E+018" calcext:value-type="float">
            <text:p>1.58313292013725E+018</text:p>
          </table:table-cell>
          <table:table-cell/>
          <table:table-cell office:value-type="float" office:value="4.16659832001" calcext:value-type="float">
            <text:p>4.16659832001</text:p>
          </table:table-cell>
          <table:table-cell/>
          <table:table-cell office:value-type="float" office:value="1.58313292018881E+018" calcext:value-type="float">
            <text:p>1.58313292018881E+018</text:p>
          </table:table-cell>
          <table:table-cell office:value-type="float" office:value="3161" calcext:value-type="float">
            <text:p>3161</text:p>
          </table:table-cell>
          <table:table-cell office:value-type="float" office:value="1.58313292013725E+018" calcext:value-type="float">
            <text:p>1.58313292013725E+018</text:p>
          </table:table-cell>
          <table:table-cell/>
          <table:table-cell office:value-type="float" office:value="169.882019043" calcext:value-type="float">
            <text:p>169.882019043</text:p>
          </table:table-cell>
          <table:table-cell office:value-type="float" office:value="148.749282837" calcext:value-type="float">
            <text:p>148.749282837</text:p>
          </table:table-cell>
          <table:table-cell office:value-type="float" office:value="-1.22068822384" calcext:value-type="float">
            <text:p>-1.22068822384</text:p>
          </table:table-cell>
          <table:table-cell office:value-type="float" office:value="386.562011719" calcext:value-type="float">
            <text:p>386.562011719</text:p>
          </table:table-cell>
          <table:table-cell office:value-type="float" office:value="254.707702637" calcext:value-type="float">
            <text:p>254.707702637</text:p>
          </table:table-cell>
        </table:table-row>
        <table:table-row table:style-name="ro1">
          <table:table-cell table:number-columns-repeated="4"/>
          <table:table-cell office:value-type="float" office:value="1.58313292022244E+018" calcext:value-type="float">
            <text:p>1.58313292022244E+018</text:p>
          </table:table-cell>
          <table:table-cell office:value-type="float" office:value="3162" calcext:value-type="float">
            <text:p>3162</text:p>
          </table:table-cell>
          <table:table-cell office:value-type="float" office:value="1.58313292017044E+018" calcext:value-type="float">
            <text:p>1.58313292017044E+018</text:p>
          </table:table-cell>
          <table:table-cell/>
          <table:table-cell office:value-type="float" office:value="4.14967060089" calcext:value-type="float">
            <text:p>4.14967060089</text:p>
          </table:table-cell>
          <table:table-cell/>
          <table:table-cell office:value-type="float" office:value="1.5831329202181E+018" calcext:value-type="float">
            <text:p>1.5831329202181E+018</text:p>
          </table:table-cell>
          <table:table-cell office:value-type="float" office:value="3162" calcext:value-type="float">
            <text:p>3162</text:p>
          </table:table-cell>
          <table:table-cell office:value-type="float" office:value="1.58313292017044E+018" calcext:value-type="float">
            <text:p>1.58313292017044E+018</text:p>
          </table:table-cell>
          <table:table-cell/>
          <table:table-cell office:value-type="float" office:value="171.316802979" calcext:value-type="float">
            <text:p>171.316802979</text:p>
          </table:table-cell>
          <table:table-cell office:value-type="float" office:value="148.918563843" calcext:value-type="float">
            <text:p>148.918563843</text:p>
          </table:table-cell>
          <table:table-cell office:value-type="float" office:value="-1.35616934299" calcext:value-type="float">
            <text:p>-1.35616934299</text:p>
          </table:table-cell>
          <table:table-cell office:value-type="float" office:value="387.541778564" calcext:value-type="float">
            <text:p>387.541778564</text:p>
          </table:table-cell>
          <table:table-cell office:value-type="float" office:value="254.698730469" calcext:value-type="float">
            <text:p>254.698730469</text:p>
          </table:table-cell>
        </table:table-row>
        <table:table-row table:style-name="ro1">
          <table:table-cell table:number-columns-repeated="4"/>
          <table:table-cell office:value-type="float" office:value="1.5831329202516E+018" calcext:value-type="float">
            <text:p>1.5831329202516E+018</text:p>
          </table:table-cell>
          <table:table-cell office:value-type="float" office:value="3163" calcext:value-type="float">
            <text:p>3163</text:p>
          </table:table-cell>
          <table:table-cell office:value-type="float" office:value="1.58313292020547E+018" calcext:value-type="float">
            <text:p>1.58313292020547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025131E+018" calcext:value-type="float">
            <text:p>1.58313292025131E+018</text:p>
          </table:table-cell>
          <table:table-cell office:value-type="float" office:value="3163" calcext:value-type="float">
            <text:p>3163</text:p>
          </table:table-cell>
          <table:table-cell office:value-type="float" office:value="1.58313292020547E+018" calcext:value-type="float">
            <text:p>1.58313292020547E+018</text:p>
          </table:table-cell>
          <table:table-cell/>
          <table:table-cell office:value-type="float" office:value="172.917739868" calcext:value-type="float">
            <text:p>172.917739868</text:p>
          </table:table-cell>
          <table:table-cell office:value-type="float" office:value="147.961715698" calcext:value-type="float">
            <text:p>147.961715698</text:p>
          </table:table-cell>
          <table:table-cell office:value-type="float" office:value="-1.32096171379" calcext:value-type="float">
            <text:p>-1.32096171379</text:p>
          </table:table-cell>
          <table:table-cell office:value-type="float" office:value="387.485229492" calcext:value-type="float">
            <text:p>387.485229492</text:p>
          </table:table-cell>
          <table:table-cell office:value-type="float" office:value="257.14831543" calcext:value-type="float">
            <text:p>257.14831543</text:p>
          </table:table-cell>
        </table:table-row>
        <table:table-row table:style-name="ro1">
          <table:table-cell table:number-columns-repeated="4"/>
          <table:table-cell office:value-type="float" office:value="1.58313292027995E+018" calcext:value-type="float">
            <text:p>1.58313292027995E+018</text:p>
          </table:table-cell>
          <table:table-cell office:value-type="float" office:value="3164" calcext:value-type="float">
            <text:p>3164</text:p>
          </table:table-cell>
          <table:table-cell office:value-type="float" office:value="1.58313292023585E+018" calcext:value-type="float">
            <text:p>1.58313292023585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027757E+018" calcext:value-type="float">
            <text:p>1.58313292027757E+018</text:p>
          </table:table-cell>
          <table:table-cell office:value-type="float" office:value="3164" calcext:value-type="float">
            <text:p>3164</text:p>
          </table:table-cell>
          <table:table-cell office:value-type="float" office:value="1.58313292023585E+018" calcext:value-type="float">
            <text:p>1.58313292023585E+018</text:p>
          </table:table-cell>
          <table:table-cell/>
          <table:table-cell office:value-type="float" office:value="190.342437744" calcext:value-type="float">
            <text:p>190.342437744</text:p>
          </table:table-cell>
          <table:table-cell office:value-type="float" office:value="153.127334595" calcext:value-type="float">
            <text:p>153.127334595</text:p>
          </table:table-cell>
          <table:table-cell office:value-type="float" office:value="-1.26458609104" calcext:value-type="float">
            <text:p>-1.26458609104</text:p>
          </table:table-cell>
          <table:table-cell office:value-type="float" office:value="385.767303467" calcext:value-type="float">
            <text:p>385.767303467</text:p>
          </table:table-cell>
          <table:table-cell office:value-type="float" office:value="266.64642334" calcext:value-type="float">
            <text:p>266.64642334</text:p>
          </table:table-cell>
        </table:table-row>
        <table:table-row table:style-name="ro1">
          <table:table-cell table:number-columns-repeated="4"/>
          <table:table-cell office:value-type="float" office:value="1.58313292029393E+018" calcext:value-type="float">
            <text:p>1.58313292029393E+018</text:p>
          </table:table-cell>
          <table:table-cell office:value-type="float" office:value="3165" calcext:value-type="float">
            <text:p>3165</text:p>
          </table:table-cell>
          <table:table-cell office:value-type="float" office:value="1.58313292026866E+018" calcext:value-type="float">
            <text:p>1.5831329202686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029102E+018" calcext:value-type="float">
            <text:p>1.58313292029102E+018</text:p>
          </table:table-cell>
          <table:table-cell office:value-type="float" office:value="3165" calcext:value-type="float">
            <text:p>3165</text:p>
          </table:table-cell>
          <table:table-cell office:value-type="float" office:value="1.58313292026866E+018" calcext:value-type="float">
            <text:p>1.58313292026866E+018</text:p>
          </table:table-cell>
          <table:table-cell/>
          <table:table-cell office:value-type="float" office:value="190.73374939" calcext:value-type="float">
            <text:p>190.73374939</text:p>
          </table:table-cell>
          <table:table-cell office:value-type="float" office:value="148.088317871" calcext:value-type="float">
            <text:p>148.088317871</text:p>
          </table:table-cell>
          <table:table-cell office:value-type="float" office:value="-1.184019804" calcext:value-type="float">
            <text:p>-1.184019804</text:p>
          </table:table-cell>
          <table:table-cell office:value-type="float" office:value="384.055541992" calcext:value-type="float">
            <text:p>384.055541992</text:p>
          </table:table-cell>
          <table:table-cell office:value-type="float" office:value="264.125732422" calcext:value-type="float">
            <text:p>264.125732422</text:p>
          </table:table-cell>
        </table:table-row>
        <table:table-row table:style-name="ro1">
          <table:table-cell table:number-columns-repeated="4"/>
          <table:table-cell office:value-type="float" office:value="1.5831329203224E+018" calcext:value-type="float">
            <text:p>1.5831329203224E+018</text:p>
          </table:table-cell>
          <table:table-cell office:value-type="float" office:value="3166" calcext:value-type="float">
            <text:p>3166</text:p>
          </table:table-cell>
          <table:table-cell office:value-type="float" office:value="1.5831329203017E+018" calcext:value-type="float">
            <text:p>1.5831329203017E+018</text:p>
          </table:table-cell>
          <table:table-cell/>
          <table:table-cell office:value-type="float" office:value="3.88214731216" calcext:value-type="float">
            <text:p>3.88214731216</text:p>
          </table:table-cell>
          <table:table-cell/>
          <table:table-cell office:value-type="float" office:value="1.58313292032099E+018" calcext:value-type="float">
            <text:p>1.58313292032099E+018</text:p>
          </table:table-cell>
          <table:table-cell office:value-type="float" office:value="3166" calcext:value-type="float">
            <text:p>3166</text:p>
          </table:table-cell>
          <table:table-cell office:value-type="float" office:value="1.5831329203017E+018" calcext:value-type="float">
            <text:p>1.5831329203017E+018</text:p>
          </table:table-cell>
          <table:table-cell/>
          <table:table-cell office:value-type="float" office:value="180.820617676" calcext:value-type="float">
            <text:p>180.820617676</text:p>
          </table:table-cell>
          <table:table-cell office:value-type="float" office:value="151.266845703" calcext:value-type="float">
            <text:p>151.266845703</text:p>
          </table:table-cell>
          <table:table-cell office:value-type="float" office:value="1.52769088745" calcext:value-type="float">
            <text:p>1.52769088745</text:p>
          </table:table-cell>
          <table:table-cell office:value-type="float" office:value="390.123565674" calcext:value-type="float">
            <text:p>390.123565674</text:p>
          </table:table-cell>
          <table:table-cell office:value-type="float" office:value="261.263946533" calcext:value-type="float">
            <text:p>261.263946533</text:p>
          </table:table-cell>
        </table:table-row>
        <table:table-row table:style-name="ro1">
          <table:table-cell table:number-columns-repeated="4"/>
          <table:table-cell office:value-type="float" office:value="1.58313292035473E+018" calcext:value-type="float">
            <text:p>1.58313292035473E+018</text:p>
          </table:table-cell>
          <table:table-cell office:value-type="float" office:value="3167" calcext:value-type="float">
            <text:p>3167</text:p>
          </table:table-cell>
          <table:table-cell office:value-type="float" office:value="1.58313292033412E+018" calcext:value-type="float">
            <text:p>1.58313292033412E+018</text:p>
          </table:table-cell>
          <table:table-cell/>
          <table:table-cell office:value-type="float" office:value="3.98808145523" calcext:value-type="float">
            <text:p>3.98808145523</text:p>
          </table:table-cell>
          <table:table-cell/>
          <table:table-cell office:value-type="float" office:value="1.58313292035324E+018" calcext:value-type="float">
            <text:p>1.58313292035324E+018</text:p>
          </table:table-cell>
          <table:table-cell office:value-type="float" office:value="3167" calcext:value-type="float">
            <text:p>3167</text:p>
          </table:table-cell>
          <table:table-cell office:value-type="float" office:value="1.58313292033412E+018" calcext:value-type="float">
            <text:p>1.58313292033412E+018</text:p>
          </table:table-cell>
          <table:table-cell/>
          <table:table-cell office:value-type="float" office:value="191.071640015" calcext:value-type="float">
            <text:p>191.071640015</text:p>
          </table:table-cell>
          <table:table-cell office:value-type="float" office:value="150.207504272" calcext:value-type="float">
            <text:p>150.207504272</text:p>
          </table:table-cell>
          <table:table-cell office:value-type="float" office:value="-1.17257130146" calcext:value-type="float">
            <text:p>-1.17257130146</text:p>
          </table:table-cell>
          <table:table-cell office:value-type="float" office:value="384.39755249" calcext:value-type="float">
            <text:p>384.39755249</text:p>
          </table:table-cell>
          <table:table-cell office:value-type="float" office:value="263.480804443" calcext:value-type="float">
            <text:p>263.480804443</text:p>
          </table:table-cell>
        </table:table-row>
        <table:table-row table:style-name="ro1">
          <table:table-cell table:number-columns-repeated="4"/>
          <table:table-cell office:value-type="float" office:value="1.58313292041158E+018" calcext:value-type="float">
            <text:p>1.58313292041158E+018</text:p>
          </table:table-cell>
          <table:table-cell office:value-type="float" office:value="3168" calcext:value-type="float">
            <text:p>3168</text:p>
          </table:table-cell>
          <table:table-cell office:value-type="float" office:value="1.58313292036732E+018" calcext:value-type="float">
            <text:p>1.58313292036732E+018</text:p>
          </table:table-cell>
          <table:table-cell/>
          <table:table-cell office:value-type="float" office:value="4.10702371597" calcext:value-type="float">
            <text:p>4.10702371597</text:p>
          </table:table-cell>
          <table:table-cell/>
          <table:table-cell office:value-type="float" office:value="1.58313292040967E+018" calcext:value-type="float">
            <text:p>1.58313292040967E+018</text:p>
          </table:table-cell>
          <table:table-cell office:value-type="float" office:value="3168" calcext:value-type="float">
            <text:p>3168</text:p>
          </table:table-cell>
          <table:table-cell office:value-type="float" office:value="1.58313292036732E+018" calcext:value-type="float">
            <text:p>1.58313292036732E+018</text:p>
          </table:table-cell>
          <table:table-cell/>
          <table:table-cell office:value-type="float" office:value="192.956741333" calcext:value-type="float">
            <text:p>192.956741333</text:p>
          </table:table-cell>
          <table:table-cell office:value-type="float" office:value="149.018081665" calcext:value-type="float">
            <text:p>149.018081665</text:p>
          </table:table-cell>
          <table:table-cell office:value-type="float" office:value="1.41612899303" calcext:value-type="float">
            <text:p>1.41612899303</text:p>
          </table:table-cell>
          <table:table-cell office:value-type="float" office:value="391.347869873" calcext:value-type="float">
            <text:p>391.347869873</text:p>
          </table:table-cell>
          <table:table-cell office:value-type="float" office:value="264.693664551" calcext:value-type="float">
            <text:p>264.693664551</text:p>
          </table:table-cell>
        </table:table-row>
        <table:table-row table:style-name="ro1">
          <table:table-cell table:number-columns-repeated="4"/>
          <table:table-cell office:value-type="float" office:value="1.58313292044714E+018" calcext:value-type="float">
            <text:p>1.58313292044714E+018</text:p>
          </table:table-cell>
          <table:table-cell office:value-type="float" office:value="3169" calcext:value-type="float">
            <text:p>3169</text:p>
          </table:table-cell>
          <table:table-cell office:value-type="float" office:value="1.5831329204024E+018" calcext:value-type="float">
            <text:p>1.5831329204024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044414E+018" calcext:value-type="float">
            <text:p>1.58313292044414E+018</text:p>
          </table:table-cell>
          <table:table-cell office:value-type="float" office:value="3169" calcext:value-type="float">
            <text:p>3169</text:p>
          </table:table-cell>
          <table:table-cell office:value-type="float" office:value="1.5831329204024E+018" calcext:value-type="float">
            <text:p>1.5831329204024E+018</text:p>
          </table:table-cell>
          <table:table-cell/>
          <table:table-cell office:value-type="float" office:value="172.089477539" calcext:value-type="float">
            <text:p>172.089477539</text:p>
          </table:table-cell>
          <table:table-cell office:value-type="float" office:value="153.116638184" calcext:value-type="float">
            <text:p>153.116638184</text:p>
          </table:table-cell>
          <table:table-cell office:value-type="float" office:value="-1.31429076195" calcext:value-type="float">
            <text:p>-1.31429076195</text:p>
          </table:table-cell>
          <table:table-cell office:value-type="float" office:value="385.195983887" calcext:value-type="float">
            <text:p>385.195983887</text:p>
          </table:table-cell>
          <table:table-cell office:value-type="float" office:value="255.095916748" calcext:value-type="float">
            <text:p>255.095916748</text:p>
          </table:table-cell>
        </table:table-row>
        <table:table-row table:style-name="ro1">
          <table:table-cell table:number-columns-repeated="4"/>
          <table:table-cell office:value-type="float" office:value="1.58313292050557E+018" calcext:value-type="float">
            <text:p>1.58313292050557E+018</text:p>
          </table:table-cell>
          <table:table-cell office:value-type="float" office:value="3170" calcext:value-type="float">
            <text:p>3170</text:p>
          </table:table-cell>
          <table:table-cell office:value-type="float" office:value="1.58313292043335E+018" calcext:value-type="float">
            <text:p>1.5831329204333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049909E+018" calcext:value-type="float">
            <text:p>1.58313292049909E+018</text:p>
          </table:table-cell>
          <table:table-cell office:value-type="float" office:value="3170" calcext:value-type="float">
            <text:p>3170</text:p>
          </table:table-cell>
          <table:table-cell office:value-type="float" office:value="1.58313292043335E+018" calcext:value-type="float">
            <text:p>1.58313292043335E+018</text:p>
          </table:table-cell>
          <table:table-cell/>
          <table:table-cell office:value-type="float" office:value="171.285919189" calcext:value-type="float">
            <text:p>171.285919189</text:p>
          </table:table-cell>
          <table:table-cell office:value-type="float" office:value="148.861099243" calcext:value-type="float">
            <text:p>148.861099243</text:p>
          </table:table-cell>
          <table:table-cell office:value-type="float" office:value="-1.17662227154" calcext:value-type="float">
            <text:p>-1.17662227154</text:p>
          </table:table-cell>
          <table:table-cell office:value-type="float" office:value="387.810058594" calcext:value-type="float">
            <text:p>387.810058594</text:p>
          </table:table-cell>
          <table:table-cell office:value-type="float" office:value="256.476379395" calcext:value-type="float">
            <text:p>256.476379395</text:p>
          </table:table-cell>
        </table:table-row>
        <table:table-row table:style-name="ro1">
          <table:table-cell table:number-columns-repeated="4"/>
          <table:table-cell office:value-type="float" office:value="1.58313292053696E+018" calcext:value-type="float">
            <text:p>1.58313292053696E+018</text:p>
          </table:table-cell>
          <table:table-cell office:value-type="float" office:value="3171" calcext:value-type="float">
            <text:p>3171</text:p>
          </table:table-cell>
          <table:table-cell office:value-type="float" office:value="1.58313292047001E+018" calcext:value-type="float">
            <text:p>1.58313292047001E+018</text:p>
          </table:table-cell>
          <table:table-cell/>
          <table:table-cell office:value-type="float" office:value="4.04388141632" calcext:value-type="float">
            <text:p>4.04388141632</text:p>
          </table:table-cell>
          <table:table-cell/>
          <table:table-cell office:value-type="float" office:value="1.58313292053407E+018" calcext:value-type="float">
            <text:p>1.58313292053407E+018</text:p>
          </table:table-cell>
          <table:table-cell office:value-type="float" office:value="3171" calcext:value-type="float">
            <text:p>3171</text:p>
          </table:table-cell>
          <table:table-cell office:value-type="float" office:value="1.58313292047001E+018" calcext:value-type="float">
            <text:p>1.58313292047001E+018</text:p>
          </table:table-cell>
          <table:table-cell/>
          <table:table-cell office:value-type="float" office:value="172.062057495" calcext:value-type="float">
            <text:p>172.062057495</text:p>
          </table:table-cell>
          <table:table-cell office:value-type="float" office:value="150.422286987" calcext:value-type="float">
            <text:p>150.422286987</text:p>
          </table:table-cell>
          <table:table-cell office:value-type="float" office:value="-1.2301466465" calcext:value-type="float">
            <text:p>-1.2301466465</text:p>
          </table:table-cell>
          <table:table-cell office:value-type="float" office:value="387.306365967" calcext:value-type="float">
            <text:p>387.306365967</text:p>
          </table:table-cell>
          <table:table-cell office:value-type="float" office:value="256.326263428" calcext:value-type="float">
            <text:p>256.326263428</text:p>
          </table:table-cell>
        </table:table-row>
        <table:table-row table:style-name="ro1">
          <table:table-cell table:number-columns-repeated="4"/>
          <table:table-cell office:value-type="float" office:value="1.58313292056862E+018" calcext:value-type="float">
            <text:p>1.58313292056862E+018</text:p>
          </table:table-cell>
          <table:table-cell office:value-type="float" office:value="3172" calcext:value-type="float">
            <text:p>3172</text:p>
          </table:table-cell>
          <table:table-cell office:value-type="float" office:value="1.58313292050696E+018" calcext:value-type="float">
            <text:p>1.5831329205069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056231E+018" calcext:value-type="float">
            <text:p>1.58313292056231E+018</text:p>
          </table:table-cell>
          <table:table-cell office:value-type="float" office:value="3172" calcext:value-type="float">
            <text:p>3172</text:p>
          </table:table-cell>
          <table:table-cell office:value-type="float" office:value="1.58313292050696E+018" calcext:value-type="float">
            <text:p>1.58313292050696E+018</text:p>
          </table:table-cell>
          <table:table-cell/>
          <table:table-cell office:value-type="float" office:value="170.236114502" calcext:value-type="float">
            <text:p>170.236114502</text:p>
          </table:table-cell>
          <table:table-cell office:value-type="float" office:value="146.205169678" calcext:value-type="float">
            <text:p>146.205169678</text:p>
          </table:table-cell>
          <table:table-cell office:value-type="float" office:value="-1.16778063774" calcext:value-type="float">
            <text:p>-1.16778063774</text:p>
          </table:table-cell>
          <table:table-cell office:value-type="float" office:value="386.743438721" calcext:value-type="float">
            <text:p>386.743438721</text:p>
          </table:table-cell>
          <table:table-cell office:value-type="float" office:value="256.554962158" calcext:value-type="float">
            <text:p>256.554962158</text:p>
          </table:table-cell>
        </table:table-row>
        <table:table-row table:style-name="ro1">
          <table:table-cell table:number-columns-repeated="4"/>
          <table:table-cell office:value-type="float" office:value="1.58313292059776E+018" calcext:value-type="float">
            <text:p>1.58313292059776E+018</text:p>
          </table:table-cell>
          <table:table-cell office:value-type="float" office:value="3173" calcext:value-type="float">
            <text:p>3173</text:p>
          </table:table-cell>
          <table:table-cell office:value-type="float" office:value="1.58313292053574E+018" calcext:value-type="float">
            <text:p>1.58313292053574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059181E+018" calcext:value-type="float">
            <text:p>1.58313292059181E+018</text:p>
          </table:table-cell>
          <table:table-cell office:value-type="float" office:value="3173" calcext:value-type="float">
            <text:p>3173</text:p>
          </table:table-cell>
          <table:table-cell office:value-type="float" office:value="1.58313292053574E+018" calcext:value-type="float">
            <text:p>1.58313292053574E+018</text:p>
          </table:table-cell>
          <table:table-cell/>
          <table:table-cell office:value-type="float" office:value="187.091949463" calcext:value-type="float">
            <text:p>187.091949463</text:p>
          </table:table-cell>
          <table:table-cell office:value-type="float" office:value="152.664337158" calcext:value-type="float">
            <text:p>152.664337158</text:p>
          </table:table-cell>
          <table:table-cell office:value-type="float" office:value="-1.09669971466" calcext:value-type="float">
            <text:p>-1.09669971466</text:p>
          </table:table-cell>
          <table:table-cell office:value-type="float" office:value="384.853271484" calcext:value-type="float">
            <text:p>384.853271484</text:p>
          </table:table-cell>
          <table:table-cell office:value-type="float" office:value="264.636383057" calcext:value-type="float">
            <text:p>264.636383057</text:p>
          </table:table-cell>
        </table:table-row>
        <table:table-row table:style-name="ro1">
          <table:table-cell table:number-columns-repeated="4"/>
          <table:table-cell office:value-type="float" office:value="1.58313292063307E+018" calcext:value-type="float">
            <text:p>1.58313292063307E+018</text:p>
          </table:table-cell>
          <table:table-cell office:value-type="float" office:value="3174" calcext:value-type="float">
            <text:p>3174</text:p>
          </table:table-cell>
          <table:table-cell office:value-type="float" office:value="1.58313292056937E+018" calcext:value-type="float">
            <text:p>1.58313292056937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063596E+018" calcext:value-type="float">
            <text:p>1.58313292063596E+018</text:p>
          </table:table-cell>
          <table:table-cell office:value-type="float" office:value="3174" calcext:value-type="float">
            <text:p>3174</text:p>
          </table:table-cell>
          <table:table-cell office:value-type="float" office:value="1.58313292056937E+018" calcext:value-type="float">
            <text:p>1.58313292056937E+018</text:p>
          </table:table-cell>
          <table:table-cell/>
          <table:table-cell office:value-type="float" office:value="193.252166748" calcext:value-type="float">
            <text:p>193.252166748</text:p>
          </table:table-cell>
          <table:table-cell office:value-type="float" office:value="158.81072998" calcext:value-type="float">
            <text:p>158.81072998</text:p>
          </table:table-cell>
          <table:table-cell office:value-type="float" office:value="-1.51490879059" calcext:value-type="float">
            <text:p>-1.51490879059</text:p>
          </table:table-cell>
          <table:table-cell office:value-type="float" office:value="387.347259521" calcext:value-type="float">
            <text:p>387.347259521</text:p>
          </table:table-cell>
          <table:table-cell office:value-type="float" office:value="269.04397583" calcext:value-type="float">
            <text:p>269.04397583</text:p>
          </table:table-cell>
        </table:table-row>
        <table:table-row table:style-name="ro1">
          <table:table-cell table:number-columns-repeated="4"/>
          <table:table-cell office:value-type="float" office:value="1.58313292067187E+018" calcext:value-type="float">
            <text:p>1.58313292067187E+018</text:p>
          </table:table-cell>
          <table:table-cell office:value-type="float" office:value="3175" calcext:value-type="float">
            <text:p>3175</text:p>
          </table:table-cell>
          <table:table-cell office:value-type="float" office:value="1.58313292060098E+018" calcext:value-type="float">
            <text:p>1.5831329206009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066844E+018" calcext:value-type="float">
            <text:p>1.58313292066844E+018</text:p>
          </table:table-cell>
          <table:table-cell office:value-type="float" office:value="3175" calcext:value-type="float">
            <text:p>3175</text:p>
          </table:table-cell>
          <table:table-cell office:value-type="float" office:value="1.58313292060098E+018" calcext:value-type="float">
            <text:p>1.58313292060098E+018</text:p>
          </table:table-cell>
          <table:table-cell/>
          <table:table-cell office:value-type="float" office:value="175.995910645" calcext:value-type="float">
            <text:p>175.995910645</text:p>
          </table:table-cell>
          <table:table-cell office:value-type="float" office:value="152.773956299" calcext:value-type="float">
            <text:p>152.773956299</text:p>
          </table:table-cell>
          <table:table-cell office:value-type="float" office:value="-1.55094277859" calcext:value-type="float">
            <text:p>-1.55094277859</text:p>
          </table:table-cell>
          <table:table-cell office:value-type="float" office:value="388.704193115" calcext:value-type="float">
            <text:p>388.704193115</text:p>
          </table:table-cell>
          <table:table-cell office:value-type="float" office:value="259.8465271" calcext:value-type="float">
            <text:p>259.8465271</text:p>
          </table:table-cell>
        </table:table-row>
        <table:table-row table:style-name="ro1">
          <table:table-cell table:number-columns-repeated="4"/>
          <table:table-cell office:value-type="float" office:value="1.58313292069844E+018" calcext:value-type="float">
            <text:p>1.58313292069844E+018</text:p>
          </table:table-cell>
          <table:table-cell office:value-type="float" office:value="3176" calcext:value-type="float">
            <text:p>3176</text:p>
          </table:table-cell>
          <table:table-cell office:value-type="float" office:value="1.58313292063625E+018" calcext:value-type="float">
            <text:p>1.5831329206362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069427E+018" calcext:value-type="float">
            <text:p>1.58313292069427E+018</text:p>
          </table:table-cell>
          <table:table-cell office:value-type="float" office:value="3176" calcext:value-type="float">
            <text:p>3176</text:p>
          </table:table-cell>
          <table:table-cell office:value-type="float" office:value="1.58313292063625E+018" calcext:value-type="float">
            <text:p>1.58313292063625E+018</text:p>
          </table:table-cell>
          <table:table-cell/>
          <table:table-cell office:value-type="float" office:value="193.894851685" calcext:value-type="float">
            <text:p>193.894851685</text:p>
          </table:table-cell>
          <table:table-cell office:value-type="float" office:value="149.721588135" calcext:value-type="float">
            <text:p>149.721588135</text:p>
          </table:table-cell>
          <table:table-cell office:value-type="float" office:value="1.40368831158" calcext:value-type="float">
            <text:p>1.40368831158</text:p>
          </table:table-cell>
          <table:table-cell office:value-type="float" office:value="392.557312012" calcext:value-type="float">
            <text:p>392.557312012</text:p>
          </table:table-cell>
          <table:table-cell office:value-type="float" office:value="268.247314453" calcext:value-type="float">
            <text:p>268.247314453</text:p>
          </table:table-cell>
        </table:table-row>
        <table:table-row table:style-name="ro1">
          <table:table-cell table:number-columns-repeated="4"/>
          <table:table-cell office:value-type="float" office:value="1.58313292072269E+018" calcext:value-type="float">
            <text:p>1.58313292072269E+018</text:p>
          </table:table-cell>
          <table:table-cell office:value-type="float" office:value="3177" calcext:value-type="float">
            <text:p>3177</text:p>
          </table:table-cell>
          <table:table-cell office:value-type="float" office:value="1.58313292067742E+018" calcext:value-type="float">
            <text:p>1.58313292067742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071792E+018" calcext:value-type="float">
            <text:p>1.58313292071792E+018</text:p>
          </table:table-cell>
          <table:table-cell office:value-type="float" office:value="3177" calcext:value-type="float">
            <text:p>3177</text:p>
          </table:table-cell>
          <table:table-cell office:value-type="float" office:value="1.58313292067742E+018" calcext:value-type="float">
            <text:p>1.58313292067742E+018</text:p>
          </table:table-cell>
          <table:table-cell/>
          <table:table-cell office:value-type="float" office:value="195.098892212" calcext:value-type="float">
            <text:p>195.098892212</text:p>
          </table:table-cell>
          <table:table-cell office:value-type="float" office:value="160.729751587" calcext:value-type="float">
            <text:p>160.729751587</text:p>
          </table:table-cell>
          <table:table-cell office:value-type="float" office:value="-1.51174414158" calcext:value-type="float">
            <text:p>-1.51174414158</text:p>
          </table:table-cell>
          <table:table-cell office:value-type="float" office:value="389.024841309" calcext:value-type="float">
            <text:p>389.024841309</text:p>
          </table:table-cell>
          <table:table-cell office:value-type="float" office:value="270.113098145" calcext:value-type="float">
            <text:p>270.113098145</text:p>
          </table:table-cell>
        </table:table-row>
        <table:table-row table:style-name="ro1">
          <table:table-cell table:number-columns-repeated="4"/>
          <table:table-cell office:value-type="float" office:value="1.58313292075405E+018" calcext:value-type="float">
            <text:p>1.58313292075405E+018</text:p>
          </table:table-cell>
          <table:table-cell office:value-type="float" office:value="3178" calcext:value-type="float">
            <text:p>3178</text:p>
          </table:table-cell>
          <table:table-cell office:value-type="float" office:value="1.58313292070583E+018" calcext:value-type="float">
            <text:p>1.58313292070583E+018</text:p>
          </table:table-cell>
          <table:table-cell/>
          <table:table-cell office:value-type="float" office:value="3.83584141731" calcext:value-type="float">
            <text:p>3.83584141731</text:p>
          </table:table-cell>
          <table:table-cell/>
          <table:table-cell office:value-type="float" office:value="1.58313292074749E+018" calcext:value-type="float">
            <text:p>1.58313292074749E+018</text:p>
          </table:table-cell>
          <table:table-cell office:value-type="float" office:value="3178" calcext:value-type="float">
            <text:p>3178</text:p>
          </table:table-cell>
          <table:table-cell office:value-type="float" office:value="1.58313292070583E+018" calcext:value-type="float">
            <text:p>1.58313292070583E+018</text:p>
          </table:table-cell>
          <table:table-cell/>
          <table:table-cell office:value-type="float" office:value="193.515823364" calcext:value-type="float">
            <text:p>193.515823364</text:p>
          </table:table-cell>
          <table:table-cell office:value-type="float" office:value="160.371337891" calcext:value-type="float">
            <text:p>160.371337891</text:p>
          </table:table-cell>
          <table:table-cell office:value-type="float" office:value="-1.55920338631" calcext:value-type="float">
            <text:p>-1.55920338631</text:p>
          </table:table-cell>
          <table:table-cell office:value-type="float" office:value="389.011413574" calcext:value-type="float">
            <text:p>389.011413574</text:p>
          </table:table-cell>
          <table:table-cell office:value-type="float" office:value="271.359985352" calcext:value-type="float">
            <text:p>271.359985352</text:p>
          </table:table-cell>
        </table:table-row>
        <table:table-row table:style-name="ro1">
          <table:table-cell table:number-columns-repeated="4"/>
          <table:table-cell office:value-type="float" office:value="1.58313292079491E+018" calcext:value-type="float">
            <text:p>1.58313292079491E+018</text:p>
          </table:table-cell>
          <table:table-cell office:value-type="float" office:value="3179" calcext:value-type="float">
            <text:p>3179</text:p>
          </table:table-cell>
          <table:table-cell office:value-type="float" office:value="1.58313292073938E+018" calcext:value-type="float">
            <text:p>1.5831329207393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078201E+018" calcext:value-type="float">
            <text:p>1.58313292078201E+018</text:p>
          </table:table-cell>
          <table:table-cell office:value-type="float" office:value="3179" calcext:value-type="float">
            <text:p>3179</text:p>
          </table:table-cell>
          <table:table-cell office:value-type="float" office:value="1.58313292073938E+018" calcext:value-type="float">
            <text:p>1.58313292073938E+018</text:p>
          </table:table-cell>
          <table:table-cell/>
          <table:table-cell office:value-type="float" office:value="178.743606567" calcext:value-type="float">
            <text:p>178.743606567</text:p>
          </table:table-cell>
          <table:table-cell office:value-type="float" office:value="149.780563354" calcext:value-type="float">
            <text:p>149.780563354</text:p>
          </table:table-cell>
          <table:table-cell office:value-type="float" office:value="-1.54993653297" calcext:value-type="float">
            <text:p>-1.54993653297</text:p>
          </table:table-cell>
          <table:table-cell office:value-type="float" office:value="390.206573486" calcext:value-type="float">
            <text:p>390.206573486</text:p>
          </table:table-cell>
          <table:table-cell office:value-type="float" office:value="260.358032227" calcext:value-type="float">
            <text:p>260.358032227</text:p>
          </table:table-cell>
        </table:table-row>
        <table:table-row table:style-name="ro1">
          <table:table-cell table:number-columns-repeated="4"/>
          <table:table-cell office:value-type="float" office:value="1.58313292081467E+018" calcext:value-type="float">
            <text:p>1.58313292081467E+018</text:p>
          </table:table-cell>
          <table:table-cell office:value-type="float" office:value="3180" calcext:value-type="float">
            <text:p>3180</text:p>
          </table:table-cell>
          <table:table-cell office:value-type="float" office:value="1.58313292076737E+018" calcext:value-type="float">
            <text:p>1.58313292076737E+018</text:p>
          </table:table-cell>
          <table:table-cell/>
          <table:table-cell office:value-type="float" office:value="4.17725849152" calcext:value-type="float">
            <text:p>4.17725849152</text:p>
          </table:table-cell>
          <table:table-cell/>
          <table:table-cell office:value-type="float" office:value="1.58313292080976E+018" calcext:value-type="float">
            <text:p>1.58313292080976E+018</text:p>
          </table:table-cell>
          <table:table-cell office:value-type="float" office:value="3180" calcext:value-type="float">
            <text:p>3180</text:p>
          </table:table-cell>
          <table:table-cell office:value-type="float" office:value="1.58313292076737E+018" calcext:value-type="float">
            <text:p>1.58313292076737E+018</text:p>
          </table:table-cell>
          <table:table-cell/>
          <table:table-cell office:value-type="float" office:value="176.821228027" calcext:value-type="float">
            <text:p>176.821228027</text:p>
          </table:table-cell>
          <table:table-cell office:value-type="float" office:value="150.007980347" calcext:value-type="float">
            <text:p>150.007980347</text:p>
          </table:table-cell>
          <table:table-cell office:value-type="float" office:value="-1.53743326664" calcext:value-type="float">
            <text:p>-1.53743326664</text:p>
          </table:table-cell>
          <table:table-cell office:value-type="float" office:value="389.716491699" calcext:value-type="float">
            <text:p>389.716491699</text:p>
          </table:table-cell>
          <table:table-cell office:value-type="float" office:value="259.682861328" calcext:value-type="float">
            <text:p>259.682861328</text:p>
          </table:table-cell>
        </table:table-row>
        <table:table-row table:style-name="ro1">
          <table:table-cell table:number-columns-repeated="4"/>
          <table:table-cell office:value-type="float" office:value="1.58313292085049E+018" calcext:value-type="float">
            <text:p>1.58313292085049E+018</text:p>
          </table:table-cell>
          <table:table-cell office:value-type="float" office:value="3181" calcext:value-type="float">
            <text:p>3181</text:p>
          </table:table-cell>
          <table:table-cell office:value-type="float" office:value="1.5831329208054E+018" calcext:value-type="float">
            <text:p>1.5831329208054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084793E+018" calcext:value-type="float">
            <text:p>1.58313292084793E+018</text:p>
          </table:table-cell>
          <table:table-cell office:value-type="float" office:value="3181" calcext:value-type="float">
            <text:p>3181</text:p>
          </table:table-cell>
          <table:table-cell office:value-type="float" office:value="1.5831329208054E+018" calcext:value-type="float">
            <text:p>1.5831329208054E+018</text:p>
          </table:table-cell>
          <table:table-cell/>
          <table:table-cell office:value-type="float" office:value="190.448043823" calcext:value-type="float">
            <text:p>190.448043823</text:p>
          </table:table-cell>
          <table:table-cell office:value-type="float" office:value="161.384246826" calcext:value-type="float">
            <text:p>161.384246826</text:p>
          </table:table-cell>
          <table:table-cell office:value-type="float" office:value="-1.55544495583" calcext:value-type="float">
            <text:p>-1.55544495583</text:p>
          </table:table-cell>
          <table:table-cell office:value-type="float" office:value="389.125854492" calcext:value-type="float">
            <text:p>389.125854492</text:p>
          </table:table-cell>
          <table:table-cell office:value-type="float" office:value="272.323516846" calcext:value-type="float">
            <text:p>272.323516846</text:p>
          </table:table-cell>
        </table:table-row>
        <table:table-row table:style-name="ro1">
          <table:table-cell table:number-columns-repeated="4"/>
          <table:table-cell office:value-type="float" office:value="1.58313292086896E+018" calcext:value-type="float">
            <text:p>1.58313292086896E+018</text:p>
          </table:table-cell>
          <table:table-cell office:value-type="float" office:value="3182" calcext:value-type="float">
            <text:p>3182</text:p>
          </table:table-cell>
          <table:table-cell office:value-type="float" office:value="1.58313292083396E+018" calcext:value-type="float">
            <text:p>1.58313292083396E+018</text:p>
          </table:table-cell>
          <table:table-cell/>
          <table:table-cell office:value-type="float" office:value="3.95364522934" calcext:value-type="float">
            <text:p>3.95364522934</text:p>
          </table:table-cell>
          <table:table-cell/>
          <table:table-cell office:value-type="float" office:value="1.58313292086659E+018" calcext:value-type="float">
            <text:p>1.58313292086659E+018</text:p>
          </table:table-cell>
          <table:table-cell office:value-type="float" office:value="3182" calcext:value-type="float">
            <text:p>3182</text:p>
          </table:table-cell>
          <table:table-cell office:value-type="float" office:value="1.58313292083396E+018" calcext:value-type="float">
            <text:p>1.58313292083396E+018</text:p>
          </table:table-cell>
          <table:table-cell/>
          <table:table-cell office:value-type="float" office:value="200.00944519" calcext:value-type="float">
            <text:p>200.00944519</text:p>
          </table:table-cell>
          <table:table-cell office:value-type="float" office:value="159.847793579" calcext:value-type="float">
            <text:p>159.847793579</text:p>
          </table:table-cell>
          <table:table-cell office:value-type="float" office:value="-1.56189513206" calcext:value-type="float">
            <text:p>-1.56189513206</text:p>
          </table:table-cell>
          <table:table-cell office:value-type="float" office:value="388.407470703" calcext:value-type="float">
            <text:p>388.407470703</text:p>
          </table:table-cell>
          <table:table-cell office:value-type="float" office:value="270.421783447" calcext:value-type="float">
            <text:p>270.421783447</text:p>
          </table:table-cell>
        </table:table-row>
        <table:table-row table:style-name="ro1">
          <table:table-cell table:number-columns-repeated="4"/>
          <table:table-cell office:value-type="float" office:value="1.58313292091592E+018" calcext:value-type="float">
            <text:p>1.58313292091592E+018</text:p>
          </table:table-cell>
          <table:table-cell office:value-type="float" office:value="3183" calcext:value-type="float">
            <text:p>3183</text:p>
          </table:table-cell>
          <table:table-cell office:value-type="float" office:value="1.58313292086853E+018" calcext:value-type="float">
            <text:p>1.58313292086853E+018</text:p>
          </table:table-cell>
          <table:table-cell/>
          <table:table-cell office:value-type="float" office:value="3.9380004406" calcext:value-type="float">
            <text:p>3.9380004406</text:p>
          </table:table-cell>
          <table:table-cell/>
          <table:table-cell office:value-type="float" office:value="1.58313292091451E+018" calcext:value-type="float">
            <text:p>1.58313292091451E+018</text:p>
          </table:table-cell>
          <table:table-cell office:value-type="float" office:value="3183" calcext:value-type="float">
            <text:p>3183</text:p>
          </table:table-cell>
          <table:table-cell office:value-type="float" office:value="1.58313292086853E+018" calcext:value-type="float">
            <text:p>1.58313292086853E+018</text:p>
          </table:table-cell>
          <table:table-cell/>
          <table:table-cell office:value-type="float" office:value="197.699127197" calcext:value-type="float">
            <text:p>197.699127197</text:p>
          </table:table-cell>
          <table:table-cell office:value-type="float" office:value="160.004241943" calcext:value-type="float">
            <text:p>160.004241943</text:p>
          </table:table-cell>
          <table:table-cell office:value-type="float" office:value="-1.56555068493" calcext:value-type="float">
            <text:p>-1.56555068493</text:p>
          </table:table-cell>
          <table:table-cell office:value-type="float" office:value="389.117919922" calcext:value-type="float">
            <text:p>389.117919922</text:p>
          </table:table-cell>
          <table:table-cell office:value-type="float" office:value="269.90411377" calcext:value-type="float">
            <text:p>269.90411377</text:p>
          </table:table-cell>
        </table:table-row>
        <table:table-row table:style-name="ro1">
          <table:table-cell table:number-columns-repeated="4"/>
          <table:table-cell office:value-type="float" office:value="1.58313292095771E+018" calcext:value-type="float">
            <text:p>1.58313292095771E+018</text:p>
          </table:table-cell>
          <table:table-cell office:value-type="float" office:value="3184" calcext:value-type="float">
            <text:p>3184</text:p>
          </table:table-cell>
          <table:table-cell office:value-type="float" office:value="1.58313292090294E+018" calcext:value-type="float">
            <text:p>1.58313292090294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095577E+018" calcext:value-type="float">
            <text:p>1.58313292095577E+018</text:p>
          </table:table-cell>
          <table:table-cell office:value-type="float" office:value="3184" calcext:value-type="float">
            <text:p>3184</text:p>
          </table:table-cell>
          <table:table-cell office:value-type="float" office:value="1.58313292090294E+018" calcext:value-type="float">
            <text:p>1.58313292090294E+018</text:p>
          </table:table-cell>
          <table:table-cell/>
          <table:table-cell office:value-type="float" office:value="174.275756836" calcext:value-type="float">
            <text:p>174.275756836</text:p>
          </table:table-cell>
          <table:table-cell office:value-type="float" office:value="146.233825684" calcext:value-type="float">
            <text:p>146.233825684</text:p>
          </table:table-cell>
          <table:table-cell office:value-type="float" office:value="-1.3379021883" calcext:value-type="float">
            <text:p>-1.3379021883</text:p>
          </table:table-cell>
          <table:table-cell office:value-type="float" office:value="387.129119873" calcext:value-type="float">
            <text:p>387.129119873</text:p>
          </table:table-cell>
          <table:table-cell office:value-type="float" office:value="257.515075684" calcext:value-type="float">
            <text:p>257.515075684</text:p>
          </table:table-cell>
        </table:table-row>
        <table:table-row table:style-name="ro1">
          <table:table-cell table:number-columns-repeated="4"/>
          <table:table-cell office:value-type="float" office:value="1.58313292098031E+018" calcext:value-type="float">
            <text:p>1.58313292098031E+018</text:p>
          </table:table-cell>
          <table:table-cell office:value-type="float" office:value="3185" calcext:value-type="float">
            <text:p>3185</text:p>
          </table:table-cell>
          <table:table-cell office:value-type="float" office:value="1.58313292093571E+018" calcext:value-type="float">
            <text:p>1.58313292093571E+018</text:p>
          </table:table-cell>
          <table:table-cell/>
          <table:table-cell office:value-type="float" office:value="3.80996251106" calcext:value-type="float">
            <text:p>3.80996251106</text:p>
          </table:table-cell>
          <table:table-cell/>
          <table:table-cell office:value-type="float" office:value="1.58313292098037E+018" calcext:value-type="float">
            <text:p>1.58313292098037E+018</text:p>
          </table:table-cell>
          <table:table-cell office:value-type="float" office:value="3185" calcext:value-type="float">
            <text:p>3185</text:p>
          </table:table-cell>
          <table:table-cell office:value-type="float" office:value="1.58313292093571E+018" calcext:value-type="float">
            <text:p>1.58313292093571E+018</text:p>
          </table:table-cell>
          <table:table-cell/>
          <table:table-cell office:value-type="float" office:value="180.083389282" calcext:value-type="float">
            <text:p>180.083389282</text:p>
          </table:table-cell>
          <table:table-cell office:value-type="float" office:value="150.13420105" calcext:value-type="float">
            <text:p>150.13420105</text:p>
          </table:table-cell>
          <table:table-cell office:value-type="float" office:value="-1.51220047474" calcext:value-type="float">
            <text:p>-1.51220047474</text:p>
          </table:table-cell>
          <table:table-cell office:value-type="float" office:value="389.062164307" calcext:value-type="float">
            <text:p>389.062164307</text:p>
          </table:table-cell>
          <table:table-cell office:value-type="float" office:value="260.742126465" calcext:value-type="float">
            <text:p>260.742126465</text:p>
          </table:table-cell>
        </table:table-row>
        <table:table-row table:style-name="ro1">
          <table:table-cell table:number-columns-repeated="4"/>
          <table:table-cell office:value-type="float" office:value="1.58313292101728E+018" calcext:value-type="float">
            <text:p>1.58313292101728E+018</text:p>
          </table:table-cell>
          <table:table-cell office:value-type="float" office:value="3186" calcext:value-type="float">
            <text:p>3186</text:p>
          </table:table-cell>
          <table:table-cell office:value-type="float" office:value="1.58313292096779E+018" calcext:value-type="float">
            <text:p>1.5831329209677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102385E+018" calcext:value-type="float">
            <text:p>1.58313292102385E+018</text:p>
          </table:table-cell>
          <table:table-cell office:value-type="float" office:value="3186" calcext:value-type="float">
            <text:p>3186</text:p>
          </table:table-cell>
          <table:table-cell office:value-type="float" office:value="1.58313292096779E+018" calcext:value-type="float">
            <text:p>1.58313292096779E+018</text:p>
          </table:table-cell>
          <table:table-cell/>
          <table:table-cell office:value-type="float" office:value="180.245819092" calcext:value-type="float">
            <text:p>180.245819092</text:p>
          </table:table-cell>
          <table:table-cell office:value-type="float" office:value="150.737121582" calcext:value-type="float">
            <text:p>150.737121582</text:p>
          </table:table-cell>
          <table:table-cell office:value-type="float" office:value="-1.56559598446" calcext:value-type="float">
            <text:p>-1.56559598446</text:p>
          </table:table-cell>
          <table:table-cell office:value-type="float" office:value="389.382354736" calcext:value-type="float">
            <text:p>389.382354736</text:p>
          </table:table-cell>
          <table:table-cell office:value-type="float" office:value="260.777038574" calcext:value-type="float">
            <text:p>260.777038574</text:p>
          </table:table-cell>
        </table:table-row>
        <table:table-row table:style-name="ro1">
          <table:table-cell table:number-columns-repeated="4"/>
          <table:table-cell office:value-type="float" office:value="1.58313292104386E+018" calcext:value-type="float">
            <text:p>1.58313292104386E+018</text:p>
          </table:table-cell>
          <table:table-cell office:value-type="float" office:value="3187" calcext:value-type="float">
            <text:p>3187</text:p>
          </table:table-cell>
          <table:table-cell office:value-type="float" office:value="1.58313292100511E+018" calcext:value-type="float">
            <text:p>1.58313292100511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104844E+018" calcext:value-type="float">
            <text:p>1.58313292104844E+018</text:p>
          </table:table-cell>
          <table:table-cell office:value-type="float" office:value="3187" calcext:value-type="float">
            <text:p>3187</text:p>
          </table:table-cell>
          <table:table-cell office:value-type="float" office:value="1.58313292100511E+018" calcext:value-type="float">
            <text:p>1.58313292100511E+018</text:p>
          </table:table-cell>
          <table:table-cell/>
          <table:table-cell office:value-type="float" office:value="190.351638794" calcext:value-type="float">
            <text:p>190.351638794</text:p>
          </table:table-cell>
          <table:table-cell office:value-type="float" office:value="154.754318237" calcext:value-type="float">
            <text:p>154.754318237</text:p>
          </table:table-cell>
          <table:table-cell office:value-type="float" office:value="-1.29872047901" calcext:value-type="float">
            <text:p>-1.29872047901</text:p>
          </table:table-cell>
          <table:table-cell office:value-type="float" office:value="385.953186035" calcext:value-type="float">
            <text:p>385.953186035</text:p>
          </table:table-cell>
          <table:table-cell office:value-type="float" office:value="265.601593018" calcext:value-type="float">
            <text:p>265.601593018</text:p>
          </table:table-cell>
        </table:table-row>
        <table:table-row table:style-name="ro1">
          <table:table-cell table:number-columns-repeated="4"/>
          <table:table-cell office:value-type="float" office:value="1.58313292106275E+018" calcext:value-type="float">
            <text:p>1.58313292106275E+018</text:p>
          </table:table-cell>
          <table:table-cell office:value-type="float" office:value="3188" calcext:value-type="float">
            <text:p>3188</text:p>
          </table:table-cell>
          <table:table-cell office:value-type="float" office:value="1.58313292104091E+018" calcext:value-type="float">
            <text:p>1.58313292104091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106042E+018" calcext:value-type="float">
            <text:p>1.58313292106042E+018</text:p>
          </table:table-cell>
          <table:table-cell office:value-type="float" office:value="3188" calcext:value-type="float">
            <text:p>3188</text:p>
          </table:table-cell>
          <table:table-cell office:value-type="float" office:value="1.58313292104091E+018" calcext:value-type="float">
            <text:p>1.58313292104091E+018</text:p>
          </table:table-cell>
          <table:table-cell/>
          <table:table-cell office:value-type="float" office:value="196.258148193" calcext:value-type="float">
            <text:p>196.258148193</text:p>
          </table:table-cell>
          <table:table-cell office:value-type="float" office:value="160.872528076" calcext:value-type="float">
            <text:p>160.872528076</text:p>
          </table:table-cell>
          <table:table-cell office:value-type="float" office:value="-1.54532730579" calcext:value-type="float">
            <text:p>-1.54532730579</text:p>
          </table:table-cell>
          <table:table-cell office:value-type="float" office:value="389.174560547" calcext:value-type="float">
            <text:p>389.174560547</text:p>
          </table:table-cell>
          <table:table-cell office:value-type="float" office:value="269.307220459" calcext:value-type="float">
            <text:p>269.307220459</text:p>
          </table:table-cell>
        </table:table-row>
        <table:table-row table:style-name="ro1">
          <table:table-cell table:number-columns-repeated="4"/>
          <table:table-cell office:value-type="float" office:value="1.58313292111649E+018" calcext:value-type="float">
            <text:p>1.58313292111649E+018</text:p>
          </table:table-cell>
          <table:table-cell office:value-type="float" office:value="3189" calcext:value-type="float">
            <text:p>3189</text:p>
          </table:table-cell>
          <table:table-cell office:value-type="float" office:value="1.58313292108026E+018" calcext:value-type="float">
            <text:p>1.58313292108026E+018</text:p>
          </table:table-cell>
          <table:table-cell/>
          <table:table-cell office:value-type="float" office:value="3.93978118896" calcext:value-type="float">
            <text:p>3.93978118896</text:p>
          </table:table-cell>
          <table:table-cell/>
          <table:table-cell office:value-type="float" office:value="1.58313292111387E+018" calcext:value-type="float">
            <text:p>1.58313292111387E+018</text:p>
          </table:table-cell>
          <table:table-cell office:value-type="float" office:value="3189" calcext:value-type="float">
            <text:p>3189</text:p>
          </table:table-cell>
          <table:table-cell office:value-type="float" office:value="1.58313292108026E+018" calcext:value-type="float">
            <text:p>1.58313292108026E+018</text:p>
          </table:table-cell>
          <table:table-cell/>
          <table:table-cell office:value-type="float" office:value="199.958984375" calcext:value-type="float">
            <text:p>199.958984375</text:p>
          </table:table-cell>
          <table:table-cell office:value-type="float" office:value="159.474716187" calcext:value-type="float">
            <text:p>159.474716187</text:p>
          </table:table-cell>
          <table:table-cell office:value-type="float" office:value="-1.57015383244" calcext:value-type="float">
            <text:p>-1.57015383244</text:p>
          </table:table-cell>
          <table:table-cell office:value-type="float" office:value="388.924438477" calcext:value-type="float">
            <text:p>388.924438477</text:p>
          </table:table-cell>
          <table:table-cell office:value-type="float" office:value="271.075622559" calcext:value-type="float">
            <text:p>271.075622559</text:p>
          </table:table-cell>
        </table:table-row>
        <table:table-row table:style-name="ro1">
          <table:table-cell table:number-columns-repeated="4"/>
          <table:table-cell office:value-type="float" office:value="1.58313292116161E+018" calcext:value-type="float">
            <text:p>1.58313292116161E+018</text:p>
          </table:table-cell>
          <table:table-cell office:value-type="float" office:value="3190" calcext:value-type="float">
            <text:p>3190</text:p>
          </table:table-cell>
          <table:table-cell office:value-type="float" office:value="1.58313292111431E+018" calcext:value-type="float">
            <text:p>1.58313292111431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115367E+018" calcext:value-type="float">
            <text:p>1.58313292115367E+018</text:p>
          </table:table-cell>
          <table:table-cell office:value-type="float" office:value="3190" calcext:value-type="float">
            <text:p>3190</text:p>
          </table:table-cell>
          <table:table-cell office:value-type="float" office:value="1.58313292111431E+018" calcext:value-type="float">
            <text:p>1.58313292111431E+018</text:p>
          </table:table-cell>
          <table:table-cell/>
          <table:table-cell office:value-type="float" office:value="197.299102783" calcext:value-type="float">
            <text:p>197.299102783</text:p>
          </table:table-cell>
          <table:table-cell office:value-type="float" office:value="155.453475952" calcext:value-type="float">
            <text:p>155.453475952</text:p>
          </table:table-cell>
          <table:table-cell office:value-type="float" office:value="-1.47494673729" calcext:value-type="float">
            <text:p>-1.47494673729</text:p>
          </table:table-cell>
          <table:table-cell office:value-type="float" office:value="387.601959229" calcext:value-type="float">
            <text:p>387.601959229</text:p>
          </table:table-cell>
          <table:table-cell office:value-type="float" office:value="269.830841064" calcext:value-type="float">
            <text:p>269.830841064</text:p>
          </table:table-cell>
        </table:table-row>
        <table:table-row table:style-name="ro1">
          <table:table-cell table:number-columns-repeated="4"/>
          <table:table-cell office:value-type="float" office:value="1.58313292118446E+018" calcext:value-type="float">
            <text:p>1.58313292118446E+018</text:p>
          </table:table-cell>
          <table:table-cell office:value-type="float" office:value="3191" calcext:value-type="float">
            <text:p>3191</text:p>
          </table:table-cell>
          <table:table-cell office:value-type="float" office:value="1.58313292113826E+018" calcext:value-type="float">
            <text:p>1.5831329211382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11796E+018" calcext:value-type="float">
            <text:p>1.5831329211796E+018</text:p>
          </table:table-cell>
          <table:table-cell office:value-type="float" office:value="3191" calcext:value-type="float">
            <text:p>3191</text:p>
          </table:table-cell>
          <table:table-cell office:value-type="float" office:value="1.58313292113826E+018" calcext:value-type="float">
            <text:p>1.58313292113826E+018</text:p>
          </table:table-cell>
          <table:table-cell/>
          <table:table-cell office:value-type="float" office:value="189.095046997" calcext:value-type="float">
            <text:p>189.095046997</text:p>
          </table:table-cell>
          <table:table-cell office:value-type="float" office:value="153.784210205" calcext:value-type="float">
            <text:p>153.784210205</text:p>
          </table:table-cell>
          <table:table-cell office:value-type="float" office:value="-1.23123025894" calcext:value-type="float">
            <text:p>-1.23123025894</text:p>
          </table:table-cell>
          <table:table-cell office:value-type="float" office:value="385.020294189" calcext:value-type="float">
            <text:p>385.020294189</text:p>
          </table:table-cell>
          <table:table-cell office:value-type="float" office:value="265.833831787" calcext:value-type="float">
            <text:p>265.833831787</text:p>
          </table:table-cell>
        </table:table-row>
        <table:table-row table:style-name="ro1">
          <table:table-cell table:number-columns-repeated="4"/>
          <table:table-cell office:value-type="float" office:value="1.58313292121333E+018" calcext:value-type="float">
            <text:p>1.58313292121333E+018</text:p>
          </table:table-cell>
          <table:table-cell office:value-type="float" office:value="3192" calcext:value-type="float">
            <text:p>3192</text:p>
          </table:table-cell>
          <table:table-cell office:value-type="float" office:value="1.58313292117087E+018" calcext:value-type="float">
            <text:p>1.58313292117087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121421E+018" calcext:value-type="float">
            <text:p>1.58313292121421E+018</text:p>
          </table:table-cell>
          <table:table-cell office:value-type="float" office:value="3192" calcext:value-type="float">
            <text:p>3192</text:p>
          </table:table-cell>
          <table:table-cell office:value-type="float" office:value="1.58313292117087E+018" calcext:value-type="float">
            <text:p>1.58313292117087E+018</text:p>
          </table:table-cell>
          <table:table-cell/>
          <table:table-cell office:value-type="float" office:value="186.722915649" calcext:value-type="float">
            <text:p>186.722915649</text:p>
          </table:table-cell>
          <table:table-cell office:value-type="float" office:value="153.124908447" calcext:value-type="float">
            <text:p>153.124908447</text:p>
          </table:table-cell>
          <table:table-cell office:value-type="float" office:value="-1.14307010174" calcext:value-type="float">
            <text:p>-1.14307010174</text:p>
          </table:table-cell>
          <table:table-cell office:value-type="float" office:value="384.14541626" calcext:value-type="float">
            <text:p>384.14541626</text:p>
          </table:table-cell>
          <table:table-cell office:value-type="float" office:value="264.734466553" calcext:value-type="float">
            <text:p>264.734466553</text:p>
          </table:table-cell>
        </table:table-row>
        <table:table-row table:style-name="ro1">
          <table:table-cell table:number-columns-repeated="4"/>
          <table:table-cell office:value-type="float" office:value="1.58313292123877E+018" calcext:value-type="float">
            <text:p>1.58313292123877E+018</text:p>
          </table:table-cell>
          <table:table-cell office:value-type="float" office:value="3193" calcext:value-type="float">
            <text:p>3193</text:p>
          </table:table-cell>
          <table:table-cell office:value-type="float" office:value="1.58313292120262E+018" calcext:value-type="float">
            <text:p>1.58313292120262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123818E+018" calcext:value-type="float">
            <text:p>1.58313292123818E+018</text:p>
          </table:table-cell>
          <table:table-cell office:value-type="float" office:value="3193" calcext:value-type="float">
            <text:p>3193</text:p>
          </table:table-cell>
          <table:table-cell office:value-type="float" office:value="1.58313292120262E+018" calcext:value-type="float">
            <text:p>1.58313292120262E+018</text:p>
          </table:table-cell>
          <table:table-cell/>
          <table:table-cell office:value-type="float" office:value="173.370025635" calcext:value-type="float">
            <text:p>173.370025635</text:p>
          </table:table-cell>
          <table:table-cell office:value-type="float" office:value="147.717071533" calcext:value-type="float">
            <text:p>147.717071533</text:p>
          </table:table-cell>
          <table:table-cell office:value-type="float" office:value="-1.2767778635" calcext:value-type="float">
            <text:p>-1.2767778635</text:p>
          </table:table-cell>
          <table:table-cell office:value-type="float" office:value="386.974456787" calcext:value-type="float">
            <text:p>386.974456787</text:p>
          </table:table-cell>
          <table:table-cell office:value-type="float" office:value="258.841430664" calcext:value-type="float">
            <text:p>258.841430664</text:p>
          </table:table-cell>
        </table:table-row>
        <table:table-row table:style-name="ro1">
          <table:table-cell table:number-columns-repeated="4"/>
          <table:table-cell office:value-type="float" office:value="1.5831329212674E+018" calcext:value-type="float">
            <text:p>1.5831329212674E+018</text:p>
          </table:table-cell>
          <table:table-cell office:value-type="float" office:value="3194" calcext:value-type="float">
            <text:p>3194</text:p>
          </table:table-cell>
          <table:table-cell office:value-type="float" office:value="1.58313292123927E+018" calcext:value-type="float">
            <text:p>1.58313292123927E+018</text:p>
          </table:table-cell>
          <table:table-cell/>
          <table:table-cell office:value-type="float" office:value="4.1152009964" calcext:value-type="float">
            <text:p>4.1152009964</text:p>
          </table:table-cell>
          <table:table-cell/>
          <table:table-cell office:value-type="float" office:value="1.58313292126394E+018" calcext:value-type="float">
            <text:p>1.58313292126394E+018</text:p>
          </table:table-cell>
          <table:table-cell office:value-type="float" office:value="3194" calcext:value-type="float">
            <text:p>3194</text:p>
          </table:table-cell>
          <table:table-cell office:value-type="float" office:value="1.58313292123927E+018" calcext:value-type="float">
            <text:p>1.58313292123927E+018</text:p>
          </table:table-cell>
          <table:table-cell/>
          <table:table-cell office:value-type="float" office:value="167.605636597" calcext:value-type="float">
            <text:p>167.605636597</text:p>
          </table:table-cell>
          <table:table-cell office:value-type="float" office:value="148.565063477" calcext:value-type="float">
            <text:p>148.565063477</text:p>
          </table:table-cell>
          <table:table-cell office:value-type="float" office:value="-1.30852472782" calcext:value-type="float">
            <text:p>-1.30852472782</text:p>
          </table:table-cell>
          <table:table-cell office:value-type="float" office:value="387.843811035" calcext:value-type="float">
            <text:p>387.843811035</text:p>
          </table:table-cell>
          <table:table-cell office:value-type="float" office:value="257.791107178" calcext:value-type="float">
            <text:p>257.791107178</text:p>
          </table:table-cell>
        </table:table-row>
        <table:table-row table:style-name="ro1">
          <table:table-cell table:number-columns-repeated="4"/>
          <table:table-cell office:value-type="float" office:value="1.58313292129837E+018" calcext:value-type="float">
            <text:p>1.58313292129837E+018</text:p>
          </table:table-cell>
          <table:table-cell office:value-type="float" office:value="3195" calcext:value-type="float">
            <text:p>3195</text:p>
          </table:table-cell>
          <table:table-cell office:value-type="float" office:value="1.58313292127024E+018" calcext:value-type="float">
            <text:p>1.58313292127024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130092E+018" calcext:value-type="float">
            <text:p>1.58313292130092E+018</text:p>
          </table:table-cell>
          <table:table-cell office:value-type="float" office:value="3195" calcext:value-type="float">
            <text:p>3195</text:p>
          </table:table-cell>
          <table:table-cell office:value-type="float" office:value="1.58313292127024E+018" calcext:value-type="float">
            <text:p>1.58313292127024E+018</text:p>
          </table:table-cell>
          <table:table-cell/>
          <table:table-cell office:value-type="float" office:value="188.946777344" calcext:value-type="float">
            <text:p>188.946777344</text:p>
          </table:table-cell>
          <table:table-cell office:value-type="float" office:value="147.194885254" calcext:value-type="float">
            <text:p>147.194885254</text:p>
          </table:table-cell>
          <table:table-cell office:value-type="float" office:value="-1.15185153484" calcext:value-type="float">
            <text:p>-1.15185153484</text:p>
          </table:table-cell>
          <table:table-cell office:value-type="float" office:value="383.943786621" calcext:value-type="float">
            <text:p>383.943786621</text:p>
          </table:table-cell>
          <table:table-cell office:value-type="float" office:value="263.319702148" calcext:value-type="float">
            <text:p>263.319702148</text:p>
          </table:table-cell>
        </table:table-row>
        <table:table-row table:style-name="ro1">
          <table:table-cell table:number-columns-repeated="4"/>
          <table:table-cell office:value-type="float" office:value="1.58313292134557E+018" calcext:value-type="float">
            <text:p>1.58313292134557E+018</text:p>
          </table:table-cell>
          <table:table-cell office:value-type="float" office:value="3196" calcext:value-type="float">
            <text:p>3196</text:p>
          </table:table-cell>
          <table:table-cell office:value-type="float" office:value="1.58313292130371E+018" calcext:value-type="float">
            <text:p>1.58313292130371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134638E+018" calcext:value-type="float">
            <text:p>1.58313292134638E+018</text:p>
          </table:table-cell>
          <table:table-cell office:value-type="float" office:value="3196" calcext:value-type="float">
            <text:p>3196</text:p>
          </table:table-cell>
          <table:table-cell office:value-type="float" office:value="1.58313292130371E+018" calcext:value-type="float">
            <text:p>1.58313292130371E+018</text:p>
          </table:table-cell>
          <table:table-cell/>
          <table:table-cell office:value-type="float" office:value="192.353912354" calcext:value-type="float">
            <text:p>192.353912354</text:p>
          </table:table-cell>
          <table:table-cell office:value-type="float" office:value="163.061981201" calcext:value-type="float">
            <text:p>163.061981201</text:p>
          </table:table-cell>
          <table:table-cell office:value-type="float" office:value="1.5478938818" calcext:value-type="float">
            <text:p>1.5478938818</text:p>
          </table:table-cell>
          <table:table-cell office:value-type="float" office:value="388.93157959" calcext:value-type="float">
            <text:p>388.93157959</text:p>
          </table:table-cell>
          <table:table-cell office:value-type="float" office:value="270.176025391" calcext:value-type="float">
            <text:p>270.176025391</text:p>
          </table:table-cell>
        </table:table-row>
        <table:table-row table:style-name="ro1">
          <table:table-cell table:number-columns-repeated="4"/>
          <table:table-cell office:value-type="float" office:value="1.58313292138212E+018" calcext:value-type="float">
            <text:p>1.58313292138212E+018</text:p>
          </table:table-cell>
          <table:table-cell office:value-type="float" office:value="3197" calcext:value-type="float">
            <text:p>3197</text:p>
          </table:table-cell>
          <table:table-cell office:value-type="float" office:value="1.58313292133509E+018" calcext:value-type="float">
            <text:p>1.58313292133509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13807E+018" calcext:value-type="float">
            <text:p>1.5831329213807E+018</text:p>
          </table:table-cell>
          <table:table-cell office:value-type="float" office:value="3197" calcext:value-type="float">
            <text:p>3197</text:p>
          </table:table-cell>
          <table:table-cell office:value-type="float" office:value="1.58313292133509E+018" calcext:value-type="float">
            <text:p>1.58313292133509E+018</text:p>
          </table:table-cell>
          <table:table-cell/>
          <table:table-cell office:value-type="float" office:value="190.065994263" calcext:value-type="float">
            <text:p>190.065994263</text:p>
          </table:table-cell>
          <table:table-cell office:value-type="float" office:value="147.681381226" calcext:value-type="float">
            <text:p>147.681381226</text:p>
          </table:table-cell>
          <table:table-cell office:value-type="float" office:value="-1.18669557571" calcext:value-type="float">
            <text:p>-1.18669557571</text:p>
          </table:table-cell>
          <table:table-cell office:value-type="float" office:value="384.57119751" calcext:value-type="float">
            <text:p>384.57119751</text:p>
          </table:table-cell>
          <table:table-cell office:value-type="float" office:value="263.063873291" calcext:value-type="float">
            <text:p>263.063873291</text:p>
          </table:table-cell>
        </table:table-row>
        <table:table-row table:style-name="ro1">
          <table:table-cell table:number-columns-repeated="4"/>
          <table:table-cell office:value-type="float" office:value="1.58313292140506E+018" calcext:value-type="float">
            <text:p>1.58313292140506E+018</text:p>
          </table:table-cell>
          <table:table-cell office:value-type="float" office:value="3198" calcext:value-type="float">
            <text:p>3198</text:p>
          </table:table-cell>
          <table:table-cell office:value-type="float" office:value="1.58313292137259E+018" calcext:value-type="float">
            <text:p>1.58313292137259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140056E+018" calcext:value-type="float">
            <text:p>1.58313292140056E+018</text:p>
          </table:table-cell>
          <table:table-cell office:value-type="float" office:value="3198" calcext:value-type="float">
            <text:p>3198</text:p>
          </table:table-cell>
          <table:table-cell office:value-type="float" office:value="1.58313292137259E+018" calcext:value-type="float">
            <text:p>1.58313292137259E+018</text:p>
          </table:table-cell>
          <table:table-cell/>
          <table:table-cell office:value-type="float" office:value="173.181381226" calcext:value-type="float">
            <text:p>173.181381226</text:p>
          </table:table-cell>
          <table:table-cell office:value-type="float" office:value="144.114852905" calcext:value-type="float">
            <text:p>144.114852905</text:p>
          </table:table-cell>
          <table:table-cell office:value-type="float" office:value="-1.24059069157" calcext:value-type="float">
            <text:p>-1.24059069157</text:p>
          </table:table-cell>
          <table:table-cell office:value-type="float" office:value="387.664245605" calcext:value-type="float">
            <text:p>387.664245605</text:p>
          </table:table-cell>
          <table:table-cell office:value-type="float" office:value="257.225524902" calcext:value-type="float">
            <text:p>257.225524902</text:p>
          </table:table-cell>
        </table:table-row>
        <table:table-row table:style-name="ro1">
          <table:table-cell table:number-columns-repeated="4"/>
          <table:table-cell office:value-type="float" office:value="1.58313292144658E+018" calcext:value-type="float">
            <text:p>1.58313292144658E+018</text:p>
          </table:table-cell>
          <table:table-cell office:value-type="float" office:value="3199" calcext:value-type="float">
            <text:p>3199</text:p>
          </table:table-cell>
          <table:table-cell office:value-type="float" office:value="1.58313292140149E+018" calcext:value-type="float">
            <text:p>1.58313292140149E+018</text:p>
          </table:table-cell>
          <table:table-cell/>
          <table:table-cell office:value-type="float" office:value="3.94319915771" calcext:value-type="float">
            <text:p>3.94319915771</text:p>
          </table:table-cell>
          <table:table-cell/>
          <table:table-cell office:value-type="float" office:value="1.58313292144058E+018" calcext:value-type="float">
            <text:p>1.58313292144058E+018</text:p>
          </table:table-cell>
          <table:table-cell office:value-type="float" office:value="3199" calcext:value-type="float">
            <text:p>3199</text:p>
          </table:table-cell>
          <table:table-cell office:value-type="float" office:value="1.58313292140149E+018" calcext:value-type="float">
            <text:p>1.58313292140149E+018</text:p>
          </table:table-cell>
          <table:table-cell/>
          <table:table-cell office:value-type="float" office:value="167.383483887" calcext:value-type="float">
            <text:p>167.383483887</text:p>
          </table:table-cell>
          <table:table-cell office:value-type="float" office:value="146.682861328" calcext:value-type="float">
            <text:p>146.682861328</text:p>
          </table:table-cell>
          <table:table-cell office:value-type="float" office:value="-1.36275017262" calcext:value-type="float">
            <text:p>-1.36275017262</text:p>
          </table:table-cell>
          <table:table-cell office:value-type="float" office:value="388.001556396" calcext:value-type="float">
            <text:p>388.001556396</text:p>
          </table:table-cell>
          <table:table-cell office:value-type="float" office:value="253.361999512" calcext:value-type="float">
            <text:p>253.361999512</text:p>
          </table:table-cell>
        </table:table-row>
        <table:table-row table:style-name="ro1">
          <table:table-cell table:number-columns-repeated="4"/>
          <table:table-cell office:value-type="float" office:value="1.5831329214901E+018" calcext:value-type="float">
            <text:p>1.5831329214901E+018</text:p>
          </table:table-cell>
          <table:table-cell office:value-type="float" office:value="3200" calcext:value-type="float">
            <text:p>3200</text:p>
          </table:table-cell>
          <table:table-cell office:value-type="float" office:value="1.58313292145075E+018" calcext:value-type="float">
            <text:p>1.58313292145075E+018</text:p>
          </table:table-cell>
          <table:table-cell/>
          <table:table-cell office:value-type="float" office:value="3.94614553452" calcext:value-type="float">
            <text:p>3.94614553452</text:p>
          </table:table-cell>
          <table:table-cell/>
          <table:table-cell office:value-type="float" office:value="1.58313292147791E+018" calcext:value-type="float">
            <text:p>1.58313292147791E+018</text:p>
          </table:table-cell>
          <table:table-cell office:value-type="float" office:value="3200" calcext:value-type="float">
            <text:p>3200</text:p>
          </table:table-cell>
          <table:table-cell office:value-type="float" office:value="1.58313292145075E+018" calcext:value-type="float">
            <text:p>1.58313292145075E+018</text:p>
          </table:table-cell>
          <table:table-cell/>
          <table:table-cell office:value-type="float" office:value="167.609100342" calcext:value-type="float">
            <text:p>167.609100342</text:p>
          </table:table-cell>
          <table:table-cell office:value-type="float" office:value="146.653396606" calcext:value-type="float">
            <text:p>146.653396606</text:p>
          </table:table-cell>
          <table:table-cell office:value-type="float" office:value="-1.29995572567" calcext:value-type="float">
            <text:p>-1.29995572567</text:p>
          </table:table-cell>
          <table:table-cell office:value-type="float" office:value="387.704223633" calcext:value-type="float">
            <text:p>387.704223633</text:p>
          </table:table-cell>
          <table:table-cell office:value-type="float" office:value="254.335525513" calcext:value-type="float">
            <text:p>254.335525513</text:p>
          </table:table-cell>
        </table:table-row>
        <table:table-row table:style-name="ro1">
          <table:table-cell table:number-columns-repeated="4"/>
          <table:table-cell office:value-type="float" office:value="1.58313292151123E+018" calcext:value-type="float">
            <text:p>1.58313292151123E+018</text:p>
          </table:table-cell>
          <table:table-cell office:value-type="float" office:value="3201" calcext:value-type="float">
            <text:p>3201</text:p>
          </table:table-cell>
          <table:table-cell office:value-type="float" office:value="1.58313292148618E+018" calcext:value-type="float">
            <text:p>1.5831329214861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150824E+018" calcext:value-type="float">
            <text:p>1.58313292150824E+018</text:p>
          </table:table-cell>
          <table:table-cell office:value-type="float" office:value="3201" calcext:value-type="float">
            <text:p>3201</text:p>
          </table:table-cell>
          <table:table-cell office:value-type="float" office:value="1.58313292148618E+018" calcext:value-type="float">
            <text:p>1.58313292148618E+018</text:p>
          </table:table-cell>
          <table:table-cell/>
          <table:table-cell office:value-type="float" office:value="166.7578125" calcext:value-type="float">
            <text:p>166.7578125</text:p>
          </table:table-cell>
          <table:table-cell office:value-type="float" office:value="144.01713562" calcext:value-type="float">
            <text:p>144.01713562</text:p>
          </table:table-cell>
          <table:table-cell office:value-type="float" office:value="-1.2527629137" calcext:value-type="float">
            <text:p>-1.2527629137</text:p>
          </table:table-cell>
          <table:table-cell office:value-type="float" office:value="388.125335693" calcext:value-type="float">
            <text:p>388.125335693</text:p>
          </table:table-cell>
          <table:table-cell office:value-type="float" office:value="254.540359497" calcext:value-type="float">
            <text:p>254.540359497</text:p>
          </table:table-cell>
        </table:table-row>
        <table:table-row table:style-name="ro1">
          <table:table-cell table:number-columns-repeated="4"/>
          <table:table-cell office:value-type="float" office:value="1.583132921547E+018" calcext:value-type="float">
            <text:p>1.583132921547E+018</text:p>
          </table:table-cell>
          <table:table-cell office:value-type="float" office:value="3202" calcext:value-type="float">
            <text:p>3202</text:p>
          </table:table-cell>
          <table:table-cell office:value-type="float" office:value="1.58313292151579E+018" calcext:value-type="float">
            <text:p>1.58313292151579E+018</text:p>
          </table:table-cell>
          <table:table-cell/>
          <table:table-cell office:value-type="float" office:value="3.8609161377" calcext:value-type="float">
            <text:p>3.8609161377</text:p>
          </table:table-cell>
          <table:table-cell/>
          <table:table-cell office:value-type="float" office:value="1.58313292154531E+018" calcext:value-type="float">
            <text:p>1.58313292154531E+018</text:p>
          </table:table-cell>
          <table:table-cell office:value-type="float" office:value="3202" calcext:value-type="float">
            <text:p>3202</text:p>
          </table:table-cell>
          <table:table-cell office:value-type="float" office:value="1.58313292151579E+018" calcext:value-type="float">
            <text:p>1.58313292151579E+018</text:p>
          </table:table-cell>
          <table:table-cell/>
          <table:table-cell office:value-type="float" office:value="188.640045166" calcext:value-type="float">
            <text:p>188.640045166</text:p>
          </table:table-cell>
          <table:table-cell office:value-type="float" office:value="147.407974243" calcext:value-type="float">
            <text:p>147.407974243</text:p>
          </table:table-cell>
          <table:table-cell office:value-type="float" office:value="-1.10652065277" calcext:value-type="float">
            <text:p>-1.10652065277</text:p>
          </table:table-cell>
          <table:table-cell office:value-type="float" office:value="382.838012695" calcext:value-type="float">
            <text:p>382.838012695</text:p>
          </table:table-cell>
          <table:table-cell office:value-type="float" office:value="261.908203125" calcext:value-type="float">
            <text:p>261.908203125</text:p>
          </table:table-cell>
        </table:table-row>
        <table:table-row table:style-name="ro1">
          <table:table-cell table:number-columns-repeated="4"/>
          <table:table-cell office:value-type="float" office:value="1.58313292157368E+018" calcext:value-type="float">
            <text:p>1.58313292157368E+018</text:p>
          </table:table-cell>
          <table:table-cell office:value-type="float" office:value="3203" calcext:value-type="float">
            <text:p>3203</text:p>
          </table:table-cell>
          <table:table-cell office:value-type="float" office:value="1.58313292153379E+018" calcext:value-type="float">
            <text:p>1.5831329215337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15638E+018" calcext:value-type="float">
            <text:p>1.5831329215638E+018</text:p>
          </table:table-cell>
          <table:table-cell office:value-type="float" office:value="3203" calcext:value-type="float">
            <text:p>3203</text:p>
          </table:table-cell>
          <table:table-cell office:value-type="float" office:value="1.58313292153379E+018" calcext:value-type="float">
            <text:p>1.58313292153379E+018</text:p>
          </table:table-cell>
          <table:table-cell/>
          <table:table-cell office:value-type="float" office:value="187.914215088" calcext:value-type="float">
            <text:p>187.914215088</text:p>
          </table:table-cell>
          <table:table-cell office:value-type="float" office:value="155.925125122" calcext:value-type="float">
            <text:p>155.925125122</text:p>
          </table:table-cell>
          <table:table-cell office:value-type="float" office:value="-1.12459504604" calcext:value-type="float">
            <text:p>-1.12459504604</text:p>
          </table:table-cell>
          <table:table-cell office:value-type="float" office:value="386.104278564" calcext:value-type="float">
            <text:p>386.104278564</text:p>
          </table:table-cell>
          <table:table-cell office:value-type="float" office:value="264.979827881" calcext:value-type="float">
            <text:p>264.979827881</text:p>
          </table:table-cell>
        </table:table-row>
        <table:table-row table:style-name="ro1">
          <table:table-cell table:number-columns-repeated="4"/>
          <table:table-cell office:value-type="float" office:value="1.58313292161399E+018" calcext:value-type="float">
            <text:p>1.58313292161399E+018</text:p>
          </table:table-cell>
          <table:table-cell office:value-type="float" office:value="3204" calcext:value-type="float">
            <text:p>3204</text:p>
          </table:table-cell>
          <table:table-cell office:value-type="float" office:value="1.58313292157887E+018" calcext:value-type="float">
            <text:p>1.58313292157887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161149E+018" calcext:value-type="float">
            <text:p>1.58313292161149E+018</text:p>
          </table:table-cell>
          <table:table-cell office:value-type="float" office:value="3204" calcext:value-type="float">
            <text:p>3204</text:p>
          </table:table-cell>
          <table:table-cell office:value-type="float" office:value="1.58313292157887E+018" calcext:value-type="float">
            <text:p>1.58313292157887E+018</text:p>
          </table:table-cell>
          <table:table-cell/>
          <table:table-cell office:value-type="float" office:value="191.255126953" calcext:value-type="float">
            <text:p>191.255126953</text:p>
          </table:table-cell>
          <table:table-cell office:value-type="float" office:value="164.87991333" calcext:value-type="float">
            <text:p>164.87991333</text:p>
          </table:table-cell>
          <table:table-cell office:value-type="float" office:value="-1.46831250191" calcext:value-type="float">
            <text:p>-1.46831250191</text:p>
          </table:table-cell>
          <table:table-cell office:value-type="float" office:value="389.127166748" calcext:value-type="float">
            <text:p>389.127166748</text:p>
          </table:table-cell>
          <table:table-cell office:value-type="float" office:value="270.380065918" calcext:value-type="float">
            <text:p>270.380065918</text:p>
          </table:table-cell>
        </table:table-row>
        <table:table-row table:style-name="ro1">
          <table:table-cell table:number-columns-repeated="4"/>
          <table:table-cell office:value-type="float" office:value="1.58313292166047E+018" calcext:value-type="float">
            <text:p>1.58313292166047E+018</text:p>
          </table:table-cell>
          <table:table-cell office:value-type="float" office:value="3205" calcext:value-type="float">
            <text:p>3205</text:p>
          </table:table-cell>
          <table:table-cell office:value-type="float" office:value="1.58313292161344E+018" calcext:value-type="float">
            <text:p>1.58313292161344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165975E+018" calcext:value-type="float">
            <text:p>1.58313292165975E+018</text:p>
          </table:table-cell>
          <table:table-cell office:value-type="float" office:value="3205" calcext:value-type="float">
            <text:p>3205</text:p>
          </table:table-cell>
          <table:table-cell office:value-type="float" office:value="1.58313292161344E+018" calcext:value-type="float">
            <text:p>1.58313292161344E+018</text:p>
          </table:table-cell>
          <table:table-cell/>
          <table:table-cell office:value-type="float" office:value="196.291351318" calcext:value-type="float">
            <text:p>196.291351318</text:p>
          </table:table-cell>
          <table:table-cell office:value-type="float" office:value="145.848052979" calcext:value-type="float">
            <text:p>145.848052979</text:p>
          </table:table-cell>
          <table:table-cell office:value-type="float" office:value="1.4605499506" calcext:value-type="float">
            <text:p>1.4605499506</text:p>
          </table:table-cell>
          <table:table-cell office:value-type="float" office:value="391.421569824" calcext:value-type="float">
            <text:p>391.421569824</text:p>
          </table:table-cell>
          <table:table-cell office:value-type="float" office:value="268.427093506" calcext:value-type="float">
            <text:p>268.427093506</text:p>
          </table:table-cell>
        </table:table-row>
        <table:table-row table:style-name="ro1">
          <table:table-cell table:number-columns-repeated="4"/>
          <table:table-cell office:value-type="float" office:value="1.58313292168496E+018" calcext:value-type="float">
            <text:p>1.58313292168496E+018</text:p>
          </table:table-cell>
          <table:table-cell office:value-type="float" office:value="3206" calcext:value-type="float">
            <text:p>3206</text:p>
          </table:table-cell>
          <table:table-cell office:value-type="float" office:value="1.58313292164841E+018" calcext:value-type="float">
            <text:p>1.58313292164841E+018</text:p>
          </table:table-cell>
          <table:table-cell/>
          <table:table-cell office:value-type="float" office:value="3.83073282242" calcext:value-type="float">
            <text:p>3.83073282242</text:p>
          </table:table-cell>
          <table:table-cell/>
          <table:table-cell office:value-type="float" office:value="1.58313292167817E+018" calcext:value-type="float">
            <text:p>1.58313292167817E+018</text:p>
          </table:table-cell>
          <table:table-cell office:value-type="float" office:value="3206" calcext:value-type="float">
            <text:p>3206</text:p>
          </table:table-cell>
          <table:table-cell office:value-type="float" office:value="1.58313292164841E+018" calcext:value-type="float">
            <text:p>1.58313292164841E+018</text:p>
          </table:table-cell>
          <table:table-cell/>
          <table:table-cell office:value-type="float" office:value="185.439819336" calcext:value-type="float">
            <text:p>185.439819336</text:p>
          </table:table-cell>
          <table:table-cell office:value-type="float" office:value="149.540725708" calcext:value-type="float">
            <text:p>149.540725708</text:p>
          </table:table-cell>
          <table:table-cell office:value-type="float" office:value="1.29909741879" calcext:value-type="float">
            <text:p>1.29909741879</text:p>
          </table:table-cell>
          <table:table-cell office:value-type="float" office:value="392.888122559" calcext:value-type="float">
            <text:p>392.888122559</text:p>
          </table:table-cell>
          <table:table-cell office:value-type="float" office:value="266.274078369" calcext:value-type="float">
            <text:p>266.274078369</text:p>
          </table:table-cell>
        </table:table-row>
        <table:table-row table:style-name="ro1">
          <table:table-cell table:number-columns-repeated="4"/>
          <table:table-cell office:value-type="float" office:value="1.58313292171874E+018" calcext:value-type="float">
            <text:p>1.58313292171874E+018</text:p>
          </table:table-cell>
          <table:table-cell office:value-type="float" office:value="3207" calcext:value-type="float">
            <text:p>3207</text:p>
          </table:table-cell>
          <table:table-cell office:value-type="float" office:value="1.58313292167292E+018" calcext:value-type="float">
            <text:p>1.58313292167292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171454E+018" calcext:value-type="float">
            <text:p>1.58313292171454E+018</text:p>
          </table:table-cell>
          <table:table-cell office:value-type="float" office:value="3207" calcext:value-type="float">
            <text:p>3207</text:p>
          </table:table-cell>
          <table:table-cell office:value-type="float" office:value="1.58313292167292E+018" calcext:value-type="float">
            <text:p>1.58313292167292E+018</text:p>
          </table:table-cell>
          <table:table-cell/>
          <table:table-cell office:value-type="float" office:value="170.177337646" calcext:value-type="float">
            <text:p>170.177337646</text:p>
          </table:table-cell>
          <table:table-cell office:value-type="float" office:value="145.831130981" calcext:value-type="float">
            <text:p>145.831130981</text:p>
          </table:table-cell>
          <table:table-cell office:value-type="float" office:value="-1.32512748241" calcext:value-type="float">
            <text:p>-1.32512748241</text:p>
          </table:table-cell>
          <table:table-cell office:value-type="float" office:value="387.208892822" calcext:value-type="float">
            <text:p>387.208892822</text:p>
          </table:table-cell>
          <table:table-cell office:value-type="float" office:value="257.479919434" calcext:value-type="float">
            <text:p>257.479919434</text:p>
          </table:table-cell>
        </table:table-row>
        <table:table-row table:style-name="ro1">
          <table:table-cell table:number-columns-repeated="4"/>
          <table:table-cell office:value-type="float" office:value="1.58313292174774E+018" calcext:value-type="float">
            <text:p>1.58313292174774E+018</text:p>
          </table:table-cell>
          <table:table-cell office:value-type="float" office:value="3208" calcext:value-type="float">
            <text:p>3208</text:p>
          </table:table-cell>
          <table:table-cell office:value-type="float" office:value="1.58313292170432E+018" calcext:value-type="float">
            <text:p>1.58313292170432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174228E+018" calcext:value-type="float">
            <text:p>1.58313292174228E+018</text:p>
          </table:table-cell>
          <table:table-cell office:value-type="float" office:value="3208" calcext:value-type="float">
            <text:p>3208</text:p>
          </table:table-cell>
          <table:table-cell office:value-type="float" office:value="1.58313292170432E+018" calcext:value-type="float">
            <text:p>1.58313292170432E+018</text:p>
          </table:table-cell>
          <table:table-cell/>
          <table:table-cell office:value-type="float" office:value="169.354232788" calcext:value-type="float">
            <text:p>169.354232788</text:p>
          </table:table-cell>
          <table:table-cell office:value-type="float" office:value="145.233474731" calcext:value-type="float">
            <text:p>145.233474731</text:p>
          </table:table-cell>
          <table:table-cell office:value-type="float" office:value="-1.36655652523" calcext:value-type="float">
            <text:p>-1.36655652523</text:p>
          </table:table-cell>
          <table:table-cell office:value-type="float" office:value="387.757232666" calcext:value-type="float">
            <text:p>387.757232666</text:p>
          </table:table-cell>
          <table:table-cell office:value-type="float" office:value="255.62840271" calcext:value-type="float">
            <text:p>255.62840271</text:p>
          </table:table-cell>
        </table:table-row>
        <table:table-row table:style-name="ro1">
          <table:table-cell table:number-columns-repeated="4"/>
          <table:table-cell office:value-type="float" office:value="1.58313292176279E+018" calcext:value-type="float">
            <text:p>1.58313292176279E+018</text:p>
          </table:table-cell>
          <table:table-cell office:value-type="float" office:value="3209" calcext:value-type="float">
            <text:p>3209</text:p>
          </table:table-cell>
          <table:table-cell office:value-type="float" office:value="1.58313292173777E+018" calcext:value-type="float">
            <text:p>1.58313292173777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176065E+018" calcext:value-type="float">
            <text:p>1.58313292176065E+018</text:p>
          </table:table-cell>
          <table:table-cell office:value-type="float" office:value="3209" calcext:value-type="float">
            <text:p>3209</text:p>
          </table:table-cell>
          <table:table-cell office:value-type="float" office:value="1.58313292173777E+018" calcext:value-type="float">
            <text:p>1.58313292173777E+018</text:p>
          </table:table-cell>
          <table:table-cell/>
          <table:table-cell office:value-type="float" office:value="188.840713501" calcext:value-type="float">
            <text:p>188.840713501</text:p>
          </table:table-cell>
          <table:table-cell office:value-type="float" office:value="154.971389771" calcext:value-type="float">
            <text:p>154.971389771</text:p>
          </table:table-cell>
          <table:table-cell office:value-type="float" office:value="-1.2296782732" calcext:value-type="float">
            <text:p>-1.2296782732</text:p>
          </table:table-cell>
          <table:table-cell office:value-type="float" office:value="386.814666748" calcext:value-type="float">
            <text:p>386.814666748</text:p>
          </table:table-cell>
          <table:table-cell office:value-type="float" office:value="264.23739624" calcext:value-type="float">
            <text:p>264.23739624</text:p>
          </table:table-cell>
        </table:table-row>
        <table:table-row table:style-name="ro1">
          <table:table-cell table:number-columns-repeated="4"/>
          <table:table-cell office:value-type="float" office:value="1.58313292180361E+018" calcext:value-type="float">
            <text:p>1.58313292180361E+018</text:p>
          </table:table-cell>
          <table:table-cell office:value-type="float" office:value="3210" calcext:value-type="float">
            <text:p>3210</text:p>
          </table:table-cell>
          <table:table-cell office:value-type="float" office:value="1.5831329217732E+018" calcext:value-type="float">
            <text:p>1.5831329217732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180398E+018" calcext:value-type="float">
            <text:p>1.58313292180398E+018</text:p>
          </table:table-cell>
          <table:table-cell office:value-type="float" office:value="3210" calcext:value-type="float">
            <text:p>3210</text:p>
          </table:table-cell>
          <table:table-cell office:value-type="float" office:value="1.5831329217732E+018" calcext:value-type="float">
            <text:p>1.5831329217732E+018</text:p>
          </table:table-cell>
          <table:table-cell/>
          <table:table-cell office:value-type="float" office:value="190.307327271" calcext:value-type="float">
            <text:p>190.307327271</text:p>
          </table:table-cell>
          <table:table-cell office:value-type="float" office:value="146.306793213" calcext:value-type="float">
            <text:p>146.306793213</text:p>
          </table:table-cell>
          <table:table-cell office:value-type="float" office:value="-1.17172980309" calcext:value-type="float">
            <text:p>-1.17172980309</text:p>
          </table:table-cell>
          <table:table-cell office:value-type="float" office:value="384.554351807" calcext:value-type="float">
            <text:p>384.554351807</text:p>
          </table:table-cell>
          <table:table-cell office:value-type="float" office:value="263.425140381" calcext:value-type="float">
            <text:p>263.425140381</text:p>
          </table:table-cell>
        </table:table-row>
        <table:table-row table:style-name="ro1">
          <table:table-cell table:number-columns-repeated="4"/>
          <table:table-cell office:value-type="float" office:value="1.58313292183526E+018" calcext:value-type="float">
            <text:p>1.58313292183526E+018</text:p>
          </table:table-cell>
          <table:table-cell office:value-type="float" office:value="3211" calcext:value-type="float">
            <text:p>3211</text:p>
          </table:table-cell>
          <table:table-cell office:value-type="float" office:value="1.58313292180569E+018" calcext:value-type="float">
            <text:p>1.58313292180569E+018</text:p>
          </table:table-cell>
          <table:table-cell/>
          <table:table-cell office:value-type="float" office:value="3.96788167953" calcext:value-type="float">
            <text:p>3.96788167953</text:p>
          </table:table-cell>
          <table:table-cell/>
          <table:table-cell office:value-type="float" office:value="1.58313292183295E+018" calcext:value-type="float">
            <text:p>1.58313292183295E+018</text:p>
          </table:table-cell>
          <table:table-cell office:value-type="float" office:value="3211" calcext:value-type="float">
            <text:p>3211</text:p>
          </table:table-cell>
          <table:table-cell office:value-type="float" office:value="1.58313292180569E+018" calcext:value-type="float">
            <text:p>1.58313292180569E+018</text:p>
          </table:table-cell>
          <table:table-cell/>
          <table:table-cell office:value-type="float" office:value="190.804122925" calcext:value-type="float">
            <text:p>190.804122925</text:p>
          </table:table-cell>
          <table:table-cell office:value-type="float" office:value="148.627975464" calcext:value-type="float">
            <text:p>148.627975464</text:p>
          </table:table-cell>
          <table:table-cell office:value-type="float" office:value="-1.18453359604" calcext:value-type="float">
            <text:p>-1.18453359604</text:p>
          </table:table-cell>
          <table:table-cell office:value-type="float" office:value="384.720092773" calcext:value-type="float">
            <text:p>384.720092773</text:p>
          </table:table-cell>
          <table:table-cell office:value-type="float" office:value="263.950500488" calcext:value-type="float">
            <text:p>263.950500488</text:p>
          </table:table-cell>
        </table:table-row>
        <table:table-row table:style-name="ro1">
          <table:table-cell table:number-columns-repeated="4"/>
          <table:table-cell office:value-type="float" office:value="1.58313292185526E+018" calcext:value-type="float">
            <text:p>1.58313292185526E+018</text:p>
          </table:table-cell>
          <table:table-cell office:value-type="float" office:value="3212" calcext:value-type="float">
            <text:p>3212</text:p>
          </table:table-cell>
          <table:table-cell office:value-type="float" office:value="1.5831329218355E+018" calcext:value-type="float">
            <text:p>1.583132921835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185408E+018" calcext:value-type="float">
            <text:p>1.58313292185408E+018</text:p>
          </table:table-cell>
          <table:table-cell office:value-type="float" office:value="3212" calcext:value-type="float">
            <text:p>3212</text:p>
          </table:table-cell>
          <table:table-cell office:value-type="float" office:value="1.5831329218355E+018" calcext:value-type="float">
            <text:p>1.5831329218355E+018</text:p>
          </table:table-cell>
          <table:table-cell/>
          <table:table-cell office:value-type="float" office:value="192.168304443" calcext:value-type="float">
            <text:p>192.168304443</text:p>
          </table:table-cell>
          <table:table-cell office:value-type="float" office:value="144.470306396" calcext:value-type="float">
            <text:p>144.470306396</text:p>
          </table:table-cell>
          <table:table-cell office:value-type="float" office:value="-1.19930970669" calcext:value-type="float">
            <text:p>-1.19930970669</text:p>
          </table:table-cell>
          <table:table-cell office:value-type="float" office:value="384.508880615" calcext:value-type="float">
            <text:p>384.508880615</text:p>
          </table:table-cell>
          <table:table-cell office:value-type="float" office:value="263.58203125" calcext:value-type="float">
            <text:p>263.58203125</text:p>
          </table:table-cell>
        </table:table-row>
        <table:table-row table:style-name="ro1">
          <table:table-cell table:number-columns-repeated="4"/>
          <table:table-cell office:value-type="float" office:value="1.58313292189327E+018" calcext:value-type="float">
            <text:p>1.58313292189327E+018</text:p>
          </table:table-cell>
          <table:table-cell office:value-type="float" office:value="3213" calcext:value-type="float">
            <text:p>3213</text:p>
          </table:table-cell>
          <table:table-cell office:value-type="float" office:value="1.58313292187425E+018" calcext:value-type="float">
            <text:p>1.58313292187425E+018</text:p>
          </table:table-cell>
          <table:table-cell/>
          <table:table-cell office:value-type="float" office:value="4.01213979721" calcext:value-type="float">
            <text:p>4.01213979721</text:p>
          </table:table-cell>
          <table:table-cell/>
          <table:table-cell office:value-type="float" office:value="1.5831329219004E+018" calcext:value-type="float">
            <text:p>1.5831329219004E+018</text:p>
          </table:table-cell>
          <table:table-cell office:value-type="float" office:value="3213" calcext:value-type="float">
            <text:p>3213</text:p>
          </table:table-cell>
          <table:table-cell office:value-type="float" office:value="1.58313292187425E+018" calcext:value-type="float">
            <text:p>1.58313292187425E+018</text:p>
          </table:table-cell>
          <table:table-cell/>
          <table:table-cell office:value-type="float" office:value="193.524581909" calcext:value-type="float">
            <text:p>193.524581909</text:p>
          </table:table-cell>
          <table:table-cell office:value-type="float" office:value="146.348907471" calcext:value-type="float">
            <text:p>146.348907471</text:p>
          </table:table-cell>
          <table:table-cell office:value-type="float" office:value="-1.21163785458" calcext:value-type="float">
            <text:p>-1.21163785458</text:p>
          </table:table-cell>
          <table:table-cell office:value-type="float" office:value="384.983581543" calcext:value-type="float">
            <text:p>384.983581543</text:p>
          </table:table-cell>
          <table:table-cell office:value-type="float" office:value="262.173431396" calcext:value-type="float">
            <text:p>262.173431396</text:p>
          </table:table-cell>
        </table:table-row>
        <table:table-row table:style-name="ro1">
          <table:table-cell table:number-columns-repeated="4"/>
          <table:table-cell office:value-type="float" office:value="1.58313292194582E+018" calcext:value-type="float">
            <text:p>1.58313292194582E+018</text:p>
          </table:table-cell>
          <table:table-cell office:value-type="float" office:value="3214" calcext:value-type="float">
            <text:p>3214</text:p>
          </table:table-cell>
          <table:table-cell office:value-type="float" office:value="1.58313292190494E+018" calcext:value-type="float">
            <text:p>1.58313292190494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193994E+018" calcext:value-type="float">
            <text:p>1.58313292193994E+018</text:p>
          </table:table-cell>
          <table:table-cell office:value-type="float" office:value="3214" calcext:value-type="float">
            <text:p>3214</text:p>
          </table:table-cell>
          <table:table-cell office:value-type="float" office:value="1.58313292190494E+018" calcext:value-type="float">
            <text:p>1.58313292190494E+018</text:p>
          </table:table-cell>
          <table:table-cell/>
          <table:table-cell office:value-type="float" office:value="176.417449951" calcext:value-type="float">
            <text:p>176.417449951</text:p>
          </table:table-cell>
          <table:table-cell office:value-type="float" office:value="142.174194336" calcext:value-type="float">
            <text:p>142.174194336</text:p>
          </table:table-cell>
          <table:table-cell office:value-type="float" office:value="-1.29223036766" calcext:value-type="float">
            <text:p>-1.29223036766</text:p>
          </table:table-cell>
          <table:table-cell office:value-type="float" office:value="387.29864502" calcext:value-type="float">
            <text:p>387.29864502</text:p>
          </table:table-cell>
          <table:table-cell office:value-type="float" office:value="255.324401855" calcext:value-type="float">
            <text:p>255.324401855</text:p>
          </table:table-cell>
        </table:table-row>
        <table:table-row table:style-name="ro1">
          <table:table-cell table:number-columns-repeated="4"/>
          <table:table-cell office:value-type="float" office:value="1.58313292197858E+018" calcext:value-type="float">
            <text:p>1.58313292197858E+018</text:p>
          </table:table-cell>
          <table:table-cell office:value-type="float" office:value="3215" calcext:value-type="float">
            <text:p>3215</text:p>
          </table:table-cell>
          <table:table-cell office:value-type="float" office:value="1.58313292194893E+018" calcext:value-type="float">
            <text:p>1.58313292194893E+018</text:p>
          </table:table-cell>
          <table:table-cell/>
          <table:table-cell office:value-type="float" office:value="3.84617757797" calcext:value-type="float">
            <text:p>3.84617757797</text:p>
          </table:table-cell>
          <table:table-cell/>
          <table:table-cell office:value-type="float" office:value="1.58313292197518E+018" calcext:value-type="float">
            <text:p>1.58313292197518E+018</text:p>
          </table:table-cell>
          <table:table-cell office:value-type="float" office:value="3215" calcext:value-type="float">
            <text:p>3215</text:p>
          </table:table-cell>
          <table:table-cell office:value-type="float" office:value="1.58313292194893E+018" calcext:value-type="float">
            <text:p>1.58313292194893E+018</text:p>
          </table:table-cell>
          <table:table-cell/>
          <table:table-cell office:value-type="float" office:value="169.722061157" calcext:value-type="float">
            <text:p>169.722061157</text:p>
          </table:table-cell>
          <table:table-cell office:value-type="float" office:value="145.712417603" calcext:value-type="float">
            <text:p>145.712417603</text:p>
          </table:table-cell>
          <table:table-cell office:value-type="float" office:value="-1.27994346619" calcext:value-type="float">
            <text:p>-1.27994346619</text:p>
          </table:table-cell>
          <table:table-cell office:value-type="float" office:value="386.9559021" calcext:value-type="float">
            <text:p>386.9559021</text:p>
          </table:table-cell>
          <table:table-cell office:value-type="float" office:value="252.402893066" calcext:value-type="float">
            <text:p>252.402893066</text:p>
          </table:table-cell>
        </table:table-row>
        <table:table-row table:style-name="ro1">
          <table:table-cell table:number-columns-repeated="4"/>
          <table:table-cell office:value-type="float" office:value="1.58313292201548E+018" calcext:value-type="float">
            <text:p>1.58313292201548E+018</text:p>
          </table:table-cell>
          <table:table-cell office:value-type="float" office:value="3216" calcext:value-type="float">
            <text:p>3216</text:p>
          </table:table-cell>
          <table:table-cell office:value-type="float" office:value="1.58313292198042E+018" calcext:value-type="float">
            <text:p>1.58313292198042E+018</text:p>
          </table:table-cell>
          <table:table-cell/>
          <table:table-cell office:value-type="float" office:value="3.88767242432" calcext:value-type="float">
            <text:p>3.88767242432</text:p>
          </table:table-cell>
          <table:table-cell/>
          <table:table-cell office:value-type="float" office:value="1.58313292201467E+018" calcext:value-type="float">
            <text:p>1.58313292201467E+018</text:p>
          </table:table-cell>
          <table:table-cell office:value-type="float" office:value="3216" calcext:value-type="float">
            <text:p>3216</text:p>
          </table:table-cell>
          <table:table-cell office:value-type="float" office:value="1.58313292198042E+018" calcext:value-type="float">
            <text:p>1.58313292198042E+018</text:p>
          </table:table-cell>
          <table:table-cell/>
          <table:table-cell office:value-type="float" office:value="164.581329346" calcext:value-type="float">
            <text:p>164.581329346</text:p>
          </table:table-cell>
          <table:table-cell office:value-type="float" office:value="145.297470093" calcext:value-type="float">
            <text:p>145.297470093</text:p>
          </table:table-cell>
          <table:table-cell office:value-type="float" office:value="-1.2619805336" calcext:value-type="float">
            <text:p>-1.2619805336</text:p>
          </table:table-cell>
          <table:table-cell office:value-type="float" office:value="386.646636963" calcext:value-type="float">
            <text:p>386.646636963</text:p>
          </table:table-cell>
          <table:table-cell office:value-type="float" office:value="252.907363892" calcext:value-type="float">
            <text:p>252.907363892</text:p>
          </table:table-cell>
        </table:table-row>
        <table:table-row table:style-name="ro1">
          <table:table-cell table:number-columns-repeated="4"/>
          <table:table-cell office:value-type="float" office:value="1.58313292204109E+018" calcext:value-type="float">
            <text:p>1.58313292204109E+018</text:p>
          </table:table-cell>
          <table:table-cell office:value-type="float" office:value="3217" calcext:value-type="float">
            <text:p>3217</text:p>
          </table:table-cell>
          <table:table-cell office:value-type="float" office:value="1.58313292200313E+018" calcext:value-type="float">
            <text:p>1.58313292200313E+018</text:p>
          </table:table-cell>
          <table:table-cell/>
          <table:table-cell office:value-type="float" office:value="3.81364130974" calcext:value-type="float">
            <text:p>3.81364130974</text:p>
          </table:table-cell>
          <table:table-cell/>
          <table:table-cell office:value-type="float" office:value="1.58313292203659E+018" calcext:value-type="float">
            <text:p>1.58313292203659E+018</text:p>
          </table:table-cell>
          <table:table-cell office:value-type="float" office:value="3217" calcext:value-type="float">
            <text:p>3217</text:p>
          </table:table-cell>
          <table:table-cell office:value-type="float" office:value="1.58313292200313E+018" calcext:value-type="float">
            <text:p>1.58313292200313E+018</text:p>
          </table:table-cell>
          <table:table-cell/>
          <table:table-cell office:value-type="float" office:value="167.16418457" calcext:value-type="float">
            <text:p>167.16418457</text:p>
          </table:table-cell>
          <table:table-cell office:value-type="float" office:value="146.037780762" calcext:value-type="float">
            <text:p>146.037780762</text:p>
          </table:table-cell>
          <table:table-cell office:value-type="float" office:value="-1.32877933979" calcext:value-type="float">
            <text:p>-1.32877933979</text:p>
          </table:table-cell>
          <table:table-cell office:value-type="float" office:value="386.77331543" calcext:value-type="float">
            <text:p>386.77331543</text:p>
          </table:table-cell>
          <table:table-cell office:value-type="float" office:value="252.309463501" calcext:value-type="float">
            <text:p>252.309463501</text:p>
          </table:table-cell>
        </table:table-row>
        <table:table-row table:style-name="ro1">
          <table:table-cell table:number-columns-repeated="4"/>
          <table:table-cell office:value-type="float" office:value="1.58313292206463E+018" calcext:value-type="float">
            <text:p>1.58313292206463E+018</text:p>
          </table:table-cell>
          <table:table-cell office:value-type="float" office:value="3218" calcext:value-type="float">
            <text:p>3218</text:p>
          </table:table-cell>
          <table:table-cell office:value-type="float" office:value="1.58313292203992E+018" calcext:value-type="float">
            <text:p>1.58313292203992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06303E+018" calcext:value-type="float">
            <text:p>1.58313292206303E+018</text:p>
          </table:table-cell>
          <table:table-cell office:value-type="float" office:value="3218" calcext:value-type="float">
            <text:p>3218</text:p>
          </table:table-cell>
          <table:table-cell office:value-type="float" office:value="1.58313292203992E+018" calcext:value-type="float">
            <text:p>1.58313292203992E+018</text:p>
          </table:table-cell>
          <table:table-cell/>
          <table:table-cell office:value-type="float" office:value="165.710006714" calcext:value-type="float">
            <text:p>165.710006714</text:p>
          </table:table-cell>
          <table:table-cell office:value-type="float" office:value="151.377227783" calcext:value-type="float">
            <text:p>151.377227783</text:p>
          </table:table-cell>
          <table:table-cell office:value-type="float" office:value="-1.45761799812" calcext:value-type="float">
            <text:p>-1.45761799812</text:p>
          </table:table-cell>
          <table:table-cell office:value-type="float" office:value="385.404632568" calcext:value-type="float">
            <text:p>385.404632568</text:p>
          </table:table-cell>
          <table:table-cell office:value-type="float" office:value="249.24446106" calcext:value-type="float">
            <text:p>249.24446106</text:p>
          </table:table-cell>
        </table:table-row>
        <table:table-row table:style-name="ro1">
          <table:table-cell table:number-columns-repeated="4"/>
          <table:table-cell office:value-type="float" office:value="1.58313292210249E+018" calcext:value-type="float">
            <text:p>1.58313292210249E+018</text:p>
          </table:table-cell>
          <table:table-cell office:value-type="float" office:value="3219" calcext:value-type="float">
            <text:p>3219</text:p>
          </table:table-cell>
          <table:table-cell office:value-type="float" office:value="1.58313292207167E+018" calcext:value-type="float">
            <text:p>1.58313292207167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09958E+018" calcext:value-type="float">
            <text:p>1.58313292209958E+018</text:p>
          </table:table-cell>
          <table:table-cell office:value-type="float" office:value="3219" calcext:value-type="float">
            <text:p>3219</text:p>
          </table:table-cell>
          <table:table-cell office:value-type="float" office:value="1.58313292207167E+018" calcext:value-type="float">
            <text:p>1.58313292207167E+018</text:p>
          </table:table-cell>
          <table:table-cell/>
          <table:table-cell office:value-type="float" office:value="178.093994141" calcext:value-type="float">
            <text:p>178.093994141</text:p>
          </table:table-cell>
          <table:table-cell office:value-type="float" office:value="157.826812744" calcext:value-type="float">
            <text:p>157.826812744</text:p>
          </table:table-cell>
          <table:table-cell office:value-type="float" office:value="-1.55115878582" calcext:value-type="float">
            <text:p>-1.55115878582</text:p>
          </table:table-cell>
          <table:table-cell office:value-type="float" office:value="384.07635498" calcext:value-type="float">
            <text:p>384.07635498</text:p>
          </table:table-cell>
          <table:table-cell office:value-type="float" office:value="244.827072144" calcext:value-type="float">
            <text:p>244.827072144</text:p>
          </table:table-cell>
        </table:table-row>
        <table:table-row table:style-name="ro1">
          <table:table-cell table:number-columns-repeated="4"/>
          <table:table-cell office:value-type="float" office:value="1.58313292213306E+018" calcext:value-type="float">
            <text:p>1.58313292213306E+018</text:p>
          </table:table-cell>
          <table:table-cell office:value-type="float" office:value="3220" calcext:value-type="float">
            <text:p>3220</text:p>
          </table:table-cell>
          <table:table-cell office:value-type="float" office:value="1.58313292210384E+018" calcext:value-type="float">
            <text:p>1.58313292210384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13026E+018" calcext:value-type="float">
            <text:p>1.58313292213026E+018</text:p>
          </table:table-cell>
          <table:table-cell office:value-type="float" office:value="3220" calcext:value-type="float">
            <text:p>3220</text:p>
          </table:table-cell>
          <table:table-cell office:value-type="float" office:value="1.58313292210384E+018" calcext:value-type="float">
            <text:p>1.58313292210384E+018</text:p>
          </table:table-cell>
          <table:table-cell/>
          <table:table-cell office:value-type="float" office:value="181.897720337" calcext:value-type="float">
            <text:p>181.897720337</text:p>
          </table:table-cell>
          <table:table-cell office:value-type="float" office:value="168.295303345" calcext:value-type="float">
            <text:p>168.295303345</text:p>
          </table:table-cell>
          <table:table-cell office:value-type="float" office:value="-1.30051827431" calcext:value-type="float">
            <text:p>-1.30051827431</text:p>
          </table:table-cell>
          <table:table-cell office:value-type="float" office:value="385.438018799" calcext:value-type="float">
            <text:p>385.438018799</text:p>
          </table:table-cell>
          <table:table-cell office:value-type="float" office:value="237.425460815" calcext:value-type="float">
            <text:p>237.425460815</text:p>
          </table:table-cell>
        </table:table-row>
        <table:table-row table:style-name="ro1">
          <table:table-cell table:number-columns-repeated="4"/>
          <table:table-cell office:value-type="float" office:value="1.58313292215585E+018" calcext:value-type="float">
            <text:p>1.58313292215585E+018</text:p>
          </table:table-cell>
          <table:table-cell office:value-type="float" office:value="3221" calcext:value-type="float">
            <text:p>3221</text:p>
          </table:table-cell>
          <table:table-cell office:value-type="float" office:value="1.58313292213578E+018" calcext:value-type="float">
            <text:p>1.5831329221357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15433E+018" calcext:value-type="float">
            <text:p>1.58313292215433E+018</text:p>
          </table:table-cell>
          <table:table-cell office:value-type="float" office:value="3221" calcext:value-type="float">
            <text:p>3221</text:p>
          </table:table-cell>
          <table:table-cell office:value-type="float" office:value="1.58313292213578E+018" calcext:value-type="float">
            <text:p>1.58313292213578E+018</text:p>
          </table:table-cell>
          <table:table-cell/>
          <table:table-cell office:value-type="float" office:value="175.589752197" calcext:value-type="float">
            <text:p>175.589752197</text:p>
          </table:table-cell>
          <table:table-cell office:value-type="float" office:value="170.708831787" calcext:value-type="float">
            <text:p>170.708831787</text:p>
          </table:table-cell>
          <table:table-cell office:value-type="float" office:value="-0.949244022369" calcext:value-type="float">
            <text:p>-0.949244022369</text:p>
          </table:table-cell>
          <table:table-cell office:value-type="float" office:value="386.678985596" calcext:value-type="float">
            <text:p>386.678985596</text:p>
          </table:table-cell>
          <table:table-cell office:value-type="float" office:value="244.198135376" calcext:value-type="float">
            <text:p>244.198135376</text:p>
          </table:table-cell>
        </table:table-row>
        <table:table-row table:style-name="ro1">
          <table:table-cell table:number-columns-repeated="4"/>
          <table:table-cell office:value-type="float" office:value="1.58313292219075E+018" calcext:value-type="float">
            <text:p>1.58313292219075E+018</text:p>
          </table:table-cell>
          <table:table-cell office:value-type="float" office:value="3222" calcext:value-type="float">
            <text:p>3222</text:p>
          </table:table-cell>
          <table:table-cell office:value-type="float" office:value="1.58313292217067E+018" calcext:value-type="float">
            <text:p>1.58313292217067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219144E+018" calcext:value-type="float">
            <text:p>1.58313292219144E+018</text:p>
          </table:table-cell>
          <table:table-cell office:value-type="float" office:value="3222" calcext:value-type="float">
            <text:p>3222</text:p>
          </table:table-cell>
          <table:table-cell office:value-type="float" office:value="1.58313292217067E+018" calcext:value-type="float">
            <text:p>1.58313292217067E+018</text:p>
          </table:table-cell>
          <table:table-cell/>
          <table:table-cell office:value-type="float" office:value="176.682144165" calcext:value-type="float">
            <text:p>176.682144165</text:p>
          </table:table-cell>
          <table:table-cell office:value-type="float" office:value="163.90032959" calcext:value-type="float">
            <text:p>163.90032959</text:p>
          </table:table-cell>
          <table:table-cell office:value-type="float" office:value="-0.663357794285" calcext:value-type="float">
            <text:p>-0.663357794285</text:p>
          </table:table-cell>
          <table:table-cell office:value-type="float" office:value="387.846343994" calcext:value-type="float">
            <text:p>387.846343994</text:p>
          </table:table-cell>
          <table:table-cell office:value-type="float" office:value="246.330947876" calcext:value-type="float">
            <text:p>246.330947876</text:p>
          </table:table-cell>
        </table:table-row>
        <table:table-row table:style-name="ro1">
          <table:table-cell table:number-columns-repeated="4"/>
          <table:table-cell office:value-type="float" office:value="1.58313292223671E+018" calcext:value-type="float">
            <text:p>1.58313292223671E+018</text:p>
          </table:table-cell>
          <table:table-cell office:value-type="float" office:value="3223" calcext:value-type="float">
            <text:p>3223</text:p>
          </table:table-cell>
          <table:table-cell office:value-type="float" office:value="1.58313292221118E+018" calcext:value-type="float">
            <text:p>1.5831329222111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223465E+018" calcext:value-type="float">
            <text:p>1.58313292223465E+018</text:p>
          </table:table-cell>
          <table:table-cell office:value-type="float" office:value="3223" calcext:value-type="float">
            <text:p>3223</text:p>
          </table:table-cell>
          <table:table-cell office:value-type="float" office:value="1.58313292221118E+018" calcext:value-type="float">
            <text:p>1.58313292221118E+018</text:p>
          </table:table-cell>
          <table:table-cell/>
          <table:table-cell office:value-type="float" office:value="175.38104248" calcext:value-type="float">
            <text:p>175.38104248</text:p>
          </table:table-cell>
          <table:table-cell office:value-type="float" office:value="156.047546387" calcext:value-type="float">
            <text:p>156.047546387</text:p>
          </table:table-cell>
          <table:table-cell office:value-type="float" office:value="-0.527595102787" calcext:value-type="float">
            <text:p>-0.527595102787</text:p>
          </table:table-cell>
          <table:table-cell office:value-type="float" office:value="387.414031982" calcext:value-type="float">
            <text:p>387.414031982</text:p>
          </table:table-cell>
          <table:table-cell office:value-type="float" office:value="244.706985474" calcext:value-type="float">
            <text:p>244.706985474</text:p>
          </table:table-cell>
        </table:table-row>
        <table:table-row table:style-name="ro1">
          <table:table-cell table:number-columns-repeated="4"/>
          <table:table-cell office:value-type="float" office:value="1.58313292226517E+018" calcext:value-type="float">
            <text:p>1.58313292226517E+018</text:p>
          </table:table-cell>
          <table:table-cell office:value-type="float" office:value="3224" calcext:value-type="float">
            <text:p>3224</text:p>
          </table:table-cell>
          <table:table-cell office:value-type="float" office:value="1.5831329222423E+018" calcext:value-type="float">
            <text:p>1.5831329222423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226106E+018" calcext:value-type="float">
            <text:p>1.58313292226106E+018</text:p>
          </table:table-cell>
          <table:table-cell office:value-type="float" office:value="3224" calcext:value-type="float">
            <text:p>3224</text:p>
          </table:table-cell>
          <table:table-cell office:value-type="float" office:value="1.5831329222423E+018" calcext:value-type="float">
            <text:p>1.5831329222423E+018</text:p>
          </table:table-cell>
          <table:table-cell/>
          <table:table-cell office:value-type="float" office:value="180.606048584" calcext:value-type="float">
            <text:p>180.606048584</text:p>
          </table:table-cell>
          <table:table-cell office:value-type="float" office:value="153.345046997" calcext:value-type="float">
            <text:p>153.345046997</text:p>
          </table:table-cell>
          <table:table-cell office:value-type="float" office:value="-0.324660897255" calcext:value-type="float">
            <text:p>-0.324660897255</text:p>
          </table:table-cell>
          <table:table-cell office:value-type="float" office:value="385.984466553" calcext:value-type="float">
            <text:p>385.984466553</text:p>
          </table:table-cell>
          <table:table-cell office:value-type="float" office:value="244.540344238" calcext:value-type="float">
            <text:p>244.540344238</text:p>
          </table:table-cell>
        </table:table-row>
        <table:table-row table:style-name="ro1">
          <table:table-cell table:number-columns-repeated="4"/>
          <table:table-cell office:value-type="float" office:value="1.58313292230633E+018" calcext:value-type="float">
            <text:p>1.58313292230633E+018</text:p>
          </table:table-cell>
          <table:table-cell office:value-type="float" office:value="3225" calcext:value-type="float">
            <text:p>3225</text:p>
          </table:table-cell>
          <table:table-cell office:value-type="float" office:value="1.58313292227363E+018" calcext:value-type="float">
            <text:p>1.58313292227363E+018</text:p>
          </table:table-cell>
          <table:table-cell/>
          <table:table-cell office:value-type="float" office:value="3.97334909439" calcext:value-type="float">
            <text:p>3.97334909439</text:p>
          </table:table-cell>
          <table:table-cell/>
          <table:table-cell office:value-type="float" office:value="1.58313292230272E+018" calcext:value-type="float">
            <text:p>1.58313292230272E+018</text:p>
          </table:table-cell>
          <table:table-cell office:value-type="float" office:value="3225" calcext:value-type="float">
            <text:p>3225</text:p>
          </table:table-cell>
          <table:table-cell office:value-type="float" office:value="1.58313292227363E+018" calcext:value-type="float">
            <text:p>1.58313292227363E+018</text:p>
          </table:table-cell>
          <table:table-cell/>
          <table:table-cell office:value-type="float" office:value="174.156723022" calcext:value-type="float">
            <text:p>174.156723022</text:p>
          </table:table-cell>
          <table:table-cell office:value-type="float" office:value="155.611557007" calcext:value-type="float">
            <text:p>155.611557007</text:p>
          </table:table-cell>
          <table:table-cell office:value-type="float" office:value="-0.194214478135" calcext:value-type="float">
            <text:p>-0.194214478135</text:p>
          </table:table-cell>
          <table:table-cell office:value-type="float" office:value="385.965606689" calcext:value-type="float">
            <text:p>385.965606689</text:p>
          </table:table-cell>
          <table:table-cell office:value-type="float" office:value="244.941177368" calcext:value-type="float">
            <text:p>244.941177368</text:p>
          </table:table-cell>
        </table:table-row>
        <table:table-row table:style-name="ro1">
          <table:table-cell table:number-columns-repeated="4"/>
          <table:table-cell office:value-type="float" office:value="1.58313292233278E+018" calcext:value-type="float">
            <text:p>1.58313292233278E+018</text:p>
          </table:table-cell>
          <table:table-cell office:value-type="float" office:value="3226" calcext:value-type="float">
            <text:p>3226</text:p>
          </table:table-cell>
          <table:table-cell office:value-type="float" office:value="1.58313292230696E+018" calcext:value-type="float">
            <text:p>1.5831329223069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233681E+018" calcext:value-type="float">
            <text:p>1.58313292233681E+018</text:p>
          </table:table-cell>
          <table:table-cell office:value-type="float" office:value="3226" calcext:value-type="float">
            <text:p>3226</text:p>
          </table:table-cell>
          <table:table-cell office:value-type="float" office:value="1.58313292230696E+018" calcext:value-type="float">
            <text:p>1.58313292230696E+018</text:p>
          </table:table-cell>
          <table:table-cell/>
          <table:table-cell office:value-type="float" office:value="161.823471069" calcext:value-type="float">
            <text:p>161.823471069</text:p>
          </table:table-cell>
          <table:table-cell office:value-type="float" office:value="134.113952637" calcext:value-type="float">
            <text:p>134.113952637</text:p>
          </table:table-cell>
          <table:table-cell office:value-type="float" office:value="-0.0296565629542" calcext:value-type="float">
            <text:p>-0.0296565629542</text:p>
          </table:table-cell>
          <table:table-cell office:value-type="float" office:value="388.435913086" calcext:value-type="float">
            <text:p>388.435913086</text:p>
          </table:table-cell>
          <table:table-cell office:value-type="float" office:value="241.959976196" calcext:value-type="float">
            <text:p>241.959976196</text:p>
          </table:table-cell>
        </table:table-row>
        <table:table-row table:style-name="ro1">
          <table:table-cell table:number-columns-repeated="4"/>
          <table:table-cell office:value-type="float" office:value="1.58313292236657E+018" calcext:value-type="float">
            <text:p>1.58313292236657E+018</text:p>
          </table:table-cell>
          <table:table-cell office:value-type="float" office:value="3227" calcext:value-type="float">
            <text:p>3227</text:p>
          </table:table-cell>
          <table:table-cell office:value-type="float" office:value="1.58313292233595E+018" calcext:value-type="float">
            <text:p>1.5831329223359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237096E+018" calcext:value-type="float">
            <text:p>1.58313292237096E+018</text:p>
          </table:table-cell>
          <table:table-cell office:value-type="float" office:value="3227" calcext:value-type="float">
            <text:p>3227</text:p>
          </table:table-cell>
          <table:table-cell office:value-type="float" office:value="1.58313292233595E+018" calcext:value-type="float">
            <text:p>1.58313292233595E+018</text:p>
          </table:table-cell>
          <table:table-cell/>
          <table:table-cell office:value-type="float" office:value="151.143218994" calcext:value-type="float">
            <text:p>151.143218994</text:p>
          </table:table-cell>
          <table:table-cell office:value-type="float" office:value="117.737640381" calcext:value-type="float">
            <text:p>117.737640381</text:p>
          </table:table-cell>
          <table:table-cell office:value-type="float" office:value="-0.150674730539" calcext:value-type="float">
            <text:p>-0.150674730539</text:p>
          </table:table-cell>
          <table:table-cell office:value-type="float" office:value="391.222686768" calcext:value-type="float">
            <text:p>391.222686768</text:p>
          </table:table-cell>
          <table:table-cell office:value-type="float" office:value="238.59992981" calcext:value-type="float">
            <text:p>238.59992981</text:p>
          </table:table-cell>
        </table:table-row>
        <table:table-row table:style-name="ro1">
          <table:table-cell table:number-columns-repeated="4"/>
          <table:table-cell office:value-type="float" office:value="1.58313292239731E+018" calcext:value-type="float">
            <text:p>1.58313292239731E+018</text:p>
          </table:table-cell>
          <table:table-cell office:value-type="float" office:value="3228" calcext:value-type="float">
            <text:p>3228</text:p>
          </table:table-cell>
          <table:table-cell office:value-type="float" office:value="1.58313292236909E+018" calcext:value-type="float">
            <text:p>1.5831329223690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40195E+018" calcext:value-type="float">
            <text:p>1.58313292240195E+018</text:p>
          </table:table-cell>
          <table:table-cell office:value-type="float" office:value="3228" calcext:value-type="float">
            <text:p>3228</text:p>
          </table:table-cell>
          <table:table-cell office:value-type="float" office:value="1.58313292236909E+018" calcext:value-type="float">
            <text:p>1.58313292236909E+018</text:p>
          </table:table-cell>
          <table:table-cell/>
          <table:table-cell office:value-type="float" office:value="148.340484619" calcext:value-type="float">
            <text:p>148.340484619</text:p>
          </table:table-cell>
          <table:table-cell office:value-type="float" office:value="128.136245728" calcext:value-type="float">
            <text:p>128.136245728</text:p>
          </table:table-cell>
          <table:table-cell office:value-type="float" office:value="-0.162681996822" calcext:value-type="float">
            <text:p>-0.162681996822</text:p>
          </table:table-cell>
          <table:table-cell office:value-type="float" office:value="394.161773682" calcext:value-type="float">
            <text:p>394.161773682</text:p>
          </table:table-cell>
          <table:table-cell office:value-type="float" office:value="241.700958252" calcext:value-type="float">
            <text:p>241.700958252</text:p>
          </table:table-cell>
        </table:table-row>
        <table:table-row table:style-name="ro1">
          <table:table-cell table:number-columns-repeated="4"/>
          <table:table-cell office:value-type="float" office:value="1.58313292242212E+018" calcext:value-type="float">
            <text:p>1.58313292242212E+018</text:p>
          </table:table-cell>
          <table:table-cell office:value-type="float" office:value="3229" calcext:value-type="float">
            <text:p>3229</text:p>
          </table:table-cell>
          <table:table-cell office:value-type="float" office:value="1.58313292240122E+018" calcext:value-type="float">
            <text:p>1.58313292240122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42152E+018" calcext:value-type="float">
            <text:p>1.58313292242152E+018</text:p>
          </table:table-cell>
          <table:table-cell office:value-type="float" office:value="3229" calcext:value-type="float">
            <text:p>3229</text:p>
          </table:table-cell>
          <table:table-cell office:value-type="float" office:value="1.58313292240122E+018" calcext:value-type="float">
            <text:p>1.58313292240122E+018</text:p>
          </table:table-cell>
          <table:table-cell/>
          <table:table-cell office:value-type="float" office:value="153.225189209" calcext:value-type="float">
            <text:p>153.225189209</text:p>
          </table:table-cell>
          <table:table-cell office:value-type="float" office:value="133.109786987" calcext:value-type="float">
            <text:p>133.109786987</text:p>
          </table:table-cell>
          <table:table-cell office:value-type="float" office:value="-0.110384829342" calcext:value-type="float">
            <text:p>-0.110384829342</text:p>
          </table:table-cell>
          <table:table-cell office:value-type="float" office:value="392.35647583" calcext:value-type="float">
            <text:p>392.35647583</text:p>
          </table:table-cell>
          <table:table-cell office:value-type="float" office:value="239.705154419" calcext:value-type="float">
            <text:p>239.705154419</text:p>
          </table:table-cell>
        </table:table-row>
        <table:table-row table:style-name="ro1">
          <table:table-cell table:number-columns-repeated="4"/>
          <table:table-cell office:value-type="float" office:value="1.58313292245742E+018" calcext:value-type="float">
            <text:p>1.58313292245742E+018</text:p>
          </table:table-cell>
          <table:table-cell office:value-type="float" office:value="3230" calcext:value-type="float">
            <text:p>3230</text:p>
          </table:table-cell>
          <table:table-cell office:value-type="float" office:value="1.58313292243516E+018" calcext:value-type="float">
            <text:p>1.58313292243516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45379E+018" calcext:value-type="float">
            <text:p>1.58313292245379E+018</text:p>
          </table:table-cell>
          <table:table-cell office:value-type="float" office:value="3230" calcext:value-type="float">
            <text:p>3230</text:p>
          </table:table-cell>
          <table:table-cell office:value-type="float" office:value="1.58313292243516E+018" calcext:value-type="float">
            <text:p>1.58313292243516E+018</text:p>
          </table:table-cell>
          <table:table-cell/>
          <table:table-cell office:value-type="float" office:value="162.453659058" calcext:value-type="float">
            <text:p>162.453659058</text:p>
          </table:table-cell>
          <table:table-cell office:value-type="float" office:value="136.146057129" calcext:value-type="float">
            <text:p>136.146057129</text:p>
          </table:table-cell>
          <table:table-cell office:value-type="float" office:value="-0.349456816912" calcext:value-type="float">
            <text:p>-0.349456816912</text:p>
          </table:table-cell>
          <table:table-cell office:value-type="float" office:value="384.523010254" calcext:value-type="float">
            <text:p>384.523010254</text:p>
          </table:table-cell>
          <table:table-cell office:value-type="float" office:value="237.850402832" calcext:value-type="float">
            <text:p>237.850402832</text:p>
          </table:table-cell>
        </table:table-row>
        <table:table-row table:style-name="ro1">
          <table:table-cell table:number-columns-repeated="4"/>
          <table:table-cell office:value-type="float" office:value="1.58313292249022E+018" calcext:value-type="float">
            <text:p>1.58313292249022E+018</text:p>
          </table:table-cell>
          <table:table-cell office:value-type="float" office:value="3231" calcext:value-type="float">
            <text:p>3231</text:p>
          </table:table-cell>
          <table:table-cell office:value-type="float" office:value="1.58313292246818E+018" calcext:value-type="float">
            <text:p>1.5831329224681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48762E+018" calcext:value-type="float">
            <text:p>1.58313292248762E+018</text:p>
          </table:table-cell>
          <table:table-cell office:value-type="float" office:value="3231" calcext:value-type="float">
            <text:p>3231</text:p>
          </table:table-cell>
          <table:table-cell office:value-type="float" office:value="1.58313292246818E+018" calcext:value-type="float">
            <text:p>1.58313292246818E+018</text:p>
          </table:table-cell>
          <table:table-cell/>
          <table:table-cell office:value-type="float" office:value="150.480514526" calcext:value-type="float">
            <text:p>150.480514526</text:p>
          </table:table-cell>
          <table:table-cell office:value-type="float" office:value="140.448486328" calcext:value-type="float">
            <text:p>140.448486328</text:p>
          </table:table-cell>
          <table:table-cell office:value-type="float" office:value="-0.531977832317" calcext:value-type="float">
            <text:p>-0.531977832317</text:p>
          </table:table-cell>
          <table:table-cell office:value-type="float" office:value="389.913513184" calcext:value-type="float">
            <text:p>389.913513184</text:p>
          </table:table-cell>
          <table:table-cell office:value-type="float" office:value="238.167373657" calcext:value-type="float">
            <text:p>238.167373657</text:p>
          </table:table-cell>
        </table:table-row>
        <table:table-row table:style-name="ro1">
          <table:table-cell table:number-columns-repeated="4"/>
          <table:table-cell office:value-type="float" office:value="1.58313292252873E+018" calcext:value-type="float">
            <text:p>1.58313292252873E+018</text:p>
          </table:table-cell>
          <table:table-cell office:value-type="float" office:value="3232" calcext:value-type="float">
            <text:p>3232</text:p>
          </table:table-cell>
          <table:table-cell office:value-type="float" office:value="1.5831329225021E+018" calcext:value-type="float">
            <text:p>1.5831329225021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52529E+018" calcext:value-type="float">
            <text:p>1.58313292252529E+018</text:p>
          </table:table-cell>
          <table:table-cell office:value-type="float" office:value="3232" calcext:value-type="float">
            <text:p>3232</text:p>
          </table:table-cell>
          <table:table-cell office:value-type="float" office:value="1.5831329225021E+018" calcext:value-type="float">
            <text:p>1.5831329225021E+018</text:p>
          </table:table-cell>
          <table:table-cell/>
          <table:table-cell office:value-type="float" office:value="156.946380615" calcext:value-type="float">
            <text:p>156.946380615</text:p>
          </table:table-cell>
          <table:table-cell office:value-type="float" office:value="147.043228149" calcext:value-type="float">
            <text:p>147.043228149</text:p>
          </table:table-cell>
          <table:table-cell office:value-type="float" office:value="-0.332850933075" calcext:value-type="float">
            <text:p>-0.332850933075</text:p>
          </table:table-cell>
          <table:table-cell office:value-type="float" office:value="383.56048584" calcext:value-type="float">
            <text:p>383.56048584</text:p>
          </table:table-cell>
          <table:table-cell office:value-type="float" office:value="243.577667236" calcext:value-type="float">
            <text:p>243.577667236</text:p>
          </table:table-cell>
        </table:table-row>
        <table:table-row table:style-name="ro1">
          <table:table-cell table:number-columns-repeated="4"/>
          <table:table-cell office:value-type="float" office:value="1.58313292256256E+018" calcext:value-type="float">
            <text:p>1.58313292256256E+018</text:p>
          </table:table-cell>
          <table:table-cell office:value-type="float" office:value="3233" calcext:value-type="float">
            <text:p>3233</text:p>
          </table:table-cell>
          <table:table-cell office:value-type="float" office:value="1.58313292253981E+018" calcext:value-type="float">
            <text:p>1.58313292253981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56126E+018" calcext:value-type="float">
            <text:p>1.58313292256126E+018</text:p>
          </table:table-cell>
          <table:table-cell office:value-type="float" office:value="3233" calcext:value-type="float">
            <text:p>3233</text:p>
          </table:table-cell>
          <table:table-cell office:value-type="float" office:value="1.58313292253981E+018" calcext:value-type="float">
            <text:p>1.58313292253981E+018</text:p>
          </table:table-cell>
          <table:table-cell/>
          <table:table-cell office:value-type="float" office:value="159.080551147" calcext:value-type="float">
            <text:p>159.080551147</text:p>
          </table:table-cell>
          <table:table-cell office:value-type="float" office:value="151.362609863" calcext:value-type="float">
            <text:p>151.362609863</text:p>
          </table:table-cell>
          <table:table-cell office:value-type="float" office:value="-0.278402745724" calcext:value-type="float">
            <text:p>-0.278402745724</text:p>
          </table:table-cell>
          <table:table-cell office:value-type="float" office:value="383.429779053" calcext:value-type="float">
            <text:p>383.429779053</text:p>
          </table:table-cell>
          <table:table-cell office:value-type="float" office:value="244.680038452" calcext:value-type="float">
            <text:p>244.680038452</text:p>
          </table:table-cell>
        </table:table-row>
        <table:table-row table:style-name="ro1">
          <table:table-cell table:number-columns-repeated="4"/>
          <table:table-cell office:value-type="float" office:value="1.58313292260426E+018" calcext:value-type="float">
            <text:p>1.58313292260426E+018</text:p>
          </table:table-cell>
          <table:table-cell office:value-type="float" office:value="3234" calcext:value-type="float">
            <text:p>3234</text:p>
          </table:table-cell>
          <table:table-cell office:value-type="float" office:value="1.58313292257201E+018" calcext:value-type="float">
            <text:p>1.58313292257201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60037E+018" calcext:value-type="float">
            <text:p>1.58313292260037E+018</text:p>
          </table:table-cell>
          <table:table-cell office:value-type="float" office:value="3234" calcext:value-type="float">
            <text:p>3234</text:p>
          </table:table-cell>
          <table:table-cell office:value-type="float" office:value="1.58313292257201E+018" calcext:value-type="float">
            <text:p>1.58313292257201E+018</text:p>
          </table:table-cell>
          <table:table-cell/>
          <table:table-cell office:value-type="float" office:value="159.135482788" calcext:value-type="float">
            <text:p>159.135482788</text:p>
          </table:table-cell>
          <table:table-cell office:value-type="float" office:value="152.017303467" calcext:value-type="float">
            <text:p>152.017303467</text:p>
          </table:table-cell>
          <table:table-cell office:value-type="float" office:value="-0.227393612266" calcext:value-type="float">
            <text:p>-0.227393612266</text:p>
          </table:table-cell>
          <table:table-cell office:value-type="float" office:value="383.144958496" calcext:value-type="float">
            <text:p>383.144958496</text:p>
          </table:table-cell>
          <table:table-cell office:value-type="float" office:value="242.25088501" calcext:value-type="float">
            <text:p>242.25088501</text:p>
          </table:table-cell>
        </table:table-row>
        <table:table-row table:style-name="ro1">
          <table:table-cell table:number-columns-repeated="4"/>
          <table:table-cell office:value-type="float" office:value="1.58313292263666E+018" calcext:value-type="float">
            <text:p>1.58313292263666E+018</text:p>
          </table:table-cell>
          <table:table-cell office:value-type="float" office:value="3235" calcext:value-type="float">
            <text:p>3235</text:p>
          </table:table-cell>
          <table:table-cell office:value-type="float" office:value="1.58313292260919E+018" calcext:value-type="float">
            <text:p>1.58313292260919E+018</text:p>
          </table:table-cell>
          <table:table-cell/>
          <table:table-cell office:value-type="float" office:value="4.02909231186" calcext:value-type="float">
            <text:p>4.02909231186</text:p>
          </table:table-cell>
          <table:table-cell/>
          <table:table-cell office:value-type="float" office:value="1.58313292264016E+018" calcext:value-type="float">
            <text:p>1.58313292264016E+018</text:p>
          </table:table-cell>
          <table:table-cell office:value-type="float" office:value="3235" calcext:value-type="float">
            <text:p>3235</text:p>
          </table:table-cell>
          <table:table-cell office:value-type="float" office:value="1.58313292260919E+018" calcext:value-type="float">
            <text:p>1.58313292260919E+018</text:p>
          </table:table-cell>
          <table:table-cell/>
          <table:table-cell office:value-type="float" office:value="157.181549072" calcext:value-type="float">
            <text:p>157.181549072</text:p>
          </table:table-cell>
          <table:table-cell office:value-type="float" office:value="149.726379395" calcext:value-type="float">
            <text:p>149.726379395</text:p>
          </table:table-cell>
          <table:table-cell office:value-type="float" office:value="-0.132443666458" calcext:value-type="float">
            <text:p>-0.132443666458</text:p>
          </table:table-cell>
          <table:table-cell office:value-type="float" office:value="385.060974121" calcext:value-type="float">
            <text:p>385.060974121</text:p>
          </table:table-cell>
          <table:table-cell office:value-type="float" office:value="245.261489868" calcext:value-type="float">
            <text:p>245.261489868</text:p>
          </table:table-cell>
        </table:table-row>
        <table:table-row table:style-name="ro1">
          <table:table-cell table:number-columns-repeated="4"/>
          <table:table-cell office:value-type="float" office:value="1.58313292266418E+018" calcext:value-type="float">
            <text:p>1.58313292266418E+018</text:p>
          </table:table-cell>
          <table:table-cell office:value-type="float" office:value="3236" calcext:value-type="float">
            <text:p>3236</text:p>
          </table:table-cell>
          <table:table-cell office:value-type="float" office:value="1.5831329226373E+018" calcext:value-type="float">
            <text:p>1.5831329226373E+018</text:p>
          </table:table-cell>
          <table:table-cell/>
          <table:table-cell office:value-type="float" office:value="4.16094970703" calcext:value-type="float">
            <text:p>4.16094970703</text:p>
          </table:table-cell>
          <table:table-cell/>
          <table:table-cell office:value-type="float" office:value="1.58313292267123E+018" calcext:value-type="float">
            <text:p>1.58313292267123E+018</text:p>
          </table:table-cell>
          <table:table-cell office:value-type="float" office:value="3236" calcext:value-type="float">
            <text:p>3236</text:p>
          </table:table-cell>
          <table:table-cell office:value-type="float" office:value="1.5831329226373E+018" calcext:value-type="float">
            <text:p>1.5831329226373E+018</text:p>
          </table:table-cell>
          <table:table-cell/>
          <table:table-cell office:value-type="float" office:value="153.599304199" calcext:value-type="float">
            <text:p>153.599304199</text:p>
          </table:table-cell>
          <table:table-cell office:value-type="float" office:value="148.407806396" calcext:value-type="float">
            <text:p>148.407806396</text:p>
          </table:table-cell>
          <table:table-cell office:value-type="float" office:value="-0.534318208694" calcext:value-type="float">
            <text:p>-0.534318208694</text:p>
          </table:table-cell>
          <table:table-cell office:value-type="float" office:value="384.429626465" calcext:value-type="float">
            <text:p>384.429626465</text:p>
          </table:table-cell>
          <table:table-cell office:value-type="float" office:value="247.137619019" calcext:value-type="float">
            <text:p>247.137619019</text:p>
          </table:table-cell>
        </table:table-row>
        <table:table-row table:style-name="ro1">
          <table:table-cell table:number-columns-repeated="4"/>
          <table:table-cell office:value-type="float" office:value="1.58313292270571E+018" calcext:value-type="float">
            <text:p>1.58313292270571E+018</text:p>
          </table:table-cell>
          <table:table-cell office:value-type="float" office:value="3237" calcext:value-type="float">
            <text:p>3237</text:p>
          </table:table-cell>
          <table:table-cell office:value-type="float" office:value="1.58313292267171E+018" calcext:value-type="float">
            <text:p>1.58313292267171E+018</text:p>
          </table:table-cell>
          <table:table-cell/>
          <table:table-cell office:value-type="float" office:value="3.88520359993" calcext:value-type="float">
            <text:p>3.88520359993</text:p>
          </table:table-cell>
          <table:table-cell/>
          <table:table-cell office:value-type="float" office:value="1.58313292270319E+018" calcext:value-type="float">
            <text:p>1.58313292270319E+018</text:p>
          </table:table-cell>
          <table:table-cell office:value-type="float" office:value="3237" calcext:value-type="float">
            <text:p>3237</text:p>
          </table:table-cell>
          <table:table-cell office:value-type="float" office:value="1.58313292267171E+018" calcext:value-type="float">
            <text:p>1.58313292267171E+018</text:p>
          </table:table-cell>
          <table:table-cell/>
          <table:table-cell office:value-type="float" office:value="161.144180298" calcext:value-type="float">
            <text:p>161.144180298</text:p>
          </table:table-cell>
          <table:table-cell office:value-type="float" office:value="151.165267944" calcext:value-type="float">
            <text:p>151.165267944</text:p>
          </table:table-cell>
          <table:table-cell office:value-type="float" office:value="-0.662777125835" calcext:value-type="float">
            <text:p>-0.662777125835</text:p>
          </table:table-cell>
          <table:table-cell office:value-type="float" office:value="378.994750977" calcext:value-type="float">
            <text:p>378.994750977</text:p>
          </table:table-cell>
          <table:table-cell office:value-type="float" office:value="247.272476196" calcext:value-type="float">
            <text:p>247.272476196</text:p>
          </table:table-cell>
        </table:table-row>
        <table:table-row table:style-name="ro1">
          <table:table-cell table:number-columns-repeated="4"/>
          <table:table-cell office:value-type="float" office:value="1.58313292273295E+018" calcext:value-type="float">
            <text:p>1.58313292273295E+018</text:p>
          </table:table-cell>
          <table:table-cell office:value-type="float" office:value="3238" calcext:value-type="float">
            <text:p>3238</text:p>
          </table:table-cell>
          <table:table-cell office:value-type="float" office:value="1.58313292270606E+018" calcext:value-type="float">
            <text:p>1.58313292270606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73576E+018" calcext:value-type="float">
            <text:p>1.58313292273576E+018</text:p>
          </table:table-cell>
          <table:table-cell office:value-type="float" office:value="3238" calcext:value-type="float">
            <text:p>3238</text:p>
          </table:table-cell>
          <table:table-cell office:value-type="float" office:value="1.58313292270606E+018" calcext:value-type="float">
            <text:p>1.58313292270606E+018</text:p>
          </table:table-cell>
          <table:table-cell/>
          <table:table-cell office:value-type="float" office:value="166.62008667" calcext:value-type="float">
            <text:p>166.62008667</text:p>
          </table:table-cell>
          <table:table-cell office:value-type="float" office:value="157.698913574" calcext:value-type="float">
            <text:p>157.698913574</text:p>
          </table:table-cell>
          <table:table-cell office:value-type="float" office:value="-0.116568960249" calcext:value-type="float">
            <text:p>-0.116568960249</text:p>
          </table:table-cell>
          <table:table-cell office:value-type="float" office:value="383.25302124" calcext:value-type="float">
            <text:p>383.25302124</text:p>
          </table:table-cell>
          <table:table-cell office:value-type="float" office:value="247.831085205" calcext:value-type="float">
            <text:p>247.831085205</text:p>
          </table:table-cell>
        </table:table-row>
        <table:table-row table:style-name="ro1">
          <table:table-cell table:number-columns-repeated="4"/>
          <table:table-cell office:value-type="float" office:value="1.58313292276124E+018" calcext:value-type="float">
            <text:p>1.58313292276124E+018</text:p>
          </table:table-cell>
          <table:table-cell office:value-type="float" office:value="3239" calcext:value-type="float">
            <text:p>3239</text:p>
          </table:table-cell>
          <table:table-cell office:value-type="float" office:value="1.58313292273738E+018" calcext:value-type="float">
            <text:p>1.58313292273738E+018</text:p>
          </table:table-cell>
          <table:table-cell/>
          <table:table-cell office:value-type="float" office:value="4.08772277832" calcext:value-type="float">
            <text:p>4.08772277832</text:p>
          </table:table-cell>
          <table:table-cell/>
          <table:table-cell office:value-type="float" office:value="1.58313292276131E+018" calcext:value-type="float">
            <text:p>1.58313292276131E+018</text:p>
          </table:table-cell>
          <table:table-cell office:value-type="float" office:value="3239" calcext:value-type="float">
            <text:p>3239</text:p>
          </table:table-cell>
          <table:table-cell office:value-type="float" office:value="1.58313292273738E+018" calcext:value-type="float">
            <text:p>1.58313292273738E+018</text:p>
          </table:table-cell>
          <table:table-cell/>
          <table:table-cell office:value-type="float" office:value="163.64881897" calcext:value-type="float">
            <text:p>163.64881897</text:p>
          </table:table-cell>
          <table:table-cell office:value-type="float" office:value="154.821685791" calcext:value-type="float">
            <text:p>154.821685791</text:p>
          </table:table-cell>
          <table:table-cell office:value-type="float" office:value="-0.365439236164" calcext:value-type="float">
            <text:p>-0.365439236164</text:p>
          </table:table-cell>
          <table:table-cell office:value-type="float" office:value="383.18637085" calcext:value-type="float">
            <text:p>383.18637085</text:p>
          </table:table-cell>
          <table:table-cell office:value-type="float" office:value="248.460235596" calcext:value-type="float">
            <text:p>248.460235596</text:p>
          </table:table-cell>
        </table:table-row>
        <table:table-row table:style-name="ro1">
          <table:table-cell table:number-columns-repeated="4"/>
          <table:table-cell office:value-type="float" office:value="1.58313292279454E+018" calcext:value-type="float">
            <text:p>1.58313292279454E+018</text:p>
          </table:table-cell>
          <table:table-cell office:value-type="float" office:value="3240" calcext:value-type="float">
            <text:p>3240</text:p>
          </table:table-cell>
          <table:table-cell office:value-type="float" office:value="1.58313292276886E+018" calcext:value-type="float">
            <text:p>1.5831329227688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279452E+018" calcext:value-type="float">
            <text:p>1.58313292279452E+018</text:p>
          </table:table-cell>
          <table:table-cell office:value-type="float" office:value="3240" calcext:value-type="float">
            <text:p>3240</text:p>
          </table:table-cell>
          <table:table-cell office:value-type="float" office:value="1.58313292276886E+018" calcext:value-type="float">
            <text:p>1.58313292276886E+018</text:p>
          </table:table-cell>
          <table:table-cell/>
          <table:table-cell office:value-type="float" office:value="160.547943115" calcext:value-type="float">
            <text:p>160.547943115</text:p>
          </table:table-cell>
          <table:table-cell office:value-type="float" office:value="151.559341431" calcext:value-type="float">
            <text:p>151.559341431</text:p>
          </table:table-cell>
          <table:table-cell office:value-type="float" office:value="-0.975860238075" calcext:value-type="float">
            <text:p>-0.975860238075</text:p>
          </table:table-cell>
          <table:table-cell office:value-type="float" office:value="387.13394165" calcext:value-type="float">
            <text:p>387.13394165</text:p>
          </table:table-cell>
          <table:table-cell office:value-type="float" office:value="248.035232544" calcext:value-type="float">
            <text:p>248.035232544</text:p>
          </table:table-cell>
        </table:table-row>
        <table:table-row table:style-name="ro1">
          <table:table-cell table:number-columns-repeated="4"/>
          <table:table-cell office:value-type="float" office:value="1.58313292282477E+018" calcext:value-type="float">
            <text:p>1.58313292282477E+018</text:p>
          </table:table-cell>
          <table:table-cell office:value-type="float" office:value="3241" calcext:value-type="float">
            <text:p>3241</text:p>
          </table:table-cell>
          <table:table-cell office:value-type="float" office:value="1.5831329228047E+018" calcext:value-type="float">
            <text:p>1.5831329228047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282644E+018" calcext:value-type="float">
            <text:p>1.58313292282644E+018</text:p>
          </table:table-cell>
          <table:table-cell office:value-type="float" office:value="3241" calcext:value-type="float">
            <text:p>3241</text:p>
          </table:table-cell>
          <table:table-cell office:value-type="float" office:value="1.5831329228047E+018" calcext:value-type="float">
            <text:p>1.5831329228047E+018</text:p>
          </table:table-cell>
          <table:table-cell/>
          <table:table-cell office:value-type="float" office:value="156.810394287" calcext:value-type="float">
            <text:p>156.810394287</text:p>
          </table:table-cell>
          <table:table-cell office:value-type="float" office:value="151.109710693" calcext:value-type="float">
            <text:p>151.109710693</text:p>
          </table:table-cell>
          <table:table-cell office:value-type="float" office:value="-1.39868557453" calcext:value-type="float">
            <text:p>-1.39868557453</text:p>
          </table:table-cell>
          <table:table-cell office:value-type="float" office:value="386.04776001" calcext:value-type="float">
            <text:p>386.04776001</text:p>
          </table:table-cell>
          <table:table-cell office:value-type="float" office:value="246.182647705" calcext:value-type="float">
            <text:p>246.182647705</text:p>
          </table:table-cell>
        </table:table-row>
        <table:table-row table:style-name="ro1">
          <table:table-cell table:number-columns-repeated="4"/>
          <table:table-cell office:value-type="float" office:value="1.58313292285951E+018" calcext:value-type="float">
            <text:p>1.58313292285951E+018</text:p>
          </table:table-cell>
          <table:table-cell office:value-type="float" office:value="3242" calcext:value-type="float">
            <text:p>3242</text:p>
          </table:table-cell>
          <table:table-cell office:value-type="float" office:value="1.5831329228395E+018" calcext:value-type="float">
            <text:p>1.583132922839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285825E+018" calcext:value-type="float">
            <text:p>1.58313292285825E+018</text:p>
          </table:table-cell>
          <table:table-cell office:value-type="float" office:value="3242" calcext:value-type="float">
            <text:p>3242</text:p>
          </table:table-cell>
          <table:table-cell office:value-type="float" office:value="1.5831329228395E+018" calcext:value-type="float">
            <text:p>1.5831329228395E+018</text:p>
          </table:table-cell>
          <table:table-cell/>
          <table:table-cell office:value-type="float" office:value="161.021484375" calcext:value-type="float">
            <text:p>161.021484375</text:p>
          </table:table-cell>
          <table:table-cell office:value-type="float" office:value="134.973724365" calcext:value-type="float">
            <text:p>134.973724365</text:p>
          </table:table-cell>
          <table:table-cell office:value-type="float" office:value="1.53078174591" calcext:value-type="float">
            <text:p>1.53078174591</text:p>
          </table:table-cell>
          <table:table-cell office:value-type="float" office:value="390.788665771" calcext:value-type="float">
            <text:p>390.788665771</text:p>
          </table:table-cell>
          <table:table-cell office:value-type="float" office:value="246.094802856" calcext:value-type="float">
            <text:p>246.094802856</text:p>
          </table:table-cell>
        </table:table-row>
        <table:table-row table:style-name="ro1">
          <table:table-cell table:number-columns-repeated="4"/>
          <table:table-cell office:value-type="float" office:value="1.58313292291055E+018" calcext:value-type="float">
            <text:p>1.58313292291055E+018</text:p>
          </table:table-cell>
          <table:table-cell office:value-type="float" office:value="3243" calcext:value-type="float">
            <text:p>3243</text:p>
          </table:table-cell>
          <table:table-cell office:value-type="float" office:value="1.58313292286966E+018" calcext:value-type="float">
            <text:p>1.58313292286966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90547E+018" calcext:value-type="float">
            <text:p>1.58313292290547E+018</text:p>
          </table:table-cell>
          <table:table-cell office:value-type="float" office:value="3243" calcext:value-type="float">
            <text:p>3243</text:p>
          </table:table-cell>
          <table:table-cell office:value-type="float" office:value="1.58313292286966E+018" calcext:value-type="float">
            <text:p>1.58313292286966E+018</text:p>
          </table:table-cell>
          <table:table-cell/>
          <table:table-cell office:value-type="float" office:value="155.538024902" calcext:value-type="float">
            <text:p>155.538024902</text:p>
          </table:table-cell>
          <table:table-cell office:value-type="float" office:value="149.82800293" calcext:value-type="float">
            <text:p>149.82800293</text:p>
          </table:table-cell>
          <table:table-cell office:value-type="float" office:value="1.04376292229" calcext:value-type="float">
            <text:p>1.04376292229</text:p>
          </table:table-cell>
          <table:table-cell office:value-type="float" office:value="388.373291016" calcext:value-type="float">
            <text:p>388.373291016</text:p>
          </table:table-cell>
          <table:table-cell office:value-type="float" office:value="244.266708374" calcext:value-type="float">
            <text:p>244.266708374</text:p>
          </table:table-cell>
        </table:table-row>
        <table:table-row table:style-name="ro1">
          <table:table-cell table:number-columns-repeated="4"/>
          <table:table-cell office:value-type="float" office:value="1.58313292294808E+018" calcext:value-type="float">
            <text:p>1.58313292294808E+018</text:p>
          </table:table-cell>
          <table:table-cell office:value-type="float" office:value="3244" calcext:value-type="float">
            <text:p>3244</text:p>
          </table:table-cell>
          <table:table-cell office:value-type="float" office:value="1.58313292290018E+018" calcext:value-type="float">
            <text:p>1.5831329229001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94317E+018" calcext:value-type="float">
            <text:p>1.58313292294317E+018</text:p>
          </table:table-cell>
          <table:table-cell office:value-type="float" office:value="3244" calcext:value-type="float">
            <text:p>3244</text:p>
          </table:table-cell>
          <table:table-cell office:value-type="float" office:value="1.58313292290018E+018" calcext:value-type="float">
            <text:p>1.58313292290018E+018</text:p>
          </table:table-cell>
          <table:table-cell/>
          <table:table-cell office:value-type="float" office:value="153.795532227" calcext:value-type="float">
            <text:p>153.795532227</text:p>
          </table:table-cell>
          <table:table-cell office:value-type="float" office:value="151.538467407" calcext:value-type="float">
            <text:p>151.538467407</text:p>
          </table:table-cell>
          <table:table-cell office:value-type="float" office:value="-1.39642333984" calcext:value-type="float">
            <text:p>-1.39642333984</text:p>
          </table:table-cell>
          <table:table-cell office:value-type="float" office:value="387.28994751" calcext:value-type="float">
            <text:p>387.28994751</text:p>
          </table:table-cell>
          <table:table-cell office:value-type="float" office:value="244.772796631" calcext:value-type="float">
            <text:p>244.772796631</text:p>
          </table:table-cell>
        </table:table-row>
        <table:table-row table:style-name="ro1">
          <table:table-cell table:number-columns-repeated="4"/>
          <table:table-cell office:value-type="float" office:value="1.58313292297284E+018" calcext:value-type="float">
            <text:p>1.58313292297284E+018</text:p>
          </table:table-cell>
          <table:table-cell office:value-type="float" office:value="3245" calcext:value-type="float">
            <text:p>3245</text:p>
          </table:table-cell>
          <table:table-cell office:value-type="float" office:value="1.5831329229392E+018" calcext:value-type="float">
            <text:p>1.5831329229392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297181E+018" calcext:value-type="float">
            <text:p>1.58313292297181E+018</text:p>
          </table:table-cell>
          <table:table-cell office:value-type="float" office:value="3245" calcext:value-type="float">
            <text:p>3245</text:p>
          </table:table-cell>
          <table:table-cell office:value-type="float" office:value="1.5831329229392E+018" calcext:value-type="float">
            <text:p>1.5831329229392E+018</text:p>
          </table:table-cell>
          <table:table-cell/>
          <table:table-cell office:value-type="float" office:value="158.396636963" calcext:value-type="float">
            <text:p>158.396636963</text:p>
          </table:table-cell>
          <table:table-cell office:value-type="float" office:value="153.640914917" calcext:value-type="float">
            <text:p>153.640914917</text:p>
          </table:table-cell>
          <table:table-cell office:value-type="float" office:value="-0.299358218908" calcext:value-type="float">
            <text:p>-0.299358218908</text:p>
          </table:table-cell>
          <table:table-cell office:value-type="float" office:value="388.8309021" calcext:value-type="float">
            <text:p>388.8309021</text:p>
          </table:table-cell>
          <table:table-cell office:value-type="float" office:value="244.414489746" calcext:value-type="float">
            <text:p>244.414489746</text:p>
          </table:table-cell>
        </table:table-row>
        <table:table-row table:style-name="ro1">
          <table:table-cell table:number-columns-repeated="4"/>
          <table:table-cell office:value-type="float" office:value="1.58313292300329E+018" calcext:value-type="float">
            <text:p>1.58313292300329E+018</text:p>
          </table:table-cell>
          <table:table-cell office:value-type="float" office:value="3246" calcext:value-type="float">
            <text:p>3246</text:p>
          </table:table-cell>
          <table:table-cell office:value-type="float" office:value="1.58313292297129E+018" calcext:value-type="float">
            <text:p>1.58313292297129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300702E+018" calcext:value-type="float">
            <text:p>1.58313292300702E+018</text:p>
          </table:table-cell>
          <table:table-cell office:value-type="float" office:value="3246" calcext:value-type="float">
            <text:p>3246</text:p>
          </table:table-cell>
          <table:table-cell office:value-type="float" office:value="1.58313292297129E+018" calcext:value-type="float">
            <text:p>1.58313292297129E+018</text:p>
          </table:table-cell>
          <table:table-cell/>
          <table:table-cell office:value-type="float" office:value="162.711990356" calcext:value-type="float">
            <text:p>162.711990356</text:p>
          </table:table-cell>
          <table:table-cell office:value-type="float" office:value="143.74559021" calcext:value-type="float">
            <text:p>143.74559021</text:p>
          </table:table-cell>
          <table:table-cell office:value-type="float" office:value="1.30178594589" calcext:value-type="float">
            <text:p>1.30178594589</text:p>
          </table:table-cell>
          <table:table-cell office:value-type="float" office:value="390.910552979" calcext:value-type="float">
            <text:p>390.910552979</text:p>
          </table:table-cell>
          <table:table-cell office:value-type="float" office:value="241.657012939" calcext:value-type="float">
            <text:p>241.657012939</text:p>
          </table:table-cell>
        </table:table-row>
        <table:table-row table:style-name="ro1">
          <table:table-cell table:number-columns-repeated="4"/>
          <table:table-cell office:value-type="float" office:value="1.58313292304774E+018" calcext:value-type="float">
            <text:p>1.58313292304774E+018</text:p>
          </table:table-cell>
          <table:table-cell office:value-type="float" office:value="3247" calcext:value-type="float">
            <text:p>3247</text:p>
          </table:table-cell>
          <table:table-cell office:value-type="float" office:value="1.58313292301269E+018" calcext:value-type="float">
            <text:p>1.5831329230126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304466E+018" calcext:value-type="float">
            <text:p>1.58313292304466E+018</text:p>
          </table:table-cell>
          <table:table-cell office:value-type="float" office:value="3247" calcext:value-type="float">
            <text:p>3247</text:p>
          </table:table-cell>
          <table:table-cell office:value-type="float" office:value="1.58313292301269E+018" calcext:value-type="float">
            <text:p>1.58313292301269E+018</text:p>
          </table:table-cell>
          <table:table-cell/>
          <table:table-cell office:value-type="float" office:value="159.053390503" calcext:value-type="float">
            <text:p>159.053390503</text:p>
          </table:table-cell>
          <table:table-cell office:value-type="float" office:value="153.68598938" calcext:value-type="float">
            <text:p>153.68598938</text:p>
          </table:table-cell>
          <table:table-cell office:value-type="float" office:value="-1.4957587719" calcext:value-type="float">
            <text:p>-1.4957587719</text:p>
          </table:table-cell>
          <table:table-cell office:value-type="float" office:value="391.802642822" calcext:value-type="float">
            <text:p>391.802642822</text:p>
          </table:table-cell>
          <table:table-cell office:value-type="float" office:value="242.206512451" calcext:value-type="float">
            <text:p>242.206512451</text:p>
          </table:table-cell>
        </table:table-row>
        <table:table-row table:style-name="ro1">
          <table:table-cell table:number-columns-repeated="4"/>
          <table:table-cell office:value-type="float" office:value="1.58313292306463E+018" calcext:value-type="float">
            <text:p>1.58313292306463E+018</text:p>
          </table:table-cell>
          <table:table-cell office:value-type="float" office:value="3248" calcext:value-type="float">
            <text:p>3248</text:p>
          </table:table-cell>
          <table:table-cell office:value-type="float" office:value="1.58313292303447E+018" calcext:value-type="float">
            <text:p>1.58313292303447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305979E+018" calcext:value-type="float">
            <text:p>1.58313292305979E+018</text:p>
          </table:table-cell>
          <table:table-cell office:value-type="float" office:value="3248" calcext:value-type="float">
            <text:p>3248</text:p>
          </table:table-cell>
          <table:table-cell office:value-type="float" office:value="1.58313292303447E+018" calcext:value-type="float">
            <text:p>1.58313292303447E+018</text:p>
          </table:table-cell>
          <table:table-cell/>
          <table:table-cell office:value-type="float" office:value="160.683242798" calcext:value-type="float">
            <text:p>160.683242798</text:p>
          </table:table-cell>
          <table:table-cell office:value-type="float" office:value="144.586608887" calcext:value-type="float">
            <text:p>144.586608887</text:p>
          </table:table-cell>
          <table:table-cell office:value-type="float" office:value="1.30035257339" calcext:value-type="float">
            <text:p>1.30035257339</text:p>
          </table:table-cell>
          <table:table-cell office:value-type="float" office:value="395.738128662" calcext:value-type="float">
            <text:p>395.738128662</text:p>
          </table:table-cell>
          <table:table-cell office:value-type="float" office:value="241.666671753" calcext:value-type="float">
            <text:p>241.666671753</text:p>
          </table:table-cell>
        </table:table-row>
        <table:table-row table:style-name="ro1">
          <table:table-cell table:number-columns-repeated="4"/>
          <table:table-cell office:value-type="float" office:value="1.58313292308971E+018" calcext:value-type="float">
            <text:p>1.58313292308971E+018</text:p>
          </table:table-cell>
          <table:table-cell office:value-type="float" office:value="3249" calcext:value-type="float">
            <text:p>3249</text:p>
          </table:table-cell>
          <table:table-cell office:value-type="float" office:value="1.58313292306955E+018" calcext:value-type="float">
            <text:p>1.5831329230695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308729E+018" calcext:value-type="float">
            <text:p>1.58313292308729E+018</text:p>
          </table:table-cell>
          <table:table-cell office:value-type="float" office:value="3249" calcext:value-type="float">
            <text:p>3249</text:p>
          </table:table-cell>
          <table:table-cell office:value-type="float" office:value="1.58313292306955E+018" calcext:value-type="float">
            <text:p>1.58313292306955E+018</text:p>
          </table:table-cell>
          <table:table-cell/>
          <table:table-cell office:value-type="float" office:value="160.652130127" calcext:value-type="float">
            <text:p>160.652130127</text:p>
          </table:table-cell>
          <table:table-cell office:value-type="float" office:value="143.905548096" calcext:value-type="float">
            <text:p>143.905548096</text:p>
          </table:table-cell>
          <table:table-cell office:value-type="float" office:value="1.46293723583" calcext:value-type="float">
            <text:p>1.46293723583</text:p>
          </table:table-cell>
          <table:table-cell office:value-type="float" office:value="396.810516357" calcext:value-type="float">
            <text:p>396.810516357</text:p>
          </table:table-cell>
          <table:table-cell office:value-type="float" office:value="241.540786743" calcext:value-type="float">
            <text:p>241.540786743</text:p>
          </table:table-cell>
        </table:table-row>
        <table:table-row table:style-name="ro1">
          <table:table-cell table:number-columns-repeated="4"/>
          <table:table-cell office:value-type="float" office:value="1.58313292312844E+018" calcext:value-type="float">
            <text:p>1.58313292312844E+018</text:p>
          </table:table-cell>
          <table:table-cell office:value-type="float" office:value="3250" calcext:value-type="float">
            <text:p>3250</text:p>
          </table:table-cell>
          <table:table-cell office:value-type="float" office:value="1.58313292310038E+018" calcext:value-type="float">
            <text:p>1.5831329231003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312632E+018" calcext:value-type="float">
            <text:p>1.58313292312632E+018</text:p>
          </table:table-cell>
          <table:table-cell office:value-type="float" office:value="3250" calcext:value-type="float">
            <text:p>3250</text:p>
          </table:table-cell>
          <table:table-cell office:value-type="float" office:value="1.58313292310038E+018" calcext:value-type="float">
            <text:p>1.58313292310038E+018</text:p>
          </table:table-cell>
          <table:table-cell/>
          <table:table-cell office:value-type="float" office:value="160.785552979" calcext:value-type="float">
            <text:p>160.785552979</text:p>
          </table:table-cell>
          <table:table-cell office:value-type="float" office:value="149.315139771" calcext:value-type="float">
            <text:p>149.315139771</text:p>
          </table:table-cell>
          <table:table-cell office:value-type="float" office:value="0.309798210859" calcext:value-type="float">
            <text:p>0.309798210859</text:p>
          </table:table-cell>
          <table:table-cell office:value-type="float" office:value="402.268676758" calcext:value-type="float">
            <text:p>402.268676758</text:p>
          </table:table-cell>
          <table:table-cell office:value-type="float" office:value="240.703048706" calcext:value-type="float">
            <text:p>240.703048706</text:p>
          </table:table-cell>
        </table:table-row>
        <table:table-row table:style-name="ro1">
          <table:table-cell table:number-columns-repeated="4"/>
          <table:table-cell office:value-type="float" office:value="1.58313292316829E+018" calcext:value-type="float">
            <text:p>1.58313292316829E+018</text:p>
          </table:table-cell>
          <table:table-cell office:value-type="float" office:value="3251" calcext:value-type="float">
            <text:p>3251</text:p>
          </table:table-cell>
          <table:table-cell office:value-type="float" office:value="1.58313292313767E+018" calcext:value-type="float">
            <text:p>1.58313292313767E+018</text:p>
          </table:table-cell>
          <table:table-cell/>
          <table:table-cell office:value-type="float" office:value="3.83118891716" calcext:value-type="float">
            <text:p>3.83118891716</text:p>
          </table:table-cell>
          <table:table-cell/>
          <table:table-cell office:value-type="float" office:value="1.58313292316175E+018" calcext:value-type="float">
            <text:p>1.58313292316175E+018</text:p>
          </table:table-cell>
          <table:table-cell office:value-type="float" office:value="3251" calcext:value-type="float">
            <text:p>3251</text:p>
          </table:table-cell>
          <table:table-cell office:value-type="float" office:value="1.58313292313767E+018" calcext:value-type="float">
            <text:p>1.58313292313767E+018</text:p>
          </table:table-cell>
          <table:table-cell/>
          <table:table-cell office:value-type="float" office:value="184.467712402" calcext:value-type="float">
            <text:p>184.467712402</text:p>
          </table:table-cell>
          <table:table-cell office:value-type="float" office:value="149.003250122" calcext:value-type="float">
            <text:p>149.003250122</text:p>
          </table:table-cell>
          <table:table-cell office:value-type="float" office:value="0.052531119436" calcext:value-type="float">
            <text:p>0.052531119436</text:p>
          </table:table-cell>
          <table:table-cell office:value-type="float" office:value="397.990936279" calcext:value-type="float">
            <text:p>397.990936279</text:p>
          </table:table-cell>
          <table:table-cell office:value-type="float" office:value="241.157516479" calcext:value-type="float">
            <text:p>241.157516479</text:p>
          </table:table-cell>
        </table:table-row>
        <table:table-row table:style-name="ro1">
          <table:table-cell table:number-columns-repeated="4"/>
          <table:table-cell office:value-type="float" office:value="1.58313292319733E+018" calcext:value-type="float">
            <text:p>1.58313292319733E+018</text:p>
          </table:table-cell>
          <table:table-cell office:value-type="float" office:value="3252" calcext:value-type="float">
            <text:p>3252</text:p>
          </table:table-cell>
          <table:table-cell office:value-type="float" office:value="1.58313292317345E+018" calcext:value-type="float">
            <text:p>1.58313292317345E+018</text:p>
          </table:table-cell>
          <table:table-cell/>
          <table:table-cell office:value-type="float" office:value="4.08842325211" calcext:value-type="float">
            <text:p>4.08842325211</text:p>
          </table:table-cell>
          <table:table-cell/>
          <table:table-cell office:value-type="float" office:value="1.58313292319738E+018" calcext:value-type="float">
            <text:p>1.58313292319738E+018</text:p>
          </table:table-cell>
          <table:table-cell office:value-type="float" office:value="3252" calcext:value-type="float">
            <text:p>3252</text:p>
          </table:table-cell>
          <table:table-cell office:value-type="float" office:value="1.58313292317345E+018" calcext:value-type="float">
            <text:p>1.58313292317345E+018</text:p>
          </table:table-cell>
          <table:table-cell/>
          <table:table-cell office:value-type="float" office:value="184.952789307" calcext:value-type="float">
            <text:p>184.952789307</text:p>
          </table:table-cell>
          <table:table-cell office:value-type="float" office:value="146.430908203" calcext:value-type="float">
            <text:p>146.430908203</text:p>
          </table:table-cell>
          <table:table-cell office:value-type="float" office:value="-0.186536192894" calcext:value-type="float">
            <text:p>-0.186536192894</text:p>
          </table:table-cell>
          <table:table-cell office:value-type="float" office:value="394.714141846" calcext:value-type="float">
            <text:p>394.714141846</text:p>
          </table:table-cell>
          <table:table-cell office:value-type="float" office:value="240.279586792" calcext:value-type="float">
            <text:p>240.279586792</text:p>
          </table:table-cell>
        </table:table-row>
        <table:table-row table:style-name="ro1">
          <table:table-cell table:number-columns-repeated="4"/>
          <table:table-cell office:value-type="float" office:value="1.58313292323878E+018" calcext:value-type="float">
            <text:p>1.58313292323878E+018</text:p>
          </table:table-cell>
          <table:table-cell office:value-type="float" office:value="3253" calcext:value-type="float">
            <text:p>3253</text:p>
          </table:table-cell>
          <table:table-cell office:value-type="float" office:value="1.58313292320547E+018" calcext:value-type="float">
            <text:p>1.58313292320547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323553E+018" calcext:value-type="float">
            <text:p>1.58313292323553E+018</text:p>
          </table:table-cell>
          <table:table-cell office:value-type="float" office:value="3253" calcext:value-type="float">
            <text:p>3253</text:p>
          </table:table-cell>
          <table:table-cell office:value-type="float" office:value="1.58313292320547E+018" calcext:value-type="float">
            <text:p>1.58313292320547E+018</text:p>
          </table:table-cell>
          <table:table-cell/>
          <table:table-cell office:value-type="float" office:value="151.710388184" calcext:value-type="float">
            <text:p>151.710388184</text:p>
          </table:table-cell>
          <table:table-cell office:value-type="float" office:value="144.095840454" calcext:value-type="float">
            <text:p>144.095840454</text:p>
          </table:table-cell>
          <table:table-cell office:value-type="float" office:value="1.5233912468" calcext:value-type="float">
            <text:p>1.5233912468</text:p>
          </table:table-cell>
          <table:table-cell office:value-type="float" office:value="396.238525391" calcext:value-type="float">
            <text:p>396.238525391</text:p>
          </table:table-cell>
          <table:table-cell office:value-type="float" office:value="238.159286499" calcext:value-type="float">
            <text:p>238.159286499</text:p>
          </table:table-cell>
        </table:table-row>
        <table:table-row table:style-name="ro1">
          <table:table-cell table:number-columns-repeated="4"/>
          <table:table-cell office:value-type="float" office:value="1.58313292328112E+018" calcext:value-type="float">
            <text:p>1.58313292328112E+018</text:p>
          </table:table-cell>
          <table:table-cell office:value-type="float" office:value="3254" calcext:value-type="float">
            <text:p>3254</text:p>
          </table:table-cell>
          <table:table-cell office:value-type="float" office:value="1.58313292323713E+018" calcext:value-type="float">
            <text:p>1.58313292323713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327403E+018" calcext:value-type="float">
            <text:p>1.58313292327403E+018</text:p>
          </table:table-cell>
          <table:table-cell office:value-type="float" office:value="3254" calcext:value-type="float">
            <text:p>3254</text:p>
          </table:table-cell>
          <table:table-cell office:value-type="float" office:value="1.58313292323713E+018" calcext:value-type="float">
            <text:p>1.58313292323713E+018</text:p>
          </table:table-cell>
          <table:table-cell/>
          <table:table-cell office:value-type="float" office:value="155.327453613" calcext:value-type="float">
            <text:p>155.327453613</text:p>
          </table:table-cell>
          <table:table-cell office:value-type="float" office:value="136.256774902" calcext:value-type="float">
            <text:p>136.256774902</text:p>
          </table:table-cell>
          <table:table-cell office:value-type="float" office:value="1.31407880783" calcext:value-type="float">
            <text:p>1.31407880783</text:p>
          </table:table-cell>
          <table:table-cell office:value-type="float" office:value="395.754852295" calcext:value-type="float">
            <text:p>395.754852295</text:p>
          </table:table-cell>
          <table:table-cell office:value-type="float" office:value="236.808822632" calcext:value-type="float">
            <text:p>236.808822632</text:p>
          </table:table-cell>
        </table:table-row>
        <table:table-row table:style-name="ro1">
          <table:table-cell table:number-columns-repeated="4"/>
          <table:table-cell office:value-type="float" office:value="1.58313292331088E+018" calcext:value-type="float">
            <text:p>1.58313292331088E+018</text:p>
          </table:table-cell>
          <table:table-cell office:value-type="float" office:value="3255" calcext:value-type="float">
            <text:p>3255</text:p>
          </table:table-cell>
          <table:table-cell office:value-type="float" office:value="1.58313292326893E+018" calcext:value-type="float">
            <text:p>1.58313292326893E+018</text:p>
          </table:table-cell>
          <table:table-cell/>
          <table:table-cell office:value-type="float" office:value="3.94595193863" calcext:value-type="float">
            <text:p>3.94595193863</text:p>
          </table:table-cell>
          <table:table-cell/>
          <table:table-cell office:value-type="float" office:value="1.58313292329331E+018" calcext:value-type="float">
            <text:p>1.58313292329331E+018</text:p>
          </table:table-cell>
          <table:table-cell office:value-type="float" office:value="3255" calcext:value-type="float">
            <text:p>3255</text:p>
          </table:table-cell>
          <table:table-cell office:value-type="float" office:value="1.58313292326893E+018" calcext:value-type="float">
            <text:p>1.58313292326893E+018</text:p>
          </table:table-cell>
          <table:table-cell/>
          <table:table-cell office:value-type="float" office:value="156.160018921" calcext:value-type="float">
            <text:p>156.160018921</text:p>
          </table:table-cell>
          <table:table-cell office:value-type="float" office:value="138.79725647" calcext:value-type="float">
            <text:p>138.79725647</text:p>
          </table:table-cell>
          <table:table-cell office:value-type="float" office:value="1.14823198318" calcext:value-type="float">
            <text:p>1.14823198318</text:p>
          </table:table-cell>
          <table:table-cell office:value-type="float" office:value="397.099975586" calcext:value-type="float">
            <text:p>397.099975586</text:p>
          </table:table-cell>
          <table:table-cell office:value-type="float" office:value="236.458740234" calcext:value-type="float">
            <text:p>236.458740234</text:p>
          </table:table-cell>
        </table:table-row>
        <table:table-row table:style-name="ro1">
          <table:table-cell table:number-columns-repeated="4"/>
          <table:table-cell office:value-type="float" office:value="1.58313292333119E+018" calcext:value-type="float">
            <text:p>1.58313292333119E+018</text:p>
          </table:table-cell>
          <table:table-cell office:value-type="float" office:value="3256" calcext:value-type="float">
            <text:p>3256</text:p>
          </table:table-cell>
          <table:table-cell office:value-type="float" office:value="1.58313292330456E+018" calcext:value-type="float">
            <text:p>1.58313292330456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332702E+018" calcext:value-type="float">
            <text:p>1.58313292332702E+018</text:p>
          </table:table-cell>
          <table:table-cell office:value-type="float" office:value="3256" calcext:value-type="float">
            <text:p>3256</text:p>
          </table:table-cell>
          <table:table-cell office:value-type="float" office:value="1.58313292330456E+018" calcext:value-type="float">
            <text:p>1.58313292330456E+018</text:p>
          </table:table-cell>
          <table:table-cell/>
          <table:table-cell office:value-type="float" office:value="151.130508423" calcext:value-type="float">
            <text:p>151.130508423</text:p>
          </table:table-cell>
          <table:table-cell office:value-type="float" office:value="141.139328003" calcext:value-type="float">
            <text:p>141.139328003</text:p>
          </table:table-cell>
          <table:table-cell office:value-type="float" office:value="1.3222233057" calcext:value-type="float">
            <text:p>1.3222233057</text:p>
          </table:table-cell>
          <table:table-cell office:value-type="float" office:value="396.567901611" calcext:value-type="float">
            <text:p>396.567901611</text:p>
          </table:table-cell>
          <table:table-cell office:value-type="float" office:value="237.423522949" calcext:value-type="float">
            <text:p>237.423522949</text:p>
          </table:table-cell>
        </table:table-row>
        <table:table-row table:style-name="ro1">
          <table:table-cell table:number-columns-repeated="4"/>
          <table:table-cell office:value-type="float" office:value="1.58313292336394E+018" calcext:value-type="float">
            <text:p>1.58313292336394E+018</text:p>
          </table:table-cell>
          <table:table-cell office:value-type="float" office:value="3257" calcext:value-type="float">
            <text:p>3257</text:p>
          </table:table-cell>
          <table:table-cell office:value-type="float" office:value="1.58313292333857E+018" calcext:value-type="float">
            <text:p>1.58313292333857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336688E+018" calcext:value-type="float">
            <text:p>1.58313292336688E+018</text:p>
          </table:table-cell>
          <table:table-cell office:value-type="float" office:value="3257" calcext:value-type="float">
            <text:p>3257</text:p>
          </table:table-cell>
          <table:table-cell office:value-type="float" office:value="1.58313292333857E+018" calcext:value-type="float">
            <text:p>1.58313292333857E+018</text:p>
          </table:table-cell>
          <table:table-cell/>
          <table:table-cell office:value-type="float" office:value="155.568511963" calcext:value-type="float">
            <text:p>155.568511963</text:p>
          </table:table-cell>
          <table:table-cell office:value-type="float" office:value="146.814071655" calcext:value-type="float">
            <text:p>146.814071655</text:p>
          </table:table-cell>
          <table:table-cell office:value-type="float" office:value="0.528008580208" calcext:value-type="float">
            <text:p>0.528008580208</text:p>
          </table:table-cell>
          <table:table-cell office:value-type="float" office:value="403.018127441" calcext:value-type="float">
            <text:p>403.018127441</text:p>
          </table:table-cell>
          <table:table-cell office:value-type="float" office:value="239.984588623" calcext:value-type="float">
            <text:p>239.984588623</text:p>
          </table:table-cell>
        </table:table-row>
        <table:table-row table:style-name="ro1">
          <table:table-cell table:number-columns-repeated="4"/>
          <table:table-cell office:value-type="float" office:value="1.58313292340523E+018" calcext:value-type="float">
            <text:p>1.58313292340523E+018</text:p>
          </table:table-cell>
          <table:table-cell office:value-type="float" office:value="3258" calcext:value-type="float">
            <text:p>3258</text:p>
          </table:table-cell>
          <table:table-cell office:value-type="float" office:value="1.58313292337221E+018" calcext:value-type="float">
            <text:p>1.58313292337221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340108E+018" calcext:value-type="float">
            <text:p>1.58313292340108E+018</text:p>
          </table:table-cell>
          <table:table-cell office:value-type="float" office:value="3258" calcext:value-type="float">
            <text:p>3258</text:p>
          </table:table-cell>
          <table:table-cell office:value-type="float" office:value="1.58313292337221E+018" calcext:value-type="float">
            <text:p>1.58313292337221E+018</text:p>
          </table:table-cell>
          <table:table-cell/>
          <table:table-cell office:value-type="float" office:value="150.971054077" calcext:value-type="float">
            <text:p>150.971054077</text:p>
          </table:table-cell>
          <table:table-cell office:value-type="float" office:value="147.451156616" calcext:value-type="float">
            <text:p>147.451156616</text:p>
          </table:table-cell>
          <table:table-cell office:value-type="float" office:value="-1.48422431946" calcext:value-type="float">
            <text:p>-1.48422431946</text:p>
          </table:table-cell>
          <table:table-cell office:value-type="float" office:value="401.066131592" calcext:value-type="float">
            <text:p>401.066131592</text:p>
          </table:table-cell>
          <table:table-cell office:value-type="float" office:value="238.995025635" calcext:value-type="float">
            <text:p>238.995025635</text:p>
          </table:table-cell>
        </table:table-row>
        <table:table-row table:style-name="ro1">
          <table:table-cell table:number-columns-repeated="4"/>
          <table:table-cell office:value-type="float" office:value="1.58313292342683E+018" calcext:value-type="float">
            <text:p>1.58313292342683E+018</text:p>
          </table:table-cell>
          <table:table-cell office:value-type="float" office:value="3259" calcext:value-type="float">
            <text:p>3259</text:p>
          </table:table-cell>
          <table:table-cell office:value-type="float" office:value="1.58313292340605E+018" calcext:value-type="float">
            <text:p>1.58313292340605E+018</text:p>
          </table:table-cell>
          <table:table-cell/>
          <table:table-cell office:value-type="float" office:value="3.84118652344" calcext:value-type="float">
            <text:p>3.84118652344</text:p>
          </table:table-cell>
          <table:table-cell/>
          <table:table-cell office:value-type="float" office:value="1.58313292342375E+018" calcext:value-type="float">
            <text:p>1.58313292342375E+018</text:p>
          </table:table-cell>
          <table:table-cell office:value-type="float" office:value="3259" calcext:value-type="float">
            <text:p>3259</text:p>
          </table:table-cell>
          <table:table-cell office:value-type="float" office:value="1.58313292340605E+018" calcext:value-type="float">
            <text:p>1.58313292340605E+018</text:p>
          </table:table-cell>
          <table:table-cell/>
          <table:table-cell office:value-type="float" office:value="171.384674072" calcext:value-type="float">
            <text:p>171.384674072</text:p>
          </table:table-cell>
          <table:table-cell office:value-type="float" office:value="147.039291382" calcext:value-type="float">
            <text:p>147.039291382</text:p>
          </table:table-cell>
          <table:table-cell office:value-type="float" office:value="-0.599830806255" calcext:value-type="float">
            <text:p>-0.599830806255</text:p>
          </table:table-cell>
          <table:table-cell office:value-type="float" office:value="400.513458252" calcext:value-type="float">
            <text:p>400.513458252</text:p>
          </table:table-cell>
          <table:table-cell office:value-type="float" office:value="240.643814087" calcext:value-type="float">
            <text:p>240.643814087</text:p>
          </table:table-cell>
        </table:table-row>
        <table:table-row table:style-name="ro1">
          <table:table-cell table:number-columns-repeated="4"/>
          <table:table-cell office:value-type="float" office:value="1.58313292349054E+018" calcext:value-type="float">
            <text:p>1.58313292349054E+018</text:p>
          </table:table-cell>
          <table:table-cell office:value-type="float" office:value="3260" calcext:value-type="float">
            <text:p>3260</text:p>
          </table:table-cell>
          <table:table-cell office:value-type="float" office:value="1.58313292343701E+018" calcext:value-type="float">
            <text:p>1.58313292343701E+018</text:p>
          </table:table-cell>
          <table:table-cell/>
          <table:table-cell office:value-type="float" office:value="3.89454960823" calcext:value-type="float">
            <text:p>3.89454960823</text:p>
          </table:table-cell>
          <table:table-cell/>
          <table:table-cell office:value-type="float" office:value="1.58313292348017E+018" calcext:value-type="float">
            <text:p>1.58313292348017E+018</text:p>
          </table:table-cell>
          <table:table-cell office:value-type="float" office:value="3260" calcext:value-type="float">
            <text:p>3260</text:p>
          </table:table-cell>
          <table:table-cell office:value-type="float" office:value="1.58313292343701E+018" calcext:value-type="float">
            <text:p>1.58313292343701E+018</text:p>
          </table:table-cell>
          <table:table-cell/>
          <table:table-cell office:value-type="float" office:value="168.041595459" calcext:value-type="float">
            <text:p>168.041595459</text:p>
          </table:table-cell>
          <table:table-cell office:value-type="float" office:value="146.505661011" calcext:value-type="float">
            <text:p>146.505661011</text:p>
          </table:table-cell>
          <table:table-cell office:value-type="float" office:value="-0.653390347958" calcext:value-type="float">
            <text:p>-0.653390347958</text:p>
          </table:table-cell>
          <table:table-cell office:value-type="float" office:value="401.982849121" calcext:value-type="float">
            <text:p>401.982849121</text:p>
          </table:table-cell>
          <table:table-cell office:value-type="float" office:value="239.595153809" calcext:value-type="float">
            <text:p>239.595153809</text:p>
          </table:table-cell>
        </table:table-row>
        <table:table-row table:style-name="ro1">
          <table:table-cell table:number-columns-repeated="4"/>
          <table:table-cell office:value-type="float" office:value="1.58313292351865E+018" calcext:value-type="float">
            <text:p>1.58313292351865E+018</text:p>
          </table:table-cell>
          <table:table-cell office:value-type="float" office:value="3261" calcext:value-type="float">
            <text:p>3261</text:p>
          </table:table-cell>
          <table:table-cell office:value-type="float" office:value="1.58313292347733E+018" calcext:value-type="float">
            <text:p>1.58313292347733E+018</text:p>
          </table:table-cell>
          <table:table-cell/>
          <table:table-cell office:value-type="float" office:value="3.98301243782" calcext:value-type="float">
            <text:p>3.98301243782</text:p>
          </table:table-cell>
          <table:table-cell/>
          <table:table-cell office:value-type="float" office:value="1.58313292351363E+018" calcext:value-type="float">
            <text:p>1.58313292351363E+018</text:p>
          </table:table-cell>
          <table:table-cell office:value-type="float" office:value="3261" calcext:value-type="float">
            <text:p>3261</text:p>
          </table:table-cell>
          <table:table-cell office:value-type="float" office:value="1.58313292347733E+018" calcext:value-type="float">
            <text:p>1.58313292347733E+018</text:p>
          </table:table-cell>
          <table:table-cell/>
          <table:table-cell office:value-type="float" office:value="166.666366577" calcext:value-type="float">
            <text:p>166.666366577</text:p>
          </table:table-cell>
          <table:table-cell office:value-type="float" office:value="145.621032715" calcext:value-type="float">
            <text:p>145.621032715</text:p>
          </table:table-cell>
          <table:table-cell office:value-type="float" office:value="-0.188820123672" calcext:value-type="float">
            <text:p>-0.188820123672</text:p>
          </table:table-cell>
          <table:table-cell office:value-type="float" office:value="406.955108643" calcext:value-type="float">
            <text:p>406.955108643</text:p>
          </table:table-cell>
          <table:table-cell office:value-type="float" office:value="236.837188721" calcext:value-type="float">
            <text:p>236.837188721</text:p>
          </table:table-cell>
        </table:table-row>
        <table:table-row table:style-name="ro1">
          <table:table-cell table:number-columns-repeated="4"/>
          <table:table-cell office:value-type="float" office:value="1.58313292354266E+018" calcext:value-type="float">
            <text:p>1.58313292354266E+018</text:p>
          </table:table-cell>
          <table:table-cell office:value-type="float" office:value="3262" calcext:value-type="float">
            <text:p>3262</text:p>
          </table:table-cell>
          <table:table-cell office:value-type="float" office:value="1.5831329235016E+018" calcext:value-type="float">
            <text:p>1.583132923501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354259E+018" calcext:value-type="float">
            <text:p>1.58313292354259E+018</text:p>
          </table:table-cell>
          <table:table-cell office:value-type="float" office:value="3262" calcext:value-type="float">
            <text:p>3262</text:p>
          </table:table-cell>
          <table:table-cell office:value-type="float" office:value="1.5831329235016E+018" calcext:value-type="float">
            <text:p>1.5831329235016E+018</text:p>
          </table:table-cell>
          <table:table-cell/>
          <table:table-cell office:value-type="float" office:value="168.248733521" calcext:value-type="float">
            <text:p>168.248733521</text:p>
          </table:table-cell>
          <table:table-cell office:value-type="float" office:value="143.213943481" calcext:value-type="float">
            <text:p>143.213943481</text:p>
          </table:table-cell>
          <table:table-cell office:value-type="float" office:value="-0.136446923018" calcext:value-type="float">
            <text:p>-0.136446923018</text:p>
          </table:table-cell>
          <table:table-cell office:value-type="float" office:value="408.648834229" calcext:value-type="float">
            <text:p>408.648834229</text:p>
          </table:table-cell>
          <table:table-cell office:value-type="float" office:value="238.086654663" calcext:value-type="float">
            <text:p>238.086654663</text:p>
          </table:table-cell>
        </table:table-row>
        <table:table-row table:style-name="ro1">
          <table:table-cell table:number-columns-repeated="4"/>
          <table:table-cell office:value-type="float" office:value="1.58313292357614E+018" calcext:value-type="float">
            <text:p>1.58313292357614E+018</text:p>
          </table:table-cell>
          <table:table-cell office:value-type="float" office:value="3263" calcext:value-type="float">
            <text:p>3263</text:p>
          </table:table-cell>
          <table:table-cell office:value-type="float" office:value="1.58313292353646E+018" calcext:value-type="float">
            <text:p>1.5831329235364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357616E+018" calcext:value-type="float">
            <text:p>1.58313292357616E+018</text:p>
          </table:table-cell>
          <table:table-cell office:value-type="float" office:value="3263" calcext:value-type="float">
            <text:p>3263</text:p>
          </table:table-cell>
          <table:table-cell office:value-type="float" office:value="1.58313292353646E+018" calcext:value-type="float">
            <text:p>1.58313292353646E+018</text:p>
          </table:table-cell>
          <table:table-cell/>
          <table:table-cell office:value-type="float" office:value="195.145507812" calcext:value-type="float">
            <text:p>195.145507812</text:p>
          </table:table-cell>
          <table:table-cell office:value-type="float" office:value="138.021148682" calcext:value-type="float">
            <text:p>138.021148682</text:p>
          </table:table-cell>
          <table:table-cell office:value-type="float" office:value="-0.0453120879829" calcext:value-type="float">
            <text:p>-0.0453120879829</text:p>
          </table:table-cell>
          <table:table-cell office:value-type="float" office:value="401.26940918" calcext:value-type="float">
            <text:p>401.26940918</text:p>
          </table:table-cell>
          <table:table-cell office:value-type="float" office:value="238.794967651" calcext:value-type="float">
            <text:p>238.794967651</text:p>
          </table:table-cell>
        </table:table-row>
        <table:table-row table:style-name="ro1">
          <table:table-cell table:number-columns-repeated="4"/>
          <table:table-cell office:value-type="float" office:value="1.58313292359891E+018" calcext:value-type="float">
            <text:p>1.58313292359891E+018</text:p>
          </table:table-cell>
          <table:table-cell office:value-type="float" office:value="3264" calcext:value-type="float">
            <text:p>3264</text:p>
          </table:table-cell>
          <table:table-cell office:value-type="float" office:value="1.58313292357018E+018" calcext:value-type="float">
            <text:p>1.58313292357018E+018</text:p>
          </table:table-cell>
          <table:table-cell/>
          <table:table-cell office:value-type="float" office:value="4.05148792267" calcext:value-type="float">
            <text:p>4.05148792267</text:p>
          </table:table-cell>
          <table:table-cell/>
          <table:table-cell office:value-type="float" office:value="1.58313292359335E+018" calcext:value-type="float">
            <text:p>1.58313292359335E+018</text:p>
          </table:table-cell>
          <table:table-cell office:value-type="float" office:value="3264" calcext:value-type="float">
            <text:p>3264</text:p>
          </table:table-cell>
          <table:table-cell office:value-type="float" office:value="1.58313292357018E+018" calcext:value-type="float">
            <text:p>1.58313292357018E+018</text:p>
          </table:table-cell>
          <table:table-cell/>
          <table:table-cell office:value-type="float" office:value="199.99571228" calcext:value-type="float">
            <text:p>199.99571228</text:p>
          </table:table-cell>
          <table:table-cell office:value-type="float" office:value="139.506271362" calcext:value-type="float">
            <text:p>139.506271362</text:p>
          </table:table-cell>
          <table:table-cell office:value-type="float" office:value="-0.101966843009" calcext:value-type="float">
            <text:p>-0.101966843009</text:p>
          </table:table-cell>
          <table:table-cell office:value-type="float" office:value="398.355377197" calcext:value-type="float">
            <text:p>398.355377197</text:p>
          </table:table-cell>
          <table:table-cell office:value-type="float" office:value="239.461532593" calcext:value-type="float">
            <text:p>239.461532593</text:p>
          </table:table-cell>
        </table:table-row>
        <table:table-row table:style-name="ro1">
          <table:table-cell table:number-columns-repeated="4"/>
          <table:table-cell office:value-type="float" office:value="1.58313292362885E+018" calcext:value-type="float">
            <text:p>1.58313292362885E+018</text:p>
          </table:table-cell>
          <table:table-cell office:value-type="float" office:value="3265" calcext:value-type="float">
            <text:p>3265</text:p>
          </table:table-cell>
          <table:table-cell office:value-type="float" office:value="1.58313292360361E+018" calcext:value-type="float">
            <text:p>1.58313292360361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36263E+018" calcext:value-type="float">
            <text:p>1.5831329236263E+018</text:p>
          </table:table-cell>
          <table:table-cell office:value-type="float" office:value="3265" calcext:value-type="float">
            <text:p>3265</text:p>
          </table:table-cell>
          <table:table-cell office:value-type="float" office:value="1.58313292360361E+018" calcext:value-type="float">
            <text:p>1.58313292360361E+018</text:p>
          </table:table-cell>
          <table:table-cell/>
          <table:table-cell office:value-type="float" office:value="183.78578186" calcext:value-type="float">
            <text:p>183.78578186</text:p>
          </table:table-cell>
          <table:table-cell office:value-type="float" office:value="144.685836792" calcext:value-type="float">
            <text:p>144.685836792</text:p>
          </table:table-cell>
          <table:table-cell office:value-type="float" office:value="-0.279081165791" calcext:value-type="float">
            <text:p>-0.279081165791</text:p>
          </table:table-cell>
          <table:table-cell office:value-type="float" office:value="389.200744629" calcext:value-type="float">
            <text:p>389.200744629</text:p>
          </table:table-cell>
          <table:table-cell office:value-type="float" office:value="240.579299927" calcext:value-type="float">
            <text:p>240.579299927</text:p>
          </table:table-cell>
        </table:table-row>
        <table:table-row table:style-name="ro1">
          <table:table-cell table:number-columns-repeated="4"/>
          <table:table-cell office:value-type="float" office:value="1.58313292366058E+018" calcext:value-type="float">
            <text:p>1.58313292366058E+018</text:p>
          </table:table-cell>
          <table:table-cell office:value-type="float" office:value="3266" calcext:value-type="float">
            <text:p>3266</text:p>
          </table:table-cell>
          <table:table-cell office:value-type="float" office:value="1.58313292363455E+018" calcext:value-type="float">
            <text:p>1.58313292363455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365748E+018" calcext:value-type="float">
            <text:p>1.58313292365748E+018</text:p>
          </table:table-cell>
          <table:table-cell office:value-type="float" office:value="3266" calcext:value-type="float">
            <text:p>3266</text:p>
          </table:table-cell>
          <table:table-cell office:value-type="float" office:value="1.58313292363455E+018" calcext:value-type="float">
            <text:p>1.58313292363455E+018</text:p>
          </table:table-cell>
          <table:table-cell/>
          <table:table-cell office:value-type="float" office:value="157.976409912" calcext:value-type="float">
            <text:p>157.976409912</text:p>
          </table:table-cell>
          <table:table-cell office:value-type="float" office:value="150.792877197" calcext:value-type="float">
            <text:p>150.792877197</text:p>
          </table:table-cell>
          <table:table-cell office:value-type="float" office:value="-0.0306022502482" calcext:value-type="float">
            <text:p>-0.0306022502482</text:p>
          </table:table-cell>
          <table:table-cell office:value-type="float" office:value="395.301513672" calcext:value-type="float">
            <text:p>395.301513672</text:p>
          </table:table-cell>
          <table:table-cell office:value-type="float" office:value="234.941802979" calcext:value-type="float">
            <text:p>234.941802979</text:p>
          </table:table-cell>
        </table:table-row>
        <table:table-row table:style-name="ro1">
          <table:table-cell table:number-columns-repeated="4"/>
          <table:table-cell office:value-type="float" office:value="1.58313292369117E+018" calcext:value-type="float">
            <text:p>1.58313292369117E+018</text:p>
          </table:table-cell>
          <table:table-cell office:value-type="float" office:value="3267" calcext:value-type="float">
            <text:p>3267</text:p>
          </table:table-cell>
          <table:table-cell office:value-type="float" office:value="1.5831329236688E+018" calcext:value-type="float">
            <text:p>1.5831329236688E+018</text:p>
          </table:table-cell>
          <table:table-cell/>
          <table:table-cell office:value-type="float" office:value="4.02011108398" calcext:value-type="float">
            <text:p>4.02011108398</text:p>
          </table:table-cell>
          <table:table-cell/>
          <table:table-cell office:value-type="float" office:value="1.58313292368991E+018" calcext:value-type="float">
            <text:p>1.58313292368991E+018</text:p>
          </table:table-cell>
          <table:table-cell office:value-type="float" office:value="3267" calcext:value-type="float">
            <text:p>3267</text:p>
          </table:table-cell>
          <table:table-cell office:value-type="float" office:value="1.5831329236688E+018" calcext:value-type="float">
            <text:p>1.5831329236688E+018</text:p>
          </table:table-cell>
          <table:table-cell/>
          <table:table-cell office:value-type="float" office:value="158.298233032" calcext:value-type="float">
            <text:p>158.298233032</text:p>
          </table:table-cell>
          <table:table-cell office:value-type="float" office:value="148.591766357" calcext:value-type="float">
            <text:p>148.591766357</text:p>
          </table:table-cell>
          <table:table-cell office:value-type="float" office:value="-0.0332461036742" calcext:value-type="float">
            <text:p>-0.0332461036742</text:p>
          </table:table-cell>
          <table:table-cell office:value-type="float" office:value="396.943572998" calcext:value-type="float">
            <text:p>396.943572998</text:p>
          </table:table-cell>
          <table:table-cell office:value-type="float" office:value="235.521621704" calcext:value-type="float">
            <text:p>235.521621704</text:p>
          </table:table-cell>
        </table:table-row>
        <table:table-row table:style-name="ro1">
          <table:table-cell table:number-columns-repeated="4"/>
          <table:table-cell office:value-type="float" office:value="1.58313292374414E+018" calcext:value-type="float">
            <text:p>1.58313292374414E+018</text:p>
          </table:table-cell>
          <table:table-cell office:value-type="float" office:value="3268" calcext:value-type="float">
            <text:p>3268</text:p>
          </table:table-cell>
          <table:table-cell office:value-type="float" office:value="1.58313292370116E+018" calcext:value-type="float">
            <text:p>1.58313292370116E+018</text:p>
          </table:table-cell>
          <table:table-cell/>
          <table:table-cell office:value-type="float" office:value="3.92344665527" calcext:value-type="float">
            <text:p>3.92344665527</text:p>
          </table:table-cell>
          <table:table-cell/>
          <table:table-cell office:value-type="float" office:value="1.58313292374244E+018" calcext:value-type="float">
            <text:p>1.58313292374244E+018</text:p>
          </table:table-cell>
          <table:table-cell office:value-type="float" office:value="3268" calcext:value-type="float">
            <text:p>3268</text:p>
          </table:table-cell>
          <table:table-cell office:value-type="float" office:value="1.58313292370116E+018" calcext:value-type="float">
            <text:p>1.58313292370116E+018</text:p>
          </table:table-cell>
          <table:table-cell/>
          <table:table-cell office:value-type="float" office:value="164.788742065" calcext:value-type="float">
            <text:p>164.788742065</text:p>
          </table:table-cell>
          <table:table-cell office:value-type="float" office:value="149.558410645" calcext:value-type="float">
            <text:p>149.558410645</text:p>
          </table:table-cell>
          <table:table-cell office:value-type="float" office:value="0.112149573863" calcext:value-type="float">
            <text:p>0.112149573863</text:p>
          </table:table-cell>
          <table:table-cell office:value-type="float" office:value="398.793334961" calcext:value-type="float">
            <text:p>398.793334961</text:p>
          </table:table-cell>
          <table:table-cell office:value-type="float" office:value="237.458221436" calcext:value-type="float">
            <text:p>237.458221436</text:p>
          </table:table-cell>
        </table:table-row>
        <table:table-row table:style-name="ro1">
          <table:table-cell table:number-columns-repeated="4"/>
          <table:table-cell office:value-type="float" office:value="1.58313292378165E+018" calcext:value-type="float">
            <text:p>1.58313292378165E+018</text:p>
          </table:table-cell>
          <table:table-cell office:value-type="float" office:value="3269" calcext:value-type="float">
            <text:p>3269</text:p>
          </table:table-cell>
          <table:table-cell office:value-type="float" office:value="1.58313292375202E+018" calcext:value-type="float">
            <text:p>1.58313292375202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378018E+018" calcext:value-type="float">
            <text:p>1.58313292378018E+018</text:p>
          </table:table-cell>
          <table:table-cell office:value-type="float" office:value="3269" calcext:value-type="float">
            <text:p>3269</text:p>
          </table:table-cell>
          <table:table-cell office:value-type="float" office:value="1.58313292375202E+018" calcext:value-type="float">
            <text:p>1.58313292375202E+018</text:p>
          </table:table-cell>
          <table:table-cell/>
          <table:table-cell office:value-type="float" office:value="208.708435059" calcext:value-type="float">
            <text:p>208.708435059</text:p>
          </table:table-cell>
          <table:table-cell office:value-type="float" office:value="153.376205444" calcext:value-type="float">
            <text:p>153.376205444</text:p>
          </table:table-cell>
          <table:table-cell office:value-type="float" office:value="-0.00857950653881" calcext:value-type="float">
            <text:p>-0.00857950653881</text:p>
          </table:table-cell>
          <table:table-cell office:value-type="float" office:value="390.663909912" calcext:value-type="float">
            <text:p>390.663909912</text:p>
          </table:table-cell>
          <table:table-cell office:value-type="float" office:value="235.219573975" calcext:value-type="float">
            <text:p>235.219573975</text:p>
          </table:table-cell>
        </table:table-row>
        <table:table-row table:style-name="ro1">
          <table:table-cell table:number-columns-repeated="4"/>
          <table:table-cell office:value-type="float" office:value="1.58313292380631E+018" calcext:value-type="float">
            <text:p>1.58313292380631E+018</text:p>
          </table:table-cell>
          <table:table-cell office:value-type="float" office:value="3270" calcext:value-type="float">
            <text:p>3270</text:p>
          </table:table-cell>
          <table:table-cell office:value-type="float" office:value="1.58313292377344E+018" calcext:value-type="float">
            <text:p>1.58313292377344E+018</text:p>
          </table:table-cell>
          <table:table-cell/>
          <table:table-cell office:value-type="float" office:value="4.05641794205" calcext:value-type="float">
            <text:p>4.05641794205</text:p>
          </table:table-cell>
          <table:table-cell/>
          <table:table-cell office:value-type="float" office:value="1.58313292380346E+018" calcext:value-type="float">
            <text:p>1.58313292380346E+018</text:p>
          </table:table-cell>
          <table:table-cell office:value-type="float" office:value="3270" calcext:value-type="float">
            <text:p>3270</text:p>
          </table:table-cell>
          <table:table-cell office:value-type="float" office:value="1.58313292377344E+018" calcext:value-type="float">
            <text:p>1.58313292377344E+018</text:p>
          </table:table-cell>
          <table:table-cell/>
          <table:table-cell office:value-type="float" office:value="209.454605103" calcext:value-type="float">
            <text:p>209.454605103</text:p>
          </table:table-cell>
          <table:table-cell office:value-type="float" office:value="150.812026978" calcext:value-type="float">
            <text:p>150.812026978</text:p>
          </table:table-cell>
          <table:table-cell office:value-type="float" office:value="-0.108412757516" calcext:value-type="float">
            <text:p>-0.108412757516</text:p>
          </table:table-cell>
          <table:table-cell office:value-type="float" office:value="390.819610596" calcext:value-type="float">
            <text:p>390.819610596</text:p>
          </table:table-cell>
          <table:table-cell office:value-type="float" office:value="239.32611084" calcext:value-type="float">
            <text:p>239.32611084</text:p>
          </table:table-cell>
        </table:table-row>
        <table:table-row table:style-name="ro1">
          <table:table-cell table:number-columns-repeated="4"/>
          <table:table-cell office:value-type="float" office:value="1.58313292382801E+018" calcext:value-type="float">
            <text:p>1.58313292382801E+018</text:p>
          </table:table-cell>
          <table:table-cell office:value-type="float" office:value="3271" calcext:value-type="float">
            <text:p>3271</text:p>
          </table:table-cell>
          <table:table-cell office:value-type="float" office:value="1.58313292380468E+018" calcext:value-type="float">
            <text:p>1.58313292380468E+018</text:p>
          </table:table-cell>
          <table:table-cell/>
          <table:table-cell office:value-type="float" office:value="3.80400848389" calcext:value-type="float">
            <text:p>3.80400848389</text:p>
          </table:table-cell>
          <table:table-cell/>
          <table:table-cell office:value-type="float" office:value="1.58313292382208E+018" calcext:value-type="float">
            <text:p>1.58313292382208E+018</text:p>
          </table:table-cell>
          <table:table-cell office:value-type="float" office:value="3271" calcext:value-type="float">
            <text:p>3271</text:p>
          </table:table-cell>
          <table:table-cell office:value-type="float" office:value="1.58313292380468E+018" calcext:value-type="float">
            <text:p>1.58313292380468E+018</text:p>
          </table:table-cell>
          <table:table-cell/>
          <table:table-cell office:value-type="float" office:value="212.008270264" calcext:value-type="float">
            <text:p>212.008270264</text:p>
          </table:table-cell>
          <table:table-cell office:value-type="float" office:value="153.336120605" calcext:value-type="float">
            <text:p>153.336120605</text:p>
          </table:table-cell>
          <table:table-cell office:value-type="float" office:value="-0.0853340700269" calcext:value-type="float">
            <text:p>-0.0853340700269</text:p>
          </table:table-cell>
          <table:table-cell office:value-type="float" office:value="395.734375" calcext:value-type="float">
            <text:p>395.734375</text:p>
          </table:table-cell>
          <table:table-cell office:value-type="float" office:value="242.719207764" calcext:value-type="float">
            <text:p>242.719207764</text:p>
          </table:table-cell>
        </table:table-row>
        <table:table-row table:style-name="ro1">
          <table:table-cell table:number-columns-repeated="4"/>
          <table:table-cell office:value-type="float" office:value="1.58313292387104E+018" calcext:value-type="float">
            <text:p>1.58313292387104E+018</text:p>
          </table:table-cell>
          <table:table-cell office:value-type="float" office:value="3272" calcext:value-type="float">
            <text:p>3272</text:p>
          </table:table-cell>
          <table:table-cell office:value-type="float" office:value="1.5831329238388E+018" calcext:value-type="float">
            <text:p>1.583132923838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386648E+018" calcext:value-type="float">
            <text:p>1.58313292386648E+018</text:p>
          </table:table-cell>
          <table:table-cell office:value-type="float" office:value="3272" calcext:value-type="float">
            <text:p>3272</text:p>
          </table:table-cell>
          <table:table-cell office:value-type="float" office:value="1.5831329238388E+018" calcext:value-type="float">
            <text:p>1.5831329238388E+018</text:p>
          </table:table-cell>
          <table:table-cell/>
          <table:table-cell office:value-type="float" office:value="187.42817688" calcext:value-type="float">
            <text:p>187.42817688</text:p>
          </table:table-cell>
          <table:table-cell office:value-type="float" office:value="159.919464111" calcext:value-type="float">
            <text:p>159.919464111</text:p>
          </table:table-cell>
          <table:table-cell office:value-type="float" office:value="-0.227022230625" calcext:value-type="float">
            <text:p>-0.227022230625</text:p>
          </table:table-cell>
          <table:table-cell office:value-type="float" office:value="388.210906982" calcext:value-type="float">
            <text:p>388.210906982</text:p>
          </table:table-cell>
          <table:table-cell office:value-type="float" office:value="243.688491821" calcext:value-type="float">
            <text:p>243.688491821</text:p>
          </table:table-cell>
        </table:table-row>
        <table:table-row table:style-name="ro1">
          <table:table-cell table:number-columns-repeated="4"/>
          <table:table-cell office:value-type="float" office:value="1.58313292390677E+018" calcext:value-type="float">
            <text:p>1.58313292390677E+018</text:p>
          </table:table-cell>
          <table:table-cell office:value-type="float" office:value="3273" calcext:value-type="float">
            <text:p>3273</text:p>
          </table:table-cell>
          <table:table-cell office:value-type="float" office:value="1.58313292387093E+018" calcext:value-type="float">
            <text:p>1.58313292387093E+018</text:p>
          </table:table-cell>
          <table:table-cell/>
          <table:table-cell office:value-type="float" office:value="4.12703227997" calcext:value-type="float">
            <text:p>4.12703227997</text:p>
          </table:table-cell>
          <table:table-cell/>
          <table:table-cell office:value-type="float" office:value="1.58313292390313E+018" calcext:value-type="float">
            <text:p>1.58313292390313E+018</text:p>
          </table:table-cell>
          <table:table-cell office:value-type="float" office:value="3273" calcext:value-type="float">
            <text:p>3273</text:p>
          </table:table-cell>
          <table:table-cell office:value-type="float" office:value="1.58313292387093E+018" calcext:value-type="float">
            <text:p>1.58313292387093E+018</text:p>
          </table:table-cell>
          <table:table-cell/>
          <table:table-cell office:value-type="float" office:value="189.428192139" calcext:value-type="float">
            <text:p>189.428192139</text:p>
          </table:table-cell>
          <table:table-cell office:value-type="float" office:value="156.649139404" calcext:value-type="float">
            <text:p>156.649139404</text:p>
          </table:table-cell>
          <table:table-cell office:value-type="float" office:value="-0.296316474676" calcext:value-type="float">
            <text:p>-0.296316474676</text:p>
          </table:table-cell>
          <table:table-cell office:value-type="float" office:value="388.2628479" calcext:value-type="float">
            <text:p>388.2628479</text:p>
          </table:table-cell>
          <table:table-cell office:value-type="float" office:value="244.460189819" calcext:value-type="float">
            <text:p>244.460189819</text:p>
          </table:table-cell>
        </table:table-row>
        <table:table-row table:style-name="ro1">
          <table:table-cell table:number-columns-repeated="4"/>
          <table:table-cell office:value-type="float" office:value="1.58313292394636E+018" calcext:value-type="float">
            <text:p>1.58313292394636E+018</text:p>
          </table:table-cell>
          <table:table-cell office:value-type="float" office:value="3274" calcext:value-type="float">
            <text:p>3274</text:p>
          </table:table-cell>
          <table:table-cell office:value-type="float" office:value="1.58313292391106E+018" calcext:value-type="float">
            <text:p>1.5831329239110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394633E+018" calcext:value-type="float">
            <text:p>1.58313292394633E+018</text:p>
          </table:table-cell>
          <table:table-cell office:value-type="float" office:value="3274" calcext:value-type="float">
            <text:p>3274</text:p>
          </table:table-cell>
          <table:table-cell office:value-type="float" office:value="1.58313292391106E+018" calcext:value-type="float">
            <text:p>1.58313292391106E+018</text:p>
          </table:table-cell>
          <table:table-cell/>
          <table:table-cell office:value-type="float" office:value="182.133056641" calcext:value-type="float">
            <text:p>182.133056641</text:p>
          </table:table-cell>
          <table:table-cell office:value-type="float" office:value="152.91015625" calcext:value-type="float">
            <text:p>152.91015625</text:p>
          </table:table-cell>
          <table:table-cell office:value-type="float" office:value="-0.419586747885" calcext:value-type="float">
            <text:p>-0.419586747885</text:p>
          </table:table-cell>
          <table:table-cell office:value-type="float" office:value="387.489776611" calcext:value-type="float">
            <text:p>387.489776611</text:p>
          </table:table-cell>
          <table:table-cell office:value-type="float" office:value="246.404724121" calcext:value-type="float">
            <text:p>246.404724121</text:p>
          </table:table-cell>
        </table:table-row>
        <table:table-row table:style-name="ro1">
          <table:table-cell table:number-columns-repeated="4"/>
          <table:table-cell office:value-type="float" office:value="1.58313292396869E+018" calcext:value-type="float">
            <text:p>1.58313292396869E+018</text:p>
          </table:table-cell>
          <table:table-cell office:value-type="float" office:value="3275" calcext:value-type="float">
            <text:p>3275</text:p>
          </table:table-cell>
          <table:table-cell office:value-type="float" office:value="1.58313292393868E+018" calcext:value-type="float">
            <text:p>1.58313292393868E+018</text:p>
          </table:table-cell>
          <table:table-cell/>
          <table:table-cell office:value-type="float" office:value="4.17354440689" calcext:value-type="float">
            <text:p>4.17354440689</text:p>
          </table:table-cell>
          <table:table-cell/>
          <table:table-cell office:value-type="float" office:value="1.58313292396861E+018" calcext:value-type="float">
            <text:p>1.58313292396861E+018</text:p>
          </table:table-cell>
          <table:table-cell office:value-type="float" office:value="3275" calcext:value-type="float">
            <text:p>3275</text:p>
          </table:table-cell>
          <table:table-cell office:value-type="float" office:value="1.58313292393868E+018" calcext:value-type="float">
            <text:p>1.58313292393868E+018</text:p>
          </table:table-cell>
          <table:table-cell/>
          <table:table-cell office:value-type="float" office:value="173.06489563" calcext:value-type="float">
            <text:p>173.06489563</text:p>
          </table:table-cell>
          <table:table-cell office:value-type="float" office:value="153.174713135" calcext:value-type="float">
            <text:p>153.174713135</text:p>
          </table:table-cell>
          <table:table-cell office:value-type="float" office:value="-0.383632481098" calcext:value-type="float">
            <text:p>-0.383632481098</text:p>
          </table:table-cell>
          <table:table-cell office:value-type="float" office:value="383.895782471" calcext:value-type="float">
            <text:p>383.895782471</text:p>
          </table:table-cell>
          <table:table-cell office:value-type="float" office:value="247.505447388" calcext:value-type="float">
            <text:p>247.505447388</text:p>
          </table:table-cell>
        </table:table-row>
        <table:table-row table:style-name="ro1">
          <table:table-cell table:number-columns-repeated="4"/>
          <table:table-cell office:value-type="float" office:value="1.58313292402061E+018" calcext:value-type="float">
            <text:p>1.58313292402061E+018</text:p>
          </table:table-cell>
          <table:table-cell office:value-type="float" office:value="3276" calcext:value-type="float">
            <text:p>3276</text:p>
          </table:table-cell>
          <table:table-cell office:value-type="float" office:value="1.58313292397244E+018" calcext:value-type="float">
            <text:p>1.58313292397244E+018</text:p>
          </table:table-cell>
          <table:table-cell/>
          <table:table-cell office:value-type="float" office:value="4.19512653351" calcext:value-type="float">
            <text:p>4.19512653351</text:p>
          </table:table-cell>
          <table:table-cell/>
          <table:table-cell office:value-type="float" office:value="1.58313292402091E+018" calcext:value-type="float">
            <text:p>1.58313292402091E+018</text:p>
          </table:table-cell>
          <table:table-cell office:value-type="float" office:value="3276" calcext:value-type="float">
            <text:p>3276</text:p>
          </table:table-cell>
          <table:table-cell office:value-type="float" office:value="1.58313292397244E+018" calcext:value-type="float">
            <text:p>1.58313292397244E+018</text:p>
          </table:table-cell>
          <table:table-cell/>
          <table:table-cell office:value-type="float" office:value="173.961288452" calcext:value-type="float">
            <text:p>173.961288452</text:p>
          </table:table-cell>
          <table:table-cell office:value-type="float" office:value="152.958892822" calcext:value-type="float">
            <text:p>152.958892822</text:p>
          </table:table-cell>
          <table:table-cell office:value-type="float" office:value="-0.16070073843" calcext:value-type="float">
            <text:p>-0.16070073843</text:p>
          </table:table-cell>
          <table:table-cell office:value-type="float" office:value="385.417266846" calcext:value-type="float">
            <text:p>385.417266846</text:p>
          </table:table-cell>
          <table:table-cell office:value-type="float" office:value="247.817718506" calcext:value-type="float">
            <text:p>247.817718506</text:p>
          </table:table-cell>
        </table:table-row>
        <table:table-row table:style-name="ro1">
          <table:table-cell table:number-columns-repeated="4"/>
          <table:table-cell office:value-type="float" office:value="1.58313292405064E+018" calcext:value-type="float">
            <text:p>1.58313292405064E+018</text:p>
          </table:table-cell>
          <table:table-cell office:value-type="float" office:value="3277" calcext:value-type="float">
            <text:p>3277</text:p>
          </table:table-cell>
          <table:table-cell office:value-type="float" office:value="1.583132924003E+018" calcext:value-type="float">
            <text:p>1.583132924003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04529E+018" calcext:value-type="float">
            <text:p>1.58313292404529E+018</text:p>
          </table:table-cell>
          <table:table-cell office:value-type="float" office:value="3277" calcext:value-type="float">
            <text:p>3277</text:p>
          </table:table-cell>
          <table:table-cell office:value-type="float" office:value="1.583132924003E+018" calcext:value-type="float">
            <text:p>1.583132924003E+018</text:p>
          </table:table-cell>
          <table:table-cell/>
          <table:table-cell office:value-type="float" office:value="168.72505188" calcext:value-type="float">
            <text:p>168.72505188</text:p>
          </table:table-cell>
          <table:table-cell office:value-type="float" office:value="152.449951172" calcext:value-type="float">
            <text:p>152.449951172</text:p>
          </table:table-cell>
          <table:table-cell office:value-type="float" office:value="-0.407694280148" calcext:value-type="float">
            <text:p>-0.407694280148</text:p>
          </table:table-cell>
          <table:table-cell office:value-type="float" office:value="384.973083496" calcext:value-type="float">
            <text:p>384.973083496</text:p>
          </table:table-cell>
          <table:table-cell office:value-type="float" office:value="246.265213013" calcext:value-type="float">
            <text:p>246.265213013</text:p>
          </table:table-cell>
        </table:table-row>
        <table:table-row table:style-name="ro1">
          <table:table-cell table:number-columns-repeated="4"/>
          <table:table-cell office:value-type="float" office:value="1.58313292407293E+018" calcext:value-type="float">
            <text:p>1.58313292407293E+018</text:p>
          </table:table-cell>
          <table:table-cell office:value-type="float" office:value="3278" calcext:value-type="float">
            <text:p>3278</text:p>
          </table:table-cell>
          <table:table-cell office:value-type="float" office:value="1.58313292403532E+018" calcext:value-type="float">
            <text:p>1.58313292403532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06917E+018" calcext:value-type="float">
            <text:p>1.58313292406917E+018</text:p>
          </table:table-cell>
          <table:table-cell office:value-type="float" office:value="3278" calcext:value-type="float">
            <text:p>3278</text:p>
          </table:table-cell>
          <table:table-cell office:value-type="float" office:value="1.58313292403532E+018" calcext:value-type="float">
            <text:p>1.58313292403532E+018</text:p>
          </table:table-cell>
          <table:table-cell/>
          <table:table-cell office:value-type="float" office:value="150.636108398" calcext:value-type="float">
            <text:p>150.636108398</text:p>
          </table:table-cell>
          <table:table-cell office:value-type="float" office:value="147.300857544" calcext:value-type="float">
            <text:p>147.300857544</text:p>
          </table:table-cell>
          <table:table-cell office:value-type="float" office:value="0.78805065155" calcext:value-type="float">
            <text:p>0.78805065155</text:p>
          </table:table-cell>
          <table:table-cell office:value-type="float" office:value="384.6824646" calcext:value-type="float">
            <text:p>384.6824646</text:p>
          </table:table-cell>
          <table:table-cell office:value-type="float" office:value="247.359069824" calcext:value-type="float">
            <text:p>247.359069824</text:p>
          </table:table-cell>
        </table:table-row>
        <table:table-row table:style-name="ro1">
          <table:table-cell table:number-columns-repeated="4"/>
          <table:table-cell office:value-type="float" office:value="1.58313292414216E+018" calcext:value-type="float">
            <text:p>1.58313292414216E+018</text:p>
          </table:table-cell>
          <table:table-cell office:value-type="float" office:value="3279" calcext:value-type="float">
            <text:p>3279</text:p>
          </table:table-cell>
          <table:table-cell office:value-type="float" office:value="1.5831329240838E+018" calcext:value-type="float">
            <text:p>1.583132924083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14183E+018" calcext:value-type="float">
            <text:p>1.58313292414183E+018</text:p>
          </table:table-cell>
          <table:table-cell office:value-type="float" office:value="3279" calcext:value-type="float">
            <text:p>3279</text:p>
          </table:table-cell>
          <table:table-cell office:value-type="float" office:value="1.5831329240838E+018" calcext:value-type="float">
            <text:p>1.5831329240838E+018</text:p>
          </table:table-cell>
          <table:table-cell/>
          <table:table-cell office:value-type="float" office:value="150.955169678" calcext:value-type="float">
            <text:p>150.955169678</text:p>
          </table:table-cell>
          <table:table-cell office:value-type="float" office:value="147.185791016" calcext:value-type="float">
            <text:p>147.185791016</text:p>
          </table:table-cell>
          <table:table-cell office:value-type="float" office:value="1.25782132149" calcext:value-type="float">
            <text:p>1.25782132149</text:p>
          </table:table-cell>
          <table:table-cell office:value-type="float" office:value="384.604766846" calcext:value-type="float">
            <text:p>384.604766846</text:p>
          </table:table-cell>
          <table:table-cell office:value-type="float" office:value="246.202758789" calcext:value-type="float">
            <text:p>246.202758789</text:p>
          </table:table-cell>
        </table:table-row>
        <table:table-row table:style-name="ro1">
          <table:table-cell table:number-columns-repeated="4"/>
          <table:table-cell office:value-type="float" office:value="1.58313292416875E+018" calcext:value-type="float">
            <text:p>1.58313292416875E+018</text:p>
          </table:table-cell>
          <table:table-cell office:value-type="float" office:value="3280" calcext:value-type="float">
            <text:p>3280</text:p>
          </table:table-cell>
          <table:table-cell office:value-type="float" office:value="1.58313292410395E+018" calcext:value-type="float">
            <text:p>1.5831329241039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16692E+018" calcext:value-type="float">
            <text:p>1.58313292416692E+018</text:p>
          </table:table-cell>
          <table:table-cell office:value-type="float" office:value="3280" calcext:value-type="float">
            <text:p>3280</text:p>
          </table:table-cell>
          <table:table-cell office:value-type="float" office:value="1.58313292410395E+018" calcext:value-type="float">
            <text:p>1.58313292410395E+018</text:p>
          </table:table-cell>
          <table:table-cell/>
          <table:table-cell office:value-type="float" office:value="156.942153931" calcext:value-type="float">
            <text:p>156.942153931</text:p>
          </table:table-cell>
          <table:table-cell office:value-type="float" office:value="120.649528503" calcext:value-type="float">
            <text:p>120.649528503</text:p>
          </table:table-cell>
          <table:table-cell office:value-type="float" office:value="1.35501348972" calcext:value-type="float">
            <text:p>1.35501348972</text:p>
          </table:table-cell>
          <table:table-cell office:value-type="float" office:value="388.935852051" calcext:value-type="float">
            <text:p>388.935852051</text:p>
          </table:table-cell>
          <table:table-cell office:value-type="float" office:value="245.461532593" calcext:value-type="float">
            <text:p>245.461532593</text:p>
          </table:table-cell>
        </table:table-row>
        <table:table-row table:style-name="ro1">
          <table:table-cell table:number-columns-repeated="4"/>
          <table:table-cell office:value-type="float" office:value="1.58313292419132E+018" calcext:value-type="float">
            <text:p>1.58313292419132E+018</text:p>
          </table:table-cell>
          <table:table-cell office:value-type="float" office:value="3281" calcext:value-type="float">
            <text:p>3281</text:p>
          </table:table-cell>
          <table:table-cell office:value-type="float" office:value="1.58313292414737E+018" calcext:value-type="float">
            <text:p>1.58313292414737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418985E+018" calcext:value-type="float">
            <text:p>1.58313292418985E+018</text:p>
          </table:table-cell>
          <table:table-cell office:value-type="float" office:value="3281" calcext:value-type="float">
            <text:p>3281</text:p>
          </table:table-cell>
          <table:table-cell office:value-type="float" office:value="1.58313292414737E+018" calcext:value-type="float">
            <text:p>1.58313292414737E+018</text:p>
          </table:table-cell>
          <table:table-cell/>
          <table:table-cell office:value-type="float" office:value="154.437332153" calcext:value-type="float">
            <text:p>154.437332153</text:p>
          </table:table-cell>
          <table:table-cell office:value-type="float" office:value="134.114837646" calcext:value-type="float">
            <text:p>134.114837646</text:p>
          </table:table-cell>
          <table:table-cell office:value-type="float" office:value="0.889820992947" calcext:value-type="float">
            <text:p>0.889820992947</text:p>
          </table:table-cell>
          <table:table-cell office:value-type="float" office:value="394.198486328" calcext:value-type="float">
            <text:p>394.198486328</text:p>
          </table:table-cell>
          <table:table-cell office:value-type="float" office:value="241.478256226" calcext:value-type="float">
            <text:p>241.478256226</text:p>
          </table:table-cell>
        </table:table-row>
        <table:table-row table:style-name="ro1">
          <table:table-cell table:number-columns-repeated="4"/>
          <table:table-cell office:value-type="float" office:value="1.58313292421152E+018" calcext:value-type="float">
            <text:p>1.58313292421152E+018</text:p>
          </table:table-cell>
          <table:table-cell office:value-type="float" office:value="3282" calcext:value-type="float">
            <text:p>3282</text:p>
          </table:table-cell>
          <table:table-cell office:value-type="float" office:value="1.58313292417875E+018" calcext:value-type="float">
            <text:p>1.5831329241787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21892E+018" calcext:value-type="float">
            <text:p>1.58313292421892E+018</text:p>
          </table:table-cell>
          <table:table-cell office:value-type="float" office:value="3282" calcext:value-type="float">
            <text:p>3282</text:p>
          </table:table-cell>
          <table:table-cell office:value-type="float" office:value="1.58313292417875E+018" calcext:value-type="float">
            <text:p>1.58313292417875E+018</text:p>
          </table:table-cell>
          <table:table-cell/>
          <table:table-cell office:value-type="float" office:value="149.774291992" calcext:value-type="float">
            <text:p>149.774291992</text:p>
          </table:table-cell>
          <table:table-cell office:value-type="float" office:value="125.874916077" calcext:value-type="float">
            <text:p>125.874916077</text:p>
          </table:table-cell>
          <table:table-cell office:value-type="float" office:value="1.26814639568" calcext:value-type="float">
            <text:p>1.26814639568</text:p>
          </table:table-cell>
          <table:table-cell office:value-type="float" office:value="396.412963867" calcext:value-type="float">
            <text:p>396.412963867</text:p>
          </table:table-cell>
          <table:table-cell office:value-type="float" office:value="242.00869751" calcext:value-type="float">
            <text:p>242.00869751</text:p>
          </table:table-cell>
        </table:table-row>
        <table:table-row table:style-name="ro1">
          <table:table-cell table:number-columns-repeated="4"/>
          <table:table-cell office:value-type="float" office:value="1.58313292424974E+018" calcext:value-type="float">
            <text:p>1.58313292424974E+018</text:p>
          </table:table-cell>
          <table:table-cell office:value-type="float" office:value="3283" calcext:value-type="float">
            <text:p>3283</text:p>
          </table:table-cell>
          <table:table-cell office:value-type="float" office:value="1.58313292421418E+018" calcext:value-type="float">
            <text:p>1.5831329242141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423583E+018" calcext:value-type="float">
            <text:p>1.58313292423583E+018</text:p>
          </table:table-cell>
          <table:table-cell office:value-type="float" office:value="3283" calcext:value-type="float">
            <text:p>3283</text:p>
          </table:table-cell>
          <table:table-cell office:value-type="float" office:value="1.58313292421418E+018" calcext:value-type="float">
            <text:p>1.58313292421418E+018</text:p>
          </table:table-cell>
          <table:table-cell/>
          <table:table-cell office:value-type="float" office:value="161.923126221" calcext:value-type="float">
            <text:p>161.923126221</text:p>
          </table:table-cell>
          <table:table-cell office:value-type="float" office:value="138.929534912" calcext:value-type="float">
            <text:p>138.929534912</text:p>
          </table:table-cell>
          <table:table-cell office:value-type="float" office:value="0.398621559143" calcext:value-type="float">
            <text:p>0.398621559143</text:p>
          </table:table-cell>
          <table:table-cell office:value-type="float" office:value="398.374786377" calcext:value-type="float">
            <text:p>398.374786377</text:p>
          </table:table-cell>
          <table:table-cell office:value-type="float" office:value="240.883285522" calcext:value-type="float">
            <text:p>240.883285522</text:p>
          </table:table-cell>
        </table:table-row>
        <table:table-row table:style-name="ro1">
          <table:table-cell table:number-columns-repeated="4"/>
          <table:table-cell office:value-type="float" office:value="1.58313292431008E+018" calcext:value-type="float">
            <text:p>1.58313292431008E+018</text:p>
          </table:table-cell>
          <table:table-cell office:value-type="float" office:value="3284" calcext:value-type="float">
            <text:p>3284</text:p>
          </table:table-cell>
          <table:table-cell office:value-type="float" office:value="1.58313292423758E+018" calcext:value-type="float">
            <text:p>1.5831329242375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430265E+018" calcext:value-type="float">
            <text:p>1.58313292430265E+018</text:p>
          </table:table-cell>
          <table:table-cell office:value-type="float" office:value="3284" calcext:value-type="float">
            <text:p>3284</text:p>
          </table:table-cell>
          <table:table-cell office:value-type="float" office:value="1.58313292423758E+018" calcext:value-type="float">
            <text:p>1.58313292423758E+018</text:p>
          </table:table-cell>
          <table:table-cell/>
          <table:table-cell office:value-type="float" office:value="166.721954346" calcext:value-type="float">
            <text:p>166.721954346</text:p>
          </table:table-cell>
          <table:table-cell office:value-type="float" office:value="139.15574646" calcext:value-type="float">
            <text:p>139.15574646</text:p>
          </table:table-cell>
          <table:table-cell office:value-type="float" office:value="0.287034034729" calcext:value-type="float">
            <text:p>0.287034034729</text:p>
          </table:table-cell>
          <table:table-cell office:value-type="float" office:value="397.592132568" calcext:value-type="float">
            <text:p>397.592132568</text:p>
          </table:table-cell>
          <table:table-cell office:value-type="float" office:value="240.623184204" calcext:value-type="float">
            <text:p>240.623184204</text:p>
          </table:table-cell>
        </table:table-row>
        <table:table-row table:style-name="ro1">
          <table:table-cell table:number-columns-repeated="4"/>
          <table:table-cell office:value-type="float" office:value="1.58313292435351E+018" calcext:value-type="float">
            <text:p>1.58313292435351E+018</text:p>
          </table:table-cell>
          <table:table-cell office:value-type="float" office:value="3285" calcext:value-type="float">
            <text:p>3285</text:p>
          </table:table-cell>
          <table:table-cell office:value-type="float" office:value="1.58313292427419E+018" calcext:value-type="float">
            <text:p>1.58313292427419E+018</text:p>
          </table:table-cell>
          <table:table-cell/>
          <table:table-cell office:value-type="float" office:value="3.8613524437" calcext:value-type="float">
            <text:p>3.8613524437</text:p>
          </table:table-cell>
          <table:table-cell/>
          <table:table-cell office:value-type="float" office:value="1.58313292435005E+018" calcext:value-type="float">
            <text:p>1.58313292435005E+018</text:p>
          </table:table-cell>
          <table:table-cell office:value-type="float" office:value="3285" calcext:value-type="float">
            <text:p>3285</text:p>
          </table:table-cell>
          <table:table-cell office:value-type="float" office:value="1.58313292427419E+018" calcext:value-type="float">
            <text:p>1.58313292427419E+018</text:p>
          </table:table-cell>
          <table:table-cell/>
          <table:table-cell office:value-type="float" office:value="194.491424561" calcext:value-type="float">
            <text:p>194.491424561</text:p>
          </table:table-cell>
          <table:table-cell office:value-type="float" office:value="138.542221069" calcext:value-type="float">
            <text:p>138.542221069</text:p>
          </table:table-cell>
          <table:table-cell office:value-type="float" office:value="0.0430670417845" calcext:value-type="float">
            <text:p>0.0430670417845</text:p>
          </table:table-cell>
          <table:table-cell office:value-type="float" office:value="397.412597656" calcext:value-type="float">
            <text:p>397.412597656</text:p>
          </table:table-cell>
          <table:table-cell office:value-type="float" office:value="240.508285522" calcext:value-type="float">
            <text:p>240.508285522</text:p>
          </table:table-cell>
        </table:table-row>
        <table:table-row table:style-name="ro1">
          <table:table-cell table:number-columns-repeated="4"/>
          <table:table-cell office:value-type="float" office:value="1.58313292438488E+018" calcext:value-type="float">
            <text:p>1.58313292438488E+018</text:p>
          </table:table-cell>
          <table:table-cell office:value-type="float" office:value="3286" calcext:value-type="float">
            <text:p>3286</text:p>
          </table:table-cell>
          <table:table-cell office:value-type="float" office:value="1.58313292430659E+018" calcext:value-type="float">
            <text:p>1.5831329243065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438185E+018" calcext:value-type="float">
            <text:p>1.58313292438185E+018</text:p>
          </table:table-cell>
          <table:table-cell office:value-type="float" office:value="3286" calcext:value-type="float">
            <text:p>3286</text:p>
          </table:table-cell>
          <table:table-cell office:value-type="float" office:value="1.58313292430659E+018" calcext:value-type="float">
            <text:p>1.58313292430659E+018</text:p>
          </table:table-cell>
          <table:table-cell/>
          <table:table-cell office:value-type="float" office:value="169.705688477" calcext:value-type="float">
            <text:p>169.705688477</text:p>
          </table:table-cell>
          <table:table-cell office:value-type="float" office:value="143.452926636" calcext:value-type="float">
            <text:p>143.452926636</text:p>
          </table:table-cell>
          <table:table-cell office:value-type="float" office:value="-0.0608116872609" calcext:value-type="float">
            <text:p>-0.0608116872609</text:p>
          </table:table-cell>
          <table:table-cell office:value-type="float" office:value="385.269592285" calcext:value-type="float">
            <text:p>385.269592285</text:p>
          </table:table-cell>
          <table:table-cell office:value-type="float" office:value="242.612915039" calcext:value-type="float">
            <text:p>242.612915039</text:p>
          </table:table-cell>
        </table:table-row>
        <table:table-row table:style-name="ro1">
          <table:table-cell table:number-columns-repeated="4"/>
          <table:table-cell office:value-type="float" office:value="1.58313292442073E+018" calcext:value-type="float">
            <text:p>1.58313292442073E+018</text:p>
          </table:table-cell>
          <table:table-cell office:value-type="float" office:value="3287" calcext:value-type="float">
            <text:p>3287</text:p>
          </table:table-cell>
          <table:table-cell office:value-type="float" office:value="1.58313292433979E+018" calcext:value-type="float">
            <text:p>1.5831329243397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441998E+018" calcext:value-type="float">
            <text:p>1.58313292441998E+018</text:p>
          </table:table-cell>
          <table:table-cell office:value-type="float" office:value="3287" calcext:value-type="float">
            <text:p>3287</text:p>
          </table:table-cell>
          <table:table-cell office:value-type="float" office:value="1.58313292433979E+018" calcext:value-type="float">
            <text:p>1.58313292433979E+018</text:p>
          </table:table-cell>
          <table:table-cell/>
          <table:table-cell office:value-type="float" office:value="174.90612793" calcext:value-type="float">
            <text:p>174.90612793</text:p>
          </table:table-cell>
          <table:table-cell office:value-type="float" office:value="151.661605835" calcext:value-type="float">
            <text:p>151.661605835</text:p>
          </table:table-cell>
          <table:table-cell office:value-type="float" office:value="-0.193019792438" calcext:value-type="float">
            <text:p>-0.193019792438</text:p>
          </table:table-cell>
          <table:table-cell office:value-type="float" office:value="385.512054443" calcext:value-type="float">
            <text:p>385.512054443</text:p>
          </table:table-cell>
          <table:table-cell office:value-type="float" office:value="247.648696899" calcext:value-type="float">
            <text:p>247.648696899</text:p>
          </table:table-cell>
        </table:table-row>
        <table:table-row table:style-name="ro1">
          <table:table-cell table:number-columns-repeated="4"/>
          <table:table-cell office:value-type="float" office:value="1.58313292445335E+018" calcext:value-type="float">
            <text:p>1.58313292445335E+018</text:p>
          </table:table-cell>
          <table:table-cell office:value-type="float" office:value="3288" calcext:value-type="float">
            <text:p>3288</text:p>
          </table:table-cell>
          <table:table-cell office:value-type="float" office:value="1.58313292437079E+018" calcext:value-type="float">
            <text:p>1.5831329243707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445277E+018" calcext:value-type="float">
            <text:p>1.58313292445277E+018</text:p>
          </table:table-cell>
          <table:table-cell office:value-type="float" office:value="3288" calcext:value-type="float">
            <text:p>3288</text:p>
          </table:table-cell>
          <table:table-cell office:value-type="float" office:value="1.58313292437079E+018" calcext:value-type="float">
            <text:p>1.58313292437079E+018</text:p>
          </table:table-cell>
          <table:table-cell/>
          <table:table-cell office:value-type="float" office:value="170.701919556" calcext:value-type="float">
            <text:p>170.701919556</text:p>
          </table:table-cell>
          <table:table-cell office:value-type="float" office:value="155.255828857" calcext:value-type="float">
            <text:p>155.255828857</text:p>
          </table:table-cell>
          <table:table-cell office:value-type="float" office:value="-0.119573272765" calcext:value-type="float">
            <text:p>-0.119573272765</text:p>
          </table:table-cell>
          <table:table-cell office:value-type="float" office:value="387.055877686" calcext:value-type="float">
            <text:p>387.055877686</text:p>
          </table:table-cell>
          <table:table-cell office:value-type="float" office:value="247.234161377" calcext:value-type="float">
            <text:p>247.234161377</text:p>
          </table:table-cell>
        </table:table-row>
        <table:table-row table:style-name="ro1">
          <table:table-cell table:number-columns-repeated="4"/>
          <table:table-cell office:value-type="float" office:value="1.58313292447575E+018" calcext:value-type="float">
            <text:p>1.58313292447575E+018</text:p>
          </table:table-cell>
          <table:table-cell office:value-type="float" office:value="3289" calcext:value-type="float">
            <text:p>3289</text:p>
          </table:table-cell>
          <table:table-cell office:value-type="float" office:value="1.58313292440455E+018" calcext:value-type="float">
            <text:p>1.5831329244045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47906E+018" calcext:value-type="float">
            <text:p>1.58313292447906E+018</text:p>
          </table:table-cell>
          <table:table-cell office:value-type="float" office:value="3289" calcext:value-type="float">
            <text:p>3289</text:p>
          </table:table-cell>
          <table:table-cell office:value-type="float" office:value="1.58313292440455E+018" calcext:value-type="float">
            <text:p>1.58313292440455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50431E+018" calcext:value-type="float">
            <text:p>1.58313292450431E+018</text:p>
          </table:table-cell>
          <table:table-cell office:value-type="float" office:value="3290" calcext:value-type="float">
            <text:p>3290</text:p>
          </table:table-cell>
          <table:table-cell office:value-type="float" office:value="1.58313292443816E+018" calcext:value-type="float">
            <text:p>1.58313292443816E+018</text:p>
          </table:table-cell>
          <table:table-cell/>
          <table:table-cell office:value-type="float" office:value="3.83589196205" calcext:value-type="float">
            <text:p>3.83589196205</text:p>
          </table:table-cell>
          <table:table-cell/>
          <table:table-cell office:value-type="float" office:value="1.58313292450819E+018" calcext:value-type="float">
            <text:p>1.58313292450819E+018</text:p>
          </table:table-cell>
          <table:table-cell office:value-type="float" office:value="3290" calcext:value-type="float">
            <text:p>3290</text:p>
          </table:table-cell>
          <table:table-cell office:value-type="float" office:value="1.58313292443816E+018" calcext:value-type="float">
            <text:p>1.58313292443816E+018</text:p>
          </table:table-cell>
          <table:table-cell/>
          <table:table-cell office:value-type="float" office:value="6.1836938858" calcext:value-type="float">
            <text:p>6.1836938858</text:p>
          </table:table-cell>
          <table:table-cell office:value-type="float" office:value="3.64108133316" calcext:value-type="float">
            <text:p>3.64108133316</text:p>
          </table:table-cell>
          <table:table-cell office:value-type="float" office:value="0.0872799083591" calcext:value-type="float">
            <text:p>0.0872799083591</text:p>
          </table:table-cell>
          <table:table-cell office:value-type="float" office:value="491.884857178" calcext:value-type="float">
            <text:p>491.884857178</text:p>
          </table:table-cell>
          <table:table-cell office:value-type="float" office:value="233.621582031" calcext:value-type="float">
            <text:p>233.621582031</text:p>
          </table:table-cell>
        </table:table-row>
        <table:table-row table:style-name="ro1">
          <table:table-cell table:number-columns-repeated="4"/>
          <table:table-cell office:value-type="float" office:value="1.5831329245429E+018" calcext:value-type="float">
            <text:p>1.5831329245429E+018</text:p>
          </table:table-cell>
          <table:table-cell office:value-type="float" office:value="3291" calcext:value-type="float">
            <text:p>3291</text:p>
          </table:table-cell>
          <table:table-cell office:value-type="float" office:value="1.58313292448606E+018" calcext:value-type="float">
            <text:p>1.5831329244860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53774E+018" calcext:value-type="float">
            <text:p>1.58313292453774E+018</text:p>
          </table:table-cell>
          <table:table-cell office:value-type="float" office:value="3291" calcext:value-type="float">
            <text:p>3291</text:p>
          </table:table-cell>
          <table:table-cell office:value-type="float" office:value="1.58313292448606E+018" calcext:value-type="float">
            <text:p>1.58313292448606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5591E+018" calcext:value-type="float">
            <text:p>1.5831329245591E+018</text:p>
          </table:table-cell>
          <table:table-cell office:value-type="float" office:value="3292" calcext:value-type="float">
            <text:p>3292</text:p>
          </table:table-cell>
          <table:table-cell office:value-type="float" office:value="1.58313292451563E+018" calcext:value-type="float">
            <text:p>1.58313292451563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55909E+018" calcext:value-type="float">
            <text:p>1.58313292455909E+018</text:p>
          </table:table-cell>
          <table:table-cell office:value-type="float" office:value="3292" calcext:value-type="float">
            <text:p>3292</text:p>
          </table:table-cell>
          <table:table-cell office:value-type="float" office:value="1.58313292451563E+018" calcext:value-type="float">
            <text:p>1.58313292451563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58137E+018" calcext:value-type="float">
            <text:p>1.58313292458137E+018</text:p>
          </table:table-cell>
          <table:table-cell office:value-type="float" office:value="3293" calcext:value-type="float">
            <text:p>3293</text:p>
          </table:table-cell>
          <table:table-cell office:value-type="float" office:value="1.58313292454188E+018" calcext:value-type="float">
            <text:p>1.5831329245418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57575E+018" calcext:value-type="float">
            <text:p>1.58313292457575E+018</text:p>
          </table:table-cell>
          <table:table-cell office:value-type="float" office:value="3293" calcext:value-type="float">
            <text:p>3293</text:p>
          </table:table-cell>
          <table:table-cell office:value-type="float" office:value="1.58313292454188E+018" calcext:value-type="float">
            <text:p>1.58313292454188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60393E+018" calcext:value-type="float">
            <text:p>1.58313292460393E+018</text:p>
          </table:table-cell>
          <table:table-cell office:value-type="float" office:value="3294" calcext:value-type="float">
            <text:p>3294</text:p>
          </table:table-cell>
          <table:table-cell office:value-type="float" office:value="1.58313292457034E+018" calcext:value-type="float">
            <text:p>1.58313292457034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60252E+018" calcext:value-type="float">
            <text:p>1.58313292460252E+018</text:p>
          </table:table-cell>
          <table:table-cell office:value-type="float" office:value="3294" calcext:value-type="float">
            <text:p>3294</text:p>
          </table:table-cell>
          <table:table-cell office:value-type="float" office:value="1.58313292457034E+018" calcext:value-type="float">
            <text:p>1.58313292457034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63323E+018" calcext:value-type="float">
            <text:p>1.58313292463323E+018</text:p>
          </table:table-cell>
          <table:table-cell office:value-type="float" office:value="3295" calcext:value-type="float">
            <text:p>3295</text:p>
          </table:table-cell>
          <table:table-cell office:value-type="float" office:value="1.58313292461045E+018" calcext:value-type="float">
            <text:p>1.5831329246104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63055E+018" calcext:value-type="float">
            <text:p>1.58313292463055E+018</text:p>
          </table:table-cell>
          <table:table-cell office:value-type="float" office:value="3295" calcext:value-type="float">
            <text:p>3295</text:p>
          </table:table-cell>
          <table:table-cell office:value-type="float" office:value="1.58313292461045E+018" calcext:value-type="float">
            <text:p>1.58313292461045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67266E+018" calcext:value-type="float">
            <text:p>1.58313292467266E+018</text:p>
          </table:table-cell>
          <table:table-cell office:value-type="float" office:value="3296" calcext:value-type="float">
            <text:p>3296</text:p>
          </table:table-cell>
          <table:table-cell office:value-type="float" office:value="1.5831329246514E+018" calcext:value-type="float">
            <text:p>1.5831329246514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67007E+018" calcext:value-type="float">
            <text:p>1.58313292467007E+018</text:p>
          </table:table-cell>
          <table:table-cell office:value-type="float" office:value="3296" calcext:value-type="float">
            <text:p>3296</text:p>
          </table:table-cell>
          <table:table-cell office:value-type="float" office:value="1.5831329246514E+018" calcext:value-type="float">
            <text:p>1.5831329246514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71038E+018" calcext:value-type="float">
            <text:p>1.58313292471038E+018</text:p>
          </table:table-cell>
          <table:table-cell office:value-type="float" office:value="3297" calcext:value-type="float">
            <text:p>3297</text:p>
          </table:table-cell>
          <table:table-cell office:value-type="float" office:value="1.58313292467862E+018" calcext:value-type="float">
            <text:p>1.58313292467862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7064E+018" calcext:value-type="float">
            <text:p>1.5831329247064E+018</text:p>
          </table:table-cell>
          <table:table-cell office:value-type="float" office:value="3297" calcext:value-type="float">
            <text:p>3297</text:p>
          </table:table-cell>
          <table:table-cell office:value-type="float" office:value="1.58313292467862E+018" calcext:value-type="float">
            <text:p>1.58313292467862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73337E+018" calcext:value-type="float">
            <text:p>1.58313292473337E+018</text:p>
          </table:table-cell>
          <table:table-cell office:value-type="float" office:value="3298" calcext:value-type="float">
            <text:p>3298</text:p>
          </table:table-cell>
          <table:table-cell office:value-type="float" office:value="1.58313292471338E+018" calcext:value-type="float">
            <text:p>1.5831329247133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73286E+018" calcext:value-type="float">
            <text:p>1.58313292473286E+018</text:p>
          </table:table-cell>
          <table:table-cell office:value-type="float" office:value="3298" calcext:value-type="float">
            <text:p>3298</text:p>
          </table:table-cell>
          <table:table-cell office:value-type="float" office:value="1.58313292471338E+018" calcext:value-type="float">
            <text:p>1.58313292471338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75892E+018" calcext:value-type="float">
            <text:p>1.58313292475892E+018</text:p>
          </table:table-cell>
          <table:table-cell office:value-type="float" office:value="3299" calcext:value-type="float">
            <text:p>3299</text:p>
          </table:table-cell>
          <table:table-cell office:value-type="float" office:value="1.58313292473885E+018" calcext:value-type="float">
            <text:p>1.5831329247388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75808E+018" calcext:value-type="float">
            <text:p>1.58313292475808E+018</text:p>
          </table:table-cell>
          <table:table-cell office:value-type="float" office:value="3299" calcext:value-type="float">
            <text:p>3299</text:p>
          </table:table-cell>
          <table:table-cell office:value-type="float" office:value="1.58313292473885E+018" calcext:value-type="float">
            <text:p>1.58313292473885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79059E+018" calcext:value-type="float">
            <text:p>1.58313292479059E+018</text:p>
          </table:table-cell>
          <table:table-cell office:value-type="float" office:value="3300" calcext:value-type="float">
            <text:p>3300</text:p>
          </table:table-cell>
          <table:table-cell office:value-type="float" office:value="1.58313292476966E+018" calcext:value-type="float">
            <text:p>1.5831329247696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788E+018" calcext:value-type="float">
            <text:p>1.583132924788E+018</text:p>
          </table:table-cell>
          <table:table-cell office:value-type="float" office:value="3300" calcext:value-type="float">
            <text:p>3300</text:p>
          </table:table-cell>
          <table:table-cell office:value-type="float" office:value="1.58313292476966E+018" calcext:value-type="float">
            <text:p>1.58313292476966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82212E+018" calcext:value-type="float">
            <text:p>1.58313292482212E+018</text:p>
          </table:table-cell>
          <table:table-cell office:value-type="float" office:value="3301" calcext:value-type="float">
            <text:p>3301</text:p>
          </table:table-cell>
          <table:table-cell office:value-type="float" office:value="1.58313292480255E+018" calcext:value-type="float">
            <text:p>1.5831329248025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82043E+018" calcext:value-type="float">
            <text:p>1.58313292482043E+018</text:p>
          </table:table-cell>
          <table:table-cell office:value-type="float" office:value="3301" calcext:value-type="float">
            <text:p>3301</text:p>
          </table:table-cell>
          <table:table-cell office:value-type="float" office:value="1.58313292480255E+018" calcext:value-type="float">
            <text:p>1.58313292480255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86165E+018" calcext:value-type="float">
            <text:p>1.58313292486165E+018</text:p>
          </table:table-cell>
          <table:table-cell office:value-type="float" office:value="3302" calcext:value-type="float">
            <text:p>3302</text:p>
          </table:table-cell>
          <table:table-cell office:value-type="float" office:value="1.58313292483818E+018" calcext:value-type="float">
            <text:p>1.5831329248381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86054E+018" calcext:value-type="float">
            <text:p>1.58313292486054E+018</text:p>
          </table:table-cell>
          <table:table-cell office:value-type="float" office:value="3302" calcext:value-type="float">
            <text:p>3302</text:p>
          </table:table-cell>
          <table:table-cell office:value-type="float" office:value="1.58313292483818E+018" calcext:value-type="float">
            <text:p>1.58313292483818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90928E+018" calcext:value-type="float">
            <text:p>1.58313292490928E+018</text:p>
          </table:table-cell>
          <table:table-cell office:value-type="float" office:value="3303" calcext:value-type="float">
            <text:p>3303</text:p>
          </table:table-cell>
          <table:table-cell office:value-type="float" office:value="1.58313292487208E+018" calcext:value-type="float">
            <text:p>1.5831329248720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89995E+018" calcext:value-type="float">
            <text:p>1.58313292489995E+018</text:p>
          </table:table-cell>
          <table:table-cell office:value-type="float" office:value="3303" calcext:value-type="float">
            <text:p>3303</text:p>
          </table:table-cell>
          <table:table-cell office:value-type="float" office:value="1.58313292487208E+018" calcext:value-type="float">
            <text:p>1.58313292487208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93387E+018" calcext:value-type="float">
            <text:p>1.58313292493387E+018</text:p>
          </table:table-cell>
          <table:table-cell office:value-type="float" office:value="3304" calcext:value-type="float">
            <text:p>3304</text:p>
          </table:table-cell>
          <table:table-cell office:value-type="float" office:value="1.58313292491163E+018" calcext:value-type="float">
            <text:p>1.58313292491163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93276E+018" calcext:value-type="float">
            <text:p>1.58313292493276E+018</text:p>
          </table:table-cell>
          <table:table-cell office:value-type="float" office:value="3304" calcext:value-type="float">
            <text:p>3304</text:p>
          </table:table-cell>
          <table:table-cell office:value-type="float" office:value="1.58313292491163E+018" calcext:value-type="float">
            <text:p>1.58313292491163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497037E+018" calcext:value-type="float">
            <text:p>1.58313292497037E+018</text:p>
          </table:table-cell>
          <table:table-cell office:value-type="float" office:value="3305" calcext:value-type="float">
            <text:p>3305</text:p>
          </table:table-cell>
          <table:table-cell office:value-type="float" office:value="1.58313292493963E+018" calcext:value-type="float">
            <text:p>1.58313292493963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497664E+018" calcext:value-type="float">
            <text:p>1.58313292497664E+018</text:p>
          </table:table-cell>
          <table:table-cell office:value-type="float" office:value="3305" calcext:value-type="float">
            <text:p>3305</text:p>
          </table:table-cell>
          <table:table-cell office:value-type="float" office:value="1.58313292493963E+018" calcext:value-type="float">
            <text:p>1.58313292493963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501123E+018" calcext:value-type="float">
            <text:p>1.58313292501123E+018</text:p>
          </table:table-cell>
          <table:table-cell office:value-type="float" office:value="3306" calcext:value-type="float">
            <text:p>3306</text:p>
          </table:table-cell>
          <table:table-cell office:value-type="float" office:value="1.58313292497368E+018" calcext:value-type="float">
            <text:p>1.5831329249736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8313292500961E+018" calcext:value-type="float">
            <text:p>1.58313292500961E+018</text:p>
          </table:table-cell>
          <table:table-cell office:value-type="float" office:value="3306" calcext:value-type="float">
            <text:p>3306</text:p>
          </table:table-cell>
          <table:table-cell office:value-type="float" office:value="1.58313292497368E+018" calcext:value-type="float">
            <text:p>1.58313292497368E+018</text:p>
          </table:table-cell>
          <table:table-cell/>
          <table:table-cell office:value-type="float" office:value="219.76890564" calcext:value-type="float">
            <text:p>219.76890564</text:p>
          </table:table-cell>
          <table:table-cell office:value-type="float" office:value="219.727035522" calcext:value-type="float">
            <text:p>219.727035522</text:p>
          </table:table-cell>
          <table:table-cell office:value-type="float" office:value="0.0426855459809" calcext:value-type="float">
            <text:p>0.0426855459809</text:p>
          </table:table-cell>
          <table:table-cell office:value-type="float" office:value="390.035736084" calcext:value-type="float">
            <text:p>390.035736084</text:p>
          </table:table-cell>
          <table:table-cell office:value-type="float" office:value="260.020568848" calcext:value-type="float">
            <text:p>260.020568848</text:p>
          </table:table-cell>
        </table:table-row>
        <table:table-row table:style-name="ro1">
          <table:table-cell table:number-columns-repeated="4"/>
          <table:table-cell office:value-type="float" office:value="1.58313292504553E+018" calcext:value-type="float">
            <text:p>1.58313292504553E+018</text:p>
          </table:table-cell>
          <table:table-cell office:value-type="float" office:value="3307" calcext:value-type="float">
            <text:p>3307</text:p>
          </table:table-cell>
          <table:table-cell office:value-type="float" office:value="1.58313292500565E+018" calcext:value-type="float">
            <text:p>1.58313292500565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504304E+018" calcext:value-type="float">
            <text:p>1.58313292504304E+018</text:p>
          </table:table-cell>
          <table:table-cell office:value-type="float" office:value="3307" calcext:value-type="float">
            <text:p>3307</text:p>
          </table:table-cell>
          <table:table-cell office:value-type="float" office:value="1.58313292500565E+018" calcext:value-type="float">
            <text:p>1.58313292500565E+018</text:p>
          </table:table-cell>
          <table:table-cell/>
          <table:table-cell office:value-type="float" office:value="155.164474487" calcext:value-type="float">
            <text:p>155.164474487</text:p>
          </table:table-cell>
          <table:table-cell office:value-type="float" office:value="132.467498779" calcext:value-type="float">
            <text:p>132.467498779</text:p>
          </table:table-cell>
          <table:table-cell office:value-type="float" office:value="0.260750770569" calcext:value-type="float">
            <text:p>0.260750770569</text:p>
          </table:table-cell>
          <table:table-cell office:value-type="float" office:value="385.171112061" calcext:value-type="float">
            <text:p>385.171112061</text:p>
          </table:table-cell>
          <table:table-cell office:value-type="float" office:value="240.043197632" calcext:value-type="float">
            <text:p>240.043197632</text:p>
          </table:table-cell>
        </table:table-row>
        <table:table-row table:style-name="ro1">
          <table:table-cell table:number-columns-repeated="4"/>
          <table:table-cell office:value-type="float" office:value="1.58313292507766E+018" calcext:value-type="float">
            <text:p>1.58313292507766E+018</text:p>
          </table:table-cell>
          <table:table-cell office:value-type="float" office:value="3308" calcext:value-type="float">
            <text:p>3308</text:p>
          </table:table-cell>
          <table:table-cell office:value-type="float" office:value="1.58313292504979E+018" calcext:value-type="float">
            <text:p>1.58313292504979E+018</text:p>
          </table:table-cell>
          <table:table-cell/>
          <table:table-cell office:value-type="float" office:value="4.08697032928" calcext:value-type="float">
            <text:p>4.08697032928</text:p>
          </table:table-cell>
          <table:table-cell/>
          <table:table-cell office:value-type="float" office:value="1.58313292507638E+018" calcext:value-type="float">
            <text:p>1.58313292507638E+018</text:p>
          </table:table-cell>
          <table:table-cell office:value-type="float" office:value="3308" calcext:value-type="float">
            <text:p>3308</text:p>
          </table:table-cell>
          <table:table-cell office:value-type="float" office:value="1.58313292504979E+018" calcext:value-type="float">
            <text:p>1.58313292504979E+018</text:p>
          </table:table-cell>
          <table:table-cell/>
          <table:table-cell office:value-type="float" office:value="139.044418335" calcext:value-type="float">
            <text:p>139.044418335</text:p>
          </table:table-cell>
          <table:table-cell office:value-type="float" office:value="133.597793579" calcext:value-type="float">
            <text:p>133.597793579</text:p>
          </table:table-cell>
          <table:table-cell office:value-type="float" office:value="0.962166786194" calcext:value-type="float">
            <text:p>0.962166786194</text:p>
          </table:table-cell>
          <table:table-cell office:value-type="float" office:value="389.566375732" calcext:value-type="float">
            <text:p>389.566375732</text:p>
          </table:table-cell>
          <table:table-cell office:value-type="float" office:value="239.861297607" calcext:value-type="float">
            <text:p>239.861297607</text:p>
          </table:table-cell>
        </table:table-row>
        <table:table-row table:style-name="ro1">
          <table:table-cell table:number-columns-repeated="4"/>
          <table:table-cell office:value-type="float" office:value="1.58313292510857E+018" calcext:value-type="float">
            <text:p>1.58313292510857E+018</text:p>
          </table:table-cell>
          <table:table-cell office:value-type="float" office:value="3309" calcext:value-type="float">
            <text:p>3309</text:p>
          </table:table-cell>
          <table:table-cell office:value-type="float" office:value="1.58313292507319E+018" calcext:value-type="float">
            <text:p>1.58313292507319E+018</text:p>
          </table:table-cell>
          <table:table-cell/>
          <table:table-cell office:value-type="float" office:value="3.91077876091" calcext:value-type="float">
            <text:p>3.91077876091</text:p>
          </table:table-cell>
          <table:table-cell/>
          <table:table-cell office:value-type="float" office:value="1.58313292511099E+018" calcext:value-type="float">
            <text:p>1.58313292511099E+018</text:p>
          </table:table-cell>
          <table:table-cell office:value-type="float" office:value="3309" calcext:value-type="float">
            <text:p>3309</text:p>
          </table:table-cell>
          <table:table-cell office:value-type="float" office:value="1.58313292507319E+018" calcext:value-type="float">
            <text:p>1.58313292507319E+018</text:p>
          </table:table-cell>
          <table:table-cell/>
          <table:table-cell office:value-type="float" office:value="138.967132568" calcext:value-type="float">
            <text:p>138.967132568</text:p>
          </table:table-cell>
          <table:table-cell office:value-type="float" office:value="135.359710693" calcext:value-type="float">
            <text:p>135.359710693</text:p>
          </table:table-cell>
          <table:table-cell office:value-type="float" office:value="0.910630106926" calcext:value-type="float">
            <text:p>0.910630106926</text:p>
          </table:table-cell>
          <table:table-cell office:value-type="float" office:value="387.727966309" calcext:value-type="float">
            <text:p>387.727966309</text:p>
          </table:table-cell>
          <table:table-cell office:value-type="float" office:value="241.031448364" calcext:value-type="float">
            <text:p>241.031448364</text:p>
          </table:table-cell>
        </table:table-row>
        <table:table-row table:style-name="ro1">
          <table:table-cell table:number-columns-repeated="4"/>
          <table:table-cell office:value-type="float" office:value="1.58313292513071E+018" calcext:value-type="float">
            <text:p>1.58313292513071E+018</text:p>
          </table:table-cell>
          <table:table-cell office:value-type="float" office:value="3310" calcext:value-type="float">
            <text:p>3310</text:p>
          </table:table-cell>
          <table:table-cell office:value-type="float" office:value="1.58313292510259E+018" calcext:value-type="float">
            <text:p>1.5831329251025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513058E+018" calcext:value-type="float">
            <text:p>1.58313292513058E+018</text:p>
          </table:table-cell>
          <table:table-cell office:value-type="float" office:value="3310" calcext:value-type="float">
            <text:p>3310</text:p>
          </table:table-cell>
          <table:table-cell office:value-type="float" office:value="1.58313292510259E+018" calcext:value-type="float">
            <text:p>1.58313292510259E+018</text:p>
          </table:table-cell>
          <table:table-cell/>
          <table:table-cell office:value-type="float" office:value="140.364303589" calcext:value-type="float">
            <text:p>140.364303589</text:p>
          </table:table-cell>
          <table:table-cell office:value-type="float" office:value="136.669647217" calcext:value-type="float">
            <text:p>136.669647217</text:p>
          </table:table-cell>
          <table:table-cell office:value-type="float" office:value="1.51368355751" calcext:value-type="float">
            <text:p>1.51368355751</text:p>
          </table:table-cell>
          <table:table-cell office:value-type="float" office:value="385.386230469" calcext:value-type="float">
            <text:p>385.386230469</text:p>
          </table:table-cell>
          <table:table-cell office:value-type="float" office:value="242.805389404" calcext:value-type="float">
            <text:p>242.805389404</text:p>
          </table:table-cell>
        </table:table-row>
        <table:table-row table:style-name="ro1">
          <table:table-cell table:number-columns-repeated="4"/>
          <table:table-cell office:value-type="float" office:value="1.58313292517462E+018" calcext:value-type="float">
            <text:p>1.58313292517462E+018</text:p>
          </table:table-cell>
          <table:table-cell office:value-type="float" office:value="3311" calcext:value-type="float">
            <text:p>3311</text:p>
          </table:table-cell>
          <table:table-cell office:value-type="float" office:value="1.58313292514235E+018" calcext:value-type="float">
            <text:p>1.58313292514235E+018</text:p>
          </table:table-cell>
          <table:table-cell/>
          <table:table-cell office:value-type="float" office:value="3.99023747444" calcext:value-type="float">
            <text:p>3.99023747444</text:p>
          </table:table-cell>
          <table:table-cell/>
          <table:table-cell office:value-type="float" office:value="1.58313292517048E+018" calcext:value-type="float">
            <text:p>1.58313292517048E+018</text:p>
          </table:table-cell>
          <table:table-cell office:value-type="float" office:value="3311" calcext:value-type="float">
            <text:p>3311</text:p>
          </table:table-cell>
          <table:table-cell office:value-type="float" office:value="1.58313292514235E+018" calcext:value-type="float">
            <text:p>1.58313292514235E+018</text:p>
          </table:table-cell>
          <table:table-cell/>
          <table:table-cell office:value-type="float" office:value="147.755050659" calcext:value-type="float">
            <text:p>147.755050659</text:p>
          </table:table-cell>
          <table:table-cell office:value-type="float" office:value="134.767272949" calcext:value-type="float">
            <text:p>134.767272949</text:p>
          </table:table-cell>
          <table:table-cell office:value-type="float" office:value="-1.05158078671" calcext:value-type="float">
            <text:p>-1.05158078671</text:p>
          </table:table-cell>
          <table:table-cell office:value-type="float" office:value="383.776184082" calcext:value-type="float">
            <text:p>383.776184082</text:p>
          </table:table-cell>
          <table:table-cell office:value-type="float" office:value="243.582061768" calcext:value-type="float">
            <text:p>243.582061768</text:p>
          </table:table-cell>
        </table:table-row>
        <table:table-row table:style-name="ro1">
          <table:table-cell table:number-columns-repeated="4"/>
          <table:table-cell office:value-type="float" office:value="1.58313292522186E+018" calcext:value-type="float">
            <text:p>1.58313292522186E+018</text:p>
          </table:table-cell>
          <table:table-cell office:value-type="float" office:value="3312" calcext:value-type="float">
            <text:p>3312</text:p>
          </table:table-cell>
          <table:table-cell office:value-type="float" office:value="1.58313292517518E+018" calcext:value-type="float">
            <text:p>1.5831329251751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521786E+018" calcext:value-type="float">
            <text:p>1.58313292521786E+018</text:p>
          </table:table-cell>
          <table:table-cell office:value-type="float" office:value="3312" calcext:value-type="float">
            <text:p>3312</text:p>
          </table:table-cell>
          <table:table-cell office:value-type="float" office:value="1.58313292517518E+018" calcext:value-type="float">
            <text:p>1.58313292517518E+018</text:p>
          </table:table-cell>
          <table:table-cell/>
          <table:table-cell office:value-type="float" office:value="156.214202881" calcext:value-type="float">
            <text:p>156.214202881</text:p>
          </table:table-cell>
          <table:table-cell office:value-type="float" office:value="145.849105835" calcext:value-type="float">
            <text:p>145.849105835</text:p>
          </table:table-cell>
          <table:table-cell office:value-type="float" office:value="-0.326976388693" calcext:value-type="float">
            <text:p>-0.326976388693</text:p>
          </table:table-cell>
          <table:table-cell office:value-type="float" office:value="378.914886475" calcext:value-type="float">
            <text:p>378.914886475</text:p>
          </table:table-cell>
          <table:table-cell office:value-type="float" office:value="243.747695923" calcext:value-type="float">
            <text:p>243.747695923</text:p>
          </table:table-cell>
        </table:table-row>
        <table:table-row table:style-name="ro1">
          <table:table-cell table:number-columns-repeated="4"/>
          <table:table-cell office:value-type="float" office:value="1.58313292526866E+018" calcext:value-type="float">
            <text:p>1.58313292526866E+018</text:p>
          </table:table-cell>
          <table:table-cell office:value-type="float" office:value="3313" calcext:value-type="float">
            <text:p>3313</text:p>
          </table:table-cell>
          <table:table-cell office:value-type="float" office:value="1.58313292520707E+018" calcext:value-type="float">
            <text:p>1.58313292520707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526373E+018" calcext:value-type="float">
            <text:p>1.58313292526373E+018</text:p>
          </table:table-cell>
          <table:table-cell office:value-type="float" office:value="3313" calcext:value-type="float">
            <text:p>3313</text:p>
          </table:table-cell>
          <table:table-cell office:value-type="float" office:value="1.58313292520707E+018" calcext:value-type="float">
            <text:p>1.58313292520707E+018</text:p>
          </table:table-cell>
          <table:table-cell/>
          <table:table-cell office:value-type="float" office:value="162.170074463" calcext:value-type="float">
            <text:p>162.170074463</text:p>
          </table:table-cell>
          <table:table-cell office:value-type="float" office:value="146.174316406" calcext:value-type="float">
            <text:p>146.174316406</text:p>
          </table:table-cell>
          <table:table-cell office:value-type="float" office:value="-0.540530085564" calcext:value-type="float">
            <text:p>-0.540530085564</text:p>
          </table:table-cell>
          <table:table-cell office:value-type="float" office:value="375.747955322" calcext:value-type="float">
            <text:p>375.747955322</text:p>
          </table:table-cell>
          <table:table-cell office:value-type="float" office:value="242.861968994" calcext:value-type="float">
            <text:p>242.861968994</text:p>
          </table:table-cell>
        </table:table-row>
        <table:table-row table:style-name="ro1">
          <table:table-cell table:number-columns-repeated="4"/>
          <table:table-cell office:value-type="float" office:value="1.5831329252833E+018" calcext:value-type="float">
            <text:p>1.5831329252833E+018</text:p>
          </table:table-cell>
          <table:table-cell office:value-type="float" office:value="3314" calcext:value-type="float">
            <text:p>3314</text:p>
          </table:table-cell>
          <table:table-cell office:value-type="float" office:value="1.58313292524893E+018" calcext:value-type="float">
            <text:p>1.58313292524893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528257E+018" calcext:value-type="float">
            <text:p>1.58313292528257E+018</text:p>
          </table:table-cell>
          <table:table-cell office:value-type="float" office:value="3314" calcext:value-type="float">
            <text:p>3314</text:p>
          </table:table-cell>
          <table:table-cell office:value-type="float" office:value="1.58313292524893E+018" calcext:value-type="float">
            <text:p>1.58313292524893E+018</text:p>
          </table:table-cell>
          <table:table-cell/>
          <table:table-cell office:value-type="float" office:value="180.63130188" calcext:value-type="float">
            <text:p>180.63130188</text:p>
          </table:table-cell>
          <table:table-cell office:value-type="float" office:value="140.480728149" calcext:value-type="float">
            <text:p>140.480728149</text:p>
          </table:table-cell>
          <table:table-cell office:value-type="float" office:value="-0.630628407001" calcext:value-type="float">
            <text:p>-0.630628407001</text:p>
          </table:table-cell>
          <table:table-cell office:value-type="float" office:value="371.699035645" calcext:value-type="float">
            <text:p>371.699035645</text:p>
          </table:table-cell>
          <table:table-cell office:value-type="float" office:value="248.494430542" calcext:value-type="float">
            <text:p>248.494430542</text:p>
          </table:table-cell>
        </table:table-row>
        <table:table-row table:style-name="ro1">
          <table:table-cell table:number-columns-repeated="4"/>
          <table:table-cell office:value-type="float" office:value="1.58313292531768E+018" calcext:value-type="float">
            <text:p>1.58313292531768E+018</text:p>
          </table:table-cell>
          <table:table-cell office:value-type="float" office:value="3315" calcext:value-type="float">
            <text:p>3315</text:p>
          </table:table-cell>
          <table:table-cell office:value-type="float" office:value="1.58313292527588E+018" calcext:value-type="float">
            <text:p>1.5831329252758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531776E+018" calcext:value-type="float">
            <text:p>1.58313292531776E+018</text:p>
          </table:table-cell>
          <table:table-cell office:value-type="float" office:value="3315" calcext:value-type="float">
            <text:p>3315</text:p>
          </table:table-cell>
          <table:table-cell office:value-type="float" office:value="1.58313292527588E+018" calcext:value-type="float">
            <text:p>1.58313292527588E+018</text:p>
          </table:table-cell>
          <table:table-cell/>
          <table:table-cell office:value-type="float" office:value="179.654449463" calcext:value-type="float">
            <text:p>179.654449463</text:p>
          </table:table-cell>
          <table:table-cell office:value-type="float" office:value="139.252029419" calcext:value-type="float">
            <text:p>139.252029419</text:p>
          </table:table-cell>
          <table:table-cell office:value-type="float" office:value="-0.668281972408" calcext:value-type="float">
            <text:p>-0.668281972408</text:p>
          </table:table-cell>
          <table:table-cell office:value-type="float" office:value="371.44644165" calcext:value-type="float">
            <text:p>371.44644165</text:p>
          </table:table-cell>
          <table:table-cell office:value-type="float" office:value="248.644378662" calcext:value-type="float">
            <text:p>248.644378662</text:p>
          </table:table-cell>
        </table:table-row>
        <table:table-row table:style-name="ro1">
          <table:table-cell table:number-columns-repeated="4"/>
          <table:table-cell office:value-type="float" office:value="1.583132925346E+018" calcext:value-type="float">
            <text:p>1.583132925346E+018</text:p>
          </table:table-cell>
          <table:table-cell office:value-type="float" office:value="3316" calcext:value-type="float">
            <text:p>3316</text:p>
          </table:table-cell>
          <table:table-cell office:value-type="float" office:value="1.58313292530554E+018" calcext:value-type="float">
            <text:p>1.58313292530554E+018</text:p>
          </table:table-cell>
          <table:table-cell/>
          <table:table-cell office:value-type="float" office:value="3.9388153553" calcext:value-type="float">
            <text:p>3.9388153553</text:p>
          </table:table-cell>
          <table:table-cell/>
          <table:table-cell office:value-type="float" office:value="1.58313292534166E+018" calcext:value-type="float">
            <text:p>1.58313292534166E+018</text:p>
          </table:table-cell>
          <table:table-cell office:value-type="float" office:value="3316" calcext:value-type="float">
            <text:p>3316</text:p>
          </table:table-cell>
          <table:table-cell office:value-type="float" office:value="1.58313292530554E+018" calcext:value-type="float">
            <text:p>1.58313292530554E+018</text:p>
          </table:table-cell>
          <table:table-cell/>
          <table:table-cell office:value-type="float" office:value="177.486175537" calcext:value-type="float">
            <text:p>177.486175537</text:p>
          </table:table-cell>
          <table:table-cell office:value-type="float" office:value="141.863876343" calcext:value-type="float">
            <text:p>141.863876343</text:p>
          </table:table-cell>
          <table:table-cell office:value-type="float" office:value="-0.551136791706" calcext:value-type="float">
            <text:p>-0.551136791706</text:p>
          </table:table-cell>
          <table:table-cell office:value-type="float" office:value="369.36126709" calcext:value-type="float">
            <text:p>369.36126709</text:p>
          </table:table-cell>
          <table:table-cell office:value-type="float" office:value="247.246994019" calcext:value-type="float">
            <text:p>247.246994019</text:p>
          </table:table-cell>
        </table:table-row>
        <table:table-row table:style-name="ro1">
          <table:table-cell table:number-columns-repeated="4"/>
          <table:table-cell office:value-type="float" office:value="1.5831329253847E+018" calcext:value-type="float">
            <text:p>1.5831329253847E+018</text:p>
          </table:table-cell>
          <table:table-cell office:value-type="float" office:value="3317" calcext:value-type="float">
            <text:p>3317</text:p>
          </table:table-cell>
          <table:table-cell office:value-type="float" office:value="1.58313292533512E+018" calcext:value-type="float">
            <text:p>1.58313292533512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538188E+018" calcext:value-type="float">
            <text:p>1.58313292538188E+018</text:p>
          </table:table-cell>
          <table:table-cell office:value-type="float" office:value="3317" calcext:value-type="float">
            <text:p>3317</text:p>
          </table:table-cell>
          <table:table-cell office:value-type="float" office:value="1.58313292533512E+018" calcext:value-type="float">
            <text:p>1.58313292533512E+018</text:p>
          </table:table-cell>
          <table:table-cell/>
          <table:table-cell office:value-type="float" office:value="173.97215271" calcext:value-type="float">
            <text:p>173.97215271</text:p>
          </table:table-cell>
          <table:table-cell office:value-type="float" office:value="143.564300537" calcext:value-type="float">
            <text:p>143.564300537</text:p>
          </table:table-cell>
          <table:table-cell office:value-type="float" office:value="-0.627136707306" calcext:value-type="float">
            <text:p>-0.627136707306</text:p>
          </table:table-cell>
          <table:table-cell office:value-type="float" office:value="373.042938232" calcext:value-type="float">
            <text:p>373.042938232</text:p>
          </table:table-cell>
          <table:table-cell office:value-type="float" office:value="245.475692749" calcext:value-type="float">
            <text:p>245.475692749</text:p>
          </table:table-cell>
        </table:table-row>
        <table:table-row table:style-name="ro1">
          <table:table-cell table:number-columns-repeated="4"/>
          <table:table-cell office:value-type="float" office:value="1.58313292542626E+018" calcext:value-type="float">
            <text:p>1.58313292542626E+018</text:p>
          </table:table-cell>
          <table:table-cell office:value-type="float" office:value="3318" calcext:value-type="float">
            <text:p>3318</text:p>
          </table:table-cell>
          <table:table-cell office:value-type="float" office:value="1.58313292537039E+018" calcext:value-type="float">
            <text:p>1.58313292537039E+018</text:p>
          </table:table-cell>
          <table:table-cell/>
          <table:table-cell office:value-type="float" office:value="3.95920419693" calcext:value-type="float">
            <text:p>3.95920419693</text:p>
          </table:table-cell>
          <table:table-cell/>
          <table:table-cell office:value-type="float" office:value="1.58313292542445E+018" calcext:value-type="float">
            <text:p>1.58313292542445E+018</text:p>
          </table:table-cell>
          <table:table-cell office:value-type="float" office:value="3318" calcext:value-type="float">
            <text:p>3318</text:p>
          </table:table-cell>
          <table:table-cell office:value-type="float" office:value="1.58313292537039E+018" calcext:value-type="float">
            <text:p>1.58313292537039E+018</text:p>
          </table:table-cell>
          <table:table-cell/>
          <table:table-cell office:value-type="float" office:value="175.971832275" calcext:value-type="float">
            <text:p>175.971832275</text:p>
          </table:table-cell>
          <table:table-cell office:value-type="float" office:value="141.972259521" calcext:value-type="float">
            <text:p>141.972259521</text:p>
          </table:table-cell>
          <table:table-cell office:value-type="float" office:value="-0.50648868084" calcext:value-type="float">
            <text:p>-0.50648868084</text:p>
          </table:table-cell>
          <table:table-cell office:value-type="float" office:value="372.072723389" calcext:value-type="float">
            <text:p>372.072723389</text:p>
          </table:table-cell>
          <table:table-cell office:value-type="float" office:value="245.903427124" calcext:value-type="float">
            <text:p>245.903427124</text:p>
          </table:table-cell>
        </table:table-row>
        <table:table-row table:style-name="ro1">
          <table:table-cell table:number-columns-repeated="4"/>
          <table:table-cell office:value-type="float" office:value="1.58313292546595E+018" calcext:value-type="float">
            <text:p>1.58313292546595E+018</text:p>
          </table:table-cell>
          <table:table-cell office:value-type="float" office:value="3319" calcext:value-type="float">
            <text:p>3319</text:p>
          </table:table-cell>
          <table:table-cell office:value-type="float" office:value="1.58313292541193E+018" calcext:value-type="float">
            <text:p>1.58313292541193E+018</text:p>
          </table:table-cell>
          <table:table-cell/>
          <table:table-cell office:value-type="float" office:value="4.17564535141" calcext:value-type="float">
            <text:p>4.17564535141</text:p>
          </table:table-cell>
          <table:table-cell/>
          <table:table-cell office:value-type="float" office:value="1.5831329254659E+018" calcext:value-type="float">
            <text:p>1.5831329254659E+018</text:p>
          </table:table-cell>
          <table:table-cell office:value-type="float" office:value="3319" calcext:value-type="float">
            <text:p>3319</text:p>
          </table:table-cell>
          <table:table-cell office:value-type="float" office:value="1.58313292541193E+018" calcext:value-type="float">
            <text:p>1.58313292541193E+018</text:p>
          </table:table-cell>
          <table:table-cell/>
          <table:table-cell office:value-type="float" office:value="165.521759033" calcext:value-type="float">
            <text:p>165.521759033</text:p>
          </table:table-cell>
          <table:table-cell office:value-type="float" office:value="139.807846069" calcext:value-type="float">
            <text:p>139.807846069</text:p>
          </table:table-cell>
          <table:table-cell office:value-type="float" office:value="-0.434065699577" calcext:value-type="float">
            <text:p>-0.434065699577</text:p>
          </table:table-cell>
          <table:table-cell office:value-type="float" office:value="374.328918457" calcext:value-type="float">
            <text:p>374.328918457</text:p>
          </table:table-cell>
          <table:table-cell office:value-type="float" office:value="245.557876587" calcext:value-type="float">
            <text:p>245.557876587</text:p>
          </table:table-cell>
        </table:table-row>
        <table:table-row table:style-name="ro1">
          <table:table-cell table:number-columns-repeated="4"/>
          <table:table-cell office:value-type="float" office:value="1.58313292548714E+018" calcext:value-type="float">
            <text:p>1.58313292548714E+018</text:p>
          </table:table-cell>
          <table:table-cell office:value-type="float" office:value="3320" calcext:value-type="float">
            <text:p>3320</text:p>
          </table:table-cell>
          <table:table-cell office:value-type="float" office:value="1.58313292544593E+018" calcext:value-type="float">
            <text:p>1.58313292544593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548512E+018" calcext:value-type="float">
            <text:p>1.58313292548512E+018</text:p>
          </table:table-cell>
          <table:table-cell office:value-type="float" office:value="3320" calcext:value-type="float">
            <text:p>3320</text:p>
          </table:table-cell>
          <table:table-cell office:value-type="float" office:value="1.58313292544593E+018" calcext:value-type="float">
            <text:p>1.58313292544593E+018</text:p>
          </table:table-cell>
          <table:table-cell/>
          <table:table-cell office:value-type="float" office:value="165.025665283" calcext:value-type="float">
            <text:p>165.025665283</text:p>
          </table:table-cell>
          <table:table-cell office:value-type="float" office:value="144.574996948" calcext:value-type="float">
            <text:p>144.574996948</text:p>
          </table:table-cell>
          <table:table-cell office:value-type="float" office:value="-0.28232011199" calcext:value-type="float">
            <text:p>-0.28232011199</text:p>
          </table:table-cell>
          <table:table-cell office:value-type="float" office:value="375.810882568" calcext:value-type="float">
            <text:p>375.810882568</text:p>
          </table:table-cell>
          <table:table-cell office:value-type="float" office:value="245.876647949" calcext:value-type="float">
            <text:p>245.876647949</text:p>
          </table:table-cell>
        </table:table-row>
        <table:table-row table:style-name="ro1">
          <table:table-cell table:number-columns-repeated="4"/>
          <table:table-cell office:value-type="float" office:value="1.58313292551708E+018" calcext:value-type="float">
            <text:p>1.58313292551708E+018</text:p>
          </table:table-cell>
          <table:table-cell office:value-type="float" office:value="3321" calcext:value-type="float">
            <text:p>3321</text:p>
          </table:table-cell>
          <table:table-cell office:value-type="float" office:value="1.58313292547191E+018" calcext:value-type="float">
            <text:p>1.58313292547191E+018</text:p>
          </table:table-cell>
          <table:table-cell/>
          <table:table-cell office:value-type="float" office:value="3.92527151108" calcext:value-type="float">
            <text:p>3.92527151108</text:p>
          </table:table-cell>
          <table:table-cell/>
          <table:table-cell office:value-type="float" office:value="1.58313292552196E+018" calcext:value-type="float">
            <text:p>1.58313292552196E+018</text:p>
          </table:table-cell>
          <table:table-cell office:value-type="float" office:value="3321" calcext:value-type="float">
            <text:p>3321</text:p>
          </table:table-cell>
          <table:table-cell office:value-type="float" office:value="1.58313292547191E+018" calcext:value-type="float">
            <text:p>1.58313292547191E+018</text:p>
          </table:table-cell>
          <table:table-cell/>
          <table:table-cell office:value-type="float" office:value="162.26385498" calcext:value-type="float">
            <text:p>162.26385498</text:p>
          </table:table-cell>
          <table:table-cell office:value-type="float" office:value="143.322280884" calcext:value-type="float">
            <text:p>143.322280884</text:p>
          </table:table-cell>
          <table:table-cell office:value-type="float" office:value="-0.464237570763" calcext:value-type="float">
            <text:p>-0.464237570763</text:p>
          </table:table-cell>
          <table:table-cell office:value-type="float" office:value="376.514007568" calcext:value-type="float">
            <text:p>376.514007568</text:p>
          </table:table-cell>
          <table:table-cell office:value-type="float" office:value="245.947982788" calcext:value-type="float">
            <text:p>245.947982788</text:p>
          </table:table-cell>
        </table:table-row>
        <table:table-row table:style-name="ro1">
          <table:table-cell table:number-columns-repeated="4"/>
          <table:table-cell office:value-type="float" office:value="1.58313292554691E+018" calcext:value-type="float">
            <text:p>1.58313292554691E+018</text:p>
          </table:table-cell>
          <table:table-cell office:value-type="float" office:value="3322" calcext:value-type="float">
            <text:p>3322</text:p>
          </table:table-cell>
          <table:table-cell office:value-type="float" office:value="1.58313292550156E+018" calcext:value-type="float">
            <text:p>1.58313292550156E+018</text:p>
          </table:table-cell>
          <table:table-cell/>
          <table:table-cell office:value-type="float" office:value="4.07152414322" calcext:value-type="float">
            <text:p>4.07152414322</text:p>
          </table:table-cell>
          <table:table-cell/>
          <table:table-cell office:value-type="float" office:value="1.58313292554545E+018" calcext:value-type="float">
            <text:p>1.58313292554545E+018</text:p>
          </table:table-cell>
          <table:table-cell office:value-type="float" office:value="3322" calcext:value-type="float">
            <text:p>3322</text:p>
          </table:table-cell>
          <table:table-cell office:value-type="float" office:value="1.58313292550156E+018" calcext:value-type="float">
            <text:p>1.58313292550156E+018</text:p>
          </table:table-cell>
          <table:table-cell/>
          <table:table-cell office:value-type="float" office:value="161.881149292" calcext:value-type="float">
            <text:p>161.881149292</text:p>
          </table:table-cell>
          <table:table-cell office:value-type="float" office:value="141.85975647" calcext:value-type="float">
            <text:p>141.85975647</text:p>
          </table:table-cell>
          <table:table-cell office:value-type="float" office:value="-0.483259260654" calcext:value-type="float">
            <text:p>-0.483259260654</text:p>
          </table:table-cell>
          <table:table-cell office:value-type="float" office:value="377.827758789" calcext:value-type="float">
            <text:p>377.827758789</text:p>
          </table:table-cell>
          <table:table-cell office:value-type="float" office:value="246.927444458" calcext:value-type="float">
            <text:p>246.927444458</text:p>
          </table:table-cell>
        </table:table-row>
        <table:table-row table:style-name="ro1">
          <table:table-cell table:number-columns-repeated="4"/>
          <table:table-cell office:value-type="float" office:value="1.58313292557762E+018" calcext:value-type="float">
            <text:p>1.58313292557762E+018</text:p>
          </table:table-cell>
          <table:table-cell office:value-type="float" office:value="3323" calcext:value-type="float">
            <text:p>3323</text:p>
          </table:table-cell>
          <table:table-cell office:value-type="float" office:value="1.58313292553787E+018" calcext:value-type="float">
            <text:p>1.58313292553787E+018</text:p>
          </table:table-cell>
          <table:table-cell/>
          <table:table-cell office:value-type="float" office:value="4.13047170639" calcext:value-type="float">
            <text:p>4.13047170639</text:p>
          </table:table-cell>
          <table:table-cell/>
          <table:table-cell office:value-type="float" office:value="1.58313292557515E+018" calcext:value-type="float">
            <text:p>1.58313292557515E+018</text:p>
          </table:table-cell>
          <table:table-cell office:value-type="float" office:value="3323" calcext:value-type="float">
            <text:p>3323</text:p>
          </table:table-cell>
          <table:table-cell office:value-type="float" office:value="1.58313292553787E+018" calcext:value-type="float">
            <text:p>1.58313292553787E+018</text:p>
          </table:table-cell>
          <table:table-cell/>
          <table:table-cell office:value-type="float" office:value="173.995697021" calcext:value-type="float">
            <text:p>173.995697021</text:p>
          </table:table-cell>
          <table:table-cell office:value-type="float" office:value="141.270278931" calcext:value-type="float">
            <text:p>141.270278931</text:p>
          </table:table-cell>
          <table:table-cell office:value-type="float" office:value="-0.235679909587" calcext:value-type="float">
            <text:p>-0.235679909587</text:p>
          </table:table-cell>
          <table:table-cell office:value-type="float" office:value="373.839233398" calcext:value-type="float">
            <text:p>373.839233398</text:p>
          </table:table-cell>
          <table:table-cell office:value-type="float" office:value="245.446151733" calcext:value-type="float">
            <text:p>245.446151733</text:p>
          </table:table-cell>
        </table:table-row>
        <table:table-row table:style-name="ro1">
          <table:table-cell table:number-columns-repeated="4"/>
          <table:table-cell office:value-type="float" office:value="1.58313292562257E+018" calcext:value-type="float">
            <text:p>1.58313292562257E+018</text:p>
          </table:table-cell>
          <table:table-cell office:value-type="float" office:value="3324" calcext:value-type="float">
            <text:p>3324</text:p>
          </table:table-cell>
          <table:table-cell office:value-type="float" office:value="1.58313292557281E+018" calcext:value-type="float">
            <text:p>1.58313292557281E+018</text:p>
          </table:table-cell>
          <table:table-cell/>
          <table:table-cell office:value-type="float" office:value="3.94922780991" calcext:value-type="float">
            <text:p>3.94922780991</text:p>
          </table:table-cell>
          <table:table-cell/>
          <table:table-cell office:value-type="float" office:value="1.58313292562065E+018" calcext:value-type="float">
            <text:p>1.58313292562065E+018</text:p>
          </table:table-cell>
          <table:table-cell office:value-type="float" office:value="3324" calcext:value-type="float">
            <text:p>3324</text:p>
          </table:table-cell>
          <table:table-cell office:value-type="float" office:value="1.58313292557281E+018" calcext:value-type="float">
            <text:p>1.58313292557281E+018</text:p>
          </table:table-cell>
          <table:table-cell/>
          <table:table-cell office:value-type="float" office:value="169.877700806" calcext:value-type="float">
            <text:p>169.877700806</text:p>
          </table:table-cell>
          <table:table-cell office:value-type="float" office:value="143.082717896" calcext:value-type="float">
            <text:p>143.082717896</text:p>
          </table:table-cell>
          <table:table-cell office:value-type="float" office:value="-0.276206821203" calcext:value-type="float">
            <text:p>-0.276206821203</text:p>
          </table:table-cell>
          <table:table-cell office:value-type="float" office:value="376.520233154" calcext:value-type="float">
            <text:p>376.520233154</text:p>
          </table:table-cell>
          <table:table-cell office:value-type="float" office:value="245.127944946" calcext:value-type="float">
            <text:p>245.127944946</text:p>
          </table:table-cell>
        </table:table-row>
        <table:table-row table:style-name="ro1">
          <table:table-cell table:number-columns-repeated="4"/>
          <table:table-cell office:value-type="float" office:value="1.58313292565595E+018" calcext:value-type="float">
            <text:p>1.58313292565595E+018</text:p>
          </table:table-cell>
          <table:table-cell office:value-type="float" office:value="3325" calcext:value-type="float">
            <text:p>3325</text:p>
          </table:table-cell>
          <table:table-cell office:value-type="float" office:value="1.58313292560221E+018" calcext:value-type="float">
            <text:p>1.58313292560221E+018</text:p>
          </table:table-cell>
          <table:table-cell/>
          <table:table-cell office:value-type="float" office:value="3.87199544907" calcext:value-type="float">
            <text:p>3.87199544907</text:p>
          </table:table-cell>
          <table:table-cell/>
          <table:table-cell office:value-type="float" office:value="1.58313292565407E+018" calcext:value-type="float">
            <text:p>1.58313292565407E+018</text:p>
          </table:table-cell>
          <table:table-cell office:value-type="float" office:value="3325" calcext:value-type="float">
            <text:p>3325</text:p>
          </table:table-cell>
          <table:table-cell office:value-type="float" office:value="1.58313292560221E+018" calcext:value-type="float">
            <text:p>1.58313292560221E+018</text:p>
          </table:table-cell>
          <table:table-cell/>
          <table:table-cell office:value-type="float" office:value="160.816101074" calcext:value-type="float">
            <text:p>160.816101074</text:p>
          </table:table-cell>
          <table:table-cell office:value-type="float" office:value="143.855041504" calcext:value-type="float">
            <text:p>143.855041504</text:p>
          </table:table-cell>
          <table:table-cell office:value-type="float" office:value="-0.0308672357351" calcext:value-type="float">
            <text:p>-0.0308672357351</text:p>
          </table:table-cell>
          <table:table-cell office:value-type="float" office:value="379.467010498" calcext:value-type="float">
            <text:p>379.467010498</text:p>
          </table:table-cell>
          <table:table-cell office:value-type="float" office:value="244.269943237" calcext:value-type="float">
            <text:p>244.269943237</text:p>
          </table:table-cell>
        </table:table-row>
        <table:table-row table:style-name="ro1">
          <table:table-cell table:number-columns-repeated="4"/>
          <table:table-cell office:value-type="float" office:value="1.58313292568891E+018" calcext:value-type="float">
            <text:p>1.58313292568891E+018</text:p>
          </table:table-cell>
          <table:table-cell office:value-type="float" office:value="3326" calcext:value-type="float">
            <text:p>3326</text:p>
          </table:table-cell>
          <table:table-cell office:value-type="float" office:value="1.5831329256358E+018" calcext:value-type="float">
            <text:p>1.5831329256358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568016E+018" calcext:value-type="float">
            <text:p>1.58313292568016E+018</text:p>
          </table:table-cell>
          <table:table-cell office:value-type="float" office:value="3326" calcext:value-type="float">
            <text:p>3326</text:p>
          </table:table-cell>
          <table:table-cell office:value-type="float" office:value="1.5831329256358E+018" calcext:value-type="float">
            <text:p>1.5831329256358E+018</text:p>
          </table:table-cell>
          <table:table-cell/>
          <table:table-cell office:value-type="float" office:value="153.219787598" calcext:value-type="float">
            <text:p>153.219787598</text:p>
          </table:table-cell>
          <table:table-cell office:value-type="float" office:value="145.079193115" calcext:value-type="float">
            <text:p>145.079193115</text:p>
          </table:table-cell>
          <table:table-cell office:value-type="float" office:value="0.0434670485556" calcext:value-type="float">
            <text:p>0.0434670485556</text:p>
          </table:table-cell>
          <table:table-cell office:value-type="float" office:value="383.186462402" calcext:value-type="float">
            <text:p>383.186462402</text:p>
          </table:table-cell>
          <table:table-cell office:value-type="float" office:value="244.202194214" calcext:value-type="float">
            <text:p>244.202194214</text:p>
          </table:table-cell>
        </table:table-row>
        <table:table-row table:style-name="ro1">
          <table:table-cell table:number-columns-repeated="4"/>
          <table:table-cell office:value-type="float" office:value="1.58313292569919E+018" calcext:value-type="float">
            <text:p>1.58313292569919E+018</text:p>
          </table:table-cell>
          <table:table-cell office:value-type="float" office:value="3327" calcext:value-type="float">
            <text:p>3327</text:p>
          </table:table-cell>
          <table:table-cell office:value-type="float" office:value="1.58313292566845E+018" calcext:value-type="float">
            <text:p>1.58313292566845E+018</text:p>
          </table:table-cell>
          <table:table-cell/>
          <table:table-cell office:value-type="float" office:value="3.87179422379" calcext:value-type="float">
            <text:p>3.87179422379</text:p>
          </table:table-cell>
          <table:table-cell/>
          <table:table-cell office:value-type="float" office:value="1.58313292569724E+018" calcext:value-type="float">
            <text:p>1.58313292569724E+018</text:p>
          </table:table-cell>
          <table:table-cell office:value-type="float" office:value="3327" calcext:value-type="float">
            <text:p>3327</text:p>
          </table:table-cell>
          <table:table-cell office:value-type="float" office:value="1.58313292566845E+018" calcext:value-type="float">
            <text:p>1.58313292566845E+018</text:p>
          </table:table-cell>
          <table:table-cell/>
          <table:table-cell office:value-type="float" office:value="156.245742798" calcext:value-type="float">
            <text:p>156.245742798</text:p>
          </table:table-cell>
          <table:table-cell office:value-type="float" office:value="144.361251831" calcext:value-type="float">
            <text:p>144.361251831</text:p>
          </table:table-cell>
          <table:table-cell office:value-type="float" office:value="-0.158917739987" calcext:value-type="float">
            <text:p>-0.158917739987</text:p>
          </table:table-cell>
          <table:table-cell office:value-type="float" office:value="382.386352539" calcext:value-type="float">
            <text:p>382.386352539</text:p>
          </table:table-cell>
          <table:table-cell office:value-type="float" office:value="244.576889038" calcext:value-type="float">
            <text:p>244.576889038</text:p>
          </table:table-cell>
        </table:table-row>
        <table:table-row table:style-name="ro1">
          <table:table-cell table:number-columns-repeated="4"/>
          <table:table-cell office:value-type="float" office:value="1.58313292572833E+018" calcext:value-type="float">
            <text:p>1.58313292572833E+018</text:p>
          </table:table-cell>
          <table:table-cell office:value-type="float" office:value="3328" calcext:value-type="float">
            <text:p>3328</text:p>
          </table:table-cell>
          <table:table-cell office:value-type="float" office:value="1.58313292570164E+018" calcext:value-type="float">
            <text:p>1.58313292570164E+018</text:p>
          </table:table-cell>
          <table:table-cell/>
          <table:table-cell office:value-type="float" office:value="3.84669184685" calcext:value-type="float">
            <text:p>3.84669184685</text:p>
          </table:table-cell>
          <table:table-cell/>
          <table:table-cell office:value-type="float" office:value="1.58313292572318E+018" calcext:value-type="float">
            <text:p>1.58313292572318E+018</text:p>
          </table:table-cell>
          <table:table-cell office:value-type="float" office:value="3328" calcext:value-type="float">
            <text:p>3328</text:p>
          </table:table-cell>
          <table:table-cell office:value-type="float" office:value="1.58313292570164E+018" calcext:value-type="float">
            <text:p>1.58313292570164E+018</text:p>
          </table:table-cell>
          <table:table-cell/>
          <table:table-cell office:value-type="float" office:value="156.655303955" calcext:value-type="float">
            <text:p>156.655303955</text:p>
          </table:table-cell>
          <table:table-cell office:value-type="float" office:value="144.61227417" calcext:value-type="float">
            <text:p>144.61227417</text:p>
          </table:table-cell>
          <table:table-cell office:value-type="float" office:value="-0.179580807686" calcext:value-type="float">
            <text:p>-0.179580807686</text:p>
          </table:table-cell>
          <table:table-cell office:value-type="float" office:value="381.991882324" calcext:value-type="float">
            <text:p>381.991882324</text:p>
          </table:table-cell>
          <table:table-cell office:value-type="float" office:value="244.021377563" calcext:value-type="float">
            <text:p>244.021377563</text:p>
          </table:table-cell>
        </table:table-row>
        <table:table-row table:style-name="ro1">
          <table:table-cell table:number-columns-repeated="4"/>
          <table:table-cell office:value-type="float" office:value="1.58313292580449E+018" calcext:value-type="float">
            <text:p>1.58313292580449E+018</text:p>
          </table:table-cell>
          <table:table-cell office:value-type="float" office:value="3329" calcext:value-type="float">
            <text:p>3329</text:p>
          </table:table-cell>
          <table:table-cell office:value-type="float" office:value="1.58313292575846E+018" calcext:value-type="float">
            <text:p>1.58313292575846E+018</text:p>
          </table:table-cell>
          <table:table-cell/>
          <table:table-cell office:value-type="float" office:value="3.91924905777" calcext:value-type="float">
            <text:p>3.91924905777</text:p>
          </table:table-cell>
          <table:table-cell/>
          <table:table-cell office:value-type="float" office:value="1.58313292580034E+018" calcext:value-type="float">
            <text:p>1.58313292580034E+018</text:p>
          </table:table-cell>
          <table:table-cell office:value-type="float" office:value="3329" calcext:value-type="float">
            <text:p>3329</text:p>
          </table:table-cell>
          <table:table-cell office:value-type="float" office:value="1.58313292575846E+018" calcext:value-type="float">
            <text:p>1.58313292575846E+018</text:p>
          </table:table-cell>
          <table:table-cell/>
          <table:table-cell office:value-type="float" office:value="154.169265747" calcext:value-type="float">
            <text:p>154.169265747</text:p>
          </table:table-cell>
          <table:table-cell office:value-type="float" office:value="143.886703491" calcext:value-type="float">
            <text:p>143.886703491</text:p>
          </table:table-cell>
          <table:table-cell office:value-type="float" office:value="0.00460180919617" calcext:value-type="float">
            <text:p>0.00460180919617</text:p>
          </table:table-cell>
          <table:table-cell office:value-type="float" office:value="380.87600708" calcext:value-type="float">
            <text:p>380.87600708</text:p>
          </table:table-cell>
          <table:table-cell office:value-type="float" office:value="245.664337158" calcext:value-type="float">
            <text:p>245.664337158</text:p>
          </table:table-cell>
        </table:table-row>
        <table:table-row table:style-name="ro1">
          <table:table-cell table:number-columns-repeated="4"/>
          <table:table-cell office:value-type="float" office:value="1.58313292584543E+018" calcext:value-type="float">
            <text:p>1.58313292584543E+018</text:p>
          </table:table-cell>
          <table:table-cell office:value-type="float" office:value="3330" calcext:value-type="float">
            <text:p>3330</text:p>
          </table:table-cell>
          <table:table-cell office:value-type="float" office:value="1.58313292578162E+018" calcext:value-type="float">
            <text:p>1.58313292578162E+018</text:p>
          </table:table-cell>
          <table:table-cell/>
          <table:table-cell office:value-type="float" office:value="3.98858642578" calcext:value-type="float">
            <text:p>3.98858642578</text:p>
          </table:table-cell>
          <table:table-cell/>
          <table:table-cell office:value-type="float" office:value="1.58313292583938E+018" calcext:value-type="float">
            <text:p>1.58313292583938E+018</text:p>
          </table:table-cell>
          <table:table-cell office:value-type="float" office:value="3330" calcext:value-type="float">
            <text:p>3330</text:p>
          </table:table-cell>
          <table:table-cell office:value-type="float" office:value="1.58313292578162E+018" calcext:value-type="float">
            <text:p>1.58313292578162E+018</text:p>
          </table:table-cell>
          <table:table-cell/>
          <table:table-cell office:value-type="float" office:value="151.715362549" calcext:value-type="float">
            <text:p>151.715362549</text:p>
          </table:table-cell>
          <table:table-cell office:value-type="float" office:value="143.193328857" calcext:value-type="float">
            <text:p>143.193328857</text:p>
          </table:table-cell>
          <table:table-cell office:value-type="float" office:value="0.0907200500369" calcext:value-type="float">
            <text:p>0.0907200500369</text:p>
          </table:table-cell>
          <table:table-cell office:value-type="float" office:value="383.266296387" calcext:value-type="float">
            <text:p>383.266296387</text:p>
          </table:table-cell>
          <table:table-cell office:value-type="float" office:value="245.526229858" calcext:value-type="float">
            <text:p>245.526229858</text:p>
          </table:table-cell>
        </table:table-row>
        <table:table-row table:style-name="ro1">
          <table:table-cell table:number-columns-repeated="4"/>
          <table:table-cell office:value-type="float" office:value="1.58313292588039E+018" calcext:value-type="float">
            <text:p>1.58313292588039E+018</text:p>
          </table:table-cell>
          <table:table-cell office:value-type="float" office:value="3331" calcext:value-type="float">
            <text:p>3331</text:p>
          </table:table-cell>
          <table:table-cell office:value-type="float" office:value="1.58313292581202E+018" calcext:value-type="float">
            <text:p>1.58313292581202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587265E+018" calcext:value-type="float">
            <text:p>1.58313292587265E+018</text:p>
          </table:table-cell>
          <table:table-cell office:value-type="float" office:value="3331" calcext:value-type="float">
            <text:p>3331</text:p>
          </table:table-cell>
          <table:table-cell office:value-type="float" office:value="1.58313292581202E+018" calcext:value-type="float">
            <text:p>1.58313292581202E+018</text:p>
          </table:table-cell>
          <table:table-cell/>
          <table:table-cell office:value-type="float" office:value="156.883880615" calcext:value-type="float">
            <text:p>156.883880615</text:p>
          </table:table-cell>
          <table:table-cell office:value-type="float" office:value="146.045410156" calcext:value-type="float">
            <text:p>146.045410156</text:p>
          </table:table-cell>
          <table:table-cell office:value-type="float" office:value="-0.163043648005" calcext:value-type="float">
            <text:p>-0.163043648005</text:p>
          </table:table-cell>
          <table:table-cell office:value-type="float" office:value="383.508422852" calcext:value-type="float">
            <text:p>383.508422852</text:p>
          </table:table-cell>
          <table:table-cell office:value-type="float" office:value="244.960723877" calcext:value-type="float">
            <text:p>244.960723877</text:p>
          </table:table-cell>
        </table:table-row>
        <table:table-row table:style-name="ro1">
          <table:table-cell table:number-columns-repeated="4"/>
          <table:table-cell office:value-type="float" office:value="1.58313292591187E+018" calcext:value-type="float">
            <text:p>1.58313292591187E+018</text:p>
          </table:table-cell>
          <table:table-cell office:value-type="float" office:value="3332" calcext:value-type="float">
            <text:p>3332</text:p>
          </table:table-cell>
          <table:table-cell office:value-type="float" office:value="1.58313292585111E+018" calcext:value-type="float">
            <text:p>1.58313292585111E+018</text:p>
          </table:table-cell>
          <table:table-cell/>
          <table:table-cell office:value-type="float" office:value="3.87453317642" calcext:value-type="float">
            <text:p>3.87453317642</text:p>
          </table:table-cell>
          <table:table-cell/>
          <table:table-cell office:value-type="float" office:value="1.58313292590917E+018" calcext:value-type="float">
            <text:p>1.58313292590917E+018</text:p>
          </table:table-cell>
          <table:table-cell office:value-type="float" office:value="3332" calcext:value-type="float">
            <text:p>3332</text:p>
          </table:table-cell>
          <table:table-cell office:value-type="float" office:value="1.58313292585111E+018" calcext:value-type="float">
            <text:p>1.58313292585111E+018</text:p>
          </table:table-cell>
          <table:table-cell/>
          <table:table-cell office:value-type="float" office:value="161.426605225" calcext:value-type="float">
            <text:p>161.426605225</text:p>
          </table:table-cell>
          <table:table-cell office:value-type="float" office:value="145.300079346" calcext:value-type="float">
            <text:p>145.300079346</text:p>
          </table:table-cell>
          <table:table-cell office:value-type="float" office:value="-0.262821644545" calcext:value-type="float">
            <text:p>-0.262821644545</text:p>
          </table:table-cell>
          <table:table-cell office:value-type="float" office:value="380.629333496" calcext:value-type="float">
            <text:p>380.629333496</text:p>
          </table:table-cell>
          <table:table-cell office:value-type="float" office:value="247.417648315" calcext:value-type="float">
            <text:p>247.417648315</text:p>
          </table:table-cell>
        </table:table-row>
        <table:table-row table:style-name="ro1">
          <table:table-cell table:number-columns-repeated="4"/>
          <table:table-cell office:value-type="float" office:value="1.58313292594898E+018" calcext:value-type="float">
            <text:p>1.58313292594898E+018</text:p>
          </table:table-cell>
          <table:table-cell office:value-type="float" office:value="3333" calcext:value-type="float">
            <text:p>3333</text:p>
          </table:table-cell>
          <table:table-cell office:value-type="float" office:value="1.58313292587919E+018" calcext:value-type="float">
            <text:p>1.58313292587919E+018</text:p>
          </table:table-cell>
          <table:table-cell/>
          <table:table-cell office:value-type="float" office:value="4.1647644043" calcext:value-type="float">
            <text:p>4.1647644043</text:p>
          </table:table-cell>
          <table:table-cell/>
          <table:table-cell office:value-type="float" office:value="1.5831329259458E+018" calcext:value-type="float">
            <text:p>1.5831329259458E+018</text:p>
          </table:table-cell>
          <table:table-cell office:value-type="float" office:value="3333" calcext:value-type="float">
            <text:p>3333</text:p>
          </table:table-cell>
          <table:table-cell office:value-type="float" office:value="1.58313292587919E+018" calcext:value-type="float">
            <text:p>1.58313292587919E+018</text:p>
          </table:table-cell>
          <table:table-cell/>
          <table:table-cell office:value-type="float" office:value="162.986846924" calcext:value-type="float">
            <text:p>162.986846924</text:p>
          </table:table-cell>
          <table:table-cell office:value-type="float" office:value="142.397766113" calcext:value-type="float">
            <text:p>142.397766113</text:p>
          </table:table-cell>
          <table:table-cell office:value-type="float" office:value="-0.140913575888" calcext:value-type="float">
            <text:p>-0.140913575888</text:p>
          </table:table-cell>
          <table:table-cell office:value-type="float" office:value="380.145385742" calcext:value-type="float">
            <text:p>380.145385742</text:p>
          </table:table-cell>
          <table:table-cell office:value-type="float" office:value="247.428253174" calcext:value-type="float">
            <text:p>247.428253174</text:p>
          </table:table-cell>
        </table:table-row>
        <table:table-row table:style-name="ro1">
          <table:table-cell table:number-columns-repeated="4"/>
          <table:table-cell office:value-type="float" office:value="1.58313292599183E+018" calcext:value-type="float">
            <text:p>1.58313292599183E+018</text:p>
          </table:table-cell>
          <table:table-cell office:value-type="float" office:value="3334" calcext:value-type="float">
            <text:p>3334</text:p>
          </table:table-cell>
          <table:table-cell office:value-type="float" office:value="1.58313292591055E+018" calcext:value-type="float">
            <text:p>1.58313292591055E+018</text:p>
          </table:table-cell>
          <table:table-cell/>
          <table:table-cell office:value-type="float" office:value="4.09513378143" calcext:value-type="float">
            <text:p>4.09513378143</text:p>
          </table:table-cell>
          <table:table-cell/>
          <table:table-cell office:value-type="float" office:value="1.58313292599017E+018" calcext:value-type="float">
            <text:p>1.58313292599017E+018</text:p>
          </table:table-cell>
          <table:table-cell office:value-type="float" office:value="3334" calcext:value-type="float">
            <text:p>3334</text:p>
          </table:table-cell>
          <table:table-cell office:value-type="float" office:value="1.58313292591055E+018" calcext:value-type="float">
            <text:p>1.58313292591055E+018</text:p>
          </table:table-cell>
          <table:table-cell/>
          <table:table-cell office:value-type="float" office:value="153.861862183" calcext:value-type="float">
            <text:p>153.861862183</text:p>
          </table:table-cell>
          <table:table-cell office:value-type="float" office:value="143.094070435" calcext:value-type="float">
            <text:p>143.094070435</text:p>
          </table:table-cell>
          <table:table-cell office:value-type="float" office:value="0.252024114132" calcext:value-type="float">
            <text:p>0.252024114132</text:p>
          </table:table-cell>
          <table:table-cell office:value-type="float" office:value="383.925506592" calcext:value-type="float">
            <text:p>383.925506592</text:p>
          </table:table-cell>
          <table:table-cell office:value-type="float" office:value="245.435424805" calcext:value-type="float">
            <text:p>245.435424805</text:p>
          </table:table-cell>
        </table:table-row>
        <table:table-row table:style-name="ro1">
          <table:table-cell table:number-columns-repeated="4"/>
          <table:table-cell office:value-type="float" office:value="1.58313292601747E+018" calcext:value-type="float">
            <text:p>1.58313292601747E+018</text:p>
          </table:table-cell>
          <table:table-cell office:value-type="float" office:value="3335" calcext:value-type="float">
            <text:p>3335</text:p>
          </table:table-cell>
          <table:table-cell office:value-type="float" office:value="1.58313292594209E+018" calcext:value-type="float">
            <text:p>1.58313292594209E+018</text:p>
          </table:table-cell>
          <table:table-cell/>
          <table:table-cell office:value-type="float" office:value="4.01857280731" calcext:value-type="float">
            <text:p>4.01857280731</text:p>
          </table:table-cell>
          <table:table-cell/>
          <table:table-cell office:value-type="float" office:value="1.58313292601317E+018" calcext:value-type="float">
            <text:p>1.58313292601317E+018</text:p>
          </table:table-cell>
          <table:table-cell office:value-type="float" office:value="3335" calcext:value-type="float">
            <text:p>3335</text:p>
          </table:table-cell>
          <table:table-cell office:value-type="float" office:value="1.58313292594209E+018" calcext:value-type="float">
            <text:p>1.58313292594209E+018</text:p>
          </table:table-cell>
          <table:table-cell/>
          <table:table-cell office:value-type="float" office:value="155.55871582" calcext:value-type="float">
            <text:p>155.55871582</text:p>
          </table:table-cell>
          <table:table-cell office:value-type="float" office:value="143.859680176" calcext:value-type="float">
            <text:p>143.859680176</text:p>
          </table:table-cell>
          <table:table-cell office:value-type="float" office:value="0.148847267032" calcext:value-type="float">
            <text:p>0.148847267032</text:p>
          </table:table-cell>
          <table:table-cell office:value-type="float" office:value="383.926055908" calcext:value-type="float">
            <text:p>383.926055908</text:p>
          </table:table-cell>
          <table:table-cell office:value-type="float" office:value="247.475387573" calcext:value-type="float">
            <text:p>247.475387573</text:p>
          </table:table-cell>
        </table:table-row>
        <table:table-row table:style-name="ro1">
          <table:table-cell table:number-columns-repeated="4"/>
          <table:table-cell office:value-type="float" office:value="1.58313292603273E+018" calcext:value-type="float">
            <text:p>1.58313292603273E+018</text:p>
          </table:table-cell>
          <table:table-cell office:value-type="float" office:value="3336" calcext:value-type="float">
            <text:p>3336</text:p>
          </table:table-cell>
          <table:table-cell office:value-type="float" office:value="1.58313292596918E+018" calcext:value-type="float">
            <text:p>1.58313292596918E+018</text:p>
          </table:table-cell>
          <table:table-cell/>
          <table:table-cell office:value-type="float" office:value="4.03476238251" calcext:value-type="float">
            <text:p>4.03476238251</text:p>
          </table:table-cell>
          <table:table-cell/>
          <table:table-cell office:value-type="float" office:value="1.58313292602739E+018" calcext:value-type="float">
            <text:p>1.58313292602739E+018</text:p>
          </table:table-cell>
          <table:table-cell office:value-type="float" office:value="3336" calcext:value-type="float">
            <text:p>3336</text:p>
          </table:table-cell>
          <table:table-cell office:value-type="float" office:value="1.58313292596918E+018" calcext:value-type="float">
            <text:p>1.58313292596918E+018</text:p>
          </table:table-cell>
          <table:table-cell/>
          <table:table-cell office:value-type="float" office:value="152.788253784" calcext:value-type="float">
            <text:p>152.788253784</text:p>
          </table:table-cell>
          <table:table-cell office:value-type="float" office:value="143.697784424" calcext:value-type="float">
            <text:p>143.697784424</text:p>
          </table:table-cell>
          <table:table-cell office:value-type="float" office:value="0.125275760889" calcext:value-type="float">
            <text:p>0.125275760889</text:p>
          </table:table-cell>
          <table:table-cell office:value-type="float" office:value="387.224914551" calcext:value-type="float">
            <text:p>387.224914551</text:p>
          </table:table-cell>
          <table:table-cell office:value-type="float" office:value="246.451309204" calcext:value-type="float">
            <text:p>246.451309204</text:p>
          </table:table-cell>
        </table:table-row>
        <table:table-row table:style-name="ro1">
          <table:table-cell table:number-columns-repeated="4"/>
          <table:table-cell office:value-type="float" office:value="1.58313292607035E+018" calcext:value-type="float">
            <text:p>1.58313292607035E+018</text:p>
          </table:table-cell>
          <table:table-cell office:value-type="float" office:value="3337" calcext:value-type="float">
            <text:p>3337</text:p>
          </table:table-cell>
          <table:table-cell office:value-type="float" office:value="1.58313292600584E+018" calcext:value-type="float">
            <text:p>1.58313292600584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607523E+018" calcext:value-type="float">
            <text:p>1.58313292607523E+018</text:p>
          </table:table-cell>
          <table:table-cell office:value-type="float" office:value="3337" calcext:value-type="float">
            <text:p>3337</text:p>
          </table:table-cell>
          <table:table-cell office:value-type="float" office:value="1.58313292600584E+018" calcext:value-type="float">
            <text:p>1.58313292600584E+018</text:p>
          </table:table-cell>
          <table:table-cell/>
          <table:table-cell office:value-type="float" office:value="156.08102417" calcext:value-type="float">
            <text:p>156.08102417</text:p>
          </table:table-cell>
          <table:table-cell office:value-type="float" office:value="146.113983154" calcext:value-type="float">
            <text:p>146.113983154</text:p>
          </table:table-cell>
          <table:table-cell office:value-type="float" office:value="-0.252499103546" calcext:value-type="float">
            <text:p>-0.252499103546</text:p>
          </table:table-cell>
          <table:table-cell office:value-type="float" office:value="384.800720215" calcext:value-type="float">
            <text:p>384.800720215</text:p>
          </table:table-cell>
          <table:table-cell office:value-type="float" office:value="248.289779663" calcext:value-type="float">
            <text:p>248.289779663</text:p>
          </table:table-cell>
        </table:table-row>
        <table:table-row table:style-name="ro1">
          <table:table-cell table:number-columns-repeated="4"/>
          <table:table-cell office:value-type="float" office:value="1.58313292610729E+018" calcext:value-type="float">
            <text:p>1.58313292610729E+018</text:p>
          </table:table-cell>
          <table:table-cell office:value-type="float" office:value="3338" calcext:value-type="float">
            <text:p>3338</text:p>
          </table:table-cell>
          <table:table-cell office:value-type="float" office:value="1.58313292603472E+018" calcext:value-type="float">
            <text:p>1.58313292603472E+018</text:p>
          </table:table-cell>
          <table:table-cell/>
          <table:table-cell office:value-type="float" office:value="3.99274301529" calcext:value-type="float">
            <text:p>3.99274301529</text:p>
          </table:table-cell>
          <table:table-cell/>
          <table:table-cell office:value-type="float" office:value="1.58313292610422E+018" calcext:value-type="float">
            <text:p>1.58313292610422E+018</text:p>
          </table:table-cell>
          <table:table-cell office:value-type="float" office:value="3338" calcext:value-type="float">
            <text:p>3338</text:p>
          </table:table-cell>
          <table:table-cell office:value-type="float" office:value="1.58313292603472E+018" calcext:value-type="float">
            <text:p>1.58313292603472E+018</text:p>
          </table:table-cell>
          <table:table-cell/>
          <table:table-cell office:value-type="float" office:value="164.153900146" calcext:value-type="float">
            <text:p>164.153900146</text:p>
          </table:table-cell>
          <table:table-cell office:value-type="float" office:value="144.186553955" calcext:value-type="float">
            <text:p>144.186553955</text:p>
          </table:table-cell>
          <table:table-cell office:value-type="float" office:value="-0.358061343431" calcext:value-type="float">
            <text:p>-0.358061343431</text:p>
          </table:table-cell>
          <table:table-cell office:value-type="float" office:value="383.409545898" calcext:value-type="float">
            <text:p>383.409545898</text:p>
          </table:table-cell>
          <table:table-cell office:value-type="float" office:value="249.141601562" calcext:value-type="float">
            <text:p>249.141601562</text:p>
          </table:table-cell>
        </table:table-row>
        <table:table-row table:style-name="ro1">
          <table:table-cell table:number-columns-repeated="4"/>
          <table:table-cell office:value-type="float" office:value="1.58313292614628E+018" calcext:value-type="float">
            <text:p>1.58313292614628E+018</text:p>
          </table:table-cell>
          <table:table-cell office:value-type="float" office:value="3339" calcext:value-type="float">
            <text:p>3339</text:p>
          </table:table-cell>
          <table:table-cell office:value-type="float" office:value="1.58313292608528E+018" calcext:value-type="float">
            <text:p>1.58313292608528E+018</text:p>
          </table:table-cell>
          <table:table-cell/>
          <table:table-cell office:value-type="float" office:value="3.8306517601" calcext:value-type="float">
            <text:p>3.8306517601</text:p>
          </table:table-cell>
          <table:table-cell/>
          <table:table-cell office:value-type="float" office:value="1.58313292614073E+018" calcext:value-type="float">
            <text:p>1.58313292614073E+018</text:p>
          </table:table-cell>
          <table:table-cell office:value-type="float" office:value="3339" calcext:value-type="float">
            <text:p>3339</text:p>
          </table:table-cell>
          <table:table-cell office:value-type="float" office:value="1.58313292608528E+018" calcext:value-type="float">
            <text:p>1.58313292608528E+018</text:p>
          </table:table-cell>
          <table:table-cell/>
          <table:table-cell office:value-type="float" office:value="165.874969482" calcext:value-type="float">
            <text:p>165.874969482</text:p>
          </table:table-cell>
          <table:table-cell office:value-type="float" office:value="145.8074646" calcext:value-type="float">
            <text:p>145.8074646</text:p>
          </table:table-cell>
          <table:table-cell office:value-type="float" office:value="-0.132189467549" calcext:value-type="float">
            <text:p>-0.132189467549</text:p>
          </table:table-cell>
          <table:table-cell office:value-type="float" office:value="385.789916992" calcext:value-type="float">
            <text:p>385.789916992</text:p>
          </table:table-cell>
          <table:table-cell office:value-type="float" office:value="247.800582886" calcext:value-type="float">
            <text:p>247.800582886</text:p>
          </table:table-cell>
        </table:table-row>
        <table:table-row table:style-name="ro1">
          <table:table-cell table:number-columns-repeated="4"/>
          <table:table-cell office:value-type="float" office:value="1.58313292616221E+018" calcext:value-type="float">
            <text:p>1.58313292616221E+018</text:p>
          </table:table-cell>
          <table:table-cell office:value-type="float" office:value="3340" calcext:value-type="float">
            <text:p>3340</text:p>
          </table:table-cell>
          <table:table-cell office:value-type="float" office:value="1.58313292610097E+018" calcext:value-type="float">
            <text:p>1.58313292610097E+018</text:p>
          </table:table-cell>
          <table:table-cell/>
          <table:table-cell office:value-type="float" office:value="4.0242857933" calcext:value-type="float">
            <text:p>4.0242857933</text:p>
          </table:table-cell>
          <table:table-cell/>
          <table:table-cell office:value-type="float" office:value="1.58313292616037E+018" calcext:value-type="float">
            <text:p>1.58313292616037E+018</text:p>
          </table:table-cell>
          <table:table-cell office:value-type="float" office:value="3340" calcext:value-type="float">
            <text:p>3340</text:p>
          </table:table-cell>
          <table:table-cell office:value-type="float" office:value="1.58313292610097E+018" calcext:value-type="float">
            <text:p>1.58313292610097E+018</text:p>
          </table:table-cell>
          <table:table-cell/>
          <table:table-cell office:value-type="float" office:value="160.998916626" calcext:value-type="float">
            <text:p>160.998916626</text:p>
          </table:table-cell>
          <table:table-cell office:value-type="float" office:value="143.871124268" calcext:value-type="float">
            <text:p>143.871124268</text:p>
          </table:table-cell>
          <table:table-cell office:value-type="float" office:value="0.0429405421019" calcext:value-type="float">
            <text:p>0.0429405421019</text:p>
          </table:table-cell>
          <table:table-cell office:value-type="float" office:value="387.692749023" calcext:value-type="float">
            <text:p>387.692749023</text:p>
          </table:table-cell>
          <table:table-cell office:value-type="float" office:value="247.501998901" calcext:value-type="float">
            <text:p>247.501998901</text:p>
          </table:table-cell>
        </table:table-row>
        <table:table-row table:style-name="ro1">
          <table:table-cell table:number-columns-repeated="4"/>
          <table:table-cell office:value-type="float" office:value="1.58313292618459E+018" calcext:value-type="float">
            <text:p>1.58313292618459E+018</text:p>
          </table:table-cell>
          <table:table-cell office:value-type="float" office:value="3341" calcext:value-type="float">
            <text:p>3341</text:p>
          </table:table-cell>
          <table:table-cell office:value-type="float" office:value="1.58313292613591E+018" calcext:value-type="float">
            <text:p>1.58313292613591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617994E+018" calcext:value-type="float">
            <text:p>1.58313292617994E+018</text:p>
          </table:table-cell>
          <table:table-cell office:value-type="float" office:value="3341" calcext:value-type="float">
            <text:p>3341</text:p>
          </table:table-cell>
          <table:table-cell office:value-type="float" office:value="1.58313292613591E+018" calcext:value-type="float">
            <text:p>1.58313292613591E+018</text:p>
          </table:table-cell>
          <table:table-cell/>
          <table:table-cell office:value-type="float" office:value="163.031555176" calcext:value-type="float">
            <text:p>163.031555176</text:p>
          </table:table-cell>
          <table:table-cell office:value-type="float" office:value="148.066970825" calcext:value-type="float">
            <text:p>148.066970825</text:p>
          </table:table-cell>
          <table:table-cell office:value-type="float" office:value="-0.157478436828" calcext:value-type="float">
            <text:p>-0.157478436828</text:p>
          </table:table-cell>
          <table:table-cell office:value-type="float" office:value="384.651916504" calcext:value-type="float">
            <text:p>384.651916504</text:p>
          </table:table-cell>
          <table:table-cell office:value-type="float" office:value="248.568191528" calcext:value-type="float">
            <text:p>248.568191528</text:p>
          </table:table-cell>
        </table:table-row>
        <table:table-row table:style-name="ro1">
          <table:table-cell table:number-columns-repeated="4"/>
          <table:table-cell office:value-type="float" office:value="1.58313292620729E+018" calcext:value-type="float">
            <text:p>1.58313292620729E+018</text:p>
          </table:table-cell>
          <table:table-cell office:value-type="float" office:value="3342" calcext:value-type="float">
            <text:p>3342</text:p>
          </table:table-cell>
          <table:table-cell office:value-type="float" office:value="1.58313292616996E+018" calcext:value-type="float">
            <text:p>1.5831329261699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620299E+018" calcext:value-type="float">
            <text:p>1.58313292620299E+018</text:p>
          </table:table-cell>
          <table:table-cell office:value-type="float" office:value="3342" calcext:value-type="float">
            <text:p>3342</text:p>
          </table:table-cell>
          <table:table-cell office:value-type="float" office:value="1.58313292616996E+018" calcext:value-type="float">
            <text:p>1.58313292616996E+018</text:p>
          </table:table-cell>
          <table:table-cell/>
          <table:table-cell office:value-type="float" office:value="145.485031128" calcext:value-type="float">
            <text:p>145.485031128</text:p>
          </table:table-cell>
          <table:table-cell office:value-type="float" office:value="127.289710999" calcext:value-type="float">
            <text:p>127.289710999</text:p>
          </table:table-cell>
          <table:table-cell office:value-type="float" office:value="1.32683503628" calcext:value-type="float">
            <text:p>1.32683503628</text:p>
          </table:table-cell>
          <table:table-cell office:value-type="float" office:value="396.383850098" calcext:value-type="float">
            <text:p>396.383850098</text:p>
          </table:table-cell>
          <table:table-cell office:value-type="float" office:value="248.216812134" calcext:value-type="float">
            <text:p>248.216812134</text:p>
          </table:table-cell>
        </table:table-row>
        <table:table-row table:style-name="ro1">
          <table:table-cell table:number-columns-repeated="4"/>
          <table:table-cell office:value-type="float" office:value="1.58313292624209E+018" calcext:value-type="float">
            <text:p>1.58313292624209E+018</text:p>
          </table:table-cell>
          <table:table-cell office:value-type="float" office:value="3343" calcext:value-type="float">
            <text:p>3343</text:p>
          </table:table-cell>
          <table:table-cell office:value-type="float" office:value="1.58313292620093E+018" calcext:value-type="float">
            <text:p>1.58313292620093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624217E+018" calcext:value-type="float">
            <text:p>1.58313292624217E+018</text:p>
          </table:table-cell>
          <table:table-cell office:value-type="float" office:value="3343" calcext:value-type="float">
            <text:p>3343</text:p>
          </table:table-cell>
          <table:table-cell office:value-type="float" office:value="1.58313292620093E+018" calcext:value-type="float">
            <text:p>1.58313292620093E+018</text:p>
          </table:table-cell>
          <table:table-cell/>
          <table:table-cell office:value-type="float" office:value="141.337692261" calcext:value-type="float">
            <text:p>141.337692261</text:p>
          </table:table-cell>
          <table:table-cell office:value-type="float" office:value="135.507705688" calcext:value-type="float">
            <text:p>135.507705688</text:p>
          </table:table-cell>
          <table:table-cell office:value-type="float" office:value="-1.56954741478" calcext:value-type="float">
            <text:p>-1.56954741478</text:p>
          </table:table-cell>
          <table:table-cell office:value-type="float" office:value="390.286590576" calcext:value-type="float">
            <text:p>390.286590576</text:p>
          </table:table-cell>
          <table:table-cell office:value-type="float" office:value="247.758682251" calcext:value-type="float">
            <text:p>247.758682251</text:p>
          </table:table-cell>
        </table:table-row>
        <table:table-row table:style-name="ro1">
          <table:table-cell table:number-columns-repeated="4"/>
          <table:table-cell office:value-type="float" office:value="1.58313292627823E+018" calcext:value-type="float">
            <text:p>1.58313292627823E+018</text:p>
          </table:table-cell>
          <table:table-cell office:value-type="float" office:value="3344" calcext:value-type="float">
            <text:p>3344</text:p>
          </table:table-cell>
          <table:table-cell office:value-type="float" office:value="1.58313292623512E+018" calcext:value-type="float">
            <text:p>1.58313292623512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627726E+018" calcext:value-type="float">
            <text:p>1.58313292627726E+018</text:p>
          </table:table-cell>
          <table:table-cell office:value-type="float" office:value="3344" calcext:value-type="float">
            <text:p>3344</text:p>
          </table:table-cell>
          <table:table-cell office:value-type="float" office:value="1.58313292623512E+018" calcext:value-type="float">
            <text:p>1.58313292623512E+018</text:p>
          </table:table-cell>
          <table:table-cell/>
          <table:table-cell office:value-type="float" office:value="154.457672119" calcext:value-type="float">
            <text:p>154.457672119</text:p>
          </table:table-cell>
          <table:table-cell office:value-type="float" office:value="144.113555908" calcext:value-type="float">
            <text:p>144.113555908</text:p>
          </table:table-cell>
          <table:table-cell office:value-type="float" office:value="-0.11748894304" calcext:value-type="float">
            <text:p>-0.11748894304</text:p>
          </table:table-cell>
          <table:table-cell office:value-type="float" office:value="382.657073975" calcext:value-type="float">
            <text:p>382.657073975</text:p>
          </table:table-cell>
          <table:table-cell office:value-type="float" office:value="246.542816162" calcext:value-type="float">
            <text:p>246.542816162</text:p>
          </table:table-cell>
        </table:table-row>
        <table:table-row table:style-name="ro1">
          <table:table-cell table:number-columns-repeated="4"/>
          <table:table-cell office:value-type="float" office:value="1.58313292630328E+018" calcext:value-type="float">
            <text:p>1.58313292630328E+018</text:p>
          </table:table-cell>
          <table:table-cell office:value-type="float" office:value="3345" calcext:value-type="float">
            <text:p>3345</text:p>
          </table:table-cell>
          <table:table-cell office:value-type="float" office:value="1.58313292626794E+018" calcext:value-type="float">
            <text:p>1.58313292626794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630118E+018" calcext:value-type="float">
            <text:p>1.58313292630118E+018</text:p>
          </table:table-cell>
          <table:table-cell office:value-type="float" office:value="3345" calcext:value-type="float">
            <text:p>3345</text:p>
          </table:table-cell>
          <table:table-cell office:value-type="float" office:value="1.58313292626794E+018" calcext:value-type="float">
            <text:p>1.58313292626794E+018</text:p>
          </table:table-cell>
          <table:table-cell/>
          <table:table-cell office:value-type="float" office:value="49.2941207886" calcext:value-type="float">
            <text:p>49.2941207886</text:p>
          </table:table-cell>
          <table:table-cell office:value-type="float" office:value="36.396938324" calcext:value-type="float">
            <text:p>36.396938324</text:p>
          </table:table-cell>
          <table:table-cell office:value-type="float" office:value="0.148925691843" calcext:value-type="float">
            <text:p>0.148925691843</text:p>
          </table:table-cell>
          <table:table-cell office:value-type="float" office:value="317.443481445" calcext:value-type="float">
            <text:p>317.443481445</text:p>
          </table:table-cell>
          <table:table-cell office:value-type="float" office:value="273.034301758" calcext:value-type="float">
            <text:p>273.034301758</text:p>
          </table:table-cell>
        </table:table-row>
        <table:table-row table:style-name="ro1">
          <table:table-cell table:number-columns-repeated="4"/>
          <table:table-cell office:value-type="float" office:value="1.58313292633547E+018" calcext:value-type="float">
            <text:p>1.58313292633547E+018</text:p>
          </table:table-cell>
          <table:table-cell office:value-type="float" office:value="3346" calcext:value-type="float">
            <text:p>3346</text:p>
          </table:table-cell>
          <table:table-cell office:value-type="float" office:value="1.58313292630119E+018" calcext:value-type="float">
            <text:p>1.58313292630119E+018</text:p>
          </table:table-cell>
          <table:table-cell/>
          <table:table-cell office:value-type="float" office:value="3.79999995232" calcext:value-type="float">
            <text:p>3.79999995232</text:p>
          </table:table-cell>
          <table:table-cell/>
          <table:table-cell office:value-type="float" office:value="1.58313292634676E+018" calcext:value-type="float">
            <text:p>1.58313292634676E+018</text:p>
          </table:table-cell>
          <table:table-cell office:value-type="float" office:value="3346" calcext:value-type="float">
            <text:p>3346</text:p>
          </table:table-cell>
          <table:table-cell office:value-type="float" office:value="1.58313292630119E+018" calcext:value-type="float">
            <text:p>1.58313292630119E+018</text:p>
          </table:table-cell>
          <table:table-cell/>
          <table:table-cell office:value-type="float" office:value="78.6583175659" calcext:value-type="float">
            <text:p>78.6583175659</text:p>
          </table:table-cell>
          <table:table-cell office:value-type="float" office:value="67.001625061" calcext:value-type="float">
            <text:p>67.001625061</text:p>
          </table:table-cell>
          <table:table-cell office:value-type="float" office:value="-0.964463293552" calcext:value-type="float">
            <text:p>-0.964463293552</text:p>
          </table:table-cell>
          <table:table-cell office:value-type="float" office:value="324.99810791" calcext:value-type="float">
            <text:p>324.99810791</text:p>
          </table:table-cell>
          <table:table-cell office:value-type="float" office:value="256.005950928" calcext:value-type="float">
            <text:p>256.005950928</text:p>
          </table:table-cell>
        </table:table-row>
        <table:table-row table:style-name="ro1">
          <table:table-cell table:number-columns-repeated="4"/>
          <table:table-cell office:value-type="float" office:value="1.58313292636964E+018" calcext:value-type="float">
            <text:p>1.58313292636964E+018</text:p>
          </table:table-cell>
          <table:table-cell office:value-type="float" office:value="3347" calcext:value-type="float">
            <text:p>3347</text:p>
          </table:table-cell>
          <table:table-cell office:value-type="float" office:value="1.58313292633498E+018" calcext:value-type="float">
            <text:p>1.58313292633498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636633E+018" calcext:value-type="float">
            <text:p>1.58313292636633E+018</text:p>
          </table:table-cell>
          <table:table-cell office:value-type="float" office:value="3347" calcext:value-type="float">
            <text:p>3347</text:p>
          </table:table-cell>
          <table:table-cell office:value-type="float" office:value="1.58313292633498E+018" calcext:value-type="float">
            <text:p>1.58313292633498E+018</text:p>
          </table:table-cell>
          <table:table-cell/>
          <table:table-cell office:value-type="float" office:value="23.0190448761" calcext:value-type="float">
            <text:p>23.0190448761</text:p>
          </table:table-cell>
          <table:table-cell office:value-type="float" office:value="19.3519573212" calcext:value-type="float">
            <text:p>19.3519573212</text:p>
          </table:table-cell>
          <table:table-cell office:value-type="float" office:value="-0.940272927284" calcext:value-type="float">
            <text:p>-0.940272927284</text:p>
          </table:table-cell>
          <table:table-cell office:value-type="float" office:value="288.454162598" calcext:value-type="float">
            <text:p>288.454162598</text:p>
          </table:table-cell>
          <table:table-cell office:value-type="float" office:value="258.22088623" calcext:value-type="float">
            <text:p>258.22088623</text:p>
          </table:table-cell>
        </table:table-row>
        <table:table-row table:style-name="ro1">
          <table:table-cell table:number-columns-repeated="4"/>
          <table:table-cell office:value-type="float" office:value="1.58313292640995E+018" calcext:value-type="float">
            <text:p>1.58313292640995E+018</text:p>
          </table:table-cell>
          <table:table-cell office:value-type="float" office:value="3348" calcext:value-type="float">
            <text:p>3348</text:p>
          </table:table-cell>
          <table:table-cell office:value-type="float" office:value="1.58313292636791E+018" calcext:value-type="float">
            <text:p>1.58313292636791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6406E+018" calcext:value-type="float">
            <text:p>1.583132926406E+018</text:p>
          </table:table-cell>
          <table:table-cell office:value-type="float" office:value="3348" calcext:value-type="float">
            <text:p>3348</text:p>
          </table:table-cell>
          <table:table-cell office:value-type="float" office:value="1.58313292636791E+018" calcext:value-type="float">
            <text:p>1.58313292636791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643122E+018" calcext:value-type="float">
            <text:p>1.58313292643122E+018</text:p>
          </table:table-cell>
          <table:table-cell office:value-type="float" office:value="3349" calcext:value-type="float">
            <text:p>3349</text:p>
          </table:table-cell>
          <table:table-cell office:value-type="float" office:value="1.58313292640231E+018" calcext:value-type="float">
            <text:p>1.58313292640231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642454E+018" calcext:value-type="float">
            <text:p>1.58313292642454E+018</text:p>
          </table:table-cell>
          <table:table-cell office:value-type="float" office:value="3349" calcext:value-type="float">
            <text:p>3349</text:p>
          </table:table-cell>
          <table:table-cell office:value-type="float" office:value="1.58313292640231E+018" calcext:value-type="float">
            <text:p>1.58313292640231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646036E+018" calcext:value-type="float">
            <text:p>1.58313292646036E+018</text:p>
          </table:table-cell>
          <table:table-cell office:value-type="float" office:value="3350" calcext:value-type="float">
            <text:p>3350</text:p>
          </table:table-cell>
          <table:table-cell office:value-type="float" office:value="1.58313292643446E+018" calcext:value-type="float">
            <text:p>1.58313292643446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/>
          <table:table-cell office:value-type="float" office:value="1.58313292645646E+018" calcext:value-type="float">
            <text:p>1.58313292645646E+018</text:p>
          </table:table-cell>
          <table:table-cell office:value-type="float" office:value="3350" calcext:value-type="float">
            <text:p>3350</text:p>
          </table:table-cell>
          <table:table-cell office:value-type="float" office:value="1.58313292643446E+018" calcext:value-type="float">
            <text:p>1.58313292643446E+018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58313292650179E+018" calcext:value-type="float">
            <text:p>1.58313292650179E+018</text:p>
          </table:table-cell>
          <table:table-cell office:value-type="float" office:value="3351" calcext:value-type="float">
            <text:p>3351</text:p>
          </table:table-cell>
          <table:table-cell office:value-type="float" office:value="1.58313292646871E+018" calcext:value-type="float">
            <text:p>1.58313292646871E+018</text:p>
          </table:table-cell>
          <table:table-cell/>
          <table:table-cell office:value-type="float" office:value="4.19999980927" calcext:value-type="float">
            <text:p>4.1999998092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5:43:55.974854441</meta:creation-date>
    <dc:date>2020-03-02T16:04:26.874244709</dc:date>
    <meta:editing-duration>PT10M20S</meta:editing-duration>
    <meta:editing-cycles>1</meta:editing-cycles>
    <meta:generator>LibreOffice/6.0.7.3$Linux_X86_64 LibreOffice_project/00m0$Build-3</meta:generator>
    <meta:document-statistic meta:table-count="1" meta:cell-count="100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6.596cm" svg:height="9cm" xlink:href=".." xlink:type="simple" chart:class="chart:scatter" chart:style-name="ch1">
        <chart:legend chart:legend-position="end" svg:x="53.691cm" svg:y="4.201cm" style:legend-expansion="high" chart:style-name="ch2"/>
        <chart:plot-area chart:style-name="ch3" table:cell-range-address="Sheet1.G1:Sheet1.G842 Sheet1.I1:Sheet1.I842" chart:data-source-has-labels="row" svg:x="1.131cm" svg:y="0.18cm" svg:width="51.429cm" svg:height="8.64cm">
          <chartooo:coordinate-region svg:x="2.613cm" svg:y="0.379cm" svg:width="48.5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842" chart:label-cell-address="Sheet1.I1:Sheet1.I1" chart:class="chart:scatter">
            <chart:domain table:cell-range-address="Sheet1.G2:Sheet1.G842"/>
            <chart:data-point chart:repeated="8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ield.valu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8313289843526E+018">
                <text:p>1.58313289843526E+018</text:p>
                <draw:g>
                  <svg:desc>Sheet1.G2:Sheet1.G842</svg:desc>
                </draw:g>
              </table:table-cell>
              <table:table-cell office:value-type="float" office:value="4">
                <text:p>4</text:p>
                <draw:g>
                  <svg:desc>Sheet1.I2:Sheet1.I8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8313289846852E+018">
                <text:p>1.5831328984685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313289850483E+018">
                <text:p>1.5831328985048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3132898535E+018">
                <text:p>1.58313289853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8313289856802E+018">
                <text:p>1.5831328985680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8313289860145E+018">
                <text:p>1.5831328986014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8313289863471E+018">
                <text:p>1.5831328986347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831328986686E+018">
                <text:p>1.583132898668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313289871257E+018">
                <text:p>1.5831328987125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831328987399E+018">
                <text:p>1.583132898739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8313289876866E+018">
                <text:p>1.5831328987686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8313289880444E+018">
                <text:p>1.5831328988044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8313289884597E+018">
                <text:p>1.5831328988459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313289887775E+018">
                <text:p>1.5831328988777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8313289890313E+018">
                <text:p>1.5831328989031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8313289893731E+018">
                <text:p>1.5831328989373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8313289896928E+018">
                <text:p>1.5831328989692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8313289900321E+018">
                <text:p>1.5831328990032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831328990365E+018">
                <text:p>1.583132899036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8313289907396E+018">
                <text:p>1.5831328990739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313289910627E+018">
                <text:p>1.5831328991062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831328991432E+018">
                <text:p>1.583132899143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8313289918071E+018">
                <text:p>1.5831328991807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8313289921542E+018">
                <text:p>1.5831328992154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8313289924522E+018">
                <text:p>1.5831328992452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8313289926825E+018">
                <text:p>1.5831328992682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8313289930184E+018">
                <text:p>1.5831328993018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831328993353E+018">
                <text:p>1.583132899335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8313289938591E+018">
                <text:p>1.5831328993859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8313289940747E+018">
                <text:p>1.5831328994074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8313289943723E+018">
                <text:p>1.5831328994372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8313289947395E+018">
                <text:p>1.5831328994739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83132899505E+018">
                <text:p>1.58313289950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8313289954546E+018">
                <text:p>1.5831328995454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8313289957733E+018">
                <text:p>1.5831328995773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8313289960771E+018">
                <text:p>1.5831328996077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8313289965084E+018">
                <text:p>1.5831328996508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8313289966861E+018">
                <text:p>1.5831328996686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8313289970203E+018">
                <text:p>1.5831328997020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8313289973471E+018">
                <text:p>1.5831328997347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8313289977073E+018">
                <text:p>1.5831328997707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8313289980677E+018">
                <text:p>1.5831328998067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8313289983952E+018">
                <text:p>1.5831328998395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8313289988867E+018">
                <text:p>1.5831328998886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8313289992973E+018">
                <text:p>1.5831328999297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8313289995206E+018">
                <text:p>1.5831328999520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8313289998535E+018">
                <text:p>1.5831328999853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8313290001682E+018">
                <text:p>1.5831329000168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8313290008927E+018">
                <text:p>1.5831329000892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831329001263E+018">
                <text:p>1.583132900126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8313290013759E+018">
                <text:p>1.5831329001375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8313290016717E+018">
                <text:p>1.5831329001671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8313290020084E+018">
                <text:p>1.5831329002008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8313290023386E+018">
                <text:p>1.5831329002338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8313290026732E+018">
                <text:p>1.5831329002673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8313290030051E+018">
                <text:p>1.5831329003005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8313290033839E+018">
                <text:p>1.5831329003383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8313290036926E+018">
                <text:p>1.5831329003692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8313290040424E+018">
                <text:p>1.5831329004042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8313290043727E+018">
                <text:p>1.5831329004372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8313290048653E+018">
                <text:p>1.5831329004865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8313290050782E+018">
                <text:p>1.5831329005078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8313290053634E+018">
                <text:p>1.5831329005363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8313290057051E+018">
                <text:p>1.5831329005705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8313290060403E+018">
                <text:p>1.5831329006040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8313290063804E+018">
                <text:p>1.5831329006380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8313290066719E+018">
                <text:p>1.5831329006671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8313290070616E+018">
                <text:p>1.5831329007061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8313290074005E+018">
                <text:p>1.5831329007400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8313290076834E+018">
                <text:p>1.5831329007683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8313290080162E+018">
                <text:p>1.5831329008016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8313290083667E+018">
                <text:p>1.5831329008366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8313290087198E+018">
                <text:p>1.5831329008719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8313290090643E+018">
                <text:p>1.5831329009064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8313290093727E+018">
                <text:p>1.5831329009372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8313290097527E+018">
                <text:p>1.5831329009752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8313290100391E+018">
                <text:p>1.5831329010039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83132901036E+018">
                <text:p>1.58313290103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8313290107097E+018">
                <text:p>1.5831329010709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313290110175E+018">
                <text:p>1.5831329011017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8313290113931E+018">
                <text:p>1.5831329011393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8313290117008E+018">
                <text:p>1.5831329011700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8313290121231E+018">
                <text:p>1.5831329012123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8313290124111E+018">
                <text:p>1.5831329012411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8313290127439E+018">
                <text:p>1.5831329012743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8313290130405E+018">
                <text:p>1.5831329013040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8313290133622E+018">
                <text:p>1.5831329013362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8313290137478E+018">
                <text:p>1.5831329013747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8313290140628E+018">
                <text:p>1.5831329014062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8313290143397E+018">
                <text:p>1.5831329014339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8313290146931E+018">
                <text:p>1.5831329014693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831329015029E+018">
                <text:p>1.583132901502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8313290154364E+018">
                <text:p>1.5831329015436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8313290156825E+018">
                <text:p>1.5831329015682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8313290160215E+018">
                <text:p>1.5831329016021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8313290163625E+018">
                <text:p>1.5831329016362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831329016705E+018">
                <text:p>1.583132901670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831329017006E+018">
                <text:p>1.583132901700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8313290173851E+018">
                <text:p>1.5831329017385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8313290178336E+018">
                <text:p>1.5831329017833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8313290181444E+018">
                <text:p>1.5831329018144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8313290184625E+018">
                <text:p>1.5831329018462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8313290186893E+018">
                <text:p>1.5831329018689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8313290190167E+018">
                <text:p>1.5831329019016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8313290193684E+018">
                <text:p>1.5831329019368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8313290196755E+018">
                <text:p>1.5831329019675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8313290200436E+018">
                <text:p>1.5831329020043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8313290203647E+018">
                <text:p>1.5831329020364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8313290207204E+018">
                <text:p>1.5831329020720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83132902113E+018">
                <text:p>1.58313290211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8313290215562E+018">
                <text:p>1.5831329021556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8313290218478E+018">
                <text:p>1.5831329021847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8313290221359E+018">
                <text:p>1.5831329022135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8313290224988E+018">
                <text:p>1.5831329022498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831329022803E+018">
                <text:p>1.583132902280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8313290230658E+018">
                <text:p>1.5831329023065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8313290234406E+018">
                <text:p>1.5831329023440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8313290237285E+018">
                <text:p>1.5831329023728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8313290241181E+018">
                <text:p>1.5831329024118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8313290243774E+018">
                <text:p>1.5831329024377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8313290247249E+018">
                <text:p>1.5831329024724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8313290251143E+018">
                <text:p>1.5831329025114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8313290254955E+018">
                <text:p>1.5831329025495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8313290258322E+018">
                <text:p>1.5831329025832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8313290260652E+018">
                <text:p>1.5831329026065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8313290264847E+018">
                <text:p>1.5831329026484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8313290268481E+018">
                <text:p>1.5831329026848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8313290269976E+018">
                <text:p>1.5831329026997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8313290274322E+018">
                <text:p>1.5831329027432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831329027714E+018">
                <text:p>1.583132902771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8313290280143E+018">
                <text:p>1.5831329028014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8313290283541E+018">
                <text:p>1.5831329028354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83132902869E+018">
                <text:p>1.58313290286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8313290290275E+018">
                <text:p>1.5831329029027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8313290293588E+018">
                <text:p>1.5831329029358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8313290297229E+018">
                <text:p>1.5831329029722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8313290300482E+018">
                <text:p>1.5831329030048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8313290305133E+018">
                <text:p>1.5831329030513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8313290306964E+018">
                <text:p>1.5831329030696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8313290310847E+018">
                <text:p>1.5831329031084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8313290314542E+018">
                <text:p>1.5831329031454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831329031696E+018">
                <text:p>1.583132903169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831329032111E+018">
                <text:p>1.583132903211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8313290324929E+018">
                <text:p>1.5831329032492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8313290327148E+018">
                <text:p>1.5831329032714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8313290330109E+018">
                <text:p>1.5831329033010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8313290333536E+018">
                <text:p>1.5831329033353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8313290336774E+018">
                <text:p>1.5831329033677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831329034129E+018">
                <text:p>1.583132903412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8313290344395E+018">
                <text:p>1.5831329034439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8313290347531E+018">
                <text:p>1.5831329034753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8313290350945E+018">
                <text:p>1.5831329035094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8313290354372E+018">
                <text:p>1.5831329035437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831329035759E+018">
                <text:p>1.583132903575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8313290360789E+018">
                <text:p>1.5831329036078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8313290364059E+018">
                <text:p>1.5831329036405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8313290368234E+018">
                <text:p>1.5831329036823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313290371126E+018">
                <text:p>1.5831329037112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31329037371E+018">
                <text:p>1.583132903737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8313290377619E+018">
                <text:p>1.5831329037761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8313290380582E+018">
                <text:p>1.5831329038058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8313290385086E+018">
                <text:p>1.5831329038508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8313290387926E+018">
                <text:p>1.5831329038792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8313290390973E+018">
                <text:p>1.5831329039097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8313290393503E+018">
                <text:p>1.5831329039350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8313290396853E+018">
                <text:p>1.5831329039685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8313290400208E+018">
                <text:p>1.5831329040020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8313290403574E+018">
                <text:p>1.5831329040357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8313290407639E+018">
                <text:p>1.5831329040763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8313290410758E+018">
                <text:p>1.5831329041075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8313290413735E+018">
                <text:p>1.5831329041373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8313290416875E+018">
                <text:p>1.5831329041687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8313290420213E+018">
                <text:p>1.5831329042021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8313290423948E+018">
                <text:p>1.5831329042394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831329042737E+018">
                <text:p>1.583132904273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8313290430085E+018">
                <text:p>1.5831329043008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8313290433753E+018">
                <text:p>1.5831329043375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8313290438267E+018">
                <text:p>1.5831329043826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8313290440254E+018">
                <text:p>1.5831329044025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8313290444398E+018">
                <text:p>1.5831329044439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8313290446768E+018">
                <text:p>1.5831329044676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8313290450154E+018">
                <text:p>1.5831329045015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831329045329E+018">
                <text:p>1.583132904532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8313290456682E+018">
                <text:p>1.5831329045668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8313290459896E+018">
                <text:p>1.5831329045989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8313290463317E+018">
                <text:p>1.5831329046331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8313290466665E+018">
                <text:p>1.5831329046666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8313290470189E+018">
                <text:p>1.5831329047018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8313290474051E+018">
                <text:p>1.5831329047405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831329047725E+018">
                <text:p>1.583132904772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8313290480947E+018">
                <text:p>1.5831329048094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8313290484214E+018">
                <text:p>1.5831329048421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8313290487247E+018">
                <text:p>1.5831329048724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8313290490515E+018">
                <text:p>1.5831329049051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831329049348E+018">
                <text:p>1.583132904934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8313290496703E+018">
                <text:p>1.5831329049670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8313290500521E+018">
                <text:p>1.5831329050052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8313290503937E+018">
                <text:p>1.5831329050393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8313290508197E+018">
                <text:p>1.5831329050819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8313290510737E+018">
                <text:p>1.5831329051073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8313290514175E+018">
                <text:p>1.5831329051417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8313290517822E+018">
                <text:p>1.5831329051782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8313290521173E+018">
                <text:p>1.5831329052117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8313290524179E+018">
                <text:p>1.5831329052417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8313290527814E+018">
                <text:p>1.5831329052781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8313290530793E+018">
                <text:p>1.5831329053079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8313290534165E+018">
                <text:p>1.5831329053416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8313290537293E+018">
                <text:p>1.5831329053729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8313290540285E+018">
                <text:p>1.5831329054028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8313290543752E+018">
                <text:p>1.5831329054375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58313290547358E+018">
                <text:p>1.5831329054735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8313290550829E+018">
                <text:p>1.5831329055082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8313290553647E+018">
                <text:p>1.5831329055364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8313290557701E+018">
                <text:p>1.5831329055770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8313290562095E+018">
                <text:p>1.5831329056209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8313290564801E+018">
                <text:p>1.5831329056480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8313290567572E+018">
                <text:p>1.5831329056757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831329057088E+018">
                <text:p>1.583132905708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8313290574325E+018">
                <text:p>1.5831329057432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8313290576857E+018">
                <text:p>1.5831329057685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8313290580421E+018">
                <text:p>1.5831329058042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8313290583535E+018">
                <text:p>1.5831329058353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8313290586776E+018">
                <text:p>1.5831329058677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8313290590212E+018">
                <text:p>1.5831329059021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831329059521E+018">
                <text:p>1.583132905952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831329059776E+018">
                <text:p>1.583132905977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8313290600163E+018">
                <text:p>1.5831329060016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8313290603406E+018">
                <text:p>1.5831329060340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8313290608247E+018">
                <text:p>1.5831329060824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8313290611648E+018">
                <text:p>1.5831329061164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8313290614594E+018">
                <text:p>1.5831329061459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8313290617875E+018">
                <text:p>1.5831329061787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8313290620309E+018">
                <text:p>1.5831329062030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831329062383E+018">
                <text:p>1.583132906238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831329062715E+018">
                <text:p>1.583132906271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8313290630538E+018">
                <text:p>1.5831329063053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8313290633689E+018">
                <text:p>1.5831329063368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8313290637175E+018">
                <text:p>1.5831329063717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8313290640389E+018">
                <text:p>1.5831329064038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8313290644712E+018">
                <text:p>1.5831329064471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8313290646921E+018">
                <text:p>1.5831329064692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8313290650855E+018">
                <text:p>1.5831329065085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8313290653621E+018">
                <text:p>1.5831329065362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8313290657082E+018">
                <text:p>1.5831329065708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8313290660247E+018">
                <text:p>1.5831329066024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8313290663639E+018">
                <text:p>1.5831329066363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8313290667219E+018">
                <text:p>1.5831329066721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8313290670551E+018">
                <text:p>1.5831329067055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8313290675299E+018">
                <text:p>1.5831329067529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831329067769E+018">
                <text:p>1.583132906776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8313290679951E+018">
                <text:p>1.5831329067995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8313290684687E+018">
                <text:p>1.5831329068468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8313290687855E+018">
                <text:p>1.5831329068785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8313290690939E+018">
                <text:p>1.5831329069093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8313290694368E+018">
                <text:p>1.5831329069436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831329069777E+018">
                <text:p>1.583132906977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8313290700697E+018">
                <text:p>1.5831329070069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8313290703486E+018">
                <text:p>1.5831329070348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8313290706656E+018">
                <text:p>1.5831329070665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8313290710156E+018">
                <text:p>1.5831329071015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8313290713477E+018">
                <text:p>1.5831329071347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8313290717252E+018">
                <text:p>1.5831329071725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8313290720618E+018">
                <text:p>1.5831329072061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8313290724148E+018">
                <text:p>1.5831329072414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8313290726936E+018">
                <text:p>1.5831329072693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8313290730174E+018">
                <text:p>1.5831329073017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8313290733641E+018">
                <text:p>1.5831329073364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8313290737029E+018">
                <text:p>1.5831329073702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8313290740314E+018">
                <text:p>1.5831329074031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8313290743836E+018">
                <text:p>1.5831329074383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8313290746935E+018">
                <text:p>1.5831329074693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8313290750387E+018">
                <text:p>1.5831329075038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8313290753715E+018">
                <text:p>1.5831329075371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8313290757672E+018">
                <text:p>1.5831329075767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8313290760137E+018">
                <text:p>1.5831329076013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8313290763427E+018">
                <text:p>1.5831329076342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8313290766846E+018">
                <text:p>1.5831329076684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8313290770234E+018">
                <text:p>1.5831329077023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8313290773665E+018">
                <text:p>1.5831329077366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831329077714E+018">
                <text:p>1.583132907771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8313290780503E+018">
                <text:p>1.5831329078050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8313290783555E+018">
                <text:p>1.5831329078355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8313290786938E+018">
                <text:p>1.5831329078693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8313290790067E+018">
                <text:p>1.5831329079006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8313290793818E+018">
                <text:p>1.5831329079381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8313290796753E+018">
                <text:p>1.5831329079675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8313290800142E+018">
                <text:p>1.5831329080014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8313290804666E+018">
                <text:p>1.5831329080466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8313290807828E+018">
                <text:p>1.5831329080782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8313290810241E+018">
                <text:p>1.5831329081024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8313290813593E+018">
                <text:p>1.5831329081359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8313290816877E+018">
                <text:p>1.5831329081687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8313290820869E+018">
                <text:p>1.5831329082086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8313290824669E+018">
                <text:p>1.5831329082466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8313290827775E+018">
                <text:p>1.5831329082777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8313290830791E+018">
                <text:p>1.5831329083079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8313290833677E+018">
                <text:p>1.5831329083367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8313290836775E+018">
                <text:p>1.5831329083677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8313290840288E+018">
                <text:p>1.5831329084028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8313290843917E+018">
                <text:p>1.5831329084391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8313290847085E+018">
                <text:p>1.5831329084708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831329085052E+018">
                <text:p>1.583132908505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8313290853943E+018">
                <text:p>1.5831329085394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8313290856864E+018">
                <text:p>1.5831329085686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831329086029E+018">
                <text:p>1.583132908602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8313290863751E+018">
                <text:p>1.5831329086375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8313290867414E+018">
                <text:p>1.5831329086741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8313290870701E+018">
                <text:p>1.5831329087070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8313290874101E+018">
                <text:p>1.5831329087410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8313290877454E+018">
                <text:p>1.5831329087745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8313290880635E+018">
                <text:p>1.5831329088063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8313290883897E+018">
                <text:p>1.5831329088389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8313290887158E+018">
                <text:p>1.5831329088715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831329089052E+018">
                <text:p>1.583132908905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8313290893857E+018">
                <text:p>1.5831329089385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8313290898671E+018">
                <text:p>1.5831329089867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8313290900631E+018">
                <text:p>1.5831329090063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8313290903868E+018">
                <text:p>1.5831329090386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8313290907575E+018">
                <text:p>1.5831329090757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8313290910836E+018">
                <text:p>1.5831329091083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8313290914861E+018">
                <text:p>1.5831329091486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8313290917266E+018">
                <text:p>1.5831329091726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8313290920299E+018">
                <text:p>1.5831329092029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8313290923958E+018">
                <text:p>1.5831329092395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8313290926923E+018">
                <text:p>1.5831329092692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8313290930205E+018">
                <text:p>1.5831329093020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8313290933586E+018">
                <text:p>1.5831329093358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8313290936837E+018">
                <text:p>1.5831329093683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8313290940175E+018">
                <text:p>1.5831329094017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8313290943513E+018">
                <text:p>1.5831329094351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831329094803E+018">
                <text:p>1.583132909480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8313290952141E+018">
                <text:p>1.5831329095214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8313290955133E+018">
                <text:p>1.5831329095513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8313290958573E+018">
                <text:p>1.5831329095857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8313290960575E+018">
                <text:p>1.5831329096057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8313290963871E+018">
                <text:p>1.5831329096387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8313290968838E+018">
                <text:p>1.5831329096883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8313290970436E+018">
                <text:p>1.5831329097043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8313290973626E+018">
                <text:p>1.5831329097362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8313290977863E+018">
                <text:p>1.5831329097786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8313290981487E+018">
                <text:p>1.5831329098148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8313290983966E+018">
                <text:p>1.5831329098396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8313290987807E+018">
                <text:p>1.5831329098780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831329099159E+018">
                <text:p>1.583132909915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8313290994104E+018">
                <text:p>1.5831329099410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8313290998604E+018">
                <text:p>1.5831329099860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8313291002416E+018">
                <text:p>1.5831329100241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8313291004795E+018">
                <text:p>1.5831329100479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8313291008538E+018">
                <text:p>1.5831329100853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8313291010663E+018">
                <text:p>1.5831329101066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8313291013991E+018">
                <text:p>1.5831329101399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8313291017213E+018">
                <text:p>1.5831329101721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8313291020391E+018">
                <text:p>1.5831329102039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8313291024054E+018">
                <text:p>1.5831329102405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8313291027567E+018">
                <text:p>1.5831329102756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831329103078E+018">
                <text:p>1.583132910307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8313291033606E+018">
                <text:p>1.5831329103360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8313291036775E+018">
                <text:p>1.5831329103677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8313291041196E+018">
                <text:p>1.5831329104119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8313291043822E+018">
                <text:p>1.5831329104382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8313291047481E+018">
                <text:p>1.5831329104748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8313291050289E+018">
                <text:p>1.5831329105028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8313291053587E+018">
                <text:p>1.5831329105358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8313291056733E+018">
                <text:p>1.5831329105673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8313291060026E+018">
                <text:p>1.5831329106002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831329106345E+018">
                <text:p>1.583132910634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8313291066801E+018">
                <text:p>1.5831329106680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8313291070577E+018">
                <text:p>1.5831329107057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831329107479E+018">
                <text:p>1.583132910747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8313291078029E+018">
                <text:p>1.5831329107802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8313291081288E+018">
                <text:p>1.5831329108128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8313291085644E+018">
                <text:p>1.5831329108564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8313291086928E+018">
                <text:p>1.5831329108692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8313291090134E+018">
                <text:p>1.5831329109013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8313291093676E+018">
                <text:p>1.5831329109367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8313291096774E+018">
                <text:p>1.5831329109677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8313291100183E+018">
                <text:p>1.5831329110018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831329110353E+018">
                <text:p>1.583132911035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8313291106823E+018">
                <text:p>1.5831329110682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8313291110516E+018">
                <text:p>1.5831329111051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8313291113458E+018">
                <text:p>1.5831329111345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8313291116629E+018">
                <text:p>1.5831329111662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8313291120518E+018">
                <text:p>1.5831329112051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8313291124236E+018">
                <text:p>1.5831329112423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8313291126786E+018">
                <text:p>1.5831329112678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8313291130137E+018">
                <text:p>1.5831329113013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8313291133854E+018">
                <text:p>1.5831329113385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831329113671E+018">
                <text:p>1.583132911367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8313291141184E+018">
                <text:p>1.5831329114118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8313291145948E+018">
                <text:p>1.5831329114594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8313291148932E+018">
                <text:p>1.5831329114893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8313291151348E+018">
                <text:p>1.5831329115134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8313291153405E+018">
                <text:p>1.5831329115340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8313291156879E+018">
                <text:p>1.5831329115687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8313291160355E+018">
                <text:p>1.58313291160355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8313291163426E+018">
                <text:p>1.5831329116342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8313291166841E+018">
                <text:p>1.5831329116684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8313291169986E+018">
                <text:p>1.5831329116998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8313291173524E+018">
                <text:p>1.5831329117352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8313291177813E+018">
                <text:p>1.5831329117781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8313291179957E+018">
                <text:p>1.5831329117995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8313291183608E+018">
                <text:p>1.5831329118360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8313291187024E+018">
                <text:p>1.5831329118702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8313291190567E+018">
                <text:p>1.5831329119056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8313291194354E+018">
                <text:p>1.5831329119435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8313291197077E+018">
                <text:p>1.58313291197077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8313291201004E+018">
                <text:p>1.5831329120100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8313291203863E+018">
                <text:p>1.5831329120386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8313291207044E+018">
                <text:p>1.5831329120704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8313291211498E+018">
                <text:p>1.5831329121149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8313291214564E+018">
                <text:p>1.5831329121456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8313291218394E+018">
                <text:p>1.5831329121839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8313291221241E+018">
                <text:p>1.5831329122124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8313291223971E+018">
                <text:p>1.5831329122397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8313291227389E+018">
                <text:p>1.5831329122738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8313291230964E+018">
                <text:p>1.5831329123096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8313291233822E+018">
                <text:p>1.58313291233822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8313291236971E+018">
                <text:p>1.5831329123697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8313291240501E+018">
                <text:p>1.58313291240501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8313291244398E+018">
                <text:p>1.5831329124439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8313291247513E+018">
                <text:p>1.58313291247513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8313291251488E+018">
                <text:p>1.58313291251488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8313291254054E+018">
                <text:p>1.58313291254054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8313291257049E+018">
                <text:p>1.58313291257049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8313291260456E+018">
                <text:p>1.5831329126045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8313291264996E+018">
                <text:p>1.58313291264996E+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5831329126746E+018">
                <text:p>1.583132912674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8313291271708E+018">
                <text:p>1.5831329127170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8313291273822E+018">
                <text:p>1.58313291273822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8313291278653E+018">
                <text:p>1.58313291278653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8313291281728E+018">
                <text:p>1.5831329128172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8313291283495E+018">
                <text:p>1.58313291283495E+018</text:p>
              </table:table-cell>
              <table:table-cell office:value-type="float" office:value="4.1434431076">
                <text:p>4.14344310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831329128688E+018">
                <text:p>1.5831329128688E+018</text:p>
              </table:table-cell>
              <table:table-cell office:value-type="float" office:value="4.09955883026">
                <text:p>4.099558830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8313291290106E+018">
                <text:p>1.58313291290106E+018</text:p>
              </table:table-cell>
              <table:table-cell office:value-type="float" office:value="4.03501272202">
                <text:p>4.035012722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831329129361E+018">
                <text:p>1.5831329129361E+018</text:p>
              </table:table-cell>
              <table:table-cell office:value-type="float" office:value="4.04917287827">
                <text:p>4.049172878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8313291297336E+018">
                <text:p>1.58313291297336E+018</text:p>
              </table:table-cell>
              <table:table-cell office:value-type="float" office:value="3.94399118423">
                <text:p>3.943991184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8313291300155E+018">
                <text:p>1.58313291300155E+018</text:p>
              </table:table-cell>
              <table:table-cell office:value-type="float" office:value="4.07188129425">
                <text:p>4.071881294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8313291303839E+018">
                <text:p>1.58313291303839E+018</text:p>
              </table:table-cell>
              <table:table-cell office:value-type="float" office:value="4.16248321533">
                <text:p>4.162483215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8313291306845E+018">
                <text:p>1.58313291306845E+018</text:p>
              </table:table-cell>
              <table:table-cell office:value-type="float" office:value="4.16273975372">
                <text:p>4.162739753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831329131141E+018">
                <text:p>1.5831329131141E+018</text:p>
              </table:table-cell>
              <table:table-cell office:value-type="float" office:value="4.10640239716">
                <text:p>4.106402397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8313291314648E+018">
                <text:p>1.58313291314648E+018</text:p>
              </table:table-cell>
              <table:table-cell office:value-type="float" office:value="4.07362985611">
                <text:p>4.073629856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8313291317755E+018">
                <text:p>1.58313291317755E+018</text:p>
              </table:table-cell>
              <table:table-cell office:value-type="float" office:value="4.06716012955">
                <text:p>4.067160129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8313291320601E+018">
                <text:p>1.58313291320601E+018</text:p>
              </table:table-cell>
              <table:table-cell office:value-type="float" office:value="4.02335977554">
                <text:p>4.023359775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8313291323763E+018">
                <text:p>1.58313291323763E+018</text:p>
              </table:table-cell>
              <table:table-cell office:value-type="float" office:value="3.96856689453">
                <text:p>3.968566894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8313291326935E+018">
                <text:p>1.58313291326935E+018</text:p>
              </table:table-cell>
              <table:table-cell office:value-type="float" office:value="3.96472477913">
                <text:p>3.964724779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8313291331075E+018">
                <text:p>1.58313291331075E+018</text:p>
              </table:table-cell>
              <table:table-cell office:value-type="float" office:value="3.98995828629">
                <text:p>3.989958286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8313291335094E+018">
                <text:p>1.58313291335094E+018</text:p>
              </table:table-cell>
              <table:table-cell office:value-type="float" office:value="4.0877366066">
                <text:p>4.08773660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8313291337995E+018">
                <text:p>1.58313291337995E+018</text:p>
              </table:table-cell>
              <table:table-cell office:value-type="float" office:value="4.16024637222">
                <text:p>4.160246372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8313291341321E+018">
                <text:p>1.58313291341321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831329134351E+018">
                <text:p>1.5831329134351E+018</text:p>
              </table:table-cell>
              <table:table-cell office:value-type="float" office:value="3.9918320179">
                <text:p>3.99183201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8313291347343E+018">
                <text:p>1.58313291347343E+018</text:p>
              </table:table-cell>
              <table:table-cell office:value-type="float" office:value="4.174700737">
                <text:p>4.1747007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8313291350744E+018">
                <text:p>1.58313291350744E+018</text:p>
              </table:table-cell>
              <table:table-cell office:value-type="float" office:value="4.14480304718">
                <text:p>4.144803047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8313291353351E+018">
                <text:p>1.58313291353351E+018</text:p>
              </table:table-cell>
              <table:table-cell office:value-type="float" office:value="4.0515871048">
                <text:p>4.05158710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8313291356845E+018">
                <text:p>1.58313291356845E+018</text:p>
              </table:table-cell>
              <table:table-cell office:value-type="float" office:value="3.92935490608">
                <text:p>3.929354906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8313291360275E+018">
                <text:p>1.58313291360275E+018</text:p>
              </table:table-cell>
              <table:table-cell office:value-type="float" office:value="4.05035114288">
                <text:p>4.050351142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8313291364607E+018">
                <text:p>1.58313291364607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8313291366718E+018">
                <text:p>1.5831329136671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8313291370074E+018">
                <text:p>1.58313291370074E+018</text:p>
              </table:table-cell>
              <table:table-cell office:value-type="float" office:value="4.02890014648">
                <text:p>4.028900146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8313291373739E+018">
                <text:p>1.58313291373739E+018</text:p>
              </table:table-cell>
              <table:table-cell office:value-type="float" office:value="4.02740335464">
                <text:p>4.027403354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8313291377346E+018">
                <text:p>1.58313291377346E+018</text:p>
              </table:table-cell>
              <table:table-cell office:value-type="float" office:value="4.19738149643">
                <text:p>4.197381496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8313291380461E+018">
                <text:p>1.58313291380461E+018</text:p>
              </table:table-cell>
              <table:table-cell office:value-type="float" office:value="4.09078359604">
                <text:p>4.090783596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8313291384216E+018">
                <text:p>1.58313291384216E+018</text:p>
              </table:table-cell>
              <table:table-cell office:value-type="float" office:value="4.05507946014">
                <text:p>4.055079460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831329138741E+018">
                <text:p>1.5831329138741E+018</text:p>
              </table:table-cell>
              <table:table-cell office:value-type="float" office:value="4.15937328339">
                <text:p>4.159373283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83132913902E+018">
                <text:p>1.583132913902E+018</text:p>
              </table:table-cell>
              <table:table-cell office:value-type="float" office:value="4.10939645767">
                <text:p>4.109396457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8313291393659E+018">
                <text:p>1.58313291393659E+018</text:p>
              </table:table-cell>
              <table:table-cell office:value-type="float" office:value="4.13650512695">
                <text:p>4.136505126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8313291398671E+018">
                <text:p>1.58313291398671E+018</text:p>
              </table:table-cell>
              <table:table-cell office:value-type="float" office:value="4.03660869598">
                <text:p>4.036608695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8313291402308E+018">
                <text:p>1.58313291402308E+018</text:p>
              </table:table-cell>
              <table:table-cell office:value-type="float" office:value="3.88354635239">
                <text:p>3.883546352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8313291404515E+018">
                <text:p>1.58313291404515E+018</text:p>
              </table:table-cell>
              <table:table-cell office:value-type="float" office:value="3.86295175552">
                <text:p>3.862951755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8313291407479E+018">
                <text:p>1.58313291407479E+018</text:p>
              </table:table-cell>
              <table:table-cell office:value-type="float" office:value="3.85819101334">
                <text:p>3.8581910133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8313291411679E+018">
                <text:p>1.58313291411679E+018</text:p>
              </table:table-cell>
              <table:table-cell office:value-type="float" office:value="3.83558964729">
                <text:p>3.835589647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8313291414079E+018">
                <text:p>1.58313291414079E+018</text:p>
              </table:table-cell>
              <table:table-cell office:value-type="float" office:value="3.82996678352">
                <text:p>3.829966783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8313291417533E+018">
                <text:p>1.58313291417533E+018</text:p>
              </table:table-cell>
              <table:table-cell office:value-type="float" office:value="3.89320683479">
                <text:p>3.893206834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8313291420418E+018">
                <text:p>1.58313291420418E+018</text:p>
              </table:table-cell>
              <table:table-cell office:value-type="float" office:value="3.93707132339">
                <text:p>3.937071323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8313291423951E+018">
                <text:p>1.58313291423951E+018</text:p>
              </table:table-cell>
              <table:table-cell office:value-type="float" office:value="3.98061060905">
                <text:p>3.980610609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8313291428173E+018">
                <text:p>1.58313291428173E+018</text:p>
              </table:table-cell>
              <table:table-cell office:value-type="float" office:value="4.19748830795">
                <text:p>4.197488307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8313291430349E+018">
                <text:p>1.58313291430349E+018</text:p>
              </table:table-cell>
              <table:table-cell office:value-type="float" office:value="4.14036417007">
                <text:p>4.140364170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8313291433805E+018">
                <text:p>1.5831329143380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8313291436907E+018">
                <text:p>1.58313291436907E+018</text:p>
              </table:table-cell>
              <table:table-cell office:value-type="float" office:value="4.12271404266">
                <text:p>4.122714042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8313291440361E+018">
                <text:p>1.58313291440361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8313291443504E+018">
                <text:p>1.58313291443504E+018</text:p>
              </table:table-cell>
              <table:table-cell office:value-type="float" office:value="4.1728348732">
                <text:p>4.17283487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8313291446924E+018">
                <text:p>1.58313291446924E+018</text:p>
              </table:table-cell>
              <table:table-cell office:value-type="float" office:value="4.00577402115">
                <text:p>4.005774021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8313291451109E+018">
                <text:p>1.58313291451109E+018</text:p>
              </table:table-cell>
              <table:table-cell office:value-type="float" office:value="3.9504699707">
                <text:p>3.95046997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8313291454491E+018">
                <text:p>1.58313291454491E+018</text:p>
              </table:table-cell>
              <table:table-cell office:value-type="float" office:value="3.89492797852">
                <text:p>3.894927978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8313291456882E+018">
                <text:p>1.58313291456882E+018</text:p>
              </table:table-cell>
              <table:table-cell office:value-type="float" office:value="3.87019968033">
                <text:p>3.870199680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8313291460607E+018">
                <text:p>1.58313291460607E+018</text:p>
              </table:table-cell>
              <table:table-cell office:value-type="float" office:value="3.91979980469">
                <text:p>3.919799804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831329146447E+018">
                <text:p>1.5831329146447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8313291467896E+018">
                <text:p>1.58313291467896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8313291472545E+018">
                <text:p>1.58313291472545E+018</text:p>
              </table:table-cell>
              <table:table-cell office:value-type="float" office:value="3.90517878532">
                <text:p>3.905178785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8313291475307E+018">
                <text:p>1.58313291475307E+018</text:p>
              </table:table-cell>
              <table:table-cell office:value-type="float" office:value="3.86389613152">
                <text:p>3.863896131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8313291477872E+018">
                <text:p>1.58313291477872E+018</text:p>
              </table:table-cell>
              <table:table-cell office:value-type="float" office:value="3.9716629982">
                <text:p>3.97166299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8313291480232E+018">
                <text:p>1.58313291480232E+018</text:p>
              </table:table-cell>
              <table:table-cell office:value-type="float" office:value="4.07865142822">
                <text:p>4.078651428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8313291483377E+018">
                <text:p>1.58313291483377E+018</text:p>
              </table:table-cell>
              <table:table-cell office:value-type="float" office:value="3.90986323357">
                <text:p>3.909863233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8313291486785E+018">
                <text:p>1.58313291486785E+018</text:p>
              </table:table-cell>
              <table:table-cell office:value-type="float" office:value="3.91160583496">
                <text:p>3.911605834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8313291490596E+018">
                <text:p>1.5831329149059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8313291493611E+018">
                <text:p>1.58313291493611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8313291497148E+018">
                <text:p>1.58313291497148E+018</text:p>
              </table:table-cell>
              <table:table-cell office:value-type="float" office:value="3.97212076187">
                <text:p>3.972120761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8313291500282E+018">
                <text:p>1.58313291500282E+018</text:p>
              </table:table-cell>
              <table:table-cell office:value-type="float" office:value="4.07696676254">
                <text:p>4.076966762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8313291503629E+018">
                <text:p>1.58313291503629E+018</text:p>
              </table:table-cell>
              <table:table-cell office:value-type="float" office:value="4.01576519012">
                <text:p>4.015765190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8313291507248E+018">
                <text:p>1.58313291507248E+018</text:p>
              </table:table-cell>
              <table:table-cell office:value-type="float" office:value="3.94197702408">
                <text:p>3.941977024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8313291510848E+018">
                <text:p>1.5831329151084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58313291514051E+018">
                <text:p>1.58313291514051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58313291517399E+018">
                <text:p>1.5831329151739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58313291520433E+018">
                <text:p>1.58313291520433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58313291524313E+018">
                <text:p>1.58313291524313E+018</text:p>
              </table:table-cell>
              <table:table-cell office:value-type="float" office:value="3.83192300797">
                <text:p>3.831923007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58313291527639E+018">
                <text:p>1.58313291527639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58313291531168E+018">
                <text:p>1.5831329153116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58313291534873E+018">
                <text:p>1.58313291534873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58313291536903E+018">
                <text:p>1.58313291536903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58313291541143E+018">
                <text:p>1.58313291541143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58313291543539E+018">
                <text:p>1.58313291543539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58313291546951E+018">
                <text:p>1.58313291546951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58313291550404E+018">
                <text:p>1.58313291550404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58313291553606E+018">
                <text:p>1.58313291553606E+018</text:p>
              </table:table-cell>
              <table:table-cell office:value-type="float" office:value="3.8483581543">
                <text:p>3.848358154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58313291559927E+018">
                <text:p>1.58313291559927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58313291563478E+018">
                <text:p>1.58313291563478E+018</text:p>
              </table:table-cell>
              <table:table-cell office:value-type="float" office:value="4.03610515594">
                <text:p>4.036105155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58313291566826E+018">
                <text:p>1.58313291566826E+018</text:p>
              </table:table-cell>
              <table:table-cell office:value-type="float" office:value="3.96439981461">
                <text:p>3.964399814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58313291568579E+018">
                <text:p>1.58313291568579E+018</text:p>
              </table:table-cell>
              <table:table-cell office:value-type="float" office:value="4.04973125458">
                <text:p>4.049731254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58313291571922E+018">
                <text:p>1.58313291571922E+018</text:p>
              </table:table-cell>
              <table:table-cell office:value-type="float" office:value="3.87915802002">
                <text:p>3.879158020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58313291575519E+018">
                <text:p>1.58313291575519E+018</text:p>
              </table:table-cell>
              <table:table-cell office:value-type="float" office:value="4.08194255829">
                <text:p>4.0819425582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58313291577724E+018">
                <text:p>1.58313291577724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58313291581928E+018">
                <text:p>1.58313291581928E+018</text:p>
              </table:table-cell>
              <table:table-cell office:value-type="float" office:value="3.91264653206">
                <text:p>3.912646532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58313291584545E+018">
                <text:p>1.58313291584545E+018</text:p>
              </table:table-cell>
              <table:table-cell office:value-type="float" office:value="4.04066181183">
                <text:p>4.0406618118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58313291587805E+018">
                <text:p>1.58313291587805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58313291590779E+018">
                <text:p>1.5831329159077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58313291594354E+018">
                <text:p>1.58313291594354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5831329159842E+018">
                <text:p>1.5831329159842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5831329160097E+018">
                <text:p>1.5831329160097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58313291605713E+018">
                <text:p>1.58313291605713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58313291608322E+018">
                <text:p>1.58313291608322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58313291613637E+018">
                <text:p>1.58313291613637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58313291615651E+018">
                <text:p>1.58313291615651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58313291618742E+018">
                <text:p>1.58313291618742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58313291621389E+018">
                <text:p>1.58313291621389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58313291624278E+018">
                <text:p>1.58313291624278E+018</text:p>
              </table:table-cell>
              <table:table-cell office:value-type="float" office:value="4.18657207489">
                <text:p>4.186572074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58313291627218E+018">
                <text:p>1.5831329162721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58313291630092E+018">
                <text:p>1.58313291630092E+018</text:p>
              </table:table-cell>
              <table:table-cell office:value-type="float" office:value="3.91866159439">
                <text:p>3.9186615943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58313291634479E+018">
                <text:p>1.5831329163447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58313291637604E+018">
                <text:p>1.58313291637604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58313291641837E+018">
                <text:p>1.58313291641837E+018</text:p>
              </table:table-cell>
              <table:table-cell office:value-type="float" office:value="3.93626856804">
                <text:p>3.936268568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58313291644724E+018">
                <text:p>1.58313291644724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58313291647704E+018">
                <text:p>1.58313291647704E+018</text:p>
              </table:table-cell>
              <table:table-cell office:value-type="float" office:value="4.19391775131">
                <text:p>4.193917751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58313291651347E+018">
                <text:p>1.58313291651347E+018</text:p>
              </table:table-cell>
              <table:table-cell office:value-type="float" office:value="4.01533222198">
                <text:p>4.015332221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58313291654419E+018">
                <text:p>1.58313291654419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58313291658101E+018">
                <text:p>1.58313291658101E+018</text:p>
              </table:table-cell>
              <table:table-cell office:value-type="float" office:value="3.82806396484">
                <text:p>3.828063964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58313291661817E+018">
                <text:p>1.58313291661817E+018</text:p>
              </table:table-cell>
              <table:table-cell office:value-type="float" office:value="4.13638162613">
                <text:p>4.136381626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58313291664333E+018">
                <text:p>1.58313291664333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58313291667565E+018">
                <text:p>1.5831329166756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58313291671485E+018">
                <text:p>1.58313291671485E+018</text:p>
              </table:table-cell>
              <table:table-cell office:value-type="float" office:value="3.95694589615">
                <text:p>3.956945896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58313291673228E+018">
                <text:p>1.58313291673228E+018</text:p>
              </table:table-cell>
              <table:table-cell office:value-type="float" office:value="4.01200389862">
                <text:p>4.012003898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58313291676916E+018">
                <text:p>1.58313291676916E+018</text:p>
              </table:table-cell>
              <table:table-cell office:value-type="float" office:value="4.0899977684">
                <text:p>4.08999776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58313291679886E+018">
                <text:p>1.58313291679886E+018</text:p>
              </table:table-cell>
              <table:table-cell office:value-type="float" office:value="3.99470663071">
                <text:p>3.9947066307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58313291684177E+018">
                <text:p>1.58313291684177E+018</text:p>
              </table:table-cell>
              <table:table-cell office:value-type="float" office:value="3.91634225845">
                <text:p>3.916342258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58313291688206E+018">
                <text:p>1.58313291688206E+018</text:p>
              </table:table-cell>
              <table:table-cell office:value-type="float" office:value="3.90236353874">
                <text:p>3.902363538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58313291691726E+018">
                <text:p>1.58313291691726E+018</text:p>
              </table:table-cell>
              <table:table-cell office:value-type="float" office:value="3.95649862289">
                <text:p>3.9564986228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58313291694277E+018">
                <text:p>1.58313291694277E+018</text:p>
              </table:table-cell>
              <table:table-cell office:value-type="float" office:value="4.02962207794">
                <text:p>4.0296220779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58313291696855E+018">
                <text:p>1.58313291696855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58313291700097E+018">
                <text:p>1.58313291700097E+018</text:p>
              </table:table-cell>
              <table:table-cell office:value-type="float" office:value="4.08709859848">
                <text:p>4.087098598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58313291703346E+018">
                <text:p>1.58313291703346E+018</text:p>
              </table:table-cell>
              <table:table-cell office:value-type="float" office:value="4.05761861801">
                <text:p>4.057618618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58313291706798E+018">
                <text:p>1.58313291706798E+018</text:p>
              </table:table-cell>
              <table:table-cell office:value-type="float" office:value="4.12198352814">
                <text:p>4.121983528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58313291710748E+018">
                <text:p>1.5831329171074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58313291713762E+018">
                <text:p>1.58313291713762E+018</text:p>
              </table:table-cell>
              <table:table-cell office:value-type="float" office:value="4.13866138458">
                <text:p>4.1386613845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58313291717063E+018">
                <text:p>1.58313291717063E+018</text:p>
              </table:table-cell>
              <table:table-cell office:value-type="float" office:value="4.17796945572">
                <text:p>4.177969455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58313291720708E+018">
                <text:p>1.58313291720708E+018</text:p>
              </table:table-cell>
              <table:table-cell office:value-type="float" office:value="3.99856710434">
                <text:p>3.998567104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58313291723963E+018">
                <text:p>1.58313291723963E+018</text:p>
              </table:table-cell>
              <table:table-cell office:value-type="float" office:value="4.12627887726">
                <text:p>4.126278877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58313291728422E+018">
                <text:p>1.58313291728422E+018</text:p>
              </table:table-cell>
              <table:table-cell office:value-type="float" office:value="4.13915395737">
                <text:p>4.139153957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58313291731033E+018">
                <text:p>1.58313291731033E+018</text:p>
              </table:table-cell>
              <table:table-cell office:value-type="float" office:value="4.06272888184">
                <text:p>4.0627288818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58313291733908E+018">
                <text:p>1.58313291733908E+018</text:p>
              </table:table-cell>
              <table:table-cell office:value-type="float" office:value="4.03351593018">
                <text:p>4.033515930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58313291737451E+018">
                <text:p>1.58313291737451E+018</text:p>
              </table:table-cell>
              <table:table-cell office:value-type="float" office:value="3.86251211166">
                <text:p>3.862512111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58313291740731E+018">
                <text:p>1.58313291740731E+018</text:p>
              </table:table-cell>
              <table:table-cell office:value-type="float" office:value="3.83925938606">
                <text:p>3.839259386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58313291744207E+018">
                <text:p>1.58313291744207E+018</text:p>
              </table:table-cell>
              <table:table-cell office:value-type="float" office:value="3.81973719597">
                <text:p>3.819737195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58313291747504E+018">
                <text:p>1.58313291747504E+018</text:p>
              </table:table-cell>
              <table:table-cell office:value-type="float" office:value="3.86091470718">
                <text:p>3.860914707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58313291750441E+018">
                <text:p>1.58313291750441E+018</text:p>
              </table:table-cell>
              <table:table-cell office:value-type="float" office:value="3.95139455795">
                <text:p>3.9513945579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58313291754256E+018">
                <text:p>1.58313291754256E+018</text:p>
              </table:table-cell>
              <table:table-cell office:value-type="float" office:value="4.10058450699">
                <text:p>4.100584506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58313291757126E+018">
                <text:p>1.58313291757126E+018</text:p>
              </table:table-cell>
              <table:table-cell office:value-type="float" office:value="4.14188671112">
                <text:p>4.141886711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58313291760463E+018">
                <text:p>1.58313291760463E+018</text:p>
              </table:table-cell>
              <table:table-cell office:value-type="float" office:value="4.14571666718">
                <text:p>4.145716667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58313291763918E+018">
                <text:p>1.58313291763918E+018</text:p>
              </table:table-cell>
              <table:table-cell office:value-type="float" office:value="4.15772724152">
                <text:p>4.157727241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58313291766936E+018">
                <text:p>1.58313291766936E+018</text:p>
              </table:table-cell>
              <table:table-cell office:value-type="float" office:value="4.15685129166">
                <text:p>4.156851291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58313291771065E+018">
                <text:p>1.58313291771065E+018</text:p>
              </table:table-cell>
              <table:table-cell office:value-type="float" office:value="3.94192361832">
                <text:p>3.941923618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58313291773909E+018">
                <text:p>1.58313291773909E+018</text:p>
              </table:table-cell>
              <table:table-cell office:value-type="float" office:value="4.02533245087">
                <text:p>4.025332450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58313291777399E+018">
                <text:p>1.58313291777399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58313291780682E+018">
                <text:p>1.58313291780682E+018</text:p>
              </table:table-cell>
              <table:table-cell office:value-type="float" office:value="4.14923095703">
                <text:p>4.149230957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58313291783668E+018">
                <text:p>1.58313291783668E+018</text:p>
              </table:table-cell>
              <table:table-cell office:value-type="float" office:value="4.1190032959">
                <text:p>4.119003295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58313291786994E+018">
                <text:p>1.58313291786994E+018</text:p>
              </table:table-cell>
              <table:table-cell office:value-type="float" office:value="4.02264547348">
                <text:p>4.022645473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58313291790723E+018">
                <text:p>1.58313291790723E+018</text:p>
              </table:table-cell>
              <table:table-cell office:value-type="float" office:value="4.00759601593">
                <text:p>4.007596015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58313291793852E+018">
                <text:p>1.58313291793852E+018</text:p>
              </table:table-cell>
              <table:table-cell office:value-type="float" office:value="3.93851613998">
                <text:p>3.938516139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58313291797583E+018">
                <text:p>1.58313291797583E+018</text:p>
              </table:table-cell>
              <table:table-cell office:value-type="float" office:value="4.03510141373">
                <text:p>4.035101413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58313291800668E+018">
                <text:p>1.5831329180066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58313291805261E+018">
                <text:p>1.58313291805261E+018</text:p>
              </table:table-cell>
              <table:table-cell office:value-type="float" office:value="3.81587219238">
                <text:p>3.815872192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58313291808453E+018">
                <text:p>1.58313291808453E+018</text:p>
              </table:table-cell>
              <table:table-cell office:value-type="float" office:value="3.81853175163">
                <text:p>3.818531751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58313291810862E+018">
                <text:p>1.58313291810862E+018</text:p>
              </table:table-cell>
              <table:table-cell office:value-type="float" office:value="3.87259054184">
                <text:p>3.872590541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58313291813343E+018">
                <text:p>1.58313291813343E+018</text:p>
              </table:table-cell>
              <table:table-cell office:value-type="float" office:value="4.02975749969">
                <text:p>4.029757499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58313291816779E+018">
                <text:p>1.58313291816779E+018</text:p>
              </table:table-cell>
              <table:table-cell office:value-type="float" office:value="4.06640005112">
                <text:p>4.066400051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58313291820082E+018">
                <text:p>1.58313291820082E+018</text:p>
              </table:table-cell>
              <table:table-cell office:value-type="float" office:value="4.19149017334">
                <text:p>4.1914901733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58313291823414E+018">
                <text:p>1.58313291823414E+018</text:p>
              </table:table-cell>
              <table:table-cell office:value-type="float" office:value="4.16559314728">
                <text:p>4.165593147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58313291826839E+018">
                <text:p>1.58313291826839E+018</text:p>
              </table:table-cell>
              <table:table-cell office:value-type="float" office:value="4.09360790253">
                <text:p>4.093607902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5831329183011E+018">
                <text:p>1.5831329183011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5831329183355E+018">
                <text:p>1.5831329183355E+018</text:p>
              </table:table-cell>
              <table:table-cell office:value-type="float" office:value="4.13355255127">
                <text:p>4.1335525512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58313291836846E+018">
                <text:p>1.58313291836846E+018</text:p>
              </table:table-cell>
              <table:table-cell office:value-type="float" office:value="3.93384242058">
                <text:p>3.9338424205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58313291840167E+018">
                <text:p>1.58313291840167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58313291843554E+018">
                <text:p>1.58313291843554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58313291846805E+018">
                <text:p>1.58313291846805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5831329185035E+018">
                <text:p>1.5831329185035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58313291853883E+018">
                <text:p>1.58313291853883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58313291856909E+018">
                <text:p>1.58313291856909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58313291860122E+018">
                <text:p>1.58313291860122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58313291863483E+018">
                <text:p>1.58313291863483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58313291866954E+018">
                <text:p>1.58313291866954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58313291870228E+018">
                <text:p>1.5831329187022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58313291875909E+018">
                <text:p>1.58313291875909E+018</text:p>
              </table:table-cell>
              <table:table-cell office:value-type="float" office:value="4.0268907547">
                <text:p>4.02689075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58313291878447E+018">
                <text:p>1.58313291878447E+018</text:p>
              </table:table-cell>
              <table:table-cell office:value-type="float" office:value="4.17940235138">
                <text:p>4.179402351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58313291880259E+018">
                <text:p>1.58313291880259E+018</text:p>
              </table:table-cell>
              <table:table-cell office:value-type="float" office:value="4.04368877411">
                <text:p>4.043688774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58313291884785E+018">
                <text:p>1.58313291884785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5831329188819E+018">
                <text:p>1.5831329188819E+018</text:p>
              </table:table-cell>
              <table:table-cell office:value-type="float" office:value="3.82928323746">
                <text:p>3.829283237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58313291891179E+018">
                <text:p>1.5831329189117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58313291893859E+018">
                <text:p>1.58313291893859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58313291897802E+018">
                <text:p>1.58313291897802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58313291900429E+018">
                <text:p>1.58313291900429E+018</text:p>
              </table:table-cell>
              <table:table-cell office:value-type="float" office:value="3.87174367905">
                <text:p>3.871743679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58313291903838E+018">
                <text:p>1.5831329190383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58313291907097E+018">
                <text:p>1.58313291907097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58313291910698E+018">
                <text:p>1.5831329191069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5831329191386E+018">
                <text:p>1.5831329191386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5831329192016E+018">
                <text:p>1.5831329192016E+018</text:p>
              </table:table-cell>
              <table:table-cell office:value-type="float" office:value="3.82154846191">
                <text:p>3.821548461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58313291921746E+018">
                <text:p>1.5831329192174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58313291925702E+018">
                <text:p>1.58313291925702E+018</text:p>
              </table:table-cell>
              <table:table-cell office:value-type="float" office:value="3.90560913086">
                <text:p>3.905609130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58313291927997E+018">
                <text:p>1.58313291927997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58313291930009E+018">
                <text:p>1.5831329193000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58313291933908E+018">
                <text:p>1.5831329193390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58313291937064E+018">
                <text:p>1.58313291937064E+018</text:p>
              </table:table-cell>
              <table:table-cell office:value-type="float" office:value="3.82689666748">
                <text:p>3.8268966674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58313291940216E+018">
                <text:p>1.58313291940216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58313291943643E+018">
                <text:p>1.58313291943643E+018</text:p>
              </table:table-cell>
              <table:table-cell office:value-type="float" office:value="3.93934488297">
                <text:p>3.939344882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58313291946933E+018">
                <text:p>1.58313291946933E+018</text:p>
              </table:table-cell>
              <table:table-cell office:value-type="float" office:value="3.84611368179">
                <text:p>3.846113681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58313291950409E+018">
                <text:p>1.58313291950409E+018</text:p>
              </table:table-cell>
              <table:table-cell office:value-type="float" office:value="3.86958312988">
                <text:p>3.8695831298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58313291954287E+018">
                <text:p>1.58313291954287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58313291957309E+018">
                <text:p>1.5831329195730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58313291960632E+018">
                <text:p>1.58313291960632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58313291963629E+018">
                <text:p>1.5831329196362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58313291967037E+018">
                <text:p>1.58313291967037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58313291970399E+018">
                <text:p>1.58313291970399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58313291973639E+018">
                <text:p>1.58313291973639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58313291977815E+018">
                <text:p>1.5831329197781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58313291980447E+018">
                <text:p>1.58313291980447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58313291984199E+018">
                <text:p>1.58313291984199E+018</text:p>
              </table:table-cell>
              <table:table-cell office:value-type="float" office:value="3.93695688248">
                <text:p>3.936956882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58313291987467E+018">
                <text:p>1.58313291987467E+018</text:p>
              </table:table-cell>
              <table:table-cell office:value-type="float" office:value="3.80799412727">
                <text:p>3.807994127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5831329199043E+018">
                <text:p>1.5831329199043E+018</text:p>
              </table:table-cell>
              <table:table-cell office:value-type="float" office:value="4.07251262665">
                <text:p>4.072512626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58313291993661E+018">
                <text:p>1.58313291993661E+018</text:p>
              </table:table-cell>
              <table:table-cell office:value-type="float" office:value="4.15528249741">
                <text:p>4.1552824974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5831329199752E+018">
                <text:p>1.5831329199752E+018</text:p>
              </table:table-cell>
              <table:table-cell office:value-type="float" office:value="4.12305164337">
                <text:p>4.123051643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58313292000306E+018">
                <text:p>1.58313292000306E+018</text:p>
              </table:table-cell>
              <table:table-cell office:value-type="float" office:value="3.92400503159">
                <text:p>3.9240050315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58313292003606E+018">
                <text:p>1.58313292003606E+018</text:p>
              </table:table-cell>
              <table:table-cell office:value-type="float" office:value="3.97363901138">
                <text:p>3.973639011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58313292006971E+018">
                <text:p>1.58313292006971E+018</text:p>
              </table:table-cell>
              <table:table-cell office:value-type="float" office:value="3.94247579575">
                <text:p>3.942475795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58313292010213E+018">
                <text:p>1.58313292010213E+018</text:p>
              </table:table-cell>
              <table:table-cell office:value-type="float" office:value="4.13731098175">
                <text:p>4.137310981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58313292013725E+018">
                <text:p>1.58313292013725E+018</text:p>
              </table:table-cell>
              <table:table-cell office:value-type="float" office:value="4.16659832001">
                <text:p>4.1665983200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58313292017044E+018">
                <text:p>1.58313292017044E+018</text:p>
              </table:table-cell>
              <table:table-cell office:value-type="float" office:value="4.14967060089">
                <text:p>4.149670600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58313292020547E+018">
                <text:p>1.58313292020547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58313292023585E+018">
                <text:p>1.58313292023585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58313292026866E+018">
                <text:p>1.5831329202686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5831329203017E+018">
                <text:p>1.5831329203017E+018</text:p>
              </table:table-cell>
              <table:table-cell office:value-type="float" office:value="3.88214731216">
                <text:p>3.882147312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58313292033412E+018">
                <text:p>1.58313292033412E+018</text:p>
              </table:table-cell>
              <table:table-cell office:value-type="float" office:value="3.98808145523">
                <text:p>3.988081455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58313292036732E+018">
                <text:p>1.58313292036732E+018</text:p>
              </table:table-cell>
              <table:table-cell office:value-type="float" office:value="4.10702371597">
                <text:p>4.107023715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5831329204024E+018">
                <text:p>1.5831329204024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58313292043335E+018">
                <text:p>1.5831329204333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58313292047001E+018">
                <text:p>1.58313292047001E+018</text:p>
              </table:table-cell>
              <table:table-cell office:value-type="float" office:value="4.04388141632">
                <text:p>4.043881416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58313292050696E+018">
                <text:p>1.5831329205069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58313292053574E+018">
                <text:p>1.58313292053574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58313292056937E+018">
                <text:p>1.58313292056937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58313292060098E+018">
                <text:p>1.5831329206009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58313292063625E+018">
                <text:p>1.5831329206362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58313292067742E+018">
                <text:p>1.58313292067742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58313292070583E+018">
                <text:p>1.58313292070583E+018</text:p>
              </table:table-cell>
              <table:table-cell office:value-type="float" office:value="3.83584141731">
                <text:p>3.835841417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58313292073938E+018">
                <text:p>1.5831329207393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58313292076737E+018">
                <text:p>1.58313292076737E+018</text:p>
              </table:table-cell>
              <table:table-cell office:value-type="float" office:value="4.17725849152">
                <text:p>4.177258491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5831329208054E+018">
                <text:p>1.5831329208054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58313292083396E+018">
                <text:p>1.58313292083396E+018</text:p>
              </table:table-cell>
              <table:table-cell office:value-type="float" office:value="3.95364522934">
                <text:p>3.953645229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58313292086853E+018">
                <text:p>1.58313292086853E+018</text:p>
              </table:table-cell>
              <table:table-cell office:value-type="float" office:value="3.9380004406">
                <text:p>3.93800044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58313292090294E+018">
                <text:p>1.58313292090294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58313292093571E+018">
                <text:p>1.58313292093571E+018</text:p>
              </table:table-cell>
              <table:table-cell office:value-type="float" office:value="3.80996251106">
                <text:p>3.809962511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58313292096779E+018">
                <text:p>1.5831329209677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58313292100511E+018">
                <text:p>1.58313292100511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58313292104091E+018">
                <text:p>1.58313292104091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58313292108026E+018">
                <text:p>1.58313292108026E+018</text:p>
              </table:table-cell>
              <table:table-cell office:value-type="float" office:value="3.93978118896">
                <text:p>3.939781188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58313292111431E+018">
                <text:p>1.58313292111431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58313292113826E+018">
                <text:p>1.5831329211382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58313292117087E+018">
                <text:p>1.58313292117087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58313292120262E+018">
                <text:p>1.58313292120262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58313292123927E+018">
                <text:p>1.58313292123927E+018</text:p>
              </table:table-cell>
              <table:table-cell office:value-type="float" office:value="4.1152009964">
                <text:p>4.115200996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58313292127024E+018">
                <text:p>1.58313292127024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58313292130371E+018">
                <text:p>1.58313292130371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58313292133509E+018">
                <text:p>1.58313292133509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58313292137259E+018">
                <text:p>1.58313292137259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58313292140149E+018">
                <text:p>1.58313292140149E+018</text:p>
              </table:table-cell>
              <table:table-cell office:value-type="float" office:value="3.94319915771">
                <text:p>3.943199157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58313292145075E+018">
                <text:p>1.58313292145075E+018</text:p>
              </table:table-cell>
              <table:table-cell office:value-type="float" office:value="3.94614553452">
                <text:p>3.946145534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58313292148618E+018">
                <text:p>1.5831329214861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58313292151579E+018">
                <text:p>1.58313292151579E+018</text:p>
              </table:table-cell>
              <table:table-cell office:value-type="float" office:value="3.8609161377">
                <text:p>3.860916137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58313292153379E+018">
                <text:p>1.5831329215337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58313292157887E+018">
                <text:p>1.58313292157887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58313292161344E+018">
                <text:p>1.58313292161344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58313292164841E+018">
                <text:p>1.58313292164841E+018</text:p>
              </table:table-cell>
              <table:table-cell office:value-type="float" office:value="3.83073282242">
                <text:p>3.8307328224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58313292167292E+018">
                <text:p>1.58313292167292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58313292170432E+018">
                <text:p>1.58313292170432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58313292173777E+018">
                <text:p>1.58313292173777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5831329217732E+018">
                <text:p>1.5831329217732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58313292180569E+018">
                <text:p>1.58313292180569E+018</text:p>
              </table:table-cell>
              <table:table-cell office:value-type="float" office:value="3.96788167953">
                <text:p>3.9678816795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5831329218355E+018">
                <text:p>1.583132921835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58313292187425E+018">
                <text:p>1.58313292187425E+018</text:p>
              </table:table-cell>
              <table:table-cell office:value-type="float" office:value="4.01213979721">
                <text:p>4.0121397972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58313292190494E+018">
                <text:p>1.58313292190494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58313292194893E+018">
                <text:p>1.58313292194893E+018</text:p>
              </table:table-cell>
              <table:table-cell office:value-type="float" office:value="3.84617757797">
                <text:p>3.846177577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58313292198042E+018">
                <text:p>1.58313292198042E+018</text:p>
              </table:table-cell>
              <table:table-cell office:value-type="float" office:value="3.88767242432">
                <text:p>3.887672424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58313292200313E+018">
                <text:p>1.58313292200313E+018</text:p>
              </table:table-cell>
              <table:table-cell office:value-type="float" office:value="3.81364130974">
                <text:p>3.8136413097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58313292203992E+018">
                <text:p>1.58313292203992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58313292207167E+018">
                <text:p>1.58313292207167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58313292210384E+018">
                <text:p>1.58313292210384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58313292213578E+018">
                <text:p>1.5831329221357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58313292217067E+018">
                <text:p>1.58313292217067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58313292221118E+018">
                <text:p>1.5831329222111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5831329222423E+018">
                <text:p>1.5831329222423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58313292227363E+018">
                <text:p>1.58313292227363E+018</text:p>
              </table:table-cell>
              <table:table-cell office:value-type="float" office:value="3.97334909439">
                <text:p>3.973349094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58313292230696E+018">
                <text:p>1.5831329223069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58313292233595E+018">
                <text:p>1.5831329223359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58313292236909E+018">
                <text:p>1.5831329223690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58313292240122E+018">
                <text:p>1.58313292240122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58313292243516E+018">
                <text:p>1.58313292243516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58313292246818E+018">
                <text:p>1.5831329224681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5831329225021E+018">
                <text:p>1.5831329225021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58313292253981E+018">
                <text:p>1.58313292253981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58313292257201E+018">
                <text:p>1.58313292257201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58313292260919E+018">
                <text:p>1.58313292260919E+018</text:p>
              </table:table-cell>
              <table:table-cell office:value-type="float" office:value="4.02909231186">
                <text:p>4.0290923118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5831329226373E+018">
                <text:p>1.5831329226373E+018</text:p>
              </table:table-cell>
              <table:table-cell office:value-type="float" office:value="4.16094970703">
                <text:p>4.1609497070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58313292267171E+018">
                <text:p>1.58313292267171E+018</text:p>
              </table:table-cell>
              <table:table-cell office:value-type="float" office:value="3.88520359993">
                <text:p>3.885203599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58313292270606E+018">
                <text:p>1.58313292270606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58313292273738E+018">
                <text:p>1.58313292273738E+018</text:p>
              </table:table-cell>
              <table:table-cell office:value-type="float" office:value="4.08772277832">
                <text:p>4.0877227783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58313292276886E+018">
                <text:p>1.5831329227688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5831329228047E+018">
                <text:p>1.5831329228047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5831329228395E+018">
                <text:p>1.583132922839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58313292286966E+018">
                <text:p>1.58313292286966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58313292290018E+018">
                <text:p>1.5831329229001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5831329229392E+018">
                <text:p>1.5831329229392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58313292297129E+018">
                <text:p>1.58313292297129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58313292301269E+018">
                <text:p>1.5831329230126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58313292303447E+018">
                <text:p>1.58313292303447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58313292306955E+018">
                <text:p>1.5831329230695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58313292310038E+018">
                <text:p>1.5831329231003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58313292313767E+018">
                <text:p>1.58313292313767E+018</text:p>
              </table:table-cell>
              <table:table-cell office:value-type="float" office:value="3.83118891716">
                <text:p>3.831188917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58313292317345E+018">
                <text:p>1.58313292317345E+018</text:p>
              </table:table-cell>
              <table:table-cell office:value-type="float" office:value="4.08842325211">
                <text:p>4.088423252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58313292320547E+018">
                <text:p>1.58313292320547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58313292323713E+018">
                <text:p>1.58313292323713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58313292326893E+018">
                <text:p>1.58313292326893E+018</text:p>
              </table:table-cell>
              <table:table-cell office:value-type="float" office:value="3.94595193863">
                <text:p>3.9459519386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58313292330456E+018">
                <text:p>1.58313292330456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58313292333857E+018">
                <text:p>1.58313292333857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58313292337221E+018">
                <text:p>1.58313292337221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58313292340605E+018">
                <text:p>1.58313292340605E+018</text:p>
              </table:table-cell>
              <table:table-cell office:value-type="float" office:value="3.84118652344">
                <text:p>3.8411865234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58313292343701E+018">
                <text:p>1.58313292343701E+018</text:p>
              </table:table-cell>
              <table:table-cell office:value-type="float" office:value="3.89454960823">
                <text:p>3.894549608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58313292347733E+018">
                <text:p>1.58313292347733E+018</text:p>
              </table:table-cell>
              <table:table-cell office:value-type="float" office:value="3.98301243782">
                <text:p>3.9830124378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5831329235016E+018">
                <text:p>1.583132923501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58313292353646E+018">
                <text:p>1.5831329235364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58313292357018E+018">
                <text:p>1.58313292357018E+018</text:p>
              </table:table-cell>
              <table:table-cell office:value-type="float" office:value="4.05148792267">
                <text:p>4.0514879226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58313292360361E+018">
                <text:p>1.58313292360361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58313292363455E+018">
                <text:p>1.58313292363455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5831329236688E+018">
                <text:p>1.5831329236688E+018</text:p>
              </table:table-cell>
              <table:table-cell office:value-type="float" office:value="4.02011108398">
                <text:p>4.020111083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58313292370116E+018">
                <text:p>1.58313292370116E+018</text:p>
              </table:table-cell>
              <table:table-cell office:value-type="float" office:value="3.92344665527">
                <text:p>3.9234466552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58313292375202E+018">
                <text:p>1.58313292375202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58313292377344E+018">
                <text:p>1.58313292377344E+018</text:p>
              </table:table-cell>
              <table:table-cell office:value-type="float" office:value="4.05641794205">
                <text:p>4.056417942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58313292380468E+018">
                <text:p>1.58313292380468E+018</text:p>
              </table:table-cell>
              <table:table-cell office:value-type="float" office:value="3.80400848389">
                <text:p>3.804008483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5831329238388E+018">
                <text:p>1.583132923838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58313292387093E+018">
                <text:p>1.58313292387093E+018</text:p>
              </table:table-cell>
              <table:table-cell office:value-type="float" office:value="4.12703227997">
                <text:p>4.1270322799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58313292391106E+018">
                <text:p>1.5831329239110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58313292393868E+018">
                <text:p>1.58313292393868E+018</text:p>
              </table:table-cell>
              <table:table-cell office:value-type="float" office:value="4.17354440689">
                <text:p>4.1735444068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58313292397244E+018">
                <text:p>1.58313292397244E+018</text:p>
              </table:table-cell>
              <table:table-cell office:value-type="float" office:value="4.19512653351">
                <text:p>4.1951265335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583132924003E+018">
                <text:p>1.583132924003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58313292403532E+018">
                <text:p>1.58313292403532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5831329240838E+018">
                <text:p>1.583132924083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58313292410395E+018">
                <text:p>1.5831329241039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58313292414737E+018">
                <text:p>1.58313292414737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58313292417875E+018">
                <text:p>1.5831329241787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58313292421418E+018">
                <text:p>1.5831329242141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58313292423758E+018">
                <text:p>1.5831329242375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58313292427419E+018">
                <text:p>1.58313292427419E+018</text:p>
              </table:table-cell>
              <table:table-cell office:value-type="float" office:value="3.8613524437">
                <text:p>3.861352443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58313292430659E+018">
                <text:p>1.5831329243065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58313292433979E+018">
                <text:p>1.5831329243397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58313292437079E+018">
                <text:p>1.5831329243707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58313292440455E+018">
                <text:p>1.5831329244045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58313292443816E+018">
                <text:p>1.58313292443816E+018</text:p>
              </table:table-cell>
              <table:table-cell office:value-type="float" office:value="3.83589196205">
                <text:p>3.835891962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58313292448606E+018">
                <text:p>1.5831329244860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58313292451563E+018">
                <text:p>1.58313292451563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58313292454188E+018">
                <text:p>1.5831329245418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58313292457034E+018">
                <text:p>1.58313292457034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58313292461045E+018">
                <text:p>1.5831329246104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5831329246514E+018">
                <text:p>1.5831329246514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58313292467862E+018">
                <text:p>1.58313292467862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58313292471338E+018">
                <text:p>1.5831329247133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58313292473885E+018">
                <text:p>1.5831329247388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58313292476966E+018">
                <text:p>1.5831329247696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58313292480255E+018">
                <text:p>1.5831329248025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58313292483818E+018">
                <text:p>1.5831329248381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58313292487208E+018">
                <text:p>1.5831329248720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58313292491163E+018">
                <text:p>1.58313292491163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58313292493963E+018">
                <text:p>1.58313292493963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58313292497368E+018">
                <text:p>1.5831329249736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58313292500565E+018">
                <text:p>1.58313292500565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58313292504979E+018">
                <text:p>1.58313292504979E+018</text:p>
              </table:table-cell>
              <table:table-cell office:value-type="float" office:value="4.08697032928">
                <text:p>4.086970329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58313292507319E+018">
                <text:p>1.58313292507319E+018</text:p>
              </table:table-cell>
              <table:table-cell office:value-type="float" office:value="3.91077876091">
                <text:p>3.910778760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58313292510259E+018">
                <text:p>1.5831329251025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58313292514235E+018">
                <text:p>1.58313292514235E+018</text:p>
              </table:table-cell>
              <table:table-cell office:value-type="float" office:value="3.99023747444">
                <text:p>3.9902374744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58313292517518E+018">
                <text:p>1.5831329251751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58313292520707E+018">
                <text:p>1.58313292520707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58313292524893E+018">
                <text:p>1.58313292524893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58313292527588E+018">
                <text:p>1.5831329252758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58313292530554E+018">
                <text:p>1.58313292530554E+018</text:p>
              </table:table-cell>
              <table:table-cell office:value-type="float" office:value="3.9388153553">
                <text:p>3.938815355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58313292533512E+018">
                <text:p>1.58313292533512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58313292537039E+018">
                <text:p>1.58313292537039E+018</text:p>
              </table:table-cell>
              <table:table-cell office:value-type="float" office:value="3.95920419693">
                <text:p>3.9592041969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58313292541193E+018">
                <text:p>1.58313292541193E+018</text:p>
              </table:table-cell>
              <table:table-cell office:value-type="float" office:value="4.17564535141">
                <text:p>4.175645351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58313292544593E+018">
                <text:p>1.58313292544593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58313292547191E+018">
                <text:p>1.58313292547191E+018</text:p>
              </table:table-cell>
              <table:table-cell office:value-type="float" office:value="3.92527151108">
                <text:p>3.925271511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58313292550156E+018">
                <text:p>1.58313292550156E+018</text:p>
              </table:table-cell>
              <table:table-cell office:value-type="float" office:value="4.07152414322">
                <text:p>4.071524143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58313292553787E+018">
                <text:p>1.58313292553787E+018</text:p>
              </table:table-cell>
              <table:table-cell office:value-type="float" office:value="4.13047170639">
                <text:p>4.1304717063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58313292557281E+018">
                <text:p>1.58313292557281E+018</text:p>
              </table:table-cell>
              <table:table-cell office:value-type="float" office:value="3.94922780991">
                <text:p>3.949227809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58313292560221E+018">
                <text:p>1.58313292560221E+018</text:p>
              </table:table-cell>
              <table:table-cell office:value-type="float" office:value="3.87199544907">
                <text:p>3.8719954490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5831329256358E+018">
                <text:p>1.5831329256358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58313292566845E+018">
                <text:p>1.58313292566845E+018</text:p>
              </table:table-cell>
              <table:table-cell office:value-type="float" office:value="3.87179422379">
                <text:p>3.8717942237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58313292570164E+018">
                <text:p>1.58313292570164E+018</text:p>
              </table:table-cell>
              <table:table-cell office:value-type="float" office:value="3.84669184685">
                <text:p>3.846691846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58313292575846E+018">
                <text:p>1.58313292575846E+018</text:p>
              </table:table-cell>
              <table:table-cell office:value-type="float" office:value="3.91924905777">
                <text:p>3.9192490577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58313292578162E+018">
                <text:p>1.58313292578162E+018</text:p>
              </table:table-cell>
              <table:table-cell office:value-type="float" office:value="3.98858642578">
                <text:p>3.9885864257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58313292581202E+018">
                <text:p>1.58313292581202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58313292585111E+018">
                <text:p>1.58313292585111E+018</text:p>
              </table:table-cell>
              <table:table-cell office:value-type="float" office:value="3.87453317642">
                <text:p>3.8745331764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58313292587919E+018">
                <text:p>1.58313292587919E+018</text:p>
              </table:table-cell>
              <table:table-cell office:value-type="float" office:value="4.1647644043">
                <text:p>4.164764404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58313292591055E+018">
                <text:p>1.58313292591055E+018</text:p>
              </table:table-cell>
              <table:table-cell office:value-type="float" office:value="4.09513378143">
                <text:p>4.095133781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58313292594209E+018">
                <text:p>1.58313292594209E+018</text:p>
              </table:table-cell>
              <table:table-cell office:value-type="float" office:value="4.01857280731">
                <text:p>4.0185728073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58313292596918E+018">
                <text:p>1.58313292596918E+018</text:p>
              </table:table-cell>
              <table:table-cell office:value-type="float" office:value="4.03476238251">
                <text:p>4.0347623825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58313292600584E+018">
                <text:p>1.58313292600584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58313292603472E+018">
                <text:p>1.58313292603472E+018</text:p>
              </table:table-cell>
              <table:table-cell office:value-type="float" office:value="3.99274301529">
                <text:p>3.9927430152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58313292608528E+018">
                <text:p>1.58313292608528E+018</text:p>
              </table:table-cell>
              <table:table-cell office:value-type="float" office:value="3.8306517601">
                <text:p>3.830651760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58313292610097E+018">
                <text:p>1.58313292610097E+018</text:p>
              </table:table-cell>
              <table:table-cell office:value-type="float" office:value="4.0242857933">
                <text:p>4.02428579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58313292613591E+018">
                <text:p>1.58313292613591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58313292616996E+018">
                <text:p>1.5831329261699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58313292620093E+018">
                <text:p>1.58313292620093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58313292623512E+018">
                <text:p>1.58313292623512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58313292626794E+018">
                <text:p>1.58313292626794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58313292630119E+018">
                <text:p>1.58313292630119E+018</text:p>
              </table:table-cell>
              <table:table-cell office:value-type="float" office:value="3.79999995232">
                <text:p>3.799999952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58313292633498E+018">
                <text:p>1.58313292633498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58313292636791E+018">
                <text:p>1.58313292636791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58313292640231E+018">
                <text:p>1.58313292640231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58313292643446E+018">
                <text:p>1.58313292643446E+018</text:p>
              </table:table-cell>
              <table:table-cell office:value-type="float" office:value="4.19999980927">
                <text:p>4.199999809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58313292646871E+018">
                <text:p>1.58313292646871E+018</text:p>
              </table:table-cell>
              <table:table-cell office:value-type="float" office:value="4.19999980927">
                <text:p>4.19999980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7.339cm" svg:height="9cm" xlink:href=".." xlink:type="simple" chart:class="chart:scatter" chart:style-name="ch1">
        <chart:legend chart:legend-position="end" svg:x="53.587cm" svg:y="4.201cm" style:legend-expansion="high" chart:style-name="ch2"/>
        <chart:plot-area chart:style-name="ch3" table:cell-range-address="Sheet1.M1:Sheet1.M841 Sheet1.P1:Sheet1.P841" chart:data-source-has-labels="row" svg:x="1.146cm" svg:y="0.18cm" svg:width="51.295cm" svg:height="8.64cm">
          <chartooo:coordinate-region svg:x="2.628cm" svg:y="0.379cm" svg:width="48.42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P2:Sheet1.P841" chart:label-cell-address="Sheet1.P1:Sheet1.P1" chart:class="chart:scatter">
            <chart:domain table:cell-range-address="Sheet1.M2:Sheet1.M841"/>
            <chart:data-point chart:repeated="8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field.minor_axis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8313289843526E+018">
                <text:p>1.58313289843526E+018</text:p>
                <draw:g>
                  <svg:desc>Sheet1.M2:Sheet1.M841</svg:desc>
                </draw:g>
              </table:table-cell>
              <table:table-cell office:value-type="float" office:value="140.551345825">
                <text:p>140.551345825</text:p>
                <draw:g>
                  <svg:desc>Sheet1.P2:Sheet1.P8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8313289846852E+018">
                <text:p>1.58313289846852E+018</text:p>
              </table:table-cell>
              <table:table-cell office:value-type="float" office:value="142.528106689">
                <text:p>142.528106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313289850483E+018">
                <text:p>1.58313289850483E+018</text:p>
              </table:table-cell>
              <table:table-cell office:value-type="float" office:value="144.111190796">
                <text:p>144.11119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3132898535E+018">
                <text:p>1.583132898535E+018</text:p>
              </table:table-cell>
              <table:table-cell office:value-type="float" office:value="141.969665527">
                <text:p>141.969665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8313289856802E+018">
                <text:p>1.58313289856802E+018</text:p>
              </table:table-cell>
              <table:table-cell office:value-type="float" office:value="149.687026978">
                <text:p>149.687026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8313289860145E+018">
                <text:p>1.58313289860145E+018</text:p>
              </table:table-cell>
              <table:table-cell office:value-type="float" office:value="142.106933594">
                <text:p>142.106933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8313289863471E+018">
                <text:p>1.58313289863471E+018</text:p>
              </table:table-cell>
              <table:table-cell office:value-type="float" office:value="141.798400879">
                <text:p>141.798400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831328986686E+018">
                <text:p>1.5831328986686E+018</text:p>
              </table:table-cell>
              <table:table-cell office:value-type="float" office:value="142.434158325">
                <text:p>142.434158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313289871257E+018">
                <text:p>1.58313289871257E+018</text:p>
              </table:table-cell>
              <table:table-cell office:value-type="float" office:value="141.406906128">
                <text:p>141.406906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831328987399E+018">
                <text:p>1.5831328987399E+018</text:p>
              </table:table-cell>
              <table:table-cell office:value-type="float" office:value="144.254455566">
                <text:p>144.254455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8313289876866E+018">
                <text:p>1.58313289876866E+018</text:p>
              </table:table-cell>
              <table:table-cell office:value-type="float" office:value="143.167739868">
                <text:p>143.167739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8313289880444E+018">
                <text:p>1.58313289880444E+018</text:p>
              </table:table-cell>
              <table:table-cell office:value-type="float" office:value="141.212051392">
                <text:p>141.212051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8313289884597E+018">
                <text:p>1.58313289884597E+018</text:p>
              </table:table-cell>
              <table:table-cell office:value-type="float" office:value="141.998413086">
                <text:p>141.998413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313289887775E+018">
                <text:p>1.58313289887775E+018</text:p>
              </table:table-cell>
              <table:table-cell office:value-type="float" office:value="142.399353027">
                <text:p>142.399353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8313289890313E+018">
                <text:p>1.58313289890313E+018</text:p>
              </table:table-cell>
              <table:table-cell office:value-type="float" office:value="141.053344727">
                <text:p>141.053344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8313289893731E+018">
                <text:p>1.58313289893731E+018</text:p>
              </table:table-cell>
              <table:table-cell office:value-type="float" office:value="143.092330933">
                <text:p>143.0923309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8313289896928E+018">
                <text:p>1.58313289896928E+018</text:p>
              </table:table-cell>
              <table:table-cell office:value-type="float" office:value="142.39201355">
                <text:p>142.39201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8313289900321E+018">
                <text:p>1.58313289900321E+018</text:p>
              </table:table-cell>
              <table:table-cell office:value-type="float" office:value="143.306655884">
                <text:p>143.306655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831328990365E+018">
                <text:p>1.5831328990365E+018</text:p>
              </table:table-cell>
              <table:table-cell office:value-type="float" office:value="142.9087677">
                <text:p>142.9087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8313289907396E+018">
                <text:p>1.58313289907396E+018</text:p>
              </table:table-cell>
              <table:table-cell office:value-type="float" office:value="142.796173096">
                <text:p>142.796173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313289910627E+018">
                <text:p>1.58313289910627E+018</text:p>
              </table:table-cell>
              <table:table-cell office:value-type="float" office:value="142.273696899">
                <text:p>142.273696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831328991432E+018">
                <text:p>1.5831328991432E+018</text:p>
              </table:table-cell>
              <table:table-cell office:value-type="float" office:value="141.914154053">
                <text:p>141.9141540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8313289918071E+018">
                <text:p>1.58313289918071E+018</text:p>
              </table:table-cell>
              <table:table-cell office:value-type="float" office:value="141.817504883">
                <text:p>141.8175048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8313289921542E+018">
                <text:p>1.58313289921542E+018</text:p>
              </table:table-cell>
              <table:table-cell office:value-type="float" office:value="142.128952026">
                <text:p>142.128952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8313289924522E+018">
                <text:p>1.58313289924522E+018</text:p>
              </table:table-cell>
              <table:table-cell office:value-type="float" office:value="143.527862549">
                <text:p>143.5278625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8313289926825E+018">
                <text:p>1.58313289926825E+018</text:p>
              </table:table-cell>
              <table:table-cell office:value-type="float" office:value="142.731292725">
                <text:p>142.7312927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8313289930184E+018">
                <text:p>1.58313289930184E+018</text:p>
              </table:table-cell>
              <table:table-cell office:value-type="float" office:value="143.346343994">
                <text:p>143.346343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831328993353E+018">
                <text:p>1.5831328993353E+018</text:p>
              </table:table-cell>
              <table:table-cell office:value-type="float" office:value="144.021209717">
                <text:p>144.0212097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8313289938591E+018">
                <text:p>1.58313289938591E+018</text:p>
              </table:table-cell>
              <table:table-cell office:value-type="float" office:value="142.940765381">
                <text:p>142.940765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8313289940747E+018">
                <text:p>1.58313289940747E+018</text:p>
              </table:table-cell>
              <table:table-cell office:value-type="float" office:value="143.492736816">
                <text:p>143.4927368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8313289943723E+018">
                <text:p>1.58313289943723E+018</text:p>
              </table:table-cell>
              <table:table-cell office:value-type="float" office:value="143.188919067">
                <text:p>143.188919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8313289947395E+018">
                <text:p>1.58313289947395E+018</text:p>
              </table:table-cell>
              <table:table-cell office:value-type="float" office:value="141.929656982">
                <text:p>141.929656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83132899505E+018">
                <text:p>1.583132899505E+018</text:p>
              </table:table-cell>
              <table:table-cell office:value-type="float" office:value="144.053863525">
                <text:p>144.053863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8313289954546E+018">
                <text:p>1.58313289954546E+018</text:p>
              </table:table-cell>
              <table:table-cell office:value-type="float" office:value="143.984481812">
                <text:p>143.984481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8313289957733E+018">
                <text:p>1.58313289957733E+018</text:p>
              </table:table-cell>
              <table:table-cell office:value-type="float" office:value="145.052047729">
                <text:p>145.0520477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8313289960771E+018">
                <text:p>1.58313289960771E+018</text:p>
              </table:table-cell>
              <table:table-cell office:value-type="float" office:value="143.503372192">
                <text:p>143.503372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8313289965084E+018">
                <text:p>1.58313289965084E+018</text:p>
              </table:table-cell>
              <table:table-cell office:value-type="float" office:value="144.581039429">
                <text:p>144.581039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8313289966861E+018">
                <text:p>1.58313289966861E+018</text:p>
              </table:table-cell>
              <table:table-cell office:value-type="float" office:value="142.984420776">
                <text:p>142.9844207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8313289970203E+018">
                <text:p>1.58313289970203E+018</text:p>
              </table:table-cell>
              <table:table-cell office:value-type="float" office:value="143.44821167">
                <text:p>143.448211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8313289973471E+018">
                <text:p>1.58313289973471E+018</text:p>
              </table:table-cell>
              <table:table-cell office:value-type="float" office:value="142.858642578">
                <text:p>142.8586425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8313289977073E+018">
                <text:p>1.58313289977073E+018</text:p>
              </table:table-cell>
              <table:table-cell office:value-type="float" office:value="144.840209961">
                <text:p>144.8402099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8313289980677E+018">
                <text:p>1.58313289980677E+018</text:p>
              </table:table-cell>
              <table:table-cell office:value-type="float" office:value="142.34022522">
                <text:p>142.34022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8313289983952E+018">
                <text:p>1.58313289983952E+018</text:p>
              </table:table-cell>
              <table:table-cell office:value-type="float" office:value="142.841766357">
                <text:p>142.8417663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8313289988867E+018">
                <text:p>1.58313289988867E+018</text:p>
              </table:table-cell>
              <table:table-cell office:value-type="float" office:value="141.844512939">
                <text:p>141.8445129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8313289992973E+018">
                <text:p>1.58313289992973E+018</text:p>
              </table:table-cell>
              <table:table-cell office:value-type="float" office:value="141.605117798">
                <text:p>141.605117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8313289995206E+018">
                <text:p>1.58313289995206E+018</text:p>
              </table:table-cell>
              <table:table-cell office:value-type="float" office:value="141.701843262">
                <text:p>141.701843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8313289998535E+018">
                <text:p>1.58313289998535E+018</text:p>
              </table:table-cell>
              <table:table-cell office:value-type="float" office:value="143.40284729">
                <text:p>143.402847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8313290001682E+018">
                <text:p>1.58313290001682E+018</text:p>
              </table:table-cell>
              <table:table-cell office:value-type="float" office:value="143.887512207">
                <text:p>143.887512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8313290008927E+018">
                <text:p>1.58313290008927E+018</text:p>
              </table:table-cell>
              <table:table-cell office:value-type="float" office:value="143.206192017">
                <text:p>143.2061920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831329001263E+018">
                <text:p>1.5831329001263E+018</text:p>
              </table:table-cell>
              <table:table-cell office:value-type="float" office:value="143.388504028">
                <text:p>143.388504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8313290013759E+018">
                <text:p>1.58313290013759E+018</text:p>
              </table:table-cell>
              <table:table-cell office:value-type="float" office:value="143.132476807">
                <text:p>143.1324768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8313290016717E+018">
                <text:p>1.58313290016717E+018</text:p>
              </table:table-cell>
              <table:table-cell office:value-type="float" office:value="143.325134277">
                <text:p>143.3251342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8313290020084E+018">
                <text:p>1.58313290020084E+018</text:p>
              </table:table-cell>
              <table:table-cell office:value-type="float" office:value="143.887420654">
                <text:p>143.887420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8313290023386E+018">
                <text:p>1.58313290023386E+018</text:p>
              </table:table-cell>
              <table:table-cell office:value-type="float" office:value="144.096298218">
                <text:p>144.0962982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8313290026732E+018">
                <text:p>1.58313290026732E+018</text:p>
              </table:table-cell>
              <table:table-cell office:value-type="float" office:value="143.993850708">
                <text:p>143.9938507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8313290030051E+018">
                <text:p>1.58313290030051E+018</text:p>
              </table:table-cell>
              <table:table-cell office:value-type="float" office:value="144.866226196">
                <text:p>144.8662261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8313290033839E+018">
                <text:p>1.58313290033839E+018</text:p>
              </table:table-cell>
              <table:table-cell office:value-type="float" office:value="143.977874756">
                <text:p>143.9778747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8313290036926E+018">
                <text:p>1.58313290036926E+018</text:p>
              </table:table-cell>
              <table:table-cell office:value-type="float" office:value="144.467254639">
                <text:p>144.4672546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8313290040424E+018">
                <text:p>1.58313290040424E+018</text:p>
              </table:table-cell>
              <table:table-cell office:value-type="float" office:value="147.940841675">
                <text:p>147.9408416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8313290043727E+018">
                <text:p>1.58313290043727E+018</text:p>
              </table:table-cell>
              <table:table-cell office:value-type="float" office:value="151.913070679">
                <text:p>151.9130706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8313290048653E+018">
                <text:p>1.58313290048653E+018</text:p>
              </table:table-cell>
              <table:table-cell office:value-type="float" office:value="152.055343628">
                <text:p>152.0553436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8313290050782E+018">
                <text:p>1.58313290050782E+018</text:p>
              </table:table-cell>
              <table:table-cell office:value-type="float" office:value="150.228256226">
                <text:p>150.228256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8313290053634E+018">
                <text:p>1.58313290053634E+018</text:p>
              </table:table-cell>
              <table:table-cell office:value-type="float" office:value="147.46257019">
                <text:p>147.46257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8313290057051E+018">
                <text:p>1.58313290057051E+018</text:p>
              </table:table-cell>
              <table:table-cell office:value-type="float" office:value="144.659606934">
                <text:p>144.6596069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8313290060403E+018">
                <text:p>1.58313290060403E+018</text:p>
              </table:table-cell>
              <table:table-cell office:value-type="float" office:value="147.202880859">
                <text:p>147.2028808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8313290063804E+018">
                <text:p>1.58313290063804E+018</text:p>
              </table:table-cell>
              <table:table-cell office:value-type="float" office:value="143.95463562">
                <text:p>143.954635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8313290066719E+018">
                <text:p>1.58313290066719E+018</text:p>
              </table:table-cell>
              <table:table-cell office:value-type="float" office:value="143.965789795">
                <text:p>143.9657897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8313290070616E+018">
                <text:p>1.58313290070616E+018</text:p>
              </table:table-cell>
              <table:table-cell office:value-type="float" office:value="140.994262695">
                <text:p>140.9942626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8313290074005E+018">
                <text:p>1.58313290074005E+018</text:p>
              </table:table-cell>
              <table:table-cell office:value-type="float" office:value="141.559448242">
                <text:p>141.5594482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8313290076834E+018">
                <text:p>1.58313290076834E+018</text:p>
              </table:table-cell>
              <table:table-cell office:value-type="float" office:value="141.1355896">
                <text:p>141.1355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8313290080162E+018">
                <text:p>1.58313290080162E+018</text:p>
              </table:table-cell>
              <table:table-cell office:value-type="float" office:value="142.280609131">
                <text:p>142.280609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8313290083667E+018">
                <text:p>1.58313290083667E+018</text:p>
              </table:table-cell>
              <table:table-cell office:value-type="float" office:value="141.461090088">
                <text:p>141.4610900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8313290087198E+018">
                <text:p>1.58313290087198E+018</text:p>
              </table:table-cell>
              <table:table-cell office:value-type="float" office:value="141.388137817">
                <text:p>141.3881378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8313290090643E+018">
                <text:p>1.58313290090643E+018</text:p>
              </table:table-cell>
              <table:table-cell office:value-type="float" office:value="143.060836792">
                <text:p>143.0608367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8313290093727E+018">
                <text:p>1.58313290093727E+018</text:p>
              </table:table-cell>
              <table:table-cell office:value-type="float" office:value="141.715667725">
                <text:p>141.7156677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8313290097527E+018">
                <text:p>1.58313290097527E+018</text:p>
              </table:table-cell>
              <table:table-cell office:value-type="float" office:value="142.236129761">
                <text:p>142.2361297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8313290100391E+018">
                <text:p>1.58313290100391E+018</text:p>
              </table:table-cell>
              <table:table-cell office:value-type="float" office:value="147.679168701">
                <text:p>147.679168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83132901036E+018">
                <text:p>1.583132901036E+018</text:p>
              </table:table-cell>
              <table:table-cell office:value-type="float" office:value="183.507888794">
                <text:p>183.5078887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8313290107097E+018">
                <text:p>1.58313290107097E+018</text:p>
              </table:table-cell>
              <table:table-cell office:value-type="float" office:value="173.770767212">
                <text:p>173.770767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313290110175E+018">
                <text:p>1.58313290110175E+018</text:p>
              </table:table-cell>
              <table:table-cell office:value-type="float" office:value="158.979751587">
                <text:p>158.9797515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8313290113931E+018">
                <text:p>1.58313290113931E+018</text:p>
              </table:table-cell>
              <table:table-cell office:value-type="float" office:value="154.969284058">
                <text:p>154.9692840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8313290117008E+018">
                <text:p>1.58313290117008E+018</text:p>
              </table:table-cell>
              <table:table-cell office:value-type="float" office:value="152.731262207">
                <text:p>152.7312622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8313290121231E+018">
                <text:p>1.58313290121231E+018</text:p>
              </table:table-cell>
              <table:table-cell office:value-type="float" office:value="149.924560547">
                <text:p>149.924560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8313290124111E+018">
                <text:p>1.58313290124111E+018</text:p>
              </table:table-cell>
              <table:table-cell office:value-type="float" office:value="152.115020752">
                <text:p>152.1150207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8313290127439E+018">
                <text:p>1.58313290127439E+018</text:p>
              </table:table-cell>
              <table:table-cell office:value-type="float" office:value="144.752426147">
                <text:p>144.7524261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8313290130405E+018">
                <text:p>1.58313290130405E+018</text:p>
              </table:table-cell>
              <table:table-cell office:value-type="float" office:value="137.508331299">
                <text:p>137.508331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8313290133622E+018">
                <text:p>1.58313290133622E+018</text:p>
              </table:table-cell>
              <table:table-cell office:value-type="float" office:value="7.81674337387">
                <text:p>7.816743373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8313290137478E+018">
                <text:p>1.58313290137478E+018</text:p>
              </table:table-cell>
              <table:table-cell office:value-type="float" office:value="38.0105476379">
                <text:p>38.0105476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8313290140628E+018">
                <text:p>1.58313290140628E+018</text:p>
              </table:table-cell>
              <table:table-cell office:value-type="float" office:value="213.394180298">
                <text:p>213.3941802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8313290143397E+018">
                <text:p>1.58313290143397E+018</text:p>
              </table:table-cell>
              <table:table-cell office:value-type="float" office:value="148.303634644">
                <text:p>148.3036346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8313290146931E+018">
                <text:p>1.58313290146931E+018</text:p>
              </table:table-cell>
              <table:table-cell office:value-type="float" office:value="148.445404053">
                <text:p>148.4454040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831329015029E+018">
                <text:p>1.5831329015029E+018</text:p>
              </table:table-cell>
              <table:table-cell office:value-type="float" office:value="152.685394287">
                <text:p>152.6853942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8313290154364E+018">
                <text:p>1.58313290154364E+018</text:p>
              </table:table-cell>
              <table:table-cell office:value-type="float" office:value="147.563339233">
                <text:p>147.563339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8313290156825E+018">
                <text:p>1.58313290156825E+018</text:p>
              </table:table-cell>
              <table:table-cell office:value-type="float" office:value="149.704589844">
                <text:p>149.7045898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8313290160215E+018">
                <text:p>1.58313290160215E+018</text:p>
              </table:table-cell>
              <table:table-cell office:value-type="float" office:value="151.464981079">
                <text:p>151.4649810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8313290163625E+018">
                <text:p>1.58313290163625E+018</text:p>
              </table:table-cell>
              <table:table-cell office:value-type="float" office:value="147.52973938">
                <text:p>147.529739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831329016705E+018">
                <text:p>1.5831329016705E+018</text:p>
              </table:table-cell>
              <table:table-cell office:value-type="float" office:value="143.620620728">
                <text:p>143.6206207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831329017006E+018">
                <text:p>1.5831329017006E+018</text:p>
              </table:table-cell>
              <table:table-cell office:value-type="float" office:value="149.099380493">
                <text:p>149.0993804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8313290173851E+018">
                <text:p>1.58313290173851E+018</text:p>
              </table:table-cell>
              <table:table-cell office:value-type="float" office:value="148.298660278">
                <text:p>148.2986602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8313290178336E+018">
                <text:p>1.58313290178336E+018</text:p>
              </table:table-cell>
              <table:table-cell office:value-type="float" office:value="146.636627197">
                <text:p>146.6366271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8313290181444E+018">
                <text:p>1.58313290181444E+018</text:p>
              </table:table-cell>
              <table:table-cell office:value-type="float" office:value="146.296340942">
                <text:p>146.2963409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8313290184625E+018">
                <text:p>1.58313290184625E+018</text:p>
              </table:table-cell>
              <table:table-cell office:value-type="float" office:value="149.114379883">
                <text:p>149.1143798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8313290186893E+018">
                <text:p>1.58313290186893E+018</text:p>
              </table:table-cell>
              <table:table-cell office:value-type="float" office:value="148.228607178">
                <text:p>148.2286071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8313290190167E+018">
                <text:p>1.58313290190167E+018</text:p>
              </table:table-cell>
              <table:table-cell office:value-type="float" office:value="141.70489502">
                <text:p>141.704895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8313290193684E+018">
                <text:p>1.58313290193684E+018</text:p>
              </table:table-cell>
              <table:table-cell office:value-type="float" office:value="140.558609009">
                <text:p>140.5586090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8313290196755E+018">
                <text:p>1.58313290196755E+018</text:p>
              </table:table-cell>
              <table:table-cell office:value-type="float" office:value="140.406600952">
                <text:p>140.406600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8313290200436E+018">
                <text:p>1.58313290200436E+018</text:p>
              </table:table-cell>
              <table:table-cell office:value-type="float" office:value="141.789962769">
                <text:p>141.7899627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8313290203647E+018">
                <text:p>1.58313290203647E+018</text:p>
              </table:table-cell>
              <table:table-cell office:value-type="float" office:value="142.570236206">
                <text:p>142.5702362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8313290207204E+018">
                <text:p>1.58313290207204E+018</text:p>
              </table:table-cell>
              <table:table-cell office:value-type="float" office:value="142.944168091">
                <text:p>142.9441680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83132902113E+018">
                <text:p>1.583132902113E+018</text:p>
              </table:table-cell>
              <table:table-cell office:value-type="float" office:value="142.566833496">
                <text:p>142.5668334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8313290215562E+018">
                <text:p>1.58313290215562E+018</text:p>
              </table:table-cell>
              <table:table-cell office:value-type="float" office:value="142.242416382">
                <text:p>142.2424163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8313290218478E+018">
                <text:p>1.58313290218478E+018</text:p>
              </table:table-cell>
              <table:table-cell office:value-type="float" office:value="142.244979858">
                <text:p>142.2449798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8313290221359E+018">
                <text:p>1.58313290221359E+018</text:p>
              </table:table-cell>
              <table:table-cell office:value-type="float" office:value="147.777618408">
                <text:p>147.7776184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8313290224988E+018">
                <text:p>1.58313290224988E+018</text:p>
              </table:table-cell>
              <table:table-cell office:value-type="float" office:value="146.295196533">
                <text:p>146.295196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831329022803E+018">
                <text:p>1.5831329022803E+018</text:p>
              </table:table-cell>
              <table:table-cell office:value-type="float" office:value="145.584960938">
                <text:p>145.5849609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8313290230658E+018">
                <text:p>1.58313290230658E+018</text:p>
              </table:table-cell>
              <table:table-cell office:value-type="float" office:value="142.280990601">
                <text:p>142.2809906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8313290234406E+018">
                <text:p>1.58313290234406E+018</text:p>
              </table:table-cell>
              <table:table-cell office:value-type="float" office:value="140.690032959">
                <text:p>140.6900329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8313290237285E+018">
                <text:p>1.58313290237285E+018</text:p>
              </table:table-cell>
              <table:table-cell office:value-type="float" office:value="141.448745728">
                <text:p>141.4487457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8313290241181E+018">
                <text:p>1.58313290241181E+018</text:p>
              </table:table-cell>
              <table:table-cell office:value-type="float" office:value="142.806686401">
                <text:p>142.8066864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8313290243774E+018">
                <text:p>1.58313290243774E+018</text:p>
              </table:table-cell>
              <table:table-cell office:value-type="float" office:value="142.804550171">
                <text:p>142.8045501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8313290247249E+018">
                <text:p>1.58313290247249E+018</text:p>
              </table:table-cell>
              <table:table-cell office:value-type="float" office:value="142.092529297">
                <text:p>142.0925292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8313290251143E+018">
                <text:p>1.58313290251143E+018</text:p>
              </table:table-cell>
              <table:table-cell office:value-type="float" office:value="140.920181274">
                <text:p>140.920181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8313290254955E+018">
                <text:p>1.58313290254955E+018</text:p>
              </table:table-cell>
              <table:table-cell office:value-type="float" office:value="140.945022583">
                <text:p>140.9450225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8313290258322E+018">
                <text:p>1.58313290258322E+018</text:p>
              </table:table-cell>
              <table:table-cell office:value-type="float" office:value="141.237854004">
                <text:p>141.2378540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8313290260652E+018">
                <text:p>1.58313290260652E+018</text:p>
              </table:table-cell>
              <table:table-cell office:value-type="float" office:value="140.492324829">
                <text:p>140.4923248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8313290264847E+018">
                <text:p>1.58313290264847E+018</text:p>
              </table:table-cell>
              <table:table-cell office:value-type="float" office:value="141.848297119">
                <text:p>141.8482971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8313290268481E+018">
                <text:p>1.58313290268481E+018</text:p>
              </table:table-cell>
              <table:table-cell office:value-type="float" office:value="142.472900391">
                <text:p>142.4729003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8313290269976E+018">
                <text:p>1.58313290269976E+018</text:p>
              </table:table-cell>
              <table:table-cell office:value-type="float" office:value="142.189743042">
                <text:p>142.1897430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8313290274322E+018">
                <text:p>1.58313290274322E+018</text:p>
              </table:table-cell>
              <table:table-cell office:value-type="float" office:value="141.972732544">
                <text:p>141.9727325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831329027714E+018">
                <text:p>1.5831329027714E+018</text:p>
              </table:table-cell>
              <table:table-cell office:value-type="float" office:value="142.219558716">
                <text:p>142.2195587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8313290280143E+018">
                <text:p>1.58313290280143E+018</text:p>
              </table:table-cell>
              <table:table-cell office:value-type="float" office:value="141.636306763">
                <text:p>141.6363067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8313290283541E+018">
                <text:p>1.58313290283541E+018</text:p>
              </table:table-cell>
              <table:table-cell office:value-type="float" office:value="141.536636353">
                <text:p>141.5366363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83132902869E+018">
                <text:p>1.583132902869E+018</text:p>
              </table:table-cell>
              <table:table-cell office:value-type="float" office:value="141.920303345">
                <text:p>141.9203033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8313290290275E+018">
                <text:p>1.58313290290275E+018</text:p>
              </table:table-cell>
              <table:table-cell office:value-type="float" office:value="142.360092163">
                <text:p>142.360092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8313290293588E+018">
                <text:p>1.58313290293588E+018</text:p>
              </table:table-cell>
              <table:table-cell office:value-type="float" office:value="141.921722412">
                <text:p>141.9217224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8313290297229E+018">
                <text:p>1.58313290297229E+018</text:p>
              </table:table-cell>
              <table:table-cell office:value-type="float" office:value="143.765640259">
                <text:p>143.7656402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8313290300482E+018">
                <text:p>1.58313290300482E+018</text:p>
              </table:table-cell>
              <table:table-cell office:value-type="float" office:value="143.168701172">
                <text:p>143.168701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8313290305133E+018">
                <text:p>1.58313290305133E+018</text:p>
              </table:table-cell>
              <table:table-cell office:value-type="float" office:value="142.2162323">
                <text:p>142.21623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8313290306964E+018">
                <text:p>1.58313290306964E+018</text:p>
              </table:table-cell>
              <table:table-cell office:value-type="float" office:value="144.046707153">
                <text:p>144.0467071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8313290310847E+018">
                <text:p>1.58313290310847E+018</text:p>
              </table:table-cell>
              <table:table-cell office:value-type="float" office:value="142.840087891">
                <text:p>142.8400878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8313290314542E+018">
                <text:p>1.58313290314542E+018</text:p>
              </table:table-cell>
              <table:table-cell office:value-type="float" office:value="141.368927002">
                <text:p>141.368927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831329031696E+018">
                <text:p>1.5831329031696E+018</text:p>
              </table:table-cell>
              <table:table-cell office:value-type="float" office:value="142.113067627">
                <text:p>142.1130676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831329032111E+018">
                <text:p>1.5831329032111E+018</text:p>
              </table:table-cell>
              <table:table-cell office:value-type="float" office:value="142.815734863">
                <text:p>142.8157348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8313290324929E+018">
                <text:p>1.58313290324929E+018</text:p>
              </table:table-cell>
              <table:table-cell office:value-type="float" office:value="140.737960815">
                <text:p>140.7379608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8313290327148E+018">
                <text:p>1.58313290327148E+018</text:p>
              </table:table-cell>
              <table:table-cell office:value-type="float" office:value="142.342926025">
                <text:p>142.3429260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8313290330109E+018">
                <text:p>1.58313290330109E+018</text:p>
              </table:table-cell>
              <table:table-cell office:value-type="float" office:value="142.984039307">
                <text:p>142.9840393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8313290333536E+018">
                <text:p>1.58313290333536E+018</text:p>
              </table:table-cell>
              <table:table-cell office:value-type="float" office:value="142.285919189">
                <text:p>142.2859191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8313290336774E+018">
                <text:p>1.58313290336774E+018</text:p>
              </table:table-cell>
              <table:table-cell office:value-type="float" office:value="142.387435913">
                <text:p>142.3874359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831329034129E+018">
                <text:p>1.5831329034129E+018</text:p>
              </table:table-cell>
              <table:table-cell office:value-type="float" office:value="143.429382324">
                <text:p>143.4293823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8313290344395E+018">
                <text:p>1.58313290344395E+018</text:p>
              </table:table-cell>
              <table:table-cell office:value-type="float" office:value="142.524795532">
                <text:p>142.524795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8313290347531E+018">
                <text:p>1.58313290347531E+018</text:p>
              </table:table-cell>
              <table:table-cell office:value-type="float" office:value="142.321289062">
                <text:p>142.3212890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8313290350945E+018">
                <text:p>1.58313290350945E+018</text:p>
              </table:table-cell>
              <table:table-cell office:value-type="float" office:value="142.283126831">
                <text:p>142.2831268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8313290354372E+018">
                <text:p>1.58313290354372E+018</text:p>
              </table:table-cell>
              <table:table-cell office:value-type="float" office:value="141.064102173">
                <text:p>141.0641021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831329035759E+018">
                <text:p>1.5831329035759E+018</text:p>
              </table:table-cell>
              <table:table-cell office:value-type="float" office:value="140.977081299">
                <text:p>140.9770812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8313290360789E+018">
                <text:p>1.58313290360789E+018</text:p>
              </table:table-cell>
              <table:table-cell office:value-type="float" office:value="140.628814697">
                <text:p>140.6288146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8313290364059E+018">
                <text:p>1.58313290364059E+018</text:p>
              </table:table-cell>
              <table:table-cell office:value-type="float" office:value="140.112930298">
                <text:p>140.1129302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8313290368234E+018">
                <text:p>1.58313290368234E+018</text:p>
              </table:table-cell>
              <table:table-cell office:value-type="float" office:value="141.059661865">
                <text:p>141.0596618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313290371126E+018">
                <text:p>1.58313290371126E+018</text:p>
              </table:table-cell>
              <table:table-cell office:value-type="float" office:value="141.797134399">
                <text:p>141.7971343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31329037371E+018">
                <text:p>1.5831329037371E+018</text:p>
              </table:table-cell>
              <table:table-cell office:value-type="float" office:value="146.284957886">
                <text:p>146.2849578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8313290377619E+018">
                <text:p>1.58313290377619E+018</text:p>
              </table:table-cell>
              <table:table-cell office:value-type="float" office:value="149.873428345">
                <text:p>149.8734283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8313290380582E+018">
                <text:p>1.58313290380582E+018</text:p>
              </table:table-cell>
              <table:table-cell office:value-type="float" office:value="151.431533813">
                <text:p>151.4315338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8313290385086E+018">
                <text:p>1.58313290385086E+018</text:p>
              </table:table-cell>
              <table:table-cell office:value-type="float" office:value="155.450698853">
                <text:p>155.4506988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8313290387926E+018">
                <text:p>1.58313290387926E+018</text:p>
              </table:table-cell>
              <table:table-cell office:value-type="float" office:value="151.018554688">
                <text:p>151.0185546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8313290390973E+018">
                <text:p>1.58313290390973E+018</text:p>
              </table:table-cell>
              <table:table-cell office:value-type="float" office:value="153.069213867">
                <text:p>153.0692138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8313290393503E+018">
                <text:p>1.58313290393503E+018</text:p>
              </table:table-cell>
              <table:table-cell office:value-type="float" office:value="153.35017395">
                <text:p>153.350173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8313290396853E+018">
                <text:p>1.58313290396853E+018</text:p>
              </table:table-cell>
              <table:table-cell office:value-type="float" office:value="149.368621826">
                <text:p>149.3686218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8313290400208E+018">
                <text:p>1.58313290400208E+018</text:p>
              </table:table-cell>
              <table:table-cell office:value-type="float" office:value="149.777526855">
                <text:p>149.7775268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8313290403574E+018">
                <text:p>1.58313290403574E+018</text:p>
              </table:table-cell>
              <table:table-cell office:value-type="float" office:value="149.030944824">
                <text:p>149.0309448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8313290407639E+018">
                <text:p>1.58313290407639E+018</text:p>
              </table:table-cell>
              <table:table-cell office:value-type="float" office:value="150.079452515">
                <text:p>150.0794525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8313290410758E+018">
                <text:p>1.58313290410758E+018</text:p>
              </table:table-cell>
              <table:table-cell office:value-type="float" office:value="149.030822754">
                <text:p>149.0308227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8313290413735E+018">
                <text:p>1.58313290413735E+018</text:p>
              </table:table-cell>
              <table:table-cell office:value-type="float" office:value="147.007247925">
                <text:p>147.0072479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8313290416875E+018">
                <text:p>1.58313290416875E+018</text:p>
              </table:table-cell>
              <table:table-cell office:value-type="float" office:value="149.1746521">
                <text:p>149.17465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8313290420213E+018">
                <text:p>1.58313290420213E+018</text:p>
              </table:table-cell>
              <table:table-cell office:value-type="float" office:value="148.386779785">
                <text:p>148.3867797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8313290423948E+018">
                <text:p>1.58313290423948E+018</text:p>
              </table:table-cell>
              <table:table-cell office:value-type="float" office:value="147.838775635">
                <text:p>147.8387756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831329042737E+018">
                <text:p>1.5831329042737E+018</text:p>
              </table:table-cell>
              <table:table-cell office:value-type="float" office:value="149.128433228">
                <text:p>149.1284332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8313290430085E+018">
                <text:p>1.58313290430085E+018</text:p>
              </table:table-cell>
              <table:table-cell office:value-type="float" office:value="149.883056641">
                <text:p>149.8830566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8313290433753E+018">
                <text:p>1.58313290433753E+018</text:p>
              </table:table-cell>
              <table:table-cell office:value-type="float" office:value="149.640914917">
                <text:p>149.6409149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8313290438267E+018">
                <text:p>1.58313290438267E+018</text:p>
              </table:table-cell>
              <table:table-cell office:value-type="float" office:value="148.732391357">
                <text:p>148.732391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8313290440254E+018">
                <text:p>1.58313290440254E+018</text:p>
              </table:table-cell>
              <table:table-cell office:value-type="float" office:value="151.066375732">
                <text:p>151.0663757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8313290444398E+018">
                <text:p>1.58313290444398E+018</text:p>
              </table:table-cell>
              <table:table-cell office:value-type="float" office:value="149.058776855">
                <text:p>149.0587768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8313290446768E+018">
                <text:p>1.58313290446768E+018</text:p>
              </table:table-cell>
              <table:table-cell office:value-type="float" office:value="147.148849487">
                <text:p>147.1488494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8313290450154E+018">
                <text:p>1.58313290450154E+018</text:p>
              </table:table-cell>
              <table:table-cell office:value-type="float" office:value="148.139770508">
                <text:p>148.1397705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831329045329E+018">
                <text:p>1.5831329045329E+018</text:p>
              </table:table-cell>
              <table:table-cell office:value-type="float" office:value="146.399414062">
                <text:p>146.3994140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8313290456682E+018">
                <text:p>1.58313290456682E+018</text:p>
              </table:table-cell>
              <table:table-cell office:value-type="float" office:value="147.059539795">
                <text:p>147.0595397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8313290459896E+018">
                <text:p>1.58313290459896E+018</text:p>
              </table:table-cell>
              <table:table-cell office:value-type="float" office:value="147.242767334">
                <text:p>147.2427673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8313290463317E+018">
                <text:p>1.58313290463317E+018</text:p>
              </table:table-cell>
              <table:table-cell office:value-type="float" office:value="148.319137573">
                <text:p>148.3191375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8313290466665E+018">
                <text:p>1.58313290466665E+018</text:p>
              </table:table-cell>
              <table:table-cell office:value-type="float" office:value="148.804229736">
                <text:p>148.8042297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8313290470189E+018">
                <text:p>1.58313290470189E+018</text:p>
              </table:table-cell>
              <table:table-cell office:value-type="float" office:value="147.023284912">
                <text:p>147.0232849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8313290474051E+018">
                <text:p>1.58313290474051E+018</text:p>
              </table:table-cell>
              <table:table-cell office:value-type="float" office:value="148.357025146">
                <text:p>148.3570251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831329047725E+018">
                <text:p>1.5831329047725E+018</text:p>
              </table:table-cell>
              <table:table-cell office:value-type="float" office:value="150.303329468">
                <text:p>150.3033294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8313290480947E+018">
                <text:p>1.58313290480947E+018</text:p>
              </table:table-cell>
              <table:table-cell office:value-type="float" office:value="148.743362427">
                <text:p>148.7433624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8313290484214E+018">
                <text:p>1.58313290484214E+018</text:p>
              </table:table-cell>
              <table:table-cell office:value-type="float" office:value="148.160690308">
                <text:p>148.1606903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8313290487247E+018">
                <text:p>1.58313290487247E+018</text:p>
              </table:table-cell>
              <table:table-cell office:value-type="float" office:value="148.737716675">
                <text:p>148.7377166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8313290490515E+018">
                <text:p>1.58313290490515E+018</text:p>
              </table:table-cell>
              <table:table-cell office:value-type="float" office:value="146.581039429">
                <text:p>146.5810394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831329049348E+018">
                <text:p>1.5831329049348E+018</text:p>
              </table:table-cell>
              <table:table-cell office:value-type="float" office:value="147.817901611">
                <text:p>147.8179016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8313290496703E+018">
                <text:p>1.58313290496703E+018</text:p>
              </table:table-cell>
              <table:table-cell office:value-type="float" office:value="148.908508301">
                <text:p>148.9085083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8313290500521E+018">
                <text:p>1.58313290500521E+018</text:p>
              </table:table-cell>
              <table:table-cell office:value-type="float" office:value="147.366668701">
                <text:p>147.3666687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8313290503937E+018">
                <text:p>1.58313290503937E+018</text:p>
              </table:table-cell>
              <table:table-cell office:value-type="float" office:value="148.759353638">
                <text:p>148.7593536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8313290508197E+018">
                <text:p>1.58313290508197E+018</text:p>
              </table:table-cell>
              <table:table-cell office:value-type="float" office:value="146.412399292">
                <text:p>146.412399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8313290510737E+018">
                <text:p>1.58313290510737E+018</text:p>
              </table:table-cell>
              <table:table-cell office:value-type="float" office:value="146.613449097">
                <text:p>146.6134490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8313290514175E+018">
                <text:p>1.58313290514175E+018</text:p>
              </table:table-cell>
              <table:table-cell office:value-type="float" office:value="146.831069946">
                <text:p>146.8310699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8313290517822E+018">
                <text:p>1.58313290517822E+018</text:p>
              </table:table-cell>
              <table:table-cell office:value-type="float" office:value="148.588302612">
                <text:p>148.5883026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8313290521173E+018">
                <text:p>1.58313290521173E+018</text:p>
              </table:table-cell>
              <table:table-cell office:value-type="float" office:value="148.195175171">
                <text:p>148.1951751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8313290524179E+018">
                <text:p>1.58313290524179E+018</text:p>
              </table:table-cell>
              <table:table-cell office:value-type="float" office:value="149.401763916">
                <text:p>149.4017639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8313290527814E+018">
                <text:p>1.58313290527814E+018</text:p>
              </table:table-cell>
              <table:table-cell office:value-type="float" office:value="148.884399414">
                <text:p>148.8843994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8313290530793E+018">
                <text:p>1.58313290530793E+018</text:p>
              </table:table-cell>
              <table:table-cell office:value-type="float" office:value="147.971908569">
                <text:p>147.9719085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8313290534165E+018">
                <text:p>1.58313290534165E+018</text:p>
              </table:table-cell>
              <table:table-cell office:value-type="float" office:value="150.090484619">
                <text:p>150.0904846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8313290537293E+018">
                <text:p>1.58313290537293E+018</text:p>
              </table:table-cell>
              <table:table-cell office:value-type="float" office:value="155.363708496">
                <text:p>155.3637084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8313290540285E+018">
                <text:p>1.58313290540285E+018</text:p>
              </table:table-cell>
              <table:table-cell office:value-type="float" office:value="155.203231812">
                <text:p>155.2032318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8313290543752E+018">
                <text:p>1.58313290543752E+018</text:p>
              </table:table-cell>
              <table:table-cell office:value-type="float" office:value="152.936294556">
                <text:p>152.9362945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58313290547358E+018">
                <text:p>1.58313290547358E+018</text:p>
              </table:table-cell>
              <table:table-cell office:value-type="float" office:value="149.186416626">
                <text:p>149.1864166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8313290550829E+018">
                <text:p>1.58313290550829E+018</text:p>
              </table:table-cell>
              <table:table-cell office:value-type="float" office:value="151.298171997">
                <text:p>151.2981719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8313290553647E+018">
                <text:p>1.58313290553647E+018</text:p>
              </table:table-cell>
              <table:table-cell office:value-type="float" office:value="148.399002075">
                <text:p>148.3990020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8313290557701E+018">
                <text:p>1.58313290557701E+018</text:p>
              </table:table-cell>
              <table:table-cell office:value-type="float" office:value="148.043655396">
                <text:p>148.0436553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8313290562095E+018">
                <text:p>1.58313290562095E+018</text:p>
              </table:table-cell>
              <table:table-cell office:value-type="float" office:value="148.599197388">
                <text:p>148.5991973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8313290564801E+018">
                <text:p>1.58313290564801E+018</text:p>
              </table:table-cell>
              <table:table-cell office:value-type="float" office:value="150.842803955">
                <text:p>150.8428039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8313290567572E+018">
                <text:p>1.58313290567572E+018</text:p>
              </table:table-cell>
              <table:table-cell office:value-type="float" office:value="145.588027954">
                <text:p>145.5880279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831329057088E+018">
                <text:p>1.5831329057088E+018</text:p>
              </table:table-cell>
              <table:table-cell office:value-type="float" office:value="146.055938721">
                <text:p>146.0559387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8313290574325E+018">
                <text:p>1.58313290574325E+018</text:p>
              </table:table-cell>
              <table:table-cell office:value-type="float" office:value="149.209869385">
                <text:p>149.2098693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8313290576857E+018">
                <text:p>1.58313290576857E+018</text:p>
              </table:table-cell>
              <table:table-cell office:value-type="float" office:value="145.04473877">
                <text:p>145.044738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8313290580421E+018">
                <text:p>1.58313290580421E+018</text:p>
              </table:table-cell>
              <table:table-cell office:value-type="float" office:value="148.78868103">
                <text:p>148.788681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8313290583535E+018">
                <text:p>1.58313290583535E+018</text:p>
              </table:table-cell>
              <table:table-cell office:value-type="float" office:value="146.116973877">
                <text:p>146.1169738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8313290586776E+018">
                <text:p>1.58313290586776E+018</text:p>
              </table:table-cell>
              <table:table-cell office:value-type="float" office:value="149.357849121">
                <text:p>149.357849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8313290590212E+018">
                <text:p>1.58313290590212E+018</text:p>
              </table:table-cell>
              <table:table-cell office:value-type="float" office:value="146.41418457">
                <text:p>146.414184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831329059521E+018">
                <text:p>1.5831329059521E+018</text:p>
              </table:table-cell>
              <table:table-cell office:value-type="float" office:value="148.469268799">
                <text:p>148.4692687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831329059776E+018">
                <text:p>1.5831329059776E+018</text:p>
              </table:table-cell>
              <table:table-cell office:value-type="float" office:value="148.655151367">
                <text:p>148.6551513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8313290600163E+018">
                <text:p>1.58313290600163E+018</text:p>
              </table:table-cell>
              <table:table-cell office:value-type="float" office:value="139.472961426">
                <text:p>139.4729614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8313290603406E+018">
                <text:p>1.58313290603406E+018</text:p>
              </table:table-cell>
              <table:table-cell office:value-type="float" office:value="148.414352417">
                <text:p>148.4143524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8313290608247E+018">
                <text:p>1.58313290608247E+018</text:p>
              </table:table-cell>
              <table:table-cell office:value-type="float" office:value="140.401016235">
                <text:p>140.4010162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8313290611648E+018">
                <text:p>1.58313290611648E+018</text:p>
              </table:table-cell>
              <table:table-cell office:value-type="float" office:value="144.582107544">
                <text:p>144.5821075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8313290614594E+018">
                <text:p>1.58313290614594E+018</text:p>
              </table:table-cell>
              <table:table-cell office:value-type="float" office:value="145.95703125">
                <text:p>145.95703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8313290617875E+018">
                <text:p>1.58313290617875E+018</text:p>
              </table:table-cell>
              <table:table-cell office:value-type="float" office:value="146.093307495">
                <text:p>146.0933074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8313290620309E+018">
                <text:p>1.58313290620309E+018</text:p>
              </table:table-cell>
              <table:table-cell office:value-type="float" office:value="143.059783936">
                <text:p>143.0597839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831329062383E+018">
                <text:p>1.5831329062383E+018</text:p>
              </table:table-cell>
              <table:table-cell office:value-type="float" office:value="146.551254272">
                <text:p>146.5512542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831329062715E+018">
                <text:p>1.5831329062715E+018</text:p>
              </table:table-cell>
              <table:table-cell office:value-type="float" office:value="146.755004883">
                <text:p>146.7550048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8313290630538E+018">
                <text:p>1.58313290630538E+018</text:p>
              </table:table-cell>
              <table:table-cell office:value-type="float" office:value="147.997283936">
                <text:p>147.9972839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8313290633689E+018">
                <text:p>1.58313290633689E+018</text:p>
              </table:table-cell>
              <table:table-cell office:value-type="float" office:value="148.426177979">
                <text:p>148.4261779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8313290637175E+018">
                <text:p>1.58313290637175E+018</text:p>
              </table:table-cell>
              <table:table-cell office:value-type="float" office:value="140.878051758">
                <text:p>140.8780517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8313290640389E+018">
                <text:p>1.58313290640389E+018</text:p>
              </table:table-cell>
              <table:table-cell office:value-type="float" office:value="147.770507812">
                <text:p>147.7705078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8313290644712E+018">
                <text:p>1.58313290644712E+018</text:p>
              </table:table-cell>
              <table:table-cell office:value-type="float" office:value="145.934677124">
                <text:p>145.9346771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8313290646921E+018">
                <text:p>1.58313290646921E+018</text:p>
              </table:table-cell>
              <table:table-cell office:value-type="float" office:value="144.903533936">
                <text:p>144.9035339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8313290650855E+018">
                <text:p>1.58313290650855E+018</text:p>
              </table:table-cell>
              <table:table-cell office:value-type="float" office:value="144.638626099">
                <text:p>144.6386260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8313290653621E+018">
                <text:p>1.58313290653621E+018</text:p>
              </table:table-cell>
              <table:table-cell office:value-type="float" office:value="151.216278076">
                <text:p>151.2162780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8313290657082E+018">
                <text:p>1.58313290657082E+018</text:p>
              </table:table-cell>
              <table:table-cell office:value-type="float" office:value="146.821578979">
                <text:p>146.8215789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8313290660247E+018">
                <text:p>1.58313290660247E+018</text:p>
              </table:table-cell>
              <table:table-cell office:value-type="float" office:value="146.668746948">
                <text:p>146.6687469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8313290663639E+018">
                <text:p>1.58313290663639E+018</text:p>
              </table:table-cell>
              <table:table-cell office:value-type="float" office:value="145.00138855">
                <text:p>145.001388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8313290667219E+018">
                <text:p>1.58313290667219E+018</text:p>
              </table:table-cell>
              <table:table-cell office:value-type="float" office:value="147.568450928">
                <text:p>147.5684509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8313290670551E+018">
                <text:p>1.58313290670551E+018</text:p>
              </table:table-cell>
              <table:table-cell office:value-type="float" office:value="149.027404785">
                <text:p>149.0274047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8313290675299E+018">
                <text:p>1.58313290675299E+018</text:p>
              </table:table-cell>
              <table:table-cell office:value-type="float" office:value="150.289855957">
                <text:p>150.2898559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831329067769E+018">
                <text:p>1.5831329067769E+018</text:p>
              </table:table-cell>
              <table:table-cell office:value-type="float" office:value="148.759735107">
                <text:p>148.7597351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8313290679951E+018">
                <text:p>1.58313290679951E+018</text:p>
              </table:table-cell>
              <table:table-cell office:value-type="float" office:value="148.299499512">
                <text:p>148.2994995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8313290684687E+018">
                <text:p>1.58313290684687E+018</text:p>
              </table:table-cell>
              <table:table-cell office:value-type="float" office:value="154.932022095">
                <text:p>154.9320220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8313290687855E+018">
                <text:p>1.58313290687855E+018</text:p>
              </table:table-cell>
              <table:table-cell office:value-type="float" office:value="144.390426636">
                <text:p>144.3904266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8313290690939E+018">
                <text:p>1.58313290690939E+018</text:p>
              </table:table-cell>
              <table:table-cell office:value-type="float" office:value="152.574081421">
                <text:p>152.5740814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8313290694368E+018">
                <text:p>1.58313290694368E+018</text:p>
              </table:table-cell>
              <table:table-cell office:value-type="float" office:value="144.017318726">
                <text:p>144.0173187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831329069777E+018">
                <text:p>1.5831329069777E+018</text:p>
              </table:table-cell>
              <table:table-cell office:value-type="float" office:value="146.386871338">
                <text:p>146.3868713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8313290700697E+018">
                <text:p>1.58313290700697E+018</text:p>
              </table:table-cell>
              <table:table-cell office:value-type="float" office:value="144.178070068">
                <text:p>144.1780700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8313290703486E+018">
                <text:p>1.58313290703486E+018</text:p>
              </table:table-cell>
              <table:table-cell office:value-type="float" office:value="137.925933838">
                <text:p>137.9259338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8313290706656E+018">
                <text:p>1.58313290706656E+018</text:p>
              </table:table-cell>
              <table:table-cell office:value-type="float" office:value="143.537765503">
                <text:p>143.5377655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8313290710156E+018">
                <text:p>1.58313290710156E+018</text:p>
              </table:table-cell>
              <table:table-cell office:value-type="float" office:value="147.081176758">
                <text:p>147.0811767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8313290713477E+018">
                <text:p>1.58313290713477E+018</text:p>
              </table:table-cell>
              <table:table-cell office:value-type="float" office:value="142.852096558">
                <text:p>142.8520965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8313290717252E+018">
                <text:p>1.58313290717252E+018</text:p>
              </table:table-cell>
              <table:table-cell office:value-type="float" office:value="142.380310059">
                <text:p>142.3803100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8313290720618E+018">
                <text:p>1.58313290720618E+018</text:p>
              </table:table-cell>
              <table:table-cell office:value-type="float" office:value="141.73979187">
                <text:p>141.739791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8313290724148E+018">
                <text:p>1.58313290724148E+018</text:p>
              </table:table-cell>
              <table:table-cell office:value-type="float" office:value="137.142990112">
                <text:p>137.1429901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8313290726936E+018">
                <text:p>1.58313290726936E+018</text:p>
              </table:table-cell>
              <table:table-cell office:value-type="float" office:value="143.208847046">
                <text:p>143.2088470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8313290730174E+018">
                <text:p>1.58313290730174E+018</text:p>
              </table:table-cell>
              <table:table-cell office:value-type="float" office:value="137.22883606">
                <text:p>137.228836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8313290733641E+018">
                <text:p>1.58313290733641E+018</text:p>
              </table:table-cell>
              <table:table-cell office:value-type="float" office:value="137.148223877">
                <text:p>137.1482238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8313290737029E+018">
                <text:p>1.58313290737029E+018</text:p>
              </table:table-cell>
              <table:table-cell office:value-type="float" office:value="138.687454224">
                <text:p>138.6874542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8313290740314E+018">
                <text:p>1.58313290740314E+018</text:p>
              </table:table-cell>
              <table:table-cell office:value-type="float" office:value="138.745727539">
                <text:p>138.7457275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8313290743836E+018">
                <text:p>1.58313290743836E+018</text:p>
              </table:table-cell>
              <table:table-cell office:value-type="float" office:value="139.09677124">
                <text:p>139.096771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8313290746935E+018">
                <text:p>1.58313290746935E+018</text:p>
              </table:table-cell>
              <table:table-cell office:value-type="float" office:value="137.7472229">
                <text:p>137.74722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8313290750387E+018">
                <text:p>1.58313290750387E+018</text:p>
              </table:table-cell>
              <table:table-cell office:value-type="float" office:value="137.602493286">
                <text:p>137.6024932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8313290753715E+018">
                <text:p>1.58313290753715E+018</text:p>
              </table:table-cell>
              <table:table-cell office:value-type="float" office:value="137.860534668">
                <text:p>137.8605346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8313290757672E+018">
                <text:p>1.58313290757672E+018</text:p>
              </table:table-cell>
              <table:table-cell office:value-type="float" office:value="137.333908081">
                <text:p>137.3339080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8313290760137E+018">
                <text:p>1.58313290760137E+018</text:p>
              </table:table-cell>
              <table:table-cell office:value-type="float" office:value="177.064483643">
                <text:p>177.0644836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8313290763427E+018">
                <text:p>1.58313290763427E+018</text:p>
              </table:table-cell>
              <table:table-cell office:value-type="float" office:value="174.547225952">
                <text:p>174.5472259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8313290766846E+018">
                <text:p>1.58313290766846E+018</text:p>
              </table:table-cell>
              <table:table-cell office:value-type="float" office:value="185.328414917">
                <text:p>185.3284149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8313290770234E+018">
                <text:p>1.58313290770234E+018</text:p>
              </table:table-cell>
              <table:table-cell office:value-type="float" office:value="160.462356567">
                <text:p>160.4623565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8313290773665E+018">
                <text:p>1.58313290773665E+018</text:p>
              </table:table-cell>
              <table:table-cell office:value-type="float" office:value="140.618560791">
                <text:p>140.6185607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831329077714E+018">
                <text:p>1.5831329077714E+018</text:p>
              </table:table-cell>
              <table:table-cell office:value-type="float" office:value="147.974731445">
                <text:p>147.9747314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8313290780503E+018">
                <text:p>1.58313290780503E+018</text:p>
              </table:table-cell>
              <table:table-cell office:value-type="float" office:value="147.933746338">
                <text:p>147.9337463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8313290783555E+018">
                <text:p>1.58313290783555E+018</text:p>
              </table:table-cell>
              <table:table-cell office:value-type="float" office:value="168.67175293">
                <text:p>168.671752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8313290786938E+018">
                <text:p>1.58313290786938E+018</text:p>
              </table:table-cell>
              <table:table-cell office:value-type="float" office:value="152.666503906">
                <text:p>152.6665039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8313290790067E+018">
                <text:p>1.58313290790067E+018</text:p>
              </table:table-cell>
              <table:table-cell office:value-type="float" office:value="151.337982178">
                <text:p>151.3379821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8313290793818E+018">
                <text:p>1.58313290793818E+018</text:p>
              </table:table-cell>
              <table:table-cell office:value-type="float" office:value="141.131835938">
                <text:p>141.1318359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8313290796753E+018">
                <text:p>1.58313290796753E+018</text:p>
              </table:table-cell>
              <table:table-cell office:value-type="float" office:value="146.743301392">
                <text:p>146.7433013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8313290800142E+018">
                <text:p>1.58313290800142E+018</text:p>
              </table:table-cell>
              <table:table-cell office:value-type="float" office:value="147.367385864">
                <text:p>147.3673858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8313290804666E+018">
                <text:p>1.58313290804666E+018</text:p>
              </table:table-cell>
              <table:table-cell office:value-type="float" office:value="147.947677612">
                <text:p>147.9476776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8313290807828E+018">
                <text:p>1.58313290807828E+018</text:p>
              </table:table-cell>
              <table:table-cell office:value-type="float" office:value="149.265045166">
                <text:p>149.2650451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8313290810241E+018">
                <text:p>1.58313290810241E+018</text:p>
              </table:table-cell>
              <table:table-cell office:value-type="float" office:value="148.986862183">
                <text:p>148.9868621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8313290813593E+018">
                <text:p>1.58313290813593E+018</text:p>
              </table:table-cell>
              <table:table-cell office:value-type="float" office:value="148.295822144">
                <text:p>148.2958221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8313290816877E+018">
                <text:p>1.58313290816877E+018</text:p>
              </table:table-cell>
              <table:table-cell office:value-type="float" office:value="146.464233398">
                <text:p>146.4642333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8313290820869E+018">
                <text:p>1.58313290820869E+018</text:p>
              </table:table-cell>
              <table:table-cell office:value-type="float" office:value="144.817016602">
                <text:p>144.8170166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8313290824669E+018">
                <text:p>1.58313290824669E+018</text:p>
              </table:table-cell>
              <table:table-cell office:value-type="float" office:value="135.825546265">
                <text:p>135.8255462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8313290827775E+018">
                <text:p>1.58313290827775E+018</text:p>
              </table:table-cell>
              <table:table-cell office:value-type="float" office:value="141.332046509">
                <text:p>141.3320465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8313290830791E+018">
                <text:p>1.58313290830791E+018</text:p>
              </table:table-cell>
              <table:table-cell office:value-type="float" office:value="138.53477478">
                <text:p>138.534774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8313290833677E+018">
                <text:p>1.58313290833677E+018</text:p>
              </table:table-cell>
              <table:table-cell office:value-type="float" office:value="143.333587646">
                <text:p>143.3335876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8313290836775E+018">
                <text:p>1.58313290836775E+018</text:p>
              </table:table-cell>
              <table:table-cell office:value-type="float" office:value="143.143081665">
                <text:p>143.1430816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8313290840288E+018">
                <text:p>1.58313290840288E+018</text:p>
              </table:table-cell>
              <table:table-cell office:value-type="float" office:value="141.47869873">
                <text:p>141.478698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8313290843917E+018">
                <text:p>1.58313290843917E+018</text:p>
              </table:table-cell>
              <table:table-cell office:value-type="float" office:value="146.191436768">
                <text:p>146.1914367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8313290847085E+018">
                <text:p>1.58313290847085E+018</text:p>
              </table:table-cell>
              <table:table-cell office:value-type="float" office:value="144.242294312">
                <text:p>144.2422943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831329085052E+018">
                <text:p>1.5831329085052E+018</text:p>
              </table:table-cell>
              <table:table-cell office:value-type="float" office:value="142.007354736">
                <text:p>142.0073547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8313290853943E+018">
                <text:p>1.58313290853943E+018</text:p>
              </table:table-cell>
              <table:table-cell office:value-type="float" office:value="139.190048218">
                <text:p>139.1900482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8313290856864E+018">
                <text:p>1.58313290856864E+018</text:p>
              </table:table-cell>
              <table:table-cell office:value-type="float" office:value="140.626800537">
                <text:p>140.6268005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831329086029E+018">
                <text:p>1.5831329086029E+018</text:p>
              </table:table-cell>
              <table:table-cell office:value-type="float" office:value="154.027313232">
                <text:p>154.0273132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8313290863751E+018">
                <text:p>1.58313290863751E+018</text:p>
              </table:table-cell>
              <table:table-cell office:value-type="float" office:value="143.013946533">
                <text:p>143.0139465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8313290867414E+018">
                <text:p>1.58313290867414E+018</text:p>
              </table:table-cell>
              <table:table-cell office:value-type="float" office:value="138.830978394">
                <text:p>138.8309783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8313290870701E+018">
                <text:p>1.58313290870701E+018</text:p>
              </table:table-cell>
              <table:table-cell office:value-type="float" office:value="139.244628906">
                <text:p>139.2446289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8313290874101E+018">
                <text:p>1.58313290874101E+018</text:p>
              </table:table-cell>
              <table:table-cell office:value-type="float" office:value="139.734313965">
                <text:p>139.7343139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8313290877454E+018">
                <text:p>1.58313290877454E+018</text:p>
              </table:table-cell>
              <table:table-cell office:value-type="float" office:value="137.912811279">
                <text:p>137.9128112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8313290880635E+018">
                <text:p>1.58313290880635E+018</text:p>
              </table:table-cell>
              <table:table-cell office:value-type="float" office:value="138.290298462">
                <text:p>138.2902984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8313290883897E+018">
                <text:p>1.58313290883897E+018</text:p>
              </table:table-cell>
              <table:table-cell office:value-type="float" office:value="137.699798584">
                <text:p>137.6997985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8313290887158E+018">
                <text:p>1.58313290887158E+018</text:p>
              </table:table-cell>
              <table:table-cell office:value-type="float" office:value="135.665206909">
                <text:p>135.6652069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831329089052E+018">
                <text:p>1.5831329089052E+018</text:p>
              </table:table-cell>
              <table:table-cell office:value-type="float" office:value="136.323165894">
                <text:p>136.3231658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8313290893857E+018">
                <text:p>1.58313290893857E+018</text:p>
              </table:table-cell>
              <table:table-cell office:value-type="float" office:value="139.667282104">
                <text:p>139.6672821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8313290898671E+018">
                <text:p>1.58313290898671E+018</text:p>
              </table:table-cell>
              <table:table-cell office:value-type="float" office:value="137.713653564">
                <text:p>137.7136535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8313290900631E+018">
                <text:p>1.58313290900631E+018</text:p>
              </table:table-cell>
              <table:table-cell office:value-type="float" office:value="137.651351929">
                <text:p>137.6513519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8313290903868E+018">
                <text:p>1.58313290903868E+018</text:p>
              </table:table-cell>
              <table:table-cell office:value-type="float" office:value="137.358154297">
                <text:p>137.3581542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8313290907575E+018">
                <text:p>1.58313290907575E+018</text:p>
              </table:table-cell>
              <table:table-cell office:value-type="float" office:value="133.990753174">
                <text:p>133.9907531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8313290910836E+018">
                <text:p>1.58313290910836E+018</text:p>
              </table:table-cell>
              <table:table-cell office:value-type="float" office:value="148.047897339">
                <text:p>148.0478973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8313290914861E+018">
                <text:p>1.58313290914861E+018</text:p>
              </table:table-cell>
              <table:table-cell office:value-type="float" office:value="149.704101562">
                <text:p>149.7041015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8313290917266E+018">
                <text:p>1.58313290917266E+018</text:p>
              </table:table-cell>
              <table:table-cell office:value-type="float" office:value="158.141815186">
                <text:p>158.1418151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8313290920299E+018">
                <text:p>1.58313290920299E+018</text:p>
              </table:table-cell>
              <table:table-cell office:value-type="float" office:value="151.756622314">
                <text:p>151.7566223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8313290923958E+018">
                <text:p>1.58313290923958E+018</text:p>
              </table:table-cell>
              <table:table-cell office:value-type="float" office:value="138.336181641">
                <text:p>138.3361816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8313290926923E+018">
                <text:p>1.58313290926923E+018</text:p>
              </table:table-cell>
              <table:table-cell office:value-type="float" office:value="149.063766479">
                <text:p>149.0637664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8313290930205E+018">
                <text:p>1.58313290930205E+018</text:p>
              </table:table-cell>
              <table:table-cell office:value-type="float" office:value="143.317779541">
                <text:p>143.3177795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8313290933586E+018">
                <text:p>1.58313290933586E+018</text:p>
              </table:table-cell>
              <table:table-cell office:value-type="float" office:value="143.794937134">
                <text:p>143.7949371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8313290936837E+018">
                <text:p>1.58313290936837E+018</text:p>
              </table:table-cell>
              <table:table-cell office:value-type="float" office:value="140.27722168">
                <text:p>140.277221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8313290940175E+018">
                <text:p>1.58313290940175E+018</text:p>
              </table:table-cell>
              <table:table-cell office:value-type="float" office:value="139.998977661">
                <text:p>139.9989776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8313290943513E+018">
                <text:p>1.58313290943513E+018</text:p>
              </table:table-cell>
              <table:table-cell office:value-type="float" office:value="164.774307251">
                <text:p>164.7743072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831329094803E+018">
                <text:p>1.5831329094803E+018</text:p>
              </table:table-cell>
              <table:table-cell office:value-type="float" office:value="181.36177063">
                <text:p>181.361770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8313290952141E+018">
                <text:p>1.58313290952141E+018</text:p>
              </table:table-cell>
              <table:table-cell office:value-type="float" office:value="183.953018188">
                <text:p>183.9530181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8313290955133E+018">
                <text:p>1.58313290955133E+018</text:p>
              </table:table-cell>
              <table:table-cell office:value-type="float" office:value="182.480773926">
                <text:p>182.4807739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8313290958573E+018">
                <text:p>1.58313290958573E+018</text:p>
              </table:table-cell>
              <table:table-cell office:value-type="float" office:value="162.661880493">
                <text:p>162.6618804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8313290960575E+018">
                <text:p>1.58313290960575E+018</text:p>
              </table:table-cell>
              <table:table-cell office:value-type="float" office:value="159.189468384">
                <text:p>159.1894683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8313290963871E+018">
                <text:p>1.58313290963871E+018</text:p>
              </table:table-cell>
              <table:table-cell office:value-type="float" office:value="137.697311401">
                <text:p>137.6973114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8313290968838E+018">
                <text:p>1.5831329096883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8313290970436E+018">
                <text:p>1.5831329097043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8313290973626E+018">
                <text:p>1.5831329097362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8313290977863E+018">
                <text:p>1.5831329097786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8313290981487E+018">
                <text:p>1.5831329098148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8313290983966E+018">
                <text:p>1.58313290983966E+018</text:p>
              </table:table-cell>
              <table:table-cell office:value-type="float" office:value="118.013198853">
                <text:p>118.0131988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8313290987807E+018">
                <text:p>1.58313290987807E+018</text:p>
              </table:table-cell>
              <table:table-cell office:value-type="float" office:value="160.921417236">
                <text:p>160.9214172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831329099159E+018">
                <text:p>1.5831329099159E+018</text:p>
              </table:table-cell>
              <table:table-cell office:value-type="float" office:value="143.765838623">
                <text:p>143.7658386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8313290994104E+018">
                <text:p>1.58313290994104E+018</text:p>
              </table:table-cell>
              <table:table-cell office:value-type="float" office:value="147.62677002">
                <text:p>147.626770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8313290998604E+018">
                <text:p>1.58313290998604E+018</text:p>
              </table:table-cell>
              <table:table-cell office:value-type="float" office:value="150.73664856">
                <text:p>150.736648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8313291002416E+018">
                <text:p>1.58313291002416E+018</text:p>
              </table:table-cell>
              <table:table-cell office:value-type="float" office:value="151.66645813">
                <text:p>151.666458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8313291004795E+018">
                <text:p>1.58313291004795E+018</text:p>
              </table:table-cell>
              <table:table-cell office:value-type="float" office:value="152.777557373">
                <text:p>152.7775573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8313291008538E+018">
                <text:p>1.58313291008538E+018</text:p>
              </table:table-cell>
              <table:table-cell office:value-type="float" office:value="153.204986572">
                <text:p>153.2049865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8313291010663E+018">
                <text:p>1.58313291010663E+018</text:p>
              </table:table-cell>
              <table:table-cell office:value-type="float" office:value="148.174285889">
                <text:p>148.1742858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8313291013991E+018">
                <text:p>1.58313291013991E+018</text:p>
              </table:table-cell>
              <table:table-cell office:value-type="float" office:value="151.721984863">
                <text:p>151.7219848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8313291017213E+018">
                <text:p>1.58313291017213E+018</text:p>
              </table:table-cell>
              <table:table-cell office:value-type="float" office:value="148.45451355">
                <text:p>148.454513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8313291020391E+018">
                <text:p>1.58313291020391E+018</text:p>
              </table:table-cell>
              <table:table-cell office:value-type="float" office:value="149.542312622">
                <text:p>149.5423126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8313291024054E+018">
                <text:p>1.58313291024054E+018</text:p>
              </table:table-cell>
              <table:table-cell office:value-type="float" office:value="145.64692688">
                <text:p>145.646926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8313291027567E+018">
                <text:p>1.58313291027567E+018</text:p>
              </table:table-cell>
              <table:table-cell office:value-type="float" office:value="140.713989258">
                <text:p>140.7139892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831329103078E+018">
                <text:p>1.5831329103078E+018</text:p>
              </table:table-cell>
              <table:table-cell office:value-type="float" office:value="144.24571228">
                <text:p>144.245712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8313291033606E+018">
                <text:p>1.58313291033606E+018</text:p>
              </table:table-cell>
              <table:table-cell office:value-type="float" office:value="138.651397705">
                <text:p>138.6513977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8313291036775E+018">
                <text:p>1.58313291036775E+018</text:p>
              </table:table-cell>
              <table:table-cell office:value-type="float" office:value="145.481002808">
                <text:p>145.4810028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8313291041196E+018">
                <text:p>1.58313291041196E+018</text:p>
              </table:table-cell>
              <table:table-cell office:value-type="float" office:value="148.100494385">
                <text:p>148.1004943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8313291043822E+018">
                <text:p>1.58313291043822E+018</text:p>
              </table:table-cell>
              <table:table-cell office:value-type="float" office:value="148.695068359">
                <text:p>148.6950683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8313291047481E+018">
                <text:p>1.58313291047481E+018</text:p>
              </table:table-cell>
              <table:table-cell office:value-type="float" office:value="151.784988403">
                <text:p>151.7849884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8313291050289E+018">
                <text:p>1.58313291050289E+018</text:p>
              </table:table-cell>
              <table:table-cell office:value-type="float" office:value="150.371948242">
                <text:p>150.3719482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8313291053587E+018">
                <text:p>1.58313291053587E+018</text:p>
              </table:table-cell>
              <table:table-cell office:value-type="float" office:value="143.215042114">
                <text:p>143.2150421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8313291056733E+018">
                <text:p>1.58313291056733E+018</text:p>
              </table:table-cell>
              <table:table-cell office:value-type="float" office:value="139.571105957">
                <text:p>139.5711059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8313291060026E+018">
                <text:p>1.58313291060026E+018</text:p>
              </table:table-cell>
              <table:table-cell office:value-type="float" office:value="147.73576355">
                <text:p>147.735763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831329106345E+018">
                <text:p>1.5831329106345E+018</text:p>
              </table:table-cell>
              <table:table-cell office:value-type="float" office:value="148.017913818">
                <text:p>148.0179138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8313291066801E+018">
                <text:p>1.58313291066801E+018</text:p>
              </table:table-cell>
              <table:table-cell office:value-type="float" office:value="147.948303223">
                <text:p>147.9483032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8313291070577E+018">
                <text:p>1.58313291070577E+018</text:p>
              </table:table-cell>
              <table:table-cell office:value-type="float" office:value="147.385131836">
                <text:p>147.3851318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831329107479E+018">
                <text:p>1.5831329107479E+018</text:p>
              </table:table-cell>
              <table:table-cell office:value-type="float" office:value="148.913040161">
                <text:p>148.9130401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8313291078029E+018">
                <text:p>1.58313291078029E+018</text:p>
              </table:table-cell>
              <table:table-cell office:value-type="float" office:value="146.113800049">
                <text:p>146.11380004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8313291081288E+018">
                <text:p>1.58313291081288E+018</text:p>
              </table:table-cell>
              <table:table-cell office:value-type="float" office:value="143.707824707">
                <text:p>143.7078247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8313291085644E+018">
                <text:p>1.58313291085644E+018</text:p>
              </table:table-cell>
              <table:table-cell office:value-type="float" office:value="146.613021851">
                <text:p>146.6130218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8313291086928E+018">
                <text:p>1.58313291086928E+018</text:p>
              </table:table-cell>
              <table:table-cell office:value-type="float" office:value="142.687011719">
                <text:p>142.6870117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8313291090134E+018">
                <text:p>1.58313291090134E+018</text:p>
              </table:table-cell>
              <table:table-cell office:value-type="float" office:value="137.349594116">
                <text:p>137.3495941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8313291093676E+018">
                <text:p>1.58313291093676E+018</text:p>
              </table:table-cell>
              <table:table-cell office:value-type="float" office:value="136.073577881">
                <text:p>136.0735778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8313291096774E+018">
                <text:p>1.58313291096774E+018</text:p>
              </table:table-cell>
              <table:table-cell office:value-type="float" office:value="139.312484741">
                <text:p>139.3124847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8313291100183E+018">
                <text:p>1.58313291100183E+018</text:p>
              </table:table-cell>
              <table:table-cell office:value-type="float" office:value="140.425704956">
                <text:p>140.4257049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831329110353E+018">
                <text:p>1.5831329110353E+018</text:p>
              </table:table-cell>
              <table:table-cell office:value-type="float" office:value="139.105300903">
                <text:p>139.1053009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8313291106823E+018">
                <text:p>1.58313291106823E+018</text:p>
              </table:table-cell>
              <table:table-cell office:value-type="float" office:value="133.151535034">
                <text:p>133.1515350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8313291110516E+018">
                <text:p>1.58313291110516E+018</text:p>
              </table:table-cell>
              <table:table-cell office:value-type="float" office:value="139.832839966">
                <text:p>139.8328399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8313291113458E+018">
                <text:p>1.58313291113458E+018</text:p>
              </table:table-cell>
              <table:table-cell office:value-type="float" office:value="149.015869141">
                <text:p>149.0158691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8313291116629E+018">
                <text:p>1.58313291116629E+018</text:p>
              </table:table-cell>
              <table:table-cell office:value-type="float" office:value="143.475479126">
                <text:p>143.4754791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8313291120518E+018">
                <text:p>1.58313291120518E+018</text:p>
              </table:table-cell>
              <table:table-cell office:value-type="float" office:value="139.76109314">
                <text:p>139.761093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8313291124236E+018">
                <text:p>1.58313291124236E+018</text:p>
              </table:table-cell>
              <table:table-cell office:value-type="float" office:value="139.32661438">
                <text:p>139.326614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8313291126786E+018">
                <text:p>1.58313291126786E+018</text:p>
              </table:table-cell>
              <table:table-cell office:value-type="float" office:value="142.970031738">
                <text:p>142.9700317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8313291130137E+018">
                <text:p>1.58313291130137E+018</text:p>
              </table:table-cell>
              <table:table-cell office:value-type="float" office:value="135.779663086">
                <text:p>135.7796630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8313291133854E+018">
                <text:p>1.58313291133854E+018</text:p>
              </table:table-cell>
              <table:table-cell office:value-type="float" office:value="130.739990234">
                <text:p>130.7399902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831329113671E+018">
                <text:p>1.5831329113671E+018</text:p>
              </table:table-cell>
              <table:table-cell office:value-type="float" office:value="137.112487793">
                <text:p>137.1124877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8313291141184E+018">
                <text:p>1.58313291141184E+018</text:p>
              </table:table-cell>
              <table:table-cell office:value-type="float" office:value="147.192382812">
                <text:p>147.1923828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8313291145948E+018">
                <text:p>1.58313291145948E+018</text:p>
              </table:table-cell>
              <table:table-cell office:value-type="float" office:value="138.270889282">
                <text:p>138.2708892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8313291148932E+018">
                <text:p>1.58313291148932E+018</text:p>
              </table:table-cell>
              <table:table-cell office:value-type="float" office:value="139.336105347">
                <text:p>139.3361053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8313291151348E+018">
                <text:p>1.58313291151348E+018</text:p>
              </table:table-cell>
              <table:table-cell office:value-type="float" office:value="144.131103516">
                <text:p>144.1311035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8313291153405E+018">
                <text:p>1.58313291153405E+018</text:p>
              </table:table-cell>
              <table:table-cell office:value-type="float" office:value="142.142288208">
                <text:p>142.1422882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8313291156879E+018">
                <text:p>1.58313291156879E+018</text:p>
              </table:table-cell>
              <table:table-cell office:value-type="float" office:value="148.168426514">
                <text:p>148.1684265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8313291160355E+018">
                <text:p>1.58313291160355E+018</text:p>
              </table:table-cell>
              <table:table-cell office:value-type="float" office:value="143.744430542">
                <text:p>143.7444305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8313291163426E+018">
                <text:p>1.58313291163426E+018</text:p>
              </table:table-cell>
              <table:table-cell office:value-type="float" office:value="143.184585571">
                <text:p>143.1845855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8313291166841E+018">
                <text:p>1.58313291166841E+018</text:p>
              </table:table-cell>
              <table:table-cell office:value-type="float" office:value="144.524047852">
                <text:p>144.5240478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8313291169986E+018">
                <text:p>1.58313291169986E+018</text:p>
              </table:table-cell>
              <table:table-cell office:value-type="float" office:value="143.256484985">
                <text:p>143.2564849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8313291173524E+018">
                <text:p>1.58313291173524E+018</text:p>
              </table:table-cell>
              <table:table-cell office:value-type="float" office:value="143.431564331">
                <text:p>143.4315643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8313291177813E+018">
                <text:p>1.58313291177813E+018</text:p>
              </table:table-cell>
              <table:table-cell office:value-type="float" office:value="142.391418457">
                <text:p>142.3914184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8313291179957E+018">
                <text:p>1.58313291179957E+018</text:p>
              </table:table-cell>
              <table:table-cell office:value-type="float" office:value="144.582366943">
                <text:p>144.5823669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8313291183608E+018">
                <text:p>1.58313291183608E+018</text:p>
              </table:table-cell>
              <table:table-cell office:value-type="float" office:value="144.679962158">
                <text:p>144.6799621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8313291187024E+018">
                <text:p>1.58313291187024E+018</text:p>
              </table:table-cell>
              <table:table-cell office:value-type="float" office:value="143.871658325">
                <text:p>143.8716583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8313291190567E+018">
                <text:p>1.58313291190567E+018</text:p>
              </table:table-cell>
              <table:table-cell office:value-type="float" office:value="144.062042236">
                <text:p>144.0620422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8313291194354E+018">
                <text:p>1.58313291194354E+018</text:p>
              </table:table-cell>
              <table:table-cell office:value-type="float" office:value="144.597381592">
                <text:p>144.5973815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8313291197077E+018">
                <text:p>1.58313291197077E+018</text:p>
              </table:table-cell>
              <table:table-cell office:value-type="float" office:value="142.398361206">
                <text:p>142.3983612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8313291201004E+018">
                <text:p>1.58313291201004E+018</text:p>
              </table:table-cell>
              <table:table-cell office:value-type="float" office:value="143.699401855">
                <text:p>143.6994018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8313291203863E+018">
                <text:p>1.58313291203863E+018</text:p>
              </table:table-cell>
              <table:table-cell office:value-type="float" office:value="143.878860474">
                <text:p>143.8788604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8313291207044E+018">
                <text:p>1.58313291207044E+018</text:p>
              </table:table-cell>
              <table:table-cell office:value-type="float" office:value="142.196136475">
                <text:p>142.1961364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8313291211498E+018">
                <text:p>1.58313291211498E+018</text:p>
              </table:table-cell>
              <table:table-cell office:value-type="float" office:value="143.912734985">
                <text:p>143.9127349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8313291214564E+018">
                <text:p>1.58313291214564E+018</text:p>
              </table:table-cell>
              <table:table-cell office:value-type="float" office:value="143.934585571">
                <text:p>143.9345855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8313291218394E+018">
                <text:p>1.58313291218394E+018</text:p>
              </table:table-cell>
              <table:table-cell office:value-type="float" office:value="143.790084839">
                <text:p>143.7900848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8313291221241E+018">
                <text:p>1.58313291221241E+018</text:p>
              </table:table-cell>
              <table:table-cell office:value-type="float" office:value="144.823867798">
                <text:p>144.8238677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8313291223971E+018">
                <text:p>1.58313291223971E+018</text:p>
              </table:table-cell>
              <table:table-cell office:value-type="float" office:value="144.682647705">
                <text:p>144.6826477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8313291227389E+018">
                <text:p>1.58313291227389E+018</text:p>
              </table:table-cell>
              <table:table-cell office:value-type="float" office:value="143.523345947">
                <text:p>143.5233459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8313291230964E+018">
                <text:p>1.58313291230964E+018</text:p>
              </table:table-cell>
              <table:table-cell office:value-type="float" office:value="143.898544312">
                <text:p>143.8985443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8313291233822E+018">
                <text:p>1.58313291233822E+018</text:p>
              </table:table-cell>
              <table:table-cell office:value-type="float" office:value="143.765838623">
                <text:p>143.7658386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8313291236971E+018">
                <text:p>1.58313291236971E+018</text:p>
              </table:table-cell>
              <table:table-cell office:value-type="float" office:value="143.398178101">
                <text:p>143.3981781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8313291240501E+018">
                <text:p>1.58313291240501E+018</text:p>
              </table:table-cell>
              <table:table-cell office:value-type="float" office:value="143.284179688">
                <text:p>143.2841796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8313291244398E+018">
                <text:p>1.58313291244398E+018</text:p>
              </table:table-cell>
              <table:table-cell office:value-type="float" office:value="143.486450195">
                <text:p>143.4864501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8313291247513E+018">
                <text:p>1.58313291247513E+018</text:p>
              </table:table-cell>
              <table:table-cell office:value-type="float" office:value="143.280685425">
                <text:p>143.2806854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8313291251488E+018">
                <text:p>1.58313291251488E+018</text:p>
              </table:table-cell>
              <table:table-cell office:value-type="float" office:value="143.192886353">
                <text:p>143.1928863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8313291254054E+018">
                <text:p>1.58313291254054E+018</text:p>
              </table:table-cell>
              <table:table-cell office:value-type="float" office:value="142.647018433">
                <text:p>142.6470184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8313291257049E+018">
                <text:p>1.58313291257049E+018</text:p>
              </table:table-cell>
              <table:table-cell office:value-type="float" office:value="143.969482422">
                <text:p>143.9694824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8313291260456E+018">
                <text:p>1.58313291260456E+018</text:p>
              </table:table-cell>
              <table:table-cell office:value-type="float" office:value="143.77532959">
                <text:p>143.775329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8313291264996E+018">
                <text:p>1.58313291264996E+018</text:p>
              </table:table-cell>
              <table:table-cell office:value-type="float" office:value="143.644012451">
                <text:p>143.6440124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5831329126746E+018">
                <text:p>1.5831329126746E+018</text:p>
              </table:table-cell>
              <table:table-cell office:value-type="float" office:value="145.048187256">
                <text:p>145.0481872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8313291271708E+018">
                <text:p>1.58313291271708E+018</text:p>
              </table:table-cell>
              <table:table-cell office:value-type="float" office:value="149.645721436">
                <text:p>149.6457214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8313291273822E+018">
                <text:p>1.58313291273822E+018</text:p>
              </table:table-cell>
              <table:table-cell office:value-type="float" office:value="151.690536499">
                <text:p>151.6905364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8313291278653E+018">
                <text:p>1.58313291278653E+018</text:p>
              </table:table-cell>
              <table:table-cell office:value-type="float" office:value="145.904876709">
                <text:p>145.9048767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8313291281728E+018">
                <text:p>1.58313291281728E+018</text:p>
              </table:table-cell>
              <table:table-cell office:value-type="float" office:value="145.286972046">
                <text:p>145.2869720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8313291283495E+018">
                <text:p>1.58313291283495E+018</text:p>
              </table:table-cell>
              <table:table-cell office:value-type="float" office:value="145.852539062">
                <text:p>145.8525390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831329128688E+018">
                <text:p>1.5831329128688E+018</text:p>
              </table:table-cell>
              <table:table-cell office:value-type="float" office:value="146.291381836">
                <text:p>146.2913818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8313291290106E+018">
                <text:p>1.58313291290106E+018</text:p>
              </table:table-cell>
              <table:table-cell office:value-type="float" office:value="146.936843872">
                <text:p>146.9368438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831329129361E+018">
                <text:p>1.5831329129361E+018</text:p>
              </table:table-cell>
              <table:table-cell office:value-type="float" office:value="146.79524231">
                <text:p>146.795242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8313291297336E+018">
                <text:p>1.58313291297336E+018</text:p>
              </table:table-cell>
              <table:table-cell office:value-type="float" office:value="147.847061157">
                <text:p>147.8470611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8313291300155E+018">
                <text:p>1.58313291300155E+018</text:p>
              </table:table-cell>
              <table:table-cell office:value-type="float" office:value="146.568161011">
                <text:p>146.5681610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8313291303839E+018">
                <text:p>1.58313291303839E+018</text:p>
              </table:table-cell>
              <table:table-cell office:value-type="float" office:value="145.662139893">
                <text:p>145.6621398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8313291306845E+018">
                <text:p>1.58313291306845E+018</text:p>
              </table:table-cell>
              <table:table-cell office:value-type="float" office:value="145.659576416">
                <text:p>145.6595764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831329131141E+018">
                <text:p>1.5831329131141E+018</text:p>
              </table:table-cell>
              <table:table-cell office:value-type="float" office:value="146.222946167">
                <text:p>146.2229461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8313291314648E+018">
                <text:p>1.58313291314648E+018</text:p>
              </table:table-cell>
              <table:table-cell office:value-type="float" office:value="146.550674438">
                <text:p>146.5506744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8313291317755E+018">
                <text:p>1.58313291317755E+018</text:p>
              </table:table-cell>
              <table:table-cell office:value-type="float" office:value="146.615371704">
                <text:p>146.6153717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8313291320601E+018">
                <text:p>1.58313291320601E+018</text:p>
              </table:table-cell>
              <table:table-cell office:value-type="float" office:value="147.053375244">
                <text:p>147.0533752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8313291323763E+018">
                <text:p>1.58313291323763E+018</text:p>
              </table:table-cell>
              <table:table-cell office:value-type="float" office:value="147.601303101">
                <text:p>147.601303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8313291326935E+018">
                <text:p>1.58313291326935E+018</text:p>
              </table:table-cell>
              <table:table-cell office:value-type="float" office:value="147.639724731">
                <text:p>147.6397247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8313291331075E+018">
                <text:p>1.58313291331075E+018</text:p>
              </table:table-cell>
              <table:table-cell office:value-type="float" office:value="147.387390137">
                <text:p>147.3873901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8313291335094E+018">
                <text:p>1.58313291335094E+018</text:p>
              </table:table-cell>
              <table:table-cell office:value-type="float" office:value="146.409606934">
                <text:p>146.4096069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8313291337995E+018">
                <text:p>1.58313291337995E+018</text:p>
              </table:table-cell>
              <table:table-cell office:value-type="float" office:value="145.684509277">
                <text:p>145.6845092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8313291341321E+018">
                <text:p>1.58313291341321E+018</text:p>
              </table:table-cell>
              <table:table-cell office:value-type="float" office:value="145.10597229">
                <text:p>145.105972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831329134351E+018">
                <text:p>1.5831329134351E+018</text:p>
              </table:table-cell>
              <table:table-cell office:value-type="float" office:value="147.187652588">
                <text:p>147.1876525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8313291347343E+018">
                <text:p>1.58313291347343E+018</text:p>
              </table:table-cell>
              <table:table-cell office:value-type="float" office:value="145.358963013">
                <text:p>145.3589630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8313291350744E+018">
                <text:p>1.58313291350744E+018</text:p>
              </table:table-cell>
              <table:table-cell office:value-type="float" office:value="145.657943726">
                <text:p>145.6579437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8313291353351E+018">
                <text:p>1.58313291353351E+018</text:p>
              </table:table-cell>
              <table:table-cell office:value-type="float" office:value="146.590103149">
                <text:p>146.5901031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8313291356845E+018">
                <text:p>1.58313291356845E+018</text:p>
              </table:table-cell>
              <table:table-cell office:value-type="float" office:value="147.812423706">
                <text:p>147.8124237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8313291360275E+018">
                <text:p>1.58313291360275E+018</text:p>
              </table:table-cell>
              <table:table-cell office:value-type="float" office:value="146.602462769">
                <text:p>146.6024627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8313291364607E+018">
                <text:p>1.58313291364607E+018</text:p>
              </table:table-cell>
              <table:table-cell office:value-type="float" office:value="149.817947388">
                <text:p>149.8179473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8313291366718E+018">
                <text:p>1.58313291366718E+018</text:p>
              </table:table-cell>
              <table:table-cell office:value-type="float" office:value="145.574005127">
                <text:p>145.5740051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8313291370074E+018">
                <text:p>1.58313291370074E+018</text:p>
              </table:table-cell>
              <table:table-cell office:value-type="float" office:value="147.285003662">
                <text:p>147.2850036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8313291373739E+018">
                <text:p>1.58313291373739E+018</text:p>
              </table:table-cell>
              <table:table-cell office:value-type="float" office:value="147.299972534">
                <text:p>147.2999725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8313291377346E+018">
                <text:p>1.58313291377346E+018</text:p>
              </table:table-cell>
              <table:table-cell office:value-type="float" office:value="145.600189209">
                <text:p>145.6001892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8313291380461E+018">
                <text:p>1.58313291380461E+018</text:p>
              </table:table-cell>
              <table:table-cell office:value-type="float" office:value="146.666168213">
                <text:p>146.6661682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8313291384216E+018">
                <text:p>1.58313291384216E+018</text:p>
              </table:table-cell>
              <table:table-cell office:value-type="float" office:value="147.023208618">
                <text:p>147.0232086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831329138741E+018">
                <text:p>1.5831329138741E+018</text:p>
              </table:table-cell>
              <table:table-cell office:value-type="float" office:value="145.980270386">
                <text:p>145.9802703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83132913902E+018">
                <text:p>1.583132913902E+018</text:p>
              </table:table-cell>
              <table:table-cell office:value-type="float" office:value="146.480041504">
                <text:p>146.4800415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8313291393659E+018">
                <text:p>1.58313291393659E+018</text:p>
              </table:table-cell>
              <table:table-cell office:value-type="float" office:value="146.208953857">
                <text:p>146.2089538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8313291398671E+018">
                <text:p>1.58313291398671E+018</text:p>
              </table:table-cell>
              <table:table-cell office:value-type="float" office:value="147.20791626">
                <text:p>147.207916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8313291402308E+018">
                <text:p>1.58313291402308E+018</text:p>
              </table:table-cell>
              <table:table-cell office:value-type="float" office:value="148.738540649">
                <text:p>148.7385406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8313291404515E+018">
                <text:p>1.58313291404515E+018</text:p>
              </table:table-cell>
              <table:table-cell office:value-type="float" office:value="148.944488525">
                <text:p>148.9444885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8313291407479E+018">
                <text:p>1.58313291407479E+018</text:p>
              </table:table-cell>
              <table:table-cell office:value-type="float" office:value="148.992095947">
                <text:p>148.9920959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8313291411679E+018">
                <text:p>1.58313291411679E+018</text:p>
              </table:table-cell>
              <table:table-cell office:value-type="float" office:value="149.218109131">
                <text:p>149.2181091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8313291414079E+018">
                <text:p>1.58313291414079E+018</text:p>
              </table:table-cell>
              <table:table-cell office:value-type="float" office:value="149.274337769">
                <text:p>149.2743377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8313291417533E+018">
                <text:p>1.58313291417533E+018</text:p>
              </table:table-cell>
              <table:table-cell office:value-type="float" office:value="148.641937256">
                <text:p>148.6419372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8313291420418E+018">
                <text:p>1.58313291420418E+018</text:p>
              </table:table-cell>
              <table:table-cell office:value-type="float" office:value="148.203292847">
                <text:p>148.2032928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8313291423951E+018">
                <text:p>1.58313291423951E+018</text:p>
              </table:table-cell>
              <table:table-cell office:value-type="float" office:value="147.76789856">
                <text:p>147.767898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8313291428173E+018">
                <text:p>1.58313291428173E+018</text:p>
              </table:table-cell>
              <table:table-cell office:value-type="float" office:value="145.599121094">
                <text:p>145.59912109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8313291430349E+018">
                <text:p>1.58313291430349E+018</text:p>
              </table:table-cell>
              <table:table-cell office:value-type="float" office:value="146.17036438">
                <text:p>146.170364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8313291433805E+018">
                <text:p>1.58313291433805E+018</text:p>
              </table:table-cell>
              <table:table-cell office:value-type="float" office:value="145.462554932">
                <text:p>145.4625549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8313291436907E+018">
                <text:p>1.58313291436907E+018</text:p>
              </table:table-cell>
              <table:table-cell office:value-type="float" office:value="146.235412598">
                <text:p>146.2354125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8313291440361E+018">
                <text:p>1.58313291440361E+018</text:p>
              </table:table-cell>
              <table:table-cell office:value-type="float" office:value="144.74357605">
                <text:p>144.743576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8313291443504E+018">
                <text:p>1.58313291443504E+018</text:p>
              </table:table-cell>
              <table:table-cell office:value-type="float" office:value="145.015228271">
                <text:p>145.0152282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8313291446924E+018">
                <text:p>1.58313291446924E+018</text:p>
              </table:table-cell>
              <table:table-cell office:value-type="float" office:value="146.685836792">
                <text:p>146.6858367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8313291451109E+018">
                <text:p>1.58313291451109E+018</text:p>
              </table:table-cell>
              <table:table-cell office:value-type="float" office:value="147.238876343">
                <text:p>147.2388763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8313291454491E+018">
                <text:p>1.58313291454491E+018</text:p>
              </table:table-cell>
              <table:table-cell office:value-type="float" office:value="147.794296265">
                <text:p>147.7942962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8313291456882E+018">
                <text:p>1.58313291456882E+018</text:p>
              </table:table-cell>
              <table:table-cell office:value-type="float" office:value="148.0415802">
                <text:p>148.04158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8313291460607E+018">
                <text:p>1.58313291460607E+018</text:p>
              </table:table-cell>
              <table:table-cell office:value-type="float" office:value="147.545578003">
                <text:p>147.5455780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831329146447E+018">
                <text:p>1.5831329146447E+018</text:p>
              </table:table-cell>
              <table:table-cell office:value-type="float" office:value="149.815338135">
                <text:p>149.8153381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8313291467896E+018">
                <text:p>1.58313291467896E+018</text:p>
              </table:table-cell>
              <table:table-cell office:value-type="float" office:value="149.997711182">
                <text:p>149.9977111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8313291472545E+018">
                <text:p>1.58313291472545E+018</text:p>
              </table:table-cell>
              <table:table-cell office:value-type="float" office:value="148.945922852">
                <text:p>148.9459228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8313291475307E+018">
                <text:p>1.58313291475307E+018</text:p>
              </table:table-cell>
              <table:table-cell office:value-type="float" office:value="149.35874939">
                <text:p>149.358749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8313291477872E+018">
                <text:p>1.58313291477872E+018</text:p>
              </table:table-cell>
              <table:table-cell office:value-type="float" office:value="148.281082153">
                <text:p>148.2810821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8313291480232E+018">
                <text:p>1.58313291480232E+018</text:p>
              </table:table-cell>
              <table:table-cell office:value-type="float" office:value="147.211196899">
                <text:p>147.2111968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8313291483377E+018">
                <text:p>1.58313291483377E+018</text:p>
              </table:table-cell>
              <table:table-cell office:value-type="float" office:value="148.899078369">
                <text:p>148.8990783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8313291486785E+018">
                <text:p>1.58313291486785E+018</text:p>
              </table:table-cell>
              <table:table-cell office:value-type="float" office:value="148.881652832">
                <text:p>148.8816528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8313291490596E+018">
                <text:p>1.58313291490596E+018</text:p>
              </table:table-cell>
              <table:table-cell office:value-type="float" office:value="145.248657227">
                <text:p>145.2486572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8313291493611E+018">
                <text:p>1.58313291493611E+018</text:p>
              </table:table-cell>
              <table:table-cell office:value-type="float" office:value="144.892730713">
                <text:p>144.8927307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8313291497148E+018">
                <text:p>1.58313291497148E+018</text:p>
              </table:table-cell>
              <table:table-cell office:value-type="float" office:value="147.171524048">
                <text:p>147.1715240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8313291500282E+018">
                <text:p>1.58313291500282E+018</text:p>
              </table:table-cell>
              <table:table-cell office:value-type="float" office:value="146.123062134">
                <text:p>146.12306213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8313291503629E+018">
                <text:p>1.58313291503629E+018</text:p>
              </table:table-cell>
              <table:table-cell office:value-type="float" office:value="146.735076904">
                <text:p>146.7350769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8313291507248E+018">
                <text:p>1.58313291507248E+018</text:p>
              </table:table-cell>
              <table:table-cell office:value-type="float" office:value="147.472961426">
                <text:p>147.4729614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8313291510848E+018">
                <text:p>1.58313291510848E+018</text:p>
              </table:table-cell>
              <table:table-cell office:value-type="float" office:value="154.245498657">
                <text:p>154.2454986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58313291514051E+018">
                <text:p>1.58313291514051E+018</text:p>
              </table:table-cell>
              <table:table-cell office:value-type="float" office:value="155.46395874">
                <text:p>155.463958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58313291517399E+018">
                <text:p>1.58313291517399E+018</text:p>
              </table:table-cell>
              <table:table-cell office:value-type="float" office:value="155.812271118">
                <text:p>155.8122711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58313291520433E+018">
                <text:p>1.58313291520433E+018</text:p>
              </table:table-cell>
              <table:table-cell office:value-type="float" office:value="156.254730225">
                <text:p>156.2547302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58313291524313E+018">
                <text:p>1.58313291524313E+018</text:p>
              </table:table-cell>
              <table:table-cell office:value-type="float" office:value="155.935501099">
                <text:p>155.9355010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58313291527639E+018">
                <text:p>1.58313291527639E+018</text:p>
              </table:table-cell>
              <table:table-cell office:value-type="float" office:value="151.427062988">
                <text:p>151.4270629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58313291531168E+018">
                <text:p>1.58313291531168E+018</text:p>
              </table:table-cell>
              <table:table-cell office:value-type="float" office:value="150.163757324">
                <text:p>150.1637573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58313291534873E+018">
                <text:p>1.58313291534873E+018</text:p>
              </table:table-cell>
              <table:table-cell office:value-type="float" office:value="148.843856812">
                <text:p>148.8438568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58313291536903E+018">
                <text:p>1.58313291536903E+018</text:p>
              </table:table-cell>
              <table:table-cell office:value-type="float" office:value="147.414306641">
                <text:p>147.4143066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58313291541143E+018">
                <text:p>1.58313291541143E+018</text:p>
              </table:table-cell>
              <table:table-cell office:value-type="float" office:value="146.856292725">
                <text:p>146.8562927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58313291543539E+018">
                <text:p>1.58313291543539E+018</text:p>
              </table:table-cell>
              <table:table-cell office:value-type="float" office:value="144.661468506">
                <text:p>144.6614685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58313291546951E+018">
                <text:p>1.58313291546951E+018</text:p>
              </table:table-cell>
              <table:table-cell office:value-type="float" office:value="144.093933105">
                <text:p>144.0939331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58313291550404E+018">
                <text:p>1.58313291550404E+018</text:p>
              </table:table-cell>
              <table:table-cell office:value-type="float" office:value="143.62147522">
                <text:p>143.621475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58313291553606E+018">
                <text:p>1.58313291553606E+018</text:p>
              </table:table-cell>
              <table:table-cell office:value-type="float" office:value="147.137893677">
                <text:p>147.1378936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58313291559927E+018">
                <text:p>1.58313291559927E+018</text:p>
              </table:table-cell>
              <table:table-cell office:value-type="float" office:value="143.203369141">
                <text:p>143.2033691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58313291563478E+018">
                <text:p>1.58313291563478E+018</text:p>
              </table:table-cell>
              <table:table-cell office:value-type="float" office:value="144.842315674">
                <text:p>144.84231567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58313291566826E+018">
                <text:p>1.58313291566826E+018</text:p>
              </table:table-cell>
              <table:table-cell office:value-type="float" office:value="145.559371948">
                <text:p>145.55937194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58313291568579E+018">
                <text:p>1.58313291568579E+018</text:p>
              </table:table-cell>
              <table:table-cell office:value-type="float" office:value="144.706054688">
                <text:p>144.7060546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58313291571922E+018">
                <text:p>1.58313291571922E+018</text:p>
              </table:table-cell>
              <table:table-cell office:value-type="float" office:value="146.41178894">
                <text:p>146.4117889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58313291575519E+018">
                <text:p>1.58313291575519E+018</text:p>
              </table:table-cell>
              <table:table-cell office:value-type="float" office:value="144.38394165">
                <text:p>144.383941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58313291577724E+018">
                <text:p>1.58313291577724E+018</text:p>
              </table:table-cell>
              <table:table-cell office:value-type="float" office:value="150.51512146">
                <text:p>150.515121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58313291581928E+018">
                <text:p>1.58313291581928E+018</text:p>
              </table:table-cell>
              <table:table-cell office:value-type="float" office:value="149.388656616">
                <text:p>149.3886566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58313291584545E+018">
                <text:p>1.58313291584545E+018</text:p>
              </table:table-cell>
              <table:table-cell office:value-type="float" office:value="148.108505249">
                <text:p>148.10850524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58313291587805E+018">
                <text:p>1.58313291587805E+018</text:p>
              </table:table-cell>
              <table:table-cell office:value-type="float" office:value="155.854736328">
                <text:p>155.8547363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58313291590779E+018">
                <text:p>1.58313291590779E+018</text:p>
              </table:table-cell>
              <table:table-cell office:value-type="float" office:value="166.951141357">
                <text:p>166.9511413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58313291594354E+018">
                <text:p>1.58313291594354E+018</text:p>
              </table:table-cell>
              <table:table-cell office:value-type="float" office:value="162.875045776">
                <text:p>162.8750457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5831329159842E+018">
                <text:p>1.5831329159842E+018</text:p>
              </table:table-cell>
              <table:table-cell office:value-type="float" office:value="154.006271362">
                <text:p>154.0062713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5831329160097E+018">
                <text:p>1.5831329160097E+018</text:p>
              </table:table-cell>
              <table:table-cell office:value-type="float" office:value="152.583206177">
                <text:p>152.5832061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58313291605713E+018">
                <text:p>1.58313291605713E+018</text:p>
              </table:table-cell>
              <table:table-cell office:value-type="float" office:value="146.038650513">
                <text:p>146.0386505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58313291608322E+018">
                <text:p>1.58313291608322E+018</text:p>
              </table:table-cell>
              <table:table-cell office:value-type="float" office:value="138.7837677">
                <text:p>138.78376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58313291613637E+018">
                <text:p>1.58313291613637E+018</text:p>
              </table:table-cell>
              <table:table-cell office:value-type="float" office:value="144.234603882">
                <text:p>144.2346038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58313291615651E+018">
                <text:p>1.58313291615651E+018</text:p>
              </table:table-cell>
              <table:table-cell office:value-type="float" office:value="146.370834351">
                <text:p>146.3708343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58313291618742E+018">
                <text:p>1.58313291618742E+018</text:p>
              </table:table-cell>
              <table:table-cell office:value-type="float" office:value="150.679855347">
                <text:p>150.67985534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58313291621389E+018">
                <text:p>1.58313291621389E+018</text:p>
              </table:table-cell>
              <table:table-cell office:value-type="float" office:value="146.023178101">
                <text:p>146.0231781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58313291624278E+018">
                <text:p>1.58313291624278E+018</text:p>
              </table:table-cell>
              <table:table-cell office:value-type="float" office:value="146.157455444">
                <text:p>146.1574554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58313291627218E+018">
                <text:p>1.58313291627218E+018</text:p>
              </table:table-cell>
              <table:table-cell office:value-type="float" office:value="150.341583252">
                <text:p>150.3415832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58313291630092E+018">
                <text:p>1.58313291630092E+018</text:p>
              </table:table-cell>
              <table:table-cell office:value-type="float" office:value="149.154968262">
                <text:p>149.15496826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58313291634479E+018">
                <text:p>1.58313291634479E+018</text:p>
              </table:table-cell>
              <table:table-cell office:value-type="float" office:value="152.679870605">
                <text:p>152.6798706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58313291637604E+018">
                <text:p>1.58313291637604E+018</text:p>
              </table:table-cell>
              <table:table-cell office:value-type="float" office:value="147.119644165">
                <text:p>147.1196441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58313291641837E+018">
                <text:p>1.58313291641837E+018</text:p>
              </table:table-cell>
              <table:table-cell office:value-type="float" office:value="149.756958008">
                <text:p>149.7569580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58313291644724E+018">
                <text:p>1.58313291644724E+018</text:p>
              </table:table-cell>
              <table:table-cell office:value-type="float" office:value="155.008071899">
                <text:p>155.0080718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58313291647704E+018">
                <text:p>1.58313291647704E+018</text:p>
              </table:table-cell>
              <table:table-cell office:value-type="float" office:value="151.068893433">
                <text:p>151.0688934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58313291651347E+018">
                <text:p>1.58313291651347E+018</text:p>
              </table:table-cell>
              <table:table-cell office:value-type="float" office:value="152.854751587">
                <text:p>152.8547515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58313291654419E+018">
                <text:p>1.58313291654419E+018</text:p>
              </table:table-cell>
              <table:table-cell office:value-type="float" office:value="151.003005981">
                <text:p>151.00300598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58313291658101E+018">
                <text:p>1.58313291658101E+018</text:p>
              </table:table-cell>
              <table:table-cell office:value-type="float" office:value="154.722366333">
                <text:p>154.722366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58313291661817E+018">
                <text:p>1.58313291661817E+018</text:p>
              </table:table-cell>
              <table:table-cell office:value-type="float" office:value="151.639190674">
                <text:p>151.6391906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58313291664333E+018">
                <text:p>1.58313291664333E+018</text:p>
              </table:table-cell>
              <table:table-cell office:value-type="float" office:value="147.502990723">
                <text:p>147.5029907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58313291667565E+018">
                <text:p>1.58313291667565E+018</text:p>
              </table:table-cell>
              <table:table-cell office:value-type="float" office:value="145.451461792">
                <text:p>145.4514617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58313291671485E+018">
                <text:p>1.58313291671485E+018</text:p>
              </table:table-cell>
              <table:table-cell office:value-type="float" office:value="147.882003784">
                <text:p>147.8820037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58313291673228E+018">
                <text:p>1.58313291673228E+018</text:p>
              </table:table-cell>
              <table:table-cell office:value-type="float" office:value="147.331420898">
                <text:p>147.3314208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58313291676916E+018">
                <text:p>1.58313291676916E+018</text:p>
              </table:table-cell>
              <table:table-cell office:value-type="float" office:value="146.551483154">
                <text:p>146.5514831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58313291679886E+018">
                <text:p>1.58313291679886E+018</text:p>
              </table:table-cell>
              <table:table-cell office:value-type="float" office:value="147.504394531">
                <text:p>147.5043945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58313291684177E+018">
                <text:p>1.58313291684177E+018</text:p>
              </table:table-cell>
              <table:table-cell office:value-type="float" office:value="148.288040161">
                <text:p>148.2880401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58313291688206E+018">
                <text:p>1.58313291688206E+018</text:p>
              </table:table-cell>
              <table:table-cell office:value-type="float" office:value="148.427825928">
                <text:p>148.4278259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58313291691726E+018">
                <text:p>1.58313291691726E+018</text:p>
              </table:table-cell>
              <table:table-cell office:value-type="float" office:value="147.886474609">
                <text:p>147.8864746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58313291694277E+018">
                <text:p>1.58313291694277E+018</text:p>
              </table:table-cell>
              <table:table-cell office:value-type="float" office:value="147.15524292">
                <text:p>147.155242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58313291696855E+018">
                <text:p>1.58313291696855E+018</text:p>
              </table:table-cell>
              <table:table-cell office:value-type="float" office:value="151.987197876">
                <text:p>151.9871978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58313291700097E+018">
                <text:p>1.58313291700097E+018</text:p>
              </table:table-cell>
              <table:table-cell office:value-type="float" office:value="149.116210938">
                <text:p>149.1162109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58313291703346E+018">
                <text:p>1.58313291703346E+018</text:p>
              </table:table-cell>
              <table:table-cell office:value-type="float" office:value="149.411010742">
                <text:p>149.41101074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58313291706798E+018">
                <text:p>1.58313291706798E+018</text:p>
              </table:table-cell>
              <table:table-cell office:value-type="float" office:value="148.767364502">
                <text:p>148.7673645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58313291710748E+018">
                <text:p>1.58313291710748E+018</text:p>
              </table:table-cell>
              <table:table-cell office:value-type="float" office:value="146.187973022">
                <text:p>146.1879730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58313291713762E+018">
                <text:p>1.58313291713762E+018</text:p>
              </table:table-cell>
              <table:table-cell office:value-type="float" office:value="146.801361084">
                <text:p>146.8013610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58313291717063E+018">
                <text:p>1.58313291717063E+018</text:p>
              </table:table-cell>
              <table:table-cell office:value-type="float" office:value="146.408279419">
                <text:p>146.4082794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58313291720708E+018">
                <text:p>1.58313291720708E+018</text:p>
              </table:table-cell>
              <table:table-cell office:value-type="float" office:value="148.202301025">
                <text:p>148.2023010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58313291723963E+018">
                <text:p>1.58313291723963E+018</text:p>
              </table:table-cell>
              <table:table-cell office:value-type="float" office:value="146.925186157">
                <text:p>146.9251861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58313291728422E+018">
                <text:p>1.58313291728422E+018</text:p>
              </table:table-cell>
              <table:table-cell office:value-type="float" office:value="146.796432495">
                <text:p>146.79643249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58313291731033E+018">
                <text:p>1.58313291731033E+018</text:p>
              </table:table-cell>
              <table:table-cell office:value-type="float" office:value="147.560684204">
                <text:p>147.5606842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58313291733908E+018">
                <text:p>1.58313291733908E+018</text:p>
              </table:table-cell>
              <table:table-cell office:value-type="float" office:value="147.852813721">
                <text:p>147.8528137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58313291737451E+018">
                <text:p>1.58313291737451E+018</text:p>
              </table:table-cell>
              <table:table-cell office:value-type="float" office:value="149.562850952">
                <text:p>149.5628509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58313291740731E+018">
                <text:p>1.58313291740731E+018</text:p>
              </table:table-cell>
              <table:table-cell office:value-type="float" office:value="149.795379639">
                <text:p>149.7953796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58313291744207E+018">
                <text:p>1.58313291744207E+018</text:p>
              </table:table-cell>
              <table:table-cell office:value-type="float" office:value="149.990600586">
                <text:p>149.99060058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58313291747504E+018">
                <text:p>1.58313291747504E+018</text:p>
              </table:table-cell>
              <table:table-cell office:value-type="float" office:value="149.578826904">
                <text:p>149.5788269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58313291750441E+018">
                <text:p>1.58313291750441E+018</text:p>
              </table:table-cell>
              <table:table-cell office:value-type="float" office:value="148.674026489">
                <text:p>148.6740264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58313291754256E+018">
                <text:p>1.58313291754256E+018</text:p>
              </table:table-cell>
              <table:table-cell office:value-type="float" office:value="147.182128906">
                <text:p>147.1821289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58313291757126E+018">
                <text:p>1.58313291757126E+018</text:p>
              </table:table-cell>
              <table:table-cell office:value-type="float" office:value="146.769104004">
                <text:p>146.7691040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58313291760463E+018">
                <text:p>1.58313291760463E+018</text:p>
              </table:table-cell>
              <table:table-cell office:value-type="float" office:value="146.730804443">
                <text:p>146.7308044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58313291763918E+018">
                <text:p>1.58313291763918E+018</text:p>
              </table:table-cell>
              <table:table-cell office:value-type="float" office:value="146.610702515">
                <text:p>146.6107025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58313291766936E+018">
                <text:p>1.58313291766936E+018</text:p>
              </table:table-cell>
              <table:table-cell office:value-type="float" office:value="146.61946106">
                <text:p>146.619461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58313291771065E+018">
                <text:p>1.58313291771065E+018</text:p>
              </table:table-cell>
              <table:table-cell office:value-type="float" office:value="148.768737793">
                <text:p>148.76873779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58313291773909E+018">
                <text:p>1.58313291773909E+018</text:p>
              </table:table-cell>
              <table:table-cell office:value-type="float" office:value="147.934646606">
                <text:p>147.9346466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58313291777399E+018">
                <text:p>1.58313291777399E+018</text:p>
              </table:table-cell>
              <table:table-cell office:value-type="float" office:value="145.983001709">
                <text:p>145.9830017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58313291780682E+018">
                <text:p>1.58313291780682E+018</text:p>
              </table:table-cell>
              <table:table-cell office:value-type="float" office:value="146.490692139">
                <text:p>146.4906921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58313291783668E+018">
                <text:p>1.58313291783668E+018</text:p>
              </table:table-cell>
              <table:table-cell office:value-type="float" office:value="146.79296875">
                <text:p>146.792968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58313291786994E+018">
                <text:p>1.58313291786994E+018</text:p>
              </table:table-cell>
              <table:table-cell office:value-type="float" office:value="147.756546021">
                <text:p>147.7565460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58313291790723E+018">
                <text:p>1.58313291790723E+018</text:p>
              </table:table-cell>
              <table:table-cell office:value-type="float" office:value="147.907043457">
                <text:p>147.90704345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58313291793852E+018">
                <text:p>1.58313291793852E+018</text:p>
              </table:table-cell>
              <table:table-cell office:value-type="float" office:value="148.597839355">
                <text:p>148.5978393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58313291797583E+018">
                <text:p>1.58313291797583E+018</text:p>
              </table:table-cell>
              <table:table-cell office:value-type="float" office:value="147.631988525">
                <text:p>147.6319885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58313291800668E+018">
                <text:p>1.58313291800668E+018</text:p>
              </table:table-cell>
              <table:table-cell office:value-type="float" office:value="150.328170776">
                <text:p>150.3281707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58313291805261E+018">
                <text:p>1.58313291805261E+018</text:p>
              </table:table-cell>
              <table:table-cell office:value-type="float" office:value="150.169448853">
                <text:p>150.1694488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58313291808453E+018">
                <text:p>1.58313291808453E+018</text:p>
              </table:table-cell>
              <table:table-cell office:value-type="float" office:value="150.142852783">
                <text:p>150.1428527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58313291810862E+018">
                <text:p>1.58313291810862E+018</text:p>
              </table:table-cell>
              <table:table-cell office:value-type="float" office:value="149.602264404">
                <text:p>149.6022644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58313291813343E+018">
                <text:p>1.58313291813343E+018</text:p>
              </table:table-cell>
              <table:table-cell office:value-type="float" office:value="148.030593872">
                <text:p>148.03059387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58313291816779E+018">
                <text:p>1.58313291816779E+018</text:p>
              </table:table-cell>
              <table:table-cell office:value-type="float" office:value="147.664169312">
                <text:p>147.6641693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58313291820082E+018">
                <text:p>1.58313291820082E+018</text:p>
              </table:table-cell>
              <table:table-cell office:value-type="float" office:value="146.413269043">
                <text:p>146.41326904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58313291823414E+018">
                <text:p>1.58313291823414E+018</text:p>
              </table:table-cell>
              <table:table-cell office:value-type="float" office:value="146.672241211">
                <text:p>146.6722412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58313291826839E+018">
                <text:p>1.58313291826839E+018</text:p>
              </table:table-cell>
              <table:table-cell office:value-type="float" office:value="147.392089844">
                <text:p>147.39208984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5831329183011E+018">
                <text:p>1.5831329183011E+018</text:p>
              </table:table-cell>
              <table:table-cell office:value-type="float" office:value="145.421722412">
                <text:p>145.4217224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5831329183355E+018">
                <text:p>1.5831329183355E+018</text:p>
              </table:table-cell>
              <table:table-cell office:value-type="float" office:value="146.086196899">
                <text:p>146.0861968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58313291836846E+018">
                <text:p>1.58313291836846E+018</text:p>
              </table:table-cell>
              <table:table-cell office:value-type="float" office:value="148.083297729">
                <text:p>148.0832977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58313291840167E+018">
                <text:p>1.58313291840167E+018</text:p>
              </table:table-cell>
              <table:table-cell office:value-type="float" office:value="151.011444092">
                <text:p>151.0114440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58313291843554E+018">
                <text:p>1.58313291843554E+018</text:p>
              </table:table-cell>
              <table:table-cell office:value-type="float" office:value="152.662063599">
                <text:p>152.6620635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58313291846805E+018">
                <text:p>1.58313291846805E+018</text:p>
              </table:table-cell>
              <table:table-cell office:value-type="float" office:value="156.186126709">
                <text:p>156.1861267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5831329185035E+018">
                <text:p>1.5831329185035E+018</text:p>
              </table:table-cell>
              <table:table-cell office:value-type="float" office:value="161.882614136">
                <text:p>161.8826141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58313291853883E+018">
                <text:p>1.58313291853883E+018</text:p>
              </table:table-cell>
              <table:table-cell office:value-type="float" office:value="175.134963989">
                <text:p>175.1349639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58313291856909E+018">
                <text:p>1.58313291856909E+018</text:p>
              </table:table-cell>
              <table:table-cell office:value-type="float" office:value="156.494750977">
                <text:p>156.49475097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58313291860122E+018">
                <text:p>1.58313291860122E+018</text:p>
              </table:table-cell>
              <table:table-cell office:value-type="float" office:value="170.991821289">
                <text:p>170.9918212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58313291863483E+018">
                <text:p>1.58313291863483E+018</text:p>
              </table:table-cell>
              <table:table-cell office:value-type="float" office:value="162.13168335">
                <text:p>162.131683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58313291866954E+018">
                <text:p>1.58313291866954E+018</text:p>
              </table:table-cell>
              <table:table-cell office:value-type="float" office:value="161.015380859">
                <text:p>161.01538085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58313291870228E+018">
                <text:p>1.58313291870228E+018</text:p>
              </table:table-cell>
              <table:table-cell office:value-type="float" office:value="152.378875732">
                <text:p>152.3788757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58313291875909E+018">
                <text:p>1.58313291875909E+018</text:p>
              </table:table-cell>
              <table:table-cell office:value-type="float" office:value="154.109970093">
                <text:p>154.10997009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58313291878447E+018">
                <text:p>1.58313291878447E+018</text:p>
              </table:table-cell>
              <table:table-cell office:value-type="float" office:value="152.584854126">
                <text:p>152.5848541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58313291880259E+018">
                <text:p>1.58313291880259E+018</text:p>
              </table:table-cell>
              <table:table-cell office:value-type="float" office:value="153.941986084">
                <text:p>153.94198608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58313291884785E+018">
                <text:p>1.58313291884785E+018</text:p>
              </table:table-cell>
              <table:table-cell office:value-type="float" office:value="157.149139404">
                <text:p>157.1491394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5831329188819E+018">
                <text:p>1.5831329188819E+018</text:p>
              </table:table-cell>
              <table:table-cell office:value-type="float" office:value="156.856307983">
                <text:p>156.8563079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58313291891179E+018">
                <text:p>1.58313291891179E+018</text:p>
              </table:table-cell>
              <table:table-cell office:value-type="float" office:value="163.811401367">
                <text:p>163.8114013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58313291893859E+018">
                <text:p>1.58313291893859E+018</text:p>
              </table:table-cell>
              <table:table-cell office:value-type="float" office:value="152.424621582">
                <text:p>152.42462158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58313291897802E+018">
                <text:p>1.58313291897802E+018</text:p>
              </table:table-cell>
              <table:table-cell office:value-type="float" office:value="150.357391357">
                <text:p>150.35739135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58313291900429E+018">
                <text:p>1.58313291900429E+018</text:p>
              </table:table-cell>
              <table:table-cell office:value-type="float" office:value="153.639953613">
                <text:p>153.6399536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58313291903838E+018">
                <text:p>1.58313291903838E+018</text:p>
              </table:table-cell>
              <table:table-cell office:value-type="float" office:value="155.975036621">
                <text:p>155.9750366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58313291907097E+018">
                <text:p>1.58313291907097E+018</text:p>
              </table:table-cell>
              <table:table-cell office:value-type="float" office:value="150.512710571">
                <text:p>150.5127105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58313291910698E+018">
                <text:p>1.58313291910698E+018</text:p>
              </table:table-cell>
              <table:table-cell office:value-type="float" office:value="155.952697754">
                <text:p>155.95269775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5831329191386E+018">
                <text:p>1.5831329191386E+018</text:p>
              </table:table-cell>
              <table:table-cell office:value-type="float" office:value="163.613342285">
                <text:p>163.61334228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5831329192016E+018">
                <text:p>1.5831329192016E+018</text:p>
              </table:table-cell>
              <table:table-cell office:value-type="float" office:value="163.397857666">
                <text:p>163.3978576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58313291921746E+018">
                <text:p>1.58313291921746E+018</text:p>
              </table:table-cell>
              <table:table-cell office:value-type="float" office:value="150.947998047">
                <text:p>150.9479980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58313291925702E+018">
                <text:p>1.58313291925702E+018</text:p>
              </table:table-cell>
              <table:table-cell office:value-type="float" office:value="153.891906738">
                <text:p>153.8919067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58313291927997E+018">
                <text:p>1.58313291927997E+018</text:p>
              </table:table-cell>
              <table:table-cell office:value-type="float" office:value="155.741073608">
                <text:p>155.7410736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58313291930009E+018">
                <text:p>1.58313291930009E+018</text:p>
              </table:table-cell>
              <table:table-cell office:value-type="float" office:value="160.875045776">
                <text:p>160.8750457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58313291933908E+018">
                <text:p>1.58313291933908E+018</text:p>
              </table:table-cell>
              <table:table-cell office:value-type="float" office:value="154.612960815">
                <text:p>154.6129608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58313291937064E+018">
                <text:p>1.58313291937064E+018</text:p>
              </table:table-cell>
              <table:table-cell office:value-type="float" office:value="158.343994141">
                <text:p>158.3439941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58313291940216E+018">
                <text:p>1.58313291940216E+018</text:p>
              </table:table-cell>
              <table:table-cell office:value-type="float" office:value="161.810836792">
                <text:p>161.8108367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58313291943643E+018">
                <text:p>1.58313291943643E+018</text:p>
              </table:table-cell>
              <table:table-cell office:value-type="float" office:value="160.417388916">
                <text:p>160.4173889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58313291946933E+018">
                <text:p>1.58313291946933E+018</text:p>
              </table:table-cell>
              <table:table-cell office:value-type="float" office:value="161.349700928">
                <text:p>161.3497009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58313291950409E+018">
                <text:p>1.58313291950409E+018</text:p>
              </table:table-cell>
              <table:table-cell office:value-type="float" office:value="161.115005493">
                <text:p>161.1150054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58313291954287E+018">
                <text:p>1.58313291954287E+018</text:p>
              </table:table-cell>
              <table:table-cell office:value-type="float" office:value="151.484832764">
                <text:p>151.4848327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58313291957309E+018">
                <text:p>1.58313291957309E+018</text:p>
              </table:table-cell>
              <table:table-cell office:value-type="float" office:value="161.51612854">
                <text:p>161.516128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58313291960632E+018">
                <text:p>1.58313291960632E+018</text:p>
              </table:table-cell>
              <table:table-cell office:value-type="float" office:value="162.787368774">
                <text:p>162.78736877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58313291963629E+018">
                <text:p>1.58313291963629E+018</text:p>
              </table:table-cell>
              <table:table-cell office:value-type="float" office:value="163.242141724">
                <text:p>163.2421417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58313291967037E+018">
                <text:p>1.58313291967037E+018</text:p>
              </table:table-cell>
              <table:table-cell office:value-type="float" office:value="157.147994995">
                <text:p>157.1479949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58313291970399E+018">
                <text:p>1.58313291970399E+018</text:p>
              </table:table-cell>
              <table:table-cell office:value-type="float" office:value="156.346832275">
                <text:p>156.3468322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58313291973639E+018">
                <text:p>1.58313291973639E+018</text:p>
              </table:table-cell>
              <table:table-cell office:value-type="float" office:value="152.391326904">
                <text:p>152.3913269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58313291977815E+018">
                <text:p>1.58313291977815E+018</text:p>
              </table:table-cell>
              <table:table-cell office:value-type="float" office:value="151.061752319">
                <text:p>151.0617523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58313291980447E+018">
                <text:p>1.58313291980447E+018</text:p>
              </table:table-cell>
              <table:table-cell office:value-type="float" office:value="148.415267944">
                <text:p>148.41526794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58313291984199E+018">
                <text:p>1.58313291984199E+018</text:p>
              </table:table-cell>
              <table:table-cell office:value-type="float" office:value="151.045700073">
                <text:p>151.04570007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58313291987467E+018">
                <text:p>1.58313291987467E+018</text:p>
              </table:table-cell>
              <table:table-cell office:value-type="float" office:value="152.335327148">
                <text:p>152.33532714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5831329199043E+018">
                <text:p>1.5831329199043E+018</text:p>
              </table:table-cell>
              <table:table-cell office:value-type="float" office:value="149.690139771">
                <text:p>149.69013977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58313291993661E+018">
                <text:p>1.58313291993661E+018</text:p>
              </table:table-cell>
              <table:table-cell office:value-type="float" office:value="148.862442017">
                <text:p>148.8624420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5831329199752E+018">
                <text:p>1.5831329199752E+018</text:p>
              </table:table-cell>
              <table:table-cell office:value-type="float" office:value="149.184753418">
                <text:p>149.1847534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58313292000306E+018">
                <text:p>1.58313292000306E+018</text:p>
              </table:table-cell>
              <table:table-cell office:value-type="float" office:value="151.175216675">
                <text:p>151.1752166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58313292003606E+018">
                <text:p>1.58313292003606E+018</text:p>
              </table:table-cell>
              <table:table-cell office:value-type="float" office:value="150.678878784">
                <text:p>150.6788787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58313292006971E+018">
                <text:p>1.58313292006971E+018</text:p>
              </table:table-cell>
              <table:table-cell office:value-type="float" office:value="150.990509033">
                <text:p>150.99050903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58313292010213E+018">
                <text:p>1.58313292010213E+018</text:p>
              </table:table-cell>
              <table:table-cell office:value-type="float" office:value="149.042160034">
                <text:p>149.0421600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58313292013725E+018">
                <text:p>1.58313292013725E+018</text:p>
              </table:table-cell>
              <table:table-cell office:value-type="float" office:value="148.749282837">
                <text:p>148.7492828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58313292017044E+018">
                <text:p>1.58313292017044E+018</text:p>
              </table:table-cell>
              <table:table-cell office:value-type="float" office:value="148.918563843">
                <text:p>148.91856384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58313292020547E+018">
                <text:p>1.58313292020547E+018</text:p>
              </table:table-cell>
              <table:table-cell office:value-type="float" office:value="147.961715698">
                <text:p>147.9617156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58313292023585E+018">
                <text:p>1.58313292023585E+018</text:p>
              </table:table-cell>
              <table:table-cell office:value-type="float" office:value="153.127334595">
                <text:p>153.1273345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58313292026866E+018">
                <text:p>1.58313292026866E+018</text:p>
              </table:table-cell>
              <table:table-cell office:value-type="float" office:value="148.088317871">
                <text:p>148.0883178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5831329203017E+018">
                <text:p>1.5831329203017E+018</text:p>
              </table:table-cell>
              <table:table-cell office:value-type="float" office:value="151.266845703">
                <text:p>151.2668457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58313292033412E+018">
                <text:p>1.58313292033412E+018</text:p>
              </table:table-cell>
              <table:table-cell office:value-type="float" office:value="150.207504272">
                <text:p>150.2075042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58313292036732E+018">
                <text:p>1.58313292036732E+018</text:p>
              </table:table-cell>
              <table:table-cell office:value-type="float" office:value="149.018081665">
                <text:p>149.01808166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5831329204024E+018">
                <text:p>1.5831329204024E+018</text:p>
              </table:table-cell>
              <table:table-cell office:value-type="float" office:value="153.116638184">
                <text:p>153.1166381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58313292043335E+018">
                <text:p>1.58313292043335E+018</text:p>
              </table:table-cell>
              <table:table-cell office:value-type="float" office:value="148.861099243">
                <text:p>148.8610992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58313292047001E+018">
                <text:p>1.58313292047001E+018</text:p>
              </table:table-cell>
              <table:table-cell office:value-type="float" office:value="150.422286987">
                <text:p>150.42228698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58313292050696E+018">
                <text:p>1.58313292050696E+018</text:p>
              </table:table-cell>
              <table:table-cell office:value-type="float" office:value="146.205169678">
                <text:p>146.20516967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58313292053574E+018">
                <text:p>1.58313292053574E+018</text:p>
              </table:table-cell>
              <table:table-cell office:value-type="float" office:value="152.664337158">
                <text:p>152.66433715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58313292056937E+018">
                <text:p>1.58313292056937E+018</text:p>
              </table:table-cell>
              <table:table-cell office:value-type="float" office:value="158.81072998">
                <text:p>158.810729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58313292060098E+018">
                <text:p>1.58313292060098E+018</text:p>
              </table:table-cell>
              <table:table-cell office:value-type="float" office:value="152.773956299">
                <text:p>152.7739562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58313292063625E+018">
                <text:p>1.58313292063625E+018</text:p>
              </table:table-cell>
              <table:table-cell office:value-type="float" office:value="149.721588135">
                <text:p>149.72158813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58313292067742E+018">
                <text:p>1.58313292067742E+018</text:p>
              </table:table-cell>
              <table:table-cell office:value-type="float" office:value="160.729751587">
                <text:p>160.7297515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58313292070583E+018">
                <text:p>1.58313292070583E+018</text:p>
              </table:table-cell>
              <table:table-cell office:value-type="float" office:value="160.371337891">
                <text:p>160.3713378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58313292073938E+018">
                <text:p>1.58313292073938E+018</text:p>
              </table:table-cell>
              <table:table-cell office:value-type="float" office:value="149.780563354">
                <text:p>149.7805633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58313292076737E+018">
                <text:p>1.58313292076737E+018</text:p>
              </table:table-cell>
              <table:table-cell office:value-type="float" office:value="150.007980347">
                <text:p>150.0079803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5831329208054E+018">
                <text:p>1.5831329208054E+018</text:p>
              </table:table-cell>
              <table:table-cell office:value-type="float" office:value="161.384246826">
                <text:p>161.38424682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58313292083396E+018">
                <text:p>1.58313292083396E+018</text:p>
              </table:table-cell>
              <table:table-cell office:value-type="float" office:value="159.847793579">
                <text:p>159.8477935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58313292086853E+018">
                <text:p>1.58313292086853E+018</text:p>
              </table:table-cell>
              <table:table-cell office:value-type="float" office:value="160.004241943">
                <text:p>160.00424194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58313292090294E+018">
                <text:p>1.58313292090294E+018</text:p>
              </table:table-cell>
              <table:table-cell office:value-type="float" office:value="146.233825684">
                <text:p>146.23382568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58313292093571E+018">
                <text:p>1.58313292093571E+018</text:p>
              </table:table-cell>
              <table:table-cell office:value-type="float" office:value="150.13420105">
                <text:p>150.134201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58313292096779E+018">
                <text:p>1.58313292096779E+018</text:p>
              </table:table-cell>
              <table:table-cell office:value-type="float" office:value="150.737121582">
                <text:p>150.73712158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58313292100511E+018">
                <text:p>1.58313292100511E+018</text:p>
              </table:table-cell>
              <table:table-cell office:value-type="float" office:value="154.754318237">
                <text:p>154.7543182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58313292104091E+018">
                <text:p>1.58313292104091E+018</text:p>
              </table:table-cell>
              <table:table-cell office:value-type="float" office:value="160.872528076">
                <text:p>160.87252807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58313292108026E+018">
                <text:p>1.58313292108026E+018</text:p>
              </table:table-cell>
              <table:table-cell office:value-type="float" office:value="159.474716187">
                <text:p>159.4747161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58313292111431E+018">
                <text:p>1.58313292111431E+018</text:p>
              </table:table-cell>
              <table:table-cell office:value-type="float" office:value="155.453475952">
                <text:p>155.4534759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58313292113826E+018">
                <text:p>1.58313292113826E+018</text:p>
              </table:table-cell>
              <table:table-cell office:value-type="float" office:value="153.784210205">
                <text:p>153.7842102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58313292117087E+018">
                <text:p>1.58313292117087E+018</text:p>
              </table:table-cell>
              <table:table-cell office:value-type="float" office:value="153.124908447">
                <text:p>153.12490844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58313292120262E+018">
                <text:p>1.58313292120262E+018</text:p>
              </table:table-cell>
              <table:table-cell office:value-type="float" office:value="147.717071533">
                <text:p>147.7170715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58313292123927E+018">
                <text:p>1.58313292123927E+018</text:p>
              </table:table-cell>
              <table:table-cell office:value-type="float" office:value="148.565063477">
                <text:p>148.56506347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58313292127024E+018">
                <text:p>1.58313292127024E+018</text:p>
              </table:table-cell>
              <table:table-cell office:value-type="float" office:value="147.194885254">
                <text:p>147.19488525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58313292130371E+018">
                <text:p>1.58313292130371E+018</text:p>
              </table:table-cell>
              <table:table-cell office:value-type="float" office:value="163.061981201">
                <text:p>163.06198120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58313292133509E+018">
                <text:p>1.58313292133509E+018</text:p>
              </table:table-cell>
              <table:table-cell office:value-type="float" office:value="147.681381226">
                <text:p>147.68138122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58313292137259E+018">
                <text:p>1.58313292137259E+018</text:p>
              </table:table-cell>
              <table:table-cell office:value-type="float" office:value="144.114852905">
                <text:p>144.1148529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58313292140149E+018">
                <text:p>1.58313292140149E+018</text:p>
              </table:table-cell>
              <table:table-cell office:value-type="float" office:value="146.682861328">
                <text:p>146.6828613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58313292145075E+018">
                <text:p>1.58313292145075E+018</text:p>
              </table:table-cell>
              <table:table-cell office:value-type="float" office:value="146.653396606">
                <text:p>146.6533966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58313292148618E+018">
                <text:p>1.58313292148618E+018</text:p>
              </table:table-cell>
              <table:table-cell office:value-type="float" office:value="144.01713562">
                <text:p>144.0171356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58313292151579E+018">
                <text:p>1.58313292151579E+018</text:p>
              </table:table-cell>
              <table:table-cell office:value-type="float" office:value="147.407974243">
                <text:p>147.40797424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58313292153379E+018">
                <text:p>1.58313292153379E+018</text:p>
              </table:table-cell>
              <table:table-cell office:value-type="float" office:value="155.925125122">
                <text:p>155.9251251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58313292157887E+018">
                <text:p>1.58313292157887E+018</text:p>
              </table:table-cell>
              <table:table-cell office:value-type="float" office:value="164.87991333">
                <text:p>164.879913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58313292161344E+018">
                <text:p>1.58313292161344E+018</text:p>
              </table:table-cell>
              <table:table-cell office:value-type="float" office:value="145.848052979">
                <text:p>145.84805297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58313292164841E+018">
                <text:p>1.58313292164841E+018</text:p>
              </table:table-cell>
              <table:table-cell office:value-type="float" office:value="149.540725708">
                <text:p>149.54072570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58313292167292E+018">
                <text:p>1.58313292167292E+018</text:p>
              </table:table-cell>
              <table:table-cell office:value-type="float" office:value="145.831130981">
                <text:p>145.83113098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58313292170432E+018">
                <text:p>1.58313292170432E+018</text:p>
              </table:table-cell>
              <table:table-cell office:value-type="float" office:value="145.233474731">
                <text:p>145.23347473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58313292173777E+018">
                <text:p>1.58313292173777E+018</text:p>
              </table:table-cell>
              <table:table-cell office:value-type="float" office:value="154.971389771">
                <text:p>154.9713897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5831329217732E+018">
                <text:p>1.5831329217732E+018</text:p>
              </table:table-cell>
              <table:table-cell office:value-type="float" office:value="146.306793213">
                <text:p>146.3067932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58313292180569E+018">
                <text:p>1.58313292180569E+018</text:p>
              </table:table-cell>
              <table:table-cell office:value-type="float" office:value="148.627975464">
                <text:p>148.6279754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5831329218355E+018">
                <text:p>1.5831329218355E+018</text:p>
              </table:table-cell>
              <table:table-cell office:value-type="float" office:value="144.470306396">
                <text:p>144.4703063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58313292187425E+018">
                <text:p>1.58313292187425E+018</text:p>
              </table:table-cell>
              <table:table-cell office:value-type="float" office:value="146.348907471">
                <text:p>146.34890747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58313292190494E+018">
                <text:p>1.58313292190494E+018</text:p>
              </table:table-cell>
              <table:table-cell office:value-type="float" office:value="142.174194336">
                <text:p>142.17419433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58313292194893E+018">
                <text:p>1.58313292194893E+018</text:p>
              </table:table-cell>
              <table:table-cell office:value-type="float" office:value="145.712417603">
                <text:p>145.71241760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58313292198042E+018">
                <text:p>1.58313292198042E+018</text:p>
              </table:table-cell>
              <table:table-cell office:value-type="float" office:value="145.297470093">
                <text:p>145.29747009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58313292200313E+018">
                <text:p>1.58313292200313E+018</text:p>
              </table:table-cell>
              <table:table-cell office:value-type="float" office:value="146.037780762">
                <text:p>146.0377807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58313292203992E+018">
                <text:p>1.58313292203992E+018</text:p>
              </table:table-cell>
              <table:table-cell office:value-type="float" office:value="151.377227783">
                <text:p>151.37722778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58313292207167E+018">
                <text:p>1.58313292207167E+018</text:p>
              </table:table-cell>
              <table:table-cell office:value-type="float" office:value="157.826812744">
                <text:p>157.8268127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58313292210384E+018">
                <text:p>1.58313292210384E+018</text:p>
              </table:table-cell>
              <table:table-cell office:value-type="float" office:value="168.295303345">
                <text:p>168.29530334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58313292213578E+018">
                <text:p>1.58313292213578E+018</text:p>
              </table:table-cell>
              <table:table-cell office:value-type="float" office:value="170.708831787">
                <text:p>170.7088317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58313292217067E+018">
                <text:p>1.58313292217067E+018</text:p>
              </table:table-cell>
              <table:table-cell office:value-type="float" office:value="163.90032959">
                <text:p>163.9003295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58313292221118E+018">
                <text:p>1.58313292221118E+018</text:p>
              </table:table-cell>
              <table:table-cell office:value-type="float" office:value="156.047546387">
                <text:p>156.0475463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5831329222423E+018">
                <text:p>1.5831329222423E+018</text:p>
              </table:table-cell>
              <table:table-cell office:value-type="float" office:value="153.345046997">
                <text:p>153.3450469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58313292227363E+018">
                <text:p>1.58313292227363E+018</text:p>
              </table:table-cell>
              <table:table-cell office:value-type="float" office:value="155.611557007">
                <text:p>155.61155700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58313292230696E+018">
                <text:p>1.58313292230696E+018</text:p>
              </table:table-cell>
              <table:table-cell office:value-type="float" office:value="134.113952637">
                <text:p>134.11395263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58313292233595E+018">
                <text:p>1.58313292233595E+018</text:p>
              </table:table-cell>
              <table:table-cell office:value-type="float" office:value="117.737640381">
                <text:p>117.73764038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58313292236909E+018">
                <text:p>1.58313292236909E+018</text:p>
              </table:table-cell>
              <table:table-cell office:value-type="float" office:value="128.136245728">
                <text:p>128.1362457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58313292240122E+018">
                <text:p>1.58313292240122E+018</text:p>
              </table:table-cell>
              <table:table-cell office:value-type="float" office:value="133.109786987">
                <text:p>133.1097869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58313292243516E+018">
                <text:p>1.58313292243516E+018</text:p>
              </table:table-cell>
              <table:table-cell office:value-type="float" office:value="136.146057129">
                <text:p>136.1460571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58313292246818E+018">
                <text:p>1.58313292246818E+018</text:p>
              </table:table-cell>
              <table:table-cell office:value-type="float" office:value="140.448486328">
                <text:p>140.4484863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5831329225021E+018">
                <text:p>1.5831329225021E+018</text:p>
              </table:table-cell>
              <table:table-cell office:value-type="float" office:value="147.043228149">
                <text:p>147.0432281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58313292253981E+018">
                <text:p>1.58313292253981E+018</text:p>
              </table:table-cell>
              <table:table-cell office:value-type="float" office:value="151.362609863">
                <text:p>151.3626098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58313292257201E+018">
                <text:p>1.58313292257201E+018</text:p>
              </table:table-cell>
              <table:table-cell office:value-type="float" office:value="152.017303467">
                <text:p>152.0173034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58313292260919E+018">
                <text:p>1.58313292260919E+018</text:p>
              </table:table-cell>
              <table:table-cell office:value-type="float" office:value="149.726379395">
                <text:p>149.7263793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5831329226373E+018">
                <text:p>1.5831329226373E+018</text:p>
              </table:table-cell>
              <table:table-cell office:value-type="float" office:value="148.407806396">
                <text:p>148.4078063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58313292267171E+018">
                <text:p>1.58313292267171E+018</text:p>
              </table:table-cell>
              <table:table-cell office:value-type="float" office:value="151.165267944">
                <text:p>151.1652679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58313292270606E+018">
                <text:p>1.58313292270606E+018</text:p>
              </table:table-cell>
              <table:table-cell office:value-type="float" office:value="157.698913574">
                <text:p>157.69891357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58313292273738E+018">
                <text:p>1.58313292273738E+018</text:p>
              </table:table-cell>
              <table:table-cell office:value-type="float" office:value="154.821685791">
                <text:p>154.8216857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58313292276886E+018">
                <text:p>1.58313292276886E+018</text:p>
              </table:table-cell>
              <table:table-cell office:value-type="float" office:value="151.559341431">
                <text:p>151.55934143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5831329228047E+018">
                <text:p>1.5831329228047E+018</text:p>
              </table:table-cell>
              <table:table-cell office:value-type="float" office:value="151.109710693">
                <text:p>151.1097106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5831329228395E+018">
                <text:p>1.5831329228395E+018</text:p>
              </table:table-cell>
              <table:table-cell office:value-type="float" office:value="134.973724365">
                <text:p>134.97372436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58313292286966E+018">
                <text:p>1.58313292286966E+018</text:p>
              </table:table-cell>
              <table:table-cell office:value-type="float" office:value="149.82800293">
                <text:p>149.8280029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58313292290018E+018">
                <text:p>1.58313292290018E+018</text:p>
              </table:table-cell>
              <table:table-cell office:value-type="float" office:value="151.538467407">
                <text:p>151.5384674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5831329229392E+018">
                <text:p>1.5831329229392E+018</text:p>
              </table:table-cell>
              <table:table-cell office:value-type="float" office:value="153.640914917">
                <text:p>153.6409149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58313292297129E+018">
                <text:p>1.58313292297129E+018</text:p>
              </table:table-cell>
              <table:table-cell office:value-type="float" office:value="143.74559021">
                <text:p>143.7455902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58313292301269E+018">
                <text:p>1.58313292301269E+018</text:p>
              </table:table-cell>
              <table:table-cell office:value-type="float" office:value="153.68598938">
                <text:p>153.6859893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58313292303447E+018">
                <text:p>1.58313292303447E+018</text:p>
              </table:table-cell>
              <table:table-cell office:value-type="float" office:value="144.586608887">
                <text:p>144.58660888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58313292306955E+018">
                <text:p>1.58313292306955E+018</text:p>
              </table:table-cell>
              <table:table-cell office:value-type="float" office:value="143.905548096">
                <text:p>143.9055480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58313292310038E+018">
                <text:p>1.58313292310038E+018</text:p>
              </table:table-cell>
              <table:table-cell office:value-type="float" office:value="149.315139771">
                <text:p>149.3151397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58313292313767E+018">
                <text:p>1.58313292313767E+018</text:p>
              </table:table-cell>
              <table:table-cell office:value-type="float" office:value="149.003250122">
                <text:p>149.0032501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58313292317345E+018">
                <text:p>1.58313292317345E+018</text:p>
              </table:table-cell>
              <table:table-cell office:value-type="float" office:value="146.430908203">
                <text:p>146.43090820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58313292320547E+018">
                <text:p>1.58313292320547E+018</text:p>
              </table:table-cell>
              <table:table-cell office:value-type="float" office:value="144.095840454">
                <text:p>144.09584045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58313292323713E+018">
                <text:p>1.58313292323713E+018</text:p>
              </table:table-cell>
              <table:table-cell office:value-type="float" office:value="136.256774902">
                <text:p>136.2567749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58313292326893E+018">
                <text:p>1.58313292326893E+018</text:p>
              </table:table-cell>
              <table:table-cell office:value-type="float" office:value="138.79725647">
                <text:p>138.797256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58313292330456E+018">
                <text:p>1.58313292330456E+018</text:p>
              </table:table-cell>
              <table:table-cell office:value-type="float" office:value="141.139328003">
                <text:p>141.1393280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58313292333857E+018">
                <text:p>1.58313292333857E+018</text:p>
              </table:table-cell>
              <table:table-cell office:value-type="float" office:value="146.814071655">
                <text:p>146.8140716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58313292337221E+018">
                <text:p>1.58313292337221E+018</text:p>
              </table:table-cell>
              <table:table-cell office:value-type="float" office:value="147.451156616">
                <text:p>147.4511566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58313292340605E+018">
                <text:p>1.58313292340605E+018</text:p>
              </table:table-cell>
              <table:table-cell office:value-type="float" office:value="147.039291382">
                <text:p>147.03929138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58313292343701E+018">
                <text:p>1.58313292343701E+018</text:p>
              </table:table-cell>
              <table:table-cell office:value-type="float" office:value="146.505661011">
                <text:p>146.5056610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58313292347733E+018">
                <text:p>1.58313292347733E+018</text:p>
              </table:table-cell>
              <table:table-cell office:value-type="float" office:value="145.621032715">
                <text:p>145.6210327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5831329235016E+018">
                <text:p>1.5831329235016E+018</text:p>
              </table:table-cell>
              <table:table-cell office:value-type="float" office:value="143.213943481">
                <text:p>143.21394348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58313292353646E+018">
                <text:p>1.58313292353646E+018</text:p>
              </table:table-cell>
              <table:table-cell office:value-type="float" office:value="138.021148682">
                <text:p>138.02114868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58313292357018E+018">
                <text:p>1.58313292357018E+018</text:p>
              </table:table-cell>
              <table:table-cell office:value-type="float" office:value="139.506271362">
                <text:p>139.5062713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58313292360361E+018">
                <text:p>1.58313292360361E+018</text:p>
              </table:table-cell>
              <table:table-cell office:value-type="float" office:value="144.685836792">
                <text:p>144.6858367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58313292363455E+018">
                <text:p>1.58313292363455E+018</text:p>
              </table:table-cell>
              <table:table-cell office:value-type="float" office:value="150.792877197">
                <text:p>150.7928771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5831329236688E+018">
                <text:p>1.5831329236688E+018</text:p>
              </table:table-cell>
              <table:table-cell office:value-type="float" office:value="148.591766357">
                <text:p>148.5917663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58313292370116E+018">
                <text:p>1.58313292370116E+018</text:p>
              </table:table-cell>
              <table:table-cell office:value-type="float" office:value="149.558410645">
                <text:p>149.5584106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58313292375202E+018">
                <text:p>1.58313292375202E+018</text:p>
              </table:table-cell>
              <table:table-cell office:value-type="float" office:value="153.376205444">
                <text:p>153.37620544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58313292377344E+018">
                <text:p>1.58313292377344E+018</text:p>
              </table:table-cell>
              <table:table-cell office:value-type="float" office:value="150.812026978">
                <text:p>150.81202697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58313292380468E+018">
                <text:p>1.58313292380468E+018</text:p>
              </table:table-cell>
              <table:table-cell office:value-type="float" office:value="153.336120605">
                <text:p>153.33612060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5831329238388E+018">
                <text:p>1.5831329238388E+018</text:p>
              </table:table-cell>
              <table:table-cell office:value-type="float" office:value="159.919464111">
                <text:p>159.9194641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58313292387093E+018">
                <text:p>1.58313292387093E+018</text:p>
              </table:table-cell>
              <table:table-cell office:value-type="float" office:value="156.649139404">
                <text:p>156.64913940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58313292391106E+018">
                <text:p>1.58313292391106E+018</text:p>
              </table:table-cell>
              <table:table-cell office:value-type="float" office:value="152.91015625">
                <text:p>152.910156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58313292393868E+018">
                <text:p>1.58313292393868E+018</text:p>
              </table:table-cell>
              <table:table-cell office:value-type="float" office:value="153.174713135">
                <text:p>153.1747131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58313292397244E+018">
                <text:p>1.58313292397244E+018</text:p>
              </table:table-cell>
              <table:table-cell office:value-type="float" office:value="152.958892822">
                <text:p>152.95889282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583132924003E+018">
                <text:p>1.583132924003E+018</text:p>
              </table:table-cell>
              <table:table-cell office:value-type="float" office:value="152.449951172">
                <text:p>152.4499511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58313292403532E+018">
                <text:p>1.58313292403532E+018</text:p>
              </table:table-cell>
              <table:table-cell office:value-type="float" office:value="147.300857544">
                <text:p>147.3008575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5831329240838E+018">
                <text:p>1.5831329240838E+018</text:p>
              </table:table-cell>
              <table:table-cell office:value-type="float" office:value="147.185791016">
                <text:p>147.1857910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58313292410395E+018">
                <text:p>1.58313292410395E+018</text:p>
              </table:table-cell>
              <table:table-cell office:value-type="float" office:value="120.649528503">
                <text:p>120.6495285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58313292414737E+018">
                <text:p>1.58313292414737E+018</text:p>
              </table:table-cell>
              <table:table-cell office:value-type="float" office:value="134.114837646">
                <text:p>134.11483764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58313292417875E+018">
                <text:p>1.58313292417875E+018</text:p>
              </table:table-cell>
              <table:table-cell office:value-type="float" office:value="125.874916077">
                <text:p>125.8749160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58313292421418E+018">
                <text:p>1.58313292421418E+018</text:p>
              </table:table-cell>
              <table:table-cell office:value-type="float" office:value="138.929534912">
                <text:p>138.9295349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58313292423758E+018">
                <text:p>1.58313292423758E+018</text:p>
              </table:table-cell>
              <table:table-cell office:value-type="float" office:value="139.15574646">
                <text:p>139.155746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58313292427419E+018">
                <text:p>1.58313292427419E+018</text:p>
              </table:table-cell>
              <table:table-cell office:value-type="float" office:value="138.542221069">
                <text:p>138.54222106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58313292430659E+018">
                <text:p>1.58313292430659E+018</text:p>
              </table:table-cell>
              <table:table-cell office:value-type="float" office:value="143.452926636">
                <text:p>143.45292663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58313292433979E+018">
                <text:p>1.58313292433979E+018</text:p>
              </table:table-cell>
              <table:table-cell office:value-type="float" office:value="151.661605835">
                <text:p>151.66160583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58313292437079E+018">
                <text:p>1.58313292437079E+018</text:p>
              </table:table-cell>
              <table:table-cell office:value-type="float" office:value="155.255828857">
                <text:p>155.2558288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58313292440455E+018">
                <text:p>1.5831329244045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58313292443816E+018">
                <text:p>1.58313292443816E+018</text:p>
              </table:table-cell>
              <table:table-cell office:value-type="float" office:value="3.64108133316">
                <text:p>3.641081333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58313292448606E+018">
                <text:p>1.5831329244860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58313292451563E+018">
                <text:p>1.5831329245156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58313292454188E+018">
                <text:p>1.5831329245418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58313292457034E+018">
                <text:p>1.5831329245703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58313292461045E+018">
                <text:p>1.5831329246104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5831329246514E+018">
                <text:p>1.583132924651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58313292467862E+018">
                <text:p>1.5831329246786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58313292471338E+018">
                <text:p>1.5831329247133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58313292473885E+018">
                <text:p>1.5831329247388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58313292476966E+018">
                <text:p>1.5831329247696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58313292480255E+018">
                <text:p>1.5831329248025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58313292483818E+018">
                <text:p>1.5831329248381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58313292487208E+018">
                <text:p>1.5831329248720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58313292491163E+018">
                <text:p>1.5831329249116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58313292493963E+018">
                <text:p>1.5831329249396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58313292497368E+018">
                <text:p>1.58313292497368E+018</text:p>
              </table:table-cell>
              <table:table-cell office:value-type="float" office:value="219.727035522">
                <text:p>219.72703552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58313292500565E+018">
                <text:p>1.58313292500565E+018</text:p>
              </table:table-cell>
              <table:table-cell office:value-type="float" office:value="132.467498779">
                <text:p>132.46749877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58313292504979E+018">
                <text:p>1.58313292504979E+018</text:p>
              </table:table-cell>
              <table:table-cell office:value-type="float" office:value="133.597793579">
                <text:p>133.59779357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58313292507319E+018">
                <text:p>1.58313292507319E+018</text:p>
              </table:table-cell>
              <table:table-cell office:value-type="float" office:value="135.359710693">
                <text:p>135.35971069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58313292510259E+018">
                <text:p>1.58313292510259E+018</text:p>
              </table:table-cell>
              <table:table-cell office:value-type="float" office:value="136.669647217">
                <text:p>136.6696472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58313292514235E+018">
                <text:p>1.58313292514235E+018</text:p>
              </table:table-cell>
              <table:table-cell office:value-type="float" office:value="134.767272949">
                <text:p>134.7672729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58313292517518E+018">
                <text:p>1.58313292517518E+018</text:p>
              </table:table-cell>
              <table:table-cell office:value-type="float" office:value="145.849105835">
                <text:p>145.84910583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58313292520707E+018">
                <text:p>1.58313292520707E+018</text:p>
              </table:table-cell>
              <table:table-cell office:value-type="float" office:value="146.174316406">
                <text:p>146.1743164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58313292524893E+018">
                <text:p>1.58313292524893E+018</text:p>
              </table:table-cell>
              <table:table-cell office:value-type="float" office:value="140.480728149">
                <text:p>140.48072814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58313292527588E+018">
                <text:p>1.58313292527588E+018</text:p>
              </table:table-cell>
              <table:table-cell office:value-type="float" office:value="139.252029419">
                <text:p>139.2520294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58313292530554E+018">
                <text:p>1.58313292530554E+018</text:p>
              </table:table-cell>
              <table:table-cell office:value-type="float" office:value="141.863876343">
                <text:p>141.86387634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58313292533512E+018">
                <text:p>1.58313292533512E+018</text:p>
              </table:table-cell>
              <table:table-cell office:value-type="float" office:value="143.564300537">
                <text:p>143.56430053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58313292537039E+018">
                <text:p>1.58313292537039E+018</text:p>
              </table:table-cell>
              <table:table-cell office:value-type="float" office:value="141.972259521">
                <text:p>141.9722595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58313292541193E+018">
                <text:p>1.58313292541193E+018</text:p>
              </table:table-cell>
              <table:table-cell office:value-type="float" office:value="139.807846069">
                <text:p>139.80784606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58313292544593E+018">
                <text:p>1.58313292544593E+018</text:p>
              </table:table-cell>
              <table:table-cell office:value-type="float" office:value="144.574996948">
                <text:p>144.57499694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58313292547191E+018">
                <text:p>1.58313292547191E+018</text:p>
              </table:table-cell>
              <table:table-cell office:value-type="float" office:value="143.322280884">
                <text:p>143.32228088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58313292550156E+018">
                <text:p>1.58313292550156E+018</text:p>
              </table:table-cell>
              <table:table-cell office:value-type="float" office:value="141.85975647">
                <text:p>141.8597564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58313292553787E+018">
                <text:p>1.58313292553787E+018</text:p>
              </table:table-cell>
              <table:table-cell office:value-type="float" office:value="141.270278931">
                <text:p>141.27027893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58313292557281E+018">
                <text:p>1.58313292557281E+018</text:p>
              </table:table-cell>
              <table:table-cell office:value-type="float" office:value="143.082717896">
                <text:p>143.0827178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58313292560221E+018">
                <text:p>1.58313292560221E+018</text:p>
              </table:table-cell>
              <table:table-cell office:value-type="float" office:value="143.855041504">
                <text:p>143.85504150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5831329256358E+018">
                <text:p>1.5831329256358E+018</text:p>
              </table:table-cell>
              <table:table-cell office:value-type="float" office:value="145.079193115">
                <text:p>145.07919311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58313292566845E+018">
                <text:p>1.58313292566845E+018</text:p>
              </table:table-cell>
              <table:table-cell office:value-type="float" office:value="144.361251831">
                <text:p>144.36125183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58313292570164E+018">
                <text:p>1.58313292570164E+018</text:p>
              </table:table-cell>
              <table:table-cell office:value-type="float" office:value="144.61227417">
                <text:p>144.6122741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58313292575846E+018">
                <text:p>1.58313292575846E+018</text:p>
              </table:table-cell>
              <table:table-cell office:value-type="float" office:value="143.886703491">
                <text:p>143.8867034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58313292578162E+018">
                <text:p>1.58313292578162E+018</text:p>
              </table:table-cell>
              <table:table-cell office:value-type="float" office:value="143.193328857">
                <text:p>143.1933288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58313292581202E+018">
                <text:p>1.58313292581202E+018</text:p>
              </table:table-cell>
              <table:table-cell office:value-type="float" office:value="146.045410156">
                <text:p>146.04541015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58313292585111E+018">
                <text:p>1.58313292585111E+018</text:p>
              </table:table-cell>
              <table:table-cell office:value-type="float" office:value="145.300079346">
                <text:p>145.3000793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58313292587919E+018">
                <text:p>1.58313292587919E+018</text:p>
              </table:table-cell>
              <table:table-cell office:value-type="float" office:value="142.397766113">
                <text:p>142.39776611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58313292591055E+018">
                <text:p>1.58313292591055E+018</text:p>
              </table:table-cell>
              <table:table-cell office:value-type="float" office:value="143.094070435">
                <text:p>143.09407043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58313292594209E+018">
                <text:p>1.58313292594209E+018</text:p>
              </table:table-cell>
              <table:table-cell office:value-type="float" office:value="143.859680176">
                <text:p>143.8596801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58313292596918E+018">
                <text:p>1.58313292596918E+018</text:p>
              </table:table-cell>
              <table:table-cell office:value-type="float" office:value="143.697784424">
                <text:p>143.6977844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58313292600584E+018">
                <text:p>1.58313292600584E+018</text:p>
              </table:table-cell>
              <table:table-cell office:value-type="float" office:value="146.113983154">
                <text:p>146.11398315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58313292603472E+018">
                <text:p>1.58313292603472E+018</text:p>
              </table:table-cell>
              <table:table-cell office:value-type="float" office:value="144.186553955">
                <text:p>144.1865539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58313292608528E+018">
                <text:p>1.58313292608528E+018</text:p>
              </table:table-cell>
              <table:table-cell office:value-type="float" office:value="145.8074646">
                <text:p>145.807464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58313292610097E+018">
                <text:p>1.58313292610097E+018</text:p>
              </table:table-cell>
              <table:table-cell office:value-type="float" office:value="143.871124268">
                <text:p>143.8711242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58313292613591E+018">
                <text:p>1.58313292613591E+018</text:p>
              </table:table-cell>
              <table:table-cell office:value-type="float" office:value="148.066970825">
                <text:p>148.0669708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58313292616996E+018">
                <text:p>1.58313292616996E+018</text:p>
              </table:table-cell>
              <table:table-cell office:value-type="float" office:value="127.289710999">
                <text:p>127.28971099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58313292620093E+018">
                <text:p>1.58313292620093E+018</text:p>
              </table:table-cell>
              <table:table-cell office:value-type="float" office:value="135.507705688">
                <text:p>135.50770568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58313292623512E+018">
                <text:p>1.58313292623512E+018</text:p>
              </table:table-cell>
              <table:table-cell office:value-type="float" office:value="144.113555908">
                <text:p>144.11355590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58313292626794E+018">
                <text:p>1.58313292626794E+018</text:p>
              </table:table-cell>
              <table:table-cell office:value-type="float" office:value="36.396938324">
                <text:p>36.39693832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58313292630119E+018">
                <text:p>1.58313292630119E+018</text:p>
              </table:table-cell>
              <table:table-cell office:value-type="float" office:value="67.001625061">
                <text:p>67.00162506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58313292633498E+018">
                <text:p>1.58313292633498E+018</text:p>
              </table:table-cell>
              <table:table-cell office:value-type="float" office:value="19.3519573212">
                <text:p>19.35195732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58313292636791E+018">
                <text:p>1.5831329263679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58313292640231E+018">
                <text:p>1.5831329264023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58313292643446E+018">
                <text:p>1.58313292643446E+0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